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42.16pt" svg:height="255.23pt" svg:x="77.56pt" svg:y="23787.98pt">
            <loext:p draw:notify-on-update-of-ranges="Sheet1.K3:Sheet1.K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2.16pt" svg:height="255.23pt" svg:x="81.33pt" svg:y="24058.86pt">
            <loext:p draw:notify-on-update-of-ranges="Sheet1.K3:Sheet1.K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ce1"/>
        <table:table-column table:style-name="co1" table:default-cell-style-name="Default"/>
        <table:table-row table:style-name="ro1">
          <table:table-cell table:number-columns-repeated="10"/>
          <table:table-cell office:value-type="string" calcext:value-type="string">
            <text:p>minimum</text:p>
          </table:table-cell>
        </table:table-row>
        <table:table-row table:style-name="ro1">
          <table:table-cell office:value-type="float" office:value="2301444" calcext:value-type="float">
            <text:p>2301444</text:p>
          </table:table-cell>
          <table:table-cell office:value-type="float" office:value="2159686" calcext:value-type="float">
            <text:p>2159686</text:p>
          </table:table-cell>
          <table:table-cell office:value-type="float" office:value="3165143" calcext:value-type="float">
            <text:p>3165143</text:p>
          </table:table-cell>
          <table:table-cell office:value-type="float" office:value="2152964" calcext:value-type="float">
            <text:p>2152964</text:p>
          </table:table-cell>
          <table:table-cell office:value-type="float" office:value="2389421" calcext:value-type="float">
            <text:p>2389421</text:p>
          </table:table-cell>
          <table:table-cell office:value-type="float" office:value="2292091" calcext:value-type="float">
            <text:p>2292091</text:p>
          </table:table-cell>
          <table:table-cell office:value-type="float" office:value="2265785" calcext:value-type="float">
            <text:p>2265785</text:p>
          </table:table-cell>
          <table:table-cell office:value-type="float" office:value="3225354" calcext:value-type="float">
            <text:p>3225354</text:p>
          </table:table-cell>
          <table:table-cell office:value-type="float" office:value="2871106" calcext:value-type="float">
            <text:p>2871106</text:p>
          </table:table-cell>
          <table:table-cell office:value-type="float" office:value="2225450" calcext:value-type="float">
            <text:p>2225450</text:p>
          </table:table-cell>
          <table:table-cell/>
        </table:table-row>
        <table:table-row table:style-name="ro1">
          <table:table-cell office:value-type="float" office:value="1899846" calcext:value-type="float">
            <text:p>1899846</text:p>
          </table:table-cell>
          <table:table-cell office:value-type="float" office:value="1873833" calcext:value-type="float">
            <text:p>1873833</text:p>
          </table:table-cell>
          <table:table-cell office:value-type="float" office:value="1956549" calcext:value-type="float">
            <text:p>1956549</text:p>
          </table:table-cell>
          <table:table-cell office:value-type="float" office:value="2200898" calcext:value-type="float">
            <text:p>2200898</text:p>
          </table:table-cell>
          <table:table-cell office:value-type="float" office:value="2211128" calcext:value-type="float">
            <text:p>2211128</text:p>
          </table:table-cell>
          <table:table-cell office:value-type="float" office:value="2133381" calcext:value-type="float">
            <text:p>2133381</text:p>
          </table:table-cell>
          <table:table-cell office:value-type="float" office:value="1909492" calcext:value-type="float">
            <text:p>1909492</text:p>
          </table:table-cell>
          <table:table-cell office:value-type="float" office:value="2042773" calcext:value-type="float">
            <text:p>2042773</text:p>
          </table:table-cell>
          <table:table-cell office:value-type="float" office:value="1988992" calcext:value-type="float">
            <text:p>1988992</text:p>
          </table:table-cell>
          <table:table-cell office:value-type="float" office:value="1908614" calcext:value-type="float">
            <text:p>1908614</text:p>
          </table:table-cell>
          <table:table-cell table:formula="of:=MIN([.A3:.J3])" office:value-type="float" office:value="1873833" calcext:value-type="float">
            <text:p>1873833</text:p>
          </table:table-cell>
        </table:table-row>
        <table:table-row table:style-name="ro1">
          <table:table-cell office:value-type="float" office:value="2094799" calcext:value-type="float">
            <text:p>2094799</text:p>
          </table:table-cell>
          <table:table-cell office:value-type="float" office:value="2843631" calcext:value-type="float">
            <text:p>2843631</text:p>
          </table:table-cell>
          <table:table-cell office:value-type="float" office:value="1989870" calcext:value-type="float">
            <text:p>1989870</text:p>
          </table:table-cell>
          <table:table-cell office:value-type="float" office:value="1942519" calcext:value-type="float">
            <text:p>1942519</text:p>
          </table:table-cell>
          <table:table-cell office:value-type="float" office:value="1921475" calcext:value-type="float">
            <text:p>1921475</text:p>
          </table:table-cell>
          <table:table-cell office:value-type="float" office:value="2171963" calcext:value-type="float">
            <text:p>2171963</text:p>
          </table:table-cell>
          <table:table-cell office:value-type="float" office:value="2750392" calcext:value-type="float">
            <text:p>2750392</text:p>
          </table:table-cell>
          <table:table-cell office:value-type="float" office:value="1872079" calcext:value-type="float">
            <text:p>1872079</text:p>
          </table:table-cell>
          <table:table-cell office:value-type="float" office:value="1927320" calcext:value-type="float">
            <text:p>1927320</text:p>
          </table:table-cell>
          <table:table-cell office:value-type="float" office:value="1937842" calcext:value-type="float">
            <text:p>1937842</text:p>
          </table:table-cell>
          <table:table-cell table:formula="of:=MIN([.A4:.J4])" office:value-type="float" office:value="1872079" calcext:value-type="float">
            <text:p>1872079</text:p>
          </table:table-cell>
        </table:table-row>
        <table:table-row table:style-name="ro1">
          <table:table-cell office:value-type="float" office:value="1892539" calcext:value-type="float">
            <text:p>1892539</text:p>
          </table:table-cell>
          <table:table-cell office:value-type="float" office:value="1926444" calcext:value-type="float">
            <text:p>1926444</text:p>
          </table:table-cell>
          <table:table-cell office:value-type="float" office:value="1863310" calcext:value-type="float">
            <text:p>1863310</text:p>
          </table:table-cell>
          <table:table-cell office:value-type="float" office:value="2751269" calcext:value-type="float">
            <text:p>2751269</text:p>
          </table:table-cell>
          <table:table-cell office:value-type="float" office:value="1915337" calcext:value-type="float">
            <text:p>1915337</text:p>
          </table:table-cell>
          <table:table-cell office:value-type="float" office:value="1898969" calcext:value-type="float">
            <text:p>1898969</text:p>
          </table:table-cell>
          <table:table-cell office:value-type="float" office:value="1884647" calcext:value-type="float">
            <text:p>1884647</text:p>
          </table:table-cell>
          <table:table-cell office:value-type="float" office:value="1727106" calcext:value-type="float">
            <text:p>1727106</text:p>
          </table:table-cell>
          <table:table-cell office:value-type="float" office:value="1621007" calcext:value-type="float">
            <text:p>1621007</text:p>
          </table:table-cell>
          <table:table-cell office:value-type="float" office:value="1786732" calcext:value-type="float">
            <text:p>1786732</text:p>
          </table:table-cell>
          <table:table-cell table:formula="of:=MIN([.A5:.J5])" office:value-type="float" office:value="1621007" calcext:value-type="float">
            <text:p>1621007</text:p>
          </table:table-cell>
        </table:table-row>
        <table:table-row table:style-name="ro1">
          <table:table-cell office:value-type="float" office:value="1681217" calcext:value-type="float">
            <text:p>1681217</text:p>
          </table:table-cell>
          <table:table-cell office:value-type="float" office:value="1853958" calcext:value-type="float">
            <text:p>1853958</text:p>
          </table:table-cell>
          <table:table-cell office:value-type="float" office:value="1784394" calcext:value-type="float">
            <text:p>1784394</text:p>
          </table:table-cell>
          <table:table-cell office:value-type="float" office:value="2589052" calcext:value-type="float">
            <text:p>2589052</text:p>
          </table:table-cell>
          <table:table-cell office:value-type="float" office:value="1818299" calcext:value-type="float">
            <text:p>1818299</text:p>
          </table:table-cell>
          <table:table-cell office:value-type="float" office:value="1919721" calcext:value-type="float">
            <text:p>1919721</text:p>
          </table:table-cell>
          <table:table-cell office:value-type="float" office:value="1884647" calcext:value-type="float">
            <text:p>1884647</text:p>
          </table:table-cell>
          <table:table-cell office:value-type="float" office:value="2301444" calcext:value-type="float">
            <text:p>2301444</text:p>
          </table:table-cell>
          <table:table-cell office:value-type="float" office:value="1771534" calcext:value-type="float">
            <text:p>1771534</text:p>
          </table:table-cell>
          <table:table-cell office:value-type="float" office:value="2252341" calcext:value-type="float">
            <text:p>2252341</text:p>
          </table:table-cell>
          <table:table-cell table:formula="of:=MIN([.A6:.J6])" office:value-type="float" office:value="1681217" calcext:value-type="float">
            <text:p>1681217</text:p>
          </table:table-cell>
        </table:table-row>
        <table:table-row table:style-name="ro1">
          <table:table-cell office:value-type="float" office:value="1705477" calcext:value-type="float">
            <text:p>1705477</text:p>
          </table:table-cell>
          <table:table-cell office:value-type="float" office:value="1599962" calcext:value-type="float">
            <text:p>1599962</text:p>
          </table:table-cell>
          <table:table-cell office:value-type="float" office:value="3085058" calcext:value-type="float">
            <text:p>3085058</text:p>
          </table:table-cell>
          <table:table-cell office:value-type="float" office:value="2607758" calcext:value-type="float">
            <text:p>2607758</text:p>
          </table:table-cell>
          <table:table-cell office:value-type="float" office:value="1592071" calcext:value-type="float">
            <text:p>1592071</text:p>
          </table:table-cell>
          <table:table-cell office:value-type="float" office:value="1648189" calcext:value-type="float">
            <text:p>1648189</text:p>
          </table:table-cell>
          <table:table-cell office:value-type="float" office:value="1574534" calcext:value-type="float">
            <text:p>1574534</text:p>
          </table:table-cell>
          <table:table-cell office:value-type="float" office:value="1739967" calcext:value-type="float">
            <text:p>1739967</text:p>
          </table:table-cell>
          <table:table-cell office:value-type="float" office:value="2390299" calcext:value-type="float">
            <text:p>2390299</text:p>
          </table:table-cell>
          <table:table-cell office:value-type="float" office:value="1853080" calcext:value-type="float">
            <text:p>1853080</text:p>
          </table:table-cell>
          <table:table-cell table:formula="of:=MIN([.A7:.J7])" office:value-type="float" office:value="1574534" calcext:value-type="float">
            <text:p>1574534</text:p>
          </table:table-cell>
        </table:table-row>
        <table:table-row table:style-name="ro1">
          <table:table-cell office:value-type="float" office:value="1727691" calcext:value-type="float">
            <text:p>1727691</text:p>
          </table:table-cell>
          <table:table-cell office:value-type="float" office:value="1582133" calcext:value-type="float">
            <text:p>1582133</text:p>
          </table:table-cell>
          <table:table-cell office:value-type="float" office:value="1933459" calcext:value-type="float">
            <text:p>1933459</text:p>
          </table:table-cell>
          <table:table-cell office:value-type="float" office:value="2169916" calcext:value-type="float">
            <text:p>2169916</text:p>
          </table:table-cell>
          <table:table-cell office:value-type="float" office:value="2346456" calcext:value-type="float">
            <text:p>2346456</text:p>
          </table:table-cell>
          <table:table-cell office:value-type="float" office:value="1615453" calcext:value-type="float">
            <text:p>1615453</text:p>
          </table:table-cell>
          <table:table-cell office:value-type="float" office:value="1572780" calcext:value-type="float">
            <text:p>1572780</text:p>
          </table:table-cell>
          <table:table-cell office:value-type="float" office:value="1686771" calcext:value-type="float">
            <text:p>1686771</text:p>
          </table:table-cell>
          <table:table-cell office:value-type="float" office:value="1762764" calcext:value-type="float">
            <text:p>1762764</text:p>
          </table:table-cell>
          <table:table-cell office:value-type="float" office:value="1711908" calcext:value-type="float">
            <text:p>1711908</text:p>
          </table:table-cell>
          <table:table-cell table:formula="of:=MIN([.A8:.J8])" office:value-type="float" office:value="1572780" calcext:value-type="float">
            <text:p>1572780</text:p>
          </table:table-cell>
        </table:table-row>
        <table:table-row table:style-name="ro1">
          <table:table-cell office:value-type="float" office:value="1656958" calcext:value-type="float">
            <text:p>1656958</text:p>
          </table:table-cell>
          <table:table-cell office:value-type="float" office:value="2466292" calcext:value-type="float">
            <text:p>2466292</text:p>
          </table:table-cell>
          <table:table-cell office:value-type="float" office:value="1843435" calcext:value-type="float">
            <text:p>1843435</text:p>
          </table:table-cell>
          <table:table-cell office:value-type="float" office:value="2782544" calcext:value-type="float">
            <text:p>2782544</text:p>
          </table:table-cell>
          <table:table-cell office:value-type="float" office:value="1869741" calcext:value-type="float">
            <text:p>1869741</text:p>
          </table:table-cell>
          <table:table-cell office:value-type="float" office:value="2385037" calcext:value-type="float">
            <text:p>2385037</text:p>
          </table:table-cell>
          <table:table-cell office:value-type="float" office:value="2454309" calcext:value-type="float">
            <text:p>2454309</text:p>
          </table:table-cell>
          <table:table-cell office:value-type="float" office:value="1663096" calcext:value-type="float">
            <text:p>1663096</text:p>
          </table:table-cell>
          <table:table-cell office:value-type="float" office:value="1662804" calcext:value-type="float">
            <text:p>1662804</text:p>
          </table:table-cell>
          <table:table-cell office:value-type="float" office:value="1654035" calcext:value-type="float">
            <text:p>1654035</text:p>
          </table:table-cell>
          <table:table-cell table:formula="of:=MIN([.A9:.J9])" office:value-type="float" office:value="1654035" calcext:value-type="float">
            <text:p>1654035</text:p>
          </table:table-cell>
        </table:table-row>
        <table:table-row table:style-name="ro1">
          <table:table-cell office:value-type="float" office:value="1669234" calcext:value-type="float">
            <text:p>1669234</text:p>
          </table:table-cell>
          <table:table-cell office:value-type="float" office:value="1693786" calcext:value-type="float">
            <text:p>1693786</text:p>
          </table:table-cell>
          <table:table-cell office:value-type="float" office:value="1804853" calcext:value-type="float">
            <text:p>1804853</text:p>
          </table:table-cell>
          <table:table-cell office:value-type="float" office:value="2664168" calcext:value-type="float">
            <text:p>2664168</text:p>
          </table:table-cell>
          <table:table-cell office:value-type="float" office:value="1787025" calcext:value-type="float">
            <text:p>1787025</text:p>
          </table:table-cell>
          <table:table-cell office:value-type="float" office:value="1893124" calcext:value-type="float">
            <text:p>1893124</text:p>
          </table:table-cell>
          <table:table-cell office:value-type="float" office:value="1893123" calcext:value-type="float">
            <text:p>1893123</text:p>
          </table:table-cell>
          <table:table-cell office:value-type="float" office:value="1791116" calcext:value-type="float">
            <text:p>1791116</text:p>
          </table:table-cell>
          <table:table-cell office:value-type="float" office:value="1600840" calcext:value-type="float">
            <text:p>1600840</text:p>
          </table:table-cell>
          <table:table-cell office:value-type="float" office:value="1581549" calcext:value-type="float">
            <text:p>1581549</text:p>
          </table:table-cell>
          <table:table-cell table:formula="of:=MIN([.A10:.J10])" office:value-type="float" office:value="1581549" calcext:value-type="float">
            <text:p>1581549</text:p>
          </table:table-cell>
        </table:table-row>
        <table:table-row table:style-name="ro1">
          <table:table-cell office:value-type="float" office:value="1730321" calcext:value-type="float">
            <text:p>1730321</text:p>
          </table:table-cell>
          <table:table-cell office:value-type="float" office:value="1676541" calcext:value-type="float">
            <text:p>1676541</text:p>
          </table:table-cell>
          <table:table-cell office:value-type="float" office:value="1814791" calcext:value-type="float">
            <text:p>1814791</text:p>
          </table:table-cell>
          <table:table-cell office:value-type="float" office:value="2661538" calcext:value-type="float">
            <text:p>2661538</text:p>
          </table:table-cell>
          <table:table-cell office:value-type="float" office:value="1916798" calcext:value-type="float">
            <text:p>1916798</text:p>
          </table:table-cell>
          <table:table-cell office:value-type="float" office:value="1925274" calcext:value-type="float">
            <text:p>1925274</text:p>
          </table:table-cell>
          <table:table-cell office:value-type="float" office:value="1852204" calcext:value-type="float">
            <text:p>1852204</text:p>
          </table:table-cell>
          <table:table-cell office:value-type="float" office:value="1730029" calcext:value-type="float">
            <text:p>1730029</text:p>
          </table:table-cell>
          <table:table-cell office:value-type="float" office:value="1653450" calcext:value-type="float">
            <text:p>1653450</text:p>
          </table:table-cell>
          <table:table-cell office:value-type="float" office:value="2498152" calcext:value-type="float">
            <text:p>2498152</text:p>
          </table:table-cell>
          <table:table-cell table:formula="of:=MIN([.A11:.J11])" office:value-type="float" office:value="1653450" calcext:value-type="float">
            <text:p>1653450</text:p>
          </table:table-cell>
        </table:table-row>
        <table:table-row table:style-name="ro1">
          <table:table-cell office:value-type="float" office:value="1676541" calcext:value-type="float">
            <text:p>1676541</text:p>
          </table:table-cell>
          <table:table-cell office:value-type="float" office:value="1568103" calcext:value-type="float">
            <text:p>1568103</text:p>
          </table:table-cell>
          <table:table-cell office:value-type="float" office:value="2596943" calcext:value-type="float">
            <text:p>2596943</text:p>
          </table:table-cell>
          <table:table-cell office:value-type="float" office:value="2519781" calcext:value-type="float">
            <text:p>2519781</text:p>
          </table:table-cell>
          <table:table-cell office:value-type="float" office:value="1686771" calcext:value-type="float">
            <text:p>1686771</text:p>
          </table:table-cell>
          <table:table-cell office:value-type="float" office:value="1718338" calcext:value-type="float">
            <text:p>1718338</text:p>
          </table:table-cell>
          <table:table-cell office:value-type="float" office:value="1668941" calcext:value-type="float">
            <text:p>1668941</text:p>
          </table:table-cell>
          <table:table-cell office:value-type="float" office:value="2365162" calcext:value-type="float">
            <text:p>2365162</text:p>
          </table:table-cell>
          <table:table-cell office:value-type="float" office:value="3136791" calcext:value-type="float">
            <text:p>3136791</text:p>
          </table:table-cell>
          <table:table-cell office:value-type="float" office:value="1823267" calcext:value-type="float">
            <text:p>1823267</text:p>
          </table:table-cell>
          <table:table-cell table:formula="of:=MIN([.A12:.J12])" office:value-type="float" office:value="1568103" calcext:value-type="float">
            <text:p>1568103</text:p>
          </table:table-cell>
        </table:table-row>
        <table:table-row table:style-name="ro1">
          <table:table-cell office:value-type="float" office:value="1689109" calcext:value-type="float">
            <text:p>1689109</text:p>
          </table:table-cell>
          <table:table-cell office:value-type="float" office:value="1559335" calcext:value-type="float">
            <text:p>1559335</text:p>
          </table:table-cell>
          <table:table-cell office:value-type="float" office:value="1957134" calcext:value-type="float">
            <text:p>1957134</text:p>
          </table:table-cell>
          <table:table-cell office:value-type="float" office:value="2644293" calcext:value-type="float">
            <text:p>2644293</text:p>
          </table:table-cell>
          <table:table-cell office:value-type="float" office:value="2317228" calcext:value-type="float">
            <text:p>2317228</text:p>
          </table:table-cell>
          <table:table-cell office:value-type="float" office:value="1645851" calcext:value-type="float">
            <text:p>1645851</text:p>
          </table:table-cell>
          <table:table-cell office:value-type="float" office:value="1609901" calcext:value-type="float">
            <text:p>1609901</text:p>
          </table:table-cell>
          <table:table-cell office:value-type="float" office:value="1767442" calcext:value-type="float">
            <text:p>1767442</text:p>
          </table:table-cell>
          <table:table-cell office:value-type="float" office:value="2004192" calcext:value-type="float">
            <text:p>2004192</text:p>
          </table:table-cell>
          <table:table-cell office:value-type="float" office:value="1693201" calcext:value-type="float">
            <text:p>1693201</text:p>
          </table:table-cell>
          <table:table-cell table:formula="of:=MIN([.A13:.J13])" office:value-type="float" office:value="1559335" calcext:value-type="float">
            <text:p>1559335</text:p>
          </table:table-cell>
        </table:table-row>
        <table:table-row table:style-name="ro1">
          <table:table-cell office:value-type="float" office:value="1898969" calcext:value-type="float">
            <text:p>1898969</text:p>
          </table:table-cell>
          <table:table-cell office:value-type="float" office:value="1967071" calcext:value-type="float">
            <text:p>1967071</text:p>
          </table:table-cell>
          <table:table-cell office:value-type="float" office:value="1831160" calcext:value-type="float">
            <text:p>1831160</text:p>
          </table:table-cell>
          <table:table-cell office:value-type="float" office:value="1797839" calcext:value-type="float">
            <text:p>1797839</text:p>
          </table:table-cell>
          <table:table-cell office:value-type="float" office:value="1688817" calcext:value-type="float">
            <text:p>1688817</text:p>
          </table:table-cell>
          <table:table-cell office:value-type="float" office:value="2289168" calcext:value-type="float">
            <text:p>2289168</text:p>
          </table:table-cell>
          <table:table-cell office:value-type="float" office:value="1597624" calcext:value-type="float">
            <text:p>1597624</text:p>
          </table:table-cell>
          <table:table-cell office:value-type="float" office:value="1647020" calcext:value-type="float">
            <text:p>1647020</text:p>
          </table:table-cell>
          <table:table-cell office:value-type="float" office:value="2066155" calcext:value-type="float">
            <text:p>2066155</text:p>
          </table:table-cell>
          <table:table-cell office:value-type="float" office:value="1625683" calcext:value-type="float">
            <text:p>1625683</text:p>
          </table:table-cell>
          <table:table-cell table:formula="of:=MIN([.A14:.J14])" office:value-type="float" office:value="1597624" calcext:value-type="float">
            <text:p>1597624</text:p>
          </table:table-cell>
        </table:table-row>
        <table:table-row table:style-name="ro1">
          <table:table-cell office:value-type="float" office:value="1789070" calcext:value-type="float">
            <text:p>1789070</text:p>
          </table:table-cell>
          <table:table-cell office:value-type="float" office:value="2632309" calcext:value-type="float">
            <text:p>2632309</text:p>
          </table:table-cell>
          <table:table-cell office:value-type="float" office:value="1894585" calcext:value-type="float">
            <text:p>1894585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1630068" calcext:value-type="float">
            <text:p>1630068</text:p>
          </table:table-cell>
          <table:table-cell office:value-type="float" office:value="1727399" calcext:value-type="float">
            <text:p>1727399</text:p>
          </table:table-cell>
          <table:table-cell office:value-type="float" office:value="2337687" calcext:value-type="float">
            <text:p>2337687</text:p>
          </table:table-cell>
          <table:table-cell office:value-type="float" office:value="1628314" calcext:value-type="float">
            <text:p>1628314</text:p>
          </table:table-cell>
          <table:table-cell office:value-type="float" office:value="1814792" calcext:value-type="float">
            <text:p>1814792</text:p>
          </table:table-cell>
          <table:table-cell office:value-type="float" office:value="1577456" calcext:value-type="float">
            <text:p>1577456</text:p>
          </table:table-cell>
          <table:table-cell table:formula="of:=MIN([.A15:.J15])" office:value-type="float" office:value="1577456" calcext:value-type="float">
            <text:p>1577456</text:p>
          </table:table-cell>
        </table:table-row>
        <table:table-row table:style-name="ro1">
          <table:table-cell office:value-type="float" office:value="1696709" calcext:value-type="float">
            <text:p>1696709</text:p>
          </table:table-cell>
          <table:table-cell office:value-type="float" office:value="1729152" calcext:value-type="float">
            <text:p>1729152</text:p>
          </table:table-cell>
          <table:table-cell office:value-type="float" office:value="1728567" calcext:value-type="float">
            <text:p>1728567</text:p>
          </table:table-cell>
          <table:table-cell office:value-type="float" office:value="1571319" calcext:value-type="float">
            <text:p>1571319</text:p>
          </table:table-cell>
          <table:table-cell office:value-type="float" office:value="1642637" calcext:value-type="float">
            <text:p>1642637</text:p>
          </table:table-cell>
          <table:table-cell office:value-type="float" office:value="1661927" calcext:value-type="float">
            <text:p>1661927</text:p>
          </table:table-cell>
          <table:table-cell office:value-type="float" office:value="1704893" calcext:value-type="float">
            <text:p>1704893</text:p>
          </table:table-cell>
          <table:table-cell office:value-type="float" office:value="1599962" calcext:value-type="float">
            <text:p>1599962</text:p>
          </table:table-cell>
          <table:table-cell office:value-type="float" office:value="2006237" calcext:value-type="float">
            <text:p>2006237</text:p>
          </table:table-cell>
          <table:table-cell office:value-type="float" office:value="1554659" calcext:value-type="float">
            <text:p>1554659</text:p>
          </table:table-cell>
          <table:table-cell table:formula="of:=MIN([.A16:.J16])" office:value-type="float" office:value="1554659" calcext:value-type="float">
            <text:p>1554659</text:p>
          </table:table-cell>
        </table:table-row>
        <table:table-row table:style-name="ro1">
          <table:table-cell office:value-type="float" office:value="1729737" calcext:value-type="float">
            <text:p>1729737</text:p>
          </table:table-cell>
          <table:table-cell office:value-type="float" office:value="1635037" calcext:value-type="float">
            <text:p>1635037</text:p>
          </table:table-cell>
          <table:table-cell office:value-type="float" office:value="2357271" calcext:value-type="float">
            <text:p>2357271</text:p>
          </table:table-cell>
          <table:table-cell office:value-type="float" office:value="1565181" calcext:value-type="float">
            <text:p>1565181</text:p>
          </table:table-cell>
          <table:table-cell office:value-type="float" office:value="1636206" calcext:value-type="float">
            <text:p>1636206</text:p>
          </table:table-cell>
          <table:table-cell office:value-type="float" office:value="1626560" calcext:value-type="float">
            <text:p>1626560</text:p>
          </table:table-cell>
          <table:table-cell office:value-type="float" office:value="1682971" calcext:value-type="float">
            <text:p>1682971</text:p>
          </table:table-cell>
          <table:table-cell office:value-type="float" office:value="1993961" calcext:value-type="float">
            <text:p>1993961</text:p>
          </table:table-cell>
          <table:table-cell office:value-type="float" office:value="2182192" calcext:value-type="float">
            <text:p>2182192</text:p>
          </table:table-cell>
          <table:table-cell office:value-type="float" office:value="2240942" calcext:value-type="float">
            <text:p>2240942</text:p>
          </table:table-cell>
          <table:table-cell table:formula="of:=MIN([.A17:.J17])" office:value-type="float" office:value="1565181" calcext:value-type="float">
            <text:p>1565181</text:p>
          </table:table-cell>
        </table:table-row>
        <table:table-row table:style-name="ro1">
          <table:table-cell office:value-type="float" office:value="1690278" calcext:value-type="float">
            <text:p>1690278</text:p>
          </table:table-cell>
          <table:table-cell office:value-type="float" office:value="1599085" calcext:value-type="float">
            <text:p>1599085</text:p>
          </table:table-cell>
          <table:table-cell office:value-type="float" office:value="1757212" calcext:value-type="float">
            <text:p>1757212</text:p>
          </table:table-cell>
          <table:table-cell office:value-type="float" office:value="2552516" calcext:value-type="float">
            <text:p>2552516</text:p>
          </table:table-cell>
          <table:table-cell office:value-type="float" office:value="1778256" calcext:value-type="float">
            <text:p>1778256</text:p>
          </table:table-cell>
          <table:table-cell office:value-type="float" office:value="1595578" calcext:value-type="float">
            <text:p>1595578</text:p>
          </table:table-cell>
          <table:table-cell office:value-type="float" office:value="1636790" calcext:value-type="float">
            <text:p>1636790</text:p>
          </table:table-cell>
          <table:table-cell office:value-type="float" office:value="2062648" calcext:value-type="float">
            <text:p>2062648</text:p>
          </table:table-cell>
          <table:table-cell office:value-type="float" office:value="1726229" calcext:value-type="float">
            <text:p>1726229</text:p>
          </table:table-cell>
          <table:table-cell office:value-type="float" office:value="1714245" calcext:value-type="float">
            <text:p>1714245</text:p>
          </table:table-cell>
          <table:table-cell table:formula="of:=MIN([.A18:.J18])" office:value-type="float" office:value="1595578" calcext:value-type="float">
            <text:p>1595578</text:p>
          </table:table-cell>
        </table:table-row>
        <table:table-row table:style-name="ro1">
          <table:table-cell office:value-type="float" office:value="1817422" calcext:value-type="float">
            <text:p>1817422</text:p>
          </table:table-cell>
          <table:table-cell office:value-type="float" office:value="1613116" calcext:value-type="float">
            <text:p>1613116</text:p>
          </table:table-cell>
          <table:table-cell office:value-type="float" office:value="1700801" calcext:value-type="float">
            <text:p>1700801</text:p>
          </table:table-cell>
          <table:table-cell office:value-type="float" office:value="1953042" calcext:value-type="float">
            <text:p>1953042</text:p>
          </table:table-cell>
          <table:table-cell office:value-type="float" office:value="2427419" calcext:value-type="float">
            <text:p>2427419</text:p>
          </table:table-cell>
          <table:table-cell office:value-type="float" office:value="1727398" calcext:value-type="float">
            <text:p>1727398</text:p>
          </table:table-cell>
          <table:table-cell office:value-type="float" office:value="1619838" calcext:value-type="float">
            <text:p>1619838</text:p>
          </table:table-cell>
          <table:table-cell office:value-type="float" office:value="1894293" calcext:value-type="float">
            <text:p>1894293</text:p>
          </table:table-cell>
          <table:table-cell office:value-type="float" office:value="1657542" calcext:value-type="float">
            <text:p>1657542</text:p>
          </table:table-cell>
          <table:table-cell office:value-type="float" office:value="1773579" calcext:value-type="float">
            <text:p>1773579</text:p>
          </table:table-cell>
          <table:table-cell table:formula="of:=MIN([.A19:.J19])" office:value-type="float" office:value="1613116" calcext:value-type="float">
            <text:p>1613116</text:p>
          </table:table-cell>
        </table:table-row>
        <table:table-row table:style-name="ro1">
          <table:table-cell office:value-type="float" office:value="1873832" calcext:value-type="float">
            <text:p>1873832</text:p>
          </table:table-cell>
          <table:table-cell office:value-type="float" office:value="2207036" calcext:value-type="float">
            <text:p>2207036</text:p>
          </table:table-cell>
          <table:table-cell office:value-type="float" office:value="1605808" calcext:value-type="float">
            <text:p>1605808</text:p>
          </table:table-cell>
          <table:table-cell office:value-type="float" office:value="1745227" calcext:value-type="float">
            <text:p>1745227</text:p>
          </table:table-cell>
          <table:table-cell office:value-type="float" office:value="1729737" calcext:value-type="float">
            <text:p>1729737</text:p>
          </table:table-cell>
          <table:table-cell office:value-type="float" office:value="2569468" calcext:value-type="float">
            <text:p>2569468</text:p>
          </table:table-cell>
          <table:table-cell office:value-type="float" office:value="2489383" calcext:value-type="float">
            <text:p>2489383</text:p>
          </table:table-cell>
          <table:table-cell office:value-type="float" office:value="1708400" calcext:value-type="float">
            <text:p>1708400</text:p>
          </table:table-cell>
          <table:table-cell office:value-type="float" office:value="1799008" calcext:value-type="float">
            <text:p>1799008</text:p>
          </table:table-cell>
          <table:table-cell office:value-type="float" office:value="1886108" calcext:value-type="float">
            <text:p>1886108</text:p>
          </table:table-cell>
          <table:table-cell table:formula="of:=MIN([.A20:.J20])" office:value-type="float" office:value="1605808" calcext:value-type="float">
            <text:p>1605808</text:p>
          </table:table-cell>
        </table:table-row>
        <table:table-row table:style-name="ro1">
          <table:table-cell office:value-type="float" office:value="1838467" calcext:value-type="float">
            <text:p>1838467</text:p>
          </table:table-cell>
          <table:table-cell office:value-type="float" office:value="1727106" calcext:value-type="float">
            <text:p>1727106</text:p>
          </table:table-cell>
          <table:table-cell office:value-type="float" office:value="1594410" calcext:value-type="float">
            <text:p>1594410</text:p>
          </table:table-cell>
          <table:table-cell office:value-type="float" office:value="1701678" calcext:value-type="float">
            <text:p>1701678</text:p>
          </table:table-cell>
          <table:table-cell office:value-type="float" office:value="1645559" calcext:value-type="float">
            <text:p>1645559</text:p>
          </table:table-cell>
          <table:table-cell office:value-type="float" office:value="1749320" calcext:value-type="float">
            <text:p>1749320</text:p>
          </table:table-cell>
          <table:table-cell office:value-type="float" office:value="1811577" calcext:value-type="float">
            <text:p>1811577</text:p>
          </table:table-cell>
          <table:table-cell office:value-type="float" office:value="1637959" calcext:value-type="float">
            <text:p>1637959</text:p>
          </table:table-cell>
          <table:table-cell office:value-type="float" office:value="1784686" calcext:value-type="float">
            <text:p>1784686</text:p>
          </table:table-cell>
          <table:table-cell office:value-type="float" office:value="2017929" calcext:value-type="float">
            <text:p>2017929</text:p>
          </table:table-cell>
          <table:table-cell table:formula="of:=MIN([.A21:.J21])" office:value-type="float" office:value="1594410" calcext:value-type="float">
            <text:p>1594410</text:p>
          </table:table-cell>
        </table:table-row>
        <table:table-row table:style-name="ro1">
          <table:table-cell office:value-type="float" office:value="1763057" calcext:value-type="float">
            <text:p>1763057</text:p>
          </table:table-cell>
          <table:table-cell office:value-type="float" office:value="1687648" calcext:value-type="float">
            <text:p>1687648</text:p>
          </table:table-cell>
          <table:table-cell office:value-type="float" office:value="2296475" calcext:value-type="float">
            <text:p>2296475</text:p>
          </table:table-cell>
          <table:table-cell office:value-type="float" office:value="1682679" calcext:value-type="float">
            <text:p>1682679</text:p>
          </table:table-cell>
          <table:table-cell office:value-type="float" office:value="1747566" calcext:value-type="float">
            <text:p>1747566</text:p>
          </table:table-cell>
          <table:table-cell office:value-type="float" office:value="1725353" calcext:value-type="float">
            <text:p>1725353</text:p>
          </table:table-cell>
          <table:table-cell office:value-type="float" office:value="1858926" calcext:value-type="float">
            <text:p>1858926</text:p>
          </table:table-cell>
          <table:table-cell office:value-type="float" office:value="1838174" calcext:value-type="float">
            <text:p>1838174</text:p>
          </table:table-cell>
          <table:table-cell office:value-type="float" office:value="2390299" calcext:value-type="float">
            <text:p>2390299</text:p>
          </table:table-cell>
          <table:table-cell office:value-type="float" office:value="2706550" calcext:value-type="float">
            <text:p>2706550</text:p>
          </table:table-cell>
          <table:table-cell table:formula="of:=MIN([.A22:.J22])" office:value-type="float" office:value="1682679" calcext:value-type="float">
            <text:p>1682679</text:p>
          </table:table-cell>
        </table:table-row>
        <table:table-row table:style-name="ro1">
          <table:table-cell office:value-type="float" office:value="1878509" calcext:value-type="float">
            <text:p>1878509</text:p>
          </table:table-cell>
          <table:table-cell office:value-type="float" office:value="2247372" calcext:value-type="float">
            <text:p>2247372</text:p>
          </table:table-cell>
          <table:table-cell office:value-type="float" office:value="2006530" calcext:value-type="float">
            <text:p>2006530</text:p>
          </table:table-cell>
          <table:table-cell office:value-type="float" office:value="1588271" calcext:value-type="float">
            <text:p>1588271</text:p>
          </table:table-cell>
          <table:table-cell office:value-type="float" office:value="1628899" calcext:value-type="float">
            <text:p>1628899</text:p>
          </table:table-cell>
          <table:table-cell office:value-type="float" office:value="1602886" calcext:value-type="float">
            <text:p>1602886</text:p>
          </table:table-cell>
          <table:table-cell office:value-type="float" office:value="1711615" calcext:value-type="float">
            <text:p>1711615</text:p>
          </table:table-cell>
          <table:table-cell office:value-type="float" office:value="2388544" calcext:value-type="float">
            <text:p>2388544</text:p>
          </table:table-cell>
          <table:table-cell office:value-type="float" office:value="1833205" calcext:value-type="float">
            <text:p>1833205</text:p>
          </table:table-cell>
          <table:table-cell office:value-type="float" office:value="2226911" calcext:value-type="float">
            <text:p>2226911</text:p>
          </table:table-cell>
          <table:table-cell table:formula="of:=MIN([.A23:.J23])" office:value-type="float" office:value="1588271" calcext:value-type="float">
            <text:p>1588271</text:p>
          </table:table-cell>
        </table:table-row>
        <table:table-row table:style-name="ro1">
          <table:table-cell office:value-type="float" office:value="1858342" calcext:value-type="float">
            <text:p>1858342</text:p>
          </table:table-cell>
          <table:table-cell office:value-type="float" office:value="1758673" calcext:value-type="float">
            <text:p>1758673</text:p>
          </table:table-cell>
          <table:table-cell office:value-type="float" office:value="1818592" calcext:value-type="float">
            <text:p>1818592</text:p>
          </table:table-cell>
          <table:table-cell office:value-type="float" office:value="2316643" calcext:value-type="float">
            <text:p>2316643</text:p>
          </table:table-cell>
          <table:table-cell office:value-type="float" office:value="2298521" calcext:value-type="float">
            <text:p>2298521</text:p>
          </table:table-cell>
          <table:table-cell office:value-type="float" office:value="1618377" calcext:value-type="float">
            <text:p>1618377</text:p>
          </table:table-cell>
          <table:table-cell office:value-type="float" office:value="1634452" calcext:value-type="float">
            <text:p>1634452</text:p>
          </table:table-cell>
          <table:table-cell office:value-type="float" office:value="1749028" calcext:value-type="float">
            <text:p>1749028</text:p>
          </table:table-cell>
          <table:table-cell office:value-type="float" office:value="1734121" calcext:value-type="float">
            <text:p>1734121</text:p>
          </table:table-cell>
          <table:table-cell office:value-type="float" office:value="2179269" calcext:value-type="float">
            <text:p>2179269</text:p>
          </table:table-cell>
          <table:table-cell table:formula="of:=MIN([.A24:.J24])" office:value-type="float" office:value="1618377" calcext:value-type="float">
            <text:p>1618377</text:p>
          </table:table-cell>
        </table:table-row>
        <table:table-row table:style-name="ro1">
          <table:table-cell office:value-type="float" office:value="1744059" calcext:value-type="float">
            <text:p>1744059</text:p>
          </table:table-cell>
          <table:table-cell office:value-type="float" office:value="2426250" calcext:value-type="float">
            <text:p>2426250</text:p>
          </table:table-cell>
          <table:table-cell office:value-type="float" office:value="1701385" calcext:value-type="float">
            <text:p>1701385</text:p>
          </table:table-cell>
          <table:table-cell office:value-type="float" office:value="1712492" calcext:value-type="float">
            <text:p>1712492</text:p>
          </table:table-cell>
          <table:table-cell office:value-type="float" office:value="1707816" calcext:value-type="float">
            <text:p>1707816</text:p>
          </table:table-cell>
          <table:table-cell office:value-type="float" office:value="2288291" calcext:value-type="float">
            <text:p>2288291</text:p>
          </table:table-cell>
          <table:table-cell office:value-type="float" office:value="2242987" calcext:value-type="float">
            <text:p>2242987</text:p>
          </table:table-cell>
          <table:table-cell office:value-type="float" office:value="1638252" calcext:value-type="float">
            <text:p>1638252</text:p>
          </table:table-cell>
          <table:table-cell office:value-type="float" office:value="1662219" calcext:value-type="float">
            <text:p>1662219</text:p>
          </table:table-cell>
          <table:table-cell office:value-type="float" office:value="1851619" calcext:value-type="float">
            <text:p>1851619</text:p>
          </table:table-cell>
          <table:table-cell table:formula="of:=MIN([.A25:.J25])" office:value-type="float" office:value="1638252" calcext:value-type="float">
            <text:p>1638252</text:p>
          </table:table-cell>
        </table:table-row>
        <table:table-row table:style-name="ro1">
          <table:table-cell office:value-type="float" office:value="1685018" calcext:value-type="float">
            <text:p>1685018</text:p>
          </table:table-cell>
          <table:table-cell office:value-type="float" office:value="1754289" calcext:value-type="float">
            <text:p>1754289</text:p>
          </table:table-cell>
          <table:table-cell office:value-type="float" office:value="1628022" calcext:value-type="float">
            <text:p>1628022</text:p>
          </table:table-cell>
          <table:table-cell office:value-type="float" office:value="1657835" calcext:value-type="float">
            <text:p>1657835</text:p>
          </table:table-cell>
          <table:table-cell office:value-type="float" office:value="1664850" calcext:value-type="float">
            <text:p>1664850</text:p>
          </table:table-cell>
          <table:table-cell office:value-type="float" office:value="1715123" calcext:value-type="float">
            <text:p>1715123</text:p>
          </table:table-cell>
          <table:table-cell office:value-type="float" office:value="1728567" calcext:value-type="float">
            <text:p>1728567</text:p>
          </table:table-cell>
          <table:table-cell office:value-type="float" office:value="1610192" calcext:value-type="float">
            <text:p>1610192</text:p>
          </table:table-cell>
          <table:table-cell office:value-type="float" office:value="1609608" calcext:value-type="float">
            <text:p>1609608</text:p>
          </table:table-cell>
          <table:table-cell office:value-type="float" office:value="1749028" calcext:value-type="float">
            <text:p>1749028</text:p>
          </table:table-cell>
          <table:table-cell table:formula="of:=MIN([.A26:.J26])" office:value-type="float" office:value="1609608" calcext:value-type="float">
            <text:p>1609608</text:p>
          </table:table-cell>
        </table:table-row>
        <table:table-row table:style-name="ro1">
          <table:table-cell office:value-type="float" office:value="1691447" calcext:value-type="float">
            <text:p>1691447</text:p>
          </table:table-cell>
          <table:table-cell office:value-type="float" office:value="1663973" calcext:value-type="float">
            <text:p>1663973</text:p>
          </table:table-cell>
          <table:table-cell office:value-type="float" office:value="1959180" calcext:value-type="float">
            <text:p>1959180</text:p>
          </table:table-cell>
          <table:table-cell office:value-type="float" office:value="1782055" calcext:value-type="float">
            <text:p>1782055</text:p>
          </table:table-cell>
          <table:table-cell office:value-type="float" office:value="1692325" calcext:value-type="float">
            <text:p>1692325</text:p>
          </table:table-cell>
          <table:table-cell office:value-type="float" office:value="1657250" calcext:value-type="float">
            <text:p>1657250</text:p>
          </table:table-cell>
          <table:table-cell office:value-type="float" office:value="1657542" calcext:value-type="float">
            <text:p>1657542</text:p>
          </table:table-cell>
          <table:table-cell office:value-type="float" office:value="1749904" calcext:value-type="float">
            <text:p>1749904</text:p>
          </table:table-cell>
          <table:table-cell office:value-type="float" office:value="2048034" calcext:value-type="float">
            <text:p>2048034</text:p>
          </table:table-cell>
          <table:table-cell office:value-type="float" office:value="2715318" calcext:value-type="float">
            <text:p>2715318</text:p>
          </table:table-cell>
          <table:table-cell table:formula="of:=MIN([.A27:.J27])" office:value-type="float" office:value="1657250" calcext:value-type="float">
            <text:p>1657250</text:p>
          </table:table-cell>
        </table:table-row>
        <table:table-row table:style-name="ro1">
          <table:table-cell office:value-type="float" office:value="1689986" calcext:value-type="float">
            <text:p>1689986</text:p>
          </table:table-cell>
          <table:table-cell office:value-type="float" office:value="1620130" calcext:value-type="float">
            <text:p>1620130</text:p>
          </table:table-cell>
          <table:table-cell office:value-type="float" office:value="2146533" calcext:value-type="float">
            <text:p>2146533</text:p>
          </table:table-cell>
          <table:table-cell office:value-type="float" office:value="1726814" calcext:value-type="float">
            <text:p>1726814</text:p>
          </table:table-cell>
          <table:table-cell office:value-type="float" office:value="1926151" calcext:value-type="float">
            <text:p>1926151</text:p>
          </table:table-cell>
          <table:table-cell office:value-type="float" office:value="1693786" calcext:value-type="float">
            <text:p>1693786</text:p>
          </table:table-cell>
          <table:table-cell office:value-type="float" office:value="1633283" calcext:value-type="float">
            <text:p>1633283</text:p>
          </table:table-cell>
          <table:table-cell office:value-type="float" office:value="2660954" calcext:value-type="float">
            <text:p>2660954</text:p>
          </table:table-cell>
          <table:table-cell office:value-type="float" office:value="1840804" calcext:value-type="float">
            <text:p>1840804</text:p>
          </table:table-cell>
          <table:table-cell office:value-type="float" office:value="2123735" calcext:value-type="float">
            <text:p>2123735</text:p>
          </table:table-cell>
          <table:table-cell table:formula="of:=MIN([.A28:.J28])" office:value-type="float" office:value="1620130" calcext:value-type="float">
            <text:p>1620130</text:p>
          </table:table-cell>
        </table:table-row>
        <table:table-row table:style-name="ro1">
          <table:table-cell office:value-type="float" office:value="1663973" calcext:value-type="float">
            <text:p>1663973</text:p>
          </table:table-cell>
          <table:table-cell office:value-type="float" office:value="1584764" calcext:value-type="float">
            <text:p>1584764</text:p>
          </table:table-cell>
          <table:table-cell office:value-type="float" office:value="1691740" calcext:value-type="float">
            <text:p>1691740</text:p>
          </table:table-cell>
          <table:table-cell office:value-type="float" office:value="2316935" calcext:value-type="float">
            <text:p>2316935</text:p>
          </table:table-cell>
          <table:table-cell office:value-type="float" office:value="2084862" calcext:value-type="float">
            <text:p>2084862</text:p>
          </table:table-cell>
          <table:table-cell office:value-type="float" office:value="1798423" calcext:value-type="float">
            <text:p>1798423</text:p>
          </table:table-cell>
          <table:table-cell office:value-type="float" office:value="1814206" calcext:value-type="float">
            <text:p>1814206</text:p>
          </table:table-cell>
          <table:table-cell office:value-type="float" office:value="1844604" calcext:value-type="float">
            <text:p>1844604</text:p>
          </table:table-cell>
          <table:table-cell office:value-type="float" office:value="1856296" calcext:value-type="float">
            <text:p>1856296</text:p>
          </table:table-cell>
          <table:table-cell office:value-type="float" office:value="1763057" calcext:value-type="float">
            <text:p>1763057</text:p>
          </table:table-cell>
          <table:table-cell table:formula="of:=MIN([.A29:.J29])" office:value-type="float" office:value="1584764" calcext:value-type="float">
            <text:p>1584764</text:p>
          </table:table-cell>
        </table:table-row>
        <table:table-row table:style-name="ro1">
          <table:table-cell office:value-type="float" office:value="1695831" calcext:value-type="float">
            <text:p>1695831</text:p>
          </table:table-cell>
          <table:table-cell office:value-type="float" office:value="1615162" calcext:value-type="float">
            <text:p>1615162</text:p>
          </table:table-cell>
          <table:table-cell office:value-type="float" office:value="1635914" calcext:value-type="float">
            <text:p>1635914</text:p>
          </table:table-cell>
          <table:table-cell office:value-type="float" office:value="1711030" calcext:value-type="float">
            <text:p>1711030</text:p>
          </table:table-cell>
          <table:table-cell office:value-type="float" office:value="2075217" calcext:value-type="float">
            <text:p>2075217</text:p>
          </table:table-cell>
          <table:table-cell office:value-type="float" office:value="1857464" calcext:value-type="float">
            <text:p>1857464</text:p>
          </table:table-cell>
          <table:table-cell office:value-type="float" office:value="1681802" calcext:value-type="float">
            <text:p>1681802</text:p>
          </table:table-cell>
          <table:table-cell office:value-type="float" office:value="1715999" calcext:value-type="float">
            <text:p>1715999</text:p>
          </table:table-cell>
          <table:table-cell office:value-type="float" office:value="1721553" calcext:value-type="float">
            <text:p>1721553</text:p>
          </table:table-cell>
          <table:table-cell office:value-type="float" office:value="1681802" calcext:value-type="float">
            <text:p>1681802</text:p>
          </table:table-cell>
          <table:table-cell table:formula="of:=MIN([.A30:.J30])" office:value-type="float" office:value="1615162" calcext:value-type="float">
            <text:p>1615162</text:p>
          </table:table-cell>
        </table:table-row>
        <table:table-row table:style-name="ro1">
          <table:table-cell office:value-type="float" office:value="1725937" calcext:value-type="float">
            <text:p>1725937</text:p>
          </table:table-cell>
          <table:table-cell office:value-type="float" office:value="2234219" calcext:value-type="float">
            <text:p>2234219</text:p>
          </table:table-cell>
          <table:table-cell office:value-type="float" office:value="1588856" calcext:value-type="float">
            <text:p>1588856</text:p>
          </table:table-cell>
          <table:table-cell office:value-type="float" office:value="1642052" calcext:value-type="float">
            <text:p>1642052</text:p>
          </table:table-cell>
          <table:table-cell office:value-type="float" office:value="1700216" calcext:value-type="float">
            <text:p>1700216</text:p>
          </table:table-cell>
          <table:table-cell office:value-type="float" office:value="2442325" calcext:value-type="float">
            <text:p>2442325</text:p>
          </table:table-cell>
          <table:table-cell office:value-type="float" office:value="2311674" calcext:value-type="float">
            <text:p>2311674</text:p>
          </table:table-cell>
          <table:table-cell office:value-type="float" office:value="1653451" calcext:value-type="float">
            <text:p>1653451</text:p>
          </table:table-cell>
          <table:table-cell office:value-type="float" office:value="1650527" calcext:value-type="float">
            <text:p>1650527</text:p>
          </table:table-cell>
          <table:table-cell office:value-type="float" office:value="1623345" calcext:value-type="float">
            <text:p>1623345</text:p>
          </table:table-cell>
          <table:table-cell table:formula="of:=MIN([.A31:.J31])" office:value-type="float" office:value="1588856" calcext:value-type="float">
            <text:p>1588856</text:p>
          </table:table-cell>
        </table:table-row>
        <table:table-row table:style-name="ro1">
          <table:table-cell office:value-type="float" office:value="1749320" calcext:value-type="float">
            <text:p>1749320</text:p>
          </table:table-cell>
          <table:table-cell office:value-type="float" office:value="1925275" calcext:value-type="float">
            <text:p>1925275</text:p>
          </table:table-cell>
          <table:table-cell office:value-type="float" office:value="1660758" calcext:value-type="float">
            <text:p>1660758</text:p>
          </table:table-cell>
          <table:table-cell office:value-type="float" office:value="1647021" calcext:value-type="float">
            <text:p>1647021</text:p>
          </table:table-cell>
          <table:table-cell office:value-type="float" office:value="1673326" calcext:value-type="float">
            <text:p>1673326</text:p>
          </table:table-cell>
          <table:table-cell office:value-type="float" office:value="1763057" calcext:value-type="float">
            <text:p>1763057</text:p>
          </table:table-cell>
          <table:table-cell office:value-type="float" office:value="1754874" calcext:value-type="float">
            <text:p>1754874</text:p>
          </table:table-cell>
          <table:table-cell office:value-type="float" office:value="1634744" calcext:value-type="float">
            <text:p>1634744</text:p>
          </table:table-cell>
          <table:table-cell office:value-type="float" office:value="1647605" calcext:value-type="float">
            <text:p>1647605</text:p>
          </table:table-cell>
          <table:table-cell office:value-type="float" office:value="2481491" calcext:value-type="float">
            <text:p>2481491</text:p>
          </table:table-cell>
          <table:table-cell table:formula="of:=MIN([.A32:.J32])" office:value-type="float" office:value="1634744" calcext:value-type="float">
            <text:p>1634744</text:p>
          </table:table-cell>
        </table:table-row>
        <table:table-row table:style-name="ro1">
          <table:table-cell office:value-type="float" office:value="1919429" calcext:value-type="float">
            <text:p>1919429</text:p>
          </table:table-cell>
          <table:table-cell office:value-type="float" office:value="1740259" calcext:value-type="float">
            <text:p>1740259</text:p>
          </table:table-cell>
          <table:table-cell office:value-type="float" office:value="3202264" calcext:value-type="float">
            <text:p>3202264</text:p>
          </table:table-cell>
          <table:table-cell office:value-type="float" office:value="1564888" calcext:value-type="float">
            <text:p>1564888</text:p>
          </table:table-cell>
          <table:table-cell office:value-type="float" office:value="1604932" calcext:value-type="float">
            <text:p>1604932</text:p>
          </table:table-cell>
          <table:table-cell office:value-type="float" office:value="1696708" calcext:value-type="float">
            <text:p>1696708</text:p>
          </table:table-cell>
          <table:table-cell office:value-type="float" office:value="1663096" calcext:value-type="float">
            <text:p>1663096</text:p>
          </table:table-cell>
          <table:table-cell office:value-type="float" office:value="1615454" calcext:value-type="float">
            <text:p>1615454</text:p>
          </table:table-cell>
          <table:table-cell office:value-type="float" office:value="2259356" calcext:value-type="float">
            <text:p>2259356</text:p>
          </table:table-cell>
          <table:table-cell office:value-type="float" office:value="1698755" calcext:value-type="float">
            <text:p>1698755</text:p>
          </table:table-cell>
          <table:table-cell table:formula="of:=MIN([.A33:.J33])" office:value-type="float" office:value="1564888" calcext:value-type="float">
            <text:p>1564888</text:p>
          </table:table-cell>
        </table:table-row>
        <table:table-row table:style-name="ro1">
          <table:table-cell office:value-type="float" office:value="1733829" calcext:value-type="float">
            <text:p>1733829</text:p>
          </table:table-cell>
          <table:table-cell office:value-type="float" office:value="1635329" calcext:value-type="float">
            <text:p>1635329</text:p>
          </table:table-cell>
          <table:table-cell office:value-type="float" office:value="2384453" calcext:value-type="float">
            <text:p>2384453</text:p>
          </table:table-cell>
          <table:table-cell office:value-type="float" office:value="1591195" calcext:value-type="float">
            <text:p>1591195</text:p>
          </table:table-cell>
          <table:table-cell office:value-type="float" office:value="1643513" calcext:value-type="float">
            <text:p>1643513</text:p>
          </table:table-cell>
          <table:table-cell office:value-type="float" office:value="1613408" calcext:value-type="float">
            <text:p>1613408</text:p>
          </table:table-cell>
          <table:table-cell office:value-type="float" office:value="1595578" calcext:value-type="float">
            <text:p>1595578</text:p>
          </table:table-cell>
          <table:table-cell office:value-type="float" office:value="2388837" calcext:value-type="float">
            <text:p>2388837</text:p>
          </table:table-cell>
          <table:table-cell office:value-type="float" office:value="1685602" calcext:value-type="float">
            <text:p>1685602</text:p>
          </table:table-cell>
          <table:table-cell office:value-type="float" office:value="1630068" calcext:value-type="float">
            <text:p>1630068</text:p>
          </table:table-cell>
          <table:table-cell table:formula="of:=MIN([.A34:.J34])" office:value-type="float" office:value="1591195" calcext:value-type="float">
            <text:p>1591195</text:p>
          </table:table-cell>
        </table:table-row>
        <table:table-row table:style-name="ro1">
          <table:table-cell office:value-type="float" office:value="1705478" calcext:value-type="float">
            <text:p>1705478</text:p>
          </table:table-cell>
          <table:table-cell office:value-type="float" office:value="1587979" calcext:value-type="float">
            <text:p>1587979</text:p>
          </table:table-cell>
          <table:table-cell office:value-type="float" office:value="2221358" calcext:value-type="float">
            <text:p>2221358</text:p>
          </table:table-cell>
          <table:table-cell office:value-type="float" office:value="2247079" calcext:value-type="float">
            <text:p>2247079</text:p>
          </table:table-cell>
          <table:table-cell office:value-type="float" office:value="2314597" calcext:value-type="float">
            <text:p>2314597</text:p>
          </table:table-cell>
          <table:table-cell office:value-type="float" office:value="1580671" calcext:value-type="float">
            <text:p>1580671</text:p>
          </table:table-cell>
          <table:table-cell office:value-type="float" office:value="1574827" calcext:value-type="float">
            <text:p>1574827</text:p>
          </table:table-cell>
          <table:table-cell office:value-type="float" office:value="1680633" calcext:value-type="float">
            <text:p>1680633</text:p>
          </table:table-cell>
          <table:table-cell office:value-type="float" office:value="1613993" calcext:value-type="float">
            <text:p>1613993</text:p>
          </table:table-cell>
          <table:table-cell office:value-type="float" office:value="1577165" calcext:value-type="float">
            <text:p>1577165</text:p>
          </table:table-cell>
          <table:table-cell table:formula="of:=MIN([.A35:.J35])" office:value-type="float" office:value="1574827" calcext:value-type="float">
            <text:p>1574827</text:p>
          </table:table-cell>
        </table:table-row>
        <table:table-row table:style-name="ro1">
          <table:table-cell office:value-type="float" office:value="1672449" calcext:value-type="float">
            <text:p>1672449</text:p>
          </table:table-cell>
          <table:table-cell office:value-type="float" office:value="2295891" calcext:value-type="float">
            <text:p>2295891</text:p>
          </table:table-cell>
          <table:table-cell office:value-type="float" office:value="1981978" calcext:value-type="float">
            <text:p>1981978</text:p>
          </table:table-cell>
          <table:table-cell office:value-type="float" office:value="2184823" calcext:value-type="float">
            <text:p>2184823</text:p>
          </table:table-cell>
          <table:table-cell office:value-type="float" office:value="1881724" calcext:value-type="float">
            <text:p>1881724</text:p>
          </table:table-cell>
          <table:table-cell office:value-type="float" office:value="2232465" calcext:value-type="float">
            <text:p>2232465</text:p>
          </table:table-cell>
          <table:table-cell office:value-type="float" office:value="1753119" calcext:value-type="float">
            <text:p>1753119</text:p>
          </table:table-cell>
          <table:table-cell office:value-type="float" office:value="1616915" calcext:value-type="float">
            <text:p>1616915</text:p>
          </table:table-cell>
          <table:table-cell office:value-type="float" office:value="1573365" calcext:value-type="float">
            <text:p>1573365</text:p>
          </table:table-cell>
          <table:table-cell office:value-type="float" office:value="1547644" calcext:value-type="float">
            <text:p>1547644</text:p>
          </table:table-cell>
          <table:table-cell table:formula="of:=MIN([.A36:.J36])" office:value-type="float" office:value="1547644" calcext:value-type="float">
            <text:p>1547644</text:p>
          </table:table-cell>
        </table:table-row>
        <table:table-row table:style-name="ro1">
          <table:table-cell office:value-type="float" office:value="1666603" calcext:value-type="float">
            <text:p>1666603</text:p>
          </table:table-cell>
          <table:table-cell office:value-type="float" office:value="1711323" calcext:value-type="float">
            <text:p>1711323</text:p>
          </table:table-cell>
          <table:table-cell office:value-type="float" office:value="2385915" calcext:value-type="float">
            <text:p>2385915</text:p>
          </table:table-cell>
          <table:table-cell office:value-type="float" office:value="1985485" calcext:value-type="float">
            <text:p>1985485</text:p>
          </table:table-cell>
          <table:table-cell office:value-type="float" office:value="1732659" calcext:value-type="float">
            <text:p>1732659</text:p>
          </table:table-cell>
          <table:table-cell office:value-type="float" office:value="1882601" calcext:value-type="float">
            <text:p>1882601</text:p>
          </table:table-cell>
          <table:table-cell office:value-type="float" office:value="2057680" calcext:value-type="float">
            <text:p>2057680</text:p>
          </table:table-cell>
          <table:table-cell office:value-type="float" office:value="1758672" calcext:value-type="float">
            <text:p>1758672</text:p>
          </table:table-cell>
          <table:table-cell office:value-type="float" office:value="1552905" calcext:value-type="float">
            <text:p>1552905</text:p>
          </table:table-cell>
          <table:table-cell office:value-type="float" office:value="1754288" calcext:value-type="float">
            <text:p>1754288</text:p>
          </table:table-cell>
          <table:table-cell table:formula="of:=MIN([.A37:.J37])" office:value-type="float" office:value="1552905" calcext:value-type="float">
            <text:p>1552905</text:p>
          </table:table-cell>
        </table:table-row>
        <table:table-row table:style-name="ro1">
          <table:table-cell office:value-type="float" office:value="1651112" calcext:value-type="float">
            <text:p>1651112</text:p>
          </table:table-cell>
          <table:table-cell office:value-type="float" office:value="1649359" calcext:value-type="float">
            <text:p>1649359</text:p>
          </table:table-cell>
          <table:table-cell office:value-type="float" office:value="1797839" calcext:value-type="float">
            <text:p>1797839</text:p>
          </table:table-cell>
          <table:table-cell office:value-type="float" office:value="1876756" calcext:value-type="float">
            <text:p>1876756</text:p>
          </table:table-cell>
          <table:table-cell office:value-type="float" office:value="1665142" calcext:value-type="float">
            <text:p>1665142</text:p>
          </table:table-cell>
          <table:table-cell office:value-type="float" office:value="1763350" calcext:value-type="float">
            <text:p>1763350</text:p>
          </table:table-cell>
          <table:table-cell office:value-type="float" office:value="1860680" calcext:value-type="float">
            <text:p>1860680</text:p>
          </table:table-cell>
          <table:table-cell office:value-type="float" office:value="1713953" calcext:value-type="float">
            <text:p>1713953</text:p>
          </table:table-cell>
          <table:table-cell office:value-type="float" office:value="1591778" calcext:value-type="float">
            <text:p>1591778</text:p>
          </table:table-cell>
          <table:table-cell office:value-type="float" office:value="2674690" calcext:value-type="float">
            <text:p>2674690</text:p>
          </table:table-cell>
          <table:table-cell table:formula="of:=MIN([.A38:.J38])" office:value-type="float" office:value="1591778" calcext:value-type="float">
            <text:p>1591778</text:p>
          </table:table-cell>
        </table:table-row>
        <table:table-row table:style-name="ro1">
          <table:table-cell office:value-type="float" office:value="1629776" calcext:value-type="float">
            <text:p>1629776</text:p>
          </table:table-cell>
          <table:table-cell office:value-type="float" office:value="1601716" calcext:value-type="float">
            <text:p>1601716</text:p>
          </table:table-cell>
          <table:table-cell office:value-type="float" office:value="1787024" calcext:value-type="float">
            <text:p>1787024</text:p>
          </table:table-cell>
          <table:table-cell office:value-type="float" office:value="1886400" calcext:value-type="float">
            <text:p>1886400</text:p>
          </table:table-cell>
          <table:table-cell office:value-type="float" office:value="1689402" calcext:value-type="float">
            <text:p>1689402</text:p>
          </table:table-cell>
          <table:table-cell office:value-type="float" office:value="1715414" calcext:value-type="float">
            <text:p>1715414</text:p>
          </table:table-cell>
          <table:table-cell office:value-type="float" office:value="1762764" calcext:value-type="float">
            <text:p>1762764</text:p>
          </table:table-cell>
          <table:table-cell office:value-type="float" office:value="2445247" calcext:value-type="float">
            <text:p>2445247</text:p>
          </table:table-cell>
          <table:table-cell office:value-type="float" office:value="2682290" calcext:value-type="float">
            <text:p>2682290</text:p>
          </table:table-cell>
          <table:table-cell office:value-type="float" office:value="1743181" calcext:value-type="float">
            <text:p>1743181</text:p>
          </table:table-cell>
          <table:table-cell table:formula="of:=MIN([.A39:.J39])" office:value-type="float" office:value="1601716" calcext:value-type="float">
            <text:p>1601716</text:p>
          </table:table-cell>
        </table:table-row>
        <table:table-row table:style-name="ro1">
          <table:table-cell office:value-type="float" office:value="1651112" calcext:value-type="float">
            <text:p>1651112</text:p>
          </table:table-cell>
          <table:table-cell office:value-type="float" office:value="1647605" calcext:value-type="float">
            <text:p>1647605</text:p>
          </table:table-cell>
          <table:table-cell office:value-type="float" office:value="1792578" calcext:value-type="float">
            <text:p>1792578</text:p>
          </table:table-cell>
          <table:table-cell office:value-type="float" office:value="2924594" calcext:value-type="float">
            <text:p>2924594</text:p>
          </table:table-cell>
          <table:table-cell office:value-type="float" office:value="1669819" calcext:value-type="float">
            <text:p>1669819</text:p>
          </table:table-cell>
          <table:table-cell office:value-type="float" office:value="1646143" calcext:value-type="float">
            <text:p>1646143</text:p>
          </table:table-cell>
          <table:table-cell office:value-type="float" office:value="1787609" calcext:value-type="float">
            <text:p>1787609</text:p>
          </table:table-cell>
          <table:table-cell office:value-type="float" office:value="1908906" calcext:value-type="float">
            <text:p>1908906</text:p>
          </table:table-cell>
          <table:table-cell office:value-type="float" office:value="1839636" calcext:value-type="float">
            <text:p>1839636</text:p>
          </table:table-cell>
          <table:table-cell office:value-type="float" office:value="1671280" calcext:value-type="float">
            <text:p>1671280</text:p>
          </table:table-cell>
          <table:table-cell table:formula="of:=MIN([.A40:.J40])" office:value-type="float" office:value="1646143" calcext:value-type="float">
            <text:p>1646143</text:p>
          </table:table-cell>
        </table:table-row>
        <table:table-row table:style-name="ro1">
          <table:table-cell office:value-type="float" office:value="1625099" calcext:value-type="float">
            <text:p>1625099</text:p>
          </table:table-cell>
          <table:table-cell office:value-type="float" office:value="2035174" calcext:value-type="float">
            <text:p>2035174</text:p>
          </table:table-cell>
          <table:table-cell office:value-type="float" office:value="1948365" calcext:value-type="float">
            <text:p>1948365</text:p>
          </table:table-cell>
          <table:table-cell office:value-type="float" office:value="2274846" calcext:value-type="float">
            <text:p>2274846</text:p>
          </table:table-cell>
          <table:table-cell office:value-type="float" office:value="2307582" calcext:value-type="float">
            <text:p>2307582</text:p>
          </table:table-cell>
          <table:table-cell office:value-type="float" office:value="1617500" calcext:value-type="float">
            <text:p>1617500</text:p>
          </table:table-cell>
          <table:table-cell office:value-type="float" office:value="1690570" calcext:value-type="float">
            <text:p>1690570</text:p>
          </table:table-cell>
          <table:table-cell office:value-type="float" office:value="1718045" calcext:value-type="float">
            <text:p>1718045</text:p>
          </table:table-cell>
          <table:table-cell office:value-type="float" office:value="1757211" calcext:value-type="float">
            <text:p>1757211</text:p>
          </table:table-cell>
          <table:table-cell office:value-type="float" office:value="1608731" calcext:value-type="float">
            <text:p>1608731</text:p>
          </table:table-cell>
          <table:table-cell table:formula="of:=MIN([.A41:.J41])" office:value-type="float" office:value="1608731" calcext:value-type="float">
            <text:p>1608731</text:p>
          </table:table-cell>
        </table:table-row>
        <table:table-row table:style-name="ro1">
          <table:table-cell office:value-type="float" office:value="1739090" calcext:value-type="float">
            <text:p>1739090</text:p>
          </table:table-cell>
          <table:table-cell office:value-type="float" office:value="2370131" calcext:value-type="float">
            <text:p>2370131</text:p>
          </table:table-cell>
          <table:table-cell office:value-type="float" office:value="2341195" calcext:value-type="float">
            <text:p>2341195</text:p>
          </table:table-cell>
          <table:table-cell office:value-type="float" office:value="1943688" calcext:value-type="float">
            <text:p>1943688</text:p>
          </table:table-cell>
          <table:table-cell office:value-type="float" office:value="1712784" calcext:value-type="float">
            <text:p>1712784</text:p>
          </table:table-cell>
          <table:table-cell office:value-type="float" office:value="2444663" calcext:value-type="float">
            <text:p>2444663</text:p>
          </table:table-cell>
          <table:table-cell office:value-type="float" office:value="2400236" calcext:value-type="float">
            <text:p>2400236</text:p>
          </table:table-cell>
          <table:table-cell office:value-type="float" office:value="1712199" calcext:value-type="float">
            <text:p>1712199</text:p>
          </table:table-cell>
          <table:table-cell office:value-type="float" office:value="1842559" calcext:value-type="float">
            <text:p>1842559</text:p>
          </table:table-cell>
          <table:table-cell office:value-type="float" office:value="1853958" calcext:value-type="float">
            <text:p>1853958</text:p>
          </table:table-cell>
          <table:table-cell table:formula="of:=MIN([.A42:.J42])" office:value-type="float" office:value="1712199" calcext:value-type="float">
            <text:p>1712199</text:p>
          </table:table-cell>
        </table:table-row>
        <table:table-row table:style-name="ro1">
          <table:table-cell office:value-type="float" office:value="1827945" calcext:value-type="float">
            <text:p>1827945</text:p>
          </table:table-cell>
          <table:table-cell office:value-type="float" office:value="1704308" calcext:value-type="float">
            <text:p>1704308</text:p>
          </table:table-cell>
          <table:table-cell office:value-type="float" office:value="1880848" calcext:value-type="float">
            <text:p>1880848</text:p>
          </table:table-cell>
          <table:table-cell office:value-type="float" office:value="1597040" calcext:value-type="float">
            <text:p>1597040</text:p>
          </table:table-cell>
          <table:table-cell office:value-type="float" office:value="1620130" calcext:value-type="float">
            <text:p>1620130</text:p>
          </table:table-cell>
          <table:table-cell office:value-type="float" office:value="1740259" calcext:value-type="float">
            <text:p>1740259</text:p>
          </table:table-cell>
          <table:table-cell office:value-type="float" office:value="1692617" calcext:value-type="float">
            <text:p>1692617</text:p>
          </table:table-cell>
          <table:table-cell office:value-type="float" office:value="1597332" calcext:value-type="float">
            <text:p>1597332</text:p>
          </table:table-cell>
          <table:table-cell office:value-type="float" office:value="1662511" calcext:value-type="float">
            <text:p>1662511</text:p>
          </table:table-cell>
          <table:table-cell office:value-type="float" office:value="2426834" calcext:value-type="float">
            <text:p>2426834</text:p>
          </table:table-cell>
          <table:table-cell table:formula="of:=MIN([.A43:.J43])" office:value-type="float" office:value="1597040" calcext:value-type="float">
            <text:p>1597040</text:p>
          </table:table-cell>
        </table:table-row>
        <table:table-row table:style-name="ro1">
          <table:table-cell office:value-type="float" office:value="1700509" calcext:value-type="float">
            <text:p>1700509</text:p>
          </table:table-cell>
          <table:table-cell office:value-type="float" office:value="1621299" calcext:value-type="float">
            <text:p>1621299</text:p>
          </table:table-cell>
          <table:table-cell office:value-type="float" office:value="1686771" calcext:value-type="float">
            <text:p>1686771</text:p>
          </table:table-cell>
          <table:table-cell office:value-type="float" office:value="2539948" calcext:value-type="float">
            <text:p>2539948</text:p>
          </table:table-cell>
          <table:table-cell office:value-type="float" office:value="1564012" calcext:value-type="float">
            <text:p>1564012</text:p>
          </table:table-cell>
          <table:table-cell office:value-type="float" office:value="1635621" calcext:value-type="float">
            <text:p>1635621</text:p>
          </table:table-cell>
          <table:table-cell office:value-type="float" office:value="1633576" calcext:value-type="float">
            <text:p>1633576</text:p>
          </table:table-cell>
          <table:table-cell office:value-type="float" office:value="1587102" calcext:value-type="float">
            <text:p>1587102</text:p>
          </table:table-cell>
          <table:table-cell office:value-type="float" office:value="2287415" calcext:value-type="float">
            <text:p>2287415</text:p>
          </table:table-cell>
          <table:table-cell office:value-type="float" office:value="1720092" calcext:value-type="float">
            <text:p>1720092</text:p>
          </table:table-cell>
          <table:table-cell table:formula="of:=MIN([.A44:.J44])" office:value-type="float" office:value="1564012" calcext:value-type="float">
            <text:p>1564012</text:p>
          </table:table-cell>
        </table:table-row>
        <table:table-row table:style-name="ro1">
          <table:table-cell office:value-type="float" office:value="1643513" calcext:value-type="float">
            <text:p>1643513</text:p>
          </table:table-cell>
          <table:table-cell office:value-type="float" office:value="1602301" calcext:value-type="float">
            <text:p>1602301</text:p>
          </table:table-cell>
          <table:table-cell office:value-type="float" office:value="1624514" calcext:value-type="float">
            <text:p>1624514</text:p>
          </table:table-cell>
          <table:table-cell office:value-type="float" office:value="1833497" calcext:value-type="float">
            <text:p>1833497</text:p>
          </table:table-cell>
          <table:table-cell office:value-type="float" office:value="1598209" calcext:value-type="float">
            <text:p>1598209</text:p>
          </table:table-cell>
          <table:table-cell office:value-type="float" office:value="1592656" calcext:value-type="float">
            <text:p>1592656</text:p>
          </table:table-cell>
          <table:table-cell office:value-type="float" office:value="1588271" calcext:value-type="float">
            <text:p>1588271</text:p>
          </table:table-cell>
          <table:table-cell office:value-type="float" office:value="2426542" calcext:value-type="float">
            <text:p>2426542</text:p>
          </table:table-cell>
          <table:table-cell office:value-type="float" office:value="1726229" calcext:value-type="float">
            <text:p>1726229</text:p>
          </table:table-cell>
          <table:table-cell office:value-type="float" office:value="1639128" calcext:value-type="float">
            <text:p>1639128</text:p>
          </table:table-cell>
          <table:table-cell table:formula="of:=MIN([.A45:.J45])" office:value-type="float" office:value="1588271" calcext:value-type="float">
            <text:p>1588271</text:p>
          </table:table-cell>
        </table:table-row>
        <table:table-row table:style-name="ro1">
          <table:table-cell office:value-type="float" office:value="1610193" calcext:value-type="float">
            <text:p>1610193</text:p>
          </table:table-cell>
          <table:table-cell office:value-type="float" office:value="1577165" calcext:value-type="float">
            <text:p>1577165</text:p>
          </table:table-cell>
          <table:table-cell office:value-type="float" office:value="1616623" calcext:value-type="float">
            <text:p>1616623</text:p>
          </table:table-cell>
          <table:table-cell office:value-type="float" office:value="1753704" calcext:value-type="float">
            <text:p>1753704</text:p>
          </table:table-cell>
          <table:table-cell office:value-type="float" office:value="2497567" calcext:value-type="float">
            <text:p>2497567</text:p>
          </table:table-cell>
          <table:table-cell office:value-type="float" office:value="1574534" calcext:value-type="float">
            <text:p>1574534</text:p>
          </table:table-cell>
          <table:table-cell office:value-type="float" office:value="1575411" calcext:value-type="float">
            <text:p>1575411</text:p>
          </table:table-cell>
          <table:table-cell office:value-type="float" office:value="1841389" calcext:value-type="float">
            <text:p>1841389</text:p>
          </table:table-cell>
          <table:table-cell office:value-type="float" office:value="1650820" calcext:value-type="float">
            <text:p>1650820</text:p>
          </table:table-cell>
          <table:table-cell office:value-type="float" office:value="1797839" calcext:value-type="float">
            <text:p>1797839</text:p>
          </table:table-cell>
          <table:table-cell table:formula="of:=MIN([.A46:.J46])" office:value-type="float" office:value="1574534" calcext:value-type="float">
            <text:p>1574534</text:p>
          </table:table-cell>
        </table:table-row>
        <table:table-row table:style-name="ro1">
          <table:table-cell office:value-type="float" office:value="1598501" calcext:value-type="float">
            <text:p>1598501</text:p>
          </table:table-cell>
          <table:table-cell office:value-type="float" office:value="2173131" calcext:value-type="float">
            <text:p>2173131</text:p>
          </table:table-cell>
          <table:table-cell office:value-type="float" office:value="1606101" calcext:value-type="float">
            <text:p>1606101</text:p>
          </table:table-cell>
          <table:table-cell office:value-type="float" office:value="1875587" calcext:value-type="float">
            <text:p>1875587</text:p>
          </table:table-cell>
          <table:table-cell office:value-type="float" office:value="1959180" calcext:value-type="float">
            <text:p>1959180</text:p>
          </table:table-cell>
          <table:table-cell office:value-type="float" office:value="2551639" calcext:value-type="float">
            <text:p>2551639</text:p>
          </table:table-cell>
          <table:table-cell office:value-type="float" office:value="1706646" calcext:value-type="float">
            <text:p>1706646</text:p>
          </table:table-cell>
          <table:table-cell office:value-type="float" office:value="1694955" calcext:value-type="float">
            <text:p>1694955</text:p>
          </table:table-cell>
          <table:table-cell office:value-type="float" office:value="1713076" calcext:value-type="float">
            <text:p>1713076</text:p>
          </table:table-cell>
          <table:table-cell office:value-type="float" office:value="1697585" calcext:value-type="float">
            <text:p>1697585</text:p>
          </table:table-cell>
          <table:table-cell table:formula="of:=MIN([.A47:.J47])" office:value-type="float" office:value="1598501" calcext:value-type="float">
            <text:p>1598501</text:p>
          </table:table-cell>
        </table:table-row>
        <table:table-row table:style-name="ro1">
          <table:table-cell office:value-type="float" office:value="1620715" calcext:value-type="float">
            <text:p>1620715</text:p>
          </table:table-cell>
          <table:table-cell office:value-type="float" office:value="1788778" calcext:value-type="float">
            <text:p>1788778</text:p>
          </table:table-cell>
          <table:table-cell office:value-type="float" office:value="2400236" calcext:value-type="float">
            <text:p>2400236</text:p>
          </table:table-cell>
          <table:table-cell office:value-type="float" office:value="1861557" calcext:value-type="float">
            <text:p>1861557</text:p>
          </table:table-cell>
          <table:table-cell office:value-type="float" office:value="1744936" calcext:value-type="float">
            <text:p>1744936</text:p>
          </table:table-cell>
          <table:table-cell office:value-type="float" office:value="1937258" calcext:value-type="float">
            <text:p>1937258</text:p>
          </table:table-cell>
          <table:table-cell office:value-type="float" office:value="2478568" calcext:value-type="float">
            <text:p>2478568</text:p>
          </table:table-cell>
          <table:table-cell office:value-type="float" office:value="1633575" calcext:value-type="float">
            <text:p>1633575</text:p>
          </table:table-cell>
          <table:table-cell office:value-type="float" office:value="1754288" calcext:value-type="float">
            <text:p>1754288</text:p>
          </table:table-cell>
          <table:table-cell office:value-type="float" office:value="2422742" calcext:value-type="float">
            <text:p>2422742</text:p>
          </table:table-cell>
          <table:table-cell table:formula="of:=MIN([.A48:.J48])" office:value-type="float" office:value="1620715" calcext:value-type="float">
            <text:p>1620715</text:p>
          </table:table-cell>
        </table:table-row>
        <table:table-row table:style-name="ro1">
          <table:table-cell office:value-type="float" office:value="1621007" calcext:value-type="float">
            <text:p>1621007</text:p>
          </table:table-cell>
          <table:table-cell office:value-type="float" office:value="1690863" calcext:value-type="float">
            <text:p>1690863</text:p>
          </table:table-cell>
          <table:table-cell office:value-type="float" office:value="1872371" calcext:value-type="float">
            <text:p>1872371</text:p>
          </table:table-cell>
          <table:table-cell office:value-type="float" office:value="2644001" calcext:value-type="float">
            <text:p>2644001</text:p>
          </table:table-cell>
          <table:table-cell office:value-type="float" office:value="1660758" calcext:value-type="float">
            <text:p>1660758</text:p>
          </table:table-cell>
          <table:table-cell office:value-type="float" office:value="1741135" calcext:value-type="float">
            <text:p>1741135</text:p>
          </table:table-cell>
          <table:table-cell office:value-type="float" office:value="1728568" calcext:value-type="float">
            <text:p>1728568</text:p>
          </table:table-cell>
          <table:table-cell office:value-type="float" office:value="1644974" calcext:value-type="float">
            <text:p>1644974</text:p>
          </table:table-cell>
          <table:table-cell office:value-type="float" office:value="1917968" calcext:value-type="float">
            <text:p>1917968</text:p>
          </table:table-cell>
          <table:table-cell office:value-type="float" office:value="1746105" calcext:value-type="float">
            <text:p>1746105</text:p>
          </table:table-cell>
          <table:table-cell table:formula="of:=MIN([.A49:.J49])" office:value-type="float" office:value="1621007" calcext:value-type="float">
            <text:p>1621007</text:p>
          </table:table-cell>
        </table:table-row>
        <table:table-row table:style-name="ro1">
          <table:table-cell office:value-type="float" office:value="1607269" calcext:value-type="float">
            <text:p>1607269</text:p>
          </table:table-cell>
          <table:table-cell office:value-type="float" office:value="1693202" calcext:value-type="float">
            <text:p>1693202</text:p>
          </table:table-cell>
          <table:table-cell office:value-type="float" office:value="1828821" calcext:value-type="float">
            <text:p>1828821</text:p>
          </table:table-cell>
          <table:table-cell office:value-type="float" office:value="1891370" calcext:value-type="float">
            <text:p>1891370</text:p>
          </table:table-cell>
          <table:table-cell office:value-type="float" office:value="1616038" calcext:value-type="float">
            <text:p>1616038</text:p>
          </table:table-cell>
          <table:table-cell office:value-type="float" office:value="1656081" calcext:value-type="float">
            <text:p>1656081</text:p>
          </table:table-cell>
          <table:table-cell office:value-type="float" office:value="1683848" calcext:value-type="float">
            <text:p>1683848</text:p>
          </table:table-cell>
          <table:table-cell office:value-type="float" office:value="2615649" calcext:value-type="float">
            <text:p>2615649</text:p>
          </table:table-cell>
          <table:table-cell office:value-type="float" office:value="2131919" calcext:value-type="float">
            <text:p>2131919</text:p>
          </table:table-cell>
          <table:table-cell office:value-type="float" office:value="1670403" calcext:value-type="float">
            <text:p>1670403</text:p>
          </table:table-cell>
          <table:table-cell table:formula="of:=MIN([.A50:.J50])" office:value-type="float" office:value="1607269" calcext:value-type="float">
            <text:p>1607269</text:p>
          </table:table-cell>
        </table:table-row>
        <table:table-row table:style-name="ro1">
          <table:table-cell office:value-type="float" office:value="1625099" calcext:value-type="float">
            <text:p>1625099</text:p>
          </table:table-cell>
          <table:table-cell office:value-type="float" office:value="1772995" calcext:value-type="float">
            <text:p>1772995</text:p>
          </table:table-cell>
          <table:table-cell office:value-type="float" office:value="1710153" calcext:value-type="float">
            <text:p>1710153</text:p>
          </table:table-cell>
          <table:table-cell office:value-type="float" office:value="1789948" calcext:value-type="float">
            <text:p>1789948</text:p>
          </table:table-cell>
          <table:table-cell office:value-type="float" office:value="1643221" calcext:value-type="float">
            <text:p>1643221</text:p>
          </table:table-cell>
          <table:table-cell office:value-type="float" office:value="1624515" calcext:value-type="float">
            <text:p>1624515</text:p>
          </table:table-cell>
          <table:table-cell office:value-type="float" office:value="1691447" calcext:value-type="float">
            <text:p>1691447</text:p>
          </table:table-cell>
          <table:table-cell office:value-type="float" office:value="2367208" calcext:value-type="float">
            <text:p>2367208</text:p>
          </table:table-cell>
          <table:table-cell office:value-type="float" office:value="1697001" calcext:value-type="float">
            <text:p>1697001</text:p>
          </table:table-cell>
          <table:table-cell office:value-type="float" office:value="1614285" calcext:value-type="float">
            <text:p>1614285</text:p>
          </table:table-cell>
          <table:table-cell table:formula="of:=MIN([.A51:.J51])" office:value-type="float" office:value="1614285" calcext:value-type="float">
            <text:p>1614285</text:p>
          </table:table-cell>
        </table:table-row>
        <table:table-row table:style-name="ro1">
          <table:table-cell office:value-type="float" office:value="1741136" calcext:value-type="float">
            <text:p>1741136</text:p>
          </table:table-cell>
          <table:table-cell office:value-type="float" office:value="1767149" calcext:value-type="float">
            <text:p>1767149</text:p>
          </table:table-cell>
          <table:table-cell office:value-type="float" office:value="1725060" calcext:value-type="float">
            <text:p>1725060</text:p>
          </table:table-cell>
          <table:table-cell office:value-type="float" office:value="2665046" calcext:value-type="float">
            <text:p>2665046</text:p>
          </table:table-cell>
          <table:table-cell office:value-type="float" office:value="2446417" calcext:value-type="float">
            <text:p>2446417</text:p>
          </table:table-cell>
          <table:table-cell office:value-type="float" office:value="2768514" calcext:value-type="float">
            <text:p>2768514</text:p>
          </table:table-cell>
          <table:table-cell office:value-type="float" office:value="1875002" calcext:value-type="float">
            <text:p>1875002</text:p>
          </table:table-cell>
          <table:table-cell office:value-type="float" office:value="2341195" calcext:value-type="float">
            <text:p>2341195</text:p>
          </table:table-cell>
          <table:table-cell office:value-type="float" office:value="1738213" calcext:value-type="float">
            <text:p>1738213</text:p>
          </table:table-cell>
          <table:table-cell office:value-type="float" office:value="1667480" calcext:value-type="float">
            <text:p>1667480</text:p>
          </table:table-cell>
          <table:table-cell table:formula="of:=MIN([.A52:.J52])" office:value-type="float" office:value="1667480" calcext:value-type="float">
            <text:p>1667480</text:p>
          </table:table-cell>
        </table:table-row>
        <table:table-row table:style-name="ro1">
          <table:table-cell office:value-type="float" office:value="1876171" calcext:value-type="float">
            <text:p>1876171</text:p>
          </table:table-cell>
          <table:table-cell office:value-type="float" office:value="2729056" calcext:value-type="float">
            <text:p>2729056</text:p>
          </table:table-cell>
          <table:table-cell office:value-type="float" office:value="2302029" calcext:value-type="float">
            <text:p>2302029</text:p>
          </table:table-cell>
          <table:table-cell office:value-type="float" office:value="1969702" calcext:value-type="float">
            <text:p>1969702</text:p>
          </table:table-cell>
          <table:table-cell office:value-type="float" office:value="1712492" calcext:value-type="float">
            <text:p>1712492</text:p>
          </table:table-cell>
          <table:table-cell office:value-type="float" office:value="1839343" calcext:value-type="float">
            <text:p>1839343</text:p>
          </table:table-cell>
          <table:table-cell office:value-type="float" office:value="2763253" calcext:value-type="float">
            <text:p>2763253</text:p>
          </table:table-cell>
          <table:table-cell office:value-type="float" office:value="2034881" calcext:value-type="float">
            <text:p>2034881</text:p>
          </table:table-cell>
          <table:table-cell office:value-type="float" office:value="1614869" calcext:value-type="float">
            <text:p>1614869</text:p>
          </table:table-cell>
          <table:table-cell office:value-type="float" office:value="1636790" calcext:value-type="float">
            <text:p>1636790</text:p>
          </table:table-cell>
          <table:table-cell table:formula="of:=MIN([.A53:.J53])" office:value-type="float" office:value="1614869" calcext:value-type="float">
            <text:p>1614869</text:p>
          </table:table-cell>
        </table:table-row>
        <table:table-row table:style-name="ro1">
          <table:table-cell office:value-type="float" office:value="1736459" calcext:value-type="float">
            <text:p>1736459</text:p>
          </table:table-cell>
          <table:table-cell office:value-type="float" office:value="1882601" calcext:value-type="float">
            <text:p>1882601</text:p>
          </table:table-cell>
          <table:table-cell office:value-type="float" office:value="2286245" calcext:value-type="float">
            <text:p>2286245</text:p>
          </table:table-cell>
          <table:table-cell office:value-type="float" office:value="2849769" calcext:value-type="float">
            <text:p>2849769</text:p>
          </table:table-cell>
          <table:table-cell office:value-type="float" office:value="1786440" calcext:value-type="float">
            <text:p>1786440</text:p>
          </table:table-cell>
          <table:table-cell office:value-type="float" office:value="1729152" calcext:value-type="float">
            <text:p>1729152</text:p>
          </table:table-cell>
          <table:table-cell office:value-type="float" office:value="2347333" calcext:value-type="float">
            <text:p>2347333</text:p>
          </table:table-cell>
          <table:table-cell office:value-type="float" office:value="2600159" calcext:value-type="float">
            <text:p>2600159</text:p>
          </table:table-cell>
          <table:table-cell office:value-type="float" office:value="1577164" calcext:value-type="float">
            <text:p>1577164</text:p>
          </table:table-cell>
          <table:table-cell office:value-type="float" office:value="2398774" calcext:value-type="float">
            <text:p>2398774</text:p>
          </table:table-cell>
          <table:table-cell table:formula="of:=MIN([.A54:.J54])" office:value-type="float" office:value="1577164" calcext:value-type="float">
            <text:p>1577164</text:p>
          </table:table-cell>
        </table:table-row>
        <table:table-row table:style-name="ro1">
          <table:table-cell office:value-type="float" office:value="1651989" calcext:value-type="float">
            <text:p>1651989</text:p>
          </table:table-cell>
          <table:table-cell office:value-type="float" office:value="1625392" calcext:value-type="float">
            <text:p>1625392</text:p>
          </table:table-cell>
          <table:table-cell office:value-type="float" office:value="2224281" calcext:value-type="float">
            <text:p>2224281</text:p>
          </table:table-cell>
          <table:table-cell office:value-type="float" office:value="2316936" calcext:value-type="float">
            <text:p>2316936</text:p>
          </table:table-cell>
          <table:table-cell office:value-type="float" office:value="1811869" calcext:value-type="float">
            <text:p>1811869</text:p>
          </table:table-cell>
          <table:table-cell office:value-type="float" office:value="1890786" calcext:value-type="float">
            <text:p>1890786</text:p>
          </table:table-cell>
          <table:table-cell office:value-type="float" office:value="2574145" calcext:value-type="float">
            <text:p>2574145</text:p>
          </table:table-cell>
          <table:table-cell office:value-type="float" office:value="2803880" calcext:value-type="float">
            <text:p>2803880</text:p>
          </table:table-cell>
          <table:table-cell office:value-type="float" office:value="2206451" calcext:value-type="float">
            <text:p>2206451</text:p>
          </table:table-cell>
          <table:table-cell office:value-type="float" office:value="1856881" calcext:value-type="float">
            <text:p>1856881</text:p>
          </table:table-cell>
          <table:table-cell table:formula="of:=MIN([.A55:.J55])" office:value-type="float" office:value="1625392" calcext:value-type="float">
            <text:p>1625392</text:p>
          </table:table-cell>
        </table:table-row>
        <table:table-row table:style-name="ro1">
          <table:table-cell office:value-type="float" office:value="1618669" calcext:value-type="float">
            <text:p>1618669</text:p>
          </table:table-cell>
          <table:table-cell office:value-type="float" office:value="1580964" calcext:value-type="float">
            <text:p>1580964</text:p>
          </table:table-cell>
          <table:table-cell office:value-type="float" office:value="2129873" calcext:value-type="float">
            <text:p>2129873</text:p>
          </table:table-cell>
          <table:table-cell office:value-type="float" office:value="2200021" calcext:value-type="float">
            <text:p>2200021</text:p>
          </table:table-cell>
          <table:table-cell office:value-type="float" office:value="1683848" calcext:value-type="float">
            <text:p>1683848</text:p>
          </table:table-cell>
          <table:table-cell office:value-type="float" office:value="1812453" calcext:value-type="float">
            <text:p>1812453</text:p>
          </table:table-cell>
          <table:table-cell office:value-type="float" office:value="2532640" calcext:value-type="float">
            <text:p>2532640</text:p>
          </table:table-cell>
          <table:table-cell office:value-type="float" office:value="1915629" calcext:value-type="float">
            <text:p>1915629</text:p>
          </table:table-cell>
          <table:table-cell office:value-type="float" office:value="1736752" calcext:value-type="float">
            <text:p>1736752</text:p>
          </table:table-cell>
          <table:table-cell office:value-type="float" office:value="1856295" calcext:value-type="float">
            <text:p>1856295</text:p>
          </table:table-cell>
          <table:table-cell table:formula="of:=MIN([.A56:.J56])" office:value-type="float" office:value="1580964" calcext:value-type="float">
            <text:p>1580964</text:p>
          </table:table-cell>
        </table:table-row>
        <table:table-row table:style-name="ro1">
          <table:table-cell office:value-type="float" office:value="1619837" calcext:value-type="float">
            <text:p>1619837</text:p>
          </table:table-cell>
          <table:table-cell office:value-type="float" office:value="1566642" calcext:value-type="float">
            <text:p>1566642</text:p>
          </table:table-cell>
          <table:table-cell office:value-type="float" office:value="2344995" calcext:value-type="float">
            <text:p>2344995</text:p>
          </table:table-cell>
          <table:table-cell office:value-type="float" office:value="1882016" calcext:value-type="float">
            <text:p>1882016</text:p>
          </table:table-cell>
          <table:table-cell office:value-type="float" office:value="2605419" calcext:value-type="float">
            <text:p>2605419</text:p>
          </table:table-cell>
          <table:table-cell office:value-type="float" office:value="2778744" calcext:value-type="float">
            <text:p>2778744</text:p>
          </table:table-cell>
          <table:table-cell office:value-type="float" office:value="3133576" calcext:value-type="float">
            <text:p>3133576</text:p>
          </table:table-cell>
          <table:table-cell office:value-type="float" office:value="2314597" calcext:value-type="float">
            <text:p>2314597</text:p>
          </table:table-cell>
          <table:table-cell office:value-type="float" office:value="1823268" calcext:value-type="float">
            <text:p>1823268</text:p>
          </table:table-cell>
          <table:table-cell office:value-type="float" office:value="1793747" calcext:value-type="float">
            <text:p>1793747</text:p>
          </table:table-cell>
          <table:table-cell table:formula="of:=MIN([.A57:.J57])" office:value-type="float" office:value="1566642" calcext:value-type="float">
            <text:p>1566642</text:p>
          </table:table-cell>
        </table:table-row>
        <table:table-row table:style-name="ro1">
          <table:table-cell office:value-type="float" office:value="1660173" calcext:value-type="float">
            <text:p>1660173</text:p>
          </table:table-cell>
          <table:table-cell office:value-type="float" office:value="2597528" calcext:value-type="float">
            <text:p>2597528</text:p>
          </table:table-cell>
          <table:table-cell office:value-type="float" office:value="2661831" calcext:value-type="float">
            <text:p>2661831</text:p>
          </table:table-cell>
          <table:table-cell office:value-type="float" office:value="2624418" calcext:value-type="float">
            <text:p>2624418</text:p>
          </table:table-cell>
          <table:table-cell office:value-type="float" office:value="1797254" calcext:value-type="float">
            <text:p>1797254</text:p>
          </table:table-cell>
          <table:table-cell office:value-type="float" office:value="1904815" calcext:value-type="float">
            <text:p>1904815</text:p>
          </table:table-cell>
          <table:table-cell office:value-type="float" office:value="1951872" calcext:value-type="float">
            <text:p>1951872</text:p>
          </table:table-cell>
          <table:table-cell office:value-type="float" office:value="3142053" calcext:value-type="float">
            <text:p>3142053</text:p>
          </table:table-cell>
          <table:table-cell office:value-type="float" office:value="1722137" calcext:value-type="float">
            <text:p>1722137</text:p>
          </table:table-cell>
          <table:table-cell office:value-type="float" office:value="1696124" calcext:value-type="float">
            <text:p>1696124</text:p>
          </table:table-cell>
          <table:table-cell table:formula="of:=MIN([.A58:.J58])" office:value-type="float" office:value="1660173" calcext:value-type="float">
            <text:p>1660173</text:p>
          </table:table-cell>
        </table:table-row>
        <table:table-row table:style-name="ro1">
          <table:table-cell office:value-type="float" office:value="1644682" calcext:value-type="float">
            <text:p>1644682</text:p>
          </table:table-cell>
          <table:table-cell office:value-type="float" office:value="1990454" calcext:value-type="float">
            <text:p>1990454</text:p>
          </table:table-cell>
          <table:table-cell office:value-type="float" office:value="1770656" calcext:value-type="float">
            <text:p>1770656</text:p>
          </table:table-cell>
          <table:table-cell office:value-type="float" office:value="2129581" calcext:value-type="float">
            <text:p>2129581</text:p>
          </table:table-cell>
          <table:table-cell office:value-type="float" office:value="1699632" calcext:value-type="float">
            <text:p>1699632</text:p>
          </table:table-cell>
          <table:table-cell office:value-type="float" office:value="1915630" calcext:value-type="float">
            <text:p>1915630</text:p>
          </table:table-cell>
          <table:table-cell office:value-type="float" office:value="1918260" calcext:value-type="float">
            <text:p>1918260</text:p>
          </table:table-cell>
          <table:table-cell office:value-type="float" office:value="1969410" calcext:value-type="float">
            <text:p>1969410</text:p>
          </table:table-cell>
          <table:table-cell office:value-type="float" office:value="1642343" calcext:value-type="float">
            <text:p>1642343</text:p>
          </table:table-cell>
          <table:table-cell office:value-type="float" office:value="2424788" calcext:value-type="float">
            <text:p>2424788</text:p>
          </table:table-cell>
          <table:table-cell table:formula="of:=MIN([.A59:.J59])" office:value-type="float" office:value="1642343" calcext:value-type="float">
            <text:p>1642343</text:p>
          </table:table-cell>
        </table:table-row>
        <table:table-row table:style-name="ro1">
          <table:table-cell office:value-type="float" office:value="1736459" calcext:value-type="float">
            <text:p>1736459</text:p>
          </table:table-cell>
          <table:table-cell office:value-type="float" office:value="1888154" calcext:value-type="float">
            <text:p>1888154</text:p>
          </table:table-cell>
          <table:table-cell office:value-type="float" office:value="1769195" calcext:value-type="float">
            <text:p>1769195</text:p>
          </table:table-cell>
          <table:table-cell office:value-type="float" office:value="2423326" calcext:value-type="float">
            <text:p>2423326</text:p>
          </table:table-cell>
          <table:table-cell office:value-type="float" office:value="1727106" calcext:value-type="float">
            <text:p>1727106</text:p>
          </table:table-cell>
          <table:table-cell office:value-type="float" office:value="1987824" calcext:value-type="float">
            <text:p>1987824</text:p>
          </table:table-cell>
          <table:table-cell office:value-type="float" office:value="1928490" calcext:value-type="float">
            <text:p>1928490</text:p>
          </table:table-cell>
          <table:table-cell office:value-type="float" office:value="1910368" calcext:value-type="float">
            <text:p>1910368</text:p>
          </table:table-cell>
          <table:table-cell office:value-type="float" office:value="1711615" calcext:value-type="float">
            <text:p>1711615</text:p>
          </table:table-cell>
          <table:table-cell office:value-type="float" office:value="1971164" calcext:value-type="float">
            <text:p>1971164</text:p>
          </table:table-cell>
          <table:table-cell table:formula="of:=MIN([.A60:.J60])" office:value-type="float" office:value="1711615" calcext:value-type="float">
            <text:p>1711615</text:p>
          </table:table-cell>
        </table:table-row>
        <table:table-row table:style-name="ro1">
          <table:table-cell office:value-type="float" office:value="1593532" calcext:value-type="float">
            <text:p>1593532</text:p>
          </table:table-cell>
          <table:table-cell office:value-type="float" office:value="1701093" calcext:value-type="float">
            <text:p>1701093</text:p>
          </table:table-cell>
          <table:table-cell office:value-type="float" office:value="1664557" calcext:value-type="float">
            <text:p>1664557</text:p>
          </table:table-cell>
          <table:table-cell office:value-type="float" office:value="1915922" calcext:value-type="float">
            <text:p>1915922</text:p>
          </table:table-cell>
          <table:table-cell office:value-type="float" office:value="1636790" calcext:value-type="float">
            <text:p>1636790</text:p>
          </table:table-cell>
          <table:table-cell office:value-type="float" office:value="1847527" calcext:value-type="float">
            <text:p>1847527</text:p>
          </table:table-cell>
          <table:table-cell office:value-type="float" office:value="2516273" calcext:value-type="float">
            <text:p>2516273</text:p>
          </table:table-cell>
          <table:table-cell office:value-type="float" office:value="2147119" calcext:value-type="float">
            <text:p>2147119</text:p>
          </table:table-cell>
          <table:table-cell office:value-type="float" office:value="2680537" calcext:value-type="float">
            <text:p>2680537</text:p>
          </table:table-cell>
          <table:table-cell office:value-type="float" office:value="1758088" calcext:value-type="float">
            <text:p>1758088</text:p>
          </table:table-cell>
          <table:table-cell table:formula="of:=MIN([.A61:.J61])" office:value-type="float" office:value="1593532" calcext:value-type="float">
            <text:p>1593532</text:p>
          </table:table-cell>
        </table:table-row>
        <table:table-row table:style-name="ro1">
          <table:table-cell office:value-type="float" office:value="1711907" calcext:value-type="float">
            <text:p>1711907</text:p>
          </table:table-cell>
          <table:table-cell office:value-type="float" office:value="1750196" calcext:value-type="float">
            <text:p>1750196</text:p>
          </table:table-cell>
          <table:table-cell office:value-type="float" office:value="1784686" calcext:value-type="float">
            <text:p>1784686</text:p>
          </table:table-cell>
          <table:table-cell office:value-type="float" office:value="1949535" calcext:value-type="float">
            <text:p>1949535</text:p>
          </table:table-cell>
          <table:table-cell office:value-type="float" office:value="2487045" calcext:value-type="float">
            <text:p>2487045</text:p>
          </table:table-cell>
          <table:table-cell office:value-type="float" office:value="2832817" calcext:value-type="float">
            <text:p>2832817</text:p>
          </table:table-cell>
          <table:table-cell office:value-type="float" office:value="2156763" calcext:value-type="float">
            <text:p>2156763</text:p>
          </table:table-cell>
          <table:table-cell office:value-type="float" office:value="2070540" calcext:value-type="float">
            <text:p>2070540</text:p>
          </table:table-cell>
          <table:table-cell office:value-type="float" office:value="1800470" calcext:value-type="float">
            <text:p>1800470</text:p>
          </table:table-cell>
          <table:table-cell office:value-type="float" office:value="1747859" calcext:value-type="float">
            <text:p>1747859</text:p>
          </table:table-cell>
          <table:table-cell table:formula="of:=MIN([.A62:.J62])" office:value-type="float" office:value="1711907" calcext:value-type="float">
            <text:p>1711907</text:p>
          </table:table-cell>
        </table:table-row>
        <table:table-row table:style-name="ro1">
          <table:table-cell office:value-type="float" office:value="1767149" calcext:value-type="float">
            <text:p>1767149</text:p>
          </table:table-cell>
          <table:table-cell office:value-type="float" office:value="2288584" calcext:value-type="float">
            <text:p>2288584</text:p>
          </table:table-cell>
          <table:table-cell office:value-type="float" office:value="2690182" calcext:value-type="float">
            <text:p>2690182</text:p>
          </table:table-cell>
          <table:table-cell office:value-type="float" office:value="2618572" calcext:value-type="float">
            <text:p>2618572</text:p>
          </table:table-cell>
          <table:table-cell office:value-type="float" office:value="1824437" calcext:value-type="float">
            <text:p>1824437</text:p>
          </table:table-cell>
          <table:table-cell office:value-type="float" office:value="2292383" calcext:value-type="float">
            <text:p>2292383</text:p>
          </table:table-cell>
          <table:table-cell office:value-type="float" office:value="2017052" calcext:value-type="float">
            <text:p>2017052</text:p>
          </table:table-cell>
          <table:table-cell office:value-type="float" office:value="3189403" calcext:value-type="float">
            <text:p>3189403</text:p>
          </table:table-cell>
          <table:table-cell office:value-type="float" office:value="1680049" calcext:value-type="float">
            <text:p>1680049</text:p>
          </table:table-cell>
          <table:table-cell office:value-type="float" office:value="1628606" calcext:value-type="float">
            <text:p>1628606</text:p>
          </table:table-cell>
          <table:table-cell table:formula="of:=MIN([.A63:.J63])" office:value-type="float" office:value="1628606" calcext:value-type="float">
            <text:p>1628606</text:p>
          </table:table-cell>
        </table:table-row>
        <table:table-row table:style-name="ro1">
          <table:table-cell office:value-type="float" office:value="1648774" calcext:value-type="float">
            <text:p>1648774</text:p>
          </table:table-cell>
          <table:table-cell office:value-type="float" office:value="1760134" calcext:value-type="float">
            <text:p>1760134</text:p>
          </table:table-cell>
          <table:table-cell office:value-type="float" office:value="1698170" calcext:value-type="float">
            <text:p>1698170</text:p>
          </table:table-cell>
          <table:table-cell office:value-type="float" office:value="1889031" calcext:value-type="float">
            <text:p>1889031</text:p>
          </table:table-cell>
          <table:table-cell office:value-type="float" office:value="1914460" calcext:value-type="float">
            <text:p>1914460</text:p>
          </table:table-cell>
          <table:table-cell office:value-type="float" office:value="2198560" calcext:value-type="float">
            <text:p>2198560</text:p>
          </table:table-cell>
          <table:table-cell office:value-type="float" office:value="1934920" calcext:value-type="float">
            <text:p>1934920</text:p>
          </table:table-cell>
          <table:table-cell office:value-type="float" office:value="1968825" calcext:value-type="float">
            <text:p>1968825</text:p>
          </table:table-cell>
          <table:table-cell office:value-type="float" office:value="1640006" calcext:value-type="float">
            <text:p>1640006</text:p>
          </table:table-cell>
          <table:table-cell office:value-type="float" office:value="3278842" calcext:value-type="float">
            <text:p>3278842</text:p>
          </table:table-cell>
          <table:table-cell table:formula="of:=MIN([.A64:.J64])" office:value-type="float" office:value="1640006" calcext:value-type="float">
            <text:p>1640006</text:p>
          </table:table-cell>
        </table:table-row>
        <table:table-row table:style-name="ro1">
          <table:table-cell office:value-type="float" office:value="1616915" calcext:value-type="float">
            <text:p>1616915</text:p>
          </table:table-cell>
          <table:table-cell office:value-type="float" office:value="1665142" calcext:value-type="float">
            <text:p>1665142</text:p>
          </table:table-cell>
          <table:table-cell office:value-type="float" office:value="1648774" calcext:value-type="float">
            <text:p>1648774</text:p>
          </table:table-cell>
          <table:table-cell office:value-type="float" office:value="1861849" calcext:value-type="float">
            <text:p>1861849</text:p>
          </table:table-cell>
          <table:table-cell office:value-type="float" office:value="1920891" calcext:value-type="float">
            <text:p>1920891</text:p>
          </table:table-cell>
          <table:table-cell office:value-type="float" office:value="1929367" calcext:value-type="float">
            <text:p>1929367</text:p>
          </table:table-cell>
          <table:table-cell office:value-type="float" office:value="1859511" calcext:value-type="float">
            <text:p>1859511</text:p>
          </table:table-cell>
          <table:table-cell office:value-type="float" office:value="1827067" calcext:value-type="float">
            <text:p>1827067</text:p>
          </table:table-cell>
          <table:table-cell office:value-type="float" office:value="1612823" calcext:value-type="float">
            <text:p>1612823</text:p>
          </table:table-cell>
          <table:table-cell office:value-type="float" office:value="2343825" calcext:value-type="float">
            <text:p>2343825</text:p>
          </table:table-cell>
          <table:table-cell table:formula="of:=MIN([.A65:.J65])" office:value-type="float" office:value="1612823" calcext:value-type="float">
            <text:p>1612823</text:p>
          </table:table-cell>
        </table:table-row>
        <table:table-row table:style-name="ro1">
          <table:table-cell office:value-type="float" office:value="1593824" calcext:value-type="float">
            <text:p>1593824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1817715" calcext:value-type="float">
            <text:p>1817715</text:p>
          </table:table-cell>
          <table:table-cell office:value-type="float" office:value="1885232" calcext:value-type="float">
            <text:p>1885232</text:p>
          </table:table-cell>
          <table:table-cell office:value-type="float" office:value="1693494" calcext:value-type="float">
            <text:p>1693494</text:p>
          </table:table-cell>
          <table:table-cell office:value-type="float" office:value="2477399" calcext:value-type="float">
            <text:p>2477399</text:p>
          </table:table-cell>
          <table:table-cell office:value-type="float" office:value="2617987" calcext:value-type="float">
            <text:p>2617987</text:p>
          </table:table-cell>
          <table:table-cell office:value-type="float" office:value="1813623" calcext:value-type="float">
            <text:p>1813623</text:p>
          </table:table-cell>
          <table:table-cell office:value-type="float" office:value="2615942" calcext:value-type="float">
            <text:p>2615942</text:p>
          </table:table-cell>
          <table:table-cell office:value-type="float" office:value="2198560" calcext:value-type="float">
            <text:p>2198560</text:p>
          </table:table-cell>
          <table:table-cell table:formula="of:=MIN([.A66:.J66])" office:value-type="float" office:value="1593824" calcext:value-type="float">
            <text:p>1593824</text:p>
          </table:table-cell>
        </table:table-row>
        <table:table-row table:style-name="ro1">
          <table:table-cell office:value-type="float" office:value="1592656" calcext:value-type="float">
            <text:p>1592656</text:p>
          </table:table-cell>
          <table:table-cell office:value-type="float" office:value="1593825" calcext:value-type="float">
            <text:p>1593825</text:p>
          </table:table-cell>
          <table:table-cell office:value-type="float" office:value="1774749" calcext:value-type="float">
            <text:p>1774749</text:p>
          </table:table-cell>
          <table:table-cell office:value-type="float" office:value="3318008" calcext:value-type="float">
            <text:p>3318008</text:p>
          </table:table-cell>
          <table:table-cell office:value-type="float" office:value="2536733" calcext:value-type="float">
            <text:p>2536733</text:p>
          </table:table-cell>
          <table:table-cell office:value-type="float" office:value="2176054" calcext:value-type="float">
            <text:p>2176054</text:p>
          </table:table-cell>
          <table:table-cell office:value-type="float" office:value="2330965" calcext:value-type="float">
            <text:p>2330965</text:p>
          </table:table-cell>
          <table:table-cell office:value-type="float" office:value="1774749" calcext:value-type="float">
            <text:p>1774749</text:p>
          </table:table-cell>
          <table:table-cell office:value-type="float" office:value="1794916" calcext:value-type="float">
            <text:p>1794916</text:p>
          </table:table-cell>
          <table:table-cell office:value-type="float" office:value="2104737" calcext:value-type="float">
            <text:p>2104737</text:p>
          </table:table-cell>
          <table:table-cell table:formula="of:=MIN([.A67:.J67])" office:value-type="float" office:value="1592656" calcext:value-type="float">
            <text:p>1592656</text:p>
          </table:table-cell>
        </table:table-row>
        <table:table-row table:style-name="ro1">
          <table:table-cell office:value-type="float" office:value="1666018" calcext:value-type="float">
            <text:p>1666018</text:p>
          </table:table-cell>
          <table:table-cell office:value-type="float" office:value="1678879" calcext:value-type="float">
            <text:p>1678879</text:p>
          </table:table-cell>
          <table:table-cell office:value-type="float" office:value="2766760" calcext:value-type="float">
            <text:p>2766760</text:p>
          </table:table-cell>
          <table:table-cell office:value-type="float" office:value="2022606" calcext:value-type="float">
            <text:p>2022606</text:p>
          </table:table-cell>
          <table:table-cell office:value-type="float" office:value="1736460" calcext:value-type="float">
            <text:p>1736460</text:p>
          </table:table-cell>
          <table:table-cell office:value-type="float" office:value="1905107" calcext:value-type="float">
            <text:p>1905107</text:p>
          </table:table-cell>
          <table:table-cell office:value-type="float" office:value="2079016" calcext:value-type="float">
            <text:p>2079016</text:p>
          </table:table-cell>
          <table:table-cell office:value-type="float" office:value="2598989" calcext:value-type="float">
            <text:p>2598989</text:p>
          </table:table-cell>
          <table:table-cell office:value-type="float" office:value="1698754" calcext:value-type="float">
            <text:p>1698754</text:p>
          </table:table-cell>
          <table:table-cell office:value-type="float" office:value="3083011" calcext:value-type="float">
            <text:p>3083011</text:p>
          </table:table-cell>
          <table:table-cell table:formula="of:=MIN([.A68:.J68])" office:value-type="float" office:value="1666018" calcext:value-type="float">
            <text:p>1666018</text:p>
          </table:table-cell>
        </table:table-row>
        <table:table-row table:style-name="ro1">
          <table:table-cell office:value-type="float" office:value="1597624" calcext:value-type="float">
            <text:p>1597624</text:p>
          </table:table-cell>
          <table:table-cell office:value-type="float" office:value="2605712" calcext:value-type="float">
            <text:p>2605712</text:p>
          </table:table-cell>
          <table:table-cell office:value-type="float" office:value="2315474" calcext:value-type="float">
            <text:p>2315474</text:p>
          </table:table-cell>
          <table:table-cell office:value-type="float" office:value="1929074" calcext:value-type="float">
            <text:p>1929074</text:p>
          </table:table-cell>
          <table:table-cell office:value-type="float" office:value="1668357" calcext:value-type="float">
            <text:p>1668357</text:p>
          </table:table-cell>
          <table:table-cell office:value-type="float" office:value="2128119" calcext:value-type="float">
            <text:p>2128119</text:p>
          </table:table-cell>
          <table:table-cell office:value-type="float" office:value="2042773" calcext:value-type="float">
            <text:p>2042773</text:p>
          </table:table-cell>
          <table:table-cell office:value-type="float" office:value="1972917" calcext:value-type="float">
            <text:p>1972917</text:p>
          </table:table-cell>
          <table:table-cell office:value-type="float" office:value="1632991" calcext:value-type="float">
            <text:p>1632991</text:p>
          </table:table-cell>
          <table:table-cell office:value-type="float" office:value="2250587" calcext:value-type="float">
            <text:p>2250587</text:p>
          </table:table-cell>
          <table:table-cell table:formula="of:=MIN([.A69:.J69])" office:value-type="float" office:value="1597624" calcext:value-type="float">
            <text:p>1597624</text:p>
          </table:table-cell>
        </table:table-row>
        <table:table-row table:style-name="ro1">
          <table:table-cell office:value-type="float" office:value="1580087" calcext:value-type="float">
            <text:p>1580087</text:p>
          </table:table-cell>
          <table:table-cell office:value-type="float" office:value="1767734" calcext:value-type="float">
            <text:p>1767734</text:p>
          </table:table-cell>
          <table:table-cell office:value-type="float" office:value="1941058" calcext:value-type="float">
            <text:p>1941058</text:p>
          </table:table-cell>
          <table:table-cell office:value-type="float" office:value="1866818" calcext:value-type="float">
            <text:p>1866818</text:p>
          </table:table-cell>
          <table:table-cell office:value-type="float" office:value="1610484" calcext:value-type="float">
            <text:p>1610484</text:p>
          </table:table-cell>
          <table:table-cell office:value-type="float" office:value="1912999" calcext:value-type="float">
            <text:p>1912999</text:p>
          </table:table-cell>
          <table:table-cell office:value-type="float" office:value="2067616" calcext:value-type="float">
            <text:p>2067616</text:p>
          </table:table-cell>
          <table:table-cell office:value-type="float" office:value="1762764" calcext:value-type="float">
            <text:p>1762764</text:p>
          </table:table-cell>
          <table:table-cell office:value-type="float" office:value="1622761" calcext:value-type="float">
            <text:p>1622761</text:p>
          </table:table-cell>
          <table:table-cell office:value-type="float" office:value="2219313" calcext:value-type="float">
            <text:p>2219313</text:p>
          </table:table-cell>
          <table:table-cell table:formula="of:=MIN([.A70:.J70])" office:value-type="float" office:value="1580087" calcext:value-type="float">
            <text:p>1580087</text:p>
          </table:table-cell>
        </table:table-row>
        <table:table-row table:style-name="ro1">
          <table:table-cell office:value-type="float" office:value="1569565" calcext:value-type="float">
            <text:p>1569565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1658419" calcext:value-type="float">
            <text:p>1658419</text:p>
          </table:table-cell>
          <table:table-cell office:value-type="float" office:value="1824145" calcext:value-type="float">
            <text:p>1824145</text:p>
          </table:table-cell>
          <table:table-cell office:value-type="float" office:value="1620130" calcext:value-type="float">
            <text:p>1620130</text:p>
          </table:table-cell>
          <table:table-cell office:value-type="float" office:value="3212201" calcext:value-type="float">
            <text:p>3212201</text:p>
          </table:table-cell>
          <table:table-cell office:value-type="float" office:value="3157836" calcext:value-type="float">
            <text:p>3157836</text:p>
          </table:table-cell>
          <table:table-cell office:value-type="float" office:value="1799300" calcext:value-type="float">
            <text:p>1799300</text:p>
          </table:table-cell>
          <table:table-cell office:value-type="float" office:value="2083108" calcext:value-type="float">
            <text:p>2083108</text:p>
          </table:table-cell>
          <table:table-cell office:value-type="float" office:value="2307874" calcext:value-type="float">
            <text:p>2307874</text:p>
          </table:table-cell>
          <table:table-cell table:formula="of:=MIN([.A71:.J71])" office:value-type="float" office:value="1569565" calcext:value-type="float">
            <text:p>1569565</text:p>
          </table:table-cell>
        </table:table-row>
        <table:table-row table:style-name="ro1">
          <table:table-cell office:value-type="float" office:value="1642344" calcext:value-type="float">
            <text:p>1642344</text:p>
          </table:table-cell>
          <table:table-cell office:value-type="float" office:value="1679171" calcext:value-type="float">
            <text:p>1679171</text:p>
          </table:table-cell>
          <table:table-cell office:value-type="float" office:value="1660465" calcext:value-type="float">
            <text:p>1660465</text:p>
          </table:table-cell>
          <table:table-cell office:value-type="float" office:value="2828725" calcext:value-type="float">
            <text:p>2828725</text:p>
          </table:table-cell>
          <table:table-cell office:value-type="float" office:value="2899750" calcext:value-type="float">
            <text:p>2899750</text:p>
          </table:table-cell>
          <table:table-cell office:value-type="float" office:value="2004191" calcext:value-type="float">
            <text:p>2004191</text:p>
          </table:table-cell>
          <table:table-cell office:value-type="float" office:value="2091584" calcext:value-type="float">
            <text:p>2091584</text:p>
          </table:table-cell>
          <table:table-cell office:value-type="float" office:value="1798716" calcext:value-type="float">
            <text:p>1798716</text:p>
          </table:table-cell>
          <table:table-cell office:value-type="float" office:value="2158225" calcext:value-type="float">
            <text:p>2158225</text:p>
          </table:table-cell>
          <table:table-cell office:value-type="float" office:value="2712104" calcext:value-type="float">
            <text:p>2712104</text:p>
          </table:table-cell>
          <table:table-cell table:formula="of:=MIN([.A72:.J72])" office:value-type="float" office:value="1642344" calcext:value-type="float">
            <text:p>1642344</text:p>
          </table:table-cell>
        </table:table-row>
        <table:table-row table:style-name="ro1">
          <table:table-cell office:value-type="float" office:value="1793747" calcext:value-type="float">
            <text:p>1793747</text:p>
          </table:table-cell>
          <table:table-cell office:value-type="float" office:value="1585641" calcext:value-type="float">
            <text:p>1585641</text:p>
          </table:table-cell>
          <table:table-cell office:value-type="float" office:value="2269878" calcext:value-type="float">
            <text:p>2269878</text:p>
          </table:table-cell>
          <table:table-cell office:value-type="float" office:value="1997469" calcext:value-type="float">
            <text:p>1997469</text:p>
          </table:table-cell>
          <table:table-cell office:value-type="float" office:value="1822976" calcext:value-type="float">
            <text:p>1822976</text:p>
          </table:table-cell>
          <table:table-cell office:value-type="float" office:value="1858634" calcext:value-type="float">
            <text:p>1858634</text:p>
          </table:table-cell>
          <table:table-cell office:value-type="float" office:value="1896631" calcext:value-type="float">
            <text:p>1896631</text:p>
          </table:table-cell>
          <table:table-cell office:value-type="float" office:value="2534102" calcext:value-type="float">
            <text:p>2534102</text:p>
          </table:table-cell>
          <table:table-cell office:value-type="float" office:value="1693786" calcext:value-type="float">
            <text:p>1693786</text:p>
          </table:table-cell>
          <table:table-cell office:value-type="float" office:value="1736459" calcext:value-type="float">
            <text:p>1736459</text:p>
          </table:table-cell>
          <table:table-cell table:formula="of:=MIN([.A73:.J73])" office:value-type="float" office:value="1585641" calcext:value-type="float">
            <text:p>1585641</text:p>
          </table:table-cell>
        </table:table-row>
        <table:table-row table:style-name="ro1">
          <table:table-cell office:value-type="float" office:value="1676249" calcext:value-type="float">
            <text:p>1676249</text:p>
          </table:table-cell>
          <table:table-cell office:value-type="float" office:value="1861265" calcext:value-type="float">
            <text:p>1861265</text:p>
          </table:table-cell>
          <table:table-cell office:value-type="float" office:value="2278061" calcext:value-type="float">
            <text:p>2278061</text:p>
          </table:table-cell>
          <table:table-cell office:value-type="float" office:value="2016175" calcext:value-type="float">
            <text:p>2016175</text:p>
          </table:table-cell>
          <table:table-cell office:value-type="float" office:value="1712200" calcext:value-type="float">
            <text:p>1712200</text:p>
          </table:table-cell>
          <table:table-cell office:value-type="float" office:value="1867987" calcext:value-type="float">
            <text:p>1867987</text:p>
          </table:table-cell>
          <table:table-cell office:value-type="float" office:value="1948658" calcext:value-type="float">
            <text:p>1948658</text:p>
          </table:table-cell>
          <table:table-cell office:value-type="float" office:value="1720676" calcext:value-type="float">
            <text:p>1720676</text:p>
          </table:table-cell>
          <table:table-cell office:value-type="float" office:value="1637375" calcext:value-type="float">
            <text:p>1637375</text:p>
          </table:table-cell>
          <table:table-cell office:value-type="float" office:value="1937843" calcext:value-type="float">
            <text:p>1937843</text:p>
          </table:table-cell>
          <table:table-cell table:formula="of:=MIN([.A74:.J74])" office:value-type="float" office:value="1637375" calcext:value-type="float">
            <text:p>1637375</text:p>
          </table:table-cell>
        </table:table-row>
        <table:table-row table:style-name="ro1">
          <table:table-cell office:value-type="float" office:value="1607562" calcext:value-type="float">
            <text:p>1607562</text:p>
          </table:table-cell>
          <table:table-cell office:value-type="float" office:value="2491136" calcext:value-type="float">
            <text:p>2491136</text:p>
          </table:table-cell>
          <table:table-cell office:value-type="float" office:value="1770071" calcext:value-type="float">
            <text:p>1770071</text:p>
          </table:table-cell>
          <table:table-cell office:value-type="float" office:value="2067324" calcext:value-type="float">
            <text:p>2067324</text:p>
          </table:table-cell>
          <table:table-cell office:value-type="float" office:value="1663389" calcext:value-type="float">
            <text:p>1663389</text:p>
          </table:table-cell>
          <table:table-cell office:value-type="float" office:value="1874417" calcext:value-type="float">
            <text:p>1874417</text:p>
          </table:table-cell>
          <table:table-cell office:value-type="float" office:value="2670891" calcext:value-type="float">
            <text:p>2670891</text:p>
          </table:table-cell>
          <table:table-cell office:value-type="float" office:value="1648190" calcext:value-type="float">
            <text:p>1648190</text:p>
          </table:table-cell>
          <table:table-cell office:value-type="float" office:value="1814207" calcext:value-type="float">
            <text:p>1814207</text:p>
          </table:table-cell>
          <table:table-cell office:value-type="float" office:value="1685602" calcext:value-type="float">
            <text:p>1685602</text:p>
          </table:table-cell>
          <table:table-cell table:formula="of:=MIN([.A75:.J75])" office:value-type="float" office:value="1607562" calcext:value-type="float">
            <text:p>1607562</text:p>
          </table:table-cell>
        </table:table-row>
        <table:table-row table:style-name="ro1">
          <table:table-cell office:value-type="float" office:value="1576288" calcext:value-type="float">
            <text:p>1576288</text:p>
          </table:table-cell>
          <table:table-cell office:value-type="float" office:value="2164363" calcext:value-type="float">
            <text:p>2164363</text:p>
          </table:table-cell>
          <table:table-cell office:value-type="float" office:value="1689693" calcext:value-type="float">
            <text:p>1689693</text:p>
          </table:table-cell>
          <table:table-cell office:value-type="float" office:value="2757700" calcext:value-type="float">
            <text:p>2757700</text:p>
          </table:table-cell>
          <table:table-cell office:value-type="float" office:value="1618961" calcext:value-type="float">
            <text:p>1618961</text:p>
          </table:table-cell>
          <table:table-cell office:value-type="float" office:value="2754776" calcext:value-type="float">
            <text:p>2754776</text:p>
          </table:table-cell>
          <table:table-cell office:value-type="float" office:value="1927321" calcext:value-type="float">
            <text:p>1927321</text:p>
          </table:table-cell>
          <table:table-cell office:value-type="float" office:value="1603470" calcext:value-type="float">
            <text:p>1603470</text:p>
          </table:table-cell>
          <table:table-cell office:value-type="float" office:value="1682386" calcext:value-type="float">
            <text:p>1682386</text:p>
          </table:table-cell>
          <table:table-cell office:value-type="float" office:value="1626268" calcext:value-type="float">
            <text:p>1626268</text:p>
          </table:table-cell>
          <table:table-cell table:formula="of:=MIN([.A76:.J76])" office:value-type="float" office:value="1576288" calcext:value-type="float">
            <text:p>1576288</text:p>
          </table:table-cell>
        </table:table-row>
        <table:table-row table:style-name="ro1">
          <table:table-cell office:value-type="float" office:value="1568396" calcext:value-type="float">
            <text:p>1568396</text:p>
          </table:table-cell>
          <table:table-cell office:value-type="float" office:value="1968241" calcext:value-type="float">
            <text:p>1968241</text:p>
          </table:table-cell>
          <table:table-cell office:value-type="float" office:value="1650820" calcext:value-type="float">
            <text:p>1650820</text:p>
          </table:table-cell>
          <table:table-cell office:value-type="float" office:value="2193884" calcext:value-type="float">
            <text:p>2193884</text:p>
          </table:table-cell>
          <table:table-cell office:value-type="float" office:value="1599670" calcext:value-type="float">
            <text:p>1599670</text:p>
          </table:table-cell>
          <table:table-cell office:value-type="float" office:value="1888739" calcext:value-type="float">
            <text:p>1888739</text:p>
          </table:table-cell>
          <table:table-cell office:value-type="float" office:value="1899846" calcext:value-type="float">
            <text:p>1899846</text:p>
          </table:table-cell>
          <table:table-cell office:value-type="float" office:value="1597917" calcext:value-type="float">
            <text:p>1597917</text:p>
          </table:table-cell>
          <table:table-cell office:value-type="float" office:value="2422449" calcext:value-type="float">
            <text:p>2422449</text:p>
          </table:table-cell>
          <table:table-cell office:value-type="float" office:value="2389422" calcext:value-type="float">
            <text:p>2389422</text:p>
          </table:table-cell>
          <table:table-cell table:formula="of:=MIN([.A77:.J77])" office:value-type="float" office:value="1568396" calcext:value-type="float">
            <text:p>1568396</text:p>
          </table:table-cell>
        </table:table-row>
        <table:table-row table:style-name="ro1">
          <table:table-cell office:value-type="float" office:value="1637667" calcext:value-type="float">
            <text:p>1637667</text:p>
          </table:table-cell>
          <table:table-cell office:value-type="float" office:value="1836713" calcext:value-type="float">
            <text:p>1836713</text:p>
          </table:table-cell>
          <table:table-cell office:value-type="float" office:value="2758577" calcext:value-type="float">
            <text:p>2758577</text:p>
          </table:table-cell>
          <table:table-cell office:value-type="float" office:value="1897800" calcext:value-type="float">
            <text:p>1897800</text:p>
          </table:table-cell>
          <table:table-cell office:value-type="float" office:value="2440571" calcext:value-type="float">
            <text:p>2440571</text:p>
          </table:table-cell>
          <table:table-cell office:value-type="float" office:value="1921767" calcext:value-type="float">
            <text:p>1921767</text:p>
          </table:table-cell>
          <table:table-cell office:value-type="float" office:value="2271339" calcext:value-type="float">
            <text:p>2271339</text:p>
          </table:table-cell>
          <table:table-cell office:value-type="float" office:value="3099088" calcext:value-type="float">
            <text:p>3099088</text:p>
          </table:table-cell>
          <table:table-cell office:value-type="float" office:value="1883186" calcext:value-type="float">
            <text:p>1883186</text:p>
          </table:table-cell>
          <table:table-cell office:value-type="float" office:value="1732660" calcext:value-type="float">
            <text:p>1732660</text:p>
          </table:table-cell>
          <table:table-cell table:formula="of:=MIN([.A78:.J78])" office:value-type="float" office:value="1637667" calcext:value-type="float">
            <text:p>1637667</text:p>
          </table:table-cell>
        </table:table-row>
        <table:table-row table:style-name="ro1">
          <table:table-cell office:value-type="float" office:value="1606978" calcext:value-type="float">
            <text:p>1606978</text:p>
          </table:table-cell>
          <table:table-cell office:value-type="float" office:value="2603666" calcext:value-type="float">
            <text:p>2603666</text:p>
          </table:table-cell>
          <table:table-cell office:value-type="float" office:value="2301444" calcext:value-type="float">
            <text:p>2301444</text:p>
          </table:table-cell>
          <table:table-cell office:value-type="float" office:value="1899553" calcext:value-type="float">
            <text:p>1899553</text:p>
          </table:table-cell>
          <table:table-cell office:value-type="float" office:value="1761303" calcext:value-type="float">
            <text:p>1761303</text:p>
          </table:table-cell>
          <table:table-cell office:value-type="float" office:value="2211713" calcext:value-type="float">
            <text:p>2211713</text:p>
          </table:table-cell>
          <table:table-cell office:value-type="float" office:value="1937842" calcext:value-type="float">
            <text:p>1937842</text:p>
          </table:table-cell>
          <table:table-cell office:value-type="float" office:value="1892539" calcext:value-type="float">
            <text:p>1892539</text:p>
          </table:table-cell>
          <table:table-cell office:value-type="float" office:value="1787024" calcext:value-type="float">
            <text:p>1787024</text:p>
          </table:table-cell>
          <table:table-cell office:value-type="float" office:value="1893708" calcext:value-type="float">
            <text:p>1893708</text:p>
          </table:table-cell>
          <table:table-cell table:formula="of:=MIN([.A79:.J79])" office:value-type="float" office:value="1606978" calcext:value-type="float">
            <text:p>1606978</text:p>
          </table:table-cell>
        </table:table-row>
        <table:table-row table:style-name="ro1">
          <table:table-cell office:value-type="float" office:value="1566934" calcext:value-type="float">
            <text:p>1566934</text:p>
          </table:table-cell>
          <table:table-cell office:value-type="float" office:value="1730614" calcext:value-type="float">
            <text:p>1730614</text:p>
          </table:table-cell>
          <table:table-cell office:value-type="float" office:value="2188915" calcext:value-type="float">
            <text:p>2188915</text:p>
          </table:table-cell>
          <table:table-cell office:value-type="float" office:value="1870618" calcext:value-type="float">
            <text:p>1870618</text:p>
          </table:table-cell>
          <table:table-cell office:value-type="float" office:value="1679756" calcext:value-type="float">
            <text:p>1679756</text:p>
          </table:table-cell>
          <table:table-cell office:value-type="float" office:value="3370034" calcext:value-type="float">
            <text:p>3370034</text:p>
          </table:table-cell>
          <table:table-cell office:value-type="float" office:value="2821710" calcext:value-type="float">
            <text:p>2821710</text:p>
          </table:table-cell>
          <table:table-cell office:value-type="float" office:value="1897215" calcext:value-type="float">
            <text:p>1897215</text:p>
          </table:table-cell>
          <table:table-cell office:value-type="float" office:value="1689693" calcext:value-type="float">
            <text:p>1689693</text:p>
          </table:table-cell>
          <table:table-cell office:value-type="float" office:value="1695247" calcext:value-type="float">
            <text:p>1695247</text:p>
          </table:table-cell>
          <table:table-cell table:formula="of:=MIN([.A80:.J80])" office:value-type="float" office:value="1566934" calcext:value-type="float">
            <text:p>1566934</text:p>
          </table:table-cell>
        </table:table-row>
        <table:table-row table:style-name="ro1">
          <table:table-cell office:value-type="float" office:value="1554659" calcext:value-type="float">
            <text:p>1554659</text:p>
          </table:table-cell>
          <table:table-cell office:value-type="float" office:value="1667188" calcext:value-type="float">
            <text:p>1667188</text:p>
          </table:table-cell>
          <table:table-cell office:value-type="float" office:value="2105321" calcext:value-type="float">
            <text:p>2105321</text:p>
          </table:table-cell>
          <table:table-cell office:value-type="float" office:value="2546378" calcext:value-type="float">
            <text:p>2546378</text:p>
          </table:table-cell>
          <table:table-cell office:value-type="float" office:value="1795792" calcext:value-type="float">
            <text:p>1795792</text:p>
          </table:table-cell>
          <table:table-cell office:value-type="float" office:value="2552516" calcext:value-type="float">
            <text:p>2552516</text:p>
          </table:table-cell>
          <table:table-cell office:value-type="float" office:value="2136304" calcext:value-type="float">
            <text:p>2136304</text:p>
          </table:table-cell>
          <table:table-cell office:value-type="float" office:value="1875002" calcext:value-type="float">
            <text:p>1875002</text:p>
          </table:table-cell>
          <table:table-cell office:value-type="float" office:value="1636498" calcext:value-type="float">
            <text:p>1636498</text:p>
          </table:table-cell>
          <table:table-cell office:value-type="float" office:value="1630068" calcext:value-type="float">
            <text:p>1630068</text:p>
          </table:table-cell>
          <table:table-cell table:formula="of:=MIN([.A81:.J81])" office:value-type="float" office:value="1554659" calcext:value-type="float">
            <text:p>1554659</text:p>
          </table:table-cell>
        </table:table-row>
        <table:table-row table:style-name="ro1">
          <table:table-cell office:value-type="float" office:value="1601717" calcext:value-type="float">
            <text:p>1601717</text:p>
          </table:table-cell>
          <table:table-cell office:value-type="float" office:value="1648481" calcext:value-type="float">
            <text:p>1648481</text:p>
          </table:table-cell>
          <table:table-cell office:value-type="float" office:value="3068105" calcext:value-type="float">
            <text:p>3068105</text:p>
          </table:table-cell>
          <table:table-cell office:value-type="float" office:value="2447002" calcext:value-type="float">
            <text:p>2447002</text:p>
          </table:table-cell>
          <table:table-cell office:value-type="float" office:value="1871787" calcext:value-type="float">
            <text:p>1871787</text:p>
          </table:table-cell>
          <table:table-cell office:value-type="float" office:value="2540532" calcext:value-type="float">
            <text:p>2540532</text:p>
          </table:table-cell>
          <table:table-cell office:value-type="float" office:value="2059725" calcext:value-type="float">
            <text:p>2059725</text:p>
          </table:table-cell>
          <table:table-cell office:value-type="float" office:value="2613019" calcext:value-type="float">
            <text:p>2613019</text:p>
          </table:table-cell>
          <table:table-cell office:value-type="float" office:value="2340025" calcext:value-type="float">
            <text:p>2340025</text:p>
          </table:table-cell>
          <table:table-cell office:value-type="float" office:value="1667773" calcext:value-type="float">
            <text:p>1667773</text:p>
          </table:table-cell>
          <table:table-cell table:formula="of:=MIN([.A82:.J82])" office:value-type="float" office:value="1601717" calcext:value-type="float">
            <text:p>1601717</text:p>
          </table:table-cell>
        </table:table-row>
        <table:table-row table:style-name="ro1">
          <table:table-cell office:value-type="float" office:value="1714246" calcext:value-type="float">
            <text:p>1714246</text:p>
          </table:table-cell>
          <table:table-cell office:value-type="float" office:value="1609607" calcext:value-type="float">
            <text:p>1609607</text:p>
          </table:table-cell>
          <table:table-cell office:value-type="float" office:value="1866233" calcext:value-type="float">
            <text:p>1866233</text:p>
          </table:table-cell>
          <table:table-cell office:value-type="float" office:value="2022897" calcext:value-type="float">
            <text:p>2022897</text:p>
          </table:table-cell>
          <table:table-cell office:value-type="float" office:value="2546378" calcext:value-type="float">
            <text:p>2546378</text:p>
          </table:table-cell>
          <table:table-cell office:value-type="float" office:value="2396729" calcext:value-type="float">
            <text:p>2396729</text:p>
          </table:table-cell>
          <table:table-cell office:value-type="float" office:value="1969410" calcext:value-type="float">
            <text:p>1969410</text:p>
          </table:table-cell>
          <table:table-cell office:value-type="float" office:value="2128997" calcext:value-type="float">
            <text:p>2128997</text:p>
          </table:table-cell>
          <table:table-cell office:value-type="float" office:value="1789363" calcext:value-type="float">
            <text:p>1789363</text:p>
          </table:table-cell>
          <table:table-cell office:value-type="float" office:value="2551640" calcext:value-type="float">
            <text:p>2551640</text:p>
          </table:table-cell>
          <table:table-cell table:formula="of:=MIN([.A83:.J83])" office:value-type="float" office:value="1609607" calcext:value-type="float">
            <text:p>1609607</text:p>
          </table:table-cell>
        </table:table-row>
        <table:table-row table:style-name="ro1">
          <table:table-cell office:value-type="float" office:value="1640298" calcext:value-type="float">
            <text:p>1640298</text:p>
          </table:table-cell>
          <table:table-cell office:value-type="float" office:value="2403159" calcext:value-type="float">
            <text:p>2403159</text:p>
          </table:table-cell>
          <table:table-cell office:value-type="float" office:value="1733244" calcext:value-type="float">
            <text:p>1733244</text:p>
          </table:table-cell>
          <table:table-cell office:value-type="float" office:value="1910661" calcext:value-type="float">
            <text:p>1910661</text:p>
          </table:table-cell>
          <table:table-cell office:value-type="float" office:value="1778841" calcext:value-type="float">
            <text:p>1778841</text:p>
          </table:table-cell>
          <table:table-cell office:value-type="float" office:value="3146438" calcext:value-type="float">
            <text:p>3146438</text:p>
          </table:table-cell>
          <table:table-cell office:value-type="float" office:value="2716195" calcext:value-type="float">
            <text:p>2716195</text:p>
          </table:table-cell>
          <table:table-cell office:value-type="float" office:value="2109414" calcext:value-type="float">
            <text:p>2109414</text:p>
          </table:table-cell>
          <table:table-cell office:value-type="float" office:value="1734121" calcext:value-type="float">
            <text:p>1734121</text:p>
          </table:table-cell>
          <table:table-cell office:value-type="float" office:value="1750781" calcext:value-type="float">
            <text:p>1750781</text:p>
          </table:table-cell>
          <table:table-cell table:formula="of:=MIN([.A84:.J84])" office:value-type="float" office:value="1640298" calcext:value-type="float">
            <text:p>1640298</text:p>
          </table:table-cell>
        </table:table-row>
        <table:table-row table:style-name="ro1">
          <table:table-cell office:value-type="float" office:value="1592947" calcext:value-type="float">
            <text:p>1592947</text:p>
          </table:table-cell>
          <table:table-cell office:value-type="float" office:value="1777379" calcext:value-type="float">
            <text:p>1777379</text:p>
          </table:table-cell>
          <table:table-cell office:value-type="float" office:value="1648190" calcext:value-type="float">
            <text:p>1648190</text:p>
          </table:table-cell>
          <table:table-cell office:value-type="float" office:value="1845189" calcext:value-type="float">
            <text:p>1845189</text:p>
          </table:table-cell>
          <table:table-cell office:value-type="float" office:value="1675664" calcext:value-type="float">
            <text:p>1675664</text:p>
          </table:table-cell>
          <table:table-cell office:value-type="float" office:value="2214635" calcext:value-type="float">
            <text:p>2214635</text:p>
          </table:table-cell>
          <table:table-cell office:value-type="float" office:value="2118475" calcext:value-type="float">
            <text:p>2118475</text:p>
          </table:table-cell>
          <table:table-cell office:value-type="float" office:value="1890492" calcext:value-type="float">
            <text:p>1890492</text:p>
          </table:table-cell>
          <table:table-cell office:value-type="float" office:value="1642929" calcext:value-type="float">
            <text:p>1642929</text:p>
          </table:table-cell>
          <table:table-cell office:value-type="float" office:value="1640882" calcext:value-type="float">
            <text:p>1640882</text:p>
          </table:table-cell>
          <table:table-cell table:formula="of:=MIN([.A85:.J85])" office:value-type="float" office:value="1592947" calcext:value-type="float">
            <text:p>1592947</text:p>
          </table:table-cell>
        </table:table-row>
        <table:table-row table:style-name="ro1">
          <table:table-cell office:value-type="float" office:value="1591486" calcext:value-type="float">
            <text:p>1591486</text:p>
          </table:table-cell>
          <table:table-cell office:value-type="float" office:value="1867110" calcext:value-type="float">
            <text:p>1867110</text:p>
          </table:table-cell>
          <table:table-cell office:value-type="float" office:value="1645851" calcext:value-type="float">
            <text:p>1645851</text:p>
          </table:table-cell>
          <table:table-cell office:value-type="float" office:value="2556023" calcext:value-type="float">
            <text:p>2556023</text:p>
          </table:table-cell>
          <table:table-cell office:value-type="float" office:value="1635329" calcext:value-type="float">
            <text:p>1635329</text:p>
          </table:table-cell>
          <table:table-cell office:value-type="float" office:value="1922644" calcext:value-type="float">
            <text:p>1922644</text:p>
          </table:table-cell>
          <table:table-cell office:value-type="float" office:value="2032251" calcext:value-type="float">
            <text:p>2032251</text:p>
          </table:table-cell>
          <table:table-cell office:value-type="float" office:value="2254679" calcext:value-type="float">
            <text:p>2254679</text:p>
          </table:table-cell>
          <table:table-cell office:value-type="float" office:value="1592363" calcext:value-type="float">
            <text:p>1592363</text:p>
          </table:table-cell>
          <table:table-cell office:value-type="float" office:value="1603762" calcext:value-type="float">
            <text:p>1603762</text:p>
          </table:table-cell>
          <table:table-cell table:formula="of:=MIN([.A86:.J86])" office:value-type="float" office:value="1591486" calcext:value-type="float">
            <text:p>1591486</text:p>
          </table:table-cell>
        </table:table-row>
        <table:table-row table:style-name="ro1">
          <table:table-cell office:value-type="float" office:value="1604055" calcext:value-type="float">
            <text:p>1604055</text:p>
          </table:table-cell>
          <table:table-cell office:value-type="float" office:value="1724476" calcext:value-type="float">
            <text:p>1724476</text:p>
          </table:table-cell>
          <table:table-cell office:value-type="float" office:value="1833205" calcext:value-type="float">
            <text:p>1833205</text:p>
          </table:table-cell>
          <table:table-cell office:value-type="float" office:value="1916506" calcext:value-type="float">
            <text:p>1916506</text:p>
          </table:table-cell>
          <table:table-cell office:value-type="float" office:value="1612823" calcext:value-type="float">
            <text:p>1612823</text:p>
          </table:table-cell>
          <table:table-cell office:value-type="float" office:value="2089539" calcext:value-type="float">
            <text:p>2089539</text:p>
          </table:table-cell>
          <table:table-cell office:value-type="float" office:value="2104445" calcext:value-type="float">
            <text:p>2104445</text:p>
          </table:table-cell>
          <table:table-cell office:value-type="float" office:value="2800666" calcext:value-type="float">
            <text:p>2800666</text:p>
          </table:table-cell>
          <table:table-cell office:value-type="float" office:value="1887278" calcext:value-type="float">
            <text:p>1887278</text:p>
          </table:table-cell>
          <table:table-cell office:value-type="float" office:value="1579211" calcext:value-type="float">
            <text:p>1579211</text:p>
          </table:table-cell>
          <table:table-cell table:formula="of:=MIN([.A87:.J87])" office:value-type="float" office:value="1579211" calcext:value-type="float">
            <text:p>1579211</text:p>
          </table:table-cell>
        </table:table-row>
        <table:table-row table:style-name="ro1">
          <table:table-cell office:value-type="float" office:value="1592655" calcext:value-type="float">
            <text:p>1592655</text:p>
          </table:table-cell>
          <table:table-cell office:value-type="float" office:value="1656082" calcext:value-type="float">
            <text:p>1656082</text:p>
          </table:table-cell>
          <table:table-cell office:value-type="float" office:value="2279523" calcext:value-type="float">
            <text:p>2279523</text:p>
          </table:table-cell>
          <table:table-cell office:value-type="float" office:value="1872079" calcext:value-type="float">
            <text:p>1872079</text:p>
          </table:table-cell>
          <table:table-cell office:value-type="float" office:value="1700800" calcext:value-type="float">
            <text:p>1700800</text:p>
          </table:table-cell>
          <table:table-cell office:value-type="float" office:value="2546086" calcext:value-type="float">
            <text:p>2546086</text:p>
          </table:table-cell>
          <table:table-cell office:value-type="float" office:value="1919429" calcext:value-type="float">
            <text:p>1919429</text:p>
          </table:table-cell>
          <table:table-cell office:value-type="float" office:value="2095092" calcext:value-type="float">
            <text:p>2095092</text:p>
          </table:table-cell>
          <table:table-cell office:value-type="float" office:value="1961518" calcext:value-type="float">
            <text:p>1961518</text:p>
          </table:table-cell>
          <table:table-cell office:value-type="float" office:value="2938624" calcext:value-type="float">
            <text:p>2938624</text:p>
          </table:table-cell>
          <table:table-cell table:formula="of:=MIN([.A88:.J88])" office:value-type="float" office:value="1592655" calcext:value-type="float">
            <text:p>1592655</text:p>
          </table:table-cell>
        </table:table-row>
        <table:table-row table:style-name="ro1">
          <table:table-cell office:value-type="float" office:value="1572780" calcext:value-type="float">
            <text:p>1572780</text:p>
          </table:table-cell>
          <table:table-cell office:value-type="float" office:value="1654328" calcext:value-type="float">
            <text:p>1654328</text:p>
          </table:table-cell>
          <table:table-cell office:value-type="float" office:value="1754581" calcext:value-type="float">
            <text:p>1754581</text:p>
          </table:table-cell>
          <table:table-cell office:value-type="float" office:value="1897216" calcext:value-type="float">
            <text:p>1897216</text:p>
          </table:table-cell>
          <table:table-cell office:value-type="float" office:value="2456063" calcext:value-type="float">
            <text:p>2456063</text:p>
          </table:table-cell>
          <table:table-cell office:value-type="float" office:value="1971455" calcext:value-type="float">
            <text:p>1971455</text:p>
          </table:table-cell>
          <table:table-cell office:value-type="float" office:value="2578821" calcext:value-type="float">
            <text:p>2578821</text:p>
          </table:table-cell>
          <table:table-cell office:value-type="float" office:value="1927613" calcext:value-type="float">
            <text:p>1927613</text:p>
          </table:table-cell>
          <table:table-cell office:value-type="float" office:value="1667480" calcext:value-type="float">
            <text:p>1667480</text:p>
          </table:table-cell>
          <table:table-cell office:value-type="float" office:value="2457817" calcext:value-type="float">
            <text:p>2457817</text:p>
          </table:table-cell>
          <table:table-cell table:formula="of:=MIN([.A89:.J89])" office:value-type="float" office:value="1572780" calcext:value-type="float">
            <text:p>1572780</text:p>
          </table:table-cell>
        </table:table-row>
        <table:table-row table:style-name="ro1">
          <table:table-cell office:value-type="float" office:value="1559042" calcext:value-type="float">
            <text:p>1559042</text:p>
          </table:table-cell>
          <table:table-cell office:value-type="float" office:value="2454894" calcext:value-type="float">
            <text:p>2454894</text:p>
          </table:table-cell>
          <table:table-cell office:value-type="float" office:value="1985778" calcext:value-type="float">
            <text:p>1985778</text:p>
          </table:table-cell>
          <table:table-cell office:value-type="float" office:value="1901600" calcext:value-type="float">
            <text:p>1901600</text:p>
          </table:table-cell>
          <table:table-cell office:value-type="float" office:value="1908907" calcext:value-type="float">
            <text:p>1908907</text:p>
          </table:table-cell>
          <table:table-cell office:value-type="float" office:value="1901600" calcext:value-type="float">
            <text:p>1901600</text:p>
          </table:table-cell>
          <table:table-cell office:value-type="float" office:value="1908907" calcext:value-type="float">
            <text:p>1908907</text:p>
          </table:table-cell>
          <table:table-cell office:value-type="float" office:value="1880555" calcext:value-type="float">
            <text:p>1880555</text:p>
          </table:table-cell>
          <table:table-cell office:value-type="float" office:value="1602301" calcext:value-type="float">
            <text:p>1602301</text:p>
          </table:table-cell>
          <table:table-cell office:value-type="float" office:value="2278646" calcext:value-type="float">
            <text:p>2278646</text:p>
          </table:table-cell>
          <table:table-cell table:formula="of:=MIN([.A90:.J90])" office:value-type="float" office:value="1559042" calcext:value-type="float">
            <text:p>1559042</text:p>
          </table:table-cell>
        </table:table-row>
        <table:table-row table:style-name="ro1">
          <table:table-cell office:value-type="float" office:value="1557873" calcext:value-type="float">
            <text:p>1557873</text:p>
          </table:table-cell>
          <table:table-cell office:value-type="float" office:value="1714830" calcext:value-type="float">
            <text:p>1714830</text:p>
          </table:table-cell>
          <table:table-cell office:value-type="float" office:value="1901599" calcext:value-type="float">
            <text:p>1901599</text:p>
          </table:table-cell>
          <table:table-cell office:value-type="float" office:value="3292871" calcext:value-type="float">
            <text:p>3292871</text:p>
          </table:table-cell>
          <table:table-cell office:value-type="float" office:value="1763934" calcext:value-type="float">
            <text:p>1763934</text:p>
          </table:table-cell>
          <table:table-cell office:value-type="float" office:value="1949242" calcext:value-type="float">
            <text:p>1949242</text:p>
          </table:table-cell>
          <table:table-cell office:value-type="float" office:value="1879678" calcext:value-type="float">
            <text:p>1879678</text:p>
          </table:table-cell>
          <table:table-cell office:value-type="float" office:value="1875001" calcext:value-type="float">
            <text:p>1875001</text:p>
          </table:table-cell>
          <table:table-cell office:value-type="float" office:value="1584764" calcext:value-type="float">
            <text:p>1584764</text:p>
          </table:table-cell>
          <table:table-cell office:value-type="float" office:value="2173132" calcext:value-type="float">
            <text:p>2173132</text:p>
          </table:table-cell>
          <table:table-cell table:formula="of:=MIN([.A91:.J91])" office:value-type="float" office:value="1557873" calcext:value-type="float">
            <text:p>1557873</text:p>
          </table:table-cell>
        </table:table-row>
        <table:table-row table:style-name="ro1">
          <table:table-cell office:value-type="float" office:value="1612823" calcext:value-type="float">
            <text:p>1612823</text:p>
          </table:table-cell>
          <table:table-cell office:value-type="float" office:value="1707523" calcext:value-type="float">
            <text:p>1707523</text:p>
          </table:table-cell>
          <table:table-cell office:value-type="float" office:value="1807776" calcext:value-type="float">
            <text:p>1807776</text:p>
          </table:table-cell>
          <table:table-cell office:value-type="float" office:value="2639032" calcext:value-type="float">
            <text:p>2639032</text:p>
          </table:table-cell>
          <table:table-cell office:value-type="float" office:value="1715999" calcext:value-type="float">
            <text:p>1715999</text:p>
          </table:table-cell>
          <table:table-cell office:value-type="float" office:value="2005069" calcext:value-type="float">
            <text:p>2005069</text:p>
          </table:table-cell>
          <table:table-cell office:value-type="float" office:value="2000392" calcext:value-type="float">
            <text:p>2000392</text:p>
          </table:table-cell>
          <table:table-cell office:value-type="float" office:value="2836616" calcext:value-type="float">
            <text:p>2836616</text:p>
          </table:table-cell>
          <table:table-cell office:value-type="float" office:value="1630068" calcext:value-type="float">
            <text:p>1630068</text:p>
          </table:table-cell>
          <table:table-cell office:value-type="float" office:value="2617404" calcext:value-type="float">
            <text:p>2617404</text:p>
          </table:table-cell>
          <table:table-cell table:formula="of:=MIN([.A92:.J92])" office:value-type="float" office:value="1612823" calcext:value-type="float">
            <text:p>1612823</text:p>
          </table:table-cell>
        </table:table-row>
        <table:table-row table:style-name="ro1">
          <table:table-cell office:value-type="float" office:value="1631530" calcext:value-type="float">
            <text:p>1631530</text:p>
          </table:table-cell>
          <table:table-cell office:value-type="float" office:value="1606685" calcext:value-type="float">
            <text:p>1606685</text:p>
          </table:table-cell>
          <table:table-cell office:value-type="float" office:value="2410173" calcext:value-type="float">
            <text:p>2410173</text:p>
          </table:table-cell>
          <table:table-cell office:value-type="float" office:value="2401698" calcext:value-type="float">
            <text:p>2401698</text:p>
          </table:table-cell>
          <table:table-cell office:value-type="float" office:value="1603178" calcext:value-type="float">
            <text:p>1603178</text:p>
          </table:table-cell>
          <table:table-cell office:value-type="float" office:value="2976912" calcext:value-type="float">
            <text:p>2976912</text:p>
          </table:table-cell>
          <table:table-cell office:value-type="float" office:value="2639617" calcext:value-type="float">
            <text:p>2639617</text:p>
          </table:table-cell>
          <table:table-cell office:value-type="float" office:value="2401698" calcext:value-type="float">
            <text:p>2401698</text:p>
          </table:table-cell>
          <table:table-cell office:value-type="float" office:value="2557777" calcext:value-type="float">
            <text:p>2557777</text:p>
          </table:table-cell>
          <table:table-cell office:value-type="float" office:value="2359024" calcext:value-type="float">
            <text:p>2359024</text:p>
          </table:table-cell>
          <table:table-cell table:formula="of:=MIN([.A93:.J93])" office:value-type="float" office:value="1603178" calcext:value-type="float">
            <text:p>1603178</text:p>
          </table:table-cell>
        </table:table-row>
        <table:table-row table:style-name="ro1">
          <table:table-cell office:value-type="float" office:value="1618377" calcext:value-type="float">
            <text:p>1618377</text:p>
          </table:table-cell>
          <table:table-cell office:value-type="float" office:value="2069371" calcext:value-type="float">
            <text:p>2069371</text:p>
          </table:table-cell>
          <table:table-cell office:value-type="float" office:value="1788485" calcext:value-type="float">
            <text:p>1788485</text:p>
          </table:table-cell>
          <table:table-cell office:value-type="float" office:value="2855614" calcext:value-type="float">
            <text:p>2855614</text:p>
          </table:table-cell>
          <table:table-cell office:value-type="float" office:value="2308459" calcext:value-type="float">
            <text:p>2308459</text:p>
          </table:table-cell>
          <table:table-cell office:value-type="float" office:value="2020267" calcext:value-type="float">
            <text:p>2020267</text:p>
          </table:table-cell>
          <table:table-cell office:value-type="float" office:value="2950607" calcext:value-type="float">
            <text:p>2950607</text:p>
          </table:table-cell>
          <table:table-cell office:value-type="float" office:value="2668845" calcext:value-type="float">
            <text:p>2668845</text:p>
          </table:table-cell>
          <table:table-cell office:value-type="float" office:value="1853665" calcext:value-type="float">
            <text:p>1853665</text:p>
          </table:table-cell>
          <table:table-cell office:value-type="float" office:value="2243572" calcext:value-type="float">
            <text:p>2243572</text:p>
          </table:table-cell>
          <table:table-cell table:formula="of:=MIN([.A94:.J94])" office:value-type="float" office:value="1618377" calcext:value-type="float">
            <text:p>1618377</text:p>
          </table:table-cell>
        </table:table-row>
        <table:table-row table:style-name="ro1">
          <table:table-cell office:value-type="float" office:value="1591486" calcext:value-type="float">
            <text:p>1591486</text:p>
          </table:table-cell>
          <table:table-cell office:value-type="float" office:value="2549301" calcext:value-type="float">
            <text:p>2549301</text:p>
          </table:table-cell>
          <table:table-cell office:value-type="float" office:value="1695247" calcext:value-type="float">
            <text:p>1695247</text:p>
          </table:table-cell>
          <table:table-cell office:value-type="float" office:value="2069955" calcext:value-type="float">
            <text:p>2069955</text:p>
          </table:table-cell>
          <table:table-cell office:value-type="float" office:value="1705185" calcext:value-type="float">
            <text:p>1705185</text:p>
          </table:table-cell>
          <table:table-cell office:value-type="float" office:value="1878510" calcext:value-type="float">
            <text:p>1878510</text:p>
          </table:table-cell>
          <table:table-cell office:value-type="float" office:value="2475353" calcext:value-type="float">
            <text:p>2475353</text:p>
          </table:table-cell>
          <table:table-cell office:value-type="float" office:value="3432291" calcext:value-type="float">
            <text:p>3432291</text:p>
          </table:table-cell>
          <table:table-cell office:value-type="float" office:value="1713661" calcext:value-type="float">
            <text:p>1713661</text:p>
          </table:table-cell>
          <table:table-cell office:value-type="float" office:value="2309628" calcext:value-type="float">
            <text:p>2309628</text:p>
          </table:table-cell>
          <table:table-cell table:formula="of:=MIN([.A95:.J95])" office:value-type="float" office:value="1591486" calcext:value-type="float">
            <text:p>1591486</text:p>
          </table:table-cell>
        </table:table-row>
        <table:table-row table:style-name="ro1">
          <table:table-cell office:value-type="float" office:value="1602886" calcext:value-type="float">
            <text:p>1602886</text:p>
          </table:table-cell>
          <table:table-cell office:value-type="float" office:value="1773579" calcext:value-type="float">
            <text:p>1773579</text:p>
          </table:table-cell>
          <table:table-cell office:value-type="float" office:value="1679464" calcext:value-type="float">
            <text:p>1679464</text:p>
          </table:table-cell>
          <table:table-cell office:value-type="float" office:value="1886986" calcext:value-type="float">
            <text:p>1886986</text:p>
          </table:table-cell>
          <table:table-cell office:value-type="float" office:value="1644682" calcext:value-type="float">
            <text:p>1644682</text:p>
          </table:table-cell>
          <table:table-cell office:value-type="float" office:value="1841097" calcext:value-type="float">
            <text:p>1841097</text:p>
          </table:table-cell>
          <table:table-cell office:value-type="float" office:value="2373639" calcext:value-type="float">
            <text:p>2373639</text:p>
          </table:table-cell>
          <table:table-cell office:value-type="float" office:value="2168162" calcext:value-type="float">
            <text:p>2168162</text:p>
          </table:table-cell>
          <table:table-cell office:value-type="float" office:value="1654912" calcext:value-type="float">
            <text:p>1654912</text:p>
          </table:table-cell>
          <table:table-cell office:value-type="float" office:value="2694858" calcext:value-type="float">
            <text:p>2694858</text:p>
          </table:table-cell>
          <table:table-cell table:formula="of:=MIN([.A96:.J96])" office:value-type="float" office:value="1602886" calcext:value-type="float">
            <text:p>1602886</text:p>
          </table:table-cell>
        </table:table-row>
        <table:table-row table:style-name="ro1">
          <table:table-cell office:value-type="float" office:value="1568396" calcext:value-type="float">
            <text:p>1568396</text:p>
          </table:table-cell>
          <table:table-cell office:value-type="float" office:value="1697585" calcext:value-type="float">
            <text:p>1697585</text:p>
          </table:table-cell>
          <table:table-cell office:value-type="float" office:value="1653158" calcext:value-type="float">
            <text:p>1653158</text:p>
          </table:table-cell>
          <table:table-cell office:value-type="float" office:value="2282445" calcext:value-type="float">
            <text:p>2282445</text:p>
          </table:table-cell>
          <table:table-cell office:value-type="float" office:value="1619546" calcext:value-type="float">
            <text:p>1619546</text:p>
          </table:table-cell>
          <table:table-cell office:value-type="float" office:value="1868864" calcext:value-type="float">
            <text:p>1868864</text:p>
          </table:table-cell>
          <table:table-cell office:value-type="float" office:value="3304855" calcext:value-type="float">
            <text:p>3304855</text:p>
          </table:table-cell>
          <table:table-cell office:value-type="float" office:value="1999222" calcext:value-type="float">
            <text:p>1999222</text:p>
          </table:table-cell>
          <table:table-cell office:value-type="float" office:value="1788778" calcext:value-type="float">
            <text:p>1788778</text:p>
          </table:table-cell>
          <table:table-cell office:value-type="float" office:value="1781471" calcext:value-type="float">
            <text:p>1781471</text:p>
          </table:table-cell>
          <table:table-cell table:formula="of:=MIN([.A97:.J97])" office:value-type="float" office:value="1568396" calcext:value-type="float">
            <text:p>1568396</text:p>
          </table:table-cell>
        </table:table-row>
        <table:table-row table:style-name="ro1">
          <table:table-cell office:value-type="float" office:value="1554951" calcext:value-type="float">
            <text:p>1554951</text:p>
          </table:table-cell>
          <table:table-cell office:value-type="float" office:value="1642052" calcext:value-type="float">
            <text:p>1642052</text:p>
          </table:table-cell>
          <table:table-cell office:value-type="float" office:value="2432679" calcext:value-type="float">
            <text:p>2432679</text:p>
          </table:table-cell>
          <table:table-cell office:value-type="float" office:value="2017344" calcext:value-type="float">
            <text:p>2017344</text:p>
          </table:table-cell>
          <table:table-cell office:value-type="float" office:value="1601717" calcext:value-type="float">
            <text:p>1601717</text:p>
          </table:table-cell>
          <table:table-cell office:value-type="float" office:value="2658031" calcext:value-type="float">
            <text:p>2658031</text:p>
          </table:table-cell>
          <table:table-cell office:value-type="float" office:value="2058264" calcext:value-type="float">
            <text:p>2058264</text:p>
          </table:table-cell>
          <table:table-cell office:value-type="float" office:value="1990161" calcext:value-type="float">
            <text:p>1990161</text:p>
          </table:table-cell>
          <table:table-cell office:value-type="float" office:value="1904815" calcext:value-type="float">
            <text:p>1904815</text:p>
          </table:table-cell>
          <table:table-cell office:value-type="float" office:value="1707523" calcext:value-type="float">
            <text:p>1707523</text:p>
          </table:table-cell>
          <table:table-cell table:formula="of:=MIN([.A98:.J98])" office:value-type="float" office:value="1554951" calcext:value-type="float">
            <text:p>1554951</text:p>
          </table:table-cell>
        </table:table-row>
        <table:table-row table:style-name="ro1">
          <table:table-cell office:value-type="float" office:value="1572488" calcext:value-type="float">
            <text:p>1572488</text:p>
          </table:table-cell>
          <table:table-cell office:value-type="float" office:value="1634160" calcext:value-type="float">
            <text:p>1634160</text:p>
          </table:table-cell>
          <table:table-cell office:value-type="float" office:value="1953041" calcext:value-type="float">
            <text:p>1953041</text:p>
          </table:table-cell>
          <table:table-cell office:value-type="float" office:value="2888935" calcext:value-type="float">
            <text:p>2888935</text:p>
          </table:table-cell>
          <table:table-cell office:value-type="float" office:value="1755750" calcext:value-type="float">
            <text:p>1755750</text:p>
          </table:table-cell>
          <table:table-cell office:value-type="float" office:value="1913876" calcext:value-type="float">
            <text:p>1913876</text:p>
          </table:table-cell>
          <table:table-cell office:value-type="float" office:value="1913291" calcext:value-type="float">
            <text:p>1913291</text:p>
          </table:table-cell>
          <table:table-cell office:value-type="float" office:value="2082232" calcext:value-type="float">
            <text:p>2082232</text:p>
          </table:table-cell>
          <table:table-cell office:value-type="float" office:value="2106490" calcext:value-type="float">
            <text:p>2106490</text:p>
          </table:table-cell>
          <table:table-cell office:value-type="float" office:value="1646143" calcext:value-type="float">
            <text:p>1646143</text:p>
          </table:table-cell>
          <table:table-cell table:formula="of:=MIN([.A99:.J99])" office:value-type="float" office:value="1572488" calcext:value-type="float">
            <text:p>1572488</text:p>
          </table:table-cell>
        </table:table-row>
        <table:table-row table:style-name="ro1">
          <table:table-cell office:value-type="float" office:value="1566642" calcext:value-type="float">
            <text:p>1566642</text:p>
          </table:table-cell>
          <table:table-cell office:value-type="float" office:value="2188330" calcext:value-type="float">
            <text:p>2188330</text:p>
          </table:table-cell>
          <table:table-cell office:value-type="float" office:value="1898969" calcext:value-type="float">
            <text:p>1898969</text:p>
          </table:table-cell>
          <table:table-cell office:value-type="float" office:value="2067324" calcext:value-type="float">
            <text:p>2067324</text:p>
          </table:table-cell>
          <table:table-cell office:value-type="float" office:value="3216585" calcext:value-type="float">
            <text:p>3216585</text:p>
          </table:table-cell>
          <table:table-cell office:value-type="float" office:value="2111167" calcext:value-type="float">
            <text:p>2111167</text:p>
          </table:table-cell>
          <table:table-cell office:value-type="float" office:value="2105321" calcext:value-type="float">
            <text:p>2105321</text:p>
          </table:table-cell>
          <table:table-cell office:value-type="float" office:value="3551251" calcext:value-type="float">
            <text:p>3551251</text:p>
          </table:table-cell>
          <table:table-cell office:value-type="float" office:value="1706939" calcext:value-type="float">
            <text:p>1706939</text:p>
          </table:table-cell>
          <table:table-cell office:value-type="float" office:value="1602886" calcext:value-type="float">
            <text:p>1602886</text:p>
          </table:table-cell>
          <table:table-cell table:formula="of:=MIN([.A100:.J100])" office:value-type="float" office:value="1566642" calcext:value-type="float">
            <text:p>1566642</text:p>
          </table:table-cell>
        </table:table-row>
        <table:table-row table:style-name="ro1">
          <table:table-cell office:value-type="float" office:value="1598501" calcext:value-type="float">
            <text:p>1598501</text:p>
          </table:table-cell>
          <table:table-cell office:value-type="float" office:value="1917967" calcext:value-type="float">
            <text:p>1917967</text:p>
          </table:table-cell>
          <table:table-cell office:value-type="float" office:value="1720968" calcext:value-type="float">
            <text:p>1720968</text:p>
          </table:table-cell>
          <table:table-cell office:value-type="float" office:value="1925567" calcext:value-type="float">
            <text:p>1925567</text:p>
          </table:table-cell>
          <table:table-cell office:value-type="float" office:value="2375392" calcext:value-type="float">
            <text:p>2375392</text:p>
          </table:table-cell>
          <table:table-cell office:value-type="float" office:value="2094799" calcext:value-type="float">
            <text:p>2094799</text:p>
          </table:table-cell>
          <table:table-cell office:value-type="float" office:value="2024359" calcext:value-type="float">
            <text:p>2024359</text:p>
          </table:table-cell>
          <table:table-cell office:value-type="float" office:value="2185115" calcext:value-type="float">
            <text:p>2185115</text:p>
          </table:table-cell>
          <table:table-cell office:value-type="float" office:value="1627437" calcext:value-type="float">
            <text:p>1627437</text:p>
          </table:table-cell>
          <table:table-cell office:value-type="float" office:value="1607562" calcext:value-type="float">
            <text:p>1607562</text:p>
          </table:table-cell>
          <table:table-cell table:formula="of:=MIN([.A101:.J101])" office:value-type="float" office:value="1598501" calcext:value-type="float">
            <text:p>1598501</text:p>
          </table:table-cell>
        </table:table-row>
        <table:table-row table:style-name="ro1">
          <table:table-cell office:value-type="float" office:value="1642636" calcext:value-type="float">
            <text:p>1642636</text:p>
          </table:table-cell>
          <table:table-cell office:value-type="float" office:value="1763642" calcext:value-type="float">
            <text:p>1763642</text:p>
          </table:table-cell>
          <table:table-cell office:value-type="float" office:value="1755750" calcext:value-type="float">
            <text:p>1755750</text:p>
          </table:table-cell>
          <table:table-cell office:value-type="float" office:value="2152964" calcext:value-type="float">
            <text:p>2152964</text:p>
          </table:table-cell>
          <table:table-cell office:value-type="float" office:value="2317228" calcext:value-type="float">
            <text:p>2317228</text:p>
          </table:table-cell>
          <table:table-cell office:value-type="float" office:value="2686090" calcext:value-type="float">
            <text:p>2686090</text:p>
          </table:table-cell>
          <table:table-cell office:value-type="float" office:value="2702750" calcext:value-type="float">
            <text:p>2702750</text:p>
          </table:table-cell>
          <table:table-cell office:value-type="float" office:value="2453432" calcext:value-type="float">
            <text:p>2453432</text:p>
          </table:table-cell>
          <table:table-cell office:value-type="float" office:value="1847819" calcext:value-type="float">
            <text:p>1847819</text:p>
          </table:table-cell>
          <table:table-cell office:value-type="float" office:value="2554562" calcext:value-type="float">
            <text:p>2554562</text:p>
          </table:table-cell>
          <table:table-cell table:formula="of:=MIN([.A102:.J102])" office:value-type="float" office:value="1642636" calcext:value-type="float">
            <text:p>1642636</text:p>
          </table:table-cell>
        </table:table-row>
        <table:table-row table:style-name="ro1">
          <table:table-cell office:value-type="float" office:value="1570442" calcext:value-type="float">
            <text:p>1570442</text:p>
          </table:table-cell>
          <table:table-cell office:value-type="float" office:value="1694662" calcext:value-type="float">
            <text:p>1694662</text:p>
          </table:table-cell>
          <table:table-cell office:value-type="float" office:value="2464539" calcext:value-type="float">
            <text:p>2464539</text:p>
          </table:table-cell>
          <table:table-cell office:value-type="float" office:value="1785563" calcext:value-type="float">
            <text:p>1785563</text:p>
          </table:table-cell>
          <table:table-cell office:value-type="float" office:value="2373930" calcext:value-type="float">
            <text:p>2373930</text:p>
          </table:table-cell>
          <table:table-cell office:value-type="float" office:value="2558654" calcext:value-type="float">
            <text:p>2558654</text:p>
          </table:table-cell>
          <table:table-cell office:value-type="float" office:value="1922060" calcext:value-type="float">
            <text:p>1922060</text:p>
          </table:table-cell>
          <table:table-cell office:value-type="float" office:value="2087784" calcext:value-type="float">
            <text:p>2087784</text:p>
          </table:table-cell>
          <table:table-cell office:value-type="float" office:value="1684141" calcext:value-type="float">
            <text:p>1684141</text:p>
          </table:table-cell>
          <table:table-cell office:value-type="float" office:value="2646632" calcext:value-type="float">
            <text:p>2646632</text:p>
          </table:table-cell>
          <table:table-cell table:formula="of:=MIN([.A103:.J103])" office:value-type="float" office:value="1570442" calcext:value-type="float">
            <text:p>1570442</text:p>
          </table:table-cell>
        </table:table-row>
        <table:table-row table:style-name="ro1">
          <table:table-cell office:value-type="float" office:value="1688816" calcext:value-type="float">
            <text:p>1688816</text:p>
          </table:table-cell>
          <table:table-cell office:value-type="float" office:value="1823560" calcext:value-type="float">
            <text:p>1823560</text:p>
          </table:table-cell>
          <table:table-cell office:value-type="float" office:value="1789947" calcext:value-type="float">
            <text:p>1789947</text:p>
          </table:table-cell>
          <table:table-cell office:value-type="float" office:value="2405498" calcext:value-type="float">
            <text:p>2405498</text:p>
          </table:table-cell>
          <table:table-cell office:value-type="float" office:value="2164656" calcext:value-type="float">
            <text:p>2164656</text:p>
          </table:table-cell>
          <table:table-cell office:value-type="float" office:value="2005360" calcext:value-type="float">
            <text:p>2005360</text:p>
          </table:table-cell>
          <table:table-cell office:value-type="float" office:value="1875294" calcext:value-type="float">
            <text:p>1875294</text:p>
          </table:table-cell>
          <table:table-cell office:value-type="float" office:value="2773775" calcext:value-type="float">
            <text:p>2773775</text:p>
          </table:table-cell>
          <table:table-cell office:value-type="float" office:value="2366916" calcext:value-type="float">
            <text:p>2366916</text:p>
          </table:table-cell>
          <table:table-cell office:value-type="float" office:value="2099476" calcext:value-type="float">
            <text:p>2099476</text:p>
          </table:table-cell>
          <table:table-cell table:formula="of:=MIN([.A104:.J104])" office:value-type="float" office:value="1688816" calcext:value-type="float">
            <text:p>1688816</text:p>
          </table:table-cell>
        </table:table-row>
        <table:table-row table:style-name="ro1">
          <table:table-cell office:value-type="float" office:value="1595286" calcext:value-type="float">
            <text:p>1595286</text:p>
          </table:table-cell>
          <table:table-cell office:value-type="float" office:value="1724476" calcext:value-type="float">
            <text:p>1724476</text:p>
          </table:table-cell>
          <table:table-cell office:value-type="float" office:value="1706938" calcext:value-type="float">
            <text:p>1706938</text:p>
          </table:table-cell>
          <table:table-cell office:value-type="float" office:value="1911245" calcext:value-type="float">
            <text:p>1911245</text:p>
          </table:table-cell>
          <table:table-cell office:value-type="float" office:value="1679172" calcext:value-type="float">
            <text:p>1679172</text:p>
          </table:table-cell>
          <table:table-cell office:value-type="float" office:value="1853957" calcext:value-type="float">
            <text:p>1853957</text:p>
          </table:table-cell>
          <table:table-cell office:value-type="float" office:value="1849865" calcext:value-type="float">
            <text:p>1849865</text:p>
          </table:table-cell>
          <table:table-cell office:value-type="float" office:value="1892539" calcext:value-type="float">
            <text:p>1892539</text:p>
          </table:table-cell>
          <table:table-cell office:value-type="float" office:value="1705769" calcext:value-type="float">
            <text:p>1705769</text:p>
          </table:table-cell>
          <table:table-cell office:value-type="float" office:value="1889032" calcext:value-type="float">
            <text:p>1889032</text:p>
          </table:table-cell>
          <table:table-cell table:formula="of:=MIN([.A105:.J105])" office:value-type="float" office:value="1595286" calcext:value-type="float">
            <text:p>1595286</text:p>
          </table:table-cell>
        </table:table-row>
        <table:table-row table:style-name="ro1">
          <table:table-cell office:value-type="float" office:value="1559919" calcext:value-type="float">
            <text:p>1559919</text:p>
          </table:table-cell>
          <table:table-cell office:value-type="float" office:value="2393513" calcext:value-type="float">
            <text:p>2393513</text:p>
          </table:table-cell>
          <table:table-cell office:value-type="float" office:value="1654328" calcext:value-type="float">
            <text:p>1654328</text:p>
          </table:table-cell>
          <table:table-cell office:value-type="float" office:value="1778841" calcext:value-type="float">
            <text:p>1778841</text:p>
          </table:table-cell>
          <table:table-cell office:value-type="float" office:value="1650820" calcext:value-type="float">
            <text:p>1650820</text:p>
          </table:table-cell>
          <table:table-cell office:value-type="float" office:value="1901600" calcext:value-type="float">
            <text:p>1901600</text:p>
          </table:table-cell>
          <table:table-cell office:value-type="float" office:value="1869741" calcext:value-type="float">
            <text:p>1869741</text:p>
          </table:table-cell>
          <table:table-cell office:value-type="float" office:value="1917968" calcext:value-type="float">
            <text:p>1917968</text:p>
          </table:table-cell>
          <table:table-cell office:value-type="float" office:value="1658712" calcext:value-type="float">
            <text:p>1658712</text:p>
          </table:table-cell>
          <table:table-cell office:value-type="float" office:value="2087200" calcext:value-type="float">
            <text:p>2087200</text:p>
          </table:table-cell>
          <table:table-cell table:formula="of:=MIN([.A106:.J106])" office:value-type="float" office:value="1559919" calcext:value-type="float">
            <text:p>1559919</text:p>
          </table:table-cell>
        </table:table-row>
        <table:table-row table:style-name="ro1">
          <table:table-cell office:value-type="float" office:value="1554074" calcext:value-type="float">
            <text:p>1554074</text:p>
          </table:table-cell>
          <table:table-cell office:value-type="float" office:value="1723599" calcext:value-type="float">
            <text:p>1723599</text:p>
          </table:table-cell>
          <table:table-cell office:value-type="float" office:value="1654619" calcext:value-type="float">
            <text:p>1654619</text:p>
          </table:table-cell>
          <table:table-cell office:value-type="float" office:value="1712784" calcext:value-type="float">
            <text:p>1712784</text:p>
          </table:table-cell>
          <table:table-cell office:value-type="float" office:value="1864187" calcext:value-type="float">
            <text:p>1864187</text:p>
          </table:table-cell>
          <table:table-cell office:value-type="float" office:value="3474965" calcext:value-type="float">
            <text:p>3474965</text:p>
          </table:table-cell>
          <table:table-cell office:value-type="float" office:value="2812649" calcext:value-type="float">
            <text:p>2812649</text:p>
          </table:table-cell>
          <table:table-cell office:value-type="float" office:value="2043650" calcext:value-type="float">
            <text:p>2043650</text:p>
          </table:table-cell>
          <table:table-cell office:value-type="float" office:value="1608439" calcext:value-type="float">
            <text:p>1608439</text:p>
          </table:table-cell>
          <table:table-cell office:value-type="float" office:value="2240649" calcext:value-type="float">
            <text:p>2240649</text:p>
          </table:table-cell>
          <table:table-cell table:formula="of:=MIN([.A107:.J107])" office:value-type="float" office:value="1554074" calcext:value-type="float">
            <text:p>1554074</text:p>
          </table:table-cell>
        </table:table-row>
        <table:table-row table:style-name="ro1">
          <table:table-cell office:value-type="float" office:value="1556705" calcext:value-type="float">
            <text:p>1556705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2891566" calcext:value-type="float">
            <text:p>2891566</text:p>
          </table:table-cell>
          <table:table-cell office:value-type="float" office:value="1677710" calcext:value-type="float">
            <text:p>1677710</text:p>
          </table:table-cell>
          <table:table-cell office:value-type="float" office:value="1710446" calcext:value-type="float">
            <text:p>1710446</text:p>
          </table:table-cell>
          <table:table-cell office:value-type="float" office:value="2735778" calcext:value-type="float">
            <text:p>2735778</text:p>
          </table:table-cell>
          <table:table-cell office:value-type="float" office:value="2138350" calcext:value-type="float">
            <text:p>2138350</text:p>
          </table:table-cell>
          <table:table-cell office:value-type="float" office:value="2874905" calcext:value-type="float">
            <text:p>2874905</text:p>
          </table:table-cell>
          <table:table-cell office:value-type="float" office:value="1590025" calcext:value-type="float">
            <text:p>1590025</text:p>
          </table:table-cell>
          <table:table-cell office:value-type="float" office:value="1815961" calcext:value-type="float">
            <text:p>1815961</text:p>
          </table:table-cell>
          <table:table-cell table:formula="of:=MIN([.A108:.J108])" office:value-type="float" office:value="1556705" calcext:value-type="float">
            <text:p>1556705</text:p>
          </table:table-cell>
        </table:table-row>
        <table:table-row table:style-name="ro1">
          <table:table-cell office:value-type="float" office:value="1575119" calcext:value-type="float">
            <text:p>1575119</text:p>
          </table:table-cell>
          <table:table-cell office:value-type="float" office:value="1668357" calcext:value-type="float">
            <text:p>1668357</text:p>
          </table:table-cell>
          <table:table-cell office:value-type="float" office:value="1919137" calcext:value-type="float">
            <text:p>1919137</text:p>
          </table:table-cell>
          <table:table-cell office:value-type="float" office:value="2665338" calcext:value-type="float">
            <text:p>2665338</text:p>
          </table:table-cell>
          <table:table-cell office:value-type="float" office:value="2340026" calcext:value-type="float">
            <text:p>2340026</text:p>
          </table:table-cell>
          <table:table-cell office:value-type="float" office:value="2562454" calcext:value-type="float">
            <text:p>2562454</text:p>
          </table:table-cell>
          <table:table-cell office:value-type="float" office:value="1929074" calcext:value-type="float">
            <text:p>1929074</text:p>
          </table:table-cell>
          <table:table-cell office:value-type="float" office:value="1978179" calcext:value-type="float">
            <text:p>1978179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1732952" calcext:value-type="float">
            <text:p>1732952</text:p>
          </table:table-cell>
          <table:table-cell table:formula="of:=MIN([.A109:.J109])" office:value-type="float" office:value="1575119" calcext:value-type="float">
            <text:p>1575119</text:p>
          </table:table-cell>
        </table:table-row>
        <table:table-row table:style-name="ro1">
          <table:table-cell office:value-type="float" office:value="1603178" calcext:value-type="float">
            <text:p>1603178</text:p>
          </table:table-cell>
          <table:table-cell office:value-type="float" office:value="1703724" calcext:value-type="float">
            <text:p>1703724</text:p>
          </table:table-cell>
          <table:table-cell office:value-type="float" office:value="1844896" calcext:value-type="float">
            <text:p>1844896</text:p>
          </table:table-cell>
          <table:table-cell office:value-type="float" office:value="2394975" calcext:value-type="float">
            <text:p>2394975</text:p>
          </table:table-cell>
          <table:table-cell office:value-type="float" office:value="1741136" calcext:value-type="float">
            <text:p>1741136</text:p>
          </table:table-cell>
          <table:table-cell office:value-type="float" office:value="3413585" calcext:value-type="float">
            <text:p>3413585</text:p>
          </table:table-cell>
          <table:table-cell office:value-type="float" office:value="1885816" calcext:value-type="float">
            <text:p>1885816</text:p>
          </table:table-cell>
          <table:table-cell office:value-type="float" office:value="1945150" calcext:value-type="float">
            <text:p>1945150</text:p>
          </table:table-cell>
          <table:table-cell office:value-type="float" office:value="2307874" calcext:value-type="float">
            <text:p>2307874</text:p>
          </table:table-cell>
          <table:table-cell office:value-type="float" office:value="1668357" calcext:value-type="float">
            <text:p>1668357</text:p>
          </table:table-cell>
          <table:table-cell table:formula="of:=MIN([.A110:.J110])" office:value-type="float" office:value="1603178" calcext:value-type="float">
            <text:p>1603178</text:p>
          </table:table-cell>
        </table:table-row>
        <table:table-row table:style-name="ro1">
          <table:table-cell office:value-type="float" office:value="1582426" calcext:value-type="float">
            <text:p>1582426</text:p>
          </table:table-cell>
          <table:table-cell office:value-type="float" office:value="2540825" calcext:value-type="float">
            <text:p>2540825</text:p>
          </table:table-cell>
          <table:table-cell office:value-type="float" office:value="1717168" calcext:value-type="float">
            <text:p>1717168</text:p>
          </table:table-cell>
          <table:table-cell office:value-type="float" office:value="2237726" calcext:value-type="float">
            <text:p>2237726</text:p>
          </table:table-cell>
          <table:table-cell office:value-type="float" office:value="1667480" calcext:value-type="float">
            <text:p>1667480</text:p>
          </table:table-cell>
          <table:table-cell office:value-type="float" office:value="2582622" calcext:value-type="float">
            <text:p>2582622</text:p>
          </table:table-cell>
          <table:table-cell office:value-type="float" office:value="2586713" calcext:value-type="float">
            <text:p>2586713</text:p>
          </table:table-cell>
          <table:table-cell office:value-type="float" office:value="1886985" calcext:value-type="float">
            <text:p>1886985</text:p>
          </table:table-cell>
          <table:table-cell office:value-type="float" office:value="1796085" calcext:value-type="float">
            <text:p>1796085</text:p>
          </table:table-cell>
          <table:table-cell office:value-type="float" office:value="1633868" calcext:value-type="float">
            <text:p>1633868</text:p>
          </table:table-cell>
          <table:table-cell table:formula="of:=MIN([.A111:.J111])" office:value-type="float" office:value="1582426" calcext:value-type="float">
            <text:p>1582426</text:p>
          </table:table-cell>
        </table:table-row>
        <table:table-row table:style-name="ro1">
          <table:table-cell office:value-type="float" office:value="1623053" calcext:value-type="float">
            <text:p>1623053</text:p>
          </table:table-cell>
          <table:table-cell office:value-type="float" office:value="2146826" calcext:value-type="float">
            <text:p>2146826</text:p>
          </table:table-cell>
          <table:table-cell office:value-type="float" office:value="1716876" calcext:value-type="float">
            <text:p>1716876</text:p>
          </table:table-cell>
          <table:table-cell office:value-type="float" office:value="2234219" calcext:value-type="float">
            <text:p>2234219</text:p>
          </table:table-cell>
          <table:table-cell office:value-type="float" office:value="1682679" calcext:value-type="float">
            <text:p>1682679</text:p>
          </table:table-cell>
          <table:table-cell office:value-type="float" office:value="2626172" calcext:value-type="float">
            <text:p>2626172</text:p>
          </table:table-cell>
          <table:table-cell office:value-type="float" office:value="2000976" calcext:value-type="float">
            <text:p>2000976</text:p>
          </table:table-cell>
          <table:table-cell office:value-type="float" office:value="1928489" calcext:value-type="float">
            <text:p>1928489</text:p>
          </table:table-cell>
          <table:table-cell office:value-type="float" office:value="1841974" calcext:value-type="float">
            <text:p>1841974</text:p>
          </table:table-cell>
          <table:table-cell office:value-type="float" office:value="3314501" calcext:value-type="float">
            <text:p>3314501</text:p>
          </table:table-cell>
          <table:table-cell table:formula="of:=MIN([.A112:.J112])" office:value-type="float" office:value="1623053" calcext:value-type="float">
            <text:p>1623053</text:p>
          </table:table-cell>
        </table:table-row>
        <table:table-row table:style-name="ro1">
          <table:table-cell office:value-type="float" office:value="1543259" calcext:value-type="float">
            <text:p>1543259</text:p>
          </table:table-cell>
          <table:table-cell office:value-type="float" office:value="1814499" calcext:value-type="float">
            <text:p>1814499</text:p>
          </table:table-cell>
          <table:table-cell office:value-type="float" office:value="1640590" calcext:value-type="float">
            <text:p>1640590</text:p>
          </table:table-cell>
          <table:table-cell office:value-type="float" office:value="3422646" calcext:value-type="float">
            <text:p>3422646</text:p>
          </table:table-cell>
          <table:table-cell office:value-type="float" office:value="1615454" calcext:value-type="float">
            <text:p>1615454</text:p>
          </table:table-cell>
          <table:table-cell office:value-type="float" office:value="2446709" calcext:value-type="float">
            <text:p>2446709</text:p>
          </table:table-cell>
          <table:table-cell office:value-type="float" office:value="1914168" calcext:value-type="float">
            <text:p>1914168</text:p>
          </table:table-cell>
          <table:table-cell office:value-type="float" office:value="2844800" calcext:value-type="float">
            <text:p>2844800</text:p>
          </table:table-cell>
          <table:table-cell office:value-type="float" office:value="1654035" calcext:value-type="float">
            <text:p>1654035</text:p>
          </table:table-cell>
          <table:table-cell office:value-type="float" office:value="2307582" calcext:value-type="float">
            <text:p>2307582</text:p>
          </table:table-cell>
          <table:table-cell table:formula="of:=MIN([.A113:.J113])" office:value-type="float" office:value="1543259" calcext:value-type="float">
            <text:p>1543259</text:p>
          </table:table-cell>
        </table:table-row>
        <table:table-row table:style-name="ro1">
          <table:table-cell office:value-type="float" office:value="1663388" calcext:value-type="float">
            <text:p>1663388</text:p>
          </table:table-cell>
          <table:table-cell office:value-type="float" office:value="1724768" calcext:value-type="float">
            <text:p>1724768</text:p>
          </table:table-cell>
          <table:table-cell office:value-type="float" office:value="2638447" calcext:value-type="float">
            <text:p>2638447</text:p>
          </table:table-cell>
          <table:table-cell office:value-type="float" office:value="2448171" calcext:value-type="float">
            <text:p>2448171</text:p>
          </table:table-cell>
          <table:table-cell office:value-type="float" office:value="2096261" calcext:value-type="float">
            <text:p>2096261</text:p>
          </table:table-cell>
          <table:table-cell office:value-type="float" office:value="2940962" calcext:value-type="float">
            <text:p>2940962</text:p>
          </table:table-cell>
          <table:table-cell office:value-type="float" office:value="1865064" calcext:value-type="float">
            <text:p>1865064</text:p>
          </table:table-cell>
          <table:table-cell office:value-type="float" office:value="2094507" calcext:value-type="float">
            <text:p>2094507</text:p>
          </table:table-cell>
          <table:table-cell office:value-type="float" office:value="1629191" calcext:value-type="float">
            <text:p>1629191</text:p>
          </table:table-cell>
          <table:table-cell office:value-type="float" office:value="2197099" calcext:value-type="float">
            <text:p>2197099</text:p>
          </table:table-cell>
          <table:table-cell table:formula="of:=MIN([.A114:.J114])" office:value-type="float" office:value="1629191" calcext:value-type="float">
            <text:p>1629191</text:p>
          </table:table-cell>
        </table:table-row>
        <table:table-row table:style-name="ro1">
          <table:table-cell office:value-type="float" office:value="1627145" calcext:value-type="float">
            <text:p>1627145</text:p>
          </table:table-cell>
          <table:table-cell office:value-type="float" office:value="1656081" calcext:value-type="float">
            <text:p>1656081</text:p>
          </table:table-cell>
          <table:table-cell office:value-type="float" office:value="1722138" calcext:value-type="float">
            <text:p>1722138</text:p>
          </table:table-cell>
          <table:table-cell office:value-type="float" office:value="2296475" calcext:value-type="float">
            <text:p>2296475</text:p>
          </table:table-cell>
          <table:table-cell office:value-type="float" office:value="2174885" calcext:value-type="float">
            <text:p>2174885</text:p>
          </table:table-cell>
          <table:table-cell office:value-type="float" office:value="1966779" calcext:value-type="float">
            <text:p>1966779</text:p>
          </table:table-cell>
          <table:table-cell office:value-type="float" office:value="1983439" calcext:value-type="float">
            <text:p>1983439</text:p>
          </table:table-cell>
          <table:table-cell office:value-type="float" office:value="2047741" calcext:value-type="float">
            <text:p>2047741</text:p>
          </table:table-cell>
          <table:table-cell office:value-type="float" office:value="2591389" calcext:value-type="float">
            <text:p>2591389</text:p>
          </table:table-cell>
          <table:table-cell office:value-type="float" office:value="2119351" calcext:value-type="float">
            <text:p>2119351</text:p>
          </table:table-cell>
          <table:table-cell table:formula="of:=MIN([.A115:.J115])" office:value-type="float" office:value="1627145" calcext:value-type="float">
            <text:p>1627145</text:p>
          </table:table-cell>
        </table:table-row>
        <table:table-row table:style-name="ro1">
          <table:table-cell office:value-type="float" office:value="1632114" calcext:value-type="float">
            <text:p>1632114</text:p>
          </table:table-cell>
          <table:table-cell office:value-type="float" office:value="2580283" calcext:value-type="float">
            <text:p>2580283</text:p>
          </table:table-cell>
          <table:table-cell office:value-type="float" office:value="1802515" calcext:value-type="float">
            <text:p>1802515</text:p>
          </table:table-cell>
          <table:table-cell office:value-type="float" office:value="2244449" calcext:value-type="float">
            <text:p>2244449</text:p>
          </table:table-cell>
          <table:table-cell office:value-type="float" office:value="1895754" calcext:value-type="float">
            <text:p>1895754</text:p>
          </table:table-cell>
          <table:table-cell office:value-type="float" office:value="1891954" calcext:value-type="float">
            <text:p>1891954</text:p>
          </table:table-cell>
          <table:table-cell office:value-type="float" office:value="3674010" calcext:value-type="float">
            <text:p>3674010</text:p>
          </table:table-cell>
          <table:table-cell office:value-type="float" office:value="1940182" calcext:value-type="float">
            <text:p>1940182</text:p>
          </table:table-cell>
          <table:table-cell office:value-type="float" office:value="1791701" calcext:value-type="float">
            <text:p>1791701</text:p>
          </table:table-cell>
          <table:table-cell office:value-type="float" office:value="2615065" calcext:value-type="float">
            <text:p>2615065</text:p>
          </table:table-cell>
          <table:table-cell table:formula="of:=MIN([.A116:.J116])" office:value-type="float" office:value="1632114" calcext:value-type="float">
            <text:p>1632114</text:p>
          </table:table-cell>
        </table:table-row>
        <table:table-row table:style-name="ro1">
          <table:table-cell office:value-type="float" office:value="1604054" calcext:value-type="float">
            <text:p>1604054</text:p>
          </table:table-cell>
          <table:table-cell office:value-type="float" office:value="1770657" calcext:value-type="float">
            <text:p>1770657</text:p>
          </table:table-cell>
          <table:table-cell office:value-type="float" office:value="1953919" calcext:value-type="float">
            <text:p>1953919</text:p>
          </table:table-cell>
          <table:table-cell office:value-type="float" office:value="2680537" calcext:value-type="float">
            <text:p>2680537</text:p>
          </table:table-cell>
          <table:table-cell office:value-type="float" office:value="1977009" calcext:value-type="float">
            <text:p>1977009</text:p>
          </table:table-cell>
          <table:table-cell office:value-type="float" office:value="1855419" calcext:value-type="float">
            <text:p>1855419</text:p>
          </table:table-cell>
          <table:table-cell office:value-type="float" office:value="2557777" calcext:value-type="float">
            <text:p>2557777</text:p>
          </table:table-cell>
          <table:table-cell office:value-type="float" office:value="2106783" calcext:value-type="float">
            <text:p>2106783</text:p>
          </table:table-cell>
          <table:table-cell office:value-type="float" office:value="1682971" calcext:value-type="float">
            <text:p>1682971</text:p>
          </table:table-cell>
          <table:table-cell office:value-type="float" office:value="1689109" calcext:value-type="float">
            <text:p>1689109</text:p>
          </table:table-cell>
          <table:table-cell table:formula="of:=MIN([.A117:.J117])" office:value-type="float" office:value="1604054" calcext:value-type="float">
            <text:p>1604054</text:p>
          </table:table-cell>
        </table:table-row>
        <table:table-row table:style-name="ro1">
          <table:table-cell office:value-type="float" office:value="1579795" calcext:value-type="float">
            <text:p>1579795</text:p>
          </table:table-cell>
          <table:table-cell office:value-type="float" office:value="1691740" calcext:value-type="float">
            <text:p>1691740</text:p>
          </table:table-cell>
          <table:table-cell office:value-type="float" office:value="1746104" calcext:value-type="float">
            <text:p>1746104</text:p>
          </table:table-cell>
          <table:table-cell office:value-type="float" office:value="1757504" calcext:value-type="float">
            <text:p>1757504</text:p>
          </table:table-cell>
          <table:table-cell office:value-type="float" office:value="1751950" calcext:value-type="float">
            <text:p>1751950</text:p>
          </table:table-cell>
          <table:table-cell office:value-type="float" office:value="1859219" calcext:value-type="float">
            <text:p>1859219</text:p>
          </table:table-cell>
          <table:table-cell office:value-type="float" office:value="2174300" calcext:value-type="float">
            <text:p>2174300</text:p>
          </table:table-cell>
          <table:table-cell office:value-type="float" office:value="2647508" calcext:value-type="float">
            <text:p>2647508</text:p>
          </table:table-cell>
          <table:table-cell office:value-type="float" office:value="1642929" calcext:value-type="float">
            <text:p>1642929</text:p>
          </table:table-cell>
          <table:table-cell office:value-type="float" office:value="1630068" calcext:value-type="float">
            <text:p>1630068</text:p>
          </table:table-cell>
          <table:table-cell table:formula="of:=MIN([.A118:.J118])" office:value-type="float" office:value="1579795" calcext:value-type="float">
            <text:p>1579795</text:p>
          </table:table-cell>
        </table:table-row>
        <table:table-row table:style-name="ro1">
          <table:table-cell office:value-type="float" office:value="1581256" calcext:value-type="float">
            <text:p>1581256</text:p>
          </table:table-cell>
          <table:table-cell office:value-type="float" office:value="1640005" calcext:value-type="float">
            <text:p>1640005</text:p>
          </table:table-cell>
          <table:table-cell office:value-type="float" office:value="2730517" calcext:value-type="float">
            <text:p>2730517</text:p>
          </table:table-cell>
          <table:table-cell office:value-type="float" office:value="1689402" calcext:value-type="float">
            <text:p>1689402</text:p>
          </table:table-cell>
          <table:table-cell office:value-type="float" office:value="2520365" calcext:value-type="float">
            <text:p>2520365</text:p>
          </table:table-cell>
          <table:table-cell office:value-type="float" office:value="2907641" calcext:value-type="float">
            <text:p>2907641</text:p>
          </table:table-cell>
          <table:table-cell office:value-type="float" office:value="2136011" calcext:value-type="float">
            <text:p>2136011</text:p>
          </table:table-cell>
          <table:table-cell office:value-type="float" office:value="1927028" calcext:value-type="float">
            <text:p>1927028</text:p>
          </table:table-cell>
          <table:table-cell office:value-type="float" office:value="1611654" calcext:value-type="float">
            <text:p>1611654</text:p>
          </table:table-cell>
          <table:table-cell office:value-type="float" office:value="1773287" calcext:value-type="float">
            <text:p>1773287</text:p>
          </table:table-cell>
          <table:table-cell table:formula="of:=MIN([.A119:.J119])" office:value-type="float" office:value="1581256" calcext:value-type="float">
            <text:p>1581256</text:p>
          </table:table-cell>
        </table:table-row>
        <table:table-row table:style-name="ro1">
          <table:table-cell office:value-type="float" office:value="1587979" calcext:value-type="float">
            <text:p>1587979</text:p>
          </table:table-cell>
          <table:table-cell office:value-type="float" office:value="1609608" calcext:value-type="float">
            <text:p>1609608</text:p>
          </table:table-cell>
          <table:table-cell office:value-type="float" office:value="1755166" calcext:value-type="float">
            <text:p>1755166</text:p>
          </table:table-cell>
          <table:table-cell office:value-type="float" office:value="1808946" calcext:value-type="float">
            <text:p>1808946</text:p>
          </table:table-cell>
          <table:table-cell office:value-type="float" office:value="2333303" calcext:value-type="float">
            <text:p>2333303</text:p>
          </table:table-cell>
          <table:table-cell office:value-type="float" office:value="1993085" calcext:value-type="float">
            <text:p>1993085</text:p>
          </table:table-cell>
          <table:table-cell office:value-type="float" office:value="2712980" calcext:value-type="float">
            <text:p>2712980</text:p>
          </table:table-cell>
          <table:table-cell office:value-type="float" office:value="1947489" calcext:value-type="float">
            <text:p>1947489</text:p>
          </table:table-cell>
          <table:table-cell office:value-type="float" office:value="1703723" calcext:value-type="float">
            <text:p>1703723</text:p>
          </table:table-cell>
          <table:table-cell office:value-type="float" office:value="1860972" calcext:value-type="float">
            <text:p>1860972</text:p>
          </table:table-cell>
          <table:table-cell table:formula="of:=MIN([.A120:.J120])" office:value-type="float" office:value="1587979" calcext:value-type="float">
            <text:p>1587979</text:p>
          </table:table-cell>
        </table:table-row>
        <table:table-row table:style-name="ro1">
          <table:table-cell office:value-type="float" office:value="1579795" calcext:value-type="float">
            <text:p>1579795</text:p>
          </table:table-cell>
          <table:table-cell office:value-type="float" office:value="1713368" calcext:value-type="float">
            <text:p>1713368</text:p>
          </table:table-cell>
          <table:table-cell office:value-type="float" office:value="1675372" calcext:value-type="float">
            <text:p>1675372</text:p>
          </table:table-cell>
          <table:table-cell office:value-type="float" office:value="1870033" calcext:value-type="float">
            <text:p>1870033</text:p>
          </table:table-cell>
          <table:table-cell office:value-type="float" office:value="1751073" calcext:value-type="float">
            <text:p>1751073</text:p>
          </table:table-cell>
          <table:table-cell office:value-type="float" office:value="2461323" calcext:value-type="float">
            <text:p>2461323</text:p>
          </table:table-cell>
          <table:table-cell office:value-type="float" office:value="1943689" calcext:value-type="float">
            <text:p>1943689</text:p>
          </table:table-cell>
          <table:table-cell office:value-type="float" office:value="1868863" calcext:value-type="float">
            <text:p>1868863</text:p>
          </table:table-cell>
          <table:table-cell office:value-type="float" office:value="2547255" calcext:value-type="float">
            <text:p>2547255</text:p>
          </table:table-cell>
          <table:table-cell office:value-type="float" office:value="2401405" calcext:value-type="float">
            <text:p>2401405</text:p>
          </table:table-cell>
          <table:table-cell table:formula="of:=MIN([.A121:.J121])" office:value-type="float" office:value="1579795" calcext:value-type="float">
            <text:p>1579795</text:p>
          </table:table-cell>
        </table:table-row>
        <table:table-row table:style-name="ro1">
          <table:table-cell office:value-type="float" office:value="1632113" calcext:value-type="float">
            <text:p>1632113</text:p>
          </table:table-cell>
          <table:table-cell office:value-type="float" office:value="3128316" calcext:value-type="float">
            <text:p>3128316</text:p>
          </table:table-cell>
          <table:table-cell office:value-type="float" office:value="1733829" calcext:value-type="float">
            <text:p>1733829</text:p>
          </table:table-cell>
          <table:table-cell office:value-type="float" office:value="2598697" calcext:value-type="float">
            <text:p>2598697</text:p>
          </table:table-cell>
          <table:table-cell office:value-type="float" office:value="1713368" calcext:value-type="float">
            <text:p>1713368</text:p>
          </table:table-cell>
          <table:table-cell office:value-type="float" office:value="2600451" calcext:value-type="float">
            <text:p>2600451</text:p>
          </table:table-cell>
          <table:table-cell office:value-type="float" office:value="2168163" calcext:value-type="float">
            <text:p>2168163</text:p>
          </table:table-cell>
          <table:table-cell office:value-type="float" office:value="3346652" calcext:value-type="float">
            <text:p>3346652</text:p>
          </table:table-cell>
          <table:table-cell office:value-type="float" office:value="1813038" calcext:value-type="float">
            <text:p>1813038</text:p>
          </table:table-cell>
          <table:table-cell office:value-type="float" office:value="1837297" calcext:value-type="float">
            <text:p>1837297</text:p>
          </table:table-cell>
          <table:table-cell table:formula="of:=MIN([.A122:.J122])" office:value-type="float" office:value="1632113" calcext:value-type="float">
            <text:p>1632113</text:p>
          </table:table-cell>
        </table:table-row>
        <table:table-row table:style-name="ro1">
          <table:table-cell office:value-type="float" office:value="1543552" calcext:value-type="float">
            <text:p>1543552</text:p>
          </table:table-cell>
          <table:table-cell office:value-type="float" office:value="1762180" calcext:value-type="float">
            <text:p>1762180</text:p>
          </table:table-cell>
          <table:table-cell office:value-type="float" office:value="1643805" calcext:value-type="float">
            <text:p>1643805</text:p>
          </table:table-cell>
          <table:table-cell office:value-type="float" office:value="1797255" calcext:value-type="float">
            <text:p>1797255</text:p>
          </table:table-cell>
          <table:table-cell office:value-type="float" office:value="1635913" calcext:value-type="float">
            <text:p>1635913</text:p>
          </table:table-cell>
          <table:table-cell office:value-type="float" office:value="2656569" calcext:value-type="float">
            <text:p>2656569</text:p>
          </table:table-cell>
          <table:table-cell office:value-type="float" office:value="2018514" calcext:value-type="float">
            <text:p>2018514</text:p>
          </table:table-cell>
          <table:table-cell office:value-type="float" office:value="1987823" calcext:value-type="float">
            <text:p>1987823</text:p>
          </table:table-cell>
          <table:table-cell office:value-type="float" office:value="1646436" calcext:value-type="float">
            <text:p>1646436</text:p>
          </table:table-cell>
          <table:table-cell office:value-type="float" office:value="1720968" calcext:value-type="float">
            <text:p>1720968</text:p>
          </table:table-cell>
          <table:table-cell table:formula="of:=MIN([.A123:.J123])" office:value-type="float" office:value="1543552" calcext:value-type="float">
            <text:p>1543552</text:p>
          </table:table-cell>
        </table:table-row>
        <table:table-row table:style-name="ro1">
          <table:table-cell office:value-type="float" office:value="1663096" calcext:value-type="float">
            <text:p>1663096</text:p>
          </table:table-cell>
          <table:table-cell office:value-type="float" office:value="1773580" calcext:value-type="float">
            <text:p>1773580</text:p>
          </table:table-cell>
          <table:table-cell office:value-type="float" office:value="2499613" calcext:value-type="float">
            <text:p>2499613</text:p>
          </table:table-cell>
          <table:table-cell office:value-type="float" office:value="1798716" calcext:value-type="float">
            <text:p>1798716</text:p>
          </table:table-cell>
          <table:table-cell office:value-type="float" office:value="2638156" calcext:value-type="float">
            <text:p>2638156</text:p>
          </table:table-cell>
          <table:table-cell office:value-type="float" office:value="2062063" calcext:value-type="float">
            <text:p>2062063</text:p>
          </table:table-cell>
          <table:table-cell office:value-type="float" office:value="2613311" calcext:value-type="float">
            <text:p>2613311</text:p>
          </table:table-cell>
          <table:table-cell office:value-type="float" office:value="1987239" calcext:value-type="float">
            <text:p>1987239</text:p>
          </table:table-cell>
          <table:table-cell office:value-type="float" office:value="1706354" calcext:value-type="float">
            <text:p>1706354</text:p>
          </table:table-cell>
          <table:table-cell office:value-type="float" office:value="1902769" calcext:value-type="float">
            <text:p>1902769</text:p>
          </table:table-cell>
          <table:table-cell table:formula="of:=MIN([.A124:.J124])" office:value-type="float" office:value="1663096" calcext:value-type="float">
            <text:p>1663096</text:p>
          </table:table-cell>
        </table:table-row>
        <table:table-row table:style-name="ro1">
          <table:table-cell office:value-type="float" office:value="1657835" calcext:value-type="float">
            <text:p>1657835</text:p>
          </table:table-cell>
          <table:table-cell office:value-type="float" office:value="1649943" calcext:value-type="float">
            <text:p>1649943</text:p>
          </table:table-cell>
          <table:table-cell office:value-type="float" office:value="2174301" calcext:value-type="float">
            <text:p>2174301</text:p>
          </table:table-cell>
          <table:table-cell office:value-type="float" office:value="1652281" calcext:value-type="float">
            <text:p>1652281</text:p>
          </table:table-cell>
          <table:table-cell office:value-type="float" office:value="1955672" calcext:value-type="float">
            <text:p>1955672</text:p>
          </table:table-cell>
          <table:table-cell office:value-type="float" office:value="2102107" calcext:value-type="float">
            <text:p>2102107</text:p>
          </table:table-cell>
          <table:table-cell office:value-type="float" office:value="2243864" calcext:value-type="float">
            <text:p>2243864</text:p>
          </table:table-cell>
          <table:table-cell office:value-type="float" office:value="1841973" calcext:value-type="float">
            <text:p>1841973</text:p>
          </table:table-cell>
          <table:table-cell office:value-type="float" office:value="1575995" calcext:value-type="float">
            <text:p>1575995</text:p>
          </table:table-cell>
          <table:table-cell office:value-type="float" office:value="1677125" calcext:value-type="float">
            <text:p>1677125</text:p>
          </table:table-cell>
          <table:table-cell table:formula="of:=MIN([.A125:.J125])" office:value-type="float" office:value="1575995" calcext:value-type="float">
            <text:p>1575995</text:p>
          </table:table-cell>
        </table:table-row>
        <table:table-row table:style-name="ro1">
          <table:table-cell office:value-type="float" office:value="1602301" calcext:value-type="float">
            <text:p>1602301</text:p>
          </table:table-cell>
          <table:table-cell office:value-type="float" office:value="1619838" calcext:value-type="float">
            <text:p>1619838</text:p>
          </table:table-cell>
          <table:table-cell office:value-type="float" office:value="1813914" calcext:value-type="float">
            <text:p>1813914</text:p>
          </table:table-cell>
          <table:table-cell office:value-type="float" office:value="1631822" calcext:value-type="float">
            <text:p>1631822</text:p>
          </table:table-cell>
          <table:table-cell office:value-type="float" office:value="1754581" calcext:value-type="float">
            <text:p>1754581</text:p>
          </table:table-cell>
          <table:table-cell office:value-type="float" office:value="2090123" calcext:value-type="float">
            <text:p>2090123</text:p>
          </table:table-cell>
          <table:table-cell office:value-type="float" office:value="1889908" calcext:value-type="float">
            <text:p>1889908</text:p>
          </table:table-cell>
          <table:table-cell office:value-type="float" office:value="1840804" calcext:value-type="float">
            <text:p>1840804</text:p>
          </table:table-cell>
          <table:table-cell office:value-type="float" office:value="2257017" calcext:value-type="float">
            <text:p>2257017</text:p>
          </table:table-cell>
          <table:table-cell office:value-type="float" office:value="1681218" calcext:value-type="float">
            <text:p>1681218</text:p>
          </table:table-cell>
          <table:table-cell table:formula="of:=MIN([.A126:.J126])" office:value-type="float" office:value="1602301" calcext:value-type="float">
            <text:p>1602301</text:p>
          </table:table-cell>
        </table:table-row>
        <table:table-row table:style-name="ro1">
          <table:table-cell office:value-type="float" office:value="1616330" calcext:value-type="float">
            <text:p>1616330</text:p>
          </table:table-cell>
          <table:table-cell office:value-type="float" office:value="2673814" calcext:value-type="float">
            <text:p>2673814</text:p>
          </table:table-cell>
          <table:table-cell office:value-type="float" office:value="1774456" calcext:value-type="float">
            <text:p>1774456</text:p>
          </table:table-cell>
          <table:table-cell office:value-type="float" office:value="1627730" calcext:value-type="float">
            <text:p>1627730</text:p>
          </table:table-cell>
          <table:table-cell office:value-type="float" office:value="1683263" calcext:value-type="float">
            <text:p>1683263</text:p>
          </table:table-cell>
          <table:table-cell office:value-type="float" office:value="2697489" calcext:value-type="float">
            <text:p>2697489</text:p>
          </table:table-cell>
          <table:table-cell office:value-type="float" office:value="1945149" calcext:value-type="float">
            <text:p>1945149</text:p>
          </table:table-cell>
          <table:table-cell office:value-type="float" office:value="2795404" calcext:value-type="float">
            <text:p>2795404</text:p>
          </table:table-cell>
          <table:table-cell office:value-type="float" office:value="1730906" calcext:value-type="float">
            <text:p>1730906</text:p>
          </table:table-cell>
          <table:table-cell office:value-type="float" office:value="2587882" calcext:value-type="float">
            <text:p>2587882</text:p>
          </table:table-cell>
          <table:table-cell table:formula="of:=MIN([.A127:.J127])" office:value-type="float" office:value="1616330" calcext:value-type="float">
            <text:p>1616330</text:p>
          </table:table-cell>
        </table:table-row>
        <table:table-row table:style-name="ro1">
          <table:table-cell office:value-type="float" office:value="1580964" calcext:value-type="float">
            <text:p>1580964</text:p>
          </table:table-cell>
          <table:table-cell office:value-type="float" office:value="1770072" calcext:value-type="float">
            <text:p>1770072</text:p>
          </table:table-cell>
          <table:table-cell office:value-type="float" office:value="1715707" calcext:value-type="float">
            <text:p>1715707</text:p>
          </table:table-cell>
          <table:table-cell office:value-type="float" office:value="3046768" calcext:value-type="float">
            <text:p>3046768</text:p>
          </table:table-cell>
          <table:table-cell office:value-type="float" office:value="1746104" calcext:value-type="float">
            <text:p>1746104</text:p>
          </table:table-cell>
          <table:table-cell office:value-type="float" office:value="2114967" calcext:value-type="float">
            <text:p>2114967</text:p>
          </table:table-cell>
          <table:table-cell office:value-type="float" office:value="1882894" calcext:value-type="float">
            <text:p>1882894</text:p>
          </table:table-cell>
          <table:table-cell office:value-type="float" office:value="1946319" calcext:value-type="float">
            <text:p>1946319</text:p>
          </table:table-cell>
          <table:table-cell office:value-type="float" office:value="1693785" calcext:value-type="float">
            <text:p>1693785</text:p>
          </table:table-cell>
          <table:table-cell office:value-type="float" office:value="2247956" calcext:value-type="float">
            <text:p>2247956</text:p>
          </table:table-cell>
          <table:table-cell table:formula="of:=MIN([.A128:.J128])" office:value-type="float" office:value="1580964" calcext:value-type="float">
            <text:p>1580964</text:p>
          </table:table-cell>
        </table:table-row>
        <table:table-row table:style-name="ro1">
          <table:table-cell office:value-type="float" office:value="1564596" calcext:value-type="float">
            <text:p>1564596</text:p>
          </table:table-cell>
          <table:table-cell office:value-type="float" office:value="1959180" calcext:value-type="float">
            <text:p>1959180</text:p>
          </table:table-cell>
          <table:table-cell office:value-type="float" office:value="2420404" calcext:value-type="float">
            <text:p>2420404</text:p>
          </table:table-cell>
          <table:table-cell office:value-type="float" office:value="2553685" calcext:value-type="float">
            <text:p>2553685</text:p>
          </table:table-cell>
          <table:table-cell office:value-type="float" office:value="1720968" calcext:value-type="float">
            <text:p>1720968</text:p>
          </table:table-cell>
          <table:table-cell office:value-type="float" office:value="2014422" calcext:value-type="float">
            <text:p>2014422</text:p>
          </table:table-cell>
          <table:table-cell office:value-type="float" office:value="2566838" calcext:value-type="float">
            <text:p>2566838</text:p>
          </table:table-cell>
          <table:table-cell office:value-type="float" office:value="1888740" calcext:value-type="float">
            <text:p>1888740</text:p>
          </table:table-cell>
          <table:table-cell office:value-type="float" office:value="1680341" calcext:value-type="float">
            <text:p>1680341</text:p>
          </table:table-cell>
          <table:table-cell office:value-type="float" office:value="1914461" calcext:value-type="float">
            <text:p>1914461</text:p>
          </table:table-cell>
          <table:table-cell table:formula="of:=MIN([.A129:.J129])" office:value-type="float" office:value="1564596" calcext:value-type="float">
            <text:p>1564596</text:p>
          </table:table-cell>
        </table:table-row>
        <table:table-row table:style-name="ro1">
          <table:table-cell office:value-type="float" office:value="1551736" calcext:value-type="float">
            <text:p>1551736</text:p>
          </table:table-cell>
          <table:table-cell office:value-type="float" office:value="1857757" calcext:value-type="float">
            <text:p>1857757</text:p>
          </table:table-cell>
          <table:table-cell office:value-type="float" office:value="1783517" calcext:value-type="float">
            <text:p>1783517</text:p>
          </table:table-cell>
          <table:table-cell office:value-type="float" office:value="2348502" calcext:value-type="float">
            <text:p>2348502</text:p>
          </table:table-cell>
          <table:table-cell office:value-type="float" office:value="2765884" calcext:value-type="float">
            <text:p>2765884</text:p>
          </table:table-cell>
          <table:table-cell office:value-type="float" office:value="1918552" calcext:value-type="float">
            <text:p>1918552</text:p>
          </table:table-cell>
          <table:table-cell office:value-type="float" office:value="2047742" calcext:value-type="float">
            <text:p>2047742</text:p>
          </table:table-cell>
          <table:table-cell office:value-type="float" office:value="2603374" calcext:value-type="float">
            <text:p>2603374</text:p>
          </table:table-cell>
          <table:table-cell office:value-type="float" office:value="1781763" calcext:value-type="float">
            <text:p>1781763</text:p>
          </table:table-cell>
          <table:table-cell office:value-type="float" office:value="1731491" calcext:value-type="float">
            <text:p>1731491</text:p>
          </table:table-cell>
          <table:table-cell table:formula="of:=MIN([.A130:.J130])" office:value-type="float" office:value="1551736" calcext:value-type="float">
            <text:p>1551736</text:p>
          </table:table-cell>
        </table:table-row>
        <table:table-row table:style-name="ro1">
          <table:table-cell office:value-type="float" office:value="1556412" calcext:value-type="float">
            <text:p>1556412</text:p>
          </table:table-cell>
          <table:table-cell office:value-type="float" office:value="1740259" calcext:value-type="float">
            <text:p>1740259</text:p>
          </table:table-cell>
          <table:table-cell office:value-type="float" office:value="1704016" calcext:value-type="float">
            <text:p>1704016</text:p>
          </table:table-cell>
          <table:table-cell office:value-type="float" office:value="2238895" calcext:value-type="float">
            <text:p>2238895</text:p>
          </table:table-cell>
          <table:table-cell office:value-type="float" office:value="2283615" calcext:value-type="float">
            <text:p>2283615</text:p>
          </table:table-cell>
          <table:table-cell office:value-type="float" office:value="1888739" calcext:value-type="float">
            <text:p>1888739</text:p>
          </table:table-cell>
          <table:table-cell office:value-type="float" office:value="2085154" calcext:value-type="float">
            <text:p>2085154</text:p>
          </table:table-cell>
          <table:table-cell office:value-type="float" office:value="2855907" calcext:value-type="float">
            <text:p>2855907</text:p>
          </table:table-cell>
          <table:table-cell office:value-type="float" office:value="1730322" calcext:value-type="float">
            <text:p>1730322</text:p>
          </table:table-cell>
          <table:table-cell office:value-type="float" office:value="2437648" calcext:value-type="float">
            <text:p>2437648</text:p>
          </table:table-cell>
          <table:table-cell table:formula="of:=MIN([.A131:.J131])" office:value-type="float" office:value="1556412" calcext:value-type="float">
            <text:p>1556412</text:p>
          </table:table-cell>
        </table:table-row>
        <table:table-row table:style-name="ro1">
          <table:table-cell office:value-type="float" office:value="1616331" calcext:value-type="float">
            <text:p>1616331</text:p>
          </table:table-cell>
          <table:table-cell office:value-type="float" office:value="2403452" calcext:value-type="float">
            <text:p>2403452</text:p>
          </table:table-cell>
          <table:table-cell office:value-type="float" office:value="1719214" calcext:value-type="float">
            <text:p>1719214</text:p>
          </table:table-cell>
          <table:table-cell office:value-type="float" office:value="2928101" calcext:value-type="float">
            <text:p>2928101</text:p>
          </table:table-cell>
          <table:table-cell office:value-type="float" office:value="2061771" calcext:value-type="float">
            <text:p>2061771</text:p>
          </table:table-cell>
          <table:table-cell office:value-type="float" office:value="3019293" calcext:value-type="float">
            <text:p>3019293</text:p>
          </table:table-cell>
          <table:table-cell office:value-type="float" office:value="2269585" calcext:value-type="float">
            <text:p>2269585</text:p>
          </table:table-cell>
          <table:table-cell office:value-type="float" office:value="2195053" calcext:value-type="float">
            <text:p>2195053</text:p>
          </table:table-cell>
          <table:table-cell office:value-type="float" office:value="2351717" calcext:value-type="float">
            <text:p>2351717</text:p>
          </table:table-cell>
          <table:table-cell office:value-type="float" office:value="1878801" calcext:value-type="float">
            <text:p>1878801</text:p>
          </table:table-cell>
          <table:table-cell table:formula="of:=MIN([.A132:.J132])" office:value-type="float" office:value="1616331" calcext:value-type="float">
            <text:p>1616331</text:p>
          </table:table-cell>
        </table:table-row>
        <table:table-row table:style-name="ro1">
          <table:table-cell office:value-type="float" office:value="1569857" calcext:value-type="float">
            <text:p>1569857</text:p>
          </table:table-cell>
          <table:table-cell office:value-type="float" office:value="1721845" calcext:value-type="float">
            <text:p>1721845</text:p>
          </table:table-cell>
          <table:table-cell office:value-type="float" office:value="1630068" calcext:value-type="float">
            <text:p>1630068</text:p>
          </table:table-cell>
          <table:table-cell office:value-type="float" office:value="2225450" calcext:value-type="float">
            <text:p>2225450</text:p>
          </table:table-cell>
          <table:table-cell office:value-type="float" office:value="1787317" calcext:value-type="float">
            <text:p>1787317</text:p>
          </table:table-cell>
          <table:table-cell office:value-type="float" office:value="1815084" calcext:value-type="float">
            <text:p>1815084</text:p>
          </table:table-cell>
          <table:table-cell office:value-type="float" office:value="2036343" calcext:value-type="float">
            <text:p>2036343</text:p>
          </table:table-cell>
          <table:table-cell office:value-type="float" office:value="1920013" calcext:value-type="float">
            <text:p>1920013</text:p>
          </table:table-cell>
          <table:table-cell office:value-type="float" office:value="1783224" calcext:value-type="float">
            <text:p>1783224</text:p>
          </table:table-cell>
          <table:table-cell office:value-type="float" office:value="1709862" calcext:value-type="float">
            <text:p>1709862</text:p>
          </table:table-cell>
          <table:table-cell table:formula="of:=MIN([.A133:.J133])" office:value-type="float" office:value="1569857" calcext:value-type="float">
            <text:p>1569857</text:p>
          </table:table-cell>
        </table:table-row>
        <table:table-row table:style-name="ro1">
          <table:table-cell office:value-type="float" office:value="1546182" calcext:value-type="float">
            <text:p>1546182</text:p>
          </table:table-cell>
          <table:table-cell office:value-type="float" office:value="1654327" calcext:value-type="float">
            <text:p>1654327</text:p>
          </table:table-cell>
          <table:table-cell office:value-type="float" office:value="2696612" calcext:value-type="float">
            <text:p>2696612</text:p>
          </table:table-cell>
          <table:table-cell office:value-type="float" office:value="2155302" calcext:value-type="float">
            <text:p>2155302</text:p>
          </table:table-cell>
          <table:table-cell office:value-type="float" office:value="2849184" calcext:value-type="float">
            <text:p>2849184</text:p>
          </table:table-cell>
          <table:table-cell office:value-type="float" office:value="1766272" calcext:value-type="float">
            <text:p>1766272</text:p>
          </table:table-cell>
          <table:table-cell office:value-type="float" office:value="2410759" calcext:value-type="float">
            <text:p>2410759</text:p>
          </table:table-cell>
          <table:table-cell office:value-type="float" office:value="1905107" calcext:value-type="float">
            <text:p>1905107</text:p>
          </table:table-cell>
          <table:table-cell office:value-type="float" office:value="1711031" calcext:value-type="float">
            <text:p>1711031</text:p>
          </table:table-cell>
          <table:table-cell office:value-type="float" office:value="1654620" calcext:value-type="float">
            <text:p>1654620</text:p>
          </table:table-cell>
          <table:table-cell table:formula="of:=MIN([.A134:.J134])" office:value-type="float" office:value="1546182" calcext:value-type="float">
            <text:p>1546182</text:p>
          </table:table-cell>
        </table:table-row>
        <table:table-row table:style-name="ro1">
          <table:table-cell office:value-type="float" office:value="1666312" calcext:value-type="float">
            <text:p>1666312</text:p>
          </table:table-cell>
          <table:table-cell office:value-type="float" office:value="1625684" calcext:value-type="float">
            <text:p>1625684</text:p>
          </table:table-cell>
          <table:table-cell office:value-type="float" office:value="2054464" calcext:value-type="float">
            <text:p>2054464</text:p>
          </table:table-cell>
          <table:table-cell office:value-type="float" office:value="2183653" calcext:value-type="float">
            <text:p>2183653</text:p>
          </table:table-cell>
          <table:table-cell office:value-type="float" office:value="2435602" calcext:value-type="float">
            <text:p>2435602</text:p>
          </table:table-cell>
          <table:table-cell office:value-type="float" office:value="1745812" calcext:value-type="float">
            <text:p>1745812</text:p>
          </table:table-cell>
          <table:table-cell office:value-type="float" office:value="1940181" calcext:value-type="float">
            <text:p>1940181</text:p>
          </table:table-cell>
          <table:table-cell office:value-type="float" office:value="1858926" calcext:value-type="float">
            <text:p>1858926</text:p>
          </table:table-cell>
          <table:table-cell office:value-type="float" office:value="1637667" calcext:value-type="float">
            <text:p>1637667</text:p>
          </table:table-cell>
          <table:table-cell office:value-type="float" office:value="1650528" calcext:value-type="float">
            <text:p>1650528</text:p>
          </table:table-cell>
          <table:table-cell table:formula="of:=MIN([.A135:.J135])" office:value-type="float" office:value="1625684" calcext:value-type="float">
            <text:p>1625684</text:p>
          </table:table-cell>
        </table:table-row>
        <table:table-row table:style-name="ro1">
          <table:table-cell office:value-type="float" office:value="1617207" calcext:value-type="float">
            <text:p>1617207</text:p>
          </table:table-cell>
          <table:table-cell office:value-type="float" office:value="1620715" calcext:value-type="float">
            <text:p>1620715</text:p>
          </table:table-cell>
          <table:table-cell office:value-type="float" office:value="1742013" calcext:value-type="float">
            <text:p>1742013</text:p>
          </table:table-cell>
          <table:table-cell office:value-type="float" office:value="2778744" calcext:value-type="float">
            <text:p>2778744</text:p>
          </table:table-cell>
          <table:table-cell office:value-type="float" office:value="2294430" calcext:value-type="float">
            <text:p>2294430</text:p>
          </table:table-cell>
          <table:table-cell office:value-type="float" office:value="1720676" calcext:value-type="float">
            <text:p>1720676</text:p>
          </table:table-cell>
          <table:table-cell office:value-type="float" office:value="1865064" calcext:value-type="float">
            <text:p>1865064</text:p>
          </table:table-cell>
          <table:table-cell office:value-type="float" office:value="2991234" calcext:value-type="float">
            <text:p>2991234</text:p>
          </table:table-cell>
          <table:table-cell office:value-type="float" office:value="1606685" calcext:value-type="float">
            <text:p>1606685</text:p>
          </table:table-cell>
          <table:table-cell office:value-type="float" office:value="1695247" calcext:value-type="float">
            <text:p>1695247</text:p>
          </table:table-cell>
          <table:table-cell table:formula="of:=MIN([.A136:.J136])" office:value-type="float" office:value="1606685" calcext:value-type="float">
            <text:p>1606685</text:p>
          </table:table-cell>
        </table:table-row>
        <table:table-row table:style-name="ro1">
          <table:table-cell office:value-type="float" office:value="1575118" calcext:value-type="float">
            <text:p>1575118</text:p>
          </table:table-cell>
          <table:table-cell office:value-type="float" office:value="1932874" calcext:value-type="float">
            <text:p>1932874</text:p>
          </table:table-cell>
          <table:table-cell office:value-type="float" office:value="1687356" calcext:value-type="float">
            <text:p>1687356</text:p>
          </table:table-cell>
          <table:table-cell office:value-type="float" office:value="1812453" calcext:value-type="float">
            <text:p>1812453</text:p>
          </table:table-cell>
          <table:table-cell office:value-type="float" office:value="2185407" calcext:value-type="float">
            <text:p>2185407</text:p>
          </table:table-cell>
          <table:table-cell office:value-type="float" office:value="3075997" calcext:value-type="float">
            <text:p>3075997</text:p>
          </table:table-cell>
          <table:table-cell office:value-type="float" office:value="1850158" calcext:value-type="float">
            <text:p>1850158</text:p>
          </table:table-cell>
          <table:table-cell office:value-type="float" office:value="2537902" calcext:value-type="float">
            <text:p>2537902</text:p>
          </table:table-cell>
          <table:table-cell office:value-type="float" office:value="2352302" calcext:value-type="float">
            <text:p>2352302</text:p>
          </table:table-cell>
          <table:table-cell office:value-type="float" office:value="3211032" calcext:value-type="float">
            <text:p>3211032</text:p>
          </table:table-cell>
          <table:table-cell table:formula="of:=MIN([.A137:.J137])" office:value-type="float" office:value="1575118" calcext:value-type="float">
            <text:p>1575118</text:p>
          </table:table-cell>
        </table:table-row>
        <table:table-row table:style-name="ro1">
          <table:table-cell office:value-type="float" office:value="1562842" calcext:value-type="float">
            <text:p>1562842</text:p>
          </table:table-cell>
          <table:table-cell office:value-type="float" office:value="2137765" calcext:value-type="float">
            <text:p>2137765</text:p>
          </table:table-cell>
          <table:table-cell office:value-type="float" office:value="1648774" calcext:value-type="float">
            <text:p>1648774</text:p>
          </table:table-cell>
          <table:table-cell office:value-type="float" office:value="1748151" calcext:value-type="float">
            <text:p>1748151</text:p>
          </table:table-cell>
          <table:table-cell office:value-type="float" office:value="2917287" calcext:value-type="float">
            <text:p>2917287</text:p>
          </table:table-cell>
          <table:table-cell office:value-type="float" office:value="1932289" calcext:value-type="float">
            <text:p>1932289</text:p>
          </table:table-cell>
          <table:table-cell office:value-type="float" office:value="2995035" calcext:value-type="float">
            <text:p>2995035</text:p>
          </table:table-cell>
          <table:table-cell office:value-type="float" office:value="1935797" calcext:value-type="float">
            <text:p>1935797</text:p>
          </table:table-cell>
          <table:table-cell office:value-type="float" office:value="1815668" calcext:value-type="float">
            <text:p>1815668</text:p>
          </table:table-cell>
          <table:table-cell office:value-type="float" office:value="2223696" calcext:value-type="float">
            <text:p>2223696</text:p>
          </table:table-cell>
          <table:table-cell table:formula="of:=MIN([.A138:.J138])" office:value-type="float" office:value="1562842" calcext:value-type="float">
            <text:p>1562842</text:p>
          </table:table-cell>
        </table:table-row>
        <table:table-row table:style-name="ro1">
          <table:table-cell office:value-type="float" office:value="1571026" calcext:value-type="float">
            <text:p>1571026</text:p>
          </table:table-cell>
          <table:table-cell office:value-type="float" office:value="1944857" calcext:value-type="float">
            <text:p>1944857</text:p>
          </table:table-cell>
          <table:table-cell office:value-type="float" office:value="2876075" calcext:value-type="float">
            <text:p>2876075</text:p>
          </table:table-cell>
          <table:table-cell office:value-type="float" office:value="1710153" calcext:value-type="float">
            <text:p>1710153</text:p>
          </table:table-cell>
          <table:table-cell office:value-type="float" office:value="1931705" calcext:value-type="float">
            <text:p>1931705</text:p>
          </table:table-cell>
          <table:table-cell office:value-type="float" office:value="1777087" calcext:value-type="float">
            <text:p>1777087</text:p>
          </table:table-cell>
          <table:table-cell office:value-type="float" office:value="2049496" calcext:value-type="float">
            <text:p>2049496</text:p>
          </table:table-cell>
          <table:table-cell office:value-type="float" office:value="1877632" calcext:value-type="float">
            <text:p>1877632</text:p>
          </table:table-cell>
          <table:table-cell office:value-type="float" office:value="1818591" calcext:value-type="float">
            <text:p>1818591</text:p>
          </table:table-cell>
          <table:table-cell office:value-type="float" office:value="1731198" calcext:value-type="float">
            <text:p>1731198</text:p>
          </table:table-cell>
          <table:table-cell table:formula="of:=MIN([.A139:.J139])" office:value-type="float" office:value="1571026" calcext:value-type="float">
            <text:p>1571026</text:p>
          </table:table-cell>
        </table:table-row>
        <table:table-row table:style-name="ro1">
          <table:table-cell office:value-type="float" office:value="1548521" calcext:value-type="float">
            <text:p>1548521</text:p>
          </table:table-cell>
          <table:table-cell office:value-type="float" office:value="1774456" calcext:value-type="float">
            <text:p>1774456</text:p>
          </table:table-cell>
          <table:table-cell office:value-type="float" office:value="2321904" calcext:value-type="float">
            <text:p>2321904</text:p>
          </table:table-cell>
          <table:table-cell office:value-type="float" office:value="1701970" calcext:value-type="float">
            <text:p>1701970</text:p>
          </table:table-cell>
          <table:table-cell office:value-type="float" office:value="1818884" calcext:value-type="float">
            <text:p>1818884</text:p>
          </table:table-cell>
          <table:table-cell office:value-type="float" office:value="1710446" calcext:value-type="float">
            <text:p>1710446</text:p>
          </table:table-cell>
          <table:table-cell office:value-type="float" office:value="1900138" calcext:value-type="float">
            <text:p>1900138</text:p>
          </table:table-cell>
          <table:table-cell office:value-type="float" office:value="2596944" calcext:value-type="float">
            <text:p>2596944</text:p>
          </table:table-cell>
          <table:table-cell office:value-type="float" office:value="1704016" calcext:value-type="float">
            <text:p>1704016</text:p>
          </table:table-cell>
          <table:table-cell office:value-type="float" office:value="1799008" calcext:value-type="float">
            <text:p>1799008</text:p>
          </table:table-cell>
          <table:table-cell table:formula="of:=MIN([.A140:.J140])" office:value-type="float" office:value="1548521" calcext:value-type="float">
            <text:p>1548521</text:p>
          </table:table-cell>
        </table:table-row>
        <table:table-row table:style-name="ro1">
          <table:table-cell office:value-type="float" office:value="1577164" calcext:value-type="float">
            <text:p>1577164</text:p>
          </table:table-cell>
          <table:table-cell office:value-type="float" office:value="1700801" calcext:value-type="float">
            <text:p>1700801</text:p>
          </table:table-cell>
          <table:table-cell office:value-type="float" office:value="2383284" calcext:value-type="float">
            <text:p>2383284</text:p>
          </table:table-cell>
          <table:table-cell office:value-type="float" office:value="2673522" calcext:value-type="float">
            <text:p>2673522</text:p>
          </table:table-cell>
          <table:table-cell office:value-type="float" office:value="1720968" calcext:value-type="float">
            <text:p>1720968</text:p>
          </table:table-cell>
          <table:table-cell office:value-type="float" office:value="1675956" calcext:value-type="float">
            <text:p>1675956</text:p>
          </table:table-cell>
          <table:table-cell office:value-type="float" office:value="1850742" calcext:value-type="float">
            <text:p>1850742</text:p>
          </table:table-cell>
          <table:table-cell office:value-type="float" office:value="2106198" calcext:value-type="float">
            <text:p>2106198</text:p>
          </table:table-cell>
          <table:table-cell office:value-type="float" office:value="1624222" calcext:value-type="float">
            <text:p>1624222</text:p>
          </table:table-cell>
          <table:table-cell office:value-type="float" office:value="2550470" calcext:value-type="float">
            <text:p>2550470</text:p>
          </table:table-cell>
          <table:table-cell table:formula="of:=MIN([.A141:.J141])" office:value-type="float" office:value="1577164" calcext:value-type="float">
            <text:p>1577164</text:p>
          </table:table-cell>
        </table:table-row>
        <table:table-row table:style-name="ro1">
          <table:table-cell office:value-type="float" office:value="1604932" calcext:value-type="float">
            <text:p>1604932</text:p>
          </table:table-cell>
          <table:table-cell office:value-type="float" office:value="1726229" calcext:value-type="float">
            <text:p>1726229</text:p>
          </table:table-cell>
          <table:table-cell office:value-type="float" office:value="2016467" calcext:value-type="float">
            <text:p>2016467</text:p>
          </table:table-cell>
          <table:table-cell office:value-type="float" office:value="1774163" calcext:value-type="float">
            <text:p>1774163</text:p>
          </table:table-cell>
          <table:table-cell office:value-type="float" office:value="1729152" calcext:value-type="float">
            <text:p>1729152</text:p>
          </table:table-cell>
          <table:table-cell office:value-type="float" office:value="2468631" calcext:value-type="float">
            <text:p>2468631</text:p>
          </table:table-cell>
          <table:table-cell office:value-type="float" office:value="1845481" calcext:value-type="float">
            <text:p>1845481</text:p>
          </table:table-cell>
          <table:table-cell office:value-type="float" office:value="1967364" calcext:value-type="float">
            <text:p>1967364</text:p>
          </table:table-cell>
          <table:table-cell office:value-type="float" office:value="1674495" calcext:value-type="float">
            <text:p>1674495</text:p>
          </table:table-cell>
          <table:table-cell office:value-type="float" office:value="1964149" calcext:value-type="float">
            <text:p>1964149</text:p>
          </table:table-cell>
          <table:table-cell table:formula="of:=MIN([.A142:.J142])" office:value-type="float" office:value="1604932" calcext:value-type="float">
            <text:p>1604932</text:p>
          </table:table-cell>
        </table:table-row>
        <table:table-row table:style-name="ro1">
          <table:table-cell office:value-type="float" office:value="1535952" calcext:value-type="float">
            <text:p>1535952</text:p>
          </table:table-cell>
          <table:table-cell office:value-type="float" office:value="2411343" calcext:value-type="float">
            <text:p>2411343</text:p>
          </table:table-cell>
          <table:table-cell office:value-type="float" office:value="2503120" calcext:value-type="float">
            <text:p>2503120</text:p>
          </table:table-cell>
          <table:table-cell office:value-type="float" office:value="1762765" calcext:value-type="float">
            <text:p>1762765</text:p>
          </table:table-cell>
          <table:table-cell office:value-type="float" office:value="1674495" calcext:value-type="float">
            <text:p>1674495</text:p>
          </table:table-cell>
          <table:table-cell office:value-type="float" office:value="1776210" calcext:value-type="float">
            <text:p>1776210</text:p>
          </table:table-cell>
          <table:table-cell office:value-type="float" office:value="2498443" calcext:value-type="float">
            <text:p>2498443</text:p>
          </table:table-cell>
          <table:table-cell office:value-type="float" office:value="1890785" calcext:value-type="float">
            <text:p>1890785</text:p>
          </table:table-cell>
          <table:table-cell office:value-type="float" office:value="2335934" calcext:value-type="float">
            <text:p>2335934</text:p>
          </table:table-cell>
          <table:table-cell office:value-type="float" office:value="1707231" calcext:value-type="float">
            <text:p>1707231</text:p>
          </table:table-cell>
          <table:table-cell table:formula="of:=MIN([.A143:.J143])" office:value-type="float" office:value="1535952" calcext:value-type="float">
            <text:p>1535952</text:p>
          </table:table-cell>
        </table:table-row>
        <table:table-row table:style-name="ro1">
          <table:table-cell office:value-type="float" office:value="1535952" calcext:value-type="float">
            <text:p>1535952</text:p>
          </table:table-cell>
          <table:table-cell office:value-type="float" office:value="1740259" calcext:value-type="float">
            <text:p>1740259</text:p>
          </table:table-cell>
          <table:table-cell office:value-type="float" office:value="2400529" calcext:value-type="float">
            <text:p>2400529</text:p>
          </table:table-cell>
          <table:table-cell office:value-type="float" office:value="1978763" calcext:value-type="float">
            <text:p>1978763</text:p>
          </table:table-cell>
          <table:table-cell office:value-type="float" office:value="2642247" calcext:value-type="float">
            <text:p>2642247</text:p>
          </table:table-cell>
          <table:table-cell office:value-type="float" office:value="1696417" calcext:value-type="float">
            <text:p>1696417</text:p>
          </table:table-cell>
          <table:table-cell office:value-type="float" office:value="1781763" calcext:value-type="float">
            <text:p>1781763</text:p>
          </table:table-cell>
          <table:table-cell office:value-type="float" office:value="1866526" calcext:value-type="float">
            <text:p>1866526</text:p>
          </table:table-cell>
          <table:table-cell office:value-type="float" office:value="1785855" calcext:value-type="float">
            <text:p>1785855</text:p>
          </table:table-cell>
          <table:table-cell office:value-type="float" office:value="1933166" calcext:value-type="float">
            <text:p>1933166</text:p>
          </table:table-cell>
          <table:table-cell table:formula="of:=MIN([.A144:.J144])" office:value-type="float" office:value="1535952" calcext:value-type="float">
            <text:p>1535952</text:p>
          </table:table-cell>
        </table:table-row>
        <table:table-row table:style-name="ro1">
          <table:table-cell office:value-type="float" office:value="1561966" calcext:value-type="float">
            <text:p>1561966</text:p>
          </table:table-cell>
          <table:table-cell office:value-type="float" office:value="1680340" calcext:value-type="float">
            <text:p>1680340</text:p>
          </table:table-cell>
          <table:table-cell office:value-type="float" office:value="2254094" calcext:value-type="float">
            <text:p>2254094</text:p>
          </table:table-cell>
          <table:table-cell office:value-type="float" office:value="1781179" calcext:value-type="float">
            <text:p>1781179</text:p>
          </table:table-cell>
          <table:table-cell office:value-type="float" office:value="1732367" calcext:value-type="float">
            <text:p>1732367</text:p>
          </table:table-cell>
          <table:table-cell office:value-type="float" office:value="1898384" calcext:value-type="float">
            <text:p>1898384</text:p>
          </table:table-cell>
          <table:table-cell office:value-type="float" office:value="1705770" calcext:value-type="float">
            <text:p>1705770</text:p>
          </table:table-cell>
          <table:table-cell office:value-type="float" office:value="3101425" calcext:value-type="float">
            <text:p>3101425</text:p>
          </table:table-cell>
          <table:table-cell office:value-type="float" office:value="1742305" calcext:value-type="float">
            <text:p>1742305</text:p>
          </table:table-cell>
          <table:table-cell office:value-type="float" office:value="1903354" calcext:value-type="float">
            <text:p>1903354</text:p>
          </table:table-cell>
          <table:table-cell table:formula="of:=MIN([.A145:.J145])" office:value-type="float" office:value="1561966" calcext:value-type="float">
            <text:p>1561966</text:p>
          </table:table-cell>
        </table:table-row>
        <table:table-row table:style-name="ro1">
          <table:table-cell office:value-type="float" office:value="1661342" calcext:value-type="float">
            <text:p>1661342</text:p>
          </table:table-cell>
          <table:table-cell office:value-type="float" office:value="1705769" calcext:value-type="float">
            <text:p>1705769</text:p>
          </table:table-cell>
          <table:table-cell office:value-type="float" office:value="2149164" calcext:value-type="float">
            <text:p>2149164</text:p>
          </table:table-cell>
          <table:table-cell office:value-type="float" office:value="2832817" calcext:value-type="float">
            <text:p>2832817</text:p>
          </table:table-cell>
          <table:table-cell office:value-type="float" office:value="1768903" calcext:value-type="float">
            <text:p>1768903</text:p>
          </table:table-cell>
          <table:table-cell office:value-type="float" office:value="1743182" calcext:value-type="float">
            <text:p>1743182</text:p>
          </table:table-cell>
          <table:table-cell office:value-type="float" office:value="1851035" calcext:value-type="float">
            <text:p>1851035</text:p>
          </table:table-cell>
          <table:table-cell office:value-type="float" office:value="1976132" calcext:value-type="float">
            <text:p>1976132</text:p>
          </table:table-cell>
          <table:table-cell office:value-type="float" office:value="1651697" calcext:value-type="float">
            <text:p>1651697</text:p>
          </table:table-cell>
          <table:table-cell office:value-type="float" office:value="2024359" calcext:value-type="float">
            <text:p>2024359</text:p>
          </table:table-cell>
          <table:table-cell table:formula="of:=MIN([.A146:.J146])" office:value-type="float" office:value="1651697" calcext:value-type="float">
            <text:p>1651697</text:p>
          </table:table-cell>
        </table:table-row>
        <table:table-row table:style-name="ro1">
          <table:table-cell office:value-type="float" office:value="1594702" calcext:value-type="float">
            <text:p>1594702</text:p>
          </table:table-cell>
          <table:table-cell office:value-type="float" office:value="1849866" calcext:value-type="float">
            <text:p>1849866</text:p>
          </table:table-cell>
          <table:table-cell office:value-type="float" office:value="2404329" calcext:value-type="float">
            <text:p>2404329</text:p>
          </table:table-cell>
          <table:table-cell office:value-type="float" office:value="2261985" calcext:value-type="float">
            <text:p>2261985</text:p>
          </table:table-cell>
          <table:table-cell office:value-type="float" office:value="1917383" calcext:value-type="float">
            <text:p>1917383</text:p>
          </table:table-cell>
          <table:table-cell office:value-type="float" office:value="2393806" calcext:value-type="float">
            <text:p>2393806</text:p>
          </table:table-cell>
          <table:table-cell office:value-type="float" office:value="1788486" calcext:value-type="float">
            <text:p>1788486</text:p>
          </table:table-cell>
          <table:table-cell office:value-type="float" office:value="2018806" calcext:value-type="float">
            <text:p>2018806</text:p>
          </table:table-cell>
          <table:table-cell office:value-type="float" office:value="1627145" calcext:value-type="float">
            <text:p>1627145</text:p>
          </table:table-cell>
          <table:table-cell office:value-type="float" office:value="2147995" calcext:value-type="float">
            <text:p>2147995</text:p>
          </table:table-cell>
          <table:table-cell table:formula="of:=MIN([.A147:.J147])" office:value-type="float" office:value="1594702" calcext:value-type="float">
            <text:p>1594702</text:p>
          </table:table-cell>
        </table:table-row>
        <table:table-row table:style-name="ro1">
          <table:table-cell office:value-type="float" office:value="1572780" calcext:value-type="float">
            <text:p>1572780</text:p>
          </table:table-cell>
          <table:table-cell office:value-type="float" office:value="2491721" calcext:value-type="float">
            <text:p>2491721</text:p>
          </table:table-cell>
          <table:table-cell office:value-type="float" office:value="2860291" calcext:value-type="float">
            <text:p>2860291</text:p>
          </table:table-cell>
          <table:table-cell office:value-type="float" office:value="2184823" calcext:value-type="float">
            <text:p>2184823</text:p>
          </table:table-cell>
          <table:table-cell office:value-type="float" office:value="3129193" calcext:value-type="float">
            <text:p>3129193</text:p>
          </table:table-cell>
          <table:table-cell office:value-type="float" office:value="1804561" calcext:value-type="float">
            <text:p>1804561</text:p>
          </table:table-cell>
          <table:table-cell office:value-type="float" office:value="2653062" calcext:value-type="float">
            <text:p>2653062</text:p>
          </table:table-cell>
          <table:table-cell office:value-type="float" office:value="1995423" calcext:value-type="float">
            <text:p>1995423</text:p>
          </table:table-cell>
          <table:table-cell office:value-type="float" office:value="2678199" calcext:value-type="float">
            <text:p>2678199</text:p>
          </table:table-cell>
          <table:table-cell office:value-type="float" office:value="1703139" calcext:value-type="float">
            <text:p>1703139</text:p>
          </table:table-cell>
          <table:table-cell table:formula="of:=MIN([.A148:.J148])" office:value-type="float" office:value="1572780" calcext:value-type="float">
            <text:p>1572780</text:p>
          </table:table-cell>
        </table:table-row>
        <table:table-row table:style-name="ro1">
          <table:table-cell office:value-type="float" office:value="1573072" calcext:value-type="float">
            <text:p>1573072</text:p>
          </table:table-cell>
          <table:table-cell office:value-type="float" office:value="1830282" calcext:value-type="float">
            <text:p>1830282</text:p>
          </table:table-cell>
          <table:table-cell office:value-type="float" office:value="2004776" calcext:value-type="float">
            <text:p>2004776</text:p>
          </table:table-cell>
          <table:table-cell office:value-type="float" office:value="2153548" calcext:value-type="float">
            <text:p>2153548</text:p>
          </table:table-cell>
          <table:table-cell office:value-type="float" office:value="2374222" calcext:value-type="float">
            <text:p>2374222</text:p>
          </table:table-cell>
          <table:table-cell office:value-type="float" office:value="1741136" calcext:value-type="float">
            <text:p>1741136</text:p>
          </table:table-cell>
          <table:table-cell office:value-type="float" office:value="2019975" calcext:value-type="float">
            <text:p>2019975</text:p>
          </table:table-cell>
          <table:table-cell office:value-type="float" office:value="1986070" calcext:value-type="float">
            <text:p>1986070</text:p>
          </table:table-cell>
          <table:table-cell office:value-type="float" office:value="1802223" calcext:value-type="float">
            <text:p>1802223</text:p>
          </table:table-cell>
          <table:table-cell office:value-type="float" office:value="1848989" calcext:value-type="float">
            <text:p>1848989</text:p>
          </table:table-cell>
          <table:table-cell table:formula="of:=MIN([.A149:.J149])" office:value-type="float" office:value="1573072" calcext:value-type="float">
            <text:p>1573072</text:p>
          </table:table-cell>
        </table:table-row>
        <table:table-row table:style-name="ro1">
          <table:table-cell office:value-type="float" office:value="1606978" calcext:value-type="float">
            <text:p>1606978</text:p>
          </table:table-cell>
          <table:table-cell office:value-type="float" office:value="1725644" calcext:value-type="float">
            <text:p>1725644</text:p>
          </table:table-cell>
          <table:table-cell office:value-type="float" office:value="1797546" calcext:value-type="float">
            <text:p>1797546</text:p>
          </table:table-cell>
          <table:table-cell office:value-type="float" office:value="2655400" calcext:value-type="float">
            <text:p>2655400</text:p>
          </table:table-cell>
          <table:table-cell office:value-type="float" office:value="2059141" calcext:value-type="float">
            <text:p>2059141</text:p>
          </table:table-cell>
          <table:table-cell office:value-type="float" office:value="1679756" calcext:value-type="float">
            <text:p>1679756</text:p>
          </table:table-cell>
          <table:table-cell office:value-type="float" office:value="1766273" calcext:value-type="float">
            <text:p>1766273</text:p>
          </table:table-cell>
          <table:table-cell office:value-type="float" office:value="2839539" calcext:value-type="float">
            <text:p>2839539</text:p>
          </table:table-cell>
          <table:table-cell office:value-type="float" office:value="1719799" calcext:value-type="float">
            <text:p>1719799</text:p>
          </table:table-cell>
          <table:table-cell office:value-type="float" office:value="2043357" calcext:value-type="float">
            <text:p>2043357</text:p>
          </table:table-cell>
          <table:table-cell table:formula="of:=MIN([.A150:.J150])" office:value-type="float" office:value="1606978" calcext:value-type="float">
            <text:p>1606978</text:p>
          </table:table-cell>
        </table:table-row>
        <table:table-row table:style-name="ro1">
          <table:table-cell office:value-type="float" office:value="1576872" calcext:value-type="float">
            <text:p>1576872</text:p>
          </table:table-cell>
          <table:table-cell office:value-type="float" office:value="1668065" calcext:value-type="float">
            <text:p>1668065</text:p>
          </table:table-cell>
          <table:table-cell office:value-type="float" office:value="1695247" calcext:value-type="float">
            <text:p>1695247</text:p>
          </table:table-cell>
          <table:table-cell office:value-type="float" office:value="1829990" calcext:value-type="float">
            <text:p>1829990</text:p>
          </table:table-cell>
          <table:table-cell office:value-type="float" office:value="1771241" calcext:value-type="float">
            <text:p>1771241</text:p>
          </table:table-cell>
          <table:table-cell office:value-type="float" office:value="1648774" calcext:value-type="float">
            <text:p>1648774</text:p>
          </table:table-cell>
          <table:table-cell office:value-type="float" office:value="1772117" calcext:value-type="float">
            <text:p>1772117</text:p>
          </table:table-cell>
          <table:table-cell office:value-type="float" office:value="1898677" calcext:value-type="float">
            <text:p>1898677</text:p>
          </table:table-cell>
          <table:table-cell office:value-type="float" office:value="1794039" calcext:value-type="float">
            <text:p>1794039</text:p>
          </table:table-cell>
          <table:table-cell office:value-type="float" office:value="2584667" calcext:value-type="float">
            <text:p>2584667</text:p>
          </table:table-cell>
          <table:table-cell table:formula="of:=MIN([.A151:.J151])" office:value-type="float" office:value="1576872" calcext:value-type="float">
            <text:p>1576872</text:p>
          </table:table-cell>
        </table:table-row>
        <table:table-row table:style-name="ro1">
          <table:table-cell office:value-type="float" office:value="1623638" calcext:value-type="float">
            <text:p>1623638</text:p>
          </table:table-cell>
          <table:table-cell office:value-type="float" office:value="1718922" calcext:value-type="float">
            <text:p>1718922</text:p>
          </table:table-cell>
          <table:table-cell office:value-type="float" office:value="2467170" calcext:value-type="float">
            <text:p>2467170</text:p>
          </table:table-cell>
          <table:table-cell office:value-type="float" office:value="1948073" calcext:value-type="float">
            <text:p>1948073</text:p>
          </table:table-cell>
          <table:table-cell office:value-type="float" office:value="1793455" calcext:value-type="float">
            <text:p>1793455</text:p>
          </table:table-cell>
          <table:table-cell office:value-type="float" office:value="1927613" calcext:value-type="float">
            <text:p>1927613</text:p>
          </table:table-cell>
          <table:table-cell office:value-type="float" office:value="1756627" calcext:value-type="float">
            <text:p>1756627</text:p>
          </table:table-cell>
          <table:table-cell office:value-type="float" office:value="2166993" calcext:value-type="float">
            <text:p>2166993</text:p>
          </table:table-cell>
          <table:table-cell office:value-type="float" office:value="1715999" calcext:value-type="float">
            <text:p>1715999</text:p>
          </table:table-cell>
          <table:table-cell office:value-type="float" office:value="2004191" calcext:value-type="float">
            <text:p>2004191</text:p>
          </table:table-cell>
          <table:table-cell table:formula="of:=MIN([.A152:.J152])" office:value-type="float" office:value="1623638" calcext:value-type="float">
            <text:p>1623638</text:p>
          </table:table-cell>
        </table:table-row>
        <table:table-row table:style-name="ro1">
          <table:table-cell office:value-type="float" office:value="1552321" calcext:value-type="float">
            <text:p>1552321</text:p>
          </table:table-cell>
          <table:table-cell office:value-type="float" office:value="1685309" calcext:value-type="float">
            <text:p>1685309</text:p>
          </table:table-cell>
          <table:table-cell office:value-type="float" office:value="1791701" calcext:value-type="float">
            <text:p>1791701</text:p>
          </table:table-cell>
          <table:table-cell office:value-type="float" office:value="1739090" calcext:value-type="float">
            <text:p>1739090</text:p>
          </table:table-cell>
          <table:table-cell office:value-type="float" office:value="2530595" calcext:value-type="float">
            <text:p>2530595</text:p>
          </table:table-cell>
          <table:table-cell office:value-type="float" office:value="2375976" calcext:value-type="float">
            <text:p>2375976</text:p>
          </table:table-cell>
          <table:table-cell office:value-type="float" office:value="2444663" calcext:value-type="float">
            <text:p>2444663</text:p>
          </table:table-cell>
          <table:table-cell office:value-type="float" office:value="1957718" calcext:value-type="float">
            <text:p>1957718</text:p>
          </table:table-cell>
          <table:table-cell office:value-type="float" office:value="2379192" calcext:value-type="float">
            <text:p>2379192</text:p>
          </table:table-cell>
          <table:table-cell office:value-type="float" office:value="2213175" calcext:value-type="float">
            <text:p>2213175</text:p>
          </table:table-cell>
          <table:table-cell table:formula="of:=MIN([.A153:.J153])" office:value-type="float" office:value="1552321" calcext:value-type="float">
            <text:p>1552321</text:p>
          </table:table-cell>
        </table:table-row>
        <table:table-row table:style-name="ro1">
          <table:table-cell office:value-type="float" office:value="1551736" calcext:value-type="float">
            <text:p>1551736</text:p>
          </table:table-cell>
          <table:table-cell office:value-type="float" office:value="2392636" calcext:value-type="float">
            <text:p>2392636</text:p>
          </table:table-cell>
          <table:table-cell office:value-type="float" office:value="1721553" calcext:value-type="float">
            <text:p>1721553</text:p>
          </table:table-cell>
          <table:table-cell office:value-type="float" office:value="1671865" calcext:value-type="float">
            <text:p>1671865</text:p>
          </table:table-cell>
          <table:table-cell office:value-type="float" office:value="1771826" calcext:value-type="float">
            <text:p>1771826</text:p>
          </table:table-cell>
          <table:table-cell office:value-type="float" office:value="1915337" calcext:value-type="float">
            <text:p>1915337</text:p>
          </table:table-cell>
          <table:table-cell office:value-type="float" office:value="2453432" calcext:value-type="float">
            <text:p>2453432</text:p>
          </table:table-cell>
          <table:table-cell office:value-type="float" office:value="2613311" calcext:value-type="float">
            <text:p>2613311</text:p>
          </table:table-cell>
          <table:table-cell office:value-type="float" office:value="1703723" calcext:value-type="float">
            <text:p>1703723</text:p>
          </table:table-cell>
          <table:table-cell office:value-type="float" office:value="1760719" calcext:value-type="float">
            <text:p>1760719</text:p>
          </table:table-cell>
          <table:table-cell table:formula="of:=MIN([.A154:.J154])" office:value-type="float" office:value="1551736" calcext:value-type="float">
            <text:p>1551736</text:p>
          </table:table-cell>
        </table:table-row>
        <table:table-row table:style-name="ro1">
          <table:table-cell office:value-type="float" office:value="1548813" calcext:value-type="float">
            <text:p>1548813</text:p>
          </table:table-cell>
          <table:table-cell office:value-type="float" office:value="1720676" calcext:value-type="float">
            <text:p>1720676</text:p>
          </table:table-cell>
          <table:table-cell office:value-type="float" office:value="1668065" calcext:value-type="float">
            <text:p>1668065</text:p>
          </table:table-cell>
          <table:table-cell office:value-type="float" office:value="2448171" calcext:value-type="float">
            <text:p>2448171</text:p>
          </table:table-cell>
          <table:table-cell office:value-type="float" office:value="1690279" calcext:value-type="float">
            <text:p>1690279</text:p>
          </table:table-cell>
          <table:table-cell office:value-type="float" office:value="1900431" calcext:value-type="float">
            <text:p>1900431</text:p>
          </table:table-cell>
          <table:table-cell office:value-type="float" office:value="2323365" calcext:value-type="float">
            <text:p>2323365</text:p>
          </table:table-cell>
          <table:table-cell office:value-type="float" office:value="1942227" calcext:value-type="float">
            <text:p>1942227</text:p>
          </table:table-cell>
          <table:table-cell office:value-type="float" office:value="1655789" calcext:value-type="float">
            <text:p>1655789</text:p>
          </table:table-cell>
          <table:table-cell office:value-type="float" office:value="1682387" calcext:value-type="float">
            <text:p>1682387</text:p>
          </table:table-cell>
          <table:table-cell table:formula="of:=MIN([.A155:.J155])" office:value-type="float" office:value="1548813" calcext:value-type="float">
            <text:p>1548813</text:p>
          </table:table-cell>
        </table:table-row>
        <table:table-row table:style-name="ro1">
          <table:table-cell office:value-type="float" office:value="1693202" calcext:value-type="float">
            <text:p>1693202</text:p>
          </table:table-cell>
          <table:table-cell office:value-type="float" office:value="1704893" calcext:value-type="float">
            <text:p>1704893</text:p>
          </table:table-cell>
          <table:table-cell office:value-type="float" office:value="1708692" calcext:value-type="float">
            <text:p>1708692</text:p>
          </table:table-cell>
          <table:table-cell office:value-type="float" office:value="1753996" calcext:value-type="float">
            <text:p>1753996</text:p>
          </table:table-cell>
          <table:table-cell office:value-type="float" office:value="1863603" calcext:value-type="float">
            <text:p>1863603</text:p>
          </table:table-cell>
          <table:table-cell office:value-type="float" office:value="1772994" calcext:value-type="float">
            <text:p>1772994</text:p>
          </table:table-cell>
          <table:table-cell office:value-type="float" office:value="2203529" calcext:value-type="float">
            <text:p>2203529</text:p>
          </table:table-cell>
          <table:table-cell office:value-type="float" office:value="1891078" calcext:value-type="float">
            <text:p>1891078</text:p>
          </table:table-cell>
          <table:table-cell office:value-type="float" office:value="1668357" calcext:value-type="float">
            <text:p>1668357</text:p>
          </table:table-cell>
          <table:table-cell office:value-type="float" office:value="2340318" calcext:value-type="float">
            <text:p>2340318</text:p>
          </table:table-cell>
          <table:table-cell table:formula="of:=MIN([.A156:.J156])" office:value-type="float" office:value="1668357" calcext:value-type="float">
            <text:p>1668357</text:p>
          </table:table-cell>
        </table:table-row>
        <table:table-row table:style-name="ro1">
          <table:table-cell office:value-type="float" office:value="1632991" calcext:value-type="float">
            <text:p>1632991</text:p>
          </table:table-cell>
          <table:table-cell office:value-type="float" office:value="1889616" calcext:value-type="float">
            <text:p>1889616</text:p>
          </table:table-cell>
          <table:table-cell office:value-type="float" office:value="2051834" calcext:value-type="float">
            <text:p>2051834</text:p>
          </table:table-cell>
          <table:table-cell office:value-type="float" office:value="1695539" calcext:value-type="float">
            <text:p>1695539</text:p>
          </table:table-cell>
          <table:table-cell office:value-type="float" office:value="1770072" calcext:value-type="float">
            <text:p>1770072</text:p>
          </table:table-cell>
          <table:table-cell office:value-type="float" office:value="1701970" calcext:value-type="float">
            <text:p>1701970</text:p>
          </table:table-cell>
          <table:table-cell office:value-type="float" office:value="2813818" calcext:value-type="float">
            <text:p>2813818</text:p>
          </table:table-cell>
          <table:table-cell office:value-type="float" office:value="1853665" calcext:value-type="float">
            <text:p>1853665</text:p>
          </table:table-cell>
          <table:table-cell office:value-type="float" office:value="1767441" calcext:value-type="float">
            <text:p>1767441</text:p>
          </table:table-cell>
          <table:table-cell office:value-type="float" office:value="1873832" calcext:value-type="float">
            <text:p>1873832</text:p>
          </table:table-cell>
          <table:table-cell table:formula="of:=MIN([.A157:.J157])" office:value-type="float" office:value="1632991" calcext:value-type="float">
            <text:p>1632991</text:p>
          </table:table-cell>
        </table:table-row>
        <table:table-row table:style-name="ro1">
          <table:table-cell office:value-type="float" office:value="1593825" calcext:value-type="float">
            <text:p>1593825</text:p>
          </table:table-cell>
          <table:table-cell office:value-type="float" office:value="1740843" calcext:value-type="float">
            <text:p>1740843</text:p>
          </table:table-cell>
          <table:table-cell office:value-type="float" office:value="3480517" calcext:value-type="float">
            <text:p>3480517</text:p>
          </table:table-cell>
          <table:table-cell office:value-type="float" office:value="1676541" calcext:value-type="float">
            <text:p>1676541</text:p>
          </table:table-cell>
          <table:table-cell office:value-type="float" office:value="2389714" calcext:value-type="float">
            <text:p>2389714</text:p>
          </table:table-cell>
          <table:table-cell office:value-type="float" office:value="2805634" calcext:value-type="float">
            <text:p>2805634</text:p>
          </table:table-cell>
          <table:table-cell office:value-type="float" office:value="2291214" calcext:value-type="float">
            <text:p>2291214</text:p>
          </table:table-cell>
          <table:table-cell office:value-type="float" office:value="1870033" calcext:value-type="float">
            <text:p>1870033</text:p>
          </table:table-cell>
          <table:table-cell office:value-type="float" office:value="2283030" calcext:value-type="float">
            <text:p>2283030</text:p>
          </table:table-cell>
          <table:table-cell office:value-type="float" office:value="1748443" calcext:value-type="float">
            <text:p>1748443</text:p>
          </table:table-cell>
          <table:table-cell table:formula="of:=MIN([.A158:.J158])" office:value-type="float" office:value="1593825" calcext:value-type="float">
            <text:p>1593825</text:p>
          </table:table-cell>
        </table:table-row>
        <table:table-row table:style-name="ro1">
          <table:table-cell office:value-type="float" office:value="1571611" calcext:value-type="float">
            <text:p>1571611</text:p>
          </table:table-cell>
          <table:table-cell office:value-type="float" office:value="2575314" calcext:value-type="float">
            <text:p>2575314</text:p>
          </table:table-cell>
          <table:table-cell office:value-type="float" office:value="2026989" calcext:value-type="float">
            <text:p>2026989</text:p>
          </table:table-cell>
          <table:table-cell office:value-type="float" office:value="1650527" calcext:value-type="float">
            <text:p>1650527</text:p>
          </table:table-cell>
          <table:table-cell office:value-type="float" office:value="1823560" calcext:value-type="float">
            <text:p>1823560</text:p>
          </table:table-cell>
          <table:table-cell office:value-type="float" office:value="2254094" calcext:value-type="float">
            <text:p>2254094</text:p>
          </table:table-cell>
          <table:table-cell office:value-type="float" office:value="1811577" calcext:value-type="float">
            <text:p>1811577</text:p>
          </table:table-cell>
          <table:table-cell office:value-type="float" office:value="2626172" calcext:value-type="float">
            <text:p>2626172</text:p>
          </table:table-cell>
          <table:table-cell office:value-type="float" office:value="1872663" calcext:value-type="float">
            <text:p>1872663</text:p>
          </table:table-cell>
          <table:table-cell office:value-type="float" office:value="1691448" calcext:value-type="float">
            <text:p>1691448</text:p>
          </table:table-cell>
          <table:table-cell table:formula="of:=MIN([.A159:.J159])" office:value-type="float" office:value="1571611" calcext:value-type="float">
            <text:p>1571611</text:p>
          </table:table-cell>
        </table:table-row>
        <table:table-row table:style-name="ro1">
          <table:table-cell office:value-type="float" office:value="1686479" calcext:value-type="float">
            <text:p>1686479</text:p>
          </table:table-cell>
          <table:table-cell office:value-type="float" office:value="1775625" calcext:value-type="float">
            <text:p>1775625</text:p>
          </table:table-cell>
          <table:table-cell office:value-type="float" office:value="1737921" calcext:value-type="float">
            <text:p>1737921</text:p>
          </table:table-cell>
          <table:table-cell office:value-type="float" office:value="1802223" calcext:value-type="float">
            <text:p>1802223</text:p>
          </table:table-cell>
          <table:table-cell office:value-type="float" office:value="1718046" calcext:value-type="float">
            <text:p>1718046</text:p>
          </table:table-cell>
          <table:table-cell office:value-type="float" office:value="2261694" calcext:value-type="float">
            <text:p>2261694</text:p>
          </table:table-cell>
          <table:table-cell office:value-type="float" office:value="1625683" calcext:value-type="float">
            <text:p>1625683</text:p>
          </table:table-cell>
          <table:table-cell office:value-type="float" office:value="2043358" calcext:value-type="float">
            <text:p>2043358</text:p>
          </table:table-cell>
          <table:table-cell office:value-type="float" office:value="1701677" calcext:value-type="float">
            <text:p>1701677</text:p>
          </table:table-cell>
          <table:table-cell office:value-type="float" office:value="1684725" calcext:value-type="float">
            <text:p>1684725</text:p>
          </table:table-cell>
          <table:table-cell table:formula="of:=MIN([.A160:.J160])" office:value-type="float" office:value="1625683" calcext:value-type="float">
            <text:p>1625683</text:p>
          </table:table-cell>
        </table:table-row>
        <table:table-row table:style-name="ro1">
          <table:table-cell office:value-type="float" office:value="2101815" calcext:value-type="float">
            <text:p>2101815</text:p>
          </table:table-cell>
          <table:table-cell office:value-type="float" office:value="1722429" calcext:value-type="float">
            <text:p>1722429</text:p>
          </table:table-cell>
          <table:table-cell office:value-type="float" office:value="1677710" calcext:value-type="float">
            <text:p>1677710</text:p>
          </table:table-cell>
          <table:table-cell office:value-type="float" office:value="2839539" calcext:value-type="float">
            <text:p>2839539</text:p>
          </table:table-cell>
          <table:table-cell office:value-type="float" office:value="1678002" calcext:value-type="float">
            <text:p>1678002</text:p>
          </table:table-cell>
          <table:table-cell office:value-type="float" office:value="3059336" calcext:value-type="float">
            <text:p>3059336</text:p>
          </table:table-cell>
          <table:table-cell office:value-type="float" office:value="1606685" calcext:value-type="float">
            <text:p>1606685</text:p>
          </table:table-cell>
          <table:table-cell office:value-type="float" office:value="2199145" calcext:value-type="float">
            <text:p>2199145</text:p>
          </table:table-cell>
          <table:table-cell office:value-type="float" office:value="1641174" calcext:value-type="float">
            <text:p>1641174</text:p>
          </table:table-cell>
          <table:table-cell office:value-type="float" office:value="2663877" calcext:value-type="float">
            <text:p>2663877</text:p>
          </table:table-cell>
          <table:table-cell table:formula="of:=MIN([.A161:.J161])" office:value-type="float" office:value="1606685" calcext:value-type="float">
            <text:p>1606685</text:p>
          </table:table-cell>
        </table:table-row>
        <table:table-row table:style-name="ro1">
          <table:table-cell office:value-type="float" office:value="1788486" calcext:value-type="float">
            <text:p>1788486</text:p>
          </table:table-cell>
          <table:table-cell office:value-type="float" office:value="1689693" calcext:value-type="float">
            <text:p>1689693</text:p>
          </table:table-cell>
          <table:table-cell office:value-type="float" office:value="2472722" calcext:value-type="float">
            <text:p>2472722</text:p>
          </table:table-cell>
          <table:table-cell office:value-type="float" office:value="1889908" calcext:value-type="float">
            <text:p>1889908</text:p>
          </table:table-cell>
          <table:table-cell office:value-type="float" office:value="1687356" calcext:value-type="float">
            <text:p>1687356</text:p>
          </table:table-cell>
          <table:table-cell office:value-type="float" office:value="2084862" calcext:value-type="float">
            <text:p>2084862</text:p>
          </table:table-cell>
          <table:table-cell office:value-type="float" office:value="2691059" calcext:value-type="float">
            <text:p>2691059</text:p>
          </table:table-cell>
          <table:table-cell office:value-type="float" office:value="1984024" calcext:value-type="float">
            <text:p>1984024</text:p>
          </table:table-cell>
          <table:table-cell office:value-type="float" office:value="1671280" calcext:value-type="float">
            <text:p>1671280</text:p>
          </table:table-cell>
          <table:table-cell office:value-type="float" office:value="1981978" calcext:value-type="float">
            <text:p>1981978</text:p>
          </table:table-cell>
          <table:table-cell table:formula="of:=MIN([.A162:.J162])" office:value-type="float" office:value="1671280" calcext:value-type="float">
            <text:p>1671280</text:p>
          </table:table-cell>
        </table:table-row>
        <table:table-row table:style-name="ro1">
          <table:table-cell office:value-type="float" office:value="1640882" calcext:value-type="float">
            <text:p>1640882</text:p>
          </table:table-cell>
          <table:table-cell office:value-type="float" office:value="1639713" calcext:value-type="float">
            <text:p>1639713</text:p>
          </table:table-cell>
          <table:table-cell office:value-type="float" office:value="1779133" calcext:value-type="float">
            <text:p>1779133</text:p>
          </table:table-cell>
          <table:table-cell office:value-type="float" office:value="1716000" calcext:value-type="float">
            <text:p>1716000</text:p>
          </table:table-cell>
          <table:table-cell office:value-type="float" office:value="1635329" calcext:value-type="float">
            <text:p>1635329</text:p>
          </table:table-cell>
          <table:table-cell office:value-type="float" office:value="1784686" calcext:value-type="float">
            <text:p>1784686</text:p>
          </table:table-cell>
          <table:table-cell office:value-type="float" office:value="1863895" calcext:value-type="float">
            <text:p>1863895</text:p>
          </table:table-cell>
          <table:table-cell office:value-type="float" office:value="2244448" calcext:value-type="float">
            <text:p>2244448</text:p>
          </table:table-cell>
          <table:table-cell office:value-type="float" office:value="1590318" calcext:value-type="float">
            <text:p>1590318</text:p>
          </table:table-cell>
          <table:table-cell office:value-type="float" office:value="1799300" calcext:value-type="float">
            <text:p>1799300</text:p>
          </table:table-cell>
          <table:table-cell table:formula="of:=MIN([.A163:.J163])" office:value-type="float" office:value="1590318" calcext:value-type="float">
            <text:p>1590318</text:p>
          </table:table-cell>
        </table:table-row>
        <table:table-row table:style-name="ro1">
          <table:table-cell office:value-type="float" office:value="1584764" calcext:value-type="float">
            <text:p>1584764</text:p>
          </table:table-cell>
          <table:table-cell office:value-type="float" office:value="2523580" calcext:value-type="float">
            <text:p>2523580</text:p>
          </table:table-cell>
          <table:table-cell office:value-type="float" office:value="1743474" calcext:value-type="float">
            <text:p>1743474</text:p>
          </table:table-cell>
          <table:table-cell office:value-type="float" office:value="1686479" calcext:value-type="float">
            <text:p>1686479</text:p>
          </table:table-cell>
          <table:table-cell office:value-type="float" office:value="2682290" calcext:value-type="float">
            <text:p>2682290</text:p>
          </table:table-cell>
          <table:table-cell office:value-type="float" office:value="1699047" calcext:value-type="float">
            <text:p>1699047</text:p>
          </table:table-cell>
          <table:table-cell office:value-type="float" office:value="1906861" calcext:value-type="float">
            <text:p>1906861</text:p>
          </table:table-cell>
          <table:table-cell office:value-type="float" office:value="2426541" calcext:value-type="float">
            <text:p>2426541</text:p>
          </table:table-cell>
          <table:table-cell office:value-type="float" office:value="2291506" calcext:value-type="float">
            <text:p>2291506</text:p>
          </table:table-cell>
          <table:table-cell office:value-type="float" office:value="1722429" calcext:value-type="float">
            <text:p>1722429</text:p>
          </table:table-cell>
          <table:table-cell table:formula="of:=MIN([.A164:.J164])" office:value-type="float" office:value="1584764" calcext:value-type="float">
            <text:p>1584764</text:p>
          </table:table-cell>
        </table:table-row>
        <table:table-row table:style-name="ro1">
          <table:table-cell office:value-type="float" office:value="1560797" calcext:value-type="float">
            <text:p>1560797</text:p>
          </table:table-cell>
          <table:table-cell office:value-type="float" office:value="1972040" calcext:value-type="float">
            <text:p>1972040</text:p>
          </table:table-cell>
          <table:table-cell office:value-type="float" office:value="1713953" calcext:value-type="float">
            <text:p>1713953</text:p>
          </table:table-cell>
          <table:table-cell office:value-type="float" office:value="1667773" calcext:value-type="float">
            <text:p>1667773</text:p>
          </table:table-cell>
          <table:table-cell office:value-type="float" office:value="2526796" calcext:value-type="float">
            <text:p>2526796</text:p>
          </table:table-cell>
          <table:table-cell office:value-type="float" office:value="1643221" calcext:value-type="float">
            <text:p>1643221</text:p>
          </table:table-cell>
          <table:table-cell office:value-type="float" office:value="1761887" calcext:value-type="float">
            <text:p>1761887</text:p>
          </table:table-cell>
          <table:table-cell office:value-type="float" office:value="1947196" calcext:value-type="float">
            <text:p>1947196</text:p>
          </table:table-cell>
          <table:table-cell office:value-type="float" office:value="1738798" calcext:value-type="float">
            <text:p>1738798</text:p>
          </table:table-cell>
          <table:table-cell office:value-type="float" office:value="1661343" calcext:value-type="float">
            <text:p>1661343</text:p>
          </table:table-cell>
          <table:table-cell table:formula="of:=MIN([.A165:.J165])" office:value-type="float" office:value="1560797" calcext:value-type="float">
            <text:p>1560797</text:p>
          </table:table-cell>
        </table:table-row>
        <table:table-row table:style-name="ro1">
          <table:table-cell office:value-type="float" office:value="1831452" calcext:value-type="float">
            <text:p>1831452</text:p>
          </table:table-cell>
          <table:table-cell office:value-type="float" office:value="1761596" calcext:value-type="float">
            <text:p>1761596</text:p>
          </table:table-cell>
          <table:table-cell office:value-type="float" office:value="1893123" calcext:value-type="float">
            <text:p>1893123</text:p>
          </table:table-cell>
          <table:table-cell office:value-type="float" office:value="2461324" calcext:value-type="float">
            <text:p>2461324</text:p>
          </table:table-cell>
          <table:table-cell office:value-type="float" office:value="1839636" calcext:value-type="float">
            <text:p>1839636</text:p>
          </table:table-cell>
          <table:table-cell office:value-type="float" office:value="1671865" calcext:value-type="float">
            <text:p>1671865</text:p>
          </table:table-cell>
          <table:table-cell office:value-type="float" office:value="1801346" calcext:value-type="float">
            <text:p>1801346</text:p>
          </table:table-cell>
          <table:table-cell office:value-type="float" office:value="1881139" calcext:value-type="float">
            <text:p>1881139</text:p>
          </table:table-cell>
          <table:table-cell office:value-type="float" office:value="1810699" calcext:value-type="float">
            <text:p>1810699</text:p>
          </table:table-cell>
          <table:table-cell office:value-type="float" office:value="1659588" calcext:value-type="float">
            <text:p>1659588</text:p>
          </table:table-cell>
          <table:table-cell table:formula="of:=MIN([.A166:.J166])" office:value-type="float" office:value="1659588" calcext:value-type="float">
            <text:p>1659588</text:p>
          </table:table-cell>
        </table:table-row>
        <table:table-row table:style-name="ro1">
          <table:table-cell office:value-type="float" office:value="1785270" calcext:value-type="float">
            <text:p>1785270</text:p>
          </table:table-cell>
          <table:table-cell office:value-type="float" office:value="1704893" calcext:value-type="float">
            <text:p>1704893</text:p>
          </table:table-cell>
          <table:table-cell office:value-type="float" office:value="2062648" calcext:value-type="float">
            <text:p>2062648</text:p>
          </table:table-cell>
          <table:table-cell office:value-type="float" office:value="1728275" calcext:value-type="float">
            <text:p>1728275</text:p>
          </table:table-cell>
          <table:table-cell office:value-type="float" office:value="1759842" calcext:value-type="float">
            <text:p>1759842</text:p>
          </table:table-cell>
          <table:table-cell office:value-type="float" office:value="2471261" calcext:value-type="float">
            <text:p>2471261</text:p>
          </table:table-cell>
          <table:table-cell office:value-type="float" office:value="2467754" calcext:value-type="float">
            <text:p>2467754</text:p>
          </table:table-cell>
          <table:table-cell office:value-type="float" office:value="1875879" calcext:value-type="float">
            <text:p>1875879</text:p>
          </table:table-cell>
          <table:table-cell office:value-type="float" office:value="1716292" calcext:value-type="float">
            <text:p>1716292</text:p>
          </table:table-cell>
          <table:table-cell office:value-type="float" office:value="2573268" calcext:value-type="float">
            <text:p>2573268</text:p>
          </table:table-cell>
          <table:table-cell table:formula="of:=MIN([.A167:.J167])" office:value-type="float" office:value="1704893" calcext:value-type="float">
            <text:p>1704893</text:p>
          </table:table-cell>
        </table:table-row>
        <table:table-row table:style-name="ro1">
          <table:table-cell office:value-type="float" office:value="1668065" calcext:value-type="float">
            <text:p>1668065</text:p>
          </table:table-cell>
          <table:table-cell office:value-type="float" office:value="1686479" calcext:value-type="float">
            <text:p>1686479</text:p>
          </table:table-cell>
          <table:table-cell office:value-type="float" office:value="2731687" calcext:value-type="float">
            <text:p>2731687</text:p>
          </table:table-cell>
          <table:table-cell office:value-type="float" office:value="1678295" calcext:value-type="float">
            <text:p>1678295</text:p>
          </table:table-cell>
          <table:table-cell office:value-type="float" office:value="2425664" calcext:value-type="float">
            <text:p>2425664</text:p>
          </table:table-cell>
          <table:table-cell office:value-type="float" office:value="1754581" calcext:value-type="float">
            <text:p>1754581</text:p>
          </table:table-cell>
          <table:table-cell office:value-type="float" office:value="1797839" calcext:value-type="float">
            <text:p>1797839</text:p>
          </table:table-cell>
          <table:table-cell office:value-type="float" office:value="2940377" calcext:value-type="float">
            <text:p>2940377</text:p>
          </table:table-cell>
          <table:table-cell office:value-type="float" office:value="1640297" calcext:value-type="float">
            <text:p>1640297</text:p>
          </table:table-cell>
          <table:table-cell office:value-type="float" office:value="1730321" calcext:value-type="float">
            <text:p>1730321</text:p>
          </table:table-cell>
          <table:table-cell table:formula="of:=MIN([.A168:.J168])" office:value-type="float" office:value="1640297" calcext:value-type="float">
            <text:p>1640297</text:p>
          </table:table-cell>
        </table:table-row>
        <table:table-row table:style-name="ro1">
          <table:table-cell office:value-type="float" office:value="1614285" calcext:value-type="float">
            <text:p>1614285</text:p>
          </table:table-cell>
          <table:table-cell office:value-type="float" office:value="2305829" calcext:value-type="float">
            <text:p>2305829</text:p>
          </table:table-cell>
          <table:table-cell office:value-type="float" office:value="2298814" calcext:value-type="float">
            <text:p>2298814</text:p>
          </table:table-cell>
          <table:table-cell office:value-type="float" office:value="1872664" calcext:value-type="float">
            <text:p>1872664</text:p>
          </table:table-cell>
          <table:table-cell office:value-type="float" office:value="1777963" calcext:value-type="float">
            <text:p>1777963</text:p>
          </table:table-cell>
          <table:table-cell office:value-type="float" office:value="1687356" calcext:value-type="float">
            <text:p>1687356</text:p>
          </table:table-cell>
          <table:table-cell office:value-type="float" office:value="1729153" calcext:value-type="float">
            <text:p>1729153</text:p>
          </table:table-cell>
          <table:table-cell office:value-type="float" office:value="2052418" calcext:value-type="float">
            <text:p>2052418</text:p>
          </table:table-cell>
          <table:table-cell office:value-type="float" office:value="1963564" calcext:value-type="float">
            <text:p>1963564</text:p>
          </table:table-cell>
          <table:table-cell office:value-type="float" office:value="1720384" calcext:value-type="float">
            <text:p>1720384</text:p>
          </table:table-cell>
          <table:table-cell table:formula="of:=MIN([.A169:.J169])" office:value-type="float" office:value="1614285" calcext:value-type="float">
            <text:p>1614285</text:p>
          </table:table-cell>
        </table:table-row>
        <table:table-row table:style-name="ro1">
          <table:table-cell office:value-type="float" office:value="1560505" calcext:value-type="float">
            <text:p>1560505</text:p>
          </table:table-cell>
          <table:table-cell office:value-type="float" office:value="1782932" calcext:value-type="float">
            <text:p>1782932</text:p>
          </table:table-cell>
          <table:table-cell office:value-type="float" office:value="1877633" calcext:value-type="float">
            <text:p>1877633</text:p>
          </table:table-cell>
          <table:table-cell office:value-type="float" office:value="1846066" calcext:value-type="float">
            <text:p>1846066</text:p>
          </table:table-cell>
          <table:table-cell office:value-type="float" office:value="1704015" calcext:value-type="float">
            <text:p>1704015</text:p>
          </table:table-cell>
          <table:table-cell office:value-type="float" office:value="1943689" calcext:value-type="float">
            <text:p>1943689</text:p>
          </table:table-cell>
          <table:table-cell office:value-type="float" office:value="1770364" calcext:value-type="float">
            <text:p>1770364</text:p>
          </table:table-cell>
          <table:table-cell office:value-type="float" office:value="1891955" calcext:value-type="float">
            <text:p>1891955</text:p>
          </table:table-cell>
          <table:table-cell office:value-type="float" office:value="2282446" calcext:value-type="float">
            <text:p>2282446</text:p>
          </table:table-cell>
          <table:table-cell office:value-type="float" office:value="1826775" calcext:value-type="float">
            <text:p>1826775</text:p>
          </table:table-cell>
          <table:table-cell table:formula="of:=MIN([.A170:.J170])" office:value-type="float" office:value="1560505" calcext:value-type="float">
            <text:p>1560505</text:p>
          </table:table-cell>
        </table:table-row>
        <table:table-row table:style-name="ro1">
          <table:table-cell office:value-type="float" office:value="1570442" calcext:value-type="float">
            <text:p>1570442</text:p>
          </table:table-cell>
          <table:table-cell office:value-type="float" office:value="1700800" calcext:value-type="float">
            <text:p>1700800</text:p>
          </table:table-cell>
          <table:table-cell office:value-type="float" office:value="1642052" calcext:value-type="float">
            <text:p>1642052</text:p>
          </table:table-cell>
          <table:table-cell office:value-type="float" office:value="2530011" calcext:value-type="float">
            <text:p>2530011</text:p>
          </table:table-cell>
          <table:table-cell office:value-type="float" office:value="1662511" calcext:value-type="float">
            <text:p>1662511</text:p>
          </table:table-cell>
          <table:table-cell office:value-type="float" office:value="1827944" calcext:value-type="float">
            <text:p>1827944</text:p>
          </table:table-cell>
          <table:table-cell office:value-type="float" office:value="1821222" calcext:value-type="float">
            <text:p>1821222</text:p>
          </table:table-cell>
          <table:table-cell office:value-type="float" office:value="1874417" calcext:value-type="float">
            <text:p>1874417</text:p>
          </table:table-cell>
          <table:table-cell office:value-type="float" office:value="1729444" calcext:value-type="float">
            <text:p>1729444</text:p>
          </table:table-cell>
          <table:table-cell office:value-type="float" office:value="1856588" calcext:value-type="float">
            <text:p>1856588</text:p>
          </table:table-cell>
          <table:table-cell table:formula="of:=MIN([.A171:.J171])" office:value-type="float" office:value="1570442" calcext:value-type="float">
            <text:p>1570442</text:p>
          </table:table-cell>
        </table:table-row>
        <table:table-row table:style-name="ro1">
          <table:table-cell office:value-type="float" office:value="1618377" calcext:value-type="float">
            <text:p>1618377</text:p>
          </table:table-cell>
          <table:table-cell office:value-type="float" office:value="1708400" calcext:value-type="float">
            <text:p>1708400</text:p>
          </table:table-cell>
          <table:table-cell office:value-type="float" office:value="2459570" calcext:value-type="float">
            <text:p>2459570</text:p>
          </table:table-cell>
          <table:table-cell office:value-type="float" office:value="1813038" calcext:value-type="float">
            <text:p>1813038</text:p>
          </table:table-cell>
          <table:table-cell office:value-type="float" office:value="1685601" calcext:value-type="float">
            <text:p>1685601</text:p>
          </table:table-cell>
          <table:table-cell office:value-type="float" office:value="3019293" calcext:value-type="float">
            <text:p>3019293</text:p>
          </table:table-cell>
          <table:table-cell office:value-type="float" office:value="2411927" calcext:value-type="float">
            <text:p>2411927</text:p>
          </table:table-cell>
          <table:table-cell office:value-type="float" office:value="1927028" calcext:value-type="float">
            <text:p>1927028</text:p>
          </table:table-cell>
          <table:table-cell office:value-type="float" office:value="1701093" calcext:value-type="float">
            <text:p>1701093</text:p>
          </table:table-cell>
          <table:table-cell office:value-type="float" office:value="2625295" calcext:value-type="float">
            <text:p>2625295</text:p>
          </table:table-cell>
          <table:table-cell table:formula="of:=MIN([.A172:.J172])" office:value-type="float" office:value="1618377" calcext:value-type="float">
            <text:p>1618377</text:p>
          </table:table-cell>
        </table:table-row>
        <table:table-row table:style-name="ro1">
          <table:table-cell office:value-type="float" office:value="1552905" calcext:value-type="float">
            <text:p>1552905</text:p>
          </table:table-cell>
          <table:table-cell office:value-type="float" office:value="1632406" calcext:value-type="float">
            <text:p>1632406</text:p>
          </table:table-cell>
          <table:table-cell office:value-type="float" office:value="2199437" calcext:value-type="float">
            <text:p>2199437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2198268" calcext:value-type="float">
            <text:p>2198268</text:p>
          </table:table-cell>
          <table:table-cell office:value-type="float" office:value="1822683" calcext:value-type="float">
            <text:p>1822683</text:p>
          </table:table-cell>
          <table:table-cell office:value-type="float" office:value="1789363" calcext:value-type="float">
            <text:p>1789363</text:p>
          </table:table-cell>
          <table:table-cell office:value-type="float" office:value="2733147" calcext:value-type="float">
            <text:p>2733147</text:p>
          </table:table-cell>
          <table:table-cell office:value-type="float" office:value="1611654" calcext:value-type="float">
            <text:p>1611654</text:p>
          </table:table-cell>
          <table:table-cell office:value-type="float" office:value="1755166" calcext:value-type="float">
            <text:p>1755166</text:p>
          </table:table-cell>
          <table:table-cell table:formula="of:=MIN([.A173:.J173])" office:value-type="float" office:value="1552905" calcext:value-type="float">
            <text:p>1552905</text:p>
          </table:table-cell>
        </table:table-row>
        <table:table-row table:style-name="ro1">
          <table:table-cell office:value-type="float" office:value="1534491" calcext:value-type="float">
            <text:p>1534491</text:p>
          </table:table-cell>
          <table:table-cell office:value-type="float" office:value="1744936" calcext:value-type="float">
            <text:p>1744936</text:p>
          </table:table-cell>
          <table:table-cell office:value-type="float" office:value="1849573" calcext:value-type="float">
            <text:p>1849573</text:p>
          </table:table-cell>
          <table:table-cell office:value-type="float" office:value="1623053" calcext:value-type="float">
            <text:p>1623053</text:p>
          </table:table-cell>
          <table:table-cell office:value-type="float" office:value="2216974" calcext:value-type="float">
            <text:p>2216974</text:p>
          </table:table-cell>
          <table:table-cell office:value-type="float" office:value="1713368" calcext:value-type="float">
            <text:p>1713368</text:p>
          </table:table-cell>
          <table:table-cell office:value-type="float" office:value="1696709" calcext:value-type="float">
            <text:p>1696709</text:p>
          </table:table-cell>
          <table:table-cell office:value-type="float" office:value="1955087" calcext:value-type="float">
            <text:p>1955087</text:p>
          </table:table-cell>
          <table:table-cell office:value-type="float" office:value="1577457" calcext:value-type="float">
            <text:p>1577457</text:p>
          </table:table-cell>
          <table:table-cell office:value-type="float" office:value="1791408" calcext:value-type="float">
            <text:p>1791408</text:p>
          </table:table-cell>
          <table:table-cell table:formula="of:=MIN([.A174:.J174])" office:value-type="float" office:value="1534491" calcext:value-type="float">
            <text:p>1534491</text:p>
          </table:table-cell>
        </table:table-row>
        <table:table-row table:style-name="ro1">
          <table:table-cell office:value-type="float" office:value="1524846" calcext:value-type="float">
            <text:p>1524846</text:p>
          </table:table-cell>
          <table:table-cell office:value-type="float" office:value="3013448" calcext:value-type="float">
            <text:p>3013448</text:p>
          </table:table-cell>
          <table:table-cell office:value-type="float" office:value="1722430" calcext:value-type="float">
            <text:p>1722430</text:p>
          </table:table-cell>
          <table:table-cell office:value-type="float" office:value="1640590" calcext:value-type="float">
            <text:p>1640590</text:p>
          </table:table-cell>
          <table:table-cell office:value-type="float" office:value="1749319" calcext:value-type="float">
            <text:p>1749319</text:p>
          </table:table-cell>
          <table:table-cell office:value-type="float" office:value="1661927" calcext:value-type="float">
            <text:p>1661927</text:p>
          </table:table-cell>
          <table:table-cell office:value-type="float" office:value="1655789" calcext:value-type="float">
            <text:p>1655789</text:p>
          </table:table-cell>
          <table:table-cell office:value-type="float" office:value="1867987" calcext:value-type="float">
            <text:p>1867987</text:p>
          </table:table-cell>
          <table:table-cell office:value-type="float" office:value="2657154" calcext:value-type="float">
            <text:p>2657154</text:p>
          </table:table-cell>
          <table:table-cell office:value-type="float" office:value="1725353" calcext:value-type="float">
            <text:p>1725353</text:p>
          </table:table-cell>
          <table:table-cell table:formula="of:=MIN([.A175:.J175])" office:value-type="float" office:value="1524846" calcext:value-type="float">
            <text:p>1524846</text:p>
          </table:table-cell>
        </table:table-row>
        <table:table-row table:style-name="ro1">
          <table:table-cell office:value-type="float" office:value="1607270" calcext:value-type="float">
            <text:p>1607270</text:p>
          </table:table-cell>
          <table:table-cell office:value-type="float" office:value="1772118" calcext:value-type="float">
            <text:p>1772118</text:p>
          </table:table-cell>
          <table:table-cell office:value-type="float" office:value="1649359" calcext:value-type="float">
            <text:p>1649359</text:p>
          </table:table-cell>
          <table:table-cell office:value-type="float" office:value="1970286" calcext:value-type="float">
            <text:p>1970286</text:p>
          </table:table-cell>
          <table:table-cell office:value-type="float" office:value="1674495" calcext:value-type="float">
            <text:p>1674495</text:p>
          </table:table-cell>
          <table:table-cell office:value-type="float" office:value="1638252" calcext:value-type="float">
            <text:p>1638252</text:p>
          </table:table-cell>
          <table:table-cell office:value-type="float" office:value="1637375" calcext:value-type="float">
            <text:p>1637375</text:p>
          </table:table-cell>
          <table:table-cell office:value-type="float" office:value="2131627" calcext:value-type="float">
            <text:p>2131627</text:p>
          </table:table-cell>
          <table:table-cell office:value-type="float" office:value="1791701" calcext:value-type="float">
            <text:p>1791701</text:p>
          </table:table-cell>
          <table:table-cell office:value-type="float" office:value="1700508" calcext:value-type="float">
            <text:p>1700508</text:p>
          </table:table-cell>
          <table:table-cell table:formula="of:=MIN([.A176:.J176])" office:value-type="float" office:value="1607270" calcext:value-type="float">
            <text:p>1607270</text:p>
          </table:table-cell>
        </table:table-row>
        <table:table-row table:style-name="ro1">
          <table:table-cell office:value-type="float" office:value="1848989" calcext:value-type="float">
            <text:p>1848989</text:p>
          </table:table-cell>
          <table:table-cell office:value-type="float" office:value="1721845" calcext:value-type="float">
            <text:p>1721845</text:p>
          </table:table-cell>
          <table:table-cell office:value-type="float" office:value="2556023" calcext:value-type="float">
            <text:p>2556023</text:p>
          </table:table-cell>
          <table:table-cell office:value-type="float" office:value="2212883" calcext:value-type="float">
            <text:p>2212883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2485290" calcext:value-type="float">
            <text:p>2485290</text:p>
          </table:table-cell>
          <table:table-cell office:value-type="float" office:value="1630068" calcext:value-type="float">
            <text:p>1630068</text:p>
          </table:table-cell>
          <table:table-cell office:value-type="float" office:value="2255263" calcext:value-type="float">
            <text:p>2255263</text:p>
          </table:table-cell>
          <table:table-cell office:value-type="float" office:value="1711323" calcext:value-type="float">
            <text:p>1711323</text:p>
          </table:table-cell>
          <table:table-cell office:value-type="float" office:value="2473307" calcext:value-type="float">
            <text:p>2473307</text:p>
          </table:table-cell>
          <table:table-cell table:formula="of:=MIN([.A177:.J177])" office:value-type="float" office:value="1630068" calcext:value-type="float">
            <text:p>1630068</text:p>
          </table:table-cell>
        </table:table-row>
        <table:table-row table:style-name="ro1">
          <table:table-cell office:value-type="float" office:value="75921060" calcext:value-type="float">
            <text:p>75921060</text:p>
          </table:table-cell>
          <table:table-cell office:value-type="float" office:value="104706650" calcext:value-type="float">
            <text:p>104706650</text:p>
          </table:table-cell>
          <table:table-cell office:value-type="float" office:value="115273885" calcext:value-type="float">
            <text:p>115273885</text:p>
          </table:table-cell>
          <table:table-cell office:value-type="float" office:value="104891081" calcext:value-type="float">
            <text:p>104891081</text:p>
          </table:table-cell>
          <table:table-cell office:value-type="float" office:value="85154311" calcext:value-type="float">
            <text:p>85154311</text:p>
          </table:table-cell>
          <table:table-cell office:value-type="float" office:value="96987429" calcext:value-type="float">
            <text:p>96987429</text:p>
          </table:table-cell>
          <table:table-cell office:value-type="float" office:value="105210254" calcext:value-type="float">
            <text:p>105210254</text:p>
          </table:table-cell>
          <table:table-cell office:value-type="float" office:value="110734130" calcext:value-type="float">
            <text:p>110734130</text:p>
          </table:table-cell>
          <table:table-cell office:value-type="float" office:value="68820020" calcext:value-type="float">
            <text:p>68820020</text:p>
          </table:table-cell>
          <table:table-cell office:value-type="float" office:value="73073044" calcext:value-type="float">
            <text:p>73073044</text:p>
          </table:table-cell>
          <table:table-cell table:formula="of:=MIN([.A178:.J178])" office:value-type="float" office:value="68820020" calcext:value-type="float">
            <text:p>68820020</text:p>
          </table:table-cell>
        </table:table-row>
        <table:table-row table:style-name="ro1">
          <table:table-cell office:value-type="float" office:value="8706264" calcext:value-type="float">
            <text:p>8706264</text:p>
          </table:table-cell>
          <table:table-cell office:value-type="float" office:value="14498456" calcext:value-type="float">
            <text:p>14498456</text:p>
          </table:table-cell>
          <table:table-cell office:value-type="float" office:value="7272026" calcext:value-type="float">
            <text:p>7272026</text:p>
          </table:table-cell>
          <table:table-cell office:value-type="float" office:value="8957919" calcext:value-type="float">
            <text:p>8957919</text:p>
          </table:table-cell>
          <table:table-cell office:value-type="float" office:value="7099579" calcext:value-type="float">
            <text:p>7099579</text:p>
          </table:table-cell>
          <table:table-cell office:value-type="float" office:value="10675380" calcext:value-type="float">
            <text:p>10675380</text:p>
          </table:table-cell>
          <table:table-cell office:value-type="float" office:value="7280210" calcext:value-type="float">
            <text:p>7280210</text:p>
          </table:table-cell>
          <table:table-cell office:value-type="float" office:value="7528067" calcext:value-type="float">
            <text:p>7528067</text:p>
          </table:table-cell>
          <table:table-cell office:value-type="float" office:value="7018907" calcext:value-type="float">
            <text:p>7018907</text:p>
          </table:table-cell>
          <table:table-cell office:value-type="float" office:value="11831656" calcext:value-type="float">
            <text:p>11831656</text:p>
          </table:table-cell>
          <table:table-cell table:formula="of:=MIN([.A179:.J179])" office:value-type="float" office:value="7018907" calcext:value-type="float">
            <text:p>7018907</text:p>
          </table:table-cell>
        </table:table-row>
        <table:table-row table:style-name="ro1">
          <table:table-cell office:value-type="float" office:value="17425679" calcext:value-type="float">
            <text:p>17425679</text:p>
          </table:table-cell>
          <table:table-cell office:value-type="float" office:value="21297565" calcext:value-type="float">
            <text:p>21297565</text:p>
          </table:table-cell>
          <table:table-cell office:value-type="float" office:value="19905125" calcext:value-type="float">
            <text:p>19905125</text:p>
          </table:table-cell>
          <table:table-cell office:value-type="float" office:value="20962608" calcext:value-type="float">
            <text:p>20962608</text:p>
          </table:table-cell>
          <table:table-cell office:value-type="float" office:value="35888090" calcext:value-type="float">
            <text:p>35888090</text:p>
          </table:table-cell>
          <table:table-cell office:value-type="float" office:value="22071241" calcext:value-type="float">
            <text:p>22071241</text:p>
          </table:table-cell>
          <table:table-cell office:value-type="float" office:value="21148209" calcext:value-type="float">
            <text:p>21148209</text:p>
          </table:table-cell>
          <table:table-cell office:value-type="float" office:value="22600568" calcext:value-type="float">
            <text:p>22600568</text:p>
          </table:table-cell>
          <table:table-cell office:value-type="float" office:value="18097640" calcext:value-type="float">
            <text:p>18097640</text:p>
          </table:table-cell>
          <table:table-cell office:value-type="float" office:value="37535695" calcext:value-type="float">
            <text:p>37535695</text:p>
          </table:table-cell>
          <table:table-cell table:formula="of:=MIN([.A180:.J180])" office:value-type="float" office:value="17425679" calcext:value-type="float">
            <text:p>17425679</text:p>
          </table:table-cell>
        </table:table-row>
        <table:table-row table:style-name="ro1">
          <table:table-cell office:value-type="float" office:value="17909410" calcext:value-type="float">
            <text:p>17909410</text:p>
          </table:table-cell>
          <table:table-cell office:value-type="float" office:value="20525644" calcext:value-type="float">
            <text:p>20525644</text:p>
          </table:table-cell>
          <table:table-cell office:value-type="float" office:value="19878527" calcext:value-type="float">
            <text:p>19878527</text:p>
          </table:table-cell>
          <table:table-cell office:value-type="float" office:value="20889245" calcext:value-type="float">
            <text:p>20889245</text:p>
          </table:table-cell>
          <table:table-cell office:value-type="float" office:value="22958615" calcext:value-type="float">
            <text:p>22958615</text:p>
          </table:table-cell>
          <table:table-cell office:value-type="float" office:value="19442146" calcext:value-type="float">
            <text:p>19442146</text:p>
          </table:table-cell>
          <table:table-cell office:value-type="float" office:value="19911262" calcext:value-type="float">
            <text:p>19911262</text:p>
          </table:table-cell>
          <table:table-cell office:value-type="float" office:value="19253624" calcext:value-type="float">
            <text:p>19253624</text:p>
          </table:table-cell>
          <table:table-cell office:value-type="float" office:value="19071531" calcext:value-type="float">
            <text:p>19071531</text:p>
          </table:table-cell>
          <table:table-cell office:value-type="float" office:value="29577387" calcext:value-type="float">
            <text:p>29577387</text:p>
          </table:table-cell>
          <table:table-cell table:formula="of:=MIN([.A181:.J181])" office:value-type="float" office:value="17909410" calcext:value-type="float">
            <text:p>17909410</text:p>
          </table:table-cell>
        </table:table-row>
        <table:table-row table:style-name="ro1">
          <table:table-cell office:value-type="float" office:value="18578155" calcext:value-type="float">
            <text:p>18578155</text:p>
          </table:table-cell>
          <table:table-cell office:value-type="float" office:value="19106020" calcext:value-type="float">
            <text:p>19106020</text:p>
          </table:table-cell>
          <table:table-cell office:value-type="float" office:value="18893238" calcext:value-type="float">
            <text:p>18893238</text:p>
          </table:table-cell>
          <table:table-cell office:value-type="float" office:value="19153370" calcext:value-type="float">
            <text:p>19153370</text:p>
          </table:table-cell>
          <table:table-cell office:value-type="float" office:value="22678900" calcext:value-type="float">
            <text:p>22678900</text:p>
          </table:table-cell>
          <table:table-cell office:value-type="float" office:value="19125311" calcext:value-type="float">
            <text:p>19125311</text:p>
          </table:table-cell>
          <table:table-cell office:value-type="float" office:value="19191660" calcext:value-type="float">
            <text:p>19191660</text:p>
          </table:table-cell>
          <table:table-cell office:value-type="float" office:value="21234140" calcext:value-type="float">
            <text:p>21234140</text:p>
          </table:table-cell>
          <table:table-cell office:value-type="float" office:value="19044933" calcext:value-type="float">
            <text:p>19044933</text:p>
          </table:table-cell>
          <table:table-cell office:value-type="float" office:value="22265025" calcext:value-type="float">
            <text:p>22265025</text:p>
          </table:table-cell>
          <table:table-cell table:formula="of:=MIN([.A182:.J182])" office:value-type="float" office:value="18578155" calcext:value-type="float">
            <text:p>18578155</text:p>
          </table:table-cell>
        </table:table-row>
        <table:table-row table:style-name="ro1">
          <table:table-cell office:value-type="float" office:value="17791327" calcext:value-type="float">
            <text:p>17791327</text:p>
          </table:table-cell>
          <table:table-cell office:value-type="float" office:value="18527298" calcext:value-type="float">
            <text:p>18527298</text:p>
          </table:table-cell>
          <table:table-cell office:value-type="float" office:value="19321726" calcext:value-type="float">
            <text:p>19321726</text:p>
          </table:table-cell>
          <table:table-cell office:value-type="float" office:value="18714067" calcext:value-type="float">
            <text:p>18714067</text:p>
          </table:table-cell>
          <table:table-cell office:value-type="float" office:value="20133691" calcext:value-type="float">
            <text:p>20133691</text:p>
          </table:table-cell>
          <table:table-cell office:value-type="float" office:value="22507036" calcext:value-type="float">
            <text:p>22507036</text:p>
          </table:table-cell>
          <table:table-cell office:value-type="float" office:value="18739203" calcext:value-type="float">
            <text:p>18739203</text:p>
          </table:table-cell>
          <table:table-cell office:value-type="float" office:value="20302046" calcext:value-type="float">
            <text:p>20302046</text:p>
          </table:table-cell>
          <table:table-cell office:value-type="float" office:value="18808767" calcext:value-type="float">
            <text:p>18808767</text:p>
          </table:table-cell>
          <table:table-cell office:value-type="float" office:value="19187860" calcext:value-type="float">
            <text:p>19187860</text:p>
          </table:table-cell>
          <table:table-cell table:formula="of:=MIN([.A183:.J183])" office:value-type="float" office:value="17791327" calcext:value-type="float">
            <text:p>17791327</text:p>
          </table:table-cell>
        </table:table-row>
        <table:table-row table:style-name="ro1">
          <table:table-cell office:value-type="float" office:value="17544639" calcext:value-type="float">
            <text:p>17544639</text:p>
          </table:table-cell>
          <table:table-cell office:value-type="float" office:value="18745342" calcext:value-type="float">
            <text:p>18745342</text:p>
          </table:table-cell>
          <table:table-cell office:value-type="float" office:value="19497096" calcext:value-type="float">
            <text:p>19497096</text:p>
          </table:table-cell>
          <table:table-cell office:value-type="float" office:value="18621705" calcext:value-type="float">
            <text:p>18621705</text:p>
          </table:table-cell>
          <table:table-cell office:value-type="float" office:value="19311204" calcext:value-type="float">
            <text:p>19311204</text:p>
          </table:table-cell>
          <table:table-cell office:value-type="float" office:value="19090530" calcext:value-type="float">
            <text:p>19090530</text:p>
          </table:table-cell>
          <table:table-cell office:value-type="float" office:value="18896745" calcext:value-type="float">
            <text:p>18896745</text:p>
          </table:table-cell>
          <table:table-cell office:value-type="float" office:value="20462803" calcext:value-type="float">
            <text:p>20462803</text:p>
          </table:table-cell>
          <table:table-cell office:value-type="float" office:value="18637781" calcext:value-type="float">
            <text:p>18637781</text:p>
          </table:table-cell>
          <table:table-cell office:value-type="float" office:value="18497777" calcext:value-type="float">
            <text:p>18497777</text:p>
          </table:table-cell>
          <table:table-cell table:formula="of:=MIN([.A184:.J184])" office:value-type="float" office:value="17544639" calcext:value-type="float">
            <text:p>17544639</text:p>
          </table:table-cell>
        </table:table-row>
        <table:table-row table:style-name="ro1">
          <table:table-cell office:value-type="float" office:value="17767944" calcext:value-type="float">
            <text:p>17767944</text:p>
          </table:table-cell>
          <table:table-cell office:value-type="float" office:value="20541135" calcext:value-type="float">
            <text:p>20541135</text:p>
          </table:table-cell>
          <table:table-cell office:value-type="float" office:value="19188444" calcext:value-type="float">
            <text:p>19188444</text:p>
          </table:table-cell>
          <table:table-cell office:value-type="float" office:value="19072407" calcext:value-type="float">
            <text:p>19072407</text:p>
          </table:table-cell>
          <table:table-cell office:value-type="float" office:value="18359527" calcext:value-type="float">
            <text:p>18359527</text:p>
          </table:table-cell>
          <table:table-cell office:value-type="float" office:value="18234722" calcext:value-type="float">
            <text:p>18234722</text:p>
          </table:table-cell>
          <table:table-cell office:value-type="float" office:value="18759372" calcext:value-type="float">
            <text:p>18759372</text:p>
          </table:table-cell>
          <table:table-cell office:value-type="float" office:value="20079911" calcext:value-type="float">
            <text:p>20079911</text:p>
          </table:table-cell>
          <table:table-cell office:value-type="float" office:value="18975661" calcext:value-type="float">
            <text:p>18975661</text:p>
          </table:table-cell>
          <table:table-cell office:value-type="float" office:value="18868686" calcext:value-type="float">
            <text:p>18868686</text:p>
          </table:table-cell>
          <table:table-cell table:formula="of:=MIN([.A185:.J185])" office:value-type="float" office:value="17767944" calcext:value-type="float">
            <text:p>17767944</text:p>
          </table:table-cell>
        </table:table-row>
        <table:table-row table:style-name="ro1">
          <table:table-cell office:value-type="float" office:value="17755376" calcext:value-type="float">
            <text:p>17755376</text:p>
          </table:table-cell>
          <table:table-cell office:value-type="float" office:value="18702669" calcext:value-type="float">
            <text:p>18702669</text:p>
          </table:table-cell>
          <table:table-cell office:value-type="float" office:value="18369172" calcext:value-type="float">
            <text:p>18369172</text:p>
          </table:table-cell>
          <table:table-cell office:value-type="float" office:value="18925389" calcext:value-type="float">
            <text:p>18925389</text:p>
          </table:table-cell>
          <table:table-cell office:value-type="float" office:value="20020869" calcext:value-type="float">
            <text:p>20020869</text:p>
          </table:table-cell>
          <table:table-cell office:value-type="float" office:value="18386417" calcext:value-type="float">
            <text:p>18386417</text:p>
          </table:table-cell>
          <table:table-cell office:value-type="float" office:value="19037625" calcext:value-type="float">
            <text:p>19037625</text:p>
          </table:table-cell>
          <table:table-cell office:value-type="float" office:value="19732385" calcext:value-type="float">
            <text:p>19732385</text:p>
          </table:table-cell>
          <table:table-cell office:value-type="float" office:value="18923050" calcext:value-type="float">
            <text:p>18923050</text:p>
          </table:table-cell>
          <table:table-cell office:value-type="float" office:value="18545419" calcext:value-type="float">
            <text:p>18545419</text:p>
          </table:table-cell>
          <table:table-cell table:formula="of:=MIN([.A186:.J186])" office:value-type="float" office:value="17755376" calcext:value-type="float">
            <text:p>17755376</text:p>
          </table:table-cell>
        </table:table-row>
        <table:table-row table:style-name="ro1">
          <table:table-cell office:value-type="float" office:value="17825816" calcext:value-type="float">
            <text:p>17825816</text:p>
          </table:table-cell>
          <table:table-cell office:value-type="float" office:value="18984722" calcext:value-type="float">
            <text:p>18984722</text:p>
          </table:table-cell>
          <table:table-cell office:value-type="float" office:value="19158924" calcext:value-type="float">
            <text:p>19158924</text:p>
          </table:table-cell>
          <table:table-cell office:value-type="float" office:value="19129696" calcext:value-type="float">
            <text:p>19129696</text:p>
          </table:table-cell>
          <table:table-cell office:value-type="float" office:value="18759371" calcext:value-type="float">
            <text:p>18759371</text:p>
          </table:table-cell>
          <table:table-cell office:value-type="float" office:value="18671687" calcext:value-type="float">
            <text:p>18671687</text:p>
          </table:table-cell>
          <table:table-cell office:value-type="float" office:value="18725759" calcext:value-type="float">
            <text:p>18725759</text:p>
          </table:table-cell>
          <table:table-cell office:value-type="float" office:value="19741737" calcext:value-type="float">
            <text:p>19741737</text:p>
          </table:table-cell>
          <table:table-cell office:value-type="float" office:value="18823089" calcext:value-type="float">
            <text:p>18823089</text:p>
          </table:table-cell>
          <table:table-cell office:value-type="float" office:value="18572017" calcext:value-type="float">
            <text:p>18572017</text:p>
          </table:table-cell>
          <table:table-cell table:formula="of:=MIN([.A187:.J187])" office:value-type="float" office:value="17825816" calcext:value-type="float">
            <text:p>17825816</text:p>
          </table:table-cell>
        </table:table-row>
        <table:table-row table:style-name="ro1">
          <table:table-cell office:value-type="float" office:value="18085949" calcext:value-type="float">
            <text:p>18085949</text:p>
          </table:table-cell>
          <table:table-cell office:value-type="float" office:value="18939711" calcext:value-type="float">
            <text:p>18939711</text:p>
          </table:table-cell>
          <table:table-cell office:value-type="float" office:value="19477513" calcext:value-type="float">
            <text:p>19477513</text:p>
          </table:table-cell>
          <table:table-cell office:value-type="float" office:value="18743003" calcext:value-type="float">
            <text:p>18743003</text:p>
          </table:table-cell>
          <table:table-cell office:value-type="float" office:value="19216504" calcext:value-type="float">
            <text:p>19216504</text:p>
          </table:table-cell>
          <table:table-cell office:value-type="float" office:value="19039672" calcext:value-type="float">
            <text:p>19039672</text:p>
          </table:table-cell>
          <table:table-cell office:value-type="float" office:value="18938834" calcext:value-type="float">
            <text:p>18938834</text:p>
          </table:table-cell>
          <table:table-cell office:value-type="float" office:value="18954033" calcext:value-type="float">
            <text:p>18954033</text:p>
          </table:table-cell>
          <table:table-cell office:value-type="float" office:value="19262685" calcext:value-type="float">
            <text:p>19262685</text:p>
          </table:table-cell>
          <table:table-cell office:value-type="float" office:value="21138855" calcext:value-type="float">
            <text:p>21138855</text:p>
          </table:table-cell>
          <table:table-cell table:formula="of:=MIN([.A188:.J188])" office:value-type="float" office:value="18085949" calcext:value-type="float">
            <text:p>18085949</text:p>
          </table:table-cell>
        </table:table-row>
        <table:table-row table:style-name="ro1">
          <table:table-cell office:value-type="float" office:value="17981312" calcext:value-type="float">
            <text:p>17981312</text:p>
          </table:table-cell>
          <table:table-cell office:value-type="float" office:value="19851052" calcext:value-type="float">
            <text:p>19851052</text:p>
          </table:table-cell>
          <table:table-cell office:value-type="float" office:value="19981703" calcext:value-type="float">
            <text:p>19981703</text:p>
          </table:table-cell>
          <table:table-cell office:value-type="float" office:value="18359819" calcext:value-type="float">
            <text:p>18359819</text:p>
          </table:table-cell>
          <table:table-cell office:value-type="float" office:value="18972446" calcext:value-type="float">
            <text:p>18972446</text:p>
          </table:table-cell>
          <table:table-cell office:value-type="float" office:value="18790646" calcext:value-type="float">
            <text:p>18790646</text:p>
          </table:table-cell>
          <table:table-cell office:value-type="float" office:value="18719621" calcext:value-type="float">
            <text:p>18719621</text:p>
          </table:table-cell>
          <table:table-cell office:value-type="float" office:value="18333514" calcext:value-type="float">
            <text:p>18333514</text:p>
          </table:table-cell>
          <table:table-cell office:value-type="float" office:value="18129207" calcext:value-type="float">
            <text:p>18129207</text:p>
          </table:table-cell>
          <table:table-cell office:value-type="float" office:value="19943122" calcext:value-type="float">
            <text:p>19943122</text:p>
          </table:table-cell>
          <table:table-cell table:formula="of:=MIN([.A189:.J189])" office:value-type="float" office:value="17981312" calcext:value-type="float">
            <text:p>17981312</text:p>
          </table:table-cell>
        </table:table-row>
        <table:table-row table:style-name="ro1">
          <table:table-cell office:value-type="float" office:value="19455299" calcext:value-type="float">
            <text:p>19455299</text:p>
          </table:table-cell>
          <table:table-cell office:value-type="float" office:value="18849395" calcext:value-type="float">
            <text:p>18849395</text:p>
          </table:table-cell>
          <table:table-cell office:value-type="float" office:value="19789965" calcext:value-type="float">
            <text:p>19789965</text:p>
          </table:table-cell>
          <table:table-cell office:value-type="float" office:value="18842088" calcext:value-type="float">
            <text:p>18842088</text:p>
          </table:table-cell>
          <table:table-cell office:value-type="float" office:value="19305358" calcext:value-type="float">
            <text:p>19305358</text:p>
          </table:table-cell>
          <table:table-cell office:value-type="float" office:value="18667010" calcext:value-type="float">
            <text:p>18667010</text:p>
          </table:table-cell>
          <table:table-cell office:value-type="float" office:value="18827765" calcext:value-type="float">
            <text:p>18827765</text:p>
          </table:table-cell>
          <table:table-cell office:value-type="float" office:value="18981507" calcext:value-type="float">
            <text:p>18981507</text:p>
          </table:table-cell>
          <table:table-cell office:value-type="float" office:value="18975369" calcext:value-type="float">
            <text:p>18975369</text:p>
          </table:table-cell>
          <table:table-cell office:value-type="float" office:value="20442050" calcext:value-type="float">
            <text:p>20442050</text:p>
          </table:table-cell>
          <table:table-cell table:formula="of:=MIN([.A190:.J190])" office:value-type="float" office:value="18667010" calcext:value-type="float">
            <text:p>18667010</text:p>
          </table:table-cell>
        </table:table-row>
        <table:table-row table:style-name="ro1">
          <table:table-cell office:value-type="float" office:value="20951209" calcext:value-type="float">
            <text:p>20951209</text:p>
          </table:table-cell>
          <table:table-cell office:value-type="float" office:value="24860216" calcext:value-type="float">
            <text:p>24860216</text:p>
          </table:table-cell>
          <table:table-cell office:value-type="float" office:value="21551852" calcext:value-type="float">
            <text:p>21551852</text:p>
          </table:table-cell>
          <table:table-cell office:value-type="float" office:value="22317345" calcext:value-type="float">
            <text:p>22317345</text:p>
          </table:table-cell>
          <table:table-cell office:value-type="float" office:value="21810232" calcext:value-type="float">
            <text:p>21810232</text:p>
          </table:table-cell>
          <table:table-cell office:value-type="float" office:value="21173052" calcext:value-type="float">
            <text:p>21173052</text:p>
          </table:table-cell>
          <table:table-cell office:value-type="float" office:value="21370636" calcext:value-type="float">
            <text:p>21370636</text:p>
          </table:table-cell>
          <table:table-cell office:value-type="float" office:value="21777496" calcext:value-type="float">
            <text:p>21777496</text:p>
          </table:table-cell>
          <table:table-cell office:value-type="float" office:value="21879211" calcext:value-type="float">
            <text:p>21879211</text:p>
          </table:table-cell>
          <table:table-cell office:value-type="float" office:value="22095208" calcext:value-type="float">
            <text:p>22095208</text:p>
          </table:table-cell>
          <table:table-cell table:formula="of:=MIN([.A191:.J191])" office:value-type="float" office:value="20951209" calcext:value-type="float">
            <text:p>20951209</text:p>
          </table:table-cell>
        </table:table-row>
        <table:table-row table:style-name="ro1">
          <table:table-cell office:value-type="float" office:value="18515314" calcext:value-type="float">
            <text:p>18515314</text:p>
          </table:table-cell>
          <table:table-cell office:value-type="float" office:value="21282075" calcext:value-type="float">
            <text:p>21282075</text:p>
          </table:table-cell>
          <table:table-cell office:value-type="float" office:value="19877650" calcext:value-type="float">
            <text:p>19877650</text:p>
          </table:table-cell>
          <table:table-cell office:value-type="float" office:value="19179384" calcext:value-type="float">
            <text:p>19179384</text:p>
          </table:table-cell>
          <table:table-cell office:value-type="float" office:value="21478197" calcext:value-type="float">
            <text:p>21478197</text:p>
          </table:table-cell>
          <table:table-cell office:value-type="float" office:value="19118881" calcext:value-type="float">
            <text:p>19118881</text:p>
          </table:table-cell>
          <table:table-cell office:value-type="float" office:value="19456176" calcext:value-type="float">
            <text:p>19456176</text:p>
          </table:table-cell>
          <table:table-cell office:value-type="float" office:value="19427825" calcext:value-type="float">
            <text:p>19427825</text:p>
          </table:table-cell>
          <table:table-cell office:value-type="float" office:value="20513953" calcext:value-type="float">
            <text:p>20513953</text:p>
          </table:table-cell>
          <table:table-cell office:value-type="float" office:value="20208516" calcext:value-type="float">
            <text:p>20208516</text:p>
          </table:table-cell>
          <table:table-cell table:formula="of:=MIN([.A192:.J192])" office:value-type="float" office:value="18515314" calcext:value-type="float">
            <text:p>18515314</text:p>
          </table:table-cell>
        </table:table-row>
        <table:table-row table:style-name="ro1">
          <table:table-cell office:value-type="float" office:value="20579716" calcext:value-type="float">
            <text:p>20579716</text:p>
          </table:table-cell>
          <table:table-cell office:value-type="float" office:value="22113915" calcext:value-type="float">
            <text:p>22113915</text:p>
          </table:table-cell>
          <table:table-cell office:value-type="float" office:value="22007232" calcext:value-type="float">
            <text:p>22007232</text:p>
          </table:table-cell>
          <table:table-cell office:value-type="float" office:value="22056919" calcext:value-type="float">
            <text:p>22056919</text:p>
          </table:table-cell>
          <table:table-cell office:value-type="float" office:value="25339853" calcext:value-type="float">
            <text:p>25339853</text:p>
          </table:table-cell>
          <table:table-cell office:value-type="float" office:value="20886030" calcext:value-type="float">
            <text:p>20886030</text:p>
          </table:table-cell>
          <table:table-cell office:value-type="float" office:value="21698287" calcext:value-type="float">
            <text:p>21698287</text:p>
          </table:table-cell>
          <table:table-cell office:value-type="float" office:value="22063934" calcext:value-type="float">
            <text:p>22063934</text:p>
          </table:table-cell>
          <table:table-cell office:value-type="float" office:value="21282659" calcext:value-type="float">
            <text:p>21282659</text:p>
          </table:table-cell>
          <table:table-cell office:value-type="float" office:value="20952378" calcext:value-type="float">
            <text:p>20952378</text:p>
          </table:table-cell>
          <table:table-cell table:formula="of:=MIN([.A193:.J193])" office:value-type="float" office:value="20579716" calcext:value-type="float">
            <text:p>20579716</text:p>
          </table:table-cell>
        </table:table-row>
        <table:table-row table:style-name="ro1">
          <table:table-cell office:value-type="float" office:value="17804771" calcext:value-type="float">
            <text:p>17804771</text:p>
          </table:table-cell>
          <table:table-cell office:value-type="float" office:value="19192244" calcext:value-type="float">
            <text:p>19192244</text:p>
          </table:table-cell>
          <table:table-cell office:value-type="float" office:value="18189417" calcext:value-type="float">
            <text:p>18189417</text:p>
          </table:table-cell>
          <table:table-cell office:value-type="float" office:value="19225564" calcext:value-type="float">
            <text:p>19225564</text:p>
          </table:table-cell>
          <table:table-cell office:value-type="float" office:value="21905809" calcext:value-type="float">
            <text:p>21905809</text:p>
          </table:table-cell>
          <table:table-cell office:value-type="float" office:value="18902590" calcext:value-type="float">
            <text:p>18902590</text:p>
          </table:table-cell>
          <table:table-cell office:value-type="float" office:value="19070069" calcext:value-type="float">
            <text:p>19070069</text:p>
          </table:table-cell>
          <table:table-cell office:value-type="float" office:value="18479656" calcext:value-type="float">
            <text:p>18479656</text:p>
          </table:table-cell>
          <table:table-cell office:value-type="float" office:value="18721374" calcext:value-type="float">
            <text:p>18721374</text:p>
          </table:table-cell>
          <table:table-cell office:value-type="float" office:value="18854071" calcext:value-type="float">
            <text:p>18854071</text:p>
          </table:table-cell>
          <table:table-cell table:formula="of:=MIN([.A194:.J194])" office:value-type="float" office:value="17804771" calcext:value-type="float">
            <text:p>17804771</text:p>
          </table:table-cell>
        </table:table-row>
        <table:table-row table:style-name="ro1">
          <table:table-cell office:value-type="float" office:value="16786162" calcext:value-type="float">
            <text:p>16786162</text:p>
          </table:table-cell>
          <table:table-cell office:value-type="float" office:value="17315489" calcext:value-type="float">
            <text:p>17315489</text:p>
          </table:table-cell>
          <table:table-cell office:value-type="float" office:value="17411650" calcext:value-type="float">
            <text:p>17411650</text:p>
          </table:table-cell>
          <table:table-cell office:value-type="float" office:value="16957441" calcext:value-type="float">
            <text:p>16957441</text:p>
          </table:table-cell>
          <table:table-cell office:value-type="float" office:value="20429775" calcext:value-type="float">
            <text:p>20429775</text:p>
          </table:table-cell>
          <table:table-cell office:value-type="float" office:value="17151810" calcext:value-type="float">
            <text:p>17151810</text:p>
          </table:table-cell>
          <table:table-cell office:value-type="float" office:value="17519211" calcext:value-type="float">
            <text:p>17519211</text:p>
          </table:table-cell>
          <table:table-cell office:value-type="float" office:value="17607772" calcext:value-type="float">
            <text:p>17607772</text:p>
          </table:table-cell>
          <table:table-cell office:value-type="float" office:value="17099198" calcext:value-type="float">
            <text:p>17099198</text:p>
          </table:table-cell>
          <table:table-cell office:value-type="float" office:value="17640801" calcext:value-type="float">
            <text:p>17640801</text:p>
          </table:table-cell>
          <table:table-cell table:formula="of:=MIN([.A195:.J195])" office:value-type="float" office:value="16786162" calcext:value-type="float">
            <text:p>16786162</text:p>
          </table:table-cell>
        </table:table-row>
        <table:table-row table:style-name="ro1">
          <table:table-cell office:value-type="float" office:value="17526810" calcext:value-type="float">
            <text:p>17526810</text:p>
          </table:table-cell>
          <table:table-cell office:value-type="float" office:value="18719913" calcext:value-type="float">
            <text:p>18719913</text:p>
          </table:table-cell>
          <table:table-cell office:value-type="float" office:value="19769505" calcext:value-type="float">
            <text:p>19769505</text:p>
          </table:table-cell>
          <table:table-cell office:value-type="float" office:value="18827181" calcext:value-type="float">
            <text:p>18827181</text:p>
          </table:table-cell>
          <table:table-cell office:value-type="float" office:value="20629697" calcext:value-type="float">
            <text:p>20629697</text:p>
          </table:table-cell>
          <table:table-cell office:value-type="float" office:value="18296101" calcext:value-type="float">
            <text:p>18296101</text:p>
          </table:table-cell>
          <table:table-cell office:value-type="float" office:value="18652980" calcext:value-type="float">
            <text:p>18652980</text:p>
          </table:table-cell>
          <table:table-cell office:value-type="float" office:value="19028272" calcext:value-type="float">
            <text:p>19028272</text:p>
          </table:table-cell>
          <table:table-cell office:value-type="float" office:value="19328449" calcext:value-type="float">
            <text:p>19328449</text:p>
          </table:table-cell>
          <table:table-cell office:value-type="float" office:value="18091794" calcext:value-type="float">
            <text:p>18091794</text:p>
          </table:table-cell>
          <table:table-cell table:formula="of:=MIN([.A196:.J196])" office:value-type="float" office:value="17526810" calcext:value-type="float">
            <text:p>17526810</text:p>
          </table:table-cell>
        </table:table-row>
        <table:table-row table:style-name="ro1">
          <table:table-cell office:value-type="float" office:value="18843841" calcext:value-type="float">
            <text:p>18843841</text:p>
          </table:table-cell>
          <table:table-cell office:value-type="float" office:value="20212608" calcext:value-type="float">
            <text:p>20212608</text:p>
          </table:table-cell>
          <table:table-cell office:value-type="float" office:value="20011224" calcext:value-type="float">
            <text:p>20011224</text:p>
          </table:table-cell>
          <table:table-cell office:value-type="float" office:value="19662236" calcext:value-type="float">
            <text:p>19662236</text:p>
          </table:table-cell>
          <table:table-cell office:value-type="float" office:value="19974103" calcext:value-type="float">
            <text:p>19974103</text:p>
          </table:table-cell>
          <table:table-cell office:value-type="float" office:value="19786165" calcext:value-type="float">
            <text:p>19786165</text:p>
          </table:table-cell>
          <table:table-cell office:value-type="float" office:value="19317049" calcext:value-type="float">
            <text:p>19317049</text:p>
          </table:table-cell>
          <table:table-cell office:value-type="float" office:value="20144505" calcext:value-type="float">
            <text:p>20144505</text:p>
          </table:table-cell>
          <table:table-cell office:value-type="float" office:value="19782950" calcext:value-type="float">
            <text:p>19782950</text:p>
          </table:table-cell>
          <table:table-cell office:value-type="float" office:value="19903079" calcext:value-type="float">
            <text:p>19903079</text:p>
          </table:table-cell>
          <table:table-cell table:formula="of:=MIN([.A197:.J197])" office:value-type="float" office:value="18843841" calcext:value-type="float">
            <text:p>18843841</text:p>
          </table:table-cell>
        </table:table-row>
        <table:table-row table:style-name="ro1">
          <table:table-cell office:value-type="float" office:value="18729851" calcext:value-type="float">
            <text:p>18729851</text:p>
          </table:table-cell>
          <table:table-cell office:value-type="float" office:value="19239594" calcext:value-type="float">
            <text:p>19239594</text:p>
          </table:table-cell>
          <table:table-cell office:value-type="float" office:value="19287236" calcext:value-type="float">
            <text:p>19287236</text:p>
          </table:table-cell>
          <table:table-cell office:value-type="float" office:value="19169154" calcext:value-type="float">
            <text:p>19169154</text:p>
          </table:table-cell>
          <table:table-cell office:value-type="float" office:value="19220304" calcext:value-type="float">
            <text:p>19220304</text:p>
          </table:table-cell>
          <table:table-cell office:value-type="float" office:value="19024765" calcext:value-type="float">
            <text:p>19024765</text:p>
          </table:table-cell>
          <table:table-cell office:value-type="float" office:value="18692731" calcext:value-type="float">
            <text:p>18692731</text:p>
          </table:table-cell>
          <table:table-cell office:value-type="float" office:value="19063347" calcext:value-type="float">
            <text:p>19063347</text:p>
          </table:table-cell>
          <table:table-cell office:value-type="float" office:value="18968062" calcext:value-type="float">
            <text:p>18968062</text:p>
          </table:table-cell>
          <table:table-cell office:value-type="float" office:value="20571532" calcext:value-type="float">
            <text:p>20571532</text:p>
          </table:table-cell>
          <table:table-cell table:formula="of:=MIN([.A198:.J198])" office:value-type="float" office:value="18692731" calcext:value-type="float">
            <text:p>18692731</text:p>
          </table:table-cell>
        </table:table-row>
        <table:table-row table:style-name="ro1">
          <table:table-cell office:value-type="float" office:value="17528271" calcext:value-type="float">
            <text:p>17528271</text:p>
          </table:table-cell>
          <table:table-cell office:value-type="float" office:value="19336340" calcext:value-type="float">
            <text:p>19336340</text:p>
          </table:table-cell>
          <table:table-cell office:value-type="float" office:value="18959585" calcext:value-type="float">
            <text:p>18959585</text:p>
          </table:table-cell>
          <table:table-cell office:value-type="float" office:value="19001382" calcext:value-type="float">
            <text:p>19001382</text:p>
          </table:table-cell>
          <table:table-cell office:value-type="float" office:value="19085853" calcext:value-type="float">
            <text:p>19085853</text:p>
          </table:table-cell>
          <table:table-cell office:value-type="float" office:value="18970985" calcext:value-type="float">
            <text:p>18970985</text:p>
          </table:table-cell>
          <table:table-cell office:value-type="float" office:value="19177046" calcext:value-type="float">
            <text:p>19177046</text:p>
          </table:table-cell>
          <table:table-cell office:value-type="float" office:value="19098128" calcext:value-type="float">
            <text:p>19098128</text:p>
          </table:table-cell>
          <table:table-cell office:value-type="float" office:value="18873070" calcext:value-type="float">
            <text:p>18873070</text:p>
          </table:table-cell>
          <table:table-cell office:value-type="float" office:value="19282852" calcext:value-type="float">
            <text:p>19282852</text:p>
          </table:table-cell>
          <table:table-cell table:formula="of:=MIN([.A199:.J199])" office:value-type="float" office:value="17528271" calcext:value-type="float">
            <text:p>17528271</text:p>
          </table:table-cell>
        </table:table-row>
        <table:table-row table:style-name="ro1">
          <table:table-cell office:value-type="float" office:value="17477706" calcext:value-type="float">
            <text:p>17477706</text:p>
          </table:table-cell>
          <table:table-cell office:value-type="float" office:value="18109624" calcext:value-type="float">
            <text:p>18109624</text:p>
          </table:table-cell>
          <table:table-cell office:value-type="float" office:value="18906682" calcext:value-type="float">
            <text:p>18906682</text:p>
          </table:table-cell>
          <table:table-cell office:value-type="float" office:value="19286067" calcext:value-type="float">
            <text:p>19286067</text:p>
          </table:table-cell>
          <table:table-cell office:value-type="float" office:value="18695945" calcext:value-type="float">
            <text:p>18695945</text:p>
          </table:table-cell>
          <table:table-cell office:value-type="float" office:value="18688054" calcext:value-type="float">
            <text:p>18688054</text:p>
          </table:table-cell>
          <table:table-cell office:value-type="float" office:value="19131449" calcext:value-type="float">
            <text:p>19131449</text:p>
          </table:table-cell>
          <table:table-cell office:value-type="float" office:value="18881838" calcext:value-type="float">
            <text:p>18881838</text:p>
          </table:table-cell>
          <table:table-cell office:value-type="float" office:value="19175291" calcext:value-type="float">
            <text:p>19175291</text:p>
          </table:table-cell>
          <table:table-cell office:value-type="float" office:value="19089360" calcext:value-type="float">
            <text:p>19089360</text:p>
          </table:table-cell>
          <table:table-cell table:formula="of:=MIN([.A200:.J200])" office:value-type="float" office:value="17477706" calcext:value-type="float">
            <text:p>17477706</text:p>
          </table:table-cell>
        </table:table-row>
        <table:table-row table:style-name="ro1">
          <table:table-cell office:value-type="float" office:value="20018823" calcext:value-type="float">
            <text:p>20018823</text:p>
          </table:table-cell>
          <table:table-cell office:value-type="float" office:value="21838584" calcext:value-type="float">
            <text:p>21838584</text:p>
          </table:table-cell>
          <table:table-cell office:value-type="float" office:value="21175391" calcext:value-type="float">
            <text:p>21175391</text:p>
          </table:table-cell>
          <table:table-cell office:value-type="float" office:value="21462414" calcext:value-type="float">
            <text:p>21462414</text:p>
          </table:table-cell>
          <table:table-cell office:value-type="float" office:value="21149963" calcext:value-type="float">
            <text:p>21149963</text:p>
          </table:table-cell>
          <table:table-cell office:value-type="float" office:value="21611771" calcext:value-type="float">
            <text:p>21611771</text:p>
          </table:table-cell>
          <table:table-cell office:value-type="float" office:value="21402788" calcext:value-type="float">
            <text:p>21402788</text:p>
          </table:table-cell>
          <table:table-cell office:value-type="float" office:value="21463291" calcext:value-type="float">
            <text:p>21463291</text:p>
          </table:table-cell>
          <table:table-cell office:value-type="float" office:value="21608264" calcext:value-type="float">
            <text:p>21608264</text:p>
          </table:table-cell>
          <table:table-cell office:value-type="float" office:value="21291135" calcext:value-type="float">
            <text:p>21291135</text:p>
          </table:table-cell>
          <table:table-cell table:formula="of:=MIN([.A201:.J201])" office:value-type="float" office:value="20018823" calcext:value-type="float">
            <text:p>20018823</text:p>
          </table:table-cell>
        </table:table-row>
        <table:table-row table:style-name="ro1">
          <table:table-cell office:value-type="float" office:value="19914185" calcext:value-type="float">
            <text:p>19914185</text:p>
          </table:table-cell>
          <table:table-cell office:value-type="float" office:value="21116934" calcext:value-type="float">
            <text:p>21116934</text:p>
          </table:table-cell>
          <table:table-cell office:value-type="float" office:value="21732484" calcext:value-type="float">
            <text:p>21732484</text:p>
          </table:table-cell>
          <table:table-cell office:value-type="float" office:value="21079814" calcext:value-type="float">
            <text:p>21079814</text:p>
          </table:table-cell>
          <table:table-cell office:value-type="float" office:value="21259861" calcext:value-type="float">
            <text:p>21259861</text:p>
          </table:table-cell>
          <table:table-cell office:value-type="float" office:value="21135348" calcext:value-type="float">
            <text:p>21135348</text:p>
          </table:table-cell>
          <table:table-cell office:value-type="float" office:value="21565590" calcext:value-type="float">
            <text:p>21565590</text:p>
          </table:table-cell>
          <table:table-cell office:value-type="float" office:value="21620831" calcext:value-type="float">
            <text:p>21620831</text:p>
          </table:table-cell>
          <table:table-cell office:value-type="float" office:value="21005866" calcext:value-type="float">
            <text:p>21005866</text:p>
          </table:table-cell>
          <table:table-cell office:value-type="float" office:value="20882230" calcext:value-type="float">
            <text:p>20882230</text:p>
          </table:table-cell>
          <table:table-cell table:formula="of:=MIN([.A202:.J202])" office:value-type="float" office:value="19914185" calcext:value-type="float">
            <text:p>19914185</text:p>
          </table:table-cell>
        </table:table-row>
        <table:table-row table:style-name="ro1">
          <table:table-cell office:value-type="float" office:value="17406682" calcext:value-type="float">
            <text:p>17406682</text:p>
          </table:table-cell>
          <table:table-cell office:value-type="float" office:value="19125018" calcext:value-type="float">
            <text:p>19125018</text:p>
          </table:table-cell>
          <table:table-cell office:value-type="float" office:value="19264438" calcext:value-type="float">
            <text:p>19264438</text:p>
          </table:table-cell>
          <table:table-cell office:value-type="float" office:value="20843064" calcext:value-type="float">
            <text:p>20843064</text:p>
          </table:table-cell>
          <table:table-cell office:value-type="float" office:value="18901129" calcext:value-type="float">
            <text:p>18901129</text:p>
          </table:table-cell>
          <table:table-cell office:value-type="float" office:value="19218550" calcext:value-type="float">
            <text:p>19218550</text:p>
          </table:table-cell>
          <table:table-cell office:value-type="float" office:value="18598908" calcext:value-type="float">
            <text:p>18598908</text:p>
          </table:table-cell>
          <table:table-cell office:value-type="float" office:value="19908924" calcext:value-type="float">
            <text:p>19908924</text:p>
          </table:table-cell>
          <table:table-cell office:value-type="float" office:value="19144602" calcext:value-type="float">
            <text:p>19144602</text:p>
          </table:table-cell>
          <table:table-cell office:value-type="float" office:value="18364496" calcext:value-type="float">
            <text:p>18364496</text:p>
          </table:table-cell>
          <table:table-cell table:formula="of:=MIN([.A203:.J203])" office:value-type="float" office:value="17406682" calcext:value-type="float">
            <text:p>17406682</text:p>
          </table:table-cell>
        </table:table-row>
        <table:table-row table:style-name="ro1">
          <table:table-cell office:value-type="float" office:value="17470984" calcext:value-type="float">
            <text:p>17470984</text:p>
          </table:table-cell>
          <table:table-cell office:value-type="float" office:value="19103097" calcext:value-type="float">
            <text:p>19103097</text:p>
          </table:table-cell>
          <table:table-cell office:value-type="float" office:value="19239886" calcext:value-type="float">
            <text:p>19239886</text:p>
          </table:table-cell>
          <table:table-cell office:value-type="float" office:value="19875897" calcext:value-type="float">
            <text:p>19875897</text:p>
          </table:table-cell>
          <table:table-cell office:value-type="float" office:value="19456761" calcext:value-type="float">
            <text:p>19456761</text:p>
          </table:table-cell>
          <table:table-cell office:value-type="float" office:value="19832346" calcext:value-type="float">
            <text:p>19832346</text:p>
          </table:table-cell>
          <table:table-cell office:value-type="float" office:value="19401812" calcext:value-type="float">
            <text:p>19401812</text:p>
          </table:table-cell>
          <table:table-cell office:value-type="float" office:value="19143140" calcext:value-type="float">
            <text:p>19143140</text:p>
          </table:table-cell>
          <table:table-cell office:value-type="float" office:value="19125896" calcext:value-type="float">
            <text:p>19125896</text:p>
          </table:table-cell>
          <table:table-cell office:value-type="float" office:value="19075623" calcext:value-type="float">
            <text:p>19075623</text:p>
          </table:table-cell>
          <table:table-cell table:formula="of:=MIN([.A204:.J204])" office:value-type="float" office:value="17470984" calcext:value-type="float">
            <text:p>17470984</text:p>
          </table:table-cell>
        </table:table-row>
        <table:table-row table:style-name="ro1">
          <table:table-cell office:value-type="float" office:value="18360696" calcext:value-type="float">
            <text:p>18360696</text:p>
          </table:table-cell>
          <table:table-cell office:value-type="float" office:value="19608749" calcext:value-type="float">
            <text:p>19608749</text:p>
          </table:table-cell>
          <table:table-cell office:value-type="float" office:value="19927046" calcext:value-type="float">
            <text:p>19927046</text:p>
          </table:table-cell>
          <table:table-cell office:value-type="float" office:value="20917012" calcext:value-type="float">
            <text:p>20917012</text:p>
          </table:table-cell>
          <table:table-cell office:value-type="float" office:value="19622194" calcext:value-type="float">
            <text:p>19622194</text:p>
          </table:table-cell>
          <table:table-cell office:value-type="float" office:value="19692342" calcext:value-type="float">
            <text:p>19692342</text:p>
          </table:table-cell>
          <table:table-cell office:value-type="float" office:value="20128722" calcext:value-type="float">
            <text:p>20128722</text:p>
          </table:table-cell>
          <table:table-cell office:value-type="float" office:value="19587704" calcext:value-type="float">
            <text:p>19587704</text:p>
          </table:table-cell>
          <table:table-cell office:value-type="float" office:value="20547564" calcext:value-type="float">
            <text:p>20547564</text:p>
          </table:table-cell>
          <table:table-cell office:value-type="float" office:value="19893141" calcext:value-type="float">
            <text:p>19893141</text:p>
          </table:table-cell>
          <table:table-cell table:formula="of:=MIN([.A205:.J205])" office:value-type="float" office:value="18360696" calcext:value-type="float">
            <text:p>18360696</text:p>
          </table:table-cell>
        </table:table-row>
        <table:table-row table:style-name="ro1">
          <table:table-cell office:value-type="float" office:value="17430940" calcext:value-type="float">
            <text:p>17430940</text:p>
          </table:table-cell>
          <table:table-cell office:value-type="float" office:value="18213093" calcext:value-type="float">
            <text:p>18213093</text:p>
          </table:table-cell>
          <table:table-cell office:value-type="float" office:value="18665549" calcext:value-type="float">
            <text:p>18665549</text:p>
          </table:table-cell>
          <table:table-cell office:value-type="float" office:value="19991933" calcext:value-type="float">
            <text:p>19991933</text:p>
          </table:table-cell>
          <table:table-cell office:value-type="float" office:value="18738327" calcext:value-type="float">
            <text:p>18738327</text:p>
          </table:table-cell>
          <table:table-cell office:value-type="float" office:value="19157462" calcext:value-type="float">
            <text:p>19157462</text:p>
          </table:table-cell>
          <table:table-cell office:value-type="float" office:value="19357969" calcext:value-type="float">
            <text:p>19357969</text:p>
          </table:table-cell>
          <table:table-cell office:value-type="float" office:value="18927435" calcext:value-type="float">
            <text:p>18927435</text:p>
          </table:table-cell>
          <table:table-cell office:value-type="float" office:value="20115569" calcext:value-type="float">
            <text:p>20115569</text:p>
          </table:table-cell>
          <table:table-cell office:value-type="float" office:value="19623070" calcext:value-type="float">
            <text:p>19623070</text:p>
          </table:table-cell>
          <table:table-cell table:formula="of:=MIN([.A206:.J206])" office:value-type="float" office:value="17430940" calcext:value-type="float">
            <text:p>17430940</text:p>
          </table:table-cell>
        </table:table-row>
        <table:table-row table:style-name="ro1">
          <table:table-cell office:value-type="float" office:value="17599588" calcext:value-type="float">
            <text:p>17599588</text:p>
          </table:table-cell>
          <table:table-cell office:value-type="float" office:value="18576109" calcext:value-type="float">
            <text:p>18576109</text:p>
          </table:table-cell>
          <table:table-cell office:value-type="float" office:value="19264145" calcext:value-type="float">
            <text:p>19264145</text:p>
          </table:table-cell>
          <table:table-cell office:value-type="float" office:value="19616348" calcext:value-type="float">
            <text:p>19616348</text:p>
          </table:table-cell>
          <table:table-cell office:value-type="float" office:value="18632520" calcext:value-type="float">
            <text:p>18632520</text:p>
          </table:table-cell>
          <table:table-cell office:value-type="float" office:value="19887003" calcext:value-type="float">
            <text:p>19887003</text:p>
          </table:table-cell>
          <table:table-cell office:value-type="float" office:value="18909021" calcext:value-type="float">
            <text:p>18909021</text:p>
          </table:table-cell>
          <table:table-cell office:value-type="float" office:value="19118004" calcext:value-type="float">
            <text:p>19118004</text:p>
          </table:table-cell>
          <table:table-cell office:value-type="float" office:value="20363134" calcext:value-type="float">
            <text:p>20363134</text:p>
          </table:table-cell>
          <table:table-cell office:value-type="float" office:value="18598030" calcext:value-type="float">
            <text:p>18598030</text:p>
          </table:table-cell>
          <table:table-cell table:formula="of:=MIN([.A207:.J207])" office:value-type="float" office:value="17599588" calcext:value-type="float">
            <text:p>17599588</text:p>
          </table:table-cell>
        </table:table-row>
        <table:table-row table:style-name="ro1">
          <table:table-cell office:value-type="float" office:value="19852806" calcext:value-type="float">
            <text:p>19852806</text:p>
          </table:table-cell>
          <table:table-cell office:value-type="float" office:value="20984821" calcext:value-type="float">
            <text:p>20984821</text:p>
          </table:table-cell>
          <table:table-cell office:value-type="float" office:value="21654737" calcext:value-type="float">
            <text:p>21654737</text:p>
          </table:table-cell>
          <table:table-cell office:value-type="float" office:value="22341896" calcext:value-type="float">
            <text:p>22341896</text:p>
          </table:table-cell>
          <table:table-cell office:value-type="float" office:value="21458906" calcext:value-type="float">
            <text:p>21458906</text:p>
          </table:table-cell>
          <table:table-cell office:value-type="float" office:value="22370540" calcext:value-type="float">
            <text:p>22370540</text:p>
          </table:table-cell>
          <table:table-cell office:value-type="float" office:value="21315979" calcext:value-type="float">
            <text:p>21315979</text:p>
          </table:table-cell>
          <table:table-cell office:value-type="float" office:value="21331178" calcext:value-type="float">
            <text:p>21331178</text:p>
          </table:table-cell>
          <table:table-cell office:value-type="float" office:value="20941271" calcext:value-type="float">
            <text:p>20941271</text:p>
          </table:table-cell>
          <table:table-cell office:value-type="float" office:value="20834880" calcext:value-type="float">
            <text:p>20834880</text:p>
          </table:table-cell>
          <table:table-cell table:formula="of:=MIN([.A208:.J208])" office:value-type="float" office:value="19852806" calcext:value-type="float">
            <text:p>19852806</text:p>
          </table:table-cell>
        </table:table-row>
        <table:table-row table:style-name="ro1">
          <table:table-cell office:value-type="float" office:value="19615471" calcext:value-type="float">
            <text:p>19615471</text:p>
          </table:table-cell>
          <table:table-cell office:value-type="float" office:value="21273891" calcext:value-type="float">
            <text:p>21273891</text:p>
          </table:table-cell>
          <table:table-cell office:value-type="float" office:value="21313349" calcext:value-type="float">
            <text:p>21313349</text:p>
          </table:table-cell>
          <table:table-cell office:value-type="float" office:value="22865377" calcext:value-type="float">
            <text:p>22865377</text:p>
          </table:table-cell>
          <table:table-cell office:value-type="float" office:value="21016389" calcext:value-type="float">
            <text:p>21016389</text:p>
          </table:table-cell>
          <table:table-cell office:value-type="float" office:value="22409414" calcext:value-type="float">
            <text:p>22409414</text:p>
          </table:table-cell>
          <table:table-cell office:value-type="float" office:value="20826111" calcext:value-type="float">
            <text:p>20826111</text:p>
          </table:table-cell>
          <table:table-cell office:value-type="float" office:value="21001482" calcext:value-type="float">
            <text:p>21001482</text:p>
          </table:table-cell>
          <table:table-cell office:value-type="float" office:value="22425782" calcext:value-type="float">
            <text:p>22425782</text:p>
          </table:table-cell>
          <table:table-cell office:value-type="float" office:value="20870247" calcext:value-type="float">
            <text:p>20870247</text:p>
          </table:table-cell>
          <table:table-cell table:formula="of:=MIN([.A209:.J209])" office:value-type="float" office:value="19615471" calcext:value-type="float">
            <text:p>19615471</text:p>
          </table:table-cell>
        </table:table-row>
        <table:table-row table:style-name="ro1">
          <table:table-cell office:value-type="float" office:value="18207831" calcext:value-type="float">
            <text:p>18207831</text:p>
          </table:table-cell>
          <table:table-cell office:value-type="float" office:value="18477318" calcext:value-type="float">
            <text:p>18477318</text:p>
          </table:table-cell>
          <table:table-cell office:value-type="float" office:value="19217089" calcext:value-type="float">
            <text:p>19217089</text:p>
          </table:table-cell>
          <table:table-cell office:value-type="float" office:value="19624532" calcext:value-type="float">
            <text:p>19624532</text:p>
          </table:table-cell>
          <table:table-cell office:value-type="float" office:value="18946141" calcext:value-type="float">
            <text:p>18946141</text:p>
          </table:table-cell>
          <table:table-cell office:value-type="float" office:value="18836534" calcext:value-type="float">
            <text:p>18836534</text:p>
          </table:table-cell>
          <table:table-cell office:value-type="float" office:value="19163308" calcext:value-type="float">
            <text:p>19163308</text:p>
          </table:table-cell>
          <table:table-cell office:value-type="float" office:value="19008690" calcext:value-type="float">
            <text:p>19008690</text:p>
          </table:table-cell>
          <table:table-cell office:value-type="float" office:value="18663794" calcext:value-type="float">
            <text:p>18663794</text:p>
          </table:table-cell>
          <table:table-cell office:value-type="float" office:value="18862840" calcext:value-type="float">
            <text:p>18862840</text:p>
          </table:table-cell>
          <table:table-cell table:formula="of:=MIN([.A210:.J210])" office:value-type="float" office:value="18207831" calcext:value-type="float">
            <text:p>18207831</text:p>
          </table:table-cell>
        </table:table-row>
        <table:table-row table:style-name="ro1">
          <table:table-cell office:value-type="float" office:value="28654354" calcext:value-type="float">
            <text:p>28654354</text:p>
          </table:table-cell>
          <table:table-cell office:value-type="float" office:value="19864789" calcext:value-type="float">
            <text:p>19864789</text:p>
          </table:table-cell>
          <table:table-cell office:value-type="float" office:value="19637392" calcext:value-type="float">
            <text:p>19637392</text:p>
          </table:table-cell>
          <table:table-cell office:value-type="float" office:value="19895479" calcext:value-type="float">
            <text:p>19895479</text:p>
          </table:table-cell>
          <table:table-cell office:value-type="float" office:value="20230437" calcext:value-type="float">
            <text:p>20230437</text:p>
          </table:table-cell>
          <table:table-cell office:value-type="float" office:value="21503041" calcext:value-type="float">
            <text:p>21503041</text:p>
          </table:table-cell>
          <table:table-cell office:value-type="float" office:value="20056235" calcext:value-type="float">
            <text:p>20056235</text:p>
          </table:table-cell>
          <table:table-cell office:value-type="float" office:value="19754306" calcext:value-type="float">
            <text:p>19754306</text:p>
          </table:table-cell>
          <table:table-cell office:value-type="float" office:value="20053605" calcext:value-type="float">
            <text:p>20053605</text:p>
          </table:table-cell>
          <table:table-cell office:value-type="float" office:value="19571628" calcext:value-type="float">
            <text:p>19571628</text:p>
          </table:table-cell>
          <table:table-cell table:formula="of:=MIN([.A211:.J211])" office:value-type="float" office:value="19571628" calcext:value-type="float">
            <text:p>19571628</text:p>
          </table:table-cell>
        </table:table-row>
        <table:table-row table:style-name="ro1">
          <table:table-cell office:value-type="float" office:value="44698699" calcext:value-type="float">
            <text:p>44698699</text:p>
          </table:table-cell>
          <table:table-cell office:value-type="float" office:value="17459000" calcext:value-type="float">
            <text:p>17459000</text:p>
          </table:table-cell>
          <table:table-cell office:value-type="float" office:value="17587897" calcext:value-type="float">
            <text:p>17587897</text:p>
          </table:table-cell>
          <table:table-cell office:value-type="float" office:value="16983161" calcext:value-type="float">
            <text:p>16983161</text:p>
          </table:table-cell>
          <table:table-cell office:value-type="float" office:value="17620341" calcext:value-type="float">
            <text:p>17620341</text:p>
          </table:table-cell>
          <table:table-cell office:value-type="float" office:value="20099493" calcext:value-type="float">
            <text:p>20099493</text:p>
          </table:table-cell>
          <table:table-cell office:value-type="float" office:value="17545808" calcext:value-type="float">
            <text:p>17545808</text:p>
          </table:table-cell>
          <table:table-cell office:value-type="float" office:value="17590235" calcext:value-type="float">
            <text:p>17590235</text:p>
          </table:table-cell>
          <table:table-cell office:value-type="float" office:value="17619171" calcext:value-type="float">
            <text:p>17619171</text:p>
          </table:table-cell>
          <table:table-cell office:value-type="float" office:value="17271354" calcext:value-type="float">
            <text:p>17271354</text:p>
          </table:table-cell>
          <table:table-cell table:formula="of:=MIN([.A212:.J212])" office:value-type="float" office:value="16983161" calcext:value-type="float">
            <text:p>16983161</text:p>
          </table:table-cell>
        </table:table-row>
        <table:table-row table:style-name="ro1">
          <table:table-cell office:value-type="float" office:value="33712913" calcext:value-type="float">
            <text:p>33712913</text:p>
          </table:table-cell>
          <table:table-cell office:value-type="float" office:value="21172468" calcext:value-type="float">
            <text:p>21172468</text:p>
          </table:table-cell>
          <table:table-cell office:value-type="float" office:value="21245247" calcext:value-type="float">
            <text:p>21245247</text:p>
          </table:table-cell>
          <table:table-cell office:value-type="float" office:value="22032368" calcext:value-type="float">
            <text:p>22032368</text:p>
          </table:table-cell>
          <table:table-cell office:value-type="float" office:value="21818416" calcext:value-type="float">
            <text:p>21818416</text:p>
          </table:table-cell>
          <table:table-cell office:value-type="float" office:value="23474205" calcext:value-type="float">
            <text:p>23474205</text:p>
          </table:table-cell>
          <table:table-cell office:value-type="float" office:value="21346962" calcext:value-type="float">
            <text:p>21346962</text:p>
          </table:table-cell>
          <table:table-cell office:value-type="float" office:value="21298442" calcext:value-type="float">
            <text:p>21298442</text:p>
          </table:table-cell>
          <table:table-cell office:value-type="float" office:value="20993882" calcext:value-type="float">
            <text:p>20993882</text:p>
          </table:table-cell>
          <table:table-cell office:value-type="float" office:value="20974299" calcext:value-type="float">
            <text:p>20974299</text:p>
          </table:table-cell>
          <table:table-cell table:formula="of:=MIN([.A213:.J213])" office:value-type="float" office:value="20974299" calcext:value-type="float">
            <text:p>20974299</text:p>
          </table:table-cell>
        </table:table-row>
        <table:table-row table:style-name="ro1">
          <table:table-cell office:value-type="float" office:value="21606510" calcext:value-type="float">
            <text:p>21606510</text:p>
          </table:table-cell>
          <table:table-cell office:value-type="float" office:value="20793668" calcext:value-type="float">
            <text:p>20793668</text:p>
          </table:table-cell>
          <table:table-cell office:value-type="float" office:value="21051462" calcext:value-type="float">
            <text:p>21051462</text:p>
          </table:table-cell>
          <table:table-cell office:value-type="float" office:value="20739303" calcext:value-type="float">
            <text:p>20739303</text:p>
          </table:table-cell>
          <table:table-cell office:value-type="float" office:value="20686108" calcext:value-type="float">
            <text:p>20686108</text:p>
          </table:table-cell>
          <table:table-cell office:value-type="float" office:value="21879211" calcext:value-type="float">
            <text:p>21879211</text:p>
          </table:table-cell>
          <table:table-cell office:value-type="float" office:value="20871123" calcext:value-type="float">
            <text:p>20871123</text:p>
          </table:table-cell>
          <table:table-cell office:value-type="float" office:value="20812374" calcext:value-type="float">
            <text:p>20812374</text:p>
          </table:table-cell>
          <table:table-cell office:value-type="float" office:value="20742518" calcext:value-type="float">
            <text:p>20742518</text:p>
          </table:table-cell>
          <table:table-cell office:value-type="float" office:value="20689614" calcext:value-type="float">
            <text:p>20689614</text:p>
          </table:table-cell>
          <table:table-cell table:formula="of:=MIN([.A214:.J214])" office:value-type="float" office:value="20686108" calcext:value-type="float">
            <text:p>20686108</text:p>
          </table:table-cell>
        </table:table-row>
        <table:table-row table:style-name="ro1">
          <table:table-cell office:value-type="float" office:value="18904637" calcext:value-type="float">
            <text:p>18904637</text:p>
          </table:table-cell>
          <table:table-cell office:value-type="float" office:value="18922758" calcext:value-type="float">
            <text:p>18922758</text:p>
          </table:table-cell>
          <table:table-cell office:value-type="float" office:value="19439808" calcext:value-type="float">
            <text:p>19439808</text:p>
          </table:table-cell>
          <table:table-cell office:value-type="float" office:value="18238229" calcext:value-type="float">
            <text:p>18238229</text:p>
          </table:table-cell>
          <table:table-cell office:value-type="float" office:value="18521452" calcext:value-type="float">
            <text:p>18521452</text:p>
          </table:table-cell>
          <table:table-cell office:value-type="float" office:value="18597738" calcext:value-type="float">
            <text:p>18597738</text:p>
          </table:table-cell>
          <table:table-cell office:value-type="float" office:value="18795030" calcext:value-type="float">
            <text:p>18795030</text:p>
          </table:table-cell>
          <table:table-cell office:value-type="float" office:value="18911067" calcext:value-type="float">
            <text:p>18911067</text:p>
          </table:table-cell>
          <table:table-cell office:value-type="float" office:value="18990568" calcext:value-type="float">
            <text:p>18990568</text:p>
          </table:table-cell>
          <table:table-cell office:value-type="float" office:value="18521452" calcext:value-type="float">
            <text:p>18521452</text:p>
          </table:table-cell>
          <table:table-cell table:formula="of:=MIN([.A215:.J215])" office:value-type="float" office:value="18238229" calcext:value-type="float">
            <text:p>18238229</text:p>
          </table:table-cell>
        </table:table-row>
        <table:table-row table:style-name="ro1">
          <table:table-cell office:value-type="float" office:value="19808671" calcext:value-type="float">
            <text:p>19808671</text:p>
          </table:table-cell>
          <table:table-cell office:value-type="float" office:value="19858944" calcext:value-type="float">
            <text:p>19858944</text:p>
          </table:table-cell>
          <table:table-cell office:value-type="float" office:value="20168472" calcext:value-type="float">
            <text:p>20168472</text:p>
          </table:table-cell>
          <table:table-cell office:value-type="float" office:value="20295324" calcext:value-type="float">
            <text:p>20295324</text:p>
          </table:table-cell>
          <table:table-cell office:value-type="float" office:value="19827670" calcext:value-type="float">
            <text:p>19827670</text:p>
          </table:table-cell>
          <table:table-cell office:value-type="float" office:value="19351246" calcext:value-type="float">
            <text:p>19351246</text:p>
          </table:table-cell>
          <table:table-cell office:value-type="float" office:value="19889049" calcext:value-type="float">
            <text:p>19889049</text:p>
          </table:table-cell>
          <table:table-cell office:value-type="float" office:value="19714263" calcext:value-type="float">
            <text:p>19714263</text:p>
          </table:table-cell>
          <table:table-cell office:value-type="float" office:value="19831176" calcext:value-type="float">
            <text:p>19831176</text:p>
          </table:table-cell>
          <table:table-cell office:value-type="float" office:value="19720986" calcext:value-type="float">
            <text:p>19720986</text:p>
          </table:table-cell>
          <table:table-cell table:formula="of:=MIN([.A216:.J216])" office:value-type="float" office:value="19351246" calcext:value-type="float">
            <text:p>19351246</text:p>
          </table:table-cell>
        </table:table-row>
        <table:table-row table:style-name="ro1">
          <table:table-cell office:value-type="float" office:value="18497193" calcext:value-type="float">
            <text:p>18497193</text:p>
          </table:table-cell>
          <table:table-cell office:value-type="float" office:value="19083222" calcext:value-type="float">
            <text:p>19083222</text:p>
          </table:table-cell>
          <table:table-cell office:value-type="float" office:value="19102221" calcext:value-type="float">
            <text:p>19102221</text:p>
          </table:table-cell>
          <table:table-cell office:value-type="float" office:value="18415060" calcext:value-type="float">
            <text:p>18415060</text:p>
          </table:table-cell>
          <table:table-cell office:value-type="float" office:value="18593354" calcext:value-type="float">
            <text:p>18593354</text:p>
          </table:table-cell>
          <table:table-cell office:value-type="float" office:value="18615276" calcext:value-type="float">
            <text:p>18615276</text:p>
          </table:table-cell>
          <table:table-cell office:value-type="float" office:value="18927727" calcext:value-type="float">
            <text:p>18927727</text:p>
          </table:table-cell>
          <table:table-cell office:value-type="float" office:value="18901421" calcext:value-type="float">
            <text:p>18901421</text:p>
          </table:table-cell>
          <table:table-cell office:value-type="float" office:value="18868977" calcext:value-type="float">
            <text:p>18868977</text:p>
          </table:table-cell>
          <table:table-cell office:value-type="float" office:value="18661749" calcext:value-type="float">
            <text:p>18661749</text:p>
          </table:table-cell>
          <table:table-cell table:formula="of:=MIN([.A217:.J217])" office:value-type="float" office:value="18415060" calcext:value-type="float">
            <text:p>18415060</text:p>
          </table:table-cell>
        </table:table-row>
        <table:table-row table:style-name="ro1">
          <table:table-cell office:value-type="float" office:value="20931626" calcext:value-type="float">
            <text:p>20931626</text:p>
          </table:table-cell>
          <table:table-cell office:value-type="float" office:value="21848229" calcext:value-type="float">
            <text:p>21848229</text:p>
          </table:table-cell>
          <table:table-cell office:value-type="float" office:value="21157854" calcext:value-type="float">
            <text:p>21157854</text:p>
          </table:table-cell>
          <table:table-cell office:value-type="float" office:value="22101347" calcext:value-type="float">
            <text:p>22101347</text:p>
          </table:table-cell>
          <table:table-cell office:value-type="float" office:value="21542208" calcext:value-type="float">
            <text:p>21542208</text:p>
          </table:table-cell>
          <table:table-cell office:value-type="float" office:value="21179483" calcext:value-type="float">
            <text:p>21179483</text:p>
          </table:table-cell>
          <table:table-cell office:value-type="float" office:value="21259569" calcext:value-type="float">
            <text:p>21259569</text:p>
          </table:table-cell>
          <table:table-cell office:value-type="float" office:value="21299027" calcext:value-type="float">
            <text:p>21299027</text:p>
          </table:table-cell>
          <table:table-cell office:value-type="float" office:value="21191466" calcext:value-type="float">
            <text:p>21191466</text:p>
          </table:table-cell>
          <table:table-cell office:value-type="float" office:value="21304580" calcext:value-type="float">
            <text:p>21304580</text:p>
          </table:table-cell>
          <table:table-cell table:formula="of:=MIN([.A218:.J218])" office:value-type="float" office:value="20931626" calcext:value-type="float">
            <text:p>20931626</text:p>
          </table:table-cell>
        </table:table-row>
        <table:table-row table:style-name="ro1">
          <table:table-cell office:value-type="float" office:value="21193805" calcext:value-type="float">
            <text:p>21193805</text:p>
          </table:table-cell>
          <table:table-cell office:value-type="float" office:value="21313933" calcext:value-type="float">
            <text:p>21313933</text:p>
          </table:table-cell>
          <table:table-cell office:value-type="float" office:value="20940979" calcext:value-type="float">
            <text:p>20940979</text:p>
          </table:table-cell>
          <table:table-cell office:value-type="float" office:value="20951209" calcext:value-type="float">
            <text:p>20951209</text:p>
          </table:table-cell>
          <table:table-cell office:value-type="float" office:value="21355438" calcext:value-type="float">
            <text:p>21355438</text:p>
          </table:table-cell>
          <table:table-cell office:value-type="float" office:value="21085952" calcext:value-type="float">
            <text:p>21085952</text:p>
          </table:table-cell>
          <table:table-cell office:value-type="float" office:value="21010835" calcext:value-type="float">
            <text:p>21010835</text:p>
          </table:table-cell>
          <table:table-cell office:value-type="float" office:value="20974300" calcext:value-type="float">
            <text:p>20974300</text:p>
          </table:table-cell>
          <table:table-cell office:value-type="float" office:value="20778177" calcext:value-type="float">
            <text:p>20778177</text:p>
          </table:table-cell>
          <table:table-cell office:value-type="float" office:value="20885445" calcext:value-type="float">
            <text:p>20885445</text:p>
          </table:table-cell>
          <table:table-cell table:formula="of:=MIN([.A219:.J219])" office:value-type="float" office:value="20778177" calcext:value-type="float">
            <text:p>20778177</text:p>
          </table:table-cell>
        </table:table-row>
        <table:table-row table:style-name="ro1">
          <table:table-cell office:value-type="float" office:value="19261808" calcext:value-type="float">
            <text:p>19261808</text:p>
          </table:table-cell>
          <table:table-cell office:value-type="float" office:value="19788796" calcext:value-type="float">
            <text:p>19788796</text:p>
          </table:table-cell>
          <table:table-cell office:value-type="float" office:value="19957151" calcext:value-type="float">
            <text:p>19957151</text:p>
          </table:table-cell>
          <table:table-cell office:value-type="float" office:value="19932892" calcext:value-type="float">
            <text:p>19932892</text:p>
          </table:table-cell>
          <table:table-cell office:value-type="float" office:value="19811594" calcext:value-type="float">
            <text:p>19811594</text:p>
          </table:table-cell>
          <table:table-cell office:value-type="float" office:value="19694680" calcext:value-type="float">
            <text:p>19694680</text:p>
          </table:table-cell>
          <table:table-cell office:value-type="float" office:value="19974395" calcext:value-type="float">
            <text:p>19974395</text:p>
          </table:table-cell>
          <table:table-cell office:value-type="float" office:value="19924415" calcext:value-type="float">
            <text:p>19924415</text:p>
          </table:table-cell>
          <table:table-cell office:value-type="float" office:value="19772135" calcext:value-type="float">
            <text:p>19772135</text:p>
          </table:table-cell>
          <table:table-cell office:value-type="float" office:value="20169057" calcext:value-type="float">
            <text:p>20169057</text:p>
          </table:table-cell>
          <table:table-cell table:formula="of:=MIN([.A220:.J220])" office:value-type="float" office:value="19261808" calcext:value-type="float">
            <text:p>19261808</text:p>
          </table:table-cell>
        </table:table-row>
        <table:table-row table:style-name="ro1">
          <table:table-cell office:value-type="float" office:value="18335559" calcext:value-type="float">
            <text:p>18335559</text:p>
          </table:table-cell>
          <table:table-cell office:value-type="float" office:value="18886515" calcext:value-type="float">
            <text:p>18886515</text:p>
          </table:table-cell>
          <table:table-cell office:value-type="float" office:value="19175583" calcext:value-type="float">
            <text:p>19175583</text:p>
          </table:table-cell>
          <table:table-cell office:value-type="float" office:value="18907559" calcext:value-type="float">
            <text:p>18907559</text:p>
          </table:table-cell>
          <table:table-cell office:value-type="float" office:value="19303312" calcext:value-type="float">
            <text:p>19303312</text:p>
          </table:table-cell>
          <table:table-cell office:value-type="float" office:value="18738034" calcext:value-type="float">
            <text:p>18738034</text:p>
          </table:table-cell>
          <table:table-cell office:value-type="float" office:value="19057208" calcext:value-type="float">
            <text:p>19057208</text:p>
          </table:table-cell>
          <table:table-cell office:value-type="float" office:value="19243102" calcext:value-type="float">
            <text:p>19243102</text:p>
          </table:table-cell>
          <table:table-cell office:value-type="float" office:value="18933865" calcext:value-type="float">
            <text:p>18933865</text:p>
          </table:table-cell>
          <table:table-cell office:value-type="float" office:value="19108651" calcext:value-type="float">
            <text:p>19108651</text:p>
          </table:table-cell>
          <table:table-cell table:formula="of:=MIN([.A221:.J221])" office:value-type="float" office:value="18335559" calcext:value-type="float">
            <text:p>18335559</text:p>
          </table:table-cell>
        </table:table-row>
        <table:table-row table:style-name="ro1">
          <table:table-cell office:value-type="float" office:value="20637296" calcext:value-type="float">
            <text:p>20637296</text:p>
          </table:table-cell>
          <table:table-cell office:value-type="float" office:value="21139147" calcext:value-type="float">
            <text:p>21139147</text:p>
          </table:table-cell>
          <table:table-cell office:value-type="float" office:value="21588972" calcext:value-type="float">
            <text:p>21588972</text:p>
          </table:table-cell>
          <table:table-cell office:value-type="float" office:value="21712901" calcext:value-type="float">
            <text:p>21712901</text:p>
          </table:table-cell>
          <table:table-cell office:value-type="float" office:value="21583127" calcext:value-type="float">
            <text:p>21583127</text:p>
          </table:table-cell>
          <table:table-cell office:value-type="float" office:value="20890706" calcext:value-type="float">
            <text:p>20890706</text:p>
          </table:table-cell>
          <table:table-cell office:value-type="float" office:value="21495442" calcext:value-type="float">
            <text:p>21495442</text:p>
          </table:table-cell>
          <table:table-cell office:value-type="float" office:value="21073968" calcext:value-type="float">
            <text:p>21073968</text:p>
          </table:table-cell>
          <table:table-cell office:value-type="float" office:value="20889244" calcext:value-type="float">
            <text:p>20889244</text:p>
          </table:table-cell>
          <table:table-cell office:value-type="float" office:value="20970208" calcext:value-type="float">
            <text:p>20970208</text:p>
          </table:table-cell>
          <table:table-cell table:formula="of:=MIN([.A222:.J222])" office:value-type="float" office:value="20637296" calcext:value-type="float">
            <text:p>20637296</text:p>
          </table:table-cell>
        </table:table-row>
        <table:table-row table:style-name="ro1">
          <table:table-cell office:value-type="float" office:value="19596765" calcext:value-type="float">
            <text:p>19596765</text:p>
          </table:table-cell>
          <table:table-cell office:value-type="float" office:value="20817636" calcext:value-type="float">
            <text:p>20817636</text:p>
          </table:table-cell>
          <table:table-cell office:value-type="float" office:value="21070753" calcext:value-type="float">
            <text:p>21070753</text:p>
          </table:table-cell>
          <table:table-cell office:value-type="float" office:value="21272722" calcext:value-type="float">
            <text:p>21272722</text:p>
          </table:table-cell>
          <table:table-cell office:value-type="float" office:value="21518533" calcext:value-type="float">
            <text:p>21518533</text:p>
          </table:table-cell>
          <table:table-cell office:value-type="float" office:value="21581958" calcext:value-type="float">
            <text:p>21581958</text:p>
          </table:table-cell>
          <table:table-cell office:value-type="float" office:value="21290258" calcext:value-type="float">
            <text:p>21290258</text:p>
          </table:table-cell>
          <table:table-cell office:value-type="float" office:value="20782853" calcext:value-type="float">
            <text:p>20782853</text:p>
          </table:table-cell>
          <table:table-cell office:value-type="float" office:value="20718843" calcext:value-type="float">
            <text:p>20718843</text:p>
          </table:table-cell>
          <table:table-cell office:value-type="float" office:value="20781100" calcext:value-type="float">
            <text:p>20781100</text:p>
          </table:table-cell>
          <table:table-cell table:formula="of:=MIN([.A223:.J223])" office:value-type="float" office:value="19596765" calcext:value-type="float">
            <text:p>19596765</text:p>
          </table:table-cell>
        </table:table-row>
        <table:table-row table:style-name="ro1">
          <table:table-cell office:value-type="float" office:value="19860989" calcext:value-type="float">
            <text:p>19860989</text:p>
          </table:table-cell>
          <table:table-cell office:value-type="float" office:value="19698188" calcext:value-type="float">
            <text:p>19698188</text:p>
          </table:table-cell>
          <table:table-cell office:value-type="float" office:value="19654345" calcext:value-type="float">
            <text:p>19654345</text:p>
          </table:table-cell>
          <table:table-cell office:value-type="float" office:value="19690296" calcext:value-type="float">
            <text:p>19690296</text:p>
          </table:table-cell>
          <table:table-cell office:value-type="float" office:value="19681819" calcext:value-type="float">
            <text:p>19681819</text:p>
          </table:table-cell>
          <table:table-cell office:value-type="float" office:value="20639634" calcext:value-type="float">
            <text:p>20639634</text:p>
          </table:table-cell>
          <table:table-cell office:value-type="float" office:value="19702280" calcext:value-type="float">
            <text:p>19702280</text:p>
          </table:table-cell>
          <table:table-cell office:value-type="float" office:value="19979365" calcext:value-type="float">
            <text:p>19979365</text:p>
          </table:table-cell>
          <table:table-cell office:value-type="float" office:value="19893433" calcext:value-type="float">
            <text:p>19893433</text:p>
          </table:table-cell>
          <table:table-cell office:value-type="float" office:value="19880573" calcext:value-type="float">
            <text:p>19880573</text:p>
          </table:table-cell>
          <table:table-cell table:formula="of:=MIN([.A224:.J224])" office:value-type="float" office:value="19654345" calcext:value-type="float">
            <text:p>19654345</text:p>
          </table:table-cell>
        </table:table-row>
        <table:table-row table:style-name="ro1">
          <table:table-cell office:value-type="float" office:value="17847445" calcext:value-type="float">
            <text:p>17847445</text:p>
          </table:table-cell>
          <table:table-cell office:value-type="float" office:value="18949941" calcext:value-type="float">
            <text:p>18949941</text:p>
          </table:table-cell>
          <table:table-cell office:value-type="float" office:value="19148986" calcext:value-type="float">
            <text:p>19148986</text:p>
          </table:table-cell>
          <table:table-cell office:value-type="float" office:value="18861963" calcext:value-type="float">
            <text:p>18861963</text:p>
          </table:table-cell>
          <table:table-cell office:value-type="float" office:value="18864886" calcext:value-type="float">
            <text:p>18864886</text:p>
          </table:table-cell>
          <table:table-cell office:value-type="float" office:value="20392946" calcext:value-type="float">
            <text:p>20392946</text:p>
          </table:table-cell>
          <table:table-cell office:value-type="float" office:value="19176168" calcext:value-type="float">
            <text:p>19176168</text:p>
          </table:table-cell>
          <table:table-cell office:value-type="float" office:value="19219719" calcext:value-type="float">
            <text:p>19219719</text:p>
          </table:table-cell>
          <table:table-cell office:value-type="float" office:value="19162431" calcext:value-type="float">
            <text:p>19162431</text:p>
          </table:table-cell>
          <table:table-cell office:value-type="float" office:value="19111282" calcext:value-type="float">
            <text:p>19111282</text:p>
          </table:table-cell>
          <table:table-cell table:formula="of:=MIN([.A225:.J225])" office:value-type="float" office:value="17847445" calcext:value-type="float">
            <text:p>17847445</text:p>
          </table:table-cell>
        </table:table-row>
        <table:table-row table:style-name="ro1">
          <table:table-cell office:value-type="float" office:value="21310426" calcext:value-type="float">
            <text:p>21310426</text:p>
          </table:table-cell>
          <table:table-cell office:value-type="float" office:value="23773796" calcext:value-type="float">
            <text:p>23773796</text:p>
          </table:table-cell>
          <table:table-cell office:value-type="float" office:value="22535973" calcext:value-type="float">
            <text:p>22535973</text:p>
          </table:table-cell>
          <table:table-cell office:value-type="float" office:value="22822704" calcext:value-type="float">
            <text:p>22822704</text:p>
          </table:table-cell>
          <table:table-cell office:value-type="float" office:value="22709297" calcext:value-type="float">
            <text:p>22709297</text:p>
          </table:table-cell>
          <table:table-cell office:value-type="float" office:value="23690495" calcext:value-type="float">
            <text:p>23690495</text:p>
          </table:table-cell>
          <table:table-cell office:value-type="float" office:value="23804777" calcext:value-type="float">
            <text:p>23804777</text:p>
          </table:table-cell>
          <table:table-cell office:value-type="float" office:value="22881453" calcext:value-type="float">
            <text:p>22881453</text:p>
          </table:table-cell>
          <table:table-cell office:value-type="float" office:value="22641195" calcext:value-type="float">
            <text:p>22641195</text:p>
          </table:table-cell>
          <table:table-cell office:value-type="float" office:value="22380770" calcext:value-type="float">
            <text:p>22380770</text:p>
          </table:table-cell>
          <table:table-cell table:formula="of:=MIN([.A226:.J226])" office:value-type="float" office:value="21310426" calcext:value-type="float">
            <text:p>21310426</text:p>
          </table:table-cell>
        </table:table-row>
        <table:table-row table:style-name="ro1">
          <table:table-cell office:value-type="float" office:value="17440586" calcext:value-type="float">
            <text:p>17440586</text:p>
          </table:table-cell>
          <table:table-cell office:value-type="float" office:value="18086533" calcext:value-type="float">
            <text:p>18086533</text:p>
          </table:table-cell>
          <table:table-cell office:value-type="float" office:value="19254792" calcext:value-type="float">
            <text:p>19254792</text:p>
          </table:table-cell>
          <table:table-cell office:value-type="float" office:value="18897914" calcext:value-type="float">
            <text:p>18897914</text:p>
          </table:table-cell>
          <table:table-cell office:value-type="float" office:value="18758494" calcext:value-type="float">
            <text:p>18758494</text:p>
          </table:table-cell>
          <table:table-cell office:value-type="float" office:value="18333806" calcext:value-type="float">
            <text:p>18333806</text:p>
          </table:table-cell>
          <table:table-cell office:value-type="float" office:value="18682501" calcext:value-type="float">
            <text:p>18682501</text:p>
          </table:table-cell>
          <table:table-cell office:value-type="float" office:value="18992322" calcext:value-type="float">
            <text:p>18992322</text:p>
          </table:table-cell>
          <table:table-cell office:value-type="float" office:value="18864301" calcext:value-type="float">
            <text:p>18864301</text:p>
          </table:table-cell>
          <table:table-cell office:value-type="float" office:value="18600369" calcext:value-type="float">
            <text:p>18600369</text:p>
          </table:table-cell>
          <table:table-cell table:formula="of:=MIN([.A227:.J227])" office:value-type="float" office:value="17440586" calcext:value-type="float">
            <text:p>17440586</text:p>
          </table:table-cell>
        </table:table-row>
        <table:table-row table:style-name="ro1">
          <table:table-cell office:value-type="float" office:value="16942241" calcext:value-type="float">
            <text:p>16942241</text:p>
          </table:table-cell>
          <table:table-cell office:value-type="float" office:value="18101733" calcext:value-type="float">
            <text:p>18101733</text:p>
          </table:table-cell>
          <table:table-cell office:value-type="float" office:value="21570267" calcext:value-type="float">
            <text:p>21570267</text:p>
          </table:table-cell>
          <table:table-cell office:value-type="float" office:value="17840138" calcext:value-type="float">
            <text:p>17840138</text:p>
          </table:table-cell>
          <table:table-cell office:value-type="float" office:value="21279152" calcext:value-type="float">
            <text:p>21279152</text:p>
          </table:table-cell>
          <table:table-cell office:value-type="float" office:value="17956175" calcext:value-type="float">
            <text:p>17956175</text:p>
          </table:table-cell>
          <table:table-cell office:value-type="float" office:value="17466892" calcext:value-type="float">
            <text:p>17466892</text:p>
          </table:table-cell>
          <table:table-cell office:value-type="float" office:value="18196725" calcext:value-type="float">
            <text:p>18196725</text:p>
          </table:table-cell>
          <table:table-cell office:value-type="float" office:value="18016677" calcext:value-type="float">
            <text:p>18016677</text:p>
          </table:table-cell>
          <table:table-cell office:value-type="float" office:value="17868489" calcext:value-type="float">
            <text:p>17868489</text:p>
          </table:table-cell>
          <table:table-cell table:formula="of:=MIN([.A228:.J228])" office:value-type="float" office:value="16942241" calcext:value-type="float">
            <text:p>16942241</text:p>
          </table:table-cell>
        </table:table-row>
        <table:table-row table:style-name="ro1">
          <table:table-cell office:value-type="float" office:value="20581763" calcext:value-type="float">
            <text:p>20581763</text:p>
          </table:table-cell>
          <table:table-cell office:value-type="float" office:value="22475178" calcext:value-type="float">
            <text:p>22475178</text:p>
          </table:table-cell>
          <table:table-cell office:value-type="float" office:value="22695560" calcext:value-type="float">
            <text:p>22695560</text:p>
          </table:table-cell>
          <table:table-cell office:value-type="float" office:value="21561791" calcext:value-type="float">
            <text:p>21561791</text:p>
          </table:table-cell>
          <table:table-cell office:value-type="float" office:value="21853490" calcext:value-type="float">
            <text:p>21853490</text:p>
          </table:table-cell>
          <table:table-cell office:value-type="float" office:value="21889733" calcext:value-type="float">
            <text:p>21889733</text:p>
          </table:table-cell>
          <table:table-cell office:value-type="float" office:value="21777495" calcext:value-type="float">
            <text:p>21777495</text:p>
          </table:table-cell>
          <table:table-cell office:value-type="float" office:value="21845598" calcext:value-type="float">
            <text:p>21845598</text:p>
          </table:table-cell>
          <table:table-cell office:value-type="float" office:value="21647137" calcext:value-type="float">
            <text:p>21647137</text:p>
          </table:table-cell>
          <table:table-cell office:value-type="float" office:value="23788118" calcext:value-type="float">
            <text:p>23788118</text:p>
          </table:table-cell>
          <table:table-cell table:formula="of:=MIN([.A229:.J229])" office:value-type="float" office:value="20581763" calcext:value-type="float">
            <text:p>20581763</text:p>
          </table:table-cell>
        </table:table-row>
        <table:table-row table:style-name="ro1">
          <table:table-cell office:value-type="float" office:value="20900060" calcext:value-type="float">
            <text:p>20900060</text:p>
          </table:table-cell>
          <table:table-cell office:value-type="float" office:value="22222060" calcext:value-type="float">
            <text:p>22222060</text:p>
          </table:table-cell>
          <table:table-cell office:value-type="float" office:value="23385350" calcext:value-type="float">
            <text:p>23385350</text:p>
          </table:table-cell>
          <table:table-cell office:value-type="float" office:value="21940883" calcext:value-type="float">
            <text:p>21940883</text:p>
          </table:table-cell>
          <table:table-cell office:value-type="float" office:value="22801951" calcext:value-type="float">
            <text:p>22801951</text:p>
          </table:table-cell>
          <table:table-cell office:value-type="float" office:value="22627751" calcext:value-type="float">
            <text:p>22627751</text:p>
          </table:table-cell>
          <table:table-cell office:value-type="float" office:value="22628919" calcext:value-type="float">
            <text:p>22628919</text:p>
          </table:table-cell>
          <table:table-cell office:value-type="float" office:value="22056627" calcext:value-type="float">
            <text:p>22056627</text:p>
          </table:table-cell>
          <table:table-cell office:value-type="float" office:value="22229659" calcext:value-type="float">
            <text:p>22229659</text:p>
          </table:table-cell>
          <table:table-cell office:value-type="float" office:value="21486965" calcext:value-type="float">
            <text:p>21486965</text:p>
          </table:table-cell>
          <table:table-cell table:formula="of:=MIN([.A230:.J230])" office:value-type="float" office:value="20900060" calcext:value-type="float">
            <text:p>20900060</text:p>
          </table:table-cell>
        </table:table-row>
        <table:table-row table:style-name="ro1">
          <table:table-cell office:value-type="float" office:value="18700915" calcext:value-type="float">
            <text:p>18700915</text:p>
          </table:table-cell>
          <table:table-cell office:value-type="float" office:value="19755475" calcext:value-type="float">
            <text:p>19755475</text:p>
          </table:table-cell>
          <table:table-cell office:value-type="float" office:value="20994760" calcext:value-type="float">
            <text:p>20994760</text:p>
          </table:table-cell>
          <table:table-cell office:value-type="float" office:value="20496122" calcext:value-type="float">
            <text:p>20496122</text:p>
          </table:table-cell>
          <table:table-cell office:value-type="float" office:value="19882619" calcext:value-type="float">
            <text:p>19882619</text:p>
          </table:table-cell>
          <table:table-cell office:value-type="float" office:value="19543277" calcext:value-type="float">
            <text:p>19543277</text:p>
          </table:table-cell>
          <table:table-cell office:value-type="float" office:value="19522525" calcext:value-type="float">
            <text:p>19522525</text:p>
          </table:table-cell>
          <table:table-cell office:value-type="float" office:value="19817732" calcext:value-type="float">
            <text:p>19817732</text:p>
          </table:table-cell>
          <table:table-cell office:value-type="float" office:value="19869466" calcext:value-type="float">
            <text:p>19869466</text:p>
          </table:table-cell>
          <table:table-cell office:value-type="float" office:value="19763367" calcext:value-type="float">
            <text:p>19763367</text:p>
          </table:table-cell>
          <table:table-cell table:formula="of:=MIN([.A231:.J231])" office:value-type="float" office:value="18700915" calcext:value-type="float">
            <text:p>18700915</text:p>
          </table:table-cell>
        </table:table-row>
        <table:table-row table:style-name="ro1">
          <table:table-cell office:value-type="float" office:value="17985403" calcext:value-type="float">
            <text:p>17985403</text:p>
          </table:table-cell>
          <table:table-cell office:value-type="float" office:value="18554480" calcext:value-type="float">
            <text:p>18554480</text:p>
          </table:table-cell>
          <table:table-cell office:value-type="float" office:value="19875896" calcext:value-type="float">
            <text:p>19875896</text:p>
          </table:table-cell>
          <table:table-cell office:value-type="float" office:value="19149279" calcext:value-type="float">
            <text:p>19149279</text:p>
          </table:table-cell>
          <table:table-cell office:value-type="float" office:value="19690880" calcext:value-type="float">
            <text:p>19690880</text:p>
          </table:table-cell>
          <table:table-cell office:value-type="float" office:value="18322699" calcext:value-type="float">
            <text:p>18322699</text:p>
          </table:table-cell>
          <table:table-cell office:value-type="float" office:value="18778955" calcext:value-type="float">
            <text:p>18778955</text:p>
          </table:table-cell>
          <table:table-cell office:value-type="float" office:value="19408241" calcext:value-type="float">
            <text:p>19408241</text:p>
          </table:table-cell>
          <table:table-cell office:value-type="float" office:value="18954617" calcext:value-type="float">
            <text:p>18954617</text:p>
          </table:table-cell>
          <table:table-cell office:value-type="float" office:value="19051071" calcext:value-type="float">
            <text:p>19051071</text:p>
          </table:table-cell>
          <table:table-cell table:formula="of:=MIN([.A232:.J232])" office:value-type="float" office:value="17985403" calcext:value-type="float">
            <text:p>17985403</text:p>
          </table:table-cell>
        </table:table-row>
        <table:table-row table:style-name="ro1">
          <table:table-cell office:value-type="float" office:value="23038994" calcext:value-type="float">
            <text:p>23038994</text:p>
          </table:table-cell>
          <table:table-cell office:value-type="float" office:value="24211052" calcext:value-type="float">
            <text:p>24211052</text:p>
          </table:table-cell>
          <table:table-cell office:value-type="float" office:value="25675687" calcext:value-type="float">
            <text:p>25675687</text:p>
          </table:table-cell>
          <table:table-cell office:value-type="float" office:value="23134570" calcext:value-type="float">
            <text:p>23134570</text:p>
          </table:table-cell>
          <table:table-cell office:value-type="float" office:value="22979075" calcext:value-type="float">
            <text:p>22979075</text:p>
          </table:table-cell>
          <table:table-cell office:value-type="float" office:value="25027109" calcext:value-type="float">
            <text:p>25027109</text:p>
          </table:table-cell>
          <table:table-cell office:value-type="float" office:value="22817734" calcext:value-type="float">
            <text:p>22817734</text:p>
          </table:table-cell>
          <table:table-cell office:value-type="float" office:value="24031005" calcext:value-type="float">
            <text:p>24031005</text:p>
          </table:table-cell>
          <table:table-cell office:value-type="float" office:value="23933383" calcext:value-type="float">
            <text:p>23933383</text:p>
          </table:table-cell>
          <table:table-cell office:value-type="float" office:value="23072021" calcext:value-type="float">
            <text:p>23072021</text:p>
          </table:table-cell>
          <table:table-cell table:formula="of:=MIN([.A233:.J233])" office:value-type="float" office:value="22817734" calcext:value-type="float">
            <text:p>22817734</text:p>
          </table:table-cell>
        </table:table-row>
        <table:table-row table:style-name="ro1">
          <table:table-cell office:value-type="float" office:value="18408631" calcext:value-type="float">
            <text:p>18408631</text:p>
          </table:table-cell>
          <table:table-cell office:value-type="float" office:value="20357873" calcext:value-type="float">
            <text:p>20357873</text:p>
          </table:table-cell>
          <table:table-cell office:value-type="float" office:value="20175195" calcext:value-type="float">
            <text:p>20175195</text:p>
          </table:table-cell>
          <table:table-cell office:value-type="float" office:value="19571044" calcext:value-type="float">
            <text:p>19571044</text:p>
          </table:table-cell>
          <table:table-cell office:value-type="float" office:value="19623363" calcext:value-type="float">
            <text:p>19623363</text:p>
          </table:table-cell>
          <table:table-cell office:value-type="float" office:value="22906297" calcext:value-type="float">
            <text:p>22906297</text:p>
          </table:table-cell>
          <table:table-cell office:value-type="float" office:value="20318122" calcext:value-type="float">
            <text:p>20318122</text:p>
          </table:table-cell>
          <table:table-cell office:value-type="float" office:value="20380963" calcext:value-type="float">
            <text:p>20380963</text:p>
          </table:table-cell>
          <table:table-cell office:value-type="float" office:value="19457930" calcext:value-type="float">
            <text:p>19457930</text:p>
          </table:table-cell>
          <table:table-cell office:value-type="float" office:value="19243978" calcext:value-type="float">
            <text:p>19243978</text:p>
          </table:table-cell>
          <table:table-cell table:formula="of:=MIN([.A234:.J234])" office:value-type="float" office:value="18408631" calcext:value-type="float">
            <text:p>18408631</text:p>
          </table:table-cell>
        </table:table-row>
        <table:table-row table:style-name="ro1">
          <table:table-cell office:value-type="float" office:value="17722348" calcext:value-type="float">
            <text:p>17722348</text:p>
          </table:table-cell>
          <table:table-cell office:value-type="float" office:value="19627747" calcext:value-type="float">
            <text:p>19627747</text:p>
          </table:table-cell>
          <table:table-cell office:value-type="float" office:value="19606118" calcext:value-type="float">
            <text:p>19606118</text:p>
          </table:table-cell>
          <table:table-cell office:value-type="float" office:value="18840334" calcext:value-type="float">
            <text:p>18840334</text:p>
          </table:table-cell>
          <table:table-cell office:value-type="float" office:value="18703253" calcext:value-type="float">
            <text:p>18703253</text:p>
          </table:table-cell>
          <table:table-cell office:value-type="float" office:value="19049610" calcext:value-type="float">
            <text:p>19049610</text:p>
          </table:table-cell>
          <table:table-cell office:value-type="float" office:value="18890607" calcext:value-type="float">
            <text:p>18890607</text:p>
          </table:table-cell>
          <table:table-cell office:value-type="float" office:value="18649473" calcext:value-type="float">
            <text:p>18649473</text:p>
          </table:table-cell>
          <table:table-cell office:value-type="float" office:value="18738912" calcext:value-type="float">
            <text:p>18738912</text:p>
          </table:table-cell>
          <table:table-cell office:value-type="float" office:value="18731896" calcext:value-type="float">
            <text:p>18731896</text:p>
          </table:table-cell>
          <table:table-cell table:formula="of:=MIN([.A235:.J235])" office:value-type="float" office:value="17722348" calcext:value-type="float">
            <text:p>17722348</text:p>
          </table:table-cell>
        </table:table-row>
        <table:table-row table:style-name="ro1">
          <table:table-cell office:value-type="float" office:value="21531100" calcext:value-type="float">
            <text:p>21531100</text:p>
          </table:table-cell>
          <table:table-cell office:value-type="float" office:value="22578939" calcext:value-type="float">
            <text:p>22578939</text:p>
          </table:table-cell>
          <table:table-cell office:value-type="float" office:value="23466898" calcext:value-type="float">
            <text:p>23466898</text:p>
          </table:table-cell>
          <table:table-cell office:value-type="float" office:value="24093847" calcext:value-type="float">
            <text:p>24093847</text:p>
          </table:table-cell>
          <table:table-cell office:value-type="float" office:value="22535388" calcext:value-type="float">
            <text:p>22535388</text:p>
          </table:table-cell>
          <table:table-cell office:value-type="float" office:value="23711247" calcext:value-type="float">
            <text:p>23711247</text:p>
          </table:table-cell>
          <table:table-cell office:value-type="float" office:value="22506160" calcext:value-type="float">
            <text:p>22506160</text:p>
          </table:table-cell>
          <table:table-cell office:value-type="float" office:value="22931726" calcext:value-type="float">
            <text:p>22931726</text:p>
          </table:table-cell>
          <table:table-cell office:value-type="float" office:value="22986383" calcext:value-type="float">
            <text:p>22986383</text:p>
          </table:table-cell>
          <table:table-cell office:value-type="float" office:value="22979368" calcext:value-type="float">
            <text:p>22979368</text:p>
          </table:table-cell>
          <table:table-cell table:formula="of:=MIN([.A236:.J236])" office:value-type="float" office:value="21531100" calcext:value-type="float">
            <text:p>21531100</text:p>
          </table:table-cell>
        </table:table-row>
        <table:table-row table:style-name="ro1">
          <table:table-cell office:value-type="float" office:value="18794153" calcext:value-type="float">
            <text:p>18794153</text:p>
          </table:table-cell>
          <table:table-cell office:value-type="float" office:value="20065589" calcext:value-type="float">
            <text:p>20065589</text:p>
          </table:table-cell>
          <table:table-cell office:value-type="float" office:value="20249143" calcext:value-type="float">
            <text:p>20249143</text:p>
          </table:table-cell>
          <table:table-cell office:value-type="float" office:value="20009178" calcext:value-type="float">
            <text:p>20009178</text:p>
          </table:table-cell>
          <table:table-cell office:value-type="float" office:value="19990763" calcext:value-type="float">
            <text:p>19990763</text:p>
          </table:table-cell>
          <table:table-cell office:value-type="float" office:value="20492323" calcext:value-type="float">
            <text:p>20492323</text:p>
          </table:table-cell>
          <table:table-cell office:value-type="float" office:value="19488327" calcext:value-type="float">
            <text:p>19488327</text:p>
          </table:table-cell>
          <table:table-cell office:value-type="float" office:value="20218161" calcext:value-type="float">
            <text:p>20218161</text:p>
          </table:table-cell>
          <table:table-cell office:value-type="float" office:value="19691465" calcext:value-type="float">
            <text:p>19691465</text:p>
          </table:table-cell>
          <table:table-cell office:value-type="float" office:value="19144310" calcext:value-type="float">
            <text:p>19144310</text:p>
          </table:table-cell>
          <table:table-cell table:formula="of:=MIN([.A237:.J237])" office:value-type="float" office:value="18794153" calcext:value-type="float">
            <text:p>18794153</text:p>
          </table:table-cell>
        </table:table-row>
        <table:table-row table:style-name="ro1">
          <table:table-cell office:value-type="float" office:value="18492808" calcext:value-type="float">
            <text:p>18492808</text:p>
          </table:table-cell>
          <table:table-cell office:value-type="float" office:value="18955202" calcext:value-type="float">
            <text:p>18955202</text:p>
          </table:table-cell>
          <table:table-cell office:value-type="float" office:value="18887976" calcext:value-type="float">
            <text:p>18887976</text:p>
          </table:table-cell>
          <table:table-cell office:value-type="float" office:value="18166911" calcext:value-type="float">
            <text:p>18166911</text:p>
          </table:table-cell>
          <table:table-cell office:value-type="float" office:value="18955201" calcext:value-type="float">
            <text:p>18955201</text:p>
          </table:table-cell>
          <table:table-cell office:value-type="float" office:value="18391678" calcext:value-type="float">
            <text:p>18391678</text:p>
          </table:table-cell>
          <table:table-cell office:value-type="float" office:value="19313835" calcext:value-type="float">
            <text:p>19313835</text:p>
          </table:table-cell>
          <table:table-cell office:value-type="float" office:value="18886807" calcext:value-type="float">
            <text:p>18886807</text:p>
          </table:table-cell>
          <table:table-cell office:value-type="float" office:value="18850857" calcext:value-type="float">
            <text:p>18850857</text:p>
          </table:table-cell>
          <table:table-cell office:value-type="float" office:value="18705591" calcext:value-type="float">
            <text:p>18705591</text:p>
          </table:table-cell>
          <table:table-cell table:formula="of:=MIN([.A238:.J238])" office:value-type="float" office:value="18166911" calcext:value-type="float">
            <text:p>18166911</text:p>
          </table:table-cell>
        </table:table-row>
        <table:table-row table:style-name="ro1">
          <table:table-cell office:value-type="float" office:value="21643630" calcext:value-type="float">
            <text:p>21643630</text:p>
          </table:table-cell>
          <table:table-cell office:value-type="float" office:value="22209784" calcext:value-type="float">
            <text:p>22209784</text:p>
          </table:table-cell>
          <table:table-cell office:value-type="float" office:value="22318514" calcext:value-type="float">
            <text:p>22318514</text:p>
          </table:table-cell>
          <table:table-cell office:value-type="float" office:value="23201795" calcext:value-type="float">
            <text:p>23201795</text:p>
          </table:table-cell>
          <table:table-cell office:value-type="float" office:value="22579815" calcext:value-type="float">
            <text:p>22579815</text:p>
          </table:table-cell>
          <table:table-cell office:value-type="float" office:value="22889929" calcext:value-type="float">
            <text:p>22889929</text:p>
          </table:table-cell>
          <table:table-cell office:value-type="float" office:value="22875314" calcext:value-type="float">
            <text:p>22875314</text:p>
          </table:table-cell>
          <table:table-cell office:value-type="float" office:value="22953647" calcext:value-type="float">
            <text:p>22953647</text:p>
          </table:table-cell>
          <table:table-cell office:value-type="float" office:value="22281685" calcext:value-type="float">
            <text:p>22281685</text:p>
          </table:table-cell>
          <table:table-cell office:value-type="float" office:value="23041624" calcext:value-type="float">
            <text:p>23041624</text:p>
          </table:table-cell>
          <table:table-cell table:formula="of:=MIN([.A239:.J239])" office:value-type="float" office:value="21643630" calcext:value-type="float">
            <text:p>21643630</text:p>
          </table:table-cell>
        </table:table-row>
        <table:table-row table:style-name="ro1">
          <table:table-cell office:value-type="float" office:value="18709391" calcext:value-type="float">
            <text:p>18709391</text:p>
          </table:table-cell>
          <table:table-cell office:value-type="float" office:value="19380182" calcext:value-type="float">
            <text:p>19380182</text:p>
          </table:table-cell>
          <table:table-cell office:value-type="float" office:value="19580689" calcext:value-type="float">
            <text:p>19580689</text:p>
          </table:table-cell>
          <table:table-cell office:value-type="float" office:value="19606703" calcext:value-type="float">
            <text:p>19606703</text:p>
          </table:table-cell>
          <table:table-cell office:value-type="float" office:value="19691757" calcext:value-type="float">
            <text:p>19691757</text:p>
          </table:table-cell>
          <table:table-cell office:value-type="float" office:value="19614594" calcext:value-type="float">
            <text:p>19614594</text:p>
          </table:table-cell>
          <table:table-cell office:value-type="float" office:value="20003039" calcext:value-type="float">
            <text:p>20003039</text:p>
          </table:table-cell>
          <table:table-cell office:value-type="float" office:value="19873850" calcext:value-type="float">
            <text:p>19873850</text:p>
          </table:table-cell>
          <table:table-cell office:value-type="float" office:value="19810717" calcext:value-type="float">
            <text:p>19810717</text:p>
          </table:table-cell>
          <table:table-cell office:value-type="float" office:value="19878527" calcext:value-type="float">
            <text:p>19878527</text:p>
          </table:table-cell>
          <table:table-cell table:formula="of:=MIN([.A240:.J240])" office:value-type="float" office:value="18709391" calcext:value-type="float">
            <text:p>18709391</text:p>
          </table:table-cell>
        </table:table-row>
        <table:table-row table:style-name="ro1">
          <table:table-cell office:value-type="float" office:value="20890414" calcext:value-type="float">
            <text:p>20890414</text:p>
          </table:table-cell>
          <table:table-cell office:value-type="float" office:value="21962804" calcext:value-type="float">
            <text:p>21962804</text:p>
          </table:table-cell>
          <table:table-cell office:value-type="float" office:value="21514440" calcext:value-type="float">
            <text:p>21514440</text:p>
          </table:table-cell>
          <table:table-cell office:value-type="float" office:value="21095890" calcext:value-type="float">
            <text:p>21095890</text:p>
          </table:table-cell>
          <table:table-cell office:value-type="float" office:value="21129794" calcext:value-type="float">
            <text:p>21129794</text:p>
          </table:table-cell>
          <table:table-cell office:value-type="float" office:value="21050878" calcext:value-type="float">
            <text:p>21050878</text:p>
          </table:table-cell>
          <table:table-cell office:value-type="float" office:value="21341700" calcext:value-type="float">
            <text:p>21341700</text:p>
          </table:table-cell>
          <table:table-cell office:value-type="float" office:value="21366544" calcext:value-type="float">
            <text:p>21366544</text:p>
          </table:table-cell>
          <table:table-cell office:value-type="float" office:value="21087121" calcext:value-type="float">
            <text:p>21087121</text:p>
          </table:table-cell>
          <table:table-cell office:value-type="float" office:value="21015803" calcext:value-type="float">
            <text:p>21015803</text:p>
          </table:table-cell>
          <table:table-cell table:formula="of:=MIN([.A241:.J241])" office:value-type="float" office:value="20890414" calcext:value-type="float">
            <text:p>20890414</text:p>
          </table:table-cell>
        </table:table-row>
        <table:table-row table:style-name="ro1">
          <table:table-cell office:value-type="float" office:value="20340043" calcext:value-type="float">
            <text:p>20340043</text:p>
          </table:table-cell>
          <table:table-cell office:value-type="float" office:value="22411459" calcext:value-type="float">
            <text:p>22411459</text:p>
          </table:table-cell>
          <table:table-cell office:value-type="float" office:value="21477612" calcext:value-type="float">
            <text:p>21477612</text:p>
          </table:table-cell>
          <table:table-cell office:value-type="float" office:value="21285582" calcext:value-type="float">
            <text:p>21285582</text:p>
          </table:table-cell>
          <table:table-cell office:value-type="float" office:value="21333517" calcext:value-type="float">
            <text:p>21333517</text:p>
          </table:table-cell>
          <table:table-cell office:value-type="float" office:value="20898014" calcext:value-type="float">
            <text:p>20898014</text:p>
          </table:table-cell>
          <table:table-cell office:value-type="float" office:value="21308965" calcext:value-type="float">
            <text:p>21308965</text:p>
          </table:table-cell>
          <table:table-cell office:value-type="float" office:value="21941467" calcext:value-type="float">
            <text:p>21941467</text:p>
          </table:table-cell>
          <table:table-cell office:value-type="float" office:value="21651814" calcext:value-type="float">
            <text:p>21651814</text:p>
          </table:table-cell>
          <table:table-cell office:value-type="float" office:value="21479366" calcext:value-type="float">
            <text:p>21479366</text:p>
          </table:table-cell>
          <table:table-cell table:formula="of:=MIN([.A242:.J242])" office:value-type="float" office:value="20340043" calcext:value-type="float">
            <text:p>20340043</text:p>
          </table:table-cell>
        </table:table-row>
        <table:table-row table:style-name="ro1">
          <table:table-cell office:value-type="float" office:value="18937957" calcext:value-type="float">
            <text:p>18937957</text:p>
          </table:table-cell>
          <table:table-cell office:value-type="float" office:value="20960270" calcext:value-type="float">
            <text:p>20960270</text:p>
          </table:table-cell>
          <table:table-cell office:value-type="float" office:value="19937861" calcext:value-type="float">
            <text:p>19937861</text:p>
          </table:table-cell>
          <table:table-cell office:value-type="float" office:value="19914477" calcext:value-type="float">
            <text:p>19914477</text:p>
          </table:table-cell>
          <table:table-cell office:value-type="float" office:value="19991348" calcext:value-type="float">
            <text:p>19991348</text:p>
          </table:table-cell>
          <table:table-cell office:value-type="float" office:value="19745829" calcext:value-type="float">
            <text:p>19745829</text:p>
          </table:table-cell>
          <table:table-cell office:value-type="float" office:value="21274475" calcext:value-type="float">
            <text:p>21274475</text:p>
          </table:table-cell>
          <table:table-cell office:value-type="float" office:value="20106509" calcext:value-type="float">
            <text:p>20106509</text:p>
          </table:table-cell>
          <table:table-cell office:value-type="float" office:value="19790549" calcext:value-type="float">
            <text:p>19790549</text:p>
          </table:table-cell>
          <table:table-cell office:value-type="float" office:value="20305261" calcext:value-type="float">
            <text:p>20305261</text:p>
          </table:table-cell>
          <table:table-cell table:formula="of:=MIN([.A243:.J243])" office:value-type="float" office:value="18937957" calcext:value-type="float">
            <text:p>18937957</text:p>
          </table:table-cell>
        </table:table-row>
        <table:table-row table:style-name="ro1">
          <table:table-cell office:value-type="float" office:value="18514145" calcext:value-type="float">
            <text:p>18514145</text:p>
          </table:table-cell>
          <table:table-cell office:value-type="float" office:value="19717771" calcext:value-type="float">
            <text:p>19717771</text:p>
          </table:table-cell>
          <table:table-cell office:value-type="float" office:value="19661652" calcext:value-type="float">
            <text:p>19661652</text:p>
          </table:table-cell>
          <table:table-cell office:value-type="float" office:value="19828546" calcext:value-type="float">
            <text:p>19828546</text:p>
          </table:table-cell>
          <table:table-cell office:value-type="float" office:value="19959197" calcext:value-type="float">
            <text:p>19959197</text:p>
          </table:table-cell>
          <table:table-cell office:value-type="float" office:value="19798149" calcext:value-type="float">
            <text:p>19798149</text:p>
          </table:table-cell>
          <table:table-cell office:value-type="float" office:value="20605145" calcext:value-type="float">
            <text:p>20605145</text:p>
          </table:table-cell>
          <table:table-cell office:value-type="float" office:value="19823578" calcext:value-type="float">
            <text:p>19823578</text:p>
          </table:table-cell>
          <table:table-cell office:value-type="float" office:value="19664575" calcext:value-type="float">
            <text:p>19664575</text:p>
          </table:table-cell>
          <table:table-cell office:value-type="float" office:value="20064712" calcext:value-type="float">
            <text:p>20064712</text:p>
          </table:table-cell>
          <table:table-cell table:formula="of:=MIN([.A244:.J244])" office:value-type="float" office:value="18514145" calcext:value-type="float">
            <text:p>18514145</text:p>
          </table:table-cell>
        </table:table-row>
        <table:table-row table:style-name="ro1">
          <table:table-cell office:value-type="float" office:value="19855729" calcext:value-type="float">
            <text:p>19855729</text:p>
          </table:table-cell>
          <table:table-cell office:value-type="float" office:value="21420617" calcext:value-type="float">
            <text:p>21420617</text:p>
          </table:table-cell>
          <table:table-cell office:value-type="float" office:value="24920133" calcext:value-type="float">
            <text:p>24920133</text:p>
          </table:table-cell>
          <table:table-cell office:value-type="float" office:value="21022526" calcext:value-type="float">
            <text:p>21022526</text:p>
          </table:table-cell>
          <table:table-cell office:value-type="float" office:value="21069292" calcext:value-type="float">
            <text:p>21069292</text:p>
          </table:table-cell>
          <table:table-cell office:value-type="float" office:value="20957639" calcext:value-type="float">
            <text:p>20957639</text:p>
          </table:table-cell>
          <table:table-cell office:value-type="float" office:value="20970792" calcext:value-type="float">
            <text:p>20970792</text:p>
          </table:table-cell>
          <table:table-cell office:value-type="float" office:value="21099690" calcext:value-type="float">
            <text:p>21099690</text:p>
          </table:table-cell>
          <table:table-cell office:value-type="float" office:value="20874338" calcext:value-type="float">
            <text:p>20874338</text:p>
          </table:table-cell>
          <table:table-cell office:value-type="float" office:value="21457153" calcext:value-type="float">
            <text:p>21457153</text:p>
          </table:table-cell>
          <table:table-cell table:formula="of:=MIN([.A245:.J245])" office:value-type="float" office:value="19855729" calcext:value-type="float">
            <text:p>19855729</text:p>
          </table:table-cell>
        </table:table-row>
        <table:table-row table:style-name="ro1">
          <table:table-cell office:value-type="float" office:value="18757910" calcext:value-type="float">
            <text:p>18757910</text:p>
          </table:table-cell>
          <table:table-cell office:value-type="float" office:value="19480436" calcext:value-type="float">
            <text:p>19480436</text:p>
          </table:table-cell>
          <table:table-cell office:value-type="float" office:value="19709879" calcext:value-type="float">
            <text:p>19709879</text:p>
          </table:table-cell>
          <table:table-cell office:value-type="float" office:value="19649668" calcext:value-type="float">
            <text:p>19649668</text:p>
          </table:table-cell>
          <table:table-cell office:value-type="float" office:value="19852221" calcext:value-type="float">
            <text:p>19852221</text:p>
          </table:table-cell>
          <table:table-cell office:value-type="float" office:value="19540646" calcext:value-type="float">
            <text:p>19540646</text:p>
          </table:table-cell>
          <table:table-cell office:value-type="float" office:value="20114400" calcext:value-type="float">
            <text:p>20114400</text:p>
          </table:table-cell>
          <table:table-cell office:value-type="float" office:value="19531001" calcext:value-type="float">
            <text:p>19531001</text:p>
          </table:table-cell>
          <table:table-cell office:value-type="float" office:value="19648207" calcext:value-type="float">
            <text:p>19648207</text:p>
          </table:table-cell>
          <table:table-cell office:value-type="float" office:value="19949260" calcext:value-type="float">
            <text:p>19949260</text:p>
          </table:table-cell>
          <table:table-cell table:formula="of:=MIN([.A246:.J246])" office:value-type="float" office:value="18757910" calcext:value-type="float">
            <text:p>18757910</text:p>
          </table:table-cell>
        </table:table-row>
        <table:table-row table:style-name="ro1">
          <table:table-cell office:value-type="float" office:value="21747683" calcext:value-type="float">
            <text:p>21747683</text:p>
          </table:table-cell>
          <table:table-cell office:value-type="float" office:value="22633888" calcext:value-type="float">
            <text:p>22633888</text:p>
          </table:table-cell>
          <table:table-cell office:value-type="float" office:value="22463778" calcext:value-type="float">
            <text:p>22463778</text:p>
          </table:table-cell>
          <table:table-cell office:value-type="float" office:value="22638564" calcext:value-type="float">
            <text:p>22638564</text:p>
          </table:table-cell>
          <table:table-cell office:value-type="float" office:value="23912630" calcext:value-type="float">
            <text:p>23912630</text:p>
          </table:table-cell>
          <table:table-cell office:value-type="float" office:value="22683284" calcext:value-type="float">
            <text:p>22683284</text:p>
          </table:table-cell>
          <table:table-cell office:value-type="float" office:value="24769315" calcext:value-type="float">
            <text:p>24769315</text:p>
          </table:table-cell>
          <table:table-cell office:value-type="float" office:value="23256161" calcext:value-type="float">
            <text:p>23256161</text:p>
          </table:table-cell>
          <table:table-cell office:value-type="float" office:value="22850763" calcext:value-type="float">
            <text:p>22850763</text:p>
          </table:table-cell>
          <table:table-cell office:value-type="float" office:value="22429581" calcext:value-type="float">
            <text:p>22429581</text:p>
          </table:table-cell>
          <table:table-cell table:formula="of:=MIN([.A247:.J247])" office:value-type="float" office:value="21747683" calcext:value-type="float">
            <text:p>21747683</text:p>
          </table:table-cell>
        </table:table-row>
        <table:table-row table:style-name="ro1">
          <table:table-cell office:value-type="float" office:value="18624920" calcext:value-type="float">
            <text:p>18624920</text:p>
          </table:table-cell>
          <table:table-cell office:value-type="float" office:value="19594427" calcext:value-type="float">
            <text:p>19594427</text:p>
          </table:table-cell>
          <table:table-cell office:value-type="float" office:value="19568998" calcext:value-type="float">
            <text:p>19568998</text:p>
          </table:table-cell>
          <table:table-cell office:value-type="float" office:value="19957735" calcext:value-type="float">
            <text:p>19957735</text:p>
          </table:table-cell>
          <table:table-cell office:value-type="float" office:value="19509956" calcext:value-type="float">
            <text:p>19509956</text:p>
          </table:table-cell>
          <table:table-cell office:value-type="float" office:value="19753137" calcext:value-type="float">
            <text:p>19753137</text:p>
          </table:table-cell>
          <table:table-cell office:value-type="float" office:value="20661848" calcext:value-type="float">
            <text:p>20661848</text:p>
          </table:table-cell>
          <table:table-cell office:value-type="float" office:value="19595888" calcext:value-type="float">
            <text:p>19595888</text:p>
          </table:table-cell>
          <table:table-cell office:value-type="float" office:value="19539185" calcext:value-type="float">
            <text:p>19539185</text:p>
          </table:table-cell>
          <table:table-cell office:value-type="float" office:value="19637977" calcext:value-type="float">
            <text:p>19637977</text:p>
          </table:table-cell>
          <table:table-cell table:formula="of:=MIN([.A248:.J248])" office:value-type="float" office:value="18624920" calcext:value-type="float">
            <text:p>18624920</text:p>
          </table:table-cell>
        </table:table-row>
        <table:table-row table:style-name="ro1">
          <table:table-cell office:value-type="float" office:value="20766486" calcext:value-type="float">
            <text:p>20766486</text:p>
          </table:table-cell>
          <table:table-cell office:value-type="float" office:value="21595110" calcext:value-type="float">
            <text:p>21595110</text:p>
          </table:table-cell>
          <table:table-cell office:value-type="float" office:value="21890025" calcext:value-type="float">
            <text:p>21890025</text:p>
          </table:table-cell>
          <table:table-cell office:value-type="float" office:value="21651229" calcext:value-type="float">
            <text:p>21651229</text:p>
          </table:table-cell>
          <table:table-cell office:value-type="float" office:value="21688934" calcext:value-type="float">
            <text:p>21688934</text:p>
          </table:table-cell>
          <table:table-cell office:value-type="float" office:value="21705886" calcext:value-type="float">
            <text:p>21705886</text:p>
          </table:table-cell>
          <table:table-cell office:value-type="float" office:value="23425685" calcext:value-type="float">
            <text:p>23425685</text:p>
          </table:table-cell>
          <table:table-cell office:value-type="float" office:value="22010738" calcext:value-type="float">
            <text:p>22010738</text:p>
          </table:table-cell>
          <table:table-cell office:value-type="float" office:value="22238135" calcext:value-type="float">
            <text:p>22238135</text:p>
          </table:table-cell>
          <table:table-cell office:value-type="float" office:value="21542499" calcext:value-type="float">
            <text:p>21542499</text:p>
          </table:table-cell>
          <table:table-cell table:formula="of:=MIN([.A249:.J249])" office:value-type="float" office:value="20766486" calcext:value-type="float">
            <text:p>20766486</text:p>
          </table:table-cell>
        </table:table-row>
        <table:table-row table:style-name="ro1">
          <table:table-cell office:value-type="float" office:value="20323968" calcext:value-type="float">
            <text:p>20323968</text:p>
          </table:table-cell>
          <table:table-cell office:value-type="float" office:value="21724007" calcext:value-type="float">
            <text:p>21724007</text:p>
          </table:table-cell>
          <table:table-cell office:value-type="float" office:value="21115473" calcext:value-type="float">
            <text:p>21115473</text:p>
          </table:table-cell>
          <table:table-cell office:value-type="float" office:value="20949163" calcext:value-type="float">
            <text:p>20949163</text:p>
          </table:table-cell>
          <table:table-cell office:value-type="float" office:value="20852417" calcext:value-type="float">
            <text:p>20852417</text:p>
          </table:table-cell>
          <table:table-cell office:value-type="float" office:value="20955593" calcext:value-type="float">
            <text:p>20955593</text:p>
          </table:table-cell>
          <table:table-cell office:value-type="float" office:value="22311499" calcext:value-type="float">
            <text:p>22311499</text:p>
          </table:table-cell>
          <table:table-cell office:value-type="float" office:value="21104658" calcext:value-type="float">
            <text:p>21104658</text:p>
          </table:table-cell>
          <table:table-cell office:value-type="float" office:value="21328840" calcext:value-type="float">
            <text:p>21328840</text:p>
          </table:table-cell>
          <table:table-cell office:value-type="float" office:value="22361771" calcext:value-type="float">
            <text:p>22361771</text:p>
          </table:table-cell>
          <table:table-cell table:formula="of:=MIN([.A250:.J250])" office:value-type="float" office:value="20323968" calcext:value-type="float">
            <text:p>20323968</text:p>
          </table:table-cell>
        </table:table-row>
        <table:table-row table:style-name="ro1">
          <table:table-cell office:value-type="float" office:value="18229168" calcext:value-type="float">
            <text:p>18229168</text:p>
          </table:table-cell>
          <table:table-cell office:value-type="float" office:value="19540354" calcext:value-type="float">
            <text:p>19540354</text:p>
          </table:table-cell>
          <table:table-cell office:value-type="float" office:value="19670129" calcext:value-type="float">
            <text:p>19670129</text:p>
          </table:table-cell>
          <table:table-cell office:value-type="float" office:value="19307111" calcext:value-type="float">
            <text:p>19307111</text:p>
          </table:table-cell>
          <table:table-cell office:value-type="float" office:value="19784411" calcext:value-type="float">
            <text:p>19784411</text:p>
          </table:table-cell>
          <table:table-cell office:value-type="float" office:value="19435132" calcext:value-type="float">
            <text:p>19435132</text:p>
          </table:table-cell>
          <table:table-cell office:value-type="float" office:value="20312276" calcext:value-type="float">
            <text:p>20312276</text:p>
          </table:table-cell>
          <table:table-cell office:value-type="float" office:value="19543569" calcext:value-type="float">
            <text:p>19543569</text:p>
          </table:table-cell>
          <table:table-cell office:value-type="float" office:value="19529247" calcext:value-type="float">
            <text:p>19529247</text:p>
          </table:table-cell>
          <table:table-cell office:value-type="float" office:value="19313542" calcext:value-type="float">
            <text:p>19313542</text:p>
          </table:table-cell>
          <table:table-cell table:formula="of:=MIN([.A251:.J251])" office:value-type="float" office:value="18229168" calcext:value-type="float">
            <text:p>18229168</text:p>
          </table:table-cell>
        </table:table-row>
        <table:table-row table:style-name="ro1">
          <table:table-cell office:value-type="float" office:value="21970988" calcext:value-type="float">
            <text:p>21970988</text:p>
          </table:table-cell>
          <table:table-cell office:value-type="float" office:value="23818223" calcext:value-type="float">
            <text:p>23818223</text:p>
          </table:table-cell>
          <table:table-cell office:value-type="float" office:value="23974303" calcext:value-type="float">
            <text:p>23974303</text:p>
          </table:table-cell>
          <table:table-cell office:value-type="float" office:value="24135058" calcext:value-type="float">
            <text:p>24135058</text:p>
          </table:table-cell>
          <table:table-cell office:value-type="float" office:value="23429193" calcext:value-type="float">
            <text:p>23429193</text:p>
          </table:table-cell>
          <table:table-cell office:value-type="float" office:value="24182993" calcext:value-type="float">
            <text:p>24182993</text:p>
          </table:table-cell>
          <table:table-cell office:value-type="float" office:value="26567446" calcext:value-type="float">
            <text:p>26567446</text:p>
          </table:table-cell>
          <table:table-cell office:value-type="float" office:value="23649867" calcext:value-type="float">
            <text:p>23649867</text:p>
          </table:table-cell>
          <table:table-cell office:value-type="float" office:value="23099204" calcext:value-type="float">
            <text:p>23099204</text:p>
          </table:table-cell>
          <table:table-cell office:value-type="float" office:value="23070853" calcext:value-type="float">
            <text:p>23070853</text:p>
          </table:table-cell>
          <table:table-cell table:formula="of:=MIN([.A252:.J252])" office:value-type="float" office:value="21970988" calcext:value-type="float">
            <text:p>21970988</text:p>
          </table:table-cell>
        </table:table-row>
        <table:table-row table:style-name="ro1">
          <table:table-cell office:value-type="float" office:value="18457734" calcext:value-type="float">
            <text:p>18457734</text:p>
          </table:table-cell>
          <table:table-cell office:value-type="float" office:value="19393335" calcext:value-type="float">
            <text:p>19393335</text:p>
          </table:table-cell>
          <table:table-cell office:value-type="float" office:value="19708125" calcext:value-type="float">
            <text:p>19708125</text:p>
          </table:table-cell>
          <table:table-cell office:value-type="float" office:value="19586536" calcext:value-type="float">
            <text:p>19586536</text:p>
          </table:table-cell>
          <table:table-cell office:value-type="float" office:value="19875312" calcext:value-type="float">
            <text:p>19875312</text:p>
          </table:table-cell>
          <table:table-cell office:value-type="float" office:value="19389828" calcext:value-type="float">
            <text:p>19389828</text:p>
          </table:table-cell>
          <table:table-cell office:value-type="float" office:value="21417402" calcext:value-type="float">
            <text:p>21417402</text:p>
          </table:table-cell>
          <table:table-cell office:value-type="float" office:value="20299708" calcext:value-type="float">
            <text:p>20299708</text:p>
          </table:table-cell>
          <table:table-cell office:value-type="float" office:value="19370830" calcext:value-type="float">
            <text:p>19370830</text:p>
          </table:table-cell>
          <table:table-cell office:value-type="float" office:value="19455592" calcext:value-type="float">
            <text:p>19455592</text:p>
          </table:table-cell>
          <table:table-cell table:formula="of:=MIN([.A253:.J253])" office:value-type="float" office:value="18457734" calcext:value-type="float">
            <text:p>18457734</text:p>
          </table:table-cell>
        </table:table-row>
        <table:table-row table:style-name="ro1">
          <table:table-cell office:value-type="float" office:value="21976249" calcext:value-type="float">
            <text:p>21976249</text:p>
          </table:table-cell>
          <table:table-cell office:value-type="float" office:value="22156003" calcext:value-type="float">
            <text:p>22156003</text:p>
          </table:table-cell>
          <table:table-cell office:value-type="float" office:value="22153374" calcext:value-type="float">
            <text:p>22153374</text:p>
          </table:table-cell>
          <table:table-cell office:value-type="float" office:value="22630966" calcext:value-type="float">
            <text:p>22630966</text:p>
          </table:table-cell>
          <table:table-cell office:value-type="float" office:value="23008011" calcext:value-type="float">
            <text:p>23008011</text:p>
          </table:table-cell>
          <table:table-cell office:value-type="float" office:value="22360602" calcext:value-type="float">
            <text:p>22360602</text:p>
          </table:table-cell>
          <table:table-cell office:value-type="float" office:value="23697802" calcext:value-type="float">
            <text:p>23697802</text:p>
          </table:table-cell>
          <table:table-cell office:value-type="float" office:value="23393827" calcext:value-type="float">
            <text:p>23393827</text:p>
          </table:table-cell>
          <table:table-cell office:value-type="float" office:value="22434551" calcext:value-type="float">
            <text:p>22434551</text:p>
          </table:table-cell>
          <table:table-cell office:value-type="float" office:value="22406783" calcext:value-type="float">
            <text:p>22406783</text:p>
          </table:table-cell>
          <table:table-cell table:formula="of:=MIN([.A254:.J254])" office:value-type="float" office:value="21976249" calcext:value-type="float">
            <text:p>21976249</text:p>
          </table:table-cell>
        </table:table-row>
        <table:table-row table:style-name="ro1">
          <table:table-cell office:value-type="float" office:value="18253427" calcext:value-type="float">
            <text:p>18253427</text:p>
          </table:table-cell>
          <table:table-cell office:value-type="float" office:value="19564906" calcext:value-type="float">
            <text:p>19564906</text:p>
          </table:table-cell>
          <table:table-cell office:value-type="float" office:value="19876481" calcext:value-type="float">
            <text:p>19876481</text:p>
          </table:table-cell>
          <table:table-cell office:value-type="float" office:value="20739303" calcext:value-type="float">
            <text:p>20739303</text:p>
          </table:table-cell>
          <table:table-cell office:value-type="float" office:value="19862159" calcext:value-type="float">
            <text:p>19862159</text:p>
          </table:table-cell>
          <table:table-cell office:value-type="float" office:value="19481312" calcext:value-type="float">
            <text:p>19481312</text:p>
          </table:table-cell>
          <table:table-cell office:value-type="float" office:value="21104073" calcext:value-type="float">
            <text:p>21104073</text:p>
          </table:table-cell>
          <table:table-cell office:value-type="float" office:value="19732093" calcext:value-type="float">
            <text:p>19732093</text:p>
          </table:table-cell>
          <table:table-cell office:value-type="float" office:value="19678313" calcext:value-type="float">
            <text:p>19678313</text:p>
          </table:table-cell>
          <table:table-cell office:value-type="float" office:value="19872681" calcext:value-type="float">
            <text:p>19872681</text:p>
          </table:table-cell>
          <table:table-cell table:formula="of:=MIN([.A255:.J255])" office:value-type="float" office:value="18253427" calcext:value-type="float">
            <text:p>18253427</text:p>
          </table:table-cell>
        </table:table-row>
        <table:table-row table:style-name="ro1">
          <table:table-cell office:value-type="float" office:value="19691465" calcext:value-type="float">
            <text:p>19691465</text:p>
          </table:table-cell>
          <table:table-cell office:value-type="float" office:value="21107289" calcext:value-type="float">
            <text:p>21107289</text:p>
          </table:table-cell>
          <table:table-cell office:value-type="float" office:value="21358361" calcext:value-type="float">
            <text:p>21358361</text:p>
          </table:table-cell>
          <table:table-cell office:value-type="float" office:value="21481996" calcext:value-type="float">
            <text:p>21481996</text:p>
          </table:table-cell>
          <table:table-cell office:value-type="float" office:value="21238232" calcext:value-type="float">
            <text:p>21238232</text:p>
          </table:table-cell>
          <table:table-cell office:value-type="float" office:value="21213095" calcext:value-type="float">
            <text:p>21213095</text:p>
          </table:table-cell>
          <table:table-cell office:value-type="float" office:value="22490961" calcext:value-type="float">
            <text:p>22490961</text:p>
          </table:table-cell>
          <table:table-cell office:value-type="float" office:value="21747098" calcext:value-type="float">
            <text:p>21747098</text:p>
          </table:table-cell>
          <table:table-cell office:value-type="float" office:value="21147331" calcext:value-type="float">
            <text:p>21147331</text:p>
          </table:table-cell>
          <table:table-cell office:value-type="float" office:value="21061400" calcext:value-type="float">
            <text:p>21061400</text:p>
          </table:table-cell>
          <table:table-cell table:formula="of:=MIN([.A256:.J256])" office:value-type="float" office:value="19691465" calcext:value-type="float">
            <text:p>19691465</text:p>
          </table:table-cell>
        </table:table-row>
        <table:table-row table:style-name="ro1">
          <table:table-cell office:value-type="float" office:value="19426656" calcext:value-type="float">
            <text:p>19426656</text:p>
          </table:table-cell>
          <table:table-cell office:value-type="float" office:value="20631158" calcext:value-type="float">
            <text:p>20631158</text:p>
          </table:table-cell>
          <table:table-cell office:value-type="float" office:value="21284998" calcext:value-type="float">
            <text:p>21284998</text:p>
          </table:table-cell>
          <table:table-cell office:value-type="float" office:value="20982776" calcext:value-type="float">
            <text:p>20982776</text:p>
          </table:table-cell>
          <table:table-cell office:value-type="float" office:value="20902106" calcext:value-type="float">
            <text:p>20902106</text:p>
          </table:table-cell>
          <table:table-cell office:value-type="float" office:value="20797760" calcext:value-type="float">
            <text:p>20797760</text:p>
          </table:table-cell>
          <table:table-cell office:value-type="float" office:value="21944098" calcext:value-type="float">
            <text:p>21944098</text:p>
          </table:table-cell>
          <table:table-cell office:value-type="float" office:value="20735211" calcext:value-type="float">
            <text:p>20735211</text:p>
          </table:table-cell>
          <table:table-cell office:value-type="float" office:value="20957347" calcext:value-type="float">
            <text:p>20957347</text:p>
          </table:table-cell>
          <table:table-cell office:value-type="float" office:value="20770870" calcext:value-type="float">
            <text:p>20770870</text:p>
          </table:table-cell>
          <table:table-cell table:formula="of:=MIN([.A257:.J257])" office:value-type="float" office:value="19426656" calcext:value-type="float">
            <text:p>19426656</text:p>
          </table:table-cell>
        </table:table-row>
        <table:table-row table:style-name="ro1">
          <table:table-cell office:value-type="float" office:value="20904151" calcext:value-type="float">
            <text:p>20904151</text:p>
          </table:table-cell>
          <table:table-cell office:value-type="float" office:value="22185524" calcext:value-type="float">
            <text:p>22185524</text:p>
          </table:table-cell>
          <table:table-cell office:value-type="float" office:value="22460856" calcext:value-type="float">
            <text:p>22460856</text:p>
          </table:table-cell>
          <table:table-cell office:value-type="float" office:value="23721184" calcext:value-type="float">
            <text:p>23721184</text:p>
          </table:table-cell>
          <table:table-cell office:value-type="float" office:value="22787044" calcext:value-type="float">
            <text:p>22787044</text:p>
          </table:table-cell>
          <table:table-cell office:value-type="float" office:value="23433285" calcext:value-type="float">
            <text:p>23433285</text:p>
          </table:table-cell>
          <table:table-cell office:value-type="float" office:value="22661655" calcext:value-type="float">
            <text:p>22661655</text:p>
          </table:table-cell>
          <table:table-cell office:value-type="float" office:value="22375216" calcext:value-type="float">
            <text:p>22375216</text:p>
          </table:table-cell>
          <table:table-cell office:value-type="float" office:value="23471574" calcext:value-type="float">
            <text:p>23471574</text:p>
          </table:table-cell>
          <table:table-cell office:value-type="float" office:value="23408733" calcext:value-type="float">
            <text:p>23408733</text:p>
          </table:table-cell>
          <table:table-cell table:formula="of:=MIN([.A258:.J258])" office:value-type="float" office:value="20904151" calcext:value-type="float">
            <text:p>20904151</text:p>
          </table:table-cell>
        </table:table-row>
        <table:table-row table:style-name="ro1">
          <table:table-cell office:value-type="float" office:value="20221376" calcext:value-type="float">
            <text:p>20221376</text:p>
          </table:table-cell>
          <table:table-cell office:value-type="float" office:value="21989402" calcext:value-type="float">
            <text:p>21989402</text:p>
          </table:table-cell>
          <table:table-cell office:value-type="float" office:value="22220306" calcext:value-type="float">
            <text:p>22220306</text:p>
          </table:table-cell>
          <table:table-cell office:value-type="float" office:value="24812865" calcext:value-type="float">
            <text:p>24812865</text:p>
          </table:table-cell>
          <table:table-cell office:value-type="float" office:value="21881257" calcext:value-type="float">
            <text:p>21881257</text:p>
          </table:table-cell>
          <table:table-cell office:value-type="float" office:value="30083623" calcext:value-type="float">
            <text:p>30083623</text:p>
          </table:table-cell>
          <table:table-cell office:value-type="float" office:value="21354561" calcext:value-type="float">
            <text:p>21354561</text:p>
          </table:table-cell>
          <table:table-cell office:value-type="float" office:value="21240570" calcext:value-type="float">
            <text:p>21240570</text:p>
          </table:table-cell>
          <table:table-cell office:value-type="float" office:value="21515901" calcext:value-type="float">
            <text:p>21515901</text:p>
          </table:table-cell>
          <table:table-cell office:value-type="float" office:value="20920520" calcext:value-type="float">
            <text:p>20920520</text:p>
          </table:table-cell>
          <table:table-cell table:formula="of:=MIN([.A259:.J259])" office:value-type="float" office:value="20221376" calcext:value-type="float">
            <text:p>20221376</text:p>
          </table:table-cell>
        </table:table-row>
        <table:table-row table:style-name="ro1">
          <table:table-cell office:value-type="float" office:value="16693215" calcext:value-type="float">
            <text:p>16693215</text:p>
          </table:table-cell>
          <table:table-cell office:value-type="float" office:value="17840138" calcext:value-type="float">
            <text:p>17840138</text:p>
          </table:table-cell>
          <table:table-cell office:value-type="float" office:value="17203835" calcext:value-type="float">
            <text:p>17203835</text:p>
          </table:table-cell>
          <table:table-cell office:value-type="float" office:value="19143141" calcext:value-type="float">
            <text:p>19143141</text:p>
          </table:table-cell>
          <table:table-cell office:value-type="float" office:value="18097640" calcext:value-type="float">
            <text:p>18097640</text:p>
          </table:table-cell>
          <table:table-cell office:value-type="float" office:value="23265806" calcext:value-type="float">
            <text:p>23265806</text:p>
          </table:table-cell>
          <table:table-cell office:value-type="float" office:value="18232383" calcext:value-type="float">
            <text:p>18232383</text:p>
          </table:table-cell>
          <table:table-cell office:value-type="float" office:value="18155221" calcext:value-type="float">
            <text:p>18155221</text:p>
          </table:table-cell>
          <table:table-cell office:value-type="float" office:value="18115762" calcext:value-type="float">
            <text:p>18115762</text:p>
          </table:table-cell>
          <table:table-cell office:value-type="float" office:value="17173438" calcext:value-type="float">
            <text:p>17173438</text:p>
          </table:table-cell>
          <table:table-cell table:formula="of:=MIN([.A260:.J260])" office:value-type="float" office:value="16693215" calcext:value-type="float">
            <text:p>16693215</text:p>
          </table:table-cell>
        </table:table-row>
        <table:table-row table:style-name="ro1">
          <table:table-cell office:value-type="float" office:value="21731315" calcext:value-type="float">
            <text:p>21731315</text:p>
          </table:table-cell>
          <table:table-cell office:value-type="float" office:value="24129505" calcext:value-type="float">
            <text:p>24129505</text:p>
          </table:table-cell>
          <table:table-cell office:value-type="float" office:value="23682603" calcext:value-type="float">
            <text:p>23682603</text:p>
          </table:table-cell>
          <table:table-cell office:value-type="float" office:value="23526524" calcext:value-type="float">
            <text:p>23526524</text:p>
          </table:table-cell>
          <table:table-cell office:value-type="float" office:value="23160292" calcext:value-type="float">
            <text:p>23160292</text:p>
          </table:table-cell>
          <table:table-cell office:value-type="float" office:value="24577284" calcext:value-type="float">
            <text:p>24577284</text:p>
          </table:table-cell>
          <table:table-cell office:value-type="float" office:value="23705985" calcext:value-type="float">
            <text:p>23705985</text:p>
          </table:table-cell>
          <table:table-cell office:value-type="float" office:value="23135739" calcext:value-type="float">
            <text:p>23135739</text:p>
          </table:table-cell>
          <table:table-cell office:value-type="float" office:value="23743983" calcext:value-type="float">
            <text:p>23743983</text:p>
          </table:table-cell>
          <table:table-cell office:value-type="float" office:value="23681434" calcext:value-type="float">
            <text:p>23681434</text:p>
          </table:table-cell>
          <table:table-cell table:formula="of:=MIN([.A261:.J261])" office:value-type="float" office:value="21731315" calcext:value-type="float">
            <text:p>21731315</text:p>
          </table:table-cell>
        </table:table-row>
        <table:table-row table:style-name="ro1">
          <table:table-cell office:value-type="float" office:value="18270673" calcext:value-type="float">
            <text:p>18270673</text:p>
          </table:table-cell>
          <table:table-cell office:value-type="float" office:value="19403857" calcext:value-type="float">
            <text:p>19403857</text:p>
          </table:table-cell>
          <table:table-cell office:value-type="float" office:value="19301850" calcext:value-type="float">
            <text:p>19301850</text:p>
          </table:table-cell>
          <table:table-cell office:value-type="float" office:value="20189809" calcext:value-type="float">
            <text:p>20189809</text:p>
          </table:table-cell>
          <table:table-cell office:value-type="float" office:value="19692634" calcext:value-type="float">
            <text:p>19692634</text:p>
          </table:table-cell>
          <table:table-cell office:value-type="float" office:value="23771165" calcext:value-type="float">
            <text:p>23771165</text:p>
          </table:table-cell>
          <table:table-cell office:value-type="float" office:value="19815101" calcext:value-type="float">
            <text:p>19815101</text:p>
          </table:table-cell>
          <table:table-cell office:value-type="float" office:value="19417887" calcext:value-type="float">
            <text:p>19417887</text:p>
          </table:table-cell>
          <table:table-cell office:value-type="float" office:value="20065588" calcext:value-type="float">
            <text:p>20065588</text:p>
          </table:table-cell>
          <table:table-cell office:value-type="float" office:value="19348323" calcext:value-type="float">
            <text:p>19348323</text:p>
          </table:table-cell>
          <table:table-cell table:formula="of:=MIN([.A262:.J262])" office:value-type="float" office:value="18270673" calcext:value-type="float">
            <text:p>18270673</text:p>
          </table:table-cell>
        </table:table-row>
        <table:table-row table:style-name="ro1">
          <table:table-cell office:value-type="float" office:value="24019607" calcext:value-type="float">
            <text:p>24019607</text:p>
          </table:table-cell>
          <table:table-cell office:value-type="float" office:value="23052147" calcext:value-type="float">
            <text:p>23052147</text:p>
          </table:table-cell>
          <table:table-cell office:value-type="float" office:value="22216214" calcext:value-type="float">
            <text:p>22216214</text:p>
          </table:table-cell>
          <table:table-cell office:value-type="float" office:value="24417113" calcext:value-type="float">
            <text:p>24417113</text:p>
          </table:table-cell>
          <table:table-cell office:value-type="float" office:value="22833226" calcext:value-type="float">
            <text:p>22833226</text:p>
          </table:table-cell>
          <table:table-cell office:value-type="float" office:value="26051857" calcext:value-type="float">
            <text:p>26051857</text:p>
          </table:table-cell>
          <table:table-cell office:value-type="float" office:value="23245930" calcext:value-type="float">
            <text:p>23245930</text:p>
          </table:table-cell>
          <table:table-cell office:value-type="float" office:value="23392657" calcext:value-type="float">
            <text:p>23392657</text:p>
          </table:table-cell>
          <table:table-cell office:value-type="float" office:value="22531589" calcext:value-type="float">
            <text:p>22531589</text:p>
          </table:table-cell>
          <table:table-cell office:value-type="float" office:value="22370833" calcext:value-type="float">
            <text:p>22370833</text:p>
          </table:table-cell>
          <table:table-cell table:formula="of:=MIN([.A263:.J263])" office:value-type="float" office:value="22216214" calcext:value-type="float">
            <text:p>22216214</text:p>
          </table:table-cell>
        </table:table-row>
        <table:table-row table:style-name="ro1">
          <table:table-cell office:value-type="float" office:value="25373758" calcext:value-type="float">
            <text:p>25373758</text:p>
          </table:table-cell>
          <table:table-cell office:value-type="float" office:value="20284216" calcext:value-type="float">
            <text:p>20284216</text:p>
          </table:table-cell>
          <table:table-cell office:value-type="float" office:value="20037237" calcext:value-type="float">
            <text:p>20037237</text:p>
          </table:table-cell>
          <table:table-cell office:value-type="float" office:value="19871512" calcext:value-type="float">
            <text:p>19871512</text:p>
          </table:table-cell>
          <table:table-cell office:value-type="float" office:value="19808671" calcext:value-type="float">
            <text:p>19808671</text:p>
          </table:table-cell>
          <table:table-cell office:value-type="float" office:value="19940783" calcext:value-type="float">
            <text:p>19940783</text:p>
          </table:table-cell>
          <table:table-cell office:value-type="float" office:value="19447115" calcext:value-type="float">
            <text:p>19447115</text:p>
          </table:table-cell>
          <table:table-cell office:value-type="float" office:value="19679189" calcext:value-type="float">
            <text:p>19679189</text:p>
          </table:table-cell>
          <table:table-cell office:value-type="float" office:value="20185425" calcext:value-type="float">
            <text:p>20185425</text:p>
          </table:table-cell>
          <table:table-cell office:value-type="float" office:value="19594134" calcext:value-type="float">
            <text:p>19594134</text:p>
          </table:table-cell>
          <table:table-cell table:formula="of:=MIN([.A264:.J264])" office:value-type="float" office:value="19447115" calcext:value-type="float">
            <text:p>19447115</text:p>
          </table:table-cell>
        </table:table-row>
        <table:table-row table:style-name="ro1">
          <table:table-cell office:value-type="float" office:value="33226845" calcext:value-type="float">
            <text:p>33226845</text:p>
          </table:table-cell>
          <table:table-cell office:value-type="float" office:value="24240280" calcext:value-type="float">
            <text:p>24240280</text:p>
          </table:table-cell>
          <table:table-cell office:value-type="float" office:value="22697606" calcext:value-type="float">
            <text:p>22697606</text:p>
          </table:table-cell>
          <table:table-cell office:value-type="float" office:value="22933772" calcext:value-type="float">
            <text:p>22933772</text:p>
          </table:table-cell>
          <table:table-cell office:value-type="float" office:value="24841801" calcext:value-type="float">
            <text:p>24841801</text:p>
          </table:table-cell>
          <table:table-cell office:value-type="float" office:value="27462712" calcext:value-type="float">
            <text:p>27462712</text:p>
          </table:table-cell>
          <table:table-cell office:value-type="float" office:value="22992228" calcext:value-type="float">
            <text:p>22992228</text:p>
          </table:table-cell>
          <table:table-cell office:value-type="float" office:value="22431920" calcext:value-type="float">
            <text:p>22431920</text:p>
          </table:table-cell>
          <table:table-cell office:value-type="float" office:value="23216118" calcext:value-type="float">
            <text:p>23216118</text:p>
          </table:table-cell>
          <table:table-cell office:value-type="float" office:value="22428705" calcext:value-type="float">
            <text:p>22428705</text:p>
          </table:table-cell>
          <table:table-cell table:formula="of:=MIN([.A265:.J265])" office:value-type="float" office:value="22428705" calcext:value-type="float">
            <text:p>22428705</text:p>
          </table:table-cell>
        </table:table-row>
        <table:table-row table:style-name="ro1">
          <table:table-cell office:value-type="float" office:value="24377947" calcext:value-type="float">
            <text:p>24377947</text:p>
          </table:table-cell>
          <table:table-cell office:value-type="float" office:value="20785484" calcext:value-type="float">
            <text:p>20785484</text:p>
          </table:table-cell>
          <table:table-cell office:value-type="float" office:value="19739984" calcext:value-type="float">
            <text:p>19739984</text:p>
          </table:table-cell>
          <table:table-cell office:value-type="float" office:value="20504599" calcext:value-type="float">
            <text:p>20504599</text:p>
          </table:table-cell>
          <table:table-cell office:value-type="float" office:value="21376482" calcext:value-type="float">
            <text:p>21376482</text:p>
          </table:table-cell>
          <table:table-cell office:value-type="float" office:value="23015903" calcext:value-type="float">
            <text:p>23015903</text:p>
          </table:table-cell>
          <table:table-cell office:value-type="float" office:value="19885249" calcext:value-type="float">
            <text:p>19885249</text:p>
          </table:table-cell>
          <table:table-cell office:value-type="float" office:value="19576597" calcext:value-type="float">
            <text:p>19576597</text:p>
          </table:table-cell>
          <table:table-cell office:value-type="float" office:value="19866836" calcext:value-type="float">
            <text:p>19866836</text:p>
          </table:table-cell>
          <table:table-cell office:value-type="float" office:value="19870343" calcext:value-type="float">
            <text:p>19870343</text:p>
          </table:table-cell>
          <table:table-cell table:formula="of:=MIN([.A266:.J266])" office:value-type="float" office:value="19576597" calcext:value-type="float">
            <text:p>19576597</text:p>
          </table:table-cell>
        </table:table-row>
        <table:table-row table:style-name="ro1">
          <table:table-cell office:value-type="float" office:value="33139159" calcext:value-type="float">
            <text:p>33139159</text:p>
          </table:table-cell>
          <table:table-cell office:value-type="float" office:value="24883890" calcext:value-type="float">
            <text:p>24883890</text:p>
          </table:table-cell>
          <table:table-cell office:value-type="float" office:value="22307699" calcext:value-type="float">
            <text:p>22307699</text:p>
          </table:table-cell>
          <table:table-cell office:value-type="float" office:value="22933771" calcext:value-type="float">
            <text:p>22933771</text:p>
          </table:table-cell>
          <table:table-cell office:value-type="float" office:value="24932117" calcext:value-type="float">
            <text:p>24932117</text:p>
          </table:table-cell>
          <table:table-cell office:value-type="float" office:value="28142272" calcext:value-type="float">
            <text:p>28142272</text:p>
          </table:table-cell>
          <table:table-cell office:value-type="float" office:value="22419352" calcext:value-type="float">
            <text:p>22419352</text:p>
          </table:table-cell>
          <table:table-cell office:value-type="float" office:value="22283732" calcext:value-type="float">
            <text:p>22283732</text:p>
          </table:table-cell>
          <table:table-cell office:value-type="float" office:value="22214461" calcext:value-type="float">
            <text:p>22214461</text:p>
          </table:table-cell>
          <table:table-cell office:value-type="float" office:value="22569878" calcext:value-type="float">
            <text:p>22569878</text:p>
          </table:table-cell>
          <table:table-cell table:formula="of:=MIN([.A267:.J267])" office:value-type="float" office:value="22214461" calcext:value-type="float">
            <text:p>22214461</text:p>
          </table:table-cell>
        </table:table-row>
        <table:table-row table:style-name="ro1">
          <table:table-cell office:value-type="float" office:value="25087028" calcext:value-type="float">
            <text:p>25087028</text:p>
          </table:table-cell>
          <table:table-cell office:value-type="float" office:value="21352223" calcext:value-type="float">
            <text:p>21352223</text:p>
          </table:table-cell>
          <table:table-cell office:value-type="float" office:value="20670617" calcext:value-type="float">
            <text:p>20670617</text:p>
          </table:table-cell>
          <table:table-cell office:value-type="float" office:value="20795713" calcext:value-type="float">
            <text:p>20795713</text:p>
          </table:table-cell>
          <table:table-cell office:value-type="float" office:value="21610894" calcext:value-type="float">
            <text:p>21610894</text:p>
          </table:table-cell>
          <table:table-cell office:value-type="float" office:value="20438250" calcext:value-type="float">
            <text:p>20438250</text:p>
          </table:table-cell>
          <table:table-cell office:value-type="float" office:value="20768531" calcext:value-type="float">
            <text:p>20768531</text:p>
          </table:table-cell>
          <table:table-cell office:value-type="float" office:value="20337705" calcext:value-type="float">
            <text:p>20337705</text:p>
          </table:table-cell>
          <table:table-cell office:value-type="float" office:value="19933768" calcext:value-type="float">
            <text:p>19933768</text:p>
          </table:table-cell>
          <table:table-cell office:value-type="float" office:value="20075234" calcext:value-type="float">
            <text:p>20075234</text:p>
          </table:table-cell>
          <table:table-cell table:formula="of:=MIN([.A268:.J268])" office:value-type="float" office:value="19933768" calcext:value-type="float">
            <text:p>19933768</text:p>
          </table:table-cell>
        </table:table-row>
        <table:table-row table:style-name="ro1">
          <table:table-cell office:value-type="float" office:value="25786755" calcext:value-type="float">
            <text:p>25786755</text:p>
          </table:table-cell>
          <table:table-cell office:value-type="float" office:value="23698386" calcext:value-type="float">
            <text:p>23698386</text:p>
          </table:table-cell>
          <table:table-cell office:value-type="float" office:value="23276328" calcext:value-type="float">
            <text:p>23276328</text:p>
          </table:table-cell>
          <table:table-cell office:value-type="float" office:value="22310330" calcext:value-type="float">
            <text:p>22310330</text:p>
          </table:table-cell>
          <table:table-cell office:value-type="float" office:value="26800104" calcext:value-type="float">
            <text:p>26800104</text:p>
          </table:table-cell>
          <table:table-cell office:value-type="float" office:value="22381939" calcext:value-type="float">
            <text:p>22381939</text:p>
          </table:table-cell>
          <table:table-cell office:value-type="float" office:value="22687376" calcext:value-type="float">
            <text:p>22687376</text:p>
          </table:table-cell>
          <table:table-cell office:value-type="float" office:value="22434258" calcext:value-type="float">
            <text:p>22434258</text:p>
          </table:table-cell>
          <table:table-cell office:value-type="float" office:value="22635350" calcext:value-type="float">
            <text:p>22635350</text:p>
          </table:table-cell>
          <table:table-cell office:value-type="float" office:value="23166430" calcext:value-type="float">
            <text:p>23166430</text:p>
          </table:table-cell>
          <table:table-cell table:formula="of:=MIN([.A269:.J269])" office:value-type="float" office:value="22310330" calcext:value-type="float">
            <text:p>22310330</text:p>
          </table:table-cell>
        </table:table-row>
        <table:table-row table:style-name="ro1">
          <table:table-cell office:value-type="float" office:value="21485796" calcext:value-type="float">
            <text:p>21485796</text:p>
          </table:table-cell>
          <table:table-cell office:value-type="float" office:value="21098520" calcext:value-type="float">
            <text:p>21098520</text:p>
          </table:table-cell>
          <table:table-cell office:value-type="float" office:value="19695557" calcext:value-type="float">
            <text:p>19695557</text:p>
          </table:table-cell>
          <table:table-cell office:value-type="float" office:value="21678120" calcext:value-type="float">
            <text:p>21678120</text:p>
          </table:table-cell>
          <table:table-cell office:value-type="float" office:value="19941661" calcext:value-type="float">
            <text:p>19941661</text:p>
          </table:table-cell>
          <table:table-cell office:value-type="float" office:value="19865374" calcext:value-type="float">
            <text:p>19865374</text:p>
          </table:table-cell>
          <table:table-cell office:value-type="float" office:value="20076696" calcext:value-type="float">
            <text:p>20076696</text:p>
          </table:table-cell>
          <table:table-cell office:value-type="float" office:value="19917108" calcext:value-type="float">
            <text:p>19917108</text:p>
          </table:table-cell>
          <table:table-cell office:value-type="float" office:value="19844038" calcext:value-type="float">
            <text:p>19844038</text:p>
          </table:table-cell>
          <table:table-cell office:value-type="float" office:value="19889634" calcext:value-type="float">
            <text:p>19889634</text:p>
          </table:table-cell>
          <table:table-cell table:formula="of:=MIN([.A270:.J270])" office:value-type="float" office:value="19695557" calcext:value-type="float">
            <text:p>19695557</text:p>
          </table:table-cell>
        </table:table-row>
        <table:table-row table:style-name="ro1">
          <table:table-cell office:value-type="float" office:value="23074068" calcext:value-type="float">
            <text:p>23074068</text:p>
          </table:table-cell>
          <table:table-cell office:value-type="float" office:value="22925588" calcext:value-type="float">
            <text:p>22925588</text:p>
          </table:table-cell>
          <table:table-cell office:value-type="float" office:value="22759278" calcext:value-type="float">
            <text:p>22759278</text:p>
          </table:table-cell>
          <table:table-cell office:value-type="float" office:value="25026525" calcext:value-type="float">
            <text:p>25026525</text:p>
          </table:table-cell>
          <table:table-cell office:value-type="float" office:value="22499145" calcext:value-type="float">
            <text:p>22499145</text:p>
          </table:table-cell>
          <table:table-cell office:value-type="float" office:value="22955693" calcext:value-type="float">
            <text:p>22955693</text:p>
          </table:table-cell>
          <table:table-cell office:value-type="float" office:value="23169645" calcext:value-type="float">
            <text:p>23169645</text:p>
          </table:table-cell>
          <table:table-cell office:value-type="float" office:value="23243008" calcext:value-type="float">
            <text:p>23243008</text:p>
          </table:table-cell>
          <table:table-cell office:value-type="float" office:value="28374053" calcext:value-type="float">
            <text:p>28374053</text:p>
          </table:table-cell>
          <table:table-cell office:value-type="float" office:value="22407368" calcext:value-type="float">
            <text:p>22407368</text:p>
          </table:table-cell>
          <table:table-cell table:formula="of:=MIN([.A271:.J271])" office:value-type="float" office:value="22407368" calcext:value-type="float">
            <text:p>22407368</text:p>
          </table:table-cell>
        </table:table-row>
        <table:table-row table:style-name="ro1">
          <table:table-cell office:value-type="float" office:value="22661070" calcext:value-type="float">
            <text:p>22661070</text:p>
          </table:table-cell>
          <table:table-cell office:value-type="float" office:value="24223329" calcext:value-type="float">
            <text:p>24223329</text:p>
          </table:table-cell>
          <table:table-cell office:value-type="float" office:value="22296300" calcext:value-type="float">
            <text:p>22296300</text:p>
          </table:table-cell>
          <table:table-cell office:value-type="float" office:value="22194293" calcext:value-type="float">
            <text:p>22194293</text:p>
          </table:table-cell>
          <table:table-cell office:value-type="float" office:value="22175587" calcext:value-type="float">
            <text:p>22175587</text:p>
          </table:table-cell>
          <table:table-cell office:value-type="float" office:value="22017169" calcext:value-type="float">
            <text:p>22017169</text:p>
          </table:table-cell>
          <table:table-cell office:value-type="float" office:value="23007427" calcext:value-type="float">
            <text:p>23007427</text:p>
          </table:table-cell>
          <table:table-cell office:value-type="float" office:value="22455595" calcext:value-type="float">
            <text:p>22455595</text:p>
          </table:table-cell>
          <table:table-cell office:value-type="float" office:value="41933985" calcext:value-type="float">
            <text:p>41933985</text:p>
          </table:table-cell>
          <table:table-cell office:value-type="float" office:value="22326698" calcext:value-type="float">
            <text:p>22326698</text:p>
          </table:table-cell>
          <table:table-cell table:formula="of:=MIN([.A272:.J272])" office:value-type="float" office:value="22017169" calcext:value-type="float">
            <text:p>22017169</text:p>
          </table:table-cell>
        </table:table-row>
        <table:table-row table:style-name="ro1">
          <table:table-cell office:value-type="float" office:value="22338389" calcext:value-type="float">
            <text:p>22338389</text:p>
          </table:table-cell>
          <table:table-cell office:value-type="float" office:value="23843067" calcext:value-type="float">
            <text:p>23843067</text:p>
          </table:table-cell>
          <table:table-cell office:value-type="float" office:value="22159511" calcext:value-type="float">
            <text:p>22159511</text:p>
          </table:table-cell>
          <table:table-cell office:value-type="float" office:value="21880087" calcext:value-type="float">
            <text:p>21880087</text:p>
          </table:table-cell>
          <table:table-cell office:value-type="float" office:value="22551756" calcext:value-type="float">
            <text:p>22551756</text:p>
          </table:table-cell>
          <table:table-cell office:value-type="float" office:value="22207153" calcext:value-type="float">
            <text:p>22207153</text:p>
          </table:table-cell>
          <table:table-cell office:value-type="float" office:value="22279347" calcext:value-type="float">
            <text:p>22279347</text:p>
          </table:table-cell>
          <table:table-cell office:value-type="float" office:value="21847644" calcext:value-type="float">
            <text:p>21847644</text:p>
          </table:table-cell>
          <table:table-cell office:value-type="float" office:value="26127851" calcext:value-type="float">
            <text:p>26127851</text:p>
          </table:table-cell>
          <table:table-cell office:value-type="float" office:value="21815200" calcext:value-type="float">
            <text:p>21815200</text:p>
          </table:table-cell>
          <table:table-cell table:formula="of:=MIN([.A273:.J273])" office:value-type="float" office:value="21815200" calcext:value-type="float">
            <text:p>21815200</text:p>
          </table:table-cell>
        </table:table-row>
        <table:table-row table:style-name="ro1">
          <table:table-cell office:value-type="float" office:value="22842871" calcext:value-type="float">
            <text:p>22842871</text:p>
          </table:table-cell>
          <table:table-cell office:value-type="float" office:value="22860408" calcext:value-type="float">
            <text:p>22860408</text:p>
          </table:table-cell>
          <table:table-cell office:value-type="float" office:value="23077867" calcext:value-type="float">
            <text:p>23077867</text:p>
          </table:table-cell>
          <table:table-cell office:value-type="float" office:value="21819585" calcext:value-type="float">
            <text:p>21819585</text:p>
          </table:table-cell>
          <table:table-cell office:value-type="float" office:value="22523697" calcext:value-type="float">
            <text:p>22523697</text:p>
          </table:table-cell>
          <table:table-cell office:value-type="float" office:value="21891487" calcext:value-type="float">
            <text:p>21891487</text:p>
          </table:table-cell>
          <table:table-cell office:value-type="float" office:value="21942051" calcext:value-type="float">
            <text:p>21942051</text:p>
          </table:table-cell>
          <table:table-cell office:value-type="float" office:value="21942344" calcext:value-type="float">
            <text:p>21942344</text:p>
          </table:table-cell>
          <table:table-cell office:value-type="float" office:value="22149573" calcext:value-type="float">
            <text:p>22149573</text:p>
          </table:table-cell>
          <table:table-cell office:value-type="float" office:value="22629504" calcext:value-type="float">
            <text:p>22629504</text:p>
          </table:table-cell>
          <table:table-cell table:formula="of:=MIN([.A274:.J274])" office:value-type="float" office:value="21819585" calcext:value-type="float">
            <text:p>21819585</text:p>
          </table:table-cell>
        </table:table-row>
        <table:table-row table:style-name="ro1">
          <table:table-cell office:value-type="float" office:value="21959881" calcext:value-type="float">
            <text:p>21959881</text:p>
          </table:table-cell>
          <table:table-cell office:value-type="float" office:value="22611090" calcext:value-type="float">
            <text:p>22611090</text:p>
          </table:table-cell>
          <table:table-cell office:value-type="float" office:value="22807505" calcext:value-type="float">
            <text:p>22807505</text:p>
          </table:table-cell>
          <table:table-cell office:value-type="float" office:value="21815785" calcext:value-type="float">
            <text:p>21815785</text:p>
          </table:table-cell>
          <table:table-cell office:value-type="float" office:value="21909024" calcext:value-type="float">
            <text:p>21909024</text:p>
          </table:table-cell>
          <table:table-cell office:value-type="float" office:value="21749729" calcext:value-type="float">
            <text:p>21749729</text:p>
          </table:table-cell>
          <table:table-cell office:value-type="float" office:value="22657855" calcext:value-type="float">
            <text:p>22657855</text:p>
          </table:table-cell>
          <table:table-cell office:value-type="float" office:value="22626873" calcext:value-type="float">
            <text:p>22626873</text:p>
          </table:table-cell>
          <table:table-cell office:value-type="float" office:value="21773112" calcext:value-type="float">
            <text:p>21773112</text:p>
          </table:table-cell>
          <table:table-cell office:value-type="float" office:value="22165649" calcext:value-type="float">
            <text:p>22165649</text:p>
          </table:table-cell>
          <table:table-cell table:formula="of:=MIN([.A275:.J275])" office:value-type="float" office:value="21749729" calcext:value-type="float">
            <text:p>21749729</text:p>
          </table:table-cell>
        </table:table-row>
        <table:table-row table:style-name="ro1">
          <table:table-cell office:value-type="float" office:value="22462025" calcext:value-type="float">
            <text:p>22462025</text:p>
          </table:table-cell>
          <table:table-cell office:value-type="float" office:value="22690591" calcext:value-type="float">
            <text:p>22690591</text:p>
          </table:table-cell>
          <table:table-cell office:value-type="float" office:value="22247781" calcext:value-type="float">
            <text:p>22247781</text:p>
          </table:table-cell>
          <table:table-cell office:value-type="float" office:value="22869469" calcext:value-type="float">
            <text:p>22869469</text:p>
          </table:table-cell>
          <table:table-cell office:value-type="float" office:value="21869566" calcext:value-type="float">
            <text:p>21869566</text:p>
          </table:table-cell>
          <table:table-cell office:value-type="float" office:value="22469917" calcext:value-type="float">
            <text:p>22469917</text:p>
          </table:table-cell>
          <table:table-cell office:value-type="float" office:value="21724885" calcext:value-type="float">
            <text:p>21724885</text:p>
          </table:table-cell>
          <table:table-cell office:value-type="float" office:value="21635738" calcext:value-type="float">
            <text:p>21635738</text:p>
          </table:table-cell>
          <table:table-cell office:value-type="float" office:value="22787629" calcext:value-type="float">
            <text:p>22787629</text:p>
          </table:table-cell>
          <table:table-cell office:value-type="float" office:value="23253238" calcext:value-type="float">
            <text:p>23253238</text:p>
          </table:table-cell>
          <table:table-cell table:formula="of:=MIN([.A276:.J276])" office:value-type="float" office:value="21635738" calcext:value-type="float">
            <text:p>21635738</text:p>
          </table:table-cell>
        </table:table-row>
        <table:table-row table:style-name="ro1">
          <table:table-cell office:value-type="float" office:value="20109139" calcext:value-type="float">
            <text:p>20109139</text:p>
          </table:table-cell>
          <table:table-cell office:value-type="float" office:value="20724104" calcext:value-type="float">
            <text:p>20724104</text:p>
          </table:table-cell>
          <table:table-cell office:value-type="float" office:value="20258789" calcext:value-type="float">
            <text:p>20258789</text:p>
          </table:table-cell>
          <table:table-cell office:value-type="float" office:value="21544838" calcext:value-type="float">
            <text:p>21544838</text:p>
          </table:table-cell>
          <table:table-cell office:value-type="float" office:value="19970012" calcext:value-type="float">
            <text:p>19970012</text:p>
          </table:table-cell>
          <table:table-cell office:value-type="float" office:value="19728586" calcext:value-type="float">
            <text:p>19728586</text:p>
          </table:table-cell>
          <table:table-cell office:value-type="float" office:value="19692634" calcext:value-type="float">
            <text:p>19692634</text:p>
          </table:table-cell>
          <table:table-cell office:value-type="float" office:value="19974981" calcext:value-type="float">
            <text:p>19974981</text:p>
          </table:table-cell>
          <table:table-cell office:value-type="float" office:value="19967674" calcext:value-type="float">
            <text:p>19967674</text:p>
          </table:table-cell>
          <table:table-cell office:value-type="float" office:value="21294642" calcext:value-type="float">
            <text:p>21294642</text:p>
          </table:table-cell>
          <table:table-cell table:formula="of:=MIN([.A277:.J277])" office:value-type="float" office:value="19692634" calcext:value-type="float">
            <text:p>19692634</text:p>
          </table:table-cell>
        </table:table-row>
        <table:table-row table:style-name="ro1">
          <table:table-cell office:value-type="float" office:value="23561890" calcext:value-type="float">
            <text:p>23561890</text:p>
          </table:table-cell>
          <table:table-cell office:value-type="float" office:value="26513666" calcext:value-type="float">
            <text:p>26513666</text:p>
          </table:table-cell>
          <table:table-cell office:value-type="float" office:value="23954135" calcext:value-type="float">
            <text:p>23954135</text:p>
          </table:table-cell>
          <table:table-cell office:value-type="float" office:value="25866257" calcext:value-type="float">
            <text:p>25866257</text:p>
          </table:table-cell>
          <table:table-cell office:value-type="float" office:value="26253240" calcext:value-type="float">
            <text:p>26253240</text:p>
          </table:table-cell>
          <table:table-cell office:value-type="float" office:value="22893728" calcext:value-type="float">
            <text:p>22893728</text:p>
          </table:table-cell>
          <table:table-cell office:value-type="float" office:value="23216702" calcext:value-type="float">
            <text:p>23216702</text:p>
          </table:table-cell>
          <table:table-cell office:value-type="float" office:value="22934941" calcext:value-type="float">
            <text:p>22934941</text:p>
          </table:table-cell>
          <table:table-cell office:value-type="float" office:value="23612162" calcext:value-type="float">
            <text:p>23612162</text:p>
          </table:table-cell>
          <table:table-cell office:value-type="float" office:value="24681045" calcext:value-type="float">
            <text:p>24681045</text:p>
          </table:table-cell>
          <table:table-cell table:formula="of:=MIN([.A278:.J278])" office:value-type="float" office:value="22893728" calcext:value-type="float">
            <text:p>22893728</text:p>
          </table:table-cell>
        </table:table-row>
        <table:table-row table:style-name="ro1">
          <table:table-cell office:value-type="float" office:value="19276421" calcext:value-type="float">
            <text:p>19276421</text:p>
          </table:table-cell>
          <table:table-cell office:value-type="float" office:value="19703156" calcext:value-type="float">
            <text:p>19703156</text:p>
          </table:table-cell>
          <table:table-cell office:value-type="float" office:value="19448577" calcext:value-type="float">
            <text:p>19448577</text:p>
          </table:table-cell>
          <table:table-cell office:value-type="float" office:value="20541719" calcext:value-type="float">
            <text:p>20541719</text:p>
          </table:table-cell>
          <table:table-cell office:value-type="float" office:value="19765120" calcext:value-type="float">
            <text:p>19765120</text:p>
          </table:table-cell>
          <table:table-cell office:value-type="float" office:value="23462221" calcext:value-type="float">
            <text:p>23462221</text:p>
          </table:table-cell>
          <table:table-cell office:value-type="float" office:value="19536555" calcext:value-type="float">
            <text:p>19536555</text:p>
          </table:table-cell>
          <table:table-cell office:value-type="float" office:value="19722447" calcext:value-type="float">
            <text:p>19722447</text:p>
          </table:table-cell>
          <table:table-cell office:value-type="float" office:value="19524278" calcext:value-type="float">
            <text:p>19524278</text:p>
          </table:table-cell>
          <table:table-cell office:value-type="float" office:value="19418179" calcext:value-type="float">
            <text:p>19418179</text:p>
          </table:table-cell>
          <table:table-cell table:formula="of:=MIN([.A279:.J279])" office:value-type="float" office:value="19276421" calcext:value-type="float">
            <text:p>19276421</text:p>
          </table:table-cell>
        </table:table-row>
        <table:table-row table:style-name="ro1">
          <table:table-cell office:value-type="float" office:value="24038605" calcext:value-type="float">
            <text:p>24038605</text:p>
          </table:table-cell>
          <table:table-cell office:value-type="float" office:value="24066079" calcext:value-type="float">
            <text:p>24066079</text:p>
          </table:table-cell>
          <table:table-cell office:value-type="float" office:value="23449360" calcext:value-type="float">
            <text:p>23449360</text:p>
          </table:table-cell>
          <table:table-cell office:value-type="float" office:value="24736287" calcext:value-type="float">
            <text:p>24736287</text:p>
          </table:table-cell>
          <table:table-cell office:value-type="float" office:value="23249730" calcext:value-type="float">
            <text:p>23249730</text:p>
          </table:table-cell>
          <table:table-cell office:value-type="float" office:value="25305948" calcext:value-type="float">
            <text:p>25305948</text:p>
          </table:table-cell>
          <table:table-cell office:value-type="float" office:value="23707155" calcext:value-type="float">
            <text:p>23707155</text:p>
          </table:table-cell>
          <table:table-cell office:value-type="float" office:value="22892267" calcext:value-type="float">
            <text:p>22892267</text:p>
          </table:table-cell>
          <table:table-cell office:value-type="float" office:value="23040455" calcext:value-type="float">
            <text:p>23040455</text:p>
          </table:table-cell>
          <table:table-cell office:value-type="float" office:value="23151523" calcext:value-type="float">
            <text:p>23151523</text:p>
          </table:table-cell>
          <table:table-cell table:formula="of:=MIN([.A280:.J280])" office:value-type="float" office:value="22892267" calcext:value-type="float">
            <text:p>22892267</text:p>
          </table:table-cell>
        </table:table-row>
        <table:table-row table:style-name="ro1">
          <table:table-cell office:value-type="float" office:value="22612843" calcext:value-type="float">
            <text:p>22612843</text:p>
          </table:table-cell>
          <table:table-cell office:value-type="float" office:value="25685333" calcext:value-type="float">
            <text:p>25685333</text:p>
          </table:table-cell>
          <table:table-cell office:value-type="float" office:value="22042013" calcext:value-type="float">
            <text:p>22042013</text:p>
          </table:table-cell>
          <table:table-cell office:value-type="float" office:value="23982486" calcext:value-type="float">
            <text:p>23982486</text:p>
          </table:table-cell>
          <table:table-cell office:value-type="float" office:value="22205692" calcext:value-type="float">
            <text:p>22205692</text:p>
          </table:table-cell>
          <table:table-cell office:value-type="float" office:value="23995932" calcext:value-type="float">
            <text:p>23995932</text:p>
          </table:table-cell>
          <table:table-cell office:value-type="float" office:value="23111480" calcext:value-type="float">
            <text:p>23111480</text:p>
          </table:table-cell>
          <table:table-cell office:value-type="float" office:value="25662243" calcext:value-type="float">
            <text:p>25662243</text:p>
          </table:table-cell>
          <table:table-cell office:value-type="float" office:value="22374047" calcext:value-type="float">
            <text:p>22374047</text:p>
          </table:table-cell>
          <table:table-cell office:value-type="float" office:value="22364402" calcext:value-type="float">
            <text:p>22364402</text:p>
          </table:table-cell>
          <table:table-cell table:formula="of:=MIN([.A281:.J281])" office:value-type="float" office:value="22042013" calcext:value-type="float">
            <text:p>22042013</text:p>
          </table:table-cell>
        </table:table-row>
        <table:table-row table:style-name="ro1">
          <table:table-cell office:value-type="float" office:value="25023602" calcext:value-type="float">
            <text:p>25023602</text:p>
          </table:table-cell>
          <table:table-cell office:value-type="float" office:value="23160291" calcext:value-type="float">
            <text:p>23160291</text:p>
          </table:table-cell>
          <table:table-cell office:value-type="float" office:value="21902009" calcext:value-type="float">
            <text:p>21902009</text:p>
          </table:table-cell>
          <table:table-cell office:value-type="float" office:value="27661172" calcext:value-type="float">
            <text:p>27661172</text:p>
          </table:table-cell>
          <table:table-cell office:value-type="float" office:value="22331082" calcext:value-type="float">
            <text:p>22331082</text:p>
          </table:table-cell>
          <table:table-cell office:value-type="float" office:value="25065399" calcext:value-type="float">
            <text:p>25065399</text:p>
          </table:table-cell>
          <table:table-cell office:value-type="float" office:value="22090240" calcext:value-type="float">
            <text:p>22090240</text:p>
          </table:table-cell>
          <table:table-cell office:value-type="float" office:value="22225567" calcext:value-type="float">
            <text:p>22225567</text:p>
          </table:table-cell>
          <table:table-cell office:value-type="float" office:value="23601641" calcext:value-type="float">
            <text:p>23601641</text:p>
          </table:table-cell>
          <table:table-cell office:value-type="float" office:value="23083421" calcext:value-type="float">
            <text:p>23083421</text:p>
          </table:table-cell>
          <table:table-cell table:formula="of:=MIN([.A282:.J282])" office:value-type="float" office:value="21902009" calcext:value-type="float">
            <text:p>21902009</text:p>
          </table:table-cell>
        </table:table-row>
        <table:table-row table:style-name="ro1">
          <table:table-cell office:value-type="float" office:value="23002750" calcext:value-type="float">
            <text:p>23002750</text:p>
          </table:table-cell>
          <table:table-cell office:value-type="float" office:value="22831472" calcext:value-type="float">
            <text:p>22831472</text:p>
          </table:table-cell>
          <table:table-cell office:value-type="float" office:value="23268729" calcext:value-type="float">
            <text:p>23268729</text:p>
          </table:table-cell>
          <table:table-cell office:value-type="float" office:value="24644217" calcext:value-type="float">
            <text:p>24644217</text:p>
          </table:table-cell>
          <table:table-cell office:value-type="float" office:value="23293573" calcext:value-type="float">
            <text:p>23293573</text:p>
          </table:table-cell>
          <table:table-cell office:value-type="float" office:value="23643145" calcext:value-type="float">
            <text:p>23643145</text:p>
          </table:table-cell>
          <table:table-cell office:value-type="float" office:value="22554679" calcext:value-type="float">
            <text:p>22554679</text:p>
          </table:table-cell>
          <table:table-cell office:value-type="float" office:value="23036948" calcext:value-type="float">
            <text:p>23036948</text:p>
          </table:table-cell>
          <table:table-cell office:value-type="float" office:value="22838486" calcext:value-type="float">
            <text:p>22838486</text:p>
          </table:table-cell>
          <table:table-cell office:value-type="float" office:value="22597060" calcext:value-type="float">
            <text:p>22597060</text:p>
          </table:table-cell>
          <table:table-cell table:formula="of:=MIN([.A283:.J283])" office:value-type="float" office:value="22554679" calcext:value-type="float">
            <text:p>22554679</text:p>
          </table:table-cell>
        </table:table-row>
        <table:table-row table:style-name="ro1">
          <table:table-cell office:value-type="float" office:value="21003820" calcext:value-type="float">
            <text:p>21003820</text:p>
          </table:table-cell>
          <table:table-cell office:value-type="float" office:value="19744368" calcext:value-type="float">
            <text:p>19744368</text:p>
          </table:table-cell>
          <table:table-cell office:value-type="float" office:value="19705787" calcext:value-type="float">
            <text:p>19705787</text:p>
          </table:table-cell>
          <table:table-cell office:value-type="float" office:value="21017850" calcext:value-type="float">
            <text:p>21017850</text:p>
          </table:table-cell>
          <table:table-cell office:value-type="float" office:value="19898694" calcext:value-type="float">
            <text:p>19898694</text:p>
          </table:table-cell>
          <table:table-cell office:value-type="float" office:value="20710951" calcext:value-type="float">
            <text:p>20710951</text:p>
          </table:table-cell>
          <table:table-cell office:value-type="float" office:value="20081372" calcext:value-type="float">
            <text:p>20081372</text:p>
          </table:table-cell>
          <table:table-cell office:value-type="float" office:value="20394408" calcext:value-type="float">
            <text:p>20394408</text:p>
          </table:table-cell>
          <table:table-cell office:value-type="float" office:value="20202962" calcext:value-type="float">
            <text:p>20202962</text:p>
          </table:table-cell>
          <table:table-cell office:value-type="float" office:value="20337998" calcext:value-type="float">
            <text:p>20337998</text:p>
          </table:table-cell>
          <table:table-cell table:formula="of:=MIN([.A284:.J284])" office:value-type="float" office:value="19705787" calcext:value-type="float">
            <text:p>19705787</text:p>
          </table:table-cell>
        </table:table-row>
        <table:table-row table:style-name="ro1">
          <table:table-cell office:value-type="float" office:value="22936110" calcext:value-type="float">
            <text:p>22936110</text:p>
          </table:table-cell>
          <table:table-cell office:value-type="float" office:value="22506160" calcext:value-type="float">
            <text:p>22506160</text:p>
          </table:table-cell>
          <table:table-cell office:value-type="float" office:value="22123853" calcext:value-type="float">
            <text:p>22123853</text:p>
          </table:table-cell>
          <table:table-cell office:value-type="float" office:value="22385154" calcext:value-type="float">
            <text:p>22385154</text:p>
          </table:table-cell>
          <table:table-cell office:value-type="float" office:value="22659317" calcext:value-type="float">
            <text:p>22659317</text:p>
          </table:table-cell>
          <table:table-cell office:value-type="float" office:value="23094820" calcext:value-type="float">
            <text:p>23094820</text:p>
          </table:table-cell>
          <table:table-cell office:value-type="float" office:value="23994178" calcext:value-type="float">
            <text:p>23994178</text:p>
          </table:table-cell>
          <table:table-cell office:value-type="float" office:value="23236870" calcext:value-type="float">
            <text:p>23236870</text:p>
          </table:table-cell>
          <table:table-cell office:value-type="float" office:value="22746710" calcext:value-type="float">
            <text:p>22746710</text:p>
          </table:table-cell>
          <table:table-cell office:value-type="float" office:value="22429289" calcext:value-type="float">
            <text:p>22429289</text:p>
          </table:table-cell>
          <table:table-cell table:formula="of:=MIN([.A285:.J285])" office:value-type="float" office:value="22123853" calcext:value-type="float">
            <text:p>22123853</text:p>
          </table:table-cell>
        </table:table-row>
        <table:table-row table:style-name="ro1">
          <table:table-cell office:value-type="float" office:value="25728590" calcext:value-type="float">
            <text:p>25728590</text:p>
          </table:table-cell>
          <table:table-cell office:value-type="float" office:value="23556628" calcext:value-type="float">
            <text:p>23556628</text:p>
          </table:table-cell>
          <table:table-cell office:value-type="float" office:value="23846574" calcext:value-type="float">
            <text:p>23846574</text:p>
          </table:table-cell>
          <table:table-cell office:value-type="float" office:value="23607194" calcext:value-type="float">
            <text:p>23607194</text:p>
          </table:table-cell>
          <table:table-cell office:value-type="float" office:value="23959396" calcext:value-type="float">
            <text:p>23959396</text:p>
          </table:table-cell>
          <table:table-cell office:value-type="float" office:value="24640710" calcext:value-type="float">
            <text:p>24640710</text:p>
          </table:table-cell>
          <table:table-cell office:value-type="float" office:value="23747198" calcext:value-type="float">
            <text:p>23747198</text:p>
          </table:table-cell>
          <table:table-cell office:value-type="float" office:value="24168963" calcext:value-type="float">
            <text:p>24168963</text:p>
          </table:table-cell>
          <table:table-cell office:value-type="float" office:value="24598621" calcext:value-type="float">
            <text:p>24598621</text:p>
          </table:table-cell>
          <table:table-cell office:value-type="float" office:value="23800978" calcext:value-type="float">
            <text:p>23800978</text:p>
          </table:table-cell>
          <table:table-cell table:formula="of:=MIN([.A286:.J286])" office:value-type="float" office:value="23556628" calcext:value-type="float">
            <text:p>23556628</text:p>
          </table:table-cell>
        </table:table-row>
        <table:table-row table:style-name="ro1">
          <table:table-cell office:value-type="float" office:value="22636519" calcext:value-type="float">
            <text:p>22636519</text:p>
          </table:table-cell>
          <table:table-cell office:value-type="float" office:value="19497097" calcext:value-type="float">
            <text:p>19497097</text:p>
          </table:table-cell>
          <table:table-cell office:value-type="float" office:value="19863620" calcext:value-type="float">
            <text:p>19863620</text:p>
          </table:table-cell>
          <table:table-cell office:value-type="float" office:value="19652592" calcext:value-type="float">
            <text:p>19652592</text:p>
          </table:table-cell>
          <table:table-cell office:value-type="float" office:value="20795714" calcext:value-type="float">
            <text:p>20795714</text:p>
          </table:table-cell>
          <table:table-cell office:value-type="float" office:value="19514049" calcext:value-type="float">
            <text:p>19514049</text:p>
          </table:table-cell>
          <table:table-cell office:value-type="float" office:value="19974688" calcext:value-type="float">
            <text:p>19974688</text:p>
          </table:table-cell>
          <table:table-cell office:value-type="float" office:value="19922077" calcext:value-type="float">
            <text:p>19922077</text:p>
          </table:table-cell>
          <table:table-cell office:value-type="float" office:value="19666036" calcext:value-type="float">
            <text:p>19666036</text:p>
          </table:table-cell>
          <table:table-cell office:value-type="float" office:value="20614790" calcext:value-type="float">
            <text:p>20614790</text:p>
          </table:table-cell>
          <table:table-cell table:formula="of:=MIN([.A287:.J287])" office:value-type="float" office:value="19497097" calcext:value-type="float">
            <text:p>19497097</text:p>
          </table:table-cell>
        </table:table-row>
        <table:table-row table:style-name="ro1">
          <table:table-cell office:value-type="float" office:value="25759865" calcext:value-type="float">
            <text:p>25759865</text:p>
          </table:table-cell>
          <table:table-cell office:value-type="float" office:value="23972256" calcext:value-type="float">
            <text:p>23972256</text:p>
          </table:table-cell>
          <table:table-cell office:value-type="float" office:value="23736091" calcext:value-type="float">
            <text:p>23736091</text:p>
          </table:table-cell>
          <table:table-cell office:value-type="float" office:value="22956570" calcext:value-type="float">
            <text:p>22956570</text:p>
          </table:table-cell>
          <table:table-cell office:value-type="float" office:value="23651621" calcext:value-type="float">
            <text:p>23651621</text:p>
          </table:table-cell>
          <table:table-cell office:value-type="float" office:value="22844332" calcext:value-type="float">
            <text:p>22844332</text:p>
          </table:table-cell>
          <table:table-cell office:value-type="float" office:value="23235409" calcext:value-type="float">
            <text:p>23235409</text:p>
          </table:table-cell>
          <table:table-cell office:value-type="float" office:value="23104758" calcext:value-type="float">
            <text:p>23104758</text:p>
          </table:table-cell>
          <table:table-cell office:value-type="float" office:value="23203257" calcext:value-type="float">
            <text:p>23203257</text:p>
          </table:table-cell>
          <table:table-cell office:value-type="float" office:value="22970892" calcext:value-type="float">
            <text:p>22970892</text:p>
          </table:table-cell>
          <table:table-cell table:formula="of:=MIN([.A288:.J288])" office:value-type="float" office:value="22844332" calcext:value-type="float">
            <text:p>22844332</text:p>
          </table:table-cell>
        </table:table-row>
        <table:table-row table:style-name="ro1">
          <table:table-cell office:value-type="float" office:value="23684941" calcext:value-type="float">
            <text:p>23684941</text:p>
          </table:table-cell>
          <table:table-cell office:value-type="float" office:value="22221183" calcext:value-type="float">
            <text:p>22221183</text:p>
          </table:table-cell>
          <table:table-cell office:value-type="float" office:value="21888563" calcext:value-type="float">
            <text:p>21888563</text:p>
          </table:table-cell>
          <table:table-cell office:value-type="float" office:value="22680068" calcext:value-type="float">
            <text:p>22680068</text:p>
          </table:table-cell>
          <table:table-cell office:value-type="float" office:value="23838683" calcext:value-type="float">
            <text:p>23838683</text:p>
          </table:table-cell>
          <table:table-cell office:value-type="float" office:value="22070364" calcext:value-type="float">
            <text:p>22070364</text:p>
          </table:table-cell>
          <table:table-cell office:value-type="float" office:value="22951893" calcext:value-type="float">
            <text:p>22951893</text:p>
          </table:table-cell>
          <table:table-cell office:value-type="float" office:value="22848425" calcext:value-type="float">
            <text:p>22848425</text:p>
          </table:table-cell>
          <table:table-cell office:value-type="float" office:value="22163019" calcext:value-type="float">
            <text:p>22163019</text:p>
          </table:table-cell>
          <table:table-cell office:value-type="float" office:value="21984725" calcext:value-type="float">
            <text:p>21984725</text:p>
          </table:table-cell>
          <table:table-cell table:formula="of:=MIN([.A289:.J289])" office:value-type="float" office:value="21888563" calcext:value-type="float">
            <text:p>21888563</text:p>
          </table:table-cell>
        </table:table-row>
        <table:table-row table:style-name="ro1">
          <table:table-cell office:value-type="float" office:value="23539384" calcext:value-type="float">
            <text:p>23539384</text:p>
          </table:table-cell>
          <table:table-cell office:value-type="float" office:value="22360603" calcext:value-type="float">
            <text:p>22360603</text:p>
          </table:table-cell>
          <table:table-cell office:value-type="float" office:value="22408830" calcext:value-type="float">
            <text:p>22408830</text:p>
          </table:table-cell>
          <table:table-cell office:value-type="float" office:value="22720988" calcext:value-type="float">
            <text:p>22720988</text:p>
          </table:table-cell>
          <table:table-cell office:value-type="float" office:value="22936109" calcext:value-type="float">
            <text:p>22936109</text:p>
          </table:table-cell>
          <table:table-cell office:value-type="float" office:value="28357978" calcext:value-type="float">
            <text:p>28357978</text:p>
          </table:table-cell>
          <table:table-cell office:value-type="float" office:value="23203257" calcext:value-type="float">
            <text:p>23203257</text:p>
          </table:table-cell>
          <table:table-cell office:value-type="float" office:value="22712805" calcext:value-type="float">
            <text:p>22712805</text:p>
          </table:table-cell>
          <table:table-cell office:value-type="float" office:value="22664286" calcext:value-type="float">
            <text:p>22664286</text:p>
          </table:table-cell>
          <table:table-cell office:value-type="float" office:value="22466701" calcext:value-type="float">
            <text:p>22466701</text:p>
          </table:table-cell>
          <table:table-cell table:formula="of:=MIN([.A290:.J290])" office:value-type="float" office:value="22360603" calcext:value-type="float">
            <text:p>22360603</text:p>
          </table:table-cell>
        </table:table-row>
        <table:table-row table:style-name="ro1">
          <table:table-cell office:value-type="float" office:value="24487845" calcext:value-type="float">
            <text:p>24487845</text:p>
          </table:table-cell>
          <table:table-cell office:value-type="float" office:value="23559259" calcext:value-type="float">
            <text:p>23559259</text:p>
          </table:table-cell>
          <table:table-cell office:value-type="float" office:value="22622196" calcext:value-type="float">
            <text:p>22622196</text:p>
          </table:table-cell>
          <table:table-cell office:value-type="float" office:value="22636810" calcext:value-type="float">
            <text:p>22636810</text:p>
          </table:table-cell>
          <table:table-cell office:value-type="float" office:value="23112649" calcext:value-type="float">
            <text:p>23112649</text:p>
          </table:table-cell>
          <table:table-cell office:value-type="float" office:value="24237650" calcext:value-type="float">
            <text:p>24237650</text:p>
          </table:table-cell>
          <table:table-cell office:value-type="float" office:value="22934941" calcext:value-type="float">
            <text:p>22934941</text:p>
          </table:table-cell>
          <table:table-cell office:value-type="float" office:value="22825919" calcext:value-type="float">
            <text:p>22825919</text:p>
          </table:table-cell>
          <table:table-cell office:value-type="float" office:value="23683772" calcext:value-type="float">
            <text:p>23683772</text:p>
          </table:table-cell>
          <table:table-cell office:value-type="float" office:value="23965242" calcext:value-type="float">
            <text:p>23965242</text:p>
          </table:table-cell>
          <table:table-cell table:formula="of:=MIN([.A291:.J291])" office:value-type="float" office:value="22622196" calcext:value-type="float">
            <text:p>22622196</text:p>
          </table:table-cell>
        </table:table-row>
        <table:table-row table:style-name="ro1">
          <table:table-cell office:value-type="float" office:value="21630477" calcext:value-type="float">
            <text:p>21630477</text:p>
          </table:table-cell>
          <table:table-cell office:value-type="float" office:value="20928703" calcext:value-type="float">
            <text:p>20928703</text:p>
          </table:table-cell>
          <table:table-cell office:value-type="float" office:value="22464656" calcext:value-type="float">
            <text:p>22464656</text:p>
          </table:table-cell>
          <table:table-cell office:value-type="float" office:value="21270675" calcext:value-type="float">
            <text:p>21270675</text:p>
          </table:table-cell>
          <table:table-cell office:value-type="float" office:value="20929872" calcext:value-type="float">
            <text:p>20929872</text:p>
          </table:table-cell>
          <table:table-cell office:value-type="float" office:value="21151131" calcext:value-type="float">
            <text:p>21151131</text:p>
          </table:table-cell>
          <table:table-cell office:value-type="float" office:value="20996805" calcext:value-type="float">
            <text:p>20996805</text:p>
          </table:table-cell>
          <table:table-cell office:value-type="float" office:value="21496319" calcext:value-type="float">
            <text:p>21496319</text:p>
          </table:table-cell>
          <table:table-cell office:value-type="float" office:value="21110796" calcext:value-type="float">
            <text:p>21110796</text:p>
          </table:table-cell>
          <table:table-cell office:value-type="float" office:value="20724396" calcext:value-type="float">
            <text:p>20724396</text:p>
          </table:table-cell>
          <table:table-cell table:formula="of:=MIN([.A292:.J292])" office:value-type="float" office:value="20724396" calcext:value-type="float">
            <text:p>20724396</text:p>
          </table:table-cell>
        </table:table-row>
        <table:table-row table:style-name="ro1">
          <table:table-cell office:value-type="float" office:value="22683576" calcext:value-type="float">
            <text:p>22683576</text:p>
          </table:table-cell>
          <table:table-cell office:value-type="float" office:value="21800587" calcext:value-type="float">
            <text:p>21800587</text:p>
          </table:table-cell>
          <table:table-cell office:value-type="float" office:value="21905809" calcext:value-type="float">
            <text:p>21905809</text:p>
          </table:table-cell>
          <table:table-cell office:value-type="float" office:value="22628335" calcext:value-type="float">
            <text:p>22628335</text:p>
          </table:table-cell>
          <table:table-cell office:value-type="float" office:value="21933576" calcext:value-type="float">
            <text:p>21933576</text:p>
          </table:table-cell>
          <table:table-cell office:value-type="float" office:value="22043767" calcext:value-type="float">
            <text:p>2204376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22673346" calcext:value-type="float">
            <text:p>22673346</text:p>
          </table:table-cell>
          <table:table-cell office:value-type="float" office:value="21983263" calcext:value-type="float">
            <text:p>21983263</text:p>
          </table:table-cell>
          <table:table-cell office:value-type="float" office:value="22277009" calcext:value-type="float">
            <text:p>22277009</text:p>
          </table:table-cell>
          <table:table-cell table:formula="of:=MIN([.A293:.J293])" office:value-type="float" office:value="21800587" calcext:value-type="float">
            <text:p>21800587</text:p>
          </table:table-cell>
        </table:table-row>
        <table:table-row table:style-name="ro1">
          <table:table-cell office:value-type="float" office:value="25319686" calcext:value-type="float">
            <text:p>25319686</text:p>
          </table:table-cell>
          <table:table-cell office:value-type="float" office:value="23394411" calcext:value-type="float">
            <text:p>23394411</text:p>
          </table:table-cell>
          <table:table-cell office:value-type="float" office:value="23231317" calcext:value-type="float">
            <text:p>23231317</text:p>
          </table:table-cell>
          <table:table-cell office:value-type="float" office:value="23294158" calcext:value-type="float">
            <text:p>23294158</text:p>
          </table:table-cell>
          <table:table-cell office:value-type="float" office:value="23642560" calcext:value-type="float">
            <text:p>23642560</text:p>
          </table:table-cell>
          <table:table-cell office:value-type="float" office:value="23176367" calcext:value-type="float">
            <text:p>23176367</text:p>
          </table:table-cell>
          <table:table-cell office:value-type="float" office:value="23595795" calcext:value-type="float">
            <text:p>23595795</text:p>
          </table:table-cell>
          <table:table-cell office:value-type="float" office:value="23483850" calcext:value-type="float">
            <text:p>23483850</text:p>
          </table:table-cell>
          <table:table-cell office:value-type="float" office:value="24052342" calcext:value-type="float">
            <text:p>24052342</text:p>
          </table:table-cell>
          <table:table-cell office:value-type="float" office:value="23258207" calcext:value-type="float">
            <text:p>23258207</text:p>
          </table:table-cell>
          <table:table-cell table:formula="of:=MIN([.A294:.J294])" office:value-type="float" office:value="23176367" calcext:value-type="float">
            <text:p>23176367</text:p>
          </table:table-cell>
        </table:table-row>
        <table:table-row table:style-name="ro1">
          <table:table-cell office:value-type="float" office:value="22970014" calcext:value-type="float">
            <text:p>22970014</text:p>
          </table:table-cell>
          <table:table-cell office:value-type="float" office:value="22272918" calcext:value-type="float">
            <text:p>22272918</text:p>
          </table:table-cell>
          <table:table-cell office:value-type="float" office:value="22141389" calcext:value-type="float">
            <text:p>22141389</text:p>
          </table:table-cell>
          <table:table-cell office:value-type="float" office:value="22262395" calcext:value-type="float">
            <text:p>22262395</text:p>
          </table:table-cell>
          <table:table-cell office:value-type="float" office:value="22482777" calcext:value-type="float">
            <text:p>22482777</text:p>
          </table:table-cell>
          <table:table-cell office:value-type="float" office:value="22843748" calcext:value-type="float">
            <text:p>22843748</text:p>
          </table:table-cell>
          <table:table-cell office:value-type="float" office:value="22364110" calcext:value-type="float">
            <text:p>22364110</text:p>
          </table:table-cell>
          <table:table-cell office:value-type="float" office:value="21959297" calcext:value-type="float">
            <text:p>21959297</text:p>
          </table:table-cell>
          <table:table-cell office:value-type="float" office:value="22552048" calcext:value-type="float">
            <text:p>22552048</text:p>
          </table:table-cell>
          <table:table-cell office:value-type="float" office:value="22526327" calcext:value-type="float">
            <text:p>22526327</text:p>
          </table:table-cell>
          <table:table-cell table:formula="of:=MIN([.A295:.J295])" office:value-type="float" office:value="21959297" calcext:value-type="float">
            <text:p>21959297</text:p>
          </table:table-cell>
        </table:table-row>
        <table:table-row table:style-name="ro1">
          <table:table-cell office:value-type="float" office:value="25075628" calcext:value-type="float">
            <text:p>25075628</text:p>
          </table:table-cell>
          <table:table-cell office:value-type="float" office:value="23294158" calcext:value-type="float">
            <text:p>23294158</text:p>
          </table:table-cell>
          <table:table-cell office:value-type="float" office:value="23132233" calcext:value-type="float">
            <text:p>23132233</text:p>
          </table:table-cell>
          <table:table-cell office:value-type="float" office:value="23254115" calcext:value-type="float">
            <text:p>23254115</text:p>
          </table:table-cell>
          <table:table-cell office:value-type="float" office:value="22724496" calcext:value-type="float">
            <text:p>22724496</text:p>
          </table:table-cell>
          <table:table-cell office:value-type="float" office:value="26279839" calcext:value-type="float">
            <text:p>26279839</text:p>
          </table:table-cell>
          <table:table-cell office:value-type="float" office:value="24299322" calcext:value-type="float">
            <text:p>24299322</text:p>
          </table:table-cell>
          <table:table-cell office:value-type="float" office:value="24410098" calcext:value-type="float">
            <text:p>24410098</text:p>
          </table:table-cell>
          <table:table-cell office:value-type="float" office:value="22732095" calcext:value-type="float">
            <text:p>22732095</text:p>
          </table:table-cell>
          <table:table-cell office:value-type="float" office:value="23062669" calcext:value-type="float">
            <text:p>23062669</text:p>
          </table:table-cell>
          <table:table-cell table:formula="of:=MIN([.A296:.J296])" office:value-type="float" office:value="22724496" calcext:value-type="float">
            <text:p>22724496</text:p>
          </table:table-cell>
        </table:table-row>
        <table:table-row table:style-name="ro1">
          <table:table-cell office:value-type="float" office:value="27130093" calcext:value-type="float">
            <text:p>27130093</text:p>
          </table:table-cell>
          <table:table-cell office:value-type="float" office:value="23355830" calcext:value-type="float">
            <text:p>23355830</text:p>
          </table:table-cell>
          <table:table-cell office:value-type="float" office:value="29722359" calcext:value-type="float">
            <text:p>29722359</text:p>
          </table:table-cell>
          <table:table-cell office:value-type="float" office:value="23204426" calcext:value-type="float">
            <text:p>23204426</text:p>
          </table:table-cell>
          <table:table-cell office:value-type="float" office:value="23072607" calcext:value-type="float">
            <text:p>23072607</text:p>
          </table:table-cell>
          <table:table-cell office:value-type="float" office:value="22997781" calcext:value-type="float">
            <text:p>22997781</text:p>
          </table:table-cell>
          <table:table-cell office:value-type="float" office:value="22685038" calcext:value-type="float">
            <text:p>22685038</text:p>
          </table:table-cell>
          <table:table-cell office:value-type="float" office:value="23794840" calcext:value-type="float">
            <text:p>23794840</text:p>
          </table:table-cell>
          <table:table-cell office:value-type="float" office:value="23091312" calcext:value-type="float">
            <text:p>23091312</text:p>
          </table:table-cell>
          <table:table-cell office:value-type="float" office:value="22607582" calcext:value-type="float">
            <text:p>22607582</text:p>
          </table:table-cell>
          <table:table-cell table:formula="of:=MIN([.A297:.J297])" office:value-type="float" office:value="22607582" calcext:value-type="float">
            <text:p>22607582</text:p>
          </table:table-cell>
        </table:table-row>
        <table:table-row table:style-name="ro1">
          <table:table-cell office:value-type="float" office:value="28616649" calcext:value-type="float">
            <text:p>28616649</text:p>
          </table:table-cell>
          <table:table-cell office:value-type="float" office:value="22388369" calcext:value-type="float">
            <text:p>22388369</text:p>
          </table:table-cell>
          <table:table-cell office:value-type="float" office:value="22240182" calcext:value-type="float">
            <text:p>22240182</text:p>
          </table:table-cell>
          <table:table-cell office:value-type="float" office:value="22820657" calcext:value-type="float">
            <text:p>22820657</text:p>
          </table:table-cell>
          <table:table-cell office:value-type="float" office:value="23680850" calcext:value-type="float">
            <text:p>23680850</text:p>
          </table:table-cell>
          <table:table-cell office:value-type="float" office:value="22794644" calcext:value-type="float">
            <text:p>22794644</text:p>
          </table:table-cell>
          <table:table-cell office:value-type="float" office:value="22860701" calcext:value-type="float">
            <text:p>22860701</text:p>
          </table:table-cell>
          <table:table-cell office:value-type="float" office:value="22714266" calcext:value-type="float">
            <text:p>22714266</text:p>
          </table:table-cell>
          <table:table-cell office:value-type="float" office:value="23133986" calcext:value-type="float">
            <text:p>23133986</text:p>
          </table:table-cell>
          <table:table-cell office:value-type="float" office:value="22306822" calcext:value-type="float">
            <text:p>22306822</text:p>
          </table:table-cell>
          <table:table-cell table:formula="of:=MIN([.A298:.J298])" office:value-type="float" office:value="22240182" calcext:value-type="float">
            <text:p>22240182</text:p>
          </table:table-cell>
        </table:table-row>
        <table:table-row table:style-name="ro1">
          <table:table-cell office:value-type="float" office:value="26785489" calcext:value-type="float">
            <text:p>26785489</text:p>
          </table:table-cell>
          <table:table-cell office:value-type="float" office:value="23904739" calcext:value-type="float">
            <text:p>23904739</text:p>
          </table:table-cell>
          <table:table-cell office:value-type="float" office:value="22863039" calcext:value-type="float">
            <text:p>22863039</text:p>
          </table:table-cell>
          <table:table-cell office:value-type="float" office:value="23447022" calcext:value-type="float">
            <text:p>23447022</text:p>
          </table:table-cell>
          <table:table-cell office:value-type="float" office:value="23178998" calcext:value-type="float">
            <text:p>23178998</text:p>
          </table:table-cell>
          <table:table-cell office:value-type="float" office:value="23186305" calcext:value-type="float">
            <text:p>23186305</text:p>
          </table:table-cell>
          <table:table-cell office:value-type="float" office:value="24045619" calcext:value-type="float">
            <text:p>24045619</text:p>
          </table:table-cell>
          <table:table-cell office:value-type="float" office:value="25919745" calcext:value-type="float">
            <text:p>25919745</text:p>
          </table:table-cell>
          <table:table-cell office:value-type="float" office:value="25792894" calcext:value-type="float">
            <text:p>25792894</text:p>
          </table:table-cell>
          <table:table-cell office:value-type="float" office:value="23454329" calcext:value-type="float">
            <text:p>23454329</text:p>
          </table:table-cell>
          <table:table-cell table:formula="of:=MIN([.A299:.J299])" office:value-type="float" office:value="22863039" calcext:value-type="float">
            <text:p>22863039</text:p>
          </table:table-cell>
        </table:table-row>
        <table:table-row table:style-name="ro1">
          <table:table-cell office:value-type="float" office:value="24186793" calcext:value-type="float">
            <text:p>24186793</text:p>
          </table:table-cell>
          <table:table-cell office:value-type="float" office:value="23868496" calcext:value-type="float">
            <text:p>23868496</text:p>
          </table:table-cell>
          <table:table-cell office:value-type="float" office:value="23263468" calcext:value-type="float">
            <text:p>23263468</text:p>
          </table:table-cell>
          <table:table-cell office:value-type="float" office:value="23731707" calcext:value-type="float">
            <text:p>23731707</text:p>
          </table:table-cell>
          <table:table-cell office:value-type="float" office:value="23468943" calcext:value-type="float">
            <text:p>23468943</text:p>
          </table:table-cell>
          <table:table-cell office:value-type="float" office:value="23437961" calcext:value-type="float">
            <text:p>23437961</text:p>
          </table:table-cell>
          <table:table-cell office:value-type="float" office:value="23430361" calcext:value-type="float">
            <text:p>23430361</text:p>
          </table:table-cell>
          <table:table-cell office:value-type="float" office:value="26093362" calcext:value-type="float">
            <text:p>26093362</text:p>
          </table:table-cell>
          <table:table-cell office:value-type="float" office:value="24938255" calcext:value-type="float">
            <text:p>24938255</text:p>
          </table:table-cell>
          <table:table-cell office:value-type="float" office:value="23390027" calcext:value-type="float">
            <text:p>23390027</text:p>
          </table:table-cell>
          <table:table-cell table:formula="of:=MIN([.A300:.J300])" office:value-type="float" office:value="23263468" calcext:value-type="float">
            <text:p>23263468</text:p>
          </table:table-cell>
        </table:table-row>
        <table:table-row table:style-name="ro1">
          <table:table-cell office:value-type="float" office:value="25178805" calcext:value-type="float">
            <text:p>25178805</text:p>
          </table:table-cell>
          <table:table-cell office:value-type="float" office:value="22866254" calcext:value-type="float">
            <text:p>22866254</text:p>
          </table:table-cell>
          <table:table-cell office:value-type="float" office:value="22873561" calcext:value-type="float">
            <text:p>22873561</text:p>
          </table:table-cell>
          <table:table-cell office:value-type="float" office:value="22617228" calcext:value-type="float">
            <text:p>22617228</text:p>
          </table:table-cell>
          <table:table-cell office:value-type="float" office:value="23273406" calcext:value-type="float">
            <text:p>23273406</text:p>
          </table:table-cell>
          <table:table-cell office:value-type="float" office:value="23307895" calcext:value-type="float">
            <text:p>23307895</text:p>
          </table:table-cell>
          <table:table-cell office:value-type="float" office:value="22510252" calcext:value-type="float">
            <text:p>22510252</text:p>
          </table:table-cell>
          <table:table-cell office:value-type="float" office:value="23790164" calcext:value-type="float">
            <text:p>23790164</text:p>
          </table:table-cell>
          <table:table-cell office:value-type="float" office:value="23015319" calcext:value-type="float">
            <text:p>23015319</text:p>
          </table:table-cell>
          <table:table-cell office:value-type="float" office:value="22938155" calcext:value-type="float">
            <text:p>22938155</text:p>
          </table:table-cell>
          <table:table-cell table:formula="of:=MIN([.A301:.J301])" office:value-type="float" office:value="22510252" calcext:value-type="float">
            <text:p>22510252</text:p>
          </table:table-cell>
        </table:table-row>
        <table:table-row table:style-name="ro1">
          <table:table-cell office:value-type="float" office:value="24655324" calcext:value-type="float">
            <text:p>24655324</text:p>
          </table:table-cell>
          <table:table-cell office:value-type="float" office:value="23901524" calcext:value-type="float">
            <text:p>23901524</text:p>
          </table:table-cell>
          <table:table-cell office:value-type="float" office:value="23490865" calcext:value-type="float">
            <text:p>23490865</text:p>
          </table:table-cell>
          <table:table-cell office:value-type="float" office:value="23650745" calcext:value-type="float">
            <text:p>23650745</text:p>
          </table:table-cell>
          <table:table-cell office:value-type="float" office:value="23604271" calcext:value-type="float">
            <text:p>23604271</text:p>
          </table:table-cell>
          <table:table-cell office:value-type="float" office:value="23487650" calcext:value-type="float">
            <text:p>23487650</text:p>
          </table:table-cell>
          <table:table-cell office:value-type="float" office:value="24014345" calcext:value-type="float">
            <text:p>24014345</text:p>
          </table:table-cell>
          <table:table-cell office:value-type="float" office:value="23789286" calcext:value-type="float">
            <text:p>23789286</text:p>
          </table:table-cell>
          <table:table-cell office:value-type="float" office:value="24362163" calcext:value-type="float">
            <text:p>24362163</text:p>
          </table:table-cell>
          <table:table-cell office:value-type="float" office:value="23807993" calcext:value-type="float">
            <text:p>23807993</text:p>
          </table:table-cell>
          <table:table-cell table:formula="of:=MIN([.A302:.J302])" office:value-type="float" office:value="23487650" calcext:value-type="float">
            <text:p>23487650</text:p>
          </table:table-cell>
        </table:table-row>
        <table:table-row table:style-name="ro1">
          <table:table-cell office:value-type="float" office:value="26336250" calcext:value-type="float">
            <text:p>26336250</text:p>
          </table:table-cell>
          <table:table-cell office:value-type="float" office:value="23747198" calcext:value-type="float">
            <text:p>23747198</text:p>
          </table:table-cell>
          <table:table-cell office:value-type="float" office:value="25072706" calcext:value-type="float">
            <text:p>25072706</text:p>
          </table:table-cell>
          <table:table-cell office:value-type="float" office:value="25327577" calcext:value-type="float">
            <text:p>25327577</text:p>
          </table:table-cell>
          <table:table-cell office:value-type="float" office:value="25049616" calcext:value-type="float">
            <text:p>25049616</text:p>
          </table:table-cell>
          <table:table-cell office:value-type="float" office:value="24854370" calcext:value-type="float">
            <text:p>24854370</text:p>
          </table:table-cell>
          <table:table-cell office:value-type="float" office:value="24343749" calcext:value-type="float">
            <text:p>24343749</text:p>
          </table:table-cell>
          <table:table-cell office:value-type="float" office:value="24635157" calcext:value-type="float">
            <text:p>24635157</text:p>
          </table:table-cell>
          <table:table-cell office:value-type="float" office:value="24933871" calcext:value-type="float">
            <text:p>24933871</text:p>
          </table:table-cell>
          <table:table-cell office:value-type="float" office:value="23969334" calcext:value-type="float">
            <text:p>23969334</text:p>
          </table:table-cell>
          <table:table-cell table:formula="of:=MIN([.A303:.J303])" office:value-type="float" office:value="23747198" calcext:value-type="float">
            <text:p>23747198</text:p>
          </table:table-cell>
        </table:table-row>
        <table:table-row table:style-name="ro1">
          <table:table-cell office:value-type="float" office:value="26511620" calcext:value-type="float">
            <text:p>26511620</text:p>
          </table:table-cell>
          <table:table-cell office:value-type="float" office:value="24979467" calcext:value-type="float">
            <text:p>24979467</text:p>
          </table:table-cell>
          <table:table-cell office:value-type="float" office:value="24613820" calcext:value-type="float">
            <text:p>24613820</text:p>
          </table:table-cell>
          <table:table-cell office:value-type="float" office:value="25149576" calcext:value-type="float">
            <text:p>25149576</text:p>
          </table:table-cell>
          <table:table-cell office:value-type="float" office:value="25279935" calcext:value-type="float">
            <text:p>25279935</text:p>
          </table:table-cell>
          <table:table-cell office:value-type="float" office:value="26653378" calcext:value-type="float">
            <text:p>26653378</text:p>
          </table:table-cell>
          <table:table-cell office:value-type="float" office:value="25364698" calcext:value-type="float">
            <text:p>25364698</text:p>
          </table:table-cell>
          <table:table-cell office:value-type="float" office:value="24645386" calcext:value-type="float">
            <text:p>24645386</text:p>
          </table:table-cell>
          <table:table-cell office:value-type="float" office:value="24665554" calcext:value-type="float">
            <text:p>24665554</text:p>
          </table:table-cell>
          <table:table-cell office:value-type="float" office:value="27310432" calcext:value-type="float">
            <text:p>27310432</text:p>
          </table:table-cell>
          <table:table-cell table:formula="of:=MIN([.A304:.J304])" office:value-type="float" office:value="24613820" calcext:value-type="float">
            <text:p>24613820</text:p>
          </table:table-cell>
        </table:table-row>
        <table:table-row table:style-name="ro1">
          <table:table-cell office:value-type="float" office:value="24732779" calcext:value-type="float">
            <text:p>24732779</text:p>
          </table:table-cell>
          <table:table-cell office:value-type="float" office:value="22827672" calcext:value-type="float">
            <text:p>22827672</text:p>
          </table:table-cell>
          <table:table-cell office:value-type="float" office:value="22993105" calcext:value-type="float">
            <text:p>22993105</text:p>
          </table:table-cell>
          <table:table-cell office:value-type="float" office:value="23431531" calcext:value-type="float">
            <text:p>23431531</text:p>
          </table:table-cell>
          <table:table-cell office:value-type="float" office:value="23247100" calcext:value-type="float">
            <text:p>23247100</text:p>
          </table:table-cell>
          <table:table-cell office:value-type="float" office:value="23449653" calcext:value-type="float">
            <text:p>23449653</text:p>
          </table:table-cell>
          <table:table-cell office:value-type="float" office:value="23278082" calcext:value-type="float">
            <text:p>23278082</text:p>
          </table:table-cell>
          <table:table-cell office:value-type="float" office:value="23997685" calcext:value-type="float">
            <text:p>23997685</text:p>
          </table:table-cell>
          <table:table-cell office:value-type="float" office:value="23686695" calcext:value-type="float">
            <text:p>23686695</text:p>
          </table:table-cell>
          <table:table-cell office:value-type="float" office:value="23555751" calcext:value-type="float">
            <text:p>23555751</text:p>
          </table:table-cell>
          <table:table-cell table:formula="of:=MIN([.A305:.J305])" office:value-type="float" office:value="22827672" calcext:value-type="float">
            <text:p>22827672</text:p>
          </table:table-cell>
        </table:table-row>
        <table:table-row table:style-name="ro1">
          <table:table-cell office:value-type="float" office:value="24909903" calcext:value-type="float">
            <text:p>24909903</text:p>
          </table:table-cell>
          <table:table-cell office:value-type="float" office:value="22893436" calcext:value-type="float">
            <text:p>22893436</text:p>
          </table:table-cell>
          <table:table-cell office:value-type="float" office:value="23940397" calcext:value-type="float">
            <text:p>23940397</text:p>
          </table:table-cell>
          <table:table-cell office:value-type="float" office:value="23449069" calcext:value-type="float">
            <text:p>23449069</text:p>
          </table:table-cell>
          <table:table-cell office:value-type="float" office:value="24192054" calcext:value-type="float">
            <text:p>24192054</text:p>
          </table:table-cell>
          <table:table-cell office:value-type="float" office:value="23722354" calcext:value-type="float">
            <text:p>23722354</text:p>
          </table:table-cell>
          <table:table-cell office:value-type="float" office:value="23681726" calcext:value-type="float">
            <text:p>23681726</text:p>
          </table:table-cell>
          <table:table-cell office:value-type="float" office:value="24172763" calcext:value-type="float">
            <text:p>24172763</text:p>
          </table:table-cell>
          <table:table-cell office:value-type="float" office:value="23340047" calcext:value-type="float">
            <text:p>23340047</text:p>
          </table:table-cell>
          <table:table-cell office:value-type="float" office:value="23868495" calcext:value-type="float">
            <text:p>23868495</text:p>
          </table:table-cell>
          <table:table-cell table:formula="of:=MIN([.A306:.J306])" office:value-type="float" office:value="22893436" calcext:value-type="float">
            <text:p>22893436</text:p>
          </table:table-cell>
        </table:table-row>
        <table:table-row table:style-name="ro1">
          <table:table-cell office:value-type="float" office:value="23151523" calcext:value-type="float">
            <text:p>23151523</text:p>
          </table:table-cell>
          <table:table-cell office:value-type="float" office:value="23057407" calcext:value-type="float">
            <text:p>23057407</text:p>
          </table:table-cell>
          <table:table-cell office:value-type="float" office:value="22415551" calcext:value-type="float">
            <text:p>22415551</text:p>
          </table:table-cell>
          <table:table-cell office:value-type="float" office:value="27574072" calcext:value-type="float">
            <text:p>27574072</text:p>
          </table:table-cell>
          <table:table-cell office:value-type="float" office:value="22217383" calcext:value-type="float">
            <text:p>22217383</text:p>
          </table:table-cell>
          <table:table-cell office:value-type="float" office:value="33260457" calcext:value-type="float">
            <text:p>33260457</text:p>
          </table:table-cell>
          <table:table-cell office:value-type="float" office:value="23305849" calcext:value-type="float">
            <text:p>23305849</text:p>
          </table:table-cell>
          <table:table-cell office:value-type="float" office:value="26557801" calcext:value-type="float">
            <text:p>26557801</text:p>
          </table:table-cell>
          <table:table-cell office:value-type="float" office:value="22306823" calcext:value-type="float">
            <text:p>22306823</text:p>
          </table:table-cell>
          <table:table-cell office:value-type="float" office:value="22248657" calcext:value-type="float">
            <text:p>22248657</text:p>
          </table:table-cell>
          <table:table-cell table:formula="of:=MIN([.A307:.J307])" office:value-type="float" office:value="22217383" calcext:value-type="float">
            <text:p>22217383</text:p>
          </table:table-cell>
        </table:table-row>
        <table:table-row table:style-name="ro1">
          <table:table-cell office:value-type="float" office:value="26026720" calcext:value-type="float">
            <text:p>26026720</text:p>
          </table:table-cell>
          <table:table-cell office:value-type="float" office:value="25441276" calcext:value-type="float">
            <text:p>25441276</text:p>
          </table:table-cell>
          <table:table-cell office:value-type="float" office:value="24638956" calcext:value-type="float">
            <text:p>24638956</text:p>
          </table:table-cell>
          <table:table-cell office:value-type="float" office:value="36279458" calcext:value-type="float">
            <text:p>36279458</text:p>
          </table:table-cell>
          <table:table-cell office:value-type="float" office:value="25824167" calcext:value-type="float">
            <text:p>25824167</text:p>
          </table:table-cell>
          <table:table-cell office:value-type="float" office:value="39508904" calcext:value-type="float">
            <text:p>39508904</text:p>
          </table:table-cell>
          <table:table-cell office:value-type="float" office:value="31239022" calcext:value-type="float">
            <text:p>31239022</text:p>
          </table:table-cell>
          <table:table-cell office:value-type="float" office:value="37250718" calcext:value-type="float">
            <text:p>37250718</text:p>
          </table:table-cell>
          <table:table-cell office:value-type="float" office:value="25539191" calcext:value-type="float">
            <text:p>25539191</text:p>
          </table:table-cell>
          <table:table-cell office:value-type="float" office:value="24685429" calcext:value-type="float">
            <text:p>24685429</text:p>
          </table:table-cell>
          <table:table-cell table:formula="of:=MIN([.A308:.J308])" office:value-type="float" office:value="24638956" calcext:value-type="float">
            <text:p>24638956</text:p>
          </table:table-cell>
        </table:table-row>
        <table:table-row table:style-name="ro1">
          <table:table-cell office:value-type="float" office:value="21215141" calcext:value-type="float">
            <text:p>21215141</text:p>
          </table:table-cell>
          <table:table-cell office:value-type="float" office:value="24092385" calcext:value-type="float">
            <text:p>24092385</text:p>
          </table:table-cell>
          <table:table-cell office:value-type="float" office:value="20420713" calcext:value-type="float">
            <text:p>20420713</text:p>
          </table:table-cell>
          <table:table-cell office:value-type="float" office:value="31135844" calcext:value-type="float">
            <text:p>31135844</text:p>
          </table:table-cell>
          <table:table-cell office:value-type="float" office:value="20892167" calcext:value-type="float">
            <text:p>20892167</text:p>
          </table:table-cell>
          <table:table-cell office:value-type="float" office:value="24268340" calcext:value-type="float">
            <text:p>24268340</text:p>
          </table:table-cell>
          <table:table-cell office:value-type="float" office:value="26267562" calcext:value-type="float">
            <text:p>26267562</text:p>
          </table:table-cell>
          <table:table-cell office:value-type="float" office:value="33864316" calcext:value-type="float">
            <text:p>33864316</text:p>
          </table:table-cell>
          <table:table-cell office:value-type="float" office:value="20399084" calcext:value-type="float">
            <text:p>20399084</text:p>
          </table:table-cell>
          <table:table-cell office:value-type="float" office:value="20315784" calcext:value-type="float">
            <text:p>20315784</text:p>
          </table:table-cell>
          <table:table-cell table:formula="of:=MIN([.A309:.J309])" office:value-type="float" office:value="20315784" calcext:value-type="float">
            <text:p>20315784</text:p>
          </table:table-cell>
        </table:table-row>
        <table:table-row table:style-name="ro1">
          <table:table-cell office:value-type="float" office:value="25885255" calcext:value-type="float">
            <text:p>25885255</text:p>
          </table:table-cell>
          <table:table-cell office:value-type="float" office:value="35583823" calcext:value-type="float">
            <text:p>35583823</text:p>
          </table:table-cell>
          <table:table-cell office:value-type="float" office:value="25262690" calcext:value-type="float">
            <text:p>25262690</text:p>
          </table:table-cell>
          <table:table-cell office:value-type="float" office:value="25230539" calcext:value-type="float">
            <text:p>25230539</text:p>
          </table:table-cell>
          <table:table-cell office:value-type="float" office:value="25270290" calcext:value-type="float">
            <text:p>25270290</text:p>
          </table:table-cell>
          <table:table-cell office:value-type="float" office:value="24555948" calcext:value-type="float">
            <text:p>24555948</text:p>
          </table:table-cell>
          <table:table-cell office:value-type="float" office:value="37802550" calcext:value-type="float">
            <text:p>37802550</text:p>
          </table:table-cell>
          <table:table-cell office:value-type="float" office:value="26867037" calcext:value-type="float">
            <text:p>26867037</text:p>
          </table:table-cell>
          <table:table-cell office:value-type="float" office:value="25509086" calcext:value-type="float">
            <text:p>25509086</text:p>
          </table:table-cell>
          <table:table-cell office:value-type="float" office:value="25005188" calcext:value-type="float">
            <text:p>25005188</text:p>
          </table:table-cell>
          <table:table-cell table:formula="of:=MIN([.A310:.J310])" office:value-type="float" office:value="24555948" calcext:value-type="float">
            <text:p>24555948</text:p>
          </table:table-cell>
        </table:table-row>
        <table:table-row table:style-name="ro1">
          <table:table-cell office:value-type="float" office:value="24057311" calcext:value-type="float">
            <text:p>24057311</text:p>
          </table:table-cell>
          <table:table-cell office:value-type="float" office:value="34004612" calcext:value-type="float">
            <text:p>34004612</text:p>
          </table:table-cell>
          <table:table-cell office:value-type="float" office:value="23078452" calcext:value-type="float">
            <text:p>23078452</text:p>
          </table:table-cell>
          <table:table-cell office:value-type="float" office:value="24008792" calcext:value-type="float">
            <text:p>24008792</text:p>
          </table:table-cell>
          <table:table-cell office:value-type="float" office:value="24427927" calcext:value-type="float">
            <text:p>24427927</text:p>
          </table:table-cell>
          <table:table-cell office:value-type="float" office:value="23100958" calcext:value-type="float">
            <text:p>23100958</text:p>
          </table:table-cell>
          <table:table-cell office:value-type="float" office:value="24992328" calcext:value-type="float">
            <text:p>24992328</text:p>
          </table:table-cell>
          <table:table-cell office:value-type="float" office:value="23470113" calcext:value-type="float">
            <text:p>23470113</text:p>
          </table:table-cell>
          <table:table-cell office:value-type="float" office:value="23175198" calcext:value-type="float">
            <text:p>23175198</text:p>
          </table:table-cell>
          <table:table-cell office:value-type="float" office:value="22783830" calcext:value-type="float">
            <text:p>22783830</text:p>
          </table:table-cell>
          <table:table-cell table:formula="of:=MIN([.A311:.J311])" office:value-type="float" office:value="22783830" calcext:value-type="float">
            <text:p>22783830</text:p>
          </table:table-cell>
        </table:table-row>
        <table:table-row table:style-name="ro1">
          <table:table-cell office:value-type="float" office:value="24683676" calcext:value-type="float">
            <text:p>24683676</text:p>
          </table:table-cell>
          <table:table-cell office:value-type="float" office:value="25581572" calcext:value-type="float">
            <text:p>25581572</text:p>
          </table:table-cell>
          <table:table-cell office:value-type="float" office:value="25260937" calcext:value-type="float">
            <text:p>25260937</text:p>
          </table:table-cell>
          <table:table-cell office:value-type="float" office:value="24251095" calcext:value-type="float">
            <text:p>24251095</text:p>
          </table:table-cell>
          <table:table-cell office:value-type="float" office:value="24439619" calcext:value-type="float">
            <text:p>24439619</text:p>
          </table:table-cell>
          <table:table-cell office:value-type="float" office:value="24983559" calcext:value-type="float">
            <text:p>24983559</text:p>
          </table:table-cell>
          <table:table-cell office:value-type="float" office:value="24557409" calcext:value-type="float">
            <text:p>24557409</text:p>
          </table:table-cell>
          <table:table-cell office:value-type="float" office:value="24336150" calcext:value-type="float">
            <text:p>24336150</text:p>
          </table:table-cell>
          <table:table-cell office:value-type="float" office:value="24338780" calcext:value-type="float">
            <text:p>24338780</text:p>
          </table:table-cell>
          <table:table-cell office:value-type="float" office:value="25173252" calcext:value-type="float">
            <text:p>25173252</text:p>
          </table:table-cell>
          <table:table-cell table:formula="of:=MIN([.A312:.J312])" office:value-type="float" office:value="24251095" calcext:value-type="float">
            <text:p>24251095</text:p>
          </table:table-cell>
        </table:table-row>
        <table:table-row table:style-name="ro1">
          <table:table-cell office:value-type="float" office:value="23285389" calcext:value-type="float">
            <text:p>23285389</text:p>
          </table:table-cell>
          <table:table-cell office:value-type="float" office:value="22796106" calcext:value-type="float">
            <text:p>22796106</text:p>
          </table:table-cell>
          <table:table-cell office:value-type="float" office:value="23106512" calcext:value-type="float">
            <text:p>23106512</text:p>
          </table:table-cell>
          <table:table-cell office:value-type="float" office:value="23003920" calcext:value-type="float">
            <text:p>23003920</text:p>
          </table:table-cell>
          <table:table-cell office:value-type="float" office:value="23726738" calcext:value-type="float">
            <text:p>23726738</text:p>
          </table:table-cell>
          <table:table-cell office:value-type="float" office:value="22704913" calcext:value-type="float">
            <text:p>22704913</text:p>
          </table:table-cell>
          <table:table-cell office:value-type="float" office:value="23064130" calcext:value-type="float">
            <text:p>23064130</text:p>
          </table:table-cell>
          <table:table-cell office:value-type="float" office:value="23320463" calcext:value-type="float">
            <text:p>23320463</text:p>
          </table:table-cell>
          <table:table-cell office:value-type="float" office:value="23356998" calcext:value-type="float">
            <text:p>23356998</text:p>
          </table:table-cell>
          <table:table-cell office:value-type="float" office:value="23042208" calcext:value-type="float">
            <text:p>23042208</text:p>
          </table:table-cell>
          <table:table-cell table:formula="of:=MIN([.A313:.J313])" office:value-type="float" office:value="22704913" calcext:value-type="float">
            <text:p>22704913</text:p>
          </table:table-cell>
        </table:table-row>
        <table:table-row table:style-name="ro1">
          <table:table-cell office:value-type="float" office:value="24894412" calcext:value-type="float">
            <text:p>24894412</text:p>
          </table:table-cell>
          <table:table-cell office:value-type="float" office:value="23822899" calcext:value-type="float">
            <text:p>23822899</text:p>
          </table:table-cell>
          <table:table-cell office:value-type="float" office:value="23549906" calcext:value-type="float">
            <text:p>23549906</text:p>
          </table:table-cell>
          <table:table-cell office:value-type="float" office:value="23999438" calcext:value-type="float">
            <text:p>23999438</text:p>
          </table:table-cell>
          <table:table-cell office:value-type="float" office:value="24210468" calcext:value-type="float">
            <text:p>24210468</text:p>
          </table:table-cell>
          <table:table-cell office:value-type="float" office:value="24104953" calcext:value-type="float">
            <text:p>24104953</text:p>
          </table:table-cell>
          <table:table-cell office:value-type="float" office:value="24289969" calcext:value-type="float">
            <text:p>24289969</text:p>
          </table:table-cell>
          <table:table-cell office:value-type="float" office:value="23367813" calcext:value-type="float">
            <text:p>23367813</text:p>
          </table:table-cell>
          <table:table-cell office:value-type="float" office:value="23439130" calcext:value-type="float">
            <text:p>23439130</text:p>
          </table:table-cell>
          <table:table-cell office:value-type="float" office:value="23261129" calcext:value-type="float">
            <text:p>23261129</text:p>
          </table:table-cell>
          <table:table-cell table:formula="of:=MIN([.A314:.J314])" office:value-type="float" office:value="23261129" calcext:value-type="float">
            <text:p>23261129</text:p>
          </table:table-cell>
        </table:table-row>
        <table:table-row table:style-name="ro1">
          <table:table-cell office:value-type="float" office:value="23801563" calcext:value-type="float">
            <text:p>23801563</text:p>
          </table:table-cell>
          <table:table-cell office:value-type="float" office:value="23644606" calcext:value-type="float">
            <text:p>23644606</text:p>
          </table:table-cell>
          <table:table-cell office:value-type="float" office:value="24002654" calcext:value-type="float">
            <text:p>24002654</text:p>
          </table:table-cell>
          <table:table-cell office:value-type="float" office:value="23832545" calcext:value-type="float">
            <text:p>23832545</text:p>
          </table:table-cell>
          <table:table-cell office:value-type="float" office:value="23883402" calcext:value-type="float">
            <text:p>23883402</text:p>
          </table:table-cell>
          <table:table-cell office:value-type="float" office:value="23490865" calcext:value-type="float">
            <text:p>23490865</text:p>
          </table:table-cell>
          <table:table-cell office:value-type="float" office:value="23750121" calcext:value-type="float">
            <text:p>23750121</text:p>
          </table:table-cell>
          <table:table-cell office:value-type="float" office:value="23707155" calcext:value-type="float">
            <text:p>23707155</text:p>
          </table:table-cell>
          <table:table-cell office:value-type="float" office:value="23769411" calcext:value-type="float">
            <text:p>23769411</text:p>
          </table:table-cell>
          <table:table-cell office:value-type="float" office:value="24648017" calcext:value-type="float">
            <text:p>24648017</text:p>
          </table:table-cell>
          <table:table-cell table:formula="of:=MIN([.A315:.J315])" office:value-type="float" office:value="23490865" calcext:value-type="float">
            <text:p>23490865</text:p>
          </table:table-cell>
        </table:table-row>
        <table:table-row table:style-name="ro1">
          <table:table-cell office:value-type="float" office:value="28950438" calcext:value-type="float">
            <text:p>28950438</text:p>
          </table:table-cell>
          <table:table-cell office:value-type="float" office:value="23939813" calcext:value-type="float">
            <text:p>23939813</text:p>
          </table:table-cell>
          <table:table-cell office:value-type="float" office:value="24297861" calcext:value-type="float">
            <text:p>24297861</text:p>
          </table:table-cell>
          <table:table-cell office:value-type="float" office:value="24921887" calcext:value-type="float">
            <text:p>24921887</text:p>
          </table:table-cell>
          <table:table-cell office:value-type="float" office:value="24686891" calcext:value-type="float">
            <text:p>24686891</text:p>
          </table:table-cell>
          <table:table-cell office:value-type="float" office:value="24283831" calcext:value-type="float">
            <text:p>24283831</text:p>
          </table:table-cell>
          <table:table-cell office:value-type="float" office:value="25054584" calcext:value-type="float">
            <text:p>25054584</text:p>
          </table:table-cell>
          <table:table-cell office:value-type="float" office:value="24838294" calcext:value-type="float">
            <text:p>24838294</text:p>
          </table:table-cell>
          <table:table-cell office:value-type="float" office:value="24954623" calcext:value-type="float">
            <text:p>24954623</text:p>
          </table:table-cell>
          <table:table-cell office:value-type="float" office:value="24288215" calcext:value-type="float">
            <text:p>24288215</text:p>
          </table:table-cell>
          <table:table-cell table:formula="of:=MIN([.A316:.J316])" office:value-type="float" office:value="23939813" calcext:value-type="float">
            <text:p>23939813</text:p>
          </table:table-cell>
        </table:table-row>
        <table:table-row table:style-name="ro1">
          <table:table-cell office:value-type="float" office:value="24128628" calcext:value-type="float">
            <text:p>24128628</text:p>
          </table:table-cell>
          <table:table-cell office:value-type="float" office:value="23627654" calcext:value-type="float">
            <text:p>23627654</text:p>
          </table:table-cell>
          <table:table-cell office:value-type="float" office:value="23620054" calcext:value-type="float">
            <text:p>23620054</text:p>
          </table:table-cell>
          <table:table-cell office:value-type="float" office:value="22717481" calcext:value-type="float">
            <text:p>22717481</text:p>
          </table:table-cell>
          <table:table-cell office:value-type="float" office:value="22687668" calcext:value-type="float">
            <text:p>22687668</text:p>
          </table:table-cell>
          <table:table-cell office:value-type="float" office:value="23295911" calcext:value-type="float">
            <text:p>23295911</text:p>
          </table:table-cell>
          <table:table-cell office:value-type="float" office:value="23008888" calcext:value-type="float">
            <text:p>23008888</text:p>
          </table:table-cell>
          <table:table-cell office:value-type="float" office:value="22850471" calcext:value-type="float">
            <text:p>22850471</text:p>
          </table:table-cell>
          <table:table-cell office:value-type="float" office:value="22927341" calcext:value-type="float">
            <text:p>22927341</text:p>
          </table:table-cell>
          <table:table-cell office:value-type="float" office:value="23371613" calcext:value-type="float">
            <text:p>23371613</text:p>
          </table:table-cell>
          <table:table-cell table:formula="of:=MIN([.A317:.J317])" office:value-type="float" office:value="22687668" calcext:value-type="float">
            <text:p>22687668</text:p>
          </table:table-cell>
        </table:table-row>
        <table:table-row table:style-name="ro1">
          <table:table-cell office:value-type="float" office:value="24589268" calcext:value-type="float">
            <text:p>24589268</text:p>
          </table:table-cell>
          <table:table-cell office:value-type="float" office:value="23083128" calcext:value-type="float">
            <text:p>23083128</text:p>
          </table:table-cell>
          <table:table-cell office:value-type="float" office:value="23678219" calcext:value-type="float">
            <text:p>23678219</text:p>
          </table:table-cell>
          <table:table-cell office:value-type="float" office:value="23874633" calcext:value-type="float">
            <text:p>23874633</text:p>
          </table:table-cell>
          <table:table-cell office:value-type="float" office:value="23560136" calcext:value-type="float">
            <text:p>23560136</text:p>
          </table:table-cell>
          <table:table-cell office:value-type="float" office:value="23150061" calcext:value-type="float">
            <text:p>23150061</text:p>
          </table:table-cell>
          <table:table-cell office:value-type="float" office:value="23473327" calcext:value-type="float">
            <text:p>23473327</text:p>
          </table:table-cell>
          <table:table-cell office:value-type="float" office:value="24512397" calcext:value-type="float">
            <text:p>24512397</text:p>
          </table:table-cell>
          <table:table-cell office:value-type="float" office:value="24361871" calcext:value-type="float">
            <text:p>24361871</text:p>
          </table:table-cell>
          <table:table-cell office:value-type="float" office:value="24074263" calcext:value-type="float">
            <text:p>24074263</text:p>
          </table:table-cell>
          <table:table-cell table:formula="of:=MIN([.A318:.J318])" office:value-type="float" office:value="23083128" calcext:value-type="float">
            <text:p>23083128</text:p>
          </table:table-cell>
        </table:table-row>
        <table:table-row table:style-name="ro1">
          <table:table-cell office:value-type="float" office:value="25299518" calcext:value-type="float">
            <text:p>25299518</text:p>
          </table:table-cell>
          <table:table-cell office:value-type="float" office:value="24650940" calcext:value-type="float">
            <text:p>24650940</text:p>
          </table:table-cell>
          <table:table-cell office:value-type="float" office:value="24441079" calcext:value-type="float">
            <text:p>24441079</text:p>
          </table:table-cell>
          <table:table-cell office:value-type="float" office:value="25016294" calcext:value-type="float">
            <text:p>25016294</text:p>
          </table:table-cell>
          <table:table-cell office:value-type="float" office:value="24613235" calcext:value-type="float">
            <text:p>24613235</text:p>
          </table:table-cell>
          <table:table-cell office:value-type="float" office:value="24186500" calcext:value-type="float">
            <text:p>24186500</text:p>
          </table:table-cell>
          <table:table-cell office:value-type="float" office:value="24980929" calcext:value-type="float">
            <text:p>24980929</text:p>
          </table:table-cell>
          <table:table-cell office:value-type="float" office:value="24059065" calcext:value-type="float">
            <text:p>24059065</text:p>
          </table:table-cell>
          <table:table-cell office:value-type="float" office:value="24379408" calcext:value-type="float">
            <text:p>24379408</text:p>
          </table:table-cell>
          <table:table-cell office:value-type="float" office:value="23956765" calcext:value-type="float">
            <text:p>23956765</text:p>
          </table:table-cell>
          <table:table-cell table:formula="of:=MIN([.A319:.J319])" office:value-type="float" office:value="23956765" calcext:value-type="float">
            <text:p>23956765</text:p>
          </table:table-cell>
        </table:table-row>
        <table:table-row table:style-name="ro1">
          <table:table-cell office:value-type="float" office:value="24722257" calcext:value-type="float">
            <text:p>24722257</text:p>
          </table:table-cell>
          <table:table-cell office:value-type="float" office:value="24393729" calcext:value-type="float">
            <text:p>24393729</text:p>
          </table:table-cell>
          <table:table-cell office:value-type="float" office:value="24636033" calcext:value-type="float">
            <text:p>24636033</text:p>
          </table:table-cell>
          <table:table-cell office:value-type="float" office:value="24348718" calcext:value-type="float">
            <text:p>24348718</text:p>
          </table:table-cell>
          <table:table-cell office:value-type="float" office:value="24291723" calcext:value-type="float">
            <text:p>24291723</text:p>
          </table:table-cell>
          <table:table-cell office:value-type="float" office:value="25215924" calcext:value-type="float">
            <text:p>25215924</text:p>
          </table:table-cell>
          <table:table-cell office:value-type="float" office:value="24294061" calcext:value-type="float">
            <text:p>24294061</text:p>
          </table:table-cell>
          <table:table-cell office:value-type="float" office:value="24171302" calcext:value-type="float">
            <text:p>24171302</text:p>
          </table:table-cell>
          <table:table-cell office:value-type="float" office:value="25146069" calcext:value-type="float">
            <text:p>25146069</text:p>
          </table:table-cell>
          <table:table-cell office:value-type="float" office:value="25478396" calcext:value-type="float">
            <text:p>25478396</text:p>
          </table:table-cell>
          <table:table-cell table:formula="of:=MIN([.A320:.J320])" office:value-type="float" office:value="24171302" calcext:value-type="float">
            <text:p>24171302</text:p>
          </table:table-cell>
        </table:table-row>
        <table:table-row table:style-name="ro1">
          <table:table-cell office:value-type="float" office:value="24187377" calcext:value-type="float">
            <text:p>24187377</text:p>
          </table:table-cell>
          <table:table-cell office:value-type="float" office:value="24124244" calcext:value-type="float">
            <text:p>24124244</text:p>
          </table:table-cell>
          <table:table-cell office:value-type="float" office:value="24058480" calcext:value-type="float">
            <text:p>24058480</text:p>
          </table:table-cell>
          <table:table-cell office:value-type="float" office:value="24711735" calcext:value-type="float">
            <text:p>24711735</text:p>
          </table:table-cell>
          <table:table-cell office:value-type="float" office:value="25569880" calcext:value-type="float">
            <text:p>25569880</text:p>
          </table:table-cell>
          <table:table-cell office:value-type="float" office:value="24923934" calcext:value-type="float">
            <text:p>24923934</text:p>
          </table:table-cell>
          <table:table-cell office:value-type="float" office:value="24640125" calcext:value-type="float">
            <text:p>24640125</text:p>
          </table:table-cell>
          <table:table-cell office:value-type="float" office:value="24566762" calcext:value-type="float">
            <text:p>24566762</text:p>
          </table:table-cell>
          <table:table-cell office:value-type="float" office:value="24372393" calcext:value-type="float">
            <text:p>24372393</text:p>
          </table:table-cell>
          <table:table-cell office:value-type="float" office:value="23984533" calcext:value-type="float">
            <text:p>23984533</text:p>
          </table:table-cell>
          <table:table-cell table:formula="of:=MIN([.A321:.J321])" office:value-type="float" office:value="23984533" calcext:value-type="float">
            <text:p>23984533</text:p>
          </table:table-cell>
        </table:table-row>
        <table:table-row table:style-name="ro1">
          <table:table-cell office:value-type="float" office:value="25421108" calcext:value-type="float">
            <text:p>25421108</text:p>
          </table:table-cell>
          <table:table-cell office:value-type="float" office:value="25760742" calcext:value-type="float">
            <text:p>25760742</text:p>
          </table:table-cell>
          <table:table-cell office:value-type="float" office:value="25101349" calcext:value-type="float">
            <text:p>25101349</text:p>
          </table:table-cell>
          <table:table-cell office:value-type="float" office:value="25030909" calcext:value-type="float">
            <text:p>25030909</text:p>
          </table:table-cell>
          <table:table-cell office:value-type="float" office:value="24857877" calcext:value-type="float">
            <text:p>24857877</text:p>
          </table:table-cell>
          <table:table-cell office:value-type="float" office:value="25010449" calcext:value-type="float">
            <text:p>25010449</text:p>
          </table:table-cell>
          <table:table-cell office:value-type="float" office:value="25725376" calcext:value-type="float">
            <text:p>25725376</text:p>
          </table:table-cell>
          <table:table-cell office:value-type="float" office:value="28424034" calcext:value-type="float">
            <text:p>28424034</text:p>
          </table:table-cell>
          <table:table-cell office:value-type="float" office:value="24847354" calcext:value-type="float">
            <text:p>24847354</text:p>
          </table:table-cell>
          <table:table-cell office:value-type="float" office:value="25736482" calcext:value-type="float">
            <text:p>25736482</text:p>
          </table:table-cell>
          <table:table-cell table:formula="of:=MIN([.A322:.J322])" office:value-type="float" office:value="24847354" calcext:value-type="float">
            <text:p>24847354</text:p>
          </table:table-cell>
        </table:table-row>
        <table:table-row table:style-name="ro1">
          <table:table-cell office:value-type="float" office:value="22163895" calcext:value-type="float">
            <text:p>22163895</text:p>
          </table:table-cell>
          <table:table-cell office:value-type="float" office:value="22614305" calcext:value-type="float">
            <text:p>22614305</text:p>
          </table:table-cell>
          <table:table-cell office:value-type="float" office:value="21812570" calcext:value-type="float">
            <text:p>21812570</text:p>
          </table:table-cell>
          <table:table-cell office:value-type="float" office:value="21585465" calcext:value-type="float">
            <text:p>21585465</text:p>
          </table:table-cell>
          <table:table-cell office:value-type="float" office:value="21449553" calcext:value-type="float">
            <text:p>21449553</text:p>
          </table:table-cell>
          <table:table-cell office:value-type="float" office:value="21706471" calcext:value-type="float">
            <text:p>21706471</text:p>
          </table:table-cell>
          <table:table-cell office:value-type="float" office:value="21947313" calcext:value-type="float">
            <text:p>21947313</text:p>
          </table:table-cell>
          <table:table-cell office:value-type="float" office:value="21336147" calcext:value-type="float">
            <text:p>21336147</text:p>
          </table:table-cell>
          <table:table-cell office:value-type="float" office:value="21897917" calcext:value-type="float">
            <text:p>21897917</text:p>
          </table:table-cell>
          <table:table-cell office:value-type="float" office:value="21535484" calcext:value-type="float">
            <text:p>21535484</text:p>
          </table:table-cell>
          <table:table-cell table:formula="of:=MIN([.A323:.J323])" office:value-type="float" office:value="21336147" calcext:value-type="float">
            <text:p>21336147</text:p>
          </table:table-cell>
        </table:table-row>
        <table:table-row table:style-name="ro1">
          <table:table-cell office:value-type="float" office:value="25519023" calcext:value-type="float">
            <text:p>25519023</text:p>
          </table:table-cell>
          <table:table-cell office:value-type="float" office:value="24232973" calcext:value-type="float">
            <text:p>24232973</text:p>
          </table:table-cell>
          <table:table-cell office:value-type="float" office:value="23257622" calcext:value-type="float">
            <text:p>23257622</text:p>
          </table:table-cell>
          <table:table-cell office:value-type="float" office:value="24081863" calcext:value-type="float">
            <text:p>24081863</text:p>
          </table:table-cell>
          <table:table-cell office:value-type="float" office:value="23898016" calcext:value-type="float">
            <text:p>23898016</text:p>
          </table:table-cell>
          <table:table-cell office:value-type="float" office:value="23459298" calcext:value-type="float">
            <text:p>23459298</text:p>
          </table:table-cell>
          <table:table-cell office:value-type="float" office:value="23308479" calcext:value-type="float">
            <text:p>23308479</text:p>
          </table:table-cell>
          <table:table-cell office:value-type="float" office:value="23221671" calcext:value-type="float">
            <text:p>23221671</text:p>
          </table:table-cell>
          <table:table-cell office:value-type="float" office:value="23873465" calcext:value-type="float">
            <text:p>23873465</text:p>
          </table:table-cell>
          <table:table-cell office:value-type="float" office:value="23342677" calcext:value-type="float">
            <text:p>23342677</text:p>
          </table:table-cell>
          <table:table-cell table:formula="of:=MIN([.A324:.J324])" office:value-type="float" office:value="23221671" calcext:value-type="float">
            <text:p>23221671</text:p>
          </table:table-cell>
        </table:table-row>
        <table:table-row table:style-name="ro1">
          <table:table-cell office:value-type="float" office:value="24231512" calcext:value-type="float">
            <text:p>24231512</text:p>
          </table:table-cell>
          <table:table-cell office:value-type="float" office:value="24283831" calcext:value-type="float">
            <text:p>24283831</text:p>
          </table:table-cell>
          <table:table-cell office:value-type="float" office:value="25161560" calcext:value-type="float">
            <text:p>25161560</text:p>
          </table:table-cell>
          <table:table-cell office:value-type="float" office:value="24190592" calcext:value-type="float">
            <text:p>24190592</text:p>
          </table:table-cell>
          <table:table-cell office:value-type="float" office:value="24650063" calcext:value-type="float">
            <text:p>24650063</text:p>
          </table:table-cell>
          <table:table-cell office:value-type="float" office:value="24949947" calcext:value-type="float">
            <text:p>24949947</text:p>
          </table:table-cell>
          <table:table-cell office:value-type="float" office:value="24499829" calcext:value-type="float">
            <text:p>24499829</text:p>
          </table:table-cell>
          <table:table-cell office:value-type="float" office:value="24998758" calcext:value-type="float">
            <text:p>24998758</text:p>
          </table:table-cell>
          <table:table-cell office:value-type="float" office:value="28155425" calcext:value-type="float">
            <text:p>28155425</text:p>
          </table:table-cell>
          <table:table-cell office:value-type="float" office:value="24934455" calcext:value-type="float">
            <text:p>24934455</text:p>
          </table:table-cell>
          <table:table-cell table:formula="of:=MIN([.A325:.J325])" office:value-type="float" office:value="24190592" calcext:value-type="float">
            <text:p>24190592</text:p>
          </table:table-cell>
        </table:table-row>
        <table:table-row table:style-name="ro1">
          <table:table-cell office:value-type="float" office:value="24783052" calcext:value-type="float">
            <text:p>24783052</text:p>
          </table:table-cell>
          <table:table-cell office:value-type="float" office:value="24704428" calcext:value-type="float">
            <text:p>24704428</text:p>
          </table:table-cell>
          <table:table-cell office:value-type="float" office:value="23621807" calcext:value-type="float">
            <text:p>23621807</text:p>
          </table:table-cell>
          <table:table-cell office:value-type="float" office:value="24595406" calcext:value-type="float">
            <text:p>24595406</text:p>
          </table:table-cell>
          <table:table-cell office:value-type="float" office:value="24655908" calcext:value-type="float">
            <text:p>24655908</text:p>
          </table:table-cell>
          <table:table-cell office:value-type="float" office:value="23684356" calcext:value-type="float">
            <text:p>23684356</text:p>
          </table:table-cell>
          <table:table-cell office:value-type="float" office:value="24599790" calcext:value-type="float">
            <text:p>24599790</text:p>
          </table:table-cell>
          <table:table-cell office:value-type="float" office:value="23902985" calcext:value-type="float">
            <text:p>23902985</text:p>
          </table:table-cell>
          <table:table-cell office:value-type="float" office:value="27560042" calcext:value-type="float">
            <text:p>27560042</text:p>
          </table:table-cell>
          <table:table-cell office:value-type="float" office:value="24002654" calcext:value-type="float">
            <text:p>24002654</text:p>
          </table:table-cell>
          <table:table-cell table:formula="of:=MIN([.A326:.J326])" office:value-type="float" office:value="23621807" calcext:value-type="float">
            <text:p>23621807</text:p>
          </table:table-cell>
        </table:table-row>
        <table:table-row table:style-name="ro1">
          <table:table-cell office:value-type="float" office:value="32975188" calcext:value-type="float">
            <text:p>32975188</text:p>
          </table:table-cell>
          <table:table-cell office:value-type="float" office:value="23939228" calcext:value-type="float">
            <text:p>23939228</text:p>
          </table:table-cell>
          <table:table-cell office:value-type="float" office:value="24179485" calcext:value-type="float">
            <text:p>24179485</text:p>
          </table:table-cell>
          <table:table-cell office:value-type="float" office:value="24054973" calcext:value-type="float">
            <text:p>24054973</text:p>
          </table:table-cell>
          <table:table-cell office:value-type="float" office:value="23957058" calcext:value-type="float">
            <text:p>23957058</text:p>
          </table:table-cell>
          <table:table-cell office:value-type="float" office:value="24338781" calcext:value-type="float">
            <text:p>24338781</text:p>
          </table:table-cell>
          <table:table-cell office:value-type="float" office:value="24008500" calcext:value-type="float">
            <text:p>24008500</text:p>
          </table:table-cell>
          <table:table-cell office:value-type="float" office:value="23898893" calcext:value-type="float">
            <text:p>23898893</text:p>
          </table:table-cell>
          <table:table-cell office:value-type="float" office:value="24477324" calcext:value-type="float">
            <text:p>24477324</text:p>
          </table:table-cell>
          <table:table-cell office:value-type="float" office:value="24450433" calcext:value-type="float">
            <text:p>24450433</text:p>
          </table:table-cell>
          <table:table-cell table:formula="of:=MIN([.A327:.J327])" office:value-type="float" office:value="23898893" calcext:value-type="float">
            <text:p>23898893</text:p>
          </table:table-cell>
        </table:table-row>
        <table:table-row table:style-name="ro1">
          <table:table-cell office:value-type="float" office:value="31888769" calcext:value-type="float">
            <text:p>31888769</text:p>
          </table:table-cell>
          <table:table-cell office:value-type="float" office:value="24785391" calcext:value-type="float">
            <text:p>24785391</text:p>
          </table:table-cell>
          <table:table-cell office:value-type="float" office:value="24831864" calcext:value-type="float">
            <text:p>24831864</text:p>
          </table:table-cell>
          <table:table-cell office:value-type="float" office:value="25168868" calcext:value-type="float">
            <text:p>25168868</text:p>
          </table:table-cell>
          <table:table-cell office:value-type="float" office:value="25162729" calcext:value-type="float">
            <text:p>25162729</text:p>
          </table:table-cell>
          <table:table-cell office:value-type="float" office:value="24871615" calcext:value-type="float">
            <text:p>24871615</text:p>
          </table:table-cell>
          <table:table-cell office:value-type="float" office:value="25640614" calcext:value-type="float">
            <text:p>25640614</text:p>
          </table:table-cell>
          <table:table-cell office:value-type="float" office:value="25371128" calcext:value-type="float">
            <text:p>25371128</text:p>
          </table:table-cell>
          <table:table-cell office:value-type="float" office:value="25943712" calcext:value-type="float">
            <text:p>25943712</text:p>
          </table:table-cell>
          <table:table-cell office:value-type="float" office:value="24630772" calcext:value-type="float">
            <text:p>24630772</text:p>
          </table:table-cell>
          <table:table-cell table:formula="of:=MIN([.A328:.J328])" office:value-type="float" office:value="24630772" calcext:value-type="float">
            <text:p>24630772</text:p>
          </table:table-cell>
        </table:table-row>
        <table:table-row table:style-name="ro1">
          <table:table-cell office:value-type="float" office:value="25908638" calcext:value-type="float">
            <text:p>25908638</text:p>
          </table:table-cell>
          <table:table-cell office:value-type="float" office:value="23101542" calcext:value-type="float">
            <text:p>23101542</text:p>
          </table:table-cell>
          <table:table-cell office:value-type="float" office:value="22521651" calcext:value-type="float">
            <text:p>22521651</text:p>
          </table:table-cell>
          <table:table-cell office:value-type="float" office:value="22903374" calcext:value-type="float">
            <text:p>22903374</text:p>
          </table:table-cell>
          <table:table-cell office:value-type="float" office:value="22773015" calcext:value-type="float">
            <text:p>22773015</text:p>
          </table:table-cell>
          <table:table-cell office:value-type="float" office:value="22982583" calcext:value-type="float">
            <text:p>22982583</text:p>
          </table:table-cell>
          <table:table-cell office:value-type="float" office:value="22716020" calcext:value-type="float">
            <text:p>22716020</text:p>
          </table:table-cell>
          <table:table-cell office:value-type="float" office:value="22769508" calcext:value-type="float">
            <text:p>22769508</text:p>
          </table:table-cell>
          <table:table-cell office:value-type="float" office:value="22823288" calcext:value-type="float">
            <text:p>22823288</text:p>
          </table:table-cell>
          <table:table-cell office:value-type="float" office:value="22668085" calcext:value-type="float">
            <text:p>22668085</text:p>
          </table:table-cell>
          <table:table-cell table:formula="of:=MIN([.A329:.J329])" office:value-type="float" office:value="22521651" calcext:value-type="float">
            <text:p>22521651</text:p>
          </table:table-cell>
        </table:table-row>
        <table:table-row table:style-name="ro1">
          <table:table-cell office:value-type="float" office:value="24631649" calcext:value-type="float">
            <text:p>24631649</text:p>
          </table:table-cell>
          <table:table-cell office:value-type="float" office:value="26659223" calcext:value-type="float">
            <text:p>26659223</text:p>
          </table:table-cell>
          <table:table-cell office:value-type="float" office:value="24778668" calcext:value-type="float">
            <text:p>24778668</text:p>
          </table:table-cell>
          <table:table-cell office:value-type="float" office:value="23689033" calcext:value-type="float">
            <text:p>23689033</text:p>
          </table:table-cell>
          <table:table-cell office:value-type="float" office:value="23846866" calcext:value-type="float">
            <text:p>23846866</text:p>
          </table:table-cell>
          <table:table-cell office:value-type="float" office:value="23765027" calcext:value-type="float">
            <text:p>23765027</text:p>
          </table:table-cell>
          <table:table-cell office:value-type="float" office:value="23835175" calcext:value-type="float">
            <text:p>23835175</text:p>
          </table:table-cell>
          <table:table-cell office:value-type="float" office:value="24474693" calcext:value-type="float">
            <text:p>24474693</text:p>
          </table:table-cell>
          <table:table-cell office:value-type="float" office:value="23910585" calcext:value-type="float">
            <text:p>23910585</text:p>
          </table:table-cell>
          <table:table-cell office:value-type="float" office:value="24259572" calcext:value-type="float">
            <text:p>24259572</text:p>
          </table:table-cell>
          <table:table-cell table:formula="of:=MIN([.A330:.J330])" office:value-type="float" office:value="23689033" calcext:value-type="float">
            <text:p>23689033</text:p>
          </table:table-cell>
        </table:table-row>
        <table:table-row table:style-name="ro1">
          <table:table-cell office:value-type="float" office:value="23636422" calcext:value-type="float">
            <text:p>23636422</text:p>
          </table:table-cell>
          <table:table-cell office:value-type="float" office:value="23296788" calcext:value-type="float">
            <text:p>23296788</text:p>
          </table:table-cell>
          <table:table-cell office:value-type="float" office:value="22314130" calcext:value-type="float">
            <text:p>22314130</text:p>
          </table:table-cell>
          <table:table-cell office:value-type="float" office:value="23715924" calcext:value-type="float">
            <text:p>23715924</text:p>
          </table:table-cell>
          <table:table-cell office:value-type="float" office:value="23269605" calcext:value-type="float">
            <text:p>23269605</text:p>
          </table:table-cell>
          <table:table-cell office:value-type="float" office:value="22358848" calcext:value-type="float">
            <text:p>22358848</text:p>
          </table:table-cell>
          <table:table-cell office:value-type="float" office:value="23386227" calcext:value-type="float">
            <text:p>23386227</text:p>
          </table:table-cell>
          <table:table-cell office:value-type="float" office:value="22381354" calcext:value-type="float">
            <text:p>22381354</text:p>
          </table:table-cell>
          <table:table-cell office:value-type="float" office:value="23546983" calcext:value-type="float">
            <text:p>23546983</text:p>
          </table:table-cell>
          <table:table-cell office:value-type="float" office:value="22253334" calcext:value-type="float">
            <text:p>22253334</text:p>
          </table:table-cell>
          <table:table-cell table:formula="of:=MIN([.A331:.J331])" office:value-type="float" office:value="22253334" calcext:value-type="float">
            <text:p>22253334</text:p>
          </table:table-cell>
        </table:table-row>
        <table:table-row table:style-name="ro1">
          <table:table-cell office:value-type="float" office:value="25969725" calcext:value-type="float">
            <text:p>25969725</text:p>
          </table:table-cell>
          <table:table-cell office:value-type="float" office:value="24773699" calcext:value-type="float">
            <text:p>24773699</text:p>
          </table:table-cell>
          <table:table-cell office:value-type="float" office:value="25702285" calcext:value-type="float">
            <text:p>25702285</text:p>
          </table:table-cell>
          <table:table-cell office:value-type="float" office:value="24645387" calcext:value-type="float">
            <text:p>24645387</text:p>
          </table:table-cell>
          <table:table-cell office:value-type="float" office:value="25095796" calcext:value-type="float">
            <text:p>25095796</text:p>
          </table:table-cell>
          <table:table-cell office:value-type="float" office:value="25468459" calcext:value-type="float">
            <text:p>25468459</text:p>
          </table:table-cell>
          <table:table-cell office:value-type="float" office:value="25087904" calcext:value-type="float">
            <text:p>25087904</text:p>
          </table:table-cell>
          <table:table-cell office:value-type="float" office:value="24812865" calcext:value-type="float">
            <text:p>24812865</text:p>
          </table:table-cell>
          <table:table-cell office:value-type="float" office:value="25534223" calcext:value-type="float">
            <text:p>25534223</text:p>
          </table:table-cell>
          <table:table-cell office:value-type="float" office:value="25573388" calcext:value-type="float">
            <text:p>25573388</text:p>
          </table:table-cell>
          <table:table-cell table:formula="of:=MIN([.A332:.J332])" office:value-type="float" office:value="24645387" calcext:value-type="float">
            <text:p>24645387</text:p>
          </table:table-cell>
        </table:table-row>
        <table:table-row table:style-name="ro1">
          <table:table-cell office:value-type="float" office:value="27945273" calcext:value-type="float">
            <text:p>27945273</text:p>
          </table:table-cell>
          <table:table-cell office:value-type="float" office:value="25392465" calcext:value-type="float">
            <text:p>25392465</text:p>
          </table:table-cell>
          <table:table-cell office:value-type="float" office:value="24157856" calcext:value-type="float">
            <text:p>24157856</text:p>
          </table:table-cell>
          <table:table-cell office:value-type="float" office:value="25245153" calcext:value-type="float">
            <text:p>25245153</text:p>
          </table:table-cell>
          <table:table-cell office:value-type="float" office:value="25180851" calcext:value-type="float">
            <text:p>25180851</text:p>
          </table:table-cell>
          <table:table-cell office:value-type="float" office:value="24682214" calcext:value-type="float">
            <text:p>24682214</text:p>
          </table:table-cell>
          <table:table-cell office:value-type="float" office:value="24870153" calcext:value-type="float">
            <text:p>24870153</text:p>
          </table:table-cell>
          <table:table-cell office:value-type="float" office:value="24759962" calcext:value-type="float">
            <text:p>24759962</text:p>
          </table:table-cell>
          <table:table-cell office:value-type="float" office:value="25346868" calcext:value-type="float">
            <text:p>25346868</text:p>
          </table:table-cell>
          <table:table-cell office:value-type="float" office:value="24416528" calcext:value-type="float">
            <text:p>24416528</text:p>
          </table:table-cell>
          <table:table-cell table:formula="of:=MIN([.A333:.J333])" office:value-type="float" office:value="24157856" calcext:value-type="float">
            <text:p>24157856</text:p>
          </table:table-cell>
        </table:table-row>
        <table:table-row table:style-name="ro1">
          <table:table-cell office:value-type="float" office:value="27128924" calcext:value-type="float">
            <text:p>27128924</text:p>
          </table:table-cell>
          <table:table-cell office:value-type="float" office:value="23815592" calcext:value-type="float">
            <text:p>23815592</text:p>
          </table:table-cell>
          <table:table-cell office:value-type="float" office:value="25874733" calcext:value-type="float">
            <text:p>25874733</text:p>
          </table:table-cell>
          <table:table-cell office:value-type="float" office:value="24280909" calcext:value-type="float">
            <text:p>24280909</text:p>
          </table:table-cell>
          <table:table-cell office:value-type="float" office:value="24128336" calcext:value-type="float">
            <text:p>24128336</text:p>
          </table:table-cell>
          <table:table-cell office:value-type="float" office:value="24733364" calcext:value-type="float">
            <text:p>24733364</text:p>
          </table:table-cell>
          <table:table-cell office:value-type="float" office:value="24407467" calcext:value-type="float">
            <text:p>24407467</text:p>
          </table:table-cell>
          <table:table-cell office:value-type="float" office:value="24125121" calcext:value-type="float">
            <text:p>24125121</text:p>
          </table:table-cell>
          <table:table-cell office:value-type="float" office:value="24078940" calcext:value-type="float">
            <text:p>24078940</text:p>
          </table:table-cell>
          <table:table-cell office:value-type="float" office:value="24195562" calcext:value-type="float">
            <text:p>24195562</text:p>
          </table:table-cell>
          <table:table-cell table:formula="of:=MIN([.A334:.J334])" office:value-type="float" office:value="23815592" calcext:value-type="float">
            <text:p>23815592</text:p>
          </table:table-cell>
        </table:table-row>
        <table:table-row table:style-name="ro1">
          <table:table-cell office:value-type="float" office:value="24190300" calcext:value-type="float">
            <text:p>24190300</text:p>
          </table:table-cell>
          <table:table-cell office:value-type="float" office:value="24667015" calcext:value-type="float">
            <text:p>24667015</text:p>
          </table:table-cell>
          <table:table-cell office:value-type="float" office:value="23894509" calcext:value-type="float">
            <text:p>23894509</text:p>
          </table:table-cell>
          <table:table-cell office:value-type="float" office:value="24867230" calcext:value-type="float">
            <text:p>24867230</text:p>
          </table:table-cell>
          <table:table-cell office:value-type="float" office:value="23799808" calcext:value-type="float">
            <text:p>23799808</text:p>
          </table:table-cell>
          <table:table-cell office:value-type="float" office:value="24077771" calcext:value-type="float">
            <text:p>24077771</text:p>
          </table:table-cell>
          <table:table-cell office:value-type="float" office:value="25049907" calcext:value-type="float">
            <text:p>25049907</text:p>
          </table:table-cell>
          <table:table-cell office:value-type="float" office:value="24300783" calcext:value-type="float">
            <text:p>24300783</text:p>
          </table:table-cell>
          <table:table-cell office:value-type="float" office:value="26784320" calcext:value-type="float">
            <text:p>26784320</text:p>
          </table:table-cell>
          <table:table-cell office:value-type="float" office:value="24603297" calcext:value-type="float">
            <text:p>24603297</text:p>
          </table:table-cell>
          <table:table-cell table:formula="of:=MIN([.A335:.J335])" office:value-type="float" office:value="23799808" calcext:value-type="float">
            <text:p>23799808</text:p>
          </table:table-cell>
        </table:table-row>
        <table:table-row table:style-name="ro1">
          <table:table-cell office:value-type="float" office:value="27335861" calcext:value-type="float">
            <text:p>27335861</text:p>
          </table:table-cell>
          <table:table-cell office:value-type="float" office:value="25039093" calcext:value-type="float">
            <text:p>25039093</text:p>
          </table:table-cell>
          <table:table-cell office:value-type="float" office:value="25528669" calcext:value-type="float">
            <text:p>25528669</text:p>
          </table:table-cell>
          <table:table-cell office:value-type="float" office:value="24984144" calcext:value-type="float">
            <text:p>24984144</text:p>
          </table:table-cell>
          <table:table-cell office:value-type="float" office:value="25226739" calcext:value-type="float">
            <text:p>25226739</text:p>
          </table:table-cell>
          <table:table-cell office:value-type="float" office:value="25438061" calcext:value-type="float">
            <text:p>25438061</text:p>
          </table:table-cell>
          <table:table-cell office:value-type="float" office:value="25138762" calcext:value-type="float">
            <text:p>25138762</text:p>
          </table:table-cell>
          <table:table-cell office:value-type="float" office:value="24994666" calcext:value-type="float">
            <text:p>24994666</text:p>
          </table:table-cell>
          <table:table-cell office:value-type="float" office:value="29224015" calcext:value-type="float">
            <text:p>29224015</text:p>
          </table:table-cell>
          <table:table-cell office:value-type="float" office:value="24925395" calcext:value-type="float">
            <text:p>24925395</text:p>
          </table:table-cell>
          <table:table-cell table:formula="of:=MIN([.A336:.J336])" office:value-type="float" office:value="24925395" calcext:value-type="float">
            <text:p>24925395</text:p>
          </table:table-cell>
        </table:table-row>
        <table:table-row table:style-name="ro1">
          <table:table-cell office:value-type="float" office:value="24310136" calcext:value-type="float">
            <text:p>24310136</text:p>
          </table:table-cell>
          <table:table-cell office:value-type="float" office:value="24816665" calcext:value-type="float">
            <text:p>24816665</text:p>
          </table:table-cell>
          <table:table-cell office:value-type="float" office:value="24151427" calcext:value-type="float">
            <text:p>24151427</text:p>
          </table:table-cell>
          <table:table-cell office:value-type="float" office:value="24359240" calcext:value-type="float">
            <text:p>24359240</text:p>
          </table:table-cell>
          <table:table-cell office:value-type="float" office:value="24206960" calcext:value-type="float">
            <text:p>24206960</text:p>
          </table:table-cell>
          <table:table-cell office:value-type="float" office:value="24069880" calcext:value-type="float">
            <text:p>24069880</text:p>
          </table:table-cell>
          <table:table-cell office:value-type="float" office:value="25012203" calcext:value-type="float">
            <text:p>25012203</text:p>
          </table:table-cell>
          <table:table-cell office:value-type="float" office:value="24951700" calcext:value-type="float">
            <text:p>24951700</text:p>
          </table:table-cell>
          <table:table-cell office:value-type="float" office:value="23985701" calcext:value-type="float">
            <text:p>23985701</text:p>
          </table:table-cell>
          <table:table-cell office:value-type="float" office:value="24660878" calcext:value-type="float">
            <text:p>24660878</text:p>
          </table:table-cell>
          <table:table-cell table:formula="of:=MIN([.A337:.J337])" office:value-type="float" office:value="23985701" calcext:value-type="float">
            <text:p>23985701</text:p>
          </table:table-cell>
        </table:table-row>
        <table:table-row table:style-name="ro1">
          <table:table-cell office:value-type="float" office:value="25430462" calcext:value-type="float">
            <text:p>25430462</text:p>
          </table:table-cell>
          <table:table-cell office:value-type="float" office:value="23502264" calcext:value-type="float">
            <text:p>23502264</text:p>
          </table:table-cell>
          <table:table-cell office:value-type="float" office:value="23676758" calcext:value-type="float">
            <text:p>23676758</text:p>
          </table:table-cell>
          <table:table-cell office:value-type="float" office:value="24116353" calcext:value-type="float">
            <text:p>24116353</text:p>
          </table:table-cell>
          <table:table-cell office:value-type="float" office:value="24220114" calcext:value-type="float">
            <text:p>24220114</text:p>
          </table:table-cell>
          <table:table-cell office:value-type="float" office:value="23775841" calcext:value-type="float">
            <text:p>23775841</text:p>
          </table:table-cell>
          <table:table-cell office:value-type="float" office:value="24179194" calcext:value-type="float">
            <text:p>24179194</text:p>
          </table:table-cell>
          <table:table-cell office:value-type="float" office:value="23811793" calcext:value-type="float">
            <text:p>23811793</text:p>
          </table:table-cell>
          <table:table-cell office:value-type="float" office:value="24287630" calcext:value-type="float">
            <text:p>24287630</text:p>
          </table:table-cell>
          <table:table-cell office:value-type="float" office:value="23542599" calcext:value-type="float">
            <text:p>23542599</text:p>
          </table:table-cell>
          <table:table-cell table:formula="of:=MIN([.A338:.J338])" office:value-type="float" office:value="23502264" calcext:value-type="float">
            <text:p>23502264</text:p>
          </table:table-cell>
        </table:table-row>
        <table:table-row table:style-name="ro1">
          <table:table-cell office:value-type="float" office:value="22008400" calcext:value-type="float">
            <text:p>22008400</text:p>
          </table:table-cell>
          <table:table-cell office:value-type="float" office:value="21467675" calcext:value-type="float">
            <text:p>21467675</text:p>
          </table:table-cell>
          <table:table-cell office:value-type="float" office:value="22376970" calcext:value-type="float">
            <text:p>22376970</text:p>
          </table:table-cell>
          <table:table-cell office:value-type="float" office:value="21621708" calcext:value-type="float">
            <text:p>21621708</text:p>
          </table:table-cell>
          <table:table-cell office:value-type="float" office:value="21686596" calcext:value-type="float">
            <text:p>21686596</text:p>
          </table:table-cell>
          <table:table-cell office:value-type="float" office:value="22621027" calcext:value-type="float">
            <text:p>22621027</text:p>
          </table:table-cell>
          <table:table-cell office:value-type="float" office:value="21493396" calcext:value-type="float">
            <text:p>21493396</text:p>
          </table:table-cell>
          <table:table-cell office:value-type="float" office:value="22104854" calcext:value-type="float">
            <text:p>22104854</text:p>
          </table:table-cell>
          <table:table-cell office:value-type="float" office:value="21686595" calcext:value-type="float">
            <text:p>21686595</text:p>
          </table:table-cell>
          <table:table-cell office:value-type="float" office:value="21464168" calcext:value-type="float">
            <text:p>21464168</text:p>
          </table:table-cell>
          <table:table-cell table:formula="of:=MIN([.A339:.J339])" office:value-type="float" office:value="21464168" calcext:value-type="float">
            <text:p>21464168</text:p>
          </table:table-cell>
        </table:table-row>
        <table:table-row table:style-name="ro1">
          <table:table-cell office:value-type="float" office:value="25725083" calcext:value-type="float">
            <text:p>25725083</text:p>
          </table:table-cell>
          <table:table-cell office:value-type="float" office:value="23178997" calcext:value-type="float">
            <text:p>23178997</text:p>
          </table:table-cell>
          <table:table-cell office:value-type="float" office:value="23102419" calcext:value-type="float">
            <text:p>23102419</text:p>
          </table:table-cell>
          <table:table-cell office:value-type="float" office:value="23340923" calcext:value-type="float">
            <text:p>23340923</text:p>
          </table:table-cell>
          <table:table-cell office:value-type="float" office:value="23392950" calcext:value-type="float">
            <text:p>23392950</text:p>
          </table:table-cell>
          <table:table-cell office:value-type="float" office:value="23052146" calcext:value-type="float">
            <text:p>23052146</text:p>
          </table:table-cell>
          <table:table-cell office:value-type="float" office:value="23788117" calcext:value-type="float">
            <text:p>23788117</text:p>
          </table:table-cell>
          <table:table-cell office:value-type="float" office:value="23935721" calcext:value-type="float">
            <text:p>23935721</text:p>
          </table:table-cell>
          <table:table-cell office:value-type="float" office:value="23062960" calcext:value-type="float">
            <text:p>23062960</text:p>
          </table:table-cell>
          <table:table-cell office:value-type="float" office:value="23750706" calcext:value-type="float">
            <text:p>23750706</text:p>
          </table:table-cell>
          <table:table-cell table:formula="of:=MIN([.A340:.J340])" office:value-type="float" office:value="23052146" calcext:value-type="float">
            <text:p>23052146</text:p>
          </table:table-cell>
        </table:table-row>
        <table:table-row table:style-name="ro1">
          <table:table-cell office:value-type="float" office:value="25303026" calcext:value-type="float">
            <text:p>25303026</text:p>
          </table:table-cell>
          <table:table-cell office:value-type="float" office:value="24688060" calcext:value-type="float">
            <text:p>24688060</text:p>
          </table:table-cell>
          <table:table-cell office:value-type="float" office:value="24793282" calcext:value-type="float">
            <text:p>24793282</text:p>
          </table:table-cell>
          <table:table-cell office:value-type="float" office:value="24692152" calcext:value-type="float">
            <text:p>24692152</text:p>
          </table:table-cell>
          <table:table-cell office:value-type="float" office:value="25452382" calcext:value-type="float">
            <text:p>25452382</text:p>
          </table:table-cell>
          <table:table-cell office:value-type="float" office:value="24535488" calcext:value-type="float">
            <text:p>24535488</text:p>
          </table:table-cell>
          <table:table-cell office:value-type="float" office:value="24422958" calcext:value-type="float">
            <text:p>24422958</text:p>
          </table:table-cell>
          <table:table-cell office:value-type="float" office:value="24258987" calcext:value-type="float">
            <text:p>24258987</text:p>
          </table:table-cell>
          <table:table-cell office:value-type="float" office:value="25149576" calcext:value-type="float">
            <text:p>25149576</text:p>
          </table:table-cell>
          <table:table-cell office:value-type="float" office:value="24391392" calcext:value-type="float">
            <text:p>24391392</text:p>
          </table:table-cell>
          <table:table-cell table:formula="of:=MIN([.A341:.J341])" office:value-type="float" office:value="24258987" calcext:value-type="float">
            <text:p>24258987</text:p>
          </table:table-cell>
        </table:table-row>
        <table:table-row table:style-name="ro1">
          <table:table-cell office:value-type="float" office:value="27192934" calcext:value-type="float">
            <text:p>27192934</text:p>
          </table:table-cell>
          <table:table-cell office:value-type="float" office:value="25064814" calcext:value-type="float">
            <text:p>25064814</text:p>
          </table:table-cell>
          <table:table-cell office:value-type="float" office:value="25368497" calcext:value-type="float">
            <text:p>25368497</text:p>
          </table:table-cell>
          <table:table-cell office:value-type="float" office:value="25168283" calcext:value-type="float">
            <text:p>25168283</text:p>
          </table:table-cell>
          <table:table-cell office:value-type="float" office:value="25317347" calcext:value-type="float">
            <text:p>25317347</text:p>
          </table:table-cell>
          <table:table-cell office:value-type="float" office:value="25458521" calcext:value-type="float">
            <text:p>25458521</text:p>
          </table:table-cell>
          <table:table-cell office:value-type="float" office:value="25752558" calcext:value-type="float">
            <text:p>25752558</text:p>
          </table:table-cell>
          <table:table-cell office:value-type="float" office:value="25803416" calcext:value-type="float">
            <text:p>25803416</text:p>
          </table:table-cell>
          <table:table-cell office:value-type="float" office:value="24790652" calcext:value-type="float">
            <text:p>24790652</text:p>
          </table:table-cell>
          <table:table-cell office:value-type="float" office:value="25697609" calcext:value-type="float">
            <text:p>25697609</text:p>
          </table:table-cell>
          <table:table-cell table:formula="of:=MIN([.A342:.J342])" office:value-type="float" office:value="24790652" calcext:value-type="float">
            <text:p>24790652</text:p>
          </table:table-cell>
        </table:table-row>
        <table:table-row table:style-name="ro1">
          <table:table-cell office:value-type="float" office:value="30197321" calcext:value-type="float">
            <text:p>30197321</text:p>
          </table:table-cell>
          <table:table-cell office:value-type="float" office:value="24524381" calcext:value-type="float">
            <text:p>24524381</text:p>
          </table:table-cell>
          <table:table-cell office:value-type="float" office:value="24175686" calcext:value-type="float">
            <text:p>24175686</text:p>
          </table:table-cell>
          <table:table-cell office:value-type="float" office:value="24712320" calcext:value-type="float">
            <text:p>24712320</text:p>
          </table:table-cell>
          <table:table-cell office:value-type="float" office:value="25604371" calcext:value-type="float">
            <text:p>25604371</text:p>
          </table:table-cell>
          <table:table-cell office:value-type="float" office:value="24318905" calcext:value-type="float">
            <text:p>24318905</text:p>
          </table:table-cell>
          <table:table-cell office:value-type="float" office:value="24388761" calcext:value-type="float">
            <text:p>24388761</text:p>
          </table:table-cell>
          <table:table-cell office:value-type="float" office:value="24094139" calcext:value-type="float">
            <text:p>24094139</text:p>
          </table:table-cell>
          <table:table-cell office:value-type="float" office:value="24837709" calcext:value-type="float">
            <text:p>24837709</text:p>
          </table:table-cell>
          <table:table-cell office:value-type="float" office:value="23940689" calcext:value-type="float">
            <text:p>23940689</text:p>
          </table:table-cell>
          <table:table-cell table:formula="of:=MIN([.A343:.J343])" office:value-type="float" office:value="23940689" calcext:value-type="float">
            <text:p>23940689</text:p>
          </table:table-cell>
        </table:table-row>
        <table:table-row table:style-name="ro1">
          <table:table-cell office:value-type="float" office:value="27147630" calcext:value-type="float">
            <text:p>27147630</text:p>
          </table:table-cell>
          <table:table-cell office:value-type="float" office:value="25766295" calcext:value-type="float">
            <text:p>25766295</text:p>
          </table:table-cell>
          <table:table-cell office:value-type="float" office:value="26228104" calcext:value-type="float">
            <text:p>26228104</text:p>
          </table:table-cell>
          <table:table-cell office:value-type="float" office:value="26814426" calcext:value-type="float">
            <text:p>26814426</text:p>
          </table:table-cell>
          <table:table-cell office:value-type="float" office:value="26229273" calcext:value-type="float">
            <text:p>26229273</text:p>
          </table:table-cell>
          <table:table-cell office:value-type="float" office:value="25961541" calcext:value-type="float">
            <text:p>25961541</text:p>
          </table:table-cell>
          <table:table-cell office:value-type="float" office:value="26535880" calcext:value-type="float">
            <text:p>26535880</text:p>
          </table:table-cell>
          <table:table-cell office:value-type="float" office:value="25966217" calcext:value-type="float">
            <text:p>25966217</text:p>
          </table:table-cell>
          <table:table-cell office:value-type="float" office:value="25730053" calcext:value-type="float">
            <text:p>25730053</text:p>
          </table:table-cell>
          <table:table-cell office:value-type="float" office:value="25799031" calcext:value-type="float">
            <text:p>25799031</text:p>
          </table:table-cell>
          <table:table-cell table:formula="of:=MIN([.A344:.J344])" office:value-type="float" office:value="25730053" calcext:value-type="float">
            <text:p>25730053</text:p>
          </table:table-cell>
        </table:table-row>
        <table:table-row table:style-name="ro1">
          <table:table-cell office:value-type="float" office:value="25219725" calcext:value-type="float">
            <text:p>25219725</text:p>
          </table:table-cell>
          <table:table-cell office:value-type="float" office:value="24516781" calcext:value-type="float">
            <text:p>24516781</text:p>
          </table:table-cell>
          <table:table-cell office:value-type="float" office:value="24568223" calcext:value-type="float">
            <text:p>24568223</text:p>
          </table:table-cell>
          <table:table-cell office:value-type="float" office:value="24273601" calcext:value-type="float">
            <text:p>24273601</text:p>
          </table:table-cell>
          <table:table-cell office:value-type="float" office:value="24209299" calcext:value-type="float">
            <text:p>24209299</text:p>
          </table:table-cell>
          <table:table-cell office:value-type="float" office:value="24595406" calcext:value-type="float">
            <text:p>24595406</text:p>
          </table:table-cell>
          <table:table-cell office:value-type="float" office:value="24345211" calcext:value-type="float">
            <text:p>24345211</text:p>
          </table:table-cell>
          <table:table-cell office:value-type="float" office:value="24046788" calcext:value-type="float">
            <text:p>24046788</text:p>
          </table:table-cell>
          <table:table-cell office:value-type="float" office:value="25242522" calcext:value-type="float">
            <text:p>25242522</text:p>
          </table:table-cell>
          <table:table-cell office:value-type="float" office:value="24181824" calcext:value-type="float">
            <text:p>24181824</text:p>
          </table:table-cell>
          <table:table-cell table:formula="of:=MIN([.A345:.J345])" office:value-type="float" office:value="24046788" calcext:value-type="float">
            <text:p>24046788</text:p>
          </table:table-cell>
        </table:table-row>
        <table:table-row table:style-name="ro1">
          <table:table-cell office:value-type="float" office:value="26351740" calcext:value-type="float">
            <text:p>26351740</text:p>
          </table:table-cell>
          <table:table-cell office:value-type="float" office:value="24848232" calcext:value-type="float">
            <text:p>24848232</text:p>
          </table:table-cell>
          <table:table-cell office:value-type="float" office:value="25451798" calcext:value-type="float">
            <text:p>25451798</text:p>
          </table:table-cell>
          <table:table-cell office:value-type="float" office:value="25051954" calcext:value-type="float">
            <text:p>25051954</text:p>
          </table:table-cell>
          <table:table-cell office:value-type="float" office:value="25820953" calcext:value-type="float">
            <text:p>25820953</text:p>
          </table:table-cell>
          <table:table-cell office:value-type="float" office:value="25288704" calcext:value-type="float">
            <text:p>25288704</text:p>
          </table:table-cell>
          <table:table-cell office:value-type="float" office:value="25802831" calcext:value-type="float">
            <text:p>25802831</text:p>
          </table:table-cell>
          <table:table-cell office:value-type="float" office:value="25379603" calcext:value-type="float">
            <text:p>25379603</text:p>
          </table:table-cell>
          <table:table-cell office:value-type="float" office:value="24786852" calcext:value-type="float">
            <text:p>24786852</text:p>
          </table:table-cell>
          <table:table-cell office:value-type="float" office:value="25523992" calcext:value-type="float">
            <text:p>25523992</text:p>
          </table:table-cell>
          <table:table-cell table:formula="of:=MIN([.A346:.J346])" office:value-type="float" office:value="24786852" calcext:value-type="float">
            <text:p>24786852</text:p>
          </table:table-cell>
        </table:table-row>
        <table:table-row table:style-name="ro1">
          <table:table-cell office:value-type="float" office:value="25119179" calcext:value-type="float">
            <text:p>25119179</text:p>
          </table:table-cell>
          <table:table-cell office:value-type="float" office:value="24417697" calcext:value-type="float">
            <text:p>24417697</text:p>
          </table:table-cell>
          <table:table-cell office:value-type="float" office:value="24213683" calcext:value-type="float">
            <text:p>24213683</text:p>
          </table:table-cell>
          <table:table-cell office:value-type="float" office:value="24652693" calcext:value-type="float">
            <text:p>24652693</text:p>
          </table:table-cell>
          <table:table-cell office:value-type="float" office:value="24123660" calcext:value-type="float">
            <text:p>24123660</text:p>
          </table:table-cell>
          <table:table-cell office:value-type="float" office:value="24159611" calcext:value-type="float">
            <text:p>24159611</text:p>
          </table:table-cell>
          <table:table-cell office:value-type="float" office:value="24161072" calcext:value-type="float">
            <text:p>24161072</text:p>
          </table:table-cell>
          <table:table-cell office:value-type="float" office:value="24062280" calcext:value-type="float">
            <text:p>24062280</text:p>
          </table:table-cell>
          <table:table-cell office:value-type="float" office:value="25126486" calcext:value-type="float">
            <text:p>25126486</text:p>
          </table:table-cell>
          <table:table-cell office:value-type="float" office:value="24009084" calcext:value-type="float">
            <text:p>24009084</text:p>
          </table:table-cell>
          <table:table-cell table:formula="of:=MIN([.A347:.J347])" office:value-type="float" office:value="24009084" calcext:value-type="float">
            <text:p>24009084</text:p>
          </table:table-cell>
        </table:table-row>
        <table:table-row table:style-name="ro1">
          <table:table-cell office:value-type="float" office:value="25329915" calcext:value-type="float">
            <text:p>25329915</text:p>
          </table:table-cell>
          <table:table-cell office:value-type="float" office:value="23663020" calcext:value-type="float">
            <text:p>23663020</text:p>
          </table:table-cell>
          <table:table-cell office:value-type="float" office:value="24256649" calcext:value-type="float">
            <text:p>24256649</text:p>
          </table:table-cell>
          <table:table-cell office:value-type="float" office:value="24038605" calcext:value-type="float">
            <text:p>24038605</text:p>
          </table:table-cell>
          <table:table-cell office:value-type="float" office:value="23894801" calcext:value-type="float">
            <text:p>23894801</text:p>
          </table:table-cell>
          <table:table-cell office:value-type="float" office:value="24412436" calcext:value-type="float">
            <text:p>24412436</text:p>
          </table:table-cell>
          <table:table-cell office:value-type="float" office:value="24721380" calcext:value-type="float">
            <text:p>24721380</text:p>
          </table:table-cell>
          <table:table-cell office:value-type="float" office:value="23822315" calcext:value-type="float">
            <text:p>23822315</text:p>
          </table:table-cell>
          <table:table-cell office:value-type="float" office:value="25458521" calcext:value-type="float">
            <text:p>25458521</text:p>
          </table:table-cell>
          <table:table-cell office:value-type="float" office:value="24482000" calcext:value-type="float">
            <text:p>24482000</text:p>
          </table:table-cell>
          <table:table-cell table:formula="of:=MIN([.A348:.J348])" office:value-type="float" office:value="23663020" calcext:value-type="float">
            <text:p>23663020</text:p>
          </table:table-cell>
        </table:table-row>
        <table:table-row table:style-name="ro1">
          <table:table-cell office:value-type="float" office:value="25958034" calcext:value-type="float">
            <text:p>25958034</text:p>
          </table:table-cell>
          <table:table-cell office:value-type="float" office:value="24364210" calcext:value-type="float">
            <text:p>24364210</text:p>
          </table:table-cell>
          <table:table-cell office:value-type="float" office:value="25101934" calcext:value-type="float">
            <text:p>25101934</text:p>
          </table:table-cell>
          <table:table-cell office:value-type="float" office:value="24707643" calcext:value-type="float">
            <text:p>24707643</text:p>
          </table:table-cell>
          <table:table-cell office:value-type="float" office:value="24629311" calcext:value-type="float">
            <text:p>24629311</text:p>
          </table:table-cell>
          <table:table-cell office:value-type="float" office:value="24012592" calcext:value-type="float">
            <text:p>24012592</text:p>
          </table:table-cell>
          <table:table-cell office:value-type="float" office:value="23850373" calcext:value-type="float">
            <text:p>23850373</text:p>
          </table:table-cell>
          <table:table-cell office:value-type="float" office:value="24550686" calcext:value-type="float">
            <text:p>24550686</text:p>
          </table:table-cell>
          <table:table-cell office:value-type="float" office:value="24675491" calcext:value-type="float">
            <text:p>24675491</text:p>
          </table:table-cell>
          <table:table-cell office:value-type="float" office:value="24000316" calcext:value-type="float">
            <text:p>24000316</text:p>
          </table:table-cell>
          <table:table-cell table:formula="of:=MIN([.A349:.J349])" office:value-type="float" office:value="23850373" calcext:value-type="float">
            <text:p>23850373</text:p>
          </table:table-cell>
        </table:table-row>
        <table:table-row table:style-name="ro1">
          <table:table-cell office:value-type="float" office:value="27479080" calcext:value-type="float">
            <text:p>27479080</text:p>
          </table:table-cell>
          <table:table-cell office:value-type="float" office:value="25360606" calcext:value-type="float">
            <text:p>25360606</text:p>
          </table:table-cell>
          <table:table-cell office:value-type="float" office:value="25635644" calcext:value-type="float">
            <text:p>25635644</text:p>
          </table:table-cell>
          <table:table-cell office:value-type="float" office:value="25097258" calcext:value-type="float">
            <text:p>25097258</text:p>
          </table:table-cell>
          <table:table-cell office:value-type="float" office:value="25136423" calcext:value-type="float">
            <text:p>25136423</text:p>
          </table:table-cell>
          <table:table-cell office:value-type="float" office:value="25495057" calcext:value-type="float">
            <text:p>25495057</text:p>
          </table:table-cell>
          <table:table-cell office:value-type="float" office:value="25753728" calcext:value-type="float">
            <text:p>25753728</text:p>
          </table:table-cell>
          <table:table-cell office:value-type="float" office:value="24502460" calcext:value-type="float">
            <text:p>24502460</text:p>
          </table:table-cell>
          <table:table-cell office:value-type="float" office:value="24675784" calcext:value-type="float">
            <text:p>24675784</text:p>
          </table:table-cell>
          <table:table-cell office:value-type="float" office:value="24640710" calcext:value-type="float">
            <text:p>24640710</text:p>
          </table:table-cell>
          <table:table-cell table:formula="of:=MIN([.A350:.J350])" office:value-type="float" office:value="24502460" calcext:value-type="float">
            <text:p>24502460</text:p>
          </table:table-cell>
        </table:table-row>
        <table:table-row table:style-name="ro1">
          <table:table-cell office:value-type="float" office:value="29316377" calcext:value-type="float">
            <text:p>29316377</text:p>
          </table:table-cell>
          <table:table-cell office:value-type="float" office:value="24328258" calcext:value-type="float">
            <text:p>24328258</text:p>
          </table:table-cell>
          <table:table-cell office:value-type="float" office:value="24317736" calcext:value-type="float">
            <text:p>24317736</text:p>
          </table:table-cell>
          <table:table-cell office:value-type="float" office:value="24337611" calcext:value-type="float">
            <text:p>24337611</text:p>
          </table:table-cell>
          <table:table-cell office:value-type="float" office:value="24462709" calcext:value-type="float">
            <text:p>24462709</text:p>
          </table:table-cell>
          <table:table-cell office:value-type="float" office:value="23935429" calcext:value-type="float">
            <text:p>23935429</text:p>
          </table:table-cell>
          <table:table-cell office:value-type="float" office:value="24004115" calcext:value-type="float">
            <text:p>24004115</text:p>
          </table:table-cell>
          <table:table-cell office:value-type="float" office:value="24491352" calcext:value-type="float">
            <text:p>24491352</text:p>
          </table:table-cell>
          <table:table-cell office:value-type="float" office:value="24441080" calcext:value-type="float">
            <text:p>24441080</text:p>
          </table:table-cell>
          <table:table-cell office:value-type="float" office:value="24759962" calcext:value-type="float">
            <text:p>24759962</text:p>
          </table:table-cell>
          <table:table-cell table:formula="of:=MIN([.A351:.J351])" office:value-type="float" office:value="23935429" calcext:value-type="float">
            <text:p>23935429</text:p>
          </table:table-cell>
        </table:table-row>
        <table:table-row table:style-name="ro1">
          <table:table-cell office:value-type="float" office:value="27360997" calcext:value-type="float">
            <text:p>27360997</text:p>
          </table:table-cell>
          <table:table-cell office:value-type="float" office:value="25064230" calcext:value-type="float">
            <text:p>25064230</text:p>
          </table:table-cell>
          <table:table-cell office:value-type="float" office:value="25713392" calcext:value-type="float">
            <text:p>25713392</text:p>
          </table:table-cell>
          <table:table-cell office:value-type="float" office:value="25117133" calcext:value-type="float">
            <text:p>25117133</text:p>
          </table:table-cell>
          <table:table-cell office:value-type="float" office:value="25161853" calcext:value-type="float">
            <text:p>25161853</text:p>
          </table:table-cell>
          <table:table-cell office:value-type="float" office:value="25809261" calcext:value-type="float">
            <text:p>25809261</text:p>
          </table:table-cell>
          <table:table-cell office:value-type="float" office:value="25787340" calcext:value-type="float">
            <text:p>25787340</text:p>
          </table:table-cell>
          <table:table-cell office:value-type="float" office:value="24982974" calcext:value-type="float">
            <text:p>24982974</text:p>
          </table:table-cell>
          <table:table-cell office:value-type="float" office:value="25050492" calcext:value-type="float">
            <text:p>25050492</text:p>
          </table:table-cell>
          <table:table-cell office:value-type="float" office:value="24732195" calcext:value-type="float">
            <text:p>24732195</text:p>
          </table:table-cell>
          <table:table-cell table:formula="of:=MIN([.A352:.J352])" office:value-type="float" office:value="24732195" calcext:value-type="float">
            <text:p>24732195</text:p>
          </table:table-cell>
        </table:table-row>
        <table:table-row table:style-name="ro1">
          <table:table-cell office:value-type="float" office:value="25410586" calcext:value-type="float">
            <text:p>25410586</text:p>
          </table:table-cell>
          <table:table-cell office:value-type="float" office:value="23625607" calcext:value-type="float">
            <text:p>23625607</text:p>
          </table:table-cell>
          <table:table-cell office:value-type="float" office:value="24693906" calcext:value-type="float">
            <text:p>24693906</text:p>
          </table:table-cell>
          <table:table-cell office:value-type="float" office:value="25020094" calcext:value-type="float">
            <text:p>25020094</text:p>
          </table:table-cell>
          <table:table-cell office:value-type="float" office:value="24622588" calcext:value-type="float">
            <text:p>24622588</text:p>
          </table:table-cell>
          <table:table-cell office:value-type="float" office:value="24172471" calcext:value-type="float">
            <text:p>24172471</text:p>
          </table:table-cell>
          <table:table-cell office:value-type="float" office:value="23919061" calcext:value-type="float">
            <text:p>23919061</text:p>
          </table:table-cell>
          <table:table-cell office:value-type="float" office:value="24671692" calcext:value-type="float">
            <text:p>24671692</text:p>
          </table:table-cell>
          <table:table-cell office:value-type="float" office:value="24627850" calcext:value-type="float">
            <text:p>24627850</text:p>
          </table:table-cell>
          <table:table-cell office:value-type="float" office:value="24834495" calcext:value-type="float">
            <text:p>24834495</text:p>
          </table:table-cell>
          <table:table-cell table:formula="of:=MIN([.A353:.J353])" office:value-type="float" office:value="23625607" calcext:value-type="float">
            <text:p>23625607</text:p>
          </table:table-cell>
        </table:table-row>
        <table:table-row table:style-name="ro1">
          <table:table-cell office:value-type="float" office:value="27391103" calcext:value-type="float">
            <text:p>27391103</text:p>
          </table:table-cell>
          <table:table-cell office:value-type="float" office:value="25286365" calcext:value-type="float">
            <text:p>25286365</text:p>
          </table:table-cell>
          <table:table-cell office:value-type="float" office:value="25530715" calcext:value-type="float">
            <text:p>25530715</text:p>
          </table:table-cell>
          <table:table-cell office:value-type="float" office:value="25808677" calcext:value-type="float">
            <text:p>25808677</text:p>
          </table:table-cell>
          <table:table-cell office:value-type="float" office:value="25123855" calcext:value-type="float">
            <text:p>25123855</text:p>
          </table:table-cell>
          <table:table-cell office:value-type="float" office:value="25762789" calcext:value-type="float">
            <text:p>25762789</text:p>
          </table:table-cell>
          <table:table-cell office:value-type="float" office:value="25614015" calcext:value-type="float">
            <text:p>25614015</text:p>
          </table:table-cell>
          <table:table-cell office:value-type="float" office:value="24839755" calcext:value-type="float">
            <text:p>24839755</text:p>
          </table:table-cell>
          <table:table-cell office:value-type="float" office:value="25184650" calcext:value-type="float">
            <text:p>25184650</text:p>
          </table:table-cell>
          <table:table-cell office:value-type="float" office:value="24920133" calcext:value-type="float">
            <text:p>24920133</text:p>
          </table:table-cell>
          <table:table-cell table:formula="of:=MIN([.A354:.J354])" office:value-type="float" office:value="24839755" calcext:value-type="float">
            <text:p>24839755</text:p>
          </table:table-cell>
        </table:table-row>
        <table:table-row table:style-name="ro1">
          <table:table-cell office:value-type="float" office:value="24504505" calcext:value-type="float">
            <text:p>24504505</text:p>
          </table:table-cell>
          <table:table-cell office:value-type="float" office:value="23349399" calcext:value-type="float">
            <text:p>23349399</text:p>
          </table:table-cell>
          <table:table-cell office:value-type="float" office:value="23931629" calcext:value-type="float">
            <text:p>23931629</text:p>
          </table:table-cell>
          <table:table-cell office:value-type="float" office:value="24332643" calcext:value-type="float">
            <text:p>24332643</text:p>
          </table:table-cell>
          <table:table-cell office:value-type="float" office:value="26514543" calcext:value-type="float">
            <text:p>26514543</text:p>
          </table:table-cell>
          <table:table-cell office:value-type="float" office:value="23453160" calcext:value-type="float">
            <text:p>23453160</text:p>
          </table:table-cell>
          <table:table-cell office:value-type="float" office:value="23424224" calcext:value-type="float">
            <text:p>23424224</text:p>
          </table:table-cell>
          <table:table-cell office:value-type="float" office:value="24524673" calcext:value-type="float">
            <text:p>24524673</text:p>
          </table:table-cell>
          <table:table-cell office:value-type="float" office:value="23288604" calcext:value-type="float">
            <text:p>23288604</text:p>
          </table:table-cell>
          <table:table-cell office:value-type="float" office:value="23794548" calcext:value-type="float">
            <text:p>23794548</text:p>
          </table:table-cell>
          <table:table-cell table:formula="of:=MIN([.A355:.J355])" office:value-type="float" office:value="23288604" calcext:value-type="float">
            <text:p>23288604</text:p>
          </table:table-cell>
        </table:table-row>
        <table:table-row table:style-name="ro1">
          <table:table-cell office:value-type="float" office:value="25493887" calcext:value-type="float">
            <text:p>25493887</text:p>
          </table:table-cell>
          <table:table-cell office:value-type="float" office:value="26269901" calcext:value-type="float">
            <text:p>26269901</text:p>
          </table:table-cell>
          <table:table-cell office:value-type="float" office:value="26252364" calcext:value-type="float">
            <text:p>26252364</text:p>
          </table:table-cell>
          <table:table-cell office:value-type="float" office:value="25425784" calcext:value-type="float">
            <text:p>25425784</text:p>
          </table:table-cell>
          <table:table-cell office:value-type="float" office:value="25775356" calcext:value-type="float">
            <text:p>25775356</text:p>
          </table:table-cell>
          <table:table-cell office:value-type="float" office:value="26154449" calcext:value-type="float">
            <text:p>26154449</text:p>
          </table:table-cell>
          <table:table-cell office:value-type="float" office:value="24981513" calcext:value-type="float">
            <text:p>24981513</text:p>
          </table:table-cell>
          <table:table-cell office:value-type="float" office:value="25000803" calcext:value-type="float">
            <text:p>25000803</text:p>
          </table:table-cell>
          <table:table-cell office:value-type="float" office:value="25781494" calcext:value-type="float">
            <text:p>25781494</text:p>
          </table:table-cell>
          <table:table-cell office:value-type="float" office:value="25002558" calcext:value-type="float">
            <text:p>25002558</text:p>
          </table:table-cell>
          <table:table-cell table:formula="of:=MIN([.A356:.J356])" office:value-type="float" office:value="24981513" calcext:value-type="float">
            <text:p>24981513</text:p>
          </table:table-cell>
        </table:table-row>
        <table:table-row table:style-name="ro1">
          <table:table-cell office:value-type="float" office:value="26838685" calcext:value-type="float">
            <text:p>26838685</text:p>
          </table:table-cell>
          <table:table-cell office:value-type="float" office:value="24667308" calcext:value-type="float">
            <text:p>24667308</text:p>
          </table:table-cell>
          <table:table-cell office:value-type="float" office:value="25804585" calcext:value-type="float">
            <text:p>25804585</text:p>
          </table:table-cell>
          <table:table-cell office:value-type="float" office:value="25628629" calcext:value-type="float">
            <text:p>25628629</text:p>
          </table:table-cell>
          <table:table-cell office:value-type="float" office:value="24842678" calcext:value-type="float">
            <text:p>24842678</text:p>
          </table:table-cell>
          <table:table-cell office:value-type="float" office:value="25129701" calcext:value-type="float">
            <text:p>25129701</text:p>
          </table:table-cell>
          <table:table-cell office:value-type="float" office:value="25617523" calcext:value-type="float">
            <text:p>25617523</text:p>
          </table:table-cell>
          <table:table-cell office:value-type="float" office:value="25666042" calcext:value-type="float">
            <text:p>25666042</text:p>
          </table:table-cell>
          <table:table-cell office:value-type="float" office:value="25903669" calcext:value-type="float">
            <text:p>25903669</text:p>
          </table:table-cell>
          <table:table-cell office:value-type="float" office:value="25651428" calcext:value-type="float">
            <text:p>25651428</text:p>
          </table:table-cell>
          <table:table-cell table:formula="of:=MIN([.A357:.J357])" office:value-type="float" office:value="24667308" calcext:value-type="float">
            <text:p>24667308</text:p>
          </table:table-cell>
        </table:table-row>
        <table:table-row table:style-name="ro1">
          <table:table-cell office:value-type="float" office:value="25303318" calcext:value-type="float">
            <text:p>25303318</text:p>
          </table:table-cell>
          <table:table-cell office:value-type="float" office:value="26012691" calcext:value-type="float">
            <text:p>26012691</text:p>
          </table:table-cell>
          <table:table-cell office:value-type="float" office:value="25024479" calcext:value-type="float">
            <text:p>25024479</text:p>
          </table:table-cell>
          <table:table-cell office:value-type="float" office:value="26354955" calcext:value-type="float">
            <text:p>26354955</text:p>
          </table:table-cell>
          <table:table-cell office:value-type="float" office:value="26161464" calcext:value-type="float">
            <text:p>26161464</text:p>
          </table:table-cell>
          <table:table-cell office:value-type="float" office:value="25815107" calcext:value-type="float">
            <text:p>25815107</text:p>
          </table:table-cell>
          <table:table-cell office:value-type="float" office:value="25102811" calcext:value-type="float">
            <text:p>25102811</text:p>
          </table:table-cell>
          <table:table-cell office:value-type="float" office:value="24982390" calcext:value-type="float">
            <text:p>24982390</text:p>
          </table:table-cell>
          <table:table-cell office:value-type="float" office:value="25298933" calcext:value-type="float">
            <text:p>25298933</text:p>
          </table:table-cell>
          <table:table-cell office:value-type="float" office:value="24908734" calcext:value-type="float">
            <text:p>24908734</text:p>
          </table:table-cell>
          <table:table-cell table:formula="of:=MIN([.A358:.J358])" office:value-type="float" office:value="24908734" calcext:value-type="float">
            <text:p>24908734</text:p>
          </table:table-cell>
        </table:table-row>
        <table:table-row table:style-name="ro1">
          <table:table-cell office:value-type="float" office:value="27026332" calcext:value-type="float">
            <text:p>27026332</text:p>
          </table:table-cell>
          <table:table-cell office:value-type="float" office:value="26337711" calcext:value-type="float">
            <text:p>26337711</text:p>
          </table:table-cell>
          <table:table-cell office:value-type="float" office:value="26600474" calcext:value-type="float">
            <text:p>26600474</text:p>
          </table:table-cell>
          <table:table-cell office:value-type="float" office:value="25085858" calcext:value-type="float">
            <text:p>25085858</text:p>
          </table:table-cell>
          <table:table-cell office:value-type="float" office:value="25453551" calcext:value-type="float">
            <text:p>25453551</text:p>
          </table:table-cell>
          <table:table-cell office:value-type="float" office:value="25193127" calcext:value-type="float">
            <text:p>25193127</text:p>
          </table:table-cell>
          <table:table-cell office:value-type="float" office:value="25647336" calcext:value-type="float">
            <text:p>25647336</text:p>
          </table:table-cell>
          <table:table-cell office:value-type="float" office:value="25716315" calcext:value-type="float">
            <text:p>25716315</text:p>
          </table:table-cell>
          <table:table-cell office:value-type="float" office:value="27196441" calcext:value-type="float">
            <text:p>27196441</text:p>
          </table:table-cell>
          <table:table-cell office:value-type="float" office:value="25626584" calcext:value-type="float">
            <text:p>25626584</text:p>
          </table:table-cell>
          <table:table-cell table:formula="of:=MIN([.A359:.J359])" office:value-type="float" office:value="25085858" calcext:value-type="float">
            <text:p>25085858</text:p>
          </table:table-cell>
        </table:table-row>
        <table:table-row table:style-name="ro1">
          <table:table-cell office:value-type="float" office:value="27310432" calcext:value-type="float">
            <text:p>27310432</text:p>
          </table:table-cell>
          <table:table-cell office:value-type="float" office:value="26602228" calcext:value-type="float">
            <text:p>26602228</text:p>
          </table:table-cell>
          <table:table-cell office:value-type="float" office:value="26049811" calcext:value-type="float">
            <text:p>26049811</text:p>
          </table:table-cell>
          <table:table-cell office:value-type="float" office:value="27631067" calcext:value-type="float">
            <text:p>27631067</text:p>
          </table:table-cell>
          <table:table-cell office:value-type="float" office:value="26914972" calcext:value-type="float">
            <text:p>26914972</text:p>
          </table:table-cell>
          <table:table-cell office:value-type="float" office:value="26424519" calcext:value-type="float">
            <text:p>26424519</text:p>
          </table:table-cell>
          <table:table-cell office:value-type="float" office:value="26467193" calcext:value-type="float">
            <text:p>26467193</text:p>
          </table:table-cell>
          <table:table-cell office:value-type="float" office:value="25705793" calcext:value-type="float">
            <text:p>25705793</text:p>
          </table:table-cell>
          <table:table-cell office:value-type="float" office:value="25922960" calcext:value-type="float">
            <text:p>25922960</text:p>
          </table:table-cell>
          <table:table-cell office:value-type="float" office:value="25640321" calcext:value-type="float">
            <text:p>25640321</text:p>
          </table:table-cell>
          <table:table-cell table:formula="of:=MIN([.A360:.J360])" office:value-type="float" office:value="25640321" calcext:value-type="float">
            <text:p>25640321</text:p>
          </table:table-cell>
        </table:table-row>
        <table:table-row table:style-name="ro1">
          <table:table-cell office:value-type="float" office:value="25619277" calcext:value-type="float">
            <text:p>25619277</text:p>
          </table:table-cell>
          <table:table-cell office:value-type="float" office:value="26354371" calcext:value-type="float">
            <text:p>26354371</text:p>
          </table:table-cell>
          <table:table-cell office:value-type="float" office:value="26416335" calcext:value-type="float">
            <text:p>26416335</text:p>
          </table:table-cell>
          <table:table-cell office:value-type="float" office:value="25721576" calcext:value-type="float">
            <text:p>25721576</text:p>
          </table:table-cell>
          <table:table-cell office:value-type="float" office:value="25143146" calcext:value-type="float">
            <text:p>25143146</text:p>
          </table:table-cell>
          <table:table-cell office:value-type="float" office:value="29319300" calcext:value-type="float">
            <text:p>29319300</text:p>
          </table:table-cell>
          <table:table-cell office:value-type="float" office:value="25438938" calcext:value-type="float">
            <text:p>25438938</text:p>
          </table:table-cell>
          <table:table-cell office:value-type="float" office:value="25863041" calcext:value-type="float">
            <text:p>25863041</text:p>
          </table:table-cell>
          <table:table-cell office:value-type="float" office:value="25706377" calcext:value-type="float">
            <text:p>25706377</text:p>
          </table:table-cell>
          <table:table-cell office:value-type="float" office:value="26347649" calcext:value-type="float">
            <text:p>26347649</text:p>
          </table:table-cell>
          <table:table-cell table:formula="of:=MIN([.A361:.J361])" office:value-type="float" office:value="25143146" calcext:value-type="float">
            <text:p>25143146</text:p>
          </table:table-cell>
        </table:table-row>
        <table:table-row table:style-name="ro1">
          <table:table-cell office:value-type="float" office:value="26966706" calcext:value-type="float">
            <text:p>26966706</text:p>
          </table:table-cell>
          <table:table-cell office:value-type="float" office:value="26310820" calcext:value-type="float">
            <text:p>26310820</text:p>
          </table:table-cell>
          <table:table-cell office:value-type="float" office:value="25141100" calcext:value-type="float">
            <text:p>25141100</text:p>
          </table:table-cell>
          <table:table-cell office:value-type="float" office:value="26387399" calcext:value-type="float">
            <text:p>26387399</text:p>
          </table:table-cell>
          <table:table-cell office:value-type="float" office:value="26743985" calcext:value-type="float">
            <text:p>26743985</text:p>
          </table:table-cell>
          <table:table-cell office:value-type="float" office:value="26957353" calcext:value-type="float">
            <text:p>26957353</text:p>
          </table:table-cell>
          <table:table-cell office:value-type="float" office:value="26277500" calcext:value-type="float">
            <text:p>26277500</text:p>
          </table:table-cell>
          <table:table-cell office:value-type="float" office:value="25784417" calcext:value-type="float">
            <text:p>25784417</text:p>
          </table:table-cell>
          <table:table-cell office:value-type="float" office:value="25687087" calcext:value-type="float">
            <text:p>25687087</text:p>
          </table:table-cell>
          <table:table-cell office:value-type="float" office:value="25743205" calcext:value-type="float">
            <text:p>25743205</text:p>
          </table:table-cell>
          <table:table-cell table:formula="of:=MIN([.A362:.J362])" office:value-type="float" office:value="25141100" calcext:value-type="float">
            <text:p>25141100</text:p>
          </table:table-cell>
        </table:table-row>
        <table:table-row table:style-name="ro1">
          <table:table-cell office:value-type="float" office:value="26171401" calcext:value-type="float">
            <text:p>26171401</text:p>
          </table:table-cell>
          <table:table-cell office:value-type="float" office:value="26184554" calcext:value-type="float">
            <text:p>26184554</text:p>
          </table:table-cell>
          <table:table-cell office:value-type="float" office:value="25923837" calcext:value-type="float">
            <text:p>25923837</text:p>
          </table:table-cell>
          <table:table-cell office:value-type="float" office:value="26228397" calcext:value-type="float">
            <text:p>26228397</text:p>
          </table:table-cell>
          <table:table-cell office:value-type="float" office:value="26187185" calcext:value-type="float">
            <text:p>26187185</text:p>
          </table:table-cell>
          <table:table-cell office:value-type="float" office:value="25692347" calcext:value-type="float">
            <text:p>25692347</text:p>
          </table:table-cell>
          <table:table-cell office:value-type="float" office:value="26115867" calcext:value-type="float">
            <text:p>26115867</text:p>
          </table:table-cell>
          <table:table-cell office:value-type="float" office:value="25918868" calcext:value-type="float">
            <text:p>25918868</text:p>
          </table:table-cell>
          <table:table-cell office:value-type="float" office:value="25270874" calcext:value-type="float">
            <text:p>25270874</text:p>
          </table:table-cell>
          <table:table-cell office:value-type="float" office:value="25164190" calcext:value-type="float">
            <text:p>25164190</text:p>
          </table:table-cell>
          <table:table-cell table:formula="of:=MIN([.A363:.J363])" office:value-type="float" office:value="25164190" calcext:value-type="float">
            <text:p>25164190</text:p>
          </table:table-cell>
        </table:table-row>
        <table:table-row table:style-name="ro1">
          <table:table-cell office:value-type="float" office:value="25910099" calcext:value-type="float">
            <text:p>25910099</text:p>
          </table:table-cell>
          <table:table-cell office:value-type="float" office:value="25514055" calcext:value-type="float">
            <text:p>25514055</text:p>
          </table:table-cell>
          <table:table-cell office:value-type="float" office:value="25425200" calcext:value-type="float">
            <text:p>25425200</text:p>
          </table:table-cell>
          <table:table-cell office:value-type="float" office:value="24529642" calcext:value-type="float">
            <text:p>24529642</text:p>
          </table:table-cell>
          <table:table-cell office:value-type="float" office:value="24628726" calcext:value-type="float">
            <text:p>24628726</text:p>
          </table:table-cell>
          <table:table-cell office:value-type="float" office:value="25636522" calcext:value-type="float">
            <text:p>25636522</text:p>
          </table:table-cell>
          <table:table-cell office:value-type="float" office:value="25697609" calcext:value-type="float">
            <text:p>25697609</text:p>
          </table:table-cell>
          <table:table-cell office:value-type="float" office:value="25612847" calcext:value-type="float">
            <text:p>25612847</text:p>
          </table:table-cell>
          <table:table-cell office:value-type="float" office:value="25488334" calcext:value-type="float">
            <text:p>25488334</text:p>
          </table:table-cell>
          <table:table-cell office:value-type="float" office:value="24927149" calcext:value-type="float">
            <text:p>24927149</text:p>
          </table:table-cell>
          <table:table-cell table:formula="of:=MIN([.A364:.J364])" office:value-type="float" office:value="24529642" calcext:value-type="float">
            <text:p>24529642</text:p>
          </table:table-cell>
        </table:table-row>
        <table:table-row table:style-name="ro1">
          <table:table-cell office:value-type="float" office:value="26476838" calcext:value-type="float">
            <text:p>26476838</text:p>
          </table:table-cell>
          <table:table-cell office:value-type="float" office:value="25451213" calcext:value-type="float">
            <text:p>25451213</text:p>
          </table:table-cell>
          <table:table-cell office:value-type="float" office:value="25294842" calcext:value-type="float">
            <text:p>25294842</text:p>
          </table:table-cell>
          <table:table-cell office:value-type="float" office:value="26721480" calcext:value-type="float">
            <text:p>26721480</text:p>
          </table:table-cell>
          <table:table-cell office:value-type="float" office:value="26414289" calcext:value-type="float">
            <text:p>26414289</text:p>
          </table:table-cell>
          <table:table-cell office:value-type="float" office:value="25282273" calcext:value-type="float">
            <text:p>25282273</text:p>
          </table:table-cell>
          <table:table-cell office:value-type="float" office:value="26167894" calcext:value-type="float">
            <text:p>26167894</text:p>
          </table:table-cell>
          <table:table-cell office:value-type="float" office:value="25196634" calcext:value-type="float">
            <text:p>25196634</text:p>
          </table:table-cell>
          <table:table-cell office:value-type="float" office:value="25322608" calcext:value-type="float">
            <text:p>25322608</text:p>
          </table:table-cell>
          <table:table-cell office:value-type="float" office:value="25185235" calcext:value-type="float">
            <text:p>25185235</text:p>
          </table:table-cell>
          <table:table-cell table:formula="of:=MIN([.A365:.J365])" office:value-type="float" office:value="25185235" calcext:value-type="float">
            <text:p>25185235</text:p>
          </table:table-cell>
        </table:table-row>
        <table:table-row table:style-name="ro1">
          <table:table-cell office:value-type="float" office:value="28433679" calcext:value-type="float">
            <text:p>28433679</text:p>
          </table:table-cell>
          <table:table-cell office:value-type="float" office:value="25857196" calcext:value-type="float">
            <text:p>25857196</text:p>
          </table:table-cell>
          <table:table-cell office:value-type="float" office:value="26004800" calcext:value-type="float">
            <text:p>26004800</text:p>
          </table:table-cell>
          <table:table-cell office:value-type="float" office:value="25249245" calcext:value-type="float">
            <text:p>25249245</text:p>
          </table:table-cell>
          <table:table-cell office:value-type="float" office:value="25526623" calcext:value-type="float">
            <text:p>25526623</text:p>
          </table:table-cell>
          <table:table-cell office:value-type="float" office:value="26130773" calcext:value-type="float">
            <text:p>26130773</text:p>
          </table:table-cell>
          <table:table-cell office:value-type="float" office:value="29557511" calcext:value-type="float">
            <text:p>29557511</text:p>
          </table:table-cell>
          <table:table-cell office:value-type="float" office:value="25794647" calcext:value-type="float">
            <text:p>25794647</text:p>
          </table:table-cell>
          <table:table-cell office:value-type="float" office:value="25990185" calcext:value-type="float">
            <text:p>25990185</text:p>
          </table:table-cell>
          <table:table-cell office:value-type="float" office:value="25729175" calcext:value-type="float">
            <text:p>25729175</text:p>
          </table:table-cell>
          <table:table-cell table:formula="of:=MIN([.A366:.J366])" office:value-type="float" office:value="25249245" calcext:value-type="float">
            <text:p>25249245</text:p>
          </table:table-cell>
        </table:table-row>
        <table:table-row table:style-name="ro1">
          <table:table-cell office:value-type="float" office:value="26862360" calcext:value-type="float">
            <text:p>26862360</text:p>
          </table:table-cell>
          <table:table-cell office:value-type="float" office:value="25778572" calcext:value-type="float">
            <text:p>25778572</text:p>
          </table:table-cell>
          <table:table-cell office:value-type="float" office:value="25695563" calcext:value-type="float">
            <text:p>25695563</text:p>
          </table:table-cell>
          <table:table-cell office:value-type="float" office:value="26352910" calcext:value-type="float">
            <text:p>26352910</text:p>
          </table:table-cell>
          <table:table-cell office:value-type="float" office:value="26512496" calcext:value-type="float">
            <text:p>26512496</text:p>
          </table:table-cell>
          <table:table-cell office:value-type="float" office:value="25428708" calcext:value-type="float">
            <text:p>25428708</text:p>
          </table:table-cell>
          <table:table-cell office:value-type="float" office:value="25913899" calcext:value-type="float">
            <text:p>25913899</text:p>
          </table:table-cell>
          <table:table-cell office:value-type="float" office:value="25388665" calcext:value-type="float">
            <text:p>25388665</text:p>
          </table:table-cell>
          <table:table-cell office:value-type="float" office:value="25569296" calcext:value-type="float">
            <text:p>25569296</text:p>
          </table:table-cell>
          <table:table-cell office:value-type="float" office:value="25493010" calcext:value-type="float">
            <text:p>25493010</text:p>
          </table:table-cell>
          <table:table-cell table:formula="of:=MIN([.A367:.J367])" office:value-type="float" office:value="25388665" calcext:value-type="float">
            <text:p>25388665</text:p>
          </table:table-cell>
        </table:table-row>
        <table:table-row table:style-name="ro1">
          <table:table-cell office:value-type="float" office:value="25359729" calcext:value-type="float">
            <text:p>25359729</text:p>
          </table:table-cell>
          <table:table-cell office:value-type="float" office:value="24005285" calcext:value-type="float">
            <text:p>24005285</text:p>
          </table:table-cell>
          <table:table-cell office:value-type="float" office:value="24778083" calcext:value-type="float">
            <text:p>24778083</text:p>
          </table:table-cell>
          <table:table-cell office:value-type="float" office:value="23600763" calcext:value-type="float">
            <text:p>23600763</text:p>
          </table:table-cell>
          <table:table-cell office:value-type="float" office:value="23654544" calcext:value-type="float">
            <text:p>23654544</text:p>
          </table:table-cell>
          <table:table-cell office:value-type="float" office:value="24280908" calcext:value-type="float">
            <text:p>24280908</text:p>
          </table:table-cell>
          <table:table-cell office:value-type="float" office:value="24568516" calcext:value-type="float">
            <text:p>24568516</text:p>
          </table:table-cell>
          <table:table-cell office:value-type="float" office:value="24537533" calcext:value-type="float">
            <text:p>24537533</text:p>
          </table:table-cell>
          <table:table-cell office:value-type="float" office:value="24336734" calcext:value-type="float">
            <text:p>24336734</text:p>
          </table:table-cell>
          <table:table-cell office:value-type="float" office:value="24272724" calcext:value-type="float">
            <text:p>24272724</text:p>
          </table:table-cell>
          <table:table-cell table:formula="of:=MIN([.A368:.J368])" office:value-type="float" office:value="23600763" calcext:value-type="float">
            <text:p>23600763</text:p>
          </table:table-cell>
        </table:table-row>
        <table:table-row table:style-name="ro1">
          <table:table-cell office:value-type="float" office:value="25300688" calcext:value-type="float">
            <text:p>25300688</text:p>
          </table:table-cell>
          <table:table-cell office:value-type="float" office:value="24382039" calcext:value-type="float">
            <text:p>24382039</text:p>
          </table:table-cell>
          <table:table-cell office:value-type="float" office:value="23928706" calcext:value-type="float">
            <text:p>23928706</text:p>
          </table:table-cell>
          <table:table-cell office:value-type="float" office:value="24823095" calcext:value-type="float">
            <text:p>24823095</text:p>
          </table:table-cell>
          <table:table-cell office:value-type="float" office:value="24957254" calcext:value-type="float">
            <text:p>24957254</text:p>
          </table:table-cell>
          <table:table-cell office:value-type="float" office:value="23776718" calcext:value-type="float">
            <text:p>23776718</text:p>
          </table:table-cell>
          <table:table-cell office:value-type="float" office:value="24194100" calcext:value-type="float">
            <text:p>24194100</text:p>
          </table:table-cell>
          <table:table-cell office:value-type="float" office:value="24004700" calcext:value-type="float">
            <text:p>24004700</text:p>
          </table:table-cell>
          <table:table-cell office:value-type="float" office:value="24017268" calcext:value-type="float">
            <text:p>24017268</text:p>
          </table:table-cell>
          <table:table-cell office:value-type="float" office:value="23778472" calcext:value-type="float">
            <text:p>23778472</text:p>
          </table:table-cell>
          <table:table-cell table:formula="of:=MIN([.A369:.J369])" office:value-type="float" office:value="23776718" calcext:value-type="float">
            <text:p>23776718</text:p>
          </table:table-cell>
        </table:table-row>
        <table:table-row table:style-name="ro1">
          <table:table-cell office:value-type="float" office:value="26531787" calcext:value-type="float">
            <text:p>26531787</text:p>
          </table:table-cell>
          <table:table-cell office:value-type="float" office:value="29065305" calcext:value-type="float">
            <text:p>29065305</text:p>
          </table:table-cell>
          <table:table-cell office:value-type="float" office:value="25927052" calcext:value-type="float">
            <text:p>25927052</text:p>
          </table:table-cell>
          <table:table-cell office:value-type="float" office:value="25250122" calcext:value-type="float">
            <text:p>25250122</text:p>
          </table:table-cell>
          <table:table-cell office:value-type="float" office:value="25310625" calcext:value-type="float">
            <text:p>25310625</text:p>
          </table:table-cell>
          <table:table-cell office:value-type="float" office:value="25774187" calcext:value-type="float">
            <text:p>25774187</text:p>
          </table:table-cell>
          <table:table-cell office:value-type="float" office:value="25954818" calcext:value-type="float">
            <text:p>25954818</text:p>
          </table:table-cell>
          <table:table-cell office:value-type="float" office:value="27676956" calcext:value-type="float">
            <text:p>27676956</text:p>
          </table:table-cell>
          <table:table-cell office:value-type="float" office:value="29221677" calcext:value-type="float">
            <text:p>29221677</text:p>
          </table:table-cell>
          <table:table-cell office:value-type="float" office:value="25667211" calcext:value-type="float">
            <text:p>25667211</text:p>
          </table:table-cell>
          <table:table-cell table:formula="of:=MIN([.A370:.J370])" office:value-type="float" office:value="25250122" calcext:value-type="float">
            <text:p>25250122</text:p>
          </table:table-cell>
        </table:table-row>
        <table:table-row table:style-name="ro1">
          <table:table-cell office:value-type="float" office:value="25139639" calcext:value-type="float">
            <text:p>25139639</text:p>
          </table:table-cell>
          <table:table-cell office:value-type="float" office:value="25203357" calcext:value-type="float">
            <text:p>25203357</text:p>
          </table:table-cell>
          <table:table-cell office:value-type="float" office:value="23698094" calcext:value-type="float">
            <text:p>23698094</text:p>
          </table:table-cell>
          <table:table-cell office:value-type="float" office:value="24878336" calcext:value-type="float">
            <text:p>24878336</text:p>
          </table:table-cell>
          <table:table-cell office:value-type="float" office:value="24803512" calcext:value-type="float">
            <text:p>24803512</text:p>
          </table:table-cell>
          <table:table-cell office:value-type="float" office:value="24065495" calcext:value-type="float">
            <text:p>24065495</text:p>
          </table:table-cell>
          <table:table-cell office:value-type="float" office:value="24532565" calcext:value-type="float">
            <text:p>24532565</text:p>
          </table:table-cell>
          <table:table-cell office:value-type="float" office:value="23919938" calcext:value-type="float">
            <text:p>23919938</text:p>
          </table:table-cell>
          <table:table-cell office:value-type="float" office:value="24057019" calcext:value-type="float">
            <text:p>24057019</text:p>
          </table:table-cell>
          <table:table-cell office:value-type="float" office:value="23816177" calcext:value-type="float">
            <text:p>23816177</text:p>
          </table:table-cell>
          <table:table-cell table:formula="of:=MIN([.A371:.J371])" office:value-type="float" office:value="23698094" calcext:value-type="float">
            <text:p>23698094</text:p>
          </table:table-cell>
        </table:table-row>
        <table:table-row table:style-name="ro1">
          <table:table-cell office:value-type="float" office:value="25920037" calcext:value-type="float">
            <text:p>25920037</text:p>
          </table:table-cell>
          <table:table-cell office:value-type="float" office:value="25127947" calcext:value-type="float">
            <text:p>25127947</text:p>
          </table:table-cell>
          <table:table-cell office:value-type="float" office:value="26031690" calcext:value-type="float">
            <text:p>26031690</text:p>
          </table:table-cell>
          <table:table-cell office:value-type="float" office:value="25299226" calcext:value-type="float">
            <text:p>25299226</text:p>
          </table:table-cell>
          <table:table-cell office:value-type="float" office:value="26060041" calcext:value-type="float">
            <text:p>26060041</text:p>
          </table:table-cell>
          <table:table-cell office:value-type="float" office:value="25849012" calcext:value-type="float">
            <text:p>25849012</text:p>
          </table:table-cell>
          <table:table-cell office:value-type="float" office:value="26624441" calcext:value-type="float">
            <text:p>26624441</text:p>
          </table:table-cell>
          <table:table-cell office:value-type="float" office:value="26142465" calcext:value-type="float">
            <text:p>26142465</text:p>
          </table:table-cell>
          <table:table-cell office:value-type="float" office:value="25454429" calcext:value-type="float">
            <text:p>25454429</text:p>
          </table:table-cell>
          <table:table-cell office:value-type="float" office:value="25796108" calcext:value-type="float">
            <text:p>25796108</text:p>
          </table:table-cell>
          <table:table-cell table:formula="of:=MIN([.A372:.J372])" office:value-type="float" office:value="25127947" calcext:value-type="float">
            <text:p>25127947</text:p>
          </table:table-cell>
        </table:table-row>
        <table:table-row table:style-name="ro1">
          <table:table-cell office:value-type="float" office:value="26744278" calcext:value-type="float">
            <text:p>26744278</text:p>
          </table:table-cell>
          <table:table-cell office:value-type="float" office:value="25804877" calcext:value-type="float">
            <text:p>25804877</text:p>
          </table:table-cell>
          <table:table-cell office:value-type="float" office:value="25545622" calcext:value-type="float">
            <text:p>25545622</text:p>
          </table:table-cell>
          <table:table-cell office:value-type="float" office:value="26106514" calcext:value-type="float">
            <text:p>26106514</text:p>
          </table:table-cell>
          <table:table-cell office:value-type="float" office:value="25457059" calcext:value-type="float">
            <text:p>25457059</text:p>
          </table:table-cell>
          <table:table-cell office:value-type="float" office:value="24994081" calcext:value-type="float">
            <text:p>24994081</text:p>
          </table:table-cell>
          <table:table-cell office:value-type="float" office:value="25323777" calcext:value-type="float">
            <text:p>25323777</text:p>
          </table:table-cell>
          <table:table-cell office:value-type="float" office:value="25594724" calcext:value-type="float">
            <text:p>25594724</text:p>
          </table:table-cell>
          <table:table-cell office:value-type="float" office:value="25757527" calcext:value-type="float">
            <text:p>25757527</text:p>
          </table:table-cell>
          <table:table-cell office:value-type="float" office:value="25043478" calcext:value-type="float">
            <text:p>25043478</text:p>
          </table:table-cell>
          <table:table-cell table:formula="of:=MIN([.A373:.J373])" office:value-type="float" office:value="24994081" calcext:value-type="float">
            <text:p>24994081</text:p>
          </table:table-cell>
        </table:table-row>
        <table:table-row table:style-name="ro1">
          <table:table-cell office:value-type="float" office:value="27637498" calcext:value-type="float">
            <text:p>27637498</text:p>
          </table:table-cell>
          <table:table-cell office:value-type="float" office:value="25548836" calcext:value-type="float">
            <text:p>25548836</text:p>
          </table:table-cell>
          <table:table-cell office:value-type="float" office:value="26998565" calcext:value-type="float">
            <text:p>26998565</text:p>
          </table:table-cell>
          <table:table-cell office:value-type="float" office:value="25900454" calcext:value-type="float">
            <text:p>25900454</text:p>
          </table:table-cell>
          <table:table-cell office:value-type="float" office:value="26547863" calcext:value-type="float">
            <text:p>26547863</text:p>
          </table:table-cell>
          <table:table-cell office:value-type="float" office:value="26287438" calcext:value-type="float">
            <text:p>26287438</text:p>
          </table:table-cell>
          <table:table-cell office:value-type="float" office:value="26665653" calcext:value-type="float">
            <text:p>26665653</text:p>
          </table:table-cell>
          <table:table-cell office:value-type="float" office:value="26295038" calcext:value-type="float">
            <text:p>26295038</text:p>
          </table:table-cell>
          <table:table-cell office:value-type="float" office:value="25879117" calcext:value-type="float">
            <text:p>25879117</text:p>
          </table:table-cell>
          <table:table-cell office:value-type="float" office:value="26952092" calcext:value-type="float">
            <text:p>26952092</text:p>
          </table:table-cell>
          <table:table-cell table:formula="of:=MIN([.A374:.J374])" office:value-type="float" office:value="25548836" calcext:value-type="float">
            <text:p>25548836</text:p>
          </table:table-cell>
        </table:table-row>
        <table:table-row table:style-name="ro1">
          <table:table-cell office:value-type="float" office:value="25300687" calcext:value-type="float">
            <text:p>25300687</text:p>
          </table:table-cell>
          <table:table-cell office:value-type="float" office:value="25765126" calcext:value-type="float">
            <text:p>25765126</text:p>
          </table:table-cell>
          <table:table-cell office:value-type="float" office:value="28102230" calcext:value-type="float">
            <text:p>28102230</text:p>
          </table:table-cell>
          <table:table-cell office:value-type="float" office:value="26299421" calcext:value-type="float">
            <text:p>26299421</text:p>
          </table:table-cell>
          <table:table-cell office:value-type="float" office:value="25438353" calcext:value-type="float">
            <text:p>25438353</text:p>
          </table:table-cell>
          <table:table-cell office:value-type="float" office:value="24887398" calcext:value-type="float">
            <text:p>24887398</text:p>
          </table:table-cell>
          <table:table-cell office:value-type="float" office:value="26057703" calcext:value-type="float">
            <text:p>26057703</text:p>
          </table:table-cell>
          <table:table-cell office:value-type="float" office:value="25745251" calcext:value-type="float">
            <text:p>25745251</text:p>
          </table:table-cell>
          <table:table-cell office:value-type="float" office:value="26048057" calcext:value-type="float">
            <text:p>26048057</text:p>
          </table:table-cell>
          <table:table-cell office:value-type="float" office:value="25472258" calcext:value-type="float">
            <text:p>25472258</text:p>
          </table:table-cell>
          <table:table-cell table:formula="of:=MIN([.A375:.J375])" office:value-type="float" office:value="24887398" calcext:value-type="float">
            <text:p>24887398</text:p>
          </table:table-cell>
        </table:table-row>
        <table:table-row table:style-name="ro1">
          <table:table-cell office:value-type="float" office:value="27416239" calcext:value-type="float">
            <text:p>27416239</text:p>
          </table:table-cell>
          <table:table-cell office:value-type="float" office:value="25252168" calcext:value-type="float">
            <text:p>25252168</text:p>
          </table:table-cell>
          <table:table-cell office:value-type="float" office:value="26027597" calcext:value-type="float">
            <text:p>26027597</text:p>
          </table:table-cell>
          <table:table-cell office:value-type="float" office:value="26071440" calcext:value-type="float">
            <text:p>26071440</text:p>
          </table:table-cell>
          <table:table-cell office:value-type="float" office:value="26235704" calcext:value-type="float">
            <text:p>26235704</text:p>
          </table:table-cell>
          <table:table-cell office:value-type="float" office:value="25654058" calcext:value-type="float">
            <text:p>25654058</text:p>
          </table:table-cell>
          <table:table-cell office:value-type="float" office:value="25389541" calcext:value-type="float">
            <text:p>25389541</text:p>
          </table:table-cell>
          <table:table-cell office:value-type="float" office:value="25525454" calcext:value-type="float">
            <text:p>25525454</text:p>
          </table:table-cell>
          <table:table-cell office:value-type="float" office:value="28340441" calcext:value-type="float">
            <text:p>28340441</text:p>
          </table:table-cell>
          <table:table-cell office:value-type="float" office:value="26136327" calcext:value-type="float">
            <text:p>26136327</text:p>
          </table:table-cell>
          <table:table-cell table:formula="of:=MIN([.A376:.J376])" office:value-type="float" office:value="25252168" calcext:value-type="float">
            <text:p>25252168</text:p>
          </table:table-cell>
        </table:table-row>
        <table:table-row table:style-name="ro1">
          <table:table-cell office:value-type="float" office:value="27012302" calcext:value-type="float">
            <text:p>27012302</text:p>
          </table:table-cell>
          <table:table-cell office:value-type="float" office:value="26227812" calcext:value-type="float">
            <text:p>26227812</text:p>
          </table:table-cell>
          <table:table-cell office:value-type="float" office:value="26470700" calcext:value-type="float">
            <text:p>26470700</text:p>
          </table:table-cell>
          <table:table-cell office:value-type="float" office:value="26155617" calcext:value-type="float">
            <text:p>26155617</text:p>
          </table:table-cell>
          <table:table-cell office:value-type="float" office:value="26393537" calcext:value-type="float">
            <text:p>26393537</text:p>
          </table:table-cell>
          <table:table-cell office:value-type="float" office:value="25720699" calcext:value-type="float">
            <text:p>25720699</text:p>
          </table:table-cell>
          <table:table-cell office:value-type="float" office:value="26447902" calcext:value-type="float">
            <text:p>26447902</text:p>
          </table:table-cell>
          <table:table-cell office:value-type="float" office:value="26257625" calcext:value-type="float">
            <text:p>26257625</text:p>
          </table:table-cell>
          <table:table-cell office:value-type="float" office:value="26098330" calcext:value-type="float">
            <text:p>26098330</text:p>
          </table:table-cell>
          <table:table-cell office:value-type="float" office:value="26269316" calcext:value-type="float">
            <text:p>26269316</text:p>
          </table:table-cell>
          <table:table-cell table:formula="of:=MIN([.A377:.J377])" office:value-type="float" office:value="25720699" calcext:value-type="float">
            <text:p>25720699</text:p>
          </table:table-cell>
        </table:table-row>
        <table:table-row table:style-name="ro1">
          <table:table-cell office:value-type="float" office:value="25462321" calcext:value-type="float">
            <text:p>25462321</text:p>
          </table:table-cell>
          <table:table-cell office:value-type="float" office:value="24702967" calcext:value-type="float">
            <text:p>24702967</text:p>
          </table:table-cell>
          <table:table-cell office:value-type="float" office:value="25051076" calcext:value-type="float">
            <text:p>25051076</text:p>
          </table:table-cell>
          <table:table-cell office:value-type="float" office:value="25424908" calcext:value-type="float">
            <text:p>25424908</text:p>
          </table:table-cell>
          <table:table-cell office:value-type="float" office:value="24619665" calcext:value-type="float">
            <text:p>24619665</text:p>
          </table:table-cell>
          <table:table-cell office:value-type="float" office:value="24224789" calcext:value-type="float">
            <text:p>24224789</text:p>
          </table:table-cell>
          <table:table-cell office:value-type="float" office:value="24550394" calcext:value-type="float">
            <text:p>24550394</text:p>
          </table:table-cell>
          <table:table-cell office:value-type="float" office:value="24040358" calcext:value-type="float">
            <text:p>24040358</text:p>
          </table:table-cell>
          <table:table-cell office:value-type="float" office:value="25305364" calcext:value-type="float">
            <text:p>25305364</text:p>
          </table:table-cell>
          <table:table-cell office:value-type="float" office:value="24298738" calcext:value-type="float">
            <text:p>24298738</text:p>
          </table:table-cell>
          <table:table-cell table:formula="of:=MIN([.A378:.J378])" office:value-type="float" office:value="24040358" calcext:value-type="float">
            <text:p>24040358</text:p>
          </table:table-cell>
        </table:table-row>
        <table:table-row table:style-name="ro1">
          <table:table-cell office:value-type="float" office:value="27811699" calcext:value-type="float">
            <text:p>27811699</text:p>
          </table:table-cell>
          <table:table-cell office:value-type="float" office:value="25552344" calcext:value-type="float">
            <text:p>25552344</text:p>
          </table:table-cell>
          <table:table-cell office:value-type="float" office:value="25770680" calcext:value-type="float">
            <text:p>25770680</text:p>
          </table:table-cell>
          <table:table-cell office:value-type="float" office:value="26470408" calcext:value-type="float">
            <text:p>26470408</text:p>
          </table:table-cell>
          <table:table-cell office:value-type="float" office:value="26600474" calcext:value-type="float">
            <text:p>26600474</text:p>
          </table:table-cell>
          <table:table-cell office:value-type="float" office:value="24894412" calcext:value-type="float">
            <text:p>24894412</text:p>
          </table:table-cell>
          <table:table-cell office:value-type="float" office:value="26183093" calcext:value-type="float">
            <text:p>26183093</text:p>
          </table:table-cell>
          <table:table-cell office:value-type="float" office:value="26300006" calcext:value-type="float">
            <text:p>26300006</text:p>
          </table:table-cell>
          <table:table-cell office:value-type="float" office:value="26210859" calcext:value-type="float">
            <text:p>26210859</text:p>
          </table:table-cell>
          <table:table-cell office:value-type="float" office:value="26319589" calcext:value-type="float">
            <text:p>26319589</text:p>
          </table:table-cell>
          <table:table-cell table:formula="of:=MIN([.A379:.J379])" office:value-type="float" office:value="24894412" calcext:value-type="float">
            <text:p>24894412</text:p>
          </table:table-cell>
        </table:table-row>
        <table:table-row table:style-name="ro1">
          <table:table-cell office:value-type="float" office:value="25365282" calcext:value-type="float">
            <text:p>25365282</text:p>
          </table:table-cell>
          <table:table-cell office:value-type="float" office:value="25889347" calcext:value-type="float">
            <text:p>25889347</text:p>
          </table:table-cell>
          <table:table-cell office:value-type="float" office:value="25815692" calcext:value-type="float">
            <text:p>25815692</text:p>
          </table:table-cell>
          <table:table-cell office:value-type="float" office:value="25007526" calcext:value-type="float">
            <text:p>25007526</text:p>
          </table:table-cell>
          <table:table-cell office:value-type="float" office:value="25084105" calcext:value-type="float">
            <text:p>25084105</text:p>
          </table:table-cell>
          <table:table-cell office:value-type="float" office:value="25202480" calcext:value-type="float">
            <text:p>25202480</text:p>
          </table:table-cell>
          <table:table-cell office:value-type="float" office:value="25057214" calcext:value-type="float">
            <text:p>25057214</text:p>
          </table:table-cell>
          <table:table-cell office:value-type="float" office:value="25367035" calcext:value-type="float">
            <text:p>25367035</text:p>
          </table:table-cell>
          <table:table-cell office:value-type="float" office:value="25667503" calcext:value-type="float">
            <text:p>25667503</text:p>
          </table:table-cell>
          <table:table-cell office:value-type="float" office:value="25202188" calcext:value-type="float">
            <text:p>25202188</text:p>
          </table:table-cell>
          <table:table-cell table:formula="of:=MIN([.A380:.J380])" office:value-type="float" office:value="25007526" calcext:value-type="float">
            <text:p>25007526</text:p>
          </table:table-cell>
        </table:table-row>
        <table:table-row table:style-name="ro1">
          <table:table-cell office:value-type="float" office:value="27949657" calcext:value-type="float">
            <text:p>27949657</text:p>
          </table:table-cell>
          <table:table-cell office:value-type="float" office:value="26274285" calcext:value-type="float">
            <text:p>26274285</text:p>
          </table:table-cell>
          <table:table-cell office:value-type="float" office:value="26514542" calcext:value-type="float">
            <text:p>26514542</text:p>
          </table:table-cell>
          <table:table-cell office:value-type="float" office:value="26828748" calcext:value-type="float">
            <text:p>26828748</text:p>
          </table:table-cell>
          <table:table-cell office:value-type="float" office:value="27284126" calcext:value-type="float">
            <text:p>27284126</text:p>
          </table:table-cell>
          <table:table-cell office:value-type="float" office:value="26433287" calcext:value-type="float">
            <text:p>26433287</text:p>
          </table:table-cell>
          <table:table-cell office:value-type="float" office:value="26838393" calcext:value-type="float">
            <text:p>26838393</text:p>
          </table:table-cell>
          <table:table-cell office:value-type="float" office:value="26496421" calcext:value-type="float">
            <text:p>26496421</text:p>
          </table:table-cell>
          <table:table-cell office:value-type="float" office:value="27026040" calcext:value-type="float">
            <text:p>27026040</text:p>
          </table:table-cell>
          <table:table-cell office:value-type="float" office:value="26931340" calcext:value-type="float">
            <text:p>26931340</text:p>
          </table:table-cell>
          <table:table-cell table:formula="of:=MIN([.A381:.J381])" office:value-type="float" office:value="26274285" calcext:value-type="float">
            <text:p>26274285</text:p>
          </table:table-cell>
        </table:table-row>
        <table:table-row table:style-name="ro1">
          <table:table-cell office:value-type="float" office:value="27019317" calcext:value-type="float">
            <text:p>27019317</text:p>
          </table:table-cell>
          <table:table-cell office:value-type="float" office:value="26230735" calcext:value-type="float">
            <text:p>26230735</text:p>
          </table:table-cell>
          <table:table-cell office:value-type="float" office:value="25832059" calcext:value-type="float">
            <text:p>25832059</text:p>
          </table:table-cell>
          <table:table-cell office:value-type="float" office:value="25313547" calcext:value-type="float">
            <text:p>25313547</text:p>
          </table:table-cell>
          <table:table-cell office:value-type="float" office:value="25612554" calcext:value-type="float">
            <text:p>25612554</text:p>
          </table:table-cell>
          <table:table-cell office:value-type="float" office:value="25171790" calcext:value-type="float">
            <text:p>25171790</text:p>
          </table:table-cell>
          <table:table-cell office:value-type="float" office:value="25997200" calcext:value-type="float">
            <text:p>25997200</text:p>
          </table:table-cell>
          <table:table-cell office:value-type="float" office:value="26006553" calcext:value-type="float">
            <text:p>26006553</text:p>
          </table:table-cell>
          <table:table-cell office:value-type="float" office:value="25960957" calcext:value-type="float">
            <text:p>25960957</text:p>
          </table:table-cell>
          <table:table-cell office:value-type="float" office:value="25571343" calcext:value-type="float">
            <text:p>25571343</text:p>
          </table:table-cell>
          <table:table-cell table:formula="of:=MIN([.A382:.J382])" office:value-type="float" office:value="25171790" calcext:value-type="float">
            <text:p>25171790</text:p>
          </table:table-cell>
        </table:table-row>
        <table:table-row table:style-name="ro1">
          <table:table-cell office:value-type="float" office:value="26904157" calcext:value-type="float">
            <text:p>26904157</text:p>
          </table:table-cell>
          <table:table-cell office:value-type="float" office:value="25267367" calcext:value-type="float">
            <text:p>25267367</text:p>
          </table:table-cell>
          <table:table-cell office:value-type="float" office:value="26278378" calcext:value-type="float">
            <text:p>26278378</text:p>
          </table:table-cell>
          <table:table-cell office:value-type="float" office:value="26117913" calcext:value-type="float">
            <text:p>26117913</text:p>
          </table:table-cell>
          <table:table-cell office:value-type="float" office:value="26227228" calcext:value-type="float">
            <text:p>26227228</text:p>
          </table:table-cell>
          <table:table-cell office:value-type="float" office:value="25850473" calcext:value-type="float">
            <text:p>25850473</text:p>
          </table:table-cell>
          <table:table-cell office:value-type="float" office:value="25435722" calcext:value-type="float">
            <text:p>25435722</text:p>
          </table:table-cell>
          <table:table-cell office:value-type="float" office:value="25292795" calcext:value-type="float">
            <text:p>25292795</text:p>
          </table:table-cell>
          <table:table-cell office:value-type="float" office:value="26311990" calcext:value-type="float">
            <text:p>26311990</text:p>
          </table:table-cell>
          <table:table-cell office:value-type="float" office:value="26169940" calcext:value-type="float">
            <text:p>26169940</text:p>
          </table:table-cell>
          <table:table-cell table:formula="of:=MIN([.A383:.J383])" office:value-type="float" office:value="25267367" calcext:value-type="float">
            <text:p>25267367</text:p>
          </table:table-cell>
        </table:table-row>
        <table:table-row table:style-name="ro1">
          <table:table-cell office:value-type="float" office:value="25990185" calcext:value-type="float">
            <text:p>25990185</text:p>
          </table:table-cell>
          <table:table-cell office:value-type="float" office:value="27833328" calcext:value-type="float">
            <text:p>27833328</text:p>
          </table:table-cell>
          <table:table-cell office:value-type="float" office:value="25433384" calcext:value-type="float">
            <text:p>25433384</text:p>
          </table:table-cell>
          <table:table-cell office:value-type="float" office:value="25844628" calcext:value-type="float">
            <text:p>25844628</text:p>
          </table:table-cell>
          <table:table-cell office:value-type="float" office:value="26345894" calcext:value-type="float">
            <text:p>26345894</text:p>
          </table:table-cell>
          <table:table-cell office:value-type="float" office:value="25443614" calcext:value-type="float">
            <text:p>25443614</text:p>
          </table:table-cell>
          <table:table-cell office:value-type="float" office:value="26500221" calcext:value-type="float">
            <text:p>26500221</text:p>
          </table:table-cell>
          <table:table-cell office:value-type="float" office:value="26508112" calcext:value-type="float">
            <text:p>26508112</text:p>
          </table:table-cell>
          <table:table-cell office:value-type="float" office:value="26778475" calcext:value-type="float">
            <text:p>26778475</text:p>
          </table:table-cell>
          <table:table-cell office:value-type="float" office:value="26143635" calcext:value-type="float">
            <text:p>26143635</text:p>
          </table:table-cell>
          <table:table-cell table:formula="of:=MIN([.A384:.J384])" office:value-type="float" office:value="25433384" calcext:value-type="float">
            <text:p>25433384</text:p>
          </table:table-cell>
        </table:table-row>
        <table:table-row table:style-name="ro1">
          <table:table-cell office:value-type="float" office:value="26523311" calcext:value-type="float">
            <text:p>26523311</text:p>
          </table:table-cell>
          <table:table-cell office:value-type="float" office:value="25873271" calcext:value-type="float">
            <text:p>25873271</text:p>
          </table:table-cell>
          <table:table-cell office:value-type="float" office:value="26390321" calcext:value-type="float">
            <text:p>26390321</text:p>
          </table:table-cell>
          <table:table-cell office:value-type="float" office:value="25583618" calcext:value-type="float">
            <text:p>25583618</text:p>
          </table:table-cell>
          <table:table-cell office:value-type="float" office:value="25437184" calcext:value-type="float">
            <text:p>25437184</text:p>
          </table:table-cell>
          <table:table-cell office:value-type="float" office:value="25722160" calcext:value-type="float">
            <text:p>25722160</text:p>
          </table:table-cell>
          <table:table-cell office:value-type="float" office:value="25340146" calcext:value-type="float">
            <text:p>25340146</text:p>
          </table:table-cell>
          <table:table-cell office:value-type="float" office:value="26072901" calcext:value-type="float">
            <text:p>26072901</text:p>
          </table:table-cell>
          <table:table-cell office:value-type="float" office:value="25315302" calcext:value-type="float">
            <text:p>25315302</text:p>
          </table:table-cell>
          <table:table-cell office:value-type="float" office:value="25321732" calcext:value-type="float">
            <text:p>25321732</text:p>
          </table:table-cell>
          <table:table-cell table:formula="of:=MIN([.A385:.J385])" office:value-type="float" office:value="25315302" calcext:value-type="float">
            <text:p>25315302</text:p>
          </table:table-cell>
        </table:table-row>
        <table:table-row table:style-name="ro1">
          <table:table-cell office:value-type="float" office:value="26873759" calcext:value-type="float">
            <text:p>26873759</text:p>
          </table:table-cell>
          <table:table-cell office:value-type="float" office:value="25624538" calcext:value-type="float">
            <text:p>25624538</text:p>
          </table:table-cell>
          <table:table-cell office:value-type="float" office:value="25914483" calcext:value-type="float">
            <text:p>25914483</text:p>
          </table:table-cell>
          <table:table-cell office:value-type="float" office:value="26238626" calcext:value-type="float">
            <text:p>26238626</text:p>
          </table:table-cell>
          <table:table-cell office:value-type="float" office:value="26141003" calcext:value-type="float">
            <text:p>26141003</text:p>
          </table:table-cell>
          <table:table-cell office:value-type="float" office:value="25746421" calcext:value-type="float">
            <text:p>25746421</text:p>
          </table:table-cell>
          <table:table-cell office:value-type="float" office:value="26119667" calcext:value-type="float">
            <text:p>26119667</text:p>
          </table:table-cell>
          <table:table-cell office:value-type="float" office:value="25223524" calcext:value-type="float">
            <text:p>25223524</text:p>
          </table:table-cell>
          <table:table-cell office:value-type="float" office:value="26215244" calcext:value-type="float">
            <text:p>26215244</text:p>
          </table:table-cell>
          <table:table-cell office:value-type="float" office:value="25953649" calcext:value-type="float">
            <text:p>25953649</text:p>
          </table:table-cell>
          <table:table-cell table:formula="of:=MIN([.A386:.J386])" office:value-type="float" office:value="25223524" calcext:value-type="float">
            <text:p>25223524</text:p>
          </table:table-cell>
        </table:table-row>
        <table:table-row table:style-name="ro1">
          <table:table-cell office:value-type="float" office:value="25545621" calcext:value-type="float">
            <text:p>25545621</text:p>
          </table:table-cell>
          <table:table-cell office:value-type="float" office:value="25214172" calcext:value-type="float">
            <text:p>25214172</text:p>
          </table:table-cell>
          <table:table-cell office:value-type="float" office:value="25817153" calcext:value-type="float">
            <text:p>25817153</text:p>
          </table:table-cell>
          <table:table-cell office:value-type="float" office:value="26902111" calcext:value-type="float">
            <text:p>26902111</text:p>
          </table:table-cell>
          <table:table-cell office:value-type="float" office:value="24740379" calcext:value-type="float">
            <text:p>24740379</text:p>
          </table:table-cell>
          <table:table-cell office:value-type="float" office:value="25487165" calcext:value-type="float">
            <text:p>25487165</text:p>
          </table:table-cell>
          <table:table-cell office:value-type="float" office:value="24676369" calcext:value-type="float">
            <text:p>24676369</text:p>
          </table:table-cell>
          <table:table-cell office:value-type="float" office:value="30119281" calcext:value-type="float">
            <text:p>30119281</text:p>
          </table:table-cell>
          <table:table-cell office:value-type="float" office:value="24849985" calcext:value-type="float">
            <text:p>24849985</text:p>
          </table:table-cell>
          <table:table-cell office:value-type="float" office:value="24763762" calcext:value-type="float">
            <text:p>24763762</text:p>
          </table:table-cell>
          <table:table-cell table:formula="of:=MIN([.A387:.J387])" office:value-type="float" office:value="24676369" calcext:value-type="float">
            <text:p>24676369</text:p>
          </table:table-cell>
        </table:table-row>
        <table:table-row table:style-name="ro1">
          <table:table-cell office:value-type="float" office:value="26872298" calcext:value-type="float">
            <text:p>26872298</text:p>
          </table:table-cell>
          <table:table-cell office:value-type="float" office:value="25945758" calcext:value-type="float">
            <text:p>25945758</text:p>
          </table:table-cell>
          <table:table-cell office:value-type="float" office:value="26611873" calcext:value-type="float">
            <text:p>26611873</text:p>
          </table:table-cell>
          <table:table-cell office:value-type="float" office:value="26599013" calcext:value-type="float">
            <text:p>26599013</text:p>
          </table:table-cell>
          <table:table-cell office:value-type="float" office:value="26137204" calcext:value-type="float">
            <text:p>26137204</text:p>
          </table:table-cell>
          <table:table-cell office:value-type="float" office:value="26065887" calcext:value-type="float">
            <text:p>26065887</text:p>
          </table:table-cell>
          <table:table-cell office:value-type="float" office:value="26354956" calcext:value-type="float">
            <text:p>26354956</text:p>
          </table:table-cell>
          <table:table-cell office:value-type="float" office:value="26504897" calcext:value-type="float">
            <text:p>26504897</text:p>
          </table:table-cell>
          <table:table-cell office:value-type="float" office:value="26722357" calcext:value-type="float">
            <text:p>26722357</text:p>
          </table:table-cell>
          <table:table-cell office:value-type="float" office:value="26754508" calcext:value-type="float">
            <text:p>26754508</text:p>
          </table:table-cell>
          <table:table-cell table:formula="of:=MIN([.A388:.J388])" office:value-type="float" office:value="25945758" calcext:value-type="float">
            <text:p>25945758</text:p>
          </table:table-cell>
        </table:table-row>
        <table:table-row table:style-name="ro1">
          <table:table-cell office:value-type="float" office:value="27044454" calcext:value-type="float">
            <text:p>27044454</text:p>
          </table:table-cell>
          <table:table-cell office:value-type="float" office:value="26216706" calcext:value-type="float">
            <text:p>26216706</text:p>
          </table:table-cell>
          <table:table-cell office:value-type="float" office:value="25627753" calcext:value-type="float">
            <text:p>25627753</text:p>
          </table:table-cell>
          <table:table-cell office:value-type="float" office:value="26123175" calcext:value-type="float">
            <text:p>26123175</text:p>
          </table:table-cell>
          <table:table-cell office:value-type="float" office:value="26146265" calcext:value-type="float">
            <text:p>26146265</text:p>
          </table:table-cell>
          <table:table-cell office:value-type="float" office:value="25455306" calcext:value-type="float">
            <text:p>25455306</text:p>
          </table:table-cell>
          <table:table-cell office:value-type="float" office:value="28639447" calcext:value-type="float">
            <text:p>28639447</text:p>
          </table:table-cell>
          <table:table-cell office:value-type="float" office:value="25952773" calcext:value-type="float">
            <text:p>25952773</text:p>
          </table:table-cell>
          <table:table-cell office:value-type="float" office:value="30989995" calcext:value-type="float">
            <text:p>30989995</text:p>
          </table:table-cell>
          <table:table-cell office:value-type="float" office:value="25928221" calcext:value-type="float">
            <text:p>25928221</text:p>
          </table:table-cell>
          <table:table-cell table:formula="of:=MIN([.A389:.J389])" office:value-type="float" office:value="25455306" calcext:value-type="float">
            <text:p>25455306</text:p>
          </table:table-cell>
        </table:table-row>
        <table:table-row table:style-name="ro1">
          <table:table-cell office:value-type="float" office:value="25791725" calcext:value-type="float">
            <text:p>25791725</text:p>
          </table:table-cell>
          <table:table-cell office:value-type="float" office:value="26032859" calcext:value-type="float">
            <text:p>26032859</text:p>
          </table:table-cell>
          <table:table-cell office:value-type="float" office:value="26638178" calcext:value-type="float">
            <text:p>26638178</text:p>
          </table:table-cell>
          <table:table-cell office:value-type="float" office:value="25160391" calcext:value-type="float">
            <text:p>25160391</text:p>
          </table:table-cell>
          <table:table-cell office:value-type="float" office:value="25307118" calcext:value-type="float">
            <text:p>25307118</text:p>
          </table:table-cell>
          <table:table-cell office:value-type="float" office:value="25964171" calcext:value-type="float">
            <text:p>25964171</text:p>
          </table:table-cell>
          <table:table-cell office:value-type="float" office:value="25865380" calcext:value-type="float">
            <text:p>25865380</text:p>
          </table:table-cell>
          <table:table-cell office:value-type="float" office:value="26294161" calcext:value-type="float">
            <text:p>26294161</text:p>
          </table:table-cell>
          <table:table-cell office:value-type="float" office:value="29794845" calcext:value-type="float">
            <text:p>29794845</text:p>
          </table:table-cell>
          <table:table-cell office:value-type="float" office:value="26034027" calcext:value-type="float">
            <text:p>26034027</text:p>
          </table:table-cell>
          <table:table-cell table:formula="of:=MIN([.A390:.J390])" office:value-type="float" office:value="25160391" calcext:value-type="float">
            <text:p>25160391</text:p>
          </table:table-cell>
        </table:table-row>
        <table:table-row table:style-name="ro1">
          <table:table-cell office:value-type="float" office:value="28773021" calcext:value-type="float">
            <text:p>28773021</text:p>
          </table:table-cell>
          <table:table-cell office:value-type="float" office:value="25903084" calcext:value-type="float">
            <text:p>25903084</text:p>
          </table:table-cell>
          <table:table-cell office:value-type="float" office:value="25998954" calcext:value-type="float">
            <text:p>25998954</text:p>
          </table:table-cell>
          <table:table-cell office:value-type="float" office:value="26583229" calcext:value-type="float">
            <text:p>26583229</text:p>
          </table:table-cell>
          <table:table-cell office:value-type="float" office:value="26497006" calcext:value-type="float">
            <text:p>26497006</text:p>
          </table:table-cell>
          <table:table-cell office:value-type="float" office:value="25449167" calcext:value-type="float">
            <text:p>25449167</text:p>
          </table:table-cell>
          <table:table-cell office:value-type="float" office:value="25748759" calcext:value-type="float">
            <text:p>25748759</text:p>
          </table:table-cell>
          <table:table-cell office:value-type="float" office:value="25971479" calcext:value-type="float">
            <text:p>25971479</text:p>
          </table:table-cell>
          <table:table-cell office:value-type="float" office:value="26162048" calcext:value-type="float">
            <text:p>26162048</text:p>
          </table:table-cell>
          <table:table-cell office:value-type="float" office:value="26467778" calcext:value-type="float">
            <text:p>26467778</text:p>
          </table:table-cell>
          <table:table-cell table:formula="of:=MIN([.A391:.J391])" office:value-type="float" office:value="25449167" calcext:value-type="float">
            <text:p>25449167</text:p>
          </table:table-cell>
        </table:table-row>
        <table:table-row table:style-name="ro1">
          <table:table-cell office:value-type="float" office:value="28215635" calcext:value-type="float">
            <text:p>28215635</text:p>
          </table:table-cell>
          <table:table-cell office:value-type="float" office:value="27851742" calcext:value-type="float">
            <text:p>27851742</text:p>
          </table:table-cell>
          <table:table-cell office:value-type="float" office:value="28955114" calcext:value-type="float">
            <text:p>28955114</text:p>
          </table:table-cell>
          <table:table-cell office:value-type="float" office:value="26234534" calcext:value-type="float">
            <text:p>26234534</text:p>
          </table:table-cell>
          <table:table-cell office:value-type="float" office:value="26271070" calcext:value-type="float">
            <text:p>26271070</text:p>
          </table:table-cell>
          <table:table-cell office:value-type="float" office:value="26767661" calcext:value-type="float">
            <text:p>26767661</text:p>
          </table:table-cell>
          <table:table-cell office:value-type="float" office:value="27120740" calcext:value-type="float">
            <text:p>27120740</text:p>
          </table:table-cell>
          <table:table-cell office:value-type="float" office:value="26278085" calcext:value-type="float">
            <text:p>26278085</text:p>
          </table:table-cell>
          <table:table-cell office:value-type="float" office:value="26437380" calcext:value-type="float">
            <text:p>26437380</text:p>
          </table:table-cell>
          <table:table-cell office:value-type="float" office:value="26597259" calcext:value-type="float">
            <text:p>26597259</text:p>
          </table:table-cell>
          <table:table-cell table:formula="of:=MIN([.A392:.J392])" office:value-type="float" office:value="26234534" calcext:value-type="float">
            <text:p>26234534</text:p>
          </table:table-cell>
        </table:table-row>
        <table:table-row table:style-name="ro1">
          <table:table-cell office:value-type="float" office:value="26119667" calcext:value-type="float">
            <text:p>26119667</text:p>
          </table:table-cell>
          <table:table-cell office:value-type="float" office:value="27079235" calcext:value-type="float">
            <text:p>27079235</text:p>
          </table:table-cell>
          <table:table-cell office:value-type="float" office:value="28883505" calcext:value-type="float">
            <text:p>28883505</text:p>
          </table:table-cell>
          <table:table-cell office:value-type="float" office:value="26484730" calcext:value-type="float">
            <text:p>26484730</text:p>
          </table:table-cell>
          <table:table-cell office:value-type="float" office:value="26585860" calcext:value-type="float">
            <text:p>26585860</text:p>
          </table:table-cell>
          <table:table-cell office:value-type="float" office:value="26101837" calcext:value-type="float">
            <text:p>26101837</text:p>
          </table:table-cell>
          <table:table-cell office:value-type="float" office:value="26160587" calcext:value-type="float">
            <text:p>26160587</text:p>
          </table:table-cell>
          <table:table-cell office:value-type="float" office:value="26364601" calcext:value-type="float">
            <text:p>26364601</text:p>
          </table:table-cell>
          <table:table-cell office:value-type="float" office:value="26503144" calcext:value-type="float">
            <text:p>26503144</text:p>
          </table:table-cell>
          <table:table-cell office:value-type="float" office:value="26340342" calcext:value-type="float">
            <text:p>26340342</text:p>
          </table:table-cell>
          <table:table-cell table:formula="of:=MIN([.A393:.J393])" office:value-type="float" office:value="26101837" calcext:value-type="float">
            <text:p>26101837</text:p>
          </table:table-cell>
        </table:table-row>
        <table:table-row table:style-name="ro1">
          <table:table-cell office:value-type="float" office:value="27795623" calcext:value-type="float">
            <text:p>27795623</text:p>
          </table:table-cell>
          <table:table-cell office:value-type="float" office:value="25789094" calcext:value-type="float">
            <text:p>25789094</text:p>
          </table:table-cell>
          <table:table-cell office:value-type="float" office:value="26906495" calcext:value-type="float">
            <text:p>26906495</text:p>
          </table:table-cell>
          <table:table-cell office:value-type="float" office:value="26679975" calcext:value-type="float">
            <text:p>26679975</text:p>
          </table:table-cell>
          <table:table-cell office:value-type="float" office:value="26865283" calcext:value-type="float">
            <text:p>26865283</text:p>
          </table:table-cell>
          <table:table-cell office:value-type="float" office:value="25453260" calcext:value-type="float">
            <text:p>25453260</text:p>
          </table:table-cell>
          <table:table-cell office:value-type="float" office:value="26486191" calcext:value-type="float">
            <text:p>26486191</text:p>
          </table:table-cell>
          <table:table-cell office:value-type="float" office:value="28705503" calcext:value-type="float">
            <text:p>28705503</text:p>
          </table:table-cell>
          <table:table-cell office:value-type="float" office:value="25719530" calcext:value-type="float">
            <text:p>25719530</text:p>
          </table:table-cell>
          <table:table-cell office:value-type="float" office:value="26779060" calcext:value-type="float">
            <text:p>26779060</text:p>
          </table:table-cell>
          <table:table-cell table:formula="of:=MIN([.A394:.J394])" office:value-type="float" office:value="25453260" calcext:value-type="float">
            <text:p>25453260</text:p>
          </table:table-cell>
        </table:table-row>
        <table:table-row table:style-name="ro1">
          <table:table-cell office:value-type="float" office:value="28456770" calcext:value-type="float">
            <text:p>28456770</text:p>
          </table:table-cell>
          <table:table-cell office:value-type="float" office:value="25943128" calcext:value-type="float">
            <text:p>25943128</text:p>
          </table:table-cell>
          <table:table-cell office:value-type="float" office:value="32124934" calcext:value-type="float">
            <text:p>32124934</text:p>
          </table:table-cell>
          <table:table-cell office:value-type="float" office:value="25368497" calcext:value-type="float">
            <text:p>25368497</text:p>
          </table:table-cell>
          <table:table-cell office:value-type="float" office:value="25647336" calcext:value-type="float">
            <text:p>25647336</text:p>
          </table:table-cell>
          <table:table-cell office:value-type="float" office:value="26104468" calcext:value-type="float">
            <text:p>26104468</text:p>
          </table:table-cell>
          <table:table-cell office:value-type="float" office:value="26152988" calcext:value-type="float">
            <text:p>26152988</text:p>
          </table:table-cell>
          <table:table-cell office:value-type="float" office:value="25796401" calcext:value-type="float">
            <text:p>25796401</text:p>
          </table:table-cell>
          <table:table-cell office:value-type="float" office:value="26201214" calcext:value-type="float">
            <text:p>26201214</text:p>
          </table:table-cell>
          <table:table-cell office:value-type="float" office:value="25874733" calcext:value-type="float">
            <text:p>25874733</text:p>
          </table:table-cell>
          <table:table-cell table:formula="of:=MIN([.A395:.J395])" office:value-type="float" office:value="25368497" calcext:value-type="float">
            <text:p>25368497</text:p>
          </table:table-cell>
        </table:table-row>
        <table:table-row table:style-name="ro1">
          <table:table-cell office:value-type="float" office:value="32993894" calcext:value-type="float">
            <text:p>32993894</text:p>
          </table:table-cell>
          <table:table-cell office:value-type="float" office:value="25118594" calcext:value-type="float">
            <text:p>25118594</text:p>
          </table:table-cell>
          <table:table-cell office:value-type="float" office:value="27786271" calcext:value-type="float">
            <text:p>27786271</text:p>
          </table:table-cell>
          <table:table-cell office:value-type="float" office:value="25847550" calcext:value-type="float">
            <text:p>25847550</text:p>
          </table:table-cell>
          <table:table-cell office:value-type="float" office:value="25635060" calcext:value-type="float">
            <text:p>25635060</text:p>
          </table:table-cell>
          <table:table-cell office:value-type="float" office:value="24835956" calcext:value-type="float">
            <text:p>24835956</text:p>
          </table:table-cell>
          <table:table-cell office:value-type="float" office:value="24671984" calcext:value-type="float">
            <text:p>24671984</text:p>
          </table:table-cell>
          <table:table-cell office:value-type="float" office:value="25556728" calcext:value-type="float">
            <text:p>25556728</text:p>
          </table:table-cell>
          <table:table-cell office:value-type="float" office:value="25373466" calcext:value-type="float">
            <text:p>25373466</text:p>
          </table:table-cell>
          <table:table-cell office:value-type="float" office:value="25723622" calcext:value-type="float">
            <text:p>25723622</text:p>
          </table:table-cell>
          <table:table-cell table:formula="of:=MIN([.A396:.J396])" office:value-type="float" office:value="24671984" calcext:value-type="float">
            <text:p>24671984</text:p>
          </table:table-cell>
        </table:table-row>
        <table:table-row table:style-name="ro1">
          <table:table-cell office:value-type="float" office:value="33776923" calcext:value-type="float">
            <text:p>33776923</text:p>
          </table:table-cell>
          <table:table-cell office:value-type="float" office:value="26725572" calcext:value-type="float">
            <text:p>26725572</text:p>
          </table:table-cell>
          <table:table-cell office:value-type="float" office:value="27541921" calcext:value-type="float">
            <text:p>27541921</text:p>
          </table:table-cell>
          <table:table-cell office:value-type="float" office:value="26793089" calcext:value-type="float">
            <text:p>26793089</text:p>
          </table:table-cell>
          <table:table-cell office:value-type="float" office:value="26958814" calcext:value-type="float">
            <text:p>26958814</text:p>
          </table:table-cell>
          <table:table-cell office:value-type="float" office:value="27126585" calcext:value-type="float">
            <text:p>27126585</text:p>
          </table:table-cell>
          <table:table-cell office:value-type="float" office:value="26957353" calcext:value-type="float">
            <text:p>26957353</text:p>
          </table:table-cell>
          <table:table-cell office:value-type="float" office:value="26768830" calcext:value-type="float">
            <text:p>26768830</text:p>
          </table:table-cell>
          <table:table-cell office:value-type="float" office:value="29392956" calcext:value-type="float">
            <text:p>29392956</text:p>
          </table:table-cell>
          <table:table-cell office:value-type="float" office:value="27066667" calcext:value-type="float">
            <text:p>27066667</text:p>
          </table:table-cell>
          <table:table-cell table:formula="of:=MIN([.A397:.J397])" office:value-type="float" office:value="26725572" calcext:value-type="float">
            <text:p>26725572</text:p>
          </table:table-cell>
        </table:table-row>
        <table:table-row table:style-name="ro1">
          <table:table-cell office:value-type="float" office:value="31396562" calcext:value-type="float">
            <text:p>31396562</text:p>
          </table:table-cell>
          <table:table-cell office:value-type="float" office:value="27043577" calcext:value-type="float">
            <text:p>27043577</text:p>
          </table:table-cell>
          <table:table-cell office:value-type="float" office:value="29179880" calcext:value-type="float">
            <text:p>29179880</text:p>
          </table:table-cell>
          <table:table-cell office:value-type="float" office:value="26665069" calcext:value-type="float">
            <text:p>26665069</text:p>
          </table:table-cell>
          <table:table-cell office:value-type="float" office:value="26336541" calcext:value-type="float">
            <text:p>26336541</text:p>
          </table:table-cell>
          <table:table-cell office:value-type="float" office:value="26598429" calcext:value-type="float">
            <text:p>26598429</text:p>
          </table:table-cell>
          <table:table-cell office:value-type="float" office:value="26080209" calcext:value-type="float">
            <text:p>26080209</text:p>
          </table:table-cell>
          <table:table-cell office:value-type="float" office:value="26217582" calcext:value-type="float">
            <text:p>26217582</text:p>
          </table:table-cell>
          <table:table-cell office:value-type="float" office:value="26177246" calcext:value-type="float">
            <text:p>26177246</text:p>
          </table:table-cell>
          <table:table-cell office:value-type="float" office:value="26109730" calcext:value-type="float">
            <text:p>26109730</text:p>
          </table:table-cell>
          <table:table-cell table:formula="of:=MIN([.A398:.J398])" office:value-type="float" office:value="26080209" calcext:value-type="float">
            <text:p>26080209</text:p>
          </table:table-cell>
        </table:table-row>
        <table:table-row table:style-name="ro1">
          <table:table-cell office:value-type="float" office:value="28211836" calcext:value-type="float">
            <text:p>28211836</text:p>
          </table:table-cell>
          <table:table-cell office:value-type="float" office:value="26190400" calcext:value-type="float">
            <text:p>26190400</text:p>
          </table:table-cell>
          <table:table-cell office:value-type="float" office:value="25796109" calcext:value-type="float">
            <text:p>25796109</text:p>
          </table:table-cell>
          <table:table-cell office:value-type="float" office:value="26266394" calcext:value-type="float">
            <text:p>26266394</text:p>
          </table:table-cell>
          <table:table-cell office:value-type="float" office:value="26266685" calcext:value-type="float">
            <text:p>26266685</text:p>
          </table:table-cell>
          <table:table-cell office:value-type="float" office:value="25655227" calcext:value-type="float">
            <text:p>25655227</text:p>
          </table:table-cell>
          <table:table-cell office:value-type="float" office:value="26298837" calcext:value-type="float">
            <text:p>26298837</text:p>
          </table:table-cell>
          <table:table-cell office:value-type="float" office:value="26594336" calcext:value-type="float">
            <text:p>26594336</text:p>
          </table:table-cell>
          <table:table-cell office:value-type="float" office:value="26114991" calcext:value-type="float">
            <text:p>26114991</text:p>
          </table:table-cell>
          <table:table-cell office:value-type="float" office:value="26255287" calcext:value-type="float">
            <text:p>26255287</text:p>
          </table:table-cell>
          <table:table-cell table:formula="of:=MIN([.A399:.J399])" office:value-type="float" office:value="25655227" calcext:value-type="float">
            <text:p>25655227</text:p>
          </table:table-cell>
        </table:table-row>
        <table:table-row table:style-name="ro1">
          <table:table-cell office:value-type="float" office:value="26195660" calcext:value-type="float">
            <text:p>26195660</text:p>
          </table:table-cell>
          <table:table-cell office:value-type="float" office:value="28069493" calcext:value-type="float">
            <text:p>28069493</text:p>
          </table:table-cell>
          <table:table-cell office:value-type="float" office:value="27002365" calcext:value-type="float">
            <text:p>27002365</text:p>
          </table:table-cell>
          <table:table-cell office:value-type="float" office:value="25963295" calcext:value-type="float">
            <text:p>25963295</text:p>
          </table:table-cell>
          <table:table-cell office:value-type="float" office:value="28609050" calcext:value-type="float">
            <text:p>28609050</text:p>
          </table:table-cell>
          <table:table-cell office:value-type="float" office:value="28126197" calcext:value-type="float">
            <text:p>28126197</text:p>
          </table:table-cell>
          <table:table-cell office:value-type="float" office:value="26713003" calcext:value-type="float">
            <text:p>26713003</text:p>
          </table:table-cell>
          <table:table-cell office:value-type="float" office:value="25773603" calcext:value-type="float">
            <text:p>25773603</text:p>
          </table:table-cell>
          <table:table-cell office:value-type="float" office:value="25748174" calcext:value-type="float">
            <text:p>25748174</text:p>
          </table:table-cell>
          <table:table-cell office:value-type="float" office:value="26975475" calcext:value-type="float">
            <text:p>26975475</text:p>
          </table:table-cell>
          <table:table-cell table:formula="of:=MIN([.A400:.J400])" office:value-type="float" office:value="25748174" calcext:value-type="float">
            <text:p>25748174</text:p>
          </table:table-cell>
        </table:table-row>
        <table:table-row table:style-name="ro1">
          <table:table-cell office:value-type="float" office:value="27295233" calcext:value-type="float">
            <text:p>27295233</text:p>
          </table:table-cell>
          <table:table-cell office:value-type="float" office:value="27768441" calcext:value-type="float">
            <text:p>27768441</text:p>
          </table:table-cell>
          <table:table-cell office:value-type="float" office:value="26842485" calcext:value-type="float">
            <text:p>26842485</text:p>
          </table:table-cell>
          <table:table-cell office:value-type="float" office:value="27193810" calcext:value-type="float">
            <text:p>27193810</text:p>
          </table:table-cell>
          <table:table-cell office:value-type="float" office:value="26660685" calcext:value-type="float">
            <text:p>26660685</text:p>
          </table:table-cell>
          <table:table-cell office:value-type="float" office:value="30313942" calcext:value-type="float">
            <text:p>30313942</text:p>
          </table:table-cell>
          <table:table-cell office:value-type="float" office:value="27575825" calcext:value-type="float">
            <text:p>27575825</text:p>
          </table:table-cell>
          <table:table-cell office:value-type="float" office:value="27698000" calcext:value-type="float">
            <text:p>27698000</text:p>
          </table:table-cell>
          <table:table-cell office:value-type="float" office:value="26797181" calcext:value-type="float">
            <text:p>26797181</text:p>
          </table:table-cell>
          <table:table-cell office:value-type="float" office:value="26339464" calcext:value-type="float">
            <text:p>26339464</text:p>
          </table:table-cell>
          <table:table-cell table:formula="of:=MIN([.A401:.J401])" office:value-type="float" office:value="26339464" calcext:value-type="float">
            <text:p>26339464</text:p>
          </table:table-cell>
        </table:table-row>
        <table:table-row table:style-name="ro1">
          <table:table-cell office:value-type="float" office:value="27595409" calcext:value-type="float">
            <text:p>27595409</text:p>
          </table:table-cell>
          <table:table-cell office:value-type="float" office:value="26799519" calcext:value-type="float">
            <text:p>26799519</text:p>
          </table:table-cell>
          <table:table-cell office:value-type="float" office:value="25971479" calcext:value-type="float">
            <text:p>25971479</text:p>
          </table:table-cell>
          <table:table-cell office:value-type="float" office:value="26648993" calcext:value-type="float">
            <text:p>26648993</text:p>
          </table:table-cell>
          <table:table-cell office:value-type="float" office:value="26499052" calcext:value-type="float">
            <text:p>26499052</text:p>
          </table:table-cell>
          <table:table-cell office:value-type="float" office:value="26436503" calcext:value-type="float">
            <text:p>26436503</text:p>
          </table:table-cell>
          <table:table-cell office:value-type="float" office:value="25834982" calcext:value-type="float">
            <text:p>25834982</text:p>
          </table:table-cell>
          <table:table-cell office:value-type="float" office:value="28586252" calcext:value-type="float">
            <text:p>28586252</text:p>
          </table:table-cell>
          <table:table-cell office:value-type="float" office:value="26439134" calcext:value-type="float">
            <text:p>26439134</text:p>
          </table:table-cell>
          <table:table-cell office:value-type="float" office:value="26514542" calcext:value-type="float">
            <text:p>26514542</text:p>
          </table:table-cell>
          <table:table-cell table:formula="of:=MIN([.A402:.J402])" office:value-type="float" office:value="25834982" calcext:value-type="float">
            <text:p>25834982</text:p>
          </table:table-cell>
        </table:table-row>
        <table:table-row table:style-name="ro1">
          <table:table-cell office:value-type="float" office:value="25571342" calcext:value-type="float">
            <text:p>25571342</text:p>
          </table:table-cell>
          <table:table-cell office:value-type="float" office:value="24525550" calcext:value-type="float">
            <text:p>24525550</text:p>
          </table:table-cell>
          <table:table-cell office:value-type="float" office:value="24505674" calcext:value-type="float">
            <text:p>24505674</text:p>
          </table:table-cell>
          <table:table-cell office:value-type="float" office:value="25174128" calcext:value-type="float">
            <text:p>25174128</text:p>
          </table:table-cell>
          <table:table-cell office:value-type="float" office:value="24105830" calcext:value-type="float">
            <text:p>24105830</text:p>
          </table:table-cell>
          <table:table-cell office:value-type="float" office:value="24052050" calcext:value-type="float">
            <text:p>24052050</text:p>
          </table:table-cell>
          <table:table-cell office:value-type="float" office:value="24519704" calcext:value-type="float">
            <text:p>24519704</text:p>
          </table:table-cell>
          <table:table-cell office:value-type="float" office:value="24061987" calcext:value-type="float">
            <text:p>24061987</text:p>
          </table:table-cell>
          <table:table-cell office:value-type="float" office:value="24132428" calcext:value-type="float">
            <text:p>24132428</text:p>
          </table:table-cell>
          <table:table-cell office:value-type="float" office:value="24881552" calcext:value-type="float">
            <text:p>24881552</text:p>
          </table:table-cell>
          <table:table-cell table:formula="of:=MIN([.A403:.J403])" office:value-type="float" office:value="24052050" calcext:value-type="float">
            <text:p>24052050</text:p>
          </table:table-cell>
        </table:table-row>
        <table:table-row table:style-name="ro1">
          <table:table-cell office:value-type="float" office:value="26612750" calcext:value-type="float">
            <text:p>26612750</text:p>
          </table:table-cell>
          <table:table-cell office:value-type="float" office:value="26604859" calcext:value-type="float">
            <text:p>26604859</text:p>
          </table:table-cell>
          <table:table-cell office:value-type="float" office:value="25966510" calcext:value-type="float">
            <text:p>25966510</text:p>
          </table:table-cell>
          <table:table-cell office:value-type="float" office:value="26247395" calcext:value-type="float">
            <text:p>26247395</text:p>
          </table:table-cell>
          <table:table-cell office:value-type="float" office:value="26117621" calcext:value-type="float">
            <text:p>26117621</text:p>
          </table:table-cell>
          <table:table-cell office:value-type="float" office:value="26401721" calcext:value-type="float">
            <text:p>26401721</text:p>
          </table:table-cell>
          <table:table-cell office:value-type="float" office:value="25423447" calcext:value-type="float">
            <text:p>25423447</text:p>
          </table:table-cell>
          <table:table-cell office:value-type="float" office:value="25952480" calcext:value-type="float">
            <text:p>25952480</text:p>
          </table:table-cell>
          <table:table-cell office:value-type="float" office:value="26012107" calcext:value-type="float">
            <text:p>26012107</text:p>
          </table:table-cell>
          <table:table-cell office:value-type="float" office:value="26542310" calcext:value-type="float">
            <text:p>26542310</text:p>
          </table:table-cell>
          <table:table-cell table:formula="of:=MIN([.A404:.J404])" office:value-type="float" office:value="25423447" calcext:value-type="float">
            <text:p>25423447</text:p>
          </table:table-cell>
        </table:table-row>
        <table:table-row table:style-name="ro1">
          <table:table-cell office:value-type="float" office:value="29305271" calcext:value-type="float">
            <text:p>29305271</text:p>
          </table:table-cell>
          <table:table-cell office:value-type="float" office:value="26837224" calcext:value-type="float">
            <text:p>26837224</text:p>
          </table:table-cell>
          <table:table-cell office:value-type="float" office:value="26889543" calcext:value-type="float">
            <text:p>26889543</text:p>
          </table:table-cell>
          <table:table-cell office:value-type="float" office:value="26907665" calcext:value-type="float">
            <text:p>26907665</text:p>
          </table:table-cell>
          <table:table-cell office:value-type="float" office:value="26990380" calcext:value-type="float">
            <text:p>26990380</text:p>
          </table:table-cell>
          <table:table-cell office:value-type="float" office:value="26205891" calcext:value-type="float">
            <text:p>26205891</text:p>
          </table:table-cell>
          <table:table-cell office:value-type="float" office:value="27102618" calcext:value-type="float">
            <text:p>27102618</text:p>
          </table:table-cell>
          <table:table-cell office:value-type="float" office:value="26858853" calcext:value-type="float">
            <text:p>26858853</text:p>
          </table:table-cell>
          <table:table-cell office:value-type="float" office:value="26317835" calcext:value-type="float">
            <text:p>26317835</text:p>
          </table:table-cell>
          <table:table-cell office:value-type="float" office:value="26925786" calcext:value-type="float">
            <text:p>26925786</text:p>
          </table:table-cell>
          <table:table-cell table:formula="of:=MIN([.A405:.J405])" office:value-type="float" office:value="26205891" calcext:value-type="float">
            <text:p>26205891</text:p>
          </table:table-cell>
        </table:table-row>
        <table:table-row table:style-name="ro1">
          <table:table-cell office:value-type="float" office:value="28266786" calcext:value-type="float">
            <text:p>28266786</text:p>
          </table:table-cell>
          <table:table-cell office:value-type="float" office:value="26520680" calcext:value-type="float">
            <text:p>26520680</text:p>
          </table:table-cell>
          <table:table-cell office:value-type="float" office:value="26805657" calcext:value-type="float">
            <text:p>26805657</text:p>
          </table:table-cell>
          <table:table-cell office:value-type="float" office:value="26157079" calcext:value-type="float">
            <text:p>26157079</text:p>
          </table:table-cell>
          <table:table-cell office:value-type="float" office:value="25957450" calcext:value-type="float">
            <text:p>25957450</text:p>
          </table:table-cell>
          <table:table-cell office:value-type="float" office:value="27103495" calcext:value-type="float">
            <text:p>27103495</text:p>
          </table:table-cell>
          <table:table-cell office:value-type="float" office:value="25916530" calcext:value-type="float">
            <text:p>25916530</text:p>
          </table:table-cell>
          <table:table-cell office:value-type="float" office:value="25860411" calcext:value-type="float">
            <text:p>25860411</text:p>
          </table:table-cell>
          <table:table-cell office:value-type="float" office:value="26753923" calcext:value-type="float">
            <text:p>26753923</text:p>
          </table:table-cell>
          <table:table-cell office:value-type="float" office:value="26141004" calcext:value-type="float">
            <text:p>26141004</text:p>
          </table:table-cell>
          <table:table-cell table:formula="of:=MIN([.A406:.J406])" office:value-type="float" office:value="25860411" calcext:value-type="float">
            <text:p>25860411</text:p>
          </table:table-cell>
        </table:table-row>
        <table:table-row table:style-name="ro1">
          <table:table-cell office:value-type="float" office:value="26050981" calcext:value-type="float">
            <text:p>26050981</text:p>
          </table:table-cell>
          <table:table-cell office:value-type="float" office:value="25963295" calcext:value-type="float">
            <text:p>25963295</text:p>
          </table:table-cell>
          <table:table-cell office:value-type="float" office:value="25468166" calcext:value-type="float">
            <text:p>25468166</text:p>
          </table:table-cell>
          <table:table-cell office:value-type="float" office:value="26202676" calcext:value-type="float">
            <text:p>26202676</text:p>
          </table:table-cell>
          <table:table-cell office:value-type="float" office:value="26225181" calcext:value-type="float">
            <text:p>26225181</text:p>
          </table:table-cell>
          <table:table-cell office:value-type="float" office:value="26208814" calcext:value-type="float">
            <text:p>26208814</text:p>
          </table:table-cell>
          <table:table-cell office:value-type="float" office:value="26370154" calcext:value-type="float">
            <text:p>26370154</text:p>
          </table:table-cell>
          <table:table-cell office:value-type="float" office:value="25846089" calcext:value-type="float">
            <text:p>25846089</text:p>
          </table:table-cell>
          <table:table-cell office:value-type="float" office:value="25946342" calcext:value-type="float">
            <text:p>25946342</text:p>
          </table:table-cell>
          <table:table-cell office:value-type="float" office:value="26978690" calcext:value-type="float">
            <text:p>26978690</text:p>
          </table:table-cell>
          <table:table-cell table:formula="of:=MIN([.A407:.J407])" office:value-type="float" office:value="25468166" calcext:value-type="float">
            <text:p>25468166</text:p>
          </table:table-cell>
        </table:table-row>
        <table:table-row table:style-name="ro1">
          <table:table-cell office:value-type="float" office:value="28183485" calcext:value-type="float">
            <text:p>28183485</text:p>
          </table:table-cell>
          <table:table-cell office:value-type="float" office:value="27115186" calcext:value-type="float">
            <text:p>27115186</text:p>
          </table:table-cell>
          <table:table-cell office:value-type="float" office:value="27079235" calcext:value-type="float">
            <text:p>27079235</text:p>
          </table:table-cell>
          <table:table-cell office:value-type="float" office:value="27276234" calcext:value-type="float">
            <text:p>27276234</text:p>
          </table:table-cell>
          <table:table-cell office:value-type="float" office:value="30035980" calcext:value-type="float">
            <text:p>30035980</text:p>
          </table:table-cell>
          <table:table-cell office:value-type="float" office:value="26300298" calcext:value-type="float">
            <text:p>26300298</text:p>
          </table:table-cell>
          <table:table-cell office:value-type="float" office:value="27493694" calcext:value-type="float">
            <text:p>27493694</text:p>
          </table:table-cell>
          <table:table-cell office:value-type="float" office:value="26851546" calcext:value-type="float">
            <text:p>26851546</text:p>
          </table:table-cell>
          <table:table-cell office:value-type="float" office:value="26354955" calcext:value-type="float">
            <text:p>26354955</text:p>
          </table:table-cell>
          <table:table-cell office:value-type="float" office:value="27495740" calcext:value-type="float">
            <text:p>27495740</text:p>
          </table:table-cell>
          <table:table-cell table:formula="of:=MIN([.A408:.J408])" office:value-type="float" office:value="26300298" calcext:value-type="float">
            <text:p>26300298</text:p>
          </table:table-cell>
        </table:table-row>
        <table:table-row table:style-name="ro1">
          <table:table-cell office:value-type="float" office:value="27022240" calcext:value-type="float">
            <text:p>27022240</text:p>
          </table:table-cell>
          <table:table-cell office:value-type="float" office:value="26394122" calcext:value-type="float">
            <text:p>26394122</text:p>
          </table:table-cell>
          <table:table-cell office:value-type="float" office:value="26016199" calcext:value-type="float">
            <text:p>26016199</text:p>
          </table:table-cell>
          <table:table-cell office:value-type="float" office:value="25779741" calcext:value-type="float">
            <text:p>25779741</text:p>
          </table:table-cell>
          <table:table-cell office:value-type="float" office:value="26624441" calcext:value-type="float">
            <text:p>26624441</text:p>
          </table:table-cell>
          <table:table-cell office:value-type="float" office:value="26486484" calcext:value-type="float">
            <text:p>26486484</text:p>
          </table:table-cell>
          <table:table-cell office:value-type="float" office:value="25957449" calcext:value-type="float">
            <text:p>25957449</text:p>
          </table:table-cell>
          <table:table-cell office:value-type="float" office:value="26065303" calcext:value-type="float">
            <text:p>26065303</text:p>
          </table:table-cell>
          <table:table-cell office:value-type="float" office:value="26750416" calcext:value-type="float">
            <text:p>26750416</text:p>
          </table:table-cell>
          <table:table-cell office:value-type="float" office:value="26049519" calcext:value-type="float">
            <text:p>26049519</text:p>
          </table:table-cell>
          <table:table-cell table:formula="of:=MIN([.A409:.J409])" office:value-type="float" office:value="25779741" calcext:value-type="float">
            <text:p>25779741</text:p>
          </table:table-cell>
        </table:table-row>
        <table:table-row table:style-name="ro1">
          <table:table-cell office:value-type="float" office:value="26780813" calcext:value-type="float">
            <text:p>26780813</text:p>
          </table:table-cell>
          <table:table-cell office:value-type="float" office:value="26633502" calcext:value-type="float">
            <text:p>26633502</text:p>
          </table:table-cell>
          <table:table-cell office:value-type="float" office:value="26259963" calcext:value-type="float">
            <text:p>26259963</text:p>
          </table:table-cell>
          <table:table-cell office:value-type="float" office:value="26317251" calcext:value-type="float">
            <text:p>26317251</text:p>
          </table:table-cell>
          <table:table-cell office:value-type="float" office:value="25496810" calcext:value-type="float">
            <text:p>25496810</text:p>
          </table:table-cell>
          <table:table-cell office:value-type="float" office:value="27111971" calcext:value-type="float">
            <text:p>27111971</text:p>
          </table:table-cell>
          <table:table-cell office:value-type="float" office:value="26661269" calcext:value-type="float">
            <text:p>26661269</text:p>
          </table:table-cell>
          <table:table-cell office:value-type="float" office:value="26133404" calcext:value-type="float">
            <text:p>26133404</text:p>
          </table:table-cell>
          <table:table-cell office:value-type="float" office:value="26146557" calcext:value-type="float">
            <text:p>26146557</text:p>
          </table:table-cell>
          <table:table-cell office:value-type="float" office:value="26600766" calcext:value-type="float">
            <text:p>26600766</text:p>
          </table:table-cell>
          <table:table-cell table:formula="of:=MIN([.A410:.J410])" office:value-type="float" office:value="25496810" calcext:value-type="float">
            <text:p>25496810</text:p>
          </table:table-cell>
        </table:table-row>
        <table:table-row table:style-name="ro1">
          <table:table-cell office:value-type="float" office:value="28525165" calcext:value-type="float">
            <text:p>28525165</text:p>
          </table:table-cell>
          <table:table-cell office:value-type="float" office:value="27036270" calcext:value-type="float">
            <text:p>27036270</text:p>
          </table:table-cell>
          <table:table-cell office:value-type="float" office:value="27088004" calcext:value-type="float">
            <text:p>27088004</text:p>
          </table:table-cell>
          <table:table-cell office:value-type="float" office:value="26368985" calcext:value-type="float">
            <text:p>26368985</text:p>
          </table:table-cell>
          <table:table-cell office:value-type="float" office:value="27441083" calcext:value-type="float">
            <text:p>27441083</text:p>
          </table:table-cell>
          <table:table-cell office:value-type="float" office:value="27879801" calcext:value-type="float">
            <text:p>27879801</text:p>
          </table:table-cell>
          <table:table-cell office:value-type="float" office:value="27132431" calcext:value-type="float">
            <text:p>27132431</text:p>
          </table:table-cell>
          <table:table-cell office:value-type="float" office:value="26526818" calcext:value-type="float">
            <text:p>26526818</text:p>
          </table:table-cell>
          <table:table-cell office:value-type="float" office:value="26706573" calcext:value-type="float">
            <text:p>26706573</text:p>
          </table:table-cell>
          <table:table-cell office:value-type="float" office:value="27188550" calcext:value-type="float">
            <text:p>27188550</text:p>
          </table:table-cell>
          <table:table-cell table:formula="of:=MIN([.A411:.J411])" office:value-type="float" office:value="26368985" calcext:value-type="float">
            <text:p>26368985</text:p>
          </table:table-cell>
        </table:table-row>
        <table:table-row table:style-name="ro1">
          <table:table-cell office:value-type="float" office:value="26289776" calcext:value-type="float">
            <text:p>26289776</text:p>
          </table:table-cell>
          <table:table-cell office:value-type="float" office:value="25398310" calcext:value-type="float">
            <text:p>25398310</text:p>
          </table:table-cell>
          <table:table-cell office:value-type="float" office:value="25362943" calcext:value-type="float">
            <text:p>25362943</text:p>
          </table:table-cell>
          <table:table-cell office:value-type="float" office:value="26080793" calcext:value-type="float">
            <text:p>26080793</text:p>
          </table:table-cell>
          <table:table-cell office:value-type="float" office:value="25566666" calcext:value-type="float">
            <text:p>25566666</text:p>
          </table:table-cell>
          <table:table-cell office:value-type="float" office:value="25897531" calcext:value-type="float">
            <text:p>25897531</text:p>
          </table:table-cell>
          <table:table-cell office:value-type="float" office:value="25618692" calcext:value-type="float">
            <text:p>25618692</text:p>
          </table:table-cell>
          <table:table-cell office:value-type="float" office:value="25725961" calcext:value-type="float">
            <text:p>25725961</text:p>
          </table:table-cell>
          <table:table-cell office:value-type="float" office:value="26089854" calcext:value-type="float">
            <text:p>26089854</text:p>
          </table:table-cell>
          <table:table-cell office:value-type="float" office:value="25298057" calcext:value-type="float">
            <text:p>25298057</text:p>
          </table:table-cell>
          <table:table-cell table:formula="of:=MIN([.A412:.J412])" office:value-type="float" office:value="25298057" calcext:value-type="float">
            <text:p>25298057</text:p>
          </table:table-cell>
        </table:table-row>
        <table:table-row table:style-name="ro1">
          <table:table-cell office:value-type="float" office:value="26739309" calcext:value-type="float">
            <text:p>26739309</text:p>
          </table:table-cell>
          <table:table-cell office:value-type="float" office:value="26790166" calcext:value-type="float">
            <text:p>26790166</text:p>
          </table:table-cell>
          <table:table-cell office:value-type="float" office:value="29814721" calcext:value-type="float">
            <text:p>29814721</text:p>
          </table:table-cell>
          <table:table-cell office:value-type="float" office:value="26475669" calcext:value-type="float">
            <text:p>26475669</text:p>
          </table:table-cell>
          <table:table-cell office:value-type="float" office:value="25802831" calcext:value-type="float">
            <text:p>25802831</text:p>
          </table:table-cell>
          <table:table-cell office:value-type="float" office:value="25896654" calcext:value-type="float">
            <text:p>25896654</text:p>
          </table:table-cell>
          <table:table-cell office:value-type="float" office:value="26149480" calcext:value-type="float">
            <text:p>26149480</text:p>
          </table:table-cell>
          <table:table-cell office:value-type="float" office:value="26119959" calcext:value-type="float">
            <text:p>26119959</text:p>
          </table:table-cell>
          <table:table-cell office:value-type="float" office:value="25628630" calcext:value-type="float">
            <text:p>25628630</text:p>
          </table:table-cell>
          <table:table-cell office:value-type="float" office:value="27199948" calcext:value-type="float">
            <text:p>27199948</text:p>
          </table:table-cell>
          <table:table-cell table:formula="of:=MIN([.A413:.J413])" office:value-type="float" office:value="25628630" calcext:value-type="float">
            <text:p>25628630</text:p>
          </table:table-cell>
        </table:table-row>
        <table:table-row table:style-name="ro1">
          <table:table-cell office:value-type="float" office:value="26698974" calcext:value-type="float">
            <text:p>26698974</text:p>
          </table:table-cell>
          <table:table-cell office:value-type="float" office:value="26403183" calcext:value-type="float">
            <text:p>26403183</text:p>
          </table:table-cell>
          <table:table-cell office:value-type="float" office:value="27069005" calcext:value-type="float">
            <text:p>27069005</text:p>
          </table:table-cell>
          <table:table-cell office:value-type="float" office:value="27558581" calcext:value-type="float">
            <text:p>27558581</text:p>
          </table:table-cell>
          <table:table-cell office:value-type="float" office:value="26792504" calcext:value-type="float">
            <text:p>26792504</text:p>
          </table:table-cell>
          <table:table-cell office:value-type="float" office:value="26157371" calcext:value-type="float">
            <text:p>26157371</text:p>
          </table:table-cell>
          <table:table-cell office:value-type="float" office:value="27268051" calcext:value-type="float">
            <text:p>27268051</text:p>
          </table:table-cell>
          <table:table-cell office:value-type="float" office:value="26348233" calcext:value-type="float">
            <text:p>26348233</text:p>
          </table:table-cell>
          <table:table-cell office:value-type="float" office:value="26926955" calcext:value-type="float">
            <text:p>26926955</text:p>
          </table:table-cell>
          <table:table-cell office:value-type="float" office:value="27168967" calcext:value-type="float">
            <text:p>27168967</text:p>
          </table:table-cell>
          <table:table-cell table:formula="of:=MIN([.A414:.J414])" office:value-type="float" office:value="26157371" calcext:value-type="float">
            <text:p>26157371</text:p>
          </table:table-cell>
        </table:table-row>
        <table:table-row table:style-name="ro1">
          <table:table-cell office:value-type="float" office:value="26339172" calcext:value-type="float">
            <text:p>26339172</text:p>
          </table:table-cell>
          <table:table-cell office:value-type="float" office:value="26702481" calcext:value-type="float">
            <text:p>26702481</text:p>
          </table:table-cell>
          <table:table-cell office:value-type="float" office:value="26370447" calcext:value-type="float">
            <text:p>26370447</text:p>
          </table:table-cell>
          <table:table-cell office:value-type="float" office:value="26833716" calcext:value-type="float">
            <text:p>26833716</text:p>
          </table:table-cell>
          <table:table-cell office:value-type="float" office:value="25891393" calcext:value-type="float">
            <text:p>25891393</text:p>
          </table:table-cell>
          <table:table-cell office:value-type="float" office:value="26535879" calcext:value-type="float">
            <text:p>26535879</text:p>
          </table:table-cell>
          <table:table-cell office:value-type="float" office:value="30919847" calcext:value-type="float">
            <text:p>30919847</text:p>
          </table:table-cell>
          <table:table-cell office:value-type="float" office:value="26277208" calcext:value-type="float">
            <text:p>26277208</text:p>
          </table:table-cell>
          <table:table-cell office:value-type="float" office:value="26697512" calcext:value-type="float">
            <text:p>26697512</text:p>
          </table:table-cell>
          <table:table-cell office:value-type="float" office:value="26321050" calcext:value-type="float">
            <text:p>26321050</text:p>
          </table:table-cell>
          <table:table-cell table:formula="of:=MIN([.A415:.J415])" office:value-type="float" office:value="25891393" calcext:value-type="float">
            <text:p>25891393</text:p>
          </table:table-cell>
        </table:table-row>
        <table:table-row table:style-name="ro1">
          <table:table-cell office:value-type="float" office:value="28730056" calcext:value-type="float">
            <text:p>28730056</text:p>
          </table:table-cell>
          <table:table-cell office:value-type="float" office:value="26729664" calcext:value-type="float">
            <text:p>26729664</text:p>
          </table:table-cell>
          <table:table-cell office:value-type="float" office:value="25552928" calcext:value-type="float">
            <text:p>25552928</text:p>
          </table:table-cell>
          <table:table-cell office:value-type="float" office:value="26684360" calcext:value-type="float">
            <text:p>26684360</text:p>
          </table:table-cell>
          <table:table-cell office:value-type="float" office:value="26449071" calcext:value-type="float">
            <text:p>26449071</text:p>
          </table:table-cell>
          <table:table-cell office:value-type="float" office:value="25567251" calcext:value-type="float">
            <text:p>25567251</text:p>
          </table:table-cell>
          <table:table-cell office:value-type="float" office:value="25514639" calcext:value-type="float">
            <text:p>25514639</text:p>
          </table:table-cell>
          <table:table-cell office:value-type="float" office:value="25716899" calcext:value-type="float">
            <text:p>25716899</text:p>
          </table:table-cell>
          <table:table-cell office:value-type="float" office:value="25523992" calcext:value-type="float">
            <text:p>25523992</text:p>
          </table:table-cell>
          <table:table-cell office:value-type="float" office:value="26747201" calcext:value-type="float">
            <text:p>26747201</text:p>
          </table:table-cell>
          <table:table-cell table:formula="of:=MIN([.A416:.J416])" office:value-type="float" office:value="25514639" calcext:value-type="float">
            <text:p>25514639</text:p>
          </table:table-cell>
        </table:table-row>
        <table:table-row table:style-name="ro1">
          <table:table-cell office:value-type="float" office:value="32250324" calcext:value-type="float">
            <text:p>32250324</text:p>
          </table:table-cell>
          <table:table-cell office:value-type="float" office:value="26837517" calcext:value-type="float">
            <text:p>26837517</text:p>
          </table:table-cell>
          <table:table-cell office:value-type="float" office:value="27046791" calcext:value-type="float">
            <text:p>27046791</text:p>
          </table:table-cell>
          <table:table-cell office:value-type="float" office:value="28453555" calcext:value-type="float">
            <text:p>28453555</text:p>
          </table:table-cell>
          <table:table-cell office:value-type="float" office:value="27304002" calcext:value-type="float">
            <text:p>27304002</text:p>
          </table:table-cell>
          <table:table-cell office:value-type="float" office:value="27417700" calcext:value-type="float">
            <text:p>27417700</text:p>
          </table:table-cell>
          <table:table-cell office:value-type="float" office:value="27526722" calcext:value-type="float">
            <text:p>27526722</text:p>
          </table:table-cell>
          <table:table-cell office:value-type="float" office:value="26997104" calcext:value-type="float">
            <text:p>26997104</text:p>
          </table:table-cell>
          <table:table-cell office:value-type="float" office:value="27443714" calcext:value-type="float">
            <text:p>27443714</text:p>
          </table:table-cell>
          <table:table-cell office:value-type="float" office:value="27992330" calcext:value-type="float">
            <text:p>27992330</text:p>
          </table:table-cell>
          <table:table-cell table:formula="of:=MIN([.A417:.J417])" office:value-type="float" office:value="26837517" calcext:value-type="float">
            <text:p>26837517</text:p>
          </table:table-cell>
        </table:table-row>
        <table:table-row table:style-name="ro1">
          <table:table-cell office:value-type="float" office:value="28877659" calcext:value-type="float">
            <text:p>28877659</text:p>
          </table:table-cell>
          <table:table-cell office:value-type="float" office:value="27406593" calcext:value-type="float">
            <text:p>27406593</text:p>
          </table:table-cell>
          <table:table-cell office:value-type="float" office:value="26601059" calcext:value-type="float">
            <text:p>26601059</text:p>
          </table:table-cell>
          <table:table-cell office:value-type="float" office:value="26405521" calcext:value-type="float">
            <text:p>26405521</text:p>
          </table:table-cell>
          <table:table-cell office:value-type="float" office:value="26423642" calcext:value-type="float">
            <text:p>26423642</text:p>
          </table:table-cell>
          <table:table-cell office:value-type="float" office:value="26739017" calcext:value-type="float">
            <text:p>26739017</text:p>
          </table:table-cell>
          <table:table-cell office:value-type="float" office:value="26972844" calcext:value-type="float">
            <text:p>26972844</text:p>
          </table:table-cell>
          <table:table-cell office:value-type="float" office:value="30362753" calcext:value-type="float">
            <text:p>30362753</text:p>
          </table:table-cell>
          <table:table-cell office:value-type="float" office:value="28049910" calcext:value-type="float">
            <text:p>28049910</text:p>
          </table:table-cell>
          <table:table-cell office:value-type="float" office:value="26446148" calcext:value-type="float">
            <text:p>26446148</text:p>
          </table:table-cell>
          <table:table-cell table:formula="of:=MIN([.A418:.J418])" office:value-type="float" office:value="26405521" calcext:value-type="float">
            <text:p>26405521</text:p>
          </table:table-cell>
        </table:table-row>
        <table:table-row table:style-name="ro1">
          <table:table-cell office:value-type="float" office:value="25880579" calcext:value-type="float">
            <text:p>25880579</text:p>
          </table:table-cell>
          <table:table-cell office:value-type="float" office:value="25190204" calcext:value-type="float">
            <text:p>25190204</text:p>
          </table:table-cell>
          <table:table-cell office:value-type="float" office:value="24571439" calcext:value-type="float">
            <text:p>24571439</text:p>
          </table:table-cell>
          <table:table-cell office:value-type="float" office:value="25256844" calcext:value-type="float">
            <text:p>25256844</text:p>
          </table:table-cell>
          <table:table-cell office:value-type="float" office:value="25121517" calcext:value-type="float">
            <text:p>25121517</text:p>
          </table:table-cell>
          <table:table-cell office:value-type="float" office:value="24475862" calcext:value-type="float">
            <text:p>24475862</text:p>
          </table:table-cell>
          <table:table-cell office:value-type="float" office:value="24611481" calcext:value-type="float">
            <text:p>24611481</text:p>
          </table:table-cell>
          <table:table-cell office:value-type="float" office:value="25330793" calcext:value-type="float">
            <text:p>25330793</text:p>
          </table:table-cell>
          <table:table-cell office:value-type="float" office:value="24607389" calcext:value-type="float">
            <text:p>24607389</text:p>
          </table:table-cell>
          <table:table-cell office:value-type="float" office:value="25291626" calcext:value-type="float">
            <text:p>25291626</text:p>
          </table:table-cell>
          <table:table-cell table:formula="of:=MIN([.A419:.J419])" office:value-type="float" office:value="24475862" calcext:value-type="float">
            <text:p>24475862</text:p>
          </table:table-cell>
        </table:table-row>
        <table:table-row table:style-name="ro1">
          <table:table-cell office:value-type="float" office:value="27959595" calcext:value-type="float">
            <text:p>27959595</text:p>
          </table:table-cell>
          <table:table-cell office:value-type="float" office:value="27318323" calcext:value-type="float">
            <text:p>27318323</text:p>
          </table:table-cell>
          <table:table-cell office:value-type="float" office:value="27422377" calcext:value-type="float">
            <text:p>27422377</text:p>
          </table:table-cell>
          <table:table-cell office:value-type="float" office:value="27748273" calcext:value-type="float">
            <text:p>27748273</text:p>
          </table:table-cell>
          <table:table-cell office:value-type="float" office:value="26953260" calcext:value-type="float">
            <text:p>26953260</text:p>
          </table:table-cell>
          <table:table-cell office:value-type="float" office:value="27517369" calcext:value-type="float">
            <text:p>27517369</text:p>
          </table:table-cell>
          <table:table-cell office:value-type="float" office:value="27692739" calcext:value-type="float">
            <text:p>27692739</text:p>
          </table:table-cell>
          <table:table-cell office:value-type="float" office:value="28201898" calcext:value-type="float">
            <text:p>28201898</text:p>
          </table:table-cell>
          <table:table-cell office:value-type="float" office:value="27463296" calcext:value-type="float">
            <text:p>27463296</text:p>
          </table:table-cell>
          <table:table-cell office:value-type="float" office:value="27325631" calcext:value-type="float">
            <text:p>27325631</text:p>
          </table:table-cell>
          <table:table-cell table:formula="of:=MIN([.A420:.J420])" office:value-type="float" office:value="26953260" calcext:value-type="float">
            <text:p>26953260</text:p>
          </table:table-cell>
        </table:table-row>
        <table:table-row table:style-name="ro1">
          <table:table-cell office:value-type="float" office:value="27453359" calcext:value-type="float">
            <text:p>27453359</text:p>
          </table:table-cell>
          <table:table-cell office:value-type="float" office:value="27610315" calcext:value-type="float">
            <text:p>27610315</text:p>
          </table:table-cell>
          <table:table-cell office:value-type="float" office:value="26664776" calcext:value-type="float">
            <text:p>26664776</text:p>
          </table:table-cell>
          <table:table-cell office:value-type="float" office:value="26864406" calcext:value-type="float">
            <text:p>26864406</text:p>
          </table:table-cell>
          <table:table-cell office:value-type="float" office:value="27063452" calcext:value-type="float">
            <text:p>27063452</text:p>
          </table:table-cell>
          <table:table-cell office:value-type="float" office:value="28062770" calcext:value-type="float">
            <text:p>28062770</text:p>
          </table:table-cell>
          <table:table-cell office:value-type="float" office:value="27474111" calcext:value-type="float">
            <text:p>27474111</text:p>
          </table:table-cell>
          <table:table-cell office:value-type="float" office:value="26736094" calcext:value-type="float">
            <text:p>26736094</text:p>
          </table:table-cell>
          <table:table-cell office:value-type="float" office:value="27482879" calcext:value-type="float">
            <text:p>27482879</text:p>
          </table:table-cell>
          <table:table-cell office:value-type="float" office:value="26899188" calcext:value-type="float">
            <text:p>26899188</text:p>
          </table:table-cell>
          <table:table-cell table:formula="of:=MIN([.A421:.J421])" office:value-type="float" office:value="26664776" calcext:value-type="float">
            <text:p>26664776</text:p>
          </table:table-cell>
        </table:table-row>
        <table:table-row table:style-name="ro1">
          <table:table-cell office:value-type="float" office:value="27036854" calcext:value-type="float">
            <text:p>27036854</text:p>
          </table:table-cell>
          <table:table-cell office:value-type="float" office:value="26842777" calcext:value-type="float">
            <text:p>26842777</text:p>
          </table:table-cell>
          <table:table-cell office:value-type="float" office:value="26568030" calcext:value-type="float">
            <text:p>26568030</text:p>
          </table:table-cell>
          <table:table-cell office:value-type="float" office:value="29364312" calcext:value-type="float">
            <text:p>29364312</text:p>
          </table:table-cell>
          <table:table-cell office:value-type="float" office:value="26740478" calcext:value-type="float">
            <text:p>26740478</text:p>
          </table:table-cell>
          <table:table-cell office:value-type="float" office:value="25933189" calcext:value-type="float">
            <text:p>25933189</text:p>
          </table:table-cell>
          <table:table-cell office:value-type="float" office:value="25982586" calcext:value-type="float">
            <text:p>25982586</text:p>
          </table:table-cell>
          <table:table-cell office:value-type="float" office:value="26824071" calcext:value-type="float">
            <text:p>26824071</text:p>
          </table:table-cell>
          <table:table-cell office:value-type="float" office:value="27935043" calcext:value-type="float">
            <text:p>27935043</text:p>
          </table:table-cell>
          <table:table-cell office:value-type="float" office:value="26670330" calcext:value-type="float">
            <text:p>26670330</text:p>
          </table:table-cell>
          <table:table-cell table:formula="of:=MIN([.A422:.J422])" office:value-type="float" office:value="25933189" calcext:value-type="float">
            <text:p>25933189</text:p>
          </table:table-cell>
        </table:table-row>
        <table:table-row table:style-name="ro1">
          <table:table-cell office:value-type="float" office:value="28464369" calcext:value-type="float">
            <text:p>28464369</text:p>
          </table:table-cell>
          <table:table-cell office:value-type="float" office:value="27944396" calcext:value-type="float">
            <text:p>27944396</text:p>
          </table:table-cell>
          <table:table-cell office:value-type="float" office:value="27358951" calcext:value-type="float">
            <text:p>27358951</text:p>
          </table:table-cell>
          <table:table-cell office:value-type="float" office:value="27927151" calcext:value-type="float">
            <text:p>27927151</text:p>
          </table:table-cell>
          <table:table-cell office:value-type="float" office:value="27338783" calcext:value-type="float">
            <text:p>27338783</text:p>
          </table:table-cell>
          <table:table-cell office:value-type="float" office:value="27282665" calcext:value-type="float">
            <text:p>27282665</text:p>
          </table:table-cell>
          <table:table-cell office:value-type="float" office:value="27772533" calcext:value-type="float">
            <text:p>27772533</text:p>
          </table:table-cell>
          <table:table-cell office:value-type="float" office:value="27803808" calcext:value-type="float">
            <text:p>27803808</text:p>
          </table:table-cell>
          <table:table-cell office:value-type="float" office:value="26943323" calcext:value-type="float">
            <text:p>26943323</text:p>
          </table:table-cell>
          <table:table-cell office:value-type="float" office:value="28636232" calcext:value-type="float">
            <text:p>28636232</text:p>
          </table:table-cell>
          <table:table-cell table:formula="of:=MIN([.A423:.J423])" office:value-type="float" office:value="26943323" calcext:value-type="float">
            <text:p>26943323</text:p>
          </table:table-cell>
        </table:table-row>
        <table:table-row table:style-name="ro1">
          <table:table-cell office:value-type="float" office:value="26494960" calcext:value-type="float">
            <text:p>26494960</text:p>
          </table:table-cell>
          <table:table-cell office:value-type="float" office:value="26342972" calcext:value-type="float">
            <text:p>26342972</text:p>
          </table:table-cell>
          <table:table-cell office:value-type="float" office:value="26301759" calcext:value-type="float">
            <text:p>26301759</text:p>
          </table:table-cell>
          <table:table-cell office:value-type="float" office:value="27514154" calcext:value-type="float">
            <text:p>27514154</text:p>
          </table:table-cell>
          <table:table-cell office:value-type="float" office:value="26337418" calcext:value-type="float">
            <text:p>26337418</text:p>
          </table:table-cell>
          <table:table-cell office:value-type="float" office:value="26564231" calcext:value-type="float">
            <text:p>26564231</text:p>
          </table:table-cell>
          <table:table-cell office:value-type="float" office:value="26871129" calcext:value-type="float">
            <text:p>26871129</text:p>
          </table:table-cell>
          <table:table-cell office:value-type="float" office:value="26033443" calcext:value-type="float">
            <text:p>26033443</text:p>
          </table:table-cell>
          <table:table-cell office:value-type="float" office:value="26896265" calcext:value-type="float">
            <text:p>26896265</text:p>
          </table:table-cell>
          <table:table-cell office:value-type="float" office:value="26719726" calcext:value-type="float">
            <text:p>26719726</text:p>
          </table:table-cell>
          <table:table-cell table:formula="of:=MIN([.A424:.J424])" office:value-type="float" office:value="26033443" calcext:value-type="float">
            <text:p>26033443</text:p>
          </table:table-cell>
        </table:table-row>
        <table:table-row table:style-name="ro1">
          <table:table-cell office:value-type="float" office:value="28652308" calcext:value-type="float">
            <text:p>28652308</text:p>
          </table:table-cell>
          <table:table-cell office:value-type="float" office:value="27663219" calcext:value-type="float">
            <text:p>27663219</text:p>
          </table:table-cell>
          <table:table-cell office:value-type="float" office:value="27523215" calcext:value-type="float">
            <text:p>27523215</text:p>
          </table:table-cell>
          <table:table-cell office:value-type="float" office:value="27738920" calcext:value-type="float">
            <text:p>27738920</text:p>
          </table:table-cell>
          <table:table-cell office:value-type="float" office:value="27525845" calcext:value-type="float">
            <text:p>27525845</text:p>
          </table:table-cell>
          <table:table-cell office:value-type="float" office:value="27138277" calcext:value-type="float">
            <text:p>27138277</text:p>
          </table:table-cell>
          <table:table-cell office:value-type="float" office:value="27716415" calcext:value-type="float">
            <text:p>27716415</text:p>
          </table:table-cell>
          <table:table-cell office:value-type="float" office:value="27241453" calcext:value-type="float">
            <text:p>27241453</text:p>
          </table:table-cell>
          <table:table-cell office:value-type="float" office:value="27390518" calcext:value-type="float">
            <text:p>27390518</text:p>
          </table:table-cell>
          <table:table-cell office:value-type="float" office:value="26903280" calcext:value-type="float">
            <text:p>26903280</text:p>
          </table:table-cell>
          <table:table-cell table:formula="of:=MIN([.A425:.J425])" office:value-type="float" office:value="26903280" calcext:value-type="float">
            <text:p>26903280</text:p>
          </table:table-cell>
        </table:table-row>
        <table:table-row table:style-name="ro1">
          <table:table-cell office:value-type="float" office:value="28387791" calcext:value-type="float">
            <text:p>28387791</text:p>
          </table:table-cell>
          <table:table-cell office:value-type="float" office:value="27470019" calcext:value-type="float">
            <text:p>27470019</text:p>
          </table:table-cell>
          <table:table-cell office:value-type="float" office:value="26999149" calcext:value-type="float">
            <text:p>26999149</text:p>
          </table:table-cell>
          <table:table-cell office:value-type="float" office:value="27427638" calcext:value-type="float">
            <text:p>27427638</text:p>
          </table:table-cell>
          <table:table-cell office:value-type="float" office:value="27562965" calcext:value-type="float">
            <text:p>27562965</text:p>
          </table:table-cell>
          <table:table-cell office:value-type="float" office:value="26712127" calcext:value-type="float">
            <text:p>26712127</text:p>
          </table:table-cell>
          <table:table-cell office:value-type="float" office:value="26692543" calcext:value-type="float">
            <text:p>26692543</text:p>
          </table:table-cell>
          <table:table-cell office:value-type="float" office:value="27054975" calcext:value-type="float">
            <text:p>27054975</text:p>
          </table:table-cell>
          <table:table-cell office:value-type="float" office:value="26439134" calcext:value-type="float">
            <text:p>26439134</text:p>
          </table:table-cell>
          <table:table-cell office:value-type="float" office:value="27146168" calcext:value-type="float">
            <text:p>27146168</text:p>
          </table:table-cell>
          <table:table-cell table:formula="of:=MIN([.A426:.J426])" office:value-type="float" office:value="26439134" calcext:value-type="float">
            <text:p>26439134</text:p>
          </table:table-cell>
        </table:table-row>
        <table:table-row table:style-name="ro1">
          <table:table-cell office:value-type="float" office:value="26155618" calcext:value-type="float">
            <text:p>26155618</text:p>
          </table:table-cell>
          <table:table-cell office:value-type="float" office:value="25418770" calcext:value-type="float">
            <text:p>25418770</text:p>
          </table:table-cell>
          <table:table-cell office:value-type="float" office:value="25218263" calcext:value-type="float">
            <text:p>25218263</text:p>
          </table:table-cell>
          <table:table-cell office:value-type="float" office:value="26797766" calcext:value-type="float">
            <text:p>26797766</text:p>
          </table:table-cell>
          <table:table-cell office:value-type="float" office:value="25154838" calcext:value-type="float">
            <text:p>25154838</text:p>
          </table:table-cell>
          <table:table-cell office:value-type="float" office:value="26199460" calcext:value-type="float">
            <text:p>26199460</text:p>
          </table:table-cell>
          <table:table-cell office:value-type="float" office:value="26023505" calcext:value-type="float">
            <text:p>26023505</text:p>
          </table:table-cell>
          <table:table-cell office:value-type="float" office:value="25130870" calcext:value-type="float">
            <text:p>25130870</text:p>
          </table:table-cell>
          <table:table-cell office:value-type="float" office:value="25851934" calcext:value-type="float">
            <text:p>25851934</text:p>
          </table:table-cell>
          <table:table-cell office:value-type="float" office:value="25776818" calcext:value-type="float">
            <text:p>25776818</text:p>
          </table:table-cell>
          <table:table-cell table:formula="of:=MIN([.A427:.J427])" office:value-type="float" office:value="25130870" calcext:value-type="float">
            <text:p>25130870</text:p>
          </table:table-cell>
        </table:table-row>
        <table:table-row table:style-name="ro1">
          <table:table-cell office:value-type="float" office:value="27576118" calcext:value-type="float">
            <text:p>27576118</text:p>
          </table:table-cell>
          <table:table-cell office:value-type="float" office:value="27927443" calcext:value-type="float">
            <text:p>27927443</text:p>
          </table:table-cell>
          <table:table-cell office:value-type="float" office:value="27424423" calcext:value-type="float">
            <text:p>27424423</text:p>
          </table:table-cell>
          <table:table-cell office:value-type="float" office:value="27880971" calcext:value-type="float">
            <text:p>27880971</text:p>
          </table:table-cell>
          <table:table-cell office:value-type="float" office:value="27852326" calcext:value-type="float">
            <text:p>27852326</text:p>
          </table:table-cell>
          <table:table-cell office:value-type="float" office:value="27535198" calcext:value-type="float">
            <text:p>27535198</text:p>
          </table:table-cell>
          <table:table-cell office:value-type="float" office:value="27676956" calcext:value-type="float">
            <text:p>27676956</text:p>
          </table:table-cell>
          <table:table-cell office:value-type="float" office:value="27590732" calcext:value-type="float">
            <text:p>27590732</text:p>
          </table:table-cell>
          <table:table-cell office:value-type="float" office:value="27746812" calcext:value-type="float">
            <text:p>27746812</text:p>
          </table:table-cell>
          <table:table-cell office:value-type="float" office:value="27113140" calcext:value-type="float">
            <text:p>27113140</text:p>
          </table:table-cell>
          <table:table-cell table:formula="of:=MIN([.A428:.J428])" office:value-type="float" office:value="27113140" calcext:value-type="float">
            <text:p>27113140</text:p>
          </table:table-cell>
        </table:table-row>
        <table:table-row table:style-name="ro1">
          <table:table-cell office:value-type="float" office:value="27857296" calcext:value-type="float">
            <text:p>27857296</text:p>
          </table:table-cell>
          <table:table-cell office:value-type="float" office:value="27367135" calcext:value-type="float">
            <text:p>27367135</text:p>
          </table:table-cell>
          <table:table-cell office:value-type="float" office:value="27377364" calcext:value-type="float">
            <text:p>27377364</text:p>
          </table:table-cell>
          <table:table-cell office:value-type="float" office:value="26663315" calcext:value-type="float">
            <text:p>26663315</text:p>
          </table:table-cell>
          <table:table-cell office:value-type="float" office:value="26708327" calcext:value-type="float">
            <text:p>26708327</text:p>
          </table:table-cell>
          <table:table-cell office:value-type="float" office:value="26141881" calcext:value-type="float">
            <text:p>26141881</text:p>
          </table:table-cell>
          <table:table-cell office:value-type="float" office:value="26210860" calcext:value-type="float">
            <text:p>26210860</text:p>
          </table:table-cell>
          <table:table-cell office:value-type="float" office:value="26794258" calcext:value-type="float">
            <text:p>26794258</text:p>
          </table:table-cell>
          <table:table-cell office:value-type="float" office:value="26335372" calcext:value-type="float">
            <text:p>26335372</text:p>
          </table:table-cell>
          <table:table-cell office:value-type="float" office:value="27078943" calcext:value-type="float">
            <text:p>27078943</text:p>
          </table:table-cell>
          <table:table-cell table:formula="of:=MIN([.A429:.J429])" office:value-type="float" office:value="26141881" calcext:value-type="float">
            <text:p>26141881</text:p>
          </table:table-cell>
        </table:table-row>
        <table:table-row table:style-name="ro1">
          <table:table-cell office:value-type="float" office:value="27132431" calcext:value-type="float">
            <text:p>27132431</text:p>
          </table:table-cell>
          <table:table-cell office:value-type="float" office:value="26188645" calcext:value-type="float">
            <text:p>26188645</text:p>
          </table:table-cell>
          <table:table-cell office:value-type="float" office:value="26061795" calcext:value-type="float">
            <text:p>26061795</text:p>
          </table:table-cell>
          <table:table-cell office:value-type="float" office:value="26593751" calcext:value-type="float">
            <text:p>26593751</text:p>
          </table:table-cell>
          <table:table-cell office:value-type="float" office:value="25987846" calcext:value-type="float">
            <text:p>25987846</text:p>
          </table:table-cell>
          <table:table-cell office:value-type="float" office:value="26662146" calcext:value-type="float">
            <text:p>26662146</text:p>
          </table:table-cell>
          <table:table-cell office:value-type="float" office:value="26976936" calcext:value-type="float">
            <text:p>26976936</text:p>
          </table:table-cell>
          <table:table-cell office:value-type="float" office:value="25911269" calcext:value-type="float">
            <text:p>25911269</text:p>
          </table:table-cell>
          <table:table-cell office:value-type="float" office:value="26770584" calcext:value-type="float">
            <text:p>26770584</text:p>
          </table:table-cell>
          <table:table-cell office:value-type="float" office:value="26531787" calcext:value-type="float">
            <text:p>26531787</text:p>
          </table:table-cell>
          <table:table-cell table:formula="of:=MIN([.A430:.J430])" office:value-type="float" office:value="25911269" calcext:value-type="float">
            <text:p>25911269</text:p>
          </table:table-cell>
        </table:table-row>
        <table:table-row table:style-name="ro1">
          <table:table-cell office:value-type="float" office:value="27881555" calcext:value-type="float">
            <text:p>27881555</text:p>
          </table:table-cell>
          <table:table-cell office:value-type="float" office:value="27538413" calcext:value-type="float">
            <text:p>27538413</text:p>
          </table:table-cell>
          <table:table-cell office:value-type="float" office:value="27678417" calcext:value-type="float">
            <text:p>27678417</text:p>
          </table:table-cell>
          <table:table-cell office:value-type="float" office:value="27614992" calcext:value-type="float">
            <text:p>27614992</text:p>
          </table:table-cell>
          <table:table-cell office:value-type="float" office:value="27257821" calcext:value-type="float">
            <text:p>27257821</text:p>
          </table:table-cell>
          <table:table-cell office:value-type="float" office:value="27138862" calcext:value-type="float">
            <text:p>27138862</text:p>
          </table:table-cell>
          <table:table-cell office:value-type="float" office:value="27665849" calcext:value-type="float">
            <text:p>27665849</text:p>
          </table:table-cell>
          <table:table-cell office:value-type="float" office:value="27213979" calcext:value-type="float">
            <text:p>27213979</text:p>
          </table:table-cell>
          <table:table-cell office:value-type="float" office:value="27479080" calcext:value-type="float">
            <text:p>27479080</text:p>
          </table:table-cell>
          <table:table-cell office:value-type="float" office:value="29184265" calcext:value-type="float">
            <text:p>29184265</text:p>
          </table:table-cell>
          <table:table-cell table:formula="of:=MIN([.A431:.J431])" office:value-type="float" office:value="27138862" calcext:value-type="float">
            <text:p>27138862</text:p>
          </table:table-cell>
        </table:table-row>
        <table:table-row table:style-name="ro1">
          <table:table-cell office:value-type="float" office:value="26561016" calcext:value-type="float">
            <text:p>26561016</text:p>
          </table:table-cell>
          <table:table-cell office:value-type="float" office:value="26933093" calcext:value-type="float">
            <text:p>26933093</text:p>
          </table:table-cell>
          <table:table-cell office:value-type="float" office:value="26978398" calcext:value-type="float">
            <text:p>26978398</text:p>
          </table:table-cell>
          <table:table-cell office:value-type="float" office:value="26368109" calcext:value-type="float">
            <text:p>26368109</text:p>
          </table:table-cell>
          <table:table-cell office:value-type="float" office:value="27131554" calcext:value-type="float">
            <text:p>27131554</text:p>
          </table:table-cell>
          <table:table-cell office:value-type="float" office:value="26253241" calcext:value-type="float">
            <text:p>26253241</text:p>
          </table:table-cell>
          <table:table-cell office:value-type="float" office:value="26145096" calcext:value-type="float">
            <text:p>26145096</text:p>
          </table:table-cell>
          <table:table-cell office:value-type="float" office:value="26551078" calcext:value-type="float">
            <text:p>26551078</text:p>
          </table:table-cell>
          <table:table-cell office:value-type="float" office:value="26260548" calcext:value-type="float">
            <text:p>26260548</text:p>
          </table:table-cell>
          <table:table-cell office:value-type="float" office:value="26154741" calcext:value-type="float">
            <text:p>26154741</text:p>
          </table:table-cell>
          <table:table-cell table:formula="of:=MIN([.A432:.J432])" office:value-type="float" office:value="26145096" calcext:value-type="float">
            <text:p>26145096</text:p>
          </table:table-cell>
        </table:table-row>
        <table:table-row table:style-name="ro1">
          <table:table-cell office:value-type="float" office:value="27778671" calcext:value-type="float">
            <text:p>27778671</text:p>
          </table:table-cell>
          <table:table-cell office:value-type="float" office:value="27228592" calcext:value-type="float">
            <text:p>27228592</text:p>
          </table:table-cell>
          <table:table-cell office:value-type="float" office:value="27041823" calcext:value-type="float">
            <text:p>27041823</text:p>
          </table:table-cell>
          <table:table-cell office:value-type="float" office:value="27483171" calcext:value-type="float">
            <text:p>27483171</text:p>
          </table:table-cell>
          <table:table-cell office:value-type="float" office:value="26640809" calcext:value-type="float">
            <text:p>26640809</text:p>
          </table:table-cell>
          <table:table-cell office:value-type="float" office:value="27248760" calcext:value-type="float">
            <text:p>27248760</text:p>
          </table:table-cell>
          <table:table-cell office:value-type="float" office:value="27203164" calcext:value-type="float">
            <text:p>27203164</text:p>
          </table:table-cell>
          <table:table-cell office:value-type="float" office:value="26675884" calcext:value-type="float">
            <text:p>26675884</text:p>
          </table:table-cell>
          <table:table-cell office:value-type="float" office:value="27322707" calcext:value-type="float">
            <text:p>27322707</text:p>
          </table:table-cell>
          <table:table-cell office:value-type="float" office:value="27128339" calcext:value-type="float">
            <text:p>27128339</text:p>
          </table:table-cell>
          <table:table-cell table:formula="of:=MIN([.A433:.J433])" office:value-type="float" office:value="26640809" calcext:value-type="float">
            <text:p>26640809</text:p>
          </table:table-cell>
        </table:table-row>
        <table:table-row table:style-name="ro1">
          <table:table-cell office:value-type="float" office:value="28277892" calcext:value-type="float">
            <text:p>28277892</text:p>
          </table:table-cell>
          <table:table-cell office:value-type="float" office:value="26982197" calcext:value-type="float">
            <text:p>26982197</text:p>
          </table:table-cell>
          <table:table-cell office:value-type="float" office:value="29920528" calcext:value-type="float">
            <text:p>29920528</text:p>
          </table:table-cell>
          <table:table-cell office:value-type="float" office:value="27808483" calcext:value-type="float">
            <text:p>27808483</text:p>
          </table:table-cell>
          <table:table-cell office:value-type="float" office:value="27068713" calcext:value-type="float">
            <text:p>27068713</text:p>
          </table:table-cell>
          <table:table-cell office:value-type="float" office:value="27093557" calcext:value-type="float">
            <text:p>27093557</text:p>
          </table:table-cell>
          <table:table-cell office:value-type="float" office:value="27376196" calcext:value-type="float">
            <text:p>27376196</text:p>
          </table:table-cell>
          <table:table-cell office:value-type="float" office:value="27203748" calcext:value-type="float">
            <text:p>27203748</text:p>
          </table:table-cell>
          <table:table-cell office:value-type="float" office:value="27423838" calcext:value-type="float">
            <text:p>27423838</text:p>
          </table:table-cell>
          <table:table-cell office:value-type="float" office:value="27221285" calcext:value-type="float">
            <text:p>27221285</text:p>
          </table:table-cell>
          <table:table-cell table:formula="of:=MIN([.A434:.J434])" office:value-type="float" office:value="26982197" calcext:value-type="float">
            <text:p>26982197</text:p>
          </table:table-cell>
        </table:table-row>
        <table:table-row table:style-name="ro1">
          <table:table-cell office:value-type="float" office:value="24358656" calcext:value-type="float">
            <text:p>24358656</text:p>
          </table:table-cell>
          <table:table-cell office:value-type="float" office:value="24879506" calcext:value-type="float">
            <text:p>24879506</text:p>
          </table:table-cell>
          <table:table-cell office:value-type="float" office:value="24219821" calcext:value-type="float">
            <text:p>24219821</text:p>
          </table:table-cell>
          <table:table-cell office:value-type="float" office:value="24253434" calcext:value-type="float">
            <text:p>24253434</text:p>
          </table:table-cell>
          <table:table-cell office:value-type="float" office:value="25116840" calcext:value-type="float">
            <text:p>25116840</text:p>
          </table:table-cell>
          <table:table-cell office:value-type="float" office:value="24250803" calcext:value-type="float">
            <text:p>24250803</text:p>
          </table:table-cell>
          <table:table-cell office:value-type="float" office:value="24129213" calcext:value-type="float">
            <text:p>24129213</text:p>
          </table:table-cell>
          <table:table-cell office:value-type="float" office:value="24646848" calcext:value-type="float">
            <text:p>24646848</text:p>
          </table:table-cell>
          <table:table-cell office:value-type="float" office:value="24867230" calcext:value-type="float">
            <text:p>24867230</text:p>
          </table:table-cell>
          <table:table-cell office:value-type="float" office:value="24101446" calcext:value-type="float">
            <text:p>24101446</text:p>
          </table:table-cell>
          <table:table-cell table:formula="of:=MIN([.A435:.J435])" office:value-type="float" office:value="24101446" calcext:value-type="float">
            <text:p>24101446</text:p>
          </table:table-cell>
        </table:table-row>
        <table:table-row table:style-name="ro1">
          <table:table-cell office:value-type="float" office:value="35272248" calcext:value-type="float">
            <text:p>35272248</text:p>
          </table:table-cell>
          <table:table-cell office:value-type="float" office:value="28324365" calcext:value-type="float">
            <text:p>28324365</text:p>
          </table:table-cell>
          <table:table-cell office:value-type="float" office:value="27727814" calcext:value-type="float">
            <text:p>27727814</text:p>
          </table:table-cell>
          <table:table-cell office:value-type="float" office:value="28625125" calcext:value-type="float">
            <text:p>28625125</text:p>
          </table:table-cell>
          <table:table-cell office:value-type="float" office:value="27008503" calcext:value-type="float">
            <text:p>27008503</text:p>
          </table:table-cell>
          <table:table-cell office:value-type="float" office:value="27498955" calcext:value-type="float">
            <text:p>27498955</text:p>
          </table:table-cell>
          <table:table-cell office:value-type="float" office:value="27565011" calcext:value-type="float">
            <text:p>27565011</text:p>
          </table:table-cell>
          <table:table-cell office:value-type="float" office:value="26955015" calcext:value-type="float">
            <text:p>26955015</text:p>
          </table:table-cell>
          <table:table-cell office:value-type="float" office:value="27985024" calcext:value-type="float">
            <text:p>27985024</text:p>
          </table:table-cell>
          <table:table-cell office:value-type="float" office:value="27662342" calcext:value-type="float">
            <text:p>27662342</text:p>
          </table:table-cell>
          <table:table-cell table:formula="of:=MIN([.A436:.J436])" office:value-type="float" office:value="26955015" calcext:value-type="float">
            <text:p>26955015</text:p>
          </table:table-cell>
        </table:table-row>
        <table:table-row table:style-name="ro1">
          <table:table-cell office:value-type="float" office:value="28681536" calcext:value-type="float">
            <text:p>28681536</text:p>
          </table:table-cell>
          <table:table-cell office:value-type="float" office:value="26505190" calcext:value-type="float">
            <text:p>26505190</text:p>
          </table:table-cell>
          <table:table-cell office:value-type="float" office:value="26876098" calcext:value-type="float">
            <text:p>26876098</text:p>
          </table:table-cell>
          <table:table-cell office:value-type="float" office:value="26595213" calcext:value-type="float">
            <text:p>26595213</text:p>
          </table:table-cell>
          <table:table-cell office:value-type="float" office:value="26451117" calcext:value-type="float">
            <text:p>26451117</text:p>
          </table:table-cell>
          <table:table-cell office:value-type="float" office:value="26291823" calcext:value-type="float">
            <text:p>26291823</text:p>
          </table:table-cell>
          <table:table-cell office:value-type="float" office:value="26356417" calcext:value-type="float">
            <text:p>26356417</text:p>
          </table:table-cell>
          <table:table-cell office:value-type="float" office:value="26727618" calcext:value-type="float">
            <text:p>26727618</text:p>
          </table:table-cell>
          <table:table-cell office:value-type="float" office:value="26519511" calcext:value-type="float">
            <text:p>26519511</text:p>
          </table:table-cell>
          <table:table-cell office:value-type="float" office:value="26376292" calcext:value-type="float">
            <text:p>26376292</text:p>
          </table:table-cell>
          <table:table-cell table:formula="of:=MIN([.A437:.J437])" office:value-type="float" office:value="26291823" calcext:value-type="float">
            <text:p>26291823</text:p>
          </table:table-cell>
        </table:table-row>
        <table:table-row table:style-name="ro1">
          <table:table-cell office:value-type="float" office:value="28732394" calcext:value-type="float">
            <text:p>28732394</text:p>
          </table:table-cell>
          <table:table-cell office:value-type="float" office:value="26674422" calcext:value-type="float">
            <text:p>26674422</text:p>
          </table:table-cell>
          <table:table-cell office:value-type="float" office:value="25869179" calcext:value-type="float">
            <text:p>25869179</text:p>
          </table:table-cell>
          <table:table-cell office:value-type="float" office:value="26768538" calcext:value-type="float">
            <text:p>26768538</text:p>
          </table:table-cell>
          <table:table-cell office:value-type="float" office:value="27435822" calcext:value-type="float">
            <text:p>27435822</text:p>
          </table:table-cell>
          <table:table-cell office:value-type="float" office:value="26308190" calcext:value-type="float">
            <text:p>26308190</text:p>
          </table:table-cell>
          <table:table-cell office:value-type="float" office:value="26230735" calcext:value-type="float">
            <text:p>26230735</text:p>
          </table:table-cell>
          <table:table-cell office:value-type="float" office:value="25757820" calcext:value-type="float">
            <text:p>25757820</text:p>
          </table:table-cell>
          <table:table-cell office:value-type="float" office:value="25819199" calcext:value-type="float">
            <text:p>25819199</text:p>
          </table:table-cell>
          <table:table-cell office:value-type="float" office:value="26727910" calcext:value-type="float">
            <text:p>26727910</text:p>
          </table:table-cell>
          <table:table-cell table:formula="of:=MIN([.A438:.J438])" office:value-type="float" office:value="25757820" calcext:value-type="float">
            <text:p>25757820</text:p>
          </table:table-cell>
        </table:table-row>
        <table:table-row table:style-name="ro1">
          <table:table-cell office:value-type="float" office:value="32120257" calcext:value-type="float">
            <text:p>32120257</text:p>
          </table:table-cell>
          <table:table-cell office:value-type="float" office:value="28472553" calcext:value-type="float">
            <text:p>28472553</text:p>
          </table:table-cell>
          <table:table-cell office:value-type="float" office:value="27759088" calcext:value-type="float">
            <text:p>27759088</text:p>
          </table:table-cell>
          <table:table-cell office:value-type="float" office:value="27263374" calcext:value-type="float">
            <text:p>27263374</text:p>
          </table:table-cell>
          <table:table-cell office:value-type="float" office:value="27033931" calcext:value-type="float">
            <text:p>27033931</text:p>
          </table:table-cell>
          <table:table-cell office:value-type="float" office:value="28366162" calcext:value-type="float">
            <text:p>28366162</text:p>
          </table:table-cell>
          <table:table-cell office:value-type="float" office:value="27730736" calcext:value-type="float">
            <text:p>27730736</text:p>
          </table:table-cell>
          <table:table-cell office:value-type="float" office:value="28506458" calcext:value-type="float">
            <text:p>28506458</text:p>
          </table:table-cell>
          <table:table-cell office:value-type="float" office:value="27740090" calcext:value-type="float">
            <text:p>27740090</text:p>
          </table:table-cell>
          <table:table-cell office:value-type="float" office:value="27657958" calcext:value-type="float">
            <text:p>27657958</text:p>
          </table:table-cell>
          <table:table-cell table:formula="of:=MIN([.A439:.J439])" office:value-type="float" office:value="27033931" calcext:value-type="float">
            <text:p>27033931</text:p>
          </table:table-cell>
        </table:table-row>
        <table:table-row table:style-name="ro1">
          <table:table-cell office:value-type="float" office:value="27800592" calcext:value-type="float">
            <text:p>27800592</text:p>
          </table:table-cell>
          <table:table-cell office:value-type="float" office:value="26971383" calcext:value-type="float">
            <text:p>26971383</text:p>
          </table:table-cell>
          <table:table-cell office:value-type="float" office:value="26932216" calcext:value-type="float">
            <text:p>26932216</text:p>
          </table:table-cell>
          <table:table-cell office:value-type="float" office:value="26806827" calcext:value-type="float">
            <text:p>26806827</text:p>
          </table:table-cell>
          <table:table-cell office:value-type="float" office:value="27279158" calcext:value-type="float">
            <text:p>27279158</text:p>
          </table:table-cell>
          <table:table-cell office:value-type="float" office:value="26808580" calcext:value-type="float">
            <text:p>26808580</text:p>
          </table:table-cell>
          <table:table-cell office:value-type="float" office:value="27020194" calcext:value-type="float">
            <text:p>27020194</text:p>
          </table:table-cell>
          <table:table-cell office:value-type="float" office:value="27077774" calcext:value-type="float">
            <text:p>27077774</text:p>
          </table:table-cell>
          <table:table-cell office:value-type="float" office:value="26992427" calcext:value-type="float">
            <text:p>26992427</text:p>
          </table:table-cell>
          <table:table-cell office:value-type="float" office:value="27052345" calcext:value-type="float">
            <text:p>27052345</text:p>
          </table:table-cell>
          <table:table-cell table:formula="of:=MIN([.A440:.J440])" office:value-type="float" office:value="26806827" calcext:value-type="float">
            <text:p>26806827</text:p>
          </table:table-cell>
        </table:table-row>
        <table:table-row table:style-name="ro1">
          <table:table-cell office:value-type="float" office:value="29008894" calcext:value-type="float">
            <text:p>29008894</text:p>
          </table:table-cell>
          <table:table-cell office:value-type="float" office:value="27109633" calcext:value-type="float">
            <text:p>27109633</text:p>
          </table:table-cell>
          <table:table-cell office:value-type="float" office:value="26941570" calcext:value-type="float">
            <text:p>26941570</text:p>
          </table:table-cell>
          <table:table-cell office:value-type="float" office:value="28746424" calcext:value-type="float">
            <text:p>28746424</text:p>
          </table:table-cell>
          <table:table-cell office:value-type="float" office:value="27607392" calcext:value-type="float">
            <text:p>27607392</text:p>
          </table:table-cell>
          <table:table-cell office:value-type="float" office:value="27094434" calcext:value-type="float">
            <text:p>27094434</text:p>
          </table:table-cell>
          <table:table-cell office:value-type="float" office:value="27103495" calcext:value-type="float">
            <text:p>27103495</text:p>
          </table:table-cell>
          <table:table-cell office:value-type="float" office:value="27621714" calcext:value-type="float">
            <text:p>27621714</text:p>
          </table:table-cell>
          <table:table-cell office:value-type="float" office:value="27743012" calcext:value-type="float">
            <text:p>27743012</text:p>
          </table:table-cell>
          <table:table-cell office:value-type="float" office:value="27192641" calcext:value-type="float">
            <text:p>27192641</text:p>
          </table:table-cell>
          <table:table-cell table:formula="of:=MIN([.A441:.J441])" office:value-type="float" office:value="26941570" calcext:value-type="float">
            <text:p>26941570</text:p>
          </table:table-cell>
        </table:table-row>
        <table:table-row table:style-name="ro1">
          <table:table-cell office:value-type="float" office:value="30134480" calcext:value-type="float">
            <text:p>30134480</text:p>
          </table:table-cell>
          <table:table-cell office:value-type="float" office:value="27347260" calcext:value-type="float">
            <text:p>27347260</text:p>
          </table:table-cell>
          <table:table-cell office:value-type="float" office:value="27999638" calcext:value-type="float">
            <text:p>27999638</text:p>
          </table:table-cell>
          <table:table-cell office:value-type="float" office:value="27129508" calcext:value-type="float">
            <text:p>27129508</text:p>
          </table:table-cell>
          <table:table-cell office:value-type="float" office:value="32705995" calcext:value-type="float">
            <text:p>32705995</text:p>
          </table:table-cell>
          <table:table-cell office:value-type="float" office:value="27243207" calcext:value-type="float">
            <text:p>27243207</text:p>
          </table:table-cell>
          <table:table-cell office:value-type="float" office:value="26988919" calcext:value-type="float">
            <text:p>26988919</text:p>
          </table:table-cell>
          <table:table-cell office:value-type="float" office:value="26606319" calcext:value-type="float">
            <text:p>26606319</text:p>
          </table:table-cell>
          <table:table-cell office:value-type="float" office:value="26454624" calcext:value-type="float">
            <text:p>26454624</text:p>
          </table:table-cell>
          <table:table-cell office:value-type="float" office:value="27154060" calcext:value-type="float">
            <text:p>27154060</text:p>
          </table:table-cell>
          <table:table-cell table:formula="of:=MIN([.A442:.J442])" office:value-type="float" office:value="26454624" calcext:value-type="float">
            <text:p>26454624</text:p>
          </table:table-cell>
        </table:table-row>
        <table:table-row table:style-name="ro1">
          <table:table-cell office:value-type="float" office:value="25782664" calcext:value-type="float">
            <text:p>25782664</text:p>
          </table:table-cell>
          <table:table-cell office:value-type="float" office:value="26041627" calcext:value-type="float">
            <text:p>26041627</text:p>
          </table:table-cell>
          <table:table-cell office:value-type="float" office:value="26438841" calcext:value-type="float">
            <text:p>26438841</text:p>
          </table:table-cell>
          <table:table-cell office:value-type="float" office:value="25539191" calcext:value-type="float">
            <text:p>25539191</text:p>
          </table:table-cell>
          <table:table-cell office:value-type="float" office:value="26609243" calcext:value-type="float">
            <text:p>26609243</text:p>
          </table:table-cell>
          <table:table-cell office:value-type="float" office:value="26143634" calcext:value-type="float">
            <text:p>26143634</text:p>
          </table:table-cell>
          <table:table-cell office:value-type="float" office:value="26375123" calcext:value-type="float">
            <text:p>26375123</text:p>
          </table:table-cell>
          <table:table-cell office:value-type="float" office:value="26275455" calcext:value-type="float">
            <text:p>26275455</text:p>
          </table:table-cell>
          <table:table-cell office:value-type="float" office:value="26133404" calcext:value-type="float">
            <text:p>26133404</text:p>
          </table:table-cell>
          <table:table-cell office:value-type="float" office:value="26233658" calcext:value-type="float">
            <text:p>26233658</text:p>
          </table:table-cell>
          <table:table-cell table:formula="of:=MIN([.A443:.J443])" office:value-type="float" office:value="25539191" calcext:value-type="float">
            <text:p>25539191</text:p>
          </table:table-cell>
        </table:table-row>
        <table:table-row table:style-name="ro1">
          <table:table-cell office:value-type="float" office:value="28359147" calcext:value-type="float">
            <text:p>28359147</text:p>
          </table:table-cell>
          <table:table-cell office:value-type="float" office:value="27435237" calcext:value-type="float">
            <text:p>27435237</text:p>
          </table:table-cell>
          <table:table-cell office:value-type="float" office:value="27348721" calcext:value-type="float">
            <text:p>27348721</text:p>
          </table:table-cell>
          <table:table-cell office:value-type="float" office:value="28175884" calcext:value-type="float">
            <text:p>28175884</text:p>
          </table:table-cell>
          <table:table-cell office:value-type="float" office:value="28088784" calcext:value-type="float">
            <text:p>28088784</text:p>
          </table:table-cell>
          <table:table-cell office:value-type="float" office:value="27503632" calcext:value-type="float">
            <text:p>27503632</text:p>
          </table:table-cell>
          <table:table-cell office:value-type="float" office:value="28165070" calcext:value-type="float">
            <text:p>28165070</text:p>
          </table:table-cell>
          <table:table-cell office:value-type="float" office:value="28142564" calcext:value-type="float">
            <text:p>28142564</text:p>
          </table:table-cell>
          <table:table-cell office:value-type="float" office:value="28357393" calcext:value-type="float">
            <text:p>28357393</text:p>
          </table:table-cell>
          <table:table-cell office:value-type="float" office:value="27407470" calcext:value-type="float">
            <text:p>27407470</text:p>
          </table:table-cell>
          <table:table-cell table:formula="of:=MIN([.A444:.J444])" office:value-type="float" office:value="27348721" calcext:value-type="float">
            <text:p>27348721</text:p>
          </table:table-cell>
        </table:table-row>
        <table:table-row table:style-name="ro1">
          <table:table-cell office:value-type="float" office:value="27128924" calcext:value-type="float">
            <text:p>27128924</text:p>
          </table:table-cell>
          <table:table-cell office:value-type="float" office:value="27223039" calcext:value-type="float">
            <text:p>27223039</text:p>
          </table:table-cell>
          <table:table-cell office:value-type="float" office:value="27333522" calcext:value-type="float">
            <text:p>27333522</text:p>
          </table:table-cell>
          <table:table-cell office:value-type="float" office:value="27394610" calcext:value-type="float">
            <text:p>27394610</text:p>
          </table:table-cell>
          <table:table-cell office:value-type="float" office:value="26125805" calcext:value-type="float">
            <text:p>26125805</text:p>
          </table:table-cell>
          <table:table-cell office:value-type="float" office:value="26880190" calcext:value-type="float">
            <text:p>26880190</text:p>
          </table:table-cell>
          <table:table-cell office:value-type="float" office:value="26347357" calcext:value-type="float">
            <text:p>26347357</text:p>
          </table:table-cell>
          <table:table-cell office:value-type="float" office:value="27398117" calcext:value-type="float">
            <text:p>27398117</text:p>
          </table:table-cell>
          <table:table-cell office:value-type="float" office:value="26425688" calcext:value-type="float">
            <text:p>26425688</text:p>
          </table:table-cell>
          <table:table-cell office:value-type="float" office:value="27149676" calcext:value-type="float">
            <text:p>27149676</text:p>
          </table:table-cell>
          <table:table-cell table:formula="of:=MIN([.A445:.J445])" office:value-type="float" office:value="26125805" calcext:value-type="float">
            <text:p>26125805</text:p>
          </table:table-cell>
        </table:table-row>
        <table:table-row table:style-name="ro1">
          <table:table-cell office:value-type="float" office:value="27333230" calcext:value-type="float">
            <text:p>27333230</text:p>
          </table:table-cell>
          <table:table-cell office:value-type="float" office:value="27866064" calcext:value-type="float">
            <text:p>27866064</text:p>
          </table:table-cell>
          <table:table-cell office:value-type="float" office:value="27645389" calcext:value-type="float">
            <text:p>27645389</text:p>
          </table:table-cell>
          <table:table-cell office:value-type="float" office:value="26991842" calcext:value-type="float">
            <text:p>26991842</text:p>
          </table:table-cell>
          <table:table-cell office:value-type="float" office:value="28345410" calcext:value-type="float">
            <text:p>28345410</text:p>
          </table:table-cell>
          <table:table-cell office:value-type="float" office:value="27706477" calcext:value-type="float">
            <text:p>27706477</text:p>
          </table:table-cell>
          <table:table-cell office:value-type="float" office:value="28362947" calcext:value-type="float">
            <text:p>28362947</text:p>
          </table:table-cell>
          <table:table-cell office:value-type="float" office:value="27212224" calcext:value-type="float">
            <text:p>27212224</text:p>
          </table:table-cell>
          <table:table-cell office:value-type="float" office:value="27548059" calcext:value-type="float">
            <text:p>27548059</text:p>
          </table:table-cell>
          <table:table-cell office:value-type="float" office:value="27827190" calcext:value-type="float">
            <text:p>27827190</text:p>
          </table:table-cell>
          <table:table-cell table:formula="of:=MIN([.A446:.J446])" office:value-type="float" office:value="26991842" calcext:value-type="float">
            <text:p>26991842</text:p>
          </table:table-cell>
        </table:table-row>
        <table:table-row table:style-name="ro1">
          <table:table-cell office:value-type="float" office:value="27058483" calcext:value-type="float">
            <text:p>27058483</text:p>
          </table:table-cell>
          <table:table-cell office:value-type="float" office:value="27178319" calcext:value-type="float">
            <text:p>27178319</text:p>
          </table:table-cell>
          <table:table-cell office:value-type="float" office:value="26898604" calcext:value-type="float">
            <text:p>26898604</text:p>
          </table:table-cell>
          <table:table-cell office:value-type="float" office:value="27178027" calcext:value-type="float">
            <text:p>27178027</text:p>
          </table:table-cell>
          <table:table-cell office:value-type="float" office:value="27222747" calcext:value-type="float">
            <text:p>27222747</text:p>
          </table:table-cell>
          <table:table-cell office:value-type="float" office:value="26079916" calcext:value-type="float">
            <text:p>26079916</text:p>
          </table:table-cell>
          <table:table-cell office:value-type="float" office:value="27076604" calcext:value-type="float">
            <text:p>27076604</text:p>
          </table:table-cell>
          <table:table-cell office:value-type="float" office:value="27178612" calcext:value-type="float">
            <text:p>27178612</text:p>
          </table:table-cell>
          <table:table-cell office:value-type="float" office:value="26913511" calcext:value-type="float">
            <text:p>26913511</text:p>
          </table:table-cell>
          <table:table-cell office:value-type="float" office:value="26655131" calcext:value-type="float">
            <text:p>26655131</text:p>
          </table:table-cell>
          <table:table-cell table:formula="of:=MIN([.A447:.J447])" office:value-type="float" office:value="26079916" calcext:value-type="float">
            <text:p>26079916</text:p>
          </table:table-cell>
        </table:table-row>
        <table:table-row table:style-name="ro1">
          <table:table-cell office:value-type="float" office:value="27137108" calcext:value-type="float">
            <text:p>27137108</text:p>
          </table:table-cell>
          <table:table-cell office:value-type="float" office:value="26102130" calcext:value-type="float">
            <text:p>26102130</text:p>
          </table:table-cell>
          <table:table-cell office:value-type="float" office:value="26062087" calcext:value-type="float">
            <text:p>26062087</text:p>
          </table:table-cell>
          <table:table-cell office:value-type="float" office:value="26895974" calcext:value-type="float">
            <text:p>26895974</text:p>
          </table:table-cell>
          <table:table-cell office:value-type="float" office:value="27285295" calcext:value-type="float">
            <text:p>27285295</text:p>
          </table:table-cell>
          <table:table-cell office:value-type="float" office:value="26401721" calcext:value-type="float">
            <text:p>26401721</text:p>
          </table:table-cell>
          <table:table-cell office:value-type="float" office:value="26951507" calcext:value-type="float">
            <text:p>26951507</text:p>
          </table:table-cell>
          <table:table-cell office:value-type="float" office:value="26686990" calcext:value-type="float">
            <text:p>26686990</text:p>
          </table:table-cell>
          <table:table-cell office:value-type="float" office:value="26256456" calcext:value-type="float">
            <text:p>26256456</text:p>
          </table:table-cell>
          <table:table-cell office:value-type="float" office:value="25845796" calcext:value-type="float">
            <text:p>25845796</text:p>
          </table:table-cell>
          <table:table-cell table:formula="of:=MIN([.A448:.J448])" office:value-type="float" office:value="25845796" calcext:value-type="float">
            <text:p>25845796</text:p>
          </table:table-cell>
        </table:table-row>
        <table:table-row table:style-name="ro1">
          <table:table-cell office:value-type="float" office:value="28075924" calcext:value-type="float">
            <text:p>28075924</text:p>
          </table:table-cell>
          <table:table-cell office:value-type="float" office:value="27684847" calcext:value-type="float">
            <text:p>27684847</text:p>
          </table:table-cell>
          <table:table-cell office:value-type="float" office:value="27784516" calcext:value-type="float">
            <text:p>27784516</text:p>
          </table:table-cell>
          <table:table-cell office:value-type="float" office:value="27949657" calcext:value-type="float">
            <text:p>27949657</text:p>
          </table:table-cell>
          <table:table-cell office:value-type="float" office:value="27681633" calcext:value-type="float">
            <text:p>27681633</text:p>
          </table:table-cell>
          <table:table-cell office:value-type="float" office:value="27707354" calcext:value-type="float">
            <text:p>27707354</text:p>
          </table:table-cell>
          <table:table-cell office:value-type="float" office:value="28089661" calcext:value-type="float">
            <text:p>28089661</text:p>
          </table:table-cell>
          <table:table-cell office:value-type="float" office:value="27040947" calcext:value-type="float">
            <text:p>27040947</text:p>
          </table:table-cell>
          <table:table-cell office:value-type="float" office:value="27882139" calcext:value-type="float">
            <text:p>27882139</text:p>
          </table:table-cell>
          <table:table-cell office:value-type="float" office:value="27623176" calcext:value-type="float">
            <text:p>27623176</text:p>
          </table:table-cell>
          <table:table-cell table:formula="of:=MIN([.A449:.J449])" office:value-type="float" office:value="27040947" calcext:value-type="float">
            <text:p>27040947</text:p>
          </table:table-cell>
        </table:table-row>
        <table:table-row table:style-name="ro1">
          <table:table-cell office:value-type="float" office:value="27475280" calcext:value-type="float">
            <text:p>27475280</text:p>
          </table:table-cell>
          <table:table-cell office:value-type="float" office:value="27502462" calcext:value-type="float">
            <text:p>27502462</text:p>
          </table:table-cell>
          <table:table-cell office:value-type="float" office:value="27902600" calcext:value-type="float">
            <text:p>27902600</text:p>
          </table:table-cell>
          <table:table-cell office:value-type="float" office:value="26691959" calcext:value-type="float">
            <text:p>26691959</text:p>
          </table:table-cell>
          <table:table-cell office:value-type="float" office:value="27261329" calcext:value-type="float">
            <text:p>27261329</text:p>
          </table:table-cell>
          <table:table-cell office:value-type="float" office:value="27250222" calcext:value-type="float">
            <text:p>27250222</text:p>
          </table:table-cell>
          <table:table-cell office:value-type="float" office:value="27299325" calcext:value-type="float">
            <text:p>27299325</text:p>
          </table:table-cell>
          <table:table-cell office:value-type="float" office:value="27275358" calcext:value-type="float">
            <text:p>27275358</text:p>
          </table:table-cell>
          <table:table-cell office:value-type="float" office:value="27215439" calcext:value-type="float">
            <text:p>27215439</text:p>
          </table:table-cell>
          <table:table-cell office:value-type="float" office:value="27286172" calcext:value-type="float">
            <text:p>27286172</text:p>
          </table:table-cell>
          <table:table-cell table:formula="of:=MIN([.A450:.J450])" office:value-type="float" office:value="26691959" calcext:value-type="float">
            <text:p>26691959</text:p>
          </table:table-cell>
        </table:table-row>
        <table:table-row table:style-name="ro1">
          <table:table-cell office:value-type="float" office:value="25806630" calcext:value-type="float">
            <text:p>25806630</text:p>
          </table:table-cell>
          <table:table-cell office:value-type="float" office:value="24624635" calcext:value-type="float">
            <text:p>24624635</text:p>
          </table:table-cell>
          <table:table-cell office:value-type="float" office:value="24851446" calcext:value-type="float">
            <text:p>24851446</text:p>
          </table:table-cell>
          <table:table-cell office:value-type="float" office:value="25328747" calcext:value-type="float">
            <text:p>25328747</text:p>
          </table:table-cell>
          <table:table-cell office:value-type="float" office:value="25231709" calcext:value-type="float">
            <text:p>25231709</text:p>
          </table:table-cell>
          <table:table-cell office:value-type="float" office:value="24633695" calcext:value-type="float">
            <text:p>24633695</text:p>
          </table:table-cell>
          <table:table-cell office:value-type="float" office:value="24762593" calcext:value-type="float">
            <text:p>24762593</text:p>
          </table:table-cell>
          <table:table-cell office:value-type="float" office:value="25151038" calcext:value-type="float">
            <text:p>25151038</text:p>
          </table:table-cell>
          <table:table-cell office:value-type="float" office:value="24639541" calcext:value-type="float">
            <text:p>24639541</text:p>
          </table:table-cell>
          <table:table-cell office:value-type="float" office:value="24642172" calcext:value-type="float">
            <text:p>24642172</text:p>
          </table:table-cell>
          <table:table-cell table:formula="of:=MIN([.A451:.J451])" office:value-type="float" office:value="24624635" calcext:value-type="float">
            <text:p>24624635</text:p>
          </table:table-cell>
        </table:table-row>
        <table:table-row table:style-name="ro1">
          <table:table-cell office:value-type="float" office:value="27498663" calcext:value-type="float">
            <text:p>27498663</text:p>
          </table:table-cell>
          <table:table-cell office:value-type="float" office:value="27307801" calcext:value-type="float">
            <text:p>27307801</text:p>
          </table:table-cell>
          <table:table-cell office:value-type="float" office:value="27569103" calcext:value-type="float">
            <text:p>27569103</text:p>
          </table:table-cell>
          <table:table-cell office:value-type="float" office:value="27362459" calcext:value-type="float">
            <text:p>27362459</text:p>
          </table:table-cell>
          <table:table-cell office:value-type="float" office:value="26688452" calcext:value-type="float">
            <text:p>26688452</text:p>
          </table:table-cell>
          <table:table-cell office:value-type="float" office:value="27167505" calcext:value-type="float">
            <text:p>27167505</text:p>
          </table:table-cell>
          <table:table-cell office:value-type="float" office:value="27175689" calcext:value-type="float">
            <text:p>27175689</text:p>
          </table:table-cell>
          <table:table-cell office:value-type="float" office:value="26500513" calcext:value-type="float">
            <text:p>26500513</text:p>
          </table:table-cell>
          <table:table-cell office:value-type="float" office:value="27338784" calcext:value-type="float">
            <text:p>27338784</text:p>
          </table:table-cell>
          <table:table-cell office:value-type="float" office:value="27155814" calcext:value-type="float">
            <text:p>27155814</text:p>
          </table:table-cell>
          <table:table-cell table:formula="of:=MIN([.A452:.J452])" office:value-type="float" office:value="26500513" calcext:value-type="float">
            <text:p>26500513</text:p>
          </table:table-cell>
        </table:table-row>
        <table:table-row table:style-name="ro1">
          <table:table-cell office:value-type="float" office:value="26923740" calcext:value-type="float">
            <text:p>26923740</text:p>
          </table:table-cell>
          <table:table-cell office:value-type="float" office:value="26012983" calcext:value-type="float">
            <text:p>26012983</text:p>
          </table:table-cell>
          <table:table-cell office:value-type="float" office:value="27334692" calcext:value-type="float">
            <text:p>27334692</text:p>
          </table:table-cell>
          <table:table-cell office:value-type="float" office:value="26538802" calcext:value-type="float">
            <text:p>26538802</text:p>
          </table:table-cell>
          <table:table-cell office:value-type="float" office:value="26868790" calcext:value-type="float">
            <text:p>26868790</text:p>
          </table:table-cell>
          <table:table-cell office:value-type="float" office:value="26149773" calcext:value-type="float">
            <text:p>26149773</text:p>
          </table:table-cell>
          <table:table-cell office:value-type="float" office:value="26889836" calcext:value-type="float">
            <text:p>26889836</text:p>
          </table:table-cell>
          <table:table-cell office:value-type="float" office:value="26556339" calcext:value-type="float">
            <text:p>26556339</text:p>
          </table:table-cell>
          <table:table-cell office:value-type="float" office:value="26802735" calcext:value-type="float">
            <text:p>26802735</text:p>
          </table:table-cell>
          <table:table-cell office:value-type="float" office:value="26139834" calcext:value-type="float">
            <text:p>26139834</text:p>
          </table:table-cell>
          <table:table-cell table:formula="of:=MIN([.A453:.J453])" office:value-type="float" office:value="26012983" calcext:value-type="float">
            <text:p>26012983</text:p>
          </table:table-cell>
        </table:table-row>
        <table:table-row table:style-name="ro1">
          <table:table-cell office:value-type="float" office:value="28112459" calcext:value-type="float">
            <text:p>28112459</text:p>
          </table:table-cell>
          <table:table-cell office:value-type="float" office:value="27562966" calcext:value-type="float">
            <text:p>27562966</text:p>
          </table:table-cell>
          <table:table-cell office:value-type="float" office:value="27251683" calcext:value-type="float">
            <text:p>27251683</text:p>
          </table:table-cell>
          <table:table-cell office:value-type="float" office:value="28665460" calcext:value-type="float">
            <text:p>28665460</text:p>
          </table:table-cell>
          <table:table-cell office:value-type="float" office:value="27812868" calcext:value-type="float">
            <text:p>27812868</text:p>
          </table:table-cell>
          <table:table-cell office:value-type="float" office:value="27242330" calcext:value-type="float">
            <text:p>27242330</text:p>
          </table:table-cell>
          <table:table-cell office:value-type="float" office:value="27680172" calcext:value-type="float">
            <text:p>27680172</text:p>
          </table:table-cell>
          <table:table-cell office:value-type="float" office:value="27712615" calcext:value-type="float">
            <text:p>27712615</text:p>
          </table:table-cell>
          <table:table-cell office:value-type="float" office:value="27318323" calcext:value-type="float">
            <text:p>27318323</text:p>
          </table:table-cell>
          <table:table-cell office:value-type="float" office:value="27593655" calcext:value-type="float">
            <text:p>27593655</text:p>
          </table:table-cell>
          <table:table-cell table:formula="of:=MIN([.A454:.J454])" office:value-type="float" office:value="27242330" calcext:value-type="float">
            <text:p>27242330</text:p>
          </table:table-cell>
        </table:table-row>
        <table:table-row table:style-name="ro1">
          <table:table-cell office:value-type="float" office:value="27323877" calcext:value-type="float">
            <text:p>27323877</text:p>
          </table:table-cell>
          <table:table-cell office:value-type="float" office:value="27330307" calcext:value-type="float">
            <text:p>27330307</text:p>
          </table:table-cell>
          <table:table-cell office:value-type="float" office:value="26512205" calcext:value-type="float">
            <text:p>26512205</text:p>
          </table:table-cell>
          <table:table-cell office:value-type="float" office:value="27066667" calcext:value-type="float">
            <text:p>27066667</text:p>
          </table:table-cell>
          <table:table-cell office:value-type="float" office:value="28027112" calcext:value-type="float">
            <text:p>28027112</text:p>
          </table:table-cell>
          <table:table-cell office:value-type="float" office:value="26930463" calcext:value-type="float">
            <text:p>26930463</text:p>
          </table:table-cell>
          <table:table-cell office:value-type="float" office:value="26371616" calcext:value-type="float">
            <text:p>26371616</text:p>
          </table:table-cell>
          <table:table-cell office:value-type="float" office:value="26857976" calcext:value-type="float">
            <text:p>26857976</text:p>
          </table:table-cell>
          <table:table-cell office:value-type="float" office:value="26433872" calcext:value-type="float">
            <text:p>26433872</text:p>
          </table:table-cell>
          <table:table-cell office:value-type="float" office:value="27049422" calcext:value-type="float">
            <text:p>27049422</text:p>
          </table:table-cell>
          <table:table-cell table:formula="of:=MIN([.A455:.J455])" office:value-type="float" office:value="26371616" calcext:value-type="float">
            <text:p>26371616</text:p>
          </table:table-cell>
        </table:table-row>
        <table:table-row table:style-name="ro1">
          <table:table-cell office:value-type="float" office:value="27204917" calcext:value-type="float">
            <text:p>27204917</text:p>
          </table:table-cell>
          <table:table-cell office:value-type="float" office:value="26905911" calcext:value-type="float">
            <text:p>26905911</text:p>
          </table:table-cell>
          <table:table-cell office:value-type="float" office:value="26885743" calcext:value-type="float">
            <text:p>26885743</text:p>
          </table:table-cell>
          <table:table-cell office:value-type="float" office:value="26138957" calcext:value-type="float">
            <text:p>26138957</text:p>
          </table:table-cell>
          <table:table-cell office:value-type="float" office:value="26818811" calcext:value-type="float">
            <text:p>26818811</text:p>
          </table:table-cell>
          <table:table-cell office:value-type="float" office:value="25931144" calcext:value-type="float">
            <text:p>25931144</text:p>
          </table:table-cell>
          <table:table-cell office:value-type="float" office:value="26915264" calcext:value-type="float">
            <text:p>26915264</text:p>
          </table:table-cell>
          <table:table-cell office:value-type="float" office:value="26373369" calcext:value-type="float">
            <text:p>26373369</text:p>
          </table:table-cell>
          <table:table-cell office:value-type="float" office:value="26890420" calcext:value-type="float">
            <text:p>26890420</text:p>
          </table:table-cell>
          <table:table-cell office:value-type="float" office:value="26540555" calcext:value-type="float">
            <text:p>26540555</text:p>
          </table:table-cell>
          <table:table-cell table:formula="of:=MIN([.A456:.J456])" office:value-type="float" office:value="25931144" calcext:value-type="float">
            <text:p>25931144</text:p>
          </table:table-cell>
        </table:table-row>
        <table:table-row table:style-name="ro1">
          <table:table-cell office:value-type="float" office:value="26934262" calcext:value-type="float">
            <text:p>26934262</text:p>
          </table:table-cell>
          <table:table-cell office:value-type="float" office:value="27049715" calcext:value-type="float">
            <text:p>27049715</text:p>
          </table:table-cell>
          <table:table-cell office:value-type="float" office:value="27674034" calcext:value-type="float">
            <text:p>27674034</text:p>
          </table:table-cell>
          <table:table-cell office:value-type="float" office:value="27716999" calcext:value-type="float">
            <text:p>27716999</text:p>
          </table:table-cell>
          <table:table-cell office:value-type="float" office:value="28705211" calcext:value-type="float">
            <text:p>28705211</text:p>
          </table:table-cell>
          <table:table-cell office:value-type="float" office:value="27695955" calcext:value-type="float">
            <text:p>27695955</text:p>
          </table:table-cell>
          <table:table-cell office:value-type="float" office:value="27951995" calcext:value-type="float">
            <text:p>27951995</text:p>
          </table:table-cell>
          <table:table-cell office:value-type="float" office:value="27457451" calcext:value-type="float">
            <text:p>27457451</text:p>
          </table:table-cell>
          <table:table-cell office:value-type="float" office:value="27635159" calcext:value-type="float">
            <text:p>27635159</text:p>
          </table:table-cell>
          <table:table-cell office:value-type="float" office:value="26915264" calcext:value-type="float">
            <text:p>26915264</text:p>
          </table:table-cell>
          <table:table-cell table:formula="of:=MIN([.A457:.J457])" office:value-type="float" office:value="26915264" calcext:value-type="float">
            <text:p>26915264</text:p>
          </table:table-cell>
        </table:table-row>
        <table:table-row table:style-name="ro1">
          <table:table-cell office:value-type="float" office:value="26814133" calcext:value-type="float">
            <text:p>26814133</text:p>
          </table:table-cell>
          <table:table-cell office:value-type="float" office:value="26756262" calcext:value-type="float">
            <text:p>26756262</text:p>
          </table:table-cell>
          <table:table-cell office:value-type="float" office:value="26188061" calcext:value-type="float">
            <text:p>26188061</text:p>
          </table:table-cell>
          <table:table-cell office:value-type="float" office:value="27344630" calcext:value-type="float">
            <text:p>27344630</text:p>
          </table:table-cell>
          <table:table-cell office:value-type="float" office:value="27773410" calcext:value-type="float">
            <text:p>27773410</text:p>
          </table:table-cell>
          <table:table-cell office:value-type="float" office:value="26891589" calcext:value-type="float">
            <text:p>26891589</text:p>
          </table:table-cell>
          <table:table-cell office:value-type="float" office:value="26652208" calcext:value-type="float">
            <text:p>26652208</text:p>
          </table:table-cell>
          <table:table-cell office:value-type="float" office:value="26310820" calcext:value-type="float">
            <text:p>26310820</text:p>
          </table:table-cell>
          <table:table-cell office:value-type="float" office:value="26501097" calcext:value-type="float">
            <text:p>26501097</text:p>
          </table:table-cell>
          <table:table-cell office:value-type="float" office:value="27121616" calcext:value-type="float">
            <text:p>27121616</text:p>
          </table:table-cell>
          <table:table-cell table:formula="of:=MIN([.A458:.J458])" office:value-type="float" office:value="26188061" calcext:value-type="float">
            <text:p>26188061</text:p>
          </table:table-cell>
        </table:table-row>
        <table:table-row table:style-name="ro1">
          <table:table-cell office:value-type="float" office:value="26806534" calcext:value-type="float">
            <text:p>26806534</text:p>
          </table:table-cell>
          <table:table-cell office:value-type="float" office:value="26184846" calcext:value-type="float">
            <text:p>26184846</text:p>
          </table:table-cell>
          <table:table-cell office:value-type="float" office:value="26039289" calcext:value-type="float">
            <text:p>26039289</text:p>
          </table:table-cell>
          <table:table-cell office:value-type="float" office:value="26637010" calcext:value-type="float">
            <text:p>26637010</text:p>
          </table:table-cell>
          <table:table-cell office:value-type="float" office:value="25976447" calcext:value-type="float">
            <text:p>25976447</text:p>
          </table:table-cell>
          <table:table-cell office:value-type="float" office:value="25393049" calcext:value-type="float">
            <text:p>25393049</text:p>
          </table:table-cell>
          <table:table-cell office:value-type="float" office:value="26603397" calcext:value-type="float">
            <text:p>26603397</text:p>
          </table:table-cell>
          <table:table-cell office:value-type="float" office:value="26340634" calcext:value-type="float">
            <text:p>26340634</text:p>
          </table:table-cell>
          <table:table-cell office:value-type="float" office:value="28044065" calcext:value-type="float">
            <text:p>28044065</text:p>
          </table:table-cell>
          <table:table-cell office:value-type="float" office:value="26183093" calcext:value-type="float">
            <text:p>26183093</text:p>
          </table:table-cell>
          <table:table-cell table:formula="of:=MIN([.A459:.J459])" office:value-type="float" office:value="25393049" calcext:value-type="float">
            <text:p>25393049</text:p>
          </table:table-cell>
        </table:table-row>
        <table:table-row table:style-name="ro1">
          <table:table-cell office:value-type="float" office:value="28543286" calcext:value-type="float">
            <text:p>28543286</text:p>
          </table:table-cell>
          <table:table-cell office:value-type="float" office:value="27324461" calcext:value-type="float">
            <text:p>27324461</text:p>
          </table:table-cell>
          <table:table-cell office:value-type="float" office:value="27579625" calcext:value-type="float">
            <text:p>27579625</text:p>
          </table:table-cell>
          <table:table-cell office:value-type="float" office:value="28217389" calcext:value-type="float">
            <text:p>28217389</text:p>
          </table:table-cell>
          <table:table-cell office:value-type="float" office:value="27381749" calcext:value-type="float">
            <text:p>27381749</text:p>
          </table:table-cell>
          <table:table-cell office:value-type="float" office:value="27771072" calcext:value-type="float">
            <text:p>27771072</text:p>
          </table:table-cell>
          <table:table-cell office:value-type="float" office:value="27596285" calcext:value-type="float">
            <text:p>27596285</text:p>
          </table:table-cell>
          <table:table-cell office:value-type="float" office:value="27730152" calcext:value-type="float">
            <text:p>27730152</text:p>
          </table:table-cell>
          <table:table-cell office:value-type="float" office:value="28234342" calcext:value-type="float">
            <text:p>28234342</text:p>
          </table:table-cell>
          <table:table-cell office:value-type="float" office:value="27377365" calcext:value-type="float">
            <text:p>27377365</text:p>
          </table:table-cell>
          <table:table-cell table:formula="of:=MIN([.A460:.J460])" office:value-type="float" office:value="27324461" calcext:value-type="float">
            <text:p>27324461</text:p>
          </table:table-cell>
        </table:table-row>
        <table:table-row table:style-name="ro1">
          <table:table-cell office:value-type="float" office:value="27348429" calcext:value-type="float">
            <text:p>27348429</text:p>
          </table:table-cell>
          <table:table-cell office:value-type="float" office:value="26650455" calcext:value-type="float">
            <text:p>26650455</text:p>
          </table:table-cell>
          <table:table-cell office:value-type="float" office:value="25955696" calcext:value-type="float">
            <text:p>25955696</text:p>
          </table:table-cell>
          <table:table-cell office:value-type="float" office:value="26575045" calcext:value-type="float">
            <text:p>26575045</text:p>
          </table:table-cell>
          <table:table-cell office:value-type="float" office:value="26639056" calcext:value-type="float">
            <text:p>26639056</text:p>
          </table:table-cell>
          <table:table-cell office:value-type="float" office:value="26516881" calcext:value-type="float">
            <text:p>26516881</text:p>
          </table:table-cell>
          <table:table-cell office:value-type="float" office:value="25850181" calcext:value-type="float">
            <text:p>25850181</text:p>
          </table:table-cell>
          <table:table-cell office:value-type="float" office:value="26722064" calcext:value-type="float">
            <text:p>26722064</text:p>
          </table:table-cell>
          <table:table-cell office:value-type="float" office:value="26561308" calcext:value-type="float">
            <text:p>26561308</text:p>
          </table:table-cell>
          <table:table-cell office:value-type="float" office:value="26373662" calcext:value-type="float">
            <text:p>26373662</text:p>
          </table:table-cell>
          <table:table-cell table:formula="of:=MIN([.A461:.J461])" office:value-type="float" office:value="25850181" calcext:value-type="float">
            <text:p>25850181</text:p>
          </table:table-cell>
        </table:table-row>
        <table:table-row table:style-name="ro1">
          <table:table-cell office:value-type="float" office:value="28252463" calcext:value-type="float">
            <text:p>28252463</text:p>
          </table:table-cell>
          <table:table-cell office:value-type="float" office:value="27764349" calcext:value-type="float">
            <text:p>27764349</text:p>
          </table:table-cell>
          <table:table-cell office:value-type="float" office:value="27387595" calcext:value-type="float">
            <text:p>27387595</text:p>
          </table:table-cell>
          <table:table-cell office:value-type="float" office:value="27415947" calcext:value-type="float">
            <text:p>27415947</text:p>
          </table:table-cell>
          <table:table-cell office:value-type="float" office:value="27728398" calcext:value-type="float">
            <text:p>27728398</text:p>
          </table:table-cell>
          <table:table-cell office:value-type="float" office:value="27608562" calcext:value-type="float">
            <text:p>27608562</text:p>
          </table:table-cell>
          <table:table-cell office:value-type="float" office:value="27233561" calcext:value-type="float">
            <text:p>27233561</text:p>
          </table:table-cell>
          <table:table-cell office:value-type="float" office:value="26725279" calcext:value-type="float">
            <text:p>26725279</text:p>
          </table:table-cell>
          <table:table-cell office:value-type="float" office:value="26771168" calcext:value-type="float">
            <text:p>26771168</text:p>
          </table:table-cell>
          <table:table-cell office:value-type="float" office:value="27530229" calcext:value-type="float">
            <text:p>27530229</text:p>
          </table:table-cell>
          <table:table-cell table:formula="of:=MIN([.A462:.J462])" office:value-type="float" office:value="26725279" calcext:value-type="float">
            <text:p>26725279</text:p>
          </table:table-cell>
        </table:table-row>
        <table:table-row table:style-name="ro1">
          <table:table-cell office:value-type="float" office:value="28115674" calcext:value-type="float">
            <text:p>28115674</text:p>
          </table:table-cell>
          <table:table-cell office:value-type="float" office:value="27881555" calcext:value-type="float">
            <text:p>27881555</text:p>
          </table:table-cell>
          <table:table-cell office:value-type="float" office:value="28056048" calcext:value-type="float">
            <text:p>28056048</text:p>
          </table:table-cell>
          <table:table-cell office:value-type="float" office:value="26824071" calcext:value-type="float">
            <text:p>26824071</text:p>
          </table:table-cell>
          <table:table-cell office:value-type="float" office:value="26672669" calcext:value-type="float">
            <text:p>26672669</text:p>
          </table:table-cell>
          <table:table-cell office:value-type="float" office:value="26718849" calcext:value-type="float">
            <text:p>26718849</text:p>
          </table:table-cell>
          <table:table-cell office:value-type="float" office:value="27569104" calcext:value-type="float">
            <text:p>27569104</text:p>
          </table:table-cell>
          <table:table-cell office:value-type="float" office:value="27496032" calcext:value-type="float">
            <text:p>27496032</text:p>
          </table:table-cell>
          <table:table-cell office:value-type="float" office:value="27721676" calcext:value-type="float">
            <text:p>27721676</text:p>
          </table:table-cell>
          <table:table-cell office:value-type="float" office:value="26697805" calcext:value-type="float">
            <text:p>26697805</text:p>
          </table:table-cell>
          <table:table-cell table:formula="of:=MIN([.A463:.J463])" office:value-type="float" office:value="26672669" calcext:value-type="float">
            <text:p>26672669</text:p>
          </table:table-cell>
        </table:table-row>
        <table:table-row table:style-name="ro1">
          <table:table-cell office:value-type="float" office:value="27167797" calcext:value-type="float">
            <text:p>27167797</text:p>
          </table:table-cell>
          <table:table-cell office:value-type="float" office:value="26485899" calcext:value-type="float">
            <text:p>26485899</text:p>
          </table:table-cell>
          <table:table-cell office:value-type="float" office:value="26058580" calcext:value-type="float">
            <text:p>26058580</text:p>
          </table:table-cell>
          <table:table-cell office:value-type="float" office:value="27105541" calcext:value-type="float">
            <text:p>27105541</text:p>
          </table:table-cell>
          <table:table-cell office:value-type="float" office:value="26727910" calcext:value-type="float">
            <text:p>26727910</text:p>
          </table:table-cell>
          <table:table-cell office:value-type="float" office:value="26223136" calcext:value-type="float">
            <text:p>26223136</text:p>
          </table:table-cell>
          <table:table-cell office:value-type="float" office:value="26898896" calcext:value-type="float">
            <text:p>26898896</text:p>
          </table:table-cell>
          <table:table-cell office:value-type="float" office:value="26739309" calcext:value-type="float">
            <text:p>26739309</text:p>
          </table:table-cell>
          <table:table-cell office:value-type="float" office:value="26457255" calcext:value-type="float">
            <text:p>26457255</text:p>
          </table:table-cell>
          <table:table-cell office:value-type="float" office:value="26805365" calcext:value-type="float">
            <text:p>26805365</text:p>
          </table:table-cell>
          <table:table-cell table:formula="of:=MIN([.A464:.J464])" office:value-type="float" office:value="26058580" calcext:value-type="float">
            <text:p>26058580</text:p>
          </table:table-cell>
        </table:table-row>
        <table:table-row table:style-name="ro1">
          <table:table-cell office:value-type="float" office:value="30583136" calcext:value-type="float">
            <text:p>30583136</text:p>
          </table:table-cell>
          <table:table-cell office:value-type="float" office:value="28257725" calcext:value-type="float">
            <text:p>28257725</text:p>
          </table:table-cell>
          <table:table-cell office:value-type="float" office:value="27733075" calcext:value-type="float">
            <text:p>27733075</text:p>
          </table:table-cell>
          <table:table-cell office:value-type="float" office:value="27758504" calcext:value-type="float">
            <text:p>27758504</text:p>
          </table:table-cell>
          <table:table-cell office:value-type="float" office:value="27879217" calcext:value-type="float">
            <text:p>27879217</text:p>
          </table:table-cell>
          <table:table-cell office:value-type="float" office:value="27789193" calcext:value-type="float">
            <text:p>27789193</text:p>
          </table:table-cell>
          <table:table-cell office:value-type="float" office:value="26891882" calcext:value-type="float">
            <text:p>26891882</text:p>
          </table:table-cell>
          <table:table-cell office:value-type="float" office:value="26918771" calcext:value-type="float">
            <text:p>26918771</text:p>
          </table:table-cell>
          <table:table-cell office:value-type="float" office:value="27041823" calcext:value-type="float">
            <text:p>27041823</text:p>
          </table:table-cell>
          <table:table-cell office:value-type="float" office:value="27858756" calcext:value-type="float">
            <text:p>27858756</text:p>
          </table:table-cell>
          <table:table-cell table:formula="of:=MIN([.A465:.J465])" office:value-type="float" office:value="26891882" calcext:value-type="float">
            <text:p>26891882</text:p>
          </table:table-cell>
        </table:table-row>
        <table:table-row table:style-name="ro1">
          <table:table-cell office:value-type="float" office:value="28786758" calcext:value-type="float">
            <text:p>28786758</text:p>
          </table:table-cell>
          <table:table-cell office:value-type="float" office:value="26826994" calcext:value-type="float">
            <text:p>26826994</text:p>
          </table:table-cell>
          <table:table-cell office:value-type="float" office:value="26804196" calcext:value-type="float">
            <text:p>26804196</text:p>
          </table:table-cell>
          <table:table-cell office:value-type="float" office:value="26947123" calcext:value-type="float">
            <text:p>26947123</text:p>
          </table:table-cell>
          <table:table-cell office:value-type="float" office:value="26419843" calcext:value-type="float">
            <text:p>26419843</text:p>
          </table:table-cell>
          <table:table-cell office:value-type="float" office:value="26264932" calcext:value-type="float">
            <text:p>26264932</text:p>
          </table:table-cell>
          <table:table-cell office:value-type="float" office:value="26719142" calcext:value-type="float">
            <text:p>26719142</text:p>
          </table:table-cell>
          <table:table-cell office:value-type="float" office:value="26695174" calcext:value-type="float">
            <text:p>26695174</text:p>
          </table:table-cell>
          <table:table-cell office:value-type="float" office:value="26676760" calcext:value-type="float">
            <text:p>26676760</text:p>
          </table:table-cell>
          <table:table-cell office:value-type="float" office:value="25982586" calcext:value-type="float">
            <text:p>25982586</text:p>
          </table:table-cell>
          <table:table-cell table:formula="of:=MIN([.A466:.J466])" office:value-type="float" office:value="25982586" calcext:value-type="float">
            <text:p>25982586</text:p>
          </table:table-cell>
        </table:table-row>
        <table:table-row table:style-name="ro1">
          <table:table-cell office:value-type="float" office:value="26231319" calcext:value-type="float">
            <text:p>26231319</text:p>
          </table:table-cell>
          <table:table-cell office:value-type="float" office:value="24392853" calcext:value-type="float">
            <text:p>24392853</text:p>
          </table:table-cell>
          <table:table-cell office:value-type="float" office:value="24484630" calcext:value-type="float">
            <text:p>24484630</text:p>
          </table:table-cell>
          <table:table-cell office:value-type="float" office:value="27278281" calcext:value-type="float">
            <text:p>27278281</text:p>
          </table:table-cell>
          <table:table-cell office:value-type="float" office:value="25066567" calcext:value-type="float">
            <text:p>25066567</text:p>
          </table:table-cell>
          <table:table-cell office:value-type="float" office:value="25051369" calcext:value-type="float">
            <text:p>25051369</text:p>
          </table:table-cell>
          <table:table-cell office:value-type="float" office:value="24542211" calcext:value-type="float">
            <text:p>24542211</text:p>
          </table:table-cell>
          <table:table-cell office:value-type="float" office:value="24612066" calcext:value-type="float">
            <text:p>24612066</text:p>
          </table:table-cell>
          <table:table-cell office:value-type="float" office:value="25245446" calcext:value-type="float">
            <text:p>25245446</text:p>
          </table:table-cell>
          <table:table-cell office:value-type="float" office:value="25324362" calcext:value-type="float">
            <text:p>25324362</text:p>
          </table:table-cell>
          <table:table-cell table:formula="of:=MIN([.A467:.J467])" office:value-type="float" office:value="24392853" calcext:value-type="float">
            <text:p>24392853</text:p>
          </table:table-cell>
        </table:table-row>
        <table:table-row table:style-name="ro1">
          <table:table-cell office:value-type="float" office:value="30774875" calcext:value-type="float">
            <text:p>30774875</text:p>
          </table:table-cell>
          <table:table-cell office:value-type="float" office:value="26962907" calcext:value-type="float">
            <text:p>26962907</text:p>
          </table:table-cell>
          <table:table-cell office:value-type="float" office:value="27436991" calcext:value-type="float">
            <text:p>27436991</text:p>
          </table:table-cell>
          <table:table-cell office:value-type="float" office:value="27520876" calcext:value-type="float">
            <text:p>27520876</text:p>
          </table:table-cell>
          <table:table-cell office:value-type="float" office:value="27218362" calcext:value-type="float">
            <text:p>27218362</text:p>
          </table:table-cell>
          <table:table-cell office:value-type="float" office:value="26638471" calcext:value-type="float">
            <text:p>26638471</text:p>
          </table:table-cell>
          <table:table-cell office:value-type="float" office:value="27025455" calcext:value-type="float">
            <text:p>27025455</text:p>
          </table:table-cell>
          <table:table-cell office:value-type="float" office:value="26903865" calcext:value-type="float">
            <text:p>26903865</text:p>
          </table:table-cell>
          <table:table-cell office:value-type="float" office:value="26425688" calcext:value-type="float">
            <text:p>26425688</text:p>
          </table:table-cell>
          <table:table-cell office:value-type="float" office:value="27271265" calcext:value-type="float">
            <text:p>27271265</text:p>
          </table:table-cell>
          <table:table-cell table:formula="of:=MIN([.A468:.J468])" office:value-type="float" office:value="26425688" calcext:value-type="float">
            <text:p>26425688</text:p>
          </table:table-cell>
        </table:table-row>
        <table:table-row table:style-name="ro1">
          <table:table-cell office:value-type="float" office:value="33289685" calcext:value-type="float">
            <text:p>33289685</text:p>
          </table:table-cell>
          <table:table-cell office:value-type="float" office:value="26918479" calcext:value-type="float">
            <text:p>26918479</text:p>
          </table:table-cell>
          <table:table-cell office:value-type="float" office:value="27096480" calcext:value-type="float">
            <text:p>27096480</text:p>
          </table:table-cell>
          <table:table-cell office:value-type="float" office:value="27242622" calcext:value-type="float">
            <text:p>27242622</text:p>
          </table:table-cell>
          <table:table-cell office:value-type="float" office:value="26691082" calcext:value-type="float">
            <text:p>26691082</text:p>
          </table:table-cell>
          <table:table-cell office:value-type="float" office:value="26787828" calcext:value-type="float">
            <text:p>26787828</text:p>
          </table:table-cell>
          <table:table-cell office:value-type="float" office:value="27362458" calcext:value-type="float">
            <text:p>27362458</text:p>
          </table:table-cell>
          <table:table-cell office:value-type="float" office:value="26619765" calcext:value-type="float">
            <text:p>26619765</text:p>
          </table:table-cell>
          <table:table-cell office:value-type="float" office:value="27253729" calcext:value-type="float">
            <text:p>27253729</text:p>
          </table:table-cell>
          <table:table-cell office:value-type="float" office:value="26480053" calcext:value-type="float">
            <text:p>26480053</text:p>
          </table:table-cell>
          <table:table-cell table:formula="of:=MIN([.A469:.J469])" office:value-type="float" office:value="26480053" calcext:value-type="float">
            <text:p>26480053</text:p>
          </table:table-cell>
        </table:table-row>
        <table:table-row table:style-name="ro1">
          <table:table-cell office:value-type="float" office:value="29278965" calcext:value-type="float">
            <text:p>29278965</text:p>
          </table:table-cell>
          <table:table-cell office:value-type="float" office:value="26910003" calcext:value-type="float">
            <text:p>26910003</text:p>
          </table:table-cell>
          <table:table-cell office:value-type="float" office:value="27192934" calcext:value-type="float">
            <text:p>27192934</text:p>
          </table:table-cell>
          <table:table-cell office:value-type="float" office:value="27657081" calcext:value-type="float">
            <text:p>27657081</text:p>
          </table:table-cell>
          <table:table-cell office:value-type="float" office:value="28063355" calcext:value-type="float">
            <text:p>28063355</text:p>
          </table:table-cell>
          <table:table-cell office:value-type="float" office:value="27432606" calcext:value-type="float">
            <text:p>27432606</text:p>
          </table:table-cell>
          <table:table-cell office:value-type="float" office:value="27561796" calcext:value-type="float">
            <text:p>27561796</text:p>
          </table:table-cell>
          <table:table-cell office:value-type="float" office:value="27536660" calcext:value-type="float">
            <text:p>27536660</text:p>
          </table:table-cell>
          <table:table-cell office:value-type="float" office:value="28267370" calcext:value-type="float">
            <text:p>28267370</text:p>
          </table:table-cell>
          <table:table-cell office:value-type="float" office:value="27966902" calcext:value-type="float">
            <text:p>27966902</text:p>
          </table:table-cell>
          <table:table-cell table:formula="of:=MIN([.A470:.J470])" office:value-type="float" office:value="26910003" calcext:value-type="float">
            <text:p>26910003</text:p>
          </table:table-cell>
        </table:table-row>
        <table:table-row table:style-name="ro1">
          <table:table-cell office:value-type="float" office:value="27245252" calcext:value-type="float">
            <text:p>27245252</text:p>
          </table:table-cell>
          <table:table-cell office:value-type="float" office:value="27148507" calcext:value-type="float">
            <text:p>27148507</text:p>
          </table:table-cell>
          <table:table-cell office:value-type="float" office:value="27472650" calcext:value-type="float">
            <text:p>27472650</text:p>
          </table:table-cell>
          <table:table-cell office:value-type="float" office:value="26912048" calcext:value-type="float">
            <text:p>26912048</text:p>
          </table:table-cell>
          <table:table-cell office:value-type="float" office:value="27104080" calcext:value-type="float">
            <text:p>27104080</text:p>
          </table:table-cell>
          <table:table-cell office:value-type="float" office:value="26125805" calcext:value-type="float">
            <text:p>26125805</text:p>
          </table:table-cell>
          <table:table-cell office:value-type="float" office:value="26171109" calcext:value-type="float">
            <text:p>26171109</text:p>
          </table:table-cell>
          <table:table-cell office:value-type="float" office:value="26329527" calcext:value-type="float">
            <text:p>26329527</text:p>
          </table:table-cell>
          <table:table-cell office:value-type="float" office:value="26269317" calcext:value-type="float">
            <text:p>26269317</text:p>
          </table:table-cell>
          <table:table-cell office:value-type="float" office:value="26967583" calcext:value-type="float">
            <text:p>26967583</text:p>
          </table:table-cell>
          <table:table-cell table:formula="of:=MIN([.A471:.J471])" office:value-type="float" office:value="26125805" calcext:value-type="float">
            <text:p>26125805</text:p>
          </table:table-cell>
        </table:table-row>
        <table:table-row table:style-name="ro1">
          <table:table-cell office:value-type="float" office:value="28377853" calcext:value-type="float">
            <text:p>28377853</text:p>
          </table:table-cell>
          <table:table-cell office:value-type="float" office:value="26890712" calcext:value-type="float">
            <text:p>26890712</text:p>
          </table:table-cell>
          <table:table-cell office:value-type="float" office:value="27544843" calcext:value-type="float">
            <text:p>27544843</text:p>
          </table:table-cell>
          <table:table-cell office:value-type="float" office:value="27513277" calcext:value-type="float">
            <text:p>27513277</text:p>
          </table:table-cell>
          <table:table-cell office:value-type="float" office:value="26364016" calcext:value-type="float">
            <text:p>26364016</text:p>
          </table:table-cell>
          <table:table-cell office:value-type="float" office:value="26736386" calcext:value-type="float">
            <text:p>26736386</text:p>
          </table:table-cell>
          <table:table-cell office:value-type="float" office:value="26777013" calcext:value-type="float">
            <text:p>26777013</text:p>
          </table:table-cell>
          <table:table-cell office:value-type="float" office:value="26746909" calcext:value-type="float">
            <text:p>26746909</text:p>
          </table:table-cell>
          <table:table-cell office:value-type="float" office:value="27398994" calcext:value-type="float">
            <text:p>27398994</text:p>
          </table:table-cell>
          <table:table-cell office:value-type="float" office:value="26853007" calcext:value-type="float">
            <text:p>26853007</text:p>
          </table:table-cell>
          <table:table-cell table:formula="of:=MIN([.A472:.J472])" office:value-type="float" office:value="26364016" calcext:value-type="float">
            <text:p>26364016</text:p>
          </table:table-cell>
        </table:table-row>
        <table:table-row table:style-name="ro1">
          <table:table-cell office:value-type="float" office:value="28687674" calcext:value-type="float">
            <text:p>28687674</text:p>
          </table:table-cell>
          <table:table-cell office:value-type="float" office:value="28487752" calcext:value-type="float">
            <text:p>28487752</text:p>
          </table:table-cell>
          <table:table-cell office:value-type="float" office:value="28043480" calcext:value-type="float">
            <text:p>28043480</text:p>
          </table:table-cell>
          <table:table-cell office:value-type="float" office:value="27836836" calcext:value-type="float">
            <text:p>27836836</text:p>
          </table:table-cell>
          <table:table-cell office:value-type="float" office:value="29714468" calcext:value-type="float">
            <text:p>29714468</text:p>
          </table:table-cell>
          <table:table-cell office:value-type="float" office:value="27858757" calcext:value-type="float">
            <text:p>27858757</text:p>
          </table:table-cell>
          <table:table-cell office:value-type="float" office:value="27550105" calcext:value-type="float">
            <text:p>27550105</text:p>
          </table:table-cell>
          <table:table-cell office:value-type="float" office:value="27514738" calcext:value-type="float">
            <text:p>27514738</text:p>
          </table:table-cell>
          <table:table-cell office:value-type="float" office:value="27655035" calcext:value-type="float">
            <text:p>27655035</text:p>
          </table:table-cell>
          <table:table-cell office:value-type="float" office:value="27186211" calcext:value-type="float">
            <text:p>27186211</text:p>
          </table:table-cell>
          <table:table-cell table:formula="of:=MIN([.A473:.J473])" office:value-type="float" office:value="27186211" calcext:value-type="float">
            <text:p>27186211</text:p>
          </table:table-cell>
        </table:table-row>
        <table:table-row table:style-name="ro1">
          <table:table-cell office:value-type="float" office:value="29074950" calcext:value-type="float">
            <text:p>29074950</text:p>
          </table:table-cell>
          <table:table-cell office:value-type="float" office:value="26003923" calcext:value-type="float">
            <text:p>26003923</text:p>
          </table:table-cell>
          <table:table-cell office:value-type="float" office:value="26176954" calcext:value-type="float">
            <text:p>26176954</text:p>
          </table:table-cell>
          <table:table-cell office:value-type="float" office:value="26915264" calcext:value-type="float">
            <text:p>26915264</text:p>
          </table:table-cell>
          <table:table-cell office:value-type="float" office:value="28240771" calcext:value-type="float">
            <text:p>28240771</text:p>
          </table:table-cell>
          <table:table-cell office:value-type="float" office:value="26440011" calcext:value-type="float">
            <text:p>26440011</text:p>
          </table:table-cell>
          <table:table-cell office:value-type="float" office:value="26430364" calcext:value-type="float">
            <text:p>26430364</text:p>
          </table:table-cell>
          <table:table-cell office:value-type="float" office:value="25902792" calcext:value-type="float">
            <text:p>25902792</text:p>
          </table:table-cell>
          <table:table-cell office:value-type="float" office:value="26846285" calcext:value-type="float">
            <text:p>26846285</text:p>
          </table:table-cell>
          <table:table-cell office:value-type="float" office:value="27147337" calcext:value-type="float">
            <text:p>27147337</text:p>
          </table:table-cell>
          <table:table-cell table:formula="of:=MIN([.A474:.J474])" office:value-type="float" office:value="25902792" calcext:value-type="float">
            <text:p>25902792</text:p>
          </table:table-cell>
        </table:table-row>
        <table:table-row table:style-name="ro1">
          <table:table-cell office:value-type="float" office:value="27723137" calcext:value-type="float">
            <text:p>27723137</text:p>
          </table:table-cell>
          <table:table-cell office:value-type="float" office:value="29709791" calcext:value-type="float">
            <text:p>29709791</text:p>
          </table:table-cell>
          <table:table-cell office:value-type="float" office:value="26883405" calcext:value-type="float">
            <text:p>26883405</text:p>
          </table:table-cell>
          <table:table-cell office:value-type="float" office:value="26531495" calcext:value-type="float">
            <text:p>26531495</text:p>
          </table:table-cell>
          <table:table-cell office:value-type="float" office:value="27756749" calcext:value-type="float">
            <text:p>27756749</text:p>
          </table:table-cell>
          <table:table-cell office:value-type="float" office:value="27721091" calcext:value-type="float">
            <text:p>27721091</text:p>
          </table:table-cell>
          <table:table-cell office:value-type="float" office:value="27614408" calcext:value-type="float">
            <text:p>27614408</text:p>
          </table:table-cell>
          <table:table-cell office:value-type="float" office:value="27006165" calcext:value-type="float">
            <text:p>27006165</text:p>
          </table:table-cell>
          <table:table-cell office:value-type="float" office:value="26166432" calcext:value-type="float">
            <text:p>26166432</text:p>
          </table:table-cell>
          <table:table-cell office:value-type="float" office:value="27309848" calcext:value-type="float">
            <text:p>27309848</text:p>
          </table:table-cell>
          <table:table-cell table:formula="of:=MIN([.A475:.J475])" office:value-type="float" office:value="26166432" calcext:value-type="float">
            <text:p>26166432</text:p>
          </table:table-cell>
        </table:table-row>
        <table:table-row table:style-name="ro1">
          <table:table-cell office:value-type="float" office:value="28229373" calcext:value-type="float">
            <text:p>28229373</text:p>
          </table:table-cell>
          <table:table-cell office:value-type="float" office:value="30098237" calcext:value-type="float">
            <text:p>30098237</text:p>
          </table:table-cell>
          <table:table-cell office:value-type="float" office:value="27649189" calcext:value-type="float">
            <text:p>27649189</text:p>
          </table:table-cell>
          <table:table-cell office:value-type="float" office:value="27355152" calcext:value-type="float">
            <text:p>27355152</text:p>
          </table:table-cell>
          <table:table-cell office:value-type="float" office:value="27126878" calcext:value-type="float">
            <text:p>27126878</text:p>
          </table:table-cell>
          <table:table-cell office:value-type="float" office:value="30354862" calcext:value-type="float">
            <text:p>30354862</text:p>
          </table:table-cell>
          <table:table-cell office:value-type="float" office:value="27790362" calcext:value-type="float">
            <text:p>27790362</text:p>
          </table:table-cell>
          <table:table-cell office:value-type="float" office:value="30093560" calcext:value-type="float">
            <text:p>30093560</text:p>
          </table:table-cell>
          <table:table-cell office:value-type="float" office:value="27639544" calcext:value-type="float">
            <text:p>27639544</text:p>
          </table:table-cell>
          <table:table-cell office:value-type="float" office:value="26521557" calcext:value-type="float">
            <text:p>26521557</text:p>
          </table:table-cell>
          <table:table-cell table:formula="of:=MIN([.A476:.J476])" office:value-type="float" office:value="26521557" calcext:value-type="float">
            <text:p>26521557</text:p>
          </table:table-cell>
        </table:table-row>
        <table:table-row table:style-name="ro1">
          <table:table-cell office:value-type="float" office:value="26466315" calcext:value-type="float">
            <text:p>26466315</text:p>
          </table:table-cell>
          <table:table-cell office:value-type="float" office:value="26838101" calcext:value-type="float">
            <text:p>26838101</text:p>
          </table:table-cell>
          <table:table-cell office:value-type="float" office:value="27232976" calcext:value-type="float">
            <text:p>27232976</text:p>
          </table:table-cell>
          <table:table-cell office:value-type="float" office:value="26893050" calcext:value-type="float">
            <text:p>26893050</text:p>
          </table:table-cell>
          <table:table-cell office:value-type="float" office:value="26008599" calcext:value-type="float">
            <text:p>26008599</text:p>
          </table:table-cell>
          <table:table-cell office:value-type="float" office:value="28978497" calcext:value-type="float">
            <text:p>28978497</text:p>
          </table:table-cell>
          <table:table-cell office:value-type="float" office:value="26678806" calcext:value-type="float">
            <text:p>26678806</text:p>
          </table:table-cell>
          <table:table-cell office:value-type="float" office:value="26438841" calcext:value-type="float">
            <text:p>26438841</text:p>
          </table:table-cell>
          <table:table-cell office:value-type="float" office:value="26781691" calcext:value-type="float">
            <text:p>26781691</text:p>
          </table:table-cell>
          <table:table-cell office:value-type="float" office:value="26979566" calcext:value-type="float">
            <text:p>26979566</text:p>
          </table:table-cell>
          <table:table-cell table:formula="of:=MIN([.A477:.J477])" office:value-type="float" office:value="26008599" calcext:value-type="float">
            <text:p>26008599</text:p>
          </table:table-cell>
        </table:table-row>
        <table:table-row table:style-name="ro1">
          <table:table-cell office:value-type="float" office:value="27602424" calcext:value-type="float">
            <text:p>27602424</text:p>
          </table:table-cell>
          <table:table-cell office:value-type="float" office:value="27914583" calcext:value-type="float">
            <text:p>27914583</text:p>
          </table:table-cell>
          <table:table-cell office:value-type="float" office:value="27022240" calcext:value-type="float">
            <text:p>27022240</text:p>
          </table:table-cell>
          <table:table-cell office:value-type="float" office:value="27132431" calcext:value-type="float">
            <text:p>27132431</text:p>
          </table:table-cell>
          <table:table-cell office:value-type="float" office:value="27571441" calcext:value-type="float">
            <text:p>27571441</text:p>
          </table:table-cell>
          <table:table-cell office:value-type="float" office:value="27614408" calcext:value-type="float">
            <text:p>27614408</text:p>
          </table:table-cell>
          <table:table-cell office:value-type="float" office:value="27062576" calcext:value-type="float">
            <text:p>27062576</text:p>
          </table:table-cell>
          <table:table-cell office:value-type="float" office:value="26809749" calcext:value-type="float">
            <text:p>26809749</text:p>
          </table:table-cell>
          <table:table-cell office:value-type="float" office:value="27365966" calcext:value-type="float">
            <text:p>27365966</text:p>
          </table:table-cell>
          <table:table-cell office:value-type="float" office:value="28001975" calcext:value-type="float">
            <text:p>28001975</text:p>
          </table:table-cell>
          <table:table-cell table:formula="of:=MIN([.A478:.J478])" office:value-type="float" office:value="26809749" calcext:value-type="float">
            <text:p>26809749</text:p>
          </table:table-cell>
        </table:table-row>
        <table:table-row table:style-name="ro1">
          <table:table-cell office:value-type="float" office:value="27792115" calcext:value-type="float">
            <text:p>27792115</text:p>
          </table:table-cell>
          <table:table-cell office:value-type="float" office:value="27214855" calcext:value-type="float">
            <text:p>27214855</text:p>
          </table:table-cell>
          <table:table-cell office:value-type="float" office:value="27328554" calcext:value-type="float">
            <text:p>27328554</text:p>
          </table:table-cell>
          <table:table-cell office:value-type="float" office:value="27504508" calcext:value-type="float">
            <text:p>27504508</text:p>
          </table:table-cell>
          <table:table-cell office:value-type="float" office:value="27740966" calcext:value-type="float">
            <text:p>27740966</text:p>
          </table:table-cell>
          <table:table-cell office:value-type="float" office:value="27384964" calcext:value-type="float">
            <text:p>27384964</text:p>
          </table:table-cell>
          <table:table-cell office:value-type="float" office:value="27040946" calcext:value-type="float">
            <text:p>27040946</text:p>
          </table:table-cell>
          <table:table-cell office:value-type="float" office:value="27107879" calcext:value-type="float">
            <text:p>27107879</text:p>
          </table:table-cell>
          <table:table-cell office:value-type="float" office:value="27296987" calcext:value-type="float">
            <text:p>27296987</text:p>
          </table:table-cell>
          <table:table-cell office:value-type="float" office:value="29418092" calcext:value-type="float">
            <text:p>29418092</text:p>
          </table:table-cell>
          <table:table-cell table:formula="of:=MIN([.A479:.J479])" office:value-type="float" office:value="27040946" calcext:value-type="float">
            <text:p>27040946</text:p>
          </table:table-cell>
        </table:table-row>
        <table:table-row table:style-name="ro1">
          <table:table-cell office:value-type="float" office:value="26066179" calcext:value-type="float">
            <text:p>26066179</text:p>
          </table:table-cell>
          <table:table-cell office:value-type="float" office:value="26888082" calcext:value-type="float">
            <text:p>26888082</text:p>
          </table:table-cell>
          <table:table-cell office:value-type="float" office:value="26516004" calcext:value-type="float">
            <text:p>26516004</text:p>
          </table:table-cell>
          <table:table-cell office:value-type="float" office:value="26814718" calcext:value-type="float">
            <text:p>26814718</text:p>
          </table:table-cell>
          <table:table-cell office:value-type="float" office:value="26947415" calcext:value-type="float">
            <text:p>26947415</text:p>
          </table:table-cell>
          <table:table-cell office:value-type="float" office:value="25996616" calcext:value-type="float">
            <text:p>25996616</text:p>
          </table:table-cell>
          <table:table-cell office:value-type="float" office:value="27712322" calcext:value-type="float">
            <text:p>27712322</text:p>
          </table:table-cell>
          <table:table-cell office:value-type="float" office:value="26621810" calcext:value-type="float">
            <text:p>26621810</text:p>
          </table:table-cell>
          <table:table-cell office:value-type="float" office:value="26566861" calcext:value-type="float">
            <text:p>26566861</text:p>
          </table:table-cell>
          <table:table-cell office:value-type="float" office:value="25927928" calcext:value-type="float">
            <text:p>25927928</text:p>
          </table:table-cell>
          <table:table-cell table:formula="of:=MIN([.A480:.J480])" office:value-type="float" office:value="25927928" calcext:value-type="float">
            <text:p>25927928</text:p>
          </table:table-cell>
        </table:table-row>
        <table:table-row table:style-name="ro1">
          <table:table-cell office:value-type="float" office:value="27921597" calcext:value-type="float">
            <text:p>27921597</text:p>
          </table:table-cell>
          <table:table-cell office:value-type="float" office:value="27603593" calcext:value-type="float">
            <text:p>27603593</text:p>
          </table:table-cell>
          <table:table-cell office:value-type="float" office:value="27181534" calcext:value-type="float">
            <text:p>27181534</text:p>
          </table:table-cell>
          <table:table-cell office:value-type="float" office:value="27770780" calcext:value-type="float">
            <text:p>27770780</text:p>
          </table:table-cell>
          <table:table-cell office:value-type="float" office:value="27276819" calcext:value-type="float">
            <text:p>27276819</text:p>
          </table:table-cell>
          <table:table-cell office:value-type="float" office:value="27746228" calcext:value-type="float">
            <text:p>27746228</text:p>
          </table:table-cell>
          <table:table-cell office:value-type="float" office:value="27332938" calcext:value-type="float">
            <text:p>27332938</text:p>
          </table:table-cell>
          <table:table-cell office:value-type="float" office:value="27064622" calcext:value-type="float">
            <text:p>27064622</text:p>
          </table:table-cell>
          <table:table-cell office:value-type="float" office:value="27705892" calcext:value-type="float">
            <text:p>27705892</text:p>
          </table:table-cell>
          <table:table-cell office:value-type="float" office:value="27928320" calcext:value-type="float">
            <text:p>27928320</text:p>
          </table:table-cell>
          <table:table-cell table:formula="of:=MIN([.A481:.J481])" office:value-type="float" office:value="27064622" calcext:value-type="float">
            <text:p>27064622</text:p>
          </table:table-cell>
        </table:table-row>
        <table:table-row table:style-name="ro1">
          <table:table-cell office:value-type="float" office:value="27105249" calcext:value-type="float">
            <text:p>27105249</text:p>
          </table:table-cell>
          <table:table-cell office:value-type="float" office:value="26435918" calcext:value-type="float">
            <text:p>26435918</text:p>
          </table:table-cell>
          <table:table-cell office:value-type="float" office:value="26902696" calcext:value-type="float">
            <text:p>26902696</text:p>
          </table:table-cell>
          <table:table-cell office:value-type="float" office:value="26380676" calcext:value-type="float">
            <text:p>26380676</text:p>
          </table:table-cell>
          <table:table-cell office:value-type="float" office:value="26906203" calcext:value-type="float">
            <text:p>26906203</text:p>
          </table:table-cell>
          <table:table-cell office:value-type="float" office:value="27056730" calcext:value-type="float">
            <text:p>27056730</text:p>
          </table:table-cell>
          <table:table-cell office:value-type="float" office:value="26993011" calcext:value-type="float">
            <text:p>26993011</text:p>
          </table:table-cell>
          <table:table-cell office:value-type="float" office:value="26808872" calcext:value-type="float">
            <text:p>26808872</text:p>
          </table:table-cell>
          <table:table-cell office:value-type="float" office:value="26898019" calcext:value-type="float">
            <text:p>26898019</text:p>
          </table:table-cell>
          <table:table-cell office:value-type="float" office:value="26859146" calcext:value-type="float">
            <text:p>26859146</text:p>
          </table:table-cell>
          <table:table-cell table:formula="of:=MIN([.A482:.J482])" office:value-type="float" office:value="26380676" calcext:value-type="float">
            <text:p>26380676</text:p>
          </table:table-cell>
        </table:table-row>
        <table:table-row table:style-name="ro1">
          <table:table-cell office:value-type="float" office:value="26025551" calcext:value-type="float">
            <text:p>26025551</text:p>
          </table:table-cell>
          <table:table-cell office:value-type="float" office:value="26269024" calcext:value-type="float">
            <text:p>26269024</text:p>
          </table:table-cell>
          <table:table-cell office:value-type="float" office:value="26209106" calcext:value-type="float">
            <text:p>26209106</text:p>
          </table:table-cell>
          <table:table-cell office:value-type="float" office:value="25986093" calcext:value-type="float">
            <text:p>25986093</text:p>
          </table:table-cell>
          <table:table-cell office:value-type="float" office:value="26094530" calcext:value-type="float">
            <text:p>26094530</text:p>
          </table:table-cell>
          <table:table-cell office:value-type="float" office:value="26460470" calcext:value-type="float">
            <text:p>26460470</text:p>
          </table:table-cell>
          <table:table-cell office:value-type="float" office:value="26328650" calcext:value-type="float">
            <text:p>26328650</text:p>
          </table:table-cell>
          <table:table-cell office:value-type="float" office:value="28735608" calcext:value-type="float">
            <text:p>28735608</text:p>
          </table:table-cell>
          <table:table-cell office:value-type="float" office:value="27340245" calcext:value-type="float">
            <text:p>27340245</text:p>
          </table:table-cell>
          <table:table-cell office:value-type="float" office:value="25671011" calcext:value-type="float">
            <text:p>25671011</text:p>
          </table:table-cell>
          <table:table-cell table:formula="of:=MIN([.A483:.J483])" office:value-type="float" office:value="25671011" calcext:value-type="float">
            <text:p>25671011</text:p>
          </table:table-cell>
        </table:table-row>
        <table:table-row table:style-name="ro1">
          <table:table-cell office:value-type="float" office:value="26789290" calcext:value-type="float">
            <text:p>26789290</text:p>
          </table:table-cell>
          <table:table-cell office:value-type="float" office:value="27529645" calcext:value-type="float">
            <text:p>27529645</text:p>
          </table:table-cell>
          <table:table-cell office:value-type="float" office:value="26156202" calcext:value-type="float">
            <text:p>26156202</text:p>
          </table:table-cell>
          <table:table-cell office:value-type="float" office:value="26071440" calcext:value-type="float">
            <text:p>26071440</text:p>
          </table:table-cell>
          <table:table-cell office:value-type="float" office:value="26027597" calcext:value-type="float">
            <text:p>26027597</text:p>
          </table:table-cell>
          <table:table-cell office:value-type="float" office:value="26233073" calcext:value-type="float">
            <text:p>26233073</text:p>
          </table:table-cell>
          <table:table-cell office:value-type="float" office:value="25942543" calcext:value-type="float">
            <text:p>25942543</text:p>
          </table:table-cell>
          <table:table-cell office:value-type="float" office:value="26014153" calcext:value-type="float">
            <text:p>26014153</text:p>
          </table:table-cell>
          <table:table-cell office:value-type="float" office:value="26755093" calcext:value-type="float">
            <text:p>26755093</text:p>
          </table:table-cell>
          <table:table-cell office:value-type="float" office:value="26824364" calcext:value-type="float">
            <text:p>26824364</text:p>
          </table:table-cell>
          <table:table-cell table:formula="of:=MIN([.A484:.J484])" office:value-type="float" office:value="25942543" calcext:value-type="float">
            <text:p>25942543</text:p>
          </table:table-cell>
        </table:table-row>
        <table:table-row table:style-name="ro1">
          <table:table-cell office:value-type="float" office:value="27090049" calcext:value-type="float">
            <text:p>27090049</text:p>
          </table:table-cell>
          <table:table-cell office:value-type="float" office:value="26445564" calcext:value-type="float">
            <text:p>26445564</text:p>
          </table:table-cell>
          <table:table-cell office:value-type="float" office:value="26995350" calcext:value-type="float">
            <text:p>26995350</text:p>
          </table:table-cell>
          <table:table-cell office:value-type="float" office:value="27064329" calcext:value-type="float">
            <text:p>27064329</text:p>
          </table:table-cell>
          <table:table-cell office:value-type="float" office:value="27060821" calcext:value-type="float">
            <text:p>27060821</text:p>
          </table:table-cell>
          <table:table-cell office:value-type="float" office:value="26822317" calcext:value-type="float">
            <text:p>26822317</text:p>
          </table:table-cell>
          <table:table-cell office:value-type="float" office:value="27465343" calcext:value-type="float">
            <text:p>27465343</text:p>
          </table:table-cell>
          <table:table-cell office:value-type="float" office:value="27002950" calcext:value-type="float">
            <text:p>27002950</text:p>
          </table:table-cell>
          <table:table-cell office:value-type="float" office:value="26241257" calcext:value-type="float">
            <text:p>26241257</text:p>
          </table:table-cell>
          <table:table-cell office:value-type="float" office:value="26696051" calcext:value-type="float">
            <text:p>26696051</text:p>
          </table:table-cell>
          <table:table-cell table:formula="of:=MIN([.A485:.J485])" office:value-type="float" office:value="26241257" calcext:value-type="float">
            <text:p>26241257</text:p>
          </table:table-cell>
        </table:table-row>
        <table:table-row table:style-name="ro1">
          <table:table-cell office:value-type="float" office:value="28132335" calcext:value-type="float">
            <text:p>28132335</text:p>
          </table:table-cell>
          <table:table-cell office:value-type="float" office:value="27847065" calcext:value-type="float">
            <text:p>27847065</text:p>
          </table:table-cell>
          <table:table-cell office:value-type="float" office:value="27884186" calcext:value-type="float">
            <text:p>27884186</text:p>
          </table:table-cell>
          <table:table-cell office:value-type="float" office:value="27924813" calcext:value-type="float">
            <text:p>27924813</text:p>
          </table:table-cell>
          <table:table-cell office:value-type="float" office:value="27815499" calcext:value-type="float">
            <text:p>27815499</text:p>
          </table:table-cell>
          <table:table-cell office:value-type="float" office:value="32026726" calcext:value-type="float">
            <text:p>32026726</text:p>
          </table:table-cell>
          <table:table-cell office:value-type="float" office:value="27778671" calcext:value-type="float">
            <text:p>27778671</text:p>
          </table:table-cell>
          <table:table-cell office:value-type="float" office:value="28238726" calcext:value-type="float">
            <text:p>28238726</text:p>
          </table:table-cell>
          <table:table-cell office:value-type="float" office:value="28125612" calcext:value-type="float">
            <text:p>28125612</text:p>
          </table:table-cell>
          <table:table-cell office:value-type="float" office:value="28026235" calcext:value-type="float">
            <text:p>28026235</text:p>
          </table:table-cell>
          <table:table-cell table:formula="of:=MIN([.A486:.J486])" office:value-type="float" office:value="27778671" calcext:value-type="float">
            <text:p>27778671</text:p>
          </table:table-cell>
        </table:table-row>
        <table:table-row table:style-name="ro1">
          <table:table-cell office:value-type="float" office:value="26860899" calcext:value-type="float">
            <text:p>26860899</text:p>
          </table:table-cell>
          <table:table-cell office:value-type="float" office:value="27073682" calcext:value-type="float">
            <text:p>27073682</text:p>
          </table:table-cell>
          <table:table-cell office:value-type="float" office:value="26505482" calcext:value-type="float">
            <text:p>26505482</text:p>
          </table:table-cell>
          <table:table-cell office:value-type="float" office:value="26446440" calcext:value-type="float">
            <text:p>26446440</text:p>
          </table:table-cell>
          <table:table-cell office:value-type="float" office:value="26285392" calcext:value-type="float">
            <text:p>26285392</text:p>
          </table:table-cell>
          <table:table-cell office:value-type="float" office:value="27151137" calcext:value-type="float">
            <text:p>27151137</text:p>
          </table:table-cell>
          <table:table-cell office:value-type="float" office:value="26883113" calcext:value-type="float">
            <text:p>26883113</text:p>
          </table:table-cell>
          <table:table-cell office:value-type="float" office:value="27133307" calcext:value-type="float">
            <text:p>27133307</text:p>
          </table:table-cell>
          <table:table-cell office:value-type="float" office:value="26973429" calcext:value-type="float">
            <text:p>26973429</text:p>
          </table:table-cell>
          <table:table-cell office:value-type="float" office:value="27652112" calcext:value-type="float">
            <text:p>27652112</text:p>
          </table:table-cell>
          <table:table-cell table:formula="of:=MIN([.A487:.J487])" office:value-type="float" office:value="26285392" calcext:value-type="float">
            <text:p>26285392</text:p>
          </table:table-cell>
        </table:table-row>
        <table:table-row table:style-name="ro1">
          <table:table-cell office:value-type="float" office:value="27023409" calcext:value-type="float">
            <text:p>27023409</text:p>
          </table:table-cell>
          <table:table-cell office:value-type="float" office:value="26872006" calcext:value-type="float">
            <text:p>26872006</text:p>
          </table:table-cell>
          <table:table-cell office:value-type="float" office:value="27790363" calcext:value-type="float">
            <text:p>27790363</text:p>
          </table:table-cell>
          <table:table-cell office:value-type="float" office:value="26549909" calcext:value-type="float">
            <text:p>26549909</text:p>
          </table:table-cell>
          <table:table-cell office:value-type="float" office:value="27100865" calcext:value-type="float">
            <text:p>27100865</text:p>
          </table:table-cell>
          <table:table-cell office:value-type="float" office:value="26504605" calcext:value-type="float">
            <text:p>26504605</text:p>
          </table:table-cell>
          <table:table-cell office:value-type="float" office:value="26161463" calcext:value-type="float">
            <text:p>26161463</text:p>
          </table:table-cell>
          <table:table-cell office:value-type="float" office:value="26079331" calcext:value-type="float">
            <text:p>26079331</text:p>
          </table:table-cell>
          <table:table-cell office:value-type="float" office:value="27116355" calcext:value-type="float">
            <text:p>27116355</text:p>
          </table:table-cell>
          <table:table-cell office:value-type="float" office:value="27698001" calcext:value-type="float">
            <text:p>27698001</text:p>
          </table:table-cell>
          <table:table-cell table:formula="of:=MIN([.A488:.J488])" office:value-type="float" office:value="26079331" calcext:value-type="float">
            <text:p>26079331</text:p>
          </table:table-cell>
        </table:table-row>
        <table:table-row table:style-name="ro1">
          <table:table-cell office:value-type="float" office:value="27957256" calcext:value-type="float">
            <text:p>27957256</text:p>
          </table:table-cell>
          <table:table-cell office:value-type="float" office:value="27459789" calcext:value-type="float">
            <text:p>27459789</text:p>
          </table:table-cell>
          <table:table-cell office:value-type="float" office:value="27939427" calcext:value-type="float">
            <text:p>27939427</text:p>
          </table:table-cell>
          <table:table-cell office:value-type="float" office:value="27591609" calcext:value-type="float">
            <text:p>27591609</text:p>
          </table:table-cell>
          <table:table-cell office:value-type="float" office:value="28045818" calcext:value-type="float">
            <text:p>28045818</text:p>
          </table:table-cell>
          <table:table-cell office:value-type="float" office:value="27656204" calcext:value-type="float">
            <text:p>27656204</text:p>
          </table:table-cell>
          <table:table-cell office:value-type="float" office:value="27965441" calcext:value-type="float">
            <text:p>27965441</text:p>
          </table:table-cell>
          <table:table-cell office:value-type="float" office:value="27830697" calcext:value-type="float">
            <text:p>27830697</text:p>
          </table:table-cell>
          <table:table-cell office:value-type="float" office:value="27398701" calcext:value-type="float">
            <text:p>27398701</text:p>
          </table:table-cell>
          <table:table-cell office:value-type="float" office:value="27888277" calcext:value-type="float">
            <text:p>27888277</text:p>
          </table:table-cell>
          <table:table-cell table:formula="of:=MIN([.A489:.J489])" office:value-type="float" office:value="27398701" calcext:value-type="float">
            <text:p>27398701</text:p>
          </table:table-cell>
        </table:table-row>
        <table:table-row table:style-name="ro1">
          <table:table-cell office:value-type="float" office:value="26471577" calcext:value-type="float">
            <text:p>26471577</text:p>
          </table:table-cell>
          <table:table-cell office:value-type="float" office:value="26986289" calcext:value-type="float">
            <text:p>26986289</text:p>
          </table:table-cell>
          <table:table-cell office:value-type="float" office:value="27072805" calcext:value-type="float">
            <text:p>27072805</text:p>
          </table:table-cell>
          <table:table-cell office:value-type="float" office:value="26929878" calcext:value-type="float">
            <text:p>26929878</text:p>
          </table:table-cell>
          <table:table-cell office:value-type="float" office:value="27092681" calcext:value-type="float">
            <text:p>27092681</text:p>
          </table:table-cell>
          <table:table-cell office:value-type="float" office:value="27311016" calcext:value-type="float">
            <text:p>27311016</text:p>
          </table:table-cell>
          <table:table-cell office:value-type="float" office:value="26986581" calcext:value-type="float">
            <text:p>26986581</text:p>
          </table:table-cell>
          <table:table-cell office:value-type="float" office:value="26957061" calcext:value-type="float">
            <text:p>26957061</text:p>
          </table:table-cell>
          <table:table-cell office:value-type="float" office:value="27035101" calcext:value-type="float">
            <text:p>27035101</text:p>
          </table:table-cell>
          <table:table-cell office:value-type="float" office:value="26753046" calcext:value-type="float">
            <text:p>26753046</text:p>
          </table:table-cell>
          <table:table-cell table:formula="of:=MIN([.A490:.J490])" office:value-type="float" office:value="26471577" calcext:value-type="float">
            <text:p>26471577</text:p>
          </table:table-cell>
        </table:table-row>
        <table:table-row table:style-name="ro1">
          <table:table-cell office:value-type="float" office:value="27920428" calcext:value-type="float">
            <text:p>27920428</text:p>
          </table:table-cell>
          <table:table-cell office:value-type="float" office:value="27313647" calcext:value-type="float">
            <text:p>27313647</text:p>
          </table:table-cell>
          <table:table-cell office:value-type="float" office:value="26514250" calcext:value-type="float">
            <text:p>26514250</text:p>
          </table:table-cell>
          <table:table-cell office:value-type="float" office:value="26895973" calcext:value-type="float">
            <text:p>26895973</text:p>
          </table:table-cell>
          <table:table-cell office:value-type="float" office:value="26572707" calcext:value-type="float">
            <text:p>26572707</text:p>
          </table:table-cell>
          <table:table-cell office:value-type="float" office:value="27295817" calcext:value-type="float">
            <text:p>27295817</text:p>
          </table:table-cell>
          <table:table-cell office:value-type="float" office:value="26888958" calcext:value-type="float">
            <text:p>26888958</text:p>
          </table:table-cell>
          <table:table-cell office:value-type="float" office:value="26895096" calcext:value-type="float">
            <text:p>26895096</text:p>
          </table:table-cell>
          <table:table-cell office:value-type="float" office:value="27379119" calcext:value-type="float">
            <text:p>27379119</text:p>
          </table:table-cell>
          <table:table-cell office:value-type="float" office:value="26774675" calcext:value-type="float">
            <text:p>26774675</text:p>
          </table:table-cell>
          <table:table-cell table:formula="of:=MIN([.A491:.J491])" office:value-type="float" office:value="26514250" calcext:value-type="float">
            <text:p>26514250</text:p>
          </table:table-cell>
        </table:table-row>
        <table:table-row table:style-name="ro1">
          <table:table-cell office:value-type="float" office:value="27616453" calcext:value-type="float">
            <text:p>27616453</text:p>
          </table:table-cell>
          <table:table-cell office:value-type="float" office:value="28449463" calcext:value-type="float">
            <text:p>28449463</text:p>
          </table:table-cell>
          <table:table-cell office:value-type="float" office:value="27838297" calcext:value-type="float">
            <text:p>27838297</text:p>
          </table:table-cell>
          <table:table-cell office:value-type="float" office:value="28179685" calcext:value-type="float">
            <text:p>28179685</text:p>
          </table:table-cell>
          <table:table-cell office:value-type="float" office:value="27766395" calcext:value-type="float">
            <text:p>27766395</text:p>
          </table:table-cell>
          <table:table-cell office:value-type="float" office:value="26748955" calcext:value-type="float">
            <text:p>26748955</text:p>
          </table:table-cell>
          <table:table-cell office:value-type="float" office:value="27551859" calcext:value-type="float">
            <text:p>27551859</text:p>
          </table:table-cell>
          <table:table-cell office:value-type="float" office:value="27393733" calcext:value-type="float">
            <text:p>27393733</text:p>
          </table:table-cell>
          <table:table-cell office:value-type="float" office:value="26722064" calcext:value-type="float">
            <text:p>26722064</text:p>
          </table:table-cell>
          <table:table-cell office:value-type="float" office:value="27602131" calcext:value-type="float">
            <text:p>27602131</text:p>
          </table:table-cell>
          <table:table-cell table:formula="of:=MIN([.A492:.J492])" office:value-type="float" office:value="26722064" calcext:value-type="float">
            <text:p>26722064</text:p>
          </table:table-cell>
        </table:table-row>
        <table:table-row table:style-name="ro1">
          <table:table-cell office:value-type="float" office:value="26997688" calcext:value-type="float">
            <text:p>26997688</text:p>
          </table:table-cell>
          <table:table-cell office:value-type="float" office:value="26333619" calcext:value-type="float">
            <text:p>26333619</text:p>
          </table:table-cell>
          <table:table-cell office:value-type="float" office:value="26965829" calcext:value-type="float">
            <text:p>26965829</text:p>
          </table:table-cell>
          <table:table-cell office:value-type="float" office:value="26991258" calcext:value-type="float">
            <text:p>26991258</text:p>
          </table:table-cell>
          <table:table-cell office:value-type="float" office:value="26877851" calcext:value-type="float">
            <text:p>26877851</text:p>
          </table:table-cell>
          <table:table-cell office:value-type="float" office:value="26938646" calcext:value-type="float">
            <text:p>26938646</text:p>
          </table:table-cell>
          <table:table-cell office:value-type="float" office:value="27095311" calcext:value-type="float">
            <text:p>27095311</text:p>
          </table:table-cell>
          <table:table-cell office:value-type="float" office:value="27288511" calcext:value-type="float">
            <text:p>27288511</text:p>
          </table:table-cell>
          <table:table-cell office:value-type="float" office:value="27030132" calcext:value-type="float">
            <text:p>27030132</text:p>
          </table:table-cell>
          <table:table-cell office:value-type="float" office:value="27220116" calcext:value-type="float">
            <text:p>27220116</text:p>
          </table:table-cell>
          <table:table-cell table:formula="of:=MIN([.A493:.J493])" office:value-type="float" office:value="26333619" calcext:value-type="float">
            <text:p>26333619</text:p>
          </table:table-cell>
        </table:table-row>
        <table:table-row table:style-name="ro1">
          <table:table-cell office:value-type="float" office:value="27457158" calcext:value-type="float">
            <text:p>27457158</text:p>
          </table:table-cell>
          <table:table-cell office:value-type="float" office:value="27598624" calcext:value-type="float">
            <text:p>27598624</text:p>
          </table:table-cell>
          <table:table-cell office:value-type="float" office:value="27960472" calcext:value-type="float">
            <text:p>27960472</text:p>
          </table:table-cell>
          <table:table-cell office:value-type="float" office:value="29288903" calcext:value-type="float">
            <text:p>29288903</text:p>
          </table:table-cell>
          <table:table-cell office:value-type="float" office:value="27036269" calcext:value-type="float">
            <text:p>27036269</text:p>
          </table:table-cell>
          <table:table-cell office:value-type="float" office:value="27813160" calcext:value-type="float">
            <text:p>27813160</text:p>
          </table:table-cell>
          <table:table-cell office:value-type="float" office:value="27715245" calcext:value-type="float">
            <text:p>27715245</text:p>
          </table:table-cell>
          <table:table-cell office:value-type="float" office:value="27771948" calcext:value-type="float">
            <text:p>27771948</text:p>
          </table:table-cell>
          <table:table-cell office:value-type="float" office:value="27944104" calcext:value-type="float">
            <text:p>27944104</text:p>
          </table:table-cell>
          <table:table-cell office:value-type="float" office:value="27059945" calcext:value-type="float">
            <text:p>27059945</text:p>
          </table:table-cell>
          <table:table-cell table:formula="of:=MIN([.A494:.J494])" office:value-type="float" office:value="27036269" calcext:value-type="float">
            <text:p>27036269</text:p>
          </table:table-cell>
        </table:table-row>
        <table:table-row table:style-name="ro1">
          <table:table-cell office:value-type="float" office:value="26857977" calcext:value-type="float">
            <text:p>26857977</text:p>
          </table:table-cell>
          <table:table-cell office:value-type="float" office:value="27638667" calcext:value-type="float">
            <text:p>27638667</text:p>
          </table:table-cell>
          <table:table-cell office:value-type="float" office:value="26326020" calcext:value-type="float">
            <text:p>26326020</text:p>
          </table:table-cell>
          <table:table-cell office:value-type="float" office:value="26919356" calcext:value-type="float">
            <text:p>26919356</text:p>
          </table:table-cell>
          <table:table-cell office:value-type="float" office:value="27609146" calcext:value-type="float">
            <text:p>27609146</text:p>
          </table:table-cell>
          <table:table-cell office:value-type="float" office:value="26914388" calcext:value-type="float">
            <text:p>26914388</text:p>
          </table:table-cell>
          <table:table-cell office:value-type="float" office:value="26472746" calcext:value-type="float">
            <text:p>26472746</text:p>
          </table:table-cell>
          <table:table-cell office:value-type="float" office:value="26183093" calcext:value-type="float">
            <text:p>26183093</text:p>
          </table:table-cell>
          <table:table-cell office:value-type="float" office:value="27252268" calcext:value-type="float">
            <text:p>27252268</text:p>
          </table:table-cell>
          <table:table-cell office:value-type="float" office:value="27166336" calcext:value-type="float">
            <text:p>27166336</text:p>
          </table:table-cell>
          <table:table-cell table:formula="of:=MIN([.A495:.J495])" office:value-type="float" office:value="26183093" calcext:value-type="float">
            <text:p>26183093</text:p>
          </table:table-cell>
        </table:table-row>
        <table:table-row table:style-name="ro1">
          <table:table-cell office:value-type="float" office:value="27706185" calcext:value-type="float">
            <text:p>27706185</text:p>
          </table:table-cell>
          <table:table-cell office:value-type="float" office:value="27773117" calcext:value-type="float">
            <text:p>27773117</text:p>
          </table:table-cell>
          <table:table-cell office:value-type="float" office:value="27346675" calcext:value-type="float">
            <text:p>27346675</text:p>
          </table:table-cell>
          <table:table-cell office:value-type="float" office:value="27481126" calcext:value-type="float">
            <text:p>27481126</text:p>
          </table:table-cell>
          <table:table-cell office:value-type="float" office:value="27743889" calcext:value-type="float">
            <text:p>27743889</text:p>
          </table:table-cell>
          <table:table-cell office:value-type="float" office:value="27627852" calcext:value-type="float">
            <text:p>27627852</text:p>
          </table:table-cell>
          <table:table-cell office:value-type="float" office:value="27866356" calcext:value-type="float">
            <text:p>27866356</text:p>
          </table:table-cell>
          <table:table-cell office:value-type="float" office:value="27744474" calcext:value-type="float">
            <text:p>27744474</text:p>
          </table:table-cell>
          <table:table-cell office:value-type="float" office:value="27205794" calcext:value-type="float">
            <text:p>27205794</text:p>
          </table:table-cell>
          <table:table-cell office:value-type="float" office:value="28328165" calcext:value-type="float">
            <text:p>28328165</text:p>
          </table:table-cell>
          <table:table-cell table:formula="of:=MIN([.A496:.J496])" office:value-type="float" office:value="27205794" calcext:value-type="float">
            <text:p>27205794</text:p>
          </table:table-cell>
        </table:table-row>
        <table:table-row table:style-name="ro1">
          <table:table-cell office:value-type="float" office:value="27174812" calcext:value-type="float">
            <text:p>27174812</text:p>
          </table:table-cell>
          <table:table-cell office:value-type="float" office:value="26084593" calcext:value-type="float">
            <text:p>26084593</text:p>
          </table:table-cell>
          <table:table-cell office:value-type="float" office:value="26649578" calcext:value-type="float">
            <text:p>26649578</text:p>
          </table:table-cell>
          <table:table-cell office:value-type="float" office:value="28809848" calcext:value-type="float">
            <text:p>28809848</text:p>
          </table:table-cell>
          <table:table-cell office:value-type="float" office:value="26641394" calcext:value-type="float">
            <text:p>26641394</text:p>
          </table:table-cell>
          <table:table-cell office:value-type="float" office:value="26235412" calcext:value-type="float">
            <text:p>26235412</text:p>
          </table:table-cell>
          <table:table-cell office:value-type="float" office:value="26606612" calcext:value-type="float">
            <text:p>26606612</text:p>
          </table:table-cell>
          <table:table-cell office:value-type="float" office:value="26410197" calcext:value-type="float">
            <text:p>26410197</text:p>
          </table:table-cell>
          <table:table-cell office:value-type="float" office:value="27055268" calcext:value-type="float">
            <text:p>27055268</text:p>
          </table:table-cell>
          <table:table-cell office:value-type="float" office:value="26575338" calcext:value-type="float">
            <text:p>26575338</text:p>
          </table:table-cell>
          <table:table-cell table:formula="of:=MIN([.A497:.J497])" office:value-type="float" office:value="26084593" calcext:value-type="float">
            <text:p>26084593</text:p>
          </table:table-cell>
        </table:table-row>
        <table:table-row table:style-name="ro1">
          <table:table-cell office:value-type="float" office:value="26450240" calcext:value-type="float">
            <text:p>26450240</text:p>
          </table:table-cell>
          <table:table-cell office:value-type="float" office:value="26859730" calcext:value-type="float">
            <text:p>26859730</text:p>
          </table:table-cell>
          <table:table-cell office:value-type="float" office:value="26257625" calcext:value-type="float">
            <text:p>26257625</text:p>
          </table:table-cell>
          <table:table-cell office:value-type="float" office:value="26857684" calcext:value-type="float">
            <text:p>26857684</text:p>
          </table:table-cell>
          <table:table-cell office:value-type="float" office:value="28266201" calcext:value-type="float">
            <text:p>28266201</text:p>
          </table:table-cell>
          <table:table-cell office:value-type="float" office:value="26822902" calcext:value-type="float">
            <text:p>26822902</text:p>
          </table:table-cell>
          <table:table-cell office:value-type="float" office:value="26781106" calcext:value-type="float">
            <text:p>26781106</text:p>
          </table:table-cell>
          <table:table-cell office:value-type="float" office:value="25971186" calcext:value-type="float">
            <text:p>25971186</text:p>
          </table:table-cell>
          <table:table-cell office:value-type="float" office:value="26634964" calcext:value-type="float">
            <text:p>26634964</text:p>
          </table:table-cell>
          <table:table-cell office:value-type="float" office:value="26036658" calcext:value-type="float">
            <text:p>26036658</text:p>
          </table:table-cell>
          <table:table-cell table:formula="of:=MIN([.A498:.J498])" office:value-type="float" office:value="25971186" calcext:value-type="float">
            <text:p>25971186</text:p>
          </table:table-cell>
        </table:table-row>
        <table:table-row table:style-name="ro1">
          <table:table-cell office:value-type="float" office:value="26620058" calcext:value-type="float">
            <text:p>26620058</text:p>
          </table:table-cell>
          <table:table-cell office:value-type="float" office:value="25794647" calcext:value-type="float">
            <text:p>25794647</text:p>
          </table:table-cell>
          <table:table-cell office:value-type="float" office:value="25980540" calcext:value-type="float">
            <text:p>25980540</text:p>
          </table:table-cell>
          <table:table-cell office:value-type="float" office:value="25598817" calcext:value-type="float">
            <text:p>25598817</text:p>
          </table:table-cell>
          <table:table-cell office:value-type="float" office:value="26221674" calcext:value-type="float">
            <text:p>26221674</text:p>
          </table:table-cell>
          <table:table-cell office:value-type="float" office:value="25235800" calcext:value-type="float">
            <text:p>25235800</text:p>
          </table:table-cell>
          <table:table-cell office:value-type="float" office:value="26416335" calcext:value-type="float">
            <text:p>26416335</text:p>
          </table:table-cell>
          <table:table-cell office:value-type="float" office:value="26161755" calcext:value-type="float">
            <text:p>26161755</text:p>
          </table:table-cell>
          <table:table-cell office:value-type="float" office:value="25310917" calcext:value-type="float">
            <text:p>25310917</text:p>
          </table:table-cell>
          <table:table-cell office:value-type="float" office:value="26210567" calcext:value-type="float">
            <text:p>26210567</text:p>
          </table:table-cell>
          <table:table-cell table:formula="of:=MIN([.A499:.J499])" office:value-type="float" office:value="25235800" calcext:value-type="float">
            <text:p>25235800</text:p>
          </table:table-cell>
        </table:table-row>
        <table:table-row table:style-name="ro1">
          <table:table-cell office:value-type="float" office:value="28004899" calcext:value-type="float">
            <text:p>28004899</text:p>
          </table:table-cell>
          <table:table-cell office:value-type="float" office:value="26738432" calcext:value-type="float">
            <text:p>26738432</text:p>
          </table:table-cell>
          <table:table-cell office:value-type="float" office:value="25893147" calcext:value-type="float">
            <text:p>25893147</text:p>
          </table:table-cell>
          <table:table-cell office:value-type="float" office:value="26277793" calcext:value-type="float">
            <text:p>26277793</text:p>
          </table:table-cell>
          <table:table-cell office:value-type="float" office:value="26797766" calcext:value-type="float">
            <text:p>26797766</text:p>
          </table:table-cell>
          <table:table-cell office:value-type="float" office:value="26591121" calcext:value-type="float">
            <text:p>26591121</text:p>
          </table:table-cell>
          <table:table-cell office:value-type="float" office:value="26808580" calcext:value-type="float">
            <text:p>26808580</text:p>
          </table:table-cell>
          <table:table-cell office:value-type="float" office:value="26282177" calcext:value-type="float">
            <text:p>26282177</text:p>
          </table:table-cell>
          <table:table-cell office:value-type="float" office:value="27887985" calcext:value-type="float">
            <text:p>27887985</text:p>
          </table:table-cell>
          <table:table-cell office:value-type="float" office:value="26968167" calcext:value-type="float">
            <text:p>26968167</text:p>
          </table:table-cell>
          <table:table-cell table:formula="of:=MIN([.A500:.J500])" office:value-type="float" office:value="25893147" calcext:value-type="float">
            <text:p>25893147</text:p>
          </table:table-cell>
        </table:table-row>
        <table:table-row table:style-name="ro1">
          <table:table-cell office:value-type="float" office:value="28434849" calcext:value-type="float">
            <text:p>28434849</text:p>
          </table:table-cell>
          <table:table-cell office:value-type="float" office:value="27013180" calcext:value-type="float">
            <text:p>27013180</text:p>
          </table:table-cell>
          <table:table-cell office:value-type="float" office:value="26614212" calcext:value-type="float">
            <text:p>26614212</text:p>
          </table:table-cell>
          <table:table-cell office:value-type="float" office:value="27241453" calcext:value-type="float">
            <text:p>27241453</text:p>
          </table:table-cell>
          <table:table-cell office:value-type="float" office:value="26319005" calcext:value-type="float">
            <text:p>26319005</text:p>
          </table:table-cell>
          <table:table-cell office:value-type="float" office:value="26334496" calcext:value-type="float">
            <text:p>26334496</text:p>
          </table:table-cell>
          <table:table-cell office:value-type="float" office:value="26343849" calcext:value-type="float">
            <text:p>26343849</text:p>
          </table:table-cell>
          <table:table-cell office:value-type="float" office:value="26001584" calcext:value-type="float">
            <text:p>26001584</text:p>
          </table:table-cell>
          <table:table-cell office:value-type="float" office:value="34268545" calcext:value-type="float">
            <text:p>34268545</text:p>
          </table:table-cell>
          <table:table-cell office:value-type="float" office:value="26023213" calcext:value-type="float">
            <text:p>26023213</text:p>
          </table:table-cell>
          <table:table-cell table:formula="of:=MIN([.A501:.J501])" office:value-type="float" office:value="26001584" calcext:value-type="float">
            <text:p>26001584</text:p>
          </table:table-cell>
        </table:table-row>
        <table:table-row table:style-name="ro1">
          <table:table-cell office:value-type="float" office:value="27121324" calcext:value-type="float">
            <text:p>27121324</text:p>
          </table:table-cell>
          <table:table-cell office:value-type="float" office:value="27593070" calcext:value-type="float">
            <text:p>27593070</text:p>
          </table:table-cell>
          <table:table-cell office:value-type="float" office:value="27851449" calcext:value-type="float">
            <text:p>27851449</text:p>
          </table:table-cell>
          <table:table-cell office:value-type="float" office:value="26871129" calcext:value-type="float">
            <text:p>26871129</text:p>
          </table:table-cell>
          <table:table-cell office:value-type="float" office:value="27733659" calcext:value-type="float">
            <text:p>27733659</text:p>
          </table:table-cell>
          <table:table-cell office:value-type="float" office:value="27774579" calcext:value-type="float">
            <text:p>27774579</text:p>
          </table:table-cell>
          <table:table-cell office:value-type="float" office:value="27517662" calcext:value-type="float">
            <text:p>27517662</text:p>
          </table:table-cell>
          <table:table-cell office:value-type="float" office:value="28140226" calcext:value-type="float">
            <text:p>28140226</text:p>
          </table:table-cell>
          <table:table-cell office:value-type="float" office:value="28272923" calcext:value-type="float">
            <text:p>28272923</text:p>
          </table:table-cell>
          <table:table-cell office:value-type="float" office:value="27863726" calcext:value-type="float">
            <text:p>27863726</text:p>
          </table:table-cell>
          <table:table-cell table:formula="of:=MIN([.A502:.J502])" office:value-type="float" office:value="26871129" calcext:value-type="float">
            <text:p>26871129</text:p>
          </table:table-cell>
        </table:table-row>
        <table:table-row table:style-name="ro1">
          <table:table-cell office:value-type="float" office:value="26829917" calcext:value-type="float">
            <text:p>26829917</text:p>
          </table:table-cell>
          <table:table-cell office:value-type="float" office:value="26936308" calcext:value-type="float">
            <text:p>26936308</text:p>
          </table:table-cell>
          <table:table-cell office:value-type="float" office:value="26823487" calcext:value-type="float">
            <text:p>26823487</text:p>
          </table:table-cell>
          <table:table-cell office:value-type="float" office:value="26442057" calcext:value-type="float">
            <text:p>26442057</text:p>
          </table:table-cell>
          <table:table-cell office:value-type="float" office:value="26661269" calcext:value-type="float">
            <text:p>26661269</text:p>
          </table:table-cell>
          <table:table-cell office:value-type="float" office:value="26404351" calcext:value-type="float">
            <text:p>26404351</text:p>
          </table:table-cell>
          <table:table-cell office:value-type="float" office:value="26983951" calcext:value-type="float">
            <text:p>26983951</text:p>
          </table:table-cell>
          <table:table-cell office:value-type="float" office:value="26385645" calcext:value-type="float">
            <text:p>26385645</text:p>
          </table:table-cell>
          <table:table-cell office:value-type="float" office:value="27090050" calcext:value-type="float">
            <text:p>27090050</text:p>
          </table:table-cell>
          <table:table-cell office:value-type="float" office:value="26600474" calcext:value-type="float">
            <text:p>26600474</text:p>
          </table:table-cell>
          <table:table-cell table:formula="of:=MIN([.A503:.J503])" office:value-type="float" office:value="26385645" calcext:value-type="float">
            <text:p>26385645</text:p>
          </table:table-cell>
        </table:table-row>
        <table:table-row table:style-name="ro1">
          <table:table-cell office:value-type="float" office:value="27764933" calcext:value-type="float">
            <text:p>27764933</text:p>
          </table:table-cell>
          <table:table-cell office:value-type="float" office:value="27586932" calcext:value-type="float">
            <text:p>27586932</text:p>
          </table:table-cell>
          <table:table-cell office:value-type="float" office:value="26853007" calcext:value-type="float">
            <text:p>26853007</text:p>
          </table:table-cell>
          <table:table-cell office:value-type="float" office:value="27343460" calcext:value-type="float">
            <text:p>27343460</text:p>
          </table:table-cell>
          <table:table-cell office:value-type="float" office:value="26534126" calcext:value-type="float">
            <text:p>26534126</text:p>
          </table:table-cell>
          <table:table-cell office:value-type="float" office:value="26873467" calcext:value-type="float">
            <text:p>26873467</text:p>
          </table:table-cell>
          <table:table-cell office:value-type="float" office:value="27824267" calcext:value-type="float">
            <text:p>27824267</text:p>
          </table:table-cell>
          <table:table-cell office:value-type="float" office:value="26928709" calcext:value-type="float">
            <text:p>26928709</text:p>
          </table:table-cell>
          <table:table-cell office:value-type="float" office:value="29121716" calcext:value-type="float">
            <text:p>29121716</text:p>
          </table:table-cell>
          <table:table-cell office:value-type="float" office:value="26685237" calcext:value-type="float">
            <text:p>26685237</text:p>
          </table:table-cell>
          <table:table-cell table:formula="of:=MIN([.A504:.J504])" office:value-type="float" office:value="26534126" calcext:value-type="float">
            <text:p>26534126</text:p>
          </table:table-cell>
        </table:table-row>
        <table:table-row table:style-name="ro1">
          <table:table-cell office:value-type="float" office:value="26715050" calcext:value-type="float">
            <text:p>26715050</text:p>
          </table:table-cell>
          <table:table-cell office:value-type="float" office:value="27570564" calcext:value-type="float">
            <text:p>27570564</text:p>
          </table:table-cell>
          <table:table-cell office:value-type="float" office:value="27458036" calcext:value-type="float">
            <text:p>27458036</text:p>
          </table:table-cell>
          <table:table-cell office:value-type="float" office:value="26366062" calcext:value-type="float">
            <text:p>26366062</text:p>
          </table:table-cell>
          <table:table-cell office:value-type="float" office:value="27350768" calcext:value-type="float">
            <text:p>27350768</text:p>
          </table:table-cell>
          <table:table-cell office:value-type="float" office:value="27362751" calcext:value-type="float">
            <text:p>27362751</text:p>
          </table:table-cell>
          <table:table-cell office:value-type="float" office:value="26879898" calcext:value-type="float">
            <text:p>26879898</text:p>
          </table:table-cell>
          <table:table-cell office:value-type="float" office:value="26982197" calcext:value-type="float">
            <text:p>26982197</text:p>
          </table:table-cell>
          <table:table-cell office:value-type="float" office:value="28805464" calcext:value-type="float">
            <text:p>28805464</text:p>
          </table:table-cell>
          <table:table-cell office:value-type="float" office:value="28478106" calcext:value-type="float">
            <text:p>28478106</text:p>
          </table:table-cell>
          <table:table-cell table:formula="of:=MIN([.A505:.J505])" office:value-type="float" office:value="26366062" calcext:value-type="float">
            <text:p>26366062</text:p>
          </table:table-cell>
        </table:table-row>
        <table:table-row table:style-name="ro1">
          <table:table-cell office:value-type="float" office:value="27025163" calcext:value-type="float">
            <text:p>27025163</text:p>
          </table:table-cell>
          <table:table-cell office:value-type="float" office:value="26238918" calcext:value-type="float">
            <text:p>26238918</text:p>
          </table:table-cell>
          <table:table-cell office:value-type="float" office:value="26797473" calcext:value-type="float">
            <text:p>26797473</text:p>
          </table:table-cell>
          <table:table-cell office:value-type="float" office:value="26617134" calcext:value-type="float">
            <text:p>26617134</text:p>
          </table:table-cell>
          <table:table-cell office:value-type="float" office:value="26983074" calcext:value-type="float">
            <text:p>26983074</text:p>
          </table:table-cell>
          <table:table-cell office:value-type="float" office:value="26736386" calcext:value-type="float">
            <text:p>26736386</text:p>
          </table:table-cell>
          <table:table-cell office:value-type="float" office:value="27556827" calcext:value-type="float">
            <text:p>27556827</text:p>
          </table:table-cell>
          <table:table-cell office:value-type="float" office:value="26710958" calcext:value-type="float">
            <text:p>26710958</text:p>
          </table:table-cell>
          <table:table-cell office:value-type="float" office:value="26627364" calcext:value-type="float">
            <text:p>26627364</text:p>
          </table:table-cell>
          <table:table-cell office:value-type="float" office:value="26901819" calcext:value-type="float">
            <text:p>26901819</text:p>
          </table:table-cell>
          <table:table-cell table:formula="of:=MIN([.A506:.J506])" office:value-type="float" office:value="26238918" calcext:value-type="float">
            <text:p>26238918</text:p>
          </table:table-cell>
        </table:table-row>
        <table:table-row table:style-name="ro1">
          <table:table-cell office:value-type="float" office:value="28571637" calcext:value-type="float">
            <text:p>28571637</text:p>
          </table:table-cell>
          <table:table-cell office:value-type="float" office:value="26867038" calcext:value-type="float">
            <text:p>26867038</text:p>
          </table:table-cell>
          <table:table-cell office:value-type="float" office:value="26632625" calcext:value-type="float">
            <text:p>26632625</text:p>
          </table:table-cell>
          <table:table-cell office:value-type="float" office:value="26596382" calcext:value-type="float">
            <text:p>26596382</text:p>
          </table:table-cell>
          <table:table-cell office:value-type="float" office:value="27221870" calcext:value-type="float">
            <text:p>27221870</text:p>
          </table:table-cell>
          <table:table-cell office:value-type="float" office:value="27042700" calcext:value-type="float">
            <text:p>27042700</text:p>
          </table:table-cell>
          <table:table-cell office:value-type="float" office:value="27596578" calcext:value-type="float">
            <text:p>27596578</text:p>
          </table:table-cell>
          <table:table-cell office:value-type="float" office:value="26379508" calcext:value-type="float">
            <text:p>26379508</text:p>
          </table:table-cell>
          <table:table-cell office:value-type="float" office:value="28246618" calcext:value-type="float">
            <text:p>28246618</text:p>
          </table:table-cell>
          <table:table-cell office:value-type="float" office:value="26314328" calcext:value-type="float">
            <text:p>26314328</text:p>
          </table:table-cell>
          <table:table-cell table:formula="of:=MIN([.A507:.J507])" office:value-type="float" office:value="26314328" calcext:value-type="float">
            <text:p>26314328</text:p>
          </table:table-cell>
        </table:table-row>
        <table:table-row table:style-name="ro1">
          <table:table-cell office:value-type="float" office:value="27588979" calcext:value-type="float">
            <text:p>27588979</text:p>
          </table:table-cell>
          <table:table-cell office:value-type="float" office:value="27652112" calcext:value-type="float">
            <text:p>27652112</text:p>
          </table:table-cell>
          <table:table-cell office:value-type="float" office:value="28451217" calcext:value-type="float">
            <text:p>28451217</text:p>
          </table:table-cell>
          <table:table-cell office:value-type="float" office:value="26869083" calcext:value-type="float">
            <text:p>26869083</text:p>
          </table:table-cell>
          <table:table-cell office:value-type="float" office:value="26746323" calcext:value-type="float">
            <text:p>26746323</text:p>
          </table:table-cell>
          <table:table-cell office:value-type="float" office:value="26695174" calcext:value-type="float">
            <text:p>26695174</text:p>
          </table:table-cell>
          <table:table-cell office:value-type="float" office:value="26757431" calcext:value-type="float">
            <text:p>26757431</text:p>
          </table:table-cell>
          <table:table-cell office:value-type="float" office:value="27095019" calcext:value-type="float">
            <text:p>27095019</text:p>
          </table:table-cell>
          <table:table-cell office:value-type="float" office:value="27242914" calcext:value-type="float">
            <text:p>27242914</text:p>
          </table:table-cell>
          <table:table-cell office:value-type="float" office:value="27284126" calcext:value-type="float">
            <text:p>27284126</text:p>
          </table:table-cell>
          <table:table-cell table:formula="of:=MIN([.A508:.J508])" office:value-type="float" office:value="26695174" calcext:value-type="float">
            <text:p>26695174</text:p>
          </table:table-cell>
        </table:table-row>
        <table:table-row table:style-name="ro1">
          <table:table-cell office:value-type="float" office:value="26072901" calcext:value-type="float">
            <text:p>26072901</text:p>
          </table:table-cell>
          <table:table-cell office:value-type="float" office:value="27025455" calcext:value-type="float">
            <text:p>27025455</text:p>
          </table:table-cell>
          <table:table-cell office:value-type="float" office:value="26888374" calcext:value-type="float">
            <text:p>26888374</text:p>
          </table:table-cell>
          <table:table-cell office:value-type="float" office:value="26933970" calcext:value-type="float">
            <text:p>26933970</text:p>
          </table:table-cell>
          <table:table-cell office:value-type="float" office:value="26464562" calcext:value-type="float">
            <text:p>26464562</text:p>
          </table:table-cell>
          <table:table-cell office:value-type="float" office:value="27003826" calcext:value-type="float">
            <text:p>27003826</text:p>
          </table:table-cell>
          <table:table-cell office:value-type="float" office:value="27565888" calcext:value-type="float">
            <text:p>27565888</text:p>
          </table:table-cell>
          <table:table-cell office:value-type="float" office:value="26635548" calcext:value-type="float">
            <text:p>26635548</text:p>
          </table:table-cell>
          <table:table-cell office:value-type="float" office:value="28654646" calcext:value-type="float">
            <text:p>28654646</text:p>
          </table:table-cell>
          <table:table-cell office:value-type="float" office:value="26818810" calcext:value-type="float">
            <text:p>26818810</text:p>
          </table:table-cell>
          <table:table-cell table:formula="of:=MIN([.A509:.J509])" office:value-type="float" office:value="26072901" calcext:value-type="float">
            <text:p>26072901</text:p>
          </table:table-cell>
        </table:table-row>
        <table:table-row table:style-name="ro1">
          <table:table-cell office:value-type="float" office:value="27908737" calcext:value-type="float">
            <text:p>27908737</text:p>
          </table:table-cell>
          <table:table-cell office:value-type="float" office:value="27672864" calcext:value-type="float">
            <text:p>27672864</text:p>
          </table:table-cell>
          <table:table-cell office:value-type="float" office:value="31205116" calcext:value-type="float">
            <text:p>31205116</text:p>
          </table:table-cell>
          <table:table-cell office:value-type="float" office:value="27948780" calcext:value-type="float">
            <text:p>27948780</text:p>
          </table:table-cell>
          <table:table-cell office:value-type="float" office:value="27818422" calcext:value-type="float">
            <text:p>27818422</text:p>
          </table:table-cell>
          <table:table-cell office:value-type="float" office:value="27981224" calcext:value-type="float">
            <text:p>27981224</text:p>
          </table:table-cell>
          <table:table-cell office:value-type="float" office:value="27886816" calcext:value-type="float">
            <text:p>27886816</text:p>
          </table:table-cell>
          <table:table-cell office:value-type="float" office:value="27362751" calcext:value-type="float">
            <text:p>27362751</text:p>
          </table:table-cell>
          <table:table-cell office:value-type="float" office:value="27610608" calcext:value-type="float">
            <text:p>27610608</text:p>
          </table:table-cell>
          <table:table-cell office:value-type="float" office:value="27902892" calcext:value-type="float">
            <text:p>27902892</text:p>
          </table:table-cell>
          <table:table-cell table:formula="of:=MIN([.A510:.J510])" office:value-type="float" office:value="27362751" calcext:value-type="float">
            <text:p>27362751</text:p>
          </table:table-cell>
        </table:table-row>
        <table:table-row table:style-name="ro1">
          <table:table-cell office:value-type="float" office:value="27207548" calcext:value-type="float">
            <text:p>27207548</text:p>
          </table:table-cell>
          <table:table-cell office:value-type="float" office:value="27872786" calcext:value-type="float">
            <text:p>27872786</text:p>
          </table:table-cell>
          <table:table-cell office:value-type="float" office:value="26836639" calcext:value-type="float">
            <text:p>26836639</text:p>
          </table:table-cell>
          <table:table-cell office:value-type="float" office:value="27060822" calcext:value-type="float">
            <text:p>27060822</text:p>
          </table:table-cell>
          <table:table-cell office:value-type="float" office:value="26879605" calcext:value-type="float">
            <text:p>26879605</text:p>
          </table:table-cell>
          <table:table-cell office:value-type="float" office:value="27847066" calcext:value-type="float">
            <text:p>27847066</text:p>
          </table:table-cell>
          <table:table-cell office:value-type="float" office:value="27327385" calcext:value-type="float">
            <text:p>27327385</text:p>
          </table:table-cell>
          <table:table-cell office:value-type="float" office:value="27025747" calcext:value-type="float">
            <text:p>27025747</text:p>
          </table:table-cell>
          <table:table-cell office:value-type="float" office:value="26556340" calcext:value-type="float">
            <text:p>26556340</text:p>
          </table:table-cell>
          <table:table-cell office:value-type="float" office:value="26859730" calcext:value-type="float">
            <text:p>26859730</text:p>
          </table:table-cell>
          <table:table-cell table:formula="of:=MIN([.A511:.J511])" office:value-type="float" office:value="26556340" calcext:value-type="float">
            <text:p>26556340</text:p>
          </table:table-cell>
        </table:table-row>
        <table:table-row table:style-name="ro1">
          <table:table-cell office:value-type="float" office:value="27529060" calcext:value-type="float">
            <text:p>27529060</text:p>
          </table:table-cell>
          <table:table-cell office:value-type="float" office:value="28292798" calcext:value-type="float">
            <text:p>28292798</text:p>
          </table:table-cell>
          <table:table-cell office:value-type="float" office:value="26564523" calcext:value-type="float">
            <text:p>26564523</text:p>
          </table:table-cell>
          <table:table-cell office:value-type="float" office:value="26966706" calcext:value-type="float">
            <text:p>26966706</text:p>
          </table:table-cell>
          <table:table-cell office:value-type="float" office:value="27693908" calcext:value-type="float">
            <text:p>27693908</text:p>
          </table:table-cell>
          <table:table-cell office:value-type="float" office:value="27266881" calcext:value-type="float">
            <text:p>27266881</text:p>
          </table:table-cell>
          <table:table-cell office:value-type="float" office:value="30569106" calcext:value-type="float">
            <text:p>30569106</text:p>
          </table:table-cell>
          <table:table-cell office:value-type="float" office:value="27632529" calcext:value-type="float">
            <text:p>27632529</text:p>
          </table:table-cell>
          <table:table-cell office:value-type="float" office:value="27472065" calcext:value-type="float">
            <text:p>27472065</text:p>
          </table:table-cell>
          <table:table-cell office:value-type="float" office:value="27808776" calcext:value-type="float">
            <text:p>27808776</text:p>
          </table:table-cell>
          <table:table-cell table:formula="of:=MIN([.A512:.J512])" office:value-type="float" office:value="26564523" calcext:value-type="float">
            <text:p>26564523</text:p>
          </table:table-cell>
        </table:table-row>
        <table:table-row table:style-name="ro1">
          <table:table-cell office:value-type="float" office:value="29151821" calcext:value-type="float">
            <text:p>29151821</text:p>
          </table:table-cell>
          <table:table-cell office:value-type="float" office:value="27218654" calcext:value-type="float">
            <text:p>27218654</text:p>
          </table:table-cell>
          <table:table-cell office:value-type="float" office:value="27272143" calcext:value-type="float">
            <text:p>27272143</text:p>
          </table:table-cell>
          <table:table-cell office:value-type="float" office:value="27090050" calcext:value-type="float">
            <text:p>27090050</text:p>
          </table:table-cell>
          <table:table-cell office:value-type="float" office:value="27161367" calcext:value-type="float">
            <text:p>27161367</text:p>
          </table:table-cell>
          <table:table-cell office:value-type="float" office:value="27321246" calcext:value-type="float">
            <text:p>27321246</text:p>
          </table:table-cell>
          <table:table-cell office:value-type="float" office:value="27778963" calcext:value-type="float">
            <text:p>27778963</text:p>
          </table:table-cell>
          <table:table-cell office:value-type="float" office:value="27869863" calcext:value-type="float">
            <text:p>27869863</text:p>
          </table:table-cell>
          <table:table-cell office:value-type="float" office:value="27397825" calcext:value-type="float">
            <text:p>27397825</text:p>
          </table:table-cell>
          <table:table-cell office:value-type="float" office:value="27227423" calcext:value-type="float">
            <text:p>27227423</text:p>
          </table:table-cell>
          <table:table-cell table:formula="of:=MIN([.A513:.J513])" office:value-type="float" office:value="27090050" calcext:value-type="float">
            <text:p>27090050</text:p>
          </table:table-cell>
        </table:table-row>
        <table:table-row table:style-name="ro1">
          <table:table-cell office:value-type="float" office:value="26864114" calcext:value-type="float">
            <text:p>26864114</text:p>
          </table:table-cell>
          <table:table-cell office:value-type="float" office:value="26393244" calcext:value-type="float">
            <text:p>26393244</text:p>
          </table:table-cell>
          <table:table-cell office:value-type="float" office:value="27156691" calcext:value-type="float">
            <text:p>27156691</text:p>
          </table:table-cell>
          <table:table-cell office:value-type="float" office:value="28129412" calcext:value-type="float">
            <text:p>28129412</text:p>
          </table:table-cell>
          <table:table-cell office:value-type="float" office:value="27816960" calcext:value-type="float">
            <text:p>27816960</text:p>
          </table:table-cell>
          <table:table-cell office:value-type="float" office:value="28127073" calcext:value-type="float">
            <text:p>28127073</text:p>
          </table:table-cell>
          <table:table-cell office:value-type="float" office:value="27143246" calcext:value-type="float">
            <text:p>27143246</text:p>
          </table:table-cell>
          <table:table-cell office:value-type="float" office:value="26549908" calcext:value-type="float">
            <text:p>26549908</text:p>
          </table:table-cell>
          <table:table-cell office:value-type="float" office:value="26522727" calcext:value-type="float">
            <text:p>26522727</text:p>
          </table:table-cell>
          <table:table-cell office:value-type="float" office:value="27414192" calcext:value-type="float">
            <text:p>27414192</text:p>
          </table:table-cell>
          <table:table-cell table:formula="of:=MIN([.A514:.J514])" office:value-type="float" office:value="26393244" calcext:value-type="float">
            <text:p>26393244</text:p>
          </table:table-cell>
        </table:table-row>
        <table:table-row table:style-name="ro1">
          <table:table-cell office:value-type="float" office:value="26403182" calcext:value-type="float">
            <text:p>26403182</text:p>
          </table:table-cell>
          <table:table-cell office:value-type="float" office:value="26370154" calcext:value-type="float">
            <text:p>26370154</text:p>
          </table:table-cell>
          <table:table-cell office:value-type="float" office:value="25653182" calcext:value-type="float">
            <text:p>25653182</text:p>
          </table:table-cell>
          <table:table-cell office:value-type="float" office:value="27757334" calcext:value-type="float">
            <text:p>27757334</text:p>
          </table:table-cell>
          <table:table-cell office:value-type="float" office:value="25572219" calcext:value-type="float">
            <text:p>25572219</text:p>
          </table:table-cell>
          <table:table-cell office:value-type="float" office:value="25617231" calcext:value-type="float">
            <text:p>25617231</text:p>
          </table:table-cell>
          <table:table-cell office:value-type="float" office:value="27197318" calcext:value-type="float">
            <text:p>27197318</text:p>
          </table:table-cell>
          <table:table-cell office:value-type="float" office:value="25925006" calcext:value-type="float">
            <text:p>25925006</text:p>
          </table:table-cell>
          <table:table-cell office:value-type="float" office:value="26176955" calcext:value-type="float">
            <text:p>26176955</text:p>
          </table:table-cell>
          <table:table-cell office:value-type="float" office:value="26042796" calcext:value-type="float">
            <text:p>26042796</text:p>
          </table:table-cell>
          <table:table-cell table:formula="of:=MIN([.A515:.J515])" office:value-type="float" office:value="25572219" calcext:value-type="float">
            <text:p>25572219</text:p>
          </table:table-cell>
        </table:table-row>
        <table:table-row table:style-name="ro1">
          <table:table-cell office:value-type="float" office:value="25389249" calcext:value-type="float">
            <text:p>25389249</text:p>
          </table:table-cell>
          <table:table-cell office:value-type="float" office:value="26090731" calcext:value-type="float">
            <text:p>26090731</text:p>
          </table:table-cell>
          <table:table-cell office:value-type="float" office:value="26439134" calcext:value-type="float">
            <text:p>26439134</text:p>
          </table:table-cell>
          <table:table-cell office:value-type="float" office:value="25641783" calcext:value-type="float">
            <text:p>25641783</text:p>
          </table:table-cell>
          <table:table-cell office:value-type="float" office:value="26540263" calcext:value-type="float">
            <text:p>26540263</text:p>
          </table:table-cell>
          <table:table-cell office:value-type="float" office:value="26328357" calcext:value-type="float">
            <text:p>26328357</text:p>
          </table:table-cell>
          <table:table-cell office:value-type="float" office:value="27060821" calcext:value-type="float">
            <text:p>27060821</text:p>
          </table:table-cell>
          <table:table-cell office:value-type="float" office:value="26410197" calcext:value-type="float">
            <text:p>26410197</text:p>
          </table:table-cell>
          <table:table-cell office:value-type="float" office:value="26247979" calcext:value-type="float">
            <text:p>26247979</text:p>
          </table:table-cell>
          <table:table-cell office:value-type="float" office:value="26258794" calcext:value-type="float">
            <text:p>26258794</text:p>
          </table:table-cell>
          <table:table-cell table:formula="of:=MIN([.A516:.J516])" office:value-type="float" office:value="25389249" calcext:value-type="float">
            <text:p>25389249</text:p>
          </table:table-cell>
        </table:table-row>
        <table:table-row table:style-name="ro1">
          <table:table-cell office:value-type="float" office:value="27067251" calcext:value-type="float">
            <text:p>27067251</text:p>
          </table:table-cell>
          <table:table-cell office:value-type="float" office:value="26189815" calcext:value-type="float">
            <text:p>26189815</text:p>
          </table:table-cell>
          <table:table-cell office:value-type="float" office:value="26640517" calcext:value-type="float">
            <text:p>26640517</text:p>
          </table:table-cell>
          <table:table-cell office:value-type="float" office:value="27129216" calcext:value-type="float">
            <text:p>27129216</text:p>
          </table:table-cell>
          <table:table-cell office:value-type="float" office:value="27059652" calcext:value-type="float">
            <text:p>27059652</text:p>
          </table:table-cell>
          <table:table-cell office:value-type="float" office:value="26955599" calcext:value-type="float">
            <text:p>26955599</text:p>
          </table:table-cell>
          <table:table-cell office:value-type="float" office:value="26347356" calcext:value-type="float">
            <text:p>26347356</text:p>
          </table:table-cell>
          <table:table-cell office:value-type="float" office:value="26473915" calcext:value-type="float">
            <text:p>26473915</text:p>
          </table:table-cell>
          <table:table-cell office:value-type="float" office:value="26234827" calcext:value-type="float">
            <text:p>26234827</text:p>
          </table:table-cell>
          <table:table-cell office:value-type="float" office:value="26649870" calcext:value-type="float">
            <text:p>26649870</text:p>
          </table:table-cell>
          <table:table-cell table:formula="of:=MIN([.A517:.J517])" office:value-type="float" office:value="26189815" calcext:value-type="float">
            <text:p>26189815</text:p>
          </table:table-cell>
        </table:table-row>
        <table:table-row table:style-name="ro1">
          <table:table-cell office:value-type="float" office:value="27962810" calcext:value-type="float">
            <text:p>27962810</text:p>
          </table:table-cell>
          <table:table-cell office:value-type="float" office:value="27306048" calcext:value-type="float">
            <text:p>27306048</text:p>
          </table:table-cell>
          <table:table-cell office:value-type="float" office:value="27007334" calcext:value-type="float">
            <text:p>27007334</text:p>
          </table:table-cell>
          <table:table-cell office:value-type="float" office:value="27426468" calcext:value-type="float">
            <text:p>27426468</text:p>
          </table:table-cell>
          <table:table-cell office:value-type="float" office:value="26921110" calcext:value-type="float">
            <text:p>26921110</text:p>
          </table:table-cell>
          <table:table-cell office:value-type="float" office:value="27153183" calcext:value-type="float">
            <text:p>27153183</text:p>
          </table:table-cell>
          <table:table-cell office:value-type="float" office:value="28084692" calcext:value-type="float">
            <text:p>28084692</text:p>
          </table:table-cell>
          <table:table-cell office:value-type="float" office:value="27664388" calcext:value-type="float">
            <text:p>27664388</text:p>
          </table:table-cell>
          <table:table-cell office:value-type="float" office:value="27902307" calcext:value-type="float">
            <text:p>27902307</text:p>
          </table:table-cell>
          <table:table-cell office:value-type="float" office:value="27758211" calcext:value-type="float">
            <text:p>27758211</text:p>
          </table:table-cell>
          <table:table-cell table:formula="of:=MIN([.A518:.J518])" office:value-type="float" office:value="26921110" calcext:value-type="float">
            <text:p>26921110</text:p>
          </table:table-cell>
        </table:table-row>
        <table:table-row table:style-name="ro1">
          <table:table-cell office:value-type="float" office:value="27176566" calcext:value-type="float">
            <text:p>27176566</text:p>
          </table:table-cell>
          <table:table-cell office:value-type="float" office:value="26865576" calcext:value-type="float">
            <text:p>26865576</text:p>
          </table:table-cell>
          <table:table-cell office:value-type="float" office:value="26615381" calcext:value-type="float">
            <text:p>26615381</text:p>
          </table:table-cell>
          <table:table-cell office:value-type="float" office:value="26314036" calcext:value-type="float">
            <text:p>26314036</text:p>
          </table:table-cell>
          <table:table-cell office:value-type="float" office:value="30014936" calcext:value-type="float">
            <text:p>30014936</text:p>
          </table:table-cell>
          <table:table-cell office:value-type="float" office:value="26932801" calcext:value-type="float">
            <text:p>26932801</text:p>
          </table:table-cell>
          <table:table-cell office:value-type="float" office:value="27498663" calcext:value-type="float">
            <text:p>27498663</text:p>
          </table:table-cell>
          <table:table-cell office:value-type="float" office:value="26993012" calcext:value-type="float">
            <text:p>26993012</text:p>
          </table:table-cell>
          <table:table-cell office:value-type="float" office:value="26899772" calcext:value-type="float">
            <text:p>26899772</text:p>
          </table:table-cell>
          <table:table-cell office:value-type="float" office:value="27018148" calcext:value-type="float">
            <text:p>27018148</text:p>
          </table:table-cell>
          <table:table-cell table:formula="of:=MIN([.A519:.J519])" office:value-type="float" office:value="26314036" calcext:value-type="float">
            <text:p>26314036</text:p>
          </table:table-cell>
        </table:table-row>
        <table:table-row table:style-name="ro1">
          <table:table-cell office:value-type="float" office:value="27120155" calcext:value-type="float">
            <text:p>27120155</text:p>
          </table:table-cell>
          <table:table-cell office:value-type="float" office:value="26725572" calcext:value-type="float">
            <text:p>26725572</text:p>
          </table:table-cell>
          <table:table-cell office:value-type="float" office:value="27263666" calcext:value-type="float">
            <text:p>27263666</text:p>
          </table:table-cell>
          <table:table-cell office:value-type="float" office:value="27197610" calcext:value-type="float">
            <text:p>27197610</text:p>
          </table:table-cell>
          <table:table-cell office:value-type="float" office:value="28097845" calcext:value-type="float">
            <text:p>28097845</text:p>
          </table:table-cell>
          <table:table-cell office:value-type="float" office:value="27439036" calcext:value-type="float">
            <text:p>27439036</text:p>
          </table:table-cell>
          <table:table-cell office:value-type="float" office:value="27448098" calcext:value-type="float">
            <text:p>27448098</text:p>
          </table:table-cell>
          <table:table-cell office:value-type="float" office:value="26604274" calcext:value-type="float">
            <text:p>26604274</text:p>
          </table:table-cell>
          <table:table-cell office:value-type="float" office:value="26889250" calcext:value-type="float">
            <text:p>26889250</text:p>
          </table:table-cell>
          <table:table-cell office:value-type="float" office:value="27453359" calcext:value-type="float">
            <text:p>27453359</text:p>
          </table:table-cell>
          <table:table-cell table:formula="of:=MIN([.A520:.J520])" office:value-type="float" office:value="26604274" calcext:value-type="float">
            <text:p>26604274</text:p>
          </table:table-cell>
        </table:table-row>
        <table:table-row table:style-name="ro1">
          <table:table-cell office:value-type="float" office:value="27186211" calcext:value-type="float">
            <text:p>27186211</text:p>
          </table:table-cell>
          <table:table-cell office:value-type="float" office:value="27370642" calcext:value-type="float">
            <text:p>27370642</text:p>
          </table:table-cell>
          <table:table-cell office:value-type="float" office:value="26482976" calcext:value-type="float">
            <text:p>26482976</text:p>
          </table:table-cell>
          <table:table-cell office:value-type="float" office:value="27121324" calcext:value-type="float">
            <text:p>27121324</text:p>
          </table:table-cell>
          <table:table-cell office:value-type="float" office:value="27311894" calcext:value-type="float">
            <text:p>27311894</text:p>
          </table:table-cell>
          <table:table-cell office:value-type="float" office:value="27526137" calcext:value-type="float">
            <text:p>27526137</text:p>
          </table:table-cell>
          <table:table-cell office:value-type="float" office:value="26760061" calcext:value-type="float">
            <text:p>26760061</text:p>
          </table:table-cell>
          <table:table-cell office:value-type="float" office:value="26995057" calcext:value-type="float">
            <text:p>26995057</text:p>
          </table:table-cell>
          <table:table-cell office:value-type="float" office:value="27076604" calcext:value-type="float">
            <text:p>27076604</text:p>
          </table:table-cell>
          <table:table-cell office:value-type="float" office:value="26637010" calcext:value-type="float">
            <text:p>26637010</text:p>
          </table:table-cell>
          <table:table-cell table:formula="of:=MIN([.A521:.J521])" office:value-type="float" office:value="26482976" calcext:value-type="float">
            <text:p>26482976</text:p>
          </table:table-cell>
        </table:table-row>
        <table:table-row table:style-name="ro1">
          <table:table-cell office:value-type="float" office:value="27870448" calcext:value-type="float">
            <text:p>27870448</text:p>
          </table:table-cell>
          <table:table-cell office:value-type="float" office:value="26962029" calcext:value-type="float">
            <text:p>26962029</text:p>
          </table:table-cell>
          <table:table-cell office:value-type="float" office:value="26308483" calcext:value-type="float">
            <text:p>26308483</text:p>
          </table:table-cell>
          <table:table-cell office:value-type="float" office:value="26266102" calcext:value-type="float">
            <text:p>26266102</text:p>
          </table:table-cell>
          <table:table-cell office:value-type="float" office:value="26011229" calcext:value-type="float">
            <text:p>26011229</text:p>
          </table:table-cell>
          <table:table-cell office:value-type="float" office:value="26451117" calcext:value-type="float">
            <text:p>26451117</text:p>
          </table:table-cell>
          <table:table-cell office:value-type="float" office:value="27647435" calcext:value-type="float">
            <text:p>27647435</text:p>
          </table:table-cell>
          <table:table-cell office:value-type="float" office:value="26779936" calcext:value-type="float">
            <text:p>26779936</text:p>
          </table:table-cell>
          <table:table-cell office:value-type="float" office:value="26563938" calcext:value-type="float">
            <text:p>26563938</text:p>
          </table:table-cell>
          <table:table-cell office:value-type="float" office:value="26498467" calcext:value-type="float">
            <text:p>26498467</text:p>
          </table:table-cell>
          <table:table-cell table:formula="of:=MIN([.A522:.J522])" office:value-type="float" office:value="26011229" calcext:value-type="float">
            <text:p>26011229</text:p>
          </table:table-cell>
        </table:table-row>
        <table:table-row table:style-name="ro1">
          <table:table-cell office:value-type="float" office:value="27368888" calcext:value-type="float">
            <text:p>27368888</text:p>
          </table:table-cell>
          <table:table-cell office:value-type="float" office:value="25951896" calcext:value-type="float">
            <text:p>25951896</text:p>
          </table:table-cell>
          <table:table-cell office:value-type="float" office:value="26841316" calcext:value-type="float">
            <text:p>26841316</text:p>
          </table:table-cell>
          <table:table-cell office:value-type="float" office:value="26774383" calcext:value-type="float">
            <text:p>26774383</text:p>
          </table:table-cell>
          <table:table-cell office:value-type="float" office:value="26769999" calcext:value-type="float">
            <text:p>26769999</text:p>
          </table:table-cell>
          <table:table-cell office:value-type="float" office:value="27287341" calcext:value-type="float">
            <text:p>27287341</text:p>
          </table:table-cell>
          <table:table-cell office:value-type="float" office:value="27370934" calcext:value-type="float">
            <text:p>27370934</text:p>
          </table:table-cell>
          <table:table-cell office:value-type="float" office:value="26261425" calcext:value-type="float">
            <text:p>26261425</text:p>
          </table:table-cell>
          <table:table-cell office:value-type="float" office:value="26545524" calcext:value-type="float">
            <text:p>26545524</text:p>
          </table:table-cell>
          <table:table-cell office:value-type="float" office:value="27215732" calcext:value-type="float">
            <text:p>27215732</text:p>
          </table:table-cell>
          <table:table-cell table:formula="of:=MIN([.A523:.J523])" office:value-type="float" office:value="25951896" calcext:value-type="float">
            <text:p>25951896</text:p>
          </table:table-cell>
        </table:table-row>
        <table:table-row table:style-name="ro1">
          <table:table-cell office:value-type="float" office:value="26028474" calcext:value-type="float">
            <text:p>26028474</text:p>
          </table:table-cell>
          <table:table-cell office:value-type="float" office:value="26673838" calcext:value-type="float">
            <text:p>26673838</text:p>
          </table:table-cell>
          <table:table-cell office:value-type="float" office:value="26153864" calcext:value-type="float">
            <text:p>26153864</text:p>
          </table:table-cell>
          <table:table-cell office:value-type="float" office:value="27056437" calcext:value-type="float">
            <text:p>27056437</text:p>
          </table:table-cell>
          <table:table-cell office:value-type="float" office:value="26791628" calcext:value-type="float">
            <text:p>26791628</text:p>
          </table:table-cell>
          <table:table-cell office:value-type="float" office:value="26684359" calcext:value-type="float">
            <text:p>26684359</text:p>
          </table:table-cell>
          <table:table-cell office:value-type="float" office:value="27156106" calcext:value-type="float">
            <text:p>27156106</text:p>
          </table:table-cell>
          <table:table-cell office:value-type="float" office:value="26626195" calcext:value-type="float">
            <text:p>26626195</text:p>
          </table:table-cell>
          <table:table-cell office:value-type="float" office:value="26467777" calcext:value-type="float">
            <text:p>26467777</text:p>
          </table:table-cell>
          <table:table-cell office:value-type="float" office:value="25948389" calcext:value-type="float">
            <text:p>25948389</text:p>
          </table:table-cell>
          <table:table-cell table:formula="of:=MIN([.A524:.J524])" office:value-type="float" office:value="25948389" calcext:value-type="float">
            <text:p>25948389</text:p>
          </table:table-cell>
        </table:table-row>
        <table:table-row table:style-name="ro1">
          <table:table-cell office:value-type="float" office:value="27744766" calcext:value-type="float">
            <text:p>27744766</text:p>
          </table:table-cell>
          <table:table-cell office:value-type="float" office:value="27318324" calcext:value-type="float">
            <text:p>27318324</text:p>
          </table:table-cell>
          <table:table-cell office:value-type="float" office:value="29784908" calcext:value-type="float">
            <text:p>29784908</text:p>
          </table:table-cell>
          <table:table-cell office:value-type="float" office:value="27084789" calcext:value-type="float">
            <text:p>27084789</text:p>
          </table:table-cell>
          <table:table-cell office:value-type="float" office:value="28044649" calcext:value-type="float">
            <text:p>28044649</text:p>
          </table:table-cell>
          <table:table-cell office:value-type="float" office:value="26869960" calcext:value-type="float">
            <text:p>26869960</text:p>
          </table:table-cell>
          <table:table-cell office:value-type="float" office:value="27046500" calcext:value-type="float">
            <text:p>27046500</text:p>
          </table:table-cell>
          <table:table-cell office:value-type="float" office:value="27691278" calcext:value-type="float">
            <text:p>27691278</text:p>
          </table:table-cell>
          <table:table-cell office:value-type="float" office:value="27603592" calcext:value-type="float">
            <text:p>27603592</text:p>
          </table:table-cell>
          <table:table-cell office:value-type="float" office:value="27572611" calcext:value-type="float">
            <text:p>27572611</text:p>
          </table:table-cell>
          <table:table-cell table:formula="of:=MIN([.A525:.J525])" office:value-type="float" office:value="26869960" calcext:value-type="float">
            <text:p>26869960</text:p>
          </table:table-cell>
        </table:table-row>
        <table:table-row table:style-name="ro1">
          <table:table-cell office:value-type="float" office:value="26875806" calcext:value-type="float">
            <text:p>26875806</text:p>
          </table:table-cell>
          <table:table-cell office:value-type="float" office:value="26347356" calcext:value-type="float">
            <text:p>26347356</text:p>
          </table:table-cell>
          <table:table-cell office:value-type="float" office:value="26744278" calcext:value-type="float">
            <text:p>26744278</text:p>
          </table:table-cell>
          <table:table-cell office:value-type="float" office:value="26610704" calcext:value-type="float">
            <text:p>26610704</text:p>
          </table:table-cell>
          <table:table-cell office:value-type="float" office:value="26237749" calcext:value-type="float">
            <text:p>26237749</text:p>
          </table:table-cell>
          <table:table-cell office:value-type="float" office:value="28457646" calcext:value-type="float">
            <text:p>28457646</text:p>
          </table:table-cell>
          <table:table-cell office:value-type="float" office:value="33867239" calcext:value-type="float">
            <text:p>33867239</text:p>
          </table:table-cell>
          <table:table-cell office:value-type="float" office:value="26775845" calcext:value-type="float">
            <text:p>26775845</text:p>
          </table:table-cell>
          <table:table-cell office:value-type="float" office:value="26482683" calcext:value-type="float">
            <text:p>26482683</text:p>
          </table:table-cell>
          <table:table-cell office:value-type="float" office:value="26822610" calcext:value-type="float">
            <text:p>26822610</text:p>
          </table:table-cell>
          <table:table-cell table:formula="of:=MIN([.A526:.J526])" office:value-type="float" office:value="26237749" calcext:value-type="float">
            <text:p>26237749</text:p>
          </table:table-cell>
        </table:table-row>
        <table:table-row table:style-name="ro1">
          <table:table-cell office:value-type="float" office:value="26117036" calcext:value-type="float">
            <text:p>26117036</text:p>
          </table:table-cell>
          <table:table-cell office:value-type="float" office:value="26530618" calcext:value-type="float">
            <text:p>26530618</text:p>
          </table:table-cell>
          <table:table-cell office:value-type="float" office:value="28199267" calcext:value-type="float">
            <text:p>28199267</text:p>
          </table:table-cell>
          <table:table-cell office:value-type="float" office:value="26710665" calcext:value-type="float">
            <text:p>26710665</text:p>
          </table:table-cell>
          <table:table-cell office:value-type="float" office:value="26821441" calcext:value-type="float">
            <text:p>26821441</text:p>
          </table:table-cell>
          <table:table-cell office:value-type="float" office:value="26810918" calcext:value-type="float">
            <text:p>26810918</text:p>
          </table:table-cell>
          <table:table-cell office:value-type="float" office:value="26211737" calcext:value-type="float">
            <text:p>26211737</text:p>
          </table:table-cell>
          <table:table-cell office:value-type="float" office:value="26306728" calcext:value-type="float">
            <text:p>26306728</text:p>
          </table:table-cell>
          <table:table-cell office:value-type="float" office:value="26101838" calcext:value-type="float">
            <text:p>26101838</text:p>
          </table:table-cell>
          <table:table-cell office:value-type="float" office:value="25969141" calcext:value-type="float">
            <text:p>25969141</text:p>
          </table:table-cell>
          <table:table-cell table:formula="of:=MIN([.A527:.J527])" office:value-type="float" office:value="25969141" calcext:value-type="float">
            <text:p>25969141</text:p>
          </table:table-cell>
        </table:table-row>
        <table:table-row table:style-name="ro1">
          <table:table-cell office:value-type="float" office:value="28411174" calcext:value-type="float">
            <text:p>28411174</text:p>
          </table:table-cell>
          <table:table-cell office:value-type="float" office:value="27279742" calcext:value-type="float">
            <text:p>27279742</text:p>
          </table:table-cell>
          <table:table-cell office:value-type="float" office:value="28936115" calcext:value-type="float">
            <text:p>28936115</text:p>
          </table:table-cell>
          <table:table-cell office:value-type="float" office:value="27288803" calcext:value-type="float">
            <text:p>27288803</text:p>
          </table:table-cell>
          <table:table-cell office:value-type="float" office:value="27779840" calcext:value-type="float">
            <text:p>27779840</text:p>
          </table:table-cell>
          <table:table-cell office:value-type="float" office:value="27518246" calcext:value-type="float">
            <text:p>27518246</text:p>
          </table:table-cell>
          <table:table-cell office:value-type="float" office:value="28170916" calcext:value-type="float">
            <text:p>28170916</text:p>
          </table:table-cell>
          <table:table-cell office:value-type="float" office:value="27570857" calcext:value-type="float">
            <text:p>27570857</text:p>
          </table:table-cell>
          <table:table-cell office:value-type="float" office:value="27978593" calcext:value-type="float">
            <text:p>27978593</text:p>
          </table:table-cell>
          <table:table-cell office:value-type="float" office:value="27700631" calcext:value-type="float">
            <text:p>27700631</text:p>
          </table:table-cell>
          <table:table-cell table:formula="of:=MIN([.A528:.J528])" office:value-type="float" office:value="27279742" calcext:value-type="float">
            <text:p>27279742</text:p>
          </table:table-cell>
        </table:table-row>
        <table:table-row table:style-name="ro1">
          <table:table-cell office:value-type="float" office:value="27179197" calcext:value-type="float">
            <text:p>27179197</text:p>
          </table:table-cell>
          <table:table-cell office:value-type="float" office:value="26365478" calcext:value-type="float">
            <text:p>26365478</text:p>
          </table:table-cell>
          <table:table-cell office:value-type="float" office:value="26857976" calcext:value-type="float">
            <text:p>26857976</text:p>
          </table:table-cell>
          <table:table-cell office:value-type="float" office:value="27109633" calcext:value-type="float">
            <text:p>27109633</text:p>
          </table:table-cell>
          <table:table-cell office:value-type="float" office:value="26601058" calcext:value-type="float">
            <text:p>26601058</text:p>
          </table:table-cell>
          <table:table-cell office:value-type="float" office:value="26301467" calcext:value-type="float">
            <text:p>26301467</text:p>
          </table:table-cell>
          <table:table-cell office:value-type="float" office:value="27427054" calcext:value-type="float">
            <text:p>27427054</text:p>
          </table:table-cell>
          <table:table-cell office:value-type="float" office:value="27187381" calcext:value-type="float">
            <text:p>27187381</text:p>
          </table:table-cell>
          <table:table-cell office:value-type="float" office:value="32640815" calcext:value-type="float">
            <text:p>32640815</text:p>
          </table:table-cell>
          <table:table-cell office:value-type="float" office:value="27336152" calcext:value-type="float">
            <text:p>27336152</text:p>
          </table:table-cell>
          <table:table-cell table:formula="of:=MIN([.A529:.J529])" office:value-type="float" office:value="26301467" calcext:value-type="float">
            <text:p>26301467</text:p>
          </table:table-cell>
        </table:table-row>
        <table:table-row table:style-name="ro1">
          <table:table-cell office:value-type="float" office:value="26604566" calcext:value-type="float">
            <text:p>26604566</text:p>
          </table:table-cell>
          <table:table-cell office:value-type="float" office:value="26606028" calcext:value-type="float">
            <text:p>26606028</text:p>
          </table:table-cell>
          <table:table-cell office:value-type="float" office:value="26597259" calcext:value-type="float">
            <text:p>26597259</text:p>
          </table:table-cell>
          <table:table-cell office:value-type="float" office:value="26752754" calcext:value-type="float">
            <text:p>26752754</text:p>
          </table:table-cell>
          <table:table-cell office:value-type="float" office:value="26710080" calcext:value-type="float">
            <text:p>26710080</text:p>
          </table:table-cell>
          <table:table-cell office:value-type="float" office:value="26863822" calcext:value-type="float">
            <text:p>26863822</text:p>
          </table:table-cell>
          <table:table-cell office:value-type="float" office:value="26250025" calcext:value-type="float">
            <text:p>26250025</text:p>
          </table:table-cell>
          <table:table-cell office:value-type="float" office:value="32964958" calcext:value-type="float">
            <text:p>32964958</text:p>
          </table:table-cell>
          <table:table-cell office:value-type="float" office:value="26680852" calcext:value-type="float">
            <text:p>26680852</text:p>
          </table:table-cell>
          <table:table-cell office:value-type="float" office:value="26766784" calcext:value-type="float">
            <text:p>26766784</text:p>
          </table:table-cell>
          <table:table-cell table:formula="of:=MIN([.A530:.J530])" office:value-type="float" office:value="26250025" calcext:value-type="float">
            <text:p>26250025</text:p>
          </table:table-cell>
        </table:table-row>
        <table:table-row table:style-name="ro1">
          <table:table-cell office:value-type="float" office:value="25613723" calcext:value-type="float">
            <text:p>25613723</text:p>
          </table:table-cell>
          <table:table-cell office:value-type="float" office:value="26012107" calcext:value-type="float">
            <text:p>26012107</text:p>
          </table:table-cell>
          <table:table-cell office:value-type="float" office:value="26038704" calcext:value-type="float">
            <text:p>26038704</text:p>
          </table:table-cell>
          <table:table-cell office:value-type="float" office:value="25198973" calcext:value-type="float">
            <text:p>25198973</text:p>
          </table:table-cell>
          <table:table-cell office:value-type="float" office:value="26162340" calcext:value-type="float">
            <text:p>26162340</text:p>
          </table:table-cell>
          <table:table-cell office:value-type="float" office:value="25854273" calcext:value-type="float">
            <text:p>25854273</text:p>
          </table:table-cell>
          <table:table-cell office:value-type="float" office:value="26060918" calcext:value-type="float">
            <text:p>26060918</text:p>
          </table:table-cell>
          <table:table-cell office:value-type="float" office:value="39684859" calcext:value-type="float">
            <text:p>39684859</text:p>
          </table:table-cell>
          <table:table-cell office:value-type="float" office:value="25645582" calcext:value-type="float">
            <text:p>25645582</text:p>
          </table:table-cell>
          <table:table-cell office:value-type="float" office:value="25540652" calcext:value-type="float">
            <text:p>25540652</text:p>
          </table:table-cell>
          <table:table-cell table:formula="of:=MIN([.A531:.J531])" office:value-type="float" office:value="25198973" calcext:value-type="float">
            <text:p>25198973</text:p>
          </table:table-cell>
        </table:table-row>
        <table:table-row table:style-name="ro1">
          <table:table-cell office:value-type="float" office:value="26340049" calcext:value-type="float">
            <text:p>26340049</text:p>
          </table:table-cell>
          <table:table-cell office:value-type="float" office:value="25677734" calcext:value-type="float">
            <text:p>25677734</text:p>
          </table:table-cell>
          <table:table-cell office:value-type="float" office:value="26007429" calcext:value-type="float">
            <text:p>26007429</text:p>
          </table:table-cell>
          <table:table-cell office:value-type="float" office:value="26562477" calcext:value-type="float">
            <text:p>26562477</text:p>
          </table:table-cell>
          <table:table-cell office:value-type="float" office:value="26247980" calcext:value-type="float">
            <text:p>26247980</text:p>
          </table:table-cell>
          <table:table-cell office:value-type="float" office:value="25819783" calcext:value-type="float">
            <text:p>25819783</text:p>
          </table:table-cell>
          <table:table-cell office:value-type="float" office:value="26640809" calcext:value-type="float">
            <text:p>26640809</text:p>
          </table:table-cell>
          <table:table-cell office:value-type="float" office:value="28027989" calcext:value-type="float">
            <text:p>28027989</text:p>
          </table:table-cell>
          <table:table-cell office:value-type="float" office:value="26349402" calcext:value-type="float">
            <text:p>26349402</text:p>
          </table:table-cell>
          <table:table-cell office:value-type="float" office:value="27026624" calcext:value-type="float">
            <text:p>27026624</text:p>
          </table:table-cell>
          <table:table-cell table:formula="of:=MIN([.A532:.J532])" office:value-type="float" office:value="25677734" calcext:value-type="float">
            <text:p>25677734</text:p>
          </table:table-cell>
        </table:table-row>
        <table:table-row table:style-name="ro1">
          <table:table-cell office:value-type="float" office:value="27175981" calcext:value-type="float">
            <text:p>27175981</text:p>
          </table:table-cell>
          <table:table-cell office:value-type="float" office:value="27239407" calcext:value-type="float">
            <text:p>27239407</text:p>
          </table:table-cell>
          <table:table-cell office:value-type="float" office:value="27231516" calcext:value-type="float">
            <text:p>27231516</text:p>
          </table:table-cell>
          <table:table-cell office:value-type="float" office:value="27199364" calcext:value-type="float">
            <text:p>27199364</text:p>
          </table:table-cell>
          <table:table-cell office:value-type="float" office:value="31147536" calcext:value-type="float">
            <text:p>31147536</text:p>
          </table:table-cell>
          <table:table-cell office:value-type="float" office:value="27082159" calcext:value-type="float">
            <text:p>27082159</text:p>
          </table:table-cell>
          <table:table-cell office:value-type="float" office:value="26883405" calcext:value-type="float">
            <text:p>26883405</text:p>
          </table:table-cell>
          <table:table-cell office:value-type="float" office:value="32537055" calcext:value-type="float">
            <text:p>32537055</text:p>
          </table:table-cell>
          <table:table-cell office:value-type="float" office:value="27838589" calcext:value-type="float">
            <text:p>27838589</text:p>
          </table:table-cell>
          <table:table-cell office:value-type="float" office:value="26729371" calcext:value-type="float">
            <text:p>26729371</text:p>
          </table:table-cell>
          <table:table-cell table:formula="of:=MIN([.A533:.J533])" office:value-type="float" office:value="26729371" calcext:value-type="float">
            <text:p>26729371</text:p>
          </table:table-cell>
        </table:table-row>
        <table:table-row table:style-name="ro1">
          <table:table-cell office:value-type="float" office:value="27743889" calcext:value-type="float">
            <text:p>27743889</text:p>
          </table:table-cell>
          <table:table-cell office:value-type="float" office:value="27470019" calcext:value-type="float">
            <text:p>27470019</text:p>
          </table:table-cell>
          <table:table-cell office:value-type="float" office:value="27292018" calcext:value-type="float">
            <text:p>27292018</text:p>
          </table:table-cell>
          <table:table-cell office:value-type="float" office:value="30497204" calcext:value-type="float">
            <text:p>30497204</text:p>
          </table:table-cell>
          <table:table-cell office:value-type="float" office:value="29857979" calcext:value-type="float">
            <text:p>29857979</text:p>
          </table:table-cell>
          <table:table-cell office:value-type="float" office:value="27295817" calcext:value-type="float">
            <text:p>27295817</text:p>
          </table:table-cell>
          <table:table-cell office:value-type="float" office:value="27063160" calcext:value-type="float">
            <text:p>27063160</text:p>
          </table:table-cell>
          <table:table-cell office:value-type="float" office:value="31794069" calcext:value-type="float">
            <text:p>31794069</text:p>
          </table:table-cell>
          <table:table-cell office:value-type="float" office:value="27645974" calcext:value-type="float">
            <text:p>27645974</text:p>
          </table:table-cell>
          <table:table-cell office:value-type="float" office:value="27367719" calcext:value-type="float">
            <text:p>27367719</text:p>
          </table:table-cell>
          <table:table-cell table:formula="of:=MIN([.A534:.J534])" office:value-type="float" office:value="27063160" calcext:value-type="float">
            <text:p>27063160</text:p>
          </table:table-cell>
        </table:table-row>
        <table:table-row table:style-name="ro1">
          <table:table-cell office:value-type="float" office:value="26786951" calcext:value-type="float">
            <text:p>26786951</text:p>
          </table:table-cell>
          <table:table-cell office:value-type="float" office:value="25700239" calcext:value-type="float">
            <text:p>25700239</text:p>
          </table:table-cell>
          <table:table-cell office:value-type="float" office:value="25943128" calcext:value-type="float">
            <text:p>25943128</text:p>
          </table:table-cell>
          <table:table-cell office:value-type="float" office:value="29849795" calcext:value-type="float">
            <text:p>29849795</text:p>
          </table:table-cell>
          <table:table-cell office:value-type="float" office:value="28022436" calcext:value-type="float">
            <text:p>28022436</text:p>
          </table:table-cell>
          <table:table-cell office:value-type="float" office:value="26103591" calcext:value-type="float">
            <text:p>26103591</text:p>
          </table:table-cell>
          <table:table-cell office:value-type="float" office:value="26732587" calcext:value-type="float">
            <text:p>26732587</text:p>
          </table:table-cell>
          <table:table-cell office:value-type="float" office:value="35671215" calcext:value-type="float">
            <text:p>35671215</text:p>
          </table:table-cell>
          <table:table-cell office:value-type="float" office:value="25845797" calcext:value-type="float">
            <text:p>25845797</text:p>
          </table:table-cell>
          <table:table-cell office:value-type="float" office:value="29430368" calcext:value-type="float">
            <text:p>29430368</text:p>
          </table:table-cell>
          <table:table-cell table:formula="of:=MIN([.A535:.J535])" office:value-type="float" office:value="25700239" calcext:value-type="float">
            <text:p>25700239</text:p>
          </table:table-cell>
        </table:table-row>
        <table:table-row table:style-name="ro1">
          <table:table-cell office:value-type="float" office:value="27560335" calcext:value-type="float">
            <text:p>27560335</text:p>
          </table:table-cell>
          <table:table-cell office:value-type="float" office:value="28030911" calcext:value-type="float">
            <text:p>28030911</text:p>
          </table:table-cell>
          <table:table-cell office:value-type="float" office:value="27432315" calcext:value-type="float">
            <text:p>27432315</text:p>
          </table:table-cell>
          <table:table-cell office:value-type="float" office:value="27292602" calcext:value-type="float">
            <text:p>27292602</text:p>
          </table:table-cell>
          <table:table-cell office:value-type="float" office:value="27560043" calcext:value-type="float">
            <text:p>27560043</text:p>
          </table:table-cell>
          <table:table-cell office:value-type="float" office:value="27801469" calcext:value-type="float">
            <text:p>27801469</text:p>
          </table:table-cell>
          <table:table-cell office:value-type="float" office:value="27033931" calcext:value-type="float">
            <text:p>27033931</text:p>
          </table:table-cell>
          <table:table-cell office:value-type="float" office:value="29188064" calcext:value-type="float">
            <text:p>29188064</text:p>
          </table:table-cell>
          <table:table-cell office:value-type="float" office:value="27753535" calcext:value-type="float">
            <text:p>27753535</text:p>
          </table:table-cell>
          <table:table-cell office:value-type="float" office:value="27488725" calcext:value-type="float">
            <text:p>27488725</text:p>
          </table:table-cell>
          <table:table-cell table:formula="of:=MIN([.A536:.J536])" office:value-type="float" office:value="27033931" calcext:value-type="float">
            <text:p>27033931</text:p>
          </table:table-cell>
        </table:table-row>
        <table:table-row table:style-name="ro1">
          <table:table-cell office:value-type="float" office:value="25892562" calcext:value-type="float">
            <text:p>25892562</text:p>
          </table:table-cell>
          <table:table-cell office:value-type="float" office:value="26646362" calcext:value-type="float">
            <text:p>26646362</text:p>
          </table:table-cell>
          <table:table-cell office:value-type="float" office:value="26389445" calcext:value-type="float">
            <text:p>26389445</text:p>
          </table:table-cell>
          <table:table-cell office:value-type="float" office:value="25699362" calcext:value-type="float">
            <text:p>25699362</text:p>
          </table:table-cell>
          <table:table-cell office:value-type="float" office:value="25529837" calcext:value-type="float">
            <text:p>25529837</text:p>
          </table:table-cell>
          <table:table-cell office:value-type="float" office:value="26543187" calcext:value-type="float">
            <text:p>26543187</text:p>
          </table:table-cell>
          <table:table-cell office:value-type="float" office:value="26923740" calcext:value-type="float">
            <text:p>26923740</text:p>
          </table:table-cell>
          <table:table-cell office:value-type="float" office:value="30940014" calcext:value-type="float">
            <text:p>30940014</text:p>
          </table:table-cell>
          <table:table-cell office:value-type="float" office:value="26613919" calcext:value-type="float">
            <text:p>26613919</text:p>
          </table:table-cell>
          <table:table-cell office:value-type="float" office:value="27760256" calcext:value-type="float">
            <text:p>27760256</text:p>
          </table:table-cell>
          <table:table-cell table:formula="of:=MIN([.A537:.J537])" office:value-type="float" office:value="25529837" calcext:value-type="float">
            <text:p>25529837</text:p>
          </table:table-cell>
        </table:table-row>
        <table:table-row table:style-name="ro1">
          <table:table-cell office:value-type="float" office:value="26903572" calcext:value-type="float">
            <text:p>26903572</text:p>
          </table:table-cell>
          <table:table-cell office:value-type="float" office:value="26176078" calcext:value-type="float">
            <text:p>26176078</text:p>
          </table:table-cell>
          <table:table-cell office:value-type="float" office:value="26112652" calcext:value-type="float">
            <text:p>26112652</text:p>
          </table:table-cell>
          <table:table-cell office:value-type="float" office:value="26605735" calcext:value-type="float">
            <text:p>26605735</text:p>
          </table:table-cell>
          <table:table-cell office:value-type="float" office:value="26633794" calcext:value-type="float">
            <text:p>26633794</text:p>
          </table:table-cell>
          <table:table-cell office:value-type="float" office:value="26447317" calcext:value-type="float">
            <text:p>26447317</text:p>
          </table:table-cell>
          <table:table-cell office:value-type="float" office:value="26922863" calcext:value-type="float">
            <text:p>26922863</text:p>
          </table:table-cell>
          <table:table-cell office:value-type="float" office:value="32076123" calcext:value-type="float">
            <text:p>32076123</text:p>
          </table:table-cell>
          <table:table-cell office:value-type="float" office:value="26385938" calcext:value-type="float">
            <text:p>26385938</text:p>
          </table:table-cell>
          <table:table-cell office:value-type="float" office:value="26602228" calcext:value-type="float">
            <text:p>26602228</text:p>
          </table:table-cell>
          <table:table-cell table:formula="of:=MIN([.A538:.J538])" office:value-type="float" office:value="26112652" calcext:value-type="float">
            <text:p>26112652</text:p>
          </table:table-cell>
        </table:table-row>
        <table:table-row table:style-name="ro1">
          <table:table-cell office:value-type="float" office:value="26999442" calcext:value-type="float">
            <text:p>26999442</text:p>
          </table:table-cell>
          <table:table-cell office:value-type="float" office:value="27068713" calcext:value-type="float">
            <text:p>27068713</text:p>
          </table:table-cell>
          <table:table-cell office:value-type="float" office:value="27367135" calcext:value-type="float">
            <text:p>27367135</text:p>
          </table:table-cell>
          <table:table-cell office:value-type="float" office:value="26217290" calcext:value-type="float">
            <text:p>26217290</text:p>
          </table:table-cell>
          <table:table-cell office:value-type="float" office:value="26801858" calcext:value-type="float">
            <text:p>26801858</text:p>
          </table:table-cell>
          <table:table-cell office:value-type="float" office:value="27280326" calcext:value-type="float">
            <text:p>27280326</text:p>
          </table:table-cell>
          <table:table-cell office:value-type="float" office:value="26865868" calcext:value-type="float">
            <text:p>26865868</text:p>
          </table:table-cell>
          <table:table-cell office:value-type="float" office:value="28386914" calcext:value-type="float">
            <text:p>28386914</text:p>
          </table:table-cell>
          <table:table-cell office:value-type="float" office:value="27181242" calcext:value-type="float">
            <text:p>27181242</text:p>
          </table:table-cell>
          <table:table-cell office:value-type="float" office:value="27192933" calcext:value-type="float">
            <text:p>27192933</text:p>
          </table:table-cell>
          <table:table-cell table:formula="of:=MIN([.A539:.J539])" office:value-type="float" office:value="26217290" calcext:value-type="float">
            <text:p>26217290</text:p>
          </table:table-cell>
        </table:table-row>
        <table:table-row table:style-name="ro1">
          <table:table-cell office:value-type="float" office:value="26434749" calcext:value-type="float">
            <text:p>26434749</text:p>
          </table:table-cell>
          <table:table-cell office:value-type="float" office:value="26853300" calcext:value-type="float">
            <text:p>26853300</text:p>
          </table:table-cell>
          <table:table-cell office:value-type="float" office:value="26629995" calcext:value-type="float">
            <text:p>26629995</text:p>
          </table:table-cell>
          <table:table-cell office:value-type="float" office:value="26841608" calcext:value-type="float">
            <text:p>26841608</text:p>
          </table:table-cell>
          <table:table-cell office:value-type="float" office:value="26106806" calcext:value-type="float">
            <text:p>26106806</text:p>
          </table:table-cell>
          <table:table-cell office:value-type="float" office:value="26796597" calcext:value-type="float">
            <text:p>26796597</text:p>
          </table:table-cell>
          <table:table-cell office:value-type="float" office:value="26411074" calcext:value-type="float">
            <text:p>26411074</text:p>
          </table:table-cell>
          <table:table-cell office:value-type="float" office:value="28302151" calcext:value-type="float">
            <text:p>28302151</text:p>
          </table:table-cell>
          <table:table-cell office:value-type="float" office:value="26925202" calcext:value-type="float">
            <text:p>26925202</text:p>
          </table:table-cell>
          <table:table-cell office:value-type="float" office:value="27200241" calcext:value-type="float">
            <text:p>27200241</text:p>
          </table:table-cell>
          <table:table-cell table:formula="of:=MIN([.A540:.J540])" office:value-type="float" office:value="26106806" calcext:value-type="float">
            <text:p>26106806</text:p>
          </table:table-cell>
        </table:table-row>
        <table:table-row table:style-name="ro1">
          <table:table-cell office:value-type="float" office:value="27870449" calcext:value-type="float">
            <text:p>27870449</text:p>
          </table:table-cell>
          <table:table-cell office:value-type="float" office:value="27526137" calcext:value-type="float">
            <text:p>27526137</text:p>
          </table:table-cell>
          <table:table-cell office:value-type="float" office:value="26868791" calcext:value-type="float">
            <text:p>26868791</text:p>
          </table:table-cell>
          <table:table-cell office:value-type="float" office:value="27371519" calcext:value-type="float">
            <text:p>27371519</text:p>
          </table:table-cell>
          <table:table-cell office:value-type="float" office:value="27672280" calcext:value-type="float">
            <text:p>27672280</text:p>
          </table:table-cell>
          <table:table-cell office:value-type="float" office:value="26867037" calcext:value-type="float">
            <text:p>26867037</text:p>
          </table:table-cell>
          <table:table-cell office:value-type="float" office:value="27872786" calcext:value-type="float">
            <text:p>27872786</text:p>
          </table:table-cell>
          <table:table-cell office:value-type="float" office:value="28623664" calcext:value-type="float">
            <text:p>28623664</text:p>
          </table:table-cell>
          <table:table-cell office:value-type="float" office:value="26996811" calcext:value-type="float">
            <text:p>26996811</text:p>
          </table:table-cell>
          <table:table-cell office:value-type="float" office:value="27676079" calcext:value-type="float">
            <text:p>27676079</text:p>
          </table:table-cell>
          <table:table-cell table:formula="of:=MIN([.A541:.J541])" office:value-type="float" office:value="26867037" calcext:value-type="float">
            <text:p>26867037</text:p>
          </table:table-cell>
        </table:table-row>
        <table:table-row table:style-name="ro1">
          <table:table-cell office:value-type="float" office:value="27727229" calcext:value-type="float">
            <text:p>27727229</text:p>
          </table:table-cell>
          <table:table-cell office:value-type="float" office:value="26817349" calcext:value-type="float">
            <text:p>26817349</text:p>
          </table:table-cell>
          <table:table-cell office:value-type="float" office:value="27048254" calcext:value-type="float">
            <text:p>27048254</text:p>
          </table:table-cell>
          <table:table-cell office:value-type="float" office:value="26022044" calcext:value-type="float">
            <text:p>26022044</text:p>
          </table:table-cell>
          <table:table-cell office:value-type="float" office:value="26702481" calcext:value-type="float">
            <text:p>26702481</text:p>
          </table:table-cell>
          <table:table-cell office:value-type="float" office:value="26971675" calcext:value-type="float">
            <text:p>26971675</text:p>
          </table:table-cell>
          <table:table-cell office:value-type="float" office:value="27094726" calcext:value-type="float">
            <text:p>27094726</text:p>
          </table:table-cell>
          <table:table-cell office:value-type="float" office:value="33974799" calcext:value-type="float">
            <text:p>33974799</text:p>
          </table:table-cell>
          <table:table-cell office:value-type="float" office:value="27061698" calcext:value-type="float">
            <text:p>27061698</text:p>
          </table:table-cell>
          <table:table-cell office:value-type="float" office:value="26711834" calcext:value-type="float">
            <text:p>26711834</text:p>
          </table:table-cell>
          <table:table-cell table:formula="of:=MIN([.A542:.J542])" office:value-type="float" office:value="26022044" calcext:value-type="float">
            <text:p>26022044</text:p>
          </table:table-cell>
        </table:table-row>
        <table:table-row table:style-name="ro1">
          <table:table-cell office:value-type="float" office:value="27230638" calcext:value-type="float">
            <text:p>27230638</text:p>
          </table:table-cell>
          <table:table-cell office:value-type="float" office:value="26737848" calcext:value-type="float">
            <text:p>26737848</text:p>
          </table:table-cell>
          <table:table-cell office:value-type="float" office:value="26622396" calcext:value-type="float">
            <text:p>26622396</text:p>
          </table:table-cell>
          <table:table-cell office:value-type="float" office:value="26722356" calcext:value-type="float">
            <text:p>26722356</text:p>
          </table:table-cell>
          <table:table-cell office:value-type="float" office:value="26629118" calcext:value-type="float">
            <text:p>26629118</text:p>
          </table:table-cell>
          <table:table-cell office:value-type="float" office:value="26400844" calcext:value-type="float">
            <text:p>26400844</text:p>
          </table:table-cell>
          <table:table-cell office:value-type="float" office:value="26366939" calcext:value-type="float">
            <text:p>26366939</text:p>
          </table:table-cell>
          <table:table-cell office:value-type="float" office:value="28866845" calcext:value-type="float">
            <text:p>28866845</text:p>
          </table:table-cell>
          <table:table-cell office:value-type="float" office:value="27261620" calcext:value-type="float">
            <text:p>27261620</text:p>
          </table:table-cell>
          <table:table-cell office:value-type="float" office:value="27008795" calcext:value-type="float">
            <text:p>27008795</text:p>
          </table:table-cell>
          <table:table-cell table:formula="of:=MIN([.A543:.J543])" office:value-type="float" office:value="26366939" calcext:value-type="float">
            <text:p>26366939</text:p>
          </table:table-cell>
        </table:table-row>
        <table:table-row table:style-name="ro1">
          <table:table-cell office:value-type="float" office:value="26622980" calcext:value-type="float">
            <text:p>26622980</text:p>
          </table:table-cell>
          <table:table-cell office:value-type="float" office:value="27584010" calcext:value-type="float">
            <text:p>27584010</text:p>
          </table:table-cell>
          <table:table-cell office:value-type="float" office:value="27659127" calcext:value-type="float">
            <text:p>27659127</text:p>
          </table:table-cell>
          <table:table-cell office:value-type="float" office:value="27306924" calcext:value-type="float">
            <text:p>27306924</text:p>
          </table:table-cell>
          <table:table-cell office:value-type="float" office:value="27357197" calcext:value-type="float">
            <text:p>27357197</text:p>
          </table:table-cell>
          <table:table-cell office:value-type="float" office:value="26929001" calcext:value-type="float">
            <text:p>26929001</text:p>
          </table:table-cell>
          <table:table-cell office:value-type="float" office:value="27800008" calcext:value-type="float">
            <text:p>27800008</text:p>
          </table:table-cell>
          <table:table-cell office:value-type="float" office:value="27050592" calcext:value-type="float">
            <text:p>27050592</text:p>
          </table:table-cell>
          <table:table-cell office:value-type="float" office:value="27854665" calcext:value-type="float">
            <text:p>27854665</text:p>
          </table:table-cell>
          <table:table-cell office:value-type="float" office:value="27523799" calcext:value-type="float">
            <text:p>27523799</text:p>
          </table:table-cell>
          <table:table-cell table:formula="of:=MIN([.A544:.J544])" office:value-type="float" office:value="26622980" calcext:value-type="float">
            <text:p>26622980</text:p>
          </table:table-cell>
        </table:table-row>
        <table:table-row table:style-name="ro1">
          <table:table-cell office:value-type="float" office:value="26543771" calcext:value-type="float">
            <text:p>26543771</text:p>
          </table:table-cell>
          <table:table-cell office:value-type="float" office:value="26075532" calcext:value-type="float">
            <text:p>26075532</text:p>
          </table:table-cell>
          <table:table-cell office:value-type="float" office:value="26464854" calcext:value-type="float">
            <text:p>26464854</text:p>
          </table:table-cell>
          <table:table-cell office:value-type="float" office:value="26005969" calcext:value-type="float">
            <text:p>26005969</text:p>
          </table:table-cell>
          <table:table-cell office:value-type="float" office:value="26585567" calcext:value-type="float">
            <text:p>26585567</text:p>
          </table:table-cell>
          <table:table-cell office:value-type="float" office:value="26847454" calcext:value-type="float">
            <text:p>26847454</text:p>
          </table:table-cell>
          <table:table-cell office:value-type="float" office:value="26832840" calcext:value-type="float">
            <text:p>26832840</text:p>
          </table:table-cell>
          <table:table-cell office:value-type="float" office:value="26841316" calcext:value-type="float">
            <text:p>26841316</text:p>
          </table:table-cell>
          <table:table-cell office:value-type="float" office:value="27106710" calcext:value-type="float">
            <text:p>27106710</text:p>
          </table:table-cell>
          <table:table-cell office:value-type="float" office:value="26029059" calcext:value-type="float">
            <text:p>26029059</text:p>
          </table:table-cell>
          <table:table-cell table:formula="of:=MIN([.A545:.J545])" office:value-type="float" office:value="26005969" calcext:value-type="float">
            <text:p>26005969</text:p>
          </table:table-cell>
        </table:table-row>
        <table:table-row table:style-name="ro1">
          <table:table-cell office:value-type="float" office:value="27438744" calcext:value-type="float">
            <text:p>27438744</text:p>
          </table:table-cell>
          <table:table-cell office:value-type="float" office:value="27406301" calcext:value-type="float">
            <text:p>27406301</text:p>
          </table:table-cell>
          <table:table-cell office:value-type="float" office:value="27319785" calcext:value-type="float">
            <text:p>27319785</text:p>
          </table:table-cell>
          <table:table-cell office:value-type="float" office:value="28228496" calcext:value-type="float">
            <text:p>28228496</text:p>
          </table:table-cell>
          <table:table-cell office:value-type="float" office:value="27412731" calcext:value-type="float">
            <text:p>27412731</text:p>
          </table:table-cell>
          <table:table-cell office:value-type="float" office:value="27338199" calcext:value-type="float">
            <text:p>27338199</text:p>
          </table:table-cell>
          <table:table-cell office:value-type="float" office:value="27664388" calcext:value-type="float">
            <text:p>27664388</text:p>
          </table:table-cell>
          <table:table-cell office:value-type="float" office:value="27358951" calcext:value-type="float">
            <text:p>27358951</text:p>
          </table:table-cell>
          <table:table-cell office:value-type="float" office:value="27772241" calcext:value-type="float">
            <text:p>27772241</text:p>
          </table:table-cell>
          <table:table-cell office:value-type="float" office:value="27900261" calcext:value-type="float">
            <text:p>27900261</text:p>
          </table:table-cell>
          <table:table-cell table:formula="of:=MIN([.A546:.J546])" office:value-type="float" office:value="27319785" calcext:value-type="float">
            <text:p>27319785</text:p>
          </table:table-cell>
        </table:table-row>
        <table:table-row table:style-name="ro1">
          <table:table-cell office:value-type="float" office:value="24231220" calcext:value-type="float">
            <text:p>24231220</text:p>
          </table:table-cell>
          <table:table-cell office:value-type="float" office:value="24169548" calcext:value-type="float">
            <text:p>24169548</text:p>
          </table:table-cell>
          <table:table-cell office:value-type="float" office:value="23970795" calcext:value-type="float">
            <text:p>23970795</text:p>
          </table:table-cell>
          <table:table-cell office:value-type="float" office:value="24470308" calcext:value-type="float">
            <text:p>24470308</text:p>
          </table:table-cell>
          <table:table-cell office:value-type="float" office:value="24069879" calcext:value-type="float">
            <text:p>24069879</text:p>
          </table:table-cell>
          <table:table-cell office:value-type="float" office:value="24121613" calcext:value-type="float">
            <text:p>24121613</text:p>
          </table:table-cell>
          <table:table-cell office:value-type="float" office:value="24325628" calcext:value-type="float">
            <text:p>24325628</text:p>
          </table:table-cell>
          <table:table-cell office:value-type="float" office:value="24259864" calcext:value-type="float">
            <text:p>24259864</text:p>
          </table:table-cell>
          <table:table-cell office:value-type="float" office:value="24828940" calcext:value-type="float">
            <text:p>24828940</text:p>
          </table:table-cell>
          <table:table-cell office:value-type="float" office:value="25063352" calcext:value-type="float">
            <text:p>25063352</text:p>
          </table:table-cell>
          <table:table-cell table:formula="of:=MIN([.A547:.J547])" office:value-type="float" office:value="23970795" calcext:value-type="float">
            <text:p>23970795</text:p>
          </table:table-cell>
        </table:table-row>
        <table:table-row table:style-name="ro1">
          <table:table-cell office:value-type="float" office:value="26700728" calcext:value-type="float">
            <text:p>26700728</text:p>
          </table:table-cell>
          <table:table-cell office:value-type="float" office:value="26366062" calcext:value-type="float">
            <text:p>26366062</text:p>
          </table:table-cell>
          <table:table-cell office:value-type="float" office:value="26302052" calcext:value-type="float">
            <text:p>26302052</text:p>
          </table:table-cell>
          <table:table-cell office:value-type="float" office:value="25942543" calcext:value-type="float">
            <text:p>25942543</text:p>
          </table:table-cell>
          <table:table-cell office:value-type="float" office:value="27038316" calcext:value-type="float">
            <text:p>27038316</text:p>
          </table:table-cell>
          <table:table-cell office:value-type="float" office:value="26199752" calcext:value-type="float">
            <text:p>26199752</text:p>
          </table:table-cell>
          <table:table-cell office:value-type="float" office:value="26428903" calcext:value-type="float">
            <text:p>26428903</text:p>
          </table:table-cell>
          <table:table-cell office:value-type="float" office:value="29243599" calcext:value-type="float">
            <text:p>29243599</text:p>
          </table:table-cell>
          <table:table-cell office:value-type="float" office:value="25887594" calcext:value-type="float">
            <text:p>25887594</text:p>
          </table:table-cell>
          <table:table-cell office:value-type="float" office:value="26931047" calcext:value-type="float">
            <text:p>26931047</text:p>
          </table:table-cell>
          <table:table-cell table:formula="of:=MIN([.A548:.J548])" office:value-type="float" office:value="25887594" calcext:value-type="float">
            <text:p>25887594</text:p>
          </table:table-cell>
        </table:table-row>
        <table:table-row table:style-name="ro1">
          <table:table-cell office:value-type="float" office:value="27427638" calcext:value-type="float">
            <text:p>27427638</text:p>
          </table:table-cell>
          <table:table-cell office:value-type="float" office:value="27878047" calcext:value-type="float">
            <text:p>27878047</text:p>
          </table:table-cell>
          <table:table-cell office:value-type="float" office:value="27312770" calcext:value-type="float">
            <text:p>27312770</text:p>
          </table:table-cell>
          <table:table-cell office:value-type="float" office:value="27382626" calcext:value-type="float">
            <text:p>27382626</text:p>
          </table:table-cell>
          <table:table-cell office:value-type="float" office:value="27870156" calcext:value-type="float">
            <text:p>27870156</text:p>
          </table:table-cell>
          <table:table-cell office:value-type="float" office:value="28982589" calcext:value-type="float">
            <text:p>28982589</text:p>
          </table:table-cell>
          <table:table-cell office:value-type="float" office:value="27738043" calcext:value-type="float">
            <text:p>27738043</text:p>
          </table:table-cell>
          <table:table-cell office:value-type="float" office:value="31727720" calcext:value-type="float">
            <text:p>31727720</text:p>
          </table:table-cell>
          <table:table-cell office:value-type="float" office:value="28136426" calcext:value-type="float">
            <text:p>28136426</text:p>
          </table:table-cell>
          <table:table-cell office:value-type="float" office:value="27928028" calcext:value-type="float">
            <text:p>27928028</text:p>
          </table:table-cell>
          <table:table-cell table:formula="of:=MIN([.A549:.J549])" office:value-type="float" office:value="27312770" calcext:value-type="float">
            <text:p>27312770</text:p>
          </table:table-cell>
        </table:table-row>
        <table:table-row table:style-name="ro1">
          <table:table-cell office:value-type="float" office:value="27674325" calcext:value-type="float">
            <text:p>27674325</text:p>
          </table:table-cell>
          <table:table-cell office:value-type="float" office:value="27541921" calcext:value-type="float">
            <text:p>27541921</text:p>
          </table:table-cell>
          <table:table-cell office:value-type="float" office:value="26488237" calcext:value-type="float">
            <text:p>26488237</text:p>
          </table:table-cell>
          <table:table-cell office:value-type="float" office:value="27094142" calcext:value-type="float">
            <text:p>27094142</text:p>
          </table:table-cell>
          <table:table-cell office:value-type="float" office:value="26598721" calcext:value-type="float">
            <text:p>26598721</text:p>
          </table:table-cell>
          <table:table-cell office:value-type="float" office:value="26770291" calcext:value-type="float">
            <text:p>26770291</text:p>
          </table:table-cell>
          <table:table-cell office:value-type="float" office:value="27578164" calcext:value-type="float">
            <text:p>27578164</text:p>
          </table:table-cell>
          <table:table-cell office:value-type="float" office:value="29395878" calcext:value-type="float">
            <text:p>29395878</text:p>
          </table:table-cell>
          <table:table-cell office:value-type="float" office:value="27886231" calcext:value-type="float">
            <text:p>27886231</text:p>
          </table:table-cell>
          <table:table-cell office:value-type="float" office:value="27521753" calcext:value-type="float">
            <text:p>27521753</text:p>
          </table:table-cell>
          <table:table-cell table:formula="of:=MIN([.A550:.J550])" office:value-type="float" office:value="26488237" calcext:value-type="float">
            <text:p>26488237</text:p>
          </table:table-cell>
        </table:table-row>
        <table:table-row table:style-name="ro1">
          <table:table-cell office:value-type="float" office:value="26926371" calcext:value-type="float">
            <text:p>26926371</text:p>
          </table:table-cell>
          <table:table-cell office:value-type="float" office:value="26033736" calcext:value-type="float">
            <text:p>26033736</text:p>
          </table:table-cell>
          <table:table-cell office:value-type="float" office:value="26607489" calcext:value-type="float">
            <text:p>26607489</text:p>
          </table:table-cell>
          <table:table-cell office:value-type="float" office:value="25779449" calcext:value-type="float">
            <text:p>25779449</text:p>
          </table:table-cell>
          <table:table-cell office:value-type="float" office:value="26806242" calcext:value-type="float">
            <text:p>26806242</text:p>
          </table:table-cell>
          <table:table-cell office:value-type="float" office:value="26733756" calcext:value-type="float">
            <text:p>26733756</text:p>
          </table:table-cell>
          <table:table-cell office:value-type="float" office:value="26871421" calcext:value-type="float">
            <text:p>26871421</text:p>
          </table:table-cell>
          <table:table-cell office:value-type="float" office:value="34303326" calcext:value-type="float">
            <text:p>34303326</text:p>
          </table:table-cell>
          <table:table-cell office:value-type="float" office:value="25934067" calcext:value-type="float">
            <text:p>25934067</text:p>
          </table:table-cell>
          <table:table-cell office:value-type="float" office:value="25990478" calcext:value-type="float">
            <text:p>25990478</text:p>
          </table:table-cell>
          <table:table-cell table:formula="of:=MIN([.A551:.J551])" office:value-type="float" office:value="25779449" calcext:value-type="float">
            <text:p>25779449</text:p>
          </table:table-cell>
        </table:table-row>
        <table:table-row table:style-name="ro1">
          <table:table-cell office:value-type="float" office:value="28219143" calcext:value-type="float">
            <text:p>28219143</text:p>
          </table:table-cell>
          <table:table-cell office:value-type="float" office:value="27783640" calcext:value-type="float">
            <text:p>27783640</text:p>
          </table:table-cell>
          <table:table-cell office:value-type="float" office:value="27603593" calcext:value-type="float">
            <text:p>27603593</text:p>
          </table:table-cell>
          <table:table-cell office:value-type="float" office:value="28005191" calcext:value-type="float">
            <text:p>28005191</text:p>
          </table:table-cell>
          <table:table-cell office:value-type="float" office:value="27648312" calcext:value-type="float">
            <text:p>27648312</text:p>
          </table:table-cell>
          <table:table-cell office:value-type="float" office:value="28121812" calcext:value-type="float">
            <text:p>28121812</text:p>
          </table:table-cell>
          <table:table-cell office:value-type="float" office:value="27858757" calcext:value-type="float">
            <text:p>27858757</text:p>
          </table:table-cell>
          <table:table-cell office:value-type="float" office:value="27388179" calcext:value-type="float">
            <text:p>27388179</text:p>
          </table:table-cell>
          <table:table-cell office:value-type="float" office:value="27648604" calcext:value-type="float">
            <text:p>27648604</text:p>
          </table:table-cell>
          <table:table-cell office:value-type="float" office:value="27760550" calcext:value-type="float">
            <text:p>27760550</text:p>
          </table:table-cell>
          <table:table-cell table:formula="of:=MIN([.A552:.J552])" office:value-type="float" office:value="27388179" calcext:value-type="float">
            <text:p>27388179</text:p>
          </table:table-cell>
        </table:table-row>
        <table:table-row table:style-name="ro1">
          <table:table-cell office:value-type="float" office:value="26009476" calcext:value-type="float">
            <text:p>26009476</text:p>
          </table:table-cell>
          <table:table-cell office:value-type="float" office:value="26788413" calcext:value-type="float">
            <text:p>26788413</text:p>
          </table:table-cell>
          <table:table-cell office:value-type="float" office:value="25827675" calcext:value-type="float">
            <text:p>25827675</text:p>
          </table:table-cell>
          <table:table-cell office:value-type="float" office:value="26713588" calcext:value-type="float">
            <text:p>26713588</text:p>
          </table:table-cell>
          <table:table-cell office:value-type="float" office:value="26268731" calcext:value-type="float">
            <text:p>26268731</text:p>
          </table:table-cell>
          <table:table-cell office:value-type="float" office:value="26701312" calcext:value-type="float">
            <text:p>26701312</text:p>
          </table:table-cell>
          <table:table-cell office:value-type="float" office:value="26508697" calcext:value-type="float">
            <text:p>26508697</text:p>
          </table:table-cell>
          <table:table-cell office:value-type="float" office:value="26567154" calcext:value-type="float">
            <text:p>26567154</text:p>
          </table:table-cell>
          <table:table-cell office:value-type="float" office:value="26767076" calcext:value-type="float">
            <text:p>26767076</text:p>
          </table:table-cell>
          <table:table-cell office:value-type="float" office:value="26906496" calcext:value-type="float">
            <text:p>26906496</text:p>
          </table:table-cell>
          <table:table-cell table:formula="of:=MIN([.A553:.J553])" office:value-type="float" office:value="25827675" calcext:value-type="float">
            <text:p>25827675</text:p>
          </table:table-cell>
        </table:table-row>
        <table:table-row table:style-name="ro1">
          <table:table-cell office:value-type="float" office:value="27484341" calcext:value-type="float">
            <text:p>27484341</text:p>
          </table:table-cell>
          <table:table-cell office:value-type="float" office:value="27378534" calcext:value-type="float">
            <text:p>27378534</text:p>
          </table:table-cell>
          <table:table-cell office:value-type="float" office:value="27335276" calcext:value-type="float">
            <text:p>27335276</text:p>
          </table:table-cell>
          <table:table-cell office:value-type="float" office:value="27265128" calcext:value-type="float">
            <text:p>27265128</text:p>
          </table:table-cell>
          <table:table-cell office:value-type="float" office:value="27469142" calcext:value-type="float">
            <text:p>27469142</text:p>
          </table:table-cell>
          <table:table-cell office:value-type="float" office:value="27334983" calcext:value-type="float">
            <text:p>27334983</text:p>
          </table:table-cell>
          <table:table-cell office:value-type="float" office:value="27921598" calcext:value-type="float">
            <text:p>27921598</text:p>
          </table:table-cell>
          <table:table-cell office:value-type="float" office:value="27491648" calcext:value-type="float">
            <text:p>27491648</text:p>
          </table:table-cell>
          <table:table-cell office:value-type="float" office:value="27790362" calcext:value-type="float">
            <text:p>27790362</text:p>
          </table:table-cell>
          <table:table-cell office:value-type="float" office:value="27694493" calcext:value-type="float">
            <text:p>27694493</text:p>
          </table:table-cell>
          <table:table-cell table:formula="of:=MIN([.A554:.J554])" office:value-type="float" office:value="27265128" calcext:value-type="float">
            <text:p>27265128</text:p>
          </table:table-cell>
        </table:table-row>
        <table:table-row table:style-name="ro1">
          <table:table-cell office:value-type="float" office:value="26461931" calcext:value-type="float">
            <text:p>26461931</text:p>
          </table:table-cell>
          <table:table-cell office:value-type="float" office:value="26238042" calcext:value-type="float">
            <text:p>26238042</text:p>
          </table:table-cell>
          <table:table-cell office:value-type="float" office:value="26599597" calcext:value-type="float">
            <text:p>26599597</text:p>
          </table:table-cell>
          <table:table-cell office:value-type="float" office:value="26084008" calcext:value-type="float">
            <text:p>26084008</text:p>
          </table:table-cell>
          <table:table-cell office:value-type="float" office:value="26340341" calcext:value-type="float">
            <text:p>26340341</text:p>
          </table:table-cell>
          <table:table-cell office:value-type="float" office:value="27069005" calcext:value-type="float">
            <text:p>27069005</text:p>
          </table:table-cell>
          <table:table-cell office:value-type="float" office:value="26914679" calcext:value-type="float">
            <text:p>26914679</text:p>
          </table:table-cell>
          <table:table-cell office:value-type="float" office:value="26691959" calcext:value-type="float">
            <text:p>26691959</text:p>
          </table:table-cell>
          <table:table-cell office:value-type="float" office:value="26164971" calcext:value-type="float">
            <text:p>26164971</text:p>
          </table:table-cell>
          <table:table-cell office:value-type="float" office:value="25831767" calcext:value-type="float">
            <text:p>25831767</text:p>
          </table:table-cell>
          <table:table-cell table:formula="of:=MIN([.A555:.J555])" office:value-type="float" office:value="25831767" calcext:value-type="float">
            <text:p>25831767</text:p>
          </table:table-cell>
        </table:table-row>
        <table:table-row table:style-name="ro1">
          <table:table-cell office:value-type="float" office:value="26642271" calcext:value-type="float">
            <text:p>26642271</text:p>
          </table:table-cell>
          <table:table-cell office:value-type="float" office:value="27276527" calcext:value-type="float">
            <text:p>27276527</text:p>
          </table:table-cell>
          <table:table-cell office:value-type="float" office:value="26260256" calcext:value-type="float">
            <text:p>26260256</text:p>
          </table:table-cell>
          <table:table-cell office:value-type="float" office:value="26812088" calcext:value-type="float">
            <text:p>26812088</text:p>
          </table:table-cell>
          <table:table-cell office:value-type="float" office:value="26404352" calcext:value-type="float">
            <text:p>26404352</text:p>
          </table:table-cell>
          <table:table-cell office:value-type="float" office:value="26945954" calcext:value-type="float">
            <text:p>26945954</text:p>
          </table:table-cell>
          <table:table-cell office:value-type="float" office:value="26364308" calcext:value-type="float">
            <text:p>26364308</text:p>
          </table:table-cell>
          <table:table-cell office:value-type="float" office:value="26492913" calcext:value-type="float">
            <text:p>26492913</text:p>
          </table:table-cell>
          <table:table-cell office:value-type="float" office:value="27081866" calcext:value-type="float">
            <text:p>27081866</text:p>
          </table:table-cell>
          <table:table-cell office:value-type="float" office:value="26890420" calcext:value-type="float">
            <text:p>26890420</text:p>
          </table:table-cell>
          <table:table-cell table:formula="of:=MIN([.A556:.J556])" office:value-type="float" office:value="26260256" calcext:value-type="float">
            <text:p>26260256</text:p>
          </table:table-cell>
        </table:table-row>
        <table:table-row table:style-name="ro1">
          <table:table-cell office:value-type="float" office:value="27625514" calcext:value-type="float">
            <text:p>27625514</text:p>
          </table:table-cell>
          <table:table-cell office:value-type="float" office:value="26874344" calcext:value-type="float">
            <text:p>26874344</text:p>
          </table:table-cell>
          <table:table-cell office:value-type="float" office:value="27480249" calcext:value-type="float">
            <text:p>27480249</text:p>
          </table:table-cell>
          <table:table-cell office:value-type="float" office:value="27541629" calcext:value-type="float">
            <text:p>27541629</text:p>
          </table:table-cell>
          <table:table-cell office:value-type="float" office:value="27468557" calcext:value-type="float">
            <text:p>27468557</text:p>
          </table:table-cell>
          <table:table-cell office:value-type="float" office:value="26778767" calcext:value-type="float">
            <text:p>26778767</text:p>
          </table:table-cell>
          <table:table-cell office:value-type="float" office:value="27650359" calcext:value-type="float">
            <text:p>27650359</text:p>
          </table:table-cell>
          <table:table-cell office:value-type="float" office:value="27432899" calcext:value-type="float">
            <text:p>27432899</text:p>
          </table:table-cell>
          <table:table-cell office:value-type="float" office:value="27799423" calcext:value-type="float">
            <text:p>27799423</text:p>
          </table:table-cell>
          <table:table-cell office:value-type="float" office:value="27756750" calcext:value-type="float">
            <text:p>27756750</text:p>
          </table:table-cell>
          <table:table-cell table:formula="of:=MIN([.A557:.J557])" office:value-type="float" office:value="26778767" calcext:value-type="float">
            <text:p>26778767</text:p>
          </table:table-cell>
        </table:table-row>
        <table:table-row table:style-name="ro1">
          <table:table-cell office:value-type="float" office:value="26747785" calcext:value-type="float">
            <text:p>26747785</text:p>
          </table:table-cell>
          <table:table-cell office:value-type="float" office:value="27015517" calcext:value-type="float">
            <text:p>27015517</text:p>
          </table:table-cell>
          <table:table-cell office:value-type="float" office:value="26572707" calcext:value-type="float">
            <text:p>26572707</text:p>
          </table:table-cell>
          <table:table-cell office:value-type="float" office:value="26362263" calcext:value-type="float">
            <text:p>26362263</text:p>
          </table:table-cell>
          <table:table-cell office:value-type="float" office:value="26733755" calcext:value-type="float">
            <text:p>26733755</text:p>
          </table:table-cell>
          <table:table-cell office:value-type="float" office:value="26973429" calcext:value-type="float">
            <text:p>26973429</text:p>
          </table:table-cell>
          <table:table-cell office:value-type="float" office:value="27191765" calcext:value-type="float">
            <text:p>27191765</text:p>
          </table:table-cell>
          <table:table-cell office:value-type="float" office:value="27234730" calcext:value-type="float">
            <text:p>27234730</text:p>
          </table:table-cell>
          <table:table-cell office:value-type="float" office:value="26376585" calcext:value-type="float">
            <text:p>26376585</text:p>
          </table:table-cell>
          <table:table-cell office:value-type="float" office:value="26435626" calcext:value-type="float">
            <text:p>26435626</text:p>
          </table:table-cell>
          <table:table-cell table:formula="of:=MIN([.A558:.J558])" office:value-type="float" office:value="26362263" calcext:value-type="float">
            <text:p>26362263</text:p>
          </table:table-cell>
        </table:table-row>
        <table:table-row table:style-name="ro1">
          <table:table-cell office:value-type="float" office:value="27730152" calcext:value-type="float">
            <text:p>27730152</text:p>
          </table:table-cell>
          <table:table-cell office:value-type="float" office:value="27244960" calcext:value-type="float">
            <text:p>27244960</text:p>
          </table:table-cell>
          <table:table-cell office:value-type="float" office:value="26123175" calcext:value-type="float">
            <text:p>26123175</text:p>
          </table:table-cell>
          <table:table-cell office:value-type="float" office:value="26554001" calcext:value-type="float">
            <text:p>26554001</text:p>
          </table:table-cell>
          <table:table-cell office:value-type="float" office:value="25982294" calcext:value-type="float">
            <text:p>25982294</text:p>
          </table:table-cell>
          <table:table-cell office:value-type="float" office:value="26479760" calcext:value-type="float">
            <text:p>26479760</text:p>
          </table:table-cell>
          <table:table-cell office:value-type="float" office:value="27641297" calcext:value-type="float">
            <text:p>27641297</text:p>
          </table:table-cell>
          <table:table-cell office:value-type="float" office:value="26128143" calcext:value-type="float">
            <text:p>26128143</text:p>
          </table:table-cell>
          <table:table-cell office:value-type="float" office:value="26784321" calcext:value-type="float">
            <text:p>26784321</text:p>
          </table:table-cell>
          <table:table-cell office:value-type="float" office:value="26603690" calcext:value-type="float">
            <text:p>26603690</text:p>
          </table:table-cell>
          <table:table-cell table:formula="of:=MIN([.A559:.J559])" office:value-type="float" office:value="25982294" calcext:value-type="float">
            <text:p>25982294</text:p>
          </table:table-cell>
        </table:table-row>
        <table:table-row table:style-name="ro1">
          <table:table-cell office:value-type="float" office:value="27707062" calcext:value-type="float">
            <text:p>27707062</text:p>
          </table:table-cell>
          <table:table-cell office:value-type="float" office:value="27944688" calcext:value-type="float">
            <text:p>27944688</text:p>
          </table:table-cell>
          <table:table-cell office:value-type="float" office:value="27928612" calcext:value-type="float">
            <text:p>27928612</text:p>
          </table:table-cell>
          <table:table-cell office:value-type="float" office:value="28082354" calcext:value-type="float">
            <text:p>28082354</text:p>
          </table:table-cell>
          <table:table-cell office:value-type="float" office:value="27806730" calcext:value-type="float">
            <text:p>27806730</text:p>
          </table:table-cell>
          <table:table-cell office:value-type="float" office:value="27413023" calcext:value-type="float">
            <text:p>27413023</text:p>
          </table:table-cell>
          <table:table-cell office:value-type="float" office:value="28626587" calcext:value-type="float">
            <text:p>28626587</text:p>
          </table:table-cell>
          <table:table-cell office:value-type="float" office:value="28227327" calcext:value-type="float">
            <text:p>28227327</text:p>
          </table:table-cell>
          <table:table-cell office:value-type="float" office:value="28735316" calcext:value-type="float">
            <text:p>28735316</text:p>
          </table:table-cell>
          <table:table-cell office:value-type="float" office:value="27980347" calcext:value-type="float">
            <text:p>27980347</text:p>
          </table:table-cell>
          <table:table-cell table:formula="of:=MIN([.A560:.J560])" office:value-type="float" office:value="27413023" calcext:value-type="float">
            <text:p>27413023</text:p>
          </table:table-cell>
        </table:table-row>
        <table:table-row table:style-name="ro1">
          <table:table-cell office:value-type="float" office:value="26778475" calcext:value-type="float">
            <text:p>26778475</text:p>
          </table:table-cell>
          <table:table-cell office:value-type="float" office:value="26020583" calcext:value-type="float">
            <text:p>26020583</text:p>
          </table:table-cell>
          <table:table-cell office:value-type="float" office:value="26720895" calcext:value-type="float">
            <text:p>26720895</text:p>
          </table:table-cell>
          <table:table-cell office:value-type="float" office:value="25897239" calcext:value-type="float">
            <text:p>25897239</text:p>
          </table:table-cell>
          <table:table-cell office:value-type="float" office:value="26537341" calcext:value-type="float">
            <text:p>26537341</text:p>
          </table:table-cell>
          <table:table-cell office:value-type="float" office:value="26616258" calcext:value-type="float">
            <text:p>26616258</text:p>
          </table:table-cell>
          <table:table-cell office:value-type="float" office:value="26278377" calcext:value-type="float">
            <text:p>26278377</text:p>
          </table:table-cell>
          <table:table-cell office:value-type="float" office:value="26643440" calcext:value-type="float">
            <text:p>26643440</text:p>
          </table:table-cell>
          <table:table-cell office:value-type="float" office:value="28450924" calcext:value-type="float">
            <text:p>28450924</text:p>
          </table:table-cell>
          <table:table-cell office:value-type="float" office:value="25770972" calcext:value-type="float">
            <text:p>25770972</text:p>
          </table:table-cell>
          <table:table-cell table:formula="of:=MIN([.A561:.J561])" office:value-type="float" office:value="25770972" calcext:value-type="float">
            <text:p>25770972</text:p>
          </table:table-cell>
        </table:table-row>
        <table:table-row table:style-name="ro1">
          <table:table-cell office:value-type="float" office:value="31092002" calcext:value-type="float">
            <text:p>31092002</text:p>
          </table:table-cell>
          <table:table-cell office:value-type="float" office:value="27482002" calcext:value-type="float">
            <text:p>27482002</text:p>
          </table:table-cell>
          <table:table-cell office:value-type="float" office:value="27712030" calcext:value-type="float">
            <text:p>27712030</text:p>
          </table:table-cell>
          <table:table-cell office:value-type="float" office:value="27230054" calcext:value-type="float">
            <text:p>27230054</text:p>
          </table:table-cell>
          <table:table-cell office:value-type="float" office:value="26758600" calcext:value-type="float">
            <text:p>26758600</text:p>
          </table:table-cell>
          <table:table-cell office:value-type="float" office:value="27365089" calcext:value-type="float">
            <text:p>27365089</text:p>
          </table:table-cell>
          <table:table-cell office:value-type="float" office:value="27683679" calcext:value-type="float">
            <text:p>27683679</text:p>
          </table:table-cell>
          <table:table-cell office:value-type="float" office:value="26911172" calcext:value-type="float">
            <text:p>26911172</text:p>
          </table:table-cell>
          <table:table-cell office:value-type="float" office:value="26971967" calcext:value-type="float">
            <text:p>26971967</text:p>
          </table:table-cell>
          <table:table-cell office:value-type="float" office:value="27809946" calcext:value-type="float">
            <text:p>27809946</text:p>
          </table:table-cell>
          <table:table-cell table:formula="of:=MIN([.A562:.J562])" office:value-type="float" office:value="26758600" calcext:value-type="float">
            <text:p>26758600</text:p>
          </table:table-cell>
        </table:table-row>
        <table:table-row table:style-name="ro1">
          <table:table-cell office:value-type="float" office:value="26190108" calcext:value-type="float">
            <text:p>26190108</text:p>
          </table:table-cell>
          <table:table-cell office:value-type="float" office:value="24650648" calcext:value-type="float">
            <text:p>24650648</text:p>
          </table:table-cell>
          <table:table-cell office:value-type="float" office:value="25360897" calcext:value-type="float">
            <text:p>25360897</text:p>
          </table:table-cell>
          <table:table-cell office:value-type="float" office:value="24625511" calcext:value-type="float">
            <text:p>24625511</text:p>
          </table:table-cell>
          <table:table-cell office:value-type="float" office:value="25161268" calcext:value-type="float">
            <text:p>25161268</text:p>
          </table:table-cell>
          <table:table-cell office:value-type="float" office:value="24609728" calcext:value-type="float">
            <text:p>24609728</text:p>
          </table:table-cell>
          <table:table-cell office:value-type="float" office:value="24888274" calcext:value-type="float">
            <text:p>24888274</text:p>
          </table:table-cell>
          <table:table-cell office:value-type="float" office:value="25438645" calcext:value-type="float">
            <text:p>25438645</text:p>
          </table:table-cell>
          <table:table-cell office:value-type="float" office:value="26325143" calcext:value-type="float">
            <text:p>26325143</text:p>
          </table:table-cell>
          <table:table-cell office:value-type="float" office:value="25814815" calcext:value-type="float">
            <text:p>25814815</text:p>
          </table:table-cell>
          <table:table-cell table:formula="of:=MIN([.A563:.J563])" office:value-type="float" office:value="24609728" calcext:value-type="float">
            <text:p>24609728</text:p>
          </table:table-cell>
        </table:table-row>
        <table:table-row table:style-name="ro1">
          <table:table-cell office:value-type="float" office:value="25989308" calcext:value-type="float">
            <text:p>25989308</text:p>
          </table:table-cell>
          <table:table-cell office:value-type="float" office:value="27020486" calcext:value-type="float">
            <text:p>27020486</text:p>
          </table:table-cell>
          <table:table-cell office:value-type="float" office:value="26656008" calcext:value-type="float">
            <text:p>26656008</text:p>
          </table:table-cell>
          <table:table-cell office:value-type="float" office:value="26517465" calcext:value-type="float">
            <text:p>26517465</text:p>
          </table:table-cell>
          <table:table-cell office:value-type="float" office:value="26520973" calcext:value-type="float">
            <text:p>26520973</text:p>
          </table:table-cell>
          <table:table-cell office:value-type="float" office:value="26734925" calcext:value-type="float">
            <text:p>26734925</text:p>
          </table:table-cell>
          <table:table-cell office:value-type="float" office:value="26652500" calcext:value-type="float">
            <text:p>26652500</text:p>
          </table:table-cell>
          <table:table-cell office:value-type="float" office:value="26580599" calcext:value-type="float">
            <text:p>26580599</text:p>
          </table:table-cell>
          <table:table-cell office:value-type="float" office:value="29100672" calcext:value-type="float">
            <text:p>29100672</text:p>
          </table:table-cell>
          <table:table-cell office:value-type="float" office:value="26176370" calcext:value-type="float">
            <text:p>26176370</text:p>
          </table:table-cell>
          <table:table-cell table:formula="of:=MIN([.A564:.J564])" office:value-type="float" office:value="25989308" calcext:value-type="float">
            <text:p>25989308</text:p>
          </table:table-cell>
        </table:table-row>
        <table:table-row table:style-name="ro1">
          <table:table-cell office:value-type="float" office:value="27564134" calcext:value-type="float">
            <text:p>27564134</text:p>
          </table:table-cell>
          <table:table-cell office:value-type="float" office:value="27824560" calcext:value-type="float">
            <text:p>27824560</text:p>
          </table:table-cell>
          <table:table-cell office:value-type="float" office:value="29450536" calcext:value-type="float">
            <text:p>29450536</text:p>
          </table:table-cell>
          <table:table-cell office:value-type="float" office:value="27572026" calcext:value-type="float">
            <text:p>27572026</text:p>
          </table:table-cell>
          <table:table-cell office:value-type="float" office:value="26967291" calcext:value-type="float">
            <text:p>26967291</text:p>
          </table:table-cell>
          <table:table-cell office:value-type="float" office:value="27610608" calcext:value-type="float">
            <text:p>27610608</text:p>
          </table:table-cell>
          <table:table-cell office:value-type="float" office:value="27914875" calcext:value-type="float">
            <text:p>27914875</text:p>
          </table:table-cell>
          <table:table-cell office:value-type="float" office:value="27605054" calcext:value-type="float">
            <text:p>27605054</text:p>
          </table:table-cell>
          <table:table-cell office:value-type="float" office:value="29972555" calcext:value-type="float">
            <text:p>29972555</text:p>
          </table:table-cell>
          <table:table-cell office:value-type="float" office:value="27506262" calcext:value-type="float">
            <text:p>27506262</text:p>
          </table:table-cell>
          <table:table-cell table:formula="of:=MIN([.A565:.J565])" office:value-type="float" office:value="26967291" calcext:value-type="float">
            <text:p>26967291</text:p>
          </table:table-cell>
        </table:table-row>
        <table:table-row table:style-name="ro1">
          <table:table-cell office:value-type="float" office:value="26751293" calcext:value-type="float">
            <text:p>26751293</text:p>
          </table:table-cell>
          <table:table-cell office:value-type="float" office:value="26807996" calcext:value-type="float">
            <text:p>26807996</text:p>
          </table:table-cell>
          <table:table-cell office:value-type="float" office:value="25858073" calcext:value-type="float">
            <text:p>25858073</text:p>
          </table:table-cell>
          <table:table-cell office:value-type="float" office:value="26706573" calcext:value-type="float">
            <text:p>26706573</text:p>
          </table:table-cell>
          <table:table-cell office:value-type="float" office:value="26885159" calcext:value-type="float">
            <text:p>26885159</text:p>
          </table:table-cell>
          <table:table-cell office:value-type="float" office:value="25883793" calcext:value-type="float">
            <text:p>25883793</text:p>
          </table:table-cell>
          <table:table-cell office:value-type="float" office:value="26965537" calcext:value-type="float">
            <text:p>26965537</text:p>
          </table:table-cell>
          <table:table-cell office:value-type="float" office:value="26752754" calcext:value-type="float">
            <text:p>26752754</text:p>
          </table:table-cell>
          <table:table-cell office:value-type="float" office:value="28855445" calcext:value-type="float">
            <text:p>28855445</text:p>
          </table:table-cell>
          <table:table-cell office:value-type="float" office:value="26715049" calcext:value-type="float">
            <text:p>26715049</text:p>
          </table:table-cell>
          <table:table-cell table:formula="of:=MIN([.A566:.J566])" office:value-type="float" office:value="25858073" calcext:value-type="float">
            <text:p>25858073</text:p>
          </table:table-cell>
        </table:table-row>
        <table:table-row table:style-name="ro1">
          <table:table-cell office:value-type="float" office:value="27362458" calcext:value-type="float">
            <text:p>27362458</text:p>
          </table:table-cell>
          <table:table-cell office:value-type="float" office:value="26110606" calcext:value-type="float">
            <text:p>26110606</text:p>
          </table:table-cell>
          <table:table-cell office:value-type="float" office:value="26615088" calcext:value-type="float">
            <text:p>26615088</text:p>
          </table:table-cell>
          <table:table-cell office:value-type="float" office:value="26034612" calcext:value-type="float">
            <text:p>26034612</text:p>
          </table:table-cell>
          <table:table-cell office:value-type="float" office:value="26559846" calcext:value-type="float">
            <text:p>26559846</text:p>
          </table:table-cell>
          <table:table-cell office:value-type="float" office:value="26755970" calcext:value-type="float">
            <text:p>26755970</text:p>
          </table:table-cell>
          <table:table-cell office:value-type="float" office:value="26123467" calcext:value-type="float">
            <text:p>26123467</text:p>
          </table:table-cell>
          <table:table-cell office:value-type="float" office:value="26796304" calcext:value-type="float">
            <text:p>26796304</text:p>
          </table:table-cell>
          <table:table-cell office:value-type="float" office:value="30165170" calcext:value-type="float">
            <text:p>30165170</text:p>
          </table:table-cell>
          <table:table-cell office:value-type="float" office:value="26120251" calcext:value-type="float">
            <text:p>26120251</text:p>
          </table:table-cell>
          <table:table-cell table:formula="of:=MIN([.A567:.J567])" office:value-type="float" office:value="26034612" calcext:value-type="float">
            <text:p>26034612</text:p>
          </table:table-cell>
        </table:table-row>
        <table:table-row table:style-name="ro1">
          <table:table-cell office:value-type="float" office:value="27631944" calcext:value-type="float">
            <text:p>27631944</text:p>
          </table:table-cell>
          <table:table-cell office:value-type="float" office:value="27767856" calcext:value-type="float">
            <text:p>27767856</text:p>
          </table:table-cell>
          <table:table-cell office:value-type="float" office:value="27480542" calcext:value-type="float">
            <text:p>27480542</text:p>
          </table:table-cell>
          <table:table-cell office:value-type="float" office:value="27177443" calcext:value-type="float">
            <text:p>27177443</text:p>
          </table:table-cell>
          <table:table-cell office:value-type="float" office:value="26715926" calcext:value-type="float">
            <text:p>26715926</text:p>
          </table:table-cell>
          <table:table-cell office:value-type="float" office:value="27314524" calcext:value-type="float">
            <text:p>27314524</text:p>
          </table:table-cell>
          <table:table-cell office:value-type="float" office:value="27401040" calcext:value-type="float">
            <text:p>27401040</text:p>
          </table:table-cell>
          <table:table-cell office:value-type="float" office:value="27614115" calcext:value-type="float">
            <text:p>27614115</text:p>
          </table:table-cell>
          <table:table-cell office:value-type="float" office:value="31314138" calcext:value-type="float">
            <text:p>31314138</text:p>
          </table:table-cell>
          <table:table-cell office:value-type="float" office:value="27682217" calcext:value-type="float">
            <text:p>27682217</text:p>
          </table:table-cell>
          <table:table-cell table:formula="of:=MIN([.A568:.J568])" office:value-type="float" office:value="26715926" calcext:value-type="float">
            <text:p>26715926</text:p>
          </table:table-cell>
        </table:table-row>
        <table:table-row table:style-name="ro1">
          <table:table-cell office:value-type="float" office:value="26895096" calcext:value-type="float">
            <text:p>26895096</text:p>
          </table:table-cell>
          <table:table-cell office:value-type="float" office:value="26693713" calcext:value-type="float">
            <text:p>26693713</text:p>
          </table:table-cell>
          <table:table-cell office:value-type="float" office:value="25974695" calcext:value-type="float">
            <text:p>25974695</text:p>
          </table:table-cell>
          <table:table-cell office:value-type="float" office:value="26048057" calcext:value-type="float">
            <text:p>26048057</text:p>
          </table:table-cell>
          <table:table-cell office:value-type="float" office:value="26690498" calcext:value-type="float">
            <text:p>26690498</text:p>
          </table:table-cell>
          <table:table-cell office:value-type="float" office:value="26032566" calcext:value-type="float">
            <text:p>26032566</text:p>
          </table:table-cell>
          <table:table-cell office:value-type="float" office:value="26800396" calcext:value-type="float">
            <text:p>26800396</text:p>
          </table:table-cell>
          <table:table-cell office:value-type="float" office:value="26087516" calcext:value-type="float">
            <text:p>26087516</text:p>
          </table:table-cell>
          <table:table-cell office:value-type="float" office:value="28939915" calcext:value-type="float">
            <text:p>28939915</text:p>
          </table:table-cell>
          <table:table-cell office:value-type="float" office:value="26812672" calcext:value-type="float">
            <text:p>26812672</text:p>
          </table:table-cell>
          <table:table-cell table:formula="of:=MIN([.A569:.J569])" office:value-type="float" office:value="25974695" calcext:value-type="float">
            <text:p>25974695</text:p>
          </table:table-cell>
        </table:table-row>
        <table:table-row table:style-name="ro1">
          <table:table-cell office:value-type="float" office:value="27837128" calcext:value-type="float">
            <text:p>27837128</text:p>
          </table:table-cell>
          <table:table-cell office:value-type="float" office:value="26875805" calcext:value-type="float">
            <text:p>26875805</text:p>
          </table:table-cell>
          <table:table-cell office:value-type="float" office:value="27238238" calcext:value-type="float">
            <text:p>27238238</text:p>
          </table:table-cell>
          <table:table-cell office:value-type="float" office:value="27516492" calcext:value-type="float">
            <text:p>27516492</text:p>
          </table:table-cell>
          <table:table-cell office:value-type="float" office:value="27435822" calcext:value-type="float">
            <text:p>27435822</text:p>
          </table:table-cell>
          <table:table-cell office:value-type="float" office:value="27356320" calcext:value-type="float">
            <text:p>27356320</text:p>
          </table:table-cell>
          <table:table-cell office:value-type="float" office:value="26914387" calcext:value-type="float">
            <text:p>26914387</text:p>
          </table:table-cell>
          <table:table-cell office:value-type="float" office:value="27658834" calcext:value-type="float">
            <text:p>27658834</text:p>
          </table:table-cell>
          <table:table-cell office:value-type="float" office:value="28781205" calcext:value-type="float">
            <text:p>28781205</text:p>
          </table:table-cell>
          <table:table-cell office:value-type="float" office:value="27380288" calcext:value-type="float">
            <text:p>27380288</text:p>
          </table:table-cell>
          <table:table-cell table:formula="of:=MIN([.A570:.J570])" office:value-type="float" office:value="26875805" calcext:value-type="float">
            <text:p>26875805</text:p>
          </table:table-cell>
        </table:table-row>
        <table:table-row table:style-name="ro1">
          <table:table-cell office:value-type="float" office:value="28388667" calcext:value-type="float">
            <text:p>28388667</text:p>
          </table:table-cell>
          <table:table-cell office:value-type="float" office:value="26664484" calcext:value-type="float">
            <text:p>26664484</text:p>
          </table:table-cell>
          <table:table-cell office:value-type="float" office:value="26973721" calcext:value-type="float">
            <text:p>26973721</text:p>
          </table:table-cell>
          <table:table-cell office:value-type="float" office:value="26721772" calcext:value-type="float">
            <text:p>26721772</text:p>
          </table:table-cell>
          <table:table-cell office:value-type="float" office:value="25802831" calcext:value-type="float">
            <text:p>25802831</text:p>
          </table:table-cell>
          <table:table-cell office:value-type="float" office:value="26568030" calcext:value-type="float">
            <text:p>26568030</text:p>
          </table:table-cell>
          <table:table-cell office:value-type="float" office:value="26601350" calcext:value-type="float">
            <text:p>26601350</text:p>
          </table:table-cell>
          <table:table-cell office:value-type="float" office:value="28357393" calcext:value-type="float">
            <text:p>28357393</text:p>
          </table:table-cell>
          <table:table-cell office:value-type="float" office:value="26527987" calcext:value-type="float">
            <text:p>26527987</text:p>
          </table:table-cell>
          <table:table-cell office:value-type="float" office:value="25739990" calcext:value-type="float">
            <text:p>25739990</text:p>
          </table:table-cell>
          <table:table-cell table:formula="of:=MIN([.A571:.J571])" office:value-type="float" office:value="25739990" calcext:value-type="float">
            <text:p>25739990</text:p>
          </table:table-cell>
        </table:table-row>
        <table:table-row table:style-name="ro1">
          <table:table-cell office:value-type="float" office:value="26889250" calcext:value-type="float">
            <text:p>26889250</text:p>
          </table:table-cell>
          <table:table-cell office:value-type="float" office:value="26823779" calcext:value-type="float">
            <text:p>26823779</text:p>
          </table:table-cell>
          <table:table-cell office:value-type="float" office:value="26200922" calcext:value-type="float">
            <text:p>26200922</text:p>
          </table:table-cell>
          <table:table-cell office:value-type="float" office:value="27860511" calcext:value-type="float">
            <text:p>27860511</text:p>
          </table:table-cell>
          <table:table-cell office:value-type="float" office:value="26600474" calcext:value-type="float">
            <text:p>26600474</text:p>
          </table:table-cell>
          <table:table-cell office:value-type="float" office:value="26121128" calcext:value-type="float">
            <text:p>26121128</text:p>
          </table:table-cell>
          <table:table-cell office:value-type="float" office:value="27085081" calcext:value-type="float">
            <text:p>27085081</text:p>
          </table:table-cell>
          <table:table-cell office:value-type="float" office:value="26558093" calcext:value-type="float">
            <text:p>26558093</text:p>
          </table:table-cell>
          <table:table-cell office:value-type="float" office:value="28173547" calcext:value-type="float">
            <text:p>28173547</text:p>
          </table:table-cell>
          <table:table-cell office:value-type="float" office:value="27080989" calcext:value-type="float">
            <text:p>27080989</text:p>
          </table:table-cell>
          <table:table-cell table:formula="of:=MIN([.A572:.J572])" office:value-type="float" office:value="26121128" calcext:value-type="float">
            <text:p>26121128</text:p>
          </table:table-cell>
        </table:table-row>
        <table:table-row table:style-name="ro1">
          <table:table-cell office:value-type="float" office:value="28027697" calcext:value-type="float">
            <text:p>28027697</text:p>
          </table:table-cell>
          <table:table-cell office:value-type="float" office:value="27256067" calcext:value-type="float">
            <text:p>27256067</text:p>
          </table:table-cell>
          <table:table-cell office:value-type="float" office:value="27733367" calcext:value-type="float">
            <text:p>27733367</text:p>
          </table:table-cell>
          <table:table-cell office:value-type="float" office:value="27194396" calcext:value-type="float">
            <text:p>27194396</text:p>
          </table:table-cell>
          <table:table-cell office:value-type="float" office:value="27645682" calcext:value-type="float">
            <text:p>27645682</text:p>
          </table:table-cell>
          <table:table-cell office:value-type="float" office:value="27728983" calcext:value-type="float">
            <text:p>27728983</text:p>
          </table:table-cell>
          <table:table-cell office:value-type="float" office:value="27098526" calcext:value-type="float">
            <text:p>27098526</text:p>
          </table:table-cell>
          <table:table-cell office:value-type="float" office:value="27968948" calcext:value-type="float">
            <text:p>27968948</text:p>
          </table:table-cell>
          <table:table-cell office:value-type="float" office:value="28219728" calcext:value-type="float">
            <text:p>28219728</text:p>
          </table:table-cell>
          <table:table-cell office:value-type="float" office:value="27718460" calcext:value-type="float">
            <text:p>27718460</text:p>
          </table:table-cell>
          <table:table-cell table:formula="of:=MIN([.A573:.J573])" office:value-type="float" office:value="27098526" calcext:value-type="float">
            <text:p>27098526</text:p>
          </table:table-cell>
        </table:table-row>
        <table:table-row table:style-name="ro1">
          <table:table-cell office:value-type="float" office:value="27169259" calcext:value-type="float">
            <text:p>27169259</text:p>
          </table:table-cell>
          <table:table-cell office:value-type="float" office:value="26553416" calcext:value-type="float">
            <text:p>26553416</text:p>
          </table:table-cell>
          <table:table-cell office:value-type="float" office:value="26413412" calcext:value-type="float">
            <text:p>26413412</text:p>
          </table:table-cell>
          <table:table-cell office:value-type="float" office:value="26884574" calcext:value-type="float">
            <text:p>26884574</text:p>
          </table:table-cell>
          <table:table-cell office:value-type="float" office:value="26115283" calcext:value-type="float">
            <text:p>26115283</text:p>
          </table:table-cell>
          <table:table-cell office:value-type="float" office:value="26503144" calcext:value-type="float">
            <text:p>26503144</text:p>
          </table:table-cell>
          <table:table-cell office:value-type="float" office:value="27061113" calcext:value-type="float">
            <text:p>27061113</text:p>
          </table:table-cell>
          <table:table-cell office:value-type="float" office:value="26837224" calcext:value-type="float">
            <text:p>26837224</text:p>
          </table:table-cell>
          <table:table-cell office:value-type="float" office:value="29274872" calcext:value-type="float">
            <text:p>29274872</text:p>
          </table:table-cell>
          <table:table-cell office:value-type="float" office:value="26067348" calcext:value-type="float">
            <text:p>26067348</text:p>
          </table:table-cell>
          <table:table-cell table:formula="of:=MIN([.A574:.J574])" office:value-type="float" office:value="26067348" calcext:value-type="float">
            <text:p>26067348</text:p>
          </table:table-cell>
        </table:table-row>
        <table:table-row table:style-name="ro1">
          <table:table-cell office:value-type="float" office:value="27496617" calcext:value-type="float">
            <text:p>27496617</text:p>
          </table:table-cell>
          <table:table-cell office:value-type="float" office:value="27681340" calcext:value-type="float">
            <text:p>27681340</text:p>
          </table:table-cell>
          <table:table-cell office:value-type="float" office:value="30655622" calcext:value-type="float">
            <text:p>30655622</text:p>
          </table:table-cell>
          <table:table-cell office:value-type="float" office:value="27582548" calcext:value-type="float">
            <text:p>27582548</text:p>
          </table:table-cell>
          <table:table-cell office:value-type="float" office:value="27380873" calcext:value-type="float">
            <text:p>27380873</text:p>
          </table:table-cell>
          <table:table-cell office:value-type="float" office:value="27585179" calcext:value-type="float">
            <text:p>27585179</text:p>
          </table:table-cell>
          <table:table-cell office:value-type="float" office:value="27661757" calcext:value-type="float">
            <text:p>27661757</text:p>
          </table:table-cell>
          <table:table-cell office:value-type="float" office:value="27840050" calcext:value-type="float">
            <text:p>27840050</text:p>
          </table:table-cell>
          <table:table-cell office:value-type="float" office:value="28502658" calcext:value-type="float">
            <text:p>28502658</text:p>
          </table:table-cell>
          <table:table-cell office:value-type="float" office:value="27845604" calcext:value-type="float">
            <text:p>27845604</text:p>
          </table:table-cell>
          <table:table-cell table:formula="of:=MIN([.A575:.J575])" office:value-type="float" office:value="27380873" calcext:value-type="float">
            <text:p>27380873</text:p>
          </table:table-cell>
        </table:table-row>
        <table:table-row table:style-name="ro1">
          <table:table-cell office:value-type="float" office:value="26485899" calcext:value-type="float">
            <text:p>26485899</text:p>
          </table:table-cell>
          <table:table-cell office:value-type="float" office:value="27772241" calcext:value-type="float">
            <text:p>27772241</text:p>
          </table:table-cell>
          <table:table-cell office:value-type="float" office:value="27522045" calcext:value-type="float">
            <text:p>27522045</text:p>
          </table:table-cell>
          <table:table-cell office:value-type="float" office:value="26710957" calcext:value-type="float">
            <text:p>26710957</text:p>
          </table:table-cell>
          <table:table-cell office:value-type="float" office:value="28029743" calcext:value-type="float">
            <text:p>28029743</text:p>
          </table:table-cell>
          <table:table-cell office:value-type="float" office:value="26717679" calcext:value-type="float">
            <text:p>26717679</text:p>
          </table:table-cell>
          <table:table-cell office:value-type="float" office:value="27208132" calcext:value-type="float">
            <text:p>27208132</text:p>
          </table:table-cell>
          <table:table-cell office:value-type="float" office:value="27178028" calcext:value-type="float">
            <text:p>27178028</text:p>
          </table:table-cell>
          <table:table-cell office:value-type="float" office:value="27557120" calcext:value-type="float">
            <text:p>27557120</text:p>
          </table:table-cell>
          <table:table-cell office:value-type="float" office:value="27316278" calcext:value-type="float">
            <text:p>27316278</text:p>
          </table:table-cell>
          <table:table-cell table:formula="of:=MIN([.A576:.J576])" office:value-type="float" office:value="26485899" calcext:value-type="float">
            <text:p>26485899</text:p>
          </table:table-cell>
        </table:table-row>
        <table:table-row table:style-name="ro1">
          <table:table-cell office:value-type="float" office:value="26632625" calcext:value-type="float">
            <text:p>26632625</text:p>
          </table:table-cell>
          <table:table-cell office:value-type="float" office:value="30206966" calcext:value-type="float">
            <text:p>30206966</text:p>
          </table:table-cell>
          <table:table-cell office:value-type="float" office:value="25916530" calcext:value-type="float">
            <text:p>25916530</text:p>
          </table:table-cell>
          <table:table-cell office:value-type="float" office:value="25982878" calcext:value-type="float">
            <text:p>25982878</text:p>
          </table:table-cell>
          <table:table-cell office:value-type="float" office:value="26705111" calcext:value-type="float">
            <text:p>26705111</text:p>
          </table:table-cell>
          <table:table-cell office:value-type="float" office:value="26711542" calcext:value-type="float">
            <text:p>26711542</text:p>
          </table:table-cell>
          <table:table-cell office:value-type="float" office:value="26207060" calcext:value-type="float">
            <text:p>26207060</text:p>
          </table:table-cell>
          <table:table-cell office:value-type="float" office:value="26839563" calcext:value-type="float">
            <text:p>26839563</text:p>
          </table:table-cell>
          <table:table-cell office:value-type="float" office:value="26457255" calcext:value-type="float">
            <text:p>26457255</text:p>
          </table:table-cell>
          <table:table-cell office:value-type="float" office:value="26162925" calcext:value-type="float">
            <text:p>26162925</text:p>
          </table:table-cell>
          <table:table-cell table:formula="of:=MIN([.A577:.J577])" office:value-type="float" office:value="25916530" calcext:value-type="float">
            <text:p>25916530</text:p>
          </table:table-cell>
        </table:table-row>
        <table:table-row table:style-name="ro1">
          <table:table-cell office:value-type="float" office:value="27811992" calcext:value-type="float">
            <text:p>27811992</text:p>
          </table:table-cell>
          <table:table-cell office:value-type="float" office:value="27284127" calcext:value-type="float">
            <text:p>27284127</text:p>
          </table:table-cell>
          <table:table-cell office:value-type="float" office:value="27725183" calcext:value-type="float">
            <text:p>27725183</text:p>
          </table:table-cell>
          <table:table-cell office:value-type="float" office:value="27599209" calcext:value-type="float">
            <text:p>27599209</text:p>
          </table:table-cell>
          <table:table-cell office:value-type="float" office:value="26953553" calcext:value-type="float">
            <text:p>26953553</text:p>
          </table:table-cell>
          <table:table-cell office:value-type="float" office:value="28078846" calcext:value-type="float">
            <text:p>28078846</text:p>
          </table:table-cell>
          <table:table-cell office:value-type="float" office:value="27981224" calcext:value-type="float">
            <text:p>27981224</text:p>
          </table:table-cell>
          <table:table-cell office:value-type="float" office:value="27784225" calcext:value-type="float">
            <text:p>27784225</text:p>
          </table:table-cell>
          <table:table-cell office:value-type="float" office:value="28151625" calcext:value-type="float">
            <text:p>28151625</text:p>
          </table:table-cell>
          <table:table-cell office:value-type="float" office:value="27853203" calcext:value-type="float">
            <text:p>27853203</text:p>
          </table:table-cell>
          <table:table-cell table:formula="of:=MIN([.A578:.J578])" office:value-type="float" office:value="26953553" calcext:value-type="float">
            <text:p>26953553</text:p>
          </table:table-cell>
        </table:table-row>
        <table:table-row table:style-name="ro1">
          <table:table-cell office:value-type="float" office:value="24789190" calcext:value-type="float">
            <text:p>24789190</text:p>
          </table:table-cell>
          <table:table-cell office:value-type="float" office:value="25395680" calcext:value-type="float">
            <text:p>25395680</text:p>
          </table:table-cell>
          <table:table-cell office:value-type="float" office:value="24569685" calcext:value-type="float">
            <text:p>24569685</text:p>
          </table:table-cell>
          <table:table-cell office:value-type="float" office:value="28094630" calcext:value-type="float">
            <text:p>28094630</text:p>
          </table:table-cell>
          <table:table-cell office:value-type="float" office:value="25458228" calcext:value-type="float">
            <text:p>25458228</text:p>
          </table:table-cell>
          <table:table-cell office:value-type="float" office:value="24688644" calcext:value-type="float">
            <text:p>24688644</text:p>
          </table:table-cell>
          <table:table-cell office:value-type="float" office:value="25753727" calcext:value-type="float">
            <text:p>25753727</text:p>
          </table:table-cell>
          <table:table-cell office:value-type="float" office:value="24908734" calcext:value-type="float">
            <text:p>24908734</text:p>
          </table:table-cell>
          <table:table-cell office:value-type="float" office:value="25892562" calcext:value-type="float">
            <text:p>25892562</text:p>
          </table:table-cell>
          <table:table-cell office:value-type="float" office:value="25752851" calcext:value-type="float">
            <text:p>25752851</text:p>
          </table:table-cell>
          <table:table-cell table:formula="of:=MIN([.A579:.J579])" office:value-type="float" office:value="24569685" calcext:value-type="float">
            <text:p>24569685</text:p>
          </table:table-cell>
        </table:table-row>
        <table:table-row table:style-name="ro1">
          <table:table-cell office:value-type="float" office:value="26892173" calcext:value-type="float">
            <text:p>26892173</text:p>
          </table:table-cell>
          <table:table-cell office:value-type="float" office:value="26966999" calcext:value-type="float">
            <text:p>26966999</text:p>
          </table:table-cell>
          <table:table-cell office:value-type="float" office:value="26941569" calcext:value-type="float">
            <text:p>26941569</text:p>
          </table:table-cell>
          <table:table-cell office:value-type="float" office:value="26632041" calcext:value-type="float">
            <text:p>26632041</text:p>
          </table:table-cell>
          <table:table-cell office:value-type="float" office:value="26704527" calcext:value-type="float">
            <text:p>26704527</text:p>
          </table:table-cell>
          <table:table-cell office:value-type="float" office:value="27230346" calcext:value-type="float">
            <text:p>27230346</text:p>
          </table:table-cell>
          <table:table-cell office:value-type="float" office:value="26629118" calcext:value-type="float">
            <text:p>26629118</text:p>
          </table:table-cell>
          <table:table-cell office:value-type="float" office:value="27229469" calcext:value-type="float">
            <text:p>27229469</text:p>
          </table:table-cell>
          <table:table-cell office:value-type="float" office:value="26964368" calcext:value-type="float">
            <text:p>26964368</text:p>
          </table:table-cell>
          <table:table-cell office:value-type="float" office:value="28663122" calcext:value-type="float">
            <text:p>28663122</text:p>
          </table:table-cell>
          <table:table-cell table:formula="of:=MIN([.A580:.J580])" office:value-type="float" office:value="26629118" calcext:value-type="float">
            <text:p>26629118</text:p>
          </table:table-cell>
        </table:table-row>
        <table:table-row table:style-name="ro1">
          <table:table-cell office:value-type="float" office:value="27754704" calcext:value-type="float">
            <text:p>27754704</text:p>
          </table:table-cell>
          <table:table-cell office:value-type="float" office:value="27109048" calcext:value-type="float">
            <text:p>27109048</text:p>
          </table:table-cell>
          <table:table-cell office:value-type="float" office:value="27684847" calcext:value-type="float">
            <text:p>27684847</text:p>
          </table:table-cell>
          <table:table-cell office:value-type="float" office:value="27842974" calcext:value-type="float">
            <text:p>27842974</text:p>
          </table:table-cell>
          <table:table-cell office:value-type="float" office:value="27854957" calcext:value-type="float">
            <text:p>27854957</text:p>
          </table:table-cell>
          <table:table-cell office:value-type="float" office:value="27583132" calcext:value-type="float">
            <text:p>27583132</text:p>
          </table:table-cell>
          <table:table-cell office:value-type="float" office:value="28045234" calcext:value-type="float">
            <text:p>28045234</text:p>
          </table:table-cell>
          <table:table-cell office:value-type="float" office:value="27727813" calcext:value-type="float">
            <text:p>27727813</text:p>
          </table:table-cell>
          <table:table-cell office:value-type="float" office:value="28254509" calcext:value-type="float">
            <text:p>28254509</text:p>
          </table:table-cell>
          <table:table-cell office:value-type="float" office:value="27267759" calcext:value-type="float">
            <text:p>27267759</text:p>
          </table:table-cell>
          <table:table-cell table:formula="of:=MIN([.A581:.J581])" office:value-type="float" office:value="27109048" calcext:value-type="float">
            <text:p>27109048</text:p>
          </table:table-cell>
        </table:table-row>
        <table:table-row table:style-name="ro1">
          <table:table-cell office:value-type="float" office:value="26175493" calcext:value-type="float">
            <text:p>26175493</text:p>
          </table:table-cell>
          <table:table-cell office:value-type="float" office:value="27086542" calcext:value-type="float">
            <text:p>27086542</text:p>
          </table:table-cell>
          <table:table-cell office:value-type="float" office:value="26748954" calcext:value-type="float">
            <text:p>26748954</text:p>
          </table:table-cell>
          <table:table-cell office:value-type="float" office:value="27339952" calcext:value-type="float">
            <text:p>27339952</text:p>
          </table:table-cell>
          <table:table-cell office:value-type="float" office:value="26848039" calcext:value-type="float">
            <text:p>26848039</text:p>
          </table:table-cell>
          <table:table-cell office:value-type="float" office:value="26148895" calcext:value-type="float">
            <text:p>26148895</text:p>
          </table:table-cell>
          <table:table-cell office:value-type="float" office:value="27166628" calcext:value-type="float">
            <text:p>27166628</text:p>
          </table:table-cell>
          <table:table-cell office:value-type="float" office:value="26930463" calcext:value-type="float">
            <text:p>26930463</text:p>
          </table:table-cell>
          <table:table-cell office:value-type="float" office:value="29241260" calcext:value-type="float">
            <text:p>29241260</text:p>
          </table:table-cell>
          <table:table-cell office:value-type="float" office:value="26848623" calcext:value-type="float">
            <text:p>26848623</text:p>
          </table:table-cell>
          <table:table-cell table:formula="of:=MIN([.A582:.J582])" office:value-type="float" office:value="26148895" calcext:value-type="float">
            <text:p>26148895</text:p>
          </table:table-cell>
        </table:table-row>
        <table:table-row table:style-name="ro1">
          <table:table-cell office:value-type="float" office:value="27771071" calcext:value-type="float">
            <text:p>27771071</text:p>
          </table:table-cell>
          <table:table-cell office:value-type="float" office:value="27754411" calcext:value-type="float">
            <text:p>27754411</text:p>
          </table:table-cell>
          <table:table-cell office:value-type="float" office:value="27425591" calcext:value-type="float">
            <text:p>27425591</text:p>
          </table:table-cell>
          <table:table-cell office:value-type="float" office:value="27593071" calcext:value-type="float">
            <text:p>27593071</text:p>
          </table:table-cell>
          <table:table-cell office:value-type="float" office:value="27648020" calcext:value-type="float">
            <text:p>27648020</text:p>
          </table:table-cell>
          <table:table-cell office:value-type="float" office:value="27975086" calcext:value-type="float">
            <text:p>27975086</text:p>
          </table:table-cell>
          <table:table-cell office:value-type="float" office:value="28349209" calcext:value-type="float">
            <text:p>28349209</text:p>
          </table:table-cell>
          <table:table-cell office:value-type="float" office:value="27289680" calcext:value-type="float">
            <text:p>27289680</text:p>
          </table:table-cell>
          <table:table-cell office:value-type="float" office:value="28117136" calcext:value-type="float">
            <text:p>28117136</text:p>
          </table:table-cell>
          <table:table-cell office:value-type="float" office:value="28109828" calcext:value-type="float">
            <text:p>28109828</text:p>
          </table:table-cell>
          <table:table-cell table:formula="of:=MIN([.A583:.J583])" office:value-type="float" office:value="27289680" calcext:value-type="float">
            <text:p>27289680</text:p>
          </table:table-cell>
        </table:table-row>
        <table:table-row table:style-name="ro1">
          <table:table-cell office:value-type="float" office:value="27474988" calcext:value-type="float">
            <text:p>27474988</text:p>
          </table:table-cell>
          <table:table-cell office:value-type="float" office:value="27364213" calcext:value-type="float">
            <text:p>27364213</text:p>
          </table:table-cell>
          <table:table-cell office:value-type="float" office:value="27043284" calcext:value-type="float">
            <text:p>27043284</text:p>
          </table:table-cell>
          <table:table-cell office:value-type="float" office:value="28426957" calcext:value-type="float">
            <text:p>28426957</text:p>
          </table:table-cell>
          <table:table-cell office:value-type="float" office:value="28046110" calcext:value-type="float">
            <text:p>28046110</text:p>
          </table:table-cell>
          <table:table-cell office:value-type="float" office:value="27634574" calcext:value-type="float">
            <text:p>27634574</text:p>
          </table:table-cell>
          <table:table-cell office:value-type="float" office:value="26827871" calcext:value-type="float">
            <text:p>26827871</text:p>
          </table:table-cell>
          <table:table-cell office:value-type="float" office:value="28912148" calcext:value-type="float">
            <text:p>28912148</text:p>
          </table:table-cell>
          <table:table-cell office:value-type="float" office:value="27761719" calcext:value-type="float">
            <text:p>27761719</text:p>
          </table:table-cell>
          <table:table-cell office:value-type="float" office:value="27455989" calcext:value-type="float">
            <text:p>27455989</text:p>
          </table:table-cell>
          <table:table-cell table:formula="of:=MIN([.A584:.J584])" office:value-type="float" office:value="26827871" calcext:value-type="float">
            <text:p>26827871</text:p>
          </table:table-cell>
        </table:table-row>
        <table:table-row table:style-name="ro1">
          <table:table-cell office:value-type="float" office:value="26264932" calcext:value-type="float">
            <text:p>26264932</text:p>
          </table:table-cell>
          <table:table-cell office:value-type="float" office:value="26257332" calcext:value-type="float">
            <text:p>26257332</text:p>
          </table:table-cell>
          <table:table-cell office:value-type="float" office:value="27158445" calcext:value-type="float">
            <text:p>27158445</text:p>
          </table:table-cell>
          <table:table-cell office:value-type="float" office:value="27091511" calcext:value-type="float">
            <text:p>27091511</text:p>
          </table:table-cell>
          <table:table-cell office:value-type="float" office:value="27932412" calcext:value-type="float">
            <text:p>27932412</text:p>
          </table:table-cell>
          <table:table-cell office:value-type="float" office:value="26158249" calcext:value-type="float">
            <text:p>26158249</text:p>
          </table:table-cell>
          <table:table-cell office:value-type="float" office:value="27123078" calcext:value-type="float">
            <text:p>27123078</text:p>
          </table:table-cell>
          <table:table-cell office:value-type="float" office:value="27231515" calcext:value-type="float">
            <text:p>27231515</text:p>
          </table:table-cell>
          <table:table-cell office:value-type="float" office:value="26476546" calcext:value-type="float">
            <text:p>26476546</text:p>
          </table:table-cell>
          <table:table-cell office:value-type="float" office:value="27035392" calcext:value-type="float">
            <text:p>27035392</text:p>
          </table:table-cell>
          <table:table-cell table:formula="of:=MIN([.A585:.J585])" office:value-type="float" office:value="26158249" calcext:value-type="float">
            <text:p>26158249</text:p>
          </table:table-cell>
        </table:table-row>
        <table:table-row table:style-name="ro1">
          <table:table-cell office:value-type="float" office:value="28111290" calcext:value-type="float">
            <text:p>28111290</text:p>
          </table:table-cell>
          <table:table-cell office:value-type="float" office:value="27942934" calcext:value-type="float">
            <text:p>27942934</text:p>
          </table:table-cell>
          <table:table-cell office:value-type="float" office:value="27763180" calcext:value-type="float">
            <text:p>27763180</text:p>
          </table:table-cell>
          <table:table-cell office:value-type="float" office:value="29377172" calcext:value-type="float">
            <text:p>29377172</text:p>
          </table:table-cell>
          <table:table-cell office:value-type="float" office:value="28312382" calcext:value-type="float">
            <text:p>28312382</text:p>
          </table:table-cell>
          <table:table-cell office:value-type="float" office:value="28602912" calcext:value-type="float">
            <text:p>28602912</text:p>
          </table:table-cell>
          <table:table-cell office:value-type="float" office:value="28590928" calcext:value-type="float">
            <text:p>28590928</text:p>
          </table:table-cell>
          <table:table-cell office:value-type="float" office:value="27973624" calcext:value-type="float">
            <text:p>27973624</text:p>
          </table:table-cell>
          <table:table-cell office:value-type="float" office:value="28042019" calcext:value-type="float">
            <text:p>28042019</text:p>
          </table:table-cell>
          <table:table-cell office:value-type="float" office:value="28048741" calcext:value-type="float">
            <text:p>28048741</text:p>
          </table:table-cell>
          <table:table-cell table:formula="of:=MIN([.A586:.J586])" office:value-type="float" office:value="27763180" calcext:value-type="float">
            <text:p>27763180</text:p>
          </table:table-cell>
        </table:table-row>
        <table:table-row table:style-name="ro1">
          <table:table-cell office:value-type="float" office:value="26341511" calcext:value-type="float">
            <text:p>26341511</text:p>
          </table:table-cell>
          <table:table-cell office:value-type="float" office:value="26611581" calcext:value-type="float">
            <text:p>26611581</text:p>
          </table:table-cell>
          <table:table-cell office:value-type="float" office:value="24802343" calcext:value-type="float">
            <text:p>24802343</text:p>
          </table:table-cell>
          <table:table-cell office:value-type="float" office:value="25757235" calcext:value-type="float">
            <text:p>25757235</text:p>
          </table:table-cell>
          <table:table-cell office:value-type="float" office:value="26147434" calcext:value-type="float">
            <text:p>26147434</text:p>
          </table:table-cell>
          <table:table-cell office:value-type="float" office:value="26144511" calcext:value-type="float">
            <text:p>26144511</text:p>
          </table:table-cell>
          <table:table-cell office:value-type="float" office:value="25059845" calcext:value-type="float">
            <text:p>25059845</text:p>
          </table:table-cell>
          <table:table-cell office:value-type="float" office:value="25219724" calcext:value-type="float">
            <text:p>25219724</text:p>
          </table:table-cell>
          <table:table-cell office:value-type="float" office:value="26397922" calcext:value-type="float">
            <text:p>26397922</text:p>
          </table:table-cell>
          <table:table-cell office:value-type="float" office:value="26043673" calcext:value-type="float">
            <text:p>26043673</text:p>
          </table:table-cell>
          <table:table-cell table:formula="of:=MIN([.A587:.J587])" office:value-type="float" office:value="24802343" calcext:value-type="float">
            <text:p>24802343</text:p>
          </table:table-cell>
        </table:table-row>
        <table:table-row table:style-name="ro1">
          <table:table-cell office:value-type="float" office:value="27149968" calcext:value-type="float">
            <text:p>27149968</text:p>
          </table:table-cell>
          <table:table-cell office:value-type="float" office:value="26318420" calcext:value-type="float">
            <text:p>26318420</text:p>
          </table:table-cell>
          <table:table-cell office:value-type="float" office:value="27225085" calcext:value-type="float">
            <text:p>27225085</text:p>
          </table:table-cell>
          <table:table-cell office:value-type="float" office:value="26134574" calcext:value-type="float">
            <text:p>26134574</text:p>
          </table:table-cell>
          <table:table-cell office:value-type="float" office:value="26278669" calcext:value-type="float">
            <text:p>26278669</text:p>
          </table:table-cell>
          <table:table-cell office:value-type="float" office:value="27392856" calcext:value-type="float">
            <text:p>27392856</text:p>
          </table:table-cell>
          <table:table-cell office:value-type="float" office:value="27195565" calcext:value-type="float">
            <text:p>27195565</text:p>
          </table:table-cell>
          <table:table-cell office:value-type="float" office:value="27054684" calcext:value-type="float">
            <text:p>27054684</text:p>
          </table:table-cell>
          <table:table-cell office:value-type="float" office:value="26747201" calcext:value-type="float">
            <text:p>26747201</text:p>
          </table:table-cell>
          <table:table-cell office:value-type="float" office:value="26712711" calcext:value-type="float">
            <text:p>26712711</text:p>
          </table:table-cell>
          <table:table-cell table:formula="of:=MIN([.A588:.J588])" office:value-type="float" office:value="26134574" calcext:value-type="float">
            <text:p>26134574</text:p>
          </table:table-cell>
        </table:table-row>
        <table:table-row table:style-name="ro1">
          <table:table-cell office:value-type="float" office:value="27562673" calcext:value-type="float">
            <text:p>27562673</text:p>
          </table:table-cell>
          <table:table-cell office:value-type="float" office:value="27779840" calcext:value-type="float">
            <text:p>27779840</text:p>
          </table:table-cell>
          <table:table-cell office:value-type="float" office:value="28249833" calcext:value-type="float">
            <text:p>28249833</text:p>
          </table:table-cell>
          <table:table-cell office:value-type="float" office:value="28028866" calcext:value-type="float">
            <text:p>28028866</text:p>
          </table:table-cell>
          <table:table-cell office:value-type="float" office:value="27977424" calcext:value-type="float">
            <text:p>27977424</text:p>
          </table:table-cell>
          <table:table-cell office:value-type="float" office:value="27517953" calcext:value-type="float">
            <text:p>27517953</text:p>
          </table:table-cell>
          <table:table-cell office:value-type="float" office:value="27808484" calcext:value-type="float">
            <text:p>27808484</text:p>
          </table:table-cell>
          <table:table-cell office:value-type="float" office:value="27903768" calcext:value-type="float">
            <text:p>27903768</text:p>
          </table:table-cell>
          <table:table-cell office:value-type="float" office:value="28163609" calcext:value-type="float">
            <text:p>28163609</text:p>
          </table:table-cell>
          <table:table-cell office:value-type="float" office:value="27735121" calcext:value-type="float">
            <text:p>27735121</text:p>
          </table:table-cell>
          <table:table-cell table:formula="of:=MIN([.A589:.J589])" office:value-type="float" office:value="27517953" calcext:value-type="float">
            <text:p>27517953</text:p>
          </table:table-cell>
        </table:table-row>
        <table:table-row table:style-name="ro1">
          <table:table-cell office:value-type="float" office:value="26924617" calcext:value-type="float">
            <text:p>26924617</text:p>
          </table:table-cell>
          <table:table-cell office:value-type="float" office:value="26753631" calcext:value-type="float">
            <text:p>26753631</text:p>
          </table:table-cell>
          <table:table-cell office:value-type="float" office:value="26118497" calcext:value-type="float">
            <text:p>26118497</text:p>
          </table:table-cell>
          <table:table-cell office:value-type="float" office:value="26694881" calcext:value-type="float">
            <text:p>26694881</text:p>
          </table:table-cell>
          <table:table-cell office:value-type="float" office:value="27016102" calcext:value-type="float">
            <text:p>27016102</text:p>
          </table:table-cell>
          <table:table-cell office:value-type="float" office:value="26697805" calcext:value-type="float">
            <text:p>26697805</text:p>
          </table:table-cell>
          <table:table-cell office:value-type="float" office:value="27069006" calcext:value-type="float">
            <text:p>27069006</text:p>
          </table:table-cell>
          <table:table-cell office:value-type="float" office:value="26197123" calcext:value-type="float">
            <text:p>26197123</text:p>
          </table:table-cell>
          <table:table-cell office:value-type="float" office:value="26790458" calcext:value-type="float">
            <text:p>26790458</text:p>
          </table:table-cell>
          <table:table-cell office:value-type="float" office:value="26792213" calcext:value-type="float">
            <text:p>26792213</text:p>
          </table:table-cell>
          <table:table-cell table:formula="of:=MIN([.A590:.J590])" office:value-type="float" office:value="26118497" calcext:value-type="float">
            <text:p>26118497</text:p>
          </table:table-cell>
        </table:table-row>
        <table:table-row table:style-name="ro1">
          <table:table-cell office:value-type="float" office:value="27411562" calcext:value-type="float">
            <text:p>27411562</text:p>
          </table:table-cell>
          <table:table-cell office:value-type="float" office:value="27121324" calcext:value-type="float">
            <text:p>27121324</text:p>
          </table:table-cell>
          <table:table-cell office:value-type="float" office:value="27849112" calcext:value-type="float">
            <text:p>27849112</text:p>
          </table:table-cell>
          <table:table-cell office:value-type="float" office:value="26743109" calcext:value-type="float">
            <text:p>26743109</text:p>
          </table:table-cell>
          <table:table-cell office:value-type="float" office:value="27564719" calcext:value-type="float">
            <text:p>27564719</text:p>
          </table:table-cell>
          <table:table-cell office:value-type="float" office:value="27799716" calcext:value-type="float">
            <text:p>27799716</text:p>
          </table:table-cell>
          <table:table-cell office:value-type="float" office:value="27454821" calcext:value-type="float">
            <text:p>27454821</text:p>
          </table:table-cell>
          <table:table-cell office:value-type="float" office:value="27836251" calcext:value-type="float">
            <text:p>27836251</text:p>
          </table:table-cell>
          <table:table-cell office:value-type="float" office:value="27962226" calcext:value-type="float">
            <text:p>27962226</text:p>
          </table:table-cell>
          <table:table-cell office:value-type="float" office:value="27414485" calcext:value-type="float">
            <text:p>27414485</text:p>
          </table:table-cell>
          <table:table-cell table:formula="of:=MIN([.A591:.J591])" office:value-type="float" office:value="26743109" calcext:value-type="float">
            <text:p>26743109</text:p>
          </table:table-cell>
        </table:table-row>
        <table:table-row table:style-name="ro1">
          <table:table-cell office:value-type="float" office:value="27749735" calcext:value-type="float">
            <text:p>27749735</text:p>
          </table:table-cell>
          <table:table-cell office:value-type="float" office:value="27452190" calcext:value-type="float">
            <text:p>27452190</text:p>
          </table:table-cell>
          <table:table-cell office:value-type="float" office:value="27145584" calcext:value-type="float">
            <text:p>27145584</text:p>
          </table:table-cell>
          <table:table-cell office:value-type="float" office:value="27396948" calcext:value-type="float">
            <text:p>27396948</text:p>
          </table:table-cell>
          <table:table-cell office:value-type="float" office:value="26953261" calcext:value-type="float">
            <text:p>26953261</text:p>
          </table:table-cell>
          <table:table-cell office:value-type="float" office:value="27188842" calcext:value-type="float">
            <text:p>27188842</text:p>
          </table:table-cell>
          <table:table-cell office:value-type="float" office:value="27204626" calcext:value-type="float">
            <text:p>27204626</text:p>
          </table:table-cell>
          <table:table-cell office:value-type="float" office:value="27936796" calcext:value-type="float">
            <text:p>27936796</text:p>
          </table:table-cell>
          <table:table-cell office:value-type="float" office:value="27579041" calcext:value-type="float">
            <text:p>27579041</text:p>
          </table:table-cell>
          <table:table-cell office:value-type="float" office:value="27313940" calcext:value-type="float">
            <text:p>27313940</text:p>
          </table:table-cell>
          <table:table-cell table:formula="of:=MIN([.A592:.J592])" office:value-type="float" office:value="26953261" calcext:value-type="float">
            <text:p>26953261</text:p>
          </table:table-cell>
        </table:table-row>
        <table:table-row table:style-name="ro1">
          <table:table-cell office:value-type="float" office:value="26232488" calcext:value-type="float">
            <text:p>26232488</text:p>
          </table:table-cell>
          <table:table-cell office:value-type="float" office:value="33653287" calcext:value-type="float">
            <text:p>33653287</text:p>
          </table:table-cell>
          <table:table-cell office:value-type="float" office:value="26280423" calcext:value-type="float">
            <text:p>26280423</text:p>
          </table:table-cell>
          <table:table-cell office:value-type="float" office:value="26481514" calcext:value-type="float">
            <text:p>26481514</text:p>
          </table:table-cell>
          <table:table-cell office:value-type="float" office:value="26633210" calcext:value-type="float">
            <text:p>26633210</text:p>
          </table:table-cell>
          <table:table-cell office:value-type="float" office:value="26218751" calcext:value-type="float">
            <text:p>26218751</text:p>
          </table:table-cell>
          <table:table-cell office:value-type="float" office:value="26580014" calcext:value-type="float">
            <text:p>26580014</text:p>
          </table:table-cell>
          <table:table-cell office:value-type="float" office:value="27014056" calcext:value-type="float">
            <text:p>27014056</text:p>
          </table:table-cell>
          <table:table-cell office:value-type="float" office:value="26518634" calcext:value-type="float">
            <text:p>26518634</text:p>
          </table:table-cell>
          <table:table-cell office:value-type="float" office:value="26957353" calcext:value-type="float">
            <text:p>26957353</text:p>
          </table:table-cell>
          <table:table-cell table:formula="of:=MIN([.A593:.J593])" office:value-type="float" office:value="26218751" calcext:value-type="float">
            <text:p>26218751</text:p>
          </table:table-cell>
        </table:table-row>
        <table:table-row table:style-name="ro1">
          <table:table-cell office:value-type="float" office:value="27716707" calcext:value-type="float">
            <text:p>27716707</text:p>
          </table:table-cell>
          <table:table-cell office:value-type="float" office:value="27702093" calcext:value-type="float">
            <text:p>27702093</text:p>
          </table:table-cell>
          <table:table-cell office:value-type="float" office:value="27537244" calcext:value-type="float">
            <text:p>27537244</text:p>
          </table:table-cell>
          <table:table-cell office:value-type="float" office:value="27723137" calcext:value-type="float">
            <text:p>27723137</text:p>
          </table:table-cell>
          <table:table-cell office:value-type="float" office:value="28137012" calcext:value-type="float">
            <text:p>28137012</text:p>
          </table:table-cell>
          <table:table-cell office:value-type="float" office:value="28007529" calcext:value-type="float">
            <text:p>28007529</text:p>
          </table:table-cell>
          <table:table-cell office:value-type="float" office:value="27161367" calcext:value-type="float">
            <text:p>27161367</text:p>
          </table:table-cell>
          <table:table-cell office:value-type="float" office:value="27216316" calcext:value-type="float">
            <text:p>27216316</text:p>
          </table:table-cell>
          <table:table-cell office:value-type="float" office:value="27948780" calcext:value-type="float">
            <text:p>27948780</text:p>
          </table:table-cell>
          <table:table-cell office:value-type="float" office:value="28160979" calcext:value-type="float">
            <text:p>28160979</text:p>
          </table:table-cell>
          <table:table-cell table:formula="of:=MIN([.A594:.J594])" office:value-type="float" office:value="27161367" calcext:value-type="float">
            <text:p>27161367</text:p>
          </table:table-cell>
        </table:table-row>
        <table:table-row table:style-name="ro1">
          <table:table-cell office:value-type="float" office:value="24149381" calcext:value-type="float">
            <text:p>24149381</text:p>
          </table:table-cell>
          <table:table-cell office:value-type="float" office:value="25197511" calcext:value-type="float">
            <text:p>25197511</text:p>
          </table:table-cell>
          <table:table-cell office:value-type="float" office:value="24180362" calcext:value-type="float">
            <text:p>24180362</text:p>
          </table:table-cell>
          <table:table-cell office:value-type="float" office:value="24226544" calcext:value-type="float">
            <text:p>24226544</text:p>
          </table:table-cell>
          <table:table-cell office:value-type="float" office:value="24886520" calcext:value-type="float">
            <text:p>24886520</text:p>
          </table:table-cell>
          <table:table-cell office:value-type="float" office:value="24233558" calcext:value-type="float">
            <text:p>24233558</text:p>
          </table:table-cell>
          <table:table-cell office:value-type="float" office:value="27473526" calcext:value-type="float">
            <text:p>27473526</text:p>
          </table:table-cell>
          <table:table-cell office:value-type="float" office:value="25091997" calcext:value-type="float">
            <text:p>25091997</text:p>
          </table:table-cell>
          <table:table-cell office:value-type="float" office:value="24079232" calcext:value-type="float">
            <text:p>24079232</text:p>
          </table:table-cell>
          <table:table-cell office:value-type="float" office:value="24142366" calcext:value-type="float">
            <text:p>24142366</text:p>
          </table:table-cell>
          <table:table-cell table:formula="of:=MIN([.A595:.J595])" office:value-type="float" office:value="24079232" calcext:value-type="float">
            <text:p>24079232</text:p>
          </table:table-cell>
        </table:table-row>
        <table:table-row table:style-name="ro1">
          <table:table-cell office:value-type="float" office:value="27519123" calcext:value-type="float">
            <text:p>27519123</text:p>
          </table:table-cell>
          <table:table-cell office:value-type="float" office:value="27993500" calcext:value-type="float">
            <text:p>27993500</text:p>
          </table:table-cell>
          <table:table-cell office:value-type="float" office:value="27583133" calcext:value-type="float">
            <text:p>27583133</text:p>
          </table:table-cell>
          <table:table-cell office:value-type="float" office:value="27455697" calcext:value-type="float">
            <text:p>27455697</text:p>
          </table:table-cell>
          <table:table-cell office:value-type="float" office:value="27677833" calcext:value-type="float">
            <text:p>27677833</text:p>
          </table:table-cell>
          <table:table-cell office:value-type="float" office:value="27688355" calcext:value-type="float">
            <text:p>27688355</text:p>
          </table:table-cell>
          <table:table-cell office:value-type="float" office:value="27745935" calcext:value-type="float">
            <text:p>27745935</text:p>
          </table:table-cell>
          <table:table-cell office:value-type="float" office:value="27943520" calcext:value-type="float">
            <text:p>27943520</text:p>
          </table:table-cell>
          <table:table-cell office:value-type="float" office:value="27743597" calcext:value-type="float">
            <text:p>27743597</text:p>
          </table:table-cell>
          <table:table-cell office:value-type="float" office:value="27855542" calcext:value-type="float">
            <text:p>27855542</text:p>
          </table:table-cell>
          <table:table-cell table:formula="of:=MIN([.A596:.J596])" office:value-type="float" office:value="27455697" calcext:value-type="float">
            <text:p>27455697</text:p>
          </table:table-cell>
        </table:table-row>
        <table:table-row table:style-name="ro1">
          <table:table-cell office:value-type="float" office:value="26839563" calcext:value-type="float">
            <text:p>26839563</text:p>
          </table:table-cell>
          <table:table-cell office:value-type="float" office:value="26304682" calcext:value-type="float">
            <text:p>26304682</text:p>
          </table:table-cell>
          <table:table-cell office:value-type="float" office:value="26394706" calcext:value-type="float">
            <text:p>26394706</text:p>
          </table:table-cell>
          <table:table-cell office:value-type="float" office:value="25868595" calcext:value-type="float">
            <text:p>25868595</text:p>
          </table:table-cell>
          <table:table-cell office:value-type="float" office:value="26385061" calcext:value-type="float">
            <text:p>26385061</text:p>
          </table:table-cell>
          <table:table-cell office:value-type="float" office:value="26506358" calcext:value-type="float">
            <text:p>26506358</text:p>
          </table:table-cell>
          <table:table-cell office:value-type="float" office:value="28716318" calcext:value-type="float">
            <text:p>28716318</text:p>
          </table:table-cell>
          <table:table-cell office:value-type="float" office:value="25820660" calcext:value-type="float">
            <text:p>25820660</text:p>
          </table:table-cell>
          <table:table-cell office:value-type="float" office:value="26446733" calcext:value-type="float">
            <text:p>26446733</text:p>
          </table:table-cell>
          <table:table-cell office:value-type="float" office:value="26585860" calcext:value-type="float">
            <text:p>26585860</text:p>
          </table:table-cell>
          <table:table-cell table:formula="of:=MIN([.A597:.J597])" office:value-type="float" office:value="25820660" calcext:value-type="float">
            <text:p>25820660</text:p>
          </table:table-cell>
        </table:table-row>
        <table:table-row table:style-name="ro1">
          <table:table-cell office:value-type="float" office:value="26126389" calcext:value-type="float">
            <text:p>26126389</text:p>
          </table:table-cell>
          <table:table-cell office:value-type="float" office:value="27648604" calcext:value-type="float">
            <text:p>27648604</text:p>
          </table:table-cell>
          <table:table-cell office:value-type="float" office:value="26831963" calcext:value-type="float">
            <text:p>26831963</text:p>
          </table:table-cell>
          <table:table-cell office:value-type="float" office:value="26739309" calcext:value-type="float">
            <text:p>26739309</text:p>
          </table:table-cell>
          <table:table-cell office:value-type="float" office:value="26055072" calcext:value-type="float">
            <text:p>26055072</text:p>
          </table:table-cell>
          <table:table-cell office:value-type="float" office:value="26116452" calcext:value-type="float">
            <text:p>26116452</text:p>
          </table:table-cell>
          <table:table-cell office:value-type="float" office:value="26352325" calcext:value-type="float">
            <text:p>26352325</text:p>
          </table:table-cell>
          <table:table-cell office:value-type="float" office:value="27238238" calcext:value-type="float">
            <text:p>27238238</text:p>
          </table:table-cell>
          <table:table-cell office:value-type="float" office:value="26446441" calcext:value-type="float">
            <text:p>26446441</text:p>
          </table:table-cell>
          <table:table-cell office:value-type="float" office:value="26262302" calcext:value-type="float">
            <text:p>26262302</text:p>
          </table:table-cell>
          <table:table-cell table:formula="of:=MIN([.A598:.J598])" office:value-type="float" office:value="26055072" calcext:value-type="float">
            <text:p>26055072</text:p>
          </table:table-cell>
        </table:table-row>
        <table:table-row table:style-name="ro1">
          <table:table-cell office:value-type="float" office:value="27660588" calcext:value-type="float">
            <text:p>27660588</text:p>
          </table:table-cell>
          <table:table-cell office:value-type="float" office:value="27742136" calcext:value-type="float">
            <text:p>27742136</text:p>
          </table:table-cell>
          <table:table-cell office:value-type="float" office:value="26984242" calcext:value-type="float">
            <text:p>26984242</text:p>
          </table:table-cell>
          <table:table-cell office:value-type="float" office:value="27676664" calcext:value-type="float">
            <text:p>27676664</text:p>
          </table:table-cell>
          <table:table-cell office:value-type="float" office:value="27909614" calcext:value-type="float">
            <text:p>27909614</text:p>
          </table:table-cell>
          <table:table-cell office:value-type="float" office:value="27570857" calcext:value-type="float">
            <text:p>27570857</text:p>
          </table:table-cell>
          <table:table-cell office:value-type="float" office:value="27658250" calcext:value-type="float">
            <text:p>27658250</text:p>
          </table:table-cell>
          <table:table-cell office:value-type="float" office:value="27633990" calcext:value-type="float">
            <text:p>27633990</text:p>
          </table:table-cell>
          <table:table-cell office:value-type="float" office:value="27611485" calcext:value-type="float">
            <text:p>27611485</text:p>
          </table:table-cell>
          <table:table-cell office:value-type="float" office:value="32623571" calcext:value-type="float">
            <text:p>32623571</text:p>
          </table:table-cell>
          <table:table-cell table:formula="of:=MIN([.A599:.J599])" office:value-type="float" office:value="26984242" calcext:value-type="float">
            <text:p>26984242</text:p>
          </table:table-cell>
        </table:table-row>
        <table:table-row table:style-name="ro1">
          <table:table-cell office:value-type="float" office:value="29165851" calcext:value-type="float">
            <text:p>29165851</text:p>
          </table:table-cell>
          <table:table-cell office:value-type="float" office:value="26599597" calcext:value-type="float">
            <text:p>26599597</text:p>
          </table:table-cell>
          <table:table-cell office:value-type="float" office:value="27131846" calcext:value-type="float">
            <text:p>27131846</text:p>
          </table:table-cell>
          <table:table-cell office:value-type="float" office:value="26594044" calcext:value-type="float">
            <text:p>26594044</text:p>
          </table:table-cell>
          <table:table-cell office:value-type="float" office:value="26960568" calcext:value-type="float">
            <text:p>26960568</text:p>
          </table:table-cell>
          <table:table-cell office:value-type="float" office:value="27039484" calcext:value-type="float">
            <text:p>27039484</text:p>
          </table:table-cell>
          <table:table-cell office:value-type="float" office:value="27007333" calcext:value-type="float">
            <text:p>27007333</text:p>
          </table:table-cell>
          <table:table-cell office:value-type="float" office:value="26951507" calcext:value-type="float">
            <text:p>26951507</text:p>
          </table:table-cell>
          <table:table-cell office:value-type="float" office:value="27253437" calcext:value-type="float">
            <text:p>27253437</text:p>
          </table:table-cell>
          <table:table-cell office:value-type="float" office:value="26668868" calcext:value-type="float">
            <text:p>26668868</text:p>
          </table:table-cell>
          <table:table-cell table:formula="of:=MIN([.A600:.J600])" office:value-type="float" office:value="26594044" calcext:value-type="float">
            <text:p>26594044</text:p>
          </table:table-cell>
        </table:table-row>
        <table:table-row table:style-name="ro1">
          <table:table-cell office:value-type="float" office:value="23704816" calcext:value-type="float">
            <text:p>23704816</text:p>
          </table:table-cell>
          <table:table-cell office:value-type="float" office:value="24079232" calcext:value-type="float">
            <text:p>24079232</text:p>
          </table:table-cell>
          <table:table-cell office:value-type="float" office:value="25693517" calcext:value-type="float">
            <text:p>25693517</text:p>
          </table:table-cell>
          <table:table-cell office:value-type="float" office:value="23996516" calcext:value-type="float">
            <text:p>23996516</text:p>
          </table:table-cell>
          <table:table-cell office:value-type="float" office:value="23518340" calcext:value-type="float">
            <text:p>23518340</text:p>
          </table:table-cell>
          <table:table-cell office:value-type="float" office:value="23937183" calcext:value-type="float">
            <text:p>23937183</text:p>
          </table:table-cell>
          <table:table-cell office:value-type="float" office:value="23843067" calcext:value-type="float">
            <text:p>23843067</text:p>
          </table:table-cell>
          <table:table-cell office:value-type="float" office:value="24342581" calcext:value-type="float">
            <text:p>24342581</text:p>
          </table:table-cell>
          <table:table-cell office:value-type="float" office:value="23989794" calcext:value-type="float">
            <text:p>23989794</text:p>
          </table:table-cell>
          <table:table-cell office:value-type="float" office:value="24553025" calcext:value-type="float">
            <text:p>24553025</text:p>
          </table:table-cell>
          <table:table-cell table:formula="of:=MIN([.A601:.J601])" office:value-type="float" office:value="23518340" calcext:value-type="float">
            <text:p>23518340</text:p>
          </table:table-cell>
        </table:table-row>
        <table:table-row table:style-name="ro1">
          <table:table-cell office:value-type="float" office:value="25291335" calcext:value-type="float">
            <text:p>25291335</text:p>
          </table:table-cell>
          <table:table-cell office:value-type="float" office:value="24815788" calcext:value-type="float">
            <text:p>24815788</text:p>
          </table:table-cell>
          <table:table-cell office:value-type="float" office:value="24646848" calcext:value-type="float">
            <text:p>24646848</text:p>
          </table:table-cell>
          <table:table-cell office:value-type="float" office:value="24566470" calcext:value-type="float">
            <text:p>24566470</text:p>
          </table:table-cell>
          <table:table-cell office:value-type="float" office:value="25170328" calcext:value-type="float">
            <text:p>25170328</text:p>
          </table:table-cell>
          <table:table-cell office:value-type="float" office:value="25198972" calcext:value-type="float">
            <text:p>25198972</text:p>
          </table:table-cell>
          <table:table-cell office:value-type="float" office:value="25390126" calcext:value-type="float">
            <text:p>25390126</text:p>
          </table:table-cell>
          <table:table-cell office:value-type="float" office:value="25117717" calcext:value-type="float">
            <text:p>25117717</text:p>
          </table:table-cell>
          <table:table-cell office:value-type="float" office:value="25283151" calcext:value-type="float">
            <text:p>25283151</text:p>
          </table:table-cell>
          <table:table-cell office:value-type="float" office:value="24958130" calcext:value-type="float">
            <text:p>24958130</text:p>
          </table:table-cell>
          <table:table-cell table:formula="of:=MIN([.A602:.J602])" office:value-type="float" office:value="24566470" calcext:value-type="float">
            <text:p>24566470</text:p>
          </table:table-cell>
        </table:table-row>
        <table:table-row table:style-name="ro1">
          <table:table-cell office:value-type="float" office:value="23285096" calcext:value-type="float">
            <text:p>23285096</text:p>
          </table:table-cell>
          <table:table-cell office:value-type="float" office:value="24345796" calcext:value-type="float">
            <text:p>24345796</text:p>
          </table:table-cell>
          <table:table-cell office:value-type="float" office:value="23343553" calcext:value-type="float">
            <text:p>23343553</text:p>
          </table:table-cell>
          <table:table-cell office:value-type="float" office:value="23696340" calcext:value-type="float">
            <text:p>23696340</text:p>
          </table:table-cell>
          <table:table-cell office:value-type="float" office:value="22960662" calcext:value-type="float">
            <text:p>22960662</text:p>
          </table:table-cell>
          <table:table-cell office:value-type="float" office:value="23087221" calcext:value-type="float">
            <text:p>23087221</text:p>
          </table:table-cell>
          <table:table-cell office:value-type="float" office:value="23220502" calcext:value-type="float">
            <text:p>23220502</text:p>
          </table:table-cell>
          <table:table-cell office:value-type="float" office:value="24396068" calcext:value-type="float">
            <text:p>24396068</text:p>
          </table:table-cell>
          <table:table-cell office:value-type="float" office:value="23191858" calcext:value-type="float">
            <text:p>23191858</text:p>
          </table:table-cell>
          <table:table-cell office:value-type="float" office:value="24142658" calcext:value-type="float">
            <text:p>24142658</text:p>
          </table:table-cell>
          <table:table-cell table:formula="of:=MIN([.A603:.J603])" office:value-type="float" office:value="22960662" calcext:value-type="float">
            <text:p>22960662</text:p>
          </table:table-cell>
        </table:table-row>
        <table:table-row table:style-name="ro1">
          <table:table-cell office:value-type="float" office:value="24413313" calcext:value-type="float">
            <text:p>24413313</text:p>
          </table:table-cell>
          <table:table-cell office:value-type="float" office:value="23689910" calcext:value-type="float">
            <text:p>23689910</text:p>
          </table:table-cell>
          <table:table-cell office:value-type="float" office:value="23869957" calcext:value-type="float">
            <text:p>23869957</text:p>
          </table:table-cell>
          <table:table-cell office:value-type="float" office:value="23957935" calcext:value-type="float">
            <text:p>23957935</text:p>
          </table:table-cell>
          <table:table-cell office:value-type="float" office:value="23713001" calcext:value-type="float">
            <text:p>23713001</text:p>
          </table:table-cell>
          <table:table-cell office:value-type="float" office:value="24527303" calcext:value-type="float">
            <text:p>24527303</text:p>
          </table:table-cell>
          <table:table-cell office:value-type="float" office:value="24668185" calcext:value-type="float">
            <text:p>24668185</text:p>
          </table:table-cell>
          <table:table-cell office:value-type="float" office:value="24096477" calcext:value-type="float">
            <text:p>24096477</text:p>
          </table:table-cell>
          <table:table-cell office:value-type="float" office:value="24262202" calcext:value-type="float">
            <text:p>24262202</text:p>
          </table:table-cell>
          <table:table-cell office:value-type="float" office:value="23714170" calcext:value-type="float">
            <text:p>23714170</text:p>
          </table:table-cell>
          <table:table-cell table:formula="of:=MIN([.A604:.J604])" office:value-type="float" office:value="23689910" calcext:value-type="float">
            <text:p>23689910</text:p>
          </table:table-cell>
        </table:table-row>
        <table:table-row table:style-name="ro1">
          <table:table-cell office:value-type="float" office:value="24325043" calcext:value-type="float">
            <text:p>24325043</text:p>
          </table:table-cell>
          <table:table-cell office:value-type="float" office:value="24669939" calcext:value-type="float">
            <text:p>24669939</text:p>
          </table:table-cell>
          <table:table-cell office:value-type="float" office:value="24282955" calcext:value-type="float">
            <text:p>24282955</text:p>
          </table:table-cell>
          <table:table-cell office:value-type="float" office:value="24802928" calcext:value-type="float">
            <text:p>24802928</text:p>
          </table:table-cell>
          <table:table-cell office:value-type="float" office:value="24665262" calcext:value-type="float">
            <text:p>24665262</text:p>
          </table:table-cell>
          <table:table-cell office:value-type="float" office:value="24415944" calcext:value-type="float">
            <text:p>24415944</text:p>
          </table:table-cell>
          <table:table-cell office:value-type="float" office:value="24362163" calcext:value-type="float">
            <text:p>24362163</text:p>
          </table:table-cell>
          <table:table-cell office:value-type="float" office:value="24921303" calcext:value-type="float">
            <text:p>24921303</text:p>
          </table:table-cell>
          <table:table-cell office:value-type="float" office:value="24368886" calcext:value-type="float">
            <text:p>24368886</text:p>
          </table:table-cell>
          <table:table-cell office:value-type="float" office:value="24463002" calcext:value-type="float">
            <text:p>24463002</text:p>
          </table:table-cell>
          <table:table-cell table:formula="of:=MIN([.A605:.J605])" office:value-type="float" office:value="24282955" calcext:value-type="float">
            <text:p>24282955</text:p>
          </table:table-cell>
        </table:table-row>
        <table:table-row table:style-name="ro1">
          <table:table-cell office:value-type="float" office:value="24203161" calcext:value-type="float">
            <text:p>24203161</text:p>
          </table:table-cell>
          <table:table-cell office:value-type="float" office:value="23579427" calcext:value-type="float">
            <text:p>23579427</text:p>
          </table:table-cell>
          <table:table-cell office:value-type="float" office:value="23912923" calcext:value-type="float">
            <text:p>23912923</text:p>
          </table:table-cell>
          <table:table-cell office:value-type="float" office:value="23475081" calcext:value-type="float">
            <text:p>23475081</text:p>
          </table:table-cell>
          <table:table-cell office:value-type="float" office:value="23477712" calcext:value-type="float">
            <text:p>23477712</text:p>
          </table:table-cell>
          <table:table-cell office:value-type="float" office:value="23929876" calcext:value-type="float">
            <text:p>23929876</text:p>
          </table:table-cell>
          <table:table-cell office:value-type="float" office:value="23677634" calcext:value-type="float">
            <text:p>23677634</text:p>
          </table:table-cell>
          <table:table-cell office:value-type="float" office:value="23942444" calcext:value-type="float">
            <text:p>23942444</text:p>
          </table:table-cell>
          <table:table-cell office:value-type="float" office:value="23700140" calcext:value-type="float">
            <text:p>23700140</text:p>
          </table:table-cell>
          <table:table-cell office:value-type="float" office:value="24312475" calcext:value-type="float">
            <text:p>24312475</text:p>
          </table:table-cell>
          <table:table-cell table:formula="of:=MIN([.A606:.J606])" office:value-type="float" office:value="23475081" calcext:value-type="float">
            <text:p>23475081</text:p>
          </table:table-cell>
        </table:table-row>
        <table:table-row table:style-name="ro1">
          <table:table-cell office:value-type="float" office:value="23950335" calcext:value-type="float">
            <text:p>23950335</text:p>
          </table:table-cell>
          <table:table-cell office:value-type="float" office:value="23692540" calcext:value-type="float">
            <text:p>23692540</text:p>
          </table:table-cell>
          <table:table-cell office:value-type="float" office:value="23562766" calcext:value-type="float">
            <text:p>23562766</text:p>
          </table:table-cell>
          <table:table-cell office:value-type="float" office:value="23680557" calcext:value-type="float">
            <text:p>23680557</text:p>
          </table:table-cell>
          <table:table-cell office:value-type="float" office:value="24452479" calcext:value-type="float">
            <text:p>24452479</text:p>
          </table:table-cell>
          <table:table-cell office:value-type="float" office:value="24459494" calcext:value-type="float">
            <text:p>24459494</text:p>
          </table:table-cell>
          <table:table-cell office:value-type="float" office:value="24549225" calcext:value-type="float">
            <text:p>24549225</text:p>
          </table:table-cell>
          <table:table-cell office:value-type="float" office:value="24529642" calcext:value-type="float">
            <text:p>24529642</text:p>
          </table:table-cell>
          <table:table-cell office:value-type="float" office:value="24369178" calcext:value-type="float">
            <text:p>24369178</text:p>
          </table:table-cell>
          <table:table-cell office:value-type="float" office:value="23907369" calcext:value-type="float">
            <text:p>23907369</text:p>
          </table:table-cell>
          <table:table-cell table:formula="of:=MIN([.A607:.J607])" office:value-type="float" office:value="23562766" calcext:value-type="float">
            <text:p>23562766</text:p>
          </table:table-cell>
        </table:table-row>
        <table:table-row table:style-name="ro1">
          <table:table-cell office:value-type="float" office:value="24048251" calcext:value-type="float">
            <text:p>24048251</text:p>
          </table:table-cell>
          <table:table-cell office:value-type="float" office:value="24919257" calcext:value-type="float">
            <text:p>24919257</text:p>
          </table:table-cell>
          <table:table-cell office:value-type="float" office:value="24247004" calcext:value-type="float">
            <text:p>24247004</text:p>
          </table:table-cell>
          <table:table-cell office:value-type="float" office:value="24832740" calcext:value-type="float">
            <text:p>24832740</text:p>
          </table:table-cell>
          <table:table-cell office:value-type="float" office:value="24082740" calcext:value-type="float">
            <text:p>24082740</text:p>
          </table:table-cell>
          <table:table-cell office:value-type="float" office:value="25419354" calcext:value-type="float">
            <text:p>25419354</text:p>
          </table:table-cell>
          <table:table-cell office:value-type="float" office:value="24432896" calcext:value-type="float">
            <text:p>24432896</text:p>
          </table:table-cell>
          <table:table-cell office:value-type="float" office:value="24708228" calcext:value-type="float">
            <text:p>24708228</text:p>
          </table:table-cell>
          <table:table-cell office:value-type="float" office:value="24497199" calcext:value-type="float">
            <text:p>24497199</text:p>
          </table:table-cell>
          <table:table-cell office:value-type="float" office:value="24820173" calcext:value-type="float">
            <text:p>24820173</text:p>
          </table:table-cell>
          <table:table-cell table:formula="of:=MIN([.A608:.J608])" office:value-type="float" office:value="24048251" calcext:value-type="float">
            <text:p>24048251</text:p>
          </table:table-cell>
        </table:table-row>
        <table:table-row table:style-name="ro1">
          <table:table-cell office:value-type="float" office:value="24837710" calcext:value-type="float">
            <text:p>24837710</text:p>
          </table:table-cell>
          <table:table-cell office:value-type="float" office:value="23817346" calcext:value-type="float">
            <text:p>23817346</text:p>
          </table:table-cell>
          <table:table-cell office:value-type="float" office:value="24631357" calcext:value-type="float">
            <text:p>24631357</text:p>
          </table:table-cell>
          <table:table-cell office:value-type="float" office:value="24059064" calcext:value-type="float">
            <text:p>24059064</text:p>
          </table:table-cell>
          <table:table-cell office:value-type="float" office:value="23931921" calcext:value-type="float">
            <text:p>23931921</text:p>
          </table:table-cell>
          <table:table-cell office:value-type="float" office:value="24750024" calcext:value-type="float">
            <text:p>24750024</text:p>
          </table:table-cell>
          <table:table-cell office:value-type="float" office:value="24544549" calcext:value-type="float">
            <text:p>24544549</text:p>
          </table:table-cell>
          <table:table-cell office:value-type="float" office:value="24216605" calcext:value-type="float">
            <text:p>24216605</text:p>
          </table:table-cell>
          <table:table-cell office:value-type="float" office:value="24820757" calcext:value-type="float">
            <text:p>24820757</text:p>
          </table:table-cell>
          <table:table-cell office:value-type="float" office:value="23971672" calcext:value-type="float">
            <text:p>23971672</text:p>
          </table:table-cell>
          <table:table-cell table:formula="of:=MIN([.A609:.J609])" office:value-type="float" office:value="23817346" calcext:value-type="float">
            <text:p>23817346</text:p>
          </table:table-cell>
        </table:table-row>
        <table:table-row table:style-name="ro1">
          <table:table-cell office:value-type="float" office:value="24297276" calcext:value-type="float">
            <text:p>24297276</text:p>
          </table:table-cell>
          <table:table-cell office:value-type="float" office:value="24624342" calcext:value-type="float">
            <text:p>24624342</text:p>
          </table:table-cell>
          <table:table-cell office:value-type="float" office:value="23541430" calcext:value-type="float">
            <text:p>23541430</text:p>
          </table:table-cell>
          <table:table-cell office:value-type="float" office:value="24833910" calcext:value-type="float">
            <text:p>24833910</text:p>
          </table:table-cell>
          <table:table-cell office:value-type="float" office:value="24046204" calcext:value-type="float">
            <text:p>24046204</text:p>
          </table:table-cell>
          <table:table-cell office:value-type="float" office:value="24186792" calcext:value-type="float">
            <text:p>24186792</text:p>
          </table:table-cell>
          <table:table-cell office:value-type="float" office:value="23659805" calcext:value-type="float">
            <text:p>23659805</text:p>
          </table:table-cell>
          <table:table-cell office:value-type="float" office:value="24654155" calcext:value-type="float">
            <text:p>24654155</text:p>
          </table:table-cell>
          <table:table-cell office:value-type="float" office:value="23564813" calcext:value-type="float">
            <text:p>23564813</text:p>
          </table:table-cell>
          <table:table-cell office:value-type="float" office:value="23658636" calcext:value-type="float">
            <text:p>23658636</text:p>
          </table:table-cell>
          <table:table-cell table:formula="of:=MIN([.A610:.J610])" office:value-type="float" office:value="23541430" calcext:value-type="float">
            <text:p>23541430</text:p>
          </table:table-cell>
        </table:table-row>
        <table:table-row table:style-name="ro1">
          <table:table-cell office:value-type="float" office:value="24900843" calcext:value-type="float">
            <text:p>24900843</text:p>
          </table:table-cell>
          <table:table-cell office:value-type="float" office:value="27130970" calcext:value-type="float">
            <text:p>27130970</text:p>
          </table:table-cell>
          <table:table-cell office:value-type="float" office:value="24348133" calcext:value-type="float">
            <text:p>24348133</text:p>
          </table:table-cell>
          <table:table-cell office:value-type="float" office:value="23982486" calcext:value-type="float">
            <text:p>23982486</text:p>
          </table:table-cell>
          <table:table-cell office:value-type="float" office:value="24101738" calcext:value-type="float">
            <text:p>24101738</text:p>
          </table:table-cell>
          <table:table-cell office:value-type="float" office:value="24839755" calcext:value-type="float">
            <text:p>24839755</text:p>
          </table:table-cell>
          <table:table-cell office:value-type="float" office:value="24567639" calcext:value-type="float">
            <text:p>24567639</text:p>
          </table:table-cell>
          <table:table-cell office:value-type="float" office:value="24266879" calcext:value-type="float">
            <text:p>24266879</text:p>
          </table:table-cell>
          <table:table-cell office:value-type="float" office:value="24809650" calcext:value-type="float">
            <text:p>24809650</text:p>
          </table:table-cell>
          <table:table-cell office:value-type="float" office:value="24439034" calcext:value-type="float">
            <text:p>24439034</text:p>
          </table:table-cell>
          <table:table-cell table:formula="of:=MIN([.A611:.J611])" office:value-type="float" office:value="23982486" calcext:value-type="float">
            <text:p>23982486</text:p>
          </table:table-cell>
        </table:table-row>
        <table:table-row table:style-name="ro1">
          <table:table-cell office:value-type="float" office:value="23992132" calcext:value-type="float">
            <text:p>23992132</text:p>
          </table:table-cell>
          <table:table-cell office:value-type="float" office:value="24278570" calcext:value-type="float">
            <text:p>24278570</text:p>
          </table:table-cell>
          <table:table-cell office:value-type="float" office:value="24090047" calcext:value-type="float">
            <text:p>24090047</text:p>
          </table:table-cell>
          <table:table-cell office:value-type="float" office:value="24125998" calcext:value-type="float">
            <text:p>24125998</text:p>
          </table:table-cell>
          <table:table-cell office:value-type="float" office:value="24725765" calcext:value-type="float">
            <text:p>24725765</text:p>
          </table:table-cell>
          <table:table-cell office:value-type="float" office:value="24342873" calcext:value-type="float">
            <text:p>24342873</text:p>
          </table:table-cell>
          <table:table-cell office:value-type="float" office:value="24115768" calcext:value-type="float">
            <text:p>24115768</text:p>
          </table:table-cell>
          <table:table-cell office:value-type="float" office:value="24719919" calcext:value-type="float">
            <text:p>24719919</text:p>
          </table:table-cell>
          <table:table-cell office:value-type="float" office:value="24120445" calcext:value-type="float">
            <text:p>24120445</text:p>
          </table:table-cell>
          <table:table-cell office:value-type="float" office:value="23990378" calcext:value-type="float">
            <text:p>23990378</text:p>
          </table:table-cell>
          <table:table-cell table:formula="of:=MIN([.A612:.J612])" office:value-type="float" office:value="23990378" calcext:value-type="float">
            <text:p>23990378</text:p>
          </table:table-cell>
        </table:table-row>
        <table:table-row table:style-name="ro1">
          <table:table-cell office:value-type="float" office:value="24306337" calcext:value-type="float">
            <text:p>24306337</text:p>
          </table:table-cell>
          <table:table-cell office:value-type="float" office:value="23370444" calcext:value-type="float">
            <text:p>23370444</text:p>
          </table:table-cell>
          <table:table-cell office:value-type="float" office:value="23509278" calcext:value-type="float">
            <text:p>23509278</text:p>
          </table:table-cell>
          <table:table-cell office:value-type="float" office:value="23720600" calcext:value-type="float">
            <text:p>23720600</text:p>
          </table:table-cell>
          <table:table-cell office:value-type="float" office:value="23687280" calcext:value-type="float">
            <text:p>23687280</text:p>
          </table:table-cell>
          <table:table-cell office:value-type="float" office:value="24213975" calcext:value-type="float">
            <text:p>24213975</text:p>
          </table:table-cell>
          <table:table-cell office:value-type="float" office:value="23414579" calcext:value-type="float">
            <text:p>23414579</text:p>
          </table:table-cell>
          <table:table-cell office:value-type="float" office:value="23712416" calcext:value-type="float">
            <text:p>23712416</text:p>
          </table:table-cell>
          <table:table-cell office:value-type="float" office:value="23614501" calcext:value-type="float">
            <text:p>23614501</text:p>
          </table:table-cell>
          <table:table-cell office:value-type="float" office:value="24518535" calcext:value-type="float">
            <text:p>24518535</text:p>
          </table:table-cell>
          <table:table-cell table:formula="of:=MIN([.A613:.J613])" office:value-type="float" office:value="23370444" calcext:value-type="float">
            <text:p>23370444</text:p>
          </table:table-cell>
        </table:table-row>
        <table:table-row table:style-name="ro1">
          <table:table-cell office:value-type="float" office:value="24594237" calcext:value-type="float">
            <text:p>24594237</text:p>
          </table:table-cell>
          <table:table-cell office:value-type="float" office:value="24339950" calcext:value-type="float">
            <text:p>24339950</text:p>
          </table:table-cell>
          <table:table-cell office:value-type="float" office:value="24006454" calcext:value-type="float">
            <text:p>24006454</text:p>
          </table:table-cell>
          <table:table-cell office:value-type="float" office:value="23846282" calcext:value-type="float">
            <text:p>23846282</text:p>
          </table:table-cell>
          <table:table-cell office:value-type="float" office:value="24673153" calcext:value-type="float">
            <text:p>24673153</text:p>
          </table:table-cell>
          <table:table-cell office:value-type="float" office:value="24166625" calcext:value-type="float">
            <text:p>24166625</text:p>
          </table:table-cell>
          <table:table-cell office:value-type="float" office:value="24569685" calcext:value-type="float">
            <text:p>24569685</text:p>
          </table:table-cell>
          <table:table-cell office:value-type="float" office:value="24991159" calcext:value-type="float">
            <text:p>24991159</text:p>
          </table:table-cell>
          <table:table-cell office:value-type="float" office:value="24478200" calcext:value-type="float">
            <text:p>24478200</text:p>
          </table:table-cell>
          <table:table-cell office:value-type="float" office:value="23718846" calcext:value-type="float">
            <text:p>23718846</text:p>
          </table:table-cell>
          <table:table-cell table:formula="of:=MIN([.A614:.J614])" office:value-type="float" office:value="23718846" calcext:value-type="float">
            <text:p>23718846</text:p>
          </table:table-cell>
        </table:table-row>
        <table:table-row table:style-name="ro1">
          <table:table-cell office:value-type="float" office:value="25077090" calcext:value-type="float">
            <text:p>25077090</text:p>
          </table:table-cell>
          <table:table-cell office:value-type="float" office:value="24057896" calcext:value-type="float">
            <text:p>24057896</text:p>
          </table:table-cell>
          <table:table-cell office:value-type="float" office:value="24202284" calcext:value-type="float">
            <text:p>24202284</text:p>
          </table:table-cell>
          <table:table-cell office:value-type="float" office:value="24634572" calcext:value-type="float">
            <text:p>24634572</text:p>
          </table:table-cell>
          <table:table-cell office:value-type="float" office:value="24283831" calcext:value-type="float">
            <text:p>24283831</text:p>
          </table:table-cell>
          <table:table-cell office:value-type="float" office:value="24408051" calcext:value-type="float">
            <text:p>24408051</text:p>
          </table:table-cell>
          <table:table-cell office:value-type="float" office:value="23998562" calcext:value-type="float">
            <text:p>23998562</text:p>
          </table:table-cell>
          <table:table-cell office:value-type="float" office:value="24130674" calcext:value-type="float">
            <text:p>24130674</text:p>
          </table:table-cell>
          <table:table-cell office:value-type="float" office:value="24150549" calcext:value-type="float">
            <text:p>24150549</text:p>
          </table:table-cell>
          <table:table-cell office:value-type="float" office:value="25114210" calcext:value-type="float">
            <text:p>25114210</text:p>
          </table:table-cell>
          <table:table-cell table:formula="of:=MIN([.A615:.J615])" office:value-type="float" office:value="23998562" calcext:value-type="float">
            <text:p>23998562</text:p>
          </table:table-cell>
        </table:table-row>
        <table:table-row table:style-name="ro1">
          <table:table-cell office:value-type="float" office:value="23851251" calcext:value-type="float">
            <text:p>23851251</text:p>
          </table:table-cell>
          <table:table-cell office:value-type="float" office:value="23786656" calcext:value-type="float">
            <text:p>23786656</text:p>
          </table:table-cell>
          <table:table-cell office:value-type="float" office:value="24594237" calcext:value-type="float">
            <text:p>24594237</text:p>
          </table:table-cell>
          <table:table-cell office:value-type="float" office:value="24320951" calcext:value-type="float">
            <text:p>24320951</text:p>
          </table:table-cell>
          <table:table-cell office:value-type="float" office:value="24079232" calcext:value-type="float">
            <text:p>24079232</text:p>
          </table:table-cell>
          <table:table-cell office:value-type="float" office:value="24480246" calcext:value-type="float">
            <text:p>24480246</text:p>
          </table:table-cell>
          <table:table-cell office:value-type="float" office:value="24743886" calcext:value-type="float">
            <text:p>24743886</text:p>
          </table:table-cell>
          <table:table-cell office:value-type="float" office:value="24778960" calcext:value-type="float">
            <text:p>24778960</text:p>
          </table:table-cell>
          <table:table-cell office:value-type="float" office:value="24959884" calcext:value-type="float">
            <text:p>24959884</text:p>
          </table:table-cell>
          <table:table-cell office:value-type="float" office:value="23882233" calcext:value-type="float">
            <text:p>23882233</text:p>
          </table:table-cell>
          <table:table-cell table:formula="of:=MIN([.A616:.J616])" office:value-type="float" office:value="23786656" calcext:value-type="float">
            <text:p>23786656</text:p>
          </table:table-cell>
        </table:table-row>
        <table:table-row table:style-name="ro1">
          <table:table-cell office:value-type="float" office:value="23498464" calcext:value-type="float">
            <text:p>23498464</text:p>
          </table:table-cell>
          <table:table-cell office:value-type="float" office:value="26637886" calcext:value-type="float">
            <text:p>26637886</text:p>
          </table:table-cell>
          <table:table-cell office:value-type="float" office:value="24012299" calcext:value-type="float">
            <text:p>24012299</text:p>
          </table:table-cell>
          <table:table-cell office:value-type="float" office:value="24031590" calcext:value-type="float">
            <text:p>24031590</text:p>
          </table:table-cell>
          <table:table-cell office:value-type="float" office:value="24268340" calcext:value-type="float">
            <text:p>24268340</text:p>
          </table:table-cell>
          <table:table-cell office:value-type="float" office:value="23619762" calcext:value-type="float">
            <text:p>23619762</text:p>
          </table:table-cell>
          <table:table-cell office:value-type="float" office:value="23754505" calcext:value-type="float">
            <text:p>23754505</text:p>
          </table:table-cell>
          <table:table-cell office:value-type="float" office:value="23520678" calcext:value-type="float">
            <text:p>23520678</text:p>
          </table:table-cell>
          <table:table-cell office:value-type="float" office:value="25827383" calcext:value-type="float">
            <text:p>25827383</text:p>
          </table:table-cell>
          <table:table-cell office:value-type="float" office:value="23657759" calcext:value-type="float">
            <text:p>23657759</text:p>
          </table:table-cell>
          <table:table-cell table:formula="of:=MIN([.A617:.J617])" office:value-type="float" office:value="23498464" calcext:value-type="float">
            <text:p>23498464</text:p>
          </table:table-cell>
        </table:table-row>
        <table:table-row table:style-name="ro1">
          <table:table-cell office:value-type="float" office:value="24692444" calcext:value-type="float">
            <text:p>24692444</text:p>
          </table:table-cell>
          <table:table-cell office:value-type="float" office:value="25696439" calcext:value-type="float">
            <text:p>25696439</text:p>
          </table:table-cell>
          <table:table-cell office:value-type="float" office:value="24417989" calcext:value-type="float">
            <text:p>24417989</text:p>
          </table:table-cell>
          <table:table-cell office:value-type="float" office:value="24173933" calcext:value-type="float">
            <text:p>24173933</text:p>
          </table:table-cell>
          <table:table-cell office:value-type="float" office:value="24181532" calcext:value-type="float">
            <text:p>24181532</text:p>
          </table:table-cell>
          <table:table-cell office:value-type="float" office:value="24915749" calcext:value-type="float">
            <text:p>24915749</text:p>
          </table:table-cell>
          <table:table-cell office:value-type="float" office:value="23869372" calcext:value-type="float">
            <text:p>23869372</text:p>
          </table:table-cell>
          <table:table-cell office:value-type="float" office:value="23817346" calcext:value-type="float">
            <text:p>23817346</text:p>
          </table:table-cell>
          <table:table-cell office:value-type="float" office:value="25351544" calcext:value-type="float">
            <text:p>25351544</text:p>
          </table:table-cell>
          <table:table-cell office:value-type="float" office:value="24850277" calcext:value-type="float">
            <text:p>24850277</text:p>
          </table:table-cell>
          <table:table-cell table:formula="of:=MIN([.A618:.J618])" office:value-type="float" office:value="23817346" calcext:value-type="float">
            <text:p>23817346</text:p>
          </table:table-cell>
        </table:table-row>
        <table:table-row table:style-name="ro1">
          <table:table-cell office:value-type="float" office:value="23646360" calcext:value-type="float">
            <text:p>23646360</text:p>
          </table:table-cell>
          <table:table-cell office:value-type="float" office:value="24042697" calcext:value-type="float">
            <text:p>24042697</text:p>
          </table:table-cell>
          <table:table-cell office:value-type="float" office:value="24036851" calcext:value-type="float">
            <text:p>24036851</text:p>
          </table:table-cell>
          <table:table-cell office:value-type="float" office:value="23559259" calcext:value-type="float">
            <text:p>23559259</text:p>
          </table:table-cell>
          <table:table-cell office:value-type="float" office:value="24540165" calcext:value-type="float">
            <text:p>24540165</text:p>
          </table:table-cell>
          <table:table-cell office:value-type="float" office:value="23522139" calcext:value-type="float">
            <text:p>23522139</text:p>
          </table:table-cell>
          <table:table-cell office:value-type="float" office:value="24432019" calcext:value-type="float">
            <text:p>24432019</text:p>
          </table:table-cell>
          <table:table-cell office:value-type="float" office:value="24210760" calcext:value-type="float">
            <text:p>24210760</text:p>
          </table:table-cell>
          <table:table-cell office:value-type="float" office:value="24027791" calcext:value-type="float">
            <text:p>24027791</text:p>
          </table:table-cell>
          <table:table-cell office:value-type="float" office:value="23970211" calcext:value-type="float">
            <text:p>23970211</text:p>
          </table:table-cell>
          <table:table-cell table:formula="of:=MIN([.A619:.J619])" office:value-type="float" office:value="23522139" calcext:value-type="float">
            <text:p>23522139</text:p>
          </table:table-cell>
        </table:table-row>
        <table:table-row table:style-name="ro1">
          <table:table-cell office:value-type="float" office:value="25122978" calcext:value-type="float">
            <text:p>25122978</text:p>
          </table:table-cell>
          <table:table-cell office:value-type="float" office:value="23867034" calcext:value-type="float">
            <text:p>23867034</text:p>
          </table:table-cell>
          <table:table-cell office:value-type="float" office:value="24157564" calcext:value-type="float">
            <text:p>24157564</text:p>
          </table:table-cell>
          <table:table-cell office:value-type="float" office:value="24494275" calcext:value-type="float">
            <text:p>24494275</text:p>
          </table:table-cell>
          <table:table-cell office:value-type="float" office:value="24171594" calcext:value-type="float">
            <text:p>24171594</text:p>
          </table:table-cell>
          <table:table-cell office:value-type="float" office:value="24378239" calcext:value-type="float">
            <text:p>24378239</text:p>
          </table:table-cell>
          <table:table-cell office:value-type="float" office:value="23567151" calcext:value-type="float">
            <text:p>23567151</text:p>
          </table:table-cell>
          <table:table-cell office:value-type="float" office:value="23773503" calcext:value-type="float">
            <text:p>23773503</text:p>
          </table:table-cell>
          <table:table-cell office:value-type="float" office:value="25958910" calcext:value-type="float">
            <text:p>25958910</text:p>
          </table:table-cell>
          <table:table-cell office:value-type="float" office:value="24227421" calcext:value-type="float">
            <text:p>24227421</text:p>
          </table:table-cell>
          <table:table-cell table:formula="of:=MIN([.A620:.J620])" office:value-type="float" office:value="23567151" calcext:value-type="float">
            <text:p>23567151</text:p>
          </table:table-cell>
        </table:table-row>
        <table:table-row table:style-name="ro1">
          <table:table-cell office:value-type="float" office:value="24207545" calcext:value-type="float">
            <text:p>24207545</text:p>
          </table:table-cell>
          <table:table-cell office:value-type="float" office:value="25146069" calcext:value-type="float">
            <text:p>25146069</text:p>
          </table:table-cell>
          <table:table-cell office:value-type="float" office:value="25363528" calcext:value-type="float">
            <text:p>25363528</text:p>
          </table:table-cell>
          <table:table-cell office:value-type="float" office:value="24177439" calcext:value-type="float">
            <text:p>24177439</text:p>
          </table:table-cell>
          <table:table-cell office:value-type="float" office:value="25427538" calcext:value-type="float">
            <text:p>25427538</text:p>
          </table:table-cell>
          <table:table-cell office:value-type="float" office:value="24229758" calcext:value-type="float">
            <text:p>24229758</text:p>
          </table:table-cell>
          <table:table-cell office:value-type="float" office:value="24671108" calcext:value-type="float">
            <text:p>24671108</text:p>
          </table:table-cell>
          <table:table-cell office:value-type="float" office:value="25113333" calcext:value-type="float">
            <text:p>25113333</text:p>
          </table:table-cell>
          <table:table-cell office:value-type="float" office:value="24182408" calcext:value-type="float">
            <text:p>24182408</text:p>
          </table:table-cell>
          <table:table-cell office:value-type="float" office:value="23981317" calcext:value-type="float">
            <text:p>23981317</text:p>
          </table:table-cell>
          <table:table-cell table:formula="of:=MIN([.A621:.J621])" office:value-type="float" office:value="23981317" calcext:value-type="float">
            <text:p>23981317</text:p>
          </table:table-cell>
        </table:table-row>
        <table:table-row table:style-name="ro1">
          <table:table-cell office:value-type="float" office:value="24491645" calcext:value-type="float">
            <text:p>24491645</text:p>
          </table:table-cell>
          <table:table-cell office:value-type="float" office:value="23694294" calcext:value-type="float">
            <text:p>23694294</text:p>
          </table:table-cell>
          <table:table-cell office:value-type="float" office:value="24472355" calcext:value-type="float">
            <text:p>24472355</text:p>
          </table:table-cell>
          <table:table-cell office:value-type="float" office:value="24273601" calcext:value-type="float">
            <text:p>24273601</text:p>
          </table:table-cell>
          <table:table-cell office:value-type="float" office:value="23739598" calcext:value-type="float">
            <text:p>23739598</text:p>
          </table:table-cell>
          <table:table-cell office:value-type="float" office:value="23444391" calcext:value-type="float">
            <text:p>23444391</text:p>
          </table:table-cell>
          <table:table-cell office:value-type="float" office:value="23564812" calcext:value-type="float">
            <text:p>23564812</text:p>
          </table:table-cell>
          <table:table-cell office:value-type="float" office:value="23736675" calcext:value-type="float">
            <text:p>23736675</text:p>
          </table:table-cell>
          <table:table-cell office:value-type="float" office:value="24031298" calcext:value-type="float">
            <text:p>24031298</text:p>
          </table:table-cell>
          <table:table-cell office:value-type="float" office:value="24517658" calcext:value-type="float">
            <text:p>24517658</text:p>
          </table:table-cell>
          <table:table-cell table:formula="of:=MIN([.A622:.J622])" office:value-type="float" office:value="23444391" calcext:value-type="float">
            <text:p>23444391</text:p>
          </table:table-cell>
        </table:table-row>
        <table:table-row table:style-name="ro1">
          <table:table-cell office:value-type="float" office:value="23437961" calcext:value-type="float">
            <text:p>23437961</text:p>
          </table:table-cell>
          <table:table-cell office:value-type="float" office:value="24249342" calcext:value-type="float">
            <text:p>24249342</text:p>
          </table:table-cell>
          <table:table-cell office:value-type="float" office:value="24392561" calcext:value-type="float">
            <text:p>24392561</text:p>
          </table:table-cell>
          <table:table-cell office:value-type="float" office:value="24760546" calcext:value-type="float">
            <text:p>24760546</text:p>
          </table:table-cell>
          <table:table-cell office:value-type="float" office:value="23563059" calcext:value-type="float">
            <text:p>23563059</text:p>
          </table:table-cell>
          <table:table-cell office:value-type="float" office:value="24536949" calcext:value-type="float">
            <text:p>24536949</text:p>
          </table:table-cell>
          <table:table-cell office:value-type="float" office:value="23747490" calcext:value-type="float">
            <text:p>23747490</text:p>
          </table:table-cell>
          <table:table-cell office:value-type="float" office:value="26292407" calcext:value-type="float">
            <text:p>26292407</text:p>
          </table:table-cell>
          <table:table-cell office:value-type="float" office:value="23753043" calcext:value-type="float">
            <text:p>23753043</text:p>
          </table:table-cell>
          <table:table-cell office:value-type="float" office:value="23606610" calcext:value-type="float">
            <text:p>23606610</text:p>
          </table:table-cell>
          <table:table-cell table:formula="of:=MIN([.A623:.J623])" office:value-type="float" office:value="23437961" calcext:value-type="float">
            <text:p>23437961</text:p>
          </table:table-cell>
        </table:table-row>
        <table:table-row table:style-name="ro1">
          <table:table-cell office:value-type="float" office:value="24946731" calcext:value-type="float">
            <text:p>24946731</text:p>
          </table:table-cell>
          <table:table-cell office:value-type="float" office:value="24083616" calcext:value-type="float">
            <text:p>24083616</text:p>
          </table:table-cell>
          <table:table-cell office:value-type="float" office:value="24788021" calcext:value-type="float">
            <text:p>24788021</text:p>
          </table:table-cell>
          <table:table-cell office:value-type="float" office:value="24154349" calcext:value-type="float">
            <text:p>24154349</text:p>
          </table:table-cell>
          <table:table-cell office:value-type="float" office:value="25149576" calcext:value-type="float">
            <text:p>25149576</text:p>
          </table:table-cell>
          <table:table-cell office:value-type="float" office:value="24135936" calcext:value-type="float">
            <text:p>24135936</text:p>
          </table:table-cell>
          <table:table-cell office:value-type="float" office:value="24835663" calcext:value-type="float">
            <text:p>24835663</text:p>
          </table:table-cell>
          <table:table-cell office:value-type="float" office:value="24371809" calcext:value-type="float">
            <text:p>24371809</text:p>
          </table:table-cell>
          <table:table-cell office:value-type="float" office:value="25150453" calcext:value-type="float">
            <text:p>25150453</text:p>
          </table:table-cell>
          <table:table-cell office:value-type="float" office:value="24532273" calcext:value-type="float">
            <text:p>24532273</text:p>
          </table:table-cell>
          <table:table-cell table:formula="of:=MIN([.A624:.J624])" office:value-type="float" office:value="24083616" calcext:value-type="float">
            <text:p>24083616</text:p>
          </table:table-cell>
        </table:table-row>
        <table:table-row table:style-name="ro1">
          <table:table-cell office:value-type="float" office:value="26993012" calcext:value-type="float">
            <text:p>26993012</text:p>
          </table:table-cell>
          <table:table-cell office:value-type="float" office:value="24949362" calcext:value-type="float">
            <text:p>24949362</text:p>
          </table:table-cell>
          <table:table-cell office:value-type="float" office:value="26022629" calcext:value-type="float">
            <text:p>26022629</text:p>
          </table:table-cell>
          <table:table-cell office:value-type="float" office:value="24407467" calcext:value-type="float">
            <text:p>24407467</text:p>
          </table:table-cell>
          <table:table-cell office:value-type="float" office:value="23994470" calcext:value-type="float">
            <text:p>23994470</text:p>
          </table:table-cell>
          <table:table-cell office:value-type="float" office:value="24741840" calcext:value-type="float">
            <text:p>24741840</text:p>
          </table:table-cell>
          <table:table-cell office:value-type="float" office:value="24383792" calcext:value-type="float">
            <text:p>24383792</text:p>
          </table:table-cell>
          <table:table-cell office:value-type="float" office:value="23760935" calcext:value-type="float">
            <text:p>23760935</text:p>
          </table:table-cell>
          <table:table-cell office:value-type="float" office:value="23489988" calcext:value-type="float">
            <text:p>23489988</text:p>
          </table:table-cell>
          <table:table-cell office:value-type="float" office:value="24075432" calcext:value-type="float">
            <text:p>24075432</text:p>
          </table:table-cell>
          <table:table-cell table:formula="of:=MIN([.A625:.J625])" office:value-type="float" office:value="23489988" calcext:value-type="float">
            <text:p>23489988</text:p>
          </table:table-cell>
        </table:table-row>
        <table:table-row table:style-name="ro1">
          <table:table-cell office:value-type="float" office:value="24845601" calcext:value-type="float">
            <text:p>24845601</text:p>
          </table:table-cell>
          <table:table-cell office:value-type="float" office:value="24809650" calcext:value-type="float">
            <text:p>24809650</text:p>
          </table:table-cell>
          <table:table-cell office:value-type="float" office:value="24071341" calcext:value-type="float">
            <text:p>24071341</text:p>
          </table:table-cell>
          <table:table-cell office:value-type="float" office:value="23895678" calcext:value-type="float">
            <text:p>23895678</text:p>
          </table:table-cell>
          <table:table-cell office:value-type="float" office:value="24775745" calcext:value-type="float">
            <text:p>24775745</text:p>
          </table:table-cell>
          <table:table-cell office:value-type="float" office:value="23989209" calcext:value-type="float">
            <text:p>23989209</text:p>
          </table:table-cell>
          <table:table-cell office:value-type="float" office:value="24663508" calcext:value-type="float">
            <text:p>24663508</text:p>
          </table:table-cell>
          <table:table-cell office:value-type="float" office:value="24662047" calcext:value-type="float">
            <text:p>24662047</text:p>
          </table:table-cell>
          <table:table-cell office:value-type="float" office:value="24199946" calcext:value-type="float">
            <text:p>24199946</text:p>
          </table:table-cell>
          <table:table-cell office:value-type="float" office:value="24013469" calcext:value-type="float">
            <text:p>24013469</text:p>
          </table:table-cell>
          <table:table-cell table:formula="of:=MIN([.A626:.J626])" office:value-type="float" office:value="23895678" calcext:value-type="float">
            <text:p>23895678</text:p>
          </table:table-cell>
        </table:table-row>
        <table:table-row table:style-name="ro1">
          <table:table-cell office:value-type="float" office:value="21908147" calcext:value-type="float">
            <text:p>21908147</text:p>
          </table:table-cell>
          <table:table-cell office:value-type="float" office:value="21419741" calcext:value-type="float">
            <text:p>21419741</text:p>
          </table:table-cell>
          <table:table-cell office:value-type="float" office:value="21640415" calcext:value-type="float">
            <text:p>21640415</text:p>
          </table:table-cell>
          <table:table-cell office:value-type="float" office:value="22647918" calcext:value-type="float">
            <text:p>22647918</text:p>
          </table:table-cell>
          <table:table-cell office:value-type="float" office:value="21630477" calcext:value-type="float">
            <text:p>21630477</text:p>
          </table:table-cell>
          <table:table-cell office:value-type="float" office:value="21868980" calcext:value-type="float">
            <text:p>21868980</text:p>
          </table:table-cell>
          <table:table-cell office:value-type="float" office:value="21769312" calcext:value-type="float">
            <text:p>21769312</text:p>
          </table:table-cell>
          <table:table-cell office:value-type="float" office:value="21751775" calcext:value-type="float">
            <text:p>21751775</text:p>
          </table:table-cell>
          <table:table-cell office:value-type="float" office:value="21607971" calcext:value-type="float">
            <text:p>21607971</text:p>
          </table:table-cell>
          <table:table-cell office:value-type="float" office:value="21649475" calcext:value-type="float">
            <text:p>21649475</text:p>
          </table:table-cell>
          <table:table-cell table:formula="of:=MIN([.A627:.J627])" office:value-type="float" office:value="21419741" calcext:value-type="float">
            <text:p>21419741</text:p>
          </table:table-cell>
        </table:table-row>
        <table:table-row table:style-name="ro1">
          <table:table-cell office:value-type="float" office:value="23676465" calcext:value-type="float">
            <text:p>23676465</text:p>
          </table:table-cell>
          <table:table-cell office:value-type="float" office:value="24446925" calcext:value-type="float">
            <text:p>24446925</text:p>
          </table:table-cell>
          <table:table-cell office:value-type="float" office:value="24362456" calcext:value-type="float">
            <text:p>24362456</text:p>
          </table:table-cell>
          <table:table-cell office:value-type="float" office:value="23436207" calcext:value-type="float">
            <text:p>23436207</text:p>
          </table:table-cell>
          <table:table-cell office:value-type="float" office:value="23428901" calcext:value-type="float">
            <text:p>23428901</text:p>
          </table:table-cell>
          <table:table-cell office:value-type="float" office:value="24444880" calcext:value-type="float">
            <text:p>24444880</text:p>
          </table:table-cell>
          <table:table-cell office:value-type="float" office:value="23834590" calcext:value-type="float">
            <text:p>23834590</text:p>
          </table:table-cell>
          <table:table-cell office:value-type="float" office:value="26090439" calcext:value-type="float">
            <text:p>26090439</text:p>
          </table:table-cell>
          <table:table-cell office:value-type="float" office:value="24042405" calcext:value-type="float">
            <text:p>24042405</text:p>
          </table:table-cell>
          <table:table-cell office:value-type="float" office:value="24134474" calcext:value-type="float">
            <text:p>24134474</text:p>
          </table:table-cell>
          <table:table-cell table:formula="of:=MIN([.A628:.J628])" office:value-type="float" office:value="23428901" calcext:value-type="float">
            <text:p>23428901</text:p>
          </table:table-cell>
        </table:table-row>
        <table:table-row table:style-name="ro1">
          <table:table-cell office:value-type="float" office:value="23702186" calcext:value-type="float">
            <text:p>23702186</text:p>
          </table:table-cell>
          <table:table-cell office:value-type="float" office:value="23674419" calcext:value-type="float">
            <text:p>23674419</text:p>
          </table:table-cell>
          <table:table-cell office:value-type="float" office:value="23406687" calcext:value-type="float">
            <text:p>23406687</text:p>
          </table:table-cell>
          <table:table-cell office:value-type="float" office:value="28559069" calcext:value-type="float">
            <text:p>28559069</text:p>
          </table:table-cell>
          <table:table-cell office:value-type="float" office:value="24650063" calcext:value-type="float">
            <text:p>24650063</text:p>
          </table:table-cell>
          <table:table-cell office:value-type="float" office:value="23704816" calcext:value-type="float">
            <text:p>23704816</text:p>
          </table:table-cell>
          <table:table-cell office:value-type="float" office:value="24325627" calcext:value-type="float">
            <text:p>24325627</text:p>
          </table:table-cell>
          <table:table-cell office:value-type="float" office:value="23607778" calcext:value-type="float">
            <text:p>23607778</text:p>
          </table:table-cell>
          <table:table-cell office:value-type="float" office:value="24362456" calcext:value-type="float">
            <text:p>24362456</text:p>
          </table:table-cell>
          <table:table-cell office:value-type="float" office:value="23501387" calcext:value-type="float">
            <text:p>23501387</text:p>
          </table:table-cell>
          <table:table-cell table:formula="of:=MIN([.A629:.J629])" office:value-type="float" office:value="23406687" calcext:value-type="float">
            <text:p>23406687</text:p>
          </table:table-cell>
        </table:table-row>
        <table:table-row table:style-name="ro1">
          <table:table-cell office:value-type="float" office:value="24539872" calcext:value-type="float">
            <text:p>24539872</text:p>
          </table:table-cell>
          <table:table-cell office:value-type="float" office:value="24868399" calcext:value-type="float">
            <text:p>24868399</text:p>
          </table:table-cell>
          <table:table-cell office:value-type="float" office:value="25134085" calcext:value-type="float">
            <text:p>25134085</text:p>
          </table:table-cell>
          <table:table-cell office:value-type="float" office:value="24283246" calcext:value-type="float">
            <text:p>24283246</text:p>
          </table:table-cell>
          <table:table-cell office:value-type="float" office:value="24012299" calcext:value-type="float">
            <text:p>24012299</text:p>
          </table:table-cell>
          <table:table-cell office:value-type="float" office:value="27408347" calcext:value-type="float">
            <text:p>27408347</text:p>
          </table:table-cell>
          <table:table-cell office:value-type="float" office:value="24110507" calcext:value-type="float">
            <text:p>24110507</text:p>
          </table:table-cell>
          <table:table-cell office:value-type="float" office:value="24377654" calcext:value-type="float">
            <text:p>24377654</text:p>
          </table:table-cell>
          <table:table-cell office:value-type="float" office:value="26411951" calcext:value-type="float">
            <text:p>26411951</text:p>
          </table:table-cell>
          <table:table-cell office:value-type="float" office:value="24829233" calcext:value-type="float">
            <text:p>24829233</text:p>
          </table:table-cell>
          <table:table-cell table:formula="of:=MIN([.A630:.J630])" office:value-type="float" office:value="24012299" calcext:value-type="float">
            <text:p>24012299</text:p>
          </table:table-cell>
        </table:table-row>
        <table:table-row table:style-name="ro1">
          <table:table-cell office:value-type="float" office:value="23582934" calcext:value-type="float">
            <text:p>23582934</text:p>
          </table:table-cell>
          <table:table-cell office:value-type="float" office:value="23781687" calcext:value-type="float">
            <text:p>23781687</text:p>
          </table:table-cell>
          <table:table-cell office:value-type="float" office:value="23886617" calcext:value-type="float">
            <text:p>23886617</text:p>
          </table:table-cell>
          <table:table-cell office:value-type="float" office:value="24471477" calcext:value-type="float">
            <text:p>24471477</text:p>
          </table:table-cell>
          <table:table-cell office:value-type="float" office:value="24539287" calcext:value-type="float">
            <text:p>24539287</text:p>
          </table:table-cell>
          <table:table-cell office:value-type="float" office:value="23739598" calcext:value-type="float">
            <text:p>23739598</text:p>
          </table:table-cell>
          <table:table-cell office:value-type="float" office:value="24505674" calcext:value-type="float">
            <text:p>24505674</text:p>
          </table:table-cell>
          <table:table-cell office:value-type="float" office:value="24350764" calcext:value-type="float">
            <text:p>24350764</text:p>
          </table:table-cell>
          <table:table-cell office:value-type="float" office:value="25215925" calcext:value-type="float">
            <text:p>25215925</text:p>
          </table:table-cell>
          <table:table-cell office:value-type="float" office:value="23395580" calcext:value-type="float">
            <text:p>23395580</text:p>
          </table:table-cell>
          <table:table-cell table:formula="of:=MIN([.A631:.J631])" office:value-type="float" office:value="23395580" calcext:value-type="float">
            <text:p>23395580</text:p>
          </table:table-cell>
        </table:table-row>
        <table:table-row table:style-name="ro1">
          <table:table-cell office:value-type="float" office:value="24107876" calcext:value-type="float">
            <text:p>24107876</text:p>
          </table:table-cell>
          <table:table-cell office:value-type="float" office:value="23589657" calcext:value-type="float">
            <text:p>23589657</text:p>
          </table:table-cell>
          <table:table-cell office:value-type="float" office:value="27007625" calcext:value-type="float">
            <text:p>27007625</text:p>
          </table:table-cell>
          <table:table-cell office:value-type="float" office:value="23556044" calcext:value-type="float">
            <text:p>23556044</text:p>
          </table:table-cell>
          <table:table-cell office:value-type="float" office:value="23610994" calcext:value-type="float">
            <text:p>23610994</text:p>
          </table:table-cell>
          <table:table-cell office:value-type="float" office:value="24117522" calcext:value-type="float">
            <text:p>24117522</text:p>
          </table:table-cell>
          <table:table-cell office:value-type="float" office:value="23624438" calcext:value-type="float">
            <text:p>23624438</text:p>
          </table:table-cell>
          <table:table-cell office:value-type="float" office:value="23706863" calcext:value-type="float">
            <text:p>23706863</text:p>
          </table:table-cell>
          <table:table-cell office:value-type="float" office:value="25594725" calcext:value-type="float">
            <text:p>25594725</text:p>
          </table:table-cell>
          <table:table-cell office:value-type="float" office:value="23865572" calcext:value-type="float">
            <text:p>23865572</text:p>
          </table:table-cell>
          <table:table-cell table:formula="of:=MIN([.A632:.J632])" office:value-type="float" office:value="23556044" calcext:value-type="float">
            <text:p>23556044</text:p>
          </table:table-cell>
        </table:table-row>
        <table:table-row table:style-name="ro1">
          <table:table-cell office:value-type="float" office:value="23542892" calcext:value-type="float">
            <text:p>23542892</text:p>
          </table:table-cell>
          <table:table-cell office:value-type="float" office:value="24111968" calcext:value-type="float">
            <text:p>24111968</text:p>
          </table:table-cell>
          <table:table-cell office:value-type="float" office:value="23281005" calcext:value-type="float">
            <text:p>23281005</text:p>
          </table:table-cell>
          <table:table-cell office:value-type="float" office:value="23892755" calcext:value-type="float">
            <text:p>23892755</text:p>
          </table:table-cell>
          <table:table-cell office:value-type="float" office:value="23549613" calcext:value-type="float">
            <text:p>23549613</text:p>
          </table:table-cell>
          <table:table-cell office:value-type="float" office:value="23860020" calcext:value-type="float">
            <text:p>23860020</text:p>
          </table:table-cell>
          <table:table-cell office:value-type="float" office:value="23785487" calcext:value-type="float">
            <text:p>23785487</text:p>
          </table:table-cell>
          <table:table-cell office:value-type="float" office:value="24320074" calcext:value-type="float">
            <text:p>24320074</text:p>
          </table:table-cell>
          <table:table-cell office:value-type="float" office:value="23685234" calcext:value-type="float">
            <text:p>23685234</text:p>
          </table:table-cell>
          <table:table-cell office:value-type="float" office:value="24394900" calcext:value-type="float">
            <text:p>24394900</text:p>
          </table:table-cell>
          <table:table-cell table:formula="of:=MIN([.A633:.J633])" office:value-type="float" office:value="23281005" calcext:value-type="float">
            <text:p>23281005</text:p>
          </table:table-cell>
        </table:table-row>
        <table:table-row table:style-name="ro1">
          <table:table-cell office:value-type="float" office:value="23787533" calcext:value-type="float">
            <text:p>23787533</text:p>
          </table:table-cell>
          <table:table-cell office:value-type="float" office:value="24139443" calcext:value-type="float">
            <text:p>24139443</text:p>
          </table:table-cell>
          <table:table-cell office:value-type="float" office:value="23667112" calcext:value-type="float">
            <text:p>23667112</text:p>
          </table:table-cell>
          <table:table-cell office:value-type="float" office:value="24533149" calcext:value-type="float">
            <text:p>24533149</text:p>
          </table:table-cell>
          <table:table-cell office:value-type="float" office:value="24815204" calcext:value-type="float">
            <text:p>24815204</text:p>
          </table:table-cell>
          <table:table-cell office:value-type="float" office:value="23739890" calcext:value-type="float">
            <text:p>23739890</text:p>
          </table:table-cell>
          <table:table-cell office:value-type="float" office:value="24161072" calcext:value-type="float">
            <text:p>24161072</text:p>
          </table:table-cell>
          <table:table-cell office:value-type="float" office:value="23830206" calcext:value-type="float">
            <text:p>23830206</text:p>
          </table:table-cell>
          <table:table-cell office:value-type="float" office:value="24187962" calcext:value-type="float">
            <text:p>24187962</text:p>
          </table:table-cell>
          <table:table-cell office:value-type="float" office:value="23766488" calcext:value-type="float">
            <text:p>23766488</text:p>
          </table:table-cell>
          <table:table-cell table:formula="of:=MIN([.A634:.J634])" office:value-type="float" office:value="23667112" calcext:value-type="float">
            <text:p>23667112</text:p>
          </table:table-cell>
        </table:table-row>
        <table:table-row table:style-name="ro1">
          <table:table-cell office:value-type="float" office:value="21719039" calcext:value-type="float">
            <text:p>21719039</text:p>
          </table:table-cell>
          <table:table-cell office:value-type="float" office:value="21859627" calcext:value-type="float">
            <text:p>21859627</text:p>
          </table:table-cell>
          <table:table-cell office:value-type="float" office:value="21724008" calcext:value-type="float">
            <text:p>21724008</text:p>
          </table:table-cell>
          <table:table-cell office:value-type="float" office:value="21459491" calcext:value-type="float">
            <text:p>21459491</text:p>
          </table:table-cell>
          <table:table-cell office:value-type="float" office:value="22325236" calcext:value-type="float">
            <text:p>22325236</text:p>
          </table:table-cell>
          <table:table-cell office:value-type="float" office:value="22492714" calcext:value-type="float">
            <text:p>22492714</text:p>
          </table:table-cell>
          <table:table-cell office:value-type="float" office:value="21766682" calcext:value-type="float">
            <text:p>21766682</text:p>
          </table:table-cell>
          <table:table-cell office:value-type="float" office:value="21545422" calcext:value-type="float">
            <text:p>21545422</text:p>
          </table:table-cell>
          <table:table-cell office:value-type="float" office:value="21817831" calcext:value-type="float">
            <text:p>21817831</text:p>
          </table:table-cell>
          <table:table-cell office:value-type="float" office:value="21555653" calcext:value-type="float">
            <text:p>21555653</text:p>
          </table:table-cell>
          <table:table-cell table:formula="of:=MIN([.A635:.J635])" office:value-type="float" office:value="21459491" calcext:value-type="float">
            <text:p>21459491</text:p>
          </table:table-cell>
        </table:table-row>
        <table:table-row table:style-name="ro1">
          <table:table-cell office:value-type="float" office:value="21994371" calcext:value-type="float">
            <text:p>21994371</text:p>
          </table:table-cell>
          <table:table-cell office:value-type="float" office:value="23258499" calcext:value-type="float">
            <text:p>23258499</text:p>
          </table:table-cell>
          <table:table-cell office:value-type="float" office:value="22064519" calcext:value-type="float">
            <text:p>22064519</text:p>
          </table:table-cell>
          <table:table-cell office:value-type="float" office:value="22137005" calcext:value-type="float">
            <text:p>22137005</text:p>
          </table:table-cell>
          <table:table-cell office:value-type="float" office:value="22455303" calcext:value-type="float">
            <text:p>22455303</text:p>
          </table:table-cell>
          <table:table-cell office:value-type="float" office:value="21924223" calcext:value-type="float">
            <text:p>21924223</text:p>
          </table:table-cell>
          <table:table-cell office:value-type="float" office:value="22234043" calcext:value-type="float">
            <text:p>22234043</text:p>
          </table:table-cell>
          <table:table-cell office:value-type="float" office:value="22105730" calcext:value-type="float">
            <text:p>22105730</text:p>
          </table:table-cell>
          <table:table-cell office:value-type="float" office:value="22194001" calcext:value-type="float">
            <text:p>22194001</text:p>
          </table:table-cell>
          <table:table-cell office:value-type="float" office:value="22812181" calcext:value-type="float">
            <text:p>22812181</text:p>
          </table:table-cell>
          <table:table-cell table:formula="of:=MIN([.A636:.J636])" office:value-type="float" office:value="21924223" calcext:value-type="float">
            <text:p>21924223</text:p>
          </table:table-cell>
        </table:table-row>
        <table:table-row table:style-name="ro1">
          <table:table-cell office:value-type="float" office:value="23090143" calcext:value-type="float">
            <text:p>23090143</text:p>
          </table:table-cell>
          <table:table-cell office:value-type="float" office:value="24681045" calcext:value-type="float">
            <text:p>24681045</text:p>
          </table:table-cell>
          <table:table-cell office:value-type="float" office:value="23535000" calcext:value-type="float">
            <text:p>23535000</text:p>
          </table:table-cell>
          <table:table-cell office:value-type="float" office:value="24080694" calcext:value-type="float">
            <text:p>24080694</text:p>
          </table:table-cell>
          <table:table-cell office:value-type="float" office:value="24348718" calcext:value-type="float">
            <text:p>24348718</text:p>
          </table:table-cell>
          <table:table-cell office:value-type="float" office:value="23586149" calcext:value-type="float">
            <text:p>23586149</text:p>
          </table:table-cell>
          <table:table-cell office:value-type="float" office:value="24228297" calcext:value-type="float">
            <text:p>24228297</text:p>
          </table:table-cell>
          <table:table-cell office:value-type="float" office:value="24051758" calcext:value-type="float">
            <text:p>24051758</text:p>
          </table:table-cell>
          <table:table-cell office:value-type="float" office:value="24197315" calcext:value-type="float">
            <text:p>24197315</text:p>
          </table:table-cell>
          <table:table-cell office:value-type="float" office:value="23475666" calcext:value-type="float">
            <text:p>23475666</text:p>
          </table:table-cell>
          <table:table-cell table:formula="of:=MIN([.A637:.J637])" office:value-type="float" office:value="23090143" calcext:value-type="float">
            <text:p>23090143</text:p>
          </table:table-cell>
        </table:table-row>
        <table:table-row table:style-name="ro1">
          <table:table-cell office:value-type="float" office:value="24282662" calcext:value-type="float">
            <text:p>24282662</text:p>
          </table:table-cell>
          <table:table-cell office:value-type="float" office:value="26609827" calcext:value-type="float">
            <text:p>26609827</text:p>
          </table:table-cell>
          <table:table-cell office:value-type="float" office:value="24330889" calcext:value-type="float">
            <text:p>24330889</text:p>
          </table:table-cell>
          <table:table-cell office:value-type="float" office:value="23514247" calcext:value-type="float">
            <text:p>23514247</text:p>
          </table:table-cell>
          <table:table-cell office:value-type="float" office:value="23604563" calcext:value-type="float">
            <text:p>23604563</text:p>
          </table:table-cell>
          <table:table-cell office:value-type="float" office:value="25426954" calcext:value-type="float">
            <text:p>25426954</text:p>
          </table:table-cell>
          <table:table-cell office:value-type="float" office:value="24234435" calcext:value-type="float">
            <text:p>24234435</text:p>
          </table:table-cell>
          <table:table-cell office:value-type="float" office:value="23403472" calcext:value-type="float">
            <text:p>23403472</text:p>
          </table:table-cell>
          <table:table-cell office:value-type="float" office:value="23834006" calcext:value-type="float">
            <text:p>23834006</text:p>
          </table:table-cell>
          <table:table-cell office:value-type="float" office:value="23737552" calcext:value-type="float">
            <text:p>23737552</text:p>
          </table:table-cell>
          <table:table-cell table:formula="of:=MIN([.A638:.J638])" office:value-type="float" office:value="23403472" calcext:value-type="float">
            <text:p>23403472</text:p>
          </table:table-cell>
        </table:table-row>
        <table:table-row table:style-name="ro1">
          <table:table-cell office:value-type="float" office:value="23606609" calcext:value-type="float">
            <text:p>23606609</text:p>
          </table:table-cell>
          <table:table-cell office:value-type="float" office:value="25053707" calcext:value-type="float">
            <text:p>25053707</text:p>
          </table:table-cell>
          <table:table-cell office:value-type="float" office:value="23453160" calcext:value-type="float">
            <text:p>23453160</text:p>
          </table:table-cell>
          <table:table-cell office:value-type="float" office:value="23601348" calcext:value-type="float">
            <text:p>23601348</text:p>
          </table:table-cell>
          <table:table-cell office:value-type="float" office:value="23657758" calcext:value-type="float">
            <text:p>23657758</text:p>
          </table:table-cell>
          <table:table-cell office:value-type="float" office:value="24187670" calcext:value-type="float">
            <text:p>24187670</text:p>
          </table:table-cell>
          <table:table-cell office:value-type="float" office:value="24434357" calcext:value-type="float">
            <text:p>24434357</text:p>
          </table:table-cell>
          <table:table-cell office:value-type="float" office:value="24252264" calcext:value-type="float">
            <text:p>24252264</text:p>
          </table:table-cell>
          <table:table-cell office:value-type="float" office:value="23600179" calcext:value-type="float">
            <text:p>23600179</text:p>
          </table:table-cell>
          <table:table-cell office:value-type="float" office:value="24562963" calcext:value-type="float">
            <text:p>24562963</text:p>
          </table:table-cell>
          <table:table-cell table:formula="of:=MIN([.A639:.J639])" office:value-type="float" office:value="23453160" calcext:value-type="float">
            <text:p>23453160</text:p>
          </table:table-cell>
        </table:table-row>
        <table:table-row table:style-name="ro1">
          <table:table-cell office:value-type="float" office:value="23424516" calcext:value-type="float">
            <text:p>23424516</text:p>
          </table:table-cell>
          <table:table-cell office:value-type="float" office:value="24470308" calcext:value-type="float">
            <text:p>24470308</text:p>
          </table:table-cell>
          <table:table-cell office:value-type="float" office:value="23480050" calcext:value-type="float">
            <text:p>23480050</text:p>
          </table:table-cell>
          <table:table-cell office:value-type="float" office:value="24121029" calcext:value-type="float">
            <text:p>24121029</text:p>
          </table:table-cell>
          <table:table-cell office:value-type="float" office:value="24396653" calcext:value-type="float">
            <text:p>24396653</text:p>
          </table:table-cell>
          <table:table-cell office:value-type="float" office:value="24126582" calcext:value-type="float">
            <text:p>24126582</text:p>
          </table:table-cell>
          <table:table-cell office:value-type="float" office:value="23691372" calcext:value-type="float">
            <text:p>23691372</text:p>
          </table:table-cell>
          <table:table-cell office:value-type="float" office:value="23386811" calcext:value-type="float">
            <text:p>23386811</text:p>
          </table:table-cell>
          <table:table-cell office:value-type="float" office:value="24176271" calcext:value-type="float">
            <text:p>24176271</text:p>
          </table:table-cell>
          <table:table-cell office:value-type="float" office:value="23578842" calcext:value-type="float">
            <text:p>23578842</text:p>
          </table:table-cell>
          <table:table-cell table:formula="of:=MIN([.A640:.J640])" office:value-type="float" office:value="23386811" calcext:value-type="float">
            <text:p>23386811</text:p>
          </table:table-cell>
        </table:table-row>
        <table:table-row table:style-name="ro1">
          <table:table-cell office:value-type="float" office:value="23902108" calcext:value-type="float">
            <text:p>23902108</text:p>
          </table:table-cell>
          <table:table-cell office:value-type="float" office:value="26479469" calcext:value-type="float">
            <text:p>26479469</text:p>
          </table:table-cell>
          <table:table-cell office:value-type="float" office:value="24029837" calcext:value-type="float">
            <text:p>24029837</text:p>
          </table:table-cell>
          <table:table-cell office:value-type="float" office:value="23760935" calcext:value-type="float">
            <text:p>23760935</text:p>
          </table:table-cell>
          <table:table-cell office:value-type="float" office:value="23703355" calcext:value-type="float">
            <text:p>23703355</text:p>
          </table:table-cell>
          <table:table-cell office:value-type="float" office:value="23559551" calcext:value-type="float">
            <text:p>23559551</text:p>
          </table:table-cell>
          <table:table-cell office:value-type="float" office:value="23600763" calcext:value-type="float">
            <text:p>23600763</text:p>
          </table:table-cell>
          <table:table-cell office:value-type="float" office:value="23322217" calcext:value-type="float">
            <text:p>23322217</text:p>
          </table:table-cell>
          <table:table-cell office:value-type="float" office:value="23324847" calcext:value-type="float">
            <text:p>23324847</text:p>
          </table:table-cell>
          <table:table-cell office:value-type="float" office:value="23953258" calcext:value-type="float">
            <text:p>23953258</text:p>
          </table:table-cell>
          <table:table-cell table:formula="of:=MIN([.A641:.J641])" office:value-type="float" office:value="23322217" calcext:value-type="float">
            <text:p>23322217</text:p>
          </table:table-cell>
        </table:table-row>
        <table:table-row table:style-name="ro1">
          <table:table-cell office:value-type="float" office:value="23258791" calcext:value-type="float">
            <text:p>23258791</text:p>
          </table:table-cell>
          <table:table-cell office:value-type="float" office:value="24743594" calcext:value-type="float">
            <text:p>24743594</text:p>
          </table:table-cell>
          <table:table-cell office:value-type="float" office:value="24268340" calcext:value-type="float">
            <text:p>24268340</text:p>
          </table:table-cell>
          <table:table-cell office:value-type="float" office:value="24006454" calcext:value-type="float">
            <text:p>24006454</text:p>
          </table:table-cell>
          <table:table-cell office:value-type="float" office:value="24067249" calcext:value-type="float">
            <text:p>24067249</text:p>
          </table:table-cell>
          <table:table-cell office:value-type="float" office:value="23310818" calcext:value-type="float">
            <text:p>23310818</text:p>
          </table:table-cell>
          <table:table-cell office:value-type="float" office:value="25090243" calcext:value-type="float">
            <text:p>25090243</text:p>
          </table:table-cell>
          <table:table-cell office:value-type="float" office:value="24365378" calcext:value-type="float">
            <text:p>24365378</text:p>
          </table:table-cell>
          <table:table-cell office:value-type="float" office:value="24249634" calcext:value-type="float">
            <text:p>24249634</text:p>
          </table:table-cell>
          <table:table-cell office:value-type="float" office:value="23205595" calcext:value-type="float">
            <text:p>23205595</text:p>
          </table:table-cell>
          <table:table-cell table:formula="of:=MIN([.A642:.J642])" office:value-type="float" office:value="23205595" calcext:value-type="float">
            <text:p>23205595</text:p>
          </table:table-cell>
        </table:table-row>
        <table:table-row table:style-name="ro1">
          <table:table-cell office:value-type="float" office:value="23058284" calcext:value-type="float">
            <text:p>23058284</text:p>
          </table:table-cell>
          <table:table-cell office:value-type="float" office:value="26469239" calcext:value-type="float">
            <text:p>26469239</text:p>
          </table:table-cell>
          <table:table-cell office:value-type="float" office:value="22751679" calcext:value-type="float">
            <text:p>22751679</text:p>
          </table:table-cell>
          <table:table-cell office:value-type="float" office:value="24035682" calcext:value-type="float">
            <text:p>24035682</text:p>
          </table:table-cell>
          <table:table-cell office:value-type="float" office:value="23178705" calcext:value-type="float">
            <text:p>23178705</text:p>
          </table:table-cell>
          <table:table-cell office:value-type="float" office:value="23615963" calcext:value-type="float">
            <text:p>23615963</text:p>
          </table:table-cell>
          <table:table-cell office:value-type="float" office:value="23279252" calcext:value-type="float">
            <text:p>23279252</text:p>
          </table:table-cell>
          <table:table-cell office:value-type="float" office:value="25330500" calcext:value-type="float">
            <text:p>25330500</text:p>
          </table:table-cell>
          <table:table-cell office:value-type="float" office:value="23134278" calcext:value-type="float">
            <text:p>23134278</text:p>
          </table:table-cell>
          <table:table-cell office:value-type="float" office:value="22812473" calcext:value-type="float">
            <text:p>22812473</text:p>
          </table:table-cell>
          <table:table-cell table:formula="of:=MIN([.A643:.J643])" office:value-type="float" office:value="22751679" calcext:value-type="float">
            <text:p>22751679</text:p>
          </table:table-cell>
        </table:table-row>
        <table:table-row table:style-name="ro1">
          <table:table-cell office:value-type="float" office:value="23771750" calcext:value-type="float">
            <text:p>23771750</text:p>
          </table:table-cell>
          <table:table-cell office:value-type="float" office:value="24752363" calcext:value-type="float">
            <text:p>24752363</text:p>
          </table:table-cell>
          <table:table-cell office:value-type="float" office:value="23804194" calcext:value-type="float">
            <text:p>23804194</text:p>
          </table:table-cell>
          <table:table-cell office:value-type="float" office:value="24481999" calcext:value-type="float">
            <text:p>24481999</text:p>
          </table:table-cell>
          <table:table-cell office:value-type="float" office:value="23552536" calcext:value-type="float">
            <text:p>23552536</text:p>
          </table:table-cell>
          <table:table-cell office:value-type="float" office:value="23190981" calcext:value-type="float">
            <text:p>23190981</text:p>
          </table:table-cell>
          <table:table-cell office:value-type="float" office:value="24248757" calcext:value-type="float">
            <text:p>24248757</text:p>
          </table:table-cell>
          <table:table-cell office:value-type="float" office:value="25464658" calcext:value-type="float">
            <text:p>25464658</text:p>
          </table:table-cell>
          <table:table-cell office:value-type="float" office:value="28089076" calcext:value-type="float">
            <text:p>28089076</text:p>
          </table:table-cell>
          <table:table-cell office:value-type="float" office:value="24995543" calcext:value-type="float">
            <text:p>24995543</text:p>
          </table:table-cell>
          <table:table-cell table:formula="of:=MIN([.A644:.J644])" office:value-type="float" office:value="23190981" calcext:value-type="float">
            <text:p>23190981</text:p>
          </table:table-cell>
        </table:table-row>
        <table:table-row table:style-name="ro1">
          <table:table-cell office:value-type="float" office:value="22579231" calcext:value-type="float">
            <text:p>22579231</text:p>
          </table:table-cell>
          <table:table-cell office:value-type="float" office:value="22690883" calcext:value-type="float">
            <text:p>22690883</text:p>
          </table:table-cell>
          <table:table-cell office:value-type="float" office:value="22223814" calcext:value-type="float">
            <text:p>22223814</text:p>
          </table:table-cell>
          <table:table-cell office:value-type="float" office:value="23244177" calcext:value-type="float">
            <text:p>23244177</text:p>
          </table:table-cell>
          <table:table-cell office:value-type="float" office:value="22964461" calcext:value-type="float">
            <text:p>22964461</text:p>
          </table:table-cell>
          <table:table-cell office:value-type="float" office:value="22273794" calcext:value-type="float">
            <text:p>22273794</text:p>
          </table:table-cell>
          <table:table-cell office:value-type="float" office:value="22597353" calcext:value-type="float">
            <text:p>22597353</text:p>
          </table:table-cell>
          <table:table-cell office:value-type="float" office:value="22780030" calcext:value-type="float">
            <text:p>22780030</text:p>
          </table:table-cell>
          <table:table-cell office:value-type="float" office:value="22455303" calcext:value-type="float">
            <text:p>22455303</text:p>
          </table:table-cell>
          <table:table-cell office:value-type="float" office:value="22878530" calcext:value-type="float">
            <text:p>22878530</text:p>
          </table:table-cell>
          <table:table-cell table:formula="of:=MIN([.A645:.J645])" office:value-type="float" office:value="22223814" calcext:value-type="float">
            <text:p>22223814</text:p>
          </table:table-cell>
        </table:table-row>
        <table:table-row table:style-name="ro1">
          <table:table-cell office:value-type="float" office:value="23267268" calcext:value-type="float">
            <text:p>23267268</text:p>
          </table:table-cell>
          <table:table-cell office:value-type="float" office:value="24057896" calcext:value-type="float">
            <text:p>24057896</text:p>
          </table:table-cell>
          <table:table-cell office:value-type="float" office:value="23058284" calcext:value-type="float">
            <text:p>23058284</text:p>
          </table:table-cell>
          <table:table-cell office:value-type="float" office:value="23086343" calcext:value-type="float">
            <text:p>23086343</text:p>
          </table:table-cell>
          <table:table-cell office:value-type="float" office:value="23453452" calcext:value-type="float">
            <text:p>23453452</text:p>
          </table:table-cell>
          <table:table-cell office:value-type="float" office:value="23233947" calcext:value-type="float">
            <text:p>23233947</text:p>
          </table:table-cell>
          <table:table-cell office:value-type="float" office:value="23335078" calcext:value-type="float">
            <text:p>23335078</text:p>
          </table:table-cell>
          <table:table-cell office:value-type="float" office:value="24768731" calcext:value-type="float">
            <text:p>24768731</text:p>
          </table:table-cell>
          <table:table-cell office:value-type="float" office:value="23402887" calcext:value-type="float">
            <text:p>23402887</text:p>
          </table:table-cell>
          <table:table-cell office:value-type="float" office:value="23311110" calcext:value-type="float">
            <text:p>23311110</text:p>
          </table:table-cell>
          <table:table-cell table:formula="of:=MIN([.A646:.J646])" office:value-type="float" office:value="23058284" calcext:value-type="float">
            <text:p>23058284</text:p>
          </table:table-cell>
        </table:table-row>
        <table:table-row table:style-name="ro1">
          <table:table-cell office:value-type="float" office:value="22882622" calcext:value-type="float">
            <text:p>22882622</text:p>
          </table:table-cell>
          <table:table-cell office:value-type="float" office:value="22634764" calcext:value-type="float">
            <text:p>22634764</text:p>
          </table:table-cell>
          <table:table-cell office:value-type="float" office:value="23278374" calcext:value-type="float">
            <text:p>23278374</text:p>
          </table:table-cell>
          <table:table-cell office:value-type="float" office:value="22252750" calcext:value-type="float">
            <text:p>22252750</text:p>
          </table:table-cell>
          <table:table-cell office:value-type="float" office:value="22217676" calcext:value-type="float">
            <text:p>22217676</text:p>
          </table:table-cell>
          <table:table-cell office:value-type="float" office:value="22862454" calcext:value-type="float">
            <text:p>22862454</text:p>
          </table:table-cell>
          <table:table-cell office:value-type="float" office:value="22792014" calcext:value-type="float">
            <text:p>22792014</text:p>
          </table:table-cell>
          <table:table-cell office:value-type="float" office:value="22521651" calcext:value-type="float">
            <text:p>22521651</text:p>
          </table:table-cell>
          <table:table-cell office:value-type="float" office:value="22993105" calcext:value-type="float">
            <text:p>22993105</text:p>
          </table:table-cell>
          <table:table-cell office:value-type="float" office:value="23154738" calcext:value-type="float">
            <text:p>23154738</text:p>
          </table:table-cell>
          <table:table-cell table:formula="of:=MIN([.A647:.J647])" office:value-type="float" office:value="22217676" calcext:value-type="float">
            <text:p>22217676</text:p>
          </table:table-cell>
        </table:table-row>
        <table:table-row table:style-name="ro1">
          <table:table-cell office:value-type="float" office:value="23120248" calcext:value-type="float">
            <text:p>23120248</text:p>
          </table:table-cell>
          <table:table-cell office:value-type="float" office:value="23810331" calcext:value-type="float">
            <text:p>23810331</text:p>
          </table:table-cell>
          <table:table-cell office:value-type="float" office:value="23309941" calcext:value-type="float">
            <text:p>23309941</text:p>
          </table:table-cell>
          <table:table-cell office:value-type="float" office:value="23602225" calcext:value-type="float">
            <text:p>23602225</text:p>
          </table:table-cell>
          <table:table-cell office:value-type="float" office:value="24314229" calcext:value-type="float">
            <text:p>24314229</text:p>
          </table:table-cell>
          <table:table-cell office:value-type="float" office:value="23102127" calcext:value-type="float">
            <text:p>23102127</text:p>
          </table:table-cell>
          <table:table-cell office:value-type="float" office:value="24375023" calcext:value-type="float">
            <text:p>24375023</text:p>
          </table:table-cell>
          <table:table-cell office:value-type="float" office:value="23462513" calcext:value-type="float">
            <text:p>23462513</text:p>
          </table:table-cell>
          <table:table-cell office:value-type="float" office:value="25783248" calcext:value-type="float">
            <text:p>25783248</text:p>
          </table:table-cell>
          <table:table-cell office:value-type="float" office:value="23145093" calcext:value-type="float">
            <text:p>23145093</text:p>
          </table:table-cell>
          <table:table-cell table:formula="of:=MIN([.A648:.J648])" office:value-type="float" office:value="23102127" calcext:value-type="float">
            <text:p>23102127</text:p>
          </table:table-cell>
        </table:table-row>
        <table:table-row table:style-name="ro1">
          <table:table-cell office:value-type="float" office:value="22464071" calcext:value-type="float">
            <text:p>22464071</text:p>
          </table:table-cell>
          <table:table-cell office:value-type="float" office:value="27081573" calcext:value-type="float">
            <text:p>27081573</text:p>
          </table:table-cell>
          <table:table-cell office:value-type="float" office:value="22690299" calcext:value-type="float">
            <text:p>22690299</text:p>
          </table:table-cell>
          <table:table-cell office:value-type="float" office:value="22441565" calcext:value-type="float">
            <text:p>22441565</text:p>
          </table:table-cell>
          <table:table-cell office:value-type="float" office:value="22757232" calcext:value-type="float">
            <text:p>22757232</text:p>
          </table:table-cell>
          <table:table-cell office:value-type="float" office:value="22600568" calcext:value-type="float">
            <text:p>22600568</text:p>
          </table:table-cell>
          <table:table-cell office:value-type="float" office:value="22711927" calcext:value-type="float">
            <text:p>22711927</text:p>
          </table:table-cell>
          <table:table-cell office:value-type="float" office:value="22757232" calcext:value-type="float">
            <text:p>22757232</text:p>
          </table:table-cell>
          <table:table-cell office:value-type="float" office:value="23781688" calcext:value-type="float">
            <text:p>23781688</text:p>
          </table:table-cell>
          <table:table-cell office:value-type="float" office:value="22576892" calcext:value-type="float">
            <text:p>22576892</text:p>
          </table:table-cell>
          <table:table-cell table:formula="of:=MIN([.A649:.J649])" office:value-type="float" office:value="22441565" calcext:value-type="float">
            <text:p>22441565</text:p>
          </table:table-cell>
        </table:table-row>
        <table:table-row table:style-name="ro1">
          <table:table-cell office:value-type="float" office:value="26089854" calcext:value-type="float">
            <text:p>26089854</text:p>
          </table:table-cell>
          <table:table-cell office:value-type="float" office:value="23494372" calcext:value-type="float">
            <text:p>23494372</text:p>
          </table:table-cell>
          <table:table-cell office:value-type="float" office:value="23672080" calcext:value-type="float">
            <text:p>23672080</text:p>
          </table:table-cell>
          <table:table-cell office:value-type="float" office:value="23311987" calcext:value-type="float">
            <text:p>23311987</text:p>
          </table:table-cell>
          <table:table-cell office:value-type="float" office:value="23480927" calcext:value-type="float">
            <text:p>23480927</text:p>
          </table:table-cell>
          <table:table-cell office:value-type="float" office:value="23831375" calcext:value-type="float">
            <text:p>23831375</text:p>
          </table:table-cell>
          <table:table-cell office:value-type="float" office:value="23427439" calcext:value-type="float">
            <text:p>23427439</text:p>
          </table:table-cell>
          <table:table-cell office:value-type="float" office:value="23952674" calcext:value-type="float">
            <text:p>23952674</text:p>
          </table:table-cell>
          <table:table-cell office:value-type="float" office:value="23863819" calcext:value-type="float">
            <text:p>23863819</text:p>
          </table:table-cell>
          <table:table-cell office:value-type="float" office:value="23349984" calcext:value-type="float">
            <text:p>23349984</text:p>
          </table:table-cell>
          <table:table-cell table:formula="of:=MIN([.A650:.J650])" office:value-type="float" office:value="23311987" calcext:value-type="float">
            <text:p>23311987</text:p>
          </table:table-cell>
        </table:table-row>
        <table:table-row table:style-name="ro1">
          <table:table-cell office:value-type="float" office:value="22000801" calcext:value-type="float">
            <text:p>22000801</text:p>
          </table:table-cell>
          <table:table-cell office:value-type="float" office:value="23624146" calcext:value-type="float">
            <text:p>23624146</text:p>
          </table:table-cell>
          <table:table-cell office:value-type="float" office:value="22004016" calcext:value-type="float">
            <text:p>22004016</text:p>
          </table:table-cell>
          <table:table-cell office:value-type="float" office:value="22170034" calcext:value-type="float">
            <text:p>22170034</text:p>
          </table:table-cell>
          <table:table-cell office:value-type="float" office:value="22729465" calcext:value-type="float">
            <text:p>22729465</text:p>
          </table:table-cell>
          <table:table-cell office:value-type="float" office:value="21771066" calcext:value-type="float">
            <text:p>21771066</text:p>
          </table:table-cell>
          <table:table-cell office:value-type="float" office:value="22507914" calcext:value-type="float">
            <text:p>22507914</text:p>
          </table:table-cell>
          <table:table-cell office:value-type="float" office:value="22020383" calcext:value-type="float">
            <text:p>22020383</text:p>
          </table:table-cell>
          <table:table-cell office:value-type="float" office:value="22065688" calcext:value-type="float">
            <text:p>22065688</text:p>
          </table:table-cell>
          <table:table-cell office:value-type="float" office:value="22335173" calcext:value-type="float">
            <text:p>22335173</text:p>
          </table:table-cell>
          <table:table-cell table:formula="of:=MIN([.A651:.J651])" office:value-type="float" office:value="21771066" calcext:value-type="float">
            <text:p>21771066</text:p>
          </table:table-cell>
        </table:table-row>
        <table:table-row table:style-name="ro1">
          <table:table-cell office:value-type="float" office:value="23148600" calcext:value-type="float">
            <text:p>23148600</text:p>
          </table:table-cell>
          <table:table-cell office:value-type="float" office:value="25280519" calcext:value-type="float">
            <text:p>25280519</text:p>
          </table:table-cell>
          <table:table-cell office:value-type="float" office:value="23197412" calcext:value-type="float">
            <text:p>23197412</text:p>
          </table:table-cell>
          <table:table-cell office:value-type="float" office:value="23696340" calcext:value-type="float">
            <text:p>23696340</text:p>
          </table:table-cell>
          <table:table-cell office:value-type="float" office:value="23276036" calcext:value-type="float">
            <text:p>23276036</text:p>
          </table:table-cell>
          <table:table-cell office:value-type="float" office:value="23109434" calcext:value-type="float">
            <text:p>23109434</text:p>
          </table:table-cell>
          <table:table-cell office:value-type="float" office:value="23454914" calcext:value-type="float">
            <text:p>23454914</text:p>
          </table:table-cell>
          <table:table-cell office:value-type="float" office:value="23342677" calcext:value-type="float">
            <text:p>23342677</text:p>
          </table:table-cell>
          <table:table-cell office:value-type="float" office:value="24063741" calcext:value-type="float">
            <text:p>24063741</text:p>
          </table:table-cell>
          <table:table-cell office:value-type="float" office:value="26489114" calcext:value-type="float">
            <text:p>26489114</text:p>
          </table:table-cell>
          <table:table-cell table:formula="of:=MIN([.A652:.J652])" office:value-type="float" office:value="23109434" calcext:value-type="float">
            <text:p>23109434</text:p>
          </table:table-cell>
        </table:table-row>
        <table:table-row table:style-name="ro1">
          <table:table-cell office:value-type="float" office:value="21479658" calcext:value-type="float">
            <text:p>21479658</text:p>
          </table:table-cell>
          <table:table-cell office:value-type="float" office:value="22589461" calcext:value-type="float">
            <text:p>22589461</text:p>
          </table:table-cell>
          <table:table-cell office:value-type="float" office:value="21474982" calcext:value-type="float">
            <text:p>21474982</text:p>
          </table:table-cell>
          <table:table-cell office:value-type="float" office:value="22373171" calcext:value-type="float">
            <text:p>22373171</text:p>
          </table:table-cell>
          <table:table-cell office:value-type="float" office:value="21819292" calcext:value-type="float">
            <text:p>21819292</text:p>
          </table:table-cell>
          <table:table-cell office:value-type="float" office:value="21369760" calcext:value-type="float">
            <text:p>21369760</text:p>
          </table:table-cell>
          <table:table-cell office:value-type="float" office:value="21759374" calcext:value-type="float">
            <text:p>21759374</text:p>
          </table:table-cell>
          <table:table-cell office:value-type="float" office:value="22368787" calcext:value-type="float">
            <text:p>22368787</text:p>
          </table:table-cell>
          <table:table-cell office:value-type="float" office:value="21709686" calcext:value-type="float">
            <text:p>21709686</text:p>
          </table:table-cell>
          <table:table-cell office:value-type="float" office:value="22454426" calcext:value-type="float">
            <text:p>22454426</text:p>
          </table:table-cell>
          <table:table-cell table:formula="of:=MIN([.A653:.J653])" office:value-type="float" office:value="21369760" calcext:value-type="float">
            <text:p>21369760</text:p>
          </table:table-cell>
        </table:table-row>
        <table:table-row table:style-name="ro1">
          <table:table-cell office:value-type="float" office:value="22943124" calcext:value-type="float">
            <text:p>22943124</text:p>
          </table:table-cell>
          <table:table-cell office:value-type="float" office:value="22988721" calcext:value-type="float">
            <text:p>22988721</text:p>
          </table:table-cell>
          <table:table-cell office:value-type="float" office:value="22672761" calcext:value-type="float">
            <text:p>22672761</text:p>
          </table:table-cell>
          <table:table-cell office:value-type="float" office:value="22173248" calcext:value-type="float">
            <text:p>22173248</text:p>
          </table:table-cell>
          <table:table-cell office:value-type="float" office:value="21963974" calcext:value-type="float">
            <text:p>21963974</text:p>
          </table:table-cell>
          <table:table-cell office:value-type="float" office:value="22741741" calcext:value-type="float">
            <text:p>22741741</text:p>
          </table:table-cell>
          <table:table-cell office:value-type="float" office:value="21968358" calcext:value-type="float">
            <text:p>21968358</text:p>
          </table:table-cell>
          <table:table-cell office:value-type="float" office:value="22166526" calcext:value-type="float">
            <text:p>22166526</text:p>
          </table:table-cell>
          <table:table-cell office:value-type="float" office:value="21850274" calcext:value-type="float">
            <text:p>21850274</text:p>
          </table:table-cell>
          <table:table-cell office:value-type="float" office:value="21860212" calcext:value-type="float">
            <text:p>21860212</text:p>
          </table:table-cell>
          <table:table-cell table:formula="of:=MIN([.A654:.J654])" office:value-type="float" office:value="21850274" calcext:value-type="float">
            <text:p>21850274</text:p>
          </table:table-cell>
        </table:table-row>
        <table:table-row table:style-name="ro1">
          <table:table-cell office:value-type="float" office:value="21007035" calcext:value-type="float">
            <text:p>21007035</text:p>
          </table:table-cell>
          <table:table-cell office:value-type="float" office:value="21521455" calcext:value-type="float">
            <text:p>21521455</text:p>
          </table:table-cell>
          <table:table-cell office:value-type="float" office:value="21235017" calcext:value-type="float">
            <text:p>21235017</text:p>
          </table:table-cell>
          <table:table-cell office:value-type="float" office:value="24504798" calcext:value-type="float">
            <text:p>24504798</text:p>
          </table:table-cell>
          <table:table-cell office:value-type="float" office:value="21309549" calcext:value-type="float">
            <text:p>21309549</text:p>
          </table:table-cell>
          <table:table-cell office:value-type="float" office:value="21272137" calcext:value-type="float">
            <text:p>21272137</text:p>
          </table:table-cell>
          <table:table-cell office:value-type="float" office:value="21893825" calcext:value-type="float">
            <text:p>21893825</text:p>
          </table:table-cell>
          <table:table-cell office:value-type="float" office:value="21104658" calcext:value-type="float">
            <text:p>21104658</text:p>
          </table:table-cell>
          <table:table-cell office:value-type="float" office:value="21158439" calcext:value-type="float">
            <text:p>21158439</text:p>
          </table:table-cell>
          <table:table-cell office:value-type="float" office:value="21309257" calcext:value-type="float">
            <text:p>21309257</text:p>
          </table:table-cell>
          <table:table-cell table:formula="of:=MIN([.A655:.J655])" office:value-type="float" office:value="21007035" calcext:value-type="float">
            <text:p>21007035</text:p>
          </table:table-cell>
        </table:table-row>
        <table:table-row table:style-name="ro1">
          <table:table-cell office:value-type="float" office:value="21639245" calcext:value-type="float">
            <text:p>21639245</text:p>
          </table:table-cell>
          <table:table-cell office:value-type="float" office:value="23675881" calcext:value-type="float">
            <text:p>23675881</text:p>
          </table:table-cell>
          <table:table-cell office:value-type="float" office:value="21461244" calcext:value-type="float">
            <text:p>21461244</text:p>
          </table:table-cell>
          <table:table-cell office:value-type="float" office:value="22861870" calcext:value-type="float">
            <text:p>22861870</text:p>
          </table:table-cell>
          <table:table-cell office:value-type="float" office:value="22402984" calcext:value-type="float">
            <text:p>22402984</text:p>
          </table:table-cell>
          <table:table-cell office:value-type="float" office:value="21567928" calcext:value-type="float">
            <text:p>21567928</text:p>
          </table:table-cell>
          <table:table-cell office:value-type="float" office:value="21991448" calcext:value-type="float">
            <text:p>21991448</text:p>
          </table:table-cell>
          <table:table-cell office:value-type="float" office:value="21749436" calcext:value-type="float">
            <text:p>21749436</text:p>
          </table:table-cell>
          <table:table-cell office:value-type="float" office:value="21499826" calcext:value-type="float">
            <text:p>21499826</text:p>
          </table:table-cell>
          <table:table-cell office:value-type="float" office:value="22216799" calcext:value-type="float">
            <text:p>22216799</text:p>
          </table:table-cell>
          <table:table-cell table:formula="of:=MIN([.A656:.J656])" office:value-type="float" office:value="21461244" calcext:value-type="float">
            <text:p>21461244</text:p>
          </table:table-cell>
        </table:table-row>
        <table:table-row table:style-name="ro1">
          <table:table-cell office:value-type="float" office:value="23228978" calcext:value-type="float">
            <text:p>23228978</text:p>
          </table:table-cell>
          <table:table-cell office:value-type="float" office:value="24159026" calcext:value-type="float">
            <text:p>24159026</text:p>
          </table:table-cell>
          <table:table-cell office:value-type="float" office:value="22990767" calcext:value-type="float">
            <text:p>22990767</text:p>
          </table:table-cell>
          <table:table-cell office:value-type="float" office:value="23377751" calcext:value-type="float">
            <text:p>23377751</text:p>
          </table:table-cell>
          <table:table-cell office:value-type="float" office:value="23147723" calcext:value-type="float">
            <text:p>23147723</text:p>
          </table:table-cell>
          <table:table-cell office:value-type="float" office:value="22953062" calcext:value-type="float">
            <text:p>22953062</text:p>
          </table:table-cell>
          <table:table-cell office:value-type="float" office:value="23285681" calcext:value-type="float">
            <text:p>23285681</text:p>
          </table:table-cell>
          <table:table-cell office:value-type="float" office:value="23218164" calcext:value-type="float">
            <text:p>23218164</text:p>
          </table:table-cell>
          <table:table-cell office:value-type="float" office:value="23074652" calcext:value-type="float">
            <text:p>23074652</text:p>
          </table:table-cell>
          <table:table-cell office:value-type="float" office:value="22991644" calcext:value-type="float">
            <text:p>22991644</text:p>
          </table:table-cell>
          <table:table-cell table:formula="of:=MIN([.A657:.J657])" office:value-type="float" office:value="22953062" calcext:value-type="float">
            <text:p>22953062</text:p>
          </table:table-cell>
        </table:table-row>
        <table:table-row table:style-name="ro1">
          <table:table-cell office:value-type="float" office:value="24345211" calcext:value-type="float">
            <text:p>24345211</text:p>
          </table:table-cell>
          <table:table-cell office:value-type="float" office:value="23553414" calcext:value-type="float">
            <text:p>23553414</text:p>
          </table:table-cell>
          <table:table-cell office:value-type="float" office:value="24167210" calcext:value-type="float">
            <text:p>24167210</text:p>
          </table:table-cell>
          <table:table-cell office:value-type="float" office:value="24261325" calcext:value-type="float">
            <text:p>24261325</text:p>
          </table:table-cell>
          <table:table-cell office:value-type="float" office:value="23364013" calcext:value-type="float">
            <text:p>23364013</text:p>
          </table:table-cell>
          <table:table-cell office:value-type="float" office:value="24047374" calcext:value-type="float">
            <text:p>24047374</text:p>
          </table:table-cell>
          <table:table-cell office:value-type="float" office:value="24133597" calcext:value-type="float">
            <text:p>24133597</text:p>
          </table:table-cell>
          <table:table-cell office:value-type="float" office:value="24240865" calcext:value-type="float">
            <text:p>24240865</text:p>
          </table:table-cell>
          <table:table-cell office:value-type="float" office:value="24018730" calcext:value-type="float">
            <text:p>24018730</text:p>
          </table:table-cell>
          <table:table-cell office:value-type="float" office:value="24128336" calcext:value-type="float">
            <text:p>24128336</text:p>
          </table:table-cell>
          <table:table-cell table:formula="of:=MIN([.A658:.J658])" office:value-type="float" office:value="23364013" calcext:value-type="float">
            <text:p>23364013</text:p>
          </table:table-cell>
        </table:table-row>
        <table:table-row table:style-name="ro1">
          <table:table-cell office:value-type="float" office:value="21646553" calcext:value-type="float">
            <text:p>21646553</text:p>
          </table:table-cell>
          <table:table-cell office:value-type="float" office:value="21993201" calcext:value-type="float">
            <text:p>21993201</text:p>
          </table:table-cell>
          <table:table-cell office:value-type="float" office:value="21452184" calcext:value-type="float">
            <text:p>21452184</text:p>
          </table:table-cell>
          <table:table-cell office:value-type="float" office:value="21639538" calcext:value-type="float">
            <text:p>21639538</text:p>
          </table:table-cell>
          <table:table-cell office:value-type="float" office:value="21901717" calcext:value-type="float">
            <text:p>21901717</text:p>
          </table:table-cell>
          <table:table-cell office:value-type="float" office:value="21705594" calcext:value-type="float">
            <text:p>21705594</text:p>
          </table:table-cell>
          <table:table-cell office:value-type="float" office:value="21674027" calcext:value-type="float">
            <text:p>21674027</text:p>
          </table:table-cell>
          <table:table-cell office:value-type="float" office:value="21944098" calcext:value-type="float">
            <text:p>21944098</text:p>
          </table:table-cell>
          <table:table-cell office:value-type="float" office:value="21802048" calcext:value-type="float">
            <text:p>21802048</text:p>
          </table:table-cell>
          <table:table-cell office:value-type="float" office:value="21934745" calcext:value-type="float">
            <text:p>21934745</text:p>
          </table:table-cell>
          <table:table-cell table:formula="of:=MIN([.A659:.J659])" office:value-type="float" office:value="21452184" calcext:value-type="float">
            <text:p>21452184</text:p>
          </table:table-cell>
        </table:table-row>
        <table:table-row table:style-name="ro1">
          <table:table-cell office:value-type="float" office:value="23266390" calcext:value-type="float">
            <text:p>23266390</text:p>
          </table:table-cell>
          <table:table-cell office:value-type="float" office:value="26945661" calcext:value-type="float">
            <text:p>26945661</text:p>
          </table:table-cell>
          <table:table-cell office:value-type="float" office:value="23377751" calcext:value-type="float">
            <text:p>23377751</text:p>
          </table:table-cell>
          <table:table-cell office:value-type="float" office:value="23423640" calcext:value-type="float">
            <text:p>23423640</text:p>
          </table:table-cell>
          <table:table-cell office:value-type="float" office:value="23635838" calcext:value-type="float">
            <text:p>23635838</text:p>
          </table:table-cell>
          <table:table-cell office:value-type="float" office:value="23240377" calcext:value-type="float">
            <text:p>23240377</text:p>
          </table:table-cell>
          <table:table-cell office:value-type="float" office:value="23297080" calcext:value-type="float">
            <text:p>23297080</text:p>
          </table:table-cell>
          <table:table-cell office:value-type="float" office:value="23404348" calcext:value-type="float">
            <text:p>23404348</text:p>
          </table:table-cell>
          <table:table-cell office:value-type="float" office:value="23082544" calcext:value-type="float">
            <text:p>23082544</text:p>
          </table:table-cell>
          <table:table-cell office:value-type="float" office:value="23213195" calcext:value-type="float">
            <text:p>23213195</text:p>
          </table:table-cell>
          <table:table-cell table:formula="of:=MIN([.A660:.J660])" office:value-type="float" office:value="23082544" calcext:value-type="float">
            <text:p>23082544</text:p>
          </table:table-cell>
        </table:table-row>
        <table:table-row table:style-name="ro1">
          <table:table-cell office:value-type="float" office:value="23091897" calcext:value-type="float">
            <text:p>23091897</text:p>
          </table:table-cell>
          <table:table-cell office:value-type="float" office:value="23221086" calcext:value-type="float">
            <text:p>23221086</text:p>
          </table:table-cell>
          <table:table-cell office:value-type="float" office:value="22751386" calcext:value-type="float">
            <text:p>22751386</text:p>
          </table:table-cell>
          <table:table-cell office:value-type="float" office:value="23422470" calcext:value-type="float">
            <text:p>23422470</text:p>
          </table:table-cell>
          <table:table-cell office:value-type="float" office:value="22690592" calcext:value-type="float">
            <text:p>22690592</text:p>
          </table:table-cell>
          <table:table-cell office:value-type="float" office:value="22663994" calcext:value-type="float">
            <text:p>22663994</text:p>
          </table:table-cell>
          <table:table-cell office:value-type="float" office:value="22951016" calcext:value-type="float">
            <text:p>22951016</text:p>
          </table:table-cell>
          <table:table-cell office:value-type="float" office:value="23738137" calcext:value-type="float">
            <text:p>23738137</text:p>
          </table:table-cell>
          <table:table-cell office:value-type="float" office:value="23777303" calcext:value-type="float">
            <text:p>23777303</text:p>
          </table:table-cell>
          <table:table-cell office:value-type="float" office:value="23842775" calcext:value-type="float">
            <text:p>23842775</text:p>
          </table:table-cell>
          <table:table-cell table:formula="of:=MIN([.A661:.J661])" office:value-type="float" office:value="22663994" calcext:value-type="float">
            <text:p>22663994</text:p>
          </table:table-cell>
        </table:table-row>
        <table:table-row table:style-name="ro1">
          <table:table-cell office:value-type="float" office:value="22589169" calcext:value-type="float">
            <text:p>22589169</text:p>
          </table:table-cell>
          <table:table-cell office:value-type="float" office:value="25068906" calcext:value-type="float">
            <text:p>25068906</text:p>
          </table:table-cell>
          <table:table-cell office:value-type="float" office:value="22556725" calcext:value-type="float">
            <text:p>22556725</text:p>
          </table:table-cell>
          <table:table-cell office:value-type="float" office:value="22315006" calcext:value-type="float">
            <text:p>22315006</text:p>
          </table:table-cell>
          <table:table-cell office:value-type="float" office:value="22374924" calcext:value-type="float">
            <text:p>22374924</text:p>
          </table:table-cell>
          <table:table-cell office:value-type="float" office:value="22592383" calcext:value-type="float">
            <text:p>22592383</text:p>
          </table:table-cell>
          <table:table-cell office:value-type="float" office:value="22632427" calcext:value-type="float">
            <text:p>22632427</text:p>
          </table:table-cell>
          <table:table-cell office:value-type="float" office:value="22279932" calcext:value-type="float">
            <text:p>22279932</text:p>
          </table:table-cell>
          <table:table-cell office:value-type="float" office:value="22628334" calcext:value-type="float">
            <text:p>22628334</text:p>
          </table:table-cell>
          <table:table-cell office:value-type="float" office:value="23253822" calcext:value-type="float">
            <text:p>23253822</text:p>
          </table:table-cell>
          <table:table-cell table:formula="of:=MIN([.A662:.J662])" office:value-type="float" office:value="22279932" calcext:value-type="float">
            <text:p>22279932</text:p>
          </table:table-cell>
        </table:table-row>
        <table:table-row table:style-name="ro1">
          <table:table-cell office:value-type="float" office:value="21228879" calcext:value-type="float">
            <text:p>21228879</text:p>
          </table:table-cell>
          <table:table-cell office:value-type="float" office:value="22617812" calcext:value-type="float">
            <text:p>22617812</text:p>
          </table:table-cell>
          <table:table-cell office:value-type="float" office:value="21247877" calcext:value-type="float">
            <text:p>21247877</text:p>
          </table:table-cell>
          <table:table-cell office:value-type="float" office:value="22067733" calcext:value-type="float">
            <text:p>22067733</text:p>
          </table:table-cell>
          <table:table-cell office:value-type="float" office:value="21375313" calcext:value-type="float">
            <text:p>21375313</text:p>
          </table:table-cell>
          <table:table-cell office:value-type="float" office:value="21357192" calcext:value-type="float">
            <text:p>21357192</text:p>
          </table:table-cell>
          <table:table-cell office:value-type="float" office:value="21370929" calcext:value-type="float">
            <text:p>21370929</text:p>
          </table:table-cell>
          <table:table-cell office:value-type="float" office:value="21383497" calcext:value-type="float">
            <text:p>21383497</text:p>
          </table:table-cell>
          <table:table-cell office:value-type="float" office:value="23085759" calcext:value-type="float">
            <text:p>23085759</text:p>
          </table:table-cell>
          <table:table-cell office:value-type="float" office:value="21269506" calcext:value-type="float">
            <text:p>21269506</text:p>
          </table:table-cell>
          <table:table-cell table:formula="of:=MIN([.A663:.J663])" office:value-type="float" office:value="21228879" calcext:value-type="float">
            <text:p>21228879</text:p>
          </table:table-cell>
        </table:table-row>
        <table:table-row table:style-name="ro1">
          <table:table-cell office:value-type="float" office:value="21601249" calcext:value-type="float">
            <text:p>21601249</text:p>
          </table:table-cell>
          <table:table-cell office:value-type="float" office:value="21959004" calcext:value-type="float">
            <text:p>21959004</text:p>
          </table:table-cell>
          <table:table-cell office:value-type="float" office:value="21789480" calcext:value-type="float">
            <text:p>21789480</text:p>
          </table:table-cell>
          <table:table-cell office:value-type="float" office:value="22032660" calcext:value-type="float">
            <text:p>22032660</text:p>
          </table:table-cell>
          <table:table-cell office:value-type="float" office:value="22671885" calcext:value-type="float">
            <text:p>22671885</text:p>
          </table:table-cell>
          <table:table-cell office:value-type="float" office:value="21690687" calcext:value-type="float">
            <text:p>21690687</text:p>
          </table:table-cell>
          <table:table-cell office:value-type="float" office:value="21766974" calcext:value-type="float">
            <text:p>21766974</text:p>
          </table:table-cell>
          <table:table-cell office:value-type="float" office:value="21700333" calcext:value-type="float">
            <text:p>21700333</text:p>
          </table:table-cell>
          <table:table-cell office:value-type="float" office:value="22409999" calcext:value-type="float">
            <text:p>22409999</text:p>
          </table:table-cell>
          <table:table-cell office:value-type="float" office:value="21561790" calcext:value-type="float">
            <text:p>21561790</text:p>
          </table:table-cell>
          <table:table-cell table:formula="of:=MIN([.A664:.J664])" office:value-type="float" office:value="21561790" calcext:value-type="float">
            <text:p>21561790</text:p>
          </table:table-cell>
        </table:table-row>
        <table:table-row table:style-name="ro1">
          <table:table-cell office:value-type="float" office:value="23079913" calcext:value-type="float">
            <text:p>23079913</text:p>
          </table:table-cell>
          <table:table-cell office:value-type="float" office:value="29886331" calcext:value-type="float">
            <text:p>29886331</text:p>
          </table:table-cell>
          <table:table-cell office:value-type="float" office:value="23106219" calcext:value-type="float">
            <text:p>23106219</text:p>
          </table:table-cell>
          <table:table-cell office:value-type="float" office:value="22984044" calcext:value-type="float">
            <text:p>22984044</text:p>
          </table:table-cell>
          <table:table-cell office:value-type="float" office:value="23188643" calcext:value-type="float">
            <text:p>23188643</text:p>
          </table:table-cell>
          <table:table-cell office:value-type="float" office:value="22648210" calcext:value-type="float">
            <text:p>22648210</text:p>
          </table:table-cell>
          <table:table-cell office:value-type="float" office:value="22988428" calcext:value-type="float">
            <text:p>22988428</text:p>
          </table:table-cell>
          <table:table-cell office:value-type="float" office:value="23701017" calcext:value-type="float">
            <text:p>23701017</text:p>
          </table:table-cell>
          <table:table-cell office:value-type="float" office:value="23143339" calcext:value-type="float">
            <text:p>23143339</text:p>
          </table:table-cell>
          <table:table-cell office:value-type="float" office:value="23982486" calcext:value-type="float">
            <text:p>23982486</text:p>
          </table:table-cell>
          <table:table-cell table:formula="of:=MIN([.A665:.J665])" office:value-type="float" office:value="22648210" calcext:value-type="float">
            <text:p>22648210</text:p>
          </table:table-cell>
        </table:table-row>
        <table:table-row table:style-name="ro1">
          <table:table-cell office:value-type="float" office:value="23357291" calcext:value-type="float">
            <text:p>23357291</text:p>
          </table:table-cell>
          <table:table-cell office:value-type="float" office:value="26528280" calcext:value-type="float">
            <text:p>26528280</text:p>
          </table:table-cell>
          <table:table-cell office:value-type="float" office:value="22732095" calcext:value-type="float">
            <text:p>22732095</text:p>
          </table:table-cell>
          <table:table-cell office:value-type="float" office:value="27975962" calcext:value-type="float">
            <text:p>27975962</text:p>
          </table:table-cell>
          <table:table-cell office:value-type="float" office:value="22828841" calcext:value-type="float">
            <text:p>22828841</text:p>
          </table:table-cell>
          <table:table-cell office:value-type="float" office:value="23024379" calcext:value-type="float">
            <text:p>23024379</text:p>
          </table:table-cell>
          <table:table-cell office:value-type="float" office:value="23451114" calcext:value-type="float">
            <text:p>23451114</text:p>
          </table:table-cell>
          <table:table-cell office:value-type="float" office:value="23393826" calcext:value-type="float">
            <text:p>23393826</text:p>
          </table:table-cell>
          <table:table-cell office:value-type="float" office:value="22860116" calcext:value-type="float">
            <text:p>22860116</text:p>
          </table:table-cell>
          <table:table-cell office:value-type="float" office:value="22625704" calcext:value-type="float">
            <text:p>22625704</text:p>
          </table:table-cell>
          <table:table-cell table:formula="of:=MIN([.A666:.J666])" office:value-type="float" office:value="22625704" calcext:value-type="float">
            <text:p>22625704</text:p>
          </table:table-cell>
        </table:table-row>
        <table:table-row table:style-name="ro1">
          <table:table-cell office:value-type="float" office:value="22752263" calcext:value-type="float">
            <text:p>22752263</text:p>
          </table:table-cell>
          <table:table-cell office:value-type="float" office:value="22936110" calcext:value-type="float">
            <text:p>22936110</text:p>
          </table:table-cell>
          <table:table-cell office:value-type="float" office:value="22683576" calcext:value-type="float">
            <text:p>22683576</text:p>
          </table:table-cell>
          <table:table-cell office:value-type="float" office:value="22796106" calcext:value-type="float">
            <text:p>22796106</text:p>
          </table:table-cell>
          <table:table-cell office:value-type="float" office:value="22677731" calcext:value-type="float">
            <text:p>22677731</text:p>
          </table:table-cell>
          <table:table-cell office:value-type="float" office:value="22344234" calcext:value-type="float">
            <text:p>22344234</text:p>
          </table:table-cell>
          <table:table-cell office:value-type="float" office:value="22042012" calcext:value-type="float">
            <text:p>22042012</text:p>
          </table:table-cell>
          <table:table-cell office:value-type="float" office:value="22237843" calcext:value-type="float">
            <text:p>22237843</text:p>
          </table:table-cell>
          <table:table-cell office:value-type="float" office:value="22381062" calcext:value-type="float">
            <text:p>22381062</text:p>
          </table:table-cell>
          <table:table-cell office:value-type="float" office:value="23050393" calcext:value-type="float">
            <text:p>23050393</text:p>
          </table:table-cell>
          <table:table-cell table:formula="of:=MIN([.A667:.J667])" office:value-type="float" office:value="22042012" calcext:value-type="float">
            <text:p>22042012</text:p>
          </table:table-cell>
        </table:table-row>
        <table:table-row table:style-name="ro1">
          <table:table-cell office:value-type="float" office:value="22071242" calcext:value-type="float">
            <text:p>22071242</text:p>
          </table:table-cell>
          <table:table-cell office:value-type="float" office:value="22439812" calcext:value-type="float">
            <text:p>22439812</text:p>
          </table:table-cell>
          <table:table-cell office:value-type="float" office:value="21946436" calcext:value-type="float">
            <text:p>21946436</text:p>
          </table:table-cell>
          <table:table-cell office:value-type="float" office:value="21913992" calcext:value-type="float">
            <text:p>21913992</text:p>
          </table:table-cell>
          <table:table-cell office:value-type="float" office:value="23368690" calcext:value-type="float">
            <text:p>23368690</text:p>
          </table:table-cell>
          <table:table-cell office:value-type="float" office:value="22235505" calcext:value-type="float">
            <text:p>22235505</text:p>
          </table:table-cell>
          <table:table-cell office:value-type="float" office:value="22369371" calcext:value-type="float">
            <text:p>22369371</text:p>
          </table:table-cell>
          <table:table-cell office:value-type="float" office:value="22863916" calcext:value-type="float">
            <text:p>22863916</text:p>
          </table:table-cell>
          <table:table-cell office:value-type="float" office:value="22811597" calcext:value-type="float">
            <text:p>22811597</text:p>
          </table:table-cell>
          <table:table-cell office:value-type="float" office:value="22644995" calcext:value-type="float">
            <text:p>22644995</text:p>
          </table:table-cell>
          <table:table-cell table:formula="of:=MIN([.A668:.J668])" office:value-type="float" office:value="21913992" calcext:value-type="float">
            <text:p>21913992</text:p>
          </table:table-cell>
        </table:table-row>
        <table:table-row table:style-name="ro1">
          <table:table-cell office:value-type="float" office:value="21323871" calcext:value-type="float">
            <text:p>21323871</text:p>
          </table:table-cell>
          <table:table-cell office:value-type="float" office:value="22523405" calcext:value-type="float">
            <text:p>22523405</text:p>
          </table:table-cell>
          <table:table-cell office:value-type="float" office:value="21474397" calcext:value-type="float">
            <text:p>21474397</text:p>
          </table:table-cell>
          <table:table-cell office:value-type="float" office:value="21605925" calcext:value-type="float">
            <text:p>21605925</text:p>
          </table:table-cell>
          <table:table-cell office:value-type="float" office:value="21287335" calcext:value-type="float">
            <text:p>21287335</text:p>
          </table:table-cell>
          <table:table-cell office:value-type="float" office:value="21804678" calcext:value-type="float">
            <text:p>21804678</text:p>
          </table:table-cell>
          <table:table-cell office:value-type="float" office:value="21916331" calcext:value-type="float">
            <text:p>21916331</text:p>
          </table:table-cell>
          <table:table-cell office:value-type="float" office:value="21327086" calcext:value-type="float">
            <text:p>21327086</text:p>
          </table:table-cell>
          <table:table-cell office:value-type="float" office:value="21289674" calcext:value-type="float">
            <text:p>21289674</text:p>
          </table:table-cell>
          <table:table-cell office:value-type="float" office:value="21498657" calcext:value-type="float">
            <text:p>21498657</text:p>
          </table:table-cell>
          <table:table-cell table:formula="of:=MIN([.A669:.J669])" office:value-type="float" office:value="21287335" calcext:value-type="float">
            <text:p>21287335</text:p>
          </table:table-cell>
        </table:table-row>
        <table:table-row table:style-name="ro1">
          <table:table-cell office:value-type="float" office:value="24041528" calcext:value-type="float">
            <text:p>24041528</text:p>
          </table:table-cell>
          <table:table-cell office:value-type="float" office:value="24167210" calcext:value-type="float">
            <text:p>24167210</text:p>
          </table:table-cell>
          <table:table-cell office:value-type="float" office:value="23611578" calcext:value-type="float">
            <text:p>23611578</text:p>
          </table:table-cell>
          <table:table-cell office:value-type="float" office:value="23310818" calcext:value-type="float">
            <text:p>23310818</text:p>
          </table:table-cell>
          <table:table-cell office:value-type="float" office:value="23620347" calcext:value-type="float">
            <text:p>23620347</text:p>
          </table:table-cell>
          <table:table-cell office:value-type="float" office:value="24092969" calcext:value-type="float">
            <text:p>24092969</text:p>
          </table:table-cell>
          <table:table-cell office:value-type="float" office:value="24076601" calcext:value-type="float">
            <text:p>24076601</text:p>
          </table:table-cell>
          <table:table-cell office:value-type="float" office:value="23412533" calcext:value-type="float">
            <text:p>23412533</text:p>
          </table:table-cell>
          <table:table-cell office:value-type="float" office:value="23432700" calcext:value-type="float">
            <text:p>23432700</text:p>
          </table:table-cell>
          <table:table-cell office:value-type="float" office:value="23543184" calcext:value-type="float">
            <text:p>23543184</text:p>
          </table:table-cell>
          <table:table-cell table:formula="of:=MIN([.A670:.J670])" office:value-type="float" office:value="23310818" calcext:value-type="float">
            <text:p>23310818</text:p>
          </table:table-cell>
        </table:table-row>
        <table:table-row table:style-name="ro1">
          <table:table-cell office:value-type="float" office:value="22816273" calcext:value-type="float">
            <text:p>22816273</text:p>
          </table:table-cell>
          <table:table-cell office:value-type="float" office:value="24762300" calcext:value-type="float">
            <text:p>24762300</text:p>
          </table:table-cell>
          <table:table-cell office:value-type="float" office:value="22407368" calcext:value-type="float">
            <text:p>22407368</text:p>
          </table:table-cell>
          <table:table-cell office:value-type="float" office:value="22512298" calcext:value-type="float">
            <text:p>22512298</text:p>
          </table:table-cell>
          <table:table-cell office:value-type="float" office:value="22644411" calcext:value-type="float">
            <text:p>22644411</text:p>
          </table:table-cell>
          <table:table-cell office:value-type="float" office:value="21971865" calcext:value-type="float">
            <text:p>21971865</text:p>
          </table:table-cell>
          <table:table-cell office:value-type="float" office:value="22272625" calcext:value-type="float">
            <text:p>22272625</text:p>
          </table:table-cell>
          <table:table-cell office:value-type="float" office:value="22406491" calcext:value-type="float">
            <text:p>22406491</text:p>
          </table:table-cell>
          <table:table-cell office:value-type="float" office:value="22825626" calcext:value-type="float">
            <text:p>22825626</text:p>
          </table:table-cell>
          <table:table-cell office:value-type="float" office:value="22362648" calcext:value-type="float">
            <text:p>22362648</text:p>
          </table:table-cell>
          <table:table-cell table:formula="of:=MIN([.A671:.J671])" office:value-type="float" office:value="21971865" calcext:value-type="float">
            <text:p>21971865</text:p>
          </table:table-cell>
        </table:table-row>
        <table:table-row table:style-name="ro1">
          <table:table-cell office:value-type="float" office:value="23033441" calcext:value-type="float">
            <text:p>23033441</text:p>
          </table:table-cell>
          <table:table-cell office:value-type="float" office:value="26589952" calcext:value-type="float">
            <text:p>26589952</text:p>
          </table:table-cell>
          <table:table-cell office:value-type="float" office:value="23047762" calcext:value-type="float">
            <text:p>23047762</text:p>
          </table:table-cell>
          <table:table-cell office:value-type="float" office:value="23371613" calcext:value-type="float">
            <text:p>23371613</text:p>
          </table:table-cell>
          <table:table-cell office:value-type="float" office:value="23349691" calcext:value-type="float">
            <text:p>23349691</text:p>
          </table:table-cell>
          <table:table-cell office:value-type="float" office:value="23331862" calcext:value-type="float">
            <text:p>23331862</text:p>
          </table:table-cell>
          <table:table-cell office:value-type="float" office:value="23572997" calcext:value-type="float">
            <text:p>23572997</text:p>
          </table:table-cell>
          <table:table-cell office:value-type="float" office:value="24154642" calcext:value-type="float">
            <text:p>24154642</text:p>
          </table:table-cell>
          <table:table-cell office:value-type="float" office:value="24089462" calcext:value-type="float">
            <text:p>24089462</text:p>
          </table:table-cell>
          <table:table-cell office:value-type="float" office:value="24210468" calcext:value-type="float">
            <text:p>24210468</text:p>
          </table:table-cell>
          <table:table-cell table:formula="of:=MIN([.A672:.J672])" office:value-type="float" office:value="23033441" calcext:value-type="float">
            <text:p>23033441</text:p>
          </table:table-cell>
        </table:table-row>
        <table:table-row table:style-name="ro1">
          <table:table-cell office:value-type="float" office:value="21079814" calcext:value-type="float">
            <text:p>21079814</text:p>
          </table:table-cell>
          <table:table-cell office:value-type="float" office:value="21634861" calcext:value-type="float">
            <text:p>21634861</text:p>
          </table:table-cell>
          <table:table-cell office:value-type="float" office:value="21118980" calcext:value-type="float">
            <text:p>21118980</text:p>
          </table:table-cell>
          <table:table-cell office:value-type="float" office:value="21565298" calcext:value-type="float">
            <text:p>21565298</text:p>
          </table:table-cell>
          <table:table-cell office:value-type="float" office:value="21444292" calcext:value-type="float">
            <text:p>21444292</text:p>
          </table:table-cell>
          <table:table-cell office:value-type="float" office:value="21210757" calcext:value-type="float">
            <text:p>21210757</text:p>
          </table:table-cell>
          <table:table-cell office:value-type="float" office:value="21254600" calcext:value-type="float">
            <text:p>21254600</text:p>
          </table:table-cell>
          <table:table-cell office:value-type="float" office:value="21165453" calcext:value-type="float">
            <text:p>21165453</text:p>
          </table:table-cell>
          <table:table-cell office:value-type="float" office:value="21078937" calcext:value-type="float">
            <text:p>21078937</text:p>
          </table:table-cell>
          <table:table-cell office:value-type="float" office:value="21430555" calcext:value-type="float">
            <text:p>21430555</text:p>
          </table:table-cell>
          <table:table-cell table:formula="of:=MIN([.A673:.J673])" office:value-type="float" office:value="21078937" calcext:value-type="float">
            <text:p>21078937</text:p>
          </table:table-cell>
        </table:table-row>
        <table:table-row table:style-name="ro1">
          <table:table-cell office:value-type="float" office:value="22226737" calcext:value-type="float">
            <text:p>22226737</text:p>
          </table:table-cell>
          <table:table-cell office:value-type="float" office:value="22399477" calcext:value-type="float">
            <text:p>22399477</text:p>
          </table:table-cell>
          <table:table-cell office:value-type="float" office:value="21376775" calcext:value-type="float">
            <text:p>21376775</text:p>
          </table:table-cell>
          <table:table-cell office:value-type="float" office:value="21735992" calcext:value-type="float">
            <text:p>21735992</text:p>
          </table:table-cell>
          <table:table-cell office:value-type="float" office:value="22042013" calcext:value-type="float">
            <text:p>22042013</text:p>
          </table:table-cell>
          <table:table-cell office:value-type="float" office:value="22108946" calcext:value-type="float">
            <text:p>22108946</text:p>
          </table:table-cell>
          <table:table-cell office:value-type="float" office:value="22225859" calcext:value-type="float">
            <text:p>22225859</text:p>
          </table:table-cell>
          <table:table-cell office:value-type="float" office:value="21913408" calcext:value-type="float">
            <text:p>21913408</text:p>
          </table:table-cell>
          <table:table-cell office:value-type="float" office:value="21867812" calcext:value-type="float">
            <text:p>21867812</text:p>
          </table:table-cell>
          <table:table-cell office:value-type="float" office:value="21725177" calcext:value-type="float">
            <text:p>21725177</text:p>
          </table:table-cell>
          <table:table-cell table:formula="of:=MIN([.A674:.J674])" office:value-type="float" office:value="21376775" calcext:value-type="float">
            <text:p>21376775</text:p>
          </table:table-cell>
        </table:table-row>
        <table:table-row table:style-name="ro1">
          <table:table-cell office:value-type="float" office:value="21406295" calcext:value-type="float">
            <text:p>21406295</text:p>
          </table:table-cell>
          <table:table-cell office:value-type="float" office:value="22998951" calcext:value-type="float">
            <text:p>22998951</text:p>
          </table:table-cell>
          <table:table-cell office:value-type="float" office:value="21500703" calcext:value-type="float">
            <text:p>21500703</text:p>
          </table:table-cell>
          <table:table-cell office:value-type="float" office:value="21781296" calcext:value-type="float">
            <text:p>21781296</text:p>
          </table:table-cell>
          <table:table-cell office:value-type="float" office:value="22256549" calcext:value-type="float">
            <text:p>22256549</text:p>
          </table:table-cell>
          <table:table-cell office:value-type="float" office:value="22176463" calcext:value-type="float">
            <text:p>22176463</text:p>
          </table:table-cell>
          <table:table-cell office:value-type="float" office:value="21616155" calcext:value-type="float">
            <text:p>21616155</text:p>
          </table:table-cell>
          <table:table-cell office:value-type="float" office:value="21833322" calcext:value-type="float">
            <text:p>21833322</text:p>
          </table:table-cell>
          <table:table-cell office:value-type="float" office:value="21487551" calcext:value-type="float">
            <text:p>21487551</text:p>
          </table:table-cell>
          <table:table-cell office:value-type="float" office:value="21606802" calcext:value-type="float">
            <text:p>21606802</text:p>
          </table:table-cell>
          <table:table-cell table:formula="of:=MIN([.A675:.J675])" office:value-type="float" office:value="21406295" calcext:value-type="float">
            <text:p>21406295</text:p>
          </table:table-cell>
        </table:table-row>
        <table:table-row table:style-name="ro1">
          <table:table-cell office:value-type="float" office:value="23651913" calcext:value-type="float">
            <text:p>23651913</text:p>
          </table:table-cell>
          <table:table-cell office:value-type="float" office:value="25982293" calcext:value-type="float">
            <text:p>25982293</text:p>
          </table:table-cell>
          <table:table-cell office:value-type="float" office:value="23953258" calcext:value-type="float">
            <text:p>23953258</text:p>
          </table:table-cell>
          <table:table-cell office:value-type="float" office:value="24250510" calcext:value-type="float">
            <text:p>24250510</text:p>
          </table:table-cell>
          <table:table-cell office:value-type="float" office:value="23274867" calcext:value-type="float">
            <text:p>23274867</text:p>
          </table:table-cell>
          <table:table-cell office:value-type="float" office:value="23035194" calcext:value-type="float">
            <text:p>23035194</text:p>
          </table:table-cell>
          <table:table-cell office:value-type="float" office:value="23394995" calcext:value-type="float">
            <text:p>23394995</text:p>
          </table:table-cell>
          <table:table-cell office:value-type="float" office:value="23345015" calcext:value-type="float">
            <text:p>23345015</text:p>
          </table:table-cell>
          <table:table-cell office:value-type="float" office:value="23916430" calcext:value-type="float">
            <text:p>23916430</text:p>
          </table:table-cell>
          <table:table-cell office:value-type="float" office:value="23887494" calcext:value-type="float">
            <text:p>23887494</text:p>
          </table:table-cell>
          <table:table-cell table:formula="of:=MIN([.A676:.J676])" office:value-type="float" office:value="23035194" calcext:value-type="float">
            <text:p>23035194</text:p>
          </table:table-cell>
        </table:table-row>
        <table:table-row table:style-name="ro1">
          <table:table-cell office:value-type="float" office:value="21642169" calcext:value-type="float">
            <text:p>21642169</text:p>
          </table:table-cell>
          <table:table-cell office:value-type="float" office:value="22255672" calcext:value-type="float">
            <text:p>22255672</text:p>
          </table:table-cell>
          <table:table-cell office:value-type="float" office:value="21223618" calcext:value-type="float">
            <text:p>21223618</text:p>
          </table:table-cell>
          <table:table-cell office:value-type="float" office:value="21641584" calcext:value-type="float">
            <text:p>21641584</text:p>
          </table:table-cell>
          <table:table-cell office:value-type="float" office:value="21512395" calcext:value-type="float">
            <text:p>21512395</text:p>
          </table:table-cell>
          <table:table-cell office:value-type="float" office:value="21389050" calcext:value-type="float">
            <text:p>21389050</text:p>
          </table:table-cell>
          <table:table-cell office:value-type="float" office:value="21617032" calcext:value-type="float">
            <text:p>21617032</text:p>
          </table:table-cell>
          <table:table-cell office:value-type="float" office:value="22021845" calcext:value-type="float">
            <text:p>22021845</text:p>
          </table:table-cell>
          <table:table-cell office:value-type="float" office:value="21457737" calcext:value-type="float">
            <text:p>21457737</text:p>
          </table:table-cell>
          <table:table-cell office:value-type="float" office:value="21237355" calcext:value-type="float">
            <text:p>21237355</text:p>
          </table:table-cell>
          <table:table-cell table:formula="of:=MIN([.A677:.J677])" office:value-type="float" office:value="21223618" calcext:value-type="float">
            <text:p>21223618</text:p>
          </table:table-cell>
        </table:table-row>
        <table:table-row table:style-name="ro1">
          <table:table-cell office:value-type="float" office:value="21452476" calcext:value-type="float">
            <text:p>21452476</text:p>
          </table:table-cell>
          <table:table-cell office:value-type="float" office:value="21598326" calcext:value-type="float">
            <text:p>21598326</text:p>
          </table:table-cell>
          <table:table-cell office:value-type="float" office:value="21438154" calcext:value-type="float">
            <text:p>21438154</text:p>
          </table:table-cell>
          <table:table-cell office:value-type="float" office:value="22021553" calcext:value-type="float">
            <text:p>22021553</text:p>
          </table:table-cell>
          <table:table-cell office:value-type="float" office:value="21690979" calcext:value-type="float">
            <text:p>21690979</text:p>
          </table:table-cell>
          <table:table-cell office:value-type="float" office:value="21527301" calcext:value-type="float">
            <text:p>21527301</text:p>
          </table:table-cell>
          <table:table-cell office:value-type="float" office:value="21606510" calcext:value-type="float">
            <text:p>21606510</text:p>
          </table:table-cell>
          <table:table-cell office:value-type="float" office:value="21745929" calcext:value-type="float">
            <text:p>21745929</text:p>
          </table:table-cell>
          <table:table-cell office:value-type="float" office:value="21599495" calcext:value-type="float">
            <text:p>21599495</text:p>
          </table:table-cell>
          <table:table-cell office:value-type="float" office:value="22139928" calcext:value-type="float">
            <text:p>22139928</text:p>
          </table:table-cell>
          <table:table-cell table:formula="of:=MIN([.A678:.J678])" office:value-type="float" office:value="21438154" calcext:value-type="float">
            <text:p>21438154</text:p>
          </table:table-cell>
        </table:table-row>
        <table:table-row table:style-name="ro1">
          <table:table-cell office:value-type="float" office:value="22546788" calcext:value-type="float">
            <text:p>22546788</text:p>
          </table:table-cell>
          <table:table-cell office:value-type="float" office:value="22243396" calcext:value-type="float">
            <text:p>22243396</text:p>
          </table:table-cell>
          <table:table-cell office:value-type="float" office:value="22165649" calcext:value-type="float">
            <text:p>22165649</text:p>
          </table:table-cell>
          <table:table-cell office:value-type="float" office:value="22170618" calcext:value-type="float">
            <text:p>22170618</text:p>
          </table:table-cell>
          <table:table-cell office:value-type="float" office:value="22254211" calcext:value-type="float">
            <text:p>22254211</text:p>
          </table:table-cell>
          <table:table-cell office:value-type="float" office:value="22713390" calcext:value-type="float">
            <text:p>22713390</text:p>
          </table:table-cell>
          <table:table-cell office:value-type="float" office:value="23041917" calcext:value-type="float">
            <text:p>23041917</text:p>
          </table:table-cell>
          <table:table-cell office:value-type="float" office:value="21990863" calcext:value-type="float">
            <text:p>21990863</text:p>
          </table:table-cell>
          <table:table-cell office:value-type="float" office:value="22245442" calcext:value-type="float">
            <text:p>22245442</text:p>
          </table:table-cell>
          <table:table-cell office:value-type="float" office:value="22554387" calcext:value-type="float">
            <text:p>22554387</text:p>
          </table:table-cell>
          <table:table-cell table:formula="of:=MIN([.A679:.J679])" office:value-type="float" office:value="21990863" calcext:value-type="float">
            <text:p>21990863</text:p>
          </table:table-cell>
        </table:table-row>
        <table:table-row table:style-name="ro1">
          <table:table-cell office:value-type="float" office:value="21980341" calcext:value-type="float">
            <text:p>21980341</text:p>
          </table:table-cell>
          <table:table-cell office:value-type="float" office:value="25094919" calcext:value-type="float">
            <text:p>25094919</text:p>
          </table:table-cell>
          <table:table-cell office:value-type="float" office:value="21737161" calcext:value-type="float">
            <text:p>21737161</text:p>
          </table:table-cell>
          <table:table-cell office:value-type="float" office:value="22636810" calcext:value-type="float">
            <text:p>22636810</text:p>
          </table:table-cell>
          <table:table-cell office:value-type="float" office:value="22698775" calcext:value-type="float">
            <text:p>22698775</text:p>
          </table:table-cell>
          <table:table-cell office:value-type="float" office:value="21775743" calcext:value-type="float">
            <text:p>21775743</text:p>
          </table:table-cell>
          <table:table-cell office:value-type="float" office:value="22018630" calcext:value-type="float">
            <text:p>22018630</text:p>
          </table:table-cell>
          <table:table-cell office:value-type="float" office:value="22053997" calcext:value-type="float">
            <text:p>22053997</text:p>
          </table:table-cell>
          <table:table-cell office:value-type="float" office:value="21828061" calcext:value-type="float">
            <text:p>21828061</text:p>
          </table:table-cell>
          <table:table-cell office:value-type="float" office:value="22668670" calcext:value-type="float">
            <text:p>22668670</text:p>
          </table:table-cell>
          <table:table-cell table:formula="of:=MIN([.A680:.J680])" office:value-type="float" office:value="21737161" calcext:value-type="float">
            <text:p>21737161</text:p>
          </table:table-cell>
        </table:table-row>
        <table:table-row table:style-name="ro1">
          <table:table-cell office:value-type="float" office:value="21351638" calcext:value-type="float">
            <text:p>21351638</text:p>
          </table:table-cell>
          <table:table-cell office:value-type="float" office:value="21124241" calcext:value-type="float">
            <text:p>21124241</text:p>
          </table:table-cell>
          <table:table-cell office:value-type="float" office:value="21535484" calcext:value-type="float">
            <text:p>21535484</text:p>
          </table:table-cell>
          <table:table-cell office:value-type="float" office:value="21305457" calcext:value-type="float">
            <text:p>21305457</text:p>
          </table:table-cell>
          <table:table-cell office:value-type="float" office:value="21331763" calcext:value-type="float">
            <text:p>21331763</text:p>
          </table:table-cell>
          <table:table-cell office:value-type="float" office:value="21098520" calcext:value-type="float">
            <text:p>21098520</text:p>
          </table:table-cell>
          <table:table-cell office:value-type="float" office:value="21439616" calcext:value-type="float">
            <text:p>21439616</text:p>
          </table:table-cell>
          <table:table-cell office:value-type="float" office:value="21131548" calcext:value-type="float">
            <text:p>21131548</text:p>
          </table:table-cell>
          <table:table-cell office:value-type="float" office:value="21674612" calcext:value-type="float">
            <text:p>21674612</text:p>
          </table:table-cell>
          <table:table-cell office:value-type="float" office:value="21541038" calcext:value-type="float">
            <text:p>21541038</text:p>
          </table:table-cell>
          <table:table-cell table:formula="of:=MIN([.A681:.J681])" office:value-type="float" office:value="21098520" calcext:value-type="float">
            <text:p>21098520</text:p>
          </table:table-cell>
        </table:table-row>
        <table:table-row table:style-name="ro1">
          <table:table-cell office:value-type="float" office:value="22545326" calcext:value-type="float">
            <text:p>22545326</text:p>
          </table:table-cell>
          <table:table-cell office:value-type="float" office:value="23285973" calcext:value-type="float">
            <text:p>23285973</text:p>
          </table:table-cell>
          <table:table-cell office:value-type="float" office:value="22773892" calcext:value-type="float">
            <text:p>22773892</text:p>
          </table:table-cell>
          <table:table-cell office:value-type="float" office:value="22467871" calcext:value-type="float">
            <text:p>22467871</text:p>
          </table:table-cell>
          <table:table-cell office:value-type="float" office:value="22698775" calcext:value-type="float">
            <text:p>22698775</text:p>
          </table:table-cell>
          <table:table-cell office:value-type="float" office:value="22487746" calcext:value-type="float">
            <text:p>22487746</text:p>
          </table:table-cell>
          <table:table-cell office:value-type="float" office:value="22902204" calcext:value-type="float">
            <text:p>22902204</text:p>
          </table:table-cell>
          <table:table-cell office:value-type="float" office:value="23283051" calcext:value-type="float">
            <text:p>23283051</text:p>
          </table:table-cell>
          <table:table-cell office:value-type="float" office:value="22786752" calcext:value-type="float">
            <text:p>22786752</text:p>
          </table:table-cell>
          <table:table-cell office:value-type="float" office:value="23214364" calcext:value-type="float">
            <text:p>23214364</text:p>
          </table:table-cell>
          <table:table-cell table:formula="of:=MIN([.A682:.J682])" office:value-type="float" office:value="22467871" calcext:value-type="float">
            <text:p>22467871</text:p>
          </table:table-cell>
        </table:table-row>
        <table:table-row table:style-name="ro1">
          <table:table-cell office:value-type="float" office:value="22344819" calcext:value-type="float">
            <text:p>22344819</text:p>
          </table:table-cell>
          <table:table-cell office:value-type="float" office:value="25020387" calcext:value-type="float">
            <text:p>25020387</text:p>
          </table:table-cell>
          <table:table-cell office:value-type="float" office:value="21634569" calcext:value-type="float">
            <text:p>21634569</text:p>
          </table:table-cell>
          <table:table-cell office:value-type="float" office:value="21654444" calcext:value-type="float">
            <text:p>21654444</text:p>
          </table:table-cell>
          <table:table-cell office:value-type="float" office:value="22062181" calcext:value-type="float">
            <text:p>22062181</text:p>
          </table:table-cell>
          <table:table-cell office:value-type="float" office:value="21708225" calcext:value-type="float">
            <text:p>21708225</text:p>
          </table:table-cell>
          <table:table-cell office:value-type="float" office:value="23469236" calcext:value-type="float">
            <text:p>23469236</text:p>
          </table:table-cell>
          <table:table-cell office:value-type="float" office:value="22010154" calcext:value-type="float">
            <text:p>22010154</text:p>
          </table:table-cell>
          <table:table-cell office:value-type="float" office:value="22062765" calcext:value-type="float">
            <text:p>22062765</text:p>
          </table:table-cell>
          <table:table-cell office:value-type="float" office:value="22297469" calcext:value-type="float">
            <text:p>22297469</text:p>
          </table:table-cell>
          <table:table-cell table:formula="of:=MIN([.A683:.J683])" office:value-type="float" office:value="21634569" calcext:value-type="float">
            <text:p>21634569</text:p>
          </table:table-cell>
        </table:table-row>
        <table:table-row table:style-name="ro1">
          <table:table-cell office:value-type="float" office:value="18525836" calcext:value-type="float">
            <text:p>18525836</text:p>
          </table:table-cell>
          <table:table-cell office:value-type="float" office:value="20097447" calcext:value-type="float">
            <text:p>20097447</text:p>
          </table:table-cell>
          <table:table-cell office:value-type="float" office:value="19030027" calcext:value-type="float">
            <text:p>19030027</text:p>
          </table:table-cell>
          <table:table-cell office:value-type="float" office:value="19587412" calcext:value-type="float">
            <text:p>19587412</text:p>
          </table:table-cell>
          <table:table-cell office:value-type="float" office:value="19284898" calcext:value-type="float">
            <text:p>19284898</text:p>
          </table:table-cell>
          <table:table-cell office:value-type="float" office:value="19468453" calcext:value-type="float">
            <text:p>19468453</text:p>
          </table:table-cell>
          <table:table-cell office:value-type="float" office:value="19636516" calcext:value-type="float">
            <text:p>19636516</text:p>
          </table:table-cell>
          <table:table-cell office:value-type="float" office:value="19269992" calcext:value-type="float">
            <text:p>19269992</text:p>
          </table:table-cell>
          <table:table-cell office:value-type="float" office:value="19213288" calcext:value-type="float">
            <text:p>19213288</text:p>
          </table:table-cell>
          <table:table-cell office:value-type="float" office:value="20008886" calcext:value-type="float">
            <text:p>20008886</text:p>
          </table:table-cell>
          <table:table-cell table:formula="of:=MIN([.A684:.J684])" office:value-type="float" office:value="18525836" calcext:value-type="float">
            <text:p>18525836</text:p>
          </table:table-cell>
        </table:table-row>
        <table:table-row table:style-name="ro1">
          <table:table-cell office:value-type="float" office:value="22267363" calcext:value-type="float">
            <text:p>22267363</text:p>
          </table:table-cell>
          <table:table-cell office:value-type="float" office:value="24173932" calcext:value-type="float">
            <text:p>24173932</text:p>
          </table:table-cell>
          <table:table-cell office:value-type="float" office:value="21917500" calcext:value-type="float">
            <text:p>21917500</text:p>
          </table:table-cell>
          <table:table-cell office:value-type="float" office:value="21916623" calcext:value-type="float">
            <text:p>21916623</text:p>
          </table:table-cell>
          <table:table-cell office:value-type="float" office:value="21676950" calcext:value-type="float">
            <text:p>21676950</text:p>
          </table:table-cell>
          <table:table-cell office:value-type="float" office:value="22055166" calcext:value-type="float">
            <text:p>22055166</text:p>
          </table:table-cell>
          <table:table-cell office:value-type="float" office:value="21811108" calcext:value-type="float">
            <text:p>21811108</text:p>
          </table:table-cell>
          <table:table-cell office:value-type="float" office:value="21765804" calcext:value-type="float">
            <text:p>21765804</text:p>
          </table:table-cell>
          <table:table-cell office:value-type="float" office:value="22033829" calcext:value-type="float">
            <text:p>22033829</text:p>
          </table:table-cell>
          <table:table-cell office:value-type="float" office:value="22449457" calcext:value-type="float">
            <text:p>22449457</text:p>
          </table:table-cell>
          <table:table-cell table:formula="of:=MIN([.A685:.J685])" office:value-type="float" office:value="21676950" calcext:value-type="float">
            <text:p>21676950</text:p>
          </table:table-cell>
        </table:table-row>
        <table:table-row table:style-name="ro1">
          <table:table-cell office:value-type="float" office:value="21605341" calcext:value-type="float">
            <text:p>21605341</text:p>
          </table:table-cell>
          <table:table-cell office:value-type="float" office:value="22940201" calcext:value-type="float">
            <text:p>22940201</text:p>
          </table:table-cell>
          <table:table-cell office:value-type="float" office:value="21902593" calcext:value-type="float">
            <text:p>21902593</text:p>
          </table:table-cell>
          <table:table-cell office:value-type="float" office:value="22250996" calcext:value-type="float">
            <text:p>22250996</text:p>
          </table:table-cell>
          <table:table-cell office:value-type="float" office:value="22488331" calcext:value-type="float">
            <text:p>22488331</text:p>
          </table:table-cell>
          <table:table-cell office:value-type="float" office:value="22289578" calcext:value-type="float">
            <text:p>22289578</text:p>
          </table:table-cell>
          <table:table-cell office:value-type="float" office:value="21843844" calcext:value-type="float">
            <text:p>21843844</text:p>
          </table:table-cell>
          <table:table-cell office:value-type="float" office:value="21788310" calcext:value-type="float">
            <text:p>21788310</text:p>
          </table:table-cell>
          <table:table-cell office:value-type="float" office:value="21893825" calcext:value-type="float">
            <text:p>21893825</text:p>
          </table:table-cell>
          <table:table-cell office:value-type="float" office:value="23150061" calcext:value-type="float">
            <text:p>23150061</text:p>
          </table:table-cell>
          <table:table-cell table:formula="of:=MIN([.A686:.J686])" office:value-type="float" office:value="21605341" calcext:value-type="float">
            <text:p>21605341</text:p>
          </table:table-cell>
        </table:table-row>
        <table:table-row table:style-name="ro1">
          <table:table-cell office:value-type="float" office:value="21339946" calcext:value-type="float">
            <text:p>21339946</text:p>
          </table:table-cell>
          <table:table-cell office:value-type="float" office:value="23311403" calcext:value-type="float">
            <text:p>23311403</text:p>
          </table:table-cell>
          <table:table-cell office:value-type="float" office:value="21214849" calcext:value-type="float">
            <text:p>21214849</text:p>
          </table:table-cell>
          <table:table-cell office:value-type="float" office:value="21358068" calcext:value-type="float">
            <text:p>21358068</text:p>
          </table:table-cell>
          <table:table-cell office:value-type="float" office:value="21293181" calcext:value-type="float">
            <text:p>21293181</text:p>
          </table:table-cell>
          <table:table-cell office:value-type="float" office:value="21220695" calcext:value-type="float">
            <text:p>21220695</text:p>
          </table:table-cell>
          <table:table-cell office:value-type="float" office:value="21411264" calcext:value-type="float">
            <text:p>21411264</text:p>
          </table:table-cell>
          <table:table-cell office:value-type="float" office:value="21272429" calcext:value-type="float">
            <text:p>21272429</text:p>
          </table:table-cell>
          <table:table-cell office:value-type="float" office:value="21665258" calcext:value-type="float">
            <text:p>21665258</text:p>
          </table:table-cell>
          <table:table-cell office:value-type="float" office:value="23318710" calcext:value-type="float">
            <text:p>23318710</text:p>
          </table:table-cell>
          <table:table-cell table:formula="of:=MIN([.A687:.J687])" office:value-type="float" office:value="21214849" calcext:value-type="float">
            <text:p>21214849</text:p>
          </table:table-cell>
        </table:table-row>
        <table:table-row table:style-name="ro1">
          <table:table-cell office:value-type="float" office:value="22608167" calcext:value-type="float">
            <text:p>22608167</text:p>
          </table:table-cell>
          <table:table-cell office:value-type="float" office:value="22427243" calcext:value-type="float">
            <text:p>22427243</text:p>
          </table:table-cell>
          <table:table-cell office:value-type="float" office:value="23379504" calcext:value-type="float">
            <text:p>23379504</text:p>
          </table:table-cell>
          <table:table-cell office:value-type="float" office:value="22561109" calcext:value-type="float">
            <text:p>22561109</text:p>
          </table:table-cell>
          <table:table-cell office:value-type="float" office:value="22774768" calcext:value-type="float">
            <text:p>22774768</text:p>
          </table:table-cell>
          <table:table-cell office:value-type="float" office:value="22675100" calcext:value-type="float">
            <text:p>22675100</text:p>
          </table:table-cell>
          <table:table-cell office:value-type="float" office:value="22691176" calcext:value-type="float">
            <text:p>22691176</text:p>
          </table:table-cell>
          <table:table-cell office:value-type="float" office:value="23397334" calcext:value-type="float">
            <text:p>23397334</text:p>
          </table:table-cell>
          <table:table-cell office:value-type="float" office:value="22596184" calcext:value-type="float">
            <text:p>22596184</text:p>
          </table:table-cell>
          <table:table-cell office:value-type="float" office:value="26751878" calcext:value-type="float">
            <text:p>26751878</text:p>
          </table:table-cell>
          <table:table-cell table:formula="of:=MIN([.A688:.J688])" office:value-type="float" office:value="22427243" calcext:value-type="float">
            <text:p>22427243</text:p>
          </table:table-cell>
        </table:table-row>
        <table:table-row table:style-name="ro1">
          <table:table-cell office:value-type="float" office:value="21489596" calcext:value-type="float">
            <text:p>21489596</text:p>
          </table:table-cell>
          <table:table-cell office:value-type="float" office:value="21555068" calcext:value-type="float">
            <text:p>21555068</text:p>
          </table:table-cell>
          <table:table-cell office:value-type="float" office:value="21622001" calcext:value-type="float">
            <text:p>21622001</text:p>
          </table:table-cell>
          <table:table-cell office:value-type="float" office:value="21419740" calcext:value-type="float">
            <text:p>21419740</text:p>
          </table:table-cell>
          <table:table-cell office:value-type="float" office:value="21508010" calcext:value-type="float">
            <text:p>21508010</text:p>
          </table:table-cell>
          <table:table-cell office:value-type="float" office:value="21233555" calcext:value-type="float">
            <text:p>21233555</text:p>
          </table:table-cell>
          <table:table-cell office:value-type="float" office:value="22291623" calcext:value-type="float">
            <text:p>22291623</text:p>
          </table:table-cell>
          <table:table-cell office:value-type="float" office:value="23209395" calcext:value-type="float">
            <text:p>23209395</text:p>
          </table:table-cell>
          <table:table-cell office:value-type="float" office:value="21530808" calcext:value-type="float">
            <text:p>21530808</text:p>
          </table:table-cell>
          <table:table-cell office:value-type="float" office:value="31067743" calcext:value-type="float">
            <text:p>31067743</text:p>
          </table:table-cell>
          <table:table-cell table:formula="of:=MIN([.A689:.J689])" office:value-type="float" office:value="21233555" calcext:value-type="float">
            <text:p>21233555</text:p>
          </table:table-cell>
        </table:table-row>
        <table:table-row table:style-name="ro1">
          <table:table-cell office:value-type="float" office:value="21619955" calcext:value-type="float">
            <text:p>21619955</text:p>
          </table:table-cell>
          <table:table-cell office:value-type="float" office:value="21127456" calcext:value-type="float">
            <text:p>21127456</text:p>
          </table:table-cell>
          <table:table-cell office:value-type="float" office:value="21353977" calcext:value-type="float">
            <text:p>21353977</text:p>
          </table:table-cell>
          <table:table-cell office:value-type="float" office:value="21586635" calcext:value-type="float">
            <text:p>21586635</text:p>
          </table:table-cell>
          <table:table-cell office:value-type="float" office:value="21527008" calcext:value-type="float">
            <text:p>21527008</text:p>
          </table:table-cell>
          <table:table-cell office:value-type="float" office:value="21524671" calcext:value-type="float">
            <text:p>21524671</text:p>
          </table:table-cell>
          <table:table-cell office:value-type="float" office:value="21547176" calcext:value-type="float">
            <text:p>21547176</text:p>
          </table:table-cell>
          <table:table-cell office:value-type="float" office:value="22662824" calcext:value-type="float">
            <text:p>22662824</text:p>
          </table:table-cell>
          <table:table-cell office:value-type="float" office:value="21634861" calcext:value-type="float">
            <text:p>21634861</text:p>
          </table:table-cell>
          <table:table-cell office:value-type="float" office:value="30594535" calcext:value-type="float">
            <text:p>30594535</text:p>
          </table:table-cell>
          <table:table-cell table:formula="of:=MIN([.A690:.J690])" office:value-type="float" office:value="21127456" calcext:value-type="float">
            <text:p>21127456</text:p>
          </table:table-cell>
        </table:table-row>
        <table:table-row table:style-name="ro1">
          <table:table-cell office:value-type="float" office:value="22238428" calcext:value-type="float">
            <text:p>22238428</text:p>
          </table:table-cell>
          <table:table-cell office:value-type="float" office:value="21927730" calcext:value-type="float">
            <text:p>21927730</text:p>
          </table:table-cell>
          <table:table-cell office:value-type="float" office:value="21360114" calcext:value-type="float">
            <text:p>21360114</text:p>
          </table:table-cell>
          <table:table-cell office:value-type="float" office:value="21759667" calcext:value-type="float">
            <text:p>21759667</text:p>
          </table:table-cell>
          <table:table-cell office:value-type="float" office:value="22375217" calcext:value-type="float">
            <text:p>22375217</text:p>
          </table:table-cell>
          <table:table-cell office:value-type="float" office:value="21811693" calcext:value-type="float">
            <text:p>21811693</text:p>
          </table:table-cell>
          <table:table-cell office:value-type="float" office:value="21885056" calcext:value-type="float">
            <text:p>21885056</text:p>
          </table:table-cell>
          <table:table-cell office:value-type="float" office:value="23006843" calcext:value-type="float">
            <text:p>23006843</text:p>
          </table:table-cell>
          <table:table-cell office:value-type="float" office:value="22758986" calcext:value-type="float">
            <text:p>22758986</text:p>
          </table:table-cell>
          <table:table-cell office:value-type="float" office:value="27276819" calcext:value-type="float">
            <text:p>27276819</text:p>
          </table:table-cell>
          <table:table-cell table:formula="of:=MIN([.A691:.J691])" office:value-type="float" office:value="21360114" calcext:value-type="float">
            <text:p>21360114</text:p>
          </table:table-cell>
        </table:table-row>
        <table:table-row table:style-name="ro1">
          <table:table-cell office:value-type="float" office:value="19284606" calcext:value-type="float">
            <text:p>19284606</text:p>
          </table:table-cell>
          <table:table-cell office:value-type="float" office:value="19367614" calcext:value-type="float">
            <text:p>19367614</text:p>
          </table:table-cell>
          <table:table-cell office:value-type="float" office:value="19170030" calcext:value-type="float">
            <text:p>19170030</text:p>
          </table:table-cell>
          <table:table-cell office:value-type="float" office:value="19141679" calcext:value-type="float">
            <text:p>19141679</text:p>
          </table:table-cell>
          <table:table-cell office:value-type="float" office:value="20202670" calcext:value-type="float">
            <text:p>20202670</text:p>
          </table:table-cell>
          <table:table-cell office:value-type="float" office:value="19453838" calcext:value-type="float">
            <text:p>19453838</text:p>
          </table:table-cell>
          <table:table-cell office:value-type="float" office:value="19521355" calcext:value-type="float">
            <text:p>19521355</text:p>
          </table:table-cell>
          <table:table-cell office:value-type="float" office:value="18781000" calcext:value-type="float">
            <text:p>18781000</text:p>
          </table:table-cell>
          <table:table-cell office:value-type="float" office:value="19421979" calcext:value-type="float">
            <text:p>19421979</text:p>
          </table:table-cell>
          <table:table-cell office:value-type="float" office:value="22010446" calcext:value-type="float">
            <text:p>22010446</text:p>
          </table:table-cell>
          <table:table-cell table:formula="of:=MIN([.A692:.J692])" office:value-type="float" office:value="18781000" calcext:value-type="float">
            <text:p>18781000</text:p>
          </table:table-cell>
        </table:table-row>
        <table:table-row table:style-name="ro1">
          <table:table-cell office:value-type="float" office:value="21705009" calcext:value-type="float">
            <text:p>21705009</text:p>
          </table:table-cell>
          <table:table-cell office:value-type="float" office:value="21859336" calcext:value-type="float">
            <text:p>21859336</text:p>
          </table:table-cell>
          <table:table-cell office:value-type="float" office:value="21756159" calcext:value-type="float">
            <text:p>21756159</text:p>
          </table:table-cell>
          <table:table-cell office:value-type="float" office:value="22388369" calcext:value-type="float">
            <text:p>22388369</text:p>
          </table:table-cell>
          <table:table-cell office:value-type="float" office:value="26631456" calcext:value-type="float">
            <text:p>26631456</text:p>
          </table:table-cell>
          <table:table-cell office:value-type="float" office:value="22732388" calcext:value-type="float">
            <text:p>22732388</text:p>
          </table:table-cell>
          <table:table-cell office:value-type="float" office:value="21860797" calcext:value-type="float">
            <text:p>21860797</text:p>
          </table:table-cell>
          <table:table-cell office:value-type="float" office:value="22476055" calcext:value-type="float">
            <text:p>22476055</text:p>
          </table:table-cell>
          <table:table-cell office:value-type="float" office:value="22602029" calcext:value-type="float">
            <text:p>22602029</text:p>
          </table:table-cell>
          <table:table-cell office:value-type="float" office:value="27711154" calcext:value-type="float">
            <text:p>27711154</text:p>
          </table:table-cell>
          <table:table-cell table:formula="of:=MIN([.A693:.J693])" office:value-type="float" office:value="21705009" calcext:value-type="float">
            <text:p>21705009</text:p>
          </table:table-cell>
        </table:table-row>
        <table:table-row table:style-name="ro1">
          <table:table-cell office:value-type="float" office:value="21515317" calcext:value-type="float">
            <text:p>21515317</text:p>
          </table:table-cell>
          <table:table-cell office:value-type="float" office:value="21880964" calcext:value-type="float">
            <text:p>21880964</text:p>
          </table:table-cell>
          <table:table-cell office:value-type="float" office:value="21309841" calcext:value-type="float">
            <text:p>21309841</text:p>
          </table:table-cell>
          <table:table-cell office:value-type="float" office:value="21702964" calcext:value-type="float">
            <text:p>21702964</text:p>
          </table:table-cell>
          <table:table-cell office:value-type="float" office:value="23024964" calcext:value-type="float">
            <text:p>23024964</text:p>
          </table:table-cell>
          <table:table-cell office:value-type="float" office:value="21425586" calcext:value-type="float">
            <text:p>21425586</text:p>
          </table:table-cell>
          <table:table-cell office:value-type="float" office:value="21721377" calcext:value-type="float">
            <text:p>21721377</text:p>
          </table:table-cell>
          <table:table-cell office:value-type="float" office:value="21528762" calcext:value-type="float">
            <text:p>21528762</text:p>
          </table:table-cell>
          <table:table-cell office:value-type="float" office:value="21817539" calcext:value-type="float">
            <text:p>21817539</text:p>
          </table:table-cell>
          <table:table-cell office:value-type="float" office:value="24935040" calcext:value-type="float">
            <text:p>24935040</text:p>
          </table:table-cell>
          <table:table-cell table:formula="of:=MIN([.A694:.J694])" office:value-type="float" office:value="21309841" calcext:value-type="float">
            <text:p>21309841</text:p>
          </table:table-cell>
        </table:table-row>
        <table:table-row table:style-name="ro1">
          <table:table-cell office:value-type="float" office:value="21112842" calcext:value-type="float">
            <text:p>21112842</text:p>
          </table:table-cell>
          <table:table-cell office:value-type="float" office:value="21425878" calcext:value-type="float">
            <text:p>21425878</text:p>
          </table:table-cell>
          <table:table-cell office:value-type="float" office:value="21441661" calcext:value-type="float">
            <text:p>21441661</text:p>
          </table:table-cell>
          <table:table-cell office:value-type="float" office:value="21073676" calcext:value-type="float">
            <text:p>21073676</text:p>
          </table:table-cell>
          <table:table-cell office:value-type="float" office:value="21717285" calcext:value-type="float">
            <text:p>21717285</text:p>
          </table:table-cell>
          <table:table-cell office:value-type="float" office:value="21379989" calcext:value-type="float">
            <text:p>21379989</text:p>
          </table:table-cell>
          <table:table-cell office:value-type="float" office:value="21306918" calcext:value-type="float">
            <text:p>21306918</text:p>
          </table:table-cell>
          <table:table-cell office:value-type="float" office:value="21224494" calcext:value-type="float">
            <text:p>21224494</text:p>
          </table:table-cell>
          <table:table-cell office:value-type="float" office:value="23575919" calcext:value-type="float">
            <text:p>23575919</text:p>
          </table:table-cell>
          <table:table-cell office:value-type="float" office:value="22146066" calcext:value-type="float">
            <text:p>22146066</text:p>
          </table:table-cell>
          <table:table-cell table:formula="of:=MIN([.A695:.J695])" office:value-type="float" office:value="21073676" calcext:value-type="float">
            <text:p>21073676</text:p>
          </table:table-cell>
        </table:table-row>
        <table:table-row table:style-name="ro1">
          <table:table-cell office:value-type="float" office:value="22560525" calcext:value-type="float">
            <text:p>22560525</text:p>
          </table:table-cell>
          <table:table-cell office:value-type="float" office:value="22616643" calcext:value-type="float">
            <text:p>22616643</text:p>
          </table:table-cell>
          <table:table-cell office:value-type="float" office:value="22642072" calcext:value-type="float">
            <text:p>22642072</text:p>
          </table:table-cell>
          <table:table-cell office:value-type="float" office:value="22123852" calcext:value-type="float">
            <text:p>22123852</text:p>
          </table:table-cell>
          <table:table-cell office:value-type="float" office:value="22295716" calcext:value-type="float">
            <text:p>22295716</text:p>
          </table:table-cell>
          <table:table-cell office:value-type="float" office:value="22549418" calcext:value-type="float">
            <text:p>22549418</text:p>
          </table:table-cell>
          <table:table-cell office:value-type="float" office:value="23410486" calcext:value-type="float">
            <text:p>23410486</text:p>
          </table:table-cell>
          <table:table-cell office:value-type="float" office:value="22528081" calcext:value-type="float">
            <text:p>22528081</text:p>
          </table:table-cell>
          <table:table-cell office:value-type="float" office:value="22331666" calcext:value-type="float">
            <text:p>22331666</text:p>
          </table:table-cell>
          <table:table-cell office:value-type="float" office:value="23331570" calcext:value-type="float">
            <text:p>23331570</text:p>
          </table:table-cell>
          <table:table-cell table:formula="of:=MIN([.A696:.J696])" office:value-type="float" office:value="22123852" calcext:value-type="float">
            <text:p>22123852</text:p>
          </table:table-cell>
        </table:table-row>
        <table:table-row table:style-name="ro1">
          <table:table-cell office:value-type="float" office:value="19070654" calcext:value-type="float">
            <text:p>19070654</text:p>
          </table:table-cell>
          <table:table-cell office:value-type="float" office:value="18917497" calcext:value-type="float">
            <text:p>18917497</text:p>
          </table:table-cell>
          <table:table-cell office:value-type="float" office:value="18395186" calcext:value-type="float">
            <text:p>18395186</text:p>
          </table:table-cell>
          <table:table-cell office:value-type="float" office:value="18620244" calcext:value-type="float">
            <text:p>18620244</text:p>
          </table:table-cell>
          <table:table-cell office:value-type="float" office:value="18883007" calcext:value-type="float">
            <text:p>18883007</text:p>
          </table:table-cell>
          <table:table-cell office:value-type="float" office:value="18820751" calcext:value-type="float">
            <text:p>18820751</text:p>
          </table:table-cell>
          <table:table-cell office:value-type="float" office:value="19046394" calcext:value-type="float">
            <text:p>19046394</text:p>
          </table:table-cell>
          <table:table-cell office:value-type="float" office:value="18827765" calcext:value-type="float">
            <text:p>18827765</text:p>
          </table:table-cell>
          <table:table-cell office:value-type="float" office:value="18919835" calcext:value-type="float">
            <text:p>18919835</text:p>
          </table:table-cell>
          <table:table-cell office:value-type="float" office:value="18845011" calcext:value-type="float">
            <text:p>18845011</text:p>
          </table:table-cell>
          <table:table-cell table:formula="of:=MIN([.A697:.J697])" office:value-type="float" office:value="18395186" calcext:value-type="float">
            <text:p>18395186</text:p>
          </table:table-cell>
        </table:table-row>
        <table:table-row table:style-name="ro1">
          <table:table-cell office:value-type="float" office:value="22837610" calcext:value-type="float">
            <text:p>22837610</text:p>
          </table:table-cell>
          <table:table-cell office:value-type="float" office:value="23004504" calcext:value-type="float">
            <text:p>23004504</text:p>
          </table:table-cell>
          <table:table-cell office:value-type="float" office:value="22010446" calcext:value-type="float">
            <text:p>22010446</text:p>
          </table:table-cell>
          <table:table-cell office:value-type="float" office:value="23057115" calcext:value-type="float">
            <text:p>23057115</text:p>
          </table:table-cell>
          <table:table-cell office:value-type="float" office:value="22746417" calcext:value-type="float">
            <text:p>22746417</text:p>
          </table:table-cell>
          <table:table-cell office:value-type="float" office:value="22634472" calcext:value-type="float">
            <text:p>22634472</text:p>
          </table:table-cell>
          <table:table-cell office:value-type="float" office:value="22373171" calcext:value-type="float">
            <text:p>22373171</text:p>
          </table:table-cell>
          <table:table-cell office:value-type="float" office:value="22334005" calcext:value-type="float">
            <text:p>22334005</text:p>
          </table:table-cell>
          <table:table-cell office:value-type="float" office:value="22755770" calcext:value-type="float">
            <text:p>22755770</text:p>
          </table:table-cell>
          <table:table-cell office:value-type="float" office:value="22393923" calcext:value-type="float">
            <text:p>22393923</text:p>
          </table:table-cell>
          <table:table-cell table:formula="of:=MIN([.A698:.J698])" office:value-type="float" office:value="22010446" calcext:value-type="float">
            <text:p>22010446</text:p>
          </table:table-cell>
        </table:table-row>
        <table:table-row table:style-name="ro1">
          <table:table-cell office:value-type="float" office:value="17700427" calcext:value-type="float">
            <text:p>17700427</text:p>
          </table:table-cell>
          <table:table-cell office:value-type="float" office:value="20372194" calcext:value-type="float">
            <text:p>20372194</text:p>
          </table:table-cell>
          <table:table-cell office:value-type="float" office:value="18095302" calcext:value-type="float">
            <text:p>18095302</text:p>
          </table:table-cell>
          <table:table-cell office:value-type="float" office:value="18294640" calcext:value-type="float">
            <text:p>18294640</text:p>
          </table:table-cell>
          <table:table-cell office:value-type="float" office:value="18220399" calcext:value-type="float">
            <text:p>18220399</text:p>
          </table:table-cell>
          <table:table-cell office:value-type="float" office:value="18306915" calcext:value-type="float">
            <text:p>18306915</text:p>
          </table:table-cell>
          <table:table-cell office:value-type="float" office:value="18052629" calcext:value-type="float">
            <text:p>18052629</text:p>
          </table:table-cell>
          <table:table-cell office:value-type="float" office:value="18087118" calcext:value-type="float">
            <text:p>18087118</text:p>
          </table:table-cell>
          <table:table-cell office:value-type="float" office:value="17740762" calcext:value-type="float">
            <text:p>17740762</text:p>
          </table:table-cell>
          <table:table-cell office:value-type="float" office:value="18275349" calcext:value-type="float">
            <text:p>18275349</text:p>
          </table:table-cell>
          <table:table-cell table:formula="of:=MIN([.A699:.J699])" office:value-type="float" office:value="17700427" calcext:value-type="float">
            <text:p>17700427</text:p>
          </table:table-cell>
        </table:table-row>
        <table:table-row table:style-name="ro1">
          <table:table-cell office:value-type="float" office:value="22948970" calcext:value-type="float">
            <text:p>22948970</text:p>
          </table:table-cell>
          <table:table-cell office:value-type="float" office:value="23078160" calcext:value-type="float">
            <text:p>23078160</text:p>
          </table:table-cell>
          <table:table-cell office:value-type="float" office:value="22081178" calcext:value-type="float">
            <text:p>22081178</text:p>
          </table:table-cell>
          <table:table-cell office:value-type="float" office:value="22148989" calcext:value-type="float">
            <text:p>22148989</text:p>
          </table:table-cell>
          <table:table-cell office:value-type="float" office:value="22272332" calcext:value-type="float">
            <text:p>22272332</text:p>
          </table:table-cell>
          <table:table-cell office:value-type="float" office:value="22384569" calcext:value-type="float">
            <text:p>22384569</text:p>
          </table:table-cell>
          <table:table-cell office:value-type="float" office:value="22286363" calcext:value-type="float">
            <text:p>22286363</text:p>
          </table:table-cell>
          <table:table-cell office:value-type="float" office:value="22409414" calcext:value-type="float">
            <text:p>22409414</text:p>
          </table:table-cell>
          <table:table-cell office:value-type="float" office:value="22748755" calcext:value-type="float">
            <text:p>22748755</text:p>
          </table:table-cell>
          <table:table-cell office:value-type="float" office:value="22280809" calcext:value-type="float">
            <text:p>22280809</text:p>
          </table:table-cell>
          <table:table-cell table:formula="of:=MIN([.A700:.J700])" office:value-type="float" office:value="22081178" calcext:value-type="float">
            <text:p>22081178</text:p>
          </table:table-cell>
        </table:table-row>
        <table:table-row table:style-name="ro1">
          <table:table-cell office:value-type="float" office:value="18233260" calcext:value-type="float">
            <text:p>18233260</text:p>
          </table:table-cell>
          <table:table-cell office:value-type="float" office:value="20249728" calcext:value-type="float">
            <text:p>20249728</text:p>
          </table:table-cell>
          <table:table-cell office:value-type="float" office:value="18682793" calcext:value-type="float">
            <text:p>18682793</text:p>
          </table:table-cell>
          <table:table-cell office:value-type="float" office:value="18642166" calcext:value-type="float">
            <text:p>18642166</text:p>
          </table:table-cell>
          <table:table-cell office:value-type="float" office:value="18923050" calcext:value-type="float">
            <text:p>18923050</text:p>
          </table:table-cell>
          <table:table-cell office:value-type="float" office:value="18798830" calcext:value-type="float">
            <text:p>18798830</text:p>
          </table:table-cell>
          <table:table-cell office:value-type="float" office:value="18623460" calcext:value-type="float">
            <text:p>18623460</text:p>
          </table:table-cell>
          <table:table-cell office:value-type="float" office:value="18658826" calcext:value-type="float">
            <text:p>18658826</text:p>
          </table:table-cell>
          <table:table-cell office:value-type="float" office:value="18348128" calcext:value-type="float">
            <text:p>18348128</text:p>
          </table:table-cell>
          <table:table-cell office:value-type="float" office:value="18737450" calcext:value-type="float">
            <text:p>18737450</text:p>
          </table:table-cell>
          <table:table-cell table:formula="of:=MIN([.A701:.J701])" office:value-type="float" office:value="18233260" calcext:value-type="float">
            <text:p>18233260</text:p>
          </table:table-cell>
        </table:table-row>
        <table:table-row table:style-name="ro1">
          <table:table-cell office:value-type="float" office:value="23708909" calcext:value-type="float">
            <text:p>23708909</text:p>
          </table:table-cell>
          <table:table-cell office:value-type="float" office:value="22182309" calcext:value-type="float">
            <text:p>22182309</text:p>
          </table:table-cell>
          <table:table-cell office:value-type="float" office:value="22367910" calcext:value-type="float">
            <text:p>22367910</text:p>
          </table:table-cell>
          <table:table-cell office:value-type="float" office:value="22400060" calcext:value-type="float">
            <text:p>22400060</text:p>
          </table:table-cell>
          <table:table-cell office:value-type="float" office:value="22393631" calcext:value-type="float">
            <text:p>22393631</text:p>
          </table:table-cell>
          <table:table-cell office:value-type="float" office:value="22581277" calcext:value-type="float">
            <text:p>22581277</text:p>
          </table:table-cell>
          <table:table-cell office:value-type="float" office:value="22255381" calcext:value-type="float">
            <text:p>22255381</text:p>
          </table:table-cell>
          <table:table-cell office:value-type="float" office:value="22990475" calcext:value-type="float">
            <text:p>22990475</text:p>
          </table:table-cell>
          <table:table-cell office:value-type="float" office:value="22674515" calcext:value-type="float">
            <text:p>22674515</text:p>
          </table:table-cell>
          <table:table-cell office:value-type="float" office:value="22183478" calcext:value-type="float">
            <text:p>22183478</text:p>
          </table:table-cell>
          <table:table-cell table:formula="of:=MIN([.A702:.J702])" office:value-type="float" office:value="22182309" calcext:value-type="float">
            <text:p>22182309</text:p>
          </table:table-cell>
        </table:table-row>
        <table:table-row table:style-name="ro1">
          <table:table-cell office:value-type="float" office:value="21351931" calcext:value-type="float">
            <text:p>21351931</text:p>
          </table:table-cell>
          <table:table-cell office:value-type="float" office:value="21361283" calcext:value-type="float">
            <text:p>21361283</text:p>
          </table:table-cell>
          <table:table-cell office:value-type="float" office:value="21135640" calcext:value-type="float">
            <text:p>21135640</text:p>
          </table:table-cell>
          <table:table-cell office:value-type="float" office:value="21911947" calcext:value-type="float">
            <text:p>21911947</text:p>
          </table:table-cell>
          <table:table-cell office:value-type="float" office:value="22280809" calcext:value-type="float">
            <text:p>22280809</text:p>
          </table:table-cell>
          <table:table-cell office:value-type="float" office:value="21552145" calcext:value-type="float">
            <text:p>21552145</text:p>
          </table:table-cell>
          <table:table-cell office:value-type="float" office:value="21540453" calcext:value-type="float">
            <text:p>21540453</text:p>
          </table:table-cell>
          <table:table-cell office:value-type="float" office:value="21761128" calcext:value-type="float">
            <text:p>21761128</text:p>
          </table:table-cell>
          <table:table-cell office:value-type="float" office:value="21339070" calcext:value-type="float">
            <text:p>21339070</text:p>
          </table:table-cell>
          <table:table-cell office:value-type="float" office:value="21407172" calcext:value-type="float">
            <text:p>21407172</text:p>
          </table:table-cell>
          <table:table-cell table:formula="of:=MIN([.A703:.J703])" office:value-type="float" office:value="21135640" calcext:value-type="float">
            <text:p>21135640</text:p>
          </table:table-cell>
        </table:table-row>
        <table:table-row table:style-name="ro1">
          <table:table-cell office:value-type="float" office:value="20419837" calcext:value-type="float">
            <text:p>20419837</text:p>
          </table:table-cell>
          <table:table-cell office:value-type="float" office:value="20487354" calcext:value-type="float">
            <text:p>20487354</text:p>
          </table:table-cell>
          <table:table-cell office:value-type="float" office:value="20215823" calcext:value-type="float">
            <text:p>20215823</text:p>
          </table:table-cell>
          <table:table-cell office:value-type="float" office:value="20532074" calcext:value-type="float">
            <text:p>20532074</text:p>
          </table:table-cell>
          <table:table-cell office:value-type="float" office:value="22499730" calcext:value-type="float">
            <text:p>22499730</text:p>
          </table:table-cell>
          <table:table-cell office:value-type="float" office:value="20443511" calcext:value-type="float">
            <text:p>20443511</text:p>
          </table:table-cell>
          <table:table-cell office:value-type="float" office:value="20584978" calcext:value-type="float">
            <text:p>20584978</text:p>
          </table:table-cell>
          <table:table-cell office:value-type="float" office:value="20556626" calcext:value-type="float">
            <text:p>20556626</text:p>
          </table:table-cell>
          <table:table-cell office:value-type="float" office:value="20456665" calcext:value-type="float">
            <text:p>20456665</text:p>
          </table:table-cell>
          <table:table-cell office:value-type="float" office:value="20695753" calcext:value-type="float">
            <text:p>20695753</text:p>
          </table:table-cell>
          <table:table-cell table:formula="of:=MIN([.A704:.J704])" office:value-type="float" office:value="20215823" calcext:value-type="float">
            <text:p>20215823</text:p>
          </table:table-cell>
        </table:table-row>
        <table:table-row table:style-name="ro1">
          <table:table-cell office:value-type="float" office:value="21137394" calcext:value-type="float">
            <text:p>21137394</text:p>
          </table:table-cell>
          <table:table-cell office:value-type="float" office:value="20993006" calcext:value-type="float">
            <text:p>20993006</text:p>
          </table:table-cell>
          <table:table-cell office:value-type="float" office:value="21156393" calcext:value-type="float">
            <text:p>21156393</text:p>
          </table:table-cell>
          <table:table-cell office:value-type="float" office:value="21060524" calcext:value-type="float">
            <text:p>21060524</text:p>
          </table:table-cell>
          <table:table-cell office:value-type="float" office:value="21737161" calcext:value-type="float">
            <text:p>21737161</text:p>
          </table:table-cell>
          <table:table-cell office:value-type="float" office:value="21027788" calcext:value-type="float">
            <text:p>21027788</text:p>
          </table:table-cell>
          <table:table-cell office:value-type="float" office:value="21180068" calcext:value-type="float">
            <text:p>21180068</text:p>
          </table:table-cell>
          <table:table-cell office:value-type="float" office:value="21090044" calcext:value-type="float">
            <text:p>21090044</text:p>
          </table:table-cell>
          <table:table-cell office:value-type="float" office:value="21126872" calcext:value-type="float">
            <text:p>21126872</text:p>
          </table:table-cell>
          <table:table-cell office:value-type="float" office:value="21250216" calcext:value-type="float">
            <text:p>21250216</text:p>
          </table:table-cell>
          <table:table-cell table:formula="of:=MIN([.A705:.J705])" office:value-type="float" office:value="20993006" calcext:value-type="float">
            <text:p>20993006</text:p>
          </table:table-cell>
        </table:table-row>
        <table:table-row table:style-name="ro1">
          <table:table-cell office:value-type="float" office:value="19946921" calcext:value-type="float">
            <text:p>19946921</text:p>
          </table:table-cell>
          <table:table-cell office:value-type="float" office:value="20220791" calcext:value-type="float">
            <text:p>20220791</text:p>
          </table:table-cell>
          <table:table-cell office:value-type="float" office:value="19839653" calcext:value-type="float">
            <text:p>19839653</text:p>
          </table:table-cell>
          <table:table-cell office:value-type="float" office:value="20209977" calcext:value-type="float">
            <text:p>20209977</text:p>
          </table:table-cell>
          <table:table-cell office:value-type="float" office:value="20285679" calcext:value-type="float">
            <text:p>20285679</text:p>
          </table:table-cell>
          <table:table-cell office:value-type="float" office:value="20322798" calcext:value-type="float">
            <text:p>20322798</text:p>
          </table:table-cell>
          <table:table-cell office:value-type="float" office:value="20237452" calcext:value-type="float">
            <text:p>20237452</text:p>
          </table:table-cell>
          <table:table-cell office:value-type="float" office:value="20118784" calcext:value-type="float">
            <text:p>20118784</text:p>
          </table:table-cell>
          <table:table-cell office:value-type="float" office:value="20050682" calcext:value-type="float">
            <text:p>20050682</text:p>
          </table:table-cell>
          <table:table-cell office:value-type="float" office:value="21021942" calcext:value-type="float">
            <text:p>21021942</text:p>
          </table:table-cell>
          <table:table-cell table:formula="of:=MIN([.A706:.J706])" office:value-type="float" office:value="19839653" calcext:value-type="float">
            <text:p>19839653</text:p>
          </table:table-cell>
        </table:table-row>
        <table:table-row table:style-name="ro1">
          <table:table-cell office:value-type="float" office:value="18519114" calcext:value-type="float">
            <text:p>18519114</text:p>
          </table:table-cell>
          <table:table-cell office:value-type="float" office:value="19533047" calcext:value-type="float">
            <text:p>19533047</text:p>
          </table:table-cell>
          <table:table-cell office:value-type="float" office:value="18899375" calcext:value-type="float">
            <text:p>18899375</text:p>
          </table:table-cell>
          <table:table-cell office:value-type="float" office:value="19362938" calcext:value-type="float">
            <text:p>19362938</text:p>
          </table:table-cell>
          <table:table-cell office:value-type="float" office:value="18570848" calcext:value-type="float">
            <text:p>18570848</text:p>
          </table:table-cell>
          <table:table-cell office:value-type="float" office:value="18675778" calcext:value-type="float">
            <text:p>18675778</text:p>
          </table:table-cell>
          <table:table-cell office:value-type="float" office:value="18793276" calcext:value-type="float">
            <text:p>18793276</text:p>
          </table:table-cell>
          <table:table-cell office:value-type="float" office:value="18485209" calcext:value-type="float">
            <text:p>18485209</text:p>
          </table:table-cell>
          <table:table-cell office:value-type="float" office:value="18643919" calcext:value-type="float">
            <text:p>18643919</text:p>
          </table:table-cell>
          <table:table-cell office:value-type="float" office:value="18636904" calcext:value-type="float">
            <text:p>18636904</text:p>
          </table:table-cell>
          <table:table-cell table:formula="of:=MIN([.A707:.J707])" office:value-type="float" office:value="18485209" calcext:value-type="float">
            <text:p>18485209</text:p>
          </table:table-cell>
        </table:table-row>
        <table:table-row table:style-name="ro1">
          <table:table-cell office:value-type="float" office:value="21838583" calcext:value-type="float">
            <text:p>21838583</text:p>
          </table:table-cell>
          <table:table-cell office:value-type="float" office:value="22065396" calcext:value-type="float">
            <text:p>22065396</text:p>
          </table:table-cell>
          <table:table-cell office:value-type="float" office:value="21569974" calcext:value-type="float">
            <text:p>21569974</text:p>
          </table:table-cell>
          <table:table-cell office:value-type="float" office:value="21937959" calcext:value-type="float">
            <text:p>21937959</text:p>
          </table:table-cell>
          <table:table-cell office:value-type="float" office:value="21744760" calcext:value-type="float">
            <text:p>21744760</text:p>
          </table:table-cell>
          <table:table-cell office:value-type="float" office:value="21989986" calcext:value-type="float">
            <text:p>21989986</text:p>
          </table:table-cell>
          <table:table-cell office:value-type="float" office:value="22702575" calcext:value-type="float">
            <text:p>22702575</text:p>
          </table:table-cell>
          <table:table-cell office:value-type="float" office:value="21881549" calcext:value-type="float">
            <text:p>21881549</text:p>
          </table:table-cell>
          <table:table-cell office:value-type="float" office:value="22153081" calcext:value-type="float">
            <text:p>22153081</text:p>
          </table:table-cell>
          <table:table-cell office:value-type="float" office:value="21978002" calcext:value-type="float">
            <text:p>21978002</text:p>
          </table:table-cell>
          <table:table-cell table:formula="of:=MIN([.A708:.J708])" office:value-type="float" office:value="21569974" calcext:value-type="float">
            <text:p>21569974</text:p>
          </table:table-cell>
        </table:table-row>
        <table:table-row table:style-name="ro1">
          <table:table-cell office:value-type="float" office:value="18650350" calcext:value-type="float">
            <text:p>18650350</text:p>
          </table:table-cell>
          <table:table-cell office:value-type="float" office:value="18724590" calcext:value-type="float">
            <text:p>18724590</text:p>
          </table:table-cell>
          <table:table-cell office:value-type="float" office:value="18499823" calcext:value-type="float">
            <text:p>18499823</text:p>
          </table:table-cell>
          <table:table-cell office:value-type="float" office:value="18773693" calcext:value-type="float">
            <text:p>18773693</text:p>
          </table:table-cell>
          <table:table-cell office:value-type="float" office:value="18716113" calcext:value-type="float">
            <text:p>18716113</text:p>
          </table:table-cell>
          <table:table-cell office:value-type="float" office:value="19104559" calcext:value-type="float">
            <text:p>19104559</text:p>
          </table:table-cell>
          <table:table-cell office:value-type="float" office:value="18111086" calcext:value-type="float">
            <text:p>18111086</text:p>
          </table:table-cell>
          <table:table-cell office:value-type="float" office:value="18731312" calcext:value-type="float">
            <text:p>18731312</text:p>
          </table:table-cell>
          <table:table-cell office:value-type="float" office:value="18913405" calcext:value-type="float">
            <text:p>18913405</text:p>
          </table:table-cell>
          <table:table-cell office:value-type="float" office:value="18828351" calcext:value-type="float">
            <text:p>18828351</text:p>
          </table:table-cell>
          <table:table-cell table:formula="of:=MIN([.A709:.J709])" office:value-type="float" office:value="18111086" calcext:value-type="float">
            <text:p>18111086</text:p>
          </table:table-cell>
        </table:table-row>
        <table:table-row table:style-name="ro1">
          <table:table-cell office:value-type="float" office:value="22030906" calcext:value-type="float">
            <text:p>22030906</text:p>
          </table:table-cell>
          <table:table-cell office:value-type="float" office:value="22127068" calcext:value-type="float">
            <text:p>22127068</text:p>
          </table:table-cell>
          <table:table-cell office:value-type="float" office:value="22122391" calcext:value-type="float">
            <text:p>22122391</text:p>
          </table:table-cell>
          <table:table-cell office:value-type="float" office:value="22118299" calcext:value-type="float">
            <text:p>22118299</text:p>
          </table:table-cell>
          <table:table-cell office:value-type="float" office:value="22711343" calcext:value-type="float">
            <text:p>22711343</text:p>
          </table:table-cell>
          <table:table-cell office:value-type="float" office:value="22072411" calcext:value-type="float">
            <text:p>22072411</text:p>
          </table:table-cell>
          <table:table-cell office:value-type="float" office:value="22709005" calcext:value-type="float">
            <text:p>22709005</text:p>
          </table:table-cell>
          <table:table-cell office:value-type="float" office:value="22099301" calcext:value-type="float">
            <text:p>22099301</text:p>
          </table:table-cell>
          <table:table-cell office:value-type="float" office:value="22272041" calcext:value-type="float">
            <text:p>22272041</text:p>
          </table:table-cell>
          <table:table-cell office:value-type="float" office:value="22838194" calcext:value-type="float">
            <text:p>22838194</text:p>
          </table:table-cell>
          <table:table-cell table:formula="of:=MIN([.A710:.J710])" office:value-type="float" office:value="22030906" calcext:value-type="float">
            <text:p>22030906</text:p>
          </table:table-cell>
        </table:table-row>
        <table:table-row table:style-name="ro1">
          <table:table-cell office:value-type="float" office:value="18709391" calcext:value-type="float">
            <text:p>18709391</text:p>
          </table:table-cell>
          <table:table-cell office:value-type="float" office:value="19149278" calcext:value-type="float">
            <text:p>19149278</text:p>
          </table:table-cell>
          <table:table-cell office:value-type="float" office:value="18585755" calcext:value-type="float">
            <text:p>18585755</text:p>
          </table:table-cell>
          <table:table-cell office:value-type="float" office:value="18792984" calcext:value-type="float">
            <text:p>18792984</text:p>
          </table:table-cell>
          <table:table-cell office:value-type="float" office:value="19253039" calcext:value-type="float">
            <text:p>19253039</text:p>
          </table:table-cell>
          <table:table-cell office:value-type="float" office:value="18941172" calcext:value-type="float">
            <text:p>18941172</text:p>
          </table:table-cell>
          <table:table-cell office:value-type="float" office:value="17871705" calcext:value-type="float">
            <text:p>17871705</text:p>
          </table:table-cell>
          <table:table-cell office:value-type="float" office:value="21573189" calcext:value-type="float">
            <text:p>21573189</text:p>
          </table:table-cell>
          <table:table-cell office:value-type="float" office:value="18789185" calcext:value-type="float">
            <text:p>18789185</text:p>
          </table:table-cell>
          <table:table-cell office:value-type="float" office:value="18082442" calcext:value-type="float">
            <text:p>18082442</text:p>
          </table:table-cell>
          <table:table-cell table:formula="of:=MIN([.A711:.J711])" office:value-type="float" office:value="17871705" calcext:value-type="float">
            <text:p>17871705</text:p>
          </table:table-cell>
        </table:table-row>
        <table:table-row table:style-name="ro1">
          <table:table-cell office:value-type="float" office:value="21781588" calcext:value-type="float">
            <text:p>21781588</text:p>
          </table:table-cell>
          <table:table-cell office:value-type="float" office:value="21674027" calcext:value-type="float">
            <text:p>21674027</text:p>
          </table:table-cell>
          <table:table-cell office:value-type="float" office:value="22062180" calcext:value-type="float">
            <text:p>22062180</text:p>
          </table:table-cell>
          <table:table-cell office:value-type="float" office:value="22247780" calcext:value-type="float">
            <text:p>22247780</text:p>
          </table:table-cell>
          <table:table-cell office:value-type="float" office:value="21901717" calcext:value-type="float">
            <text:p>21901717</text:p>
          </table:table-cell>
          <table:table-cell office:value-type="float" office:value="22197800" calcext:value-type="float">
            <text:p>22197800</text:p>
          </table:table-cell>
          <table:table-cell office:value-type="float" office:value="22264148" calcext:value-type="float">
            <text:p>22264148</text:p>
          </table:table-cell>
          <table:table-cell office:value-type="float" office:value="25191665" calcext:value-type="float">
            <text:p>25191665</text:p>
          </table:table-cell>
          <table:table-cell office:value-type="float" office:value="21851151" calcext:value-type="float">
            <text:p>21851151</text:p>
          </table:table-cell>
          <table:table-cell office:value-type="float" office:value="23152400" calcext:value-type="float">
            <text:p>23152400</text:p>
          </table:table-cell>
          <table:table-cell table:formula="of:=MIN([.A712:.J712])" office:value-type="float" office:value="21674027" calcext:value-type="float">
            <text:p>21674027</text:p>
          </table:table-cell>
        </table:table-row>
        <table:table-row table:style-name="ro1">
          <table:table-cell office:value-type="float" office:value="18616153" calcext:value-type="float">
            <text:p>18616153</text:p>
          </table:table-cell>
          <table:table-cell office:value-type="float" office:value="18968646" calcext:value-type="float">
            <text:p>18968646</text:p>
          </table:table-cell>
          <table:table-cell office:value-type="float" office:value="18789184" calcext:value-type="float">
            <text:p>18789184</text:p>
          </table:table-cell>
          <table:table-cell office:value-type="float" office:value="18709683" calcext:value-type="float">
            <text:p>18709683</text:p>
          </table:table-cell>
          <table:table-cell office:value-type="float" office:value="22496515" calcext:value-type="float">
            <text:p>22496515</text:p>
          </table:table-cell>
          <table:table-cell office:value-type="float" office:value="18871024" calcext:value-type="float">
            <text:p>18871024</text:p>
          </table:table-cell>
          <table:table-cell office:value-type="float" office:value="18156097" calcext:value-type="float">
            <text:p>18156097</text:p>
          </table:table-cell>
          <table:table-cell office:value-type="float" office:value="19618394" calcext:value-type="float">
            <text:p>19618394</text:p>
          </table:table-cell>
          <table:table-cell office:value-type="float" office:value="19089360" calcext:value-type="float">
            <text:p>19089360</text:p>
          </table:table-cell>
          <table:table-cell office:value-type="float" office:value="18835658" calcext:value-type="float">
            <text:p>18835658</text:p>
          </table:table-cell>
          <table:table-cell table:formula="of:=MIN([.A713:.J713])" office:value-type="float" office:value="18156097" calcext:value-type="float">
            <text:p>18156097</text:p>
          </table:table-cell>
        </table:table-row>
        <table:table-row table:style-name="ro1">
          <table:table-cell office:value-type="float" office:value="20515121" calcext:value-type="float">
            <text:p>20515121</text:p>
          </table:table-cell>
          <table:table-cell office:value-type="float" office:value="20046883" calcext:value-type="float">
            <text:p>20046883</text:p>
          </table:table-cell>
          <table:table-cell office:value-type="float" office:value="20216115" calcext:value-type="float">
            <text:p>20216115</text:p>
          </table:table-cell>
          <table:table-cell office:value-type="float" office:value="20199747" calcext:value-type="float">
            <text:p>20199747</text:p>
          </table:table-cell>
          <table:table-cell office:value-type="float" office:value="21084783" calcext:value-type="float">
            <text:p>21084783</text:p>
          </table:table-cell>
          <table:table-cell office:value-type="float" office:value="20210562" calcext:value-type="float">
            <text:p>20210562</text:p>
          </table:table-cell>
          <table:table-cell office:value-type="float" office:value="19982288" calcext:value-type="float">
            <text:p>19982288</text:p>
          </table:table-cell>
          <table:table-cell office:value-type="float" office:value="21023404" calcext:value-type="float">
            <text:p>21023404</text:p>
          </table:table-cell>
          <table:table-cell office:value-type="float" office:value="20293863" calcext:value-type="float">
            <text:p>20293863</text:p>
          </table:table-cell>
          <table:table-cell office:value-type="float" office:value="20574455" calcext:value-type="float">
            <text:p>20574455</text:p>
          </table:table-cell>
          <table:table-cell table:formula="of:=MIN([.A714:.J714])" office:value-type="float" office:value="19982288" calcext:value-type="float">
            <text:p>19982288</text:p>
          </table:table-cell>
        </table:table-row>
        <table:table-row table:style-name="ro1">
          <table:table-cell office:value-type="float" office:value="19908925" calcext:value-type="float">
            <text:p>19908925</text:p>
          </table:table-cell>
          <table:table-cell office:value-type="float" office:value="19915354" calcext:value-type="float">
            <text:p>19915354</text:p>
          </table:table-cell>
          <table:table-cell office:value-type="float" office:value="19937861" calcext:value-type="float">
            <text:p>19937861</text:p>
          </table:table-cell>
          <table:table-cell office:value-type="float" office:value="19496219" calcext:value-type="float">
            <text:p>19496219</text:p>
          </table:table-cell>
          <table:table-cell office:value-type="float" office:value="19676851" calcext:value-type="float">
            <text:p>19676851</text:p>
          </table:table-cell>
          <table:table-cell office:value-type="float" office:value="19857483" calcext:value-type="float">
            <text:p>19857483</text:p>
          </table:table-cell>
          <table:table-cell office:value-type="float" office:value="19874143" calcext:value-type="float">
            <text:p>19874143</text:p>
          </table:table-cell>
          <table:table-cell office:value-type="float" office:value="20578254" calcext:value-type="float">
            <text:p>20578254</text:p>
          </table:table-cell>
          <table:table-cell office:value-type="float" office:value="19589750" calcext:value-type="float">
            <text:p>19589750</text:p>
          </table:table-cell>
          <table:table-cell office:value-type="float" office:value="19936692" calcext:value-type="float">
            <text:p>19936692</text:p>
          </table:table-cell>
          <table:table-cell table:formula="of:=MIN([.A715:.J715])" office:value-type="float" office:value="19496219" calcext:value-type="float">
            <text:p>19496219</text:p>
          </table:table-cell>
        </table:table-row>
        <table:table-row table:style-name="ro1">
          <table:table-cell office:value-type="float" office:value="18944972" calcext:value-type="float">
            <text:p>18944972</text:p>
          </table:table-cell>
          <table:table-cell office:value-type="float" office:value="18994367" calcext:value-type="float">
            <text:p>18994367</text:p>
          </table:table-cell>
          <table:table-cell office:value-type="float" office:value="19054286" calcext:value-type="float">
            <text:p>19054286</text:p>
          </table:table-cell>
          <table:table-cell office:value-type="float" office:value="19171492" calcext:value-type="float">
            <text:p>19171492</text:p>
          </table:table-cell>
          <table:table-cell office:value-type="float" office:value="18859040" calcext:value-type="float">
            <text:p>18859040</text:p>
          </table:table-cell>
          <table:table-cell office:value-type="float" office:value="19705495" calcext:value-type="float">
            <text:p>19705495</text:p>
          </table:table-cell>
          <table:table-cell office:value-type="float" office:value="18601245" calcext:value-type="float">
            <text:p>18601245</text:p>
          </table:table-cell>
          <table:table-cell office:value-type="float" office:value="22299222" calcext:value-type="float">
            <text:p>22299222</text:p>
          </table:table-cell>
          <table:table-cell office:value-type="float" office:value="18833319" calcext:value-type="float">
            <text:p>18833319</text:p>
          </table:table-cell>
          <table:table-cell office:value-type="float" office:value="19355923" calcext:value-type="float">
            <text:p>19355923</text:p>
          </table:table-cell>
          <table:table-cell table:formula="of:=MIN([.A716:.J716])" office:value-type="float" office:value="18601245" calcext:value-type="float">
            <text:p>18601245</text:p>
          </table:table-cell>
        </table:table-row>
        <table:table-row table:style-name="ro1">
          <table:table-cell office:value-type="float" office:value="21801463" calcext:value-type="float">
            <text:p>21801463</text:p>
          </table:table-cell>
          <table:table-cell office:value-type="float" office:value="22583322" calcext:value-type="float">
            <text:p>22583322</text:p>
          </table:table-cell>
          <table:table-cell office:value-type="float" office:value="21802048" calcext:value-type="float">
            <text:p>21802048</text:p>
          </table:table-cell>
          <table:table-cell office:value-type="float" office:value="22083517" calcext:value-type="float">
            <text:p>22083517</text:p>
          </table:table-cell>
          <table:table-cell office:value-type="float" office:value="22020384" calcext:value-type="float">
            <text:p>22020384</text:p>
          </table:table-cell>
          <table:table-cell office:value-type="float" office:value="21892655" calcext:value-type="float">
            <text:p>21892655</text:p>
          </table:table-cell>
          <table:table-cell office:value-type="float" office:value="22357095" calcext:value-type="float">
            <text:p>22357095</text:p>
          </table:table-cell>
          <table:table-cell office:value-type="float" office:value="25287826" calcext:value-type="float">
            <text:p>25287826</text:p>
          </table:table-cell>
          <table:table-cell office:value-type="float" office:value="22030322" calcext:value-type="float">
            <text:p>22030322</text:p>
          </table:table-cell>
          <table:table-cell office:value-type="float" office:value="22170326" calcext:value-type="float">
            <text:p>22170326</text:p>
          </table:table-cell>
          <table:table-cell table:formula="of:=MIN([.A717:.J717])" office:value-type="float" office:value="21801463" calcext:value-type="float">
            <text:p>21801463</text:p>
          </table:table-cell>
        </table:table-row>
        <table:table-row table:style-name="ro1">
          <table:table-cell office:value-type="float" office:value="18621705" calcext:value-type="float">
            <text:p>18621705</text:p>
          </table:table-cell>
          <table:table-cell office:value-type="float" office:value="18390509" calcext:value-type="float">
            <text:p>18390509</text:p>
          </table:table-cell>
          <table:table-cell office:value-type="float" office:value="18635443" calcext:value-type="float">
            <text:p>18635443</text:p>
          </table:table-cell>
          <table:table-cell office:value-type="float" office:value="18814905" calcext:value-type="float">
            <text:p>18814905</text:p>
          </table:table-cell>
          <table:table-cell office:value-type="float" office:value="18979169" calcext:value-type="float">
            <text:p>18979169</text:p>
          </table:table-cell>
          <table:table-cell office:value-type="float" office:value="19093452" calcext:value-type="float">
            <text:p>19093452</text:p>
          </table:table-cell>
          <table:table-cell office:value-type="float" office:value="18143821" calcext:value-type="float">
            <text:p>18143821</text:p>
          </table:table-cell>
          <table:table-cell office:value-type="float" office:value="21013465" calcext:value-type="float">
            <text:p>21013465</text:p>
          </table:table-cell>
          <table:table-cell office:value-type="float" office:value="18929188" calcext:value-type="float">
            <text:p>18929188</text:p>
          </table:table-cell>
          <table:table-cell office:value-type="float" office:value="18638950" calcext:value-type="float">
            <text:p>18638950</text:p>
          </table:table-cell>
          <table:table-cell table:formula="of:=MIN([.A718:.J718])" office:value-type="float" office:value="18143821" calcext:value-type="float">
            <text:p>18143821</text:p>
          </table:table-cell>
        </table:table-row>
        <table:table-row table:style-name="ro1">
          <table:table-cell office:value-type="float" office:value="21057892" calcext:value-type="float">
            <text:p>21057892</text:p>
          </table:table-cell>
          <table:table-cell office:value-type="float" office:value="20328352" calcext:value-type="float">
            <text:p>20328352</text:p>
          </table:table-cell>
          <table:table-cell office:value-type="float" office:value="20704813" calcext:value-type="float">
            <text:p>20704813</text:p>
          </table:table-cell>
          <table:table-cell office:value-type="float" office:value="20585854" calcext:value-type="float">
            <text:p>20585854</text:p>
          </table:table-cell>
          <table:table-cell office:value-type="float" office:value="20837510" calcext:value-type="float">
            <text:p>20837510</text:p>
          </table:table-cell>
          <table:table-cell office:value-type="float" office:value="20709491" calcext:value-type="float">
            <text:p>20709491</text:p>
          </table:table-cell>
          <table:table-cell office:value-type="float" office:value="20556333" calcext:value-type="float">
            <text:p>20556333</text:p>
          </table:table-cell>
          <table:table-cell office:value-type="float" office:value="21928899" calcext:value-type="float">
            <text:p>21928899</text:p>
          </table:table-cell>
          <table:table-cell office:value-type="float" office:value="20720012" calcext:value-type="float">
            <text:p>20720012</text:p>
          </table:table-cell>
          <table:table-cell office:value-type="float" office:value="20667694" calcext:value-type="float">
            <text:p>20667694</text:p>
          </table:table-cell>
          <table:table-cell table:formula="of:=MIN([.A719:.J719])" office:value-type="float" office:value="20328352" calcext:value-type="float">
            <text:p>20328352</text:p>
          </table:table-cell>
        </table:table-row>
        <table:table-row table:style-name="ro1">
          <table:table-cell office:value-type="float" office:value="20302338" calcext:value-type="float">
            <text:p>20302338</text:p>
          </table:table-cell>
          <table:table-cell office:value-type="float" office:value="20430359" calcext:value-type="float">
            <text:p>20430359</text:p>
          </table:table-cell>
          <table:table-cell office:value-type="float" office:value="22471963" calcext:value-type="float">
            <text:p>22471963</text:p>
          </table:table-cell>
          <table:table-cell office:value-type="float" office:value="20242128" calcext:value-type="float">
            <text:p>20242128</text:p>
          </table:table-cell>
          <table:table-cell office:value-type="float" office:value="20367518" calcext:value-type="float">
            <text:p>20367518</text:p>
          </table:table-cell>
          <table:table-cell office:value-type="float" office:value="20049806" calcext:value-type="float">
            <text:p>20049806</text:p>
          </table:table-cell>
          <table:table-cell office:value-type="float" office:value="20173149" calcext:value-type="float">
            <text:p>20173149</text:p>
          </table:table-cell>
          <table:table-cell office:value-type="float" office:value="21112842" calcext:value-type="float">
            <text:p>21112842</text:p>
          </table:table-cell>
          <table:table-cell office:value-type="float" office:value="20049805" calcext:value-type="float">
            <text:p>20049805</text:p>
          </table:table-cell>
          <table:table-cell office:value-type="float" office:value="19941952" calcext:value-type="float">
            <text:p>19941952</text:p>
          </table:table-cell>
          <table:table-cell table:formula="of:=MIN([.A720:.J720])" office:value-type="float" office:value="19941952" calcext:value-type="float">
            <text:p>19941952</text:p>
          </table:table-cell>
        </table:table-row>
        <table:table-row table:style-name="ro1">
          <table:table-cell office:value-type="float" office:value="18357189" calcext:value-type="float">
            <text:p>18357189</text:p>
          </table:table-cell>
          <table:table-cell office:value-type="float" office:value="22992813" calcext:value-type="float">
            <text:p>22992813</text:p>
          </table:table-cell>
          <table:table-cell office:value-type="float" office:value="17814125" calcext:value-type="float">
            <text:p>17814125</text:p>
          </table:table-cell>
          <table:table-cell office:value-type="float" office:value="18682500" calcext:value-type="float">
            <text:p>18682500</text:p>
          </table:table-cell>
          <table:table-cell office:value-type="float" office:value="18298440" calcext:value-type="float">
            <text:p>18298440</text:p>
          </table:table-cell>
          <table:table-cell office:value-type="float" office:value="18840041" calcext:value-type="float">
            <text:p>18840041</text:p>
          </table:table-cell>
          <table:table-cell office:value-type="float" office:value="18262780" calcext:value-type="float">
            <text:p>18262780</text:p>
          </table:table-cell>
          <table:table-cell office:value-type="float" office:value="19525156" calcext:value-type="float">
            <text:p>19525156</text:p>
          </table:table-cell>
          <table:table-cell office:value-type="float" office:value="18433183" calcext:value-type="float">
            <text:p>18433183</text:p>
          </table:table-cell>
          <table:table-cell office:value-type="float" office:value="18466795" calcext:value-type="float">
            <text:p>18466795</text:p>
          </table:table-cell>
          <table:table-cell table:formula="of:=MIN([.A721:.J721])" office:value-type="float" office:value="17814125" calcext:value-type="float">
            <text:p>17814125</text:p>
          </table:table-cell>
        </table:table-row>
        <table:table-row table:style-name="ro1">
          <table:table-cell office:value-type="float" office:value="20088679" calcext:value-type="float">
            <text:p>20088679</text:p>
          </table:table-cell>
          <table:table-cell office:value-type="float" office:value="24082740" calcext:value-type="float">
            <text:p>24082740</text:p>
          </table:table-cell>
          <table:table-cell office:value-type="float" office:value="20153566" calcext:value-type="float">
            <text:p>20153566</text:p>
          </table:table-cell>
          <table:table-cell office:value-type="float" office:value="20276910" calcext:value-type="float">
            <text:p>20276910</text:p>
          </table:table-cell>
          <table:table-cell office:value-type="float" office:value="20250605" calcext:value-type="float">
            <text:p>20250605</text:p>
          </table:table-cell>
          <table:table-cell office:value-type="float" office:value="20700721" calcext:value-type="float">
            <text:p>20700721</text:p>
          </table:table-cell>
          <table:table-cell office:value-type="float" office:value="20667694" calcext:value-type="float">
            <text:p>20667694</text:p>
          </table:table-cell>
          <table:table-cell office:value-type="float" office:value="21515025" calcext:value-type="float">
            <text:p>21515025</text:p>
          </table:table-cell>
          <table:table-cell office:value-type="float" office:value="20327183" calcext:value-type="float">
            <text:p>20327183</text:p>
          </table:table-cell>
          <table:table-cell office:value-type="float" office:value="20264342" calcext:value-type="float">
            <text:p>20264342</text:p>
          </table:table-cell>
          <table:table-cell table:formula="of:=MIN([.A722:.J722])" office:value-type="float" office:value="20088679" calcext:value-type="float">
            <text:p>20088679</text:p>
          </table:table-cell>
        </table:table-row>
        <table:table-row table:style-name="ro1">
          <table:table-cell office:value-type="float" office:value="18953156" calcext:value-type="float">
            <text:p>18953156</text:p>
          </table:table-cell>
          <table:table-cell office:value-type="float" office:value="22635934" calcext:value-type="float">
            <text:p>22635934</text:p>
          </table:table-cell>
          <table:table-cell office:value-type="float" office:value="18969816" calcext:value-type="float">
            <text:p>18969816</text:p>
          </table:table-cell>
          <table:table-cell office:value-type="float" office:value="19061301" calcext:value-type="float">
            <text:p>19061301</text:p>
          </table:table-cell>
          <table:table-cell office:value-type="float" office:value="21054385" calcext:value-type="float">
            <text:p>21054385</text:p>
          </table:table-cell>
          <table:table-cell office:value-type="float" office:value="19295713" calcext:value-type="float">
            <text:p>19295713</text:p>
          </table:table-cell>
          <table:table-cell office:value-type="float" office:value="19508787" calcext:value-type="float">
            <text:p>19508787</text:p>
          </table:table-cell>
          <table:table-cell office:value-type="float" office:value="22123852" calcext:value-type="float">
            <text:p>22123852</text:p>
          </table:table-cell>
          <table:table-cell office:value-type="float" office:value="19196628" calcext:value-type="float">
            <text:p>19196628</text:p>
          </table:table-cell>
          <table:table-cell office:value-type="float" office:value="19285774" calcext:value-type="float">
            <text:p>19285774</text:p>
          </table:table-cell>
          <table:table-cell table:formula="of:=MIN([.A723:.J723])" office:value-type="float" office:value="18953156" calcext:value-type="float">
            <text:p>18953156</text:p>
          </table:table-cell>
        </table:table-row>
        <table:table-row table:style-name="ro1">
          <table:table-cell office:value-type="float" office:value="18234138" calcext:value-type="float">
            <text:p>18234138</text:p>
          </table:table-cell>
          <table:table-cell office:value-type="float" office:value="19818024" calcext:value-type="float">
            <text:p>19818024</text:p>
          </table:table-cell>
          <table:table-cell office:value-type="float" office:value="17995633" calcext:value-type="float">
            <text:p>17995633</text:p>
          </table:table-cell>
          <table:table-cell office:value-type="float" office:value="18528175" calcext:value-type="float">
            <text:p>18528175</text:p>
          </table:table-cell>
          <table:table-cell office:value-type="float" office:value="18305455" calcext:value-type="float">
            <text:p>18305455</text:p>
          </table:table-cell>
          <table:table-cell office:value-type="float" office:value="18341698" calcext:value-type="float">
            <text:p>18341698</text:p>
          </table:table-cell>
          <table:table-cell office:value-type="float" office:value="18142360" calcext:value-type="float">
            <text:p>18142360</text:p>
          </table:table-cell>
          <table:table-cell office:value-type="float" office:value="20195655" calcext:value-type="float">
            <text:p>20195655</text:p>
          </table:table-cell>
          <table:table-cell office:value-type="float" office:value="19139632" calcext:value-type="float">
            <text:p>19139632</text:p>
          </table:table-cell>
          <table:table-cell office:value-type="float" office:value="17829616" calcext:value-type="float">
            <text:p>17829616</text:p>
          </table:table-cell>
          <table:table-cell table:formula="of:=MIN([.A724:.J724])" office:value-type="float" office:value="17829616" calcext:value-type="float">
            <text:p>17829616</text:p>
          </table:table-cell>
        </table:table-row>
        <table:table-row table:style-name="ro1">
          <table:table-cell office:value-type="float" office:value="19900740" calcext:value-type="float">
            <text:p>19900740</text:p>
          </table:table-cell>
          <table:table-cell office:value-type="float" office:value="23628531" calcext:value-type="float">
            <text:p>23628531</text:p>
          </table:table-cell>
          <table:table-cell office:value-type="float" office:value="20200624" calcext:value-type="float">
            <text:p>20200624</text:p>
          </table:table-cell>
          <table:table-cell office:value-type="float" office:value="20008301" calcext:value-type="float">
            <text:p>20008301</text:p>
          </table:table-cell>
          <table:table-cell office:value-type="float" office:value="20387686" calcext:value-type="float">
            <text:p>20387686</text:p>
          </table:table-cell>
          <table:table-cell office:value-type="float" office:value="19978488" calcext:value-type="float">
            <text:p>19978488</text:p>
          </table:table-cell>
          <table:table-cell office:value-type="float" office:value="20095109" calcext:value-type="float">
            <text:p>20095109</text:p>
          </table:table-cell>
          <table:table-cell office:value-type="float" office:value="23651329" calcext:value-type="float">
            <text:p>23651329</text:p>
          </table:table-cell>
          <table:table-cell office:value-type="float" office:value="20166719" calcext:value-type="float">
            <text:p>20166719</text:p>
          </table:table-cell>
          <table:table-cell office:value-type="float" office:value="20157658" calcext:value-type="float">
            <text:p>20157658</text:p>
          </table:table-cell>
          <table:table-cell table:formula="of:=MIN([.A725:.J725])" office:value-type="float" office:value="19900740" calcext:value-type="float">
            <text:p>19900740</text:p>
          </table:table-cell>
        </table:table-row>
        <table:table-row table:style-name="ro1">
          <table:table-cell office:value-type="float" office:value="19497097" calcext:value-type="float">
            <text:p>19497097</text:p>
          </table:table-cell>
          <table:table-cell office:value-type="float" office:value="21019311" calcext:value-type="float">
            <text:p>21019311</text:p>
          </table:table-cell>
          <table:table-cell office:value-type="float" office:value="19251870" calcext:value-type="float">
            <text:p>19251870</text:p>
          </table:table-cell>
          <table:table-cell office:value-type="float" office:value="19671298" calcext:value-type="float">
            <text:p>19671298</text:p>
          </table:table-cell>
          <table:table-cell office:value-type="float" office:value="18879208" calcext:value-type="float">
            <text:p>18879208</text:p>
          </table:table-cell>
          <table:table-cell office:value-type="float" office:value="19410872" calcext:value-type="float">
            <text:p>19410872</text:p>
          </table:table-cell>
          <table:table-cell office:value-type="float" office:value="19368199" calcext:value-type="float">
            <text:p>19368199</text:p>
          </table:table-cell>
          <table:table-cell office:value-type="float" office:value="19547076" calcext:value-type="float">
            <text:p>19547076</text:p>
          </table:table-cell>
          <table:table-cell office:value-type="float" office:value="19481313" calcext:value-type="float">
            <text:p>19481313</text:p>
          </table:table-cell>
          <table:table-cell office:value-type="float" office:value="19514925" calcext:value-type="float">
            <text:p>19514925</text:p>
          </table:table-cell>
          <table:table-cell table:formula="of:=MIN([.A726:.J726])" office:value-type="float" office:value="18879208" calcext:value-type="float">
            <text:p>18879208</text:p>
          </table:table-cell>
        </table:table-row>
        <table:table-row table:style-name="ro1">
          <table:table-cell office:value-type="float" office:value="18069581" calcext:value-type="float">
            <text:p>18069581</text:p>
          </table:table-cell>
          <table:table-cell office:value-type="float" office:value="19695557" calcext:value-type="float">
            <text:p>19695557</text:p>
          </table:table-cell>
          <table:table-cell office:value-type="float" office:value="18000894" calcext:value-type="float">
            <text:p>18000894</text:p>
          </table:table-cell>
          <table:table-cell office:value-type="float" office:value="17886904" calcext:value-type="float">
            <text:p>17886904</text:p>
          </table:table-cell>
          <table:table-cell office:value-type="float" office:value="18229168" calcext:value-type="float">
            <text:p>18229168</text:p>
          </table:table-cell>
          <table:table-cell office:value-type="float" office:value="18452473" calcext:value-type="float">
            <text:p>18452473</text:p>
          </table:table-cell>
          <table:table-cell office:value-type="float" office:value="18365373" calcext:value-type="float">
            <text:p>18365373</text:p>
          </table:table-cell>
          <table:table-cell office:value-type="float" office:value="17646647" calcext:value-type="float">
            <text:p>17646647</text:p>
          </table:table-cell>
          <table:table-cell office:value-type="float" office:value="18620244" calcext:value-type="float">
            <text:p>18620244</text:p>
          </table:table-cell>
          <table:table-cell office:value-type="float" office:value="18318607" calcext:value-type="float">
            <text:p>18318607</text:p>
          </table:table-cell>
          <table:table-cell table:formula="of:=MIN([.A727:.J727])" office:value-type="float" office:value="17646647" calcext:value-type="float">
            <text:p>17646647</text:p>
          </table:table-cell>
        </table:table-row>
        <table:table-row table:style-name="ro1">
          <table:table-cell office:value-type="float" office:value="19314127" calcext:value-type="float">
            <text:p>19314127</text:p>
          </table:table-cell>
          <table:table-cell office:value-type="float" office:value="23034902" calcext:value-type="float">
            <text:p>23034902</text:p>
          </table:table-cell>
          <table:table-cell office:value-type="float" office:value="19690588" calcext:value-type="float">
            <text:p>19690588</text:p>
          </table:table-cell>
          <table:table-cell office:value-type="float" office:value="19960074" calcext:value-type="float">
            <text:p>19960074</text:p>
          </table:table-cell>
          <table:table-cell office:value-type="float" office:value="20211146" calcext:value-type="float">
            <text:p>20211146</text:p>
          </table:table-cell>
          <table:table-cell office:value-type="float" office:value="19824747" calcext:value-type="float">
            <text:p>19824747</text:p>
          </table:table-cell>
          <table:table-cell office:value-type="float" office:value="19731216" calcext:value-type="float">
            <text:p>19731216</text:p>
          </table:table-cell>
          <table:table-cell office:value-type="float" office:value="19630962" calcext:value-type="float">
            <text:p>19630962</text:p>
          </table:table-cell>
          <table:table-cell office:value-type="float" office:value="19997194" calcext:value-type="float">
            <text:p>19997194</text:p>
          </table:table-cell>
          <table:table-cell office:value-type="float" office:value="19916816" calcext:value-type="float">
            <text:p>19916816</text:p>
          </table:table-cell>
          <table:table-cell table:formula="of:=MIN([.A728:.J728])" office:value-type="float" office:value="19314127" calcext:value-type="float">
            <text:p>19314127</text:p>
          </table:table-cell>
        </table:table-row>
        <table:table-row table:style-name="ro1">
          <table:table-cell office:value-type="float" office:value="19554092" calcext:value-type="float">
            <text:p>19554092</text:p>
          </table:table-cell>
          <table:table-cell office:value-type="float" office:value="23551952" calcext:value-type="float">
            <text:p>23551952</text:p>
          </table:table-cell>
          <table:table-cell office:value-type="float" office:value="19388659" calcext:value-type="float">
            <text:p>19388659</text:p>
          </table:table-cell>
          <table:table-cell office:value-type="float" office:value="19651714" calcext:value-type="float">
            <text:p>19651714</text:p>
          </table:table-cell>
          <table:table-cell office:value-type="float" office:value="20245050" calcext:value-type="float">
            <text:p>20245050</text:p>
          </table:table-cell>
          <table:table-cell office:value-type="float" office:value="19716894" calcext:value-type="float">
            <text:p>19716894</text:p>
          </table:table-cell>
          <table:table-cell office:value-type="float" office:value="19716601" calcext:value-type="float">
            <text:p>19716601</text:p>
          </table:table-cell>
          <table:table-cell office:value-type="float" office:value="19521356" calcext:value-type="float">
            <text:p>19521356</text:p>
          </table:table-cell>
          <table:table-cell office:value-type="float" office:value="19643531" calcext:value-type="float">
            <text:p>19643531</text:p>
          </table:table-cell>
          <table:table-cell office:value-type="float" office:value="19891680" calcext:value-type="float">
            <text:p>19891680</text:p>
          </table:table-cell>
          <table:table-cell table:formula="of:=MIN([.A729:.J729])" office:value-type="float" office:value="19388659" calcext:value-type="float">
            <text:p>19388659</text:p>
          </table:table-cell>
        </table:table-row>
        <table:table-row table:style-name="ro1">
          <table:table-cell office:value-type="float" office:value="18229169" calcext:value-type="float">
            <text:p>18229169</text:p>
          </table:table-cell>
          <table:table-cell office:value-type="float" office:value="19424609" calcext:value-type="float">
            <text:p>19424609</text:p>
          </table:table-cell>
          <table:table-cell office:value-type="float" office:value="18128330" calcext:value-type="float">
            <text:p>18128330</text:p>
          </table:table-cell>
          <table:table-cell office:value-type="float" office:value="18238814" calcext:value-type="float">
            <text:p>18238814</text:p>
          </table:table-cell>
          <table:table-cell office:value-type="float" office:value="18195848" calcext:value-type="float">
            <text:p>18195848</text:p>
          </table:table-cell>
          <table:table-cell office:value-type="float" office:value="17523010" calcext:value-type="float">
            <text:p>17523010</text:p>
          </table:table-cell>
          <table:table-cell office:value-type="float" office:value="18159896" calcext:value-type="float">
            <text:p>18159896</text:p>
          </table:table-cell>
          <table:table-cell office:value-type="float" office:value="18242613" calcext:value-type="float">
            <text:p>18242613</text:p>
          </table:table-cell>
          <table:table-cell office:value-type="float" office:value="17928992" calcext:value-type="float">
            <text:p>17928992</text:p>
          </table:table-cell>
          <table:table-cell office:value-type="float" office:value="18509761" calcext:value-type="float">
            <text:p>18509761</text:p>
          </table:table-cell>
          <table:table-cell table:formula="of:=MIN([.A730:.J730])" office:value-type="float" office:value="17523010" calcext:value-type="float">
            <text:p>17523010</text:p>
          </table:table-cell>
        </table:table-row>
        <table:table-row table:style-name="ro1">
          <table:table-cell office:value-type="float" office:value="17362254" calcext:value-type="float">
            <text:p>17362254</text:p>
          </table:table-cell>
          <table:table-cell office:value-type="float" office:value="18209877" calcext:value-type="float">
            <text:p>18209877</text:p>
          </table:table-cell>
          <table:table-cell office:value-type="float" office:value="16507031" calcext:value-type="float">
            <text:p>16507031</text:p>
          </table:table-cell>
          <table:table-cell office:value-type="float" office:value="17247387" calcext:value-type="float">
            <text:p>17247387</text:p>
          </table:table-cell>
          <table:table-cell office:value-type="float" office:value="17378330" calcext:value-type="float">
            <text:p>17378330</text:p>
          </table:table-cell>
          <table:table-cell office:value-type="float" office:value="17564222" calcext:value-type="float">
            <text:p>17564222</text:p>
          </table:table-cell>
          <table:table-cell office:value-type="float" office:value="16660772" calcext:value-type="float">
            <text:p>16660772</text:p>
          </table:table-cell>
          <table:table-cell office:value-type="float" office:value="17299413" calcext:value-type="float">
            <text:p>17299413</text:p>
          </table:table-cell>
          <table:table-cell office:value-type="float" office:value="17021159" calcext:value-type="float">
            <text:p>17021159</text:p>
          </table:table-cell>
          <table:table-cell office:value-type="float" office:value="17841015" calcext:value-type="float">
            <text:p>17841015</text:p>
          </table:table-cell>
          <table:table-cell table:formula="of:=MIN([.A731:.J731])" office:value-type="float" office:value="16507031" calcext:value-type="float">
            <text:p>16507031</text:p>
          </table:table-cell>
        </table:table-row>
        <table:table-row table:style-name="ro1">
          <table:table-cell office:value-type="float" office:value="21341993" calcext:value-type="float">
            <text:p>21341993</text:p>
          </table:table-cell>
          <table:table-cell office:value-type="float" office:value="24060234" calcext:value-type="float">
            <text:p>24060234</text:p>
          </table:table-cell>
          <table:table-cell office:value-type="float" office:value="21319487" calcext:value-type="float">
            <text:p>21319487</text:p>
          </table:table-cell>
          <table:table-cell office:value-type="float" office:value="21424124" calcext:value-type="float">
            <text:p>21424124</text:p>
          </table:table-cell>
          <table:table-cell office:value-type="float" office:value="21441661" calcext:value-type="float">
            <text:p>21441661</text:p>
          </table:table-cell>
          <table:table-cell office:value-type="float" office:value="21698580" calcext:value-type="float">
            <text:p>21698580</text:p>
          </table:table-cell>
          <table:table-cell office:value-type="float" office:value="24792990" calcext:value-type="float">
            <text:p>24792990</text:p>
          </table:table-cell>
          <table:table-cell office:value-type="float" office:value="21674320" calcext:value-type="float">
            <text:p>21674320</text:p>
          </table:table-cell>
          <table:table-cell office:value-type="float" office:value="21851736" calcext:value-type="float">
            <text:p>21851736</text:p>
          </table:table-cell>
          <table:table-cell office:value-type="float" office:value="23858850" calcext:value-type="float">
            <text:p>23858850</text:p>
          </table:table-cell>
          <table:table-cell table:formula="of:=MIN([.A732:.J732])" office:value-type="float" office:value="21319487" calcext:value-type="float">
            <text:p>21319487</text:p>
          </table:table-cell>
        </table:table-row>
        <table:table-row table:style-name="ro1">
          <table:table-cell office:value-type="float" office:value="17896841" calcext:value-type="float">
            <text:p>17896841</text:p>
          </table:table-cell>
          <table:table-cell office:value-type="float" office:value="18550973" calcext:value-type="float">
            <text:p>18550973</text:p>
          </table:table-cell>
          <table:table-cell office:value-type="float" office:value="17490859" calcext:value-type="float">
            <text:p>17490859</text:p>
          </table:table-cell>
          <table:table-cell office:value-type="float" office:value="17763852" calcext:value-type="float">
            <text:p>17763852</text:p>
          </table:table-cell>
          <table:table-cell office:value-type="float" office:value="17422757" calcext:value-type="float">
            <text:p>17422757</text:p>
          </table:table-cell>
          <table:table-cell office:value-type="float" office:value="17810033" calcext:value-type="float">
            <text:p>17810033</text:p>
          </table:table-cell>
          <table:table-cell office:value-type="float" office:value="17542301" calcext:value-type="float">
            <text:p>17542301</text:p>
          </table:table-cell>
          <table:table-cell office:value-type="float" office:value="17660676" calcext:value-type="float">
            <text:p>17660676</text:p>
          </table:table-cell>
          <table:table-cell office:value-type="float" office:value="17643431" calcext:value-type="float">
            <text:p>17643431</text:p>
          </table:table-cell>
          <table:table-cell office:value-type="float" office:value="17568606" calcext:value-type="float">
            <text:p>17568606</text:p>
          </table:table-cell>
          <table:table-cell table:formula="of:=MIN([.A733:.J733])" office:value-type="float" office:value="17422757" calcext:value-type="float">
            <text:p>17422757</text:p>
          </table:table-cell>
        </table:table-row>
        <table:table-row table:style-name="ro1">
          <table:table-cell office:value-type="float" office:value="18416814" calcext:value-type="float">
            <text:p>18416814</text:p>
          </table:table-cell>
          <table:table-cell office:value-type="float" office:value="19111866" calcext:value-type="float">
            <text:p>19111866</text:p>
          </table:table-cell>
          <table:table-cell office:value-type="float" office:value="18071627" calcext:value-type="float">
            <text:p>18071627</text:p>
          </table:table-cell>
          <table:table-cell office:value-type="float" office:value="18295224" calcext:value-type="float">
            <text:p>18295224</text:p>
          </table:table-cell>
          <table:table-cell office:value-type="float" office:value="18235890" calcext:value-type="float">
            <text:p>18235890</text:p>
          </table:table-cell>
          <table:table-cell office:value-type="float" office:value="18540158" calcext:value-type="float">
            <text:p>18540158</text:p>
          </table:table-cell>
          <table:table-cell office:value-type="float" office:value="17786358" calcext:value-type="float">
            <text:p>17786358</text:p>
          </table:table-cell>
          <table:table-cell office:value-type="float" office:value="18208124" calcext:value-type="float">
            <text:p>18208124</text:p>
          </table:table-cell>
          <table:table-cell office:value-type="float" office:value="18490763" calcext:value-type="float">
            <text:p>18490763</text:p>
          </table:table-cell>
          <table:table-cell office:value-type="float" office:value="18154928" calcext:value-type="float">
            <text:p>18154928</text:p>
          </table:table-cell>
          <table:table-cell table:formula="of:=MIN([.A734:.J734])" office:value-type="float" office:value="17786358" calcext:value-type="float">
            <text:p>17786358</text:p>
          </table:table-cell>
        </table:table-row>
        <table:table-row table:style-name="ro1">
          <table:table-cell office:value-type="float" office:value="16611668" calcext:value-type="float">
            <text:p>16611668</text:p>
          </table:table-cell>
          <table:table-cell office:value-type="float" office:value="18437859" calcext:value-type="float">
            <text:p>18437859</text:p>
          </table:table-cell>
          <table:table-cell office:value-type="float" office:value="17155317" calcext:value-type="float">
            <text:p>17155317</text:p>
          </table:table-cell>
          <table:table-cell office:value-type="float" office:value="17062078" calcext:value-type="float">
            <text:p>17062078</text:p>
          </table:table-cell>
          <table:table-cell office:value-type="float" office:value="16640312" calcext:value-type="float">
            <text:p>16640312</text:p>
          </table:table-cell>
          <table:table-cell office:value-type="float" office:value="17786651" calcext:value-type="float">
            <text:p>17786651</text:p>
          </table:table-cell>
          <table:table-cell office:value-type="float" office:value="17254986" calcext:value-type="float">
            <text:p>17254986</text:p>
          </table:table-cell>
          <table:table-cell office:value-type="float" office:value="16667495" calcext:value-type="float">
            <text:p>16667495</text:p>
          </table:table-cell>
          <table:table-cell office:value-type="float" office:value="17261416" calcext:value-type="float">
            <text:p>17261416</text:p>
          </table:table-cell>
          <table:table-cell office:value-type="float" office:value="16755472" calcext:value-type="float">
            <text:p>16755472</text:p>
          </table:table-cell>
          <table:table-cell table:formula="of:=MIN([.A735:.J735])" office:value-type="float" office:value="16611668" calcext:value-type="float">
            <text:p>16611668</text:p>
          </table:table-cell>
        </table:table-row>
        <table:table-row table:style-name="ro1">
          <table:table-cell office:value-type="float" office:value="21481120" calcext:value-type="float">
            <text:p>21481120</text:p>
          </table:table-cell>
          <table:table-cell office:value-type="float" office:value="24111968" calcext:value-type="float">
            <text:p>24111968</text:p>
          </table:table-cell>
          <table:table-cell office:value-type="float" office:value="21051755" calcext:value-type="float">
            <text:p>21051755</text:p>
          </table:table-cell>
          <table:table-cell office:value-type="float" office:value="22099593" calcext:value-type="float">
            <text:p>22099593</text:p>
          </table:table-cell>
          <table:table-cell office:value-type="float" office:value="21358946" calcext:value-type="float">
            <text:p>21358946</text:p>
          </table:table-cell>
          <table:table-cell office:value-type="float" office:value="21131256" calcext:value-type="float">
            <text:p>21131256</text:p>
          </table:table-cell>
          <table:table-cell office:value-type="float" office:value="21242324" calcext:value-type="float">
            <text:p>21242324</text:p>
          </table:table-cell>
          <table:table-cell office:value-type="float" office:value="21822508" calcext:value-type="float">
            <text:p>21822508</text:p>
          </table:table-cell>
          <table:table-cell office:value-type="float" office:value="21326210" calcext:value-type="float">
            <text:p>21326210</text:p>
          </table:table-cell>
          <table:table-cell office:value-type="float" office:value="21853490" calcext:value-type="float">
            <text:p>21853490</text:p>
          </table:table-cell>
          <table:table-cell table:formula="of:=MIN([.A736:.J736])" office:value-type="float" office:value="21051755" calcext:value-type="float">
            <text:p>21051755</text:p>
          </table:table-cell>
        </table:table-row>
        <table:table-row table:style-name="ro1">
          <table:table-cell office:value-type="float" office:value="16905706" calcext:value-type="float">
            <text:p>16905706</text:p>
          </table:table-cell>
          <table:table-cell office:value-type="float" office:value="18370926" calcext:value-type="float">
            <text:p>18370926</text:p>
          </table:table-cell>
          <table:table-cell office:value-type="float" office:value="16478679" calcext:value-type="float">
            <text:p>16478679</text:p>
          </table:table-cell>
          <table:table-cell office:value-type="float" office:value="16673633" calcext:value-type="float">
            <text:p>16673633</text:p>
          </table:table-cell>
          <table:table-cell office:value-type="float" office:value="17359916" calcext:value-type="float">
            <text:p>17359916</text:p>
          </table:table-cell>
          <table:table-cell office:value-type="float" office:value="17161163" calcext:value-type="float">
            <text:p>17161163</text:p>
          </table:table-cell>
          <table:table-cell office:value-type="float" office:value="17373069" calcext:value-type="float">
            <text:p>17373069</text:p>
          </table:table-cell>
          <table:table-cell office:value-type="float" office:value="16841403" calcext:value-type="float">
            <text:p>16841403</text:p>
          </table:table-cell>
          <table:table-cell office:value-type="float" office:value="17356700" calcext:value-type="float">
            <text:p>17356700</text:p>
          </table:table-cell>
          <table:table-cell office:value-type="float" office:value="16634759" calcext:value-type="float">
            <text:p>16634759</text:p>
          </table:table-cell>
          <table:table-cell table:formula="of:=MIN([.A737:.J737])" office:value-type="float" office:value="16478679" calcext:value-type="float">
            <text:p>16478679</text:p>
          </table:table-cell>
        </table:table-row>
        <table:table-row table:style-name="ro1">
          <table:table-cell office:value-type="float" office:value="18102609" calcext:value-type="float">
            <text:p>18102609</text:p>
          </table:table-cell>
          <table:table-cell office:value-type="float" office:value="17544347" calcext:value-type="float">
            <text:p>17544347</text:p>
          </table:table-cell>
          <table:table-cell office:value-type="float" office:value="18533143" calcext:value-type="float">
            <text:p>18533143</text:p>
          </table:table-cell>
          <table:table-cell office:value-type="float" office:value="18489301" calcext:value-type="float">
            <text:p>18489301</text:p>
          </table:table-cell>
          <table:table-cell office:value-type="float" office:value="18228584" calcext:value-type="float">
            <text:p>18228584</text:p>
          </table:table-cell>
          <table:table-cell office:value-type="float" office:value="17630278" calcext:value-type="float">
            <text:p>17630278</text:p>
          </table:table-cell>
          <table:table-cell office:value-type="float" office:value="18154344" calcext:value-type="float">
            <text:p>18154344</text:p>
          </table:table-cell>
          <table:table-cell office:value-type="float" office:value="18622875" calcext:value-type="float">
            <text:p>18622875</text:p>
          </table:table-cell>
          <table:table-cell office:value-type="float" office:value="17740177" calcext:value-type="float">
            <text:p>17740177</text:p>
          </table:table-cell>
          <table:table-cell office:value-type="float" office:value="18328545" calcext:value-type="float">
            <text:p>18328545</text:p>
          </table:table-cell>
          <table:table-cell table:formula="of:=MIN([.A738:.J738])" office:value-type="float" office:value="17544347" calcext:value-type="float">
            <text:p>17544347</text:p>
          </table:table-cell>
        </table:table-row>
        <table:table-row table:style-name="ro1">
          <table:table-cell office:value-type="float" office:value="16694677" calcext:value-type="float">
            <text:p>16694677</text:p>
          </table:table-cell>
          <table:table-cell office:value-type="float" office:value="17197990" calcext:value-type="float">
            <text:p>17197990</text:p>
          </table:table-cell>
          <table:table-cell office:value-type="float" office:value="16739689" calcext:value-type="float">
            <text:p>16739689</text:p>
          </table:table-cell>
          <table:table-cell office:value-type="float" office:value="16880278" calcext:value-type="float">
            <text:p>16880278</text:p>
          </table:table-cell>
          <table:table-cell office:value-type="float" office:value="16912428" calcext:value-type="float">
            <text:p>16912428</text:p>
          </table:table-cell>
          <table:table-cell office:value-type="float" office:value="16775055" calcext:value-type="float">
            <text:p>16775055</text:p>
          </table:table-cell>
          <table:table-cell office:value-type="float" office:value="16452958" calcext:value-type="float">
            <text:p>16452958</text:p>
          </table:table-cell>
          <table:table-cell office:value-type="float" office:value="17590236" calcext:value-type="float">
            <text:p>17590236</text:p>
          </table:table-cell>
          <table:table-cell office:value-type="float" office:value="17361377" calcext:value-type="float">
            <text:p>17361377</text:p>
          </table:table-cell>
          <table:table-cell office:value-type="float" office:value="16647327" calcext:value-type="float">
            <text:p>16647327</text:p>
          </table:table-cell>
          <table:table-cell table:formula="of:=MIN([.A739:.J739])" office:value-type="float" office:value="16452958" calcext:value-type="float">
            <text:p>16452958</text:p>
          </table:table-cell>
        </table:table-row>
        <table:table-row table:style-name="ro1">
          <table:table-cell office:value-type="float" office:value="19894310" calcext:value-type="float">
            <text:p>19894310</text:p>
          </table:table-cell>
          <table:table-cell office:value-type="float" office:value="19692342" calcext:value-type="float">
            <text:p>19692342</text:p>
          </table:table-cell>
          <table:table-cell office:value-type="float" office:value="19446531" calcext:value-type="float">
            <text:p>19446531</text:p>
          </table:table-cell>
          <table:table-cell office:value-type="float" office:value="19625701" calcext:value-type="float">
            <text:p>19625701</text:p>
          </table:table-cell>
          <table:table-cell office:value-type="float" office:value="20127261" calcext:value-type="float">
            <text:p>20127261</text:p>
          </table:table-cell>
          <table:table-cell office:value-type="float" office:value="19959489" calcext:value-type="float">
            <text:p>19959489</text:p>
          </table:table-cell>
          <table:table-cell office:value-type="float" office:value="19796687" calcext:value-type="float">
            <text:p>19796687</text:p>
          </table:table-cell>
          <table:table-cell office:value-type="float" office:value="19884080" calcext:value-type="float">
            <text:p>19884080</text:p>
          </table:table-cell>
          <table:table-cell office:value-type="float" office:value="19908047" calcext:value-type="float">
            <text:p>19908047</text:p>
          </table:table-cell>
          <table:table-cell office:value-type="float" office:value="19926169" calcext:value-type="float">
            <text:p>19926169</text:p>
          </table:table-cell>
          <table:table-cell table:formula="of:=MIN([.A740:.J740])" office:value-type="float" office:value="19446531" calcext:value-type="float">
            <text:p>19446531</text:p>
          </table:table-cell>
        </table:table-row>
        <table:table-row table:style-name="ro1">
          <table:table-cell office:value-type="float" office:value="19402396" calcext:value-type="float">
            <text:p>19402396</text:p>
          </table:table-cell>
          <table:table-cell office:value-type="float" office:value="19256839" calcext:value-type="float">
            <text:p>19256839</text:p>
          </table:table-cell>
          <table:table-cell office:value-type="float" office:value="19417011" calcext:value-type="float">
            <text:p>19417011</text:p>
          </table:table-cell>
          <table:table-cell office:value-type="float" office:value="19692634" calcext:value-type="float">
            <text:p>19692634</text:p>
          </table:table-cell>
          <table:table-cell office:value-type="float" office:value="19529832" calcext:value-type="float">
            <text:p>19529832</text:p>
          </table:table-cell>
          <table:table-cell office:value-type="float" office:value="19528078" calcext:value-type="float">
            <text:p>19528078</text:p>
          </table:table-cell>
          <table:table-cell office:value-type="float" office:value="19523694" calcext:value-type="float">
            <text:p>19523694</text:p>
          </table:table-cell>
          <table:table-cell office:value-type="float" office:value="20063835" calcext:value-type="float">
            <text:p>20063835</text:p>
          </table:table-cell>
          <table:table-cell office:value-type="float" office:value="20037821" calcext:value-type="float">
            <text:p>20037821</text:p>
          </table:table-cell>
          <table:table-cell office:value-type="float" office:value="19517264" calcext:value-type="float">
            <text:p>19517264</text:p>
          </table:table-cell>
          <table:table-cell table:formula="of:=MIN([.A741:.J741])" office:value-type="float" office:value="19256839" calcext:value-type="float">
            <text:p>19256839</text:p>
          </table:table-cell>
        </table:table-row>
        <table:table-row table:style-name="ro1">
          <table:table-cell office:value-type="float" office:value="16780609" calcext:value-type="float">
            <text:p>16780609</text:p>
          </table:table-cell>
          <table:table-cell office:value-type="float" office:value="17352024" calcext:value-type="float">
            <text:p>17352024</text:p>
          </table:table-cell>
          <table:table-cell office:value-type="float" office:value="16603484" calcext:value-type="float">
            <text:p>16603484</text:p>
          </table:table-cell>
          <table:table-cell office:value-type="float" office:value="16909798" calcext:value-type="float">
            <text:p>16909798</text:p>
          </table:table-cell>
          <table:table-cell office:value-type="float" office:value="17019404" calcext:value-type="float">
            <text:p>17019404</text:p>
          </table:table-cell>
          <table:table-cell office:value-type="float" office:value="17644308" calcext:value-type="float">
            <text:p>17644308</text:p>
          </table:table-cell>
          <table:table-cell office:value-type="float" office:value="17316073" calcext:value-type="float">
            <text:p>17316073</text:p>
          </table:table-cell>
          <table:table-cell office:value-type="float" office:value="17625894" calcext:value-type="float">
            <text:p>17625894</text:p>
          </table:table-cell>
          <table:table-cell office:value-type="float" office:value="17671490" calcext:value-type="float">
            <text:p>17671490</text:p>
          </table:table-cell>
          <table:table-cell office:value-type="float" office:value="16864787" calcext:value-type="float">
            <text:p>16864787</text:p>
          </table:table-cell>
          <table:table-cell table:formula="of:=MIN([.A742:.J742])" office:value-type="float" office:value="16603484" calcext:value-type="float">
            <text:p>16603484</text:p>
          </table:table-cell>
        </table:table-row>
        <table:table-row table:style-name="ro1">
          <table:table-cell office:value-type="float" office:value="18139145" calcext:value-type="float">
            <text:p>18139145</text:p>
          </table:table-cell>
          <table:table-cell office:value-type="float" office:value="17577375" calcext:value-type="float">
            <text:p>17577375</text:p>
          </table:table-cell>
          <table:table-cell office:value-type="float" office:value="17926946" calcext:value-type="float">
            <text:p>17926946</text:p>
          </table:table-cell>
          <table:table-cell office:value-type="float" office:value="18280026" calcext:value-type="float">
            <text:p>18280026</text:p>
          </table:table-cell>
          <table:table-cell office:value-type="float" office:value="18383494" calcext:value-type="float">
            <text:p>18383494</text:p>
          </table:table-cell>
          <table:table-cell office:value-type="float" office:value="18301070" calcext:value-type="float">
            <text:p>18301070</text:p>
          </table:table-cell>
          <table:table-cell office:value-type="float" office:value="18169543" calcext:value-type="float">
            <text:p>18169543</text:p>
          </table:table-cell>
          <table:table-cell office:value-type="float" office:value="17584097" calcext:value-type="float">
            <text:p>17584097</text:p>
          </table:table-cell>
          <table:table-cell office:value-type="float" office:value="18397231" calcext:value-type="float">
            <text:p>18397231</text:p>
          </table:table-cell>
          <table:table-cell office:value-type="float" office:value="18350759" calcext:value-type="float">
            <text:p>18350759</text:p>
          </table:table-cell>
          <table:table-cell table:formula="of:=MIN([.A743:.J743])" office:value-type="float" office:value="17577375" calcext:value-type="float">
            <text:p>17577375</text:p>
          </table:table-cell>
        </table:table-row>
        <table:table-row table:style-name="ro1">
          <table:table-cell office:value-type="float" office:value="17489690" calcext:value-type="float">
            <text:p>17489690</text:p>
          </table:table-cell>
          <table:table-cell office:value-type="float" office:value="17532071" calcext:value-type="float">
            <text:p>17532071</text:p>
          </table:table-cell>
          <table:table-cell office:value-type="float" office:value="17203544" calcext:value-type="float">
            <text:p>17203544</text:p>
          </table:table-cell>
          <table:table-cell office:value-type="float" office:value="18066366" calcext:value-type="float">
            <text:p>18066366</text:p>
          </table:table-cell>
          <table:table-cell office:value-type="float" office:value="17457247" calcext:value-type="float">
            <text:p>17457247</text:p>
          </table:table-cell>
          <table:table-cell office:value-type="float" office:value="17315488" calcext:value-type="float">
            <text:p>17315488</text:p>
          </table:table-cell>
          <table:table-cell office:value-type="float" office:value="17389729" calcext:value-type="float">
            <text:p>17389729</text:p>
          </table:table-cell>
          <table:table-cell office:value-type="float" office:value="17650446" calcext:value-type="float">
            <text:p>17650446</text:p>
          </table:table-cell>
          <table:table-cell office:value-type="float" office:value="16901907" calcext:value-type="float">
            <text:p>16901907</text:p>
          </table:table-cell>
          <table:table-cell office:value-type="float" office:value="17478583" calcext:value-type="float">
            <text:p>17478583</text:p>
          </table:table-cell>
          <table:table-cell table:formula="of:=MIN([.A744:.J744])" office:value-type="float" office:value="16901907" calcext:value-type="float">
            <text:p>16901907</text:p>
          </table:table-cell>
        </table:table-row>
        <table:table-row table:style-name="ro1">
          <table:table-cell office:value-type="float" office:value="17495243" calcext:value-type="float">
            <text:p>17495243</text:p>
          </table:table-cell>
          <table:table-cell office:value-type="float" office:value="17241833" calcext:value-type="float">
            <text:p>17241833</text:p>
          </table:table-cell>
          <table:table-cell office:value-type="float" office:value="17747777" calcext:value-type="float">
            <text:p>17747777</text:p>
          </table:table-cell>
          <table:table-cell office:value-type="float" office:value="17452277" calcext:value-type="float">
            <text:p>17452277</text:p>
          </table:table-cell>
          <table:table-cell office:value-type="float" office:value="17401420" calcext:value-type="float">
            <text:p>17401420</text:p>
          </table:table-cell>
          <table:table-cell office:value-type="float" office:value="19609041" calcext:value-type="float">
            <text:p>19609041</text:p>
          </table:table-cell>
          <table:table-cell office:value-type="float" office:value="16689708" calcext:value-type="float">
            <text:p>16689708</text:p>
          </table:table-cell>
          <table:table-cell office:value-type="float" office:value="17412527" calcext:value-type="float">
            <text:p>17412527</text:p>
          </table:table-cell>
          <table:table-cell office:value-type="float" office:value="17630863" calcext:value-type="float">
            <text:p>17630863</text:p>
          </table:table-cell>
          <table:table-cell office:value-type="float" office:value="17178992" calcext:value-type="float">
            <text:p>17178992</text:p>
          </table:table-cell>
          <table:table-cell table:formula="of:=MIN([.A745:.J745])" office:value-type="float" office:value="16689708" calcext:value-type="float">
            <text:p>16689708</text:p>
          </table:table-cell>
        </table:table-row>
        <table:table-row table:style-name="ro1">
          <table:table-cell office:value-type="float" office:value="20452280" calcext:value-type="float">
            <text:p>20452280</text:p>
          </table:table-cell>
          <table:table-cell office:value-type="float" office:value="19668667" calcext:value-type="float">
            <text:p>19668667</text:p>
          </table:table-cell>
          <table:table-cell office:value-type="float" office:value="19899571" calcext:value-type="float">
            <text:p>19899571</text:p>
          </table:table-cell>
          <table:table-cell office:value-type="float" office:value="19921785" calcext:value-type="float">
            <text:p>19921785</text:p>
          </table:table-cell>
          <table:table-cell office:value-type="float" office:value="19746707" calcext:value-type="float">
            <text:p>19746707</text:p>
          </table:table-cell>
          <table:table-cell office:value-type="float" office:value="20498754" calcext:value-type="float">
            <text:p>20498754</text:p>
          </table:table-cell>
          <table:table-cell office:value-type="float" office:value="19895187" calcext:value-type="float">
            <text:p>19895187</text:p>
          </table:table-cell>
          <table:table-cell office:value-type="float" office:value="20153858" calcext:value-type="float">
            <text:p>20153858</text:p>
          </table:table-cell>
          <table:table-cell office:value-type="float" office:value="20432405" calcext:value-type="float">
            <text:p>20432405</text:p>
          </table:table-cell>
          <table:table-cell office:value-type="float" office:value="20010931" calcext:value-type="float">
            <text:p>20010931</text:p>
          </table:table-cell>
          <table:table-cell table:formula="of:=MIN([.A746:.J746])" office:value-type="float" office:value="19668667" calcext:value-type="float">
            <text:p>19668667</text:p>
          </table:table-cell>
        </table:table-row>
        <table:table-row table:style-name="ro1">
          <table:table-cell office:value-type="float" office:value="20803313" calcext:value-type="float">
            <text:p>20803313</text:p>
          </table:table-cell>
          <table:table-cell office:value-type="float" office:value="19335171" calcext:value-type="float">
            <text:p>19335171</text:p>
          </table:table-cell>
          <table:table-cell office:value-type="float" office:value="19161846" calcext:value-type="float">
            <text:p>19161846</text:p>
          </table:table-cell>
          <table:table-cell office:value-type="float" office:value="19277591" calcext:value-type="float">
            <text:p>19277591</text:p>
          </table:table-cell>
          <table:table-cell office:value-type="float" office:value="19722740" calcext:value-type="float">
            <text:p>19722740</text:p>
          </table:table-cell>
          <table:table-cell office:value-type="float" office:value="19668374" calcext:value-type="float">
            <text:p>19668374</text:p>
          </table:table-cell>
          <table:table-cell office:value-type="float" office:value="19765120" calcext:value-type="float">
            <text:p>19765120</text:p>
          </table:table-cell>
          <table:table-cell office:value-type="float" office:value="19762490" calcext:value-type="float">
            <text:p>19762490</text:p>
          </table:table-cell>
          <table:table-cell office:value-type="float" office:value="20017069" calcext:value-type="float">
            <text:p>20017069</text:p>
          </table:table-cell>
          <table:table-cell office:value-type="float" office:value="19875019" calcext:value-type="float">
            <text:p>19875019</text:p>
          </table:table-cell>
          <table:table-cell table:formula="of:=MIN([.A747:.J747])" office:value-type="float" office:value="19161846" calcext:value-type="float">
            <text:p>19161846</text:p>
          </table:table-cell>
        </table:table-row>
        <table:table-row table:style-name="ro1">
          <table:table-cell office:value-type="float" office:value="16631543" calcext:value-type="float">
            <text:p>16631543</text:p>
          </table:table-cell>
          <table:table-cell office:value-type="float" office:value="17015605" calcext:value-type="float">
            <text:p>17015605</text:p>
          </table:table-cell>
          <table:table-cell office:value-type="float" office:value="16552334" calcext:value-type="float">
            <text:p>16552334</text:p>
          </table:table-cell>
          <table:table-cell office:value-type="float" office:value="16704030" calcext:value-type="float">
            <text:p>16704030</text:p>
          </table:table-cell>
          <table:table-cell office:value-type="float" office:value="16708999" calcext:value-type="float">
            <text:p>16708999</text:p>
          </table:table-cell>
          <table:table-cell office:value-type="float" office:value="17440878" calcext:value-type="float">
            <text:p>17440878</text:p>
          </table:table-cell>
          <table:table-cell office:value-type="float" office:value="17354069" calcext:value-type="float">
            <text:p>17354069</text:p>
          </table:table-cell>
          <table:table-cell office:value-type="float" office:value="17494074" calcext:value-type="float">
            <text:p>17494074</text:p>
          </table:table-cell>
          <table:table-cell office:value-type="float" office:value="17721471" calcext:value-type="float">
            <text:p>17721471</text:p>
          </table:table-cell>
          <table:table-cell office:value-type="float" office:value="16777101" calcext:value-type="float">
            <text:p>16777101</text:p>
          </table:table-cell>
          <table:table-cell table:formula="of:=MIN([.A748:.J748])" office:value-type="float" office:value="16552334" calcext:value-type="float">
            <text:p>16552334</text:p>
          </table:table-cell>
        </table:table-row>
        <table:table-row table:style-name="ro1">
          <table:table-cell office:value-type="float" office:value="17186592" calcext:value-type="float">
            <text:p>17186592</text:p>
          </table:table-cell>
          <table:table-cell office:value-type="float" office:value="16928796" calcext:value-type="float">
            <text:p>16928796</text:p>
          </table:table-cell>
          <table:table-cell office:value-type="float" office:value="17114397" calcext:value-type="float">
            <text:p>17114397</text:p>
          </table:table-cell>
          <table:table-cell office:value-type="float" office:value="17801557" calcext:value-type="float">
            <text:p>17801557</text:p>
          </table:table-cell>
          <table:table-cell office:value-type="float" office:value="17729947" calcext:value-type="float">
            <text:p>17729947</text:p>
          </table:table-cell>
          <table:table-cell office:value-type="float" office:value="17459877" calcext:value-type="float">
            <text:p>17459877</text:p>
          </table:table-cell>
          <table:table-cell office:value-type="float" office:value="17139826" calcext:value-type="float">
            <text:p>17139826</text:p>
          </table:table-cell>
          <table:table-cell office:value-type="float" office:value="16571042" calcext:value-type="float">
            <text:p>16571042</text:p>
          </table:table-cell>
          <table:table-cell office:value-type="float" office:value="17449647" calcext:value-type="float">
            <text:p>17449647</text:p>
          </table:table-cell>
          <table:table-cell office:value-type="float" office:value="18170127" calcext:value-type="float">
            <text:p>18170127</text:p>
          </table:table-cell>
          <table:table-cell table:formula="of:=MIN([.A749:.J749])" office:value-type="float" office:value="16571042" calcext:value-type="float">
            <text:p>16571042</text:p>
          </table:table-cell>
        </table:table-row>
        <table:table-row table:style-name="ro1">
          <table:table-cell office:value-type="float" office:value="18019893" calcext:value-type="float">
            <text:p>18019893</text:p>
          </table:table-cell>
          <table:table-cell office:value-type="float" office:value="18188248" calcext:value-type="float">
            <text:p>18188248</text:p>
          </table:table-cell>
          <table:table-cell office:value-type="float" office:value="18084780" calcext:value-type="float">
            <text:p>18084780</text:p>
          </table:table-cell>
          <table:table-cell office:value-type="float" office:value="20767362" calcext:value-type="float">
            <text:p>20767362</text:p>
          </table:table-cell>
          <table:table-cell office:value-type="float" office:value="18212215" calcext:value-type="float">
            <text:p>18212215</text:p>
          </table:table-cell>
          <table:table-cell office:value-type="float" office:value="18414476" calcext:value-type="float">
            <text:p>18414476</text:p>
          </table:table-cell>
          <table:table-cell office:value-type="float" office:value="17672367" calcext:value-type="float">
            <text:p>17672367</text:p>
          </table:table-cell>
          <table:table-cell office:value-type="float" office:value="18192048" calcext:value-type="float">
            <text:p>18192048</text:p>
          </table:table-cell>
          <table:table-cell office:value-type="float" office:value="18441951" calcext:value-type="float">
            <text:p>18441951</text:p>
          </table:table-cell>
          <table:table-cell office:value-type="float" office:value="18454812" calcext:value-type="float">
            <text:p>18454812</text:p>
          </table:table-cell>
          <table:table-cell table:formula="of:=MIN([.A750:.J750])" office:value-type="float" office:value="17672367" calcext:value-type="float">
            <text:p>17672367</text:p>
          </table:table-cell>
        </table:table-row>
        <table:table-row table:style-name="ro1">
          <table:table-cell office:value-type="float" office:value="17420419" calcext:value-type="float">
            <text:p>17420419</text:p>
          </table:table-cell>
          <table:table-cell office:value-type="float" office:value="17037818" calcext:value-type="float">
            <text:p>17037818</text:p>
          </table:table-cell>
          <table:table-cell office:value-type="float" office:value="16589747" calcext:value-type="float">
            <text:p>16589747</text:p>
          </table:table-cell>
          <table:table-cell office:value-type="float" office:value="17428310" calcext:value-type="float">
            <text:p>17428310</text:p>
          </table:table-cell>
          <table:table-cell office:value-type="float" office:value="17202083" calcext:value-type="float">
            <text:p>17202083</text:p>
          </table:table-cell>
          <table:table-cell office:value-type="float" office:value="16827081" calcext:value-type="float">
            <text:p>16827081</text:p>
          </table:table-cell>
          <table:table-cell office:value-type="float" office:value="17087800" calcext:value-type="float">
            <text:p>17087800</text:p>
          </table:table-cell>
          <table:table-cell office:value-type="float" office:value="17202666" calcext:value-type="float">
            <text:p>17202666</text:p>
          </table:table-cell>
          <table:table-cell office:value-type="float" office:value="16648204" calcext:value-type="float">
            <text:p>16648204</text:p>
          </table:table-cell>
          <table:table-cell office:value-type="float" office:value="17209097" calcext:value-type="float">
            <text:p>17209097</text:p>
          </table:table-cell>
          <table:table-cell table:formula="of:=MIN([.A751:.J751])" office:value-type="float" office:value="16589747" calcext:value-type="float">
            <text:p>16589747</text:p>
          </table:table-cell>
        </table:table-row>
        <table:table-row table:style-name="ro1">
          <table:table-cell office:value-type="float" office:value="16690001" calcext:value-type="float">
            <text:p>16690001</text:p>
          </table:table-cell>
          <table:table-cell office:value-type="float" office:value="17330103" calcext:value-type="float">
            <text:p>17330103</text:p>
          </table:table-cell>
          <table:table-cell office:value-type="float" office:value="17289475" calcext:value-type="float">
            <text:p>17289475</text:p>
          </table:table-cell>
          <table:table-cell office:value-type="float" office:value="17658337" calcext:value-type="float">
            <text:p>17658337</text:p>
          </table:table-cell>
          <table:table-cell office:value-type="float" office:value="16877063" calcext:value-type="float">
            <text:p>16877063</text:p>
          </table:table-cell>
          <table:table-cell office:value-type="float" office:value="17613618" calcext:value-type="float">
            <text:p>17613618</text:p>
          </table:table-cell>
          <table:table-cell office:value-type="float" office:value="17316365" calcext:value-type="float">
            <text:p>17316365</text:p>
          </table:table-cell>
          <table:table-cell office:value-type="float" office:value="17622971" calcext:value-type="float">
            <text:p>17622971</text:p>
          </table:table-cell>
          <table:table-cell office:value-type="float" office:value="17602804" calcext:value-type="float">
            <text:p>17602804</text:p>
          </table:table-cell>
          <table:table-cell office:value-type="float" office:value="16749335" calcext:value-type="float">
            <text:p>16749335</text:p>
          </table:table-cell>
          <table:table-cell table:formula="of:=MIN([.A752:.J752])" office:value-type="float" office:value="16690001" calcext:value-type="float">
            <text:p>16690001</text:p>
          </table:table-cell>
        </table:table-row>
        <table:table-row table:style-name="ro1">
          <table:table-cell office:value-type="float" office:value="17381545" calcext:value-type="float">
            <text:p>17381545</text:p>
          </table:table-cell>
          <table:table-cell office:value-type="float" office:value="16903952" calcext:value-type="float">
            <text:p>16903952</text:p>
          </table:table-cell>
          <table:table-cell office:value-type="float" office:value="17012974" calcext:value-type="float">
            <text:p>17012974</text:p>
          </table:table-cell>
          <table:table-cell office:value-type="float" office:value="17386806" calcext:value-type="float">
            <text:p>17386806</text:p>
          </table:table-cell>
          <table:table-cell office:value-type="float" office:value="17416326" calcext:value-type="float">
            <text:p>17416326</text:p>
          </table:table-cell>
          <table:table-cell office:value-type="float" office:value="17087507" calcext:value-type="float">
            <text:p>17087507</text:p>
          </table:table-cell>
          <table:table-cell office:value-type="float" office:value="16927920" calcext:value-type="float">
            <text:p>16927920</text:p>
          </table:table-cell>
          <table:table-cell office:value-type="float" office:value="16827374" calcext:value-type="float">
            <text:p>16827374</text:p>
          </table:table-cell>
          <table:table-cell office:value-type="float" office:value="17233357" calcext:value-type="float">
            <text:p>17233357</text:p>
          </table:table-cell>
          <table:table-cell office:value-type="float" office:value="17637001" calcext:value-type="float">
            <text:p>17637001</text:p>
          </table:table-cell>
          <table:table-cell table:formula="of:=MIN([.A753:.J753])" office:value-type="float" office:value="16827374" calcext:value-type="float">
            <text:p>16827374</text:p>
          </table:table-cell>
        </table:table-row>
        <table:table-row table:style-name="ro1">
          <table:table-cell office:value-type="float" office:value="20594038" calcext:value-type="float">
            <text:p>20594038</text:p>
          </table:table-cell>
          <table:table-cell office:value-type="float" office:value="19548246" calcext:value-type="float">
            <text:p>19548246</text:p>
          </table:table-cell>
          <table:table-cell office:value-type="float" office:value="19644991" calcext:value-type="float">
            <text:p>19644991</text:p>
          </table:table-cell>
          <table:table-cell office:value-type="float" office:value="19194874" calcext:value-type="float">
            <text:p>19194874</text:p>
          </table:table-cell>
          <table:table-cell office:value-type="float" office:value="19918862" calcext:value-type="float">
            <text:p>19918862</text:p>
          </table:table-cell>
          <table:table-cell office:value-type="float" office:value="19803410" calcext:value-type="float">
            <text:p>19803410</text:p>
          </table:table-cell>
          <table:table-cell office:value-type="float" office:value="19728000" calcext:value-type="float">
            <text:p>19728000</text:p>
          </table:table-cell>
          <table:table-cell office:value-type="float" office:value="20073188" calcext:value-type="float">
            <text:p>20073188</text:p>
          </table:table-cell>
          <table:table-cell office:value-type="float" office:value="19758106" calcext:value-type="float">
            <text:p>19758106</text:p>
          </table:table-cell>
          <table:table-cell office:value-type="float" office:value="19653468" calcext:value-type="float">
            <text:p>19653468</text:p>
          </table:table-cell>
          <table:table-cell table:formula="of:=MIN([.A754:.J754])" office:value-type="float" office:value="19194874" calcext:value-type="float">
            <text:p>19194874</text:p>
          </table:table-cell>
        </table:table-row>
        <table:table-row table:style-name="ro1">
          <table:table-cell office:value-type="float" office:value="17333317" calcext:value-type="float">
            <text:p>17333317</text:p>
          </table:table-cell>
          <table:table-cell office:value-type="float" office:value="17240956" calcext:value-type="float">
            <text:p>17240956</text:p>
          </table:table-cell>
          <table:table-cell office:value-type="float" office:value="16362058" calcext:value-type="float">
            <text:p>16362058</text:p>
          </table:table-cell>
          <table:table-cell office:value-type="float" office:value="17110013" calcext:value-type="float">
            <text:p>17110013</text:p>
          </table:table-cell>
          <table:table-cell office:value-type="float" office:value="17022620" calcext:value-type="float">
            <text:p>17022620</text:p>
          </table:table-cell>
          <table:table-cell office:value-type="float" office:value="16601731" calcext:value-type="float">
            <text:p>16601731</text:p>
          </table:table-cell>
          <table:table-cell office:value-type="float" office:value="16495340" calcext:value-type="float">
            <text:p>16495340</text:p>
          </table:table-cell>
          <table:table-cell office:value-type="float" office:value="17180746" calcext:value-type="float">
            <text:p>17180746</text:p>
          </table:table-cell>
          <table:table-cell office:value-type="float" office:value="16664572" calcext:value-type="float">
            <text:p>16664572</text:p>
          </table:table-cell>
          <table:table-cell office:value-type="float" office:value="17002452" calcext:value-type="float">
            <text:p>17002452</text:p>
          </table:table-cell>
          <table:table-cell table:formula="of:=MIN([.A755:.J755])" office:value-type="float" office:value="16362058" calcext:value-type="float">
            <text:p>16362058</text:p>
          </table:table-cell>
        </table:table-row>
        <table:table-row table:style-name="ro1">
          <table:table-cell office:value-type="float" office:value="19718355" calcext:value-type="float">
            <text:p>19718355</text:p>
          </table:table-cell>
          <table:table-cell office:value-type="float" office:value="19309742" calcext:value-type="float">
            <text:p>19309742</text:p>
          </table:table-cell>
          <table:table-cell office:value-type="float" office:value="19203643" calcext:value-type="float">
            <text:p>19203643</text:p>
          </table:table-cell>
          <table:table-cell office:value-type="float" office:value="19360599" calcext:value-type="float">
            <text:p>19360599</text:p>
          </table:table-cell>
          <table:table-cell office:value-type="float" office:value="19276422" calcext:value-type="float">
            <text:p>19276422</text:p>
          </table:table-cell>
          <table:table-cell office:value-type="float" office:value="19487451" calcext:value-type="float">
            <text:p>19487451</text:p>
          </table:table-cell>
          <table:table-cell office:value-type="float" office:value="20297078" calcext:value-type="float">
            <text:p>20297078</text:p>
          </table:table-cell>
          <table:table-cell office:value-type="float" office:value="19664867" calcext:value-type="float">
            <text:p>19664867</text:p>
          </table:table-cell>
          <table:table-cell office:value-type="float" office:value="19866543" calcext:value-type="float">
            <text:p>19866543</text:p>
          </table:table-cell>
          <table:table-cell office:value-type="float" office:value="19323187" calcext:value-type="float">
            <text:p>19323187</text:p>
          </table:table-cell>
          <table:table-cell table:formula="of:=MIN([.A756:.J756])" office:value-type="float" office:value="19203643" calcext:value-type="float">
            <text:p>19203643</text:p>
          </table:table-cell>
        </table:table-row>
        <table:table-row table:style-name="ro1">
          <table:table-cell office:value-type="float" office:value="17543178" calcext:value-type="float">
            <text:p>17543178</text:p>
          </table:table-cell>
          <table:table-cell office:value-type="float" office:value="16570456" calcext:value-type="float">
            <text:p>16570456</text:p>
          </table:table-cell>
          <table:table-cell office:value-type="float" office:value="17129888" calcext:value-type="float">
            <text:p>17129888</text:p>
          </table:table-cell>
          <table:table-cell office:value-type="float" office:value="17281291" calcext:value-type="float">
            <text:p>17281291</text:p>
          </table:table-cell>
          <table:table-cell office:value-type="float" office:value="16590332" calcext:value-type="float">
            <text:p>16590332</text:p>
          </table:table-cell>
          <table:table-cell office:value-type="float" office:value="17472152" calcext:value-type="float">
            <text:p>17472152</text:p>
          </table:table-cell>
          <table:table-cell office:value-type="float" office:value="17184838" calcext:value-type="float">
            <text:p>17184838</text:p>
          </table:table-cell>
          <table:table-cell office:value-type="float" office:value="17353778" calcext:value-type="float">
            <text:p>17353778</text:p>
          </table:table-cell>
          <table:table-cell office:value-type="float" office:value="17425680" calcext:value-type="float">
            <text:p>17425680</text:p>
          </table:table-cell>
          <table:table-cell office:value-type="float" office:value="16691170" calcext:value-type="float">
            <text:p>16691170</text:p>
          </table:table-cell>
          <table:table-cell table:formula="of:=MIN([.A757:.J757])" office:value-type="float" office:value="16570456" calcext:value-type="float">
            <text:p>16570456</text:p>
          </table:table-cell>
        </table:table-row>
        <table:table-row table:style-name="ro1">
          <table:table-cell office:value-type="float" office:value="16812175" calcext:value-type="float">
            <text:p>16812175</text:p>
          </table:table-cell>
          <table:table-cell office:value-type="float" office:value="17300874" calcext:value-type="float">
            <text:p>17300874</text:p>
          </table:table-cell>
          <table:table-cell office:value-type="float" office:value="17356992" calcext:value-type="float">
            <text:p>17356992</text:p>
          </table:table-cell>
          <table:table-cell office:value-type="float" office:value="17164962" calcext:value-type="float">
            <text:p>17164962</text:p>
          </table:table-cell>
          <table:table-cell office:value-type="float" office:value="17341501" calcext:value-type="float">
            <text:p>17341501</text:p>
          </table:table-cell>
          <table:table-cell office:value-type="float" office:value="17314611" calcext:value-type="float">
            <text:p>17314611</text:p>
          </table:table-cell>
          <table:table-cell office:value-type="float" office:value="17282168" calcext:value-type="float">
            <text:p>17282168</text:p>
          </table:table-cell>
          <table:table-cell office:value-type="float" office:value="16803114" calcext:value-type="float">
            <text:p>16803114</text:p>
          </table:table-cell>
          <table:table-cell office:value-type="float" office:value="17131934" calcext:value-type="float">
            <text:p>17131934</text:p>
          </table:table-cell>
          <table:table-cell office:value-type="float" office:value="17480044" calcext:value-type="float">
            <text:p>17480044</text:p>
          </table:table-cell>
          <table:table-cell table:formula="of:=MIN([.A758:.J758])" office:value-type="float" office:value="16803114" calcext:value-type="float">
            <text:p>16803114</text:p>
          </table:table-cell>
        </table:table-row>
        <table:table-row table:style-name="ro1">
          <table:table-cell office:value-type="float" office:value="17329225" calcext:value-type="float">
            <text:p>17329225</text:p>
          </table:table-cell>
          <table:table-cell office:value-type="float" office:value="17621217" calcext:value-type="float">
            <text:p>17621217</text:p>
          </table:table-cell>
          <table:table-cell office:value-type="float" office:value="17099198" calcext:value-type="float">
            <text:p>17099198</text:p>
          </table:table-cell>
          <table:table-cell office:value-type="float" office:value="16723905" calcext:value-type="float">
            <text:p>16723905</text:p>
          </table:table-cell>
          <table:table-cell office:value-type="float" office:value="17135734" calcext:value-type="float">
            <text:p>17135734</text:p>
          </table:table-cell>
          <table:table-cell office:value-type="float" office:value="17224880" calcext:value-type="float">
            <text:p>17224880</text:p>
          </table:table-cell>
          <table:table-cell office:value-type="float" office:value="16564903" calcext:value-type="float">
            <text:p>16564903</text:p>
          </table:table-cell>
          <table:table-cell office:value-type="float" office:value="17536455" calcext:value-type="float">
            <text:p>17536455</text:p>
          </table:table-cell>
          <table:table-cell office:value-type="float" office:value="16745534" calcext:value-type="float">
            <text:p>16745534</text:p>
          </table:table-cell>
          <table:table-cell office:value-type="float" office:value="17176654" calcext:value-type="float">
            <text:p>17176654</text:p>
          </table:table-cell>
          <table:table-cell table:formula="of:=MIN([.A759:.J759])" office:value-type="float" office:value="16564903" calcext:value-type="float">
            <text:p>16564903</text:p>
          </table:table-cell>
        </table:table-row>
        <table:table-row table:style-name="ro1">
          <table:table-cell office:value-type="float" office:value="17149763" calcext:value-type="float">
            <text:p>17149763</text:p>
          </table:table-cell>
          <table:table-cell office:value-type="float" office:value="16999237" calcext:value-type="float">
            <text:p>16999237</text:p>
          </table:table-cell>
          <table:table-cell office:value-type="float" office:value="16658726" calcext:value-type="float">
            <text:p>16658726</text:p>
          </table:table-cell>
          <table:table-cell office:value-type="float" office:value="17671782" calcext:value-type="float">
            <text:p>17671782</text:p>
          </table:table-cell>
          <table:table-cell office:value-type="float" office:value="16592378" calcext:value-type="float">
            <text:p>16592378</text:p>
          </table:table-cell>
          <table:table-cell office:value-type="float" office:value="16674217" calcext:value-type="float">
            <text:p>16674217</text:p>
          </table:table-cell>
          <table:table-cell office:value-type="float" office:value="17452570" calcext:value-type="float">
            <text:p>17452570</text:p>
          </table:table-cell>
          <table:table-cell office:value-type="float" office:value="17426848" calcext:value-type="float">
            <text:p>17426848</text:p>
          </table:table-cell>
          <table:table-cell office:value-type="float" office:value="17216112" calcext:value-type="float">
            <text:p>17216112</text:p>
          </table:table-cell>
          <table:table-cell office:value-type="float" office:value="17189222" calcext:value-type="float">
            <text:p>17189222</text:p>
          </table:table-cell>
          <table:table-cell table:formula="of:=MIN([.A760:.J760])" office:value-type="float" office:value="16592378" calcext:value-type="float">
            <text:p>16592378</text:p>
          </table:table-cell>
        </table:table-row>
        <table:table-row table:style-name="ro1">
          <table:table-cell office:value-type="float" office:value="16936981" calcext:value-type="float">
            <text:p>16936981</text:p>
          </table:table-cell>
          <table:table-cell office:value-type="float" office:value="16887877" calcext:value-type="float">
            <text:p>16887877</text:p>
          </table:table-cell>
          <table:table-cell office:value-type="float" office:value="17189221" calcext:value-type="float">
            <text:p>17189221</text:p>
          </table:table-cell>
          <table:table-cell office:value-type="float" office:value="17121412" calcext:value-type="float">
            <text:p>17121412</text:p>
          </table:table-cell>
          <table:table-cell office:value-type="float" office:value="17215820" calcext:value-type="float">
            <text:p>17215820</text:p>
          </table:table-cell>
          <table:table-cell office:value-type="float" office:value="17143625" calcext:value-type="float">
            <text:p>17143625</text:p>
          </table:table-cell>
          <table:table-cell office:value-type="float" office:value="17544639" calcext:value-type="float">
            <text:p>17544639</text:p>
          </table:table-cell>
          <table:table-cell office:value-type="float" office:value="17280706" calcext:value-type="float">
            <text:p>17280706</text:p>
          </table:table-cell>
          <table:table-cell office:value-type="float" office:value="17283629" calcext:value-type="float">
            <text:p>17283629</text:p>
          </table:table-cell>
          <table:table-cell office:value-type="float" office:value="16505569" calcext:value-type="float">
            <text:p>16505569</text:p>
          </table:table-cell>
          <table:table-cell table:formula="of:=MIN([.A761:.J761])" office:value-type="float" office:value="16505569" calcext:value-type="float">
            <text:p>16505569</text:p>
          </table:table-cell>
        </table:table-row>
        <table:table-row table:style-name="ro1">
          <table:table-cell office:value-type="float" office:value="17767360" calcext:value-type="float">
            <text:p>17767360</text:p>
          </table:table-cell>
          <table:table-cell office:value-type="float" office:value="17551946" calcext:value-type="float">
            <text:p>17551946</text:p>
          </table:table-cell>
          <table:table-cell office:value-type="float" office:value="17315781" calcext:value-type="float">
            <text:p>17315781</text:p>
          </table:table-cell>
          <table:table-cell office:value-type="float" office:value="16678309" calcext:value-type="float">
            <text:p>16678309</text:p>
          </table:table-cell>
          <table:table-cell office:value-type="float" office:value="17299997" calcext:value-type="float">
            <text:p>17299997</text:p>
          </table:table-cell>
          <table:table-cell office:value-type="float" office:value="17252647" calcext:value-type="float">
            <text:p>17252647</text:p>
          </table:table-cell>
          <table:table-cell office:value-type="float" office:value="17382421" calcext:value-type="float">
            <text:p>17382421</text:p>
          </table:table-cell>
          <table:table-cell office:value-type="float" office:value="16706661" calcext:value-type="float">
            <text:p>16706661</text:p>
          </table:table-cell>
          <table:table-cell office:value-type="float" office:value="18805260" calcext:value-type="float">
            <text:p>18805260</text:p>
          </table:table-cell>
          <table:table-cell office:value-type="float" office:value="17777004" calcext:value-type="float">
            <text:p>17777004</text:p>
          </table:table-cell>
          <table:table-cell table:formula="of:=MIN([.A762:.J762])" office:value-type="float" office:value="16678309" calcext:value-type="float">
            <text:p>16678309</text:p>
          </table:table-cell>
        </table:table-row>
        <table:table-row table:style-name="ro1">
          <table:table-cell office:value-type="float" office:value="18007909" calcext:value-type="float">
            <text:p>18007909</text:p>
          </table:table-cell>
          <table:table-cell office:value-type="float" office:value="17333902" calcext:value-type="float">
            <text:p>17333902</text:p>
          </table:table-cell>
          <table:table-cell office:value-type="float" office:value="16611961" calcext:value-type="float">
            <text:p>16611961</text:p>
          </table:table-cell>
          <table:table-cell office:value-type="float" office:value="17523303" calcext:value-type="float">
            <text:p>17523303</text:p>
          </table:table-cell>
          <table:table-cell office:value-type="float" office:value="17066754" calcext:value-type="float">
            <text:p>17066754</text:p>
          </table:table-cell>
          <table:table-cell office:value-type="float" office:value="16570164" calcext:value-type="float">
            <text:p>16570164</text:p>
          </table:table-cell>
          <table:table-cell office:value-type="float" office:value="16509077" calcext:value-type="float">
            <text:p>16509077</text:p>
          </table:table-cell>
          <table:table-cell office:value-type="float" office:value="17386806" calcext:value-type="float">
            <text:p>17386806</text:p>
          </table:table-cell>
          <table:table-cell office:value-type="float" office:value="17249725" calcext:value-type="float">
            <text:p>17249725</text:p>
          </table:table-cell>
          <table:table-cell office:value-type="float" office:value="17049218" calcext:value-type="float">
            <text:p>17049218</text:p>
          </table:table-cell>
          <table:table-cell table:formula="of:=MIN([.A763:.J763])" office:value-type="float" office:value="16509077" calcext:value-type="float">
            <text:p>16509077</text:p>
          </table:table-cell>
        </table:table-row>
        <table:table-row table:style-name="ro1">
          <table:table-cell office:value-type="float" office:value="17610695" calcext:value-type="float">
            <text:p>17610695</text:p>
          </table:table-cell>
          <table:table-cell office:value-type="float" office:value="17772913" calcext:value-type="float">
            <text:p>17772913</text:p>
          </table:table-cell>
          <table:table-cell office:value-type="float" office:value="17696042" calcext:value-type="float">
            <text:p>17696042</text:p>
          </table:table-cell>
          <table:table-cell office:value-type="float" office:value="17568022" calcext:value-type="float">
            <text:p>17568022</text:p>
          </table:table-cell>
          <table:table-cell office:value-type="float" office:value="16989299" calcext:value-type="float">
            <text:p>16989299</text:p>
          </table:table-cell>
          <table:table-cell office:value-type="float" office:value="17385928" calcext:value-type="float">
            <text:p>17385928</text:p>
          </table:table-cell>
          <table:table-cell office:value-type="float" office:value="17192437" calcext:value-type="float">
            <text:p>17192437</text:p>
          </table:table-cell>
          <table:table-cell office:value-type="float" office:value="17386221" calcext:value-type="float">
            <text:p>17386221</text:p>
          </table:table-cell>
          <table:table-cell office:value-type="float" office:value="16774763" calcext:value-type="float">
            <text:p>16774763</text:p>
          </table:table-cell>
          <table:table-cell office:value-type="float" office:value="16634759" calcext:value-type="float">
            <text:p>16634759</text:p>
          </table:table-cell>
          <table:table-cell table:formula="of:=MIN([.A764:.J764])" office:value-type="float" office:value="16634759" calcext:value-type="float">
            <text:p>16634759</text:p>
          </table:table-cell>
        </table:table-row>
        <table:table-row table:style-name="ro1">
          <table:table-cell office:value-type="float" office:value="16544735" calcext:value-type="float">
            <text:p>16544735</text:p>
          </table:table-cell>
          <table:table-cell office:value-type="float" office:value="19403858" calcext:value-type="float">
            <text:p>19403858</text:p>
          </table:table-cell>
          <table:table-cell office:value-type="float" office:value="17262585" calcext:value-type="float">
            <text:p>17262585</text:p>
          </table:table-cell>
          <table:table-cell office:value-type="float" office:value="17332148" calcext:value-type="float">
            <text:p>17332148</text:p>
          </table:table-cell>
          <table:table-cell office:value-type="float" office:value="17772329" calcext:value-type="float">
            <text:p>17772329</text:p>
          </table:table-cell>
          <table:table-cell office:value-type="float" office:value="17054478" calcext:value-type="float">
            <text:p>17054478</text:p>
          </table:table-cell>
          <table:table-cell office:value-type="float" office:value="17065586" calcext:value-type="float">
            <text:p>17065586</text:p>
          </table:table-cell>
          <table:table-cell office:value-type="float" office:value="17301751" calcext:value-type="float">
            <text:p>17301751</text:p>
          </table:table-cell>
          <table:table-cell office:value-type="float" office:value="17478291" calcext:value-type="float">
            <text:p>17478291</text:p>
          </table:table-cell>
          <table:table-cell office:value-type="float" office:value="19514340" calcext:value-type="float">
            <text:p>19514340</text:p>
          </table:table-cell>
          <table:table-cell table:formula="of:=MIN([.A765:.J765])" office:value-type="float" office:value="16544735" calcext:value-type="float">
            <text:p>16544735</text:p>
          </table:table-cell>
        </table:table-row>
        <table:table-row table:style-name="ro1">
          <table:table-cell office:value-type="float" office:value="17133104" calcext:value-type="float">
            <text:p>17133104</text:p>
          </table:table-cell>
          <table:table-cell office:value-type="float" office:value="16731212" calcext:value-type="float">
            <text:p>16731212</text:p>
          </table:table-cell>
          <table:table-cell office:value-type="float" office:value="17582928" calcext:value-type="float">
            <text:p>17582928</text:p>
          </table:table-cell>
          <table:table-cell office:value-type="float" office:value="17237157" calcext:value-type="float">
            <text:p>17237157</text:p>
          </table:table-cell>
          <table:table-cell office:value-type="float" office:value="17398204" calcext:value-type="float">
            <text:p>17398204</text:p>
          </table:table-cell>
          <table:table-cell office:value-type="float" office:value="17192729" calcext:value-type="float">
            <text:p>17192729</text:p>
          </table:table-cell>
          <table:table-cell office:value-type="float" office:value="16714261" calcext:value-type="float">
            <text:p>16714261</text:p>
          </table:table-cell>
          <table:table-cell office:value-type="float" office:value="17425387" calcext:value-type="float">
            <text:p>17425387</text:p>
          </table:table-cell>
          <table:table-cell office:value-type="float" office:value="17243879" calcext:value-type="float">
            <text:p>17243879</text:p>
          </table:table-cell>
          <table:table-cell office:value-type="float" office:value="18013755" calcext:value-type="float">
            <text:p>18013755</text:p>
          </table:table-cell>
          <table:table-cell table:formula="of:=MIN([.A766:.J766])" office:value-type="float" office:value="16714261" calcext:value-type="float">
            <text:p>16714261</text:p>
          </table:table-cell>
        </table:table-row>
        <table:table-row table:style-name="ro1">
          <table:table-cell office:value-type="float" office:value="17095983" calcext:value-type="float">
            <text:p>17095983</text:p>
          </table:table-cell>
          <table:table-cell office:value-type="float" office:value="17105044" calcext:value-type="float">
            <text:p>17105044</text:p>
          </table:table-cell>
          <table:table-cell office:value-type="float" office:value="16550288" calcext:value-type="float">
            <text:p>16550288</text:p>
          </table:table-cell>
          <table:table-cell office:value-type="float" office:value="17518918" calcext:value-type="float">
            <text:p>17518918</text:p>
          </table:table-cell>
          <table:table-cell office:value-type="float" office:value="16808668" calcext:value-type="float">
            <text:p>16808668</text:p>
          </table:table-cell>
          <table:table-cell office:value-type="float" office:value="16781485" calcext:value-type="float">
            <text:p>16781485</text:p>
          </table:table-cell>
          <table:table-cell office:value-type="float" office:value="17334487" calcext:value-type="float">
            <text:p>17334487</text:p>
          </table:table-cell>
          <table:table-cell office:value-type="float" office:value="17602220" calcext:value-type="float">
            <text:p>17602220</text:p>
          </table:table-cell>
          <table:table-cell office:value-type="float" office:value="16865079" calcext:value-type="float">
            <text:p>16865079</text:p>
          </table:table-cell>
          <table:table-cell office:value-type="float" office:value="17526225" calcext:value-type="float">
            <text:p>17526225</text:p>
          </table:table-cell>
          <table:table-cell table:formula="of:=MIN([.A767:.J767])" office:value-type="float" office:value="16550288" calcext:value-type="float">
            <text:p>16550288</text:p>
          </table:table-cell>
        </table:table-row>
        <table:table-row table:style-name="ro1">
          <table:table-cell office:value-type="float" office:value="17326595" calcext:value-type="float">
            <text:p>17326595</text:p>
          </table:table-cell>
          <table:table-cell office:value-type="float" office:value="17196822" calcext:value-type="float">
            <text:p>17196822</text:p>
          </table:table-cell>
          <table:table-cell office:value-type="float" office:value="17182499" calcext:value-type="float">
            <text:p>17182499</text:p>
          </table:table-cell>
          <table:table-cell office:value-type="float" office:value="17379206" calcext:value-type="float">
            <text:p>17379206</text:p>
          </table:table-cell>
          <table:table-cell office:value-type="float" office:value="17905902" calcext:value-type="float">
            <text:p>17905902</text:p>
          </table:table-cell>
          <table:table-cell office:value-type="float" office:value="17544347" calcext:value-type="float">
            <text:p>17544347</text:p>
          </table:table-cell>
          <table:table-cell office:value-type="float" office:value="17257324" calcext:value-type="float">
            <text:p>17257324</text:p>
          </table:table-cell>
          <table:table-cell office:value-type="float" office:value="17410480" calcext:value-type="float">
            <text:p>17410480</text:p>
          </table:table-cell>
          <table:table-cell office:value-type="float" office:value="17782266" calcext:value-type="float">
            <text:p>17782266</text:p>
          </table:table-cell>
          <table:table-cell office:value-type="float" office:value="17487059" calcext:value-type="float">
            <text:p>17487059</text:p>
          </table:table-cell>
          <table:table-cell table:formula="of:=MIN([.A768:.J768])" office:value-type="float" office:value="17182499" calcext:value-type="float">
            <text:p>17182499</text:p>
          </table:table-cell>
        </table:table-row>
        <table:table-row table:style-name="ro1">
          <table:table-cell office:value-type="float" office:value="15035965" calcext:value-type="float">
            <text:p>15035965</text:p>
          </table:table-cell>
          <table:table-cell office:value-type="float" office:value="14020571" calcext:value-type="float">
            <text:p>14020571</text:p>
          </table:table-cell>
          <table:table-cell office:value-type="float" office:value="14047169" calcext:value-type="float">
            <text:p>14047169</text:p>
          </table:table-cell>
          <table:table-cell office:value-type="float" office:value="13774760" calcext:value-type="float">
            <text:p>13774760</text:p>
          </table:table-cell>
          <table:table-cell office:value-type="float" office:value="14753327" calcext:value-type="float">
            <text:p>14753327</text:p>
          </table:table-cell>
          <table:table-cell office:value-type="float" office:value="13677430" calcext:value-type="float">
            <text:p>13677430</text:p>
          </table:table-cell>
          <table:table-cell office:value-type="float" office:value="13675968" calcext:value-type="float">
            <text:p>13675968</text:p>
          </table:table-cell>
          <table:table-cell office:value-type="float" office:value="14024079" calcext:value-type="float">
            <text:p>14024079</text:p>
          </table:table-cell>
          <table:table-cell office:value-type="float" office:value="14424216" calcext:value-type="float">
            <text:p>14424216</text:p>
          </table:table-cell>
          <table:table-cell office:value-type="float" office:value="13770961" calcext:value-type="float">
            <text:p>13770961</text:p>
          </table:table-cell>
          <table:table-cell table:formula="of:=MIN([.A769:.J769])" office:value-type="float" office:value="13675968" calcext:value-type="float">
            <text:p>13675968</text:p>
          </table:table-cell>
        </table:table-row>
        <table:table-row table:style-name="ro1">
          <table:table-cell office:value-type="float" office:value="14786940" calcext:value-type="float">
            <text:p>14786940</text:p>
          </table:table-cell>
          <table:table-cell office:value-type="float" office:value="13788205" calcext:value-type="float">
            <text:p>13788205</text:p>
          </table:table-cell>
          <table:table-cell office:value-type="float" office:value="15981504" calcext:value-type="float">
            <text:p>15981504</text:p>
          </table:table-cell>
          <table:table-cell office:value-type="float" office:value="14626768" calcext:value-type="float">
            <text:p>14626768</text:p>
          </table:table-cell>
          <table:table-cell office:value-type="float" office:value="14386802" calcext:value-type="float">
            <text:p>14386802</text:p>
          </table:table-cell>
          <table:table-cell office:value-type="float" office:value="14810907" calcext:value-type="float">
            <text:p>14810907</text:p>
          </table:table-cell>
          <table:table-cell office:value-type="float" office:value="14845104" calcext:value-type="float">
            <text:p>14845104</text:p>
          </table:table-cell>
          <table:table-cell office:value-type="float" office:value="13715134" calcext:value-type="float">
            <text:p>13715134</text:p>
          </table:table-cell>
          <table:table-cell office:value-type="float" office:value="13813049" calcext:value-type="float">
            <text:p>13813049</text:p>
          </table:table-cell>
          <table:table-cell office:value-type="float" office:value="14457828" calcext:value-type="float">
            <text:p>14457828</text:p>
          </table:table-cell>
          <table:table-cell table:formula="of:=MIN([.A770:.J770])" office:value-type="float" office:value="13715134" calcext:value-type="float">
            <text:p>13715134</text:p>
          </table:table-cell>
        </table:table-row>
        <table:table-row table:style-name="ro1">
          <table:table-cell office:value-type="float" office:value="14286842" calcext:value-type="float">
            <text:p>14286842</text:p>
          </table:table-cell>
          <table:table-cell office:value-type="float" office:value="13811880" calcext:value-type="float">
            <text:p>13811880</text:p>
          </table:table-cell>
          <table:table-cell office:value-type="float" office:value="16775640" calcext:value-type="float">
            <text:p>16775640</text:p>
          </table:table-cell>
          <table:table-cell office:value-type="float" office:value="13269985" calcext:value-type="float">
            <text:p>13269985</text:p>
          </table:table-cell>
          <table:table-cell office:value-type="float" office:value="14727606" calcext:value-type="float">
            <text:p>14727606</text:p>
          </table:table-cell>
          <table:table-cell office:value-type="float" office:value="13398883" calcext:value-type="float">
            <text:p>13398883</text:p>
          </table:table-cell>
          <table:table-cell office:value-type="float" office:value="13227019" calcext:value-type="float">
            <text:p>13227019</text:p>
          </table:table-cell>
          <table:table-cell office:value-type="float" office:value="14227508" calcext:value-type="float">
            <text:p>14227508</text:p>
          </table:table-cell>
          <table:table-cell office:value-type="float" office:value="13439218" calcext:value-type="float">
            <text:p>13439218</text:p>
          </table:table-cell>
          <table:table-cell office:value-type="float" office:value="13480138" calcext:value-type="float">
            <text:p>13480138</text:p>
          </table:table-cell>
          <table:table-cell table:formula="of:=MIN([.A771:.J771])" office:value-type="float" office:value="13227019" calcext:value-type="float">
            <text:p>13227019</text:p>
          </table:table-cell>
        </table:table-row>
        <table:table-row table:style-name="ro1">
          <table:table-cell office:value-type="float" office:value="14069382" calcext:value-type="float">
            <text:p>14069382</text:p>
          </table:table-cell>
          <table:table-cell office:value-type="float" office:value="13851339" calcext:value-type="float">
            <text:p>13851339</text:p>
          </table:table-cell>
          <table:table-cell office:value-type="float" office:value="14059737" calcext:value-type="float">
            <text:p>14059737</text:p>
          </table:table-cell>
          <table:table-cell office:value-type="float" office:value="13732964" calcext:value-type="float">
            <text:p>13732964</text:p>
          </table:table-cell>
          <table:table-cell office:value-type="float" office:value="14466012" calcext:value-type="float">
            <text:p>14466012</text:p>
          </table:table-cell>
          <table:table-cell office:value-type="float" office:value="14412231" calcext:value-type="float">
            <text:p>14412231</text:p>
          </table:table-cell>
          <table:table-cell office:value-type="float" office:value="13935516" calcext:value-type="float">
            <text:p>13935516</text:p>
          </table:table-cell>
          <table:table-cell office:value-type="float" office:value="14156483" calcext:value-type="float">
            <text:p>14156483</text:p>
          </table:table-cell>
          <table:table-cell office:value-type="float" office:value="14541713" calcext:value-type="float">
            <text:p>14541713</text:p>
          </table:table-cell>
          <table:table-cell office:value-type="float" office:value="13858061" calcext:value-type="float">
            <text:p>13858061</text:p>
          </table:table-cell>
          <table:table-cell table:formula="of:=MIN([.A772:.J772])" office:value-type="float" office:value="13732964" calcext:value-type="float">
            <text:p>13732964</text:p>
          </table:table-cell>
        </table:table-row>
        <table:table-row table:style-name="ro1">
          <table:table-cell office:value-type="float" office:value="20947118" calcext:value-type="float">
            <text:p>20947118</text:p>
          </table:table-cell>
          <table:table-cell office:value-type="float" office:value="20297954" calcext:value-type="float">
            <text:p>20297954</text:p>
          </table:table-cell>
          <table:table-cell office:value-type="float" office:value="20957639" calcext:value-type="float">
            <text:p>20957639</text:p>
          </table:table-cell>
          <table:table-cell office:value-type="float" office:value="20760640" calcext:value-type="float">
            <text:p>20760640</text:p>
          </table:table-cell>
          <table:table-cell office:value-type="float" office:value="20878723" calcext:value-type="float">
            <text:p>20878723</text:p>
          </table:table-cell>
          <table:table-cell office:value-type="float" office:value="20634374" calcext:value-type="float">
            <text:p>20634374</text:p>
          </table:table-cell>
          <table:table-cell office:value-type="float" office:value="20414576" calcext:value-type="float">
            <text:p>20414576</text:p>
          </table:table-cell>
          <table:table-cell office:value-type="float" office:value="20863524" calcext:value-type="float">
            <text:p>20863524</text:p>
          </table:table-cell>
          <table:table-cell office:value-type="float" office:value="20521259" calcext:value-type="float">
            <text:p>20521259</text:p>
          </table:table-cell>
          <table:table-cell office:value-type="float" office:value="20609237" calcext:value-type="float">
            <text:p>20609237</text:p>
          </table:table-cell>
          <table:table-cell table:formula="of:=MIN([.A773:.J773])" office:value-type="float" office:value="20297954" calcext:value-type="float">
            <text:p>20297954</text:p>
          </table:table-cell>
        </table:table-row>
        <table:table-row table:style-name="ro1">
          <table:table-cell office:value-type="float" office:value="313030312" calcext:value-type="float">
            <text:p>313030312</text:p>
          </table:table-cell>
          <table:table-cell office:value-type="float" office:value="315626672" calcext:value-type="float">
            <text:p>315626672</text:p>
          </table:table-cell>
          <table:table-cell office:value-type="float" office:value="314696039" calcext:value-type="float">
            <text:p>314696039</text:p>
          </table:table-cell>
          <table:table-cell office:value-type="float" office:value="313360009" calcext:value-type="float">
            <text:p>313360009</text:p>
          </table:table-cell>
          <table:table-cell office:value-type="float" office:value="314652197" calcext:value-type="float">
            <text:p>314652197</text:p>
          </table:table-cell>
          <table:table-cell office:value-type="float" office:value="316255666" calcext:value-type="float">
            <text:p>316255666</text:p>
          </table:table-cell>
          <table:table-cell office:value-type="float" office:value="316497970" calcext:value-type="float">
            <text:p>316497970</text:p>
          </table:table-cell>
          <table:table-cell office:value-type="float" office:value="310779434" calcext:value-type="float">
            <text:p>310779434</text:p>
          </table:table-cell>
          <table:table-cell office:value-type="float" office:value="311226921" calcext:value-type="float">
            <text:p>311226921</text:p>
          </table:table-cell>
          <table:table-cell office:value-type="float" office:value="313402975" calcext:value-type="float">
            <text:p>313402975</text:p>
          </table:table-cell>
          <table:table-cell table:formula="of:=MIN([.A774:.J774])" office:value-type="float" office:value="310779434" calcext:value-type="float">
            <text:p>310779434</text:p>
          </table:table-cell>
        </table:table-row>
        <table:table-row table:style-name="ro1">
          <table:table-cell office:value-type="float" office:value="2443202" calcext:value-type="float">
            <text:p>2443202</text:p>
          </table:table-cell>
          <table:table-cell office:value-type="float" office:value="2480906" calcext:value-type="float">
            <text:p>2480906</text:p>
          </table:table-cell>
          <table:table-cell office:value-type="float" office:value="2510720" calcext:value-type="float">
            <text:p>2510720</text:p>
          </table:table-cell>
          <table:table-cell office:value-type="float" office:value="2587298" calcext:value-type="float">
            <text:p>2587298</text:p>
          </table:table-cell>
          <table:table-cell office:value-type="float" office:value="2439694" calcext:value-type="float">
            <text:p>2439694</text:p>
          </table:table-cell>
          <table:table-cell office:value-type="float" office:value="3427907" calcext:value-type="float">
            <text:p>3427907</text:p>
          </table:table-cell>
          <table:table-cell office:value-type="float" office:value="2576776" calcext:value-type="float">
            <text:p>2576776</text:p>
          </table:table-cell>
          <table:table-cell office:value-type="float" office:value="3026016" calcext:value-type="float">
            <text:p>3026016</text:p>
          </table:table-cell>
          <table:table-cell office:value-type="float" office:value="2402282" calcext:value-type="float">
            <text:p>2402282</text:p>
          </table:table-cell>
          <table:table-cell office:value-type="float" office:value="2581160" calcext:value-type="float">
            <text:p>2581160</text:p>
          </table:table-cell>
          <table:table-cell table:formula="of:=MIN([.A775:.J775])" office:value-type="float" office:value="2402282" calcext:value-type="float">
            <text:p>2402282</text:p>
          </table:table-cell>
        </table:table-row>
        <table:table-row table:style-name="ro1">
          <table:table-cell office:value-type="float" office:value="2407251" calcext:value-type="float">
            <text:p>2407251</text:p>
          </table:table-cell>
          <table:table-cell office:value-type="float" office:value="2404620" calcext:value-type="float">
            <text:p>2404620</text:p>
          </table:table-cell>
          <table:table-cell office:value-type="float" office:value="2401113" calcext:value-type="float">
            <text:p>2401113</text:p>
          </table:table-cell>
          <table:table-cell office:value-type="float" office:value="2396729" calcext:value-type="float">
            <text:p>2396729</text:p>
          </table:table-cell>
          <table:table-cell office:value-type="float" office:value="2328919" calcext:value-type="float">
            <text:p>2328919</text:p>
          </table:table-cell>
          <table:table-cell office:value-type="float" office:value="2422449" calcext:value-type="float">
            <text:p>2422449</text:p>
          </table:table-cell>
          <table:table-cell office:value-type="float" office:value="3016663" calcext:value-type="float">
            <text:p>3016663</text:p>
          </table:table-cell>
          <table:table-cell table:number-columns-repeated="2" office:value-type="float" office:value="2394683" calcext:value-type="float">
            <text:p>2394683</text:p>
          </table:table-cell>
          <table:table-cell office:value-type="float" office:value="2375392" calcext:value-type="float">
            <text:p>2375392</text:p>
          </table:table-cell>
          <table:table-cell table:formula="of:=MIN([.A776:.J776])" office:value-type="float" office:value="2328919" calcext:value-type="float">
            <text:p>2328919</text:p>
          </table:table-cell>
        </table:table-row>
        <table:table-row table:style-name="ro1">
          <table:table-cell office:value-type="float" office:value="2926348" calcext:value-type="float">
            <text:p>2926348</text:p>
          </table:table-cell>
          <table:table-cell office:value-type="float" office:value="2356394" calcext:value-type="float">
            <text:p>2356394</text:p>
          </table:table-cell>
          <table:table-cell office:value-type="float" office:value="2406666" calcext:value-type="float">
            <text:p>2406666</text:p>
          </table:table-cell>
          <table:table-cell office:value-type="float" office:value="2932486" calcext:value-type="float">
            <text:p>2932486</text:p>
          </table:table-cell>
          <table:table-cell office:value-type="float" office:value="2310505" calcext:value-type="float">
            <text:p>2310505</text:p>
          </table:table-cell>
          <table:table-cell office:value-type="float" office:value="2404913" calcext:value-type="float">
            <text:p>2404913</text:p>
          </table:table-cell>
          <table:table-cell office:value-type="float" office:value="2430926" calcext:value-type="float">
            <text:p>2430926</text:p>
          </table:table-cell>
          <table:table-cell office:value-type="float" office:value="2404620" calcext:value-type="float">
            <text:p>2404620</text:p>
          </table:table-cell>
          <table:table-cell office:value-type="float" office:value="3064306" calcext:value-type="float">
            <text:p>3064306</text:p>
          </table:table-cell>
          <table:table-cell office:value-type="float" office:value="2323365" calcext:value-type="float">
            <text:p>2323365</text:p>
          </table:table-cell>
          <table:table-cell table:formula="of:=MIN([.A777:.J777])" office:value-type="float" office:value="2310505" calcext:value-type="float">
            <text:p>2310505</text:p>
          </table:table-cell>
        </table:table-row>
        <table:table-row table:style-name="ro1">
          <table:table-cell office:value-type="float" office:value="2414558" calcext:value-type="float">
            <text:p>2414558</text:p>
          </table:table-cell>
          <table:table-cell office:value-type="float" office:value="2945053" calcext:value-type="float">
            <text:p>2945053</text:p>
          </table:table-cell>
          <table:table-cell office:value-type="float" office:value="2959375" calcext:value-type="float">
            <text:p>2959375</text:p>
          </table:table-cell>
          <table:table-cell office:value-type="float" office:value="2414558" calcext:value-type="float">
            <text:p>2414558</text:p>
          </table:table-cell>
          <table:table-cell office:value-type="float" office:value="3272996" calcext:value-type="float">
            <text:p>3272996</text:p>
          </table:table-cell>
          <table:table-cell office:value-type="float" office:value="2232465" calcext:value-type="float">
            <text:p>2232465</text:p>
          </table:table-cell>
          <table:table-cell office:value-type="float" office:value="2394975" calcext:value-type="float">
            <text:p>2394975</text:p>
          </table:table-cell>
          <table:table-cell office:value-type="float" office:value="2989188" calcext:value-type="float">
            <text:p>2989188</text:p>
          </table:table-cell>
          <table:table-cell office:value-type="float" office:value="2188622" calcext:value-type="float">
            <text:p>2188622</text:p>
          </table:table-cell>
          <table:table-cell office:value-type="float" office:value="3178881" calcext:value-type="float">
            <text:p>3178881</text:p>
          </table:table-cell>
          <table:table-cell table:formula="of:=MIN([.A778:.J778])" office:value-type="float" office:value="2188622" calcext:value-type="float">
            <text:p>2188622</text:p>
          </table:table-cell>
        </table:table-row>
        <table:table-row table:style-name="ro1">
          <table:table-cell office:value-type="float" office:value="2323365" calcext:value-type="float">
            <text:p>2323365</text:p>
          </table:table-cell>
          <table:table-cell office:value-type="float" office:value="2372469" calcext:value-type="float">
            <text:p>2372469</text:p>
          </table:table-cell>
          <table:table-cell office:value-type="float" office:value="2377731" calcext:value-type="float">
            <text:p>2377731</text:p>
          </table:table-cell>
          <table:table-cell office:value-type="float" office:value="2395852" calcext:value-type="float">
            <text:p>2395852</text:p>
          </table:table-cell>
          <table:table-cell office:value-type="float" office:value="2363116" calcext:value-type="float">
            <text:p>2363116</text:p>
          </table:table-cell>
          <table:table-cell office:value-type="float" office:value="2921963" calcext:value-type="float">
            <text:p>2921963</text:p>
          </table:table-cell>
          <table:table-cell office:value-type="float" office:value="2068202" calcext:value-type="float">
            <text:p>2068202</text:p>
          </table:table-cell>
          <table:table-cell office:value-type="float" office:value="2388837" calcext:value-type="float">
            <text:p>2388837</text:p>
          </table:table-cell>
          <table:table-cell office:value-type="float" office:value="2142441" calcext:value-type="float">
            <text:p>2142441</text:p>
          </table:table-cell>
          <table:table-cell office:value-type="float" office:value="2386792" calcext:value-type="float">
            <text:p>2386792</text:p>
          </table:table-cell>
          <table:table-cell table:formula="of:=MIN([.A779:.J779])" office:value-type="float" office:value="2068202" calcext:value-type="float">
            <text:p>2068202</text:p>
          </table:table-cell>
        </table:table-row>
        <table:table-row table:style-name="ro1">
          <table:table-cell office:value-type="float" office:value="2045988" calcext:value-type="float">
            <text:p>2045988</text:p>
          </table:table-cell>
          <table:table-cell office:value-type="float" office:value="2463370" calcext:value-type="float">
            <text:p>2463370</text:p>
          </table:table-cell>
          <table:table-cell office:value-type="float" office:value="2108244" calcext:value-type="float">
            <text:p>2108244</text:p>
          </table:table-cell>
          <table:table-cell office:value-type="float" office:value="2323657" calcext:value-type="float">
            <text:p>2323657</text:p>
          </table:table-cell>
          <table:table-cell office:value-type="float" office:value="2304367" calcext:value-type="float">
            <text:p>2304367</text:p>
          </table:table-cell>
          <table:table-cell office:value-type="float" office:value="2420404" calcext:value-type="float">
            <text:p>2420404</text:p>
          </table:table-cell>
          <table:table-cell office:value-type="float" office:value="2020267" calcext:value-type="float">
            <text:p>2020267</text:p>
          </table:table-cell>
          <table:table-cell office:value-type="float" office:value="2147410" calcext:value-type="float">
            <text:p>2147410</text:p>
          </table:table-cell>
          <table:table-cell office:value-type="float" office:value="2285953" calcext:value-type="float">
            <text:p>2285953</text:p>
          </table:table-cell>
          <table:table-cell office:value-type="float" office:value="2226912" calcext:value-type="float">
            <text:p>2226912</text:p>
          </table:table-cell>
          <table:table-cell table:formula="of:=MIN([.A780:.J780])" office:value-type="float" office:value="2020267" calcext:value-type="float">
            <text:p>2020267</text:p>
          </table:table-cell>
        </table:table-row>
        <table:table-row table:style-name="ro1">
          <table:table-cell office:value-type="float" office:value="2303782" calcext:value-type="float">
            <text:p>2303782</text:p>
          </table:table-cell>
          <table:table-cell office:value-type="float" office:value="2920502" calcext:value-type="float">
            <text:p>2920502</text:p>
          </table:table-cell>
          <table:table-cell office:value-type="float" office:value="2114675" calcext:value-type="float">
            <text:p>2114675</text:p>
          </table:table-cell>
          <table:table-cell office:value-type="float" office:value="2602497" calcext:value-type="float">
            <text:p>2602497</text:p>
          </table:table-cell>
          <table:table-cell office:value-type="float" office:value="2157348" calcext:value-type="float">
            <text:p>2157348</text:p>
          </table:table-cell>
          <table:table-cell office:value-type="float" office:value="2295014" calcext:value-type="float">
            <text:p>2295014</text:p>
          </table:table-cell>
          <table:table-cell office:value-type="float" office:value="2810311" calcext:value-type="float">
            <text:p>2810311</text:p>
          </table:table-cell>
          <table:table-cell office:value-type="float" office:value="2161732" calcext:value-type="float">
            <text:p>2161732</text:p>
          </table:table-cell>
          <table:table-cell office:value-type="float" office:value="2899749" calcext:value-type="float">
            <text:p>2899749</text:p>
          </table:table-cell>
          <table:table-cell office:value-type="float" office:value="2132797" calcext:value-type="float">
            <text:p>2132797</text:p>
          </table:table-cell>
          <table:table-cell table:formula="of:=MIN([.A781:.J781])" office:value-type="float" office:value="2114675" calcext:value-type="float">
            <text:p>2114675</text:p>
          </table:table-cell>
        </table:table-row>
        <table:table-row table:style-name="ro1">
          <table:table-cell office:value-type="float" office:value="2921086" calcext:value-type="float">
            <text:p>2921086</text:p>
          </table:table-cell>
          <table:table-cell office:value-type="float" office:value="2373347" calcext:value-type="float">
            <text:p>2373347</text:p>
          </table:table-cell>
          <table:table-cell office:value-type="float" office:value="3022801" calcext:value-type="float">
            <text:p>3022801</text:p>
          </table:table-cell>
          <table:table-cell office:value-type="float" office:value="2684628" calcext:value-type="float">
            <text:p>2684628</text:p>
          </table:table-cell>
          <table:table-cell office:value-type="float" office:value="2890981" calcext:value-type="float">
            <text:p>2890981</text:p>
          </table:table-cell>
          <table:table-cell office:value-type="float" office:value="2200606" calcext:value-type="float">
            <text:p>2200606</text:p>
          </table:table-cell>
          <table:table-cell office:value-type="float" office:value="2462492" calcext:value-type="float">
            <text:p>2462492</text:p>
          </table:table-cell>
          <table:table-cell office:value-type="float" office:value="2328042" calcext:value-type="float">
            <text:p>2328042</text:p>
          </table:table-cell>
          <table:table-cell office:value-type="float" office:value="2288876" calcext:value-type="float">
            <text:p>2288876</text:p>
          </table:table-cell>
          <table:table-cell office:value-type="float" office:value="2971944" calcext:value-type="float">
            <text:p>2971944</text:p>
          </table:table-cell>
          <table:table-cell table:formula="of:=MIN([.A782:.J782])" office:value-type="float" office:value="2200606" calcext:value-type="float">
            <text:p>2200606</text:p>
          </table:table-cell>
        </table:table-row>
        <table:table-row table:style-name="ro1">
          <table:table-cell office:value-type="float" office:value="2264616" calcext:value-type="float">
            <text:p>2264616</text:p>
          </table:table-cell>
          <table:table-cell office:value-type="float" office:value="2181607" calcext:value-type="float">
            <text:p>2181607</text:p>
          </table:table-cell>
          <table:table-cell office:value-type="float" office:value="2385330" calcext:value-type="float">
            <text:p>2385330</text:p>
          </table:table-cell>
          <table:table-cell office:value-type="float" office:value="2211420" calcext:value-type="float">
            <text:p>2211420</text:p>
          </table:table-cell>
          <table:table-cell office:value-type="float" office:value="2170501" calcext:value-type="float">
            <text:p>2170501</text:p>
          </table:table-cell>
          <table:table-cell office:value-type="float" office:value="2779913" calcext:value-type="float">
            <text:p>2779913</text:p>
          </table:table-cell>
          <table:table-cell office:value-type="float" office:value="2328919" calcext:value-type="float">
            <text:p>2328919</text:p>
          </table:table-cell>
          <table:table-cell office:value-type="float" office:value="2863214" calcext:value-type="float">
            <text:p>2863214</text:p>
          </table:table-cell>
          <table:table-cell office:value-type="float" office:value="2295599" calcext:value-type="float">
            <text:p>2295599</text:p>
          </table:table-cell>
          <table:table-cell office:value-type="float" office:value="2195345" calcext:value-type="float">
            <text:p>2195345</text:p>
          </table:table-cell>
          <table:table-cell table:formula="of:=MIN([.A783:.J783])" office:value-type="float" office:value="2170501" calcext:value-type="float">
            <text:p>2170501</text:p>
          </table:table-cell>
        </table:table-row>
        <table:table-row table:style-name="ro1">
          <table:table-cell office:value-type="float" office:value="2165533" calcext:value-type="float">
            <text:p>2165533</text:p>
          </table:table-cell>
          <table:table-cell office:value-type="float" office:value="2118182" calcext:value-type="float">
            <text:p>2118182</text:p>
          </table:table-cell>
          <table:table-cell office:value-type="float" office:value="2275723" calcext:value-type="float">
            <text:p>2275723</text:p>
          </table:table-cell>
          <table:table-cell office:value-type="float" office:value="2130166" calcext:value-type="float">
            <text:p>2130166</text:p>
          </table:table-cell>
          <table:table-cell office:value-type="float" office:value="2192715" calcext:value-type="float">
            <text:p>2192715</text:p>
          </table:table-cell>
          <table:table-cell office:value-type="float" office:value="2262863" calcext:value-type="float">
            <text:p>2262863</text:p>
          </table:table-cell>
          <table:table-cell office:value-type="float" office:value="2541409" calcext:value-type="float">
            <text:p>2541409</text:p>
          </table:table-cell>
          <table:table-cell office:value-type="float" office:value="2323366" calcext:value-type="float">
            <text:p>2323366</text:p>
          </table:table-cell>
          <table:table-cell office:value-type="float" office:value="2149749" calcext:value-type="float">
            <text:p>2149749</text:p>
          </table:table-cell>
          <table:table-cell office:value-type="float" office:value="2150626" calcext:value-type="float">
            <text:p>2150626</text:p>
          </table:table-cell>
          <table:table-cell table:formula="of:=MIN([.A784:.J784])" office:value-type="float" office:value="2118182" calcext:value-type="float">
            <text:p>2118182</text:p>
          </table:table-cell>
        </table:table-row>
        <table:table-row table:style-name="ro1">
          <table:table-cell office:value-type="float" office:value="2138057" calcext:value-type="float">
            <text:p>2138057</text:p>
          </table:table-cell>
          <table:table-cell office:value-type="float" office:value="2235095" calcext:value-type="float">
            <text:p>2235095</text:p>
          </table:table-cell>
          <table:table-cell office:value-type="float" office:value="2145949" calcext:value-type="float">
            <text:p>2145949</text:p>
          </table:table-cell>
          <table:table-cell office:value-type="float" office:value="2085154" calcext:value-type="float">
            <text:p>2085154</text:p>
          </table:table-cell>
          <table:table-cell office:value-type="float" office:value="2286537" calcext:value-type="float">
            <text:p>2286537</text:p>
          </table:table-cell>
          <table:table-cell office:value-type="float" office:value="2149456" calcext:value-type="float">
            <text:p>2149456</text:p>
          </table:table-cell>
          <table:table-cell office:value-type="float" office:value="3222723" calcext:value-type="float">
            <text:p>3222723</text:p>
          </table:table-cell>
          <table:table-cell office:value-type="float" office:value="2199437" calcext:value-type="float">
            <text:p>2199437</text:p>
          </table:table-cell>
          <table:table-cell office:value-type="float" office:value="2811772" calcext:value-type="float">
            <text:p>2811772</text:p>
          </table:table-cell>
          <table:table-cell office:value-type="float" office:value="2278646" calcext:value-type="float">
            <text:p>2278646</text:p>
          </table:table-cell>
          <table:table-cell table:formula="of:=MIN([.A785:.J785])" office:value-type="float" office:value="2085154" calcext:value-type="float">
            <text:p>2085154</text:p>
          </table:table-cell>
        </table:table-row>
        <table:table-row table:style-name="ro1">
          <table:table-cell office:value-type="float" office:value="2889812" calcext:value-type="float">
            <text:p>2889812</text:p>
          </table:table-cell>
          <table:table-cell office:value-type="float" office:value="2518027" calcext:value-type="float">
            <text:p>2518027</text:p>
          </table:table-cell>
          <table:table-cell office:value-type="float" office:value="3488994" calcext:value-type="float">
            <text:p>3488994</text:p>
          </table:table-cell>
          <table:table-cell office:value-type="float" office:value="2697489" calcext:value-type="float">
            <text:p>2697489</text:p>
          </table:table-cell>
          <table:table-cell office:value-type="float" office:value="2978958" calcext:value-type="float">
            <text:p>2978958</text:p>
          </table:table-cell>
          <table:table-cell office:value-type="float" office:value="2084861" calcext:value-type="float">
            <text:p>2084861</text:p>
          </table:table-cell>
          <table:table-cell office:value-type="float" office:value="2356978" calcext:value-type="float">
            <text:p>2356978</text:p>
          </table:table-cell>
          <table:table-cell office:value-type="float" office:value="2143026" calcext:value-type="float">
            <text:p>2143026</text:p>
          </table:table-cell>
          <table:table-cell office:value-type="float" office:value="2274262" calcext:value-type="float">
            <text:p>2274262</text:p>
          </table:table-cell>
          <table:table-cell office:value-type="float" office:value="2924594" calcext:value-type="float">
            <text:p>2924594</text:p>
          </table:table-cell>
          <table:table-cell table:formula="of:=MIN([.A786:.J786])" office:value-type="float" office:value="2084861" calcext:value-type="float">
            <text:p>2084861</text:p>
          </table:table-cell>
        </table:table-row>
        <table:table-row table:style-name="ro1">
          <table:table-cell office:value-type="float" office:value="1877925" calcext:value-type="float">
            <text:p>1877925</text:p>
          </table:table-cell>
          <table:table-cell office:value-type="float" office:value="1982855" calcext:value-type="float">
            <text:p>1982855</text:p>
          </table:table-cell>
          <table:table-cell office:value-type="float" office:value="2475353" calcext:value-type="float">
            <text:p>2475353</text:p>
          </table:table-cell>
          <table:table-cell office:value-type="float" office:value="1812453" calcext:value-type="float">
            <text:p>1812453</text:p>
          </table:table-cell>
          <table:table-cell office:value-type="float" office:value="1949242" calcext:value-type="float">
            <text:p>1949242</text:p>
          </table:table-cell>
          <table:table-cell office:value-type="float" office:value="1725061" calcext:value-type="float">
            <text:p>1725061</text:p>
          </table:table-cell>
          <table:table-cell office:value-type="float" office:value="2049496" calcext:value-type="float">
            <text:p>2049496</text:p>
          </table:table-cell>
          <table:table-cell office:value-type="float" office:value="2851230" calcext:value-type="float">
            <text:p>2851230</text:p>
          </table:table-cell>
          <table:table-cell office:value-type="float" office:value="1916798" calcext:value-type="float">
            <text:p>1916798</text:p>
          </table:table-cell>
          <table:table-cell office:value-type="float" office:value="1941643" calcext:value-type="float">
            <text:p>1941643</text:p>
          </table:table-cell>
          <table:table-cell table:formula="of:=MIN([.A787:.J787])" office:value-type="float" office:value="1725061" calcext:value-type="float">
            <text:p>1725061</text:p>
          </table:table-cell>
        </table:table-row>
        <table:table-row table:style-name="ro1">
          <table:table-cell office:value-type="float" office:value="2350840" calcext:value-type="float">
            <text:p>2350840</text:p>
          </table:table-cell>
          <table:table-cell office:value-type="float" office:value="2244449" calcext:value-type="float">
            <text:p>2244449</text:p>
          </table:table-cell>
          <table:table-cell office:value-type="float" office:value="2456647" calcext:value-type="float">
            <text:p>2456647</text:p>
          </table:table-cell>
          <table:table-cell office:value-type="float" office:value="2119644" calcext:value-type="float">
            <text:p>2119644</text:p>
          </table:table-cell>
          <table:table-cell office:value-type="float" office:value="2201190" calcext:value-type="float">
            <text:p>2201190</text:p>
          </table:table-cell>
          <table:table-cell office:value-type="float" office:value="3097918" calcext:value-type="float">
            <text:p>3097918</text:p>
          </table:table-cell>
          <table:table-cell office:value-type="float" office:value="3103764" calcext:value-type="float">
            <text:p>3103764</text:p>
          </table:table-cell>
          <table:table-cell office:value-type="float" office:value="3473503" calcext:value-type="float">
            <text:p>3473503</text:p>
          </table:table-cell>
          <table:table-cell office:value-type="float" office:value="2154718" calcext:value-type="float">
            <text:p>2154718</text:p>
          </table:table-cell>
          <table:table-cell office:value-type="float" office:value="2202944" calcext:value-type="float">
            <text:p>2202944</text:p>
          </table:table-cell>
          <table:table-cell table:formula="of:=MIN([.A788:.J788])" office:value-type="float" office:value="2119644" calcext:value-type="float">
            <text:p>2119644</text:p>
          </table:table-cell>
        </table:table-row>
        <table:table-row table:style-name="ro1">
          <table:table-cell office:value-type="float" office:value="2278354" calcext:value-type="float">
            <text:p>2278354</text:p>
          </table:table-cell>
          <table:table-cell office:value-type="float" office:value="2187161" calcext:value-type="float">
            <text:p>2187161</text:p>
          </table:table-cell>
          <table:table-cell office:value-type="float" office:value="2599867" calcext:value-type="float">
            <text:p>2599867</text:p>
          </table:table-cell>
          <table:table-cell office:value-type="float" office:value="2482368" calcext:value-type="float">
            <text:p>2482368</text:p>
          </table:table-cell>
          <table:table-cell office:value-type="float" office:value="2150041" calcext:value-type="float">
            <text:p>2150041</text:p>
          </table:table-cell>
          <table:table-cell office:value-type="float" office:value="2444663" calcext:value-type="float">
            <text:p>2444663</text:p>
          </table:table-cell>
          <table:table-cell office:value-type="float" office:value="2715319" calcext:value-type="float">
            <text:p>2715319</text:p>
          </table:table-cell>
          <table:table-cell office:value-type="float" office:value="3239676" calcext:value-type="float">
            <text:p>3239676</text:p>
          </table:table-cell>
          <table:table-cell office:value-type="float" office:value="2761207" calcext:value-type="float">
            <text:p>2761207</text:p>
          </table:table-cell>
          <table:table-cell office:value-type="float" office:value="2356686" calcext:value-type="float">
            <text:p>2356686</text:p>
          </table:table-cell>
          <table:table-cell table:formula="of:=MIN([.A789:.J789])" office:value-type="float" office:value="2150041" calcext:value-type="float">
            <text:p>2150041</text:p>
          </table:table-cell>
        </table:table-row>
        <table:table-row table:style-name="ro1">
          <table:table-cell office:value-type="float" office:value="2926932" calcext:value-type="float">
            <text:p>2926932</text:p>
          </table:table-cell>
          <table:table-cell office:value-type="float" office:value="2802127" calcext:value-type="float">
            <text:p>2802127</text:p>
          </table:table-cell>
          <table:table-cell office:value-type="float" office:value="3098502" calcext:value-type="float">
            <text:p>3098502</text:p>
          </table:table-cell>
          <table:table-cell office:value-type="float" office:value="2944177" calcext:value-type="float">
            <text:p>2944177</text:p>
          </table:table-cell>
          <table:table-cell office:value-type="float" office:value="2585544" calcext:value-type="float">
            <text:p>2585544</text:p>
          </table:table-cell>
          <table:table-cell office:value-type="float" office:value="2294430" calcext:value-type="float">
            <text:p>2294430</text:p>
          </table:table-cell>
          <table:table-cell office:value-type="float" office:value="2359316" calcext:value-type="float">
            <text:p>2359316</text:p>
          </table:table-cell>
          <table:table-cell office:value-type="float" office:value="4091391" calcext:value-type="float">
            <text:p>4091391</text:p>
          </table:table-cell>
          <table:table-cell office:value-type="float" office:value="2281569" calcext:value-type="float">
            <text:p>2281569</text:p>
          </table:table-cell>
          <table:table-cell office:value-type="float" office:value="2196806" calcext:value-type="float">
            <text:p>2196806</text:p>
          </table:table-cell>
          <table:table-cell table:formula="of:=MIN([.A790:.J790])" office:value-type="float" office:value="2196806" calcext:value-type="float">
            <text:p>2196806</text:p>
          </table:table-cell>
        </table:table-row>
        <table:table-row table:style-name="ro1">
          <table:table-cell office:value-type="float" office:value="2296767" calcext:value-type="float">
            <text:p>2296767</text:p>
          </table:table-cell>
          <table:table-cell office:value-type="float" office:value="2306413" calcext:value-type="float">
            <text:p>2306413</text:p>
          </table:table-cell>
          <table:table-cell office:value-type="float" office:value="2414558" calcext:value-type="float">
            <text:p>2414558</text:p>
          </table:table-cell>
          <table:table-cell office:value-type="float" office:value="2320735" calcext:value-type="float">
            <text:p>2320735</text:p>
          </table:table-cell>
          <table:table-cell office:value-type="float" office:value="2471554" calcext:value-type="float">
            <text:p>2471554</text:p>
          </table:table-cell>
          <table:table-cell office:value-type="float" office:value="2280399" calcext:value-type="float">
            <text:p>2280399</text:p>
          </table:table-cell>
          <table:table-cell office:value-type="float" office:value="2446125" calcext:value-type="float">
            <text:p>2446125</text:p>
          </table:table-cell>
          <table:table-cell office:value-type="float" office:value="3387279" calcext:value-type="float">
            <text:p>3387279</text:p>
          </table:table-cell>
          <table:table-cell office:value-type="float" office:value="2213759" calcext:value-type="float">
            <text:p>2213759</text:p>
          </table:table-cell>
          <table:table-cell office:value-type="float" office:value="2974867" calcext:value-type="float">
            <text:p>2974867</text:p>
          </table:table-cell>
          <table:table-cell table:formula="of:=MIN([.A791:.J791])" office:value-type="float" office:value="2213759" calcext:value-type="float">
            <text:p>2213759</text:p>
          </table:table-cell>
        </table:table-row>
        <table:table-row table:style-name="ro1">
          <table:table-cell office:value-type="float" office:value="2240065" calcext:value-type="float">
            <text:p>2240065</text:p>
          </table:table-cell>
          <table:table-cell office:value-type="float" office:value="2271631" calcext:value-type="float">
            <text:p>2271631</text:p>
          </table:table-cell>
          <table:table-cell office:value-type="float" office:value="2394683" calcext:value-type="float">
            <text:p>2394683</text:p>
          </table:table-cell>
          <table:table-cell office:value-type="float" office:value="2294722" calcext:value-type="float">
            <text:p>2294722</text:p>
          </table:table-cell>
          <table:table-cell office:value-type="float" office:value="2442617" calcext:value-type="float">
            <text:p>2442617</text:p>
          </table:table-cell>
          <table:table-cell office:value-type="float" office:value="3144099" calcext:value-type="float">
            <text:p>3144099</text:p>
          </table:table-cell>
          <table:table-cell office:value-type="float" office:value="3152867" calcext:value-type="float">
            <text:p>3152867</text:p>
          </table:table-cell>
          <table:table-cell office:value-type="float" office:value="2631141" calcext:value-type="float">
            <text:p>2631141</text:p>
          </table:table-cell>
          <table:table-cell office:value-type="float" office:value="2196806" calcext:value-type="float">
            <text:p>2196806</text:p>
          </table:table-cell>
          <table:table-cell office:value-type="float" office:value="2463954" calcext:value-type="float">
            <text:p>2463954</text:p>
          </table:table-cell>
          <table:table-cell table:formula="of:=MIN([.A792:.J792])" office:value-type="float" office:value="2196806" calcext:value-type="float">
            <text:p>2196806</text:p>
          </table:table-cell>
        </table:table-row>
        <table:table-row table:style-name="ro1">
          <table:table-cell office:value-type="float" office:value="2094215" calcext:value-type="float">
            <text:p>2094215</text:p>
          </table:table-cell>
          <table:table-cell office:value-type="float" office:value="2112336" calcext:value-type="float">
            <text:p>2112336</text:p>
          </table:table-cell>
          <table:table-cell office:value-type="float" office:value="2245034" calcext:value-type="float">
            <text:p>2245034</text:p>
          </table:table-cell>
          <table:table-cell office:value-type="float" office:value="2115259" calcext:value-type="float">
            <text:p>2115259</text:p>
          </table:table-cell>
          <table:table-cell office:value-type="float" office:value="2185992" calcext:value-type="float">
            <text:p>2185992</text:p>
          </table:table-cell>
          <table:table-cell office:value-type="float" office:value="2268708" calcext:value-type="float">
            <text:p>2268708</text:p>
          </table:table-cell>
          <table:table-cell office:value-type="float" office:value="2304367" calcext:value-type="float">
            <text:p>2304367</text:p>
          </table:table-cell>
          <table:table-cell office:value-type="float" office:value="3200218" calcext:value-type="float">
            <text:p>3200218</text:p>
          </table:table-cell>
          <table:table-cell office:value-type="float" office:value="2088662" calcext:value-type="float">
            <text:p>2088662</text:p>
          </table:table-cell>
          <table:table-cell office:value-type="float" office:value="2213759" calcext:value-type="float">
            <text:p>2213759</text:p>
          </table:table-cell>
          <table:table-cell table:formula="of:=MIN([.A793:.J793])" office:value-type="float" office:value="2088662" calcext:value-type="float">
            <text:p>2088662</text:p>
          </table:table-cell>
        </table:table-row>
        <table:table-row table:style-name="ro1">
          <table:table-cell office:value-type="float" office:value="2839539" calcext:value-type="float">
            <text:p>2839539</text:p>
          </table:table-cell>
          <table:table-cell office:value-type="float" office:value="3434045" calcext:value-type="float">
            <text:p>3434045</text:p>
          </table:table-cell>
          <table:table-cell office:value-type="float" office:value="3169820" calcext:value-type="float">
            <text:p>3169820</text:p>
          </table:table-cell>
          <table:table-cell office:value-type="float" office:value="2704796" calcext:value-type="float">
            <text:p>2704796</text:p>
          </table:table-cell>
          <table:table-cell office:value-type="float" office:value="2168455" calcext:value-type="float">
            <text:p>2168455</text:p>
          </table:table-cell>
          <table:table-cell office:value-type="float" office:value="2700996" calcext:value-type="float">
            <text:p>2700996</text:p>
          </table:table-cell>
          <table:table-cell office:value-type="float" office:value="2233342" calcext:value-type="float">
            <text:p>2233342</text:p>
          </table:table-cell>
          <table:table-cell office:value-type="float" office:value="2385622" calcext:value-type="float">
            <text:p>2385622</text:p>
          </table:table-cell>
          <table:table-cell office:value-type="float" office:value="3223893" calcext:value-type="float">
            <text:p>3223893</text:p>
          </table:table-cell>
          <table:table-cell office:value-type="float" office:value="2969313" calcext:value-type="float">
            <text:p>2969313</text:p>
          </table:table-cell>
          <table:table-cell table:formula="of:=MIN([.A794:.J794])" office:value-type="float" office:value="2168455" calcext:value-type="float">
            <text:p>2168455</text:p>
          </table:table-cell>
        </table:table-row>
        <table:table-row table:style-name="ro1">
          <table:table-cell office:value-type="float" office:value="2372762" calcext:value-type="float">
            <text:p>2372762</text:p>
          </table:table-cell>
          <table:table-cell office:value-type="float" office:value="2432679" calcext:value-type="float">
            <text:p>2432679</text:p>
          </table:table-cell>
          <table:table-cell office:value-type="float" office:value="2645463" calcext:value-type="float">
            <text:p>2645463</text:p>
          </table:table-cell>
          <table:table-cell office:value-type="float" office:value="2385038" calcext:value-type="float">
            <text:p>2385038</text:p>
          </table:table-cell>
          <table:table-cell office:value-type="float" office:value="2750977" calcext:value-type="float">
            <text:p>2750977</text:p>
          </table:table-cell>
          <table:table-cell office:value-type="float" office:value="3163974" calcext:value-type="float">
            <text:p>3163974</text:p>
          </table:table-cell>
          <table:table-cell office:value-type="float" office:value="2345872" calcext:value-type="float">
            <text:p>2345872</text:p>
          </table:table-cell>
          <table:table-cell office:value-type="float" office:value="2260817" calcext:value-type="float">
            <text:p>2260817</text:p>
          </table:table-cell>
          <table:table-cell office:value-type="float" office:value="2299691" calcext:value-type="float">
            <text:p>2299691</text:p>
          </table:table-cell>
          <table:table-cell office:value-type="float" office:value="2255848" calcext:value-type="float">
            <text:p>2255848</text:p>
          </table:table-cell>
          <table:table-cell table:formula="of:=MIN([.A795:.J795])" office:value-type="float" office:value="2255848" calcext:value-type="float">
            <text:p>2255848</text:p>
          </table:table-cell>
        </table:table-row>
        <table:table-row table:style-name="ro1">
          <table:table-cell office:value-type="float" office:value="2312259" calcext:value-type="float">
            <text:p>2312259</text:p>
          </table:table-cell>
          <table:table-cell office:value-type="float" office:value="2281277" calcext:value-type="float">
            <text:p>2281277</text:p>
          </table:table-cell>
          <table:table-cell office:value-type="float" office:value="2255848" calcext:value-type="float">
            <text:p>2255848</text:p>
          </table:table-cell>
          <table:table-cell office:value-type="float" office:value="2278938" calcext:value-type="float">
            <text:p>2278938</text:p>
          </table:table-cell>
          <table:table-cell office:value-type="float" office:value="2152379" calcext:value-type="float">
            <text:p>2152379</text:p>
          </table:table-cell>
          <table:table-cell office:value-type="float" office:value="2638740" calcext:value-type="float">
            <text:p>2638740</text:p>
          </table:table-cell>
          <table:table-cell office:value-type="float" office:value="2926640" calcext:value-type="float">
            <text:p>2926640</text:p>
          </table:table-cell>
          <table:table-cell office:value-type="float" office:value="2271924" calcext:value-type="float">
            <text:p>2271924</text:p>
          </table:table-cell>
          <table:table-cell office:value-type="float" office:value="2202360" calcext:value-type="float">
            <text:p>2202360</text:p>
          </table:table-cell>
          <table:table-cell office:value-type="float" office:value="2179561" calcext:value-type="float">
            <text:p>2179561</text:p>
          </table:table-cell>
          <table:table-cell table:formula="of:=MIN([.A796:.J796])" office:value-type="float" office:value="2152379" calcext:value-type="float">
            <text:p>2152379</text:p>
          </table:table-cell>
        </table:table-row>
        <table:table-row table:style-name="ro1">
          <table:table-cell office:value-type="float" office:value="2212297" calcext:value-type="float">
            <text:p>2212297</text:p>
          </table:table-cell>
          <table:table-cell office:value-type="float" office:value="2140980" calcext:value-type="float">
            <text:p>2140980</text:p>
          </table:table-cell>
          <table:table-cell office:value-type="float" office:value="2178393" calcext:value-type="float">
            <text:p>2178393</text:p>
          </table:table-cell>
          <table:table-cell office:value-type="float" office:value="2158225" calcext:value-type="float">
            <text:p>2158225</text:p>
          </table:table-cell>
          <table:table-cell office:value-type="float" office:value="2069370" calcext:value-type="float">
            <text:p>2069370</text:p>
          </table:table-cell>
          <table:table-cell office:value-type="float" office:value="2197391" calcext:value-type="float">
            <text:p>2197391</text:p>
          </table:table-cell>
          <table:table-cell office:value-type="float" office:value="2412219" calcext:value-type="float">
            <text:p>2412219</text:p>
          </table:table-cell>
          <table:table-cell office:value-type="float" office:value="2895073" calcext:value-type="float">
            <text:p>2895073</text:p>
          </table:table-cell>
          <table:table-cell office:value-type="float" office:value="2270755" calcext:value-type="float">
            <text:p>2270755</text:p>
          </table:table-cell>
          <table:table-cell office:value-type="float" office:value="2087492" calcext:value-type="float">
            <text:p>2087492</text:p>
          </table:table-cell>
          <table:table-cell table:formula="of:=MIN([.A797:.J797])" office:value-type="float" office:value="2069370" calcext:value-type="float">
            <text:p>2069370</text:p>
          </table:table-cell>
        </table:table-row>
        <table:table-row table:style-name="ro1">
          <table:table-cell office:value-type="float" office:value="2713565" calcext:value-type="float">
            <text:p>2713565</text:p>
          </table:table-cell>
          <table:table-cell office:value-type="float" office:value="2864383" calcext:value-type="float">
            <text:p>2864383</text:p>
          </table:table-cell>
          <table:table-cell office:value-type="float" office:value="2765884" calcext:value-type="float">
            <text:p>2765884</text:p>
          </table:table-cell>
          <table:table-cell office:value-type="float" office:value="2125782" calcext:value-type="float">
            <text:p>2125782</text:p>
          </table:table-cell>
          <table:table-cell office:value-type="float" office:value="2062064" calcext:value-type="float">
            <text:p>2062064</text:p>
          </table:table-cell>
          <table:table-cell office:value-type="float" office:value="2135719" calcext:value-type="float">
            <text:p>2135719</text:p>
          </table:table-cell>
          <table:table-cell office:value-type="float" office:value="2240649" calcext:value-type="float">
            <text:p>2240649</text:p>
          </table:table-cell>
          <table:table-cell office:value-type="float" office:value="2230419" calcext:value-type="float">
            <text:p>2230419</text:p>
          </table:table-cell>
          <table:table-cell office:value-type="float" office:value="2877536" calcext:value-type="float">
            <text:p>2877536</text:p>
          </table:table-cell>
          <table:table-cell office:value-type="float" office:value="2099476" calcext:value-type="float">
            <text:p>2099476</text:p>
          </table:table-cell>
          <table:table-cell table:formula="of:=MIN([.A798:.J798])" office:value-type="float" office:value="2062064" calcext:value-type="float">
            <text:p>2062064</text:p>
          </table:table-cell>
        </table:table-row>
        <table:table-row table:style-name="ro1">
          <table:table-cell office:value-type="float" office:value="2280400" calcext:value-type="float">
            <text:p>2280400</text:p>
          </table:table-cell>
          <table:table-cell office:value-type="float" office:value="2210836" calcext:value-type="float">
            <text:p>2210836</text:p>
          </table:table-cell>
          <table:table-cell office:value-type="float" office:value="2204990" calcext:value-type="float">
            <text:p>2204990</text:p>
          </table:table-cell>
          <table:table-cell office:value-type="float" office:value="2857660" calcext:value-type="float">
            <text:p>2857660</text:p>
          </table:table-cell>
          <table:table-cell office:value-type="float" office:value="3144975" calcext:value-type="float">
            <text:p>3144975</text:p>
          </table:table-cell>
          <table:table-cell office:value-type="float" office:value="2915240" calcext:value-type="float">
            <text:p>2915240</text:p>
          </table:table-cell>
          <table:table-cell office:value-type="float" office:value="2146241" calcext:value-type="float">
            <text:p>2146241</text:p>
          </table:table-cell>
          <table:table-cell office:value-type="float" office:value="2171670" calcext:value-type="float">
            <text:p>2171670</text:p>
          </table:table-cell>
          <table:table-cell office:value-type="float" office:value="2225742" calcext:value-type="float">
            <text:p>2225742</text:p>
          </table:table-cell>
          <table:table-cell office:value-type="float" office:value="3147314" calcext:value-type="float">
            <text:p>3147314</text:p>
          </table:table-cell>
          <table:table-cell table:formula="of:=MIN([.A799:.J799])" office:value-type="float" office:value="2146241" calcext:value-type="float">
            <text:p>2146241</text:p>
          </table:table-cell>
        </table:table-row>
        <table:table-row table:style-name="ro1">
          <table:table-cell office:value-type="float" office:value="2164948" calcext:value-type="float">
            <text:p>2164948</text:p>
          </table:table-cell>
          <table:table-cell office:value-type="float" office:value="2145949" calcext:value-type="float">
            <text:p>2145949</text:p>
          </table:table-cell>
          <table:table-cell office:value-type="float" office:value="2129289" calcext:value-type="float">
            <text:p>2129289</text:p>
          </table:table-cell>
          <table:table-cell office:value-type="float" office:value="2162609" calcext:value-type="float">
            <text:p>2162609</text:p>
          </table:table-cell>
          <table:table-cell office:value-type="float" office:value="2442909" calcext:value-type="float">
            <text:p>2442909</text:p>
          </table:table-cell>
          <table:table-cell office:value-type="float" office:value="2272508" calcext:value-type="float">
            <text:p>2272508</text:p>
          </table:table-cell>
          <table:table-cell office:value-type="float" office:value="2737532" calcext:value-type="float">
            <text:p>2737532</text:p>
          </table:table-cell>
          <table:table-cell office:value-type="float" office:value="2281861" calcext:value-type="float">
            <text:p>2281861</text:p>
          </table:table-cell>
          <table:table-cell office:value-type="float" office:value="2212589" calcext:value-type="float">
            <text:p>2212589</text:p>
          </table:table-cell>
          <table:table-cell office:value-type="float" office:value="2382992" calcext:value-type="float">
            <text:p>2382992</text:p>
          </table:table-cell>
          <table:table-cell table:formula="of:=MIN([.A800:.J800])" office:value-type="float" office:value="2129289" calcext:value-type="float">
            <text:p>2129289</text:p>
          </table:table-cell>
        </table:table-row>
        <table:table-row table:style-name="ro1">
          <table:table-cell office:value-type="float" office:value="2229835" calcext:value-type="float">
            <text:p>2229835</text:p>
          </table:table-cell>
          <table:table-cell office:value-type="float" office:value="2244449" calcext:value-type="float">
            <text:p>2244449</text:p>
          </table:table-cell>
          <table:table-cell office:value-type="float" office:value="2059140" calcext:value-type="float">
            <text:p>2059140</text:p>
          </table:table-cell>
          <table:table-cell office:value-type="float" office:value="2098599" calcext:value-type="float">
            <text:p>2098599</text:p>
          </table:table-cell>
          <table:table-cell office:value-type="float" office:value="2228373" calcext:value-type="float">
            <text:p>2228373</text:p>
          </table:table-cell>
          <table:table-cell office:value-type="float" office:value="2457524" calcext:value-type="float">
            <text:p>2457524</text:p>
          </table:table-cell>
          <table:table-cell office:value-type="float" office:value="2251171" calcext:value-type="float">
            <text:p>2251171</text:p>
          </table:table-cell>
          <table:table-cell office:value-type="float" office:value="2812064" calcext:value-type="float">
            <text:p>2812064</text:p>
          </table:table-cell>
          <table:table-cell office:value-type="float" office:value="2278939" calcext:value-type="float">
            <text:p>2278939</text:p>
          </table:table-cell>
          <table:table-cell office:value-type="float" office:value="2405790" calcext:value-type="float">
            <text:p>2405790</text:p>
          </table:table-cell>
          <table:table-cell table:formula="of:=MIN([.A801:.J801])" office:value-type="float" office:value="2059140" calcext:value-type="float">
            <text:p>2059140</text:p>
          </table:table-cell>
        </table:table-row>
        <table:table-row table:style-name="ro1">
          <table:table-cell office:value-type="float" office:value="2335934" calcext:value-type="float">
            <text:p>2335934</text:p>
          </table:table-cell>
          <table:table-cell office:value-type="float" office:value="2802711" calcext:value-type="float">
            <text:p>2802711</text:p>
          </table:table-cell>
          <table:table-cell office:value-type="float" office:value="2993865" calcext:value-type="float">
            <text:p>2993865</text:p>
          </table:table-cell>
          <table:table-cell office:value-type="float" office:value="2129581" calcext:value-type="float">
            <text:p>2129581</text:p>
          </table:table-cell>
          <table:table-cell office:value-type="float" office:value="2209083" calcext:value-type="float">
            <text:p>2209083</text:p>
          </table:table-cell>
          <table:table-cell office:value-type="float" office:value="2314012" calcext:value-type="float">
            <text:p>2314012</text:p>
          </table:table-cell>
          <table:table-cell office:value-type="float" office:value="2350841" calcext:value-type="float">
            <text:p>2350841</text:p>
          </table:table-cell>
          <table:table-cell office:value-type="float" office:value="2290629" calcext:value-type="float">
            <text:p>2290629</text:p>
          </table:table-cell>
          <table:table-cell office:value-type="float" office:value="3027770" calcext:value-type="float">
            <text:p>3027770</text:p>
          </table:table-cell>
          <table:table-cell office:value-type="float" office:value="3360097" calcext:value-type="float">
            <text:p>3360097</text:p>
          </table:table-cell>
          <table:table-cell table:formula="of:=MIN([.A802:.J802])" office:value-type="float" office:value="2129581" calcext:value-type="float">
            <text:p>2129581</text:p>
          </table:table-cell>
        </table:table-row>
        <table:table-row table:style-name="ro1">
          <table:table-cell office:value-type="float" office:value="2841293" calcext:value-type="float">
            <text:p>2841293</text:p>
          </table:table-cell>
          <table:table-cell office:value-type="float" office:value="1875002" calcext:value-type="float">
            <text:p>1875002</text:p>
          </table:table-cell>
          <table:table-cell office:value-type="float" office:value="1911538" calcext:value-type="float">
            <text:p>1911538</text:p>
          </table:table-cell>
          <table:table-cell office:value-type="float" office:value="2660076" calcext:value-type="float">
            <text:p>2660076</text:p>
          </table:table-cell>
          <table:table-cell office:value-type="float" office:value="2347917" calcext:value-type="float">
            <text:p>2347917</text:p>
          </table:table-cell>
          <table:table-cell office:value-type="float" office:value="2280400" calcext:value-type="float">
            <text:p>2280400</text:p>
          </table:table-cell>
          <table:table-cell office:value-type="float" office:value="1793162" calcext:value-type="float">
            <text:p>1793162</text:p>
          </table:table-cell>
          <table:table-cell office:value-type="float" office:value="1788778" calcext:value-type="float">
            <text:p>1788778</text:p>
          </table:table-cell>
          <table:table-cell office:value-type="float" office:value="2091000" calcext:value-type="float">
            <text:p>2091000</text:p>
          </table:table-cell>
          <table:table-cell office:value-type="float" office:value="2812941" calcext:value-type="float">
            <text:p>2812941</text:p>
          </table:table-cell>
          <table:table-cell table:formula="of:=MIN([.A803:.J803])" office:value-type="float" office:value="1788778" calcext:value-type="float">
            <text:p>1788778</text:p>
          </table:table-cell>
        </table:table-row>
        <table:table-row table:style-name="ro1">
          <table:table-cell office:value-type="float" office:value="2382407" calcext:value-type="float">
            <text:p>2382407</text:p>
          </table:table-cell>
          <table:table-cell office:value-type="float" office:value="2145949" calcext:value-type="float">
            <text:p>2145949</text:p>
          </table:table-cell>
          <table:table-cell office:value-type="float" office:value="2159102" calcext:value-type="float">
            <text:p>2159102</text:p>
          </table:table-cell>
          <table:table-cell office:value-type="float" office:value="2377145" calcext:value-type="float">
            <text:p>2377145</text:p>
          </table:table-cell>
          <table:table-cell office:value-type="float" office:value="2168747" calcext:value-type="float">
            <text:p>2168747</text:p>
          </table:table-cell>
          <table:table-cell office:value-type="float" office:value="2586714" calcext:value-type="float">
            <text:p>2586714</text:p>
          </table:table-cell>
          <table:table-cell office:value-type="float" office:value="2104737" calcext:value-type="float">
            <text:p>2104737</text:p>
          </table:table-cell>
          <table:table-cell office:value-type="float" office:value="2073462" calcext:value-type="float">
            <text:p>2073462</text:p>
          </table:table-cell>
          <table:table-cell office:value-type="float" office:value="2394391" calcext:value-type="float">
            <text:p>2394391</text:p>
          </table:table-cell>
          <table:table-cell office:value-type="float" office:value="3185311" calcext:value-type="float">
            <text:p>3185311</text:p>
          </table:table-cell>
          <table:table-cell table:formula="of:=MIN([.A804:.J804])" office:value-type="float" office:value="2073462" calcext:value-type="float">
            <text:p>2073462</text:p>
          </table:table-cell>
        </table:table-row>
        <table:table-row table:style-name="ro1">
          <table:table-cell office:value-type="float" office:value="2382991" calcext:value-type="float">
            <text:p>2382991</text:p>
          </table:table-cell>
          <table:table-cell office:value-type="float" office:value="2070832" calcext:value-type="float">
            <text:p>2070832</text:p>
          </table:table-cell>
          <table:table-cell office:value-type="float" office:value="2087493" calcext:value-type="float">
            <text:p>2087493</text:p>
          </table:table-cell>
          <table:table-cell office:value-type="float" office:value="2205867" calcext:value-type="float">
            <text:p>2205867</text:p>
          </table:table-cell>
          <table:table-cell office:value-type="float" office:value="2123443" calcext:value-type="float">
            <text:p>2123443</text:p>
          </table:table-cell>
          <table:table-cell office:value-type="float" office:value="2193300" calcext:value-type="float">
            <text:p>2193300</text:p>
          </table:table-cell>
          <table:table-cell office:value-type="float" office:value="2755069" calcext:value-type="float">
            <text:p>2755069</text:p>
          </table:table-cell>
          <table:table-cell office:value-type="float" office:value="2043942" calcext:value-type="float">
            <text:p>2043942</text:p>
          </table:table-cell>
          <table:table-cell office:value-type="float" office:value="2591682" calcext:value-type="float">
            <text:p>2591682</text:p>
          </table:table-cell>
          <table:table-cell office:value-type="float" office:value="2962006" calcext:value-type="float">
            <text:p>2962006</text:p>
          </table:table-cell>
          <table:table-cell table:formula="of:=MIN([.A805:.J805])" office:value-type="float" office:value="2043942" calcext:value-type="float">
            <text:p>2043942</text:p>
          </table:table-cell>
        </table:table-row>
        <table:table-row table:style-name="ro1">
          <table:table-cell office:value-type="float" office:value="2179854" calcext:value-type="float">
            <text:p>2179854</text:p>
          </table:table-cell>
          <table:table-cell office:value-type="float" office:value="2014129" calcext:value-type="float">
            <text:p>2014129</text:p>
          </table:table-cell>
          <table:table-cell office:value-type="float" office:value="2608634" calcext:value-type="float">
            <text:p>2608634</text:p>
          </table:table-cell>
          <table:table-cell office:value-type="float" office:value="2096846" calcext:value-type="float">
            <text:p>2096846</text:p>
          </table:table-cell>
          <table:table-cell office:value-type="float" office:value="2226328" calcext:value-type="float">
            <text:p>2226328</text:p>
          </table:table-cell>
          <table:table-cell office:value-type="float" office:value="2124905" calcext:value-type="float">
            <text:p>2124905</text:p>
          </table:table-cell>
          <table:table-cell office:value-type="float" office:value="2141273" calcext:value-type="float">
            <text:p>2141273</text:p>
          </table:table-cell>
          <table:table-cell office:value-type="float" office:value="2790727" calcext:value-type="float">
            <text:p>2790727</text:p>
          </table:table-cell>
          <table:table-cell office:value-type="float" office:value="2957330" calcext:value-type="float">
            <text:p>2957330</text:p>
          </table:table-cell>
          <table:table-cell office:value-type="float" office:value="3188818" calcext:value-type="float">
            <text:p>3188818</text:p>
          </table:table-cell>
          <table:table-cell table:formula="of:=MIN([.A806:.J806])" office:value-type="float" office:value="2014129" calcext:value-type="float">
            <text:p>2014129</text:p>
          </table:table-cell>
        </table:table-row>
        <table:table-row table:style-name="ro1">
          <table:table-cell office:value-type="float" office:value="2772313" calcext:value-type="float">
            <text:p>2772313</text:p>
          </table:table-cell>
          <table:table-cell office:value-type="float" office:value="2681414" calcext:value-type="float">
            <text:p>2681414</text:p>
          </table:table-cell>
          <table:table-cell office:value-type="float" office:value="3102595" calcext:value-type="float">
            <text:p>3102595</text:p>
          </table:table-cell>
          <table:table-cell office:value-type="float" office:value="2634648" calcext:value-type="float">
            <text:p>2634648</text:p>
          </table:table-cell>
          <table:table-cell office:value-type="float" office:value="2146534" calcext:value-type="float">
            <text:p>2146534</text:p>
          </table:table-cell>
          <table:table-cell office:value-type="float" office:value="2062356" calcext:value-type="float">
            <text:p>2062356</text:p>
          </table:table-cell>
          <table:table-cell office:value-type="float" office:value="2091584" calcext:value-type="float">
            <text:p>2091584</text:p>
          </table:table-cell>
          <table:table-cell office:value-type="float" office:value="2581160" calcext:value-type="float">
            <text:p>2581160</text:p>
          </table:table-cell>
          <table:table-cell office:value-type="float" office:value="2479153" calcext:value-type="float">
            <text:p>2479153</text:p>
          </table:table-cell>
          <table:table-cell office:value-type="float" office:value="2287999" calcext:value-type="float">
            <text:p>2287999</text:p>
          </table:table-cell>
          <table:table-cell table:formula="of:=MIN([.A807:.J807])" office:value-type="float" office:value="2062356" calcext:value-type="float">
            <text:p>2062356</text:p>
          </table:table-cell>
        </table:table-row>
        <table:table-row table:style-name="ro1">
          <table:table-cell office:value-type="float" office:value="2166409" calcext:value-type="float">
            <text:p>2166409</text:p>
          </table:table-cell>
          <table:table-cell office:value-type="float" office:value="2470092" calcext:value-type="float">
            <text:p>2470092</text:p>
          </table:table-cell>
          <table:table-cell office:value-type="float" office:value="3219508" calcext:value-type="float">
            <text:p>3219508</text:p>
          </table:table-cell>
          <table:table-cell office:value-type="float" office:value="2188330" calcext:value-type="float">
            <text:p>2188330</text:p>
          </table:table-cell>
          <table:table-cell office:value-type="float" office:value="2798620" calcext:value-type="float">
            <text:p>2798620</text:p>
          </table:table-cell>
          <table:table-cell office:value-type="float" office:value="3423523" calcext:value-type="float">
            <text:p>3423523</text:p>
          </table:table-cell>
          <table:table-cell office:value-type="float" office:value="2048327" calcext:value-type="float">
            <text:p>2048327</text:p>
          </table:table-cell>
          <table:table-cell office:value-type="float" office:value="2457816" calcext:value-type="float">
            <text:p>2457816</text:p>
          </table:table-cell>
          <table:table-cell office:value-type="float" office:value="2462785" calcext:value-type="float">
            <text:p>2462785</text:p>
          </table:table-cell>
          <table:table-cell office:value-type="float" office:value="2146533" calcext:value-type="float">
            <text:p>2146533</text:p>
          </table:table-cell>
          <table:table-cell table:formula="of:=MIN([.A808:.J808])" office:value-type="float" office:value="2048327" calcext:value-type="float">
            <text:p>2048327</text:p>
          </table:table-cell>
        </table:table-row>
        <table:table-row table:style-name="ro1">
          <table:table-cell office:value-type="float" office:value="2164655" calcext:value-type="float">
            <text:p>2164655</text:p>
          </table:table-cell>
          <table:table-cell office:value-type="float" office:value="2245033" calcext:value-type="float">
            <text:p>2245033</text:p>
          </table:table-cell>
          <table:table-cell office:value-type="float" office:value="2616818" calcext:value-type="float">
            <text:p>2616818</text:p>
          </table:table-cell>
          <table:table-cell office:value-type="float" office:value="2115552" calcext:value-type="float">
            <text:p>2115552</text:p>
          </table:table-cell>
          <table:table-cell office:value-type="float" office:value="2165824" calcext:value-type="float">
            <text:p>2165824</text:p>
          </table:table-cell>
          <table:table-cell office:value-type="float" office:value="2339441" calcext:value-type="float">
            <text:p>2339441</text:p>
          </table:table-cell>
          <table:table-cell office:value-type="float" office:value="2960545" calcext:value-type="float">
            <text:p>2960545</text:p>
          </table:table-cell>
          <table:table-cell office:value-type="float" office:value="2591974" calcext:value-type="float">
            <text:p>2591974</text:p>
          </table:table-cell>
          <table:table-cell office:value-type="float" office:value="2209959" calcext:value-type="float">
            <text:p>2209959</text:p>
          </table:table-cell>
          <table:table-cell office:value-type="float" office:value="2083108" calcext:value-type="float">
            <text:p>2083108</text:p>
          </table:table-cell>
          <table:table-cell table:formula="of:=MIN([.A809:.J809])" office:value-type="float" office:value="2083108" calcext:value-type="float">
            <text:p>2083108</text:p>
          </table:table-cell>
        </table:table-row>
        <table:table-row table:style-name="ro1">
          <table:table-cell office:value-type="float" office:value="2389130" calcext:value-type="float">
            <text:p>2389130</text:p>
          </table:table-cell>
          <table:table-cell office:value-type="float" office:value="2148288" calcext:value-type="float">
            <text:p>2148288</text:p>
          </table:table-cell>
          <table:table-cell office:value-type="float" office:value="4054563" calcext:value-type="float">
            <text:p>4054563</text:p>
          </table:table-cell>
          <table:table-cell office:value-type="float" office:value="2329503" calcext:value-type="float">
            <text:p>2329503</text:p>
          </table:table-cell>
          <table:table-cell office:value-type="float" office:value="2070248" calcext:value-type="float">
            <text:p>2070248</text:p>
          </table:table-cell>
          <table:table-cell office:value-type="float" office:value="2205867" calcext:value-type="float">
            <text:p>2205867</text:p>
          </table:table-cell>
          <table:table-cell office:value-type="float" office:value="2449924" calcext:value-type="float">
            <text:p>2449924</text:p>
          </table:table-cell>
          <table:table-cell office:value-type="float" office:value="3005557" calcext:value-type="float">
            <text:p>3005557</text:p>
          </table:table-cell>
          <table:table-cell office:value-type="float" office:value="3008479" calcext:value-type="float">
            <text:p>3008479</text:p>
          </table:table-cell>
          <table:table-cell office:value-type="float" office:value="2803588" calcext:value-type="float">
            <text:p>2803588</text:p>
          </table:table-cell>
          <table:table-cell table:formula="of:=MIN([.A810:.J810])" office:value-type="float" office:value="2070248" calcext:value-type="float">
            <text:p>2070248</text:p>
          </table:table-cell>
        </table:table-row>
        <table:table-row table:style-name="ro1">
          <table:table-cell office:value-type="float" office:value="2851815" calcext:value-type="float">
            <text:p>2851815</text:p>
          </table:table-cell>
          <table:table-cell office:value-type="float" office:value="2954114" calcext:value-type="float">
            <text:p>2954114</text:p>
          </table:table-cell>
          <table:table-cell office:value-type="float" office:value="2784882" calcext:value-type="float">
            <text:p>2784882</text:p>
          </table:table-cell>
          <table:table-cell office:value-type="float" office:value="2190376" calcext:value-type="float">
            <text:p>2190376</text:p>
          </table:table-cell>
          <table:table-cell office:value-type="float" office:value="2060895" calcext:value-type="float">
            <text:p>2060895</text:p>
          </table:table-cell>
          <table:table-cell office:value-type="float" office:value="2159102" calcext:value-type="float">
            <text:p>2159102</text:p>
          </table:table-cell>
          <table:table-cell office:value-type="float" office:value="2369839" calcext:value-type="float">
            <text:p>2369839</text:p>
          </table:table-cell>
          <table:table-cell office:value-type="float" office:value="2266370" calcext:value-type="float">
            <text:p>2266370</text:p>
          </table:table-cell>
          <table:table-cell office:value-type="float" office:value="2283322" calcext:value-type="float">
            <text:p>2283322</text:p>
          </table:table-cell>
          <table:table-cell office:value-type="float" office:value="2281277" calcext:value-type="float">
            <text:p>2281277</text:p>
          </table:table-cell>
          <table:table-cell table:formula="of:=MIN([.A811:.J811])" office:value-type="float" office:value="2060895" calcext:value-type="float">
            <text:p>2060895</text:p>
          </table:table-cell>
        </table:table-row>
        <table:table-row table:style-name="ro1">
          <table:table-cell office:value-type="float" office:value="2283615" calcext:value-type="float">
            <text:p>2283615</text:p>
          </table:table-cell>
          <table:table-cell office:value-type="float" office:value="2272800" calcext:value-type="float">
            <text:p>2272800</text:p>
          </table:table-cell>
          <table:table-cell office:value-type="float" office:value="2220774" calcext:value-type="float">
            <text:p>2220774</text:p>
          </table:table-cell>
          <table:table-cell office:value-type="float" office:value="2795989" calcext:value-type="float">
            <text:p>2795989</text:p>
          </table:table-cell>
          <table:table-cell office:value-type="float" office:value="2787220" calcext:value-type="float">
            <text:p>2787220</text:p>
          </table:table-cell>
          <table:table-cell office:value-type="float" office:value="2878121" calcext:value-type="float">
            <text:p>2878121</text:p>
          </table:table-cell>
          <table:table-cell office:value-type="float" office:value="2300859" calcext:value-type="float">
            <text:p>2300859</text:p>
          </table:table-cell>
          <table:table-cell office:value-type="float" office:value="2257601" calcext:value-type="float">
            <text:p>2257601</text:p>
          </table:table-cell>
          <table:table-cell office:value-type="float" office:value="2240649" calcext:value-type="float">
            <text:p>2240649</text:p>
          </table:table-cell>
          <table:table-cell office:value-type="float" office:value="2299398" calcext:value-type="float">
            <text:p>2299398</text:p>
          </table:table-cell>
          <table:table-cell table:formula="of:=MIN([.A812:.J812])" office:value-type="float" office:value="2220774" calcext:value-type="float">
            <text:p>2220774</text:p>
          </table:table-cell>
        </table:table-row>
        <table:table-row table:style-name="ro1">
          <table:table-cell office:value-type="float" office:value="2156179" calcext:value-type="float">
            <text:p>2156179</text:p>
          </table:table-cell>
          <table:table-cell office:value-type="float" office:value="2140395" calcext:value-type="float">
            <text:p>2140395</text:p>
          </table:table-cell>
          <table:table-cell office:value-type="float" office:value="2762083" calcext:value-type="float">
            <text:p>2762083</text:p>
          </table:table-cell>
          <table:table-cell office:value-type="float" office:value="2182776" calcext:value-type="float">
            <text:p>2182776</text:p>
          </table:table-cell>
          <table:table-cell office:value-type="float" office:value="2331550" calcext:value-type="float">
            <text:p>2331550</text:p>
          </table:table-cell>
          <table:table-cell office:value-type="float" office:value="2220774" calcext:value-type="float">
            <text:p>2220774</text:p>
          </table:table-cell>
          <table:table-cell office:value-type="float" office:value="2818787" calcext:value-type="float">
            <text:p>2818787</text:p>
          </table:table-cell>
          <table:table-cell office:value-type="float" office:value="2278938" calcext:value-type="float">
            <text:p>2278938</text:p>
          </table:table-cell>
          <table:table-cell office:value-type="float" office:value="2108245" calcext:value-type="float">
            <text:p>2108245</text:p>
          </table:table-cell>
          <table:table-cell office:value-type="float" office:value="2140396" calcext:value-type="float">
            <text:p>2140396</text:p>
          </table:table-cell>
          <table:table-cell table:formula="of:=MIN([.A813:.J813])" office:value-type="float" office:value="2108245" calcext:value-type="float">
            <text:p>2108245</text:p>
          </table:table-cell>
        </table:table-row>
        <table:table-row table:style-name="ro1">
          <table:table-cell office:value-type="float" office:value="2134257" calcext:value-type="float">
            <text:p>2134257</text:p>
          </table:table-cell>
          <table:table-cell office:value-type="float" office:value="2151795" calcext:value-type="float">
            <text:p>2151795</text:p>
          </table:table-cell>
          <table:table-cell office:value-type="float" office:value="2354347" calcext:value-type="float">
            <text:p>2354347</text:p>
          </table:table-cell>
          <table:table-cell office:value-type="float" office:value="2144195" calcext:value-type="float">
            <text:p>2144195</text:p>
          </table:table-cell>
          <table:table-cell office:value-type="float" office:value="2313720" calcext:value-type="float">
            <text:p>2313720</text:p>
          </table:table-cell>
          <table:table-cell office:value-type="float" office:value="2225451" calcext:value-type="float">
            <text:p>2225451</text:p>
          </table:table-cell>
          <table:table-cell office:value-type="float" office:value="2256725" calcext:value-type="float">
            <text:p>2256725</text:p>
          </table:table-cell>
          <table:table-cell office:value-type="float" office:value="3336422" calcext:value-type="float">
            <text:p>3336422</text:p>
          </table:table-cell>
          <table:table-cell office:value-type="float" office:value="3113994" calcext:value-type="float">
            <text:p>3113994</text:p>
          </table:table-cell>
          <table:table-cell office:value-type="float" office:value="2795989" calcext:value-type="float">
            <text:p>2795989</text:p>
          </table:table-cell>
          <table:table-cell table:formula="of:=MIN([.A814:.J814])" office:value-type="float" office:value="2134257" calcext:value-type="float">
            <text:p>2134257</text:p>
          </table:table-cell>
        </table:table-row>
        <table:table-row table:style-name="ro1">
          <table:table-cell office:value-type="float" office:value="2900919" calcext:value-type="float">
            <text:p>2900919</text:p>
          </table:table-cell>
          <table:table-cell office:value-type="float" office:value="2489382" calcext:value-type="float">
            <text:p>2489382</text:p>
          </table:table-cell>
          <table:table-cell office:value-type="float" office:value="2326288" calcext:value-type="float">
            <text:p>2326288</text:p>
          </table:table-cell>
          <table:table-cell office:value-type="float" office:value="2101522" calcext:value-type="float">
            <text:p>2101522</text:p>
          </table:table-cell>
          <table:table-cell office:value-type="float" office:value="2360193" calcext:value-type="float">
            <text:p>2360193</text:p>
          </table:table-cell>
          <table:table-cell office:value-type="float" office:value="2417189" calcext:value-type="float">
            <text:p>2417189</text:p>
          </table:table-cell>
          <table:table-cell office:value-type="float" office:value="2161148" calcext:value-type="float">
            <text:p>2161148</text:p>
          </table:table-cell>
          <table:table-cell office:value-type="float" office:value="2302029" calcext:value-type="float">
            <text:p>2302029</text:p>
          </table:table-cell>
          <table:table-cell office:value-type="float" office:value="2377731" calcext:value-type="float">
            <text:p>2377731</text:p>
          </table:table-cell>
          <table:table-cell office:value-type="float" office:value="2418065" calcext:value-type="float">
            <text:p>2418065</text:p>
          </table:table-cell>
          <table:table-cell table:formula="of:=MIN([.A815:.J815])" office:value-type="float" office:value="2101522" calcext:value-type="float">
            <text:p>2101522</text:p>
          </table:table-cell>
        </table:table-row>
        <table:table-row table:style-name="ro1">
          <table:table-cell office:value-type="float" office:value="2499028" calcext:value-type="float">
            <text:p>2499028</text:p>
          </table:table-cell>
          <table:table-cell office:value-type="float" office:value="2789850" calcext:value-type="float">
            <text:p>2789850</text:p>
          </table:table-cell>
          <table:table-cell office:value-type="float" office:value="2184823" calcext:value-type="float">
            <text:p>2184823</text:p>
          </table:table-cell>
          <table:table-cell office:value-type="float" office:value="2772898" calcext:value-type="float">
            <text:p>2772898</text:p>
          </table:table-cell>
          <table:table-cell office:value-type="float" office:value="2845384" calcext:value-type="float">
            <text:p>2845384</text:p>
          </table:table-cell>
          <table:table-cell office:value-type="float" office:value="3196710" calcext:value-type="float">
            <text:p>3196710</text:p>
          </table:table-cell>
          <table:table-cell office:value-type="float" office:value="2347333" calcext:value-type="float">
            <text:p>2347333</text:p>
          </table:table-cell>
          <table:table-cell office:value-type="float" office:value="2237434" calcext:value-type="float">
            <text:p>2237434</text:p>
          </table:table-cell>
          <table:table-cell office:value-type="float" office:value="2247080" calcext:value-type="float">
            <text:p>2247080</text:p>
          </table:table-cell>
          <table:table-cell office:value-type="float" office:value="2226620" calcext:value-type="float">
            <text:p>2226620</text:p>
          </table:table-cell>
          <table:table-cell table:formula="of:=MIN([.A816:.J816])" office:value-type="float" office:value="2184823" calcext:value-type="float">
            <text:p>2184823</text:p>
          </table:table-cell>
        </table:table-row>
        <table:table-row table:style-name="ro1">
          <table:table-cell office:value-type="float" office:value="2395852" calcext:value-type="float">
            <text:p>2395852</text:p>
          </table:table-cell>
          <table:table-cell office:value-type="float" office:value="2278646" calcext:value-type="float">
            <text:p>2278646</text:p>
          </table:table-cell>
          <table:table-cell office:value-type="float" office:value="2698951" calcext:value-type="float">
            <text:p>2698951</text:p>
          </table:table-cell>
          <table:table-cell office:value-type="float" office:value="2541701" calcext:value-type="float">
            <text:p>2541701</text:p>
          </table:table-cell>
          <table:table-cell office:value-type="float" office:value="2325411" calcext:value-type="float">
            <text:p>2325411</text:p>
          </table:table-cell>
          <table:table-cell office:value-type="float" office:value="2344410" calcext:value-type="float">
            <text:p>2344410</text:p>
          </table:table-cell>
          <table:table-cell office:value-type="float" office:value="2821710" calcext:value-type="float">
            <text:p>2821710</text:p>
          </table:table-cell>
          <table:table-cell office:value-type="float" office:value="2177808" calcext:value-type="float">
            <text:p>2177808</text:p>
          </table:table-cell>
          <table:table-cell office:value-type="float" office:value="2160271" calcext:value-type="float">
            <text:p>2160271</text:p>
          </table:table-cell>
          <table:table-cell office:value-type="float" office:value="2141565" calcext:value-type="float">
            <text:p>2141565</text:p>
          </table:table-cell>
          <table:table-cell table:formula="of:=MIN([.A817:.J817])" office:value-type="float" office:value="2141565" calcext:value-type="float">
            <text:p>2141565</text:p>
          </table:table-cell>
        </table:table-row>
        <table:table-row table:style-name="ro1">
          <table:table-cell office:value-type="float" office:value="2225158" calcext:value-type="float">
            <text:p>2225158</text:p>
          </table:table-cell>
          <table:table-cell office:value-type="float" office:value="2151211" calcext:value-type="float">
            <text:p>2151211</text:p>
          </table:table-cell>
          <table:table-cell office:value-type="float" office:value="2261693" calcext:value-type="float">
            <text:p>2261693</text:p>
          </table:table-cell>
          <table:table-cell office:value-type="float" office:value="2311674" calcext:value-type="float">
            <text:p>2311674</text:p>
          </table:table-cell>
          <table:table-cell office:value-type="float" office:value="2197391" calcext:value-type="float">
            <text:p>2197391</text:p>
          </table:table-cell>
          <table:table-cell office:value-type="float" office:value="2227204" calcext:value-type="float">
            <text:p>2227204</text:p>
          </table:table-cell>
          <table:table-cell office:value-type="float" office:value="2255555" calcext:value-type="float">
            <text:p>2255555</text:p>
          </table:table-cell>
          <table:table-cell office:value-type="float" office:value="2793358" calcext:value-type="float">
            <text:p>2793358</text:p>
          </table:table-cell>
          <table:table-cell office:value-type="float" office:value="2846554" calcext:value-type="float">
            <text:p>2846554</text:p>
          </table:table-cell>
          <table:table-cell office:value-type="float" office:value="2965513" calcext:value-type="float">
            <text:p>2965513</text:p>
          </table:table-cell>
          <table:table-cell table:formula="of:=MIN([.A818:.J818])" office:value-type="float" office:value="2151211" calcext:value-type="float">
            <text:p>2151211</text:p>
          </table:table-cell>
        </table:table-row>
        <table:table-row table:style-name="ro1">
          <table:table-cell office:value-type="float" office:value="2359024" calcext:value-type="float">
            <text:p>2359024</text:p>
          </table:table-cell>
          <table:table-cell office:value-type="float" office:value="1713369" calcext:value-type="float">
            <text:p>1713369</text:p>
          </table:table-cell>
          <table:table-cell office:value-type="float" office:value="1776503" calcext:value-type="float">
            <text:p>1776503</text:p>
          </table:table-cell>
          <table:table-cell office:value-type="float" office:value="1796670" calcext:value-type="float">
            <text:p>1796670</text:p>
          </table:table-cell>
          <table:table-cell office:value-type="float" office:value="1738798" calcext:value-type="float">
            <text:p>1738798</text:p>
          </table:table-cell>
          <table:table-cell office:value-type="float" office:value="1761303" calcext:value-type="float">
            <text:p>1761303</text:p>
          </table:table-cell>
          <table:table-cell office:value-type="float" office:value="1785855" calcext:value-type="float">
            <text:p>1785855</text:p>
          </table:table-cell>
          <table:table-cell office:value-type="float" office:value="1796086" calcext:value-type="float">
            <text:p>1796086</text:p>
          </table:table-cell>
          <table:table-cell office:value-type="float" office:value="1860680" calcext:value-type="float">
            <text:p>1860680</text:p>
          </table:table-cell>
          <table:table-cell office:value-type="float" office:value="1966487" calcext:value-type="float">
            <text:p>1966487</text:p>
          </table:table-cell>
          <table:table-cell table:formula="of:=MIN([.A819:.J819])" office:value-type="float" office:value="1713369" calcext:value-type="float">
            <text:p>1713369</text:p>
          </table:table-cell>
        </table:table-row>
        <table:table-row table:style-name="ro1">
          <table:table-cell office:value-type="float" office:value="2178393" calcext:value-type="float">
            <text:p>2178393</text:p>
          </table:table-cell>
          <table:table-cell office:value-type="float" office:value="2732271" calcext:value-type="float">
            <text:p>2732271</text:p>
          </table:table-cell>
          <table:table-cell office:value-type="float" office:value="2054464" calcext:value-type="float">
            <text:p>2054464</text:p>
          </table:table-cell>
          <table:table-cell office:value-type="float" office:value="2921086" calcext:value-type="float">
            <text:p>2921086</text:p>
          </table:table-cell>
          <table:table-cell office:value-type="float" office:value="2156763" calcext:value-type="float">
            <text:p>2156763</text:p>
          </table:table-cell>
          <table:table-cell office:value-type="float" office:value="2766468" calcext:value-type="float">
            <text:p>2766468</text:p>
          </table:table-cell>
          <table:table-cell office:value-type="float" office:value="2096261" calcext:value-type="float">
            <text:p>2096261</text:p>
          </table:table-cell>
          <table:table-cell office:value-type="float" office:value="2100353" calcext:value-type="float">
            <text:p>2100353</text:p>
          </table:table-cell>
          <table:table-cell office:value-type="float" office:value="2129289" calcext:value-type="float">
            <text:p>2129289</text:p>
          </table:table-cell>
          <table:table-cell office:value-type="float" office:value="2195930" calcext:value-type="float">
            <text:p>2195930</text:p>
          </table:table-cell>
          <table:table-cell table:formula="of:=MIN([.A820:.J820])" office:value-type="float" office:value="2054464" calcext:value-type="float">
            <text:p>2054464</text:p>
          </table:table-cell>
        </table:table-row>
        <table:table-row table:style-name="ro1">
          <table:table-cell office:value-type="float" office:value="2133966" calcext:value-type="float">
            <text:p>2133966</text:p>
          </table:table-cell>
          <table:table-cell office:value-type="float" office:value="2152088" calcext:value-type="float">
            <text:p>2152088</text:p>
          </table:table-cell>
          <table:table-cell office:value-type="float" office:value="2016175" calcext:value-type="float">
            <text:p>2016175</text:p>
          </table:table-cell>
          <table:table-cell office:value-type="float" office:value="2235680" calcext:value-type="float">
            <text:p>2235680</text:p>
          </table:table-cell>
          <table:table-cell office:value-type="float" office:value="2877828" calcext:value-type="float">
            <text:p>2877828</text:p>
          </table:table-cell>
          <table:table-cell office:value-type="float" office:value="2258186" calcext:value-type="float">
            <text:p>2258186</text:p>
          </table:table-cell>
          <table:table-cell office:value-type="float" office:value="2026697" calcext:value-type="float">
            <text:p>2026697</text:p>
          </table:table-cell>
          <table:table-cell office:value-type="float" office:value="2240357" calcext:value-type="float">
            <text:p>2240357</text:p>
          </table:table-cell>
          <table:table-cell office:value-type="float" office:value="2198560" calcext:value-type="float">
            <text:p>2198560</text:p>
          </table:table-cell>
          <table:table-cell office:value-type="float" office:value="2081647" calcext:value-type="float">
            <text:p>2081647</text:p>
          </table:table-cell>
          <table:table-cell table:formula="of:=MIN([.A821:.J821])" office:value-type="float" office:value="2016175" calcext:value-type="float">
            <text:p>2016175</text:p>
          </table:table-cell>
        </table:table-row>
        <table:table-row table:style-name="ro1">
          <table:table-cell office:value-type="float" office:value="2120813" calcext:value-type="float">
            <text:p>2120813</text:p>
          </table:table-cell>
          <table:table-cell office:value-type="float" office:value="2347040" calcext:value-type="float">
            <text:p>2347040</text:p>
          </table:table-cell>
          <table:table-cell office:value-type="float" office:value="3274750" calcext:value-type="float">
            <text:p>3274750</text:p>
          </table:table-cell>
          <table:table-cell office:value-type="float" office:value="2183361" calcext:value-type="float">
            <text:p>2183361</text:p>
          </table:table-cell>
          <table:table-cell office:value-type="float" office:value="2281861" calcext:value-type="float">
            <text:p>2281861</text:p>
          </table:table-cell>
          <table:table-cell office:value-type="float" office:value="2310212" calcext:value-type="float">
            <text:p>2310212</text:p>
          </table:table-cell>
          <table:table-cell office:value-type="float" office:value="2715026" calcext:value-type="float">
            <text:p>2715026</text:p>
          </table:table-cell>
          <table:table-cell office:value-type="float" office:value="2926932" calcext:value-type="float">
            <text:p>2926932</text:p>
          </table:table-cell>
          <table:table-cell office:value-type="float" office:value="2913487" calcext:value-type="float">
            <text:p>2913487</text:p>
          </table:table-cell>
          <table:table-cell office:value-type="float" office:value="2140103" calcext:value-type="float">
            <text:p>2140103</text:p>
          </table:table-cell>
          <table:table-cell table:formula="of:=MIN([.A822:.J822])" office:value-type="float" office:value="2120813" calcext:value-type="float">
            <text:p>2120813</text:p>
          </table:table-cell>
        </table:table-row>
        <table:table-row table:style-name="ro1">
          <table:table-cell office:value-type="float" office:value="2098599" calcext:value-type="float">
            <text:p>2098599</text:p>
          </table:table-cell>
          <table:table-cell office:value-type="float" office:value="2262278" calcext:value-type="float">
            <text:p>2262278</text:p>
          </table:table-cell>
          <table:table-cell office:value-type="float" office:value="2330672" calcext:value-type="float">
            <text:p>2330672</text:p>
          </table:table-cell>
          <table:table-cell office:value-type="float" office:value="2081062" calcext:value-type="float">
            <text:p>2081062</text:p>
          </table:table-cell>
          <table:table-cell office:value-type="float" office:value="2122274" calcext:value-type="float">
            <text:p>2122274</text:p>
          </table:table-cell>
          <table:table-cell office:value-type="float" office:value="2138934" calcext:value-type="float">
            <text:p>2138934</text:p>
          </table:table-cell>
          <table:table-cell office:value-type="float" office:value="2268709" calcext:value-type="float">
            <text:p>2268709</text:p>
          </table:table-cell>
          <table:table-cell office:value-type="float" office:value="2421281" calcext:value-type="float">
            <text:p>2421281</text:p>
          </table:table-cell>
          <table:table-cell office:value-type="float" office:value="2238311" calcext:value-type="float">
            <text:p>2238311</text:p>
          </table:table-cell>
          <table:table-cell office:value-type="float" office:value="2765299" calcext:value-type="float">
            <text:p>2765299</text:p>
          </table:table-cell>
          <table:table-cell table:formula="of:=MIN([.A823:.J823])" office:value-type="float" office:value="2081062" calcext:value-type="float">
            <text:p>2081062</text:p>
          </table:table-cell>
        </table:table-row>
        <table:table-row table:style-name="ro1">
          <table:table-cell office:value-type="float" office:value="2990358" calcext:value-type="float">
            <text:p>2990358</text:p>
          </table:table-cell>
          <table:table-cell office:value-type="float" office:value="2762376" calcext:value-type="float">
            <text:p>2762376</text:p>
          </table:table-cell>
          <table:table-cell office:value-type="float" office:value="2190961" calcext:value-type="float">
            <text:p>2190961</text:p>
          </table:table-cell>
          <table:table-cell office:value-type="float" office:value="2891566" calcext:value-type="float">
            <text:p>2891566</text:p>
          </table:table-cell>
          <table:table-cell office:value-type="float" office:value="2191546" calcext:value-type="float">
            <text:p>2191546</text:p>
          </table:table-cell>
          <table:table-cell office:value-type="float" office:value="2384453" calcext:value-type="float">
            <text:p>2384453</text:p>
          </table:table-cell>
          <table:table-cell office:value-type="float" office:value="2255848" calcext:value-type="float">
            <text:p>2255848</text:p>
          </table:table-cell>
          <table:table-cell office:value-type="float" office:value="2220190" calcext:value-type="float">
            <text:p>2220190</text:p>
          </table:table-cell>
          <table:table-cell office:value-type="float" office:value="2257017" calcext:value-type="float">
            <text:p>2257017</text:p>
          </table:table-cell>
          <table:table-cell office:value-type="float" office:value="2140103" calcext:value-type="float">
            <text:p>2140103</text:p>
          </table:table-cell>
          <table:table-cell table:formula="of:=MIN([.A824:.J824])" office:value-type="float" office:value="2140103" calcext:value-type="float">
            <text:p>2140103</text:p>
          </table:table-cell>
        </table:table-row>
        <table:table-row table:style-name="ro1">
          <table:table-cell office:value-type="float" office:value="2221066" calcext:value-type="float">
            <text:p>2221066</text:p>
          </table:table-cell>
          <table:table-cell office:value-type="float" office:value="2192423" calcext:value-type="float">
            <text:p>2192423</text:p>
          </table:table-cell>
          <table:table-cell office:value-type="float" office:value="2131335" calcext:value-type="float">
            <text:p>2131335</text:p>
          </table:table-cell>
          <table:table-cell office:value-type="float" office:value="2321319" calcext:value-type="float">
            <text:p>2321319</text:p>
          </table:table-cell>
          <table:table-cell office:value-type="float" office:value="2664461" calcext:value-type="float">
            <text:p>2664461</text:p>
          </table:table-cell>
          <table:table-cell office:value-type="float" office:value="2552516" calcext:value-type="float">
            <text:p>2552516</text:p>
          </table:table-cell>
          <table:table-cell office:value-type="float" office:value="2139227" calcext:value-type="float">
            <text:p>2139227</text:p>
          </table:table-cell>
          <table:table-cell office:value-type="float" office:value="2140103" calcext:value-type="float">
            <text:p>2140103</text:p>
          </table:table-cell>
          <table:table-cell office:value-type="float" office:value="2179854" calcext:value-type="float">
            <text:p>2179854</text:p>
          </table:table-cell>
          <table:table-cell office:value-type="float" office:value="2101815" calcext:value-type="float">
            <text:p>2101815</text:p>
          </table:table-cell>
          <table:table-cell table:formula="of:=MIN([.A825:.J825])" office:value-type="float" office:value="2101815" calcext:value-type="float">
            <text:p>2101815</text:p>
          </table:table-cell>
        </table:table-row>
        <table:table-row table:style-name="ro1">
          <table:table-cell office:value-type="float" office:value="2147995" calcext:value-type="float">
            <text:p>2147995</text:p>
          </table:table-cell>
          <table:table-cell office:value-type="float" office:value="2116428" calcext:value-type="float">
            <text:p>2116428</text:p>
          </table:table-cell>
          <table:table-cell office:value-type="float" office:value="2711811" calcext:value-type="float">
            <text:p>2711811</text:p>
          </table:table-cell>
          <table:table-cell office:value-type="float" office:value="2197975" calcext:value-type="float">
            <text:p>2197975</text:p>
          </table:table-cell>
          <table:table-cell office:value-type="float" office:value="2143318" calcext:value-type="float">
            <text:p>2143318</text:p>
          </table:table-cell>
          <table:table-cell office:value-type="float" office:value="2152379" calcext:value-type="float">
            <text:p>2152379</text:p>
          </table:table-cell>
          <table:table-cell office:value-type="float" office:value="3019878" calcext:value-type="float">
            <text:p>3019878</text:p>
          </table:table-cell>
          <table:table-cell office:value-type="float" office:value="2725256" calcext:value-type="float">
            <text:p>2725256</text:p>
          </table:table-cell>
          <table:table-cell office:value-type="float" office:value="2446125" calcext:value-type="float">
            <text:p>2446125</text:p>
          </table:table-cell>
          <table:table-cell office:value-type="float" office:value="2282446" calcext:value-type="float">
            <text:p>2282446</text:p>
          </table:table-cell>
          <table:table-cell table:formula="of:=MIN([.A826:.J826])" office:value-type="float" office:value="2116428" calcext:value-type="float">
            <text:p>2116428</text:p>
          </table:table-cell>
        </table:table-row>
        <table:table-row table:style-name="ro1">
          <table:table-cell office:value-type="float" office:value="2136596" calcext:value-type="float">
            <text:p>2136596</text:p>
          </table:table-cell>
          <table:table-cell office:value-type="float" office:value="2105614" calcext:value-type="float">
            <text:p>2105614</text:p>
          </table:table-cell>
          <table:table-cell office:value-type="float" office:value="2238603" calcext:value-type="float">
            <text:p>2238603</text:p>
          </table:table-cell>
          <table:table-cell office:value-type="float" office:value="2180439" calcext:value-type="float">
            <text:p>2180439</text:p>
          </table:table-cell>
          <table:table-cell office:value-type="float" office:value="2143611" calcext:value-type="float">
            <text:p>2143611</text:p>
          </table:table-cell>
          <table:table-cell office:value-type="float" office:value="2117305" calcext:value-type="float">
            <text:p>2117305</text:p>
          </table:table-cell>
          <table:table-cell office:value-type="float" office:value="2343825" calcext:value-type="float">
            <text:p>2343825</text:p>
          </table:table-cell>
          <table:table-cell office:value-type="float" office:value="2251756" calcext:value-type="float">
            <text:p>2251756</text:p>
          </table:table-cell>
          <table:table-cell office:value-type="float" office:value="2516273" calcext:value-type="float">
            <text:p>2516273</text:p>
          </table:table-cell>
          <table:table-cell office:value-type="float" office:value="2853861" calcext:value-type="float">
            <text:p>2853861</text:p>
          </table:table-cell>
          <table:table-cell table:formula="of:=MIN([.A827:.J827])" office:value-type="float" office:value="2105614" calcext:value-type="float">
            <text:p>2105614</text:p>
          </table:table-cell>
        </table:table-row>
        <table:table-row table:style-name="ro1">
          <table:table-cell office:value-type="float" office:value="2916702" calcext:value-type="float">
            <text:p>2916702</text:p>
          </table:table-cell>
          <table:table-cell office:value-type="float" office:value="2539656" calcext:value-type="float">
            <text:p>2539656</text:p>
          </table:table-cell>
          <table:table-cell office:value-type="float" office:value="2320150" calcext:value-type="float">
            <text:p>2320150</text:p>
          </table:table-cell>
          <table:table-cell office:value-type="float" office:value="2896827" calcext:value-type="float">
            <text:p>2896827</text:p>
          </table:table-cell>
          <table:table-cell office:value-type="float" office:value="2406958" calcext:value-type="float">
            <text:p>2406958</text:p>
          </table:table-cell>
          <table:table-cell office:value-type="float" office:value="2199437" calcext:value-type="float">
            <text:p>2199437</text:p>
          </table:table-cell>
          <table:table-cell office:value-type="float" office:value="2323658" calcext:value-type="float">
            <text:p>2323658</text:p>
          </table:table-cell>
          <table:table-cell office:value-type="float" office:value="2430634" calcext:value-type="float">
            <text:p>2430634</text:p>
          </table:table-cell>
          <table:table-cell office:value-type="float" office:value="2466000" calcext:value-type="float">
            <text:p>2466000</text:p>
          </table:table-cell>
          <table:table-cell office:value-type="float" office:value="2371592" calcext:value-type="float">
            <text:p>2371592</text:p>
          </table:table-cell>
          <table:table-cell table:formula="of:=MIN([.A828:.J828])" office:value-type="float" office:value="2199437" calcext:value-type="float">
            <text:p>2199437</text:p>
          </table:table-cell>
        </table:table-row>
        <table:table-row table:style-name="ro1">
          <table:table-cell office:value-type="float" office:value="2312843" calcext:value-type="float">
            <text:p>2312843</text:p>
          </table:table-cell>
          <table:table-cell office:value-type="float" office:value="2604835" calcext:value-type="float">
            <text:p>2604835</text:p>
          </table:table-cell>
          <table:table-cell office:value-type="float" office:value="2358439" calcext:value-type="float">
            <text:p>2358439</text:p>
          </table:table-cell>
          <table:table-cell office:value-type="float" office:value="2293260" calcext:value-type="float">
            <text:p>2293260</text:p>
          </table:table-cell>
          <table:table-cell office:value-type="float" office:value="3213955" calcext:value-type="float">
            <text:p>3213955</text:p>
          </table:table-cell>
          <table:table-cell office:value-type="float" office:value="3125685" calcext:value-type="float">
            <text:p>3125685</text:p>
          </table:table-cell>
          <table:table-cell office:value-type="float" office:value="2190084" calcext:value-type="float">
            <text:p>2190084</text:p>
          </table:table-cell>
          <table:table-cell office:value-type="float" office:value="2237434" calcext:value-type="float">
            <text:p>2237434</text:p>
          </table:table-cell>
          <table:table-cell office:value-type="float" office:value="2293844" calcext:value-type="float">
            <text:p>2293844</text:p>
          </table:table-cell>
          <table:table-cell office:value-type="float" office:value="2348502" calcext:value-type="float">
            <text:p>2348502</text:p>
          </table:table-cell>
          <table:table-cell table:formula="of:=MIN([.A829:.J829])" office:value-type="float" office:value="2190084" calcext:value-type="float">
            <text:p>2190084</text:p>
          </table:table-cell>
        </table:table-row>
        <table:table-row table:style-name="ro1">
          <table:table-cell office:value-type="float" office:value="2249710" calcext:value-type="float">
            <text:p>2249710</text:p>
          </table:table-cell>
          <table:table-cell office:value-type="float" office:value="2361070" calcext:value-type="float">
            <text:p>2361070</text:p>
          </table:table-cell>
          <table:table-cell office:value-type="float" office:value="2790435" calcext:value-type="float">
            <text:p>2790435</text:p>
          </table:table-cell>
          <table:table-cell office:value-type="float" office:value="2211421" calcext:value-type="float">
            <text:p>2211421</text:p>
          </table:table-cell>
          <table:table-cell office:value-type="float" office:value="2396728" calcext:value-type="float">
            <text:p>2396728</text:p>
          </table:table-cell>
          <table:table-cell office:value-type="float" office:value="2454601" calcext:value-type="float">
            <text:p>2454601</text:p>
          </table:table-cell>
          <table:table-cell office:value-type="float" office:value="3181512" calcext:value-type="float">
            <text:p>3181512</text:p>
          </table:table-cell>
          <table:table-cell office:value-type="float" office:value="2791604" calcext:value-type="float">
            <text:p>2791604</text:p>
          </table:table-cell>
          <table:table-cell office:value-type="float" office:value="2214635" calcext:value-type="float">
            <text:p>2214635</text:p>
          </table:table-cell>
          <table:table-cell office:value-type="float" office:value="2221358" calcext:value-type="float">
            <text:p>2221358</text:p>
          </table:table-cell>
          <table:table-cell table:formula="of:=MIN([.A830:.J830])" office:value-type="float" office:value="2211421" calcext:value-type="float">
            <text:p>2211421</text:p>
          </table:table-cell>
        </table:table-row>
        <table:table-row table:style-name="ro1">
          <table:table-cell office:value-type="float" office:value="2277185" calcext:value-type="float">
            <text:p>2277185</text:p>
          </table:table-cell>
          <table:table-cell office:value-type="float" office:value="2209667" calcext:value-type="float">
            <text:p>2209667</text:p>
          </table:table-cell>
          <table:table-cell office:value-type="float" office:value="2267831" calcext:value-type="float">
            <text:p>2267831</text:p>
          </table:table-cell>
          <table:table-cell office:value-type="float" office:value="2233634" calcext:value-type="float">
            <text:p>2233634</text:p>
          </table:table-cell>
          <table:table-cell office:value-type="float" office:value="2199729" calcext:value-type="float">
            <text:p>2199729</text:p>
          </table:table-cell>
          <table:table-cell office:value-type="float" office:value="2284199" calcext:value-type="float">
            <text:p>2284199</text:p>
          </table:table-cell>
          <table:table-cell office:value-type="float" office:value="2359609" calcext:value-type="float">
            <text:p>2359609</text:p>
          </table:table-cell>
          <table:table-cell office:value-type="float" office:value="2277477" calcext:value-type="float">
            <text:p>2277477</text:p>
          </table:table-cell>
          <table:table-cell office:value-type="float" office:value="2919332" calcext:value-type="float">
            <text:p>2919332</text:p>
          </table:table-cell>
          <table:table-cell office:value-type="float" office:value="2822295" calcext:value-type="float">
            <text:p>2822295</text:p>
          </table:table-cell>
          <table:table-cell table:formula="of:=MIN([.A831:.J831])" office:value-type="float" office:value="2199729" calcext:value-type="float">
            <text:p>2199729</text:p>
          </table:table-cell>
        </table:table-row>
        <table:table-row table:style-name="ro1">
          <table:table-cell office:value-type="float" office:value="2845385" calcext:value-type="float">
            <text:p>2845385</text:p>
          </table:table-cell>
          <table:table-cell office:value-type="float" office:value="2197683" calcext:value-type="float">
            <text:p>2197683</text:p>
          </table:table-cell>
          <table:table-cell office:value-type="float" office:value="2248248" calcext:value-type="float">
            <text:p>2248248</text:p>
          </table:table-cell>
          <table:table-cell office:value-type="float" office:value="2991819" calcext:value-type="float">
            <text:p>2991819</text:p>
          </table:table-cell>
          <table:table-cell office:value-type="float" office:value="2195053" calcext:value-type="float">
            <text:p>2195053</text:p>
          </table:table-cell>
          <table:table-cell office:value-type="float" office:value="2226912" calcext:value-type="float">
            <text:p>2226912</text:p>
          </table:table-cell>
          <table:table-cell office:value-type="float" office:value="2281569" calcext:value-type="float">
            <text:p>2281569</text:p>
          </table:table-cell>
          <table:table-cell office:value-type="float" office:value="2245618" calcext:value-type="float">
            <text:p>2245618</text:p>
          </table:table-cell>
          <table:table-cell office:value-type="float" office:value="2328042" calcext:value-type="float">
            <text:p>2328042</text:p>
          </table:table-cell>
          <table:table-cell office:value-type="float" office:value="2363116" calcext:value-type="float">
            <text:p>2363116</text:p>
          </table:table-cell>
          <table:table-cell table:formula="of:=MIN([.A832:.J832])" office:value-type="float" office:value="2195053" calcext:value-type="float">
            <text:p>2195053</text:p>
          </table:table-cell>
        </table:table-row>
        <table:table-row table:style-name="ro1">
          <table:table-cell office:value-type="float" office:value="2398190" calcext:value-type="float">
            <text:p>2398190</text:p>
          </table:table-cell>
          <table:table-cell office:value-type="float" office:value="2811188" calcext:value-type="float">
            <text:p>2811188</text:p>
          </table:table-cell>
          <table:table-cell office:value-type="float" office:value="2114382" calcext:value-type="float">
            <text:p>2114382</text:p>
          </table:table-cell>
          <table:table-cell office:value-type="float" office:value="2336519" calcext:value-type="float">
            <text:p>2336519</text:p>
          </table:table-cell>
          <table:table-cell office:value-type="float" office:value="2928101" calcext:value-type="float">
            <text:p>2928101</text:p>
          </table:table-cell>
          <table:table-cell office:value-type="float" office:value="2804465" calcext:value-type="float">
            <text:p>2804465</text:p>
          </table:table-cell>
          <table:table-cell office:value-type="float" office:value="2133965" calcext:value-type="float">
            <text:p>2133965</text:p>
          </table:table-cell>
          <table:table-cell office:value-type="float" office:value="2105322" calcext:value-type="float">
            <text:p>2105322</text:p>
          </table:table-cell>
          <table:table-cell office:value-type="float" office:value="2198852" calcext:value-type="float">
            <text:p>2198852</text:p>
          </table:table-cell>
          <table:table-cell office:value-type="float" office:value="2260524" calcext:value-type="float">
            <text:p>2260524</text:p>
          </table:table-cell>
          <table:table-cell table:formula="of:=MIN([.A833:.J833])" office:value-type="float" office:value="2105322" calcext:value-type="float">
            <text:p>2105322</text:p>
          </table:table-cell>
        </table:table-row>
        <table:table-row table:style-name="ro1">
          <table:table-cell office:value-type="float" office:value="2219897" calcext:value-type="float">
            <text:p>2219897</text:p>
          </table:table-cell>
          <table:table-cell office:value-type="float" office:value="2181608" calcext:value-type="float">
            <text:p>2181608</text:p>
          </table:table-cell>
          <table:table-cell office:value-type="float" office:value="2308166" calcext:value-type="float">
            <text:p>2308166</text:p>
          </table:table-cell>
          <table:table-cell office:value-type="float" office:value="2205283" calcext:value-type="float">
            <text:p>2205283</text:p>
          </table:table-cell>
          <table:table-cell office:value-type="float" office:value="2352594" calcext:value-type="float">
            <text:p>2352594</text:p>
          </table:table-cell>
          <table:table-cell office:value-type="float" office:value="2182485" calcext:value-type="float">
            <text:p>2182485</text:p>
          </table:table-cell>
          <table:table-cell office:value-type="float" office:value="2926640" calcext:value-type="float">
            <text:p>2926640</text:p>
          </table:table-cell>
          <table:table-cell office:value-type="float" office:value="2103276" calcext:value-type="float">
            <text:p>2103276</text:p>
          </table:table-cell>
          <table:table-cell office:value-type="float" office:value="2109998" calcext:value-type="float">
            <text:p>2109998</text:p>
          </table:table-cell>
          <table:table-cell office:value-type="float" office:value="2173131" calcext:value-type="float">
            <text:p>2173131</text:p>
          </table:table-cell>
          <table:table-cell table:formula="of:=MIN([.A834:.J834])" office:value-type="float" office:value="2103276" calcext:value-type="float">
            <text:p>2103276</text:p>
          </table:table-cell>
        </table:table-row>
        <table:table-row table:style-name="ro1">
          <table:table-cell office:value-type="float" office:value="1726521" calcext:value-type="float">
            <text:p>1726521</text:p>
          </table:table-cell>
          <table:table-cell office:value-type="float" office:value="1708107" calcext:value-type="float">
            <text:p>1708107</text:p>
          </table:table-cell>
          <table:table-cell office:value-type="float" office:value="2088076" calcext:value-type="float">
            <text:p>2088076</text:p>
          </table:table-cell>
          <table:table-cell office:value-type="float" office:value="1715999" calcext:value-type="float">
            <text:p>1715999</text:p>
          </table:table-cell>
          <table:table-cell office:value-type="float" office:value="1813622" calcext:value-type="float">
            <text:p>1813622</text:p>
          </table:table-cell>
          <table:table-cell office:value-type="float" office:value="1697586" calcext:value-type="float">
            <text:p>1697586</text:p>
          </table:table-cell>
          <table:table-cell office:value-type="float" office:value="1823853" calcext:value-type="float">
            <text:p>1823853</text:p>
          </table:table-cell>
          <table:table-cell office:value-type="float" office:value="2639909" calcext:value-type="float">
            <text:p>2639909</text:p>
          </table:table-cell>
          <table:table-cell office:value-type="float" office:value="2572684" calcext:value-type="float">
            <text:p>2572684</text:p>
          </table:table-cell>
          <table:table-cell office:value-type="float" office:value="2346456" calcext:value-type="float">
            <text:p>2346456</text:p>
          </table:table-cell>
          <table:table-cell table:formula="of:=MIN([.A835:.J835])" office:value-type="float" office:value="1697586" calcext:value-type="float">
            <text:p>1697586</text:p>
          </table:table-cell>
        </table:table-row>
        <table:table-row table:style-name="ro1">
          <table:table-cell office:value-type="float" office:value="2341779" calcext:value-type="float">
            <text:p>2341779</text:p>
          </table:table-cell>
          <table:table-cell office:value-type="float" office:value="2062063" calcext:value-type="float">
            <text:p>2062063</text:p>
          </table:table-cell>
          <table:table-cell office:value-type="float" office:value="2519488" calcext:value-type="float">
            <text:p>2519488</text:p>
          </table:table-cell>
          <table:table-cell office:value-type="float" office:value="2077554" calcext:value-type="float">
            <text:p>2077554</text:p>
          </table:table-cell>
          <table:table-cell office:value-type="float" office:value="2149457" calcext:value-type="float">
            <text:p>2149457</text:p>
          </table:table-cell>
          <table:table-cell office:value-type="float" office:value="2269585" calcext:value-type="float">
            <text:p>2269585</text:p>
          </table:table-cell>
          <table:table-cell office:value-type="float" office:value="2156763" calcext:value-type="float">
            <text:p>2156763</text:p>
          </table:table-cell>
          <table:table-cell office:value-type="float" office:value="2271047" calcext:value-type="float">
            <text:p>2271047</text:p>
          </table:table-cell>
          <table:table-cell office:value-type="float" office:value="2328334" calcext:value-type="float">
            <text:p>2328334</text:p>
          </table:table-cell>
          <table:table-cell office:value-type="float" office:value="2197099" calcext:value-type="float">
            <text:p>2197099</text:p>
          </table:table-cell>
          <table:table-cell table:formula="of:=MIN([.A836:.J836])" office:value-type="float" office:value="2062063" calcext:value-type="float">
            <text:p>2062063</text:p>
          </table:table-cell>
        </table:table-row>
        <table:table-row table:style-name="ro1">
          <table:table-cell office:value-type="float" office:value="2445248" calcext:value-type="float">
            <text:p>2445248</text:p>
          </table:table-cell>
          <table:table-cell office:value-type="float" office:value="3381726" calcext:value-type="float">
            <text:p>3381726</text:p>
          </table:table-cell>
          <table:table-cell office:value-type="float" office:value="2250879" calcext:value-type="float">
            <text:p>2250879</text:p>
          </table:table-cell>
          <table:table-cell office:value-type="float" office:value="2684629" calcext:value-type="float">
            <text:p>2684629</text:p>
          </table:table-cell>
          <table:table-cell office:value-type="float" office:value="2681998" calcext:value-type="float">
            <text:p>2681998</text:p>
          </table:table-cell>
          <table:table-cell office:value-type="float" office:value="2810018" calcext:value-type="float">
            <text:p>2810018</text:p>
          </table:table-cell>
          <table:table-cell office:value-type="float" office:value="2250002" calcext:value-type="float">
            <text:p>2250002</text:p>
          </table:table-cell>
          <table:table-cell office:value-type="float" office:value="2193884" calcext:value-type="float">
            <text:p>2193884</text:p>
          </table:table-cell>
          <table:table-cell office:value-type="float" office:value="2230419" calcext:value-type="float">
            <text:p>2230419</text:p>
          </table:table-cell>
          <table:table-cell office:value-type="float" office:value="2125782" calcext:value-type="float">
            <text:p>2125782</text:p>
          </table:table-cell>
          <table:table-cell table:formula="of:=MIN([.A837:.J837])" office:value-type="float" office:value="2125782" calcext:value-type="float">
            <text:p>2125782</text:p>
          </table:table-cell>
        </table:table-row>
        <table:table-row table:style-name="ro1">
          <table:table-cell office:value-type="float" office:value="2367208" calcext:value-type="float">
            <text:p>2367208</text:p>
          </table:table-cell>
          <table:table-cell office:value-type="float" office:value="2499905" calcext:value-type="float">
            <text:p>2499905</text:p>
          </table:table-cell>
          <table:table-cell office:value-type="float" office:value="2173131" calcext:value-type="float">
            <text:p>2173131</text:p>
          </table:table-cell>
          <table:table-cell office:value-type="float" office:value="2311966" calcext:value-type="float">
            <text:p>2311966</text:p>
          </table:table-cell>
          <table:table-cell office:value-type="float" office:value="2218144" calcext:value-type="float">
            <text:p>2218144</text:p>
          </table:table-cell>
          <table:table-cell office:value-type="float" office:value="2255847" calcext:value-type="float">
            <text:p>2255847</text:p>
          </table:table-cell>
          <table:table-cell office:value-type="float" office:value="2281276" calcext:value-type="float">
            <text:p>2281276</text:p>
          </table:table-cell>
          <table:table-cell office:value-type="float" office:value="2322781" calcext:value-type="float">
            <text:p>2322781</text:p>
          </table:table-cell>
          <table:table-cell office:value-type="float" office:value="2247664" calcext:value-type="float">
            <text:p>2247664</text:p>
          </table:table-cell>
          <table:table-cell office:value-type="float" office:value="2112629" calcext:value-type="float">
            <text:p>2112629</text:p>
          </table:table-cell>
          <table:table-cell table:formula="of:=MIN([.A838:.J838])" office:value-type="float" office:value="2112629" calcext:value-type="float">
            <text:p>2112629</text:p>
          </table:table-cell>
        </table:table-row>
        <table:table-row table:style-name="ro1">
          <table:table-cell office:value-type="float" office:value="2197975" calcext:value-type="float">
            <text:p>2197975</text:p>
          </table:table-cell>
          <table:table-cell office:value-type="float" office:value="2302905" calcext:value-type="float">
            <text:p>2302905</text:p>
          </table:table-cell>
          <table:table-cell office:value-type="float" office:value="2797158" calcext:value-type="float">
            <text:p>2797158</text:p>
          </table:table-cell>
          <table:table-cell office:value-type="float" office:value="2244156" calcext:value-type="float">
            <text:p>2244156</text:p>
          </table:table-cell>
          <table:table-cell office:value-type="float" office:value="2146534" calcext:value-type="float">
            <text:p>2146534</text:p>
          </table:table-cell>
          <table:table-cell office:value-type="float" office:value="2211128" calcext:value-type="float">
            <text:p>2211128</text:p>
          </table:table-cell>
          <table:table-cell office:value-type="float" office:value="3181511" calcext:value-type="float">
            <text:p>3181511</text:p>
          </table:table-cell>
          <table:table-cell office:value-type="float" office:value="2907349" calcext:value-type="float">
            <text:p>2907349</text:p>
          </table:table-cell>
          <table:table-cell office:value-type="float" office:value="2800373" calcext:value-type="float">
            <text:p>2800373</text:p>
          </table:table-cell>
          <table:table-cell office:value-type="float" office:value="2129289" calcext:value-type="float">
            <text:p>2129289</text:p>
          </table:table-cell>
          <table:table-cell table:formula="of:=MIN([.A839:.J839])" office:value-type="float" office:value="2129289" calcext:value-type="float">
            <text:p>2129289</text:p>
          </table:table-cell>
        </table:table-row>
        <table:table-row table:style-name="ro1">
          <table:table-cell office:value-type="float" office:value="2107075" calcext:value-type="float">
            <text:p>2107075</text:p>
          </table:table-cell>
          <table:table-cell office:value-type="float" office:value="2152964" calcext:value-type="float">
            <text:p>2152964</text:p>
          </table:table-cell>
          <table:table-cell office:value-type="float" office:value="2181900" calcext:value-type="float">
            <text:p>2181900</text:p>
          </table:table-cell>
          <table:table-cell office:value-type="float" office:value="2114090" calcext:value-type="float">
            <text:p>2114090</text:p>
          </table:table-cell>
          <table:table-cell office:value-type="float" office:value="2049788" calcext:value-type="float">
            <text:p>2049788</text:p>
          </table:table-cell>
          <table:table-cell office:value-type="float" office:value="2081062" calcext:value-type="float">
            <text:p>2081062</text:p>
          </table:table-cell>
          <table:table-cell office:value-type="float" office:value="2256140" calcext:value-type="float">
            <text:p>2256140</text:p>
          </table:table-cell>
          <table:table-cell office:value-type="float" office:value="2211129" calcext:value-type="float">
            <text:p>2211129</text:p>
          </table:table-cell>
          <table:table-cell office:value-type="float" office:value="2234511" calcext:value-type="float">
            <text:p>2234511</text:p>
          </table:table-cell>
          <table:table-cell office:value-type="float" office:value="3298425" calcext:value-type="float">
            <text:p>3298425</text:p>
          </table:table-cell>
          <table:table-cell table:formula="of:=MIN([.A840:.J840])" office:value-type="float" office:value="2049788" calcext:value-type="float">
            <text:p>2049788</text:p>
          </table:table-cell>
        </table:table-row>
        <table:table-row table:style-name="ro1">
          <table:table-cell office:value-type="float" office:value="2273093" calcext:value-type="float">
            <text:p>2273093</text:p>
          </table:table-cell>
          <table:table-cell office:value-type="float" office:value="2258186" calcext:value-type="float">
            <text:p>2258186</text:p>
          </table:table-cell>
          <table:table-cell office:value-type="float" office:value="1690278" calcext:value-type="float">
            <text:p>1690278</text:p>
          </table:table-cell>
          <table:table-cell office:value-type="float" office:value="1657834" calcext:value-type="float">
            <text:p>1657834</text:p>
          </table:table-cell>
          <table:table-cell office:value-type="float" office:value="1647605" calcext:value-type="float">
            <text:p>1647605</text:p>
          </table:table-cell>
          <table:table-cell office:value-type="float" office:value="1632699" calcext:value-type="float">
            <text:p>1632699</text:p>
          </table:table-cell>
          <table:table-cell office:value-type="float" office:value="1720383" calcext:value-type="float">
            <text:p>1720383</text:p>
          </table:table-cell>
          <table:table-cell office:value-type="float" office:value="1688233" calcext:value-type="float">
            <text:p>1688233</text:p>
          </table:table-cell>
          <table:table-cell office:value-type="float" office:value="1706938" calcext:value-type="float">
            <text:p>1706938</text:p>
          </table:table-cell>
          <table:table-cell office:value-type="float" office:value="1794623" calcext:value-type="float">
            <text:p>1794623</text:p>
          </table:table-cell>
          <table:table-cell table:formula="of:=MIN([.A841:.J841])" office:value-type="float" office:value="1632699" calcext:value-type="float">
            <text:p>1632699</text:p>
          </table:table-cell>
        </table:table-row>
        <table:table-row table:style-name="ro1">
          <table:table-cell office:value-type="float" office:value="1769195" calcext:value-type="float">
            <text:p>1769195</text:p>
          </table:table-cell>
          <table:table-cell office:value-type="float" office:value="1785271" calcext:value-type="float">
            <text:p>1785271</text:p>
          </table:table-cell>
          <table:table-cell office:value-type="float" office:value="1662219" calcext:value-type="float">
            <text:p>1662219</text:p>
          </table:table-cell>
          <table:table-cell office:value-type="float" office:value="2558654" calcext:value-type="float">
            <text:p>2558654</text:p>
          </table:table-cell>
          <table:table-cell office:value-type="float" office:value="2565377" calcext:value-type="float">
            <text:p>2565377</text:p>
          </table:table-cell>
          <table:table-cell office:value-type="float" office:value="2455770" calcext:value-type="float">
            <text:p>2455770</text:p>
          </table:table-cell>
          <table:table-cell office:value-type="float" office:value="1692616" calcext:value-type="float">
            <text:p>1692616</text:p>
          </table:table-cell>
          <table:table-cell office:value-type="float" office:value="1890785" calcext:value-type="float">
            <text:p>1890785</text:p>
          </table:table-cell>
          <table:table-cell office:value-type="float" office:value="1784394" calcext:value-type="float">
            <text:p>1784394</text:p>
          </table:table-cell>
          <table:table-cell office:value-type="float" office:value="1735582" calcext:value-type="float">
            <text:p>1735582</text:p>
          </table:table-cell>
          <table:table-cell table:formula="of:=MIN([.A842:.J842])" office:value-type="float" office:value="1662219" calcext:value-type="float">
            <text:p>1662219</text:p>
          </table:table-cell>
        </table:table-row>
        <table:table-row table:style-name="ro1">
          <table:table-cell office:value-type="float" office:value="1637375" calcext:value-type="float">
            <text:p>1637375</text:p>
          </table:table-cell>
          <table:table-cell office:value-type="float" office:value="1679464" calcext:value-type="float">
            <text:p>1679464</text:p>
          </table:table-cell>
          <table:table-cell office:value-type="float" office:value="1585056" calcext:value-type="float">
            <text:p>1585056</text:p>
          </table:table-cell>
          <table:table-cell office:value-type="float" office:value="1709277" calcext:value-type="float">
            <text:p>1709277</text:p>
          </table:table-cell>
          <table:table-cell office:value-type="float" office:value="1969117" calcext:value-type="float">
            <text:p>1969117</text:p>
          </table:table-cell>
          <table:table-cell office:value-type="float" office:value="1797839" calcext:value-type="float">
            <text:p>1797839</text:p>
          </table:table-cell>
          <table:table-cell office:value-type="float" office:value="2017636" calcext:value-type="float">
            <text:p>2017636</text:p>
          </table:table-cell>
          <table:table-cell office:value-type="float" office:value="1734413" calcext:value-type="float">
            <text:p>1734413</text:p>
          </table:table-cell>
          <table:table-cell office:value-type="float" office:value="1775041" calcext:value-type="float">
            <text:p>1775041</text:p>
          </table:table-cell>
          <table:table-cell office:value-type="float" office:value="1635329" calcext:value-type="float">
            <text:p>1635329</text:p>
          </table:table-cell>
          <table:table-cell table:formula="of:=MIN([.A843:.J843])" office:value-type="float" office:value="1585056" calcext:value-type="float">
            <text:p>1585056</text:p>
          </table:table-cell>
        </table:table-row>
        <table:table-row table:style-name="ro1">
          <table:table-cell office:value-type="float" office:value="1727690" calcext:value-type="float">
            <text:p>1727690</text:p>
          </table:table-cell>
          <table:table-cell office:value-type="float" office:value="1654035" calcext:value-type="float">
            <text:p>1654035</text:p>
          </table:table-cell>
          <table:table-cell office:value-type="float" office:value="2556023" calcext:value-type="float">
            <text:p>2556023</text:p>
          </table:table-cell>
          <table:table-cell office:value-type="float" office:value="1647313" calcext:value-type="float">
            <text:p>1647313</text:p>
          </table:table-cell>
          <table:table-cell office:value-type="float" office:value="1752243" calcext:value-type="float">
            <text:p>1752243</text:p>
          </table:table-cell>
          <table:table-cell office:value-type="float" office:value="1799885" calcext:value-type="float">
            <text:p>1799885</text:p>
          </table:table-cell>
          <table:table-cell office:value-type="float" office:value="2124904" calcext:value-type="float">
            <text:p>2124904</text:p>
          </table:table-cell>
          <table:table-cell office:value-type="float" office:value="2375976" calcext:value-type="float">
            <text:p>2375976</text:p>
          </table:table-cell>
          <table:table-cell office:value-type="float" office:value="2363116" calcext:value-type="float">
            <text:p>2363116</text:p>
          </table:table-cell>
          <table:table-cell office:value-type="float" office:value="1645267" calcext:value-type="float">
            <text:p>1645267</text:p>
          </table:table-cell>
          <table:table-cell table:formula="of:=MIN([.A844:.J844])" office:value-type="float" office:value="1645267" calcext:value-type="float">
            <text:p>1645267</text:p>
          </table:table-cell>
        </table:table-row>
        <table:table-row table:style-name="ro1">
          <table:table-cell office:value-type="float" office:value="1677126" calcext:value-type="float">
            <text:p>1677126</text:p>
          </table:table-cell>
          <table:table-cell office:value-type="float" office:value="1777963" calcext:value-type="float">
            <text:p>1777963</text:p>
          </table:table-cell>
          <table:table-cell office:value-type="float" office:value="1842851" calcext:value-type="float">
            <text:p>1842851</text:p>
          </table:table-cell>
          <table:table-cell office:value-type="float" office:value="1593825" calcext:value-type="float">
            <text:p>1593825</text:p>
          </table:table-cell>
          <table:table-cell office:value-type="float" office:value="1668357" calcext:value-type="float">
            <text:p>1668357</text:p>
          </table:table-cell>
          <table:table-cell office:value-type="float" office:value="1771241" calcext:value-type="float">
            <text:p>1771241</text:p>
          </table:table-cell>
          <table:table-cell office:value-type="float" office:value="1856003" calcext:value-type="float">
            <text:p>1856003</text:p>
          </table:table-cell>
          <table:table-cell office:value-type="float" office:value="1728568" calcext:value-type="float">
            <text:p>1728568</text:p>
          </table:table-cell>
          <table:table-cell office:value-type="float" office:value="1743182" calcext:value-type="float">
            <text:p>1743182</text:p>
          </table:table-cell>
          <table:table-cell office:value-type="float" office:value="2576483" calcext:value-type="float">
            <text:p>2576483</text:p>
          </table:table-cell>
          <table:table-cell table:formula="of:=MIN([.A845:.J845])" office:value-type="float" office:value="1593825" calcext:value-type="float">
            <text:p>1593825</text:p>
          </table:table-cell>
        </table:table-row>
        <table:table-row table:style-name="ro1">
          <table:table-cell office:value-type="float" office:value="2550470" calcext:value-type="float">
            <text:p>2550470</text:p>
          </table:table-cell>
          <table:table-cell office:value-type="float" office:value="1745228" calcext:value-type="float">
            <text:p>1745228</text:p>
          </table:table-cell>
          <table:table-cell office:value-type="float" office:value="1719800" calcext:value-type="float">
            <text:p>1719800</text:p>
          </table:table-cell>
          <table:table-cell office:value-type="float" office:value="1566349" calcext:value-type="float">
            <text:p>1566349</text:p>
          </table:table-cell>
          <table:table-cell office:value-type="float" office:value="1659881" calcext:value-type="float">
            <text:p>1659881</text:p>
          </table:table-cell>
          <table:table-cell office:value-type="float" office:value="1720968" calcext:value-type="float">
            <text:p>1720968</text:p>
          </table:table-cell>
          <table:table-cell office:value-type="float" office:value="1706354" calcext:value-type="float">
            <text:p>1706354</text:p>
          </table:table-cell>
          <table:table-cell office:value-type="float" office:value="1697001" calcext:value-type="float">
            <text:p>1697001</text:p>
          </table:table-cell>
          <table:table-cell office:value-type="float" office:value="1670988" calcext:value-type="float">
            <text:p>1670988</text:p>
          </table:table-cell>
          <table:table-cell office:value-type="float" office:value="1763641" calcext:value-type="float">
            <text:p>1763641</text:p>
          </table:table-cell>
          <table:table-cell table:formula="of:=MIN([.A846:.J846])" office:value-type="float" office:value="1566349" calcext:value-type="float">
            <text:p>1566349</text:p>
          </table:table-cell>
        </table:table-row>
        <table:table-row table:style-name="ro1">
          <table:table-cell office:value-type="float" office:value="1837590" calcext:value-type="float">
            <text:p>1837590</text:p>
          </table:table-cell>
          <table:table-cell office:value-type="float" office:value="2262571" calcext:value-type="float">
            <text:p>2262571</text:p>
          </table:table-cell>
          <table:table-cell office:value-type="float" office:value="1647605" calcext:value-type="float">
            <text:p>1647605</text:p>
          </table:table-cell>
          <table:table-cell office:value-type="float" office:value="2435018" calcext:value-type="float">
            <text:p>2435018</text:p>
          </table:table-cell>
          <table:table-cell office:value-type="float" office:value="2204406" calcext:value-type="float">
            <text:p>2204406</text:p>
          </table:table-cell>
          <table:table-cell office:value-type="float" office:value="2211129" calcext:value-type="float">
            <text:p>2211129</text:p>
          </table:table-cell>
          <table:table-cell office:value-type="float" office:value="1641175" calcext:value-type="float">
            <text:p>1641175</text:p>
          </table:table-cell>
          <table:table-cell office:value-type="float" office:value="1619253" calcext:value-type="float">
            <text:p>1619253</text:p>
          </table:table-cell>
          <table:table-cell office:value-type="float" office:value="1630068" calcext:value-type="float">
            <text:p>1630068</text:p>
          </table:table-cell>
          <table:table-cell office:value-type="float" office:value="1684140" calcext:value-type="float">
            <text:p>1684140</text:p>
          </table:table-cell>
          <table:table-cell table:formula="of:=MIN([.A847:.J847])" office:value-type="float" office:value="1619253" calcext:value-type="float">
            <text:p>1619253</text:p>
          </table:table-cell>
        </table:table-row>
        <table:table-row table:style-name="ro1">
          <table:table-cell office:value-type="float" office:value="1730321" calcext:value-type="float">
            <text:p>1730321</text:p>
          </table:table-cell>
          <table:table-cell office:value-type="float" office:value="1718630" calcext:value-type="float">
            <text:p>1718630</text:p>
          </table:table-cell>
          <table:table-cell office:value-type="float" office:value="1614285" calcext:value-type="float">
            <text:p>1614285</text:p>
          </table:table-cell>
          <table:table-cell office:value-type="float" office:value="2011498" calcext:value-type="float">
            <text:p>2011498</text:p>
          </table:table-cell>
          <table:table-cell office:value-type="float" office:value="1807776" calcext:value-type="float">
            <text:p>1807776</text:p>
          </table:table-cell>
          <table:table-cell office:value-type="float" office:value="1788486" calcext:value-type="float">
            <text:p>1788486</text:p>
          </table:table-cell>
          <table:table-cell office:value-type="float" office:value="1860973" calcext:value-type="float">
            <text:p>1860973</text:p>
          </table:table-cell>
          <table:table-cell office:value-type="float" office:value="1604347" calcext:value-type="float">
            <text:p>1604347</text:p>
          </table:table-cell>
          <table:table-cell office:value-type="float" office:value="1608439" calcext:value-type="float">
            <text:p>1608439</text:p>
          </table:table-cell>
          <table:table-cell office:value-type="float" office:value="1732659" calcext:value-type="float">
            <text:p>1732659</text:p>
          </table:table-cell>
          <table:table-cell table:formula="of:=MIN([.A848:.J848])" office:value-type="float" office:value="1604347" calcext:value-type="float">
            <text:p>1604347</text:p>
          </table:table-cell>
        </table:table-row>
        <table:table-row table:style-name="ro1">
          <table:table-cell office:value-type="float" office:value="1685602" calcext:value-type="float">
            <text:p>1685602</text:p>
          </table:table-cell>
          <table:table-cell office:value-type="float" office:value="1662804" calcext:value-type="float">
            <text:p>1662804</text:p>
          </table:table-cell>
          <table:table-cell office:value-type="float" office:value="2258771" calcext:value-type="float">
            <text:p>2258771</text:p>
          </table:table-cell>
          <table:table-cell office:value-type="float" office:value="1800762" calcext:value-type="float">
            <text:p>1800762</text:p>
          </table:table-cell>
          <table:table-cell office:value-type="float" office:value="1708108" calcext:value-type="float">
            <text:p>1708108</text:p>
          </table:table-cell>
          <table:table-cell office:value-type="float" office:value="1688525" calcext:value-type="float">
            <text:p>1688525</text:p>
          </table:table-cell>
          <table:table-cell office:value-type="float" office:value="2076386" calcext:value-type="float">
            <text:p>2076386</text:p>
          </table:table-cell>
          <table:table-cell office:value-type="float" office:value="2299398" calcext:value-type="float">
            <text:p>2299398</text:p>
          </table:table-cell>
          <table:table-cell office:value-type="float" office:value="1596748" calcext:value-type="float">
            <text:p>1596748</text:p>
          </table:table-cell>
          <table:table-cell office:value-type="float" office:value="1790239" calcext:value-type="float">
            <text:p>1790239</text:p>
          </table:table-cell>
          <table:table-cell table:formula="of:=MIN([.A849:.J849])" office:value-type="float" office:value="1596748" calcext:value-type="float">
            <text:p>1596748</text:p>
          </table:table-cell>
        </table:table-row>
        <table:table-row table:style-name="ro1">
          <table:table-cell office:value-type="float" office:value="1667188" calcext:value-type="float">
            <text:p>1667188</text:p>
          </table:table-cell>
          <table:table-cell office:value-type="float" office:value="1589441" calcext:value-type="float">
            <text:p>1589441</text:p>
          </table:table-cell>
          <table:table-cell office:value-type="float" office:value="1736459" calcext:value-type="float">
            <text:p>1736459</text:p>
          </table:table-cell>
          <table:table-cell office:value-type="float" office:value="1708692" calcext:value-type="float">
            <text:p>1708692</text:p>
          </table:table-cell>
          <table:table-cell office:value-type="float" office:value="1672449" calcext:value-type="float">
            <text:p>1672449</text:p>
          </table:table-cell>
          <table:table-cell office:value-type="float" office:value="1635037" calcext:value-type="float">
            <text:p>1635037</text:p>
          </table:table-cell>
          <table:table-cell office:value-type="float" office:value="1695248" calcext:value-type="float">
            <text:p>1695248</text:p>
          </table:table-cell>
          <table:table-cell office:value-type="float" office:value="1791994" calcext:value-type="float">
            <text:p>1791994</text:p>
          </table:table-cell>
          <table:table-cell office:value-type="float" office:value="2278062" calcext:value-type="float">
            <text:p>2278062</text:p>
          </table:table-cell>
          <table:table-cell office:value-type="float" office:value="2377438" calcext:value-type="float">
            <text:p>2377438</text:p>
          </table:table-cell>
          <table:table-cell table:formula="of:=MIN([.A850:.J850])" office:value-type="float" office:value="1589441" calcext:value-type="float">
            <text:p>1589441</text:p>
          </table:table-cell>
        </table:table-row>
        <table:table-row table:style-name="ro1">
          <table:table-cell office:value-type="float" office:value="1634745" calcext:value-type="float">
            <text:p>1634745</text:p>
          </table:table-cell>
          <table:table-cell office:value-type="float" office:value="1586517" calcext:value-type="float">
            <text:p>1586517</text:p>
          </table:table-cell>
          <table:table-cell office:value-type="float" office:value="1684433" calcext:value-type="float">
            <text:p>1684433</text:p>
          </table:table-cell>
          <table:table-cell office:value-type="float" office:value="1654035" calcext:value-type="float">
            <text:p>1654035</text:p>
          </table:table-cell>
          <table:table-cell office:value-type="float" office:value="1807192" calcext:value-type="float">
            <text:p>1807192</text:p>
          </table:table-cell>
          <table:table-cell office:value-type="float" office:value="1602886" calcext:value-type="float">
            <text:p>1602886</text:p>
          </table:table-cell>
          <table:table-cell office:value-type="float" office:value="1641759" calcext:value-type="float">
            <text:p>1641759</text:p>
          </table:table-cell>
          <table:table-cell office:value-type="float" office:value="1859803" calcext:value-type="float">
            <text:p>1859803</text:p>
          </table:table-cell>
          <table:table-cell office:value-type="float" office:value="1758673" calcext:value-type="float">
            <text:p>1758673</text:p>
          </table:table-cell>
          <table:table-cell office:value-type="float" office:value="1727398" calcext:value-type="float">
            <text:p>1727398</text:p>
          </table:table-cell>
          <table:table-cell table:formula="of:=MIN([.A851:.J851])" office:value-type="float" office:value="1586517" calcext:value-type="float">
            <text:p>1586517</text:p>
          </table:table-cell>
        </table:table-row>
        <table:table-row table:style-name="ro1">
          <table:table-cell office:value-type="float" office:value="2295891" calcext:value-type="float">
            <text:p>2295891</text:p>
          </table:table-cell>
          <table:table-cell office:value-type="float" office:value="1809238" calcext:value-type="float">
            <text:p>1809238</text:p>
          </table:table-cell>
          <table:table-cell office:value-type="float" office:value="1716876" calcext:value-type="float">
            <text:p>1716876</text:p>
          </table:table-cell>
          <table:table-cell office:value-type="float" office:value="2076677" calcext:value-type="float">
            <text:p>2076677</text:p>
          </table:table-cell>
          <table:table-cell office:value-type="float" office:value="1745520" calcext:value-type="float">
            <text:p>1745520</text:p>
          </table:table-cell>
          <table:table-cell office:value-type="float" office:value="1639128" calcext:value-type="float">
            <text:p>1639128</text:p>
          </table:table-cell>
          <table:table-cell office:value-type="float" office:value="1655497" calcext:value-type="float">
            <text:p>1655497</text:p>
          </table:table-cell>
          <table:table-cell office:value-type="float" office:value="1804854" calcext:value-type="float">
            <text:p>1804854</text:p>
          </table:table-cell>
          <table:table-cell office:value-type="float" office:value="1916798" calcext:value-type="float">
            <text:p>1916798</text:p>
          </table:table-cell>
          <table:table-cell office:value-type="float" office:value="1697001" calcext:value-type="float">
            <text:p>1697001</text:p>
          </table:table-cell>
          <table:table-cell table:formula="of:=MIN([.A852:.J852])" office:value-type="float" office:value="1639128" calcext:value-type="float">
            <text:p>1639128</text:p>
          </table:table-cell>
        </table:table-row>
        <table:table-row table:style-name="ro1">
          <table:table-cell office:value-type="float" office:value="1687940" calcext:value-type="float">
            <text:p>1687940</text:p>
          </table:table-cell>
          <table:table-cell office:value-type="float" office:value="2238019" calcext:value-type="float">
            <text:p>2238019</text:p>
          </table:table-cell>
          <table:table-cell office:value-type="float" office:value="1979932" calcext:value-type="float">
            <text:p>1979932</text:p>
          </table:table-cell>
          <table:table-cell office:value-type="float" office:value="2019098" calcext:value-type="float">
            <text:p>2019098</text:p>
          </table:table-cell>
          <table:table-cell office:value-type="float" office:value="2335349" calcext:value-type="float">
            <text:p>2335349</text:p>
          </table:table-cell>
          <table:table-cell office:value-type="float" office:value="2602205" calcext:value-type="float">
            <text:p>2602205</text:p>
          </table:table-cell>
          <table:table-cell office:value-type="float" office:value="1580672" calcext:value-type="float">
            <text:p>1580672</text:p>
          </table:table-cell>
          <table:table-cell office:value-type="float" office:value="1655497" calcext:value-type="float">
            <text:p>1655497</text:p>
          </table:table-cell>
          <table:table-cell office:value-type="float" office:value="1708692" calcext:value-type="float">
            <text:p>1708692</text:p>
          </table:table-cell>
          <table:table-cell office:value-type="float" office:value="1611946" calcext:value-type="float">
            <text:p>1611946</text:p>
          </table:table-cell>
          <table:table-cell table:formula="of:=MIN([.A853:.J853])" office:value-type="float" office:value="1580672" calcext:value-type="float">
            <text:p>1580672</text:p>
          </table:table-cell>
        </table:table-row>
        <table:table-row table:style-name="ro1">
          <table:table-cell office:value-type="float" office:value="1661635" calcext:value-type="float">
            <text:p>1661635</text:p>
          </table:table-cell>
          <table:table-cell office:value-type="float" office:value="1923521" calcext:value-type="float">
            <text:p>1923521</text:p>
          </table:table-cell>
          <table:table-cell office:value-type="float" office:value="2043065" calcext:value-type="float">
            <text:p>2043065</text:p>
          </table:table-cell>
          <table:table-cell office:value-type="float" office:value="1697294" calcext:value-type="float">
            <text:p>1697294</text:p>
          </table:table-cell>
          <table:table-cell office:value-type="float" office:value="1697878" calcext:value-type="float">
            <text:p>1697878</text:p>
          </table:table-cell>
          <table:table-cell office:value-type="float" office:value="1795793" calcext:value-type="float">
            <text:p>1795793</text:p>
          </table:table-cell>
          <table:table-cell office:value-type="float" office:value="2518319" calcext:value-type="float">
            <text:p>2518319</text:p>
          </table:table-cell>
          <table:table-cell office:value-type="float" office:value="1777087" calcext:value-type="float">
            <text:p>1777087</text:p>
          </table:table-cell>
          <table:table-cell office:value-type="float" office:value="1644097" calcext:value-type="float">
            <text:p>1644097</text:p>
          </table:table-cell>
          <table:table-cell office:value-type="float" office:value="1570150" calcext:value-type="float">
            <text:p>1570150</text:p>
          </table:table-cell>
          <table:table-cell table:formula="of:=MIN([.A854:.J854])" office:value-type="float" office:value="1570150" calcext:value-type="float">
            <text:p>1570150</text:p>
          </table:table-cell>
        </table:table-row>
        <table:table-row table:style-name="ro1">
          <table:table-cell office:value-type="float" office:value="1713954" calcext:value-type="float">
            <text:p>1713954</text:p>
          </table:table-cell>
          <table:table-cell office:value-type="float" office:value="1716292" calcext:value-type="float">
            <text:p>1716292</text:p>
          </table:table-cell>
          <table:table-cell office:value-type="float" office:value="2035758" calcext:value-type="float">
            <text:p>2035758</text:p>
          </table:table-cell>
          <table:table-cell office:value-type="float" office:value="1633575" calcext:value-type="float">
            <text:p>1633575</text:p>
          </table:table-cell>
          <table:table-cell office:value-type="float" office:value="1647605" calcext:value-type="float">
            <text:p>1647605</text:p>
          </table:table-cell>
          <table:table-cell office:value-type="float" office:value="1734705" calcext:value-type="float">
            <text:p>1734705</text:p>
          </table:table-cell>
          <table:table-cell office:value-type="float" office:value="1925859" calcext:value-type="float">
            <text:p>1925859</text:p>
          </table:table-cell>
          <table:table-cell office:value-type="float" office:value="2509259" calcext:value-type="float">
            <text:p>2509259</text:p>
          </table:table-cell>
          <table:table-cell office:value-type="float" office:value="1960641" calcext:value-type="float">
            <text:p>1960641</text:p>
          </table:table-cell>
          <table:table-cell office:value-type="float" office:value="1611946" calcext:value-type="float">
            <text:p>1611946</text:p>
          </table:table-cell>
          <table:table-cell table:formula="of:=MIN([.A855:.J855])" office:value-type="float" office:value="1611946" calcext:value-type="float">
            <text:p>1611946</text:p>
          </table:table-cell>
        </table:table-row>
        <table:table-row table:style-name="ro1">
          <table:table-cell office:value-type="float" office:value="1750489" calcext:value-type="float">
            <text:p>1750489</text:p>
          </table:table-cell>
          <table:table-cell office:value-type="float" office:value="1675371" calcext:value-type="float">
            <text:p>1675371</text:p>
          </table:table-cell>
          <table:table-cell office:value-type="float" office:value="1679171" calcext:value-type="float">
            <text:p>1679171</text:p>
          </table:table-cell>
          <table:table-cell office:value-type="float" office:value="1818007" calcext:value-type="float">
            <text:p>1818007</text:p>
          </table:table-cell>
          <table:table-cell office:value-type="float" office:value="1601424" calcext:value-type="float">
            <text:p>1601424</text:p>
          </table:table-cell>
          <table:table-cell office:value-type="float" office:value="1668942" calcext:value-type="float">
            <text:p>1668942</text:p>
          </table:table-cell>
          <table:table-cell office:value-type="float" office:value="1820052" calcext:value-type="float">
            <text:p>1820052</text:p>
          </table:table-cell>
          <table:table-cell office:value-type="float" office:value="1746981" calcext:value-type="float">
            <text:p>1746981</text:p>
          </table:table-cell>
          <table:table-cell office:value-type="float" office:value="2207913" calcext:value-type="float">
            <text:p>2207913</text:p>
          </table:table-cell>
          <table:table-cell office:value-type="float" office:value="2398482" calcext:value-type="float">
            <text:p>2398482</text:p>
          </table:table-cell>
          <table:table-cell table:formula="of:=MIN([.A856:.J856])" office:value-type="float" office:value="1601424" calcext:value-type="float">
            <text:p>1601424</text:p>
          </table:table-cell>
        </table:table-row>
        <table:table-row table:style-name="ro1">
          <table:table-cell office:value-type="float" office:value="2214636" calcext:value-type="float">
            <text:p>2214636</text:p>
          </table:table-cell>
          <table:table-cell office:value-type="float" office:value="1959472" calcext:value-type="float">
            <text:p>1959472</text:p>
          </table:table-cell>
          <table:table-cell office:value-type="float" office:value="1634160" calcext:value-type="float">
            <text:p>1634160</text:p>
          </table:table-cell>
          <table:table-cell office:value-type="float" office:value="1734413" calcext:value-type="float">
            <text:p>1734413</text:p>
          </table:table-cell>
          <table:table-cell office:value-type="float" office:value="1566643" calcext:value-type="float">
            <text:p>1566643</text:p>
          </table:table-cell>
          <table:table-cell office:value-type="float" office:value="1624807" calcext:value-type="float">
            <text:p>1624807</text:p>
          </table:table-cell>
          <table:table-cell office:value-type="float" office:value="1806315" calcext:value-type="float">
            <text:p>1806315</text:p>
          </table:table-cell>
          <table:table-cell office:value-type="float" office:value="1716292" calcext:value-type="float">
            <text:p>1716292</text:p>
          </table:table-cell>
          <table:table-cell office:value-type="float" office:value="1729445" calcext:value-type="float">
            <text:p>1729445</text:p>
          </table:table-cell>
          <table:table-cell office:value-type="float" office:value="1743182" calcext:value-type="float">
            <text:p>1743182</text:p>
          </table:table-cell>
          <table:table-cell table:formula="of:=MIN([.A857:.J857])" office:value-type="float" office:value="1566643" calcext:value-type="float">
            <text:p>1566643</text:p>
          </table:table-cell>
        </table:table-row>
        <table:table-row table:style-name="ro1">
          <table:table-cell office:value-type="float" office:value="1870325" calcext:value-type="float">
            <text:p>1870325</text:p>
          </table:table-cell>
          <table:table-cell office:value-type="float" office:value="1962102" calcext:value-type="float">
            <text:p>1962102</text:p>
          </table:table-cell>
          <table:table-cell office:value-type="float" office:value="1594701" calcext:value-type="float">
            <text:p>1594701</text:p>
          </table:table-cell>
          <table:table-cell office:value-type="float" office:value="2377730" calcext:value-type="float">
            <text:p>2377730</text:p>
          </table:table-cell>
          <table:table-cell office:value-type="float" office:value="1589441" calcext:value-type="float">
            <text:p>1589441</text:p>
          </table:table-cell>
          <table:table-cell office:value-type="float" office:value="2307582" calcext:value-type="float">
            <text:p>2307582</text:p>
          </table:table-cell>
          <table:table-cell office:value-type="float" office:value="1710738" calcext:value-type="float">
            <text:p>1710738</text:p>
          </table:table-cell>
          <table:table-cell office:value-type="float" office:value="1744643" calcext:value-type="float">
            <text:p>1744643</text:p>
          </table:table-cell>
          <table:table-cell office:value-type="float" office:value="1705185" calcext:value-type="float">
            <text:p>1705185</text:p>
          </table:table-cell>
          <table:table-cell office:value-type="float" office:value="1784102" calcext:value-type="float">
            <text:p>1784102</text:p>
          </table:table-cell>
          <table:table-cell table:formula="of:=MIN([.A858:.J858])" office:value-type="float" office:value="1589441" calcext:value-type="float">
            <text:p>1589441</text:p>
          </table:table-cell>
        </table:table-row>
        <table:table-row table:style-name="ro1">
          <table:table-cell office:value-type="float" office:value="1694078" calcext:value-type="float">
            <text:p>1694078</text:p>
          </table:table-cell>
          <table:table-cell office:value-type="float" office:value="1677126" calcext:value-type="float">
            <text:p>1677126</text:p>
          </table:table-cell>
          <table:table-cell office:value-type="float" office:value="1578918" calcext:value-type="float">
            <text:p>1578918</text:p>
          </table:table-cell>
          <table:table-cell office:value-type="float" office:value="1704016" calcext:value-type="float">
            <text:p>1704016</text:p>
          </table:table-cell>
          <table:table-cell office:value-type="float" office:value="2264324" calcext:value-type="float">
            <text:p>2264324</text:p>
          </table:table-cell>
          <table:table-cell office:value-type="float" office:value="1750488" calcext:value-type="float">
            <text:p>1750488</text:p>
          </table:table-cell>
          <table:table-cell office:value-type="float" office:value="2263155" calcext:value-type="float">
            <text:p>2263155</text:p>
          </table:table-cell>
          <table:table-cell office:value-type="float" office:value="1889908" calcext:value-type="float">
            <text:p>1889908</text:p>
          </table:table-cell>
          <table:table-cell office:value-type="float" office:value="1636206" calcext:value-type="float">
            <text:p>1636206</text:p>
          </table:table-cell>
          <table:table-cell office:value-type="float" office:value="1745520" calcext:value-type="float">
            <text:p>1745520</text:p>
          </table:table-cell>
          <table:table-cell table:formula="of:=MIN([.A859:.J859])" office:value-type="float" office:value="1578918" calcext:value-type="float">
            <text:p>1578918</text:p>
          </table:table-cell>
        </table:table-row>
        <table:table-row table:style-name="ro1">
          <table:table-cell office:value-type="float" office:value="1650820" calcext:value-type="float">
            <text:p>1650820</text:p>
          </table:table-cell>
          <table:table-cell office:value-type="float" office:value="1629191" calcext:value-type="float">
            <text:p>1629191</text:p>
          </table:table-cell>
          <table:table-cell office:value-type="float" office:value="2259648" calcext:value-type="float">
            <text:p>2259648</text:p>
          </table:table-cell>
          <table:table-cell office:value-type="float" office:value="1671572" calcext:value-type="float">
            <text:p>1671572</text:p>
          </table:table-cell>
          <table:table-cell office:value-type="float" office:value="1821221" calcext:value-type="float">
            <text:p>1821221</text:p>
          </table:table-cell>
          <table:table-cell office:value-type="float" office:value="1665434" calcext:value-type="float">
            <text:p>1665434</text:p>
          </table:table-cell>
          <table:table-cell office:value-type="float" office:value="1825022" calcext:value-type="float">
            <text:p>1825022</text:p>
          </table:table-cell>
          <table:table-cell office:value-type="float" office:value="2864091" calcext:value-type="float">
            <text:p>2864091</text:p>
          </table:table-cell>
          <table:table-cell office:value-type="float" office:value="1613408" calcext:value-type="float">
            <text:p>1613408</text:p>
          </table:table-cell>
          <table:table-cell office:value-type="float" office:value="1661050" calcext:value-type="float">
            <text:p>1661050</text:p>
          </table:table-cell>
          <table:table-cell table:formula="of:=MIN([.A860:.J860])" office:value-type="float" office:value="1613408" calcext:value-type="float">
            <text:p>1613408</text:p>
          </table:table-cell>
        </table:table-row>
        <table:table-row table:style-name="ro1">
          <table:table-cell office:value-type="float" office:value="1594409" calcext:value-type="float">
            <text:p>1594409</text:p>
          </table:table-cell>
          <table:table-cell office:value-type="float" office:value="1594994" calcext:value-type="float">
            <text:p>1594994</text:p>
          </table:table-cell>
          <table:table-cell office:value-type="float" office:value="1764226" calcext:value-type="float">
            <text:p>1764226</text:p>
          </table:table-cell>
          <table:table-cell office:value-type="float" office:value="1590317" calcext:value-type="float">
            <text:p>1590317</text:p>
          </table:table-cell>
          <table:table-cell office:value-type="float" office:value="1810991" calcext:value-type="float">
            <text:p>1810991</text:p>
          </table:table-cell>
          <table:table-cell office:value-type="float" office:value="1649651" calcext:value-type="float">
            <text:p>1649651</text:p>
          </table:table-cell>
          <table:table-cell office:value-type="float" office:value="1680633" calcext:value-type="float">
            <text:p>1680633</text:p>
          </table:table-cell>
          <table:table-cell office:value-type="float" office:value="1934628" calcext:value-type="float">
            <text:p>1934628</text:p>
          </table:table-cell>
          <table:table-cell office:value-type="float" office:value="2573561" calcext:value-type="float">
            <text:p>2573561</text:p>
          </table:table-cell>
          <table:table-cell office:value-type="float" office:value="2338272" calcext:value-type="float">
            <text:p>2338272</text:p>
          </table:table-cell>
          <table:table-cell table:formula="of:=MIN([.A861:.J861])" office:value-type="float" office:value="1590317" calcext:value-type="float">
            <text:p>1590317</text:p>
          </table:table-cell>
        </table:table-row>
        <table:table-row table:style-name="ro1">
          <table:table-cell office:value-type="float" office:value="1629775" calcext:value-type="float">
            <text:p>1629775</text:p>
          </table:table-cell>
          <table:table-cell office:value-type="float" office:value="1628607" calcext:value-type="float">
            <text:p>1628607</text:p>
          </table:table-cell>
          <table:table-cell office:value-type="float" office:value="1932874" calcext:value-type="float">
            <text:p>1932874</text:p>
          </table:table-cell>
          <table:table-cell office:value-type="float" office:value="1621591" calcext:value-type="float">
            <text:p>1621591</text:p>
          </table:table-cell>
          <table:table-cell office:value-type="float" office:value="1875002" calcext:value-type="float">
            <text:p>1875002</text:p>
          </table:table-cell>
          <table:table-cell office:value-type="float" office:value="1847819" calcext:value-type="float">
            <text:p>1847819</text:p>
          </table:table-cell>
          <table:table-cell office:value-type="float" office:value="1697293" calcext:value-type="float">
            <text:p>1697293</text:p>
          </table:table-cell>
          <table:table-cell office:value-type="float" office:value="1871494" calcext:value-type="float">
            <text:p>1871494</text:p>
          </table:table-cell>
          <table:table-cell office:value-type="float" office:value="1908615" calcext:value-type="float">
            <text:p>1908615</text:p>
          </table:table-cell>
          <table:table-cell office:value-type="float" office:value="1945442" calcext:value-type="float">
            <text:p>1945442</text:p>
          </table:table-cell>
          <table:table-cell table:formula="of:=MIN([.A862:.J862])" office:value-type="float" office:value="1621591" calcext:value-type="float">
            <text:p>1621591</text:p>
          </table:table-cell>
        </table:table-row>
        <table:table-row table:style-name="ro1">
          <table:table-cell office:value-type="float" office:value="2443202" calcext:value-type="float">
            <text:p>2443202</text:p>
          </table:table-cell>
          <table:table-cell office:value-type="float" office:value="2472138" calcext:value-type="float">
            <text:p>2472138</text:p>
          </table:table-cell>
          <table:table-cell office:value-type="float" office:value="1709569" calcext:value-type="float">
            <text:p>1709569</text:p>
          </table:table-cell>
          <table:table-cell office:value-type="float" office:value="1590902" calcext:value-type="float">
            <text:p>1590902</text:p>
          </table:table-cell>
          <table:table-cell office:value-type="float" office:value="1696124" calcext:value-type="float">
            <text:p>1696124</text:p>
          </table:table-cell>
          <table:table-cell office:value-type="float" office:value="2086616" calcext:value-type="float">
            <text:p>2086616</text:p>
          </table:table-cell>
          <table:table-cell office:value-type="float" office:value="1775917" calcext:value-type="float">
            <text:p>1775917</text:p>
          </table:table-cell>
          <table:table-cell office:value-type="float" office:value="1768026" calcext:value-type="float">
            <text:p>1768026</text:p>
          </table:table-cell>
          <table:table-cell office:value-type="float" office:value="1703138" calcext:value-type="float">
            <text:p>1703138</text:p>
          </table:table-cell>
          <table:table-cell office:value-type="float" office:value="1705185" calcext:value-type="float">
            <text:p>1705185</text:p>
          </table:table-cell>
          <table:table-cell table:formula="of:=MIN([.A863:.J863])" office:value-type="float" office:value="1590902" calcext:value-type="float">
            <text:p>1590902</text:p>
          </table:table-cell>
        </table:table-row>
        <table:table-row table:style-name="ro1">
          <table:table-cell office:value-type="float" office:value="1922936" calcext:value-type="float">
            <text:p>1922936</text:p>
          </table:table-cell>
          <table:table-cell office:value-type="float" office:value="1882601" calcext:value-type="float">
            <text:p>1882601</text:p>
          </table:table-cell>
          <table:table-cell office:value-type="float" office:value="1635621" calcext:value-type="float">
            <text:p>1635621</text:p>
          </table:table-cell>
          <table:table-cell office:value-type="float" office:value="2329504" calcext:value-type="float">
            <text:p>2329504</text:p>
          </table:table-cell>
          <table:table-cell office:value-type="float" office:value="2324534" calcext:value-type="float">
            <text:p>2324534</text:p>
          </table:table-cell>
          <table:table-cell office:value-type="float" office:value="2323365" calcext:value-type="float">
            <text:p>2323365</text:p>
          </table:table-cell>
          <table:table-cell office:value-type="float" office:value="1697001" calcext:value-type="float">
            <text:p>1697001</text:p>
          </table:table-cell>
          <table:table-cell office:value-type="float" office:value="1763350" calcext:value-type="float">
            <text:p>1763350</text:p>
          </table:table-cell>
          <table:table-cell office:value-type="float" office:value="1638252" calcext:value-type="float">
            <text:p>1638252</text:p>
          </table:table-cell>
          <table:table-cell office:value-type="float" office:value="1645266" calcext:value-type="float">
            <text:p>1645266</text:p>
          </table:table-cell>
          <table:table-cell table:formula="of:=MIN([.A864:.J864])" office:value-type="float" office:value="1635621" calcext:value-type="float">
            <text:p>1635621</text:p>
          </table:table-cell>
        </table:table-row>
        <table:table-row table:style-name="ro1">
          <table:table-cell office:value-type="float" office:value="1760719" calcext:value-type="float">
            <text:p>1760719</text:p>
          </table:table-cell>
          <table:table-cell office:value-type="float" office:value="1751073" calcext:value-type="float">
            <text:p>1751073</text:p>
          </table:table-cell>
          <table:table-cell office:value-type="float" office:value="1604347" calcext:value-type="float">
            <text:p>1604347</text:p>
          </table:table-cell>
          <table:table-cell office:value-type="float" office:value="1852496" calcext:value-type="float">
            <text:p>1852496</text:p>
          </table:table-cell>
          <table:table-cell office:value-type="float" office:value="1720384" calcext:value-type="float">
            <text:p>1720384</text:p>
          </table:table-cell>
          <table:table-cell office:value-type="float" office:value="1737628" calcext:value-type="float">
            <text:p>1737628</text:p>
          </table:table-cell>
          <table:table-cell office:value-type="float" office:value="2357563" calcext:value-type="float">
            <text:p>2357563</text:p>
          </table:table-cell>
          <table:table-cell office:value-type="float" office:value="2506335" calcext:value-type="float">
            <text:p>2506335</text:p>
          </table:table-cell>
          <table:table-cell office:value-type="float" office:value="1611362" calcext:value-type="float">
            <text:p>1611362</text:p>
          </table:table-cell>
          <table:table-cell office:value-type="float" office:value="1610485" calcext:value-type="float">
            <text:p>1610485</text:p>
          </table:table-cell>
          <table:table-cell table:formula="of:=MIN([.A865:.J865])" office:value-type="float" office:value="1604347" calcext:value-type="float">
            <text:p>1604347</text:p>
          </table:table-cell>
        </table:table-row>
        <table:table-row table:style-name="ro1">
          <table:table-cell office:value-type="float" office:value="1676833" calcext:value-type="float">
            <text:p>1676833</text:p>
          </table:table-cell>
          <table:table-cell office:value-type="float" office:value="1675664" calcext:value-type="float">
            <text:p>1675664</text:p>
          </table:table-cell>
          <table:table-cell office:value-type="float" office:value="2292383" calcext:value-type="float">
            <text:p>2292383</text:p>
          </table:table-cell>
          <table:table-cell office:value-type="float" office:value="1860095" calcext:value-type="float">
            <text:p>1860095</text:p>
          </table:table-cell>
          <table:table-cell office:value-type="float" office:value="1652282" calcext:value-type="float">
            <text:p>1652282</text:p>
          </table:table-cell>
          <table:table-cell office:value-type="float" office:value="1665727" calcext:value-type="float">
            <text:p>1665727</text:p>
          </table:table-cell>
          <table:table-cell office:value-type="float" office:value="1751073" calcext:value-type="float">
            <text:p>1751073</text:p>
          </table:table-cell>
          <table:table-cell office:value-type="float" office:value="1874417" calcext:value-type="float">
            <text:p>1874417</text:p>
          </table:table-cell>
          <table:table-cell office:value-type="float" office:value="2399651" calcext:value-type="float">
            <text:p>2399651</text:p>
          </table:table-cell>
          <table:table-cell office:value-type="float" office:value="1623053" calcext:value-type="float">
            <text:p>1623053</text:p>
          </table:table-cell>
          <table:table-cell table:formula="of:=MIN([.A866:.J866])" office:value-type="float" office:value="1623053" calcext:value-type="float">
            <text:p>1623053</text:p>
          </table:table-cell>
        </table:table-row>
        <table:table-row table:style-name="ro1">
          <table:table-cell office:value-type="float" office:value="1623638" calcext:value-type="float">
            <text:p>1623638</text:p>
          </table:table-cell>
          <table:table-cell office:value-type="float" office:value="1613993" calcext:value-type="float">
            <text:p>1613993</text:p>
          </table:table-cell>
          <table:table-cell office:value-type="float" office:value="1693786" calcext:value-type="float">
            <text:p>1693786</text:p>
          </table:table-cell>
          <table:table-cell office:value-type="float" office:value="1712784" calcext:value-type="float">
            <text:p>1712784</text:p>
          </table:table-cell>
          <table:table-cell office:value-type="float" office:value="1594117" calcext:value-type="float">
            <text:p>1594117</text:p>
          </table:table-cell>
          <table:table-cell office:value-type="float" office:value="1638544" calcext:value-type="float">
            <text:p>1638544</text:p>
          </table:table-cell>
          <table:table-cell office:value-type="float" office:value="1662512" calcext:value-type="float">
            <text:p>1662512</text:p>
          </table:table-cell>
          <table:table-cell office:value-type="float" office:value="1817130" calcext:value-type="float">
            <text:p>1817130</text:p>
          </table:table-cell>
          <table:table-cell office:value-type="float" office:value="1694663" calcext:value-type="float">
            <text:p>1694663</text:p>
          </table:table-cell>
          <table:table-cell office:value-type="float" office:value="2780790" calcext:value-type="float">
            <text:p>2780790</text:p>
          </table:table-cell>
          <table:table-cell table:formula="of:=MIN([.A867:.J867])" office:value-type="float" office:value="1594117" calcext:value-type="float">
            <text:p>1594117</text:p>
          </table:table-cell>
        </table:table-row>
        <table:table-row table:style-name="ro1">
          <table:table-cell office:value-type="float" office:value="2028159" calcext:value-type="float">
            <text:p>2028159</text:p>
          </table:table-cell>
          <table:table-cell office:value-type="float" office:value="1626852" calcext:value-type="float">
            <text:p>1626852</text:p>
          </table:table-cell>
          <table:table-cell office:value-type="float" office:value="1646436" calcext:value-type="float">
            <text:p>1646436</text:p>
          </table:table-cell>
          <table:table-cell office:value-type="float" office:value="1656958" calcext:value-type="float">
            <text:p>1656958</text:p>
          </table:table-cell>
          <table:table-cell office:value-type="float" office:value="1584179" calcext:value-type="float">
            <text:p>1584179</text:p>
          </table:table-cell>
          <table:table-cell office:value-type="float" office:value="1671864" calcext:value-type="float">
            <text:p>1671864</text:p>
          </table:table-cell>
          <table:table-cell office:value-type="float" office:value="1625099" calcext:value-type="float">
            <text:p>1625099</text:p>
          </table:table-cell>
          <table:table-cell office:value-type="float" office:value="1840220" calcext:value-type="float">
            <text:p>1840220</text:p>
          </table:table-cell>
          <table:table-cell office:value-type="float" office:value="1662511" calcext:value-type="float">
            <text:p>1662511</text:p>
          </table:table-cell>
          <table:table-cell office:value-type="float" office:value="1789655" calcext:value-type="float">
            <text:p>1789655</text:p>
          </table:table-cell>
          <table:table-cell table:formula="of:=MIN([.A868:.J868])" office:value-type="float" office:value="1584179" calcext:value-type="float">
            <text:p>1584179</text:p>
          </table:table-cell>
        </table:table-row>
        <table:table-row table:style-name="ro1">
          <table:table-cell office:value-type="float" office:value="1933459" calcext:value-type="float">
            <text:p>1933459</text:p>
          </table:table-cell>
          <table:table-cell office:value-type="float" office:value="2307875" calcext:value-type="float">
            <text:p>2307875</text:p>
          </table:table-cell>
          <table:table-cell office:value-type="float" office:value="1611654" calcext:value-type="float">
            <text:p>1611654</text:p>
          </table:table-cell>
          <table:table-cell office:value-type="float" office:value="2275723" calcext:value-type="float">
            <text:p>2275723</text:p>
          </table:table-cell>
          <table:table-cell office:value-type="float" office:value="1716877" calcext:value-type="float">
            <text:p>1716877</text:p>
          </table:table-cell>
          <table:table-cell office:value-type="float" office:value="2349671" calcext:value-type="float">
            <text:p>2349671</text:p>
          </table:table-cell>
          <table:table-cell office:value-type="float" office:value="1593533" calcext:value-type="float">
            <text:p>1593533</text:p>
          </table:table-cell>
          <table:table-cell office:value-type="float" office:value="1784393" calcext:value-type="float">
            <text:p>1784393</text:p>
          </table:table-cell>
          <table:table-cell office:value-type="float" office:value="1687648" calcext:value-type="float">
            <text:p>1687648</text:p>
          </table:table-cell>
          <table:table-cell office:value-type="float" office:value="1704016" calcext:value-type="float">
            <text:p>1704016</text:p>
          </table:table-cell>
          <table:table-cell table:formula="of:=MIN([.A869:.J869])" office:value-type="float" office:value="1593533" calcext:value-type="float">
            <text:p>1593533</text:p>
          </table:table-cell>
        </table:table-row>
        <table:table-row table:style-name="ro1">
          <table:table-cell office:value-type="float" office:value="1687648" calcext:value-type="float">
            <text:p>1687648</text:p>
          </table:table-cell>
          <table:table-cell office:value-type="float" office:value="1683848" calcext:value-type="float">
            <text:p>1683848</text:p>
          </table:table-cell>
          <table:table-cell office:value-type="float" office:value="1576288" calcext:value-type="float">
            <text:p>1576288</text:p>
          </table:table-cell>
          <table:table-cell office:value-type="float" office:value="1718923" calcext:value-type="float">
            <text:p>1718923</text:p>
          </table:table-cell>
          <table:table-cell office:value-type="float" office:value="2627049" calcext:value-type="float">
            <text:p>2627049</text:p>
          </table:table-cell>
          <table:table-cell office:value-type="float" office:value="1803977" calcext:value-type="float">
            <text:p>1803977</text:p>
          </table:table-cell>
          <table:table-cell office:value-type="float" office:value="1613700" calcext:value-type="float">
            <text:p>1613700</text:p>
          </table:table-cell>
          <table:table-cell office:value-type="float" office:value="2416311" calcext:value-type="float">
            <text:p>2416311</text:p>
          </table:table-cell>
          <table:table-cell office:value-type="float" office:value="1806899" calcext:value-type="float">
            <text:p>1806899</text:p>
          </table:table-cell>
          <table:table-cell office:value-type="float" office:value="1634744" calcext:value-type="float">
            <text:p>1634744</text:p>
          </table:table-cell>
          <table:table-cell table:formula="of:=MIN([.A870:.J870])" office:value-type="float" office:value="1576288" calcext:value-type="float">
            <text:p>1576288</text:p>
          </table:table-cell>
        </table:table-row>
        <table:table-row table:style-name="ro1">
          <table:table-cell office:value-type="float" office:value="1638544" calcext:value-type="float">
            <text:p>1638544</text:p>
          </table:table-cell>
          <table:table-cell office:value-type="float" office:value="1623345" calcext:value-type="float">
            <text:p>1623345</text:p>
          </table:table-cell>
          <table:table-cell office:value-type="float" office:value="2189500" calcext:value-type="float">
            <text:p>2189500</text:p>
          </table:table-cell>
          <table:table-cell office:value-type="float" office:value="1648774" calcext:value-type="float">
            <text:p>1648774</text:p>
          </table:table-cell>
          <table:table-cell office:value-type="float" office:value="1759842" calcext:value-type="float">
            <text:p>1759842</text:p>
          </table:table-cell>
          <table:table-cell office:value-type="float" office:value="1777964" calcext:value-type="float">
            <text:p>1777964</text:p>
          </table:table-cell>
          <table:table-cell office:value-type="float" office:value="2278062" calcext:value-type="float">
            <text:p>2278062</text:p>
          </table:table-cell>
          <table:table-cell office:value-type="float" office:value="1834375" calcext:value-type="float">
            <text:p>1834375</text:p>
          </table:table-cell>
          <table:table-cell office:value-type="float" office:value="2508966" calcext:value-type="float">
            <text:p>2508966</text:p>
          </table:table-cell>
          <table:table-cell office:value-type="float" office:value="1687940" calcext:value-type="float">
            <text:p>1687940</text:p>
          </table:table-cell>
          <table:table-cell table:formula="of:=MIN([.A871:.J871])" office:value-type="float" office:value="1623345" calcext:value-type="float">
            <text:p>1623345</text:p>
          </table:table-cell>
        </table:table-row>
        <table:table-row table:style-name="ro1">
          <table:table-cell office:value-type="float" office:value="1635622" calcext:value-type="float">
            <text:p>1635622</text:p>
          </table:table-cell>
          <table:table-cell office:value-type="float" office:value="2038973" calcext:value-type="float">
            <text:p>2038973</text:p>
          </table:table-cell>
          <table:table-cell office:value-type="float" office:value="2527964" calcext:value-type="float">
            <text:p>2527964</text:p>
          </table:table-cell>
          <table:table-cell office:value-type="float" office:value="1656373" calcext:value-type="float">
            <text:p>1656373</text:p>
          </table:table-cell>
          <table:table-cell office:value-type="float" office:value="1707815" calcext:value-type="float">
            <text:p>1707815</text:p>
          </table:table-cell>
          <table:table-cell office:value-type="float" office:value="1726814" calcext:value-type="float">
            <text:p>1726814</text:p>
          </table:table-cell>
          <table:table-cell office:value-type="float" office:value="1828528" calcext:value-type="float">
            <text:p>1828528</text:p>
          </table:table-cell>
          <table:table-cell office:value-type="float" office:value="1819175" calcext:value-type="float">
            <text:p>1819175</text:p>
          </table:table-cell>
          <table:table-cell office:value-type="float" office:value="1827360" calcext:value-type="float">
            <text:p>1827360</text:p>
          </table:table-cell>
          <table:table-cell office:value-type="float" office:value="2623248" calcext:value-type="float">
            <text:p>2623248</text:p>
          </table:table-cell>
          <table:table-cell table:formula="of:=MIN([.A872:.J872])" office:value-type="float" office:value="1635622" calcext:value-type="float">
            <text:p>1635622</text:p>
          </table:table-cell>
        </table:table-row>
        <table:table-row table:style-name="ro1">
          <table:table-cell office:value-type="float" office:value="1602301" calcext:value-type="float">
            <text:p>1602301</text:p>
          </table:table-cell>
          <table:table-cell office:value-type="float" office:value="1752242" calcext:value-type="float">
            <text:p>1752242</text:p>
          </table:table-cell>
          <table:table-cell office:value-type="float" office:value="1822976" calcext:value-type="float">
            <text:p>1822976</text:p>
          </table:table-cell>
          <table:table-cell office:value-type="float" office:value="1556120" calcext:value-type="float">
            <text:p>1556120</text:p>
          </table:table-cell>
          <table:table-cell office:value-type="float" office:value="1609900" calcext:value-type="float">
            <text:p>1609900</text:p>
          </table:table-cell>
          <table:table-cell office:value-type="float" office:value="1619546" calcext:value-type="float">
            <text:p>1619546</text:p>
          </table:table-cell>
          <table:table-cell office:value-type="float" office:value="1765103" calcext:value-type="float">
            <text:p>1765103</text:p>
          </table:table-cell>
          <table:table-cell office:value-type="float" office:value="1666311" calcext:value-type="float">
            <text:p>1666311</text:p>
          </table:table-cell>
          <table:table-cell office:value-type="float" office:value="1699924" calcext:value-type="float">
            <text:p>1699924</text:p>
          </table:table-cell>
          <table:table-cell office:value-type="float" office:value="2083985" calcext:value-type="float">
            <text:p>2083985</text:p>
          </table:table-cell>
          <table:table-cell table:formula="of:=MIN([.A873:.J873])" office:value-type="float" office:value="1556120" calcext:value-type="float">
            <text:p>1556120</text:p>
          </table:table-cell>
        </table:table-row>
        <table:table-row table:style-name="ro1">
          <table:table-cell office:value-type="float" office:value="2601328" calcext:value-type="float">
            <text:p>2601328</text:p>
          </table:table-cell>
          <table:table-cell office:value-type="float" office:value="2309628" calcext:value-type="float">
            <text:p>2309628</text:p>
          </table:table-cell>
          <table:table-cell office:value-type="float" office:value="1706062" calcext:value-type="float">
            <text:p>1706062</text:p>
          </table:table-cell>
          <table:table-cell office:value-type="float" office:value="1903353" calcext:value-type="float">
            <text:p>1903353</text:p>
          </table:table-cell>
          <table:table-cell office:value-type="float" office:value="1604931" calcext:value-type="float">
            <text:p>1604931</text:p>
          </table:table-cell>
          <table:table-cell office:value-type="float" office:value="2282445" calcext:value-type="float">
            <text:p>2282445</text:p>
          </table:table-cell>
          <table:table-cell office:value-type="float" office:value="1657542" calcext:value-type="float">
            <text:p>1657542</text:p>
          </table:table-cell>
          <table:table-cell office:value-type="float" office:value="1610777" calcext:value-type="float">
            <text:p>1610777</text:p>
          </table:table-cell>
          <table:table-cell office:value-type="float" office:value="1781471" calcext:value-type="float">
            <text:p>1781471</text:p>
          </table:table-cell>
          <table:table-cell office:value-type="float" office:value="1940473" calcext:value-type="float">
            <text:p>1940473</text:p>
          </table:table-cell>
          <table:table-cell table:formula="of:=MIN([.A874:.J874])" office:value-type="float" office:value="1604931" calcext:value-type="float">
            <text:p>1604931</text:p>
          </table:table-cell>
        </table:table-row>
        <table:table-row table:style-name="ro1">
          <table:table-cell office:value-type="float" office:value="1761011" calcext:value-type="float">
            <text:p>1761011</text:p>
          </table:table-cell>
          <table:table-cell office:value-type="float" office:value="1735875" calcext:value-type="float">
            <text:p>1735875</text:p>
          </table:table-cell>
          <table:table-cell office:value-type="float" office:value="1639421" calcext:value-type="float">
            <text:p>1639421</text:p>
          </table:table-cell>
          <table:table-cell office:value-type="float" office:value="2567130" calcext:value-type="float">
            <text:p>2567130</text:p>
          </table:table-cell>
          <table:table-cell office:value-type="float" office:value="2380361" calcext:value-type="float">
            <text:p>2380361</text:p>
          </table:table-cell>
          <table:table-cell office:value-type="float" office:value="1748443" calcext:value-type="float">
            <text:p>1748443</text:p>
          </table:table-cell>
          <table:table-cell office:value-type="float" office:value="1708107" calcext:value-type="float">
            <text:p>1708107</text:p>
          </table:table-cell>
          <table:table-cell office:value-type="float" office:value="2125196" calcext:value-type="float">
            <text:p>2125196</text:p>
          </table:table-cell>
          <table:table-cell office:value-type="float" office:value="1679464" calcext:value-type="float">
            <text:p>1679464</text:p>
          </table:table-cell>
          <table:table-cell office:value-type="float" office:value="2096845" calcext:value-type="float">
            <text:p>2096845</text:p>
          </table:table-cell>
          <table:table-cell table:formula="of:=MIN([.A875:.J875])" office:value-type="float" office:value="1639421" calcext:value-type="float">
            <text:p>1639421</text:p>
          </table:table-cell>
        </table:table-row>
        <table:table-row table:style-name="ro1">
          <table:table-cell office:value-type="float" office:value="1679756" calcext:value-type="float">
            <text:p>1679756</text:p>
          </table:table-cell>
          <table:table-cell office:value-type="float" office:value="1660465" calcext:value-type="float">
            <text:p>1660465</text:p>
          </table:table-cell>
          <table:table-cell office:value-type="float" office:value="1635621" calcext:value-type="float">
            <text:p>1635621</text:p>
          </table:table-cell>
          <table:table-cell office:value-type="float" office:value="1744643" calcext:value-type="float">
            <text:p>1744643</text:p>
          </table:table-cell>
          <table:table-cell office:value-type="float" office:value="1765395" calcext:value-type="float">
            <text:p>1765395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2375100" calcext:value-type="float">
            <text:p>2375100</text:p>
          </table:table-cell>
          <table:table-cell office:value-type="float" office:value="1843727" calcext:value-type="float">
            <text:p>1843727</text:p>
          </table:table-cell>
          <table:table-cell office:value-type="float" office:value="1642344" calcext:value-type="float">
            <text:p>1642344</text:p>
          </table:table-cell>
          <table:table-cell office:value-type="float" office:value="2322489" calcext:value-type="float">
            <text:p>2322489</text:p>
          </table:table-cell>
          <table:table-cell table:formula="of:=MIN([.A876:.J876])" office:value-type="float" office:value="1635621" calcext:value-type="float">
            <text:p>1635621</text:p>
          </table:table-cell>
        </table:table-row>
        <table:table-row table:style-name="ro1">
          <table:table-cell office:value-type="float" office:value="1626268" calcext:value-type="float">
            <text:p>1626268</text:p>
          </table:table-cell>
          <table:table-cell office:value-type="float" office:value="1614869" calcext:value-type="float">
            <text:p>1614869</text:p>
          </table:table-cell>
          <table:table-cell office:value-type="float" office:value="2233050" calcext:value-type="float">
            <text:p>2233050</text:p>
          </table:table-cell>
          <table:table-cell office:value-type="float" office:value="1691155" calcext:value-type="float">
            <text:p>1691155</text:p>
          </table:table-cell>
          <table:table-cell office:value-type="float" office:value="1708108" calcext:value-type="float">
            <text:p>1708108</text:p>
          </table:table-cell>
          <table:table-cell office:value-type="float" office:value="1659881" calcext:value-type="float">
            <text:p>1659881</text:p>
          </table:table-cell>
          <table:table-cell office:value-type="float" office:value="1735582" calcext:value-type="float">
            <text:p>1735582</text:p>
          </table:table-cell>
          <table:table-cell office:value-type="float" office:value="1889324" calcext:value-type="float">
            <text:p>1889324</text:p>
          </table:table-cell>
          <table:table-cell office:value-type="float" office:value="2449924" calcext:value-type="float">
            <text:p>2449924</text:p>
          </table:table-cell>
          <table:table-cell office:value-type="float" office:value="2407543" calcext:value-type="float">
            <text:p>2407543</text:p>
          </table:table-cell>
          <table:table-cell table:formula="of:=MIN([.A877:.J877])" office:value-type="float" office:value="1614869" calcext:value-type="float">
            <text:p>1614869</text:p>
          </table:table-cell>
        </table:table-row>
        <table:table-row table:style-name="ro1">
          <table:table-cell office:value-type="float" office:value="1619546" calcext:value-type="float">
            <text:p>1619546</text:p>
          </table:table-cell>
          <table:table-cell office:value-type="float" office:value="1594701" calcext:value-type="float">
            <text:p>1594701</text:p>
          </table:table-cell>
          <table:table-cell office:value-type="float" office:value="1719799" calcext:value-type="float">
            <text:p>1719799</text:p>
          </table:table-cell>
          <table:table-cell office:value-type="float" office:value="1626853" calcext:value-type="float">
            <text:p>1626853</text:p>
          </table:table-cell>
          <table:table-cell office:value-type="float" office:value="1734413" calcext:value-type="float">
            <text:p>1734413</text:p>
          </table:table-cell>
          <table:table-cell office:value-type="float" office:value="1608147" calcext:value-type="float">
            <text:p>1608147</text:p>
          </table:table-cell>
          <table:table-cell office:value-type="float" office:value="1686186" calcext:value-type="float">
            <text:p>1686186</text:p>
          </table:table-cell>
          <table:table-cell office:value-type="float" office:value="1734414" calcext:value-type="float">
            <text:p>1734414</text:p>
          </table:table-cell>
          <table:table-cell office:value-type="float" office:value="1817714" calcext:value-type="float">
            <text:p>1817714</text:p>
          </table:table-cell>
          <table:table-cell office:value-type="float" office:value="1945150" calcext:value-type="float">
            <text:p>1945150</text:p>
          </table:table-cell>
          <table:table-cell table:formula="of:=MIN([.A878:.J878])" office:value-type="float" office:value="1594701" calcext:value-type="float">
            <text:p>1594701</text:p>
          </table:table-cell>
        </table:table-row>
        <table:table-row table:style-name="ro1">
          <table:table-cell office:value-type="float" office:value="2354055" calcext:value-type="float">
            <text:p>2354055</text:p>
          </table:table-cell>
          <table:table-cell office:value-type="float" office:value="1626268" calcext:value-type="float">
            <text:p>1626268</text:p>
          </table:table-cell>
          <table:table-cell office:value-type="float" office:value="1663096" calcext:value-type="float">
            <text:p>1663096</text:p>
          </table:table-cell>
          <table:table-cell office:value-type="float" office:value="1607270" calcext:value-type="float">
            <text:p>1607270</text:p>
          </table:table-cell>
          <table:table-cell office:value-type="float" office:value="1799592" calcext:value-type="float">
            <text:p>1799592</text:p>
          </table:table-cell>
          <table:table-cell office:value-type="float" office:value="1593532" calcext:value-type="float">
            <text:p>1593532</text:p>
          </table:table-cell>
          <table:table-cell office:value-type="float" office:value="1643220" calcext:value-type="float">
            <text:p>1643220</text:p>
          </table:table-cell>
          <table:table-cell office:value-type="float" office:value="1655204" calcext:value-type="float">
            <text:p>1655204</text:p>
          </table:table-cell>
          <table:table-cell office:value-type="float" office:value="1953626" calcext:value-type="float">
            <text:p>1953626</text:p>
          </table:table-cell>
          <table:table-cell office:value-type="float" office:value="1800177" calcext:value-type="float">
            <text:p>1800177</text:p>
          </table:table-cell>
          <table:table-cell table:formula="of:=MIN([.A879:.J879])" office:value-type="float" office:value="1593532" calcext:value-type="float">
            <text:p>1593532</text:p>
          </table:table-cell>
        </table:table-row>
        <table:table-row table:style-name="ro1">
          <table:table-cell office:value-type="float" office:value="1744059" calcext:value-type="float">
            <text:p>1744059</text:p>
          </table:table-cell>
          <table:table-cell office:value-type="float" office:value="2453724" calcext:value-type="float">
            <text:p>2453724</text:p>
          </table:table-cell>
          <table:table-cell office:value-type="float" office:value="1759257" calcext:value-type="float">
            <text:p>1759257</text:p>
          </table:table-cell>
          <table:table-cell office:value-type="float" office:value="2335642" calcext:value-type="float">
            <text:p>2335642</text:p>
          </table:table-cell>
          <table:table-cell office:value-type="float" office:value="2601912" calcext:value-type="float">
            <text:p>2601912</text:p>
          </table:table-cell>
          <table:table-cell office:value-type="float" office:value="2470969" calcext:value-type="float">
            <text:p>2470969</text:p>
          </table:table-cell>
          <table:table-cell office:value-type="float" office:value="1608147" calcext:value-type="float">
            <text:p>1608147</text:p>
          </table:table-cell>
          <table:table-cell office:value-type="float" office:value="1631236" calcext:value-type="float">
            <text:p>1631236</text:p>
          </table:table-cell>
          <table:table-cell office:value-type="float" office:value="1887862" calcext:value-type="float">
            <text:p>1887862</text:p>
          </table:table-cell>
          <table:table-cell office:value-type="float" office:value="1848404" calcext:value-type="float">
            <text:p>1848404</text:p>
          </table:table-cell>
          <table:table-cell table:formula="of:=MIN([.A880:.J880])" office:value-type="float" office:value="1608147" calcext:value-type="float">
            <text:p>1608147</text:p>
          </table:table-cell>
        </table:table-row>
        <table:table-row table:style-name="ro1">
          <table:table-cell office:value-type="float" office:value="1764811" calcext:value-type="float">
            <text:p>1764811</text:p>
          </table:table-cell>
          <table:table-cell office:value-type="float" office:value="1892831" calcext:value-type="float">
            <text:p>1892831</text:p>
          </table:table-cell>
          <table:table-cell office:value-type="float" office:value="1767441" calcext:value-type="float">
            <text:p>1767441</text:p>
          </table:table-cell>
          <table:table-cell office:value-type="float" office:value="1683848" calcext:value-type="float">
            <text:p>1683848</text:p>
          </table:table-cell>
          <table:table-cell office:value-type="float" office:value="1800762" calcext:value-type="float">
            <text:p>1800762</text:p>
          </table:table-cell>
          <table:table-cell office:value-type="float" office:value="1825898" calcext:value-type="float">
            <text:p>1825898</text:p>
          </table:table-cell>
          <table:table-cell office:value-type="float" office:value="1625976" calcext:value-type="float">
            <text:p>1625976</text:p>
          </table:table-cell>
          <table:table-cell office:value-type="float" office:value="2369839" calcext:value-type="float">
            <text:p>2369839</text:p>
          </table:table-cell>
          <table:table-cell office:value-type="float" office:value="1810991" calcext:value-type="float">
            <text:p>1810991</text:p>
          </table:table-cell>
          <table:table-cell office:value-type="float" office:value="2070540" calcext:value-type="float">
            <text:p>2070540</text:p>
          </table:table-cell>
          <table:table-cell table:formula="of:=MIN([.A881:.J881])" office:value-type="float" office:value="1625976" calcext:value-type="float">
            <text:p>1625976</text:p>
          </table:table-cell>
        </table:table-row>
        <table:table-row table:style-name="ro1">
          <table:table-cell office:value-type="float" office:value="1859511" calcext:value-type="float">
            <text:p>1859511</text:p>
          </table:table-cell>
          <table:table-cell office:value-type="float" office:value="1919429" calcext:value-type="float">
            <text:p>1919429</text:p>
          </table:table-cell>
          <table:table-cell office:value-type="float" office:value="2424495" calcext:value-type="float">
            <text:p>2424495</text:p>
          </table:table-cell>
          <table:table-cell office:value-type="float" office:value="1708693" calcext:value-type="float">
            <text:p>1708693</text:p>
          </table:table-cell>
          <table:table-cell office:value-type="float" office:value="1773872" calcext:value-type="float">
            <text:p>1773872</text:p>
          </table:table-cell>
          <table:table-cell office:value-type="float" office:value="1840804" calcext:value-type="float">
            <text:p>1840804</text:p>
          </table:table-cell>
          <table:table-cell office:value-type="float" office:value="2686383" calcext:value-type="float">
            <text:p>2686383</text:p>
          </table:table-cell>
          <table:table-cell office:value-type="float" office:value="1759550" calcext:value-type="float">
            <text:p>1759550</text:p>
          </table:table-cell>
          <table:table-cell office:value-type="float" office:value="2917287" calcext:value-type="float">
            <text:p>2917287</text:p>
          </table:table-cell>
          <table:table-cell office:value-type="float" office:value="2109122" calcext:value-type="float">
            <text:p>2109122</text:p>
          </table:table-cell>
          <table:table-cell table:formula="of:=MIN([.A882:.J882])" office:value-type="float" office:value="1708693" calcext:value-type="float">
            <text:p>1708693</text:p>
          </table:table-cell>
        </table:table-row>
        <table:table-row table:style-name="ro1">
          <table:table-cell office:value-type="float" office:value="1891078" calcext:value-type="float">
            <text:p>1891078</text:p>
          </table:table-cell>
          <table:table-cell office:value-type="float" office:value="1777963" calcext:value-type="float">
            <text:p>1777963</text:p>
          </table:table-cell>
          <table:table-cell office:value-type="float" office:value="1739090" calcext:value-type="float">
            <text:p>1739090</text:p>
          </table:table-cell>
          <table:table-cell office:value-type="float" office:value="1708108" calcext:value-type="float">
            <text:p>1708108</text:p>
          </table:table-cell>
          <table:table-cell office:value-type="float" office:value="1653743" calcext:value-type="float">
            <text:p>1653743</text:p>
          </table:table-cell>
          <table:table-cell office:value-type="float" office:value="1732660" calcext:value-type="float">
            <text:p>1732660</text:p>
          </table:table-cell>
          <table:table-cell office:value-type="float" office:value="1766272" calcext:value-type="float">
            <text:p>1766272</text:p>
          </table:table-cell>
          <table:table-cell office:value-type="float" office:value="1646436" calcext:value-type="float">
            <text:p>1646436</text:p>
          </table:table-cell>
          <table:table-cell office:value-type="float" office:value="2463078" calcext:value-type="float">
            <text:p>2463078</text:p>
          </table:table-cell>
          <table:table-cell office:value-type="float" office:value="1908615" calcext:value-type="float">
            <text:p>1908615</text:p>
          </table:table-cell>
          <table:table-cell table:formula="of:=MIN([.A883:.J883])" office:value-type="float" office:value="1646436" calcext:value-type="float">
            <text:p>1646436</text:p>
          </table:table-cell>
        </table:table-row>
        <table:table-row table:style-name="ro1">
          <table:table-cell office:value-type="float" office:value="2293552" calcext:value-type="float">
            <text:p>2293552</text:p>
          </table:table-cell>
          <table:table-cell office:value-type="float" office:value="1670696" calcext:value-type="float">
            <text:p>1670696</text:p>
          </table:table-cell>
          <table:table-cell office:value-type="float" office:value="1649944" calcext:value-type="float">
            <text:p>1649944</text:p>
          </table:table-cell>
          <table:table-cell office:value-type="float" office:value="1962687" calcext:value-type="float">
            <text:p>1962687</text:p>
          </table:table-cell>
          <table:table-cell office:value-type="float" office:value="1600839" calcext:value-type="float">
            <text:p>1600839</text:p>
          </table:table-cell>
          <table:table-cell office:value-type="float" office:value="1664849" calcext:value-type="float">
            <text:p>1664849</text:p>
          </table:table-cell>
          <table:table-cell office:value-type="float" office:value="1682971" calcext:value-type="float">
            <text:p>1682971</text:p>
          </table:table-cell>
          <table:table-cell office:value-type="float" office:value="1606100" calcext:value-type="float">
            <text:p>1606100</text:p>
          </table:table-cell>
          <table:table-cell office:value-type="float" office:value="2220774" calcext:value-type="float">
            <text:p>2220774</text:p>
          </table:table-cell>
          <table:table-cell office:value-type="float" office:value="1749904" calcext:value-type="float">
            <text:p>1749904</text:p>
          </table:table-cell>
          <table:table-cell table:formula="of:=MIN([.A884:.J884])" office:value-type="float" office:value="1600839" calcext:value-type="float">
            <text:p>1600839</text:p>
          </table:table-cell>
        </table:table-row>
        <table:table-row table:style-name="ro1">
          <table:table-cell office:value-type="float" office:value="1784393" calcext:value-type="float">
            <text:p>1784393</text:p>
          </table:table-cell>
          <table:table-cell office:value-type="float" office:value="2282154" calcext:value-type="float">
            <text:p>2282154</text:p>
          </table:table-cell>
          <table:table-cell office:value-type="float" office:value="1600255" calcext:value-type="float">
            <text:p>1600255</text:p>
          </table:table-cell>
          <table:table-cell office:value-type="float" office:value="2412220" calcext:value-type="float">
            <text:p>2412220</text:p>
          </table:table-cell>
          <table:table-cell office:value-type="float" office:value="2263155" calcext:value-type="float">
            <text:p>2263155</text:p>
          </table:table-cell>
          <table:table-cell office:value-type="float" office:value="2193884" calcext:value-type="float">
            <text:p>2193884</text:p>
          </table:table-cell>
          <table:table-cell office:value-type="float" office:value="1632698" calcext:value-type="float">
            <text:p>1632698</text:p>
          </table:table-cell>
          <table:table-cell office:value-type="float" office:value="1584179" calcext:value-type="float">
            <text:p>1584179</text:p>
          </table:table-cell>
          <table:table-cell office:value-type="float" office:value="2134257" calcext:value-type="float">
            <text:p>2134257</text:p>
          </table:table-cell>
          <table:table-cell office:value-type="float" office:value="1655204" calcext:value-type="float">
            <text:p>1655204</text:p>
          </table:table-cell>
          <table:table-cell table:formula="of:=MIN([.A885:.J885])" office:value-type="float" office:value="1584179" calcext:value-type="float">
            <text:p>1584179</text:p>
          </table:table-cell>
        </table:table-row>
        <table:table-row table:style-name="ro1">
          <table:table-cell office:value-type="float" office:value="1679464" calcext:value-type="float">
            <text:p>1679464</text:p>
          </table:table-cell>
          <table:table-cell office:value-type="float" office:value="1705769" calcext:value-type="float">
            <text:p>1705769</text:p>
          </table:table-cell>
          <table:table-cell office:value-type="float" office:value="1560796" calcext:value-type="float">
            <text:p>1560796</text:p>
          </table:table-cell>
          <table:table-cell office:value-type="float" office:value="1750196" calcext:value-type="float">
            <text:p>1750196</text:p>
          </table:table-cell>
          <table:table-cell office:value-type="float" office:value="1798716" calcext:value-type="float">
            <text:p>1798716</text:p>
          </table:table-cell>
          <table:table-cell office:value-type="float" office:value="1775918" calcext:value-type="float">
            <text:p>1775918</text:p>
          </table:table-cell>
          <table:table-cell office:value-type="float" office:value="1590902" calcext:value-type="float">
            <text:p>1590902</text:p>
          </table:table-cell>
          <table:table-cell office:value-type="float" office:value="2380945" calcext:value-type="float">
            <text:p>2380945</text:p>
          </table:table-cell>
          <table:table-cell office:value-type="float" office:value="3056706" calcext:value-type="float">
            <text:p>3056706</text:p>
          </table:table-cell>
          <table:table-cell office:value-type="float" office:value="1648482" calcext:value-type="float">
            <text:p>1648482</text:p>
          </table:table-cell>
          <table:table-cell table:formula="of:=MIN([.A886:.J886])" office:value-type="float" office:value="1560796" calcext:value-type="float">
            <text:p>1560796</text:p>
          </table:table-cell>
        </table:table-row>
        <table:table-row table:style-name="ro1">
          <table:table-cell office:value-type="float" office:value="1629191" calcext:value-type="float">
            <text:p>1629191</text:p>
          </table:table-cell>
          <table:table-cell office:value-type="float" office:value="1632114" calcext:value-type="float">
            <text:p>1632114</text:p>
          </table:table-cell>
          <table:table-cell office:value-type="float" office:value="1571611" calcext:value-type="float">
            <text:p>1571611</text:p>
          </table:table-cell>
          <table:table-cell office:value-type="float" office:value="1681217" calcext:value-type="float">
            <text:p>1681217</text:p>
          </table:table-cell>
          <table:table-cell office:value-type="float" office:value="1868571" calcext:value-type="float">
            <text:p>1868571</text:p>
          </table:table-cell>
          <table:table-cell office:value-type="float" office:value="1669819" calcext:value-type="float">
            <text:p>1669819</text:p>
          </table:table-cell>
          <table:table-cell office:value-type="float" office:value="2365746" calcext:value-type="float">
            <text:p>2365746</text:p>
          </table:table-cell>
          <table:table-cell office:value-type="float" office:value="1902769" calcext:value-type="float">
            <text:p>1902769</text:p>
          </table:table-cell>
          <table:table-cell office:value-type="float" office:value="2465416" calcext:value-type="float">
            <text:p>2465416</text:p>
          </table:table-cell>
          <table:table-cell office:value-type="float" office:value="2319274" calcext:value-type="float">
            <text:p>2319274</text:p>
          </table:table-cell>
          <table:table-cell table:formula="of:=MIN([.A887:.J887])" office:value-type="float" office:value="1571611" calcext:value-type="float">
            <text:p>1571611</text:p>
          </table:table-cell>
        </table:table-row>
        <table:table-row table:style-name="ro1">
          <table:table-cell office:value-type="float" office:value="1597917" calcext:value-type="float">
            <text:p>1597917</text:p>
          </table:table-cell>
          <table:table-cell office:value-type="float" office:value="1597624" calcext:value-type="float">
            <text:p>1597624</text:p>
          </table:table-cell>
          <table:table-cell office:value-type="float" office:value="2188915" calcext:value-type="float">
            <text:p>2188915</text:p>
          </table:table-cell>
          <table:table-cell office:value-type="float" office:value="1628314" calcext:value-type="float">
            <text:p>1628314</text:p>
          </table:table-cell>
          <table:table-cell office:value-type="float" office:value="1765103" calcext:value-type="float">
            <text:p>1765103</text:p>
          </table:table-cell>
          <table:table-cell office:value-type="float" office:value="1621300" calcext:value-type="float">
            <text:p>1621300</text:p>
          </table:table-cell>
          <table:table-cell office:value-type="float" office:value="1746396" calcext:value-type="float">
            <text:p>1746396</text:p>
          </table:table-cell>
          <table:table-cell office:value-type="float" office:value="1748150" calcext:value-type="float">
            <text:p>1748150</text:p>
          </table:table-cell>
          <table:table-cell office:value-type="float" office:value="2361655" calcext:value-type="float">
            <text:p>2361655</text:p>
          </table:table-cell>
          <table:table-cell office:value-type="float" office:value="1722429" calcext:value-type="float">
            <text:p>1722429</text:p>
          </table:table-cell>
          <table:table-cell table:formula="of:=MIN([.A888:.J888])" office:value-type="float" office:value="1597624" calcext:value-type="float">
            <text:p>1597624</text:p>
          </table:table-cell>
        </table:table-row>
        <table:table-row table:style-name="ro1">
          <table:table-cell office:value-type="float" office:value="1586810" calcext:value-type="float">
            <text:p>1586810</text:p>
          </table:table-cell>
          <table:table-cell office:value-type="float" office:value="1591486" calcext:value-type="float">
            <text:p>1591486</text:p>
          </table:table-cell>
          <table:table-cell office:value-type="float" office:value="1875879" calcext:value-type="float">
            <text:p>1875879</text:p>
          </table:table-cell>
          <table:table-cell office:value-type="float" office:value="1599378" calcext:value-type="float">
            <text:p>1599378</text:p>
          </table:table-cell>
          <table:table-cell office:value-type="float" office:value="1675080" calcext:value-type="float">
            <text:p>1675080</text:p>
          </table:table-cell>
          <table:table-cell office:value-type="float" office:value="1788778" calcext:value-type="float">
            <text:p>1788778</text:p>
          </table:table-cell>
          <table:table-cell office:value-type="float" office:value="1678003" calcext:value-type="float">
            <text:p>1678003</text:p>
          </table:table-cell>
          <table:table-cell office:value-type="float" office:value="1689986" calcext:value-type="float">
            <text:p>1689986</text:p>
          </table:table-cell>
          <table:table-cell office:value-type="float" office:value="2348794" calcext:value-type="float">
            <text:p>2348794</text:p>
          </table:table-cell>
          <table:table-cell office:value-type="float" office:value="1657542" calcext:value-type="float">
            <text:p>1657542</text:p>
          </table:table-cell>
          <table:table-cell table:formula="of:=MIN([.A889:.J889])" office:value-type="float" office:value="1586810" calcext:value-type="float">
            <text:p>1586810</text:p>
          </table:table-cell>
        </table:table-row>
        <table:table-row table:style-name="ro1">
          <table:table-cell office:value-type="float" office:value="2354639" calcext:value-type="float">
            <text:p>2354639</text:p>
          </table:table-cell>
          <table:table-cell office:value-type="float" office:value="1940182" calcext:value-type="float">
            <text:p>1940182</text:p>
          </table:table-cell>
          <table:table-cell office:value-type="float" office:value="1955965" calcext:value-type="float">
            <text:p>1955965</text:p>
          </table:table-cell>
          <table:table-cell office:value-type="float" office:value="1923521" calcext:value-type="float">
            <text:p>1923521</text:p>
          </table:table-cell>
          <table:table-cell office:value-type="float" office:value="1628314" calcext:value-type="float">
            <text:p>1628314</text:p>
          </table:table-cell>
          <table:table-cell office:value-type="float" office:value="1708400" calcext:value-type="float">
            <text:p>1708400</text:p>
          </table:table-cell>
          <table:table-cell office:value-type="float" office:value="1646144" calcext:value-type="float">
            <text:p>1646144</text:p>
          </table:table-cell>
          <table:table-cell office:value-type="float" office:value="1747274" calcext:value-type="float">
            <text:p>1747274</text:p>
          </table:table-cell>
          <table:table-cell office:value-type="float" office:value="3027185" calcext:value-type="float">
            <text:p>3027185</text:p>
          </table:table-cell>
          <table:table-cell office:value-type="float" office:value="1625684" calcext:value-type="float">
            <text:p>1625684</text:p>
          </table:table-cell>
          <table:table-cell table:formula="of:=MIN([.A890:.J890])" office:value-type="float" office:value="1625684" calcext:value-type="float">
            <text:p>1625684</text:p>
          </table:table-cell>
        </table:table-row>
        <table:table-row table:style-name="ro1">
          <table:table-cell office:value-type="float" office:value="1778548" calcext:value-type="float">
            <text:p>1778548</text:p>
          </table:table-cell>
          <table:table-cell office:value-type="float" office:value="2556901" calcext:value-type="float">
            <text:p>2556901</text:p>
          </table:table-cell>
          <table:table-cell office:value-type="float" office:value="1728567" calcext:value-type="float">
            <text:p>1728567</text:p>
          </table:table-cell>
          <table:table-cell office:value-type="float" office:value="2116137" calcext:value-type="float">
            <text:p>2116137</text:p>
          </table:table-cell>
          <table:table-cell office:value-type="float" office:value="2278938" calcext:value-type="float">
            <text:p>2278938</text:p>
          </table:table-cell>
          <table:table-cell office:value-type="float" office:value="2395852" calcext:value-type="float">
            <text:p>2395852</text:p>
          </table:table-cell>
          <table:table-cell office:value-type="float" office:value="1806608" calcext:value-type="float">
            <text:p>1806608</text:p>
          </table:table-cell>
          <table:table-cell office:value-type="float" office:value="2314597" calcext:value-type="float">
            <text:p>2314597</text:p>
          </table:table-cell>
          <table:table-cell office:value-type="float" office:value="2339441" calcext:value-type="float">
            <text:p>2339441</text:p>
          </table:table-cell>
          <table:table-cell office:value-type="float" office:value="1590610" calcext:value-type="float">
            <text:p>1590610</text:p>
          </table:table-cell>
          <table:table-cell table:formula="of:=MIN([.A891:.J891])" office:value-type="float" office:value="1590610" calcext:value-type="float">
            <text:p>1590610</text:p>
          </table:table-cell>
        </table:table-row>
        <table:table-row table:style-name="ro1">
          <table:table-cell office:value-type="float" office:value="1982855" calcext:value-type="float">
            <text:p>1982855</text:p>
          </table:table-cell>
          <table:table-cell office:value-type="float" office:value="1909783" calcext:value-type="float">
            <text:p>1909783</text:p>
          </table:table-cell>
          <table:table-cell office:value-type="float" office:value="1804561" calcext:value-type="float">
            <text:p>1804561</text:p>
          </table:table-cell>
          <table:table-cell office:value-type="float" office:value="1992793" calcext:value-type="float">
            <text:p>1992793</text:p>
          </table:table-cell>
          <table:table-cell office:value-type="float" office:value="1841097" calcext:value-type="float">
            <text:p>1841097</text:p>
          </table:table-cell>
          <table:table-cell office:value-type="float" office:value="1873541" calcext:value-type="float">
            <text:p>1873541</text:p>
          </table:table-cell>
          <table:table-cell office:value-type="float" office:value="2484707" calcext:value-type="float">
            <text:p>2484707</text:p>
          </table:table-cell>
          <table:table-cell office:value-type="float" office:value="2003315" calcext:value-type="float">
            <text:p>2003315</text:p>
          </table:table-cell>
          <table:table-cell office:value-type="float" office:value="2284784" calcext:value-type="float">
            <text:p>2284784</text:p>
          </table:table-cell>
          <table:table-cell office:value-type="float" office:value="2079601" calcext:value-type="float">
            <text:p>2079601</text:p>
          </table:table-cell>
          <table:table-cell table:formula="of:=MIN([.A892:.J892])" office:value-type="float" office:value="1804561" calcext:value-type="float">
            <text:p>1804561</text:p>
          </table:table-cell>
        </table:table-row>
        <table:table-row table:style-name="ro1">
          <table:table-cell office:value-type="float" office:value="1750489" calcext:value-type="float">
            <text:p>1750489</text:p>
          </table:table-cell>
          <table:table-cell office:value-type="float" office:value="1735290" calcext:value-type="float">
            <text:p>1735290</text:p>
          </table:table-cell>
          <table:table-cell office:value-type="float" office:value="2217559" calcext:value-type="float">
            <text:p>2217559</text:p>
          </table:table-cell>
          <table:table-cell office:value-type="float" office:value="1784102" calcext:value-type="float">
            <text:p>1784102</text:p>
          </table:table-cell>
          <table:table-cell office:value-type="float" office:value="1678879" calcext:value-type="float">
            <text:p>1678879</text:p>
          </table:table-cell>
          <table:table-cell office:value-type="float" office:value="1721260" calcext:value-type="float">
            <text:p>1721260</text:p>
          </table:table-cell>
          <table:table-cell office:value-type="float" office:value="2072294" calcext:value-type="float">
            <text:p>2072294</text:p>
          </table:table-cell>
          <table:table-cell office:value-type="float" office:value="1760426" calcext:value-type="float">
            <text:p>1760426</text:p>
          </table:table-cell>
          <table:table-cell office:value-type="float" office:value="1931120" calcext:value-type="float">
            <text:p>1931120</text:p>
          </table:table-cell>
          <table:table-cell office:value-type="float" office:value="2346748" calcext:value-type="float">
            <text:p>2346748</text:p>
          </table:table-cell>
          <table:table-cell table:formula="of:=MIN([.A893:.J893])" office:value-type="float" office:value="1678879" calcext:value-type="float">
            <text:p>1678879</text:p>
          </table:table-cell>
        </table:table-row>
        <table:table-row table:style-name="ro1">
          <table:table-cell office:value-type="float" office:value="62867365" calcext:value-type="float">
            <text:p>62867365</text:p>
          </table:table-cell>
          <table:table-cell office:value-type="float" office:value="61972683" calcext:value-type="float">
            <text:p>61972683</text:p>
          </table:table-cell>
          <table:table-cell office:value-type="float" office:value="62242754" calcext:value-type="float">
            <text:p>62242754</text:p>
          </table:table-cell>
          <table:table-cell office:value-type="float" office:value="64146399" calcext:value-type="float">
            <text:p>64146399</text:p>
          </table:table-cell>
          <table:table-cell office:value-type="float" office:value="62482719" calcext:value-type="float">
            <text:p>62482719</text:p>
          </table:table-cell>
          <table:table-cell office:value-type="float" office:value="62732913" calcext:value-type="float">
            <text:p>62732913</text:p>
          </table:table-cell>
          <table:table-cell office:value-type="float" office:value="62362590" calcext:value-type="float">
            <text:p>62362590</text:p>
          </table:table-cell>
          <table:table-cell office:value-type="float" office:value="62784940" calcext:value-type="float">
            <text:p>62784940</text:p>
          </table:table-cell>
          <table:table-cell office:value-type="float" office:value="64179135" calcext:value-type="float">
            <text:p>64179135</text:p>
          </table:table-cell>
          <table:table-cell office:value-type="float" office:value="62753666" calcext:value-type="float">
            <text:p>62753666</text:p>
          </table:table-cell>
          <table:table-cell table:formula="of:=MIN([.A894:.J894])" office:value-type="float" office:value="61972683" calcext:value-type="float">
            <text:p>61972683</text:p>
          </table:table-cell>
        </table:table-row>
        <table:table-row table:style-name="ro1">
          <table:table-cell office:value-type="float" office:value="2594020" calcext:value-type="float">
            <text:p>2594020</text:p>
          </table:table-cell>
          <table:table-cell office:value-type="float" office:value="2398190" calcext:value-type="float">
            <text:p>2398190</text:p>
          </table:table-cell>
          <table:table-cell office:value-type="float" office:value="1841681" calcext:value-type="float">
            <text:p>1841681</text:p>
          </table:table-cell>
          <table:table-cell office:value-type="float" office:value="2718826" calcext:value-type="float">
            <text:p>2718826</text:p>
          </table:table-cell>
          <table:table-cell office:value-type="float" office:value="1852496" calcext:value-type="float">
            <text:p>1852496</text:p>
          </table:table-cell>
          <table:table-cell office:value-type="float" office:value="2463954" calcext:value-type="float">
            <text:p>2463954</text:p>
          </table:table-cell>
          <table:table-cell office:value-type="float" office:value="1888739" calcext:value-type="float">
            <text:p>1888739</text:p>
          </table:table-cell>
          <table:table-cell office:value-type="float" office:value="1857465" calcext:value-type="float">
            <text:p>1857465</text:p>
          </table:table-cell>
          <table:table-cell office:value-type="float" office:value="1970579" calcext:value-type="float">
            <text:p>1970579</text:p>
          </table:table-cell>
          <table:table-cell office:value-type="float" office:value="1935797" calcext:value-type="float">
            <text:p>1935797</text:p>
          </table:table-cell>
          <table:table-cell table:formula="of:=MIN([.A895:.J895])" office:value-type="float" office:value="1841681" calcext:value-type="float">
            <text:p>1841681</text:p>
          </table:table-cell>
        </table:table-row>
        <table:table-row table:style-name="ro1">
          <table:table-cell office:value-type="float" office:value="1823852" calcext:value-type="float">
            <text:p>1823852</text:p>
          </table:table-cell>
          <table:table-cell office:value-type="float" office:value="1821514" calcext:value-type="float">
            <text:p>1821514</text:p>
          </table:table-cell>
          <table:table-cell office:value-type="float" office:value="1669818" calcext:value-type="float">
            <text:p>1669818</text:p>
          </table:table-cell>
          <table:table-cell office:value-type="float" office:value="1800470" calcext:value-type="float">
            <text:p>1800470</text:p>
          </table:table-cell>
          <table:table-cell office:value-type="float" office:value="2474476" calcext:value-type="float">
            <text:p>2474476</text:p>
          </table:table-cell>
          <table:table-cell office:value-type="float" office:value="1879971" calcext:value-type="float">
            <text:p>1879971</text:p>
          </table:table-cell>
          <table:table-cell office:value-type="float" office:value="1786148" calcext:value-type="float">
            <text:p>1786148</text:p>
          </table:table-cell>
          <table:table-cell office:value-type="float" office:value="2264324" calcext:value-type="float">
            <text:p>2264324</text:p>
          </table:table-cell>
          <table:table-cell office:value-type="float" office:value="1773287" calcext:value-type="float">
            <text:p>1773287</text:p>
          </table:table-cell>
          <table:table-cell office:value-type="float" office:value="1809822" calcext:value-type="float">
            <text:p>1809822</text:p>
          </table:table-cell>
          <table:table-cell table:formula="of:=MIN([.A896:.J896])" office:value-type="float" office:value="1669818" calcext:value-type="float">
            <text:p>1669818</text:p>
          </table:table-cell>
        </table:table-row>
        <table:table-row table:style-name="ro1">
          <table:table-cell office:value-type="float" office:value="1716877" calcext:value-type="float">
            <text:p>1716877</text:p>
          </table:table-cell>
          <table:table-cell office:value-type="float" office:value="1623929" calcext:value-type="float">
            <text:p>1623929</text:p>
          </table:table-cell>
          <table:table-cell office:value-type="float" office:value="1647021" calcext:value-type="float">
            <text:p>1647021</text:p>
          </table:table-cell>
          <table:table-cell office:value-type="float" office:value="1622176" calcext:value-type="float">
            <text:p>1622176</text:p>
          </table:table-cell>
          <table:table-cell office:value-type="float" office:value="1839343" calcext:value-type="float">
            <text:p>1839343</text:p>
          </table:table-cell>
          <table:table-cell office:value-type="float" office:value="1839051" calcext:value-type="float">
            <text:p>1839051</text:p>
          </table:table-cell>
          <table:table-cell office:value-type="float" office:value="2627340" calcext:value-type="float">
            <text:p>2627340</text:p>
          </table:table-cell>
          <table:table-cell office:value-type="float" office:value="1741720" calcext:value-type="float">
            <text:p>1741720</text:p>
          </table:table-cell>
          <table:table-cell office:value-type="float" office:value="1668357" calcext:value-type="float">
            <text:p>1668357</text:p>
          </table:table-cell>
          <table:table-cell office:value-type="float" office:value="2457524" calcext:value-type="float">
            <text:p>2457524</text:p>
          </table:table-cell>
          <table:table-cell table:formula="of:=MIN([.A897:.J897])" office:value-type="float" office:value="1622176" calcext:value-type="float">
            <text:p>1622176</text:p>
          </table:table-cell>
        </table:table-row>
        <table:table-row table:style-name="ro1">
          <table:table-cell office:value-type="float" office:value="1619838" calcext:value-type="float">
            <text:p>1619838</text:p>
          </table:table-cell>
          <table:table-cell office:value-type="float" office:value="1611069" calcext:value-type="float">
            <text:p>1611069</text:p>
          </table:table-cell>
          <table:table-cell office:value-type="float" office:value="2143318" calcext:value-type="float">
            <text:p>2143318</text:p>
          </table:table-cell>
          <table:table-cell office:value-type="float" office:value="1582134" calcext:value-type="float">
            <text:p>1582134</text:p>
          </table:table-cell>
          <table:table-cell office:value-type="float" office:value="1693494" calcext:value-type="float">
            <text:p>1693494</text:p>
          </table:table-cell>
          <table:table-cell office:value-type="float" office:value="1764518" calcext:value-type="float">
            <text:p>1764518</text:p>
          </table:table-cell>
          <table:table-cell office:value-type="float" office:value="1791993" calcext:value-type="float">
            <text:p>1791993</text:p>
          </table:table-cell>
          <table:table-cell office:value-type="float" office:value="1851619" calcext:value-type="float">
            <text:p>1851619</text:p>
          </table:table-cell>
          <table:table-cell office:value-type="float" office:value="2202653" calcext:value-type="float">
            <text:p>2202653</text:p>
          </table:table-cell>
          <table:table-cell office:value-type="float" office:value="1732367" calcext:value-type="float">
            <text:p>1732367</text:p>
          </table:table-cell>
          <table:table-cell table:formula="of:=MIN([.A898:.J898])" office:value-type="float" office:value="1582134" calcext:value-type="float">
            <text:p>1582134</text:p>
          </table:table-cell>
        </table:table-row>
        <table:table-row table:style-name="ro1">
          <table:table-cell office:value-type="float" office:value="1585932" calcext:value-type="float">
            <text:p>1585932</text:p>
          </table:table-cell>
          <table:table-cell office:value-type="float" office:value="1567811" calcext:value-type="float">
            <text:p>1567811</text:p>
          </table:table-cell>
          <table:table-cell office:value-type="float" office:value="1705478" calcext:value-type="float">
            <text:p>1705478</text:p>
          </table:table-cell>
          <table:table-cell office:value-type="float" office:value="1564012" calcext:value-type="float">
            <text:p>1564012</text:p>
          </table:table-cell>
          <table:table-cell office:value-type="float" office:value="1660173" calcext:value-type="float">
            <text:p>1660173</text:p>
          </table:table-cell>
          <table:table-cell office:value-type="float" office:value="1532445" calcext:value-type="float">
            <text:p>1532445</text:p>
          </table:table-cell>
          <table:table-cell office:value-type="float" office:value="1691740" calcext:value-type="float">
            <text:p>1691740</text:p>
          </table:table-cell>
          <table:table-cell office:value-type="float" office:value="1687355" calcext:value-type="float">
            <text:p>1687355</text:p>
          </table:table-cell>
          <table:table-cell office:value-type="float" office:value="1763934" calcext:value-type="float">
            <text:p>1763934</text:p>
          </table:table-cell>
          <table:table-cell office:value-type="float" office:value="1677126" calcext:value-type="float">
            <text:p>1677126</text:p>
          </table:table-cell>
          <table:table-cell table:formula="of:=MIN([.A899:.J899])" office:value-type="float" office:value="1532445" calcext:value-type="float">
            <text:p>1532445</text:p>
          </table:table-cell>
        </table:table-row>
        <table:table-row table:style-name="ro1">
          <table:table-cell office:value-type="float" office:value="2102399" calcext:value-type="float">
            <text:p>2102399</text:p>
          </table:table-cell>
          <table:table-cell office:value-type="float" office:value="1551735" calcext:value-type="float">
            <text:p>1551735</text:p>
          </table:table-cell>
          <table:table-cell office:value-type="float" office:value="1626560" calcext:value-type="float">
            <text:p>1626560</text:p>
          </table:table-cell>
          <table:table-cell office:value-type="float" office:value="2255263" calcext:value-type="float">
            <text:p>2255263</text:p>
          </table:table-cell>
          <table:table-cell office:value-type="float" office:value="1812453" calcext:value-type="float">
            <text:p>1812453</text:p>
          </table:table-cell>
          <table:table-cell office:value-type="float" office:value="1495325" calcext:value-type="float">
            <text:p>1495325</text:p>
          </table:table-cell>
          <table:table-cell office:value-type="float" office:value="1625099" calcext:value-type="float">
            <text:p>1625099</text:p>
          </table:table-cell>
          <table:table-cell office:value-type="float" office:value="1608438" calcext:value-type="float">
            <text:p>1608438</text:p>
          </table:table-cell>
          <table:table-cell office:value-type="float" office:value="1640883" calcext:value-type="float">
            <text:p>1640883</text:p>
          </table:table-cell>
          <table:table-cell office:value-type="float" office:value="1686771" calcext:value-type="float">
            <text:p>1686771</text:p>
          </table:table-cell>
          <table:table-cell table:formula="of:=MIN([.A900:.J900])" office:value-type="float" office:value="1495325" calcext:value-type="float">
            <text:p>1495325</text:p>
          </table:table-cell>
        </table:table-row>
        <table:table-row table:style-name="ro1">
          <table:table-cell office:value-type="float" office:value="1869740" calcext:value-type="float">
            <text:p>1869740</text:p>
          </table:table-cell>
          <table:table-cell office:value-type="float" office:value="2164070" calcext:value-type="float">
            <text:p>2164070</text:p>
          </table:table-cell>
          <table:table-cell office:value-type="float" office:value="1568396" calcext:value-type="float">
            <text:p>1568396</text:p>
          </table:table-cell>
          <table:table-cell office:value-type="float" office:value="1668649" calcext:value-type="float">
            <text:p>1668649</text:p>
          </table:table-cell>
          <table:table-cell office:value-type="float" office:value="2354348" calcext:value-type="float">
            <text:p>2354348</text:p>
          </table:table-cell>
          <table:table-cell office:value-type="float" office:value="2554270" calcext:value-type="float">
            <text:p>2554270</text:p>
          </table:table-cell>
          <table:table-cell office:value-type="float" office:value="1609316" calcext:value-type="float">
            <text:p>1609316</text:p>
          </table:table-cell>
          <table:table-cell office:value-type="float" office:value="1586518" calcext:value-type="float">
            <text:p>1586518</text:p>
          </table:table-cell>
          <table:table-cell office:value-type="float" office:value="1585349" calcext:value-type="float">
            <text:p>1585349</text:p>
          </table:table-cell>
          <table:table-cell office:value-type="float" office:value="1668357" calcext:value-type="float">
            <text:p>1668357</text:p>
          </table:table-cell>
          <table:table-cell table:formula="of:=MIN([.A901:.J901])" office:value-type="float" office:value="1568396" calcext:value-type="float">
            <text:p>1568396</text:p>
          </table:table-cell>
        </table:table-row>
        <table:table-row table:style-name="ro1">
          <table:table-cell office:value-type="float" office:value="1875879" calcext:value-type="float">
            <text:p>1875879</text:p>
          </table:table-cell>
          <table:table-cell office:value-type="float" office:value="1773287" calcext:value-type="float">
            <text:p>1773287</text:p>
          </table:table-cell>
          <table:table-cell office:value-type="float" office:value="1762180" calcext:value-type="float">
            <text:p>1762180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1782055" calcext:value-type="float">
            <text:p>1782055</text:p>
          </table:table-cell>
          <table:table-cell office:value-type="float" office:value="1826483" calcext:value-type="float">
            <text:p>1826483</text:p>
          </table:table-cell>
          <table:table-cell office:value-type="float" office:value="2125489" calcext:value-type="float">
            <text:p>2125489</text:p>
          </table:table-cell>
          <table:table-cell office:value-type="float" office:value="2294429" calcext:value-type="float">
            <text:p>2294429</text:p>
          </table:table-cell>
          <table:table-cell office:value-type="float" office:value="1601132" calcext:value-type="float">
            <text:p>1601132</text:p>
          </table:table-cell>
          <table:table-cell office:value-type="float" office:value="2300567" calcext:value-type="float">
            <text:p>2300567</text:p>
          </table:table-cell>
          <table:table-cell table:formula="of:=MIN([.A902:.J902])" office:value-type="float" office:value="1601132" calcext:value-type="float">
            <text:p>1601132</text:p>
          </table:table-cell>
        </table:table-row>
        <table:table-row table:style-name="ro1">
          <table:table-cell office:value-type="float" office:value="1723014" calcext:value-type="float">
            <text:p>1723014</text:p>
          </table:table-cell>
          <table:table-cell office:value-type="float" office:value="1819467" calcext:value-type="float">
            <text:p>1819467</text:p>
          </table:table-cell>
          <table:table-cell office:value-type="float" office:value="1696124" calcext:value-type="float">
            <text:p>1696124</text:p>
          </table:table-cell>
          <table:table-cell office:value-type="float" office:value="1584472" calcext:value-type="float">
            <text:p>1584472</text:p>
          </table:table-cell>
          <table:table-cell office:value-type="float" office:value="1645558" calcext:value-type="float">
            <text:p>1645558</text:p>
          </table:table-cell>
          <table:table-cell office:value-type="float" office:value="1756627" calcext:value-type="float">
            <text:p>1756627</text:p>
          </table:table-cell>
          <table:table-cell office:value-type="float" office:value="2130166" calcext:value-type="float">
            <text:p>2130166</text:p>
          </table:table-cell>
          <table:table-cell office:value-type="float" office:value="1686479" calcext:value-type="float">
            <text:p>1686479</text:p>
          </table:table-cell>
          <table:table-cell office:value-type="float" office:value="1520462" calcext:value-type="float">
            <text:p>1520462</text:p>
          </table:table-cell>
          <table:table-cell office:value-type="float" office:value="1729737" calcext:value-type="float">
            <text:p>1729737</text:p>
          </table:table-cell>
          <table:table-cell table:formula="of:=MIN([.A903:.J903])" office:value-type="float" office:value="1520462" calcext:value-type="float">
            <text:p>1520462</text:p>
          </table:table-cell>
        </table:table-row>
        <table:table-row table:style-name="ro1">
          <table:table-cell office:value-type="float" office:value="1728567" calcext:value-type="float">
            <text:p>1728567</text:p>
          </table:table-cell>
          <table:table-cell office:value-type="float" office:value="1682094" calcext:value-type="float">
            <text:p>1682094</text:p>
          </table:table-cell>
          <table:table-cell office:value-type="float" office:value="2231004" calcext:value-type="float">
            <text:p>2231004</text:p>
          </table:table-cell>
          <table:table-cell office:value-type="float" office:value="1769780" calcext:value-type="float">
            <text:p>1769780</text:p>
          </table:table-cell>
          <table:table-cell office:value-type="float" office:value="1584179" calcext:value-type="float">
            <text:p>1584179</text:p>
          </table:table-cell>
          <table:table-cell office:value-type="float" office:value="1681509" calcext:value-type="float">
            <text:p>1681509</text:p>
          </table:table-cell>
          <table:table-cell office:value-type="float" office:value="1699924" calcext:value-type="float">
            <text:p>1699924</text:p>
          </table:table-cell>
          <table:table-cell office:value-type="float" office:value="1609316" calcext:value-type="float">
            <text:p>1609316</text:p>
          </table:table-cell>
          <table:table-cell office:value-type="float" office:value="2341779" calcext:value-type="float">
            <text:p>2341779</text:p>
          </table:table-cell>
          <table:table-cell office:value-type="float" office:value="1777671" calcext:value-type="float">
            <text:p>1777671</text:p>
          </table:table-cell>
          <table:table-cell table:formula="of:=MIN([.A904:.J904])" office:value-type="float" office:value="1584179" calcext:value-type="float">
            <text:p>1584179</text:p>
          </table:table-cell>
        </table:table-row>
        <table:table-row table:style-name="ro1">
          <table:table-cell office:value-type="float" office:value="2126658" calcext:value-type="float">
            <text:p>2126658</text:p>
          </table:table-cell>
          <table:table-cell office:value-type="float" office:value="1589440" calcext:value-type="float">
            <text:p>1589440</text:p>
          </table:table-cell>
          <table:table-cell office:value-type="float" office:value="1678294" calcext:value-type="float">
            <text:p>1678294</text:p>
          </table:table-cell>
          <table:table-cell office:value-type="float" office:value="1816545" calcext:value-type="float">
            <text:p>1816545</text:p>
          </table:table-cell>
          <table:table-cell office:value-type="float" office:value="1544137" calcext:value-type="float">
            <text:p>1544137</text:p>
          </table:table-cell>
          <table:table-cell office:value-type="float" office:value="1631530" calcext:value-type="float">
            <text:p>1631530</text:p>
          </table:table-cell>
          <table:table-cell office:value-type="float" office:value="1604055" calcext:value-type="float">
            <text:p>1604055</text:p>
          </table:table-cell>
          <table:table-cell office:value-type="float" office:value="1556997" calcext:value-type="float">
            <text:p>1556997</text:p>
          </table:table-cell>
          <table:table-cell office:value-type="float" office:value="1871202" calcext:value-type="float">
            <text:p>1871202</text:p>
          </table:table-cell>
          <table:table-cell office:value-type="float" office:value="1658712" calcext:value-type="float">
            <text:p>1658712</text:p>
          </table:table-cell>
          <table:table-cell table:formula="of:=MIN([.A905:.J905])" office:value-type="float" office:value="1544137" calcext:value-type="float">
            <text:p>1544137</text:p>
          </table:table-cell>
        </table:table-row>
        <table:table-row table:style-name="ro1">
          <table:table-cell office:value-type="float" office:value="1704892" calcext:value-type="float">
            <text:p>1704892</text:p>
          </table:table-cell>
          <table:table-cell office:value-type="float" office:value="1573950" calcext:value-type="float">
            <text:p>1573950</text:p>
          </table:table-cell>
          <table:table-cell office:value-type="float" office:value="1628899" calcext:value-type="float">
            <text:p>1628899</text:p>
          </table:table-cell>
          <table:table-cell office:value-type="float" office:value="2356686" calcext:value-type="float">
            <text:p>2356686</text:p>
          </table:table-cell>
          <table:table-cell office:value-type="float" office:value="1524261" calcext:value-type="float">
            <text:p>1524261</text:p>
          </table:table-cell>
          <table:table-cell office:value-type="float" office:value="2238603" calcext:value-type="float">
            <text:p>2238603</text:p>
          </table:table-cell>
          <table:table-cell office:value-type="float" office:value="1559335" calcext:value-type="float">
            <text:p>1559335</text:p>
          </table:table-cell>
          <table:table-cell office:value-type="float" office:value="1537414" calcext:value-type="float">
            <text:p>1537414</text:p>
          </table:table-cell>
          <table:table-cell office:value-type="float" office:value="1693786" calcext:value-type="float">
            <text:p>1693786</text:p>
          </table:table-cell>
          <table:table-cell office:value-type="float" office:value="1604347" calcext:value-type="float">
            <text:p>1604347</text:p>
          </table:table-cell>
          <table:table-cell table:formula="of:=MIN([.A906:.J906])" office:value-type="float" office:value="1524261" calcext:value-type="float">
            <text:p>1524261</text:p>
          </table:table-cell>
        </table:table-row>
        <table:table-row table:style-name="ro1">
          <table:table-cell office:value-type="float" office:value="1710446" calcext:value-type="float">
            <text:p>1710446</text:p>
          </table:table-cell>
          <table:table-cell office:value-type="float" office:value="2283615" calcext:value-type="float">
            <text:p>2283615</text:p>
          </table:table-cell>
          <table:table-cell office:value-type="float" office:value="1560504" calcext:value-type="float">
            <text:p>1560504</text:p>
          </table:table-cell>
          <table:table-cell office:value-type="float" office:value="1679172" calcext:value-type="float">
            <text:p>1679172</text:p>
          </table:table-cell>
          <table:table-cell office:value-type="float" office:value="2301444" calcext:value-type="float">
            <text:p>2301444</text:p>
          </table:table-cell>
          <table:table-cell office:value-type="float" office:value="1754873" calcext:value-type="float">
            <text:p>1754873</text:p>
          </table:table-cell>
          <table:table-cell office:value-type="float" office:value="1536537" calcext:value-type="float">
            <text:p>1536537</text:p>
          </table:table-cell>
          <table:table-cell office:value-type="float" office:value="1561381" calcext:value-type="float">
            <text:p>1561381</text:p>
          </table:table-cell>
          <table:table-cell office:value-type="float" office:value="1662219" calcext:value-type="float">
            <text:p>1662219</text:p>
          </table:table-cell>
          <table:table-cell office:value-type="float" office:value="1559335" calcext:value-type="float">
            <text:p>1559335</text:p>
          </table:table-cell>
          <table:table-cell table:formula="of:=MIN([.A907:.J907])" office:value-type="float" office:value="1536537" calcext:value-type="float">
            <text:p>1536537</text:p>
          </table:table-cell>
        </table:table-row>
        <table:table-row table:style-name="ro1">
          <table:table-cell office:value-type="float" office:value="1608147" calcext:value-type="float">
            <text:p>1608147</text:p>
          </table:table-cell>
          <table:table-cell office:value-type="float" office:value="1668065" calcext:value-type="float">
            <text:p>1668065</text:p>
          </table:table-cell>
          <table:table-cell office:value-type="float" office:value="1537414" calcext:value-type="float">
            <text:p>1537414</text:p>
          </table:table-cell>
          <table:table-cell office:value-type="float" office:value="1620130" calcext:value-type="float">
            <text:p>1620130</text:p>
          </table:table-cell>
          <table:table-cell office:value-type="float" office:value="1756919" calcext:value-type="float">
            <text:p>1756919</text:p>
          </table:table-cell>
          <table:table-cell office:value-type="float" office:value="1652866" calcext:value-type="float">
            <text:p>1652866</text:p>
          </table:table-cell>
          <table:table-cell office:value-type="float" office:value="2310505" calcext:value-type="float">
            <text:p>2310505</text:p>
          </table:table-cell>
          <table:table-cell office:value-type="float" office:value="2530011" calcext:value-type="float">
            <text:p>2530011</text:p>
          </table:table-cell>
          <table:table-cell office:value-type="float" office:value="1716000" calcext:value-type="float">
            <text:p>1716000</text:p>
          </table:table-cell>
          <table:table-cell office:value-type="float" office:value="2335057" calcext:value-type="float">
            <text:p>2335057</text:p>
          </table:table-cell>
          <table:table-cell table:formula="of:=MIN([.A908:.J908])" office:value-type="float" office:value="1537414" calcext:value-type="float">
            <text:p>1537414</text:p>
          </table:table-cell>
        </table:table-row>
        <table:table-row table:style-name="ro1">
          <table:table-cell office:value-type="float" office:value="1579210" calcext:value-type="float">
            <text:p>1579210</text:p>
          </table:table-cell>
          <table:table-cell office:value-type="float" office:value="1598209" calcext:value-type="float">
            <text:p>1598209</text:p>
          </table:table-cell>
          <table:table-cell office:value-type="float" office:value="1537414" calcext:value-type="float">
            <text:p>1537414</text:p>
          </table:table-cell>
          <table:table-cell office:value-type="float" office:value="1590025" calcext:value-type="float">
            <text:p>1590025</text:p>
          </table:table-cell>
          <table:table-cell office:value-type="float" office:value="1787901" calcext:value-type="float">
            <text:p>1787901</text:p>
          </table:table-cell>
          <table:table-cell office:value-type="float" office:value="1600255" calcext:value-type="float">
            <text:p>1600255</text:p>
          </table:table-cell>
          <table:table-cell office:value-type="float" office:value="1731491" calcext:value-type="float">
            <text:p>1731491</text:p>
          </table:table-cell>
          <table:table-cell office:value-type="float" office:value="1751658" calcext:value-type="float">
            <text:p>1751658</text:p>
          </table:table-cell>
          <table:table-cell office:value-type="float" office:value="1678879" calcext:value-type="float">
            <text:p>1678879</text:p>
          </table:table-cell>
          <table:table-cell office:value-type="float" office:value="1702554" calcext:value-type="float">
            <text:p>1702554</text:p>
          </table:table-cell>
          <table:table-cell table:formula="of:=MIN([.A909:.J909])" office:value-type="float" office:value="1537414" calcext:value-type="float">
            <text:p>1537414</text:p>
          </table:table-cell>
        </table:table-row>
        <table:table-row table:style-name="ro1">
          <table:table-cell office:value-type="float" office:value="1536829" calcext:value-type="float">
            <text:p>1536829</text:p>
          </table:table-cell>
          <table:table-cell office:value-type="float" office:value="1552320" calcext:value-type="float">
            <text:p>1552320</text:p>
          </table:table-cell>
          <table:table-cell office:value-type="float" office:value="2225742" calcext:value-type="float">
            <text:p>2225742</text:p>
          </table:table-cell>
          <table:table-cell office:value-type="float" office:value="1564011" calcext:value-type="float">
            <text:p>1564011</text:p>
          </table:table-cell>
          <table:table-cell office:value-type="float" office:value="1678587" calcext:value-type="float">
            <text:p>1678587</text:p>
          </table:table-cell>
          <table:table-cell office:value-type="float" office:value="1736459" calcext:value-type="float">
            <text:p>1736459</text:p>
          </table:table-cell>
          <table:table-cell office:value-type="float" office:value="1639421" calcext:value-type="float">
            <text:p>1639421</text:p>
          </table:table-cell>
          <table:table-cell office:value-type="float" office:value="1717168" calcext:value-type="float">
            <text:p>1717168</text:p>
          </table:table-cell>
          <table:table-cell office:value-type="float" office:value="2253510" calcext:value-type="float">
            <text:p>2253510</text:p>
          </table:table-cell>
          <table:table-cell office:value-type="float" office:value="1624222" calcext:value-type="float">
            <text:p>1624222</text:p>
          </table:table-cell>
          <table:table-cell table:formula="of:=MIN([.A910:.J910])" office:value-type="float" office:value="1536829" calcext:value-type="float">
            <text:p>1536829</text:p>
          </table:table-cell>
        </table:table-row>
        <table:table-row table:style-name="ro1">
          <table:table-cell office:value-type="float" office:value="2191837" calcext:value-type="float">
            <text:p>2191837</text:p>
          </table:table-cell>
          <table:table-cell office:value-type="float" office:value="1523384" calcext:value-type="float">
            <text:p>1523384</text:p>
          </table:table-cell>
          <table:table-cell office:value-type="float" office:value="1950995" calcext:value-type="float">
            <text:p>1950995</text:p>
          </table:table-cell>
          <table:table-cell office:value-type="float" office:value="1830867" calcext:value-type="float">
            <text:p>1830867</text:p>
          </table:table-cell>
          <table:table-cell office:value-type="float" office:value="1601132" calcext:value-type="float">
            <text:p>1601132</text:p>
          </table:table-cell>
          <table:table-cell office:value-type="float" office:value="1670403" calcext:value-type="float">
            <text:p>1670403</text:p>
          </table:table-cell>
          <table:table-cell office:value-type="float" office:value="1607854" calcext:value-type="float">
            <text:p>1607854</text:p>
          </table:table-cell>
          <table:table-cell office:value-type="float" office:value="1677418" calcext:value-type="float">
            <text:p>1677418</text:p>
          </table:table-cell>
          <table:table-cell office:value-type="float" office:value="1696708" calcext:value-type="float">
            <text:p>1696708</text:p>
          </table:table-cell>
          <table:table-cell office:value-type="float" office:value="1564889" calcext:value-type="float">
            <text:p>1564889</text:p>
          </table:table-cell>
          <table:table-cell table:formula="of:=MIN([.A911:.J911])" office:value-type="float" office:value="1523384" calcext:value-type="float">
            <text:p>1523384</text:p>
          </table:table-cell>
        </table:table-row>
        <table:table-row table:style-name="ro1">
          <table:table-cell office:value-type="float" office:value="1753704" calcext:value-type="float">
            <text:p>1753704</text:p>
          </table:table-cell>
          <table:table-cell office:value-type="float" office:value="2630556" calcext:value-type="float">
            <text:p>2630556</text:p>
          </table:table-cell>
          <table:table-cell office:value-type="float" office:value="1947196" calcext:value-type="float">
            <text:p>1947196</text:p>
          </table:table-cell>
          <table:table-cell office:value-type="float" office:value="1968533" calcext:value-type="float">
            <text:p>1968533</text:p>
          </table:table-cell>
          <table:table-cell office:value-type="float" office:value="1616331" calcext:value-type="float">
            <text:p>1616331</text:p>
          </table:table-cell>
          <table:table-cell office:value-type="float" office:value="2324827" calcext:value-type="float">
            <text:p>2324827</text:p>
          </table:table-cell>
          <table:table-cell office:value-type="float" office:value="1797547" calcext:value-type="float">
            <text:p>1797547</text:p>
          </table:table-cell>
          <table:table-cell office:value-type="float" office:value="1873833" calcext:value-type="float">
            <text:p>1873833</text:p>
          </table:table-cell>
          <table:table-cell office:value-type="float" office:value="1760426" calcext:value-type="float">
            <text:p>1760426</text:p>
          </table:table-cell>
          <table:table-cell office:value-type="float" office:value="1592363" calcext:value-type="float">
            <text:p>1592363</text:p>
          </table:table-cell>
          <table:table-cell table:formula="of:=MIN([.A912:.J912])" office:value-type="float" office:value="1592363" calcext:value-type="float">
            <text:p>1592363</text:p>
          </table:table-cell>
        </table:table-row>
        <table:table-row table:style-name="ro1">
          <table:table-cell office:value-type="float" office:value="1780594" calcext:value-type="float">
            <text:p>1780594</text:p>
          </table:table-cell>
          <table:table-cell office:value-type="float" office:value="1982270" calcext:value-type="float">
            <text:p>1982270</text:p>
          </table:table-cell>
          <table:table-cell office:value-type="float" office:value="1708985" calcext:value-type="float">
            <text:p>1708985</text:p>
          </table:table-cell>
          <table:table-cell office:value-type="float" office:value="1780594" calcext:value-type="float">
            <text:p>1780594</text:p>
          </table:table-cell>
          <table:table-cell office:value-type="float" office:value="2221358" calcext:value-type="float">
            <text:p>2221358</text:p>
          </table:table-cell>
          <table:table-cell office:value-type="float" office:value="1654327" calcext:value-type="float">
            <text:p>1654327</text:p>
          </table:table-cell>
          <table:table-cell office:value-type="float" office:value="1662803" calcext:value-type="float">
            <text:p>1662803</text:p>
          </table:table-cell>
          <table:table-cell office:value-type="float" office:value="2290629" calcext:value-type="float">
            <text:p>2290629</text:p>
          </table:table-cell>
          <table:table-cell office:value-type="float" office:value="1682679" calcext:value-type="float">
            <text:p>1682679</text:p>
          </table:table-cell>
          <table:table-cell office:value-type="float" office:value="1613116" calcext:value-type="float">
            <text:p>1613116</text:p>
          </table:table-cell>
          <table:table-cell table:formula="of:=MIN([.A913:.J913])" office:value-type="float" office:value="1613116" calcext:value-type="float">
            <text:p>1613116</text:p>
          </table:table-cell>
        </table:table-row>
        <table:table-row table:style-name="ro1">
          <table:table-cell office:value-type="float" office:value="1738505" calcext:value-type="float">
            <text:p>1738505</text:p>
          </table:table-cell>
          <table:table-cell office:value-type="float" office:value="1734997" calcext:value-type="float">
            <text:p>1734997</text:p>
          </table:table-cell>
          <table:table-cell office:value-type="float" office:value="1621592" calcext:value-type="float">
            <text:p>1621592</text:p>
          </table:table-cell>
          <table:table-cell office:value-type="float" office:value="1688233" calcext:value-type="float">
            <text:p>1688233</text:p>
          </table:table-cell>
          <table:table-cell office:value-type="float" office:value="1639128" calcext:value-type="float">
            <text:p>1639128</text:p>
          </table:table-cell>
          <table:table-cell office:value-type="float" office:value="1594117" calcext:value-type="float">
            <text:p>1594117</text:p>
          </table:table-cell>
          <table:table-cell office:value-type="float" office:value="2328042" calcext:value-type="float">
            <text:p>2328042</text:p>
          </table:table-cell>
          <table:table-cell office:value-type="float" office:value="1663972" calcext:value-type="float">
            <text:p>1663972</text:p>
          </table:table-cell>
          <table:table-cell office:value-type="float" office:value="1730321" calcext:value-type="float">
            <text:p>1730321</text:p>
          </table:table-cell>
          <table:table-cell office:value-type="float" office:value="2601328" calcext:value-type="float">
            <text:p>2601328</text:p>
          </table:table-cell>
          <table:table-cell table:formula="of:=MIN([.A914:.J914])" office:value-type="float" office:value="1594117" calcext:value-type="float">
            <text:p>1594117</text:p>
          </table:table-cell>
        </table:table-row>
        <table:table-row table:style-name="ro1">
          <table:table-cell office:value-type="float" office:value="1830574" calcext:value-type="float">
            <text:p>1830574</text:p>
          </table:table-cell>
          <table:table-cell office:value-type="float" office:value="1659881" calcext:value-type="float">
            <text:p>1659881</text:p>
          </table:table-cell>
          <table:table-cell office:value-type="float" office:value="2418650" calcext:value-type="float">
            <text:p>2418650</text:p>
          </table:table-cell>
          <table:table-cell office:value-type="float" office:value="1608146" calcext:value-type="float">
            <text:p>1608146</text:p>
          </table:table-cell>
          <table:table-cell office:value-type="float" office:value="1646728" calcext:value-type="float">
            <text:p>1646728</text:p>
          </table:table-cell>
          <table:table-cell office:value-type="float" office:value="1563134" calcext:value-type="float">
            <text:p>1563134</text:p>
          </table:table-cell>
          <table:table-cell office:value-type="float" office:value="1677126" calcext:value-type="float">
            <text:p>1677126</text:p>
          </table:table-cell>
          <table:table-cell office:value-type="float" office:value="1632406" calcext:value-type="float">
            <text:p>1632406</text:p>
          </table:table-cell>
          <table:table-cell office:value-type="float" office:value="2378023" calcext:value-type="float">
            <text:p>2378023</text:p>
          </table:table-cell>
          <table:table-cell office:value-type="float" office:value="1747859" calcext:value-type="float">
            <text:p>1747859</text:p>
          </table:table-cell>
          <table:table-cell table:formula="of:=MIN([.A915:.J915])" office:value-type="float" office:value="1563134" calcext:value-type="float">
            <text:p>1563134</text:p>
          </table:table-cell>
        </table:table-row>
        <table:table-row table:style-name="ro1">
          <table:table-cell office:value-type="float" office:value="1801639" calcext:value-type="float">
            <text:p>1801639</text:p>
          </table:table-cell>
          <table:table-cell office:value-type="float" office:value="1607269" calcext:value-type="float">
            <text:p>1607269</text:p>
          </table:table-cell>
          <table:table-cell office:value-type="float" office:value="1704892" calcext:value-type="float">
            <text:p>1704892</text:p>
          </table:table-cell>
          <table:table-cell office:value-type="float" office:value="1556704" calcext:value-type="float">
            <text:p>1556704</text:p>
          </table:table-cell>
          <table:table-cell office:value-type="float" office:value="1556120" calcext:value-type="float">
            <text:p>1556120</text:p>
          </table:table-cell>
          <table:table-cell office:value-type="float" office:value="1516661" calcext:value-type="float">
            <text:p>1516661</text:p>
          </table:table-cell>
          <table:table-cell office:value-type="float" office:value="1603178" calcext:value-type="float">
            <text:p>1603178</text:p>
          </table:table-cell>
          <table:table-cell office:value-type="float" office:value="1587394" calcext:value-type="float">
            <text:p>1587394</text:p>
          </table:table-cell>
          <table:table-cell office:value-type="float" office:value="1696416" calcext:value-type="float">
            <text:p>1696416</text:p>
          </table:table-cell>
          <table:table-cell office:value-type="float" office:value="1682972" calcext:value-type="float">
            <text:p>1682972</text:p>
          </table:table-cell>
          <table:table-cell table:formula="of:=MIN([.A916:.J916])" office:value-type="float" office:value="1516661" calcext:value-type="float">
            <text:p>1516661</text:p>
          </table:table-cell>
        </table:table-row>
        <table:table-row table:style-name="ro1">
          <table:table-cell office:value-type="float" office:value="2521242" calcext:value-type="float">
            <text:p>2521242</text:p>
          </table:table-cell>
          <table:table-cell office:value-type="float" office:value="1559919" calcext:value-type="float">
            <text:p>1559919</text:p>
          </table:table-cell>
          <table:table-cell office:value-type="float" office:value="1625391" calcext:value-type="float">
            <text:p>1625391</text:p>
          </table:table-cell>
          <table:table-cell office:value-type="float" office:value="2233926" calcext:value-type="float">
            <text:p>2233926</text:p>
          </table:table-cell>
          <table:table-cell office:value-type="float" office:value="1538291" calcext:value-type="float">
            <text:p>1538291</text:p>
          </table:table-cell>
          <table:table-cell office:value-type="float" office:value="1561381" calcext:value-type="float">
            <text:p>1561381</text:p>
          </table:table-cell>
          <table:table-cell office:value-type="float" office:value="1553782" calcext:value-type="float">
            <text:p>1553782</text:p>
          </table:table-cell>
          <table:table-cell office:value-type="float" office:value="1753996" calcext:value-type="float">
            <text:p>1753996</text:p>
          </table:table-cell>
          <table:table-cell office:value-type="float" office:value="1630360" calcext:value-type="float">
            <text:p>1630360</text:p>
          </table:table-cell>
          <table:table-cell office:value-type="float" office:value="1605223" calcext:value-type="float">
            <text:p>1605223</text:p>
          </table:table-cell>
          <table:table-cell table:formula="of:=MIN([.A917:.J917])" office:value-type="float" office:value="1538291" calcext:value-type="float">
            <text:p>1538291</text:p>
          </table:table-cell>
        </table:table-row>
        <table:table-row table:style-name="ro1">
          <table:table-cell office:value-type="float" office:value="2143610" calcext:value-type="float">
            <text:p>2143610</text:p>
          </table:table-cell>
          <table:table-cell office:value-type="float" office:value="2253802" calcext:value-type="float">
            <text:p>2253802</text:p>
          </table:table-cell>
          <table:table-cell office:value-type="float" office:value="1609608" calcext:value-type="float">
            <text:p>1609608</text:p>
          </table:table-cell>
          <table:table-cell office:value-type="float" office:value="1684141" calcext:value-type="float">
            <text:p>1684141</text:p>
          </table:table-cell>
          <table:table-cell office:value-type="float" office:value="2375684" calcext:value-type="float">
            <text:p>2375684</text:p>
          </table:table-cell>
          <table:table-cell office:value-type="float" office:value="2254971" calcext:value-type="float">
            <text:p>2254971</text:p>
          </table:table-cell>
          <table:table-cell office:value-type="float" office:value="1553489" calcext:value-type="float">
            <text:p>1553489</text:p>
          </table:table-cell>
          <table:table-cell office:value-type="float" office:value="2247956" calcext:value-type="float">
            <text:p>2247956</text:p>
          </table:table-cell>
          <table:table-cell office:value-type="float" office:value="1591194" calcext:value-type="float">
            <text:p>1591194</text:p>
          </table:table-cell>
          <table:table-cell office:value-type="float" office:value="1589732" calcext:value-type="float">
            <text:p>1589732</text:p>
          </table:table-cell>
          <table:table-cell table:formula="of:=MIN([.A918:.J918])" office:value-type="float" office:value="1553489" calcext:value-type="float">
            <text:p>1553489</text:p>
          </table:table-cell>
        </table:table-row>
        <table:table-row table:style-name="ro1">
          <table:table-cell office:value-type="float" office:value="1753704" calcext:value-type="float">
            <text:p>1753704</text:p>
          </table:table-cell>
          <table:table-cell office:value-type="float" office:value="1665727" calcext:value-type="float">
            <text:p>1665727</text:p>
          </table:table-cell>
          <table:table-cell office:value-type="float" office:value="1573950" calcext:value-type="float">
            <text:p>1573950</text:p>
          </table:table-cell>
          <table:table-cell office:value-type="float" office:value="1624514" calcext:value-type="float">
            <text:p>1624514</text:p>
          </table:table-cell>
          <table:table-cell office:value-type="float" office:value="1929367" calcext:value-type="float">
            <text:p>1929367</text:p>
          </table:table-cell>
          <table:table-cell office:value-type="float" office:value="1730029" calcext:value-type="float">
            <text:p>1730029</text:p>
          </table:table-cell>
          <table:table-cell office:value-type="float" office:value="1622761" calcext:value-type="float">
            <text:p>1622761</text:p>
          </table:table-cell>
          <table:table-cell office:value-type="float" office:value="1728275" calcext:value-type="float">
            <text:p>1728275</text:p>
          </table:table-cell>
          <table:table-cell office:value-type="float" office:value="1599962" calcext:value-type="float">
            <text:p>1599962</text:p>
          </table:table-cell>
          <table:table-cell office:value-type="float" office:value="2615065" calcext:value-type="float">
            <text:p>2615065</text:p>
          </table:table-cell>
          <table:table-cell table:formula="of:=MIN([.A919:.J919])" office:value-type="float" office:value="1573950" calcext:value-type="float">
            <text:p>1573950</text:p>
          </table:table-cell>
        </table:table-row>
        <table:table-row table:style-name="ro1">
          <table:table-cell office:value-type="float" office:value="1641174" calcext:value-type="float">
            <text:p>1641174</text:p>
          </table:table-cell>
          <table:table-cell office:value-type="float" office:value="1611069" calcext:value-type="float">
            <text:p>1611069</text:p>
          </table:table-cell>
          <table:table-cell office:value-type="float" office:value="1553782" calcext:value-type="float">
            <text:p>1553782</text:p>
          </table:table-cell>
          <table:table-cell office:value-type="float" office:value="1558750" calcext:value-type="float">
            <text:p>1558750</text:p>
          </table:table-cell>
          <table:table-cell office:value-type="float" office:value="1818007" calcext:value-type="float">
            <text:p>1818007</text:p>
          </table:table-cell>
          <table:table-cell office:value-type="float" office:value="1772995" calcext:value-type="float">
            <text:p>1772995</text:p>
          </table:table-cell>
          <table:table-cell office:value-type="float" office:value="2469800" calcext:value-type="float">
            <text:p>2469800</text:p>
          </table:table-cell>
          <table:table-cell office:value-type="float" office:value="1645266" calcext:value-type="float">
            <text:p>1645266</text:p>
          </table:table-cell>
          <table:table-cell office:value-type="float" office:value="1545890" calcext:value-type="float">
            <text:p>1545890</text:p>
          </table:table-cell>
          <table:table-cell office:value-type="float" office:value="1716291" calcext:value-type="float">
            <text:p>1716291</text:p>
          </table:table-cell>
          <table:table-cell table:formula="of:=MIN([.A920:.J920])" office:value-type="float" office:value="1545890" calcext:value-type="float">
            <text:p>1545890</text:p>
          </table:table-cell>
        </table:table-row>
        <table:table-row table:style-name="ro1">
          <table:table-cell office:value-type="float" office:value="1836713" calcext:value-type="float">
            <text:p>1836713</text:p>
          </table:table-cell>
          <table:table-cell office:value-type="float" office:value="1585348" calcext:value-type="float">
            <text:p>1585348</text:p>
          </table:table-cell>
          <table:table-cell office:value-type="float" office:value="2473600" calcext:value-type="float">
            <text:p>2473600</text:p>
          </table:table-cell>
          <table:table-cell office:value-type="float" office:value="1516661" calcext:value-type="float">
            <text:p>1516661</text:p>
          </table:table-cell>
          <table:table-cell office:value-type="float" office:value="1695832" calcext:value-type="float">
            <text:p>1695832</text:p>
          </table:table-cell>
          <table:table-cell office:value-type="float" office:value="1678002" calcext:value-type="float">
            <text:p>1678002</text:p>
          </table:table-cell>
          <table:table-cell office:value-type="float" office:value="1894292" calcext:value-type="float">
            <text:p>1894292</text:p>
          </table:table-cell>
          <table:table-cell office:value-type="float" office:value="1597040" calcext:value-type="float">
            <text:p>1597040</text:p>
          </table:table-cell>
          <table:table-cell office:value-type="float" office:value="2281861" calcext:value-type="float">
            <text:p>2281861</text:p>
          </table:table-cell>
          <table:table-cell office:value-type="float" office:value="1631236" calcext:value-type="float">
            <text:p>1631236</text:p>
          </table:table-cell>
          <table:table-cell table:formula="of:=MIN([.A921:.J921])" office:value-type="float" office:value="1516661" calcext:value-type="float">
            <text:p>1516661</text:p>
          </table:table-cell>
        </table:table-row>
        <table:table-row table:style-name="ro1">
          <table:table-cell office:value-type="float" office:value="2597235" calcext:value-type="float">
            <text:p>2597235</text:p>
          </table:table-cell>
          <table:table-cell office:value-type="float" office:value="1795209" calcext:value-type="float">
            <text:p>1795209</text:p>
          </table:table-cell>
          <table:table-cell office:value-type="float" office:value="1823560" calcext:value-type="float">
            <text:p>1823560</text:p>
          </table:table-cell>
          <table:table-cell office:value-type="float" office:value="1621300" calcext:value-type="float">
            <text:p>1621300</text:p>
          </table:table-cell>
          <table:table-cell office:value-type="float" office:value="1657250" calcext:value-type="float">
            <text:p>1657250</text:p>
          </table:table-cell>
          <table:table-cell office:value-type="float" office:value="1780301" calcext:value-type="float">
            <text:p>1780301</text:p>
          </table:table-cell>
          <table:table-cell office:value-type="float" office:value="1741136" calcext:value-type="float">
            <text:p>1741136</text:p>
          </table:table-cell>
          <table:table-cell office:value-type="float" office:value="1621884" calcext:value-type="float">
            <text:p>1621884</text:p>
          </table:table-cell>
          <table:table-cell office:value-type="float" office:value="1737920" calcext:value-type="float">
            <text:p>1737920</text:p>
          </table:table-cell>
          <table:table-cell office:value-type="float" office:value="1643513" calcext:value-type="float">
            <text:p>1643513</text:p>
          </table:table-cell>
          <table:table-cell table:formula="of:=MIN([.A922:.J922])" office:value-type="float" office:value="1621300" calcext:value-type="float">
            <text:p>1621300</text:p>
          </table:table-cell>
        </table:table-row>
        <table:table-row table:style-name="ro1">
          <table:table-cell office:value-type="float" office:value="2443786" calcext:value-type="float">
            <text:p>2443786</text:p>
          </table:table-cell>
          <table:table-cell office:value-type="float" office:value="1670695" calcext:value-type="float">
            <text:p>1670695</text:p>
          </table:table-cell>
          <table:table-cell office:value-type="float" office:value="1663389" calcext:value-type="float">
            <text:p>1663389</text:p>
          </table:table-cell>
          <table:table-cell office:value-type="float" office:value="2799204" calcext:value-type="float">
            <text:p>2799204</text:p>
          </table:table-cell>
          <table:table-cell office:value-type="float" office:value="1842558" calcext:value-type="float">
            <text:p>1842558</text:p>
          </table:table-cell>
          <table:table-cell office:value-type="float" office:value="2132504" calcext:value-type="float">
            <text:p>2132504</text:p>
          </table:table-cell>
          <table:table-cell office:value-type="float" office:value="1607562" calcext:value-type="float">
            <text:p>1607562</text:p>
          </table:table-cell>
          <table:table-cell office:value-type="float" office:value="1526599" calcext:value-type="float">
            <text:p>1526599</text:p>
          </table:table-cell>
          <table:table-cell office:value-type="float" office:value="1765103" calcext:value-type="float">
            <text:p>1765103</text:p>
          </table:table-cell>
          <table:table-cell office:value-type="float" office:value="1754580" calcext:value-type="float">
            <text:p>1754580</text:p>
          </table:table-cell>
          <table:table-cell table:formula="of:=MIN([.A923:.J923])" office:value-type="float" office:value="1526599" calcext:value-type="float">
            <text:p>1526599</text:p>
          </table:table-cell>
        </table:table-row>
        <table:table-row table:style-name="ro1">
          <table:table-cell office:value-type="float" office:value="1924982" calcext:value-type="float">
            <text:p>1924982</text:p>
          </table:table-cell>
          <table:table-cell office:value-type="float" office:value="2244449" calcext:value-type="float">
            <text:p>2244449</text:p>
          </table:table-cell>
          <table:table-cell office:value-type="float" office:value="1606685" calcext:value-type="float">
            <text:p>1606685</text:p>
          </table:table-cell>
          <table:table-cell office:value-type="float" office:value="1726229" calcext:value-type="float">
            <text:p>1726229</text:p>
          </table:table-cell>
          <table:table-cell office:value-type="float" office:value="1981685" calcext:value-type="float">
            <text:p>1981685</text:p>
          </table:table-cell>
          <table:table-cell office:value-type="float" office:value="1795501" calcext:value-type="float">
            <text:p>1795501</text:p>
          </table:table-cell>
          <table:table-cell office:value-type="float" office:value="1560796" calcext:value-type="float">
            <text:p>1560796</text:p>
          </table:table-cell>
          <table:table-cell office:value-type="float" office:value="2208497" calcext:value-type="float">
            <text:p>2208497</text:p>
          </table:table-cell>
          <table:table-cell office:value-type="float" office:value="1670696" calcext:value-type="float">
            <text:p>1670696</text:p>
          </table:table-cell>
          <table:table-cell office:value-type="float" office:value="2274554" calcext:value-type="float">
            <text:p>2274554</text:p>
          </table:table-cell>
          <table:table-cell table:formula="of:=MIN([.A924:.J924])" office:value-type="float" office:value="1560796" calcext:value-type="float">
            <text:p>1560796</text:p>
          </table:table-cell>
        </table:table-row>
        <table:table-row table:style-name="ro1">
          <table:table-cell office:value-type="float" office:value="1883478" calcext:value-type="float">
            <text:p>1883478</text:p>
          </table:table-cell>
          <table:table-cell office:value-type="float" office:value="1644682" calcext:value-type="float">
            <text:p>1644682</text:p>
          </table:table-cell>
          <table:table-cell office:value-type="float" office:value="1551736" calcext:value-type="float">
            <text:p>1551736</text:p>
          </table:table-cell>
          <table:table-cell office:value-type="float" office:value="1749612" calcext:value-type="float">
            <text:p>1749612</text:p>
          </table:table-cell>
          <table:table-cell office:value-type="float" office:value="1625391" calcext:value-type="float">
            <text:p>1625391</text:p>
          </table:table-cell>
          <table:table-cell office:value-type="float" office:value="1669233" calcext:value-type="float">
            <text:p>1669233</text:p>
          </table:table-cell>
          <table:table-cell office:value-type="float" office:value="2242987" calcext:value-type="float">
            <text:p>2242987</text:p>
          </table:table-cell>
          <table:table-cell office:value-type="float" office:value="1683555" calcext:value-type="float">
            <text:p>1683555</text:p>
          </table:table-cell>
          <table:table-cell office:value-type="float" office:value="1626853" calcext:value-type="float">
            <text:p>1626853</text:p>
          </table:table-cell>
          <table:table-cell office:value-type="float" office:value="1693201" calcext:value-type="float">
            <text:p>1693201</text:p>
          </table:table-cell>
          <table:table-cell table:formula="of:=MIN([.A925:.J925])" office:value-type="float" office:value="1551736" calcext:value-type="float">
            <text:p>1551736</text:p>
          </table:table-cell>
        </table:table-row>
        <table:table-row table:style-name="ro1">
          <table:table-cell office:value-type="float" office:value="2779036" calcext:value-type="float">
            <text:p>2779036</text:p>
          </table:table-cell>
          <table:table-cell office:value-type="float" office:value="1577164" calcext:value-type="float">
            <text:p>1577164</text:p>
          </table:table-cell>
          <table:table-cell office:value-type="float" office:value="2250294" calcext:value-type="float">
            <text:p>2250294</text:p>
          </table:table-cell>
          <table:table-cell office:value-type="float" office:value="1588271" calcext:value-type="float">
            <text:p>1588271</text:p>
          </table:table-cell>
          <table:table-cell office:value-type="float" office:value="1562258" calcext:value-type="float">
            <text:p>1562258</text:p>
          </table:table-cell>
          <table:table-cell office:value-type="float" office:value="1596455" calcext:value-type="float">
            <text:p>1596455</text:p>
          </table:table-cell>
          <table:table-cell office:value-type="float" office:value="1703139" calcext:value-type="float">
            <text:p>1703139</text:p>
          </table:table-cell>
          <table:table-cell office:value-type="float" office:value="1730029" calcext:value-type="float">
            <text:p>1730029</text:p>
          </table:table-cell>
          <table:table-cell office:value-type="float" office:value="1595286" calcext:value-type="float">
            <text:p>1595286</text:p>
          </table:table-cell>
          <table:table-cell office:value-type="float" office:value="1626268" calcext:value-type="float">
            <text:p>1626268</text:p>
          </table:table-cell>
          <table:table-cell table:formula="of:=MIN([.A926:.J926])" office:value-type="float" office:value="1562258" calcext:value-type="float">
            <text:p>1562258</text:p>
          </table:table-cell>
        </table:table-row>
        <table:table-row table:style-name="ro1">
          <table:table-cell office:value-type="float" office:value="1883478" calcext:value-type="float">
            <text:p>1883478</text:p>
          </table:table-cell>
          <table:table-cell office:value-type="float" office:value="1549690" calcext:value-type="float">
            <text:p>1549690</text:p>
          </table:table-cell>
          <table:table-cell office:value-type="float" office:value="1682095" calcext:value-type="float">
            <text:p>1682095</text:p>
          </table:table-cell>
          <table:table-cell office:value-type="float" office:value="1552612" calcext:value-type="float">
            <text:p>1552612</text:p>
          </table:table-cell>
          <table:table-cell office:value-type="float" office:value="1590902" calcext:value-type="float">
            <text:p>1590902</text:p>
          </table:table-cell>
          <table:table-cell office:value-type="float" office:value="1556997" calcext:value-type="float">
            <text:p>1556997</text:p>
          </table:table-cell>
          <table:table-cell office:value-type="float" office:value="1609316" calcext:value-type="float">
            <text:p>1609316</text:p>
          </table:table-cell>
          <table:table-cell office:value-type="float" office:value="1720091" calcext:value-type="float">
            <text:p>1720091</text:p>
          </table:table-cell>
          <table:table-cell office:value-type="float" office:value="2472431" calcext:value-type="float">
            <text:p>2472431</text:p>
          </table:table-cell>
          <table:table-cell office:value-type="float" office:value="1575703" calcext:value-type="float">
            <text:p>1575703</text:p>
          </table:table-cell>
          <table:table-cell table:formula="of:=MIN([.A927:.J927])" office:value-type="float" office:value="1549690" calcext:value-type="float">
            <text:p>1549690</text:p>
          </table:table-cell>
        </table:table-row>
        <table:table-row table:style-name="ro1">
          <table:table-cell office:value-type="float" office:value="1995422" calcext:value-type="float">
            <text:p>1995422</text:p>
          </table:table-cell>
          <table:table-cell office:value-type="float" office:value="1535952" calcext:value-type="float">
            <text:p>1535952</text:p>
          </table:table-cell>
          <table:table-cell office:value-type="float" office:value="1630068" calcext:value-type="float">
            <text:p>1630068</text:p>
          </table:table-cell>
          <table:table-cell office:value-type="float" office:value="2378607" calcext:value-type="float">
            <text:p>2378607</text:p>
          </table:table-cell>
          <table:table-cell office:value-type="float" office:value="1727398" calcext:value-type="float">
            <text:p>1727398</text:p>
          </table:table-cell>
          <table:table-cell office:value-type="float" office:value="1540921" calcext:value-type="float">
            <text:p>1540921</text:p>
          </table:table-cell>
          <table:table-cell office:value-type="float" office:value="1569565" calcext:value-type="float">
            <text:p>1569565</text:p>
          </table:table-cell>
          <table:table-cell office:value-type="float" office:value="1657542" calcext:value-type="float">
            <text:p>1657542</text:p>
          </table:table-cell>
          <table:table-cell office:value-type="float" office:value="1723891" calcext:value-type="float">
            <text:p>1723891</text:p>
          </table:table-cell>
          <table:table-cell office:value-type="float" office:value="1555243" calcext:value-type="float">
            <text:p>1555243</text:p>
          </table:table-cell>
          <table:table-cell table:formula="of:=MIN([.A928:.J928])" office:value-type="float" office:value="1535952" calcext:value-type="float">
            <text:p>1535952</text:p>
          </table:table-cell>
        </table:table-row>
        <table:table-row table:style-name="ro1">
          <table:table-cell office:value-type="float" office:value="1952165" calcext:value-type="float">
            <text:p>1952165</text:p>
          </table:table-cell>
          <table:table-cell office:value-type="float" office:value="1555535" calcext:value-type="float">
            <text:p>1555535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693201" calcext:value-type="float">
            <text:p>1693201</text:p>
          </table:table-cell>
          <table:table-cell office:value-type="float" office:value="2295014" calcext:value-type="float">
            <text:p>2295014</text:p>
          </table:table-cell>
          <table:table-cell office:value-type="float" office:value="2512181" calcext:value-type="float">
            <text:p>2512181</text:p>
          </table:table-cell>
          <table:table-cell office:value-type="float" office:value="1536537" calcext:value-type="float">
            <text:p>1536537</text:p>
          </table:table-cell>
          <table:table-cell office:value-type="float" office:value="1625684" calcext:value-type="float">
            <text:p>1625684</text:p>
          </table:table-cell>
          <table:table-cell office:value-type="float" office:value="1662219" calcext:value-type="float">
            <text:p>1662219</text:p>
          </table:table-cell>
          <table:table-cell office:value-type="float" office:value="1547644" calcext:value-type="float">
            <text:p>1547644</text:p>
          </table:table-cell>
          <table:table-cell table:formula="of:=MIN([.A929:.J929])" office:value-type="float" office:value="1536537" calcext:value-type="float">
            <text:p>1536537</text:p>
          </table:table-cell>
        </table:table-row>
        <table:table-row table:style-name="ro1">
          <table:table-cell office:value-type="float" office:value="1943689" calcext:value-type="float">
            <text:p>1943689</text:p>
          </table:table-cell>
          <table:table-cell office:value-type="float" office:value="2415728" calcext:value-type="float">
            <text:p>2415728</text:p>
          </table:table-cell>
          <table:table-cell office:value-type="float" office:value="1780887" calcext:value-type="float">
            <text:p>1780887</text:p>
          </table:table-cell>
          <table:table-cell office:value-type="float" office:value="1610778" calcext:value-type="float">
            <text:p>1610778</text:p>
          </table:table-cell>
          <table:table-cell office:value-type="float" office:value="1703431" calcext:value-type="float">
            <text:p>1703431</text:p>
          </table:table-cell>
          <table:table-cell office:value-type="float" office:value="1784686" calcext:value-type="float">
            <text:p>1784686</text:p>
          </table:table-cell>
          <table:table-cell office:value-type="float" office:value="2525626" calcext:value-type="float">
            <text:p>2525626</text:p>
          </table:table-cell>
          <table:table-cell office:value-type="float" office:value="2502828" calcext:value-type="float">
            <text:p>2502828</text:p>
          </table:table-cell>
          <table:table-cell office:value-type="float" office:value="1586517" calcext:value-type="float">
            <text:p>1586517</text:p>
          </table:table-cell>
          <table:table-cell office:value-type="float" office:value="2327750" calcext:value-type="float">
            <text:p>2327750</text:p>
          </table:table-cell>
          <table:table-cell table:formula="of:=MIN([.A930:.J930])" office:value-type="float" office:value="1586517" calcext:value-type="float">
            <text:p>1586517</text:p>
          </table:table-cell>
        </table:table-row>
        <table:table-row table:style-name="ro1">
          <table:table-cell office:value-type="float" office:value="2908226" calcext:value-type="float">
            <text:p>2908226</text:p>
          </table:table-cell>
          <table:table-cell office:value-type="float" office:value="1871787" calcext:value-type="float">
            <text:p>1871787</text:p>
          </table:table-cell>
          <table:table-cell office:value-type="float" office:value="1766857" calcext:value-type="float">
            <text:p>1766857</text:p>
          </table:table-cell>
          <table:table-cell office:value-type="float" office:value="1571026" calcext:value-type="float">
            <text:p>1571026</text:p>
          </table:table-cell>
          <table:table-cell office:value-type="float" office:value="1623930" calcext:value-type="float">
            <text:p>1623930</text:p>
          </table:table-cell>
          <table:table-cell office:value-type="float" office:value="1684141" calcext:value-type="float">
            <text:p>1684141</text:p>
          </table:table-cell>
          <table:table-cell office:value-type="float" office:value="1919429" calcext:value-type="float">
            <text:p>1919429</text:p>
          </table:table-cell>
          <table:table-cell office:value-type="float" office:value="1742597" calcext:value-type="float">
            <text:p>1742597</text:p>
          </table:table-cell>
          <table:table-cell office:value-type="float" office:value="1556997" calcext:value-type="float">
            <text:p>1556997</text:p>
          </table:table-cell>
          <table:table-cell office:value-type="float" office:value="1702262" calcext:value-type="float">
            <text:p>1702262</text:p>
          </table:table-cell>
          <table:table-cell table:formula="of:=MIN([.A931:.J931])" office:value-type="float" office:value="1556997" calcext:value-type="float">
            <text:p>1556997</text:p>
          </table:table-cell>
        </table:table-row>
        <table:table-row table:style-name="ro1">
          <table:table-cell office:value-type="float" office:value="2058556" calcext:value-type="float">
            <text:p>2058556</text:p>
          </table:table-cell>
          <table:table-cell office:value-type="float" office:value="1734121" calcext:value-type="float">
            <text:p>1734121</text:p>
          </table:table-cell>
          <table:table-cell office:value-type="float" office:value="2347918" calcext:value-type="float">
            <text:p>2347918</text:p>
          </table:table-cell>
          <table:table-cell office:value-type="float" office:value="1800177" calcext:value-type="float">
            <text:p>1800177</text:p>
          </table:table-cell>
          <table:table-cell office:value-type="float" office:value="1646436" calcext:value-type="float">
            <text:p>1646436</text:p>
          </table:table-cell>
          <table:table-cell office:value-type="float" office:value="1645559" calcext:value-type="float">
            <text:p>1645559</text:p>
          </table:table-cell>
          <table:table-cell office:value-type="float" office:value="1771534" calcext:value-type="float">
            <text:p>1771534</text:p>
          </table:table-cell>
          <table:table-cell office:value-type="float" office:value="1707816" calcext:value-type="float">
            <text:p>1707816</text:p>
          </table:table-cell>
          <table:table-cell office:value-type="float" office:value="2557485" calcext:value-type="float">
            <text:p>2557485</text:p>
          </table:table-cell>
          <table:table-cell office:value-type="float" office:value="1796378" calcext:value-type="float">
            <text:p>1796378</text:p>
          </table:table-cell>
          <table:table-cell table:formula="of:=MIN([.A932:.J932])" office:value-type="float" office:value="1645559" calcext:value-type="float">
            <text:p>1645559</text:p>
          </table:table-cell>
        </table:table-row>
        <table:table-row table:style-name="ro1">
          <table:table-cell office:value-type="float" office:value="1896630" calcext:value-type="float">
            <text:p>1896630</text:p>
          </table:table-cell>
          <table:table-cell office:value-type="float" office:value="1636499" calcext:value-type="float">
            <text:p>1636499</text:p>
          </table:table-cell>
          <table:table-cell office:value-type="float" office:value="1687064" calcext:value-type="float">
            <text:p>1687064</text:p>
          </table:table-cell>
          <table:table-cell office:value-type="float" office:value="1678587" calcext:value-type="float">
            <text:p>1678587</text:p>
          </table:table-cell>
          <table:table-cell office:value-type="float" office:value="1604639" calcext:value-type="float">
            <text:p>1604639</text:p>
          </table:table-cell>
          <table:table-cell office:value-type="float" office:value="1572488" calcext:value-type="float">
            <text:p>1572488</text:p>
          </table:table-cell>
          <table:table-cell office:value-type="float" office:value="1736752" calcext:value-type="float">
            <text:p>1736752</text:p>
          </table:table-cell>
          <table:table-cell office:value-type="float" office:value="1585056" calcext:value-type="float">
            <text:p>1585056</text:p>
          </table:table-cell>
          <table:table-cell office:value-type="float" office:value="1757211" calcext:value-type="float">
            <text:p>1757211</text:p>
          </table:table-cell>
          <table:table-cell office:value-type="float" office:value="1720676" calcext:value-type="float">
            <text:p>1720676</text:p>
          </table:table-cell>
          <table:table-cell table:formula="of:=MIN([.A933:.J933])" office:value-type="float" office:value="1572488" calcext:value-type="float">
            <text:p>1572488</text:p>
          </table:table-cell>
        </table:table-row>
        <table:table-row table:style-name="ro1">
          <table:table-cell office:value-type="float" office:value="1768026" calcext:value-type="float">
            <text:p>1768026</text:p>
          </table:table-cell>
          <table:table-cell office:value-type="float" office:value="1578041" calcext:value-type="float">
            <text:p>1578041</text:p>
          </table:table-cell>
          <table:table-cell office:value-type="float" office:value="1609316" calcext:value-type="float">
            <text:p>1609316</text:p>
          </table:table-cell>
          <table:table-cell office:value-type="float" office:value="2284492" calcext:value-type="float">
            <text:p>2284492</text:p>
          </table:table-cell>
          <table:table-cell office:value-type="float" office:value="1551151" calcext:value-type="float">
            <text:p>1551151</text:p>
          </table:table-cell>
          <table:table-cell office:value-type="float" office:value="1569565" calcext:value-type="float">
            <text:p>1569565</text:p>
          </table:table-cell>
          <table:table-cell office:value-type="float" office:value="1655496" calcext:value-type="float">
            <text:p>1655496</text:p>
          </table:table-cell>
          <table:table-cell office:value-type="float" office:value="1548520" calcext:value-type="float">
            <text:p>1548520</text:p>
          </table:table-cell>
          <table:table-cell office:value-type="float" office:value="1656373" calcext:value-type="float">
            <text:p>1656373</text:p>
          </table:table-cell>
          <table:table-cell office:value-type="float" office:value="1632406" calcext:value-type="float">
            <text:p>1632406</text:p>
          </table:table-cell>
          <table:table-cell table:formula="of:=MIN([.A934:.J934])" office:value-type="float" office:value="1548520" calcext:value-type="float">
            <text:p>1548520</text:p>
          </table:table-cell>
        </table:table-row>
        <table:table-row table:style-name="ro1">
          <table:table-cell office:value-type="float" office:value="1662803" calcext:value-type="float">
            <text:p>1662803</text:p>
          </table:table-cell>
          <table:table-cell office:value-type="float" office:value="2170794" calcext:value-type="float">
            <text:p>2170794</text:p>
          </table:table-cell>
          <table:table-cell office:value-type="float" office:value="1560796" calcext:value-type="float">
            <text:p>1560796</text:p>
          </table:table-cell>
          <table:table-cell office:value-type="float" office:value="1631237" calcext:value-type="float">
            <text:p>1631237</text:p>
          </table:table-cell>
          <table:table-cell office:value-type="float" office:value="2191253" calcext:value-type="float">
            <text:p>2191253</text:p>
          </table:table-cell>
          <table:table-cell office:value-type="float" office:value="2290045" calcext:value-type="float">
            <text:p>2290045</text:p>
          </table:table-cell>
          <table:table-cell office:value-type="float" office:value="1614284" calcext:value-type="float">
            <text:p>1614284</text:p>
          </table:table-cell>
          <table:table-cell office:value-type="float" office:value="1922352" calcext:value-type="float">
            <text:p>1922352</text:p>
          </table:table-cell>
          <table:table-cell office:value-type="float" office:value="1609315" calcext:value-type="float">
            <text:p>1609315</text:p>
          </table:table-cell>
          <table:table-cell office:value-type="float" office:value="1632406" calcext:value-type="float">
            <text:p>1632406</text:p>
          </table:table-cell>
          <table:table-cell table:formula="of:=MIN([.A935:.J935])" office:value-type="float" office:value="1560796" calcext:value-type="float">
            <text:p>1560796</text:p>
          </table:table-cell>
        </table:table-row>
        <table:table-row table:style-name="ro1">
          <table:table-cell office:value-type="float" office:value="2642832" calcext:value-type="float">
            <text:p>2642832</text:p>
          </table:table-cell>
          <table:table-cell office:value-type="float" office:value="1646436" calcext:value-type="float">
            <text:p>1646436</text:p>
          </table:table-cell>
          <table:table-cell office:value-type="float" office:value="1537706" calcext:value-type="float">
            <text:p>1537706</text:p>
          </table:table-cell>
          <table:table-cell office:value-type="float" office:value="1565474" calcext:value-type="float">
            <text:p>1565474</text:p>
          </table:table-cell>
          <table:table-cell office:value-type="float" office:value="1664558" calcext:value-type="float">
            <text:p>1664558</text:p>
          </table:table-cell>
          <table:table-cell office:value-type="float" office:value="1646436" calcext:value-type="float">
            <text:p>1646436</text:p>
          </table:table-cell>
          <table:table-cell office:value-type="float" office:value="2403159" calcext:value-type="float">
            <text:p>2403159</text:p>
          </table:table-cell>
          <table:table-cell office:value-type="float" office:value="2224866" calcext:value-type="float">
            <text:p>2224866</text:p>
          </table:table-cell>
          <table:table-cell office:value-type="float" office:value="1592655" calcext:value-type="float">
            <text:p>1592655</text:p>
          </table:table-cell>
          <table:table-cell office:value-type="float" office:value="2330673" calcext:value-type="float">
            <text:p>2330673</text:p>
          </table:table-cell>
          <table:table-cell table:formula="of:=MIN([.A936:.J936])" office:value-type="float" office:value="1537706" calcext:value-type="float">
            <text:p>1537706</text:p>
          </table:table-cell>
        </table:table-row>
        <table:table-row table:style-name="ro1">
          <table:table-cell office:value-type="float" office:value="1858634" calcext:value-type="float">
            <text:p>1858634</text:p>
          </table:table-cell>
          <table:table-cell office:value-type="float" office:value="1585933" calcext:value-type="float">
            <text:p>1585933</text:p>
          </table:table-cell>
          <table:table-cell office:value-type="float" office:value="1544428" calcext:value-type="float">
            <text:p>1544428</text:p>
          </table:table-cell>
          <table:table-cell office:value-type="float" office:value="1537121" calcext:value-type="float">
            <text:p>1537121</text:p>
          </table:table-cell>
          <table:table-cell office:value-type="float" office:value="1768611" calcext:value-type="float">
            <text:p>1768611</text:p>
          </table:table-cell>
          <table:table-cell office:value-type="float" office:value="1581257" calcext:value-type="float">
            <text:p>1581257</text:p>
          </table:table-cell>
          <table:table-cell office:value-type="float" office:value="1665142" calcext:value-type="float">
            <text:p>1665142</text:p>
          </table:table-cell>
          <table:table-cell office:value-type="float" office:value="1702846" calcext:value-type="float">
            <text:p>1702846</text:p>
          </table:table-cell>
          <table:table-cell office:value-type="float" office:value="2539947" calcext:value-type="float">
            <text:p>2539947</text:p>
          </table:table-cell>
          <table:table-cell office:value-type="float" office:value="1746105" calcext:value-type="float">
            <text:p>1746105</text:p>
          </table:table-cell>
          <table:table-cell table:formula="of:=MIN([.A937:.J937])" office:value-type="float" office:value="1537121" calcext:value-type="float">
            <text:p>1537121</text:p>
          </table:table-cell>
        </table:table-row>
        <table:table-row table:style-name="ro1">
          <table:table-cell office:value-type="float" office:value="1729152" calcext:value-type="float">
            <text:p>1729152</text:p>
          </table:table-cell>
          <table:table-cell office:value-type="float" office:value="1553782" calcext:value-type="float">
            <text:p>1553782</text:p>
          </table:table-cell>
          <table:table-cell office:value-type="float" office:value="2230126" calcext:value-type="float">
            <text:p>2230126</text:p>
          </table:table-cell>
          <table:table-cell office:value-type="float" office:value="1570442" calcext:value-type="float">
            <text:p>1570442</text:p>
          </table:table-cell>
          <table:table-cell office:value-type="float" office:value="1685601" calcext:value-type="float">
            <text:p>1685601</text:p>
          </table:table-cell>
          <table:table-cell office:value-type="float" office:value="1635621" calcext:value-type="float">
            <text:p>1635621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1648482" calcext:value-type="float">
            <text:p>1648482</text:p>
          </table:table-cell>
          <table:table-cell office:value-type="float" office:value="1775625" calcext:value-type="float">
            <text:p>1775625</text:p>
          </table:table-cell>
          <table:table-cell office:value-type="float" office:value="1648482" calcext:value-type="float">
            <text:p>1648482</text:p>
          </table:table-cell>
          <table:table-cell table:formula="of:=MIN([.A938:.J938])" office:value-type="float" office:value="1553782" calcext:value-type="float">
            <text:p>1553782</text:p>
          </table:table-cell>
        </table:table-row>
        <table:table-row table:style-name="ro1">
          <table:table-cell office:value-type="float" office:value="1642929" calcext:value-type="float">
            <text:p>1642929</text:p>
          </table:table-cell>
          <table:table-cell office:value-type="float" office:value="1552905" calcext:value-type="float">
            <text:p>1552905</text:p>
          </table:table-cell>
          <table:table-cell office:value-type="float" office:value="1740259" calcext:value-type="float">
            <text:p>1740259</text:p>
          </table:table-cell>
          <table:table-cell office:value-type="float" office:value="1898677" calcext:value-type="float">
            <text:p>1898677</text:p>
          </table:table-cell>
          <table:table-cell office:value-type="float" office:value="1830575" calcext:value-type="float">
            <text:p>1830575</text:p>
          </table:table-cell>
          <table:table-cell office:value-type="float" office:value="1766857" calcext:value-type="float">
            <text:p>1766857</text:p>
          </table:table-cell>
          <table:table-cell office:value-type="float" office:value="1593824" calcext:value-type="float">
            <text:p>1593824</text:p>
          </table:table-cell>
          <table:table-cell office:value-type="float" office:value="1741720" calcext:value-type="float">
            <text:p>1741720</text:p>
          </table:table-cell>
          <table:table-cell office:value-type="float" office:value="1663388" calcext:value-type="float">
            <text:p>1663388</text:p>
          </table:table-cell>
          <table:table-cell office:value-type="float" office:value="1599086" calcext:value-type="float">
            <text:p>1599086</text:p>
          </table:table-cell>
          <table:table-cell table:formula="of:=MIN([.A939:.J939])" office:value-type="float" office:value="1552905" calcext:value-type="float">
            <text:p>1552905</text:p>
          </table:table-cell>
        </table:table-row>
        <table:table-row table:style-name="ro1">
          <table:table-cell office:value-type="float" office:value="1583887" calcext:value-type="float">
            <text:p>1583887</text:p>
          </table:table-cell>
          <table:table-cell office:value-type="float" office:value="1533030" calcext:value-type="float">
            <text:p>1533030</text:p>
          </table:table-cell>
          <table:table-cell office:value-type="float" office:value="1772994" calcext:value-type="float">
            <text:p>1772994</text:p>
          </table:table-cell>
          <table:table-cell office:value-type="float" office:value="1984608" calcext:value-type="float">
            <text:p>1984608</text:p>
          </table:table-cell>
          <table:table-cell office:value-type="float" office:value="1675372" calcext:value-type="float">
            <text:p>1675372</text:p>
          </table:table-cell>
          <table:table-cell office:value-type="float" office:value="1991915" calcext:value-type="float">
            <text:p>1991915</text:p>
          </table:table-cell>
          <table:table-cell office:value-type="float" office:value="1740259" calcext:value-type="float">
            <text:p>1740259</text:p>
          </table:table-cell>
          <table:table-cell office:value-type="float" office:value="1660758" calcext:value-type="float">
            <text:p>1660758</text:p>
          </table:table-cell>
          <table:table-cell office:value-type="float" office:value="1597040" calcext:value-type="float">
            <text:p>1597040</text:p>
          </table:table-cell>
          <table:table-cell office:value-type="float" office:value="1565473" calcext:value-type="float">
            <text:p>1565473</text:p>
          </table:table-cell>
          <table:table-cell table:formula="of:=MIN([.A940:.J940])" office:value-type="float" office:value="1533030" calcext:value-type="float">
            <text:p>1533030</text:p>
          </table:table-cell>
        </table:table-row>
        <table:table-row table:style-name="ro1">
          <table:table-cell office:value-type="float" office:value="2228373" calcext:value-type="float">
            <text:p>2228373</text:p>
          </table:table-cell>
          <table:table-cell office:value-type="float" office:value="2552516" calcext:value-type="float">
            <text:p>2552516</text:p>
          </table:table-cell>
          <table:table-cell office:value-type="float" office:value="1652281" calcext:value-type="float">
            <text:p>1652281</text:p>
          </table:table-cell>
          <table:table-cell office:value-type="float" office:value="1753997" calcext:value-type="float">
            <text:p>1753997</text:p>
          </table:table-cell>
          <table:table-cell office:value-type="float" office:value="2299983" calcext:value-type="float">
            <text:p>2299983</text:p>
          </table:table-cell>
          <table:table-cell office:value-type="float" office:value="2193299" calcext:value-type="float">
            <text:p>2193299</text:p>
          </table:table-cell>
          <table:table-cell office:value-type="float" office:value="2330381" calcext:value-type="float">
            <text:p>2330381</text:p>
          </table:table-cell>
          <table:table-cell office:value-type="float" office:value="2308459" calcext:value-type="float">
            <text:p>2308459</text:p>
          </table:table-cell>
          <table:table-cell office:value-type="float" office:value="1637083" calcext:value-type="float">
            <text:p>1637083</text:p>
          </table:table-cell>
          <table:table-cell office:value-type="float" office:value="1860680" calcext:value-type="float">
            <text:p>1860680</text:p>
          </table:table-cell>
          <table:table-cell table:formula="of:=MIN([.A941:.J941])" office:value-type="float" office:value="1637083" calcext:value-type="float">
            <text:p>1637083</text:p>
          </table:table-cell>
        </table:table-row>
        <table:table-row table:style-name="ro1">
          <table:table-cell office:value-type="float" office:value="1785563" calcext:value-type="float">
            <text:p>1785563</text:p>
          </table:table-cell>
          <table:table-cell office:value-type="float" office:value="1843143" calcext:value-type="float">
            <text:p>1843143</text:p>
          </table:table-cell>
          <table:table-cell office:value-type="float" office:value="1633867" calcext:value-type="float">
            <text:p>1633867</text:p>
          </table:table-cell>
          <table:table-cell office:value-type="float" office:value="1689986" calcext:value-type="float">
            <text:p>1689986</text:p>
          </table:table-cell>
          <table:table-cell office:value-type="float" office:value="1699924" calcext:value-type="float">
            <text:p>1699924</text:p>
          </table:table-cell>
          <table:table-cell office:value-type="float" office:value="1761011" calcext:value-type="float">
            <text:p>1761011</text:p>
          </table:table-cell>
          <table:table-cell office:value-type="float" office:value="1772118" calcext:value-type="float">
            <text:p>1772118</text:p>
          </table:table-cell>
          <table:table-cell office:value-type="float" office:value="1794916" calcext:value-type="float">
            <text:p>1794916</text:p>
          </table:table-cell>
          <table:table-cell office:value-type="float" office:value="1849281" calcext:value-type="float">
            <text:p>1849281</text:p>
          </table:table-cell>
          <table:table-cell office:value-type="float" office:value="2463955" calcext:value-type="float">
            <text:p>2463955</text:p>
          </table:table-cell>
          <table:table-cell table:formula="of:=MIN([.A942:.J942])" office:value-type="float" office:value="1633867" calcext:value-type="float">
            <text:p>1633867</text:p>
          </table:table-cell>
        </table:table-row>
        <table:table-row table:style-name="ro1">
          <table:table-cell office:value-type="float" office:value="1632114" calcext:value-type="float">
            <text:p>1632114</text:p>
          </table:table-cell>
          <table:table-cell office:value-type="float" office:value="1671280" calcext:value-type="float">
            <text:p>1671280</text:p>
          </table:table-cell>
          <table:table-cell office:value-type="float" office:value="2039850" calcext:value-type="float">
            <text:p>2039850</text:p>
          </table:table-cell>
          <table:table-cell office:value-type="float" office:value="1726521" calcext:value-type="float">
            <text:p>1726521</text:p>
          </table:table-cell>
          <table:table-cell office:value-type="float" office:value="1568980" calcext:value-type="float">
            <text:p>1568980</text:p>
          </table:table-cell>
          <table:table-cell office:value-type="float" office:value="1630360" calcext:value-type="float">
            <text:p>1630360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1711030" calcext:value-type="float">
            <text:p>1711030</text:p>
          </table:table-cell>
          <table:table-cell office:value-type="float" office:value="2520072" calcext:value-type="float">
            <text:p>2520072</text:p>
          </table:table-cell>
          <table:table-cell office:value-type="float" office:value="1692908" calcext:value-type="float">
            <text:p>1692908</text:p>
          </table:table-cell>
          <table:table-cell table:formula="of:=MIN([.A943:.J943])" office:value-type="float" office:value="1568980" calcext:value-type="float">
            <text:p>1568980</text:p>
          </table:table-cell>
        </table:table-row>
        <table:table-row table:style-name="ro1">
          <table:table-cell office:value-type="float" office:value="1573364" calcext:value-type="float">
            <text:p>1573364</text:p>
          </table:table-cell>
          <table:table-cell office:value-type="float" office:value="1587395" calcext:value-type="float">
            <text:p>1587395</text:p>
          </table:table-cell>
          <table:table-cell office:value-type="float" office:value="1768318" calcext:value-type="float">
            <text:p>1768318</text:p>
          </table:table-cell>
          <table:table-cell office:value-type="float" office:value="1601716" calcext:value-type="float">
            <text:p>1601716</text:p>
          </table:table-cell>
          <table:table-cell office:value-type="float" office:value="1534199" calcext:value-type="float">
            <text:p>1534199</text:p>
          </table:table-cell>
          <table:table-cell office:value-type="float" office:value="1590609" calcext:value-type="float">
            <text:p>1590609</text:p>
          </table:table-cell>
          <table:table-cell office:value-type="float" office:value="1607562" calcext:value-type="float">
            <text:p>1607562</text:p>
          </table:table-cell>
          <table:table-cell office:value-type="float" office:value="1734414" calcext:value-type="float">
            <text:p>1734414</text:p>
          </table:table-cell>
          <table:table-cell office:value-type="float" office:value="1683848" calcext:value-type="float">
            <text:p>1683848</text:p>
          </table:table-cell>
          <table:table-cell office:value-type="float" office:value="1685017" calcext:value-type="float">
            <text:p>1685017</text:p>
          </table:table-cell>
          <table:table-cell table:formula="of:=MIN([.A944:.J944])" office:value-type="float" office:value="1534199" calcext:value-type="float">
            <text:p>1534199</text:p>
          </table:table-cell>
        </table:table-row>
        <table:table-row table:style-name="ro1">
          <table:table-cell office:value-type="float" office:value="1537998" calcext:value-type="float">
            <text:p>1537998</text:p>
          </table:table-cell>
          <table:table-cell office:value-type="float" office:value="1547059" calcext:value-type="float">
            <text:p>1547059</text:p>
          </table:table-cell>
          <table:table-cell office:value-type="float" office:value="1611069" calcext:value-type="float">
            <text:p>1611069</text:p>
          </table:table-cell>
          <table:table-cell office:value-type="float" office:value="2271631" calcext:value-type="float">
            <text:p>2271631</text:p>
          </table:table-cell>
          <table:table-cell office:value-type="float" office:value="1521631" calcext:value-type="float">
            <text:p>1521631</text:p>
          </table:table-cell>
          <table:table-cell office:value-type="float" office:value="1581256" calcext:value-type="float">
            <text:p>1581256</text:p>
          </table:table-cell>
          <table:table-cell office:value-type="float" office:value="1559920" calcext:value-type="float">
            <text:p>1559920</text:p>
          </table:table-cell>
          <table:table-cell office:value-type="float" office:value="1893415" calcext:value-type="float">
            <text:p>1893415</text:p>
          </table:table-cell>
          <table:table-cell office:value-type="float" office:value="1727691" calcext:value-type="float">
            <text:p>1727691</text:p>
          </table:table-cell>
          <table:table-cell office:value-type="float" office:value="1599378" calcext:value-type="float">
            <text:p>1599378</text:p>
          </table:table-cell>
          <table:table-cell table:formula="of:=MIN([.A945:.J945])" office:value-type="float" office:value="1521631" calcext:value-type="float">
            <text:p>1521631</text:p>
          </table:table-cell>
        </table:table-row>
        <table:table-row table:style-name="ro1">
          <table:table-cell office:value-type="float" office:value="1520754" calcext:value-type="float">
            <text:p>1520754</text:p>
          </table:table-cell>
          <table:table-cell office:value-type="float" office:value="1573072" calcext:value-type="float">
            <text:p>1573072</text:p>
          </table:table-cell>
          <table:table-cell office:value-type="float" office:value="1552905" calcext:value-type="float">
            <text:p>1552905</text:p>
          </table:table-cell>
          <table:table-cell office:value-type="float" office:value="1679171" calcext:value-type="float">
            <text:p>1679171</text:p>
          </table:table-cell>
          <table:table-cell office:value-type="float" office:value="1870325" calcext:value-type="float">
            <text:p>1870325</text:p>
          </table:table-cell>
          <table:table-cell office:value-type="float" office:value="2246202" calcext:value-type="float">
            <text:p>2246202</text:p>
          </table:table-cell>
          <table:table-cell office:value-type="float" office:value="1533907" calcext:value-type="float">
            <text:p>1533907</text:p>
          </table:table-cell>
          <table:table-cell office:value-type="float" office:value="2572684" calcext:value-type="float">
            <text:p>2572684</text:p>
          </table:table-cell>
          <table:table-cell office:value-type="float" office:value="1646728" calcext:value-type="float">
            <text:p>1646728</text:p>
          </table:table-cell>
          <table:table-cell office:value-type="float" office:value="1573949" calcext:value-type="float">
            <text:p>1573949</text:p>
          </table:table-cell>
          <table:table-cell table:formula="of:=MIN([.A946:.J946])" office:value-type="float" office:value="1520754" calcext:value-type="float">
            <text:p>1520754</text:p>
          </table:table-cell>
        </table:table-row>
        <table:table-row table:style-name="ro1">
          <table:table-cell office:value-type="float" office:value="2493182" calcext:value-type="float">
            <text:p>2493182</text:p>
          </table:table-cell>
          <table:table-cell office:value-type="float" office:value="2252048" calcext:value-type="float">
            <text:p>2252048</text:p>
          </table:table-cell>
          <table:table-cell office:value-type="float" office:value="1566934" calcext:value-type="float">
            <text:p>1566934</text:p>
          </table:table-cell>
          <table:table-cell office:value-type="float" office:value="1663389" calcext:value-type="float">
            <text:p>1663389</text:p>
          </table:table-cell>
          <table:table-cell office:value-type="float" office:value="2295014" calcext:value-type="float">
            <text:p>2295014</text:p>
          </table:table-cell>
          <table:table-cell office:value-type="float" office:value="1732367" calcext:value-type="float">
            <text:p>1732367</text:p>
          </table:table-cell>
          <table:table-cell office:value-type="float" office:value="2240357" calcext:value-type="float">
            <text:p>2240357</text:p>
          </table:table-cell>
          <table:table-cell office:value-type="float" office:value="1865064" calcext:value-type="float">
            <text:p>1865064</text:p>
          </table:table-cell>
          <table:table-cell office:value-type="float" office:value="1613408" calcext:value-type="float">
            <text:p>1613408</text:p>
          </table:table-cell>
          <table:table-cell office:value-type="float" office:value="2387960" calcext:value-type="float">
            <text:p>2387960</text:p>
          </table:table-cell>
          <table:table-cell table:formula="of:=MIN([.A947:.J947])" office:value-type="float" office:value="1566934" calcext:value-type="float">
            <text:p>1566934</text:p>
          </table:table-cell>
        </table:table-row>
        <table:table-row table:style-name="ro1">
          <table:table-cell office:value-type="float" office:value="1797254" calcext:value-type="float">
            <text:p>1797254</text:p>
          </table:table-cell>
          <table:table-cell office:value-type="float" office:value="1677418" calcext:value-type="float">
            <text:p>1677418</text:p>
          </table:table-cell>
          <table:table-cell office:value-type="float" office:value="1540045" calcext:value-type="float">
            <text:p>1540045</text:p>
          </table:table-cell>
          <table:table-cell office:value-type="float" office:value="1588271" calcext:value-type="float">
            <text:p>1588271</text:p>
          </table:table-cell>
          <table:table-cell office:value-type="float" office:value="1699047" calcext:value-type="float">
            <text:p>1699047</text:p>
          </table:table-cell>
          <table:table-cell office:value-type="float" office:value="1758089" calcext:value-type="float">
            <text:p>1758089</text:p>
          </table:table-cell>
          <table:table-cell office:value-type="float" office:value="1657251" calcext:value-type="float">
            <text:p>1657251</text:p>
          </table:table-cell>
          <table:table-cell office:value-type="float" office:value="1941350" calcext:value-type="float">
            <text:p>1941350</text:p>
          </table:table-cell>
          <table:table-cell office:value-type="float" office:value="2391467" calcext:value-type="float">
            <text:p>2391467</text:p>
          </table:table-cell>
          <table:table-cell office:value-type="float" office:value="1673034" calcext:value-type="float">
            <text:p>1673034</text:p>
          </table:table-cell>
          <table:table-cell table:formula="of:=MIN([.A948:.J948])" office:value-type="float" office:value="1540045" calcext:value-type="float">
            <text:p>1540045</text:p>
          </table:table-cell>
        </table:table-row>
        <table:table-row table:style-name="ro1">
          <table:table-cell office:value-type="float" office:value="1743767" calcext:value-type="float">
            <text:p>1743767</text:p>
          </table:table-cell>
          <table:table-cell office:value-type="float" office:value="1706646" calcext:value-type="float">
            <text:p>1706646</text:p>
          </table:table-cell>
          <table:table-cell office:value-type="float" office:value="2435602" calcext:value-type="float">
            <text:p>2435602</text:p>
          </table:table-cell>
          <table:table-cell office:value-type="float" office:value="1562551" calcext:value-type="float">
            <text:p>1562551</text:p>
          </table:table-cell>
          <table:table-cell office:value-type="float" office:value="1671572" calcext:value-type="float">
            <text:p>1671572</text:p>
          </table:table-cell>
          <table:table-cell office:value-type="float" office:value="1656081" calcext:value-type="float">
            <text:p>1656081</text:p>
          </table:table-cell>
          <table:table-cell office:value-type="float" office:value="1746104" calcext:value-type="float">
            <text:p>1746104</text:p>
          </table:table-cell>
          <table:table-cell office:value-type="float" office:value="1747858" calcext:value-type="float">
            <text:p>1747858</text:p>
          </table:table-cell>
          <table:table-cell office:value-type="float" office:value="1785270" calcext:value-type="float">
            <text:p>1785270</text:p>
          </table:table-cell>
          <table:table-cell office:value-type="float" office:value="1604639" calcext:value-type="float">
            <text:p>1604639</text:p>
          </table:table-cell>
          <table:table-cell table:formula="of:=MIN([.A949:.J949])" office:value-type="float" office:value="1562551" calcext:value-type="float">
            <text:p>1562551</text:p>
          </table:table-cell>
        </table:table-row>
        <table:table-row table:style-name="ro1">
          <table:table-cell office:value-type="float" office:value="1668942" calcext:value-type="float">
            <text:p>1668942</text:p>
          </table:table-cell>
          <table:table-cell office:value-type="float" office:value="1882016" calcext:value-type="float">
            <text:p>1882016</text:p>
          </table:table-cell>
          <table:table-cell office:value-type="float" office:value="1880848" calcext:value-type="float">
            <text:p>1880848</text:p>
          </table:table-cell>
          <table:table-cell office:value-type="float" office:value="1528938" calcext:value-type="float">
            <text:p>1528938</text:p>
          </table:table-cell>
          <table:table-cell office:value-type="float" office:value="1638836" calcext:value-type="float">
            <text:p>1638836</text:p>
          </table:table-cell>
          <table:table-cell office:value-type="float" office:value="1603762" calcext:value-type="float">
            <text:p>1603762</text:p>
          </table:table-cell>
          <table:table-cell office:value-type="float" office:value="1687355" calcext:value-type="float">
            <text:p>1687355</text:p>
          </table:table-cell>
          <table:table-cell office:value-type="float" office:value="1687063" calcext:value-type="float">
            <text:p>1687063</text:p>
          </table:table-cell>
          <table:table-cell office:value-type="float" office:value="1780009" calcext:value-type="float">
            <text:p>1780009</text:p>
          </table:table-cell>
          <table:table-cell office:value-type="float" office:value="1587687" calcext:value-type="float">
            <text:p>1587687</text:p>
          </table:table-cell>
          <table:table-cell table:formula="of:=MIN([.A950:.J950])" office:value-type="float" office:value="1528938" calcext:value-type="float">
            <text:p>1528938</text:p>
          </table:table-cell>
        </table:table-row>
        <table:table-row table:style-name="ro1">
          <table:table-cell office:value-type="float" office:value="1609900" calcext:value-type="float">
            <text:p>1609900</text:p>
          </table:table-cell>
          <table:table-cell office:value-type="float" office:value="1743182" calcext:value-type="float">
            <text:p>1743182</text:p>
          </table:table-cell>
          <table:table-cell office:value-type="float" office:value="1724475" calcext:value-type="float">
            <text:p>1724475</text:p>
          </table:table-cell>
          <table:table-cell office:value-type="float" office:value="2577068" calcext:value-type="float">
            <text:p>2577068</text:p>
          </table:table-cell>
          <table:table-cell office:value-type="float" office:value="1575410" calcext:value-type="float">
            <text:p>1575410</text:p>
          </table:table-cell>
          <table:table-cell office:value-type="float" office:value="1572195" calcext:value-type="float">
            <text:p>1572195</text:p>
          </table:table-cell>
          <table:table-cell office:value-type="float" office:value="1608731" calcext:value-type="float">
            <text:p>1608731</text:p>
          </table:table-cell>
          <table:table-cell office:value-type="float" office:value="2184822" calcext:value-type="float">
            <text:p>2184822</text:p>
          </table:table-cell>
          <table:table-cell office:value-type="float" office:value="1676541" calcext:value-type="float">
            <text:p>1676541</text:p>
          </table:table-cell>
          <table:table-cell office:value-type="float" office:value="1731491" calcext:value-type="float">
            <text:p>1731491</text:p>
          </table:table-cell>
          <table:table-cell table:formula="of:=MIN([.A951:.J951])" office:value-type="float" office:value="1572195" calcext:value-type="float">
            <text:p>1572195</text:p>
          </table:table-cell>
        </table:table-row>
        <table:table-row table:style-name="ro1">
          <table:table-cell office:value-type="float" office:value="1646728" calcext:value-type="float">
            <text:p>1646728</text:p>
          </table:table-cell>
          <table:table-cell office:value-type="float" office:value="2435894" calcext:value-type="float">
            <text:p>2435894</text:p>
          </table:table-cell>
          <table:table-cell office:value-type="float" office:value="1685602" calcext:value-type="float">
            <text:p>1685602</text:p>
          </table:table-cell>
          <table:table-cell office:value-type="float" office:value="1813622" calcext:value-type="float">
            <text:p>1813622</text:p>
          </table:table-cell>
          <table:table-cell office:value-type="float" office:value="2346749" calcext:value-type="float">
            <text:p>2346749</text:p>
          </table:table-cell>
          <table:table-cell office:value-type="float" office:value="2456063" calcext:value-type="float">
            <text:p>2456063</text:p>
          </table:table-cell>
          <table:table-cell office:value-type="float" office:value="1637959" calcext:value-type="float">
            <text:p>1637959</text:p>
          </table:table-cell>
          <table:table-cell office:value-type="float" office:value="1921475" calcext:value-type="float">
            <text:p>1921475</text:p>
          </table:table-cell>
          <table:table-cell office:value-type="float" office:value="1659881" calcext:value-type="float">
            <text:p>1659881</text:p>
          </table:table-cell>
          <table:table-cell office:value-type="float" office:value="2162902" calcext:value-type="float">
            <text:p>2162902</text:p>
          </table:table-cell>
          <table:table-cell table:formula="of:=MIN([.A952:.J952])" office:value-type="float" office:value="1637959" calcext:value-type="float">
            <text:p>1637959</text:p>
          </table:table-cell>
        </table:table-row>
        <table:table-row table:style-name="ro1">
          <table:table-cell office:value-type="float" office:value="2291214" calcext:value-type="float">
            <text:p>2291214</text:p>
          </table:table-cell>
          <table:table-cell office:value-type="float" office:value="1682094" calcext:value-type="float">
            <text:p>1682094</text:p>
          </table:table-cell>
          <table:table-cell office:value-type="float" office:value="1581256" calcext:value-type="float">
            <text:p>1581256</text:p>
          </table:table-cell>
          <table:table-cell office:value-type="float" office:value="1645559" calcext:value-type="float">
            <text:p>1645559</text:p>
          </table:table-cell>
          <table:table-cell office:value-type="float" office:value="1683848" calcext:value-type="float">
            <text:p>1683848</text:p>
          </table:table-cell>
          <table:table-cell office:value-type="float" office:value="1648189" calcext:value-type="float">
            <text:p>1648189</text:p>
          </table:table-cell>
          <table:table-cell office:value-type="float" office:value="2549009" calcext:value-type="float">
            <text:p>2549009</text:p>
          </table:table-cell>
          <table:table-cell office:value-type="float" office:value="1867987" calcext:value-type="float">
            <text:p>1867987</text:p>
          </table:table-cell>
          <table:table-cell office:value-type="float" office:value="1583303" calcext:value-type="float">
            <text:p>1583303</text:p>
          </table:table-cell>
          <table:table-cell office:value-type="float" office:value="2277477" calcext:value-type="float">
            <text:p>2277477</text:p>
          </table:table-cell>
          <table:table-cell table:formula="of:=MIN([.A953:.J953])" office:value-type="float" office:value="1581256" calcext:value-type="float">
            <text:p>1581256</text:p>
          </table:table-cell>
        </table:table-row>
        <table:table-row table:style-name="ro1">
          <table:table-cell office:value-type="float" office:value="1678879" calcext:value-type="float">
            <text:p>1678879</text:p>
          </table:table-cell>
          <table:table-cell office:value-type="float" office:value="1615161" calcext:value-type="float">
            <text:p>1615161</text:p>
          </table:table-cell>
          <table:table-cell office:value-type="float" office:value="1764226" calcext:value-type="float">
            <text:p>1764226</text:p>
          </table:table-cell>
          <table:table-cell office:value-type="float" office:value="1584180" calcext:value-type="float">
            <text:p>1584180</text:p>
          </table:table-cell>
          <table:table-cell office:value-type="float" office:value="1623053" calcext:value-type="float">
            <text:p>1623053</text:p>
          </table:table-cell>
          <table:table-cell office:value-type="float" office:value="1611654" calcext:value-type="float">
            <text:p>1611654</text:p>
          </table:table-cell>
          <table:table-cell office:value-type="float" office:value="1727398" calcext:value-type="float">
            <text:p>1727398</text:p>
          </table:table-cell>
          <table:table-cell office:value-type="float" office:value="1763057" calcext:value-type="float">
            <text:p>1763057</text:p>
          </table:table-cell>
          <table:table-cell office:value-type="float" office:value="2374223" calcext:value-type="float">
            <text:p>2374223</text:p>
          </table:table-cell>
          <table:table-cell office:value-type="float" office:value="1668649" calcext:value-type="float">
            <text:p>1668649</text:p>
          </table:table-cell>
          <table:table-cell table:formula="of:=MIN([.A954:.J954])" office:value-type="float" office:value="1584180" calcext:value-type="float">
            <text:p>1584180</text:p>
          </table:table-cell>
        </table:table-row>
        <table:table-row table:style-name="ro1">
          <table:table-cell office:value-type="float" office:value="1752535" calcext:value-type="float">
            <text:p>1752535</text:p>
          </table:table-cell>
          <table:table-cell office:value-type="float" office:value="1571903" calcext:value-type="float">
            <text:p>1571903</text:p>
          </table:table-cell>
          <table:table-cell office:value-type="float" office:value="2202068" calcext:value-type="float">
            <text:p>2202068</text:p>
          </table:table-cell>
          <table:table-cell office:value-type="float" office:value="1540921" calcext:value-type="float">
            <text:p>1540921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48229" calcext:value-type="float">
            <text:p>1548229</text:p>
          </table:table-cell>
          <table:table-cell office:value-type="float" office:value="1627437" calcext:value-type="float">
            <text:p>1627437</text:p>
          </table:table-cell>
          <table:table-cell office:value-type="float" office:value="1716584" calcext:value-type="float">
            <text:p>1716584</text:p>
          </table:table-cell>
          <table:table-cell office:value-type="float" office:value="1633575" calcext:value-type="float">
            <text:p>1633575</text:p>
          </table:table-cell>
          <table:table-cell office:value-type="float" office:value="1592364" calcext:value-type="float">
            <text:p>1592364</text:p>
          </table:table-cell>
          <table:table-cell table:formula="of:=MIN([.A955:.J955])" office:value-type="float" office:value="1540921" calcext:value-type="float">
            <text:p>1540921</text:p>
          </table:table-cell>
        </table:table-row>
        <table:table-row table:style-name="ro1">
          <table:table-cell office:value-type="float" office:value="1876755" calcext:value-type="float">
            <text:p>1876755</text:p>
          </table:table-cell>
          <table:table-cell office:value-type="float" office:value="1634452" calcext:value-type="float">
            <text:p>1634452</text:p>
          </table:table-cell>
          <table:table-cell office:value-type="float" office:value="1746689" calcext:value-type="float">
            <text:p>1746689</text:p>
          </table:table-cell>
          <table:table-cell office:value-type="float" office:value="1664557" calcext:value-type="float">
            <text:p>1664557</text:p>
          </table:table-cell>
          <table:table-cell office:value-type="float" office:value="1834666" calcext:value-type="float">
            <text:p>1834666</text:p>
          </table:table-cell>
          <table:table-cell office:value-type="float" office:value="1644389" calcext:value-type="float">
            <text:p>1644389</text:p>
          </table:table-cell>
          <table:table-cell office:value-type="float" office:value="1663096" calcext:value-type="float">
            <text:p>1663096</text:p>
          </table:table-cell>
          <table:table-cell office:value-type="float" office:value="1772703" calcext:value-type="float">
            <text:p>1772703</text:p>
          </table:table-cell>
          <table:table-cell office:value-type="float" office:value="1659588" calcext:value-type="float">
            <text:p>1659588</text:p>
          </table:table-cell>
          <table:table-cell office:value-type="float" office:value="1908322" calcext:value-type="float">
            <text:p>1908322</text:p>
          </table:table-cell>
          <table:table-cell table:formula="of:=MIN([.A956:.J956])" office:value-type="float" office:value="1634452" calcext:value-type="float">
            <text:p>1634452</text:p>
          </table:table-cell>
        </table:table-row>
        <table:table-row table:style-name="ro1">
          <table:table-cell office:value-type="float" office:value="1657542" calcext:value-type="float">
            <text:p>1657542</text:p>
          </table:table-cell>
          <table:table-cell office:value-type="float" office:value="1902184" calcext:value-type="float">
            <text:p>1902184</text:p>
          </table:table-cell>
          <table:table-cell office:value-type="float" office:value="1602301" calcext:value-type="float">
            <text:p>1602301</text:p>
          </table:table-cell>
          <table:table-cell office:value-type="float" office:value="2239480" calcext:value-type="float">
            <text:p>2239480</text:p>
          </table:table-cell>
          <table:table-cell office:value-type="float" office:value="2078139" calcext:value-type="float">
            <text:p>2078139</text:p>
          </table:table-cell>
          <table:table-cell office:value-type="float" office:value="2420112" calcext:value-type="float">
            <text:p>2420112</text:p>
          </table:table-cell>
          <table:table-cell office:value-type="float" office:value="1556412" calcext:value-type="float">
            <text:p>1556412</text:p>
          </table:table-cell>
          <table:table-cell office:value-type="float" office:value="2360193" calcext:value-type="float">
            <text:p>2360193</text:p>
          </table:table-cell>
          <table:table-cell office:value-type="float" office:value="1535660" calcext:value-type="float">
            <text:p>1535660</text:p>
          </table:table-cell>
          <table:table-cell office:value-type="float" office:value="1855418" calcext:value-type="float">
            <text:p>1855418</text:p>
          </table:table-cell>
          <table:table-cell table:formula="of:=MIN([.A957:.J957])" office:value-type="float" office:value="1535660" calcext:value-type="float">
            <text:p>1535660</text:p>
          </table:table-cell>
        </table:table-row>
        <table:table-row table:style-name="ro1">
          <table:table-cell office:value-type="float" office:value="2226912" calcext:value-type="float">
            <text:p>2226912</text:p>
          </table:table-cell>
          <table:table-cell office:value-type="float" office:value="1922936" calcext:value-type="float">
            <text:p>1922936</text:p>
          </table:table-cell>
          <table:table-cell office:value-type="float" office:value="1654912" calcext:value-type="float">
            <text:p>1654912</text:p>
          </table:table-cell>
          <table:table-cell office:value-type="float" office:value="1745228" calcext:value-type="float">
            <text:p>1745228</text:p>
          </table:table-cell>
          <table:table-cell office:value-type="float" office:value="2070248" calcext:value-type="float">
            <text:p>2070248</text:p>
          </table:table-cell>
          <table:table-cell office:value-type="float" office:value="1786148" calcext:value-type="float">
            <text:p>1786148</text:p>
          </table:table-cell>
          <table:table-cell office:value-type="float" office:value="2371300" calcext:value-type="float">
            <text:p>2371300</text:p>
          </table:table-cell>
          <table:table-cell office:value-type="float" office:value="1722138" calcext:value-type="float">
            <text:p>1722138</text:p>
          </table:table-cell>
          <table:table-cell office:value-type="float" office:value="1520461" calcext:value-type="float">
            <text:p>1520461</text:p>
          </table:table-cell>
          <table:table-cell office:value-type="float" office:value="2615942" calcext:value-type="float">
            <text:p>2615942</text:p>
          </table:table-cell>
          <table:table-cell table:formula="of:=MIN([.A958:.J958])" office:value-type="float" office:value="1520461" calcext:value-type="float">
            <text:p>1520461</text:p>
          </table:table-cell>
        </table:table-row>
        <table:table-row table:style-name="ro1">
          <table:table-cell office:value-type="float" office:value="1700508" calcext:value-type="float">
            <text:p>1700508</text:p>
          </table:table-cell>
          <table:table-cell office:value-type="float" office:value="1712784" calcext:value-type="float">
            <text:p>1712784</text:p>
          </table:table-cell>
          <table:table-cell office:value-type="float" office:value="1734121" calcext:value-type="float">
            <text:p>1734121</text:p>
          </table:table-cell>
          <table:table-cell office:value-type="float" office:value="1691740" calcext:value-type="float">
            <text:p>1691740</text:p>
          </table:table-cell>
          <table:table-cell office:value-type="float" office:value="1694954" calcext:value-type="float">
            <text:p>1694954</text:p>
          </table:table-cell>
          <table:table-cell office:value-type="float" office:value="1739382" calcext:value-type="float">
            <text:p>1739382</text:p>
          </table:table-cell>
          <table:table-cell office:value-type="float" office:value="1887570" calcext:value-type="float">
            <text:p>1887570</text:p>
          </table:table-cell>
          <table:table-cell office:value-type="float" office:value="1700216" calcext:value-type="float">
            <text:p>1700216</text:p>
          </table:table-cell>
          <table:table-cell office:value-type="float" office:value="1578333" calcext:value-type="float">
            <text:p>1578333</text:p>
          </table:table-cell>
          <table:table-cell office:value-type="float" office:value="1820345" calcext:value-type="float">
            <text:p>1820345</text:p>
          </table:table-cell>
          <table:table-cell table:formula="of:=MIN([.A959:.J959])" office:value-type="float" office:value="1578333" calcext:value-type="float">
            <text:p>1578333</text:p>
          </table:table-cell>
        </table:table-row>
        <table:table-row table:style-name="ro1">
          <table:table-cell office:value-type="float" office:value="1669234" calcext:value-type="float">
            <text:p>1669234</text:p>
          </table:table-cell>
          <table:table-cell office:value-type="float" office:value="1721260" calcext:value-type="float">
            <text:p>1721260</text:p>
          </table:table-cell>
          <table:table-cell office:value-type="float" office:value="2187161" calcext:value-type="float">
            <text:p>2187161</text:p>
          </table:table-cell>
          <table:table-cell office:value-type="float" office:value="1731783" calcext:value-type="float">
            <text:p>1731783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1712199" calcext:value-type="float">
            <text:p>1712199</text:p>
          </table:table-cell>
          <table:table-cell office:value-type="float" office:value="1697001" calcext:value-type="float">
            <text:p>1697001</text:p>
          </table:table-cell>
          <table:table-cell office:value-type="float" office:value="1694955" calcext:value-type="float">
            <text:p>1694955</text:p>
          </table:table-cell>
          <table:table-cell office:value-type="float" office:value="2632017" calcext:value-type="float">
            <text:p>2632017</text:p>
          </table:table-cell>
          <table:table-cell office:value-type="float" office:value="1708984" calcext:value-type="float">
            <text:p>1708984</text:p>
          </table:table-cell>
          <table:table-cell table:formula="of:=MIN([.A960:.J960])" office:value-type="float" office:value="1605516" calcext:value-type="float">
            <text:p>1605516</text:p>
          </table:table-cell>
        </table:table-row>
        <table:table-row table:style-name="ro1">
          <table:table-cell office:value-type="float" office:value="1682971" calcext:value-type="float">
            <text:p>1682971</text:p>
          </table:table-cell>
          <table:table-cell office:value-type="float" office:value="1615162" calcext:value-type="float">
            <text:p>1615162</text:p>
          </table:table-cell>
          <table:table-cell office:value-type="float" office:value="1839051" calcext:value-type="float">
            <text:p>1839051</text:p>
          </table:table-cell>
          <table:table-cell office:value-type="float" office:value="2008283" calcext:value-type="float">
            <text:p>2008283</text:p>
          </table:table-cell>
          <table:table-cell office:value-type="float" office:value="1554951" calcext:value-type="float">
            <text:p>1554951</text:p>
          </table:table-cell>
          <table:table-cell office:value-type="float" office:value="1625391" calcext:value-type="float">
            <text:p>1625391</text:p>
          </table:table-cell>
          <table:table-cell office:value-type="float" office:value="1629483" calcext:value-type="float">
            <text:p>1629483</text:p>
          </table:table-cell>
          <table:table-cell office:value-type="float" office:value="1679756" calcext:value-type="float">
            <text:p>1679756</text:p>
          </table:table-cell>
          <table:table-cell office:value-type="float" office:value="1753704" calcext:value-type="float">
            <text:p>1753704</text:p>
          </table:table-cell>
          <table:table-cell office:value-type="float" office:value="1626268" calcext:value-type="float">
            <text:p>1626268</text:p>
          </table:table-cell>
          <table:table-cell table:formula="of:=MIN([.A961:.J961])" office:value-type="float" office:value="1554951" calcext:value-type="float">
            <text:p>1554951</text:p>
          </table:table-cell>
        </table:table-row>
        <table:table-row table:style-name="ro1">
          <table:table-cell office:value-type="float" office:value="1651405" calcext:value-type="float">
            <text:p>1651405</text:p>
          </table:table-cell>
          <table:table-cell office:value-type="float" office:value="1768903" calcext:value-type="float">
            <text:p>1768903</text:p>
          </table:table-cell>
          <table:table-cell office:value-type="float" office:value="1686479" calcext:value-type="float">
            <text:p>1686479</text:p>
          </table:table-cell>
          <table:table-cell office:value-type="float" office:value="2396437" calcext:value-type="float">
            <text:p>2396437</text:p>
          </table:table-cell>
          <table:table-cell office:value-type="float" office:value="1594702" calcext:value-type="float">
            <text:p>1594702</text:p>
          </table:table-cell>
          <table:table-cell office:value-type="float" office:value="2324535" calcext:value-type="float">
            <text:p>2324535</text:p>
          </table:table-cell>
          <table:table-cell office:value-type="float" office:value="1641759" calcext:value-type="float">
            <text:p>1641759</text:p>
          </table:table-cell>
          <table:table-cell office:value-type="float" office:value="2584667" calcext:value-type="float">
            <text:p>2584667</text:p>
          </table:table-cell>
          <table:table-cell office:value-type="float" office:value="1713661" calcext:value-type="float">
            <text:p>1713661</text:p>
          </table:table-cell>
          <table:table-cell office:value-type="float" office:value="1616915" calcext:value-type="float">
            <text:p>1616915</text:p>
          </table:table-cell>
          <table:table-cell table:formula="of:=MIN([.A962:.J962])" office:value-type="float" office:value="1594702" calcext:value-type="float">
            <text:p>1594702</text:p>
          </table:table-cell>
        </table:table-row>
        <table:table-row table:style-name="ro1">
          <table:table-cell office:value-type="float" office:value="1553489" calcext:value-type="float">
            <text:p>1553489</text:p>
          </table:table-cell>
          <table:table-cell office:value-type="float" office:value="2257017" calcext:value-type="float">
            <text:p>2257017</text:p>
          </table:table-cell>
          <table:table-cell office:value-type="float" office:value="1584471" calcext:value-type="float">
            <text:p>1584471</text:p>
          </table:table-cell>
          <table:table-cell office:value-type="float" office:value="1697585" calcext:value-type="float">
            <text:p>1697585</text:p>
          </table:table-cell>
          <table:table-cell office:value-type="float" office:value="2090708" calcext:value-type="float">
            <text:p>2090708</text:p>
          </table:table-cell>
          <table:table-cell office:value-type="float" office:value="1711031" calcext:value-type="float">
            <text:p>1711031</text:p>
          </table:table-cell>
          <table:table-cell office:value-type="float" office:value="1559627" calcext:value-type="float">
            <text:p>1559627</text:p>
          </table:table-cell>
          <table:table-cell office:value-type="float" office:value="1934336" calcext:value-type="float">
            <text:p>1934336</text:p>
          </table:table-cell>
          <table:table-cell office:value-type="float" office:value="1627438" calcext:value-type="float">
            <text:p>1627438</text:p>
          </table:table-cell>
          <table:table-cell office:value-type="float" office:value="2353763" calcext:value-type="float">
            <text:p>2353763</text:p>
          </table:table-cell>
          <table:table-cell table:formula="of:=MIN([.A963:.J963])" office:value-type="float" office:value="1553489" calcext:value-type="float">
            <text:p>1553489</text:p>
          </table:table-cell>
        </table:table-row>
        <table:table-row table:style-name="ro1">
          <table:table-cell office:value-type="float" office:value="2215513" calcext:value-type="float">
            <text:p>2215513</text:p>
          </table:table-cell>
          <table:table-cell office:value-type="float" office:value="1668649" calcext:value-type="float">
            <text:p>1668649</text:p>
          </table:table-cell>
          <table:table-cell office:value-type="float" office:value="1567519" calcext:value-type="float">
            <text:p>1567519</text:p>
          </table:table-cell>
          <table:table-cell office:value-type="float" office:value="1630652" calcext:value-type="float">
            <text:p>1630652</text:p>
          </table:table-cell>
          <table:table-cell office:value-type="float" office:value="1743182" calcext:value-type="float">
            <text:p>1743182</text:p>
          </table:table-cell>
          <table:table-cell office:value-type="float" office:value="1653743" calcext:value-type="float">
            <text:p>1653743</text:p>
          </table:table-cell>
          <table:table-cell office:value-type="float" office:value="2304659" calcext:value-type="float">
            <text:p>2304659</text:p>
          </table:table-cell>
          <table:table-cell office:value-type="float" office:value="1817129" calcext:value-type="float">
            <text:p>1817129</text:p>
          </table:table-cell>
          <table:table-cell office:value-type="float" office:value="1728860" calcext:value-type="float">
            <text:p>1728860</text:p>
          </table:table-cell>
          <table:table-cell office:value-type="float" office:value="1673034" calcext:value-type="float">
            <text:p>1673034</text:p>
          </table:table-cell>
          <table:table-cell table:formula="of:=MIN([.A964:.J964])" office:value-type="float" office:value="1567519" calcext:value-type="float">
            <text:p>1567519</text:p>
          </table:table-cell>
        </table:table-row>
        <table:table-row table:style-name="ro1">
          <table:table-cell office:value-type="float" office:value="1740843" calcext:value-type="float">
            <text:p>1740843</text:p>
          </table:table-cell>
          <table:table-cell office:value-type="float" office:value="1609900" calcext:value-type="float">
            <text:p>1609900</text:p>
          </table:table-cell>
          <table:table-cell office:value-type="float" office:value="1532737" calcext:value-type="float">
            <text:p>1532737</text:p>
          </table:table-cell>
          <table:table-cell office:value-type="float" office:value="1564304" calcext:value-type="float">
            <text:p>1564304</text:p>
          </table:table-cell>
          <table:table-cell office:value-type="float" office:value="1812453" calcext:value-type="float">
            <text:p>1812453</text:p>
          </table:table-cell>
          <table:table-cell office:value-type="float" office:value="1567226" calcext:value-type="float">
            <text:p>1567226</text:p>
          </table:table-cell>
          <table:table-cell office:value-type="float" office:value="1670988" calcext:value-type="float">
            <text:p>1670988</text:p>
          </table:table-cell>
          <table:table-cell office:value-type="float" office:value="1894293" calcext:value-type="float">
            <text:p>1894293</text:p>
          </table:table-cell>
          <table:table-cell office:value-type="float" office:value="2292091" calcext:value-type="float">
            <text:p>2292091</text:p>
          </table:table-cell>
          <table:table-cell office:value-type="float" office:value="1609900" calcext:value-type="float">
            <text:p>1609900</text:p>
          </table:table-cell>
          <table:table-cell table:formula="of:=MIN([.A965:.J965])" office:value-type="float" office:value="1532737" calcext:value-type="float">
            <text:p>1532737</text:p>
          </table:table-cell>
        </table:table-row>
        <table:table-row table:style-name="ro1">
          <table:table-cell office:value-type="float" office:value="1767734" calcext:value-type="float">
            <text:p>1767734</text:p>
          </table:table-cell>
          <table:table-cell office:value-type="float" office:value="1540629" calcext:value-type="float">
            <text:p>1540629</text:p>
          </table:table-cell>
          <table:table-cell office:value-type="float" office:value="2168748" calcext:value-type="float">
            <text:p>2168748</text:p>
          </table:table-cell>
          <table:table-cell office:value-type="float" office:value="1530106" calcext:value-type="float">
            <text:p>1530106</text:p>
          </table:table-cell>
          <table:table-cell office:value-type="float" office:value="1649651" calcext:value-type="float">
            <text:p>1649651</text:p>
          </table:table-cell>
          <table:table-cell office:value-type="float" office:value="1628606" calcext:value-type="float">
            <text:p>1628606</text:p>
          </table:table-cell>
          <table:table-cell office:value-type="float" office:value="1615162" calcext:value-type="float">
            <text:p>1615162</text:p>
          </table:table-cell>
          <table:table-cell office:value-type="float" office:value="1748151" calcext:value-type="float">
            <text:p>1748151</text:p>
          </table:table-cell>
          <table:table-cell office:value-type="float" office:value="1658712" calcext:value-type="float">
            <text:p>1658712</text:p>
          </table:table-cell>
          <table:table-cell office:value-type="float" office:value="1570149" calcext:value-type="float">
            <text:p>1570149</text:p>
          </table:table-cell>
          <table:table-cell table:formula="of:=MIN([.A966:.J966])" office:value-type="float" office:value="1530106" calcext:value-type="float">
            <text:p>1530106</text:p>
          </table:table-cell>
        </table:table-row>
        <table:table-row table:style-name="ro1">
          <table:table-cell office:value-type="float" office:value="1638837" calcext:value-type="float">
            <text:p>1638837</text:p>
          </table:table-cell>
          <table:table-cell office:value-type="float" office:value="1529815" calcext:value-type="float">
            <text:p>1529815</text:p>
          </table:table-cell>
          <table:table-cell office:value-type="float" office:value="1871202" calcext:value-type="float">
            <text:p>1871202</text:p>
          </table:table-cell>
          <table:table-cell office:value-type="float" office:value="1537706" calcext:value-type="float">
            <text:p>1537706</text:p>
          </table:table-cell>
          <table:table-cell office:value-type="float" office:value="1596163" calcext:value-type="float">
            <text:p>1596163</text:p>
          </table:table-cell>
          <table:table-cell office:value-type="float" office:value="1680341" calcext:value-type="float">
            <text:p>1680341</text:p>
          </table:table-cell>
          <table:table-cell office:value-type="float" office:value="1592071" calcext:value-type="float">
            <text:p>1592071</text:p>
          </table:table-cell>
          <table:table-cell office:value-type="float" office:value="2425372" calcext:value-type="float">
            <text:p>2425372</text:p>
          </table:table-cell>
          <table:table-cell office:value-type="float" office:value="1610777" calcext:value-type="float">
            <text:p>1610777</text:p>
          </table:table-cell>
          <table:table-cell office:value-type="float" office:value="1529814" calcext:value-type="float">
            <text:p>1529814</text:p>
          </table:table-cell>
          <table:table-cell table:formula="of:=MIN([.A967:.J967])" office:value-type="float" office:value="1529814" calcext:value-type="float">
            <text:p>1529814</text:p>
          </table:table-cell>
        </table:table-row>
        <table:table-row table:style-name="ro1">
          <table:table-cell office:value-type="float" office:value="1590609" calcext:value-type="float">
            <text:p>1590609</text:p>
          </table:table-cell>
          <table:table-cell office:value-type="float" office:value="1528645" calcext:value-type="float">
            <text:p>1528645</text:p>
          </table:table-cell>
          <table:table-cell office:value-type="float" office:value="1839051" calcext:value-type="float">
            <text:p>1839051</text:p>
          </table:table-cell>
          <table:table-cell office:value-type="float" office:value="2229250" calcext:value-type="float">
            <text:p>2229250</text:p>
          </table:table-cell>
          <table:table-cell office:value-type="float" office:value="1567520" calcext:value-type="float">
            <text:p>1567520</text:p>
          </table:table-cell>
          <table:table-cell office:value-type="float" office:value="2245034" calcext:value-type="float">
            <text:p>2245034</text:p>
          </table:table-cell>
          <table:table-cell office:value-type="float" office:value="1759841" calcext:value-type="float">
            <text:p>1759841</text:p>
          </table:table-cell>
          <table:table-cell office:value-type="float" office:value="1749027" calcext:value-type="float">
            <text:p>1749027</text:p>
          </table:table-cell>
          <table:table-cell office:value-type="float" office:value="1570442" calcext:value-type="float">
            <text:p>1570442</text:p>
          </table:table-cell>
          <table:table-cell office:value-type="float" office:value="1539168" calcext:value-type="float">
            <text:p>1539168</text:p>
          </table:table-cell>
          <table:table-cell table:formula="of:=MIN([.A968:.J968])" office:value-type="float" office:value="1528645" calcext:value-type="float">
            <text:p>1528645</text:p>
          </table:table-cell>
        </table:table-row>
        <table:table-row table:style-name="ro1">
          <table:table-cell office:value-type="float" office:value="2261401" calcext:value-type="float">
            <text:p>2261401</text:p>
          </table:table-cell>
          <table:table-cell office:value-type="float" office:value="2825509" calcext:value-type="float">
            <text:p>2825509</text:p>
          </table:table-cell>
          <table:table-cell office:value-type="float" office:value="1689110" calcext:value-type="float">
            <text:p>1689110</text:p>
          </table:table-cell>
          <table:table-cell office:value-type="float" office:value="1801346" calcext:value-type="float">
            <text:p>1801346</text:p>
          </table:table-cell>
          <table:table-cell office:value-type="float" office:value="2272508" calcext:value-type="float">
            <text:p>2272508</text:p>
          </table:table-cell>
          <table:table-cell office:value-type="float" office:value="1689109" calcext:value-type="float">
            <text:p>1689109</text:p>
          </table:table-cell>
          <table:table-cell office:value-type="float" office:value="1682679" calcext:value-type="float">
            <text:p>1682679</text:p>
          </table:table-cell>
          <table:table-cell office:value-type="float" office:value="1674203" calcext:value-type="float">
            <text:p>1674203</text:p>
          </table:table-cell>
          <table:table-cell office:value-type="float" office:value="1738213" calcext:value-type="float">
            <text:p>1738213</text:p>
          </table:table-cell>
          <table:table-cell office:value-type="float" office:value="2510135" calcext:value-type="float">
            <text:p>2510135</text:p>
          </table:table-cell>
          <table:table-cell table:formula="of:=MIN([.A969:.J969])" office:value-type="float" office:value="1674203" calcext:value-type="float">
            <text:p>1674203</text:p>
          </table:table-cell>
        </table:table-row>
        <table:table-row table:style-name="ro1">
          <table:table-cell office:value-type="float" office:value="1666603" calcext:value-type="float">
            <text:p>1666603</text:p>
          </table:table-cell>
          <table:table-cell office:value-type="float" office:value="1837005" calcext:value-type="float">
            <text:p>1837005</text:p>
          </table:table-cell>
          <table:table-cell office:value-type="float" office:value="1612238" calcext:value-type="float">
            <text:p>1612238</text:p>
          </table:table-cell>
          <table:table-cell office:value-type="float" office:value="1696416" calcext:value-type="float">
            <text:p>1696416</text:p>
          </table:table-cell>
          <table:table-cell office:value-type="float" office:value="1668649" calcext:value-type="float">
            <text:p>1668649</text:p>
          </table:table-cell>
          <table:table-cell office:value-type="float" office:value="1619838" calcext:value-type="float">
            <text:p>1619838</text:p>
          </table:table-cell>
          <table:table-cell office:value-type="float" office:value="2296183" calcext:value-type="float">
            <text:p>2296183</text:p>
          </table:table-cell>
          <table:table-cell office:value-type="float" office:value="1670111" calcext:value-type="float">
            <text:p>1670111</text:p>
          </table:table-cell>
          <table:table-cell office:value-type="float" office:value="1666311" calcext:value-type="float">
            <text:p>1666311</text:p>
          </table:table-cell>
          <table:table-cell office:value-type="float" office:value="1825021" calcext:value-type="float">
            <text:p>1825021</text:p>
          </table:table-cell>
          <table:table-cell table:formula="of:=MIN([.A970:.J970])" office:value-type="float" office:value="1612238" calcext:value-type="float">
            <text:p>1612238</text:p>
          </table:table-cell>
        </table:table-row>
        <table:table-row table:style-name="ro1">
          <table:table-cell office:value-type="float" office:value="1609608" calcext:value-type="float">
            <text:p>1609608</text:p>
          </table:table-cell>
          <table:table-cell office:value-type="float" office:value="1701678" calcext:value-type="float">
            <text:p>1701678</text:p>
          </table:table-cell>
          <table:table-cell office:value-type="float" office:value="1583303" calcext:value-type="float">
            <text:p>1583303</text:p>
          </table:table-cell>
          <table:table-cell office:value-type="float" office:value="1600255" calcext:value-type="float">
            <text:p>1600255</text:p>
          </table:table-cell>
          <table:table-cell office:value-type="float" office:value="1601132" calcext:value-type="float">
            <text:p>1601132</text:p>
          </table:table-cell>
          <table:table-cell office:value-type="float" office:value="1561089" calcext:value-type="float">
            <text:p>1561089</text:p>
          </table:table-cell>
          <table:table-cell office:value-type="float" office:value="1951580" calcext:value-type="float">
            <text:p>1951580</text:p>
          </table:table-cell>
          <table:table-cell office:value-type="float" office:value="1985778" calcext:value-type="float">
            <text:p>1985778</text:p>
          </table:table-cell>
          <table:table-cell office:value-type="float" office:value="2340318" calcext:value-type="float">
            <text:p>2340318</text:p>
          </table:table-cell>
          <table:table-cell office:value-type="float" office:value="1670403" calcext:value-type="float">
            <text:p>1670403</text:p>
          </table:table-cell>
          <table:table-cell table:formula="of:=MIN([.A971:.J971])" office:value-type="float" office:value="1561089" calcext:value-type="float">
            <text:p>1561089</text:p>
          </table:table-cell>
        </table:table-row>
        <table:table-row table:style-name="ro1">
          <table:table-cell office:value-type="float" office:value="1634744" calcext:value-type="float">
            <text:p>1634744</text:p>
          </table:table-cell>
          <table:table-cell office:value-type="float" office:value="1668941" calcext:value-type="float">
            <text:p>1668941</text:p>
          </table:table-cell>
          <table:table-cell office:value-type="float" office:value="2276892" calcext:value-type="float">
            <text:p>2276892</text:p>
          </table:table-cell>
          <table:table-cell office:value-type="float" office:value="1610777" calcext:value-type="float">
            <text:p>1610777</text:p>
          </table:table-cell>
          <table:table-cell office:value-type="float" office:value="1616623" calcext:value-type="float">
            <text:p>1616623</text:p>
          </table:table-cell>
          <table:table-cell office:value-type="float" office:value="1589440" calcext:value-type="float">
            <text:p>1589440</text:p>
          </table:table-cell>
          <table:table-cell office:value-type="float" office:value="1717169" calcext:value-type="float">
            <text:p>1717169</text:p>
          </table:table-cell>
          <table:table-cell office:value-type="float" office:value="2031374" calcext:value-type="float">
            <text:p>2031374</text:p>
          </table:table-cell>
          <table:table-cell office:value-type="float" office:value="1699046" calcext:value-type="float">
            <text:p>1699046</text:p>
          </table:table-cell>
          <table:table-cell office:value-type="float" office:value="1650528" calcext:value-type="float">
            <text:p>1650528</text:p>
          </table:table-cell>
          <table:table-cell table:formula="of:=MIN([.A972:.J972])" office:value-type="float" office:value="1589440" calcext:value-type="float">
            <text:p>1589440</text:p>
          </table:table-cell>
        </table:table-row>
        <table:table-row table:style-name="ro1">
          <table:table-cell office:value-type="float" office:value="1696124" calcext:value-type="float">
            <text:p>1696124</text:p>
          </table:table-cell>
          <table:table-cell office:value-type="float" office:value="1571611" calcext:value-type="float">
            <text:p>1571611</text:p>
          </table:table-cell>
          <table:table-cell office:value-type="float" office:value="1628606" calcext:value-type="float">
            <text:p>1628606</text:p>
          </table:table-cell>
          <table:table-cell office:value-type="float" office:value="2233050" calcext:value-type="float">
            <text:p>2233050</text:p>
          </table:table-cell>
          <table:table-cell office:value-type="float" office:value="1526891" calcext:value-type="float">
            <text:p>1526891</text:p>
          </table:table-cell>
          <table:table-cell office:value-type="float" office:value="1531860" calcext:value-type="float">
            <text:p>1531860</text:p>
          </table:table-cell>
          <table:table-cell office:value-type="float" office:value="1593240" calcext:value-type="float">
            <text:p>1593240</text:p>
          </table:table-cell>
          <table:table-cell office:value-type="float" office:value="2174009" calcext:value-type="float">
            <text:p>2174009</text:p>
          </table:table-cell>
          <table:table-cell office:value-type="float" office:value="1582718" calcext:value-type="float">
            <text:p>1582718</text:p>
          </table:table-cell>
          <table:table-cell office:value-type="float" office:value="1637375" calcext:value-type="float">
            <text:p>1637375</text:p>
          </table:table-cell>
          <table:table-cell table:formula="of:=MIN([.A973:.J973])" office:value-type="float" office:value="1526891" calcext:value-type="float">
            <text:p>1526891</text:p>
          </table:table-cell>
        </table:table-row>
        <table:table-row table:style-name="ro1">
          <table:table-cell office:value-type="float" office:value="1706062" calcext:value-type="float">
            <text:p>1706062</text:p>
          </table:table-cell>
          <table:table-cell office:value-type="float" office:value="2162317" calcext:value-type="float">
            <text:p>2162317</text:p>
          </table:table-cell>
          <table:table-cell office:value-type="float" office:value="1596163" calcext:value-type="float">
            <text:p>1596163</text:p>
          </table:table-cell>
          <table:table-cell office:value-type="float" office:value="1650820" calcext:value-type="float">
            <text:p>1650820</text:p>
          </table:table-cell>
          <table:table-cell office:value-type="float" office:value="1526014" calcext:value-type="float">
            <text:p>1526014</text:p>
          </table:table-cell>
          <table:table-cell office:value-type="float" office:value="2269878" calcext:value-type="float">
            <text:p>2269878</text:p>
          </table:table-cell>
          <table:table-cell office:value-type="float" office:value="1548229" calcext:value-type="float">
            <text:p>1548229</text:p>
          </table:table-cell>
          <table:table-cell office:value-type="float" office:value="1722430" calcext:value-type="float">
            <text:p>1722430</text:p>
          </table:table-cell>
          <table:table-cell office:value-type="float" office:value="1550567" calcext:value-type="float">
            <text:p>1550567</text:p>
          </table:table-cell>
          <table:table-cell office:value-type="float" office:value="2570930" calcext:value-type="float">
            <text:p>2570930</text:p>
          </table:table-cell>
          <table:table-cell table:formula="of:=MIN([.A974:.J974])" office:value-type="float" office:value="1526014" calcext:value-type="float">
            <text:p>1526014</text:p>
          </table:table-cell>
        </table:table-row>
        <table:table-row table:style-name="ro1">
          <table:table-cell office:value-type="float" office:value="2561285" calcext:value-type="float">
            <text:p>2561285</text:p>
          </table:table-cell>
          <table:table-cell office:value-type="float" office:value="1685309" calcext:value-type="float">
            <text:p>1685309</text:p>
          </table:table-cell>
          <table:table-cell office:value-type="float" office:value="1557582" calcext:value-type="float">
            <text:p>1557582</text:p>
          </table:table-cell>
          <table:table-cell office:value-type="float" office:value="1653743" calcext:value-type="float">
            <text:p>1653743</text:p>
          </table:table-cell>
          <table:table-cell office:value-type="float" office:value="2525041" calcext:value-type="float">
            <text:p>2525041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2345287" calcext:value-type="float">
            <text:p>2345287</text:p>
          </table:table-cell>
          <table:table-cell office:value-type="float" office:value="1642344" calcext:value-type="float">
            <text:p>1642344</text:p>
          </table:table-cell>
          <table:table-cell office:value-type="float" office:value="1526015" calcext:value-type="float">
            <text:p>1526015</text:p>
          </table:table-cell>
          <table:table-cell office:value-type="float" office:value="1780009" calcext:value-type="float">
            <text:p>1780009</text:p>
          </table:table-cell>
          <table:table-cell table:formula="of:=MIN([.A975:.J975])" office:value-type="float" office:value="1526015" calcext:value-type="float">
            <text:p>1526015</text:p>
          </table:table-cell>
        </table:table-row>
        <table:table-row table:style-name="ro1">
          <table:table-cell office:value-type="float" office:value="1715415" calcext:value-type="float">
            <text:p>1715415</text:p>
          </table:table-cell>
          <table:table-cell office:value-type="float" office:value="1642636" calcext:value-type="float">
            <text:p>1642636</text:p>
          </table:table-cell>
          <table:table-cell office:value-type="float" office:value="1531861" calcext:value-type="float">
            <text:p>1531861</text:p>
          </table:table-cell>
          <table:table-cell office:value-type="float" office:value="1611946" calcext:value-type="float">
            <text:p>1611946</text:p>
          </table:table-cell>
          <table:table-cell office:value-type="float" office:value="1893123" calcext:value-type="float">
            <text:p>1893123</text:p>
          </table:table-cell>
          <table:table-cell office:value-type="float" office:value="1827652" calcext:value-type="float">
            <text:p>1827652</text:p>
          </table:table-cell>
          <table:table-cell office:value-type="float" office:value="1680925" calcext:value-type="float">
            <text:p>1680925</text:p>
          </table:table-cell>
          <table:table-cell office:value-type="float" office:value="1597625" calcext:value-type="float">
            <text:p>1597625</text:p>
          </table:table-cell>
          <table:table-cell office:value-type="float" office:value="1893415" calcext:value-type="float">
            <text:p>1893415</text:p>
          </table:table-cell>
          <table:table-cell office:value-type="float" office:value="1680633" calcext:value-type="float">
            <text:p>1680633</text:p>
          </table:table-cell>
          <table:table-cell table:formula="of:=MIN([.A976:.J976])" office:value-type="float" office:value="1531861" calcext:value-type="float">
            <text:p>1531861</text:p>
          </table:table-cell>
        </table:table-row>
        <table:table-row table:style-name="ro1">
          <table:table-cell office:value-type="float" office:value="1642343" calcext:value-type="float">
            <text:p>1642343</text:p>
          </table:table-cell>
          <table:table-cell office:value-type="float" office:value="1580379" calcext:value-type="float">
            <text:p>1580379</text:p>
          </table:table-cell>
          <table:table-cell office:value-type="float" office:value="1593825" calcext:value-type="float">
            <text:p>1593825</text:p>
          </table:table-cell>
          <table:table-cell office:value-type="float" office:value="1548520" calcext:value-type="float">
            <text:p>1548520</text:p>
          </table:table-cell>
          <table:table-cell office:value-type="float" office:value="1705185" calcext:value-type="float">
            <text:p>1705185</text:p>
          </table:table-cell>
          <table:table-cell office:value-type="float" office:value="1780301" calcext:value-type="float">
            <text:p>1780301</text:p>
          </table:table-cell>
          <table:table-cell office:value-type="float" office:value="1799885" calcext:value-type="float">
            <text:p>1799885</text:p>
          </table:table-cell>
          <table:table-cell office:value-type="float" office:value="1575118" calcext:value-type="float">
            <text:p>1575118</text:p>
          </table:table-cell>
          <table:table-cell office:value-type="float" office:value="2014714" calcext:value-type="float">
            <text:p>2014714</text:p>
          </table:table-cell>
          <table:table-cell office:value-type="float" office:value="1602594" calcext:value-type="float">
            <text:p>1602594</text:p>
          </table:table-cell>
          <table:table-cell table:formula="of:=MIN([.A977:.J977])" office:value-type="float" office:value="1548520" calcext:value-type="float">
            <text:p>1548520</text:p>
          </table:table-cell>
        </table:table-row>
        <table:table-row table:style-name="ro1">
          <table:table-cell office:value-type="float" office:value="1640590" calcext:value-type="float">
            <text:p>1640590</text:p>
          </table:table-cell>
          <table:table-cell office:value-type="float" office:value="1698463" calcext:value-type="float">
            <text:p>1698463</text:p>
          </table:table-cell>
          <table:table-cell office:value-type="float" office:value="2580283" calcext:value-type="float">
            <text:p>2580283</text:p>
          </table:table-cell>
          <table:table-cell office:value-type="float" office:value="1539460" calcext:value-type="float">
            <text:p>1539460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1749612" calcext:value-type="float">
            <text:p>1749612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2431218" calcext:value-type="float">
            <text:p>2431218</text:p>
          </table:table-cell>
          <table:table-cell office:value-type="float" office:value="1711322" calcext:value-type="float">
            <text:p>1711322</text:p>
          </table:table-cell>
          <table:table-cell office:value-type="float" office:value="1754873" calcext:value-type="float">
            <text:p>1754873</text:p>
          </table:table-cell>
          <table:table-cell table:formula="of:=MIN([.A978:.J978])" office:value-type="float" office:value="1539460" calcext:value-type="float">
            <text:p>1539460</text:p>
          </table:table-cell>
        </table:table-row>
        <table:table-row table:style-name="ro1">
          <table:table-cell office:value-type="float" office:value="1606977" calcext:value-type="float">
            <text:p>1606977</text:p>
          </table:table-cell>
          <table:table-cell office:value-type="float" office:value="1726522" calcext:value-type="float">
            <text:p>1726522</text:p>
          </table:table-cell>
          <table:table-cell office:value-type="float" office:value="1744059" calcext:value-type="float">
            <text:p>1744059</text:p>
          </table:table-cell>
          <table:table-cell office:value-type="float" office:value="2525626" calcext:value-type="float">
            <text:p>2525626</text:p>
          </table:table-cell>
          <table:table-cell office:value-type="float" office:value="1634160" calcext:value-type="float">
            <text:p>1634160</text:p>
          </table:table-cell>
          <table:table-cell office:value-type="float" office:value="2072878" calcext:value-type="float">
            <text:p>2072878</text:p>
          </table:table-cell>
          <table:table-cell office:value-type="float" office:value="1640882" calcext:value-type="float">
            <text:p>1640882</text:p>
          </table:table-cell>
          <table:table-cell office:value-type="float" office:value="1718045" calcext:value-type="float">
            <text:p>1718045</text:p>
          </table:table-cell>
          <table:table-cell office:value-type="float" office:value="1776209" calcext:value-type="float">
            <text:p>1776209</text:p>
          </table:table-cell>
          <table:table-cell office:value-type="float" office:value="2444371" calcext:value-type="float">
            <text:p>2444371</text:p>
          </table:table-cell>
          <table:table-cell table:formula="of:=MIN([.A979:.J979])" office:value-type="float" office:value="1606977" calcext:value-type="float">
            <text:p>1606977</text:p>
          </table:table-cell>
        </table:table-row>
        <table:table-row table:style-name="ro1">
          <table:table-cell office:value-type="float" office:value="2271339" calcext:value-type="float">
            <text:p>2271339</text:p>
          </table:table-cell>
          <table:table-cell office:value-type="float" office:value="2279523" calcext:value-type="float">
            <text:p>2279523</text:p>
          </table:table-cell>
          <table:table-cell office:value-type="float" office:value="1630068" calcext:value-type="float">
            <text:p>1630068</text:p>
          </table:table-cell>
          <table:table-cell office:value-type="float" office:value="1949534" calcext:value-type="float">
            <text:p>1949534</text:p>
          </table:table-cell>
          <table:table-cell office:value-type="float" office:value="2058556" calcext:value-type="float">
            <text:p>2058556</text:p>
          </table:table-cell>
          <table:table-cell office:value-type="float" office:value="1982270" calcext:value-type="float">
            <text:p>1982270</text:p>
          </table:table-cell>
          <table:table-cell office:value-type="float" office:value="1575995" calcext:value-type="float">
            <text:p>1575995</text:p>
          </table:table-cell>
          <table:table-cell office:value-type="float" office:value="1782640" calcext:value-type="float">
            <text:p>1782640</text:p>
          </table:table-cell>
          <table:table-cell office:value-type="float" office:value="1643220" calcext:value-type="float">
            <text:p>1643220</text:p>
          </table:table-cell>
          <table:table-cell office:value-type="float" office:value="1796670" calcext:value-type="float">
            <text:p>1796670</text:p>
          </table:table-cell>
          <table:table-cell table:formula="of:=MIN([.A980:.J980])" office:value-type="float" office:value="1575995" calcext:value-type="float">
            <text:p>1575995</text:p>
          </table:table-cell>
        </table:table-row>
        <table:table-row table:style-name="ro1">
          <table:table-cell office:value-type="float" office:value="1824145" calcext:value-type="float">
            <text:p>1824145</text:p>
          </table:table-cell>
          <table:table-cell office:value-type="float" office:value="1680925" calcext:value-type="float">
            <text:p>1680925</text:p>
          </table:table-cell>
          <table:table-cell office:value-type="float" office:value="1570150" calcext:value-type="float">
            <text:p>1570150</text:p>
          </table:table-cell>
          <table:table-cell office:value-type="float" office:value="1698462" calcext:value-type="float">
            <text:p>1698462</text:p>
          </table:table-cell>
          <table:table-cell office:value-type="float" office:value="1803685" calcext:value-type="float">
            <text:p>1803685</text:p>
          </table:table-cell>
          <table:table-cell office:value-type="float" office:value="1645559" calcext:value-type="float">
            <text:p>1645559</text:p>
          </table:table-cell>
          <table:table-cell office:value-type="float" office:value="2255556" calcext:value-type="float">
            <text:p>2255556</text:p>
          </table:table-cell>
          <table:table-cell office:value-type="float" office:value="1713077" calcext:value-type="float">
            <text:p>1713077</text:p>
          </table:table-cell>
          <table:table-cell office:value-type="float" office:value="1573072" calcext:value-type="float">
            <text:p>1573072</text:p>
          </table:table-cell>
          <table:table-cell office:value-type="float" office:value="1666019" calcext:value-type="float">
            <text:p>1666019</text:p>
          </table:table-cell>
          <table:table-cell table:formula="of:=MIN([.A981:.J981])" office:value-type="float" office:value="1570150" calcext:value-type="float">
            <text:p>1570150</text:p>
          </table:table-cell>
        </table:table-row>
        <table:table-row table:style-name="ro1">
          <table:table-cell office:value-type="float" office:value="1743766" calcext:value-type="float">
            <text:p>1743766</text:p>
          </table:table-cell>
          <table:table-cell office:value-type="float" office:value="1671573" calcext:value-type="float">
            <text:p>1671573</text:p>
          </table:table-cell>
          <table:table-cell office:value-type="float" office:value="1614869" calcext:value-type="float">
            <text:p>1614869</text:p>
          </table:table-cell>
          <table:table-cell office:value-type="float" office:value="1681217" calcext:value-type="float">
            <text:p>1681217</text:p>
          </table:table-cell>
          <table:table-cell office:value-type="float" office:value="1701677" calcext:value-type="float">
            <text:p>1701677</text:p>
          </table:table-cell>
          <table:table-cell office:value-type="float" office:value="1640590" calcext:value-type="float">
            <text:p>1640590</text:p>
          </table:table-cell>
          <table:table-cell office:value-type="float" office:value="1700508" calcext:value-type="float">
            <text:p>1700508</text:p>
          </table:table-cell>
          <table:table-cell office:value-type="float" office:value="1772703" calcext:value-type="float">
            <text:p>1772703</text:p>
          </table:table-cell>
          <table:table-cell office:value-type="float" office:value="2378607" calcext:value-type="float">
            <text:p>2378607</text:p>
          </table:table-cell>
          <table:table-cell office:value-type="float" office:value="1670988" calcext:value-type="float">
            <text:p>1670988</text:p>
          </table:table-cell>
          <table:table-cell table:formula="of:=MIN([.A982:.J982])" office:value-type="float" office:value="1614869" calcext:value-type="float">
            <text:p>1614869</text:p>
          </table:table-cell>
        </table:table-row>
        <table:table-row table:style-name="ro1">
          <table:table-cell office:value-type="float" office:value="1646143" calcext:value-type="float">
            <text:p>1646143</text:p>
          </table:table-cell>
          <table:table-cell office:value-type="float" office:value="1540044" calcext:value-type="float">
            <text:p>1540044</text:p>
          </table:table-cell>
          <table:table-cell office:value-type="float" office:value="2225158" calcext:value-type="float">
            <text:p>2225158</text:p>
          </table:table-cell>
          <table:table-cell office:value-type="float" office:value="1571026" calcext:value-type="float">
            <text:p>1571026</text:p>
          </table:table-cell>
          <table:table-cell office:value-type="float" office:value="1563134" calcext:value-type="float">
            <text:p>1563134</text:p>
          </table:table-cell>
          <table:table-cell office:value-type="float" office:value="1533321" calcext:value-type="float">
            <text:p>1533321</text:p>
          </table:table-cell>
          <table:table-cell office:value-type="float" office:value="1583011" calcext:value-type="float">
            <text:p>1583011</text:p>
          </table:table-cell>
          <table:table-cell office:value-type="float" office:value="2408420" calcext:value-type="float">
            <text:p>2408420</text:p>
          </table:table-cell>
          <table:table-cell office:value-type="float" office:value="1837297" calcext:value-type="float">
            <text:p>1837297</text:p>
          </table:table-cell>
          <table:table-cell office:value-type="float" office:value="1554658" calcext:value-type="float">
            <text:p>1554658</text:p>
          </table:table-cell>
          <table:table-cell table:formula="of:=MIN([.A983:.J983])" office:value-type="float" office:value="1533321" calcext:value-type="float">
            <text:p>1533321</text:p>
          </table:table-cell>
        </table:table-row>
        <table:table-row table:style-name="ro1">
          <table:table-cell office:value-type="float" office:value="1766857" calcext:value-type="float">
            <text:p>1766857</text:p>
          </table:table-cell>
          <table:table-cell office:value-type="float" office:value="1532737" calcext:value-type="float">
            <text:p>1532737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2150041" calcext:value-type="float">
            <text:p>2150041</text:p>
          </table:table-cell>
          <table:table-cell office:value-type="float" office:value="1728567" calcext:value-type="float">
            <text:p>1728567</text:p>
          </table:table-cell>
          <table:table-cell office:value-type="float" office:value="1537414" calcext:value-type="float">
            <text:p>1537414</text:p>
          </table:table-cell>
          <table:table-cell office:value-type="float" office:value="1550274" calcext:value-type="float">
            <text:p>1550274</text:p>
          </table:table-cell>
          <table:table-cell office:value-type="float" office:value="1908322" calcext:value-type="float">
            <text:p>1908322</text:p>
          </table:table-cell>
          <table:table-cell office:value-type="float" office:value="2441448" calcext:value-type="float">
            <text:p>2441448</text:p>
          </table:table-cell>
          <table:table-cell office:value-type="float" office:value="1537706" calcext:value-type="float">
            <text:p>1537706</text:p>
          </table:table-cell>
          <table:table-cell table:formula="of:=MIN([.A984:.J984])" office:value-type="float" office:value="1532737" calcext:value-type="float">
            <text:p>1532737</text:p>
          </table:table-cell>
        </table:table-row>
        <table:table-row table:style-name="ro1">
          <table:table-cell office:value-type="float" office:value="1674495" calcext:value-type="float">
            <text:p>1674495</text:p>
          </table:table-cell>
          <table:table-cell office:value-type="float" office:value="1552904" calcext:value-type="float">
            <text:p>1552904</text:p>
          </table:table-cell>
          <table:table-cell office:value-type="float" office:value="1584764" calcext:value-type="float">
            <text:p>1584764</text:p>
          </table:table-cell>
          <table:table-cell office:value-type="float" office:value="1700508" calcext:value-type="float">
            <text:p>1700508</text:p>
          </table:table-cell>
          <table:table-cell office:value-type="float" office:value="1654327" calcext:value-type="float">
            <text:p>1654327</text:p>
          </table:table-cell>
          <table:table-cell office:value-type="float" office:value="2457232" calcext:value-type="float">
            <text:p>2457232</text:p>
          </table:table-cell>
          <table:table-cell office:value-type="float" office:value="1527476" calcext:value-type="float">
            <text:p>1527476</text:p>
          </table:table-cell>
          <table:table-cell office:value-type="float" office:value="1680633" calcext:value-type="float">
            <text:p>1680633</text:p>
          </table:table-cell>
          <table:table-cell office:value-type="float" office:value="2204698" calcext:value-type="float">
            <text:p>2204698</text:p>
          </table:table-cell>
          <table:table-cell office:value-type="float" office:value="2380654" calcext:value-type="float">
            <text:p>2380654</text:p>
          </table:table-cell>
          <table:table-cell table:formula="of:=MIN([.A985:.J985])" office:value-type="float" office:value="1527476" calcext:value-type="float">
            <text:p>1527476</text:p>
          </table:table-cell>
        </table:table-row>
        <table:table-row table:style-name="ro1">
          <table:table-cell office:value-type="float" office:value="2456063" calcext:value-type="float">
            <text:p>2456063</text:p>
          </table:table-cell>
          <table:table-cell office:value-type="float" office:value="2338856" calcext:value-type="float">
            <text:p>2338856</text:p>
          </table:table-cell>
          <table:table-cell office:value-type="float" office:value="1642051" calcext:value-type="float">
            <text:p>1642051</text:p>
          </table:table-cell>
          <table:table-cell office:value-type="float" office:value="1618961" calcext:value-type="float">
            <text:p>1618961</text:p>
          </table:table-cell>
          <table:table-cell office:value-type="float" office:value="2360486" calcext:value-type="float">
            <text:p>2360486</text:p>
          </table:table-cell>
          <table:table-cell office:value-type="float" office:value="1805146" calcext:value-type="float">
            <text:p>1805146</text:p>
          </table:table-cell>
          <table:table-cell office:value-type="float" office:value="1565473" calcext:value-type="float">
            <text:p>1565473</text:p>
          </table:table-cell>
          <table:table-cell office:value-type="float" office:value="1607854" calcext:value-type="float">
            <text:p>1607854</text:p>
          </table:table-cell>
          <table:table-cell office:value-type="float" office:value="2126951" calcext:value-type="float">
            <text:p>2126951</text:p>
          </table:table-cell>
          <table:table-cell office:value-type="float" office:value="1710446" calcext:value-type="float">
            <text:p>1710446</text:p>
          </table:table-cell>
          <table:table-cell table:formula="of:=MIN([.A986:.J986])" office:value-type="float" office:value="1565473" calcext:value-type="float">
            <text:p>1565473</text:p>
          </table:table-cell>
        </table:table-row>
        <table:table-row table:style-name="ro1">
          <table:table-cell office:value-type="float" office:value="1666604" calcext:value-type="float">
            <text:p>1666604</text:p>
          </table:table-cell>
          <table:table-cell office:value-type="float" office:value="1996885" calcext:value-type="float">
            <text:p>1996885</text:p>
          </table:table-cell>
          <table:table-cell office:value-type="float" office:value="1840220" calcext:value-type="float">
            <text:p>1840220</text:p>
          </table:table-cell>
          <table:table-cell office:value-type="float" office:value="1549106" calcext:value-type="float">
            <text:p>1549106</text:p>
          </table:table-cell>
          <table:table-cell office:value-type="float" office:value="1668357" calcext:value-type="float">
            <text:p>1668357</text:p>
          </table:table-cell>
          <table:table-cell office:value-type="float" office:value="1696709" calcext:value-type="float">
            <text:p>1696709</text:p>
          </table:table-cell>
          <table:table-cell office:value-type="float" office:value="2648970" calcext:value-type="float">
            <text:p>2648970</text:p>
          </table:table-cell>
          <table:table-cell office:value-type="float" office:value="1577749" calcext:value-type="float">
            <text:p>1577749</text:p>
          </table:table-cell>
          <table:table-cell office:value-type="float" office:value="2955283" calcext:value-type="float">
            <text:p>2955283</text:p>
          </table:table-cell>
          <table:table-cell office:value-type="float" office:value="1749320" calcext:value-type="float">
            <text:p>1749320</text:p>
          </table:table-cell>
          <table:table-cell table:formula="of:=MIN([.A987:.J987])" office:value-type="float" office:value="1549106" calcext:value-type="float">
            <text:p>1549106</text:p>
          </table:table-cell>
        </table:table-row>
        <table:table-row table:style-name="ro1">
          <table:table-cell office:value-type="float" office:value="1615746" calcext:value-type="float">
            <text:p>1615746</text:p>
          </table:table-cell>
          <table:table-cell office:value-type="float" office:value="1743182" calcext:value-type="float">
            <text:p>1743182</text:p>
          </table:table-cell>
          <table:table-cell office:value-type="float" office:value="2085154" calcext:value-type="float">
            <text:p>2085154</text:p>
          </table:table-cell>
          <table:table-cell office:value-type="float" office:value="1657835" calcext:value-type="float">
            <text:p>1657835</text:p>
          </table:table-cell>
          <table:table-cell office:value-type="float" office:value="1598793" calcext:value-type="float">
            <text:p>1598793</text:p>
          </table:table-cell>
          <table:table-cell office:value-type="float" office:value="1621884" calcext:value-type="float">
            <text:p>1621884</text:p>
          </table:table-cell>
          <table:table-cell office:value-type="float" office:value="1778840" calcext:value-type="float">
            <text:p>1778840</text:p>
          </table:table-cell>
          <table:table-cell office:value-type="float" office:value="1611070" calcext:value-type="float">
            <text:p>1611070</text:p>
          </table:table-cell>
          <table:table-cell office:value-type="float" office:value="1701677" calcext:value-type="float">
            <text:p>1701677</text:p>
          </table:table-cell>
          <table:table-cell office:value-type="float" office:value="1745228" calcext:value-type="float">
            <text:p>1745228</text:p>
          </table:table-cell>
          <table:table-cell table:formula="of:=MIN([.A988:.J988])" office:value-type="float" office:value="1598793" calcext:value-type="float">
            <text:p>1598793</text:p>
          </table:table-cell>
        </table:table-row>
        <table:table-row table:style-name="ro1">
          <table:table-cell office:value-type="float" office:value="1566934" calcext:value-type="float">
            <text:p>1566934</text:p>
          </table:table-cell>
          <table:table-cell office:value-type="float" office:value="1656081" calcext:value-type="float">
            <text:p>1656081</text:p>
          </table:table-cell>
          <table:table-cell office:value-type="float" office:value="1882017" calcext:value-type="float">
            <text:p>1882017</text:p>
          </table:table-cell>
          <table:table-cell office:value-type="float" office:value="1778548" calcext:value-type="float">
            <text:p>1778548</text:p>
          </table:table-cell>
          <table:table-cell office:value-type="float" office:value="1561966" calcext:value-type="float">
            <text:p>1561966</text:p>
          </table:table-cell>
          <table:table-cell office:value-type="float" office:value="1583887" calcext:value-type="float">
            <text:p>1583887</text:p>
          </table:table-cell>
          <table:table-cell office:value-type="float" office:value="1668357" calcext:value-type="float">
            <text:p>1668357</text:p>
          </table:table-cell>
          <table:table-cell office:value-type="float" office:value="2754193" calcext:value-type="float">
            <text:p>2754193</text:p>
          </table:table-cell>
          <table:table-cell office:value-type="float" office:value="1625975" calcext:value-type="float">
            <text:p>1625975</text:p>
          </table:table-cell>
          <table:table-cell office:value-type="float" office:value="1637374" calcext:value-type="float">
            <text:p>1637374</text:p>
          </table:table-cell>
          <table:table-cell table:formula="of:=MIN([.A989:.J989])" office:value-type="float" office:value="1561966" calcext:value-type="float">
            <text:p>1561966</text:p>
          </table:table-cell>
        </table:table-row>
        <table:table-row table:style-name="ro1">
          <table:table-cell office:value-type="float" office:value="1551735" calcext:value-type="float">
            <text:p>1551735</text:p>
          </table:table-cell>
          <table:table-cell office:value-type="float" office:value="1641759" calcext:value-type="float">
            <text:p>1641759</text:p>
          </table:table-cell>
          <table:table-cell office:value-type="float" office:value="1665142" calcext:value-type="float">
            <text:p>1665142</text:p>
          </table:table-cell>
          <table:table-cell office:value-type="float" office:value="2322781" calcext:value-type="float">
            <text:p>2322781</text:p>
          </table:table-cell>
          <table:table-cell office:value-type="float" office:value="1531276" calcext:value-type="float">
            <text:p>1531276</text:p>
          </table:table-cell>
          <table:table-cell office:value-type="float" office:value="1561381" calcext:value-type="float">
            <text:p>1561381</text:p>
          </table:table-cell>
          <table:table-cell office:value-type="float" office:value="1774749" calcext:value-type="float">
            <text:p>1774749</text:p>
          </table:table-cell>
          <table:table-cell office:value-type="float" office:value="1829113" calcext:value-type="float">
            <text:p>1829113</text:p>
          </table:table-cell>
          <table:table-cell office:value-type="float" office:value="1583302" calcext:value-type="float">
            <text:p>1583302</text:p>
          </table:table-cell>
          <table:table-cell office:value-type="float" office:value="1972624" calcext:value-type="float">
            <text:p>1972624</text:p>
          </table:table-cell>
          <table:table-cell table:formula="of:=MIN([.A990:.J990])" office:value-type="float" office:value="1531276" calcext:value-type="float">
            <text:p>1531276</text:p>
          </table:table-cell>
        </table:table-row>
        <table:table-row table:style-name="ro1">
          <table:table-cell office:value-type="float" office:value="1835543" calcext:value-type="float">
            <text:p>1835543</text:p>
          </table:table-cell>
          <table:table-cell office:value-type="float" office:value="2195345" calcext:value-type="float">
            <text:p>2195345</text:p>
          </table:table-cell>
          <table:table-cell office:value-type="float" office:value="1607270" calcext:value-type="float">
            <text:p>1607270</text:p>
          </table:table-cell>
          <table:table-cell office:value-type="float" office:value="1696416" calcext:value-type="float">
            <text:p>1696416</text:p>
          </table:table-cell>
          <table:table-cell office:value-type="float" office:value="1829406" calcext:value-type="float">
            <text:p>1829406</text:p>
          </table:table-cell>
          <table:table-cell office:value-type="float" office:value="2343533" calcext:value-type="float">
            <text:p>2343533</text:p>
          </table:table-cell>
          <table:table-cell office:value-type="float" office:value="1951580" calcext:value-type="float">
            <text:p>1951580</text:p>
          </table:table-cell>
          <table:table-cell office:value-type="float" office:value="1702554" calcext:value-type="float">
            <text:p>1702554</text:p>
          </table:table-cell>
          <table:table-cell office:value-type="float" office:value="1572488" calcext:value-type="float">
            <text:p>1572488</text:p>
          </table:table-cell>
          <table:table-cell office:value-type="float" office:value="2073755" calcext:value-type="float">
            <text:p>2073755</text:p>
          </table:table-cell>
          <table:table-cell table:formula="of:=MIN([.A991:.J991])" office:value-type="float" office:value="1572488" calcext:value-type="float">
            <text:p>1572488</text:p>
          </table:table-cell>
        </table:table-row>
        <table:table-row table:style-name="ro1">
          <table:table-cell office:value-type="float" office:value="2325704" calcext:value-type="float">
            <text:p>2325704</text:p>
          </table:table-cell>
          <table:table-cell office:value-type="float" office:value="1732952" calcext:value-type="float">
            <text:p>1732952</text:p>
          </table:table-cell>
          <table:table-cell office:value-type="float" office:value="1596163" calcext:value-type="float">
            <text:p>1596163</text:p>
          </table:table-cell>
          <table:table-cell office:value-type="float" office:value="1685310" calcext:value-type="float">
            <text:p>1685310</text:p>
          </table:table-cell>
          <table:table-cell office:value-type="float" office:value="2051542" calcext:value-type="float">
            <text:p>2051542</text:p>
          </table:table-cell>
          <table:table-cell office:value-type="float" office:value="1734998" calcext:value-type="float">
            <text:p>1734998</text:p>
          </table:table-cell>
          <table:table-cell office:value-type="float" office:value="2083108" calcext:value-type="float">
            <text:p>2083108</text:p>
          </table:table-cell>
          <table:table-cell office:value-type="float" office:value="1671865" calcext:value-type="float">
            <text:p>1671865</text:p>
          </table:table-cell>
          <table:table-cell office:value-type="float" office:value="2465708" calcext:value-type="float">
            <text:p>2465708</text:p>
          </table:table-cell>
          <table:table-cell office:value-type="float" office:value="1767733" calcext:value-type="float">
            <text:p>1767733</text:p>
          </table:table-cell>
          <table:table-cell table:formula="of:=MIN([.A992:.J992])" office:value-type="float" office:value="1596163" calcext:value-type="float">
            <text:p>1596163</text:p>
          </table:table-cell>
        </table:table-row>
        <table:table-row table:style-name="ro1">
          <table:table-cell office:value-type="float" office:value="1832913" calcext:value-type="float">
            <text:p>1832913</text:p>
          </table:table-cell>
          <table:table-cell office:value-type="float" office:value="1613700" calcext:value-type="float">
            <text:p>1613700</text:p>
          </table:table-cell>
          <table:table-cell office:value-type="float" office:value="1521922" calcext:value-type="float">
            <text:p>1521922</text:p>
          </table:table-cell>
          <table:table-cell office:value-type="float" office:value="1548521" calcext:value-type="float">
            <text:p>1548521</text:p>
          </table:table-cell>
          <table:table-cell office:value-type="float" office:value="1720968" calcext:value-type="float">
            <text:p>1720968</text:p>
          </table:table-cell>
          <table:table-cell office:value-type="float" office:value="1616623" calcext:value-type="float">
            <text:p>1616623</text:p>
          </table:table-cell>
          <table:table-cell office:value-type="float" office:value="1643806" calcext:value-type="float">
            <text:p>1643806</text:p>
          </table:table-cell>
          <table:table-cell office:value-type="float" office:value="1563427" calcext:value-type="float">
            <text:p>1563427</text:p>
          </table:table-cell>
          <table:table-cell office:value-type="float" office:value="1676834" calcext:value-type="float">
            <text:p>1676834</text:p>
          </table:table-cell>
          <table:table-cell office:value-type="float" office:value="1668942" calcext:value-type="float">
            <text:p>1668942</text:p>
          </table:table-cell>
          <table:table-cell table:formula="of:=MIN([.A993:.J993])" office:value-type="float" office:value="1521922" calcext:value-type="float">
            <text:p>1521922</text:p>
          </table:table-cell>
        </table:table-row>
        <table:table-row table:style-name="ro1">
          <table:table-cell office:value-type="float" office:value="1668649" calcext:value-type="float">
            <text:p>1668649</text:p>
          </table:table-cell>
          <table:table-cell office:value-type="float" office:value="1551443" calcext:value-type="float">
            <text:p>1551443</text:p>
          </table:table-cell>
          <table:table-cell office:value-type="float" office:value="2028158" calcext:value-type="float">
            <text:p>2028158</text:p>
          </table:table-cell>
          <table:table-cell office:value-type="float" office:value="1524846" calcext:value-type="float">
            <text:p>1524846</text:p>
          </table:table-cell>
          <table:table-cell office:value-type="float" office:value="1745228" calcext:value-type="float">
            <text:p>1745228</text:p>
          </table:table-cell>
          <table:table-cell office:value-type="float" office:value="1631822" calcext:value-type="float">
            <text:p>1631822</text:p>
          </table:table-cell>
          <table:table-cell office:value-type="float" office:value="1582718" calcext:value-type="float">
            <text:p>1582718</text:p>
          </table:table-cell>
          <table:table-cell office:value-type="float" office:value="2200898" calcext:value-type="float">
            <text:p>2200898</text:p>
          </table:table-cell>
          <table:table-cell office:value-type="float" office:value="1599963" calcext:value-type="float">
            <text:p>1599963</text:p>
          </table:table-cell>
          <table:table-cell office:value-type="float" office:value="1603470" calcext:value-type="float">
            <text:p>1603470</text:p>
          </table:table-cell>
          <table:table-cell table:formula="of:=MIN([.A994:.J994])" office:value-type="float" office:value="1524846" calcext:value-type="float">
            <text:p>1524846</text:p>
          </table:table-cell>
        </table:table-row>
        <table:table-row table:style-name="ro1">
          <table:table-cell office:value-type="float" office:value="1597039" calcext:value-type="float">
            <text:p>1597039</text:p>
          </table:table-cell>
          <table:table-cell office:value-type="float" office:value="1522215" calcext:value-type="float">
            <text:p>1522215</text:p>
          </table:table-cell>
          <table:table-cell office:value-type="float" office:value="1786148" calcext:value-type="float">
            <text:p>1786148</text:p>
          </table:table-cell>
          <table:table-cell office:value-type="float" office:value="1523969" calcext:value-type="float">
            <text:p>1523969</text:p>
          </table:table-cell>
          <table:table-cell table:number-columns-repeated="2" office:value-type="float" office:value="1742305" calcext:value-type="float">
            <text:p>1742305</text:p>
          </table:table-cell>
          <table:table-cell office:value-type="float" office:value="1613699" calcext:value-type="float">
            <text:p>1613699</text:p>
          </table:table-cell>
          <table:table-cell office:value-type="float" office:value="1678294" calcext:value-type="float">
            <text:p>1678294</text:p>
          </table:table-cell>
          <table:table-cell office:value-type="float" office:value="1599670" calcext:value-type="float">
            <text:p>1599670</text:p>
          </table:table-cell>
          <table:table-cell office:value-type="float" office:value="1553197" calcext:value-type="float">
            <text:p>1553197</text:p>
          </table:table-cell>
          <table:table-cell table:formula="of:=MIN([.A995:.J995])" office:value-type="float" office:value="1522215" calcext:value-type="float">
            <text:p>1522215</text:p>
          </table:table-cell>
        </table:table-row>
        <table:table-row table:style-name="ro1">
          <table:table-cell office:value-type="float" office:value="1566058" calcext:value-type="float">
            <text:p>1566058</text:p>
          </table:table-cell>
          <table:table-cell office:value-type="float" office:value="1502925" calcext:value-type="float">
            <text:p>1502925</text:p>
          </table:table-cell>
          <table:table-cell office:value-type="float" office:value="1799593" calcext:value-type="float">
            <text:p>1799593</text:p>
          </table:table-cell>
          <table:table-cell office:value-type="float" office:value="2388252" calcext:value-type="float">
            <text:p>2388252</text:p>
          </table:table-cell>
          <table:table-cell office:value-type="float" office:value="1652866" calcext:value-type="float">
            <text:p>1652866</text:p>
          </table:table-cell>
          <table:table-cell office:value-type="float" office:value="2064402" calcext:value-type="float">
            <text:p>2064402</text:p>
          </table:table-cell>
          <table:table-cell office:value-type="float" office:value="1725060" calcext:value-type="float">
            <text:p>1725060</text:p>
          </table:table-cell>
          <table:table-cell office:value-type="float" office:value="1610192" calcext:value-type="float">
            <text:p>1610192</text:p>
          </table:table-cell>
          <table:table-cell office:value-type="float" office:value="1716876" calcext:value-type="float">
            <text:p>1716876</text:p>
          </table:table-cell>
          <table:table-cell office:value-type="float" office:value="2513058" calcext:value-type="float">
            <text:p>2513058</text:p>
          </table:table-cell>
          <table:table-cell table:formula="of:=MIN([.A996:.J996])" office:value-type="float" office:value="1502925" calcext:value-type="float">
            <text:p>1502925</text:p>
          </table:table-cell>
        </table:table-row>
        <table:table-row table:style-name="ro1">
          <table:table-cell office:value-type="float" office:value="2227497" calcext:value-type="float">
            <text:p>2227497</text:p>
          </table:table-cell>
          <table:table-cell office:value-type="float" office:value="2414266" calcext:value-type="float">
            <text:p>2414266</text:p>
          </table:table-cell>
          <table:table-cell office:value-type="float" office:value="1738505" calcext:value-type="float">
            <text:p>1738505</text:p>
          </table:table-cell>
          <table:table-cell office:value-type="float" office:value="1730614" calcext:value-type="float">
            <text:p>1730614</text:p>
          </table:table-cell>
          <table:table-cell office:value-type="float" office:value="2285076" calcext:value-type="float">
            <text:p>2285076</text:p>
          </table:table-cell>
          <table:table-cell office:value-type="float" office:value="2200022" calcext:value-type="float">
            <text:p>2200022</text:p>
          </table:table-cell>
          <table:table-cell office:value-type="float" office:value="2311966" calcext:value-type="float">
            <text:p>2311966</text:p>
          </table:table-cell>
          <table:table-cell office:value-type="float" office:value="1559919" calcext:value-type="float">
            <text:p>1559919</text:p>
          </table:table-cell>
          <table:table-cell office:value-type="float" office:value="2577068" calcext:value-type="float">
            <text:p>2577068</text:p>
          </table:table-cell>
          <table:table-cell office:value-type="float" office:value="1828821" calcext:value-type="float">
            <text:p>1828821</text:p>
          </table:table-cell>
          <table:table-cell table:formula="of:=MIN([.A997:.J997])" office:value-type="float" office:value="1559919" calcext:value-type="float">
            <text:p>1559919</text:p>
          </table:table-cell>
        </table:table-row>
        <table:table-row table:style-name="ro1">
          <table:table-cell office:value-type="float" office:value="1694955" calcext:value-type="float">
            <text:p>1694955</text:p>
          </table:table-cell>
          <table:table-cell office:value-type="float" office:value="1890785" calcext:value-type="float">
            <text:p>1890785</text:p>
          </table:table-cell>
          <table:table-cell office:value-type="float" office:value="1634452" calcext:value-type="float">
            <text:p>1634452</text:p>
          </table:table-cell>
          <table:table-cell office:value-type="float" office:value="1931997" calcext:value-type="float">
            <text:p>1931997</text:p>
          </table:table-cell>
          <table:table-cell office:value-type="float" office:value="1682386" calcext:value-type="float">
            <text:p>1682386</text:p>
          </table:table-cell>
          <table:table-cell office:value-type="float" office:value="1719507" calcext:value-type="float">
            <text:p>1719507</text:p>
          </table:table-cell>
          <table:table-cell office:value-type="float" office:value="1707231" calcext:value-type="float">
            <text:p>1707231</text:p>
          </table:table-cell>
          <table:table-cell office:value-type="float" office:value="1695832" calcext:value-type="float">
            <text:p>1695832</text:p>
          </table:table-cell>
          <table:table-cell office:value-type="float" office:value="1718922" calcext:value-type="float">
            <text:p>1718922</text:p>
          </table:table-cell>
          <table:table-cell office:value-type="float" office:value="1691155" calcext:value-type="float">
            <text:p>1691155</text:p>
          </table:table-cell>
          <table:table-cell table:formula="of:=MIN([.A998:.J998])" office:value-type="float" office:value="1634452" calcext:value-type="float">
            <text:p>1634452</text:p>
          </table:table-cell>
        </table:table-row>
        <table:table-row table:style-name="ro1">
          <table:table-cell office:value-type="float" office:value="1615454" calcext:value-type="float">
            <text:p>1615454</text:p>
          </table:table-cell>
          <table:table-cell office:value-type="float" office:value="1746397" calcext:value-type="float">
            <text:p>1746397</text:p>
          </table:table-cell>
          <table:table-cell office:value-type="float" office:value="1592656" calcext:value-type="float">
            <text:p>1592656</text:p>
          </table:table-cell>
          <table:table-cell office:value-type="float" office:value="1752243" calcext:value-type="float">
            <text:p>1752243</text:p>
          </table:table-cell>
          <table:table-cell office:value-type="float" office:value="1621007" calcext:value-type="float">
            <text:p>1621007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1634160" calcext:value-type="float">
            <text:p>1634160</text:p>
          </table:table-cell>
          <table:table-cell office:value-type="float" office:value="1917091" calcext:value-type="float">
            <text:p>1917091</text:p>
          </table:table-cell>
          <table:table-cell office:value-type="float" office:value="1702262" calcext:value-type="float">
            <text:p>1702262</text:p>
          </table:table-cell>
          <table:table-cell office:value-type="float" office:value="1640882" calcext:value-type="float">
            <text:p>1640882</text:p>
          </table:table-cell>
          <table:table-cell table:formula="of:=MIN([.A999:.J999])" office:value-type="float" office:value="1592656" calcext:value-type="float">
            <text:p>1592656</text:p>
          </table:table-cell>
        </table:table-row>
        <table:table-row table:style-name="ro1">
          <table:table-cell office:value-type="float" office:value="1606393" calcext:value-type="float">
            <text:p>1606393</text:p>
          </table:table-cell>
          <table:table-cell office:value-type="float" office:value="1639129" calcext:value-type="float">
            <text:p>1639129</text:p>
          </table:table-cell>
          <table:table-cell office:value-type="float" office:value="2184531" calcext:value-type="float">
            <text:p>2184531</text:p>
          </table:table-cell>
          <table:table-cell office:value-type="float" office:value="1669819" calcext:value-type="float">
            <text:p>1669819</text:p>
          </table:table-cell>
          <table:table-cell office:value-type="float" office:value="1546474" calcext:value-type="float">
            <text:p>1546474</text:p>
          </table:table-cell>
          <table:table-cell office:value-type="float" office:value="1694370" calcext:value-type="float">
            <text:p>1694370</text:p>
          </table:table-cell>
          <table:table-cell office:value-type="float" office:value="1585057" calcext:value-type="float">
            <text:p>1585057</text:p>
          </table:table-cell>
          <table:table-cell office:value-type="float" office:value="2684044" calcext:value-type="float">
            <text:p>2684044</text:p>
          </table:table-cell>
          <table:table-cell office:value-type="float" office:value="1799300" calcext:value-type="float">
            <text:p>1799300</text:p>
          </table:table-cell>
          <table:table-cell office:value-type="float" office:value="1580672" calcext:value-type="float">
            <text:p>1580672</text:p>
          </table:table-cell>
          <table:table-cell table:formula="of:=MIN([.A1000:.J1000])" office:value-type="float" office:value="1546474" calcext:value-type="float">
            <text:p>1546474</text:p>
          </table:table-cell>
        </table:table-row>
        <table:table-row table:style-name="ro1">
          <table:table-cell table:number-columns-repeated="2" office:value-type="float" office:value="1583887" calcext:value-type="float">
            <text:p>1583887</text:p>
          </table:table-cell>
          <table:table-cell office:value-type="float" office:value="1651989" calcext:value-type="float">
            <text:p>1651989</text:p>
          </table:table-cell>
          <table:table-cell office:value-type="float" office:value="2252925" calcext:value-type="float">
            <text:p>2252925</text:p>
          </table:table-cell>
          <table:table-cell office:value-type="float" office:value="1523092" calcext:value-type="float">
            <text:p>1523092</text:p>
          </table:table-cell>
          <table:table-cell office:value-type="float" office:value="1739966" calcext:value-type="float">
            <text:p>1739966</text:p>
          </table:table-cell>
          <table:table-cell office:value-type="float" office:value="1558166" calcext:value-type="float">
            <text:p>1558166</text:p>
          </table:table-cell>
          <table:table-cell office:value-type="float" office:value="1849280" calcext:value-type="float">
            <text:p>1849280</text:p>
          </table:table-cell>
          <table:table-cell office:value-type="float" office:value="1668942" calcext:value-type="float">
            <text:p>1668942</text:p>
          </table:table-cell>
          <table:table-cell office:value-type="float" office:value="1585641" calcext:value-type="float">
            <text:p>1585641</text:p>
          </table:table-cell>
          <table:table-cell table:formula="of:=MIN([.A1001:.J1001])" office:value-type="float" office:value="1523092" calcext:value-type="float">
            <text:p>1523092</text:p>
          </table:table-cell>
        </table:table-row>
        <table:table-row table:style-name="ro1">
          <table:table-cell office:value-type="float" office:value="1618085" calcext:value-type="float">
            <text:p>1618085</text:p>
          </table:table-cell>
          <table:table-cell office:value-type="float" office:value="1644974" calcext:value-type="float">
            <text:p>1644974</text:p>
          </table:table-cell>
          <table:table-cell office:value-type="float" office:value="1640882" calcext:value-type="float">
            <text:p>1640882</text:p>
          </table:table-cell>
          <table:table-cell office:value-type="float" office:value="1746397" calcext:value-type="float">
            <text:p>1746397</text:p>
          </table:table-cell>
          <table:table-cell office:value-type="float" office:value="1606393" calcext:value-type="float">
            <text:p>1606393</text:p>
          </table:table-cell>
          <table:table-cell office:value-type="float" office:value="2465123" calcext:value-type="float">
            <text:p>2465123</text:p>
          </table:table-cell>
          <table:table-cell office:value-type="float" office:value="1579503" calcext:value-type="float">
            <text:p>1579503</text:p>
          </table:table-cell>
          <table:table-cell office:value-type="float" office:value="1889031" calcext:value-type="float">
            <text:p>1889031</text:p>
          </table:table-cell>
          <table:table-cell office:value-type="float" office:value="2305536" calcext:value-type="float">
            <text:p>2305536</text:p>
          </table:table-cell>
          <table:table-cell office:value-type="float" office:value="2444079" calcext:value-type="float">
            <text:p>2444079</text:p>
          </table:table-cell>
          <table:table-cell table:formula="of:=MIN([.A1002:.J1002])" office:value-type="float" office:value="1579503" calcext:value-type="float">
            <text:p>1579503</text:p>
          </table:table-cell>
        </table:table-row>
        <table:table-row table:style-name="ro1">
          <table:table-cell office:value-type="float" office:value="2560408" calcext:value-type="float">
            <text:p>2560408</text:p>
          </table:table-cell>
          <table:table-cell office:value-type="float" office:value="2297936" calcext:value-type="float">
            <text:p>2297936</text:p>
          </table:table-cell>
          <table:table-cell office:value-type="float" office:value="1547059" calcext:value-type="float">
            <text:p>1547059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2589637" calcext:value-type="float">
            <text:p>2589637</text:p>
          </table:table-cell>
          <table:table-cell office:value-type="float" office:value="1913291" calcext:value-type="float">
            <text:p>1913291</text:p>
          </table:table-cell>
          <table:table-cell office:value-type="float" office:value="2238311" calcext:value-type="float">
            <text:p>2238311</text:p>
          </table:table-cell>
          <table:table-cell office:value-type="float" office:value="1663388" calcext:value-type="float">
            <text:p>1663388</text:p>
          </table:table-cell>
          <table:table-cell office:value-type="float" office:value="1730906" calcext:value-type="float">
            <text:p>1730906</text:p>
          </table:table-cell>
          <table:table-cell office:value-type="float" office:value="1652573" calcext:value-type="float">
            <text:p>1652573</text:p>
          </table:table-cell>
          <table:table-cell table:formula="of:=MIN([.A1003:.J1003])" office:value-type="float" office:value="1547059" calcext:value-type="float">
            <text:p>1547059</text:p>
          </table:table-cell>
        </table:table-row>
        <table:table-row table:style-name="ro1">
          <table:table-cell office:value-type="float" office:value="1730321" calcext:value-type="float">
            <text:p>1730321</text:p>
          </table:table-cell>
          <table:table-cell office:value-type="float" office:value="1744936" calcext:value-type="float">
            <text:p>1744936</text:p>
          </table:table-cell>
          <table:table-cell office:value-type="float" office:value="1552613" calcext:value-type="float">
            <text:p>1552613</text:p>
          </table:table-cell>
          <table:table-cell office:value-type="float" office:value="1554951" calcext:value-type="float">
            <text:p>1554951</text:p>
          </table:table-cell>
          <table:table-cell office:value-type="float" office:value="1746104" calcext:value-type="float">
            <text:p>1746104</text:p>
          </table:table-cell>
          <table:table-cell office:value-type="float" office:value="1889032" calcext:value-type="float">
            <text:p>1889032</text:p>
          </table:table-cell>
          <table:table-cell office:value-type="float" office:value="1665142" calcext:value-type="float">
            <text:p>1665142</text:p>
          </table:table-cell>
          <table:table-cell office:value-type="float" office:value="1618961" calcext:value-type="float">
            <text:p>1618961</text:p>
          </table:table-cell>
          <table:table-cell office:value-type="float" office:value="1652574" calcext:value-type="float">
            <text:p>1652574</text:p>
          </table:table-cell>
          <table:table-cell office:value-type="float" office:value="1581256" calcext:value-type="float">
            <text:p>1581256</text:p>
          </table:table-cell>
          <table:table-cell table:formula="of:=MIN([.A1004:.J1004])" office:value-type="float" office:value="1552613" calcext:value-type="float">
            <text:p>1552613</text:p>
          </table:table-cell>
        </table:table-row>
        <table:table-row table:style-name="ro1">
          <table:table-cell office:value-type="float" office:value="1622176" calcext:value-type="float">
            <text:p>1622176</text:p>
          </table:table-cell>
          <table:table-cell office:value-type="float" office:value="1656373" calcext:value-type="float">
            <text:p>1656373</text:p>
          </table:table-cell>
          <table:table-cell office:value-type="float" office:value="1543552" calcext:value-type="float">
            <text:p>1543552</text:p>
          </table:table-cell>
          <table:table-cell office:value-type="float" office:value="1530984" calcext:value-type="float">
            <text:p>1530984</text:p>
          </table:table-cell>
          <table:table-cell office:value-type="float" office:value="1644097" calcext:value-type="float">
            <text:p>1644097</text:p>
          </table:table-cell>
          <table:table-cell office:value-type="float" office:value="1764518" calcext:value-type="float">
            <text:p>1764518</text:p>
          </table:table-cell>
          <table:table-cell office:value-type="float" office:value="1730321" calcext:value-type="float">
            <text:p>1730321</text:p>
          </table:table-cell>
          <table:table-cell office:value-type="float" office:value="2216682" calcext:value-type="float">
            <text:p>2216682</text:p>
          </table:table-cell>
          <table:table-cell office:value-type="float" office:value="1716876" calcext:value-type="float">
            <text:p>1716876</text:p>
          </table:table-cell>
          <table:table-cell office:value-type="float" office:value="1562550" calcext:value-type="float">
            <text:p>1562550</text:p>
          </table:table-cell>
          <table:table-cell table:formula="of:=MIN([.A1005:.J1005])" office:value-type="float" office:value="1530984" calcext:value-type="float">
            <text:p>1530984</text:p>
          </table:table-cell>
        </table:table-row>
        <table:table-row table:style-name="ro1">
          <table:table-cell office:value-type="float" office:value="1613700" calcext:value-type="float">
            <text:p>1613700</text:p>
          </table:table-cell>
          <table:table-cell office:value-type="float" office:value="1999222" calcext:value-type="float">
            <text:p>1999222</text:p>
          </table:table-cell>
          <table:table-cell office:value-type="float" office:value="2706258" calcext:value-type="float">
            <text:p>2706258</text:p>
          </table:table-cell>
          <table:table-cell office:value-type="float" office:value="1533322" calcext:value-type="float">
            <text:p>1533322</text:p>
          </table:table-cell>
          <table:table-cell office:value-type="float" office:value="1582425" calcext:value-type="float">
            <text:p>1582425</text:p>
          </table:table-cell>
          <table:table-cell office:value-type="float" office:value="1645267" calcext:value-type="float">
            <text:p>1645267</text:p>
          </table:table-cell>
          <table:table-cell office:value-type="float" office:value="1678587" calcext:value-type="float">
            <text:p>1678587</text:p>
          </table:table-cell>
          <table:table-cell office:value-type="float" office:value="1662512" calcext:value-type="float">
            <text:p>1662512</text:p>
          </table:table-cell>
          <table:table-cell office:value-type="float" office:value="1603470" calcext:value-type="float">
            <text:p>1603470</text:p>
          </table:table-cell>
          <table:table-cell office:value-type="float" office:value="1727983" calcext:value-type="float">
            <text:p>1727983</text:p>
          </table:table-cell>
          <table:table-cell table:formula="of:=MIN([.A1006:.J1006])" office:value-type="float" office:value="1533322" calcext:value-type="float">
            <text:p>1533322</text:p>
          </table:table-cell>
        </table:table-row>
        <table:table-row table:style-name="ro1">
          <table:table-cell office:value-type="float" office:value="1555243" calcext:value-type="float">
            <text:p>1555243</text:p>
          </table:table-cell>
          <table:table-cell office:value-type="float" office:value="1724768" calcext:value-type="float">
            <text:p>1724768</text:p>
          </table:table-cell>
          <table:table-cell office:value-type="float" office:value="1789655" calcext:value-type="float">
            <text:p>1789655</text:p>
          </table:table-cell>
          <table:table-cell office:value-type="float" office:value="2464538" calcext:value-type="float">
            <text:p>2464538</text:p>
          </table:table-cell>
          <table:table-cell office:value-type="float" office:value="1549105" calcext:value-type="float">
            <text:p>1549105</text:p>
          </table:table-cell>
          <table:table-cell office:value-type="float" office:value="2352302" calcext:value-type="float">
            <text:p>2352302</text:p>
          </table:table-cell>
          <table:table-cell office:value-type="float" office:value="1624222" calcext:value-type="float">
            <text:p>1624222</text:p>
          </table:table-cell>
          <table:table-cell office:value-type="float" office:value="1844897" calcext:value-type="float">
            <text:p>1844897</text:p>
          </table:table-cell>
          <table:table-cell office:value-type="float" office:value="1569272" calcext:value-type="float">
            <text:p>1569272</text:p>
          </table:table-cell>
          <table:table-cell office:value-type="float" office:value="2351424" calcext:value-type="float">
            <text:p>2351424</text:p>
          </table:table-cell>
          <table:table-cell table:formula="of:=MIN([.A1007:.J1007])" office:value-type="float" office:value="1549105" calcext:value-type="float">
            <text:p>1549105</text:p>
          </table:table-cell>
        </table:table-row>
        <table:table-row table:style-name="ro1">
          <table:table-cell office:value-type="float" office:value="2151503" calcext:value-type="float">
            <text:p>2151503</text:p>
          </table:table-cell>
          <table:table-cell office:value-type="float" office:value="2329796" calcext:value-type="float">
            <text:p>2329796</text:p>
          </table:table-cell>
          <table:table-cell office:value-type="float" office:value="1702554" calcext:value-type="float">
            <text:p>1702554</text:p>
          </table:table-cell>
          <table:table-cell office:value-type="float" office:value="1799885" calcext:value-type="float">
            <text:p>1799885</text:p>
          </table:table-cell>
          <table:table-cell office:value-type="float" office:value="1590609" calcext:value-type="float">
            <text:p>1590609</text:p>
          </table:table-cell>
          <table:table-cell office:value-type="float" office:value="1728275" calcext:value-type="float">
            <text:p>1728275</text:p>
          </table:table-cell>
          <table:table-cell office:value-type="float" office:value="1752828" calcext:value-type="float">
            <text:p>1752828</text:p>
          </table:table-cell>
          <table:table-cell office:value-type="float" office:value="1750197" calcext:value-type="float">
            <text:p>1750197</text:p>
          </table:table-cell>
          <table:table-cell office:value-type="float" office:value="2356394" calcext:value-type="float">
            <text:p>2356394</text:p>
          </table:table-cell>
          <table:table-cell office:value-type="float" office:value="1740843" calcext:value-type="float">
            <text:p>1740843</text:p>
          </table:table-cell>
          <table:table-cell table:formula="of:=MIN([.A1008:.J1008])" office:value-type="float" office:value="1590609" calcext:value-type="float">
            <text:p>1590609</text:p>
          </table:table-cell>
        </table:table-row>
        <table:table-row table:style-name="ro1">
          <table:table-cell office:value-type="float" office:value="1860388" calcext:value-type="float">
            <text:p>1860388</text:p>
          </table:table-cell>
          <table:table-cell office:value-type="float" office:value="1702262" calcext:value-type="float">
            <text:p>1702262</text:p>
          </table:table-cell>
          <table:table-cell office:value-type="float" office:value="1630360" calcext:value-type="float">
            <text:p>1630360</text:p>
          </table:table-cell>
          <table:table-cell office:value-type="float" office:value="1725353" calcext:value-type="float">
            <text:p>1725353</text:p>
          </table:table-cell>
          <table:table-cell office:value-type="float" office:value="2384745" calcext:value-type="float">
            <text:p>2384745</text:p>
          </table:table-cell>
          <table:table-cell office:value-type="float" office:value="1642636" calcext:value-type="float">
            <text:p>1642636</text:p>
          </table:table-cell>
          <table:table-cell office:value-type="float" office:value="2335349" calcext:value-type="float">
            <text:p>2335349</text:p>
          </table:table-cell>
          <table:table-cell office:value-type="float" office:value="1685894" calcext:value-type="float">
            <text:p>1685894</text:p>
          </table:table-cell>
          <table:table-cell office:value-type="float" office:value="1747566" calcext:value-type="float">
            <text:p>1747566</text:p>
          </table:table-cell>
          <table:table-cell office:value-type="float" office:value="1641175" calcext:value-type="float">
            <text:p>1641175</text:p>
          </table:table-cell>
          <table:table-cell table:formula="of:=MIN([.A1009:.J1009])" office:value-type="float" office:value="1630360" calcext:value-type="float">
            <text:p>1630360</text:p>
          </table:table-cell>
        </table:table-row>
        <table:table-row table:style-name="ro1">
          <table:table-cell office:value-type="float" office:value="1809238" calcext:value-type="float">
            <text:p>1809238</text:p>
          </table:table-cell>
          <table:table-cell office:value-type="float" office:value="1627145" calcext:value-type="float">
            <text:p>1627145</text:p>
          </table:table-cell>
          <table:table-cell office:value-type="float" office:value="1577749" calcext:value-type="float">
            <text:p>1577749</text:p>
          </table:table-cell>
          <table:table-cell office:value-type="float" office:value="1628606" calcext:value-type="float">
            <text:p>1628606</text:p>
          </table:table-cell>
          <table:table-cell office:value-type="float" office:value="1675079" calcext:value-type="float">
            <text:p>1675079</text:p>
          </table:table-cell>
          <table:table-cell office:value-type="float" office:value="1610777" calcext:value-type="float">
            <text:p>1610777</text:p>
          </table:table-cell>
          <table:table-cell office:value-type="float" office:value="1678587" calcext:value-type="float">
            <text:p>1678587</text:p>
          </table:table-cell>
          <table:table-cell office:value-type="float" office:value="2255556" calcext:value-type="float">
            <text:p>2255556</text:p>
          </table:table-cell>
          <table:table-cell office:value-type="float" office:value="1647020" calcext:value-type="float">
            <text:p>1647020</text:p>
          </table:table-cell>
          <table:table-cell office:value-type="float" office:value="1678587" calcext:value-type="float">
            <text:p>1678587</text:p>
          </table:table-cell>
          <table:table-cell table:formula="of:=MIN([.A1010:.J1010])" office:value-type="float" office:value="1577749" calcext:value-type="float">
            <text:p>1577749</text:p>
          </table:table-cell>
        </table:table-row>
        <table:table-row table:style-name="ro1">
          <table:table-cell office:value-type="float" office:value="1674203" calcext:value-type="float">
            <text:p>1674203</text:p>
          </table:table-cell>
          <table:table-cell office:value-type="float" office:value="1582426" calcext:value-type="float">
            <text:p>1582426</text:p>
          </table:table-cell>
          <table:table-cell office:value-type="float" office:value="2131335" calcext:value-type="float">
            <text:p>2131335</text:p>
          </table:table-cell>
          <table:table-cell office:value-type="float" office:value="1591487" calcext:value-type="float">
            <text:p>1591487</text:p>
          </table:table-cell>
          <table:table-cell office:value-type="float" office:value="1624222" calcext:value-type="float">
            <text:p>1624222</text:p>
          </table:table-cell>
          <table:table-cell office:value-type="float" office:value="1571318" calcext:value-type="float">
            <text:p>1571318</text:p>
          </table:table-cell>
          <table:table-cell office:value-type="float" office:value="1628607" calcext:value-type="float">
            <text:p>1628607</text:p>
          </table:table-cell>
          <table:table-cell office:value-type="float" office:value="1783225" calcext:value-type="float">
            <text:p>1783225</text:p>
          </table:table-cell>
          <table:table-cell office:value-type="float" office:value="1592363" calcext:value-type="float">
            <text:p>1592363</text:p>
          </table:table-cell>
          <table:table-cell office:value-type="float" office:value="1663096" calcext:value-type="float">
            <text:p>1663096</text:p>
          </table:table-cell>
          <table:table-cell table:formula="of:=MIN([.A1011:.J1011])" office:value-type="float" office:value="1571318" calcext:value-type="float">
            <text:p>1571318</text:p>
          </table:table-cell>
        </table:table-row>
        <table:table-row table:style-name="ro1">
          <table:table-cell office:value-type="float" office:value="1839051" calcext:value-type="float">
            <text:p>1839051</text:p>
          </table:table-cell>
          <table:table-cell office:value-type="float" office:value="1606978" calcext:value-type="float">
            <text:p>1606978</text:p>
          </table:table-cell>
          <table:table-cell office:value-type="float" office:value="1741136" calcext:value-type="float">
            <text:p>1741136</text:p>
          </table:table-cell>
          <table:table-cell office:value-type="float" office:value="1635621" calcext:value-type="float">
            <text:p>1635621</text:p>
          </table:table-cell>
          <table:table-cell office:value-type="float" office:value="1727691" calcext:value-type="float">
            <text:p>1727691</text:p>
          </table:table-cell>
          <table:table-cell office:value-type="float" office:value="1627438" calcext:value-type="float">
            <text:p>1627438</text:p>
          </table:table-cell>
          <table:table-cell office:value-type="float" office:value="1611362" calcext:value-type="float">
            <text:p>1611362</text:p>
          </table:table-cell>
          <table:table-cell office:value-type="float" office:value="1749612" calcext:value-type="float">
            <text:p>1749612</text:p>
          </table:table-cell>
          <table:table-cell office:value-type="float" office:value="1654619" calcext:value-type="float">
            <text:p>1654619</text:p>
          </table:table-cell>
          <table:table-cell office:value-type="float" office:value="1647605" calcext:value-type="float">
            <text:p>1647605</text:p>
          </table:table-cell>
          <table:table-cell table:formula="of:=MIN([.A1012:.J1012])" office:value-type="float" office:value="1606978" calcext:value-type="float">
            <text:p>1606978</text:p>
          </table:table-cell>
        </table:table-row>
        <table:table-row table:style-name="ro1">
          <table:table-cell office:value-type="float" office:value="1630068" calcext:value-type="float">
            <text:p>1630068</text:p>
          </table:table-cell>
          <table:table-cell office:value-type="float" office:value="1887277" calcext:value-type="float">
            <text:p>1887277</text:p>
          </table:table-cell>
          <table:table-cell office:value-type="float" office:value="1598794" calcext:value-type="float">
            <text:p>1598794</text:p>
          </table:table-cell>
          <table:table-cell office:value-type="float" office:value="2255848" calcext:value-type="float">
            <text:p>2255848</text:p>
          </table:table-cell>
          <table:table-cell office:value-type="float" office:value="1702262" calcext:value-type="float">
            <text:p>1702262</text:p>
          </table:table-cell>
          <table:table-cell office:value-type="float" office:value="2589344" calcext:value-type="float">
            <text:p>2589344</text:p>
          </table:table-cell>
          <table:table-cell office:value-type="float" office:value="1546182" calcext:value-type="float">
            <text:p>1546182</text:p>
          </table:table-cell>
          <table:table-cell office:value-type="float" office:value="1991038" calcext:value-type="float">
            <text:p>1991038</text:p>
          </table:table-cell>
          <table:table-cell office:value-type="float" office:value="1547059" calcext:value-type="float">
            <text:p>1547059</text:p>
          </table:table-cell>
          <table:table-cell office:value-type="float" office:value="2434141" calcext:value-type="float">
            <text:p>2434141</text:p>
          </table:table-cell>
          <table:table-cell table:formula="of:=MIN([.A1013:.J1013])" office:value-type="float" office:value="1546182" calcext:value-type="float">
            <text:p>1546182</text:p>
          </table:table-cell>
        </table:table-row>
        <table:table-row table:style-name="ro1">
          <table:table-cell office:value-type="float" office:value="2174301" calcext:value-type="float">
            <text:p>2174301</text:p>
          </table:table-cell>
          <table:table-cell office:value-type="float" office:value="1918844" calcext:value-type="float">
            <text:p>1918844</text:p>
          </table:table-cell>
          <table:table-cell office:value-type="float" office:value="1590610" calcext:value-type="float">
            <text:p>1590610</text:p>
          </table:table-cell>
          <table:table-cell office:value-type="float" office:value="1665726" calcext:value-type="float">
            <text:p>1665726</text:p>
          </table:table-cell>
          <table:table-cell office:value-type="float" office:value="2503120" calcext:value-type="float">
            <text:p>2503120</text:p>
          </table:table-cell>
          <table:table-cell office:value-type="float" office:value="1826191" calcext:value-type="float">
            <text:p>1826191</text:p>
          </table:table-cell>
          <table:table-cell office:value-type="float" office:value="1967364" calcext:value-type="float">
            <text:p>1967364</text:p>
          </table:table-cell>
          <table:table-cell office:value-type="float" office:value="1856588" calcext:value-type="float">
            <text:p>1856588</text:p>
          </table:table-cell>
          <table:table-cell office:value-type="float" office:value="2719118" calcext:value-type="float">
            <text:p>2719118</text:p>
          </table:table-cell>
          <table:table-cell office:value-type="float" office:value="1754581" calcext:value-type="float">
            <text:p>1754581</text:p>
          </table:table-cell>
          <table:table-cell table:formula="of:=MIN([.A1014:.J1014])" office:value-type="float" office:value="1590610" calcext:value-type="float">
            <text:p>1590610</text:p>
          </table:table-cell>
        </table:table-row>
        <table:table-row table:style-name="ro1">
          <table:table-cell office:value-type="float" office:value="1649651" calcext:value-type="float">
            <text:p>1649651</text:p>
          </table:table-cell>
          <table:table-cell office:value-type="float" office:value="1676541" calcext:value-type="float">
            <text:p>1676541</text:p>
          </table:table-cell>
          <table:table-cell office:value-type="float" office:value="1657835" calcext:value-type="float">
            <text:p>1657835</text:p>
          </table:table-cell>
          <table:table-cell office:value-type="float" office:value="1586517" calcext:value-type="float">
            <text:p>1586517</text:p>
          </table:table-cell>
          <table:table-cell office:value-type="float" office:value="1735582" calcext:value-type="float">
            <text:p>1735582</text:p>
          </table:table-cell>
          <table:table-cell office:value-type="float" office:value="1740259" calcext:value-type="float">
            <text:p>1740259</text:p>
          </table:table-cell>
          <table:table-cell office:value-type="float" office:value="2309920" calcext:value-type="float">
            <text:p>2309920</text:p>
          </table:table-cell>
          <table:table-cell office:value-type="float" office:value="2083401" calcext:value-type="float">
            <text:p>2083401</text:p>
          </table:table-cell>
          <table:table-cell office:value-type="float" office:value="1760427" calcext:value-type="float">
            <text:p>1760427</text:p>
          </table:table-cell>
          <table:table-cell office:value-type="float" office:value="1875294" calcext:value-type="float">
            <text:p>1875294</text:p>
          </table:table-cell>
          <table:table-cell table:formula="of:=MIN([.A1015:.J1015])" office:value-type="float" office:value="1586517" calcext:value-type="float">
            <text:p>1586517</text:p>
          </table:table-cell>
        </table:table-row>
        <table:table-row table:style-name="ro1">
          <table:table-cell office:value-type="float" office:value="1594994" calcext:value-type="float">
            <text:p>1594994</text:p>
          </table:table-cell>
          <table:table-cell office:value-type="float" office:value="1727106" calcext:value-type="float">
            <text:p>1727106</text:p>
          </table:table-cell>
          <table:table-cell office:value-type="float" office:value="1700508" calcext:value-type="float">
            <text:p>1700508</text:p>
          </table:table-cell>
          <table:table-cell office:value-type="float" office:value="1625684" calcext:value-type="float">
            <text:p>1625684</text:p>
          </table:table-cell>
          <table:table-cell office:value-type="float" office:value="1662511" calcext:value-type="float">
            <text:p>1662511</text:p>
          </table:table-cell>
          <table:table-cell office:value-type="float" office:value="1646728" calcext:value-type="float">
            <text:p>1646728</text:p>
          </table:table-cell>
          <table:table-cell office:value-type="float" office:value="1689110" calcext:value-type="float">
            <text:p>1689110</text:p>
          </table:table-cell>
          <table:table-cell office:value-type="float" office:value="2874320" calcext:value-type="float">
            <text:p>2874320</text:p>
          </table:table-cell>
          <table:table-cell office:value-type="float" office:value="1654912" calcext:value-type="float">
            <text:p>1654912</text:p>
          </table:table-cell>
          <table:table-cell office:value-type="float" office:value="1642636" calcext:value-type="float">
            <text:p>1642636</text:p>
          </table:table-cell>
          <table:table-cell table:formula="of:=MIN([.A1016:.J1016])" office:value-type="float" office:value="1594994" calcext:value-type="float">
            <text:p>1594994</text:p>
          </table:table-cell>
        </table:table-row>
        <table:table-row table:style-name="ro1">
          <table:table-cell office:value-type="float" office:value="1549398" calcext:value-type="float">
            <text:p>1549398</text:p>
          </table:table-cell>
          <table:table-cell office:value-type="float" office:value="1640882" calcext:value-type="float">
            <text:p>1640882</text:p>
          </table:table-cell>
          <table:table-cell office:value-type="float" office:value="2325996" calcext:value-type="float">
            <text:p>2325996</text:p>
          </table:table-cell>
          <table:table-cell office:value-type="float" office:value="1768611" calcext:value-type="float">
            <text:p>1768611</text:p>
          </table:table-cell>
          <table:table-cell office:value-type="float" office:value="1590317" calcext:value-type="float">
            <text:p>1590317</text:p>
          </table:table-cell>
          <table:table-cell office:value-type="float" office:value="1606393" calcext:value-type="float">
            <text:p>1606393</text:p>
          </table:table-cell>
          <table:table-cell office:value-type="float" office:value="1606100" calcext:value-type="float">
            <text:p>1606100</text:p>
          </table:table-cell>
          <table:table-cell office:value-type="float" office:value="1774164" calcext:value-type="float">
            <text:p>1774164</text:p>
          </table:table-cell>
          <table:table-cell office:value-type="float" office:value="1620423" calcext:value-type="float">
            <text:p>1620423</text:p>
          </table:table-cell>
          <table:table-cell office:value-type="float" office:value="1590609" calcext:value-type="float">
            <text:p>1590609</text:p>
          </table:table-cell>
          <table:table-cell table:formula="of:=MIN([.A1017:.J1017])" office:value-type="float" office:value="1549398" calcext:value-type="float">
            <text:p>1549398</text:p>
          </table:table-cell>
        </table:table-row>
        <table:table-row table:style-name="ro1">
          <table:table-cell office:value-type="float" office:value="1550859" calcext:value-type="float">
            <text:p>1550859</text:p>
          </table:table-cell>
          <table:table-cell office:value-type="float" office:value="1616038" calcext:value-type="float">
            <text:p>1616038</text:p>
          </table:table-cell>
          <table:table-cell office:value-type="float" office:value="1707815" calcext:value-type="float">
            <text:p>1707815</text:p>
          </table:table-cell>
          <table:table-cell office:value-type="float" office:value="2193592" calcext:value-type="float">
            <text:p>2193592</text:p>
          </table:table-cell>
          <table:table-cell office:value-type="float" office:value="1559042" calcext:value-type="float">
            <text:p>1559042</text:p>
          </table:table-cell>
          <table:table-cell office:value-type="float" office:value="2322781" calcext:value-type="float">
            <text:p>2322781</text:p>
          </table:table-cell>
          <table:table-cell office:value-type="float" office:value="1574242" calcext:value-type="float">
            <text:p>1574242</text:p>
          </table:table-cell>
          <table:table-cell office:value-type="float" office:value="1782056" calcext:value-type="float">
            <text:p>1782056</text:p>
          </table:table-cell>
          <table:table-cell office:value-type="float" office:value="1642052" calcext:value-type="float">
            <text:p>1642052</text:p>
          </table:table-cell>
          <table:table-cell office:value-type="float" office:value="1966486" calcext:value-type="float">
            <text:p>1966486</text:p>
          </table:table-cell>
          <table:table-cell table:formula="of:=MIN([.A1018:.J1018])" office:value-type="float" office:value="1550859" calcext:value-type="float">
            <text:p>1550859</text:p>
          </table:table-cell>
        </table:table-row>
        <table:table-row table:style-name="ro1">
          <table:table-cell office:value-type="float" office:value="1535075" calcext:value-type="float">
            <text:p>1535075</text:p>
          </table:table-cell>
          <table:table-cell office:value-type="float" office:value="2222235" calcext:value-type="float">
            <text:p>2222235</text:p>
          </table:table-cell>
          <table:table-cell office:value-type="float" office:value="1647898" calcext:value-type="float">
            <text:p>1647898</text:p>
          </table:table-cell>
          <table:table-cell office:value-type="float" office:value="1816545" calcext:value-type="float">
            <text:p>1816545</text:p>
          </table:table-cell>
          <table:table-cell office:value-type="float" office:value="1562551" calcext:value-type="float">
            <text:p>1562551</text:p>
          </table:table-cell>
          <table:table-cell office:value-type="float" office:value="1669526" calcext:value-type="float">
            <text:p>1669526</text:p>
          </table:table-cell>
          <table:table-cell office:value-type="float" office:value="1580672" calcext:value-type="float">
            <text:p>1580672</text:p>
          </table:table-cell>
          <table:table-cell office:value-type="float" office:value="1777087" calcext:value-type="float">
            <text:p>1777087</text:p>
          </table:table-cell>
          <table:table-cell office:value-type="float" office:value="2387668" calcext:value-type="float">
            <text:p>2387668</text:p>
          </table:table-cell>
          <table:table-cell office:value-type="float" office:value="2038974" calcext:value-type="float">
            <text:p>2038974</text:p>
          </table:table-cell>
          <table:table-cell table:formula="of:=MIN([.A1019:.J1019])" office:value-type="float" office:value="1535075" calcext:value-type="float">
            <text:p>1535075</text:p>
          </table:table-cell>
        </table:table-row>
        <table:table-row table:style-name="ro1">
          <table:table-cell office:value-type="float" office:value="2465415" calcext:value-type="float">
            <text:p>2465415</text:p>
          </table:table-cell>
          <table:table-cell office:value-type="float" office:value="1787609" calcext:value-type="float">
            <text:p>1787609</text:p>
          </table:table-cell>
          <table:table-cell office:value-type="float" office:value="1665727" calcext:value-type="float">
            <text:p>1665727</text:p>
          </table:table-cell>
          <table:table-cell office:value-type="float" office:value="1739382" calcext:value-type="float">
            <text:p>1739382</text:p>
          </table:table-cell>
          <table:table-cell office:value-type="float" office:value="2350548" calcext:value-type="float">
            <text:p>2350548</text:p>
          </table:table-cell>
          <table:table-cell office:value-type="float" office:value="1694370" calcext:value-type="float">
            <text:p>1694370</text:p>
          </table:table-cell>
          <table:table-cell office:value-type="float" office:value="2411343" calcext:value-type="float">
            <text:p>2411343</text:p>
          </table:table-cell>
          <table:table-cell office:value-type="float" office:value="2361071" calcext:value-type="float">
            <text:p>2361071</text:p>
          </table:table-cell>
          <table:table-cell office:value-type="float" office:value="1828821" calcext:value-type="float">
            <text:p>1828821</text:p>
          </table:table-cell>
          <table:table-cell office:value-type="float" office:value="1753704" calcext:value-type="float">
            <text:p>1753704</text:p>
          </table:table-cell>
          <table:table-cell table:formula="of:=MIN([.A1020:.J1020])" office:value-type="float" office:value="1665727" calcext:value-type="float">
            <text:p>1665727</text:p>
          </table:table-cell>
        </table:table-row>
        <table:table-row table:style-name="ro1">
          <table:table-cell office:value-type="float" office:value="1800470" calcext:value-type="float">
            <text:p>1800470</text:p>
          </table:table-cell>
          <table:table-cell office:value-type="float" office:value="1669818" calcext:value-type="float">
            <text:p>1669818</text:p>
          </table:table-cell>
          <table:table-cell office:value-type="float" office:value="1544136" calcext:value-type="float">
            <text:p>1544136</text:p>
          </table:table-cell>
          <table:table-cell office:value-type="float" office:value="1573364" calcext:value-type="float">
            <text:p>1573364</text:p>
          </table:table-cell>
          <table:table-cell office:value-type="float" office:value="1755165" calcext:value-type="float">
            <text:p>1755165</text:p>
          </table:table-cell>
          <table:table-cell office:value-type="float" office:value="1580380" calcext:value-type="float">
            <text:p>1580380</text:p>
          </table:table-cell>
          <table:table-cell office:value-type="float" office:value="1683263" calcext:value-type="float">
            <text:p>1683263</text:p>
          </table:table-cell>
          <table:table-cell office:value-type="float" office:value="1738505" calcext:value-type="float">
            <text:p>1738505</text:p>
          </table:table-cell>
          <table:table-cell office:value-type="float" office:value="1638544" calcext:value-type="float">
            <text:p>1638544</text:p>
          </table:table-cell>
          <table:table-cell office:value-type="float" office:value="1832329" calcext:value-type="float">
            <text:p>1832329</text:p>
          </table:table-cell>
          <table:table-cell table:formula="of:=MIN([.A1021:.J1021])" office:value-type="float" office:value="1544136" calcext:value-type="float">
            <text:p>1544136</text:p>
          </table:table-cell>
        </table:table-row>
        <table:table-row table:style-name="ro1">
          <table:table-cell office:value-type="float" office:value="1790824" calcext:value-type="float">
            <text:p>1790824</text:p>
          </table:table-cell>
          <table:table-cell office:value-type="float" office:value="2091585" calcext:value-type="float">
            <text:p>2091585</text:p>
          </table:table-cell>
          <table:table-cell office:value-type="float" office:value="1589441" calcext:value-type="float">
            <text:p>1589441</text:p>
          </table:table-cell>
          <table:table-cell office:value-type="float" office:value="1595871" calcext:value-type="float">
            <text:p>1595871</text:p>
          </table:table-cell>
          <table:table-cell office:value-type="float" office:value="1861557" calcext:value-type="float">
            <text:p>1861557</text:p>
          </table:table-cell>
          <table:table-cell office:value-type="float" office:value="1824729" calcext:value-type="float">
            <text:p>1824729</text:p>
          </table:table-cell>
          <table:table-cell office:value-type="float" office:value="1674787" calcext:value-type="float">
            <text:p>1674787</text:p>
          </table:table-cell>
          <table:table-cell office:value-type="float" office:value="1702262" calcext:value-type="float">
            <text:p>1702262</text:p>
          </table:table-cell>
          <table:table-cell office:value-type="float" office:value="1624222" calcext:value-type="float">
            <text:p>1624222</text:p>
          </table:table-cell>
          <table:table-cell office:value-type="float" office:value="2025528" calcext:value-type="float">
            <text:p>2025528</text:p>
          </table:table-cell>
          <table:table-cell table:formula="of:=MIN([.A1022:.J1022])" office:value-type="float" office:value="1589441" calcext:value-type="float">
            <text:p>1589441</text:p>
          </table:table-cell>
        </table:table-row>
        <table:table-row table:style-name="ro1">
          <table:table-cell office:value-type="float" office:value="1625391" calcext:value-type="float">
            <text:p>1625391</text:p>
          </table:table-cell>
          <table:table-cell office:value-type="float" office:value="1892539" calcext:value-type="float">
            <text:p>1892539</text:p>
          </table:table-cell>
          <table:table-cell office:value-type="float" office:value="2225450" calcext:value-type="float">
            <text:p>2225450</text:p>
          </table:table-cell>
          <table:table-cell office:value-type="float" office:value="1813915" calcext:value-type="float">
            <text:p>1813915</text:p>
          </table:table-cell>
          <table:table-cell office:value-type="float" office:value="1797839" calcext:value-type="float">
            <text:p>1797839</text:p>
          </table:table-cell>
          <table:table-cell office:value-type="float" office:value="2352886" calcext:value-type="float">
            <text:p>2352886</text:p>
          </table:table-cell>
          <table:table-cell office:value-type="float" office:value="1583887" calcext:value-type="float">
            <text:p>1583887</text:p>
          </table:table-cell>
          <table:table-cell office:value-type="float" office:value="1583303" calcext:value-type="float">
            <text:p>1583303</text:p>
          </table:table-cell>
          <table:table-cell office:value-type="float" office:value="1664850" calcext:value-type="float">
            <text:p>1664850</text:p>
          </table:table-cell>
          <table:table-cell office:value-type="float" office:value="1824145" calcext:value-type="float">
            <text:p>1824145</text:p>
          </table:table-cell>
          <table:table-cell table:formula="of:=MIN([.A1023:.J1023])" office:value-type="float" office:value="1583303" calcext:value-type="float">
            <text:p>1583303</text:p>
          </table:table-cell>
        </table:table-row>
        <table:table-row table:style-name="ro1">
          <table:table-cell office:value-type="float" office:value="1582425" calcext:value-type="float">
            <text:p>1582425</text:p>
          </table:table-cell>
          <table:table-cell office:value-type="float" office:value="2914071" calcext:value-type="float">
            <text:p>2914071</text:p>
          </table:table-cell>
          <table:table-cell office:value-type="float" office:value="1782348" calcext:value-type="float">
            <text:p>1782348</text:p>
          </table:table-cell>
          <table:table-cell office:value-type="float" office:value="2353470" calcext:value-type="float">
            <text:p>2353470</text:p>
          </table:table-cell>
          <table:table-cell office:value-type="float" office:value="1817130" calcext:value-type="float">
            <text:p>1817130</text:p>
          </table:table-cell>
          <table:table-cell office:value-type="float" office:value="1706354" calcext:value-type="float">
            <text:p>1706354</text:p>
          </table:table-cell>
          <table:table-cell office:value-type="float" office:value="1729445" calcext:value-type="float">
            <text:p>1729445</text:p>
          </table:table-cell>
          <table:table-cell office:value-type="float" office:value="1873540" calcext:value-type="float">
            <text:p>1873540</text:p>
          </table:table-cell>
          <table:table-cell office:value-type="float" office:value="1689109" calcext:value-type="float">
            <text:p>1689109</text:p>
          </table:table-cell>
          <table:table-cell office:value-type="float" office:value="2787513" calcext:value-type="float">
            <text:p>2787513</text:p>
          </table:table-cell>
          <table:table-cell table:formula="of:=MIN([.A1024:.J1024])" office:value-type="float" office:value="1582425" calcext:value-type="float">
            <text:p>1582425</text:p>
          </table:table-cell>
        </table:table-row>
        <table:table-row table:style-name="ro1">
          <table:table-cell office:value-type="float" office:value="1908030" calcext:value-type="float">
            <text:p>1908030</text:p>
          </table:table-cell>
          <table:table-cell office:value-type="float" office:value="1814791" calcext:value-type="float">
            <text:p>1814791</text:p>
          </table:table-cell>
          <table:table-cell office:value-type="float" office:value="1916213" calcext:value-type="float">
            <text:p>1916213</text:p>
          </table:table-cell>
          <table:table-cell office:value-type="float" office:value="1749612" calcext:value-type="float">
            <text:p>1749612</text:p>
          </table:table-cell>
          <table:table-cell office:value-type="float" office:value="2455185" calcext:value-type="float">
            <text:p>2455185</text:p>
          </table:table-cell>
          <table:table-cell office:value-type="float" office:value="1630652" calcext:value-type="float">
            <text:p>1630652</text:p>
          </table:table-cell>
          <table:table-cell office:value-type="float" office:value="1693493" calcext:value-type="float">
            <text:p>1693493</text:p>
          </table:table-cell>
          <table:table-cell office:value-type="float" office:value="1782347" calcext:value-type="float">
            <text:p>1782347</text:p>
          </table:table-cell>
          <table:table-cell office:value-type="float" office:value="2331257" calcext:value-type="float">
            <text:p>2331257</text:p>
          </table:table-cell>
          <table:table-cell office:value-type="float" office:value="1743766" calcext:value-type="float">
            <text:p>1743766</text:p>
          </table:table-cell>
          <table:table-cell table:formula="of:=MIN([.A1025:.J1025])" office:value-type="float" office:value="1630652" calcext:value-type="float">
            <text:p>1630652</text:p>
          </table:table-cell>
        </table:table-row>
        <table:table-row table:style-name="ro1">
          <table:table-cell office:value-type="float" office:value="1897508" calcext:value-type="float">
            <text:p>1897508</text:p>
          </table:table-cell>
          <table:table-cell office:value-type="float" office:value="1719507" calcext:value-type="float">
            <text:p>1719507</text:p>
          </table:table-cell>
          <table:table-cell office:value-type="float" office:value="1694370" calcext:value-type="float">
            <text:p>1694370</text:p>
          </table:table-cell>
          <table:table-cell office:value-type="float" office:value="1734414" calcext:value-type="float">
            <text:p>1734414</text:p>
          </table:table-cell>
          <table:table-cell office:value-type="float" office:value="1895754" calcext:value-type="float">
            <text:p>1895754</text:p>
          </table:table-cell>
          <table:table-cell office:value-type="float" office:value="1611069" calcext:value-type="float">
            <text:p>1611069</text:p>
          </table:table-cell>
          <table:table-cell office:value-type="float" office:value="2419527" calcext:value-type="float">
            <text:p>2419527</text:p>
          </table:table-cell>
          <table:table-cell office:value-type="float" office:value="2287707" calcext:value-type="float">
            <text:p>2287707</text:p>
          </table:table-cell>
          <table:table-cell office:value-type="float" office:value="1671280" calcext:value-type="float">
            <text:p>1671280</text:p>
          </table:table-cell>
          <table:table-cell office:value-type="float" office:value="1631822" calcext:value-type="float">
            <text:p>1631822</text:p>
          </table:table-cell>
          <table:table-cell table:formula="of:=MIN([.A1026:.J1026])" office:value-type="float" office:value="1611069" calcext:value-type="float">
            <text:p>1611069</text:p>
          </table:table-cell>
        </table:table-row>
        <table:table-row table:style-name="ro1">
          <table:table-cell office:value-type="float" office:value="1615453" calcext:value-type="float">
            <text:p>1615453</text:p>
          </table:table-cell>
          <table:table-cell office:value-type="float" office:value="1635622" calcext:value-type="float">
            <text:p>1635622</text:p>
          </table:table-cell>
          <table:table-cell office:value-type="float" office:value="1616038" calcext:value-type="float">
            <text:p>1616038</text:p>
          </table:table-cell>
          <table:table-cell office:value-type="float" office:value="1668649" calcext:value-type="float">
            <text:p>1668649</text:p>
          </table:table-cell>
          <table:table-cell office:value-type="float" office:value="1758088" calcext:value-type="float">
            <text:p>1758088</text:p>
          </table:table-cell>
          <table:table-cell office:value-type="float" office:value="1545890" calcext:value-type="float">
            <text:p>1545890</text:p>
          </table:table-cell>
          <table:table-cell office:value-type="float" office:value="1713077" calcext:value-type="float">
            <text:p>1713077</text:p>
          </table:table-cell>
          <table:table-cell office:value-type="float" office:value="1699631" calcext:value-type="float">
            <text:p>1699631</text:p>
          </table:table-cell>
          <table:table-cell office:value-type="float" office:value="1598793" calcext:value-type="float">
            <text:p>1598793</text:p>
          </table:table-cell>
          <table:table-cell office:value-type="float" office:value="1584180" calcext:value-type="float">
            <text:p>1584180</text:p>
          </table:table-cell>
          <table:table-cell table:formula="of:=MIN([.A1027:.J1027])" office:value-type="float" office:value="1545890" calcext:value-type="float">
            <text:p>1545890</text:p>
          </table:table-cell>
        </table:table-row>
        <table:table-row table:style-name="ro1">
          <table:table-cell office:value-type="float" office:value="1570150" calcext:value-type="float">
            <text:p>1570150</text:p>
          </table:table-cell>
          <table:table-cell office:value-type="float" office:value="1601716" calcext:value-type="float">
            <text:p>1601716</text:p>
          </table:table-cell>
          <table:table-cell office:value-type="float" office:value="2232465" calcext:value-type="float">
            <text:p>2232465</text:p>
          </table:table-cell>
          <table:table-cell office:value-type="float" office:value="1602008" calcext:value-type="float">
            <text:p>1602008</text:p>
          </table:table-cell>
          <table:table-cell office:value-type="float" office:value="1630653" calcext:value-type="float">
            <text:p>1630653</text:p>
          </table:table-cell>
          <table:table-cell office:value-type="float" office:value="1604932" calcext:value-type="float">
            <text:p>1604932</text:p>
          </table:table-cell>
          <table:table-cell office:value-type="float" office:value="1656374" calcext:value-type="float">
            <text:p>1656374</text:p>
          </table:table-cell>
          <table:table-cell office:value-type="float" office:value="1634160" calcext:value-type="float">
            <text:p>1634160</text:p>
          </table:table-cell>
          <table:table-cell office:value-type="float" office:value="1606685" calcext:value-type="float">
            <text:p>1606685</text:p>
          </table:table-cell>
          <table:table-cell office:value-type="float" office:value="1735582" calcext:value-type="float">
            <text:p>1735582</text:p>
          </table:table-cell>
          <table:table-cell table:formula="of:=MIN([.A1028:.J1028])" office:value-type="float" office:value="1570150" calcext:value-type="float">
            <text:p>1570150</text:p>
          </table:table-cell>
        </table:table-row>
        <table:table-row table:style-name="ro1">
          <table:table-cell office:value-type="float" office:value="1664557" calcext:value-type="float">
            <text:p>1664557</text:p>
          </table:table-cell>
          <table:table-cell office:value-type="float" office:value="1606393" calcext:value-type="float">
            <text:p>1606393</text:p>
          </table:table-cell>
          <table:table-cell office:value-type="float" office:value="1719799" calcext:value-type="float">
            <text:p>1719799</text:p>
          </table:table-cell>
          <table:table-cell office:value-type="float" office:value="1584471" calcext:value-type="float">
            <text:p>1584471</text:p>
          </table:table-cell>
          <table:table-cell office:value-type="float" office:value="1587979" calcext:value-type="float">
            <text:p>1587979</text:p>
          </table:table-cell>
          <table:table-cell office:value-type="float" office:value="2286246" calcext:value-type="float">
            <text:p>2286246</text:p>
          </table:table-cell>
          <table:table-cell office:value-type="float" office:value="1604054" calcext:value-type="float">
            <text:p>1604054</text:p>
          </table:table-cell>
          <table:table-cell office:value-type="float" office:value="1585348" calcext:value-type="float">
            <text:p>1585348</text:p>
          </table:table-cell>
          <table:table-cell office:value-type="float" office:value="1647021" calcext:value-type="float">
            <text:p>1647021</text:p>
          </table:table-cell>
          <table:table-cell office:value-type="float" office:value="2402575" calcext:value-type="float">
            <text:p>2402575</text:p>
          </table:table-cell>
          <table:table-cell table:formula="of:=MIN([.A1029:.J1029])" office:value-type="float" office:value="1584471" calcext:value-type="float">
            <text:p>1584471</text:p>
          </table:table-cell>
        </table:table-row>
        <table:table-row table:style-name="ro1">
          <table:table-cell office:value-type="float" office:value="1719507" calcext:value-type="float">
            <text:p>1719507</text:p>
          </table:table-cell>
          <table:table-cell office:value-type="float" office:value="2164071" calcext:value-type="float">
            <text:p>2164071</text:p>
          </table:table-cell>
          <table:table-cell office:value-type="float" office:value="1867402" calcext:value-type="float">
            <text:p>1867402</text:p>
          </table:table-cell>
          <table:table-cell office:value-type="float" office:value="2384745" calcext:value-type="float">
            <text:p>2384745</text:p>
          </table:table-cell>
          <table:table-cell office:value-type="float" office:value="1635622" calcext:value-type="float">
            <text:p>1635622</text:p>
          </table:table-cell>
          <table:table-cell office:value-type="float" office:value="1719507" calcext:value-type="float">
            <text:p>1719507</text:p>
          </table:table-cell>
          <table:table-cell office:value-type="float" office:value="1556996" calcext:value-type="float">
            <text:p>1556996</text:p>
          </table:table-cell>
          <table:table-cell office:value-type="float" office:value="1592656" calcext:value-type="float">
            <text:p>1592656</text:p>
          </table:table-cell>
          <table:table-cell office:value-type="float" office:value="1972625" calcext:value-type="float">
            <text:p>1972625</text:p>
          </table:table-cell>
          <table:table-cell office:value-type="float" office:value="1703723" calcext:value-type="float">
            <text:p>1703723</text:p>
          </table:table-cell>
          <table:table-cell table:formula="of:=MIN([.A1030:.J1030])" office:value-type="float" office:value="1556996" calcext:value-type="float">
            <text:p>1556996</text:p>
          </table:table-cell>
        </table:table-row>
        <table:table-row table:style-name="ro1">
          <table:table-cell office:value-type="float" office:value="2596359" calcext:value-type="float">
            <text:p>2596359</text:p>
          </table:table-cell>
          <table:table-cell office:value-type="float" office:value="1641467" calcext:value-type="float">
            <text:p>1641467</text:p>
          </table:table-cell>
          <table:table-cell office:value-type="float" office:value="1812454" calcext:value-type="float">
            <text:p>1812454</text:p>
          </table:table-cell>
          <table:table-cell office:value-type="float" office:value="1892247" calcext:value-type="float">
            <text:p>1892247</text:p>
          </table:table-cell>
          <table:table-cell office:value-type="float" office:value="2689305" calcext:value-type="float">
            <text:p>2689305</text:p>
          </table:table-cell>
          <table:table-cell office:value-type="float" office:value="1774748" calcext:value-type="float">
            <text:p>1774748</text:p>
          </table:table-cell>
          <table:table-cell office:value-type="float" office:value="2224281" calcext:value-type="float">
            <text:p>2224281</text:p>
          </table:table-cell>
          <table:table-cell office:value-type="float" office:value="1835836" calcext:value-type="float">
            <text:p>1835836</text:p>
          </table:table-cell>
          <table:table-cell office:value-type="float" office:value="2202945" calcext:value-type="float">
            <text:p>2202945</text:p>
          </table:table-cell>
          <table:table-cell office:value-type="float" office:value="1664265" calcext:value-type="float">
            <text:p>1664265</text:p>
          </table:table-cell>
          <table:table-cell table:formula="of:=MIN([.A1031:.J1031])" office:value-type="float" office:value="1641467" calcext:value-type="float">
            <text:p>1641467</text:p>
          </table:table-cell>
        </table:table-row>
        <table:table-row table:style-name="ro1">
          <table:table-cell office:value-type="float" office:value="1779425" calcext:value-type="float">
            <text:p>1779425</text:p>
          </table:table-cell>
          <table:table-cell office:value-type="float" office:value="1634744" calcext:value-type="float">
            <text:p>1634744</text:p>
          </table:table-cell>
          <table:table-cell office:value-type="float" office:value="1803684" calcext:value-type="float">
            <text:p>1803684</text:p>
          </table:table-cell>
          <table:table-cell office:value-type="float" office:value="1986654" calcext:value-type="float">
            <text:p>1986654</text:p>
          </table:table-cell>
          <table:table-cell office:value-type="float" office:value="1834667" calcext:value-type="float">
            <text:p>1834667</text:p>
          </table:table-cell>
          <table:table-cell office:value-type="float" office:value="1742304" calcext:value-type="float">
            <text:p>1742304</text:p>
          </table:table-cell>
          <table:table-cell office:value-type="float" office:value="1772702" calcext:value-type="float">
            <text:p>1772702</text:p>
          </table:table-cell>
          <table:table-cell office:value-type="float" office:value="2207914" calcext:value-type="float">
            <text:p>2207914</text:p>
          </table:table-cell>
          <table:table-cell office:value-type="float" office:value="1792870" calcext:value-type="float">
            <text:p>1792870</text:p>
          </table:table-cell>
          <table:table-cell office:value-type="float" office:value="1656665" calcext:value-type="float">
            <text:p>1656665</text:p>
          </table:table-cell>
          <table:table-cell table:formula="of:=MIN([.A1032:.J1032])" office:value-type="float" office:value="1634744" calcext:value-type="float">
            <text:p>1634744</text:p>
          </table:table-cell>
        </table:table-row>
        <table:table-row table:style-name="ro1">
          <table:table-cell office:value-type="float" office:value="1644682" calcext:value-type="float">
            <text:p>1644682</text:p>
          </table:table-cell>
          <table:table-cell office:value-type="float" office:value="1568396" calcext:value-type="float">
            <text:p>1568396</text:p>
          </table:table-cell>
          <table:table-cell office:value-type="float" office:value="1755166" calcext:value-type="float">
            <text:p>1755166</text:p>
          </table:table-cell>
          <table:table-cell office:value-type="float" office:value="1737628" calcext:value-type="float">
            <text:p>1737628</text:p>
          </table:table-cell>
          <table:table-cell office:value-type="float" office:value="1746397" calcext:value-type="float">
            <text:p>1746397</text:p>
          </table:table-cell>
          <table:table-cell office:value-type="float" office:value="1791116" calcext:value-type="float">
            <text:p>1791116</text:p>
          </table:table-cell>
          <table:table-cell office:value-type="float" office:value="1813038" calcext:value-type="float">
            <text:p>1813038</text:p>
          </table:table-cell>
          <table:table-cell office:value-type="float" office:value="1837589" calcext:value-type="float">
            <text:p>1837589</text:p>
          </table:table-cell>
          <table:table-cell office:value-type="float" office:value="1713954" calcext:value-type="float">
            <text:p>1713954</text:p>
          </table:table-cell>
          <table:table-cell office:value-type="float" office:value="1756334" calcext:value-type="float">
            <text:p>1756334</text:p>
          </table:table-cell>
          <table:table-cell table:formula="of:=MIN([.A1033:.J1033])" office:value-type="float" office:value="1568396" calcext:value-type="float">
            <text:p>1568396</text:p>
          </table:table-cell>
        </table:table-row>
        <table:table-row table:style-name="ro1">
          <table:table-cell office:value-type="float" office:value="1578626" calcext:value-type="float">
            <text:p>1578626</text:p>
          </table:table-cell>
          <table:table-cell office:value-type="float" office:value="1756626" calcext:value-type="float">
            <text:p>1756626</text:p>
          </table:table-cell>
          <table:table-cell office:value-type="float" office:value="2487629" calcext:value-type="float">
            <text:p>2487629</text:p>
          </table:table-cell>
          <table:table-cell office:value-type="float" office:value="2843631" calcext:value-type="float">
            <text:p>2843631</text:p>
          </table:table-cell>
          <table:table-cell office:value-type="float" office:value="1656666" calcext:value-type="float">
            <text:p>1656666</text:p>
          </table:table-cell>
          <table:table-cell office:value-type="float" office:value="2005653" calcext:value-type="float">
            <text:p>2005653</text:p>
          </table:table-cell>
          <table:table-cell office:value-type="float" office:value="1663973" calcext:value-type="float">
            <text:p>1663973</text:p>
          </table:table-cell>
          <table:table-cell office:value-type="float" office:value="1826483" calcext:value-type="float">
            <text:p>1826483</text:p>
          </table:table-cell>
          <table:table-cell office:value-type="float" office:value="1619546" calcext:value-type="float">
            <text:p>1619546</text:p>
          </table:table-cell>
          <table:table-cell office:value-type="float" office:value="2301444" calcext:value-type="float">
            <text:p>2301444</text:p>
          </table:table-cell>
          <table:table-cell table:formula="of:=MIN([.A1034:.J1034])" office:value-type="float" office:value="1578626" calcext:value-type="float">
            <text:p>1578626</text:p>
          </table:table-cell>
        </table:table-row>
        <table:table-row table:style-name="ro1">
          <table:table-cell office:value-type="float" office:value="1540337" calcext:value-type="float">
            <text:p>1540337</text:p>
          </table:table-cell>
          <table:table-cell office:value-type="float" office:value="1935797" calcext:value-type="float">
            <text:p>1935797</text:p>
          </table:table-cell>
          <table:table-cell office:value-type="float" office:value="1711907" calcext:value-type="float">
            <text:p>1711907</text:p>
          </table:table-cell>
          <table:table-cell office:value-type="float" office:value="1957718" calcext:value-type="float">
            <text:p>1957718</text:p>
          </table:table-cell>
          <table:table-cell office:value-type="float" office:value="1617500" calcext:value-type="float">
            <text:p>1617500</text:p>
          </table:table-cell>
          <table:table-cell office:value-type="float" office:value="1950411" calcext:value-type="float">
            <text:p>1950411</text:p>
          </table:table-cell>
          <table:table-cell office:value-type="float" office:value="1597040" calcext:value-type="float">
            <text:p>1597040</text:p>
          </table:table-cell>
          <table:table-cell office:value-type="float" office:value="1670695" calcext:value-type="float">
            <text:p>1670695</text:p>
          </table:table-cell>
          <table:table-cell office:value-type="float" office:value="1566934" calcext:value-type="float">
            <text:p>1566934</text:p>
          </table:table-cell>
          <table:table-cell office:value-type="float" office:value="1719507" calcext:value-type="float">
            <text:p>1719507</text:p>
          </table:table-cell>
          <table:table-cell table:formula="of:=MIN([.A1035:.J1035])" office:value-type="float" office:value="1540337" calcext:value-type="float">
            <text:p>1540337</text:p>
          </table:table-cell>
        </table:table-row>
        <table:table-row table:style-name="ro1">
          <table:table-cell office:value-type="float" office:value="2167578" calcext:value-type="float">
            <text:p>2167578</text:p>
          </table:table-cell>
          <table:table-cell office:value-type="float" office:value="1949535" calcext:value-type="float">
            <text:p>1949535</text:p>
          </table:table-cell>
          <table:table-cell office:value-type="float" office:value="1620130" calcext:value-type="float">
            <text:p>1620130</text:p>
          </table:table-cell>
          <table:table-cell office:value-type="float" office:value="1720676" calcext:value-type="float">
            <text:p>1720676</text:p>
          </table:table-cell>
          <table:table-cell office:value-type="float" office:value="2389714" calcext:value-type="float">
            <text:p>2389714</text:p>
          </table:table-cell>
          <table:table-cell office:value-type="float" office:value="1634160" calcext:value-type="float">
            <text:p>1634160</text:p>
          </table:table-cell>
          <table:table-cell office:value-type="float" office:value="1549982" calcext:value-type="float">
            <text:p>1549982</text:p>
          </table:table-cell>
          <table:table-cell office:value-type="float" office:value="1607562" calcext:value-type="float">
            <text:p>1607562</text:p>
          </table:table-cell>
          <table:table-cell office:value-type="float" office:value="2321319" calcext:value-type="float">
            <text:p>2321319</text:p>
          </table:table-cell>
          <table:table-cell office:value-type="float" office:value="1618377" calcext:value-type="float">
            <text:p>1618377</text:p>
          </table:table-cell>
          <table:table-cell table:formula="of:=MIN([.A1036:.J1036])" office:value-type="float" office:value="1549982" calcext:value-type="float">
            <text:p>1549982</text:p>
          </table:table-cell>
        </table:table-row>
        <table:table-row table:style-name="ro1">
          <table:table-cell office:value-type="float" office:value="1685894" calcext:value-type="float">
            <text:p>1685894</text:p>
          </table:table-cell>
          <table:table-cell office:value-type="float" office:value="1628022" calcext:value-type="float">
            <text:p>1628022</text:p>
          </table:table-cell>
          <table:table-cell office:value-type="float" office:value="1565473" calcext:value-type="float">
            <text:p>1565473</text:p>
          </table:table-cell>
          <table:table-cell office:value-type="float" office:value="1632406" calcext:value-type="float">
            <text:p>1632406</text:p>
          </table:table-cell>
          <table:table-cell office:value-type="float" office:value="1707231" calcext:value-type="float">
            <text:p>1707231</text:p>
          </table:table-cell>
          <table:table-cell office:value-type="float" office:value="1575118" calcext:value-type="float">
            <text:p>1575118</text:p>
          </table:table-cell>
          <table:table-cell office:value-type="float" office:value="2308752" calcext:value-type="float">
            <text:p>2308752</text:p>
          </table:table-cell>
          <table:table-cell office:value-type="float" office:value="2287415" calcext:value-type="float">
            <text:p>2287415</text:p>
          </table:table-cell>
          <table:table-cell office:value-type="float" office:value="1819467" calcext:value-type="float">
            <text:p>1819467</text:p>
          </table:table-cell>
          <table:table-cell office:value-type="float" office:value="1556705" calcext:value-type="float">
            <text:p>1556705</text:p>
          </table:table-cell>
          <table:table-cell table:formula="of:=MIN([.A1037:.J1037])" office:value-type="float" office:value="1556705" calcext:value-type="float">
            <text:p>1556705</text:p>
          </table:table-cell>
        </table:table-row>
        <table:table-row table:style-name="ro1">
          <table:table-cell office:value-type="float" office:value="1637959" calcext:value-type="float">
            <text:p>1637959</text:p>
          </table:table-cell>
          <table:table-cell office:value-type="float" office:value="1583594" calcext:value-type="float">
            <text:p>1583594</text:p>
          </table:table-cell>
          <table:table-cell office:value-type="float" office:value="1546767" calcext:value-type="float">
            <text:p>1546767</text:p>
          </table:table-cell>
          <table:table-cell office:value-type="float" office:value="1576580" calcext:value-type="float">
            <text:p>1576580</text:p>
          </table:table-cell>
          <table:table-cell office:value-type="float" office:value="1640006" calcext:value-type="float">
            <text:p>1640006</text:p>
          </table:table-cell>
          <table:table-cell office:value-type="float" office:value="1566057" calcext:value-type="float">
            <text:p>1566057</text:p>
          </table:table-cell>
          <table:table-cell office:value-type="float" office:value="1670111" calcext:value-type="float">
            <text:p>1670111</text:p>
          </table:table-cell>
          <table:table-cell office:value-type="float" office:value="1806899" calcext:value-type="float">
            <text:p>1806899</text:p>
          </table:table-cell>
          <table:table-cell office:value-type="float" office:value="1775041" calcext:value-type="float">
            <text:p>1775041</text:p>
          </table:table-cell>
          <table:table-cell office:value-type="float" office:value="1549982" calcext:value-type="float">
            <text:p>1549982</text:p>
          </table:table-cell>
          <table:table-cell table:formula="of:=MIN([.A1038:.J1038])" office:value-type="float" office:value="1546767" calcext:value-type="float">
            <text:p>1546767</text:p>
          </table:table-cell>
        </table:table-row>
        <table:table-row table:style-name="ro1">
          <table:table-cell office:value-type="float" office:value="1628899" calcext:value-type="float">
            <text:p>1628899</text:p>
          </table:table-cell>
          <table:table-cell office:value-type="float" office:value="1537414" calcext:value-type="float">
            <text:p>1537414</text:p>
          </table:table-cell>
          <table:table-cell office:value-type="float" office:value="2250879" calcext:value-type="float">
            <text:p>2250879</text:p>
          </table:table-cell>
          <table:table-cell office:value-type="float" office:value="1595286" calcext:value-type="float">
            <text:p>1595286</text:p>
          </table:table-cell>
          <table:table-cell office:value-type="float" office:value="1686771" calcext:value-type="float">
            <text:p>1686771</text:p>
          </table:table-cell>
          <table:table-cell office:value-type="float" office:value="1556120" calcext:value-type="float">
            <text:p>1556120</text:p>
          </table:table-cell>
          <table:table-cell office:value-type="float" office:value="1601717" calcext:value-type="float">
            <text:p>1601717</text:p>
          </table:table-cell>
          <table:table-cell office:value-type="float" office:value="1697001" calcext:value-type="float">
            <text:p>1697001</text:p>
          </table:table-cell>
          <table:table-cell office:value-type="float" office:value="1701970" calcext:value-type="float">
            <text:p>1701970</text:p>
          </table:table-cell>
          <table:table-cell office:value-type="float" office:value="1562550" calcext:value-type="float">
            <text:p>1562550</text:p>
          </table:table-cell>
          <table:table-cell table:formula="of:=MIN([.A1039:.J1039])" office:value-type="float" office:value="1537414" calcext:value-type="float">
            <text:p>1537414</text:p>
          </table:table-cell>
        </table:table-row>
        <table:table-row table:style-name="ro1">
          <table:table-cell office:value-type="float" office:value="1716292" calcext:value-type="float">
            <text:p>1716292</text:p>
          </table:table-cell>
          <table:table-cell office:value-type="float" office:value="1579503" calcext:value-type="float">
            <text:p>1579503</text:p>
          </table:table-cell>
          <table:table-cell office:value-type="float" office:value="1777671" calcext:value-type="float">
            <text:p>1777671</text:p>
          </table:table-cell>
          <table:table-cell office:value-type="float" office:value="2313720" calcext:value-type="float">
            <text:p>2313720</text:p>
          </table:table-cell>
          <table:table-cell office:value-type="float" office:value="1691448" calcext:value-type="float">
            <text:p>1691448</text:p>
          </table:table-cell>
          <table:table-cell office:value-type="float" office:value="2541118" calcext:value-type="float">
            <text:p>2541118</text:p>
          </table:table-cell>
          <table:table-cell office:value-type="float" office:value="1607270" calcext:value-type="float">
            <text:p>1607270</text:p>
          </table:table-cell>
          <table:table-cell office:value-type="float" office:value="1609608" calcext:value-type="float">
            <text:p>1609608</text:p>
          </table:table-cell>
          <table:table-cell office:value-type="float" office:value="1662804" calcext:value-type="float">
            <text:p>1662804</text:p>
          </table:table-cell>
          <table:table-cell office:value-type="float" office:value="2451970" calcext:value-type="float">
            <text:p>2451970</text:p>
          </table:table-cell>
          <table:table-cell table:formula="of:=MIN([.A1040:.J1040])" office:value-type="float" office:value="1579503" calcext:value-type="float">
            <text:p>1579503</text:p>
          </table:table-cell>
        </table:table-row>
        <table:table-row table:style-name="ro1">
          <table:table-cell office:value-type="float" office:value="1731491" calcext:value-type="float">
            <text:p>1731491</text:p>
          </table:table-cell>
          <table:table-cell office:value-type="float" office:value="1915045" calcext:value-type="float">
            <text:p>1915045</text:p>
          </table:table-cell>
          <table:table-cell office:value-type="float" office:value="1666603" calcext:value-type="float">
            <text:p>1666603</text:p>
          </table:table-cell>
          <table:table-cell office:value-type="float" office:value="1626853" calcext:value-type="float">
            <text:p>1626853</text:p>
          </table:table-cell>
          <table:table-cell office:value-type="float" office:value="2205283" calcext:value-type="float">
            <text:p>2205283</text:p>
          </table:table-cell>
          <table:table-cell office:value-type="float" office:value="1815376" calcext:value-type="float">
            <text:p>1815376</text:p>
          </table:table-cell>
          <table:table-cell office:value-type="float" office:value="1550274" calcext:value-type="float">
            <text:p>1550274</text:p>
          </table:table-cell>
          <table:table-cell office:value-type="float" office:value="1605808" calcext:value-type="float">
            <text:p>1605808</text:p>
          </table:table-cell>
          <table:table-cell office:value-type="float" office:value="2043942" calcext:value-type="float">
            <text:p>2043942</text:p>
          </table:table-cell>
          <table:table-cell office:value-type="float" office:value="1670403" calcext:value-type="float">
            <text:p>1670403</text:p>
          </table:table-cell>
          <table:table-cell table:formula="of:=MIN([.A1041:.J1041])" office:value-type="float" office:value="1550274" calcext:value-type="float">
            <text:p>1550274</text:p>
          </table:table-cell>
        </table:table-row>
        <table:table-row table:style-name="ro1">
          <table:table-cell office:value-type="float" office:value="2425373" calcext:value-type="float">
            <text:p>2425373</text:p>
          </table:table-cell>
          <table:table-cell office:value-type="float" office:value="2177223" calcext:value-type="float">
            <text:p>2177223</text:p>
          </table:table-cell>
          <table:table-cell office:value-type="float" office:value="1675372" calcext:value-type="float">
            <text:p>1675372</text:p>
          </table:table-cell>
          <table:table-cell office:value-type="float" office:value="1658712" calcext:value-type="float">
            <text:p>1658712</text:p>
          </table:table-cell>
          <table:table-cell office:value-type="float" office:value="1831452" calcext:value-type="float">
            <text:p>1831452</text:p>
          </table:table-cell>
          <table:table-cell office:value-type="float" office:value="1746397" calcext:value-type="float">
            <text:p>1746397</text:p>
          </table:table-cell>
          <table:table-cell office:value-type="float" office:value="1659004" calcext:value-type="float">
            <text:p>1659004</text:p>
          </table:table-cell>
          <table:table-cell office:value-type="float" office:value="1809238" calcext:value-type="float">
            <text:p>1809238</text:p>
          </table:table-cell>
          <table:table-cell office:value-type="float" office:value="2822294" calcext:value-type="float">
            <text:p>2822294</text:p>
          </table:table-cell>
          <table:table-cell office:value-type="float" office:value="1821514" calcext:value-type="float">
            <text:p>1821514</text:p>
          </table:table-cell>
          <table:table-cell table:formula="of:=MIN([.A1042:.J1042])" office:value-type="float" office:value="1658712" calcext:value-type="float">
            <text:p>1658712</text:p>
          </table:table-cell>
        </table:table-row>
        <table:table-row table:style-name="ro1">
          <table:table-cell office:value-type="float" office:value="1694371" calcext:value-type="float">
            <text:p>1694371</text:p>
          </table:table-cell>
          <table:table-cell office:value-type="float" office:value="1845481" calcext:value-type="float">
            <text:p>1845481</text:p>
          </table:table-cell>
          <table:table-cell office:value-type="float" office:value="1827652" calcext:value-type="float">
            <text:p>1827652</text:p>
          </table:table-cell>
          <table:table-cell office:value-type="float" office:value="1644097" calcext:value-type="float">
            <text:p>1644097</text:p>
          </table:table-cell>
          <table:table-cell office:value-type="float" office:value="1629776" calcext:value-type="float">
            <text:p>1629776</text:p>
          </table:table-cell>
          <table:table-cell office:value-type="float" office:value="1640006" calcext:value-type="float">
            <text:p>1640006</text:p>
          </table:table-cell>
          <table:table-cell office:value-type="float" office:value="2559239" calcext:value-type="float">
            <text:p>2559239</text:p>
          </table:table-cell>
          <table:table-cell office:value-type="float" office:value="2695443" calcext:value-type="float">
            <text:p>2695443</text:p>
          </table:table-cell>
          <table:table-cell office:value-type="float" office:value="1795793" calcext:value-type="float">
            <text:p>1795793</text:p>
          </table:table-cell>
          <table:table-cell office:value-type="float" office:value="1709277" calcext:value-type="float">
            <text:p>1709277</text:p>
          </table:table-cell>
          <table:table-cell table:formula="of:=MIN([.A1043:.J1043])" office:value-type="float" office:value="1629776" calcext:value-type="float">
            <text:p>1629776</text:p>
          </table:table-cell>
        </table:table-row>
        <table:table-row table:style-name="ro1">
          <table:table-cell office:value-type="float" office:value="1630652" calcext:value-type="float">
            <text:p>1630652</text:p>
          </table:table-cell>
          <table:table-cell office:value-type="float" office:value="1701093" calcext:value-type="float">
            <text:p>1701093</text:p>
          </table:table-cell>
          <table:table-cell office:value-type="float" office:value="2309336" calcext:value-type="float">
            <text:p>2309336</text:p>
          </table:table-cell>
          <table:table-cell office:value-type="float" office:value="1715415" calcext:value-type="float">
            <text:p>1715415</text:p>
          </table:table-cell>
          <table:table-cell office:value-type="float" office:value="1583887" calcext:value-type="float">
            <text:p>1583887</text:p>
          </table:table-cell>
          <table:table-cell office:value-type="float" office:value="1569565" calcext:value-type="float">
            <text:p>1569565</text:p>
          </table:table-cell>
          <table:table-cell office:value-type="float" office:value="1736167" calcext:value-type="float">
            <text:p>1736167</text:p>
          </table:table-cell>
          <table:table-cell office:value-type="float" office:value="1746981" calcext:value-type="float">
            <text:p>1746981</text:p>
          </table:table-cell>
          <table:table-cell office:value-type="float" office:value="1775625" calcext:value-type="float">
            <text:p>1775625</text:p>
          </table:table-cell>
          <table:table-cell office:value-type="float" office:value="1633868" calcext:value-type="float">
            <text:p>1633868</text:p>
          </table:table-cell>
          <table:table-cell table:formula="of:=MIN([.A1044:.J1044])" office:value-type="float" office:value="1569565" calcext:value-type="float">
            <text:p>1569565</text:p>
          </table:table-cell>
        </table:table-row>
        <table:table-row table:style-name="ro1">
          <table:table-cell office:value-type="float" office:value="1564304" calcext:value-type="float">
            <text:p>1564304</text:p>
          </table:table-cell>
          <table:table-cell office:value-type="float" office:value="1617500" calcext:value-type="float">
            <text:p>1617500</text:p>
          </table:table-cell>
          <table:table-cell office:value-type="float" office:value="1715707" calcext:value-type="float">
            <text:p>1715707</text:p>
          </table:table-cell>
          <table:table-cell office:value-type="float" office:value="2267832" calcext:value-type="float">
            <text:p>2267832</text:p>
          </table:table-cell>
          <table:table-cell office:value-type="float" office:value="1545013" calcext:value-type="float">
            <text:p>1545013</text:p>
          </table:table-cell>
          <table:table-cell office:value-type="float" office:value="1610193" calcext:value-type="float">
            <text:p>1610193</text:p>
          </table:table-cell>
          <table:table-cell office:value-type="float" office:value="1748151" calcext:value-type="float">
            <text:p>1748151</text:p>
          </table:table-cell>
          <table:table-cell office:value-type="float" office:value="1668357" calcext:value-type="float">
            <text:p>1668357</text:p>
          </table:table-cell>
          <table:table-cell office:value-type="float" office:value="1755458" calcext:value-type="float">
            <text:p>1755458</text:p>
          </table:table-cell>
          <table:table-cell office:value-type="float" office:value="2297060" calcext:value-type="float">
            <text:p>2297060</text:p>
          </table:table-cell>
          <table:table-cell table:formula="of:=MIN([.A1045:.J1045])" office:value-type="float" office:value="1545013" calcext:value-type="float">
            <text:p>1545013</text:p>
          </table:table-cell>
        </table:table-row>
        <table:table-row table:style-name="ro1">
          <table:table-cell office:value-type="float" office:value="1535952" calcext:value-type="float">
            <text:p>1535952</text:p>
          </table:table-cell>
          <table:table-cell office:value-type="float" office:value="1568103" calcext:value-type="float">
            <text:p>1568103</text:p>
          </table:table-cell>
          <table:table-cell office:value-type="float" office:value="1644682" calcext:value-type="float">
            <text:p>1644682</text:p>
          </table:table-cell>
          <table:table-cell office:value-type="float" office:value="1664265" calcext:value-type="float">
            <text:p>1664265</text:p>
          </table:table-cell>
          <table:table-cell office:value-type="float" office:value="1536537" calcext:value-type="float">
            <text:p>1536537</text:p>
          </table:table-cell>
          <table:table-cell office:value-type="float" office:value="2265201" calcext:value-type="float">
            <text:p>2265201</text:p>
          </table:table-cell>
          <table:table-cell office:value-type="float" office:value="1665434" calcext:value-type="float">
            <text:p>1665434</text:p>
          </table:table-cell>
          <table:table-cell office:value-type="float" office:value="1601131" calcext:value-type="float">
            <text:p>1601131</text:p>
          </table:table-cell>
          <table:table-cell office:value-type="float" office:value="1941058" calcext:value-type="float">
            <text:p>1941058</text:p>
          </table:table-cell>
          <table:table-cell office:value-type="float" office:value="1686771" calcext:value-type="float">
            <text:p>1686771</text:p>
          </table:table-cell>
          <table:table-cell table:formula="of:=MIN([.A1046:.J1046])" office:value-type="float" office:value="1535952" calcext:value-type="float">
            <text:p>1535952</text:p>
          </table:table-cell>
        </table:table-row>
        <table:table-row table:style-name="ro1">
          <table:table-cell office:value-type="float" office:value="1528353" calcext:value-type="float">
            <text:p>1528353</text:p>
          </table:table-cell>
          <table:table-cell office:value-type="float" office:value="2195929" calcext:value-type="float">
            <text:p>2195929</text:p>
          </table:table-cell>
          <table:table-cell office:value-type="float" office:value="1587395" calcext:value-type="float">
            <text:p>1587395</text:p>
          </table:table-cell>
          <table:table-cell office:value-type="float" office:value="1610485" calcext:value-type="float">
            <text:p>1610485</text:p>
          </table:table-cell>
          <table:table-cell office:value-type="float" office:value="2271047" calcext:value-type="float">
            <text:p>2271047</text:p>
          </table:table-cell>
          <table:table-cell office:value-type="float" office:value="1697293" calcext:value-type="float">
            <text:p>1697293</text:p>
          </table:table-cell>
          <table:table-cell office:value-type="float" office:value="1630652" calcext:value-type="float">
            <text:p>1630652</text:p>
          </table:table-cell>
          <table:table-cell office:value-type="float" office:value="1835544" calcext:value-type="float">
            <text:p>1835544</text:p>
          </table:table-cell>
          <table:table-cell office:value-type="float" office:value="2076678" calcext:value-type="float">
            <text:p>2076678</text:p>
          </table:table-cell>
          <table:table-cell office:value-type="float" office:value="1700216" calcext:value-type="float">
            <text:p>1700216</text:p>
          </table:table-cell>
          <table:table-cell table:formula="of:=MIN([.A1047:.J1047])" office:value-type="float" office:value="1528353" calcext:value-type="float">
            <text:p>1528353</text:p>
          </table:table-cell>
        </table:table-row>
        <table:table-row table:style-name="ro1">
          <table:table-cell office:value-type="float" office:value="2298521" calcext:value-type="float">
            <text:p>2298521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1580964" calcext:value-type="float">
            <text:p>1580964</text:p>
          </table:table-cell>
          <table:table-cell office:value-type="float" office:value="1564596" calcext:value-type="float">
            <text:p>1564596</text:p>
          </table:table-cell>
          <table:table-cell office:value-type="float" office:value="1648482" calcext:value-type="float">
            <text:p>1648482</text:p>
          </table:table-cell>
          <table:table-cell office:value-type="float" office:value="1615161" calcext:value-type="float">
            <text:p>1615161</text:p>
          </table:table-cell>
          <table:table-cell office:value-type="float" office:value="2240650" calcext:value-type="float">
            <text:p>2240650</text:p>
          </table:table-cell>
          <table:table-cell office:value-type="float" office:value="2015883" calcext:value-type="float">
            <text:p>2015883</text:p>
          </table:table-cell>
          <table:table-cell office:value-type="float" office:value="1673033" calcext:value-type="float">
            <text:p>1673033</text:p>
          </table:table-cell>
          <table:table-cell office:value-type="float" office:value="1695247" calcext:value-type="float">
            <text:p>1695247</text:p>
          </table:table-cell>
          <table:table-cell table:formula="of:=MIN([.A1048:.J1048])" office:value-type="float" office:value="1564596" calcext:value-type="float">
            <text:p>1564596</text:p>
          </table:table-cell>
        </table:table-row>
        <table:table-row table:style-name="ro1">
          <table:table-cell office:value-type="float" office:value="1874125" calcext:value-type="float">
            <text:p>1874125</text:p>
          </table:table-cell>
          <table:table-cell office:value-type="float" office:value="1619838" calcext:value-type="float">
            <text:p>1619838</text:p>
          </table:table-cell>
          <table:table-cell office:value-type="float" office:value="1550567" calcext:value-type="float">
            <text:p>1550567</text:p>
          </table:table-cell>
          <table:table-cell office:value-type="float" office:value="1553782" calcext:value-type="float">
            <text:p>1553782</text:p>
          </table:table-cell>
          <table:table-cell office:value-type="float" office:value="1778840" calcext:value-type="float">
            <text:p>1778840</text:p>
          </table:table-cell>
          <table:table-cell office:value-type="float" office:value="1608731" calcext:value-type="float">
            <text:p>1608731</text:p>
          </table:table-cell>
          <table:table-cell office:value-type="float" office:value="1655204" calcext:value-type="float">
            <text:p>1655204</text:p>
          </table:table-cell>
          <table:table-cell office:value-type="float" office:value="1647605" calcext:value-type="float">
            <text:p>1647605</text:p>
          </table:table-cell>
          <table:table-cell office:value-type="float" office:value="1592948" calcext:value-type="float">
            <text:p>1592948</text:p>
          </table:table-cell>
          <table:table-cell office:value-type="float" office:value="1624807" calcext:value-type="float">
            <text:p>1624807</text:p>
          </table:table-cell>
          <table:table-cell table:formula="of:=MIN([.A1049:.J1049])" office:value-type="float" office:value="1550567" calcext:value-type="float">
            <text:p>1550567</text:p>
          </table:table-cell>
        </table:table-row>
        <table:table-row table:style-name="ro1">
          <table:table-cell office:value-type="float" office:value="1778840" calcext:value-type="float">
            <text:p>1778840</text:p>
          </table:table-cell>
          <table:table-cell office:value-type="float" office:value="1556120" calcext:value-type="float">
            <text:p>1556120</text:p>
          </table:table-cell>
          <table:table-cell office:value-type="float" office:value="2257017" calcext:value-type="float">
            <text:p>2257017</text:p>
          </table:table-cell>
          <table:table-cell office:value-type="float" office:value="1545013" calcext:value-type="float">
            <text:p>1545013</text:p>
          </table:table-cell>
          <table:table-cell office:value-type="float" office:value="1779425" calcext:value-type="float">
            <text:p>1779425</text:p>
          </table:table-cell>
          <table:table-cell office:value-type="float" office:value="1770656" calcext:value-type="float">
            <text:p>1770656</text:p>
          </table:table-cell>
          <table:table-cell office:value-type="float" office:value="1601716" calcext:value-type="float">
            <text:p>1601716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1632699" calcext:value-type="float">
            <text:p>1632699</text:p>
          </table:table-cell>
          <table:table-cell office:value-type="float" office:value="1592071" calcext:value-type="float">
            <text:p>1592071</text:p>
          </table:table-cell>
          <table:table-cell table:formula="of:=MIN([.A1050:.J1050])" office:value-type="float" office:value="1545013" calcext:value-type="float">
            <text:p>1545013</text:p>
          </table:table-cell>
        </table:table-row>
        <table:table-row table:style-name="ro1">
          <table:table-cell office:value-type="float" office:value="1701385" calcext:value-type="float">
            <text:p>1701385</text:p>
          </table:table-cell>
          <table:table-cell office:value-type="float" office:value="1524846" calcext:value-type="float">
            <text:p>1524846</text:p>
          </table:table-cell>
          <table:table-cell office:value-type="float" office:value="1738505" calcext:value-type="float">
            <text:p>1738505</text:p>
          </table:table-cell>
          <table:table-cell office:value-type="float" office:value="2283031" calcext:value-type="float">
            <text:p>2283031</text:p>
          </table:table-cell>
          <table:table-cell office:value-type="float" office:value="1682972" calcext:value-type="float">
            <text:p>1682972</text:p>
          </table:table-cell>
          <table:table-cell office:value-type="float" office:value="2303782" calcext:value-type="float">
            <text:p>2303782</text:p>
          </table:table-cell>
          <table:table-cell office:value-type="float" office:value="1583011" calcext:value-type="float">
            <text:p>1583011</text:p>
          </table:table-cell>
          <table:table-cell office:value-type="float" office:value="1706938" calcext:value-type="float">
            <text:p>1706938</text:p>
          </table:table-cell>
          <table:table-cell office:value-type="float" office:value="1793162" calcext:value-type="float">
            <text:p>1793162</text:p>
          </table:table-cell>
          <table:table-cell office:value-type="float" office:value="2633187" calcext:value-type="float">
            <text:p>2633187</text:p>
          </table:table-cell>
          <table:table-cell table:formula="of:=MIN([.A1051:.J1051])" office:value-type="float" office:value="1524846" calcext:value-type="float">
            <text:p>1524846</text:p>
          </table:table-cell>
        </table:table-row>
        <table:table-row table:style-name="ro1">
          <table:table-cell office:value-type="float" office:value="1706646" calcext:value-type="float">
            <text:p>1706646</text:p>
          </table:table-cell>
          <table:table-cell office:value-type="float" office:value="1597916" calcext:value-type="float">
            <text:p>1597916</text:p>
          </table:table-cell>
          <table:table-cell office:value-type="float" office:value="1843728" calcext:value-type="float">
            <text:p>1843728</text:p>
          </table:table-cell>
          <table:table-cell office:value-type="float" office:value="1772994" calcext:value-type="float">
            <text:p>1772994</text:p>
          </table:table-cell>
          <table:table-cell office:value-type="float" office:value="2329211" calcext:value-type="float">
            <text:p>2329211</text:p>
          </table:table-cell>
          <table:table-cell office:value-type="float" office:value="1984901" calcext:value-type="float">
            <text:p>1984901</text:p>
          </table:table-cell>
          <table:table-cell office:value-type="float" office:value="1822683" calcext:value-type="float">
            <text:p>1822683</text:p>
          </table:table-cell>
          <table:table-cell office:value-type="float" office:value="1929075" calcext:value-type="float">
            <text:p>1929075</text:p>
          </table:table-cell>
          <table:table-cell office:value-type="float" office:value="2416312" calcext:value-type="float">
            <text:p>2416312</text:p>
          </table:table-cell>
          <table:table-cell office:value-type="float" office:value="1816837" calcext:value-type="float">
            <text:p>1816837</text:p>
          </table:table-cell>
          <table:table-cell table:formula="of:=MIN([.A1052:.J1052])" office:value-type="float" office:value="1597916" calcext:value-type="float">
            <text:p>1597916</text:p>
          </table:table-cell>
        </table:table-row>
        <table:table-row table:style-name="ro1">
          <table:table-cell office:value-type="float" office:value="2202360" calcext:value-type="float">
            <text:p>2202360</text:p>
          </table:table-cell>
          <table:table-cell office:value-type="float" office:value="2451386" calcext:value-type="float">
            <text:p>2451386</text:p>
          </table:table-cell>
          <table:table-cell office:value-type="float" office:value="1701970" calcext:value-type="float">
            <text:p>1701970</text:p>
          </table:table-cell>
          <table:table-cell office:value-type="float" office:value="1778548" calcext:value-type="float">
            <text:p>1778548</text:p>
          </table:table-cell>
          <table:table-cell office:value-type="float" office:value="1737044" calcext:value-type="float">
            <text:p>1737044</text:p>
          </table:table-cell>
          <table:table-cell office:value-type="float" office:value="1692909" calcext:value-type="float">
            <text:p>1692909</text:p>
          </table:table-cell>
          <table:table-cell office:value-type="float" office:value="2252048" calcext:value-type="float">
            <text:p>2252048</text:p>
          </table:table-cell>
          <table:table-cell office:value-type="float" office:value="2387376" calcext:value-type="float">
            <text:p>2387376</text:p>
          </table:table-cell>
          <table:table-cell office:value-type="float" office:value="1695247" calcext:value-type="float">
            <text:p>1695247</text:p>
          </table:table-cell>
          <table:table-cell office:value-type="float" office:value="1660757" calcext:value-type="float">
            <text:p>1660757</text:p>
          </table:table-cell>
          <table:table-cell table:formula="of:=MIN([.A1053:.J1053])" office:value-type="float" office:value="1660757" calcext:value-type="float">
            <text:p>1660757</text:p>
          </table:table-cell>
        </table:table-row>
        <table:table-row table:style-name="ro1">
          <table:table-cell office:value-type="float" office:value="2213174" calcext:value-type="float">
            <text:p>2213174</text:p>
          </table:table-cell>
          <table:table-cell office:value-type="float" office:value="1747858" calcext:value-type="float">
            <text:p>1747858</text:p>
          </table:table-cell>
          <table:table-cell office:value-type="float" office:value="1617792" calcext:value-type="float">
            <text:p>1617792</text:p>
          </table:table-cell>
          <table:table-cell office:value-type="float" office:value="1883478" calcext:value-type="float">
            <text:p>1883478</text:p>
          </table:table-cell>
          <table:table-cell office:value-type="float" office:value="2420404" calcext:value-type="float">
            <text:p>2420404</text:p>
          </table:table-cell>
          <table:table-cell office:value-type="float" office:value="1613993" calcext:value-type="float">
            <text:p>1613993</text:p>
          </table:table-cell>
          <table:table-cell office:value-type="float" office:value="1749905" calcext:value-type="float">
            <text:p>1749905</text:p>
          </table:table-cell>
          <table:table-cell office:value-type="float" office:value="1721261" calcext:value-type="float">
            <text:p>1721261</text:p>
          </table:table-cell>
          <table:table-cell office:value-type="float" office:value="1741720" calcext:value-type="float">
            <text:p>1741720</text:p>
          </table:table-cell>
          <table:table-cell office:value-type="float" office:value="1590902" calcext:value-type="float">
            <text:p>1590902</text:p>
          </table:table-cell>
          <table:table-cell table:formula="of:=MIN([.A1054:.J1054])" office:value-type="float" office:value="1590902" calcext:value-type="float">
            <text:p>1590902</text:p>
          </table:table-cell>
        </table:table-row>
        <table:table-row table:style-name="ro1">
          <table:table-cell office:value-type="float" office:value="2272216" calcext:value-type="float">
            <text:p>2272216</text:p>
          </table:table-cell>
          <table:table-cell office:value-type="float" office:value="1658127" calcext:value-type="float">
            <text:p>1658127</text:p>
          </table:table-cell>
          <table:table-cell office:value-type="float" office:value="1605223" calcext:value-type="float">
            <text:p>1605223</text:p>
          </table:table-cell>
          <table:table-cell office:value-type="float" office:value="1650235" calcext:value-type="float">
            <text:p>1650235</text:p>
          </table:table-cell>
          <table:table-cell office:value-type="float" office:value="2166701" calcext:value-type="float">
            <text:p>2166701</text:p>
          </table:table-cell>
          <table:table-cell office:value-type="float" office:value="1595286" calcext:value-type="float">
            <text:p>1595286</text:p>
          </table:table-cell>
          <table:table-cell office:value-type="float" office:value="1632698" calcext:value-type="float">
            <text:p>1632698</text:p>
          </table:table-cell>
          <table:table-cell office:value-type="float" office:value="1708400" calcext:value-type="float">
            <text:p>1708400</text:p>
          </table:table-cell>
          <table:table-cell office:value-type="float" office:value="1656666" calcext:value-type="float">
            <text:p>1656666</text:p>
          </table:table-cell>
          <table:table-cell office:value-type="float" office:value="1566935" calcext:value-type="float">
            <text:p>1566935</text:p>
          </table:table-cell>
          <table:table-cell table:formula="of:=MIN([.A1055:.J1055])" office:value-type="float" office:value="1566935" calcext:value-type="float">
            <text:p>1566935</text:p>
          </table:table-cell>
        </table:table-row>
        <table:table-row table:style-name="ro1">
          <table:table-cell office:value-type="float" office:value="1750781" calcext:value-type="float">
            <text:p>1750781</text:p>
          </table:table-cell>
          <table:table-cell office:value-type="float" office:value="1600255" calcext:value-type="float">
            <text:p>1600255</text:p>
          </table:table-cell>
          <table:table-cell office:value-type="float" office:value="2280107" calcext:value-type="float">
            <text:p>2280107</text:p>
          </table:table-cell>
          <table:table-cell office:value-type="float" office:value="1611362" calcext:value-type="float">
            <text:p>1611362</text:p>
          </table:table-cell>
          <table:table-cell office:value-type="float" office:value="2092461" calcext:value-type="float">
            <text:p>2092461</text:p>
          </table:table-cell>
          <table:table-cell office:value-type="float" office:value="1564889" calcext:value-type="float">
            <text:p>1564889</text:p>
          </table:table-cell>
          <table:table-cell office:value-type="float" office:value="1566935" calcext:value-type="float">
            <text:p>1566935</text:p>
          </table:table-cell>
          <table:table-cell office:value-type="float" office:value="1707231" calcext:value-type="float">
            <text:p>1707231</text:p>
          </table:table-cell>
          <table:table-cell office:value-type="float" office:value="1602886" calcext:value-type="float">
            <text:p>1602886</text:p>
          </table:table-cell>
          <table:table-cell office:value-type="float" office:value="2343826" calcext:value-type="float">
            <text:p>2343826</text:p>
          </table:table-cell>
          <table:table-cell table:formula="of:=MIN([.A1056:.J1056])" office:value-type="float" office:value="1564889" calcext:value-type="float">
            <text:p>1564889</text:p>
          </table:table-cell>
        </table:table-row>
        <table:table-row table:style-name="ro1">
          <table:table-cell office:value-type="float" office:value="1722138" calcext:value-type="float">
            <text:p>1722138</text:p>
          </table:table-cell>
          <table:table-cell office:value-type="float" office:value="1565181" calcext:value-type="float">
            <text:p>1565181</text:p>
          </table:table-cell>
          <table:table-cell office:value-type="float" office:value="1640590" calcext:value-type="float">
            <text:p>1640590</text:p>
          </table:table-cell>
          <table:table-cell office:value-type="float" office:value="2362824" calcext:value-type="float">
            <text:p>2362824</text:p>
          </table:table-cell>
          <table:table-cell office:value-type="float" office:value="3042968" calcext:value-type="float">
            <text:p>3042968</text:p>
          </table:table-cell>
          <table:table-cell office:value-type="float" office:value="2259648" calcext:value-type="float">
            <text:p>2259648</text:p>
          </table:table-cell>
          <table:table-cell office:value-type="float" office:value="1535660" calcext:value-type="float">
            <text:p>1535660</text:p>
          </table:table-cell>
          <table:table-cell office:value-type="float" office:value="1615454" calcext:value-type="float">
            <text:p>1615454</text:p>
          </table:table-cell>
          <table:table-cell office:value-type="float" office:value="1582426" calcext:value-type="float">
            <text:p>1582426</text:p>
          </table:table-cell>
          <table:table-cell office:value-type="float" office:value="1733537" calcext:value-type="float">
            <text:p>1733537</text:p>
          </table:table-cell>
          <table:table-cell table:formula="of:=MIN([.A1057:.J1057])" office:value-type="float" office:value="1535660" calcext:value-type="float">
            <text:p>1535660</text:p>
          </table:table-cell>
        </table:table-row>
        <table:table-row table:style-name="ro1">
          <table:table-cell office:value-type="float" office:value="2710642" calcext:value-type="float">
            <text:p>2710642</text:p>
          </table:table-cell>
          <table:table-cell office:value-type="float" office:value="1832329" calcext:value-type="float">
            <text:p>1832329</text:p>
          </table:table-cell>
          <table:table-cell office:value-type="float" office:value="1598793" calcext:value-type="float">
            <text:p>1598793</text:p>
          </table:table-cell>
          <table:table-cell office:value-type="float" office:value="1644975" calcext:value-type="float">
            <text:p>1644975</text:p>
          </table:table-cell>
          <table:table-cell office:value-type="float" office:value="1746397" calcext:value-type="float">
            <text:p>1746397</text:p>
          </table:table-cell>
          <table:table-cell office:value-type="float" office:value="1665727" calcext:value-type="float">
            <text:p>1665727</text:p>
          </table:table-cell>
          <table:table-cell office:value-type="float" office:value="1620422" calcext:value-type="float">
            <text:p>1620422</text:p>
          </table:table-cell>
          <table:table-cell office:value-type="float" office:value="1648189" calcext:value-type="float">
            <text:p>1648189</text:p>
          </table:table-cell>
          <table:table-cell office:value-type="float" office:value="2406374" calcext:value-type="float">
            <text:p>2406374</text:p>
          </table:table-cell>
          <table:table-cell office:value-type="float" office:value="1654035" calcext:value-type="float">
            <text:p>1654035</text:p>
          </table:table-cell>
          <table:table-cell table:formula="of:=MIN([.A1058:.J1058])" office:value-type="float" office:value="1598793" calcext:value-type="float">
            <text:p>1598793</text:p>
          </table:table-cell>
        </table:table-row>
        <table:table-row table:style-name="ro1">
          <table:table-cell office:value-type="float" office:value="1840512" calcext:value-type="float">
            <text:p>1840512</text:p>
          </table:table-cell>
          <table:table-cell office:value-type="float" office:value="1962980" calcext:value-type="float">
            <text:p>1962980</text:p>
          </table:table-cell>
          <table:table-cell office:value-type="float" office:value="1549397" calcext:value-type="float">
            <text:p>1549397</text:p>
          </table:table-cell>
          <table:table-cell office:value-type="float" office:value="1605515" calcext:value-type="float">
            <text:p>1605515</text:p>
          </table:table-cell>
          <table:table-cell office:value-type="float" office:value="1645267" calcext:value-type="float">
            <text:p>1645267</text:p>
          </table:table-cell>
          <table:table-cell office:value-type="float" office:value="1800177" calcext:value-type="float">
            <text:p>1800177</text:p>
          </table:table-cell>
          <table:table-cell office:value-type="float" office:value="2336811" calcext:value-type="float">
            <text:p>2336811</text:p>
          </table:table-cell>
          <table:table-cell office:value-type="float" office:value="2377146" calcext:value-type="float">
            <text:p>2377146</text:p>
          </table:table-cell>
          <table:table-cell office:value-type="float" office:value="1753704" calcext:value-type="float">
            <text:p>1753704</text:p>
          </table:table-cell>
          <table:table-cell office:value-type="float" office:value="1597332" calcext:value-type="float">
            <text:p>1597332</text:p>
          </table:table-cell>
          <table:table-cell table:formula="of:=MIN([.A1059:.J1059])" office:value-type="float" office:value="1549397" calcext:value-type="float">
            <text:p>1549397</text:p>
          </table:table-cell>
        </table:table-row>
        <table:table-row table:style-name="ro1">
          <table:table-cell office:value-type="float" office:value="1715999" calcext:value-type="float">
            <text:p>1715999</text:p>
          </table:table-cell>
          <table:table-cell office:value-type="float" office:value="1632114" calcext:value-type="float">
            <text:p>1632114</text:p>
          </table:table-cell>
          <table:table-cell office:value-type="float" office:value="1537121" calcext:value-type="float">
            <text:p>1537121</text:p>
          </table:table-cell>
          <table:table-cell office:value-type="float" office:value="1547644" calcext:value-type="float">
            <text:p>1547644</text:p>
          </table:table-cell>
          <table:table-cell office:value-type="float" office:value="1579795" calcext:value-type="float">
            <text:p>1579795</text:p>
          </table:table-cell>
          <table:table-cell office:value-type="float" office:value="1665142" calcext:value-type="float">
            <text:p>1665142</text:p>
          </table:table-cell>
          <table:table-cell office:value-type="float" office:value="1728276" calcext:value-type="float">
            <text:p>1728276</text:p>
          </table:table-cell>
          <table:table-cell office:value-type="float" office:value="1834667" calcext:value-type="float">
            <text:p>1834667</text:p>
          </table:table-cell>
          <table:table-cell office:value-type="float" office:value="1760718" calcext:value-type="float">
            <text:p>1760718</text:p>
          </table:table-cell>
          <table:table-cell office:value-type="float" office:value="1590902" calcext:value-type="float">
            <text:p>1590902</text:p>
          </table:table-cell>
          <table:table-cell table:formula="of:=MIN([.A1060:.J1060])" office:value-type="float" office:value="1537121" calcext:value-type="float">
            <text:p>1537121</text:p>
          </table:table-cell>
        </table:table-row>
        <table:table-row table:style-name="ro1">
          <table:table-cell office:value-type="float" office:value="1708985" calcext:value-type="float">
            <text:p>1708985</text:p>
          </table:table-cell>
          <table:table-cell office:value-type="float" office:value="1659589" calcext:value-type="float">
            <text:p>1659589</text:p>
          </table:table-cell>
          <table:table-cell office:value-type="float" office:value="1556704" calcext:value-type="float">
            <text:p>1556704</text:p>
          </table:table-cell>
          <table:table-cell office:value-type="float" office:value="1516369" calcext:value-type="float">
            <text:p>1516369</text:p>
          </table:table-cell>
          <table:table-cell office:value-type="float" office:value="1554366" calcext:value-type="float">
            <text:p>1554366</text:p>
          </table:table-cell>
          <table:table-cell office:value-type="float" office:value="1597624" calcext:value-type="float">
            <text:p>1597624</text:p>
          </table:table-cell>
          <table:table-cell office:value-type="float" office:value="1744351" calcext:value-type="float">
            <text:p>1744351</text:p>
          </table:table-cell>
          <table:table-cell office:value-type="float" office:value="1781471" calcext:value-type="float">
            <text:p>1781471</text:p>
          </table:table-cell>
          <table:table-cell office:value-type="float" office:value="1636791" calcext:value-type="float">
            <text:p>1636791</text:p>
          </table:table-cell>
          <table:table-cell office:value-type="float" office:value="1750781" calcext:value-type="float">
            <text:p>1750781</text:p>
          </table:table-cell>
          <table:table-cell table:formula="of:=MIN([.A1061:.J1061])" office:value-type="float" office:value="1516369" calcext:value-type="float">
            <text:p>1516369</text:p>
          </table:table-cell>
        </table:table-row>
        <table:table-row table:style-name="ro1">
          <table:table-cell office:value-type="float" office:value="1680341" calcext:value-type="float">
            <text:p>1680341</text:p>
          </table:table-cell>
          <table:table-cell office:value-type="float" office:value="1917676" calcext:value-type="float">
            <text:p>1917676</text:p>
          </table:table-cell>
          <table:table-cell office:value-type="float" office:value="3093826" calcext:value-type="float">
            <text:p>3093826</text:p>
          </table:table-cell>
          <table:table-cell office:value-type="float" office:value="2104737" calcext:value-type="float">
            <text:p>2104737</text:p>
          </table:table-cell>
          <table:table-cell office:value-type="float" office:value="2398775" calcext:value-type="float">
            <text:p>2398775</text:p>
          </table:table-cell>
          <table:table-cell office:value-type="float" office:value="1640297" calcext:value-type="float">
            <text:p>1640297</text:p>
          </table:table-cell>
          <table:table-cell office:value-type="float" office:value="1787609" calcext:value-type="float">
            <text:p>1787609</text:p>
          </table:table-cell>
          <table:table-cell office:value-type="float" office:value="1714538" calcext:value-type="float">
            <text:p>1714538</text:p>
          </table:table-cell>
          <table:table-cell office:value-type="float" office:value="1625976" calcext:value-type="float">
            <text:p>1625976</text:p>
          </table:table-cell>
          <table:table-cell office:value-type="float" office:value="2616234" calcext:value-type="float">
            <text:p>2616234</text:p>
          </table:table-cell>
          <table:table-cell table:formula="of:=MIN([.A1062:.J1062])" office:value-type="float" office:value="1625976" calcext:value-type="float">
            <text:p>1625976</text:p>
          </table:table-cell>
        </table:table-row>
        <table:table-row table:style-name="ro1">
          <table:table-cell office:value-type="float" office:value="1970287" calcext:value-type="float">
            <text:p>1970287</text:p>
          </table:table-cell>
          <table:table-cell office:value-type="float" office:value="1677711" calcext:value-type="float">
            <text:p>1677711</text:p>
          </table:table-cell>
          <table:table-cell office:value-type="float" office:value="1750489" calcext:value-type="float">
            <text:p>1750489</text:p>
          </table:table-cell>
          <table:table-cell office:value-type="float" office:value="2262863" calcext:value-type="float">
            <text:p>2262863</text:p>
          </table:table-cell>
          <table:table-cell office:value-type="float" office:value="1703431" calcext:value-type="float">
            <text:p>1703431</text:p>
          </table:table-cell>
          <table:table-cell office:value-type="float" office:value="2298813" calcext:value-type="float">
            <text:p>2298813</text:p>
          </table:table-cell>
          <table:table-cell office:value-type="float" office:value="1613700" calcext:value-type="float">
            <text:p>1613700</text:p>
          </table:table-cell>
          <table:table-cell office:value-type="float" office:value="1585348" calcext:value-type="float">
            <text:p>1585348</text:p>
          </table:table-cell>
          <table:table-cell office:value-type="float" office:value="2263740" calcext:value-type="float">
            <text:p>2263740</text:p>
          </table:table-cell>
          <table:table-cell office:value-type="float" office:value="1721845" calcext:value-type="float">
            <text:p>1721845</text:p>
          </table:table-cell>
          <table:table-cell table:formula="of:=MIN([.A1063:.J1063])" office:value-type="float" office:value="1585348" calcext:value-type="float">
            <text:p>1585348</text:p>
          </table:table-cell>
        </table:table-row>
        <table:table-row table:style-name="ro1">
          <table:table-cell office:value-type="float" office:value="2045696" calcext:value-type="float">
            <text:p>2045696</text:p>
          </table:table-cell>
          <table:table-cell office:value-type="float" office:value="2193007" calcext:value-type="float">
            <text:p>2193007</text:p>
          </table:table-cell>
          <table:table-cell office:value-type="float" office:value="1660758" calcext:value-type="float">
            <text:p>1660758</text:p>
          </table:table-cell>
          <table:table-cell office:value-type="float" office:value="1686478" calcext:value-type="float">
            <text:p>1686478</text:p>
          </table:table-cell>
          <table:table-cell office:value-type="float" office:value="1627145" calcext:value-type="float">
            <text:p>1627145</text:p>
          </table:table-cell>
          <table:table-cell office:value-type="float" office:value="1924105" calcext:value-type="float">
            <text:p>1924105</text:p>
          </table:table-cell>
          <table:table-cell office:value-type="float" office:value="1740551" calcext:value-type="float">
            <text:p>1740551</text:p>
          </table:table-cell>
          <table:table-cell office:value-type="float" office:value="2283615" calcext:value-type="float">
            <text:p>2283615</text:p>
          </table:table-cell>
          <table:table-cell office:value-type="float" office:value="1679756" calcext:value-type="float">
            <text:p>1679756</text:p>
          </table:table-cell>
          <table:table-cell office:value-type="float" office:value="1639421" calcext:value-type="float">
            <text:p>1639421</text:p>
          </table:table-cell>
          <table:table-cell table:formula="of:=MIN([.A1064:.J1064])" office:value-type="float" office:value="1627145" calcext:value-type="float">
            <text:p>1627145</text:p>
          </table:table-cell>
        </table:table-row>
        <table:table-row table:style-name="ro1">
          <table:table-cell office:value-type="float" office:value="1652866" calcext:value-type="float">
            <text:p>1652866</text:p>
          </table:table-cell>
          <table:table-cell office:value-type="float" office:value="1669818" calcext:value-type="float">
            <text:p>1669818</text:p>
          </table:table-cell>
          <table:table-cell office:value-type="float" office:value="1594117" calcext:value-type="float">
            <text:p>1594117</text:p>
          </table:table-cell>
          <table:table-cell office:value-type="float" office:value="1629776" calcext:value-type="float">
            <text:p>1629776</text:p>
          </table:table-cell>
          <table:table-cell office:value-type="float" office:value="1575995" calcext:value-type="float">
            <text:p>1575995</text:p>
          </table:table-cell>
          <table:table-cell office:value-type="float" office:value="1950411" calcext:value-type="float">
            <text:p>1950411</text:p>
          </table:table-cell>
          <table:table-cell office:value-type="float" office:value="2343241" calcext:value-type="float">
            <text:p>2343241</text:p>
          </table:table-cell>
          <table:table-cell office:value-type="float" office:value="1671864" calcext:value-type="float">
            <text:p>1671864</text:p>
          </table:table-cell>
          <table:table-cell office:value-type="float" office:value="1602593" calcext:value-type="float">
            <text:p>1602593</text:p>
          </table:table-cell>
          <table:table-cell office:value-type="float" office:value="1600547" calcext:value-type="float">
            <text:p>1600547</text:p>
          </table:table-cell>
          <table:table-cell table:formula="of:=MIN([.A1065:.J1065])" office:value-type="float" office:value="1575995" calcext:value-type="float">
            <text:p>1575995</text:p>
          </table:table-cell>
        </table:table-row>
        <table:table-row table:style-name="ro1">
          <table:table-cell office:value-type="float" office:value="1883771" calcext:value-type="float">
            <text:p>1883771</text:p>
          </table:table-cell>
          <table:table-cell office:value-type="float" office:value="1614869" calcext:value-type="float">
            <text:p>1614869</text:p>
          </table:table-cell>
          <table:table-cell office:value-type="float" office:value="1661050" calcext:value-type="float">
            <text:p>1661050</text:p>
          </table:table-cell>
          <table:table-cell office:value-type="float" office:value="1591194" calcext:value-type="float">
            <text:p>1591194</text:p>
          </table:table-cell>
          <table:table-cell office:value-type="float" office:value="1730029" calcext:value-type="float">
            <text:p>1730029</text:p>
          </table:table-cell>
          <table:table-cell office:value-type="float" office:value="1786148" calcext:value-type="float">
            <text:p>1786148</text:p>
          </table:table-cell>
          <table:table-cell office:value-type="float" office:value="2056218" calcext:value-type="float">
            <text:p>2056218</text:p>
          </table:table-cell>
          <table:table-cell office:value-type="float" office:value="1632990" calcext:value-type="float">
            <text:p>1632990</text:p>
          </table:table-cell>
          <table:table-cell office:value-type="float" office:value="1554659" calcext:value-type="float">
            <text:p>1554659</text:p>
          </table:table-cell>
          <table:table-cell office:value-type="float" office:value="1729737" calcext:value-type="float">
            <text:p>1729737</text:p>
          </table:table-cell>
          <table:table-cell table:formula="of:=MIN([.A1066:.J1066])" office:value-type="float" office:value="1554659" calcext:value-type="float">
            <text:p>1554659</text:p>
          </table:table-cell>
        </table:table-row>
        <table:table-row table:style-name="ro1">
          <table:table-cell office:value-type="float" office:value="1831744" calcext:value-type="float">
            <text:p>1831744</text:p>
          </table:table-cell>
          <table:table-cell office:value-type="float" office:value="1556120" calcext:value-type="float">
            <text:p>1556120</text:p>
          </table:table-cell>
          <table:table-cell office:value-type="float" office:value="2353471" calcext:value-type="float">
            <text:p>2353471</text:p>
          </table:table-cell>
          <table:table-cell office:value-type="float" office:value="1585641" calcext:value-type="float">
            <text:p>1585641</text:p>
          </table:table-cell>
          <table:table-cell office:value-type="float" office:value="1764226" calcext:value-type="float">
            <text:p>1764226</text:p>
          </table:table-cell>
          <table:table-cell office:value-type="float" office:value="1725352" calcext:value-type="float">
            <text:p>1725352</text:p>
          </table:table-cell>
          <table:table-cell office:value-type="float" office:value="1803684" calcext:value-type="float">
            <text:p>1803684</text:p>
          </table:table-cell>
          <table:table-cell office:value-type="float" office:value="1584471" calcext:value-type="float">
            <text:p>1584471</text:p>
          </table:table-cell>
          <table:table-cell office:value-type="float" office:value="1536537" calcext:value-type="float">
            <text:p>1536537</text:p>
          </table:table-cell>
          <table:table-cell office:value-type="float" office:value="1955672" calcext:value-type="float">
            <text:p>1955672</text:p>
          </table:table-cell>
          <table:table-cell table:formula="of:=MIN([.A1067:.J1067])" office:value-type="float" office:value="1536537" calcext:value-type="float">
            <text:p>1536537</text:p>
          </table:table-cell>
        </table:table-row>
        <table:table-row table:style-name="ro1">
          <table:table-cell office:value-type="float" office:value="1708107" calcext:value-type="float">
            <text:p>1708107</text:p>
          </table:table-cell>
          <table:table-cell office:value-type="float" office:value="1536537" calcext:value-type="float">
            <text:p>1536537</text:p>
          </table:table-cell>
          <table:table-cell office:value-type="float" office:value="1666311" calcext:value-type="float">
            <text:p>1666311</text:p>
          </table:table-cell>
          <table:table-cell office:value-type="float" office:value="2450217" calcext:value-type="float">
            <text:p>2450217</text:p>
          </table:table-cell>
          <table:table-cell office:value-type="float" office:value="2577653" calcext:value-type="float">
            <text:p>2577653</text:p>
          </table:table-cell>
          <table:table-cell office:value-type="float" office:value="2527380" calcext:value-type="float">
            <text:p>2527380</text:p>
          </table:table-cell>
          <table:table-cell office:value-type="float" office:value="1712492" calcext:value-type="float">
            <text:p>1712492</text:p>
          </table:table-cell>
          <table:table-cell office:value-type="float" office:value="1692909" calcext:value-type="float">
            <text:p>1692909</text:p>
          </table:table-cell>
          <table:table-cell office:value-type="float" office:value="1580380" calcext:value-type="float">
            <text:p>1580380</text:p>
          </table:table-cell>
          <table:table-cell office:value-type="float" office:value="2109706" calcext:value-type="float">
            <text:p>2109706</text:p>
          </table:table-cell>
          <table:table-cell table:formula="of:=MIN([.A1068:.J1068])" office:value-type="float" office:value="1536537" calcext:value-type="float">
            <text:p>1536537</text:p>
          </table:table-cell>
        </table:table-row>
        <table:table-row table:style-name="ro1">
          <table:table-cell office:value-type="float" office:value="2312843" calcext:value-type="float">
            <text:p>2312843</text:p>
          </table:table-cell>
          <table:table-cell office:value-type="float" office:value="1552905" calcext:value-type="float">
            <text:p>1552905</text:p>
          </table:table-cell>
          <table:table-cell office:value-type="float" office:value="1648774" calcext:value-type="float">
            <text:p>1648774</text:p>
          </table:table-cell>
          <table:table-cell office:value-type="float" office:value="1666603" calcext:value-type="float">
            <text:p>1666603</text:p>
          </table:table-cell>
          <table:table-cell office:value-type="float" office:value="1738798" calcext:value-type="float">
            <text:p>1738798</text:p>
          </table:table-cell>
          <table:table-cell office:value-type="float" office:value="1858927" calcext:value-type="float">
            <text:p>1858927</text:p>
          </table:table-cell>
          <table:table-cell office:value-type="float" office:value="1661927" calcext:value-type="float">
            <text:p>1661927</text:p>
          </table:table-cell>
          <table:table-cell office:value-type="float" office:value="1710153" calcext:value-type="float">
            <text:p>1710153</text:p>
          </table:table-cell>
          <table:table-cell office:value-type="float" office:value="2954991" calcext:value-type="float">
            <text:p>2954991</text:p>
          </table:table-cell>
          <table:table-cell office:value-type="float" office:value="1716876" calcext:value-type="float">
            <text:p>1716876</text:p>
          </table:table-cell>
          <table:table-cell table:formula="of:=MIN([.A1069:.J1069])" office:value-type="float" office:value="1552905" calcext:value-type="float">
            <text:p>1552905</text:p>
          </table:table-cell>
        </table:table-row>
        <table:table-row table:style-name="ro1">
          <table:table-cell office:value-type="float" office:value="1716584" calcext:value-type="float">
            <text:p>1716584</text:p>
          </table:table-cell>
          <table:table-cell office:value-type="float" office:value="2083108" calcext:value-type="float">
            <text:p>2083108</text:p>
          </table:table-cell>
          <table:table-cell office:value-type="float" office:value="1590025" calcext:value-type="float">
            <text:p>1590025</text:p>
          </table:table-cell>
          <table:table-cell office:value-type="float" office:value="1607854" calcext:value-type="float">
            <text:p>1607854</text:p>
          </table:table-cell>
          <table:table-cell office:value-type="float" office:value="1649943" calcext:value-type="float">
            <text:p>1649943</text:p>
          </table:table-cell>
          <table:table-cell office:value-type="float" office:value="1743474" calcext:value-type="float">
            <text:p>1743474</text:p>
          </table:table-cell>
          <table:table-cell office:value-type="float" office:value="2645462" calcext:value-type="float">
            <text:p>2645462</text:p>
          </table:table-cell>
          <table:table-cell office:value-type="float" office:value="2557193" calcext:value-type="float">
            <text:p>2557193</text:p>
          </table:table-cell>
          <table:table-cell office:value-type="float" office:value="1765979" calcext:value-type="float">
            <text:p>1765979</text:p>
          </table:table-cell>
          <table:table-cell office:value-type="float" office:value="1744351" calcext:value-type="float">
            <text:p>1744351</text:p>
          </table:table-cell>
          <table:table-cell table:formula="of:=MIN([.A1070:.J1070])" office:value-type="float" office:value="1590025" calcext:value-type="float">
            <text:p>1590025</text:p>
          </table:table-cell>
        </table:table-row>
        <table:table-row table:style-name="ro1">
          <table:table-cell office:value-type="float" office:value="1732952" calcext:value-type="float">
            <text:p>1732952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1774164" calcext:value-type="float">
            <text:p>1774164</text:p>
          </table:table-cell>
          <table:table-cell office:value-type="float" office:value="1583010" calcext:value-type="float">
            <text:p>1583010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1652574" calcext:value-type="float">
            <text:p>1652574</text:p>
          </table:table-cell>
          <table:table-cell office:value-type="float" office:value="1776210" calcext:value-type="float">
            <text:p>1776210</text:p>
          </table:table-cell>
          <table:table-cell office:value-type="float" office:value="1773872" calcext:value-type="float">
            <text:p>1773872</text:p>
          </table:table-cell>
          <table:table-cell office:value-type="float" office:value="1692032" calcext:value-type="float">
            <text:p>1692032</text:p>
          </table:table-cell>
          <table:table-cell office:value-type="float" office:value="1644098" calcext:value-type="float">
            <text:p>1644098</text:p>
          </table:table-cell>
          <table:table-cell table:formula="of:=MIN([.A1071:.J1071])" office:value-type="float" office:value="1583010" calcext:value-type="float">
            <text:p>1583010</text:p>
          </table:table-cell>
        </table:table-row>
        <table:table-row table:style-name="ro1">
          <table:table-cell office:value-type="float" office:value="1702262" calcext:value-type="float">
            <text:p>1702262</text:p>
          </table:table-cell>
          <table:table-cell office:value-type="float" office:value="1831744" calcext:value-type="float">
            <text:p>1831744</text:p>
          </table:table-cell>
          <table:table-cell office:value-type="float" office:value="2211713" calcext:value-type="float">
            <text:p>2211713</text:p>
          </table:table-cell>
          <table:table-cell office:value-type="float" office:value="1824729" calcext:value-type="float">
            <text:p>1824729</text:p>
          </table:table-cell>
          <table:table-cell office:value-type="float" office:value="1649067" calcext:value-type="float">
            <text:p>1649067</text:p>
          </table:table-cell>
          <table:table-cell office:value-type="float" office:value="1645266" calcext:value-type="float">
            <text:p>1645266</text:p>
          </table:table-cell>
          <table:table-cell office:value-type="float" office:value="1716584" calcext:value-type="float">
            <text:p>1716584</text:p>
          </table:table-cell>
          <table:table-cell office:value-type="float" office:value="1806608" calcext:value-type="float">
            <text:p>1806608</text:p>
          </table:table-cell>
          <table:table-cell office:value-type="float" office:value="1678879" calcext:value-type="float">
            <text:p>1678879</text:p>
          </table:table-cell>
          <table:table-cell office:value-type="float" office:value="1671864" calcext:value-type="float">
            <text:p>1671864</text:p>
          </table:table-cell>
          <table:table-cell table:formula="of:=MIN([.A1072:.J1072])" office:value-type="float" office:value="1645266" calcext:value-type="float">
            <text:p>1645266</text:p>
          </table:table-cell>
        </table:table-row>
        <table:table-row table:style-name="ro1">
          <table:table-cell office:value-type="float" office:value="1556120" calcext:value-type="float">
            <text:p>1556120</text:p>
          </table:table-cell>
          <table:table-cell office:value-type="float" office:value="1638544" calcext:value-type="float">
            <text:p>1638544</text:p>
          </table:table-cell>
          <table:table-cell office:value-type="float" office:value="1839051" calcext:value-type="float">
            <text:p>1839051</text:p>
          </table:table-cell>
          <table:table-cell office:value-type="float" office:value="2550762" calcext:value-type="float">
            <text:p>2550762</text:p>
          </table:table-cell>
          <table:table-cell office:value-type="float" office:value="2254387" calcext:value-type="float">
            <text:p>2254387</text:p>
          </table:table-cell>
          <table:table-cell office:value-type="float" office:value="2236265" calcext:value-type="float">
            <text:p>2236265</text:p>
          </table:table-cell>
          <table:table-cell office:value-type="float" office:value="1580087" calcext:value-type="float">
            <text:p>1580087</text:p>
          </table:table-cell>
          <table:table-cell office:value-type="float" office:value="1650820" calcext:value-type="float">
            <text:p>1650820</text:p>
          </table:table-cell>
          <table:table-cell office:value-type="float" office:value="1592656" calcext:value-type="float">
            <text:p>1592656</text:p>
          </table:table-cell>
          <table:table-cell office:value-type="float" office:value="2343825" calcext:value-type="float">
            <text:p>2343825</text:p>
          </table:table-cell>
          <table:table-cell table:formula="of:=MIN([.A1073:.J1073])" office:value-type="float" office:value="1556120" calcext:value-type="float">
            <text:p>1556120</text:p>
          </table:table-cell>
        </table:table-row>
        <table:table-row table:style-name="ro1">
          <table:table-cell office:value-type="float" office:value="2071417" calcext:value-type="float">
            <text:p>2071417</text:p>
          </table:table-cell>
          <table:table-cell office:value-type="float" office:value="1605224" calcext:value-type="float">
            <text:p>1605224</text:p>
          </table:table-cell>
          <table:table-cell office:value-type="float" office:value="1643805" calcext:value-type="float">
            <text:p>1643805</text:p>
          </table:table-cell>
          <table:table-cell office:value-type="float" office:value="1767441" calcext:value-type="float">
            <text:p>1767441</text:p>
          </table:table-cell>
          <table:table-cell office:value-type="float" office:value="1680341" calcext:value-type="float">
            <text:p>1680341</text:p>
          </table:table-cell>
          <table:table-cell office:value-type="float" office:value="1754288" calcext:value-type="float">
            <text:p>1754288</text:p>
          </table:table-cell>
          <table:table-cell office:value-type="float" office:value="1548521" calcext:value-type="float">
            <text:p>1548521</text:p>
          </table:table-cell>
          <table:table-cell office:value-type="float" office:value="1998054" calcext:value-type="float">
            <text:p>1998054</text:p>
          </table:table-cell>
          <table:table-cell office:value-type="float" office:value="2593144" calcext:value-type="float">
            <text:p>2593144</text:p>
          </table:table-cell>
          <table:table-cell office:value-type="float" office:value="1671864" calcext:value-type="float">
            <text:p>1671864</text:p>
          </table:table-cell>
          <table:table-cell table:formula="of:=MIN([.A1074:.J1074])" office:value-type="float" office:value="1548521" calcext:value-type="float">
            <text:p>1548521</text:p>
          </table:table-cell>
        </table:table-row>
        <table:table-row table:style-name="ro1">
          <table:table-cell office:value-type="float" office:value="1876171" calcext:value-type="float">
            <text:p>1876171</text:p>
          </table:table-cell>
          <table:table-cell office:value-type="float" office:value="2071124" calcext:value-type="float">
            <text:p>2071124</text:p>
          </table:table-cell>
          <table:table-cell office:value-type="float" office:value="1602593" calcext:value-type="float">
            <text:p>1602593</text:p>
          </table:table-cell>
          <table:table-cell office:value-type="float" office:value="1663681" calcext:value-type="float">
            <text:p>1663681</text:p>
          </table:table-cell>
          <table:table-cell office:value-type="float" office:value="1789071" calcext:value-type="float">
            <text:p>1789071</text:p>
          </table:table-cell>
          <table:table-cell office:value-type="float" office:value="1663681" calcext:value-type="float">
            <text:p>1663681</text:p>
          </table:table-cell>
          <table:table-cell office:value-type="float" office:value="1905107" calcext:value-type="float">
            <text:p>1905107</text:p>
          </table:table-cell>
          <table:table-cell office:value-type="float" office:value="2598112" calcext:value-type="float">
            <text:p>2598112</text:p>
          </table:table-cell>
          <table:table-cell office:value-type="float" office:value="1720676" calcext:value-type="float">
            <text:p>1720676</text:p>
          </table:table-cell>
          <table:table-cell office:value-type="float" office:value="1614577" calcext:value-type="float">
            <text:p>1614577</text:p>
          </table:table-cell>
          <table:table-cell table:formula="of:=MIN([.A1075:.J1075])" office:value-type="float" office:value="1602593" calcext:value-type="float">
            <text:p>1602593</text:p>
          </table:table-cell>
        </table:table-row>
        <table:table-row table:style-name="ro1">
          <table:table-cell office:value-type="float" office:value="2118766" calcext:value-type="float">
            <text:p>2118766</text:p>
          </table:table-cell>
          <table:table-cell office:value-type="float" office:value="1755750" calcext:value-type="float">
            <text:p>1755750</text:p>
          </table:table-cell>
          <table:table-cell office:value-type="float" office:value="1564304" calcext:value-type="float">
            <text:p>1564304</text:p>
          </table:table-cell>
          <table:table-cell office:value-type="float" office:value="1620715" calcext:value-type="float">
            <text:p>1620715</text:p>
          </table:table-cell>
          <table:table-cell office:value-type="float" office:value="1647021" calcext:value-type="float">
            <text:p>1647021</text:p>
          </table:table-cell>
          <table:table-cell office:value-type="float" office:value="1580672" calcext:value-type="float">
            <text:p>1580672</text:p>
          </table:table-cell>
          <table:table-cell office:value-type="float" office:value="2095968" calcext:value-type="float">
            <text:p>2095968</text:p>
          </table:table-cell>
          <table:table-cell office:value-type="float" office:value="1816253" calcext:value-type="float">
            <text:p>1816253</text:p>
          </table:table-cell>
          <table:table-cell office:value-type="float" office:value="1633867" calcext:value-type="float">
            <text:p>1633867</text:p>
          </table:table-cell>
          <table:table-cell office:value-type="float" office:value="1564011" calcext:value-type="float">
            <text:p>1564011</text:p>
          </table:table-cell>
          <table:table-cell table:formula="of:=MIN([.A1076:.J1076])" office:value-type="float" office:value="1564011" calcext:value-type="float">
            <text:p>1564011</text:p>
          </table:table-cell>
        </table:table-row>
        <table:table-row table:style-name="ro1">
          <table:table-cell office:value-type="float" office:value="1840220" calcext:value-type="float">
            <text:p>1840220</text:p>
          </table:table-cell>
          <table:table-cell office:value-type="float" office:value="1610484" calcext:value-type="float">
            <text:p>1610484</text:p>
          </table:table-cell>
          <table:table-cell office:value-type="float" office:value="1534783" calcext:value-type="float">
            <text:p>1534783</text:p>
          </table:table-cell>
          <table:table-cell office:value-type="float" office:value="1553489" calcext:value-type="float">
            <text:p>1553489</text:p>
          </table:table-cell>
          <table:table-cell office:value-type="float" office:value="1599670" calcext:value-type="float">
            <text:p>1599670</text:p>
          </table:table-cell>
          <table:table-cell office:value-type="float" office:value="1734705" calcext:value-type="float">
            <text:p>1734705</text:p>
          </table:table-cell>
          <table:table-cell office:value-type="float" office:value="1673326" calcext:value-type="float">
            <text:p>1673326</text:p>
          </table:table-cell>
          <table:table-cell office:value-type="float" office:value="1721845" calcext:value-type="float">
            <text:p>1721845</text:p>
          </table:table-cell>
          <table:table-cell office:value-type="float" office:value="1578041" calcext:value-type="float">
            <text:p>1578041</text:p>
          </table:table-cell>
          <table:table-cell office:value-type="float" office:value="1542383" calcext:value-type="float">
            <text:p>1542383</text:p>
          </table:table-cell>
          <table:table-cell table:formula="of:=MIN([.A1077:.J1077])" office:value-type="float" office:value="1534783" calcext:value-type="float">
            <text:p>1534783</text:p>
          </table:table-cell>
        </table:table-row>
        <table:table-row table:style-name="ro1">
          <table:table-cell office:value-type="float" office:value="1729152" calcext:value-type="float">
            <text:p>1729152</text:p>
          </table:table-cell>
          <table:table-cell office:value-type="float" office:value="1569565" calcext:value-type="float">
            <text:p>1569565</text:p>
          </table:table-cell>
          <table:table-cell office:value-type="float" office:value="2079600" calcext:value-type="float">
            <text:p>2079600</text:p>
          </table:table-cell>
          <table:table-cell office:value-type="float" office:value="1561673" calcext:value-type="float">
            <text:p>1561673</text:p>
          </table:table-cell>
          <table:table-cell office:value-type="float" office:value="1569565" calcext:value-type="float">
            <text:p>1569565</text:p>
          </table:table-cell>
          <table:table-cell office:value-type="float" office:value="1659589" calcext:value-type="float">
            <text:p>1659589</text:p>
          </table:table-cell>
          <table:table-cell office:value-type="float" office:value="1618961" calcext:value-type="float">
            <text:p>1618961</text:p>
          </table:table-cell>
          <table:table-cell office:value-type="float" office:value="1696416" calcext:value-type="float">
            <text:p>1696416</text:p>
          </table:table-cell>
          <table:table-cell office:value-type="float" office:value="1758381" calcext:value-type="float">
            <text:p>1758381</text:p>
          </table:table-cell>
          <table:table-cell office:value-type="float" office:value="1542675" calcext:value-type="float">
            <text:p>1542675</text:p>
          </table:table-cell>
          <table:table-cell table:formula="of:=MIN([.A1078:.J1078])" office:value-type="float" office:value="1542675" calcext:value-type="float">
            <text:p>1542675</text:p>
          </table:table-cell>
        </table:table-row>
        <table:table-row table:style-name="ro1">
          <table:table-cell office:value-type="float" office:value="1749612" calcext:value-type="float">
            <text:p>1749612</text:p>
          </table:table-cell>
          <table:table-cell office:value-type="float" office:value="1542382" calcext:value-type="float">
            <text:p>1542382</text:p>
          </table:table-cell>
          <table:table-cell office:value-type="float" office:value="2130458" calcext:value-type="float">
            <text:p>2130458</text:p>
          </table:table-cell>
          <table:table-cell office:value-type="float" office:value="2219897" calcext:value-type="float">
            <text:p>2219897</text:p>
          </table:table-cell>
          <table:table-cell office:value-type="float" office:value="2218436" calcext:value-type="float">
            <text:p>2218436</text:p>
          </table:table-cell>
          <table:table-cell office:value-type="float" office:value="2325996" calcext:value-type="float">
            <text:p>2325996</text:p>
          </table:table-cell>
          <table:table-cell office:value-type="float" office:value="1633283" calcext:value-type="float">
            <text:p>1633283</text:p>
          </table:table-cell>
          <table:table-cell office:value-type="float" office:value="1835251" calcext:value-type="float">
            <text:p>1835251</text:p>
          </table:table-cell>
          <table:table-cell office:value-type="float" office:value="2352009" calcext:value-type="float">
            <text:p>2352009</text:p>
          </table:table-cell>
          <table:table-cell office:value-type="float" office:value="2576776" calcext:value-type="float">
            <text:p>2576776</text:p>
          </table:table-cell>
          <table:table-cell table:formula="of:=MIN([.A1079:.J1079])" office:value-type="float" office:value="1542382" calcext:value-type="float">
            <text:p>1542382</text:p>
          </table:table-cell>
        </table:table-row>
        <table:table-row table:style-name="ro1">
          <table:table-cell office:value-type="float" office:value="2247080" calcext:value-type="float">
            <text:p>2247080</text:p>
          </table:table-cell>
          <table:table-cell office:value-type="float" office:value="1537122" calcext:value-type="float">
            <text:p>1537122</text:p>
          </table:table-cell>
          <table:table-cell office:value-type="float" office:value="2058263" calcext:value-type="float">
            <text:p>2058263</text:p>
          </table:table-cell>
          <table:table-cell office:value-type="float" office:value="1710446" calcext:value-type="float">
            <text:p>1710446</text:p>
          </table:table-cell>
          <table:table-cell office:value-type="float" office:value="1654035" calcext:value-type="float">
            <text:p>1654035</text:p>
          </table:table-cell>
          <table:table-cell office:value-type="float" office:value="1656081" calcext:value-type="float">
            <text:p>1656081</text:p>
          </table:table-cell>
          <table:table-cell office:value-type="float" office:value="1760719" calcext:value-type="float">
            <text:p>1760719</text:p>
          </table:table-cell>
          <table:table-cell office:value-type="float" office:value="2690182" calcext:value-type="float">
            <text:p>2690182</text:p>
          </table:table-cell>
          <table:table-cell office:value-type="float" office:value="1704893" calcext:value-type="float">
            <text:p>1704893</text:p>
          </table:table-cell>
          <table:table-cell office:value-type="float" office:value="1787901" calcext:value-type="float">
            <text:p>1787901</text:p>
          </table:table-cell>
          <table:table-cell table:formula="of:=MIN([.A1080:.J1080])" office:value-type="float" office:value="1537122" calcext:value-type="float">
            <text:p>1537122</text:p>
          </table:table-cell>
        </table:table-row>
        <table:table-row table:style-name="ro1">
          <table:table-cell office:value-type="float" office:value="1670403" calcext:value-type="float">
            <text:p>1670403</text:p>
          </table:table-cell>
          <table:table-cell office:value-type="float" office:value="2580283" calcext:value-type="float">
            <text:p>2580283</text:p>
          </table:table-cell>
          <table:table-cell office:value-type="float" office:value="1796377" calcext:value-type="float">
            <text:p>1796377</text:p>
          </table:table-cell>
          <table:table-cell office:value-type="float" office:value="1783517" calcext:value-type="float">
            <text:p>1783517</text:p>
          </table:table-cell>
          <table:table-cell office:value-type="float" office:value="1616623" calcext:value-type="float">
            <text:p>1616623</text:p>
          </table:table-cell>
          <table:table-cell office:value-type="float" office:value="1591487" calcext:value-type="float">
            <text:p>1591487</text:p>
          </table:table-cell>
          <table:table-cell office:value-type="float" office:value="2333595" calcext:value-type="float">
            <text:p>2333595</text:p>
          </table:table-cell>
          <table:table-cell office:value-type="float" office:value="2313428" calcext:value-type="float">
            <text:p>2313428</text:p>
          </table:table-cell>
          <table:table-cell office:value-type="float" office:value="1632991" calcext:value-type="float">
            <text:p>1632991</text:p>
          </table:table-cell>
          <table:table-cell office:value-type="float" office:value="1669819" calcext:value-type="float">
            <text:p>1669819</text:p>
          </table:table-cell>
          <table:table-cell table:formula="of:=MIN([.A1081:.J1081])" office:value-type="float" office:value="1591487" calcext:value-type="float">
            <text:p>1591487</text:p>
          </table:table-cell>
        </table:table-row>
        <table:table-row table:style-name="ro1">
          <table:table-cell office:value-type="float" office:value="1662511" calcext:value-type="float">
            <text:p>1662511</text:p>
          </table:table-cell>
          <table:table-cell office:value-type="float" office:value="1850742" calcext:value-type="float">
            <text:p>1850742</text:p>
          </table:table-cell>
          <table:table-cell office:value-type="float" office:value="1717753" calcext:value-type="float">
            <text:p>1717753</text:p>
          </table:table-cell>
          <table:table-cell office:value-type="float" office:value="1706647" calcext:value-type="float">
            <text:p>1706647</text:p>
          </table:table-cell>
          <table:table-cell office:value-type="float" office:value="1634744" calcext:value-type="float">
            <text:p>1634744</text:p>
          </table:table-cell>
          <table:table-cell office:value-type="float" office:value="1629776" calcext:value-type="float">
            <text:p>1629776</text:p>
          </table:table-cell>
          <table:table-cell office:value-type="float" office:value="1843143" calcext:value-type="float">
            <text:p>1843143</text:p>
          </table:table-cell>
          <table:table-cell office:value-type="float" office:value="1877340" calcext:value-type="float">
            <text:p>1877340</text:p>
          </table:table-cell>
          <table:table-cell office:value-type="float" office:value="1625391" calcext:value-type="float">
            <text:p>1625391</text:p>
          </table:table-cell>
          <table:table-cell office:value-type="float" office:value="1632698" calcext:value-type="float">
            <text:p>1632698</text:p>
          </table:table-cell>
          <table:table-cell table:formula="of:=MIN([.A1082:.J1082])" office:value-type="float" office:value="1625391" calcext:value-type="float">
            <text:p>1625391</text:p>
          </table:table-cell>
        </table:table-row>
        <table:table-row table:style-name="ro1">
          <table:table-cell office:value-type="float" office:value="1639129" calcext:value-type="float">
            <text:p>1639129</text:p>
          </table:table-cell>
          <table:table-cell office:value-type="float" office:value="1708107" calcext:value-type="float">
            <text:p>1708107</text:p>
          </table:table-cell>
          <table:table-cell office:value-type="float" office:value="2133966" calcext:value-type="float">
            <text:p>2133966</text:p>
          </table:table-cell>
          <table:table-cell office:value-type="float" office:value="1573950" calcext:value-type="float">
            <text:p>1573950</text:p>
          </table:table-cell>
          <table:table-cell office:value-type="float" office:value="1533614" calcext:value-type="float">
            <text:p>1533614</text:p>
          </table:table-cell>
          <table:table-cell office:value-type="float" office:value="1540044" calcext:value-type="float">
            <text:p>1540044</text:p>
          </table:table-cell>
          <table:table-cell office:value-type="float" office:value="1695247" calcext:value-type="float">
            <text:p>1695247</text:p>
          </table:table-cell>
          <table:table-cell office:value-type="float" office:value="1693201" calcext:value-type="float">
            <text:p>1693201</text:p>
          </table:table-cell>
          <table:table-cell office:value-type="float" office:value="1546182" calcext:value-type="float">
            <text:p>1546182</text:p>
          </table:table-cell>
          <table:table-cell office:value-type="float" office:value="1577749" calcext:value-type="float">
            <text:p>1577749</text:p>
          </table:table-cell>
          <table:table-cell table:formula="of:=MIN([.A1083:.J1083])" office:value-type="float" office:value="1533614" calcext:value-type="float">
            <text:p>1533614</text:p>
          </table:table-cell>
        </table:table-row>
        <table:table-row table:style-name="ro1">
          <table:table-cell office:value-type="float" office:value="1843143" calcext:value-type="float">
            <text:p>1843143</text:p>
          </table:table-cell>
          <table:table-cell office:value-type="float" office:value="1720968" calcext:value-type="float">
            <text:p>1720968</text:p>
          </table:table-cell>
          <table:table-cell office:value-type="float" office:value="1829990" calcext:value-type="float">
            <text:p>1829990</text:p>
          </table:table-cell>
          <table:table-cell office:value-type="float" office:value="1648482" calcext:value-type="float">
            <text:p>1648482</text:p>
          </table:table-cell>
          <table:table-cell office:value-type="float" office:value="1632114" calcext:value-type="float">
            <text:p>1632114</text:p>
          </table:table-cell>
          <table:table-cell office:value-type="float" office:value="1652574" calcext:value-type="float">
            <text:p>1652574</text:p>
          </table:table-cell>
          <table:table-cell office:value-type="float" office:value="1725060" calcext:value-type="float">
            <text:p>1725060</text:p>
          </table:table-cell>
          <table:table-cell office:value-type="float" office:value="1743766" calcext:value-type="float">
            <text:p>1743766</text:p>
          </table:table-cell>
          <table:table-cell office:value-type="float" office:value="1631821" calcext:value-type="float">
            <text:p>1631821</text:p>
          </table:table-cell>
          <table:table-cell office:value-type="float" office:value="2547839" calcext:value-type="float">
            <text:p>2547839</text:p>
          </table:table-cell>
          <table:table-cell table:formula="of:=MIN([.A1084:.J1084])" office:value-type="float" office:value="1631821" calcext:value-type="float">
            <text:p>1631821</text:p>
          </table:table-cell>
        </table:table-row>
        <table:table-row table:style-name="ro1">
          <table:table-cell office:value-type="float" office:value="2605127" calcext:value-type="float">
            <text:p>2605127</text:p>
          </table:table-cell>
          <table:table-cell office:value-type="float" office:value="1568104" calcext:value-type="float">
            <text:p>1568104</text:p>
          </table:table-cell>
          <table:table-cell office:value-type="float" office:value="1637668" calcext:value-type="float">
            <text:p>1637668</text:p>
          </table:table-cell>
          <table:table-cell office:value-type="float" office:value="2316935" calcext:value-type="float">
            <text:p>2316935</text:p>
          </table:table-cell>
          <table:table-cell office:value-type="float" office:value="2591390" calcext:value-type="float">
            <text:p>2591390</text:p>
          </table:table-cell>
          <table:table-cell office:value-type="float" office:value="2265201" calcext:value-type="float">
            <text:p>2265201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2485291" calcext:value-type="float">
            <text:p>2485291</text:p>
          </table:table-cell>
          <table:table-cell office:value-type="float" office:value="2269878" calcext:value-type="float">
            <text:p>2269878</text:p>
          </table:table-cell>
          <table:table-cell office:value-type="float" office:value="1790239" calcext:value-type="float">
            <text:p>1790239</text:p>
          </table:table-cell>
          <table:table-cell table:formula="of:=MIN([.A1085:.J1085])" office:value-type="float" office:value="1568104" calcext:value-type="float">
            <text:p>1568104</text:p>
          </table:table-cell>
        </table:table-row>
        <table:table-row table:style-name="ro1">
          <table:table-cell office:value-type="float" office:value="1777963" calcext:value-type="float">
            <text:p>1777963</text:p>
          </table:table-cell>
          <table:table-cell office:value-type="float" office:value="1573950" calcext:value-type="float">
            <text:p>1573950</text:p>
          </table:table-cell>
          <table:table-cell office:value-type="float" office:value="1564304" calcext:value-type="float">
            <text:p>1564304</text:p>
          </table:table-cell>
          <table:table-cell office:value-type="float" office:value="1644974" calcext:value-type="float">
            <text:p>1644974</text:p>
          </table:table-cell>
          <table:table-cell office:value-type="float" office:value="1875879" calcext:value-type="float">
            <text:p>1875879</text:p>
          </table:table-cell>
          <table:table-cell office:value-type="float" office:value="1711031" calcext:value-type="float">
            <text:p>1711031</text:p>
          </table:table-cell>
          <table:table-cell office:value-type="float" office:value="1582426" calcext:value-type="float">
            <text:p>1582426</text:p>
          </table:table-cell>
          <table:table-cell office:value-type="float" office:value="1770072" calcext:value-type="float">
            <text:p>1770072</text:p>
          </table:table-cell>
          <table:table-cell office:value-type="float" office:value="1647312" calcext:value-type="float">
            <text:p>1647312</text:p>
          </table:table-cell>
          <table:table-cell office:value-type="float" office:value="1666018" calcext:value-type="float">
            <text:p>1666018</text:p>
          </table:table-cell>
          <table:table-cell table:formula="of:=MIN([.A1086:.J1086])" office:value-type="float" office:value="1564304" calcext:value-type="float">
            <text:p>1564304</text:p>
          </table:table-cell>
        </table:table-row>
        <table:table-row table:style-name="ro1">
          <table:table-cell office:value-type="float" office:value="1675957" calcext:value-type="float">
            <text:p>1675957</text:p>
          </table:table-cell>
          <table:table-cell office:value-type="float" office:value="2192130" calcext:value-type="float">
            <text:p>2192130</text:p>
          </table:table-cell>
          <table:table-cell office:value-type="float" office:value="1535368" calcext:value-type="float">
            <text:p>1535368</text:p>
          </table:table-cell>
          <table:table-cell office:value-type="float" office:value="1594993" calcext:value-type="float">
            <text:p>1594993</text:p>
          </table:table-cell>
          <table:table-cell office:value-type="float" office:value="1680341" calcext:value-type="float">
            <text:p>1680341</text:p>
          </table:table-cell>
          <table:table-cell office:value-type="float" office:value="1757796" calcext:value-type="float">
            <text:p>1757796</text:p>
          </table:table-cell>
          <table:table-cell office:value-type="float" office:value="2230712" calcext:value-type="float">
            <text:p>2230712</text:p>
          </table:table-cell>
          <table:table-cell office:value-type="float" office:value="1835836" calcext:value-type="float">
            <text:p>1835836</text:p>
          </table:table-cell>
          <table:table-cell office:value-type="float" office:value="1771533" calcext:value-type="float">
            <text:p>1771533</text:p>
          </table:table-cell>
          <table:table-cell office:value-type="float" office:value="1598501" calcext:value-type="float">
            <text:p>1598501</text:p>
          </table:table-cell>
          <table:table-cell table:formula="of:=MIN([.A1087:.J1087])" office:value-type="float" office:value="1535368" calcext:value-type="float">
            <text:p>1535368</text:p>
          </table:table-cell>
        </table:table-row>
        <table:table-row table:style-name="ro1">
          <table:table-cell office:value-type="float" office:value="1678587" calcext:value-type="float">
            <text:p>1678587</text:p>
          </table:table-cell>
          <table:table-cell office:value-type="float" office:value="1686479" calcext:value-type="float">
            <text:p>1686479</text:p>
          </table:table-cell>
          <table:table-cell office:value-type="float" office:value="1525138" calcext:value-type="float">
            <text:p>1525138</text:p>
          </table:table-cell>
          <table:table-cell office:value-type="float" office:value="1580379" calcext:value-type="float">
            <text:p>1580379</text:p>
          </table:table-cell>
          <table:table-cell office:value-type="float" office:value="1664265" calcext:value-type="float">
            <text:p>1664265</text:p>
          </table:table-cell>
          <table:table-cell office:value-type="float" office:value="1654036" calcext:value-type="float">
            <text:p>1654036</text:p>
          </table:table-cell>
          <table:table-cell office:value-type="float" office:value="1689402" calcext:value-type="float">
            <text:p>1689402</text:p>
          </table:table-cell>
          <table:table-cell office:value-type="float" office:value="1721261" calcext:value-type="float">
            <text:p>1721261</text:p>
          </table:table-cell>
          <table:table-cell office:value-type="float" office:value="1746981" calcext:value-type="float">
            <text:p>1746981</text:p>
          </table:table-cell>
          <table:table-cell office:value-type="float" office:value="1692617" calcext:value-type="float">
            <text:p>1692617</text:p>
          </table:table-cell>
          <table:table-cell table:formula="of:=MIN([.A1088:.J1088])" office:value-type="float" office:value="1525138" calcext:value-type="float">
            <text:p>1525138</text:p>
          </table:table-cell>
        </table:table-row>
        <table:table-row table:style-name="ro1">
          <table:table-cell office:value-type="float" office:value="1604347" calcext:value-type="float">
            <text:p>1604347</text:p>
          </table:table-cell>
          <table:table-cell office:value-type="float" office:value="1606392" calcext:value-type="float">
            <text:p>1606392</text:p>
          </table:table-cell>
          <table:table-cell office:value-type="float" office:value="2331842" calcext:value-type="float">
            <text:p>2331842</text:p>
          </table:table-cell>
          <table:table-cell office:value-type="float" office:value="1580087" calcext:value-type="float">
            <text:p>1580087</text:p>
          </table:table-cell>
          <table:table-cell office:value-type="float" office:value="1597624" calcext:value-type="float">
            <text:p>1597624</text:p>
          </table:table-cell>
          <table:table-cell office:value-type="float" office:value="1756919" calcext:value-type="float">
            <text:p>1756919</text:p>
          </table:table-cell>
          <table:table-cell office:value-type="float" office:value="1724476" calcext:value-type="float">
            <text:p>1724476</text:p>
          </table:table-cell>
          <table:table-cell office:value-type="float" office:value="1661050" calcext:value-type="float">
            <text:p>1661050</text:p>
          </table:table-cell>
          <table:table-cell office:value-type="float" office:value="1670695" calcext:value-type="float">
            <text:p>1670695</text:p>
          </table:table-cell>
          <table:table-cell office:value-type="float" office:value="1726230" calcext:value-type="float">
            <text:p>1726230</text:p>
          </table:table-cell>
          <table:table-cell table:formula="of:=MIN([.A1089:.J1089])" office:value-type="float" office:value="1580087" calcext:value-type="float">
            <text:p>1580087</text:p>
          </table:table-cell>
        </table:table-row>
        <table:table-row table:style-name="ro1">
          <table:table-cell office:value-type="float" office:value="2198560" calcext:value-type="float">
            <text:p>2198560</text:p>
          </table:table-cell>
          <table:table-cell office:value-type="float" office:value="1577456" calcext:value-type="float">
            <text:p>1577456</text:p>
          </table:table-cell>
          <table:table-cell office:value-type="float" office:value="1877340" calcext:value-type="float">
            <text:p>1877340</text:p>
          </table:table-cell>
          <table:table-cell office:value-type="float" office:value="2371300" calcext:value-type="float">
            <text:p>2371300</text:p>
          </table:table-cell>
          <table:table-cell office:value-type="float" office:value="2253801" calcext:value-type="float">
            <text:p>2253801</text:p>
          </table:table-cell>
          <table:table-cell office:value-type="float" office:value="2324242" calcext:value-type="float">
            <text:p>2324242</text:p>
          </table:table-cell>
          <table:table-cell office:value-type="float" office:value="1626268" calcext:value-type="float">
            <text:p>1626268</text:p>
          </table:table-cell>
          <table:table-cell office:value-type="float" office:value="2742500" calcext:value-type="float">
            <text:p>2742500</text:p>
          </table:table-cell>
          <table:table-cell office:value-type="float" office:value="1667188" calcext:value-type="float">
            <text:p>1667188</text:p>
          </table:table-cell>
          <table:table-cell office:value-type="float" office:value="2352009" calcext:value-type="float">
            <text:p>2352009</text:p>
          </table:table-cell>
          <table:table-cell table:formula="of:=MIN([.A1090:.J1090])" office:value-type="float" office:value="1577456" calcext:value-type="float">
            <text:p>1577456</text:p>
          </table:table-cell>
        </table:table-row>
        <table:table-row table:style-name="ro1">
          <table:table-cell office:value-type="float" office:value="1692032" calcext:value-type="float">
            <text:p>1692032</text:p>
          </table:table-cell>
          <table:table-cell office:value-type="float" office:value="1742305" calcext:value-type="float">
            <text:p>1742305</text:p>
          </table:table-cell>
          <table:table-cell office:value-type="float" office:value="1736752" calcext:value-type="float">
            <text:p>1736752</text:p>
          </table:table-cell>
          <table:table-cell office:value-type="float" office:value="2032835" calcext:value-type="float">
            <text:p>2032835</text:p>
          </table:table-cell>
          <table:table-cell office:value-type="float" office:value="1711615" calcext:value-type="float">
            <text:p>1711615</text:p>
          </table:table-cell>
          <table:table-cell office:value-type="float" office:value="1696124" calcext:value-type="float">
            <text:p>1696124</text:p>
          </table:table-cell>
          <table:table-cell office:value-type="float" office:value="1570442" calcext:value-type="float">
            <text:p>1570442</text:p>
          </table:table-cell>
          <table:table-cell office:value-type="float" office:value="2011791" calcext:value-type="float">
            <text:p>2011791</text:p>
          </table:table-cell>
          <table:table-cell office:value-type="float" office:value="2536440" calcext:value-type="float">
            <text:p>2536440</text:p>
          </table:table-cell>
          <table:table-cell office:value-type="float" office:value="1672449" calcext:value-type="float">
            <text:p>1672449</text:p>
          </table:table-cell>
          <table:table-cell table:formula="of:=MIN([.A1091:.J1091])" office:value-type="float" office:value="1570442" calcext:value-type="float">
            <text:p>1570442</text:p>
          </table:table-cell>
        </table:table-row>
        <table:table-row table:style-name="ro1">
          <table:table-cell office:value-type="float" office:value="1671864" calcext:value-type="float">
            <text:p>1671864</text:p>
          </table:table-cell>
          <table:table-cell office:value-type="float" office:value="2083693" calcext:value-type="float">
            <text:p>2083693</text:p>
          </table:table-cell>
          <table:table-cell office:value-type="float" office:value="1667188" calcext:value-type="float">
            <text:p>1667188</text:p>
          </table:table-cell>
          <table:table-cell office:value-type="float" office:value="1807777" calcext:value-type="float">
            <text:p>1807777</text:p>
          </table:table-cell>
          <table:table-cell office:value-type="float" office:value="1698170" calcext:value-type="float">
            <text:p>1698170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2268416" calcext:value-type="float">
            <text:p>2268416</text:p>
          </table:table-cell>
          <table:table-cell office:value-type="float" office:value="1843435" calcext:value-type="float">
            <text:p>1843435</text:p>
          </table:table-cell>
          <table:table-cell office:value-type="float" office:value="1768026" calcext:value-type="float">
            <text:p>1768026</text:p>
          </table:table-cell>
          <table:table-cell office:value-type="float" office:value="1642051" calcext:value-type="float">
            <text:p>1642051</text:p>
          </table:table-cell>
          <table:table-cell table:formula="of:=MIN([.A1092:.J1092])" office:value-type="float" office:value="1642051" calcext:value-type="float">
            <text:p>1642051</text:p>
          </table:table-cell>
        </table:table-row>
        <table:table-row table:style-name="ro1">
          <table:table-cell office:value-type="float" office:value="1568688" calcext:value-type="float">
            <text:p>1568688</text:p>
          </table:table-cell>
          <table:table-cell office:value-type="float" office:value="1928490" calcext:value-type="float">
            <text:p>1928490</text:p>
          </table:table-cell>
          <table:table-cell office:value-type="float" office:value="1563719" calcext:value-type="float">
            <text:p>1563719</text:p>
          </table:table-cell>
          <table:table-cell office:value-type="float" office:value="1646728" calcext:value-type="float">
            <text:p>1646728</text:p>
          </table:table-cell>
          <table:table-cell office:value-type="float" office:value="1598793" calcext:value-type="float">
            <text:p>1598793</text:p>
          </table:table-cell>
          <table:table-cell office:value-type="float" office:value="1571319" calcext:value-type="float">
            <text:p>1571319</text:p>
          </table:table-cell>
          <table:table-cell office:value-type="float" office:value="1685310" calcext:value-type="float">
            <text:p>1685310</text:p>
          </table:table-cell>
          <table:table-cell office:value-type="float" office:value="1719799" calcext:value-type="float">
            <text:p>1719799</text:p>
          </table:table-cell>
          <table:table-cell office:value-type="float" office:value="1655497" calcext:value-type="float">
            <text:p>1655497</text:p>
          </table:table-cell>
          <table:table-cell office:value-type="float" office:value="1537999" calcext:value-type="float">
            <text:p>1537999</text:p>
          </table:table-cell>
          <table:table-cell table:formula="of:=MIN([.A1093:.J1093])" office:value-type="float" office:value="1537999" calcext:value-type="float">
            <text:p>1537999</text:p>
          </table:table-cell>
        </table:table-row>
        <table:table-row table:style-name="ro1">
          <table:table-cell office:value-type="float" office:value="1684433" calcext:value-type="float">
            <text:p>1684433</text:p>
          </table:table-cell>
          <table:table-cell office:value-type="float" office:value="1640005" calcext:value-type="float">
            <text:p>1640005</text:p>
          </table:table-cell>
          <table:table-cell office:value-type="float" office:value="1546182" calcext:value-type="float">
            <text:p>1546182</text:p>
          </table:table-cell>
          <table:table-cell office:value-type="float" office:value="1581256" calcext:value-type="float">
            <text:p>1581256</text:p>
          </table:table-cell>
          <table:table-cell office:value-type="float" office:value="1754581" calcext:value-type="float">
            <text:p>1754581</text:p>
          </table:table-cell>
          <table:table-cell office:value-type="float" office:value="1535660" calcext:value-type="float">
            <text:p>1535660</text:p>
          </table:table-cell>
          <table:table-cell office:value-type="float" office:value="1609024" calcext:value-type="float">
            <text:p>1609024</text:p>
          </table:table-cell>
          <table:table-cell office:value-type="float" office:value="1662511" calcext:value-type="float">
            <text:p>1662511</text:p>
          </table:table-cell>
          <table:table-cell office:value-type="float" office:value="1595286" calcext:value-type="float">
            <text:p>1595286</text:p>
          </table:table-cell>
          <table:table-cell office:value-type="float" office:value="1537414" calcext:value-type="float">
            <text:p>1537414</text:p>
          </table:table-cell>
          <table:table-cell table:formula="of:=MIN([.A1094:.J1094])" office:value-type="float" office:value="1535660" calcext:value-type="float">
            <text:p>1535660</text:p>
          </table:table-cell>
        </table:table-row>
        <table:table-row table:style-name="ro1">
          <table:table-cell office:value-type="float" office:value="1715122" calcext:value-type="float">
            <text:p>1715122</text:p>
          </table:table-cell>
          <table:table-cell office:value-type="float" office:value="1574534" calcext:value-type="float">
            <text:p>1574534</text:p>
          </table:table-cell>
          <table:table-cell office:value-type="float" office:value="2289753" calcext:value-type="float">
            <text:p>2289753</text:p>
          </table:table-cell>
          <table:table-cell office:value-type="float" office:value="1587394" calcext:value-type="float">
            <text:p>1587394</text:p>
          </table:table-cell>
          <table:table-cell office:value-type="float" office:value="1637959" calcext:value-type="float">
            <text:p>1637959</text:p>
          </table:table-cell>
          <table:table-cell office:value-type="float" office:value="1522507" calcext:value-type="float">
            <text:p>1522507</text:p>
          </table:table-cell>
          <table:table-cell office:value-type="float" office:value="1562258" calcext:value-type="float">
            <text:p>1562258</text:p>
          </table:table-cell>
          <table:table-cell office:value-type="float" office:value="2833985" calcext:value-type="float">
            <text:p>2833985</text:p>
          </table:table-cell>
          <table:table-cell office:value-type="float" office:value="1565766" calcext:value-type="float">
            <text:p>1565766</text:p>
          </table:table-cell>
          <table:table-cell office:value-type="float" office:value="1552612" calcext:value-type="float">
            <text:p>1552612</text:p>
          </table:table-cell>
          <table:table-cell table:formula="of:=MIN([.A1095:.J1095])" office:value-type="float" office:value="1522507" calcext:value-type="float">
            <text:p>1522507</text:p>
          </table:table-cell>
        </table:table-row>
        <table:table-row table:style-name="ro1">
          <table:table-cell office:value-type="float" office:value="2325412" calcext:value-type="float">
            <text:p>2325412</text:p>
          </table:table-cell>
          <table:table-cell office:value-type="float" office:value="1530691" calcext:value-type="float">
            <text:p>1530691</text:p>
          </table:table-cell>
          <table:table-cell office:value-type="float" office:value="1699339" calcext:value-type="float">
            <text:p>1699339</text:p>
          </table:table-cell>
          <table:table-cell office:value-type="float" office:value="2269293" calcext:value-type="float">
            <text:p>2269293</text:p>
          </table:table-cell>
          <table:table-cell office:value-type="float" office:value="2303490" calcext:value-type="float">
            <text:p>2303490</text:p>
          </table:table-cell>
          <table:table-cell office:value-type="float" office:value="2570053" calcext:value-type="float">
            <text:p>2570053</text:p>
          </table:table-cell>
          <table:table-cell office:value-type="float" office:value="1528353" calcext:value-type="float">
            <text:p>1528353</text:p>
          </table:table-cell>
          <table:table-cell office:value-type="float" office:value="1827360" calcext:value-type="float">
            <text:p>1827360</text:p>
          </table:table-cell>
          <table:table-cell office:value-type="float" office:value="2453140" calcext:value-type="float">
            <text:p>2453140</text:p>
          </table:table-cell>
          <table:table-cell office:value-type="float" office:value="2389129" calcext:value-type="float">
            <text:p>2389129</text:p>
          </table:table-cell>
          <table:table-cell table:formula="of:=MIN([.A1096:.J1096])" office:value-type="float" office:value="1528353" calcext:value-type="float">
            <text:p>1528353</text:p>
          </table:table-cell>
        </table:table-row>
        <table:table-row table:style-name="ro1">
          <table:table-cell office:value-type="float" office:value="1702262" calcext:value-type="float">
            <text:p>1702262</text:p>
          </table:table-cell>
          <table:table-cell office:value-type="float" office:value="1537414" calcext:value-type="float">
            <text:p>1537414</text:p>
          </table:table-cell>
          <table:table-cell office:value-type="float" office:value="1626269" calcext:value-type="float">
            <text:p>1626269</text:p>
          </table:table-cell>
          <table:table-cell office:value-type="float" office:value="1646728" calcext:value-type="float">
            <text:p>1646728</text:p>
          </table:table-cell>
          <table:table-cell office:value-type="float" office:value="1657542" calcext:value-type="float">
            <text:p>1657542</text:p>
          </table:table-cell>
          <table:table-cell office:value-type="float" office:value="1789654" calcext:value-type="float">
            <text:p>1789654</text:p>
          </table:table-cell>
          <table:table-cell office:value-type="float" office:value="1514324" calcext:value-type="float">
            <text:p>1514324</text:p>
          </table:table-cell>
          <table:table-cell office:value-type="float" office:value="1743766" calcext:value-type="float">
            <text:p>1743766</text:p>
          </table:table-cell>
          <table:table-cell office:value-type="float" office:value="1761012" calcext:value-type="float">
            <text:p>1761012</text:p>
          </table:table-cell>
          <table:table-cell office:value-type="float" office:value="1710153" calcext:value-type="float">
            <text:p>1710153</text:p>
          </table:table-cell>
          <table:table-cell table:formula="of:=MIN([.A1097:.J1097])" office:value-type="float" office:value="1514324" calcext:value-type="float">
            <text:p>1514324</text:p>
          </table:table-cell>
        </table:table-row>
        <table:table-row table:style-name="ro1">
          <table:table-cell office:value-type="float" office:value="1662511" calcext:value-type="float">
            <text:p>1662511</text:p>
          </table:table-cell>
          <table:table-cell office:value-type="float" office:value="2210252" calcext:value-type="float">
            <text:p>2210252</text:p>
          </table:table-cell>
          <table:table-cell office:value-type="float" office:value="1662219" calcext:value-type="float">
            <text:p>1662219</text:p>
          </table:table-cell>
          <table:table-cell office:value-type="float" office:value="1616038" calcext:value-type="float">
            <text:p>1616038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1689402" calcext:value-type="float">
            <text:p>1689402</text:p>
          </table:table-cell>
          <table:table-cell office:value-type="float" office:value="2359317" calcext:value-type="float">
            <text:p>2359317</text:p>
          </table:table-cell>
          <table:table-cell office:value-type="float" office:value="1711322" calcext:value-type="float">
            <text:p>1711322</text:p>
          </table:table-cell>
          <table:table-cell office:value-type="float" office:value="1675957" calcext:value-type="float">
            <text:p>1675957</text:p>
          </table:table-cell>
          <table:table-cell office:value-type="float" office:value="1784101" calcext:value-type="float">
            <text:p>1784101</text:p>
          </table:table-cell>
          <table:table-cell table:formula="of:=MIN([.A1098:.J1098])" office:value-type="float" office:value="1605516" calcext:value-type="float">
            <text:p>1605516</text:p>
          </table:table-cell>
        </table:table-row>
        <table:table-row table:style-name="ro1">
          <table:table-cell office:value-type="float" office:value="1585056" calcext:value-type="float">
            <text:p>1585056</text:p>
          </table:table-cell>
          <table:table-cell office:value-type="float" office:value="1878509" calcext:value-type="float">
            <text:p>1878509</text:p>
          </table:table-cell>
          <table:table-cell office:value-type="float" office:value="1920598" calcext:value-type="float">
            <text:p>1920598</text:p>
          </table:table-cell>
          <table:table-cell office:value-type="float" office:value="1608439" calcext:value-type="float">
            <text:p>1608439</text:p>
          </table:table-cell>
          <table:table-cell office:value-type="float" office:value="1635329" calcext:value-type="float">
            <text:p>1635329</text:p>
          </table:table-cell>
          <table:table-cell office:value-type="float" office:value="1615454" calcext:value-type="float">
            <text:p>1615454</text:p>
          </table:table-cell>
          <table:table-cell office:value-type="float" office:value="1892539" calcext:value-type="float">
            <text:p>1892539</text:p>
          </table:table-cell>
          <table:table-cell office:value-type="float" office:value="1660757" calcext:value-type="float">
            <text:p>1660757</text:p>
          </table:table-cell>
          <table:table-cell office:value-type="float" office:value="1610777" calcext:value-type="float">
            <text:p>1610777</text:p>
          </table:table-cell>
          <table:table-cell office:value-type="float" office:value="1719507" calcext:value-type="float">
            <text:p>1719507</text:p>
          </table:table-cell>
          <table:table-cell table:formula="of:=MIN([.A1099:.J1099])" office:value-type="float" office:value="1585056" calcext:value-type="float">
            <text:p>1585056</text:p>
          </table:table-cell>
        </table:table-row>
        <table:table-row table:style-name="ro1">
          <table:table-cell office:value-type="float" office:value="1556705" calcext:value-type="float">
            <text:p>1556705</text:p>
          </table:table-cell>
          <table:table-cell office:value-type="float" office:value="1849866" calcext:value-type="float">
            <text:p>1849866</text:p>
          </table:table-cell>
          <table:table-cell office:value-type="float" office:value="2338564" calcext:value-type="float">
            <text:p>2338564</text:p>
          </table:table-cell>
          <table:table-cell office:value-type="float" office:value="1755166" calcext:value-type="float">
            <text:p>1755166</text:p>
          </table:table-cell>
          <table:table-cell office:value-type="float" office:value="1582426" calcext:value-type="float">
            <text:p>1582426</text:p>
          </table:table-cell>
          <table:table-cell office:value-type="float" office:value="1616038" calcext:value-type="float">
            <text:p>1616038</text:p>
          </table:table-cell>
          <table:table-cell office:value-type="float" office:value="1709570" calcext:value-type="float">
            <text:p>1709570</text:p>
          </table:table-cell>
          <table:table-cell office:value-type="float" office:value="2440863" calcext:value-type="float">
            <text:p>2440863</text:p>
          </table:table-cell>
          <table:table-cell office:value-type="float" office:value="1593532" calcext:value-type="float">
            <text:p>1593532</text:p>
          </table:table-cell>
          <table:table-cell office:value-type="float" office:value="1605808" calcext:value-type="float">
            <text:p>1605808</text:p>
          </table:table-cell>
          <table:table-cell table:formula="of:=MIN([.A1100:.J1100])" office:value-type="float" office:value="1556705" calcext:value-type="float">
            <text:p>1556705</text:p>
          </table:table-cell>
        </table:table-row>
        <table:table-row table:style-name="ro1">
          <table:table-cell office:value-type="float" office:value="1760427" calcext:value-type="float">
            <text:p>1760427</text:p>
          </table:table-cell>
          <table:table-cell office:value-type="float" office:value="1666019" calcext:value-type="float">
            <text:p>1666019</text:p>
          </table:table-cell>
          <table:table-cell office:value-type="float" office:value="1740259" calcext:value-type="float">
            <text:p>1740259</text:p>
          </table:table-cell>
          <table:table-cell office:value-type="float" office:value="2366624" calcext:value-type="float">
            <text:p>2366624</text:p>
          </table:table-cell>
          <table:table-cell office:value-type="float" office:value="1583302" calcext:value-type="float">
            <text:p>1583302</text:p>
          </table:table-cell>
          <table:table-cell office:value-type="float" office:value="2222236" calcext:value-type="float">
            <text:p>2222236</text:p>
          </table:table-cell>
          <table:table-cell office:value-type="float" office:value="1801930" calcext:value-type="float">
            <text:p>1801930</text:p>
          </table:table-cell>
          <table:table-cell office:value-type="float" office:value="1780302" calcext:value-type="float">
            <text:p>1780302</text:p>
          </table:table-cell>
          <table:table-cell office:value-type="float" office:value="1584472" calcext:value-type="float">
            <text:p>1584472</text:p>
          </table:table-cell>
          <table:table-cell office:value-type="float" office:value="2359317" calcext:value-type="float">
            <text:p>2359317</text:p>
          </table:table-cell>
          <table:table-cell table:formula="of:=MIN([.A1101:.J1101])" office:value-type="float" office:value="1583302" calcext:value-type="float">
            <text:p>1583302</text:p>
          </table:table-cell>
        </table:table-row>
        <table:table-row table:style-name="ro1">
          <table:table-cell office:value-type="float" office:value="2519780" calcext:value-type="float">
            <text:p>2519780</text:p>
          </table:table-cell>
          <table:table-cell office:value-type="float" office:value="1663681" calcext:value-type="float">
            <text:p>1663681</text:p>
          </table:table-cell>
          <table:table-cell office:value-type="float" office:value="1693786" calcext:value-type="float">
            <text:p>1693786</text:p>
          </table:table-cell>
          <table:table-cell office:value-type="float" office:value="1751365" calcext:value-type="float">
            <text:p>1751365</text:p>
          </table:table-cell>
          <table:table-cell office:value-type="float" office:value="2291215" calcext:value-type="float">
            <text:p>2291215</text:p>
          </table:table-cell>
          <table:table-cell office:value-type="float" office:value="1746982" calcext:value-type="float">
            <text:p>1746982</text:p>
          </table:table-cell>
          <table:table-cell office:value-type="float" office:value="1741136" calcext:value-type="float">
            <text:p>1741136</text:p>
          </table:table-cell>
          <table:table-cell office:value-type="float" office:value="1782932" calcext:value-type="float">
            <text:p>1782932</text:p>
          </table:table-cell>
          <table:table-cell office:value-type="float" office:value="2370423" calcext:value-type="float">
            <text:p>2370423</text:p>
          </table:table-cell>
          <table:table-cell office:value-type="float" office:value="1728568" calcext:value-type="float">
            <text:p>1728568</text:p>
          </table:table-cell>
          <table:table-cell table:formula="of:=MIN([.A1102:.J1102])" office:value-type="float" office:value="1663681" calcext:value-type="float">
            <text:p>1663681</text:p>
          </table:table-cell>
        </table:table-row>
        <table:table-row table:style-name="ro1">
          <table:table-cell office:value-type="float" office:value="1836421" calcext:value-type="float">
            <text:p>1836421</text:p>
          </table:table-cell>
          <table:table-cell office:value-type="float" office:value="1587979" calcext:value-type="float">
            <text:p>1587979</text:p>
          </table:table-cell>
          <table:table-cell office:value-type="float" office:value="1573657" calcext:value-type="float">
            <text:p>1573657</text:p>
          </table:table-cell>
          <table:table-cell office:value-type="float" office:value="1609900" calcext:value-type="float">
            <text:p>1609900</text:p>
          </table:table-cell>
          <table:table-cell office:value-type="float" office:value="1696124" calcext:value-type="float">
            <text:p>1696124</text:p>
          </table:table-cell>
          <table:table-cell office:value-type="float" office:value="1641175" calcext:value-type="float">
            <text:p>1641175</text:p>
          </table:table-cell>
          <table:table-cell office:value-type="float" office:value="1710445" calcext:value-type="float">
            <text:p>1710445</text:p>
          </table:table-cell>
          <table:table-cell office:value-type="float" office:value="1703431" calcext:value-type="float">
            <text:p>1703431</text:p>
          </table:table-cell>
          <table:table-cell office:value-type="float" office:value="1646435" calcext:value-type="float">
            <text:p>1646435</text:p>
          </table:table-cell>
          <table:table-cell office:value-type="float" office:value="1768026" calcext:value-type="float">
            <text:p>1768026</text:p>
          </table:table-cell>
          <table:table-cell table:formula="of:=MIN([.A1103:.J1103])" office:value-type="float" office:value="1573657" calcext:value-type="float">
            <text:p>1573657</text:p>
          </table:table-cell>
        </table:table-row>
        <table:table-row table:style-name="ro1">
          <table:table-cell office:value-type="float" office:value="1691155" calcext:value-type="float">
            <text:p>1691155</text:p>
          </table:table-cell>
          <table:table-cell office:value-type="float" office:value="2138642" calcext:value-type="float">
            <text:p>2138642</text:p>
          </table:table-cell>
          <table:table-cell office:value-type="float" office:value="1543259" calcext:value-type="float">
            <text:p>1543259</text:p>
          </table:table-cell>
          <table:table-cell office:value-type="float" office:value="1559335" calcext:value-type="float">
            <text:p>1559335</text:p>
          </table:table-cell>
          <table:table-cell office:value-type="float" office:value="1712785" calcext:value-type="float">
            <text:p>1712785</text:p>
          </table:table-cell>
          <table:table-cell office:value-type="float" office:value="1577457" calcext:value-type="float">
            <text:p>1577457</text:p>
          </table:table-cell>
          <table:table-cell office:value-type="float" office:value="2283323" calcext:value-type="float">
            <text:p>2283323</text:p>
          </table:table-cell>
          <table:table-cell office:value-type="float" office:value="1811577" calcext:value-type="float">
            <text:p>1811577</text:p>
          </table:table-cell>
          <table:table-cell office:value-type="float" office:value="1591486" calcext:value-type="float">
            <text:p>1591486</text:p>
          </table:table-cell>
          <table:table-cell office:value-type="float" office:value="1621884" calcext:value-type="float">
            <text:p>1621884</text:p>
          </table:table-cell>
          <table:table-cell table:formula="of:=MIN([.A1104:.J1104])" office:value-type="float" office:value="1543259" calcext:value-type="float">
            <text:p>1543259</text:p>
          </table:table-cell>
        </table:table-row>
        <table:table-row table:style-name="ro1">
          <table:table-cell office:value-type="float" office:value="1640006" calcext:value-type="float">
            <text:p>1640006</text:p>
          </table:table-cell>
          <table:table-cell office:value-type="float" office:value="1626268" calcext:value-type="float">
            <text:p>1626268</text:p>
          </table:table-cell>
          <table:table-cell office:value-type="float" office:value="1526599" calcext:value-type="float">
            <text:p>1526599</text:p>
          </table:table-cell>
          <table:table-cell office:value-type="float" office:value="1530692" calcext:value-type="float">
            <text:p>1530692</text:p>
          </table:table-cell>
          <table:table-cell office:value-type="float" office:value="1757211" calcext:value-type="float">
            <text:p>1757211</text:p>
          </table:table-cell>
          <table:table-cell office:value-type="float" office:value="1672741" calcext:value-type="float">
            <text:p>1672741</text:p>
          </table:table-cell>
          <table:table-cell office:value-type="float" office:value="1657251" calcext:value-type="float">
            <text:p>1657251</text:p>
          </table:table-cell>
          <table:table-cell office:value-type="float" office:value="1833205" calcext:value-type="float">
            <text:p>1833205</text:p>
          </table:table-cell>
          <table:table-cell office:value-type="float" office:value="1543259" calcext:value-type="float">
            <text:p>1543259</text:p>
          </table:table-cell>
          <table:table-cell office:value-type="float" office:value="1566058" calcext:value-type="float">
            <text:p>1566058</text:p>
          </table:table-cell>
          <table:table-cell table:formula="of:=MIN([.A1105:.J1105])" office:value-type="float" office:value="1526599" calcext:value-type="float">
            <text:p>1526599</text:p>
          </table:table-cell>
        </table:table-row>
        <table:table-row table:style-name="ro1">
          <table:table-cell office:value-type="float" office:value="1591779" calcext:value-type="float">
            <text:p>1591779</text:p>
          </table:table-cell>
          <table:table-cell office:value-type="float" office:value="1568396" calcext:value-type="float">
            <text:p>1568396</text:p>
          </table:table-cell>
          <table:table-cell office:value-type="float" office:value="2204698" calcext:value-type="float">
            <text:p>2204698</text:p>
          </table:table-cell>
          <table:table-cell office:value-type="float" office:value="1515785" calcext:value-type="float">
            <text:p>1515785</text:p>
          </table:table-cell>
          <table:table-cell office:value-type="float" office:value="1639421" calcext:value-type="float">
            <text:p>1639421</text:p>
          </table:table-cell>
          <table:table-cell office:value-type="float" office:value="1724183" calcext:value-type="float">
            <text:p>1724183</text:p>
          </table:table-cell>
          <table:table-cell office:value-type="float" office:value="1586810" calcext:value-type="float">
            <text:p>1586810</text:p>
          </table:table-cell>
          <table:table-cell office:value-type="float" office:value="2501659" calcext:value-type="float">
            <text:p>2501659</text:p>
          </table:table-cell>
          <table:table-cell office:value-type="float" office:value="1721260" calcext:value-type="float">
            <text:p>1721260</text:p>
          </table:table-cell>
          <table:table-cell office:value-type="float" office:value="2264032" calcext:value-type="float">
            <text:p>2264032</text:p>
          </table:table-cell>
          <table:table-cell table:formula="of:=MIN([.A1106:.J1106])" office:value-type="float" office:value="1515785" calcext:value-type="float">
            <text:p>1515785</text:p>
          </table:table-cell>
        </table:table-row>
        <table:table-row table:style-name="ro1">
          <table:table-cell office:value-type="float" office:value="2299983" calcext:value-type="float">
            <text:p>2299983</text:p>
          </table:table-cell>
          <table:table-cell office:value-type="float" office:value="1547352" calcext:value-type="float">
            <text:p>1547352</text:p>
          </table:table-cell>
          <table:table-cell office:value-type="float" office:value="1700216" calcext:value-type="float">
            <text:p>1700216</text:p>
          </table:table-cell>
          <table:table-cell office:value-type="float" office:value="2221358" calcext:value-type="float">
            <text:p>2221358</text:p>
          </table:table-cell>
          <table:table-cell office:value-type="float" office:value="2233634" calcext:value-type="float">
            <text:p>2233634</text:p>
          </table:table-cell>
          <table:table-cell office:value-type="float" office:value="2603082" calcext:value-type="float">
            <text:p>2603082</text:p>
          </table:table-cell>
          <table:table-cell office:value-type="float" office:value="1659881" calcext:value-type="float">
            <text:p>1659881</text:p>
          </table:table-cell>
          <table:table-cell office:value-type="float" office:value="1738213" calcext:value-type="float">
            <text:p>1738213</text:p>
          </table:table-cell>
          <table:table-cell office:value-type="float" office:value="2293552" calcext:value-type="float">
            <text:p>2293552</text:p>
          </table:table-cell>
          <table:table-cell office:value-type="float" office:value="1920891" calcext:value-type="float">
            <text:p>1920891</text:p>
          </table:table-cell>
          <table:table-cell table:formula="of:=MIN([.A1107:.J1107])" office:value-type="float" office:value="1547352" calcext:value-type="float">
            <text:p>1547352</text:p>
          </table:table-cell>
        </table:table-row>
        <table:table-row table:style-name="ro1">
          <table:table-cell office:value-type="float" office:value="1782055" calcext:value-type="float">
            <text:p>1782055</text:p>
          </table:table-cell>
          <table:table-cell office:value-type="float" office:value="1532152" calcext:value-type="float">
            <text:p>1532152</text:p>
          </table:table-cell>
          <table:table-cell office:value-type="float" office:value="1817714" calcext:value-type="float">
            <text:p>1817714</text:p>
          </table:table-cell>
          <table:table-cell office:value-type="float" office:value="1713954" calcext:value-type="float">
            <text:p>1713954</text:p>
          </table:table-cell>
          <table:table-cell office:value-type="float" office:value="1716876" calcext:value-type="float">
            <text:p>1716876</text:p>
          </table:table-cell>
          <table:table-cell office:value-type="float" office:value="1735290" calcext:value-type="float">
            <text:p>1735290</text:p>
          </table:table-cell>
          <table:table-cell office:value-type="float" office:value="1708984" calcext:value-type="float">
            <text:p>1708984</text:p>
          </table:table-cell>
          <table:table-cell office:value-type="float" office:value="1877924" calcext:value-type="float">
            <text:p>1877924</text:p>
          </table:table-cell>
          <table:table-cell office:value-type="float" office:value="1759842" calcext:value-type="float">
            <text:p>1759842</text:p>
          </table:table-cell>
          <table:table-cell office:value-type="float" office:value="1709861" calcext:value-type="float">
            <text:p>1709861</text:p>
          </table:table-cell>
          <table:table-cell table:formula="of:=MIN([.A1108:.J1108])" office:value-type="float" office:value="1532152" calcext:value-type="float">
            <text:p>1532152</text:p>
          </table:table-cell>
        </table:table-row>
        <table:table-row table:style-name="ro1">
          <table:table-cell office:value-type="float" office:value="1668357" calcext:value-type="float">
            <text:p>1668357</text:p>
          </table:table-cell>
          <table:table-cell office:value-type="float" office:value="1528353" calcext:value-type="float">
            <text:p>1528353</text:p>
          </table:table-cell>
          <table:table-cell office:value-type="float" office:value="1718922" calcext:value-type="float">
            <text:p>1718922</text:p>
          </table:table-cell>
          <table:table-cell office:value-type="float" office:value="1855419" calcext:value-type="float">
            <text:p>1855419</text:p>
          </table:table-cell>
          <table:table-cell office:value-type="float" office:value="1635621" calcext:value-type="float">
            <text:p>1635621</text:p>
          </table:table-cell>
          <table:table-cell office:value-type="float" office:value="1670403" calcext:value-type="float">
            <text:p>1670403</text:p>
          </table:table-cell>
          <table:table-cell office:value-type="float" office:value="2314013" calcext:value-type="float">
            <text:p>2314013</text:p>
          </table:table-cell>
          <table:table-cell office:value-type="float" office:value="1753996" calcext:value-type="float">
            <text:p>1753996</text:p>
          </table:table-cell>
          <table:table-cell office:value-type="float" office:value="1657543" calcext:value-type="float">
            <text:p>1657543</text:p>
          </table:table-cell>
          <table:table-cell office:value-type="float" office:value="1634160" calcext:value-type="float">
            <text:p>1634160</text:p>
          </table:table-cell>
          <table:table-cell table:formula="of:=MIN([.A1109:.J1109])" office:value-type="float" office:value="1528353" calcext:value-type="float">
            <text:p>1528353</text:p>
          </table:table-cell>
        </table:table-row>
        <table:table-row table:style-name="ro1">
          <table:table-cell office:value-type="float" office:value="1607854" calcext:value-type="float">
            <text:p>1607854</text:p>
          </table:table-cell>
          <table:table-cell office:value-type="float" office:value="2395852" calcext:value-type="float">
            <text:p>2395852</text:p>
          </table:table-cell>
          <table:table-cell office:value-type="float" office:value="1621007" calcext:value-type="float">
            <text:p>1621007</text:p>
          </table:table-cell>
          <table:table-cell office:value-type="float" office:value="1832620" calcext:value-type="float">
            <text:p>1832620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90902" calcext:value-type="float">
            <text:p>1590902</text:p>
          </table:table-cell>
          <table:table-cell office:value-type="float" office:value="1726521" calcext:value-type="float">
            <text:p>1726521</text:p>
          </table:table-cell>
          <table:table-cell office:value-type="float" office:value="1636790" calcext:value-type="float">
            <text:p>1636790</text:p>
          </table:table-cell>
          <table:table-cell office:value-type="float" office:value="1775041" calcext:value-type="float">
            <text:p>1775041</text:p>
          </table:table-cell>
          <table:table-cell office:value-type="float" office:value="1586809" calcext:value-type="float">
            <text:p>1586809</text:p>
          </table:table-cell>
          <table:table-cell table:formula="of:=MIN([.A1110:.J1110])" office:value-type="float" office:value="1574826" calcext:value-type="float">
            <text:p>1574826</text:p>
          </table:table-cell>
        </table:table-row>
        <table:table-row table:style-name="ro1">
          <table:table-cell office:value-type="float" office:value="1619253" calcext:value-type="float">
            <text:p>1619253</text:p>
          </table:table-cell>
          <table:table-cell office:value-type="float" office:value="1789655" calcext:value-type="float">
            <text:p>1789655</text:p>
          </table:table-cell>
          <table:table-cell office:value-type="float" office:value="1590901" calcext:value-type="float">
            <text:p>1590901</text:p>
          </table:table-cell>
          <table:table-cell office:value-type="float" office:value="1692617" calcext:value-type="float">
            <text:p>1692617</text:p>
          </table:table-cell>
          <table:table-cell office:value-type="float" office:value="1537414" calcext:value-type="float">
            <text:p>1537414</text:p>
          </table:table-cell>
          <table:table-cell office:value-type="float" office:value="1568688" calcext:value-type="float">
            <text:p>1568688</text:p>
          </table:table-cell>
          <table:table-cell office:value-type="float" office:value="1636498" calcext:value-type="float">
            <text:p>1636498</text:p>
          </table:table-cell>
          <table:table-cell office:value-type="float" office:value="2273093" calcext:value-type="float">
            <text:p>2273093</text:p>
          </table:table-cell>
          <table:table-cell office:value-type="float" office:value="1621299" calcext:value-type="float">
            <text:p>1621299</text:p>
          </table:table-cell>
          <table:table-cell office:value-type="float" office:value="1573657" calcext:value-type="float">
            <text:p>1573657</text:p>
          </table:table-cell>
          <table:table-cell table:formula="of:=MIN([.A1111:.J1111])" office:value-type="float" office:value="1537414" calcext:value-type="float">
            <text:p>1537414</text:p>
          </table:table-cell>
        </table:table-row>
        <table:table-row table:style-name="ro1">
          <table:table-cell office:value-type="float" office:value="1646728" calcext:value-type="float">
            <text:p>1646728</text:p>
          </table:table-cell>
          <table:table-cell office:value-type="float" office:value="1739967" calcext:value-type="float">
            <text:p>1739967</text:p>
          </table:table-cell>
          <table:table-cell office:value-type="float" office:value="2261693" calcext:value-type="float">
            <text:p>2261693</text:p>
          </table:table-cell>
          <table:table-cell office:value-type="float" office:value="1977009" calcext:value-type="float">
            <text:p>1977009</text:p>
          </table:table-cell>
          <table:table-cell office:value-type="float" office:value="1575118" calcext:value-type="float">
            <text:p>1575118</text:p>
          </table:table-cell>
          <table:table-cell office:value-type="float" office:value="2268123" calcext:value-type="float">
            <text:p>2268123</text:p>
          </table:table-cell>
          <table:table-cell office:value-type="float" office:value="1635913" calcext:value-type="float">
            <text:p>1635913</text:p>
          </table:table-cell>
          <table:table-cell office:value-type="float" office:value="1754873" calcext:value-type="float">
            <text:p>1754873</text:p>
          </table:table-cell>
          <table:table-cell office:value-type="float" office:value="1640297" calcext:value-type="float">
            <text:p>1640297</text:p>
          </table:table-cell>
          <table:table-cell office:value-type="float" office:value="2487337" calcext:value-type="float">
            <text:p>2487337</text:p>
          </table:table-cell>
          <table:table-cell table:formula="of:=MIN([.A1112:.J1112])" office:value-type="float" office:value="1575118" calcext:value-type="float">
            <text:p>1575118</text:p>
          </table:table-cell>
        </table:table-row>
        <table:table-row table:style-name="ro1">
          <table:table-cell office:value-type="float" office:value="2506336" calcext:value-type="float">
            <text:p>2506336</text:p>
          </table:table-cell>
          <table:table-cell office:value-type="float" office:value="1604055" calcext:value-type="float">
            <text:p>1604055</text:p>
          </table:table-cell>
          <table:table-cell office:value-type="float" office:value="1613115" calcext:value-type="float">
            <text:p>1613115</text:p>
          </table:table-cell>
          <table:table-cell office:value-type="float" office:value="2076385" calcext:value-type="float">
            <text:p>2076385</text:p>
          </table:table-cell>
          <table:table-cell office:value-type="float" office:value="2475938" calcext:value-type="float">
            <text:p>2475938</text:p>
          </table:table-cell>
          <table:table-cell office:value-type="float" office:value="1688525" calcext:value-type="float">
            <text:p>1688525</text:p>
          </table:table-cell>
          <table:table-cell office:value-type="float" office:value="1529230" calcext:value-type="float">
            <text:p>1529230</text:p>
          </table:table-cell>
          <table:table-cell office:value-type="float" office:value="1787316" calcext:value-type="float">
            <text:p>1787316</text:p>
          </table:table-cell>
          <table:table-cell office:value-type="float" office:value="2266955" calcext:value-type="float">
            <text:p>2266955</text:p>
          </table:table-cell>
          <table:table-cell office:value-type="float" office:value="1654327" calcext:value-type="float">
            <text:p>1654327</text:p>
          </table:table-cell>
          <table:table-cell table:formula="of:=MIN([.A1113:.J1113])" office:value-type="float" office:value="1529230" calcext:value-type="float">
            <text:p>1529230</text:p>
          </table:table-cell>
        </table:table-row>
        <table:table-row table:style-name="ro1">
          <table:table-cell office:value-type="float" office:value="1777671" calcext:value-type="float">
            <text:p>1777671</text:p>
          </table:table-cell>
          <table:table-cell office:value-type="float" office:value="1578334" calcext:value-type="float">
            <text:p>1578334</text:p>
          </table:table-cell>
          <table:table-cell office:value-type="float" office:value="1555535" calcext:value-type="float">
            <text:p>1555535</text:p>
          </table:table-cell>
          <table:table-cell office:value-type="float" office:value="1626853" calcext:value-type="float">
            <text:p>1626853</text:p>
          </table:table-cell>
          <table:table-cell office:value-type="float" office:value="1765980" calcext:value-type="float">
            <text:p>1765980</text:p>
          </table:table-cell>
          <table:table-cell office:value-type="float" office:value="1749904" calcext:value-type="float">
            <text:p>1749904</text:p>
          </table:table-cell>
          <table:table-cell office:value-type="float" office:value="1580672" calcext:value-type="float">
            <text:p>1580672</text:p>
          </table:table-cell>
          <table:table-cell office:value-type="float" office:value="1703431" calcext:value-type="float">
            <text:p>1703431</text:p>
          </table:table-cell>
          <table:table-cell office:value-type="float" office:value="1652866" calcext:value-type="float">
            <text:p>1652866</text:p>
          </table:table-cell>
          <table:table-cell office:value-type="float" office:value="1590025" calcext:value-type="float">
            <text:p>1590025</text:p>
          </table:table-cell>
          <table:table-cell table:formula="of:=MIN([.A1114:.J1114])" office:value-type="float" office:value="1555535" calcext:value-type="float">
            <text:p>1555535</text:p>
          </table:table-cell>
        </table:table-row>
        <table:table-row table:style-name="ro1">
          <table:table-cell office:value-type="float" office:value="1663972" calcext:value-type="float">
            <text:p>1663972</text:p>
          </table:table-cell>
          <table:table-cell office:value-type="float" office:value="1576580" calcext:value-type="float">
            <text:p>1576580</text:p>
          </table:table-cell>
          <table:table-cell office:value-type="float" office:value="1525138" calcext:value-type="float">
            <text:p>1525138</text:p>
          </table:table-cell>
          <table:table-cell office:value-type="float" office:value="1561965" calcext:value-type="float">
            <text:p>1561965</text:p>
          </table:table-cell>
          <table:table-cell office:value-type="float" office:value="1674787" calcext:value-type="float">
            <text:p>1674787</text:p>
          </table:table-cell>
          <table:table-cell office:value-type="float" office:value="1695247" calcext:value-type="float">
            <text:p>1695247</text:p>
          </table:table-cell>
          <table:table-cell office:value-type="float" office:value="2260524" calcext:value-type="float">
            <text:p>2260524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1763642" calcext:value-type="float">
            <text:p>1763642</text:p>
          </table:table-cell>
          <table:table-cell office:value-type="float" office:value="1557582" calcext:value-type="float">
            <text:p>1557582</text:p>
          </table:table-cell>
          <table:table-cell table:formula="of:=MIN([.A1115:.J1115])" office:value-type="float" office:value="1525138" calcext:value-type="float">
            <text:p>1525138</text:p>
          </table:table-cell>
        </table:table-row>
        <table:table-row table:style-name="ro1">
          <table:table-cell office:value-type="float" office:value="1621592" calcext:value-type="float">
            <text:p>1621592</text:p>
          </table:table-cell>
          <table:table-cell office:value-type="float" office:value="2159979" calcext:value-type="float">
            <text:p>2159979</text:p>
          </table:table-cell>
          <table:table-cell office:value-type="float" office:value="1505262" calcext:value-type="float">
            <text:p>1505262</text:p>
          </table:table-cell>
          <table:table-cell office:value-type="float" office:value="1535952" calcext:value-type="float">
            <text:p>1535952</text:p>
          </table:table-cell>
          <table:table-cell office:value-type="float" office:value="1592948" calcext:value-type="float">
            <text:p>1592948</text:p>
          </table:table-cell>
          <table:table-cell office:value-type="float" office:value="1607562" calcext:value-type="float">
            <text:p>1607562</text:p>
          </table:table-cell>
          <table:table-cell office:value-type="float" office:value="1678587" calcext:value-type="float">
            <text:p>1678587</text:p>
          </table:table-cell>
          <table:table-cell office:value-type="float" office:value="1708692" calcext:value-type="float">
            <text:p>1708692</text:p>
          </table:table-cell>
          <table:table-cell office:value-type="float" office:value="1642636" calcext:value-type="float">
            <text:p>1642636</text:p>
          </table:table-cell>
          <table:table-cell office:value-type="float" office:value="1613992" calcext:value-type="float">
            <text:p>1613992</text:p>
          </table:table-cell>
          <table:table-cell table:formula="of:=MIN([.A1116:.J1116])" office:value-type="float" office:value="1505262" calcext:value-type="float">
            <text:p>1505262</text:p>
          </table:table-cell>
        </table:table-row>
        <table:table-row table:style-name="ro1">
          <table:table-cell office:value-type="float" office:value="1566058" calcext:value-type="float">
            <text:p>1566058</text:p>
          </table:table-cell>
          <table:table-cell office:value-type="float" office:value="1622761" calcext:value-type="float">
            <text:p>1622761</text:p>
          </table:table-cell>
          <table:table-cell office:value-type="float" office:value="1531275" calcext:value-type="float">
            <text:p>1531275</text:p>
          </table:table-cell>
          <table:table-cell office:value-type="float" office:value="1511985" calcext:value-type="float">
            <text:p>1511985</text:p>
          </table:table-cell>
          <table:table-cell office:value-type="float" office:value="1557289" calcext:value-type="float">
            <text:p>1557289</text:p>
          </table:table-cell>
          <table:table-cell office:value-type="float" office:value="1560796" calcext:value-type="float">
            <text:p>1560796</text:p>
          </table:table-cell>
          <table:table-cell office:value-type="float" office:value="1764519" calcext:value-type="float">
            <text:p>1764519</text:p>
          </table:table-cell>
          <table:table-cell office:value-type="float" office:value="2124320" calcext:value-type="float">
            <text:p>2124320</text:p>
          </table:table-cell>
          <table:table-cell office:value-type="float" office:value="1585933" calcext:value-type="float">
            <text:p>1585933</text:p>
          </table:table-cell>
          <table:table-cell office:value-type="float" office:value="1762180" calcext:value-type="float">
            <text:p>1762180</text:p>
          </table:table-cell>
          <table:table-cell table:formula="of:=MIN([.A1117:.J1117])" office:value-type="float" office:value="1511985" calcext:value-type="float">
            <text:p>1511985</text:p>
          </table:table-cell>
        </table:table-row>
        <table:table-row table:style-name="ro1">
          <table:table-cell office:value-type="float" office:value="2480614" calcext:value-type="float">
            <text:p>2480614</text:p>
          </table:table-cell>
          <table:table-cell office:value-type="float" office:value="1586517" calcext:value-type="float">
            <text:p>1586517</text:p>
          </table:table-cell>
          <table:table-cell office:value-type="float" office:value="2948853" calcext:value-type="float">
            <text:p>2948853</text:p>
          </table:table-cell>
          <table:table-cell office:value-type="float" office:value="2039850" calcext:value-type="float">
            <text:p>2039850</text:p>
          </table:table-cell>
          <table:table-cell office:value-type="float" office:value="2261693" calcext:value-type="float">
            <text:p>2261693</text:p>
          </table:table-cell>
          <table:table-cell office:value-type="float" office:value="2283615" calcext:value-type="float">
            <text:p>2283615</text:p>
          </table:table-cell>
          <table:table-cell office:value-type="float" office:value="1668065" calcext:value-type="float">
            <text:p>1668065</text:p>
          </table:table-cell>
          <table:table-cell office:value-type="float" office:value="1659588" calcext:value-type="float">
            <text:p>1659588</text:p>
          </table:table-cell>
          <table:table-cell office:value-type="float" office:value="1581549" calcext:value-type="float">
            <text:p>1581549</text:p>
          </table:table-cell>
          <table:table-cell office:value-type="float" office:value="2480029" calcext:value-type="float">
            <text:p>2480029</text:p>
          </table:table-cell>
          <table:table-cell table:formula="of:=MIN([.A1118:.J1118])" office:value-type="float" office:value="1581549" calcext:value-type="float">
            <text:p>1581549</text:p>
          </table:table-cell>
        </table:table-row>
        <table:table-row table:style-name="ro1">
          <table:table-cell office:value-type="float" office:value="2030204" calcext:value-type="float">
            <text:p>2030204</text:p>
          </table:table-cell>
          <table:table-cell office:value-type="float" office:value="1830867" calcext:value-type="float">
            <text:p>1830867</text:p>
          </table:table-cell>
          <table:table-cell office:value-type="float" office:value="1772702" calcext:value-type="float">
            <text:p>1772702</text:p>
          </table:table-cell>
          <table:table-cell office:value-type="float" office:value="2261693" calcext:value-type="float">
            <text:p>2261693</text:p>
          </table:table-cell>
          <table:table-cell office:value-type="float" office:value="1727691" calcext:value-type="float">
            <text:p>1727691</text:p>
          </table:table-cell>
          <table:table-cell office:value-type="float" office:value="1715415" calcext:value-type="float">
            <text:p>1715415</text:p>
          </table:table-cell>
          <table:table-cell office:value-type="float" office:value="1624515" calcext:value-type="float">
            <text:p>1624515</text:p>
          </table:table-cell>
          <table:table-cell office:value-type="float" office:value="1619253" calcext:value-type="float">
            <text:p>1619253</text:p>
          </table:table-cell>
          <table:table-cell office:value-type="float" office:value="2209960" calcext:value-type="float">
            <text:p>2209960</text:p>
          </table:table-cell>
          <table:table-cell office:value-type="float" office:value="1700216" calcext:value-type="float">
            <text:p>1700216</text:p>
          </table:table-cell>
          <table:table-cell table:formula="of:=MIN([.A1119:.J1119])" office:value-type="float" office:value="1619253" calcext:value-type="float">
            <text:p>1619253</text:p>
          </table:table-cell>
        </table:table-row>
        <table:table-row table:style-name="ro1">
          <table:table-cell office:value-type="float" office:value="1940182" calcext:value-type="float">
            <text:p>1940182</text:p>
          </table:table-cell>
          <table:table-cell office:value-type="float" office:value="1809530" calcext:value-type="float">
            <text:p>1809530</text:p>
          </table:table-cell>
          <table:table-cell office:value-type="float" office:value="1695832" calcext:value-type="float">
            <text:p>1695832</text:p>
          </table:table-cell>
          <table:table-cell office:value-type="float" office:value="1709277" calcext:value-type="float">
            <text:p>1709277</text:p>
          </table:table-cell>
          <table:table-cell office:value-type="float" office:value="1634160" calcext:value-type="float">
            <text:p>1634160</text:p>
          </table:table-cell>
          <table:table-cell office:value-type="float" office:value="1646143" calcext:value-type="float">
            <text:p>1646143</text:p>
          </table:table-cell>
          <table:table-cell office:value-type="float" office:value="2461908" calcext:value-type="float">
            <text:p>2461908</text:p>
          </table:table-cell>
          <table:table-cell office:value-type="float" office:value="1556120" calcext:value-type="float">
            <text:p>1556120</text:p>
          </table:table-cell>
          <table:table-cell office:value-type="float" office:value="1644975" calcext:value-type="float">
            <text:p>1644975</text:p>
          </table:table-cell>
          <table:table-cell office:value-type="float" office:value="1620715" calcext:value-type="float">
            <text:p>1620715</text:p>
          </table:table-cell>
          <table:table-cell table:formula="of:=MIN([.A1120:.J1120])" office:value-type="float" office:value="1556120" calcext:value-type="float">
            <text:p>1556120</text:p>
          </table:table-cell>
        </table:table-row>
        <table:table-row table:style-name="ro1">
          <table:table-cell office:value-type="float" office:value="2252925" calcext:value-type="float">
            <text:p>2252925</text:p>
          </table:table-cell>
          <table:table-cell office:value-type="float" office:value="2370423" calcext:value-type="float">
            <text:p>2370423</text:p>
          </table:table-cell>
          <table:table-cell office:value-type="float" office:value="1623637" calcext:value-type="float">
            <text:p>1623637</text:p>
          </table:table-cell>
          <table:table-cell office:value-type="float" office:value="1610192" calcext:value-type="float">
            <text:p>1610192</text:p>
          </table:table-cell>
          <table:table-cell office:value-type="float" office:value="1578626" calcext:value-type="float">
            <text:p>1578626</text:p>
          </table:table-cell>
          <table:table-cell office:value-type="float" office:value="1581256" calcext:value-type="float">
            <text:p>1581256</text:p>
          </table:table-cell>
          <table:table-cell office:value-type="float" office:value="1736167" calcext:value-type="float">
            <text:p>1736167</text:p>
          </table:table-cell>
          <table:table-cell office:value-type="float" office:value="1525430" calcext:value-type="float">
            <text:p>1525430</text:p>
          </table:table-cell>
          <table:table-cell office:value-type="float" office:value="1614284" calcext:value-type="float">
            <text:p>1614284</text:p>
          </table:table-cell>
          <table:table-cell office:value-type="float" office:value="1754873" calcext:value-type="float">
            <text:p>1754873</text:p>
          </table:table-cell>
          <table:table-cell table:formula="of:=MIN([.A1121:.J1121])" office:value-type="float" office:value="1525430" calcext:value-type="float">
            <text:p>1525430</text:p>
          </table:table-cell>
        </table:table-row>
        <table:table-row table:style-name="ro1">
          <table:table-cell office:value-type="float" office:value="2035173" calcext:value-type="float">
            <text:p>2035173</text:p>
          </table:table-cell>
          <table:table-cell office:value-type="float" office:value="1769195" calcext:value-type="float">
            <text:p>1769195</text:p>
          </table:table-cell>
          <table:table-cell office:value-type="float" office:value="1625976" calcext:value-type="float">
            <text:p>1625976</text:p>
          </table:table-cell>
          <table:table-cell office:value-type="float" office:value="1617791" calcext:value-type="float">
            <text:p>1617791</text:p>
          </table:table-cell>
          <table:table-cell office:value-type="float" office:value="1721261" calcext:value-type="float">
            <text:p>1721261</text:p>
          </table:table-cell>
          <table:table-cell office:value-type="float" office:value="1629191" calcext:value-type="float">
            <text:p>1629191</text:p>
          </table:table-cell>
          <table:table-cell office:value-type="float" office:value="1703139" calcext:value-type="float">
            <text:p>1703139</text:p>
          </table:table-cell>
          <table:table-cell office:value-type="float" office:value="2702458" calcext:value-type="float">
            <text:p>2702458</text:p>
          </table:table-cell>
          <table:table-cell office:value-type="float" office:value="1603470" calcext:value-type="float">
            <text:p>1603470</text:p>
          </table:table-cell>
          <table:table-cell office:value-type="float" office:value="1677710" calcext:value-type="float">
            <text:p>1677710</text:p>
          </table:table-cell>
          <table:table-cell table:formula="of:=MIN([.A1122:.J1122])" office:value-type="float" office:value="1603470" calcext:value-type="float">
            <text:p>1603470</text:p>
          </table:table-cell>
        </table:table-row>
        <table:table-row table:style-name="ro1">
          <table:table-cell office:value-type="float" office:value="2679368" calcext:value-type="float">
            <text:p>2679368</text:p>
          </table:table-cell>
          <table:table-cell office:value-type="float" office:value="1624222" calcext:value-type="float">
            <text:p>1624222</text:p>
          </table:table-cell>
          <table:table-cell office:value-type="float" office:value="2154133" calcext:value-type="float">
            <text:p>2154133</text:p>
          </table:table-cell>
          <table:table-cell office:value-type="float" office:value="1531568" calcext:value-type="float">
            <text:p>1531568</text:p>
          </table:table-cell>
          <table:table-cell office:value-type="float" office:value="1830575" calcext:value-type="float">
            <text:p>1830575</text:p>
          </table:table-cell>
          <table:table-cell office:value-type="float" office:value="1557582" calcext:value-type="float">
            <text:p>1557582</text:p>
          </table:table-cell>
          <table:table-cell office:value-type="float" office:value="1580964" calcext:value-type="float">
            <text:p>1580964</text:p>
          </table:table-cell>
          <table:table-cell office:value-type="float" office:value="1880555" calcext:value-type="float">
            <text:p>1880555</text:p>
          </table:table-cell>
          <table:table-cell office:value-type="float" office:value="1528938" calcext:value-type="float">
            <text:p>1528938</text:p>
          </table:table-cell>
          <table:table-cell office:value-type="float" office:value="2377146" calcext:value-type="float">
            <text:p>2377146</text:p>
          </table:table-cell>
          <table:table-cell table:formula="of:=MIN([.A1123:.J1123])" office:value-type="float" office:value="1528938" calcext:value-type="float">
            <text:p>1528938</text:p>
          </table:table-cell>
        </table:table-row>
        <table:table-row table:style-name="ro1">
          <table:table-cell office:value-type="float" office:value="1751074" calcext:value-type="float">
            <text:p>1751074</text:p>
          </table:table-cell>
          <table:table-cell office:value-type="float" office:value="1567519" calcext:value-type="float">
            <text:p>1567519</text:p>
          </table:table-cell>
          <table:table-cell office:value-type="float" office:value="1647021" calcext:value-type="float">
            <text:p>1647021</text:p>
          </table:table-cell>
          <table:table-cell office:value-type="float" office:value="2214636" calcext:value-type="float">
            <text:p>2214636</text:p>
          </table:table-cell>
          <table:table-cell office:value-type="float" office:value="2448755" calcext:value-type="float">
            <text:p>2448755</text:p>
          </table:table-cell>
          <table:table-cell office:value-type="float" office:value="2513350" calcext:value-type="float">
            <text:p>2513350</text:p>
          </table:table-cell>
          <table:table-cell office:value-type="float" office:value="1546475" calcext:value-type="float">
            <text:p>1546475</text:p>
          </table:table-cell>
          <table:table-cell office:value-type="float" office:value="1673619" calcext:value-type="float">
            <text:p>1673619</text:p>
          </table:table-cell>
          <table:table-cell office:value-type="float" office:value="1517538" calcext:value-type="float">
            <text:p>1517538</text:p>
          </table:table-cell>
          <table:table-cell office:value-type="float" office:value="1710739" calcext:value-type="float">
            <text:p>1710739</text:p>
          </table:table-cell>
          <table:table-cell table:formula="of:=MIN([.A1124:.J1124])" office:value-type="float" office:value="1517538" calcext:value-type="float">
            <text:p>1517538</text:p>
          </table:table-cell>
        </table:table-row>
        <table:table-row table:style-name="ro1">
          <table:table-cell office:value-type="float" office:value="1631822" calcext:value-type="float">
            <text:p>1631822</text:p>
          </table:table-cell>
          <table:table-cell office:value-type="float" office:value="1526307" calcext:value-type="float">
            <text:p>1526307</text:p>
          </table:table-cell>
          <table:table-cell office:value-type="float" office:value="1624514" calcext:value-type="float">
            <text:p>1624514</text:p>
          </table:table-cell>
          <table:table-cell office:value-type="float" office:value="1656666" calcext:value-type="float">
            <text:p>1656666</text:p>
          </table:table-cell>
          <table:table-cell office:value-type="float" office:value="1714538" calcext:value-type="float">
            <text:p>1714538</text:p>
          </table:table-cell>
          <table:table-cell office:value-type="float" office:value="1792285" calcext:value-type="float">
            <text:p>1792285</text:p>
          </table:table-cell>
          <table:table-cell office:value-type="float" office:value="1526892" calcext:value-type="float">
            <text:p>1526892</text:p>
          </table:table-cell>
          <table:table-cell office:value-type="float" office:value="1665726" calcext:value-type="float">
            <text:p>1665726</text:p>
          </table:table-cell>
          <table:table-cell office:value-type="float" office:value="2480322" calcext:value-type="float">
            <text:p>2480322</text:p>
          </table:table-cell>
          <table:table-cell office:value-type="float" office:value="1737044" calcext:value-type="float">
            <text:p>1737044</text:p>
          </table:table-cell>
          <table:table-cell table:formula="of:=MIN([.A1125:.J1125])" office:value-type="float" office:value="1526307" calcext:value-type="float">
            <text:p>1526307</text:p>
          </table:table-cell>
        </table:table-row>
        <table:table-row table:style-name="ro1">
          <table:table-cell office:value-type="float" office:value="1571319" calcext:value-type="float">
            <text:p>1571319</text:p>
          </table:table-cell>
          <table:table-cell office:value-type="float" office:value="1548520" calcext:value-type="float">
            <text:p>1548520</text:p>
          </table:table-cell>
          <table:table-cell office:value-type="float" office:value="1555535" calcext:value-type="float">
            <text:p>1555535</text:p>
          </table:table-cell>
          <table:table-cell office:value-type="float" office:value="1595871" calcext:value-type="float">
            <text:p>1595871</text:p>
          </table:table-cell>
          <table:table-cell office:value-type="float" office:value="1627437" calcext:value-type="float">
            <text:p>1627437</text:p>
          </table:table-cell>
          <table:table-cell office:value-type="float" office:value="1738505" calcext:value-type="float">
            <text:p>1738505</text:p>
          </table:table-cell>
          <table:table-cell office:value-type="float" office:value="2597236" calcext:value-type="float">
            <text:p>2597236</text:p>
          </table:table-cell>
          <table:table-cell office:value-type="float" office:value="1710153" calcext:value-type="float">
            <text:p>1710153</text:p>
          </table:table-cell>
          <table:table-cell office:value-type="float" office:value="1737336" calcext:value-type="float">
            <text:p>1737336</text:p>
          </table:table-cell>
          <table:table-cell office:value-type="float" office:value="1670403" calcext:value-type="float">
            <text:p>1670403</text:p>
          </table:table-cell>
          <table:table-cell table:formula="of:=MIN([.A1126:.J1126])" office:value-type="float" office:value="1548520" calcext:value-type="float">
            <text:p>1548520</text:p>
          </table:table-cell>
        </table:table-row>
        <table:table-row table:style-name="ro1">
          <table:table-cell office:value-type="float" office:value="1549106" calcext:value-type="float">
            <text:p>1549106</text:p>
          </table:table-cell>
          <table:table-cell office:value-type="float" office:value="2153841" calcext:value-type="float">
            <text:p>2153841</text:p>
          </table:table-cell>
          <table:table-cell office:value-type="float" office:value="1716876" calcext:value-type="float">
            <text:p>1716876</text:p>
          </table:table-cell>
          <table:table-cell office:value-type="float" office:value="1542675" calcext:value-type="float">
            <text:p>1542675</text:p>
          </table:table-cell>
          <table:table-cell office:value-type="float" office:value="1585933" calcext:value-type="float">
            <text:p>1585933</text:p>
          </table:table-cell>
          <table:table-cell office:value-type="float" office:value="1635328" calcext:value-type="float">
            <text:p>1635328</text:p>
          </table:table-cell>
          <table:table-cell office:value-type="float" office:value="1762765" calcext:value-type="float">
            <text:p>1762765</text:p>
          </table:table-cell>
          <table:table-cell office:value-type="float" office:value="2093046" calcext:value-type="float">
            <text:p>2093046</text:p>
          </table:table-cell>
          <table:table-cell office:value-type="float" office:value="1659588" calcext:value-type="float">
            <text:p>1659588</text:p>
          </table:table-cell>
          <table:table-cell office:value-type="float" office:value="1604639" calcext:value-type="float">
            <text:p>1604639</text:p>
          </table:table-cell>
          <table:table-cell table:formula="of:=MIN([.A1127:.J1127])" office:value-type="float" office:value="1542675" calcext:value-type="float">
            <text:p>1542675</text:p>
          </table:table-cell>
        </table:table-row>
        <table:table-row table:style-name="ro1">
          <table:table-cell office:value-type="float" office:value="2274261" calcext:value-type="float">
            <text:p>2274261</text:p>
          </table:table-cell>
          <table:table-cell office:value-type="float" office:value="1694662" calcext:value-type="float">
            <text:p>1694662</text:p>
          </table:table-cell>
          <table:table-cell office:value-type="float" office:value="2294430" calcext:value-type="float">
            <text:p>2294430</text:p>
          </table:table-cell>
          <table:table-cell office:value-type="float" office:value="1812745" calcext:value-type="float">
            <text:p>1812745</text:p>
          </table:table-cell>
          <table:table-cell office:value-type="float" office:value="1549690" calcext:value-type="float">
            <text:p>1549690</text:p>
          </table:table-cell>
          <table:table-cell office:value-type="float" office:value="1593533" calcext:value-type="float">
            <text:p>1593533</text:p>
          </table:table-cell>
          <table:table-cell office:value-type="float" office:value="1681802" calcext:value-type="float">
            <text:p>1681802</text:p>
          </table:table-cell>
          <table:table-cell office:value-type="float" office:value="2037220" calcext:value-type="float">
            <text:p>2037220</text:p>
          </table:table-cell>
          <table:table-cell office:value-type="float" office:value="1605808" calcext:value-type="float">
            <text:p>1605808</text:p>
          </table:table-cell>
          <table:table-cell office:value-type="float" office:value="1579795" calcext:value-type="float">
            <text:p>1579795</text:p>
          </table:table-cell>
          <table:table-cell table:formula="of:=MIN([.A1128:.J1128])" office:value-type="float" office:value="1549690" calcext:value-type="float">
            <text:p>1549690</text:p>
          </table:table-cell>
        </table:table-row>
        <table:table-row table:style-name="ro1">
          <table:table-cell office:value-type="float" office:value="1821806" calcext:value-type="float">
            <text:p>1821806</text:p>
          </table:table-cell>
          <table:table-cell office:value-type="float" office:value="1824436" calcext:value-type="float">
            <text:p>1824436</text:p>
          </table:table-cell>
          <table:table-cell office:value-type="float" office:value="1774748" calcext:value-type="float">
            <text:p>1774748</text:p>
          </table:table-cell>
          <table:table-cell office:value-type="float" office:value="2027282" calcext:value-type="float">
            <text:p>2027282</text:p>
          </table:table-cell>
          <table:table-cell office:value-type="float" office:value="2042480" calcext:value-type="float">
            <text:p>2042480</text:p>
          </table:table-cell>
          <table:table-cell office:value-type="float" office:value="2341194" calcext:value-type="float">
            <text:p>2341194</text:p>
          </table:table-cell>
          <table:table-cell office:value-type="float" office:value="1638252" calcext:value-type="float">
            <text:p>1638252</text:p>
          </table:table-cell>
          <table:table-cell office:value-type="float" office:value="1699339" calcext:value-type="float">
            <text:p>1699339</text:p>
          </table:table-cell>
          <table:table-cell office:value-type="float" office:value="1565181" calcext:value-type="float">
            <text:p>1565181</text:p>
          </table:table-cell>
          <table:table-cell office:value-type="float" office:value="2501074" calcext:value-type="float">
            <text:p>2501074</text:p>
          </table:table-cell>
          <table:table-cell table:formula="of:=MIN([.A1129:.J1129])" office:value-type="float" office:value="1565181" calcext:value-type="float">
            <text:p>1565181</text:p>
          </table:table-cell>
        </table:table-row>
        <table:table-row table:style-name="ro1">
          <table:table-cell office:value-type="float" office:value="1831744" calcext:value-type="float">
            <text:p>1831744</text:p>
          </table:table-cell>
          <table:table-cell office:value-type="float" office:value="1680633" calcext:value-type="float">
            <text:p>1680633</text:p>
          </table:table-cell>
          <table:table-cell office:value-type="float" office:value="1656373" calcext:value-type="float">
            <text:p>1656373</text:p>
          </table:table-cell>
          <table:table-cell office:value-type="float" office:value="2378900" calcext:value-type="float">
            <text:p>2378900</text:p>
          </table:table-cell>
          <table:table-cell office:value-type="float" office:value="1946026" calcext:value-type="float">
            <text:p>1946026</text:p>
          </table:table-cell>
          <table:table-cell office:value-type="float" office:value="1732368" calcext:value-type="float">
            <text:p>1732368</text:p>
          </table:table-cell>
          <table:table-cell office:value-type="float" office:value="1577749" calcext:value-type="float">
            <text:p>1577749</text:p>
          </table:table-cell>
          <table:table-cell office:value-type="float" office:value="1590902" calcext:value-type="float">
            <text:p>1590902</text:p>
          </table:table-cell>
          <table:table-cell office:value-type="float" office:value="2614480" calcext:value-type="float">
            <text:p>2614480</text:p>
          </table:table-cell>
          <table:table-cell office:value-type="float" office:value="1691740" calcext:value-type="float">
            <text:p>1691740</text:p>
          </table:table-cell>
          <table:table-cell table:formula="of:=MIN([.A1130:.J1130])" office:value-type="float" office:value="1577749" calcext:value-type="float">
            <text:p>1577749</text:p>
          </table:table-cell>
        </table:table-row>
        <table:table-row table:style-name="ro1">
          <table:table-cell office:value-type="float" office:value="1709277" calcext:value-type="float">
            <text:p>1709277</text:p>
          </table:table-cell>
          <table:table-cell office:value-type="float" office:value="1613700" calcext:value-type="float">
            <text:p>1613700</text:p>
          </table:table-cell>
          <table:table-cell office:value-type="float" office:value="1583595" calcext:value-type="float">
            <text:p>1583595</text:p>
          </table:table-cell>
          <table:table-cell office:value-type="float" office:value="1682095" calcext:value-type="float">
            <text:p>1682095</text:p>
          </table:table-cell>
          <table:table-cell office:value-type="float" office:value="1742890" calcext:value-type="float">
            <text:p>1742890</text:p>
          </table:table-cell>
          <table:table-cell office:value-type="float" office:value="1662804" calcext:value-type="float">
            <text:p>1662804</text:p>
          </table:table-cell>
          <table:table-cell office:value-type="float" office:value="2210544" calcext:value-type="float">
            <text:p>2210544</text:p>
          </table:table-cell>
          <table:table-cell office:value-type="float" office:value="1667772" calcext:value-type="float">
            <text:p>1667772</text:p>
          </table:table-cell>
          <table:table-cell office:value-type="float" office:value="1794039" calcext:value-type="float">
            <text:p>1794039</text:p>
          </table:table-cell>
          <table:table-cell office:value-type="float" office:value="1623345" calcext:value-type="float">
            <text:p>1623345</text:p>
          </table:table-cell>
          <table:table-cell table:formula="of:=MIN([.A1131:.J1131])" office:value-type="float" office:value="1583595" calcext:value-type="float">
            <text:p>1583595</text:p>
          </table:table-cell>
        </table:table-row>
        <table:table-row table:style-name="ro1">
          <table:table-cell office:value-type="float" office:value="1693494" calcext:value-type="float">
            <text:p>1693494</text:p>
          </table:table-cell>
          <table:table-cell office:value-type="float" office:value="1657250" calcext:value-type="float">
            <text:p>1657250</text:p>
          </table:table-cell>
          <table:table-cell office:value-type="float" office:value="1615454" calcext:value-type="float">
            <text:p>1615454</text:p>
          </table:table-cell>
          <table:table-cell office:value-type="float" office:value="1832621" calcext:value-type="float">
            <text:p>1832621</text:p>
          </table:table-cell>
          <table:table-cell office:value-type="float" office:value="1789947" calcext:value-type="float">
            <text:p>1789947</text:p>
          </table:table-cell>
          <table:table-cell office:value-type="float" office:value="1635329" calcext:value-type="float">
            <text:p>1635329</text:p>
          </table:table-cell>
          <table:table-cell office:value-type="float" office:value="1894293" calcext:value-type="float">
            <text:p>1894293</text:p>
          </table:table-cell>
          <table:table-cell office:value-type="float" office:value="1770364" calcext:value-type="float">
            <text:p>1770364</text:p>
          </table:table-cell>
          <table:table-cell office:value-type="float" office:value="1727691" calcext:value-type="float">
            <text:p>1727691</text:p>
          </table:table-cell>
          <table:table-cell office:value-type="float" office:value="1605808" calcext:value-type="float">
            <text:p>1605808</text:p>
          </table:table-cell>
          <table:table-cell table:formula="of:=MIN([.A1132:.J1132])" office:value-type="float" office:value="1605808" calcext:value-type="float">
            <text:p>1605808</text:p>
          </table:table-cell>
        </table:table-row>
        <table:table-row table:style-name="ro1">
          <table:table-cell office:value-type="float" office:value="1579210" calcext:value-type="float">
            <text:p>1579210</text:p>
          </table:table-cell>
          <table:table-cell office:value-type="float" office:value="2307290" calcext:value-type="float">
            <text:p>2307290</text:p>
          </table:table-cell>
          <table:table-cell office:value-type="float" office:value="1535368" calcext:value-type="float">
            <text:p>1535368</text:p>
          </table:table-cell>
          <table:table-cell office:value-type="float" office:value="2252341" calcext:value-type="float">
            <text:p>2252341</text:p>
          </table:table-cell>
          <table:table-cell office:value-type="float" office:value="1682971" calcext:value-type="float">
            <text:p>1682971</text:p>
          </table:table-cell>
          <table:table-cell office:value-type="float" office:value="1718630" calcext:value-type="float">
            <text:p>1718630</text:p>
          </table:table-cell>
          <table:table-cell office:value-type="float" office:value="1642928" calcext:value-type="float">
            <text:p>1642928</text:p>
          </table:table-cell>
          <table:table-cell office:value-type="float" office:value="2259648" calcext:value-type="float">
            <text:p>2259648</text:p>
          </table:table-cell>
          <table:table-cell office:value-type="float" office:value="1597917" calcext:value-type="float">
            <text:p>1597917</text:p>
          </table:table-cell>
          <table:table-cell office:value-type="float" office:value="1521923" calcext:value-type="float">
            <text:p>1521923</text:p>
          </table:table-cell>
          <table:table-cell table:formula="of:=MIN([.A1133:.J1133])" office:value-type="float" office:value="1521923" calcext:value-type="float">
            <text:p>1521923</text:p>
          </table:table-cell>
        </table:table-row>
        <table:table-row table:style-name="ro1">
          <table:table-cell office:value-type="float" office:value="2190669" calcext:value-type="float">
            <text:p>2190669</text:p>
          </table:table-cell>
          <table:table-cell office:value-type="float" office:value="1627437" calcext:value-type="float">
            <text:p>1627437</text:p>
          </table:table-cell>
          <table:table-cell office:value-type="float" office:value="2155302" calcext:value-type="float">
            <text:p>2155302</text:p>
          </table:table-cell>
          <table:table-cell office:value-type="float" office:value="2382407" calcext:value-type="float">
            <text:p>2382407</text:p>
          </table:table-cell>
          <table:table-cell office:value-type="float" office:value="1808069" calcext:value-type="float">
            <text:p>1808069</text:p>
          </table:table-cell>
          <table:table-cell office:value-type="float" office:value="1776502" calcext:value-type="float">
            <text:p>1776502</text:p>
          </table:table-cell>
          <table:table-cell office:value-type="float" office:value="1647312" calcext:value-type="float">
            <text:p>1647312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1751074" calcext:value-type="float">
            <text:p>1751074</text:p>
          </table:table-cell>
          <table:table-cell office:value-type="float" office:value="2699828" calcext:value-type="float">
            <text:p>2699828</text:p>
          </table:table-cell>
          <table:table-cell table:formula="of:=MIN([.A1134:.J1134])" office:value-type="float" office:value="1627437" calcext:value-type="float">
            <text:p>1627437</text:p>
          </table:table-cell>
        </table:table-row>
        <table:table-row table:style-name="ro1">
          <table:table-cell office:value-type="float" office:value="1783517" calcext:value-type="float">
            <text:p>1783517</text:p>
          </table:table-cell>
          <table:table-cell office:value-type="float" office:value="1581549" calcext:value-type="float">
            <text:p>1581549</text:p>
          </table:table-cell>
          <table:table-cell office:value-type="float" office:value="1678294" calcext:value-type="float">
            <text:p>1678294</text:p>
          </table:table-cell>
          <table:table-cell office:value-type="float" office:value="1984901" calcext:value-type="float">
            <text:p>1984901</text:p>
          </table:table-cell>
          <table:table-cell office:value-type="float" office:value="3067228" calcext:value-type="float">
            <text:p>3067228</text:p>
          </table:table-cell>
          <table:table-cell office:value-type="float" office:value="2306413" calcext:value-type="float">
            <text:p>2306413</text:p>
          </table:table-cell>
          <table:table-cell office:value-type="float" office:value="1621592" calcext:value-type="float">
            <text:p>1621592</text:p>
          </table:table-cell>
          <table:table-cell office:value-type="float" office:value="1616916" calcext:value-type="float">
            <text:p>1616916</text:p>
          </table:table-cell>
          <table:table-cell office:value-type="float" office:value="1658419" calcext:value-type="float">
            <text:p>1658419</text:p>
          </table:table-cell>
          <table:table-cell office:value-type="float" office:value="1929074" calcext:value-type="float">
            <text:p>1929074</text:p>
          </table:table-cell>
          <table:table-cell table:formula="of:=MIN([.A1135:.J1135])" office:value-type="float" office:value="1581549" calcext:value-type="float">
            <text:p>1581549</text:p>
          </table:table-cell>
        </table:table-row>
        <table:table-row table:style-name="ro1">
          <table:table-cell office:value-type="float" office:value="1648482" calcext:value-type="float">
            <text:p>1648482</text:p>
          </table:table-cell>
          <table:table-cell office:value-type="float" office:value="1526015" calcext:value-type="float">
            <text:p>1526015</text:p>
          </table:table-cell>
          <table:table-cell office:value-type="float" office:value="1876463" calcext:value-type="float">
            <text:p>1876463</text:p>
          </table:table-cell>
          <table:table-cell office:value-type="float" office:value="1777379" calcext:value-type="float">
            <text:p>1777379</text:p>
          </table:table-cell>
          <table:table-cell office:value-type="float" office:value="1724768" calcext:value-type="float">
            <text:p>1724768</text:p>
          </table:table-cell>
          <table:table-cell office:value-type="float" office:value="1652573" calcext:value-type="float">
            <text:p>1652573</text:p>
          </table:table-cell>
          <table:table-cell office:value-type="float" office:value="1738213" calcext:value-type="float">
            <text:p>1738213</text:p>
          </table:table-cell>
          <table:table-cell office:value-type="float" office:value="1590902" calcext:value-type="float">
            <text:p>1590902</text:p>
          </table:table-cell>
          <table:table-cell office:value-type="float" office:value="2285076" calcext:value-type="float">
            <text:p>2285076</text:p>
          </table:table-cell>
          <table:table-cell office:value-type="float" office:value="1723891" calcext:value-type="float">
            <text:p>1723891</text:p>
          </table:table-cell>
          <table:table-cell table:formula="of:=MIN([.A1136:.J1136])" office:value-type="float" office:value="1526015" calcext:value-type="float">
            <text:p>1526015</text:p>
          </table:table-cell>
        </table:table-row>
        <table:table-row table:style-name="ro1">
          <table:table-cell office:value-type="float" office:value="1593240" calcext:value-type="float">
            <text:p>1593240</text:p>
          </table:table-cell>
          <table:table-cell office:value-type="float" office:value="1540921" calcext:value-type="float">
            <text:p>1540921</text:p>
          </table:table-cell>
          <table:table-cell office:value-type="float" office:value="1797546" calcext:value-type="float">
            <text:p>1797546</text:p>
          </table:table-cell>
          <table:table-cell office:value-type="float" office:value="1711615" calcext:value-type="float">
            <text:p>1711615</text:p>
          </table:table-cell>
          <table:table-cell office:value-type="float" office:value="1644390" calcext:value-type="float">
            <text:p>1644390</text:p>
          </table:table-cell>
          <table:table-cell office:value-type="float" office:value="1594993" calcext:value-type="float">
            <text:p>1594993</text:p>
          </table:table-cell>
          <table:table-cell office:value-type="float" office:value="2414850" calcext:value-type="float">
            <text:p>2414850</text:p>
          </table:table-cell>
          <table:table-cell office:value-type="float" office:value="1547644" calcext:value-type="float">
            <text:p>1547644</text:p>
          </table:table-cell>
          <table:table-cell office:value-type="float" office:value="1648774" calcext:value-type="float">
            <text:p>1648774</text:p>
          </table:table-cell>
          <table:table-cell office:value-type="float" office:value="1635036" calcext:value-type="float">
            <text:p>1635036</text:p>
          </table:table-cell>
          <table:table-cell table:formula="of:=MIN([.A1137:.J1137])" office:value-type="float" office:value="1540921" calcext:value-type="float">
            <text:p>1540921</text:p>
          </table:table-cell>
        </table:table-row>
        <table:table-row table:style-name="ro1">
          <table:table-cell office:value-type="float" office:value="1678587" calcext:value-type="float">
            <text:p>1678587</text:p>
          </table:table-cell>
          <table:table-cell office:value-type="float" office:value="2119059" calcext:value-type="float">
            <text:p>2119059</text:p>
          </table:table-cell>
          <table:table-cell office:value-type="float" office:value="1657542" calcext:value-type="float">
            <text:p>1657542</text:p>
          </table:table-cell>
          <table:table-cell office:value-type="float" office:value="1623930" calcext:value-type="float">
            <text:p>1623930</text:p>
          </table:table-cell>
          <table:table-cell office:value-type="float" office:value="1591486" calcext:value-type="float">
            <text:p>1591486</text:p>
          </table:table-cell>
          <table:table-cell office:value-type="float" office:value="1568689" calcext:value-type="float">
            <text:p>1568689</text:p>
          </table:table-cell>
          <table:table-cell office:value-type="float" office:value="1691740" calcext:value-type="float">
            <text:p>1691740</text:p>
          </table:table-cell>
          <table:table-cell office:value-type="float" office:value="1542383" calcext:value-type="float">
            <text:p>1542383</text:p>
          </table:table-cell>
          <table:table-cell office:value-type="float" office:value="1617499" calcext:value-type="float">
            <text:p>1617499</text:p>
          </table:table-cell>
          <table:table-cell office:value-type="float" office:value="1606101" calcext:value-type="float">
            <text:p>1606101</text:p>
          </table:table-cell>
          <table:table-cell table:formula="of:=MIN([.A1138:.J1138])" office:value-type="float" office:value="1542383" calcext:value-type="float">
            <text:p>1542383</text:p>
          </table:table-cell>
        </table:table-row>
        <table:table-row table:style-name="ro1">
          <table:table-cell office:value-type="float" office:value="2033127" calcext:value-type="float">
            <text:p>2033127</text:p>
          </table:table-cell>
          <table:table-cell office:value-type="float" office:value="2114967" calcext:value-type="float">
            <text:p>2114967</text:p>
          </table:table-cell>
          <table:table-cell office:value-type="float" office:value="1658127" calcext:value-type="float">
            <text:p>1658127</text:p>
          </table:table-cell>
          <table:table-cell office:value-type="float" office:value="1585057" calcext:value-type="float">
            <text:p>1585057</text:p>
          </table:table-cell>
          <table:table-cell office:value-type="float" office:value="1598502" calcext:value-type="float">
            <text:p>1598502</text:p>
          </table:table-cell>
          <table:table-cell office:value-type="float" office:value="1567227" calcext:value-type="float">
            <text:p>1567227</text:p>
          </table:table-cell>
          <table:table-cell office:value-type="float" office:value="1836713" calcext:value-type="float">
            <text:p>1836713</text:p>
          </table:table-cell>
          <table:table-cell office:value-type="float" office:value="2306705" calcext:value-type="float">
            <text:p>2306705</text:p>
          </table:table-cell>
          <table:table-cell office:value-type="float" office:value="1588856" calcext:value-type="float">
            <text:p>1588856</text:p>
          </table:table-cell>
          <table:table-cell office:value-type="float" office:value="1718922" calcext:value-type="float">
            <text:p>1718922</text:p>
          </table:table-cell>
          <table:table-cell table:formula="of:=MIN([.A1139:.J1139])" office:value-type="float" office:value="1567227" calcext:value-type="float">
            <text:p>1567227</text:p>
          </table:table-cell>
        </table:table-row>
        <table:table-row table:style-name="ro1">
          <table:table-cell office:value-type="float" office:value="2224282" calcext:value-type="float">
            <text:p>2224282</text:p>
          </table:table-cell>
          <table:table-cell office:value-type="float" office:value="1696709" calcext:value-type="float">
            <text:p>1696709</text:p>
          </table:table-cell>
          <table:table-cell office:value-type="float" office:value="2288583" calcext:value-type="float">
            <text:p>2288583</text:p>
          </table:table-cell>
          <table:table-cell office:value-type="float" office:value="2287707" calcext:value-type="float">
            <text:p>2287707</text:p>
          </table:table-cell>
          <table:table-cell office:value-type="float" office:value="2506043" calcext:value-type="float">
            <text:p>2506043</text:p>
          </table:table-cell>
          <table:table-cell office:value-type="float" office:value="2112629" calcext:value-type="float">
            <text:p>2112629</text:p>
          </table:table-cell>
          <table:table-cell office:value-type="float" office:value="1652282" calcext:value-type="float">
            <text:p>1652282</text:p>
          </table:table-cell>
          <table:table-cell office:value-type="float" office:value="1674495" calcext:value-type="float">
            <text:p>1674495</text:p>
          </table:table-cell>
          <table:table-cell office:value-type="float" office:value="1568980" calcext:value-type="float">
            <text:p>1568980</text:p>
          </table:table-cell>
          <table:table-cell office:value-type="float" office:value="2658615" calcext:value-type="float">
            <text:p>2658615</text:p>
          </table:table-cell>
          <table:table-cell table:formula="of:=MIN([.A1140:.J1140])" office:value-type="float" office:value="1568980" calcext:value-type="float">
            <text:p>1568980</text:p>
          </table:table-cell>
        </table:table-row>
        <table:table-row table:style-name="ro1">
          <table:table-cell office:value-type="float" office:value="1735290" calcext:value-type="float">
            <text:p>1735290</text:p>
          </table:table-cell>
          <table:table-cell office:value-type="float" office:value="1620423" calcext:value-type="float">
            <text:p>1620423</text:p>
          </table:table-cell>
          <table:table-cell office:value-type="float" office:value="1651112" calcext:value-type="float">
            <text:p>1651112</text:p>
          </table:table-cell>
          <table:table-cell office:value-type="float" office:value="1665435" calcext:value-type="float">
            <text:p>1665435</text:p>
          </table:table-cell>
          <table:table-cell office:value-type="float" office:value="1839635" calcext:value-type="float">
            <text:p>1839635</text:p>
          </table:table-cell>
          <table:table-cell office:value-type="float" office:value="2051541" calcext:value-type="float">
            <text:p>2051541</text:p>
          </table:table-cell>
          <table:table-cell office:value-type="float" office:value="1616038" calcext:value-type="float">
            <text:p>1616038</text:p>
          </table:table-cell>
          <table:table-cell office:value-type="float" office:value="1787901" calcext:value-type="float">
            <text:p>1787901</text:p>
          </table:table-cell>
          <table:table-cell office:value-type="float" office:value="2268416" calcext:value-type="float">
            <text:p>2268416</text:p>
          </table:table-cell>
          <table:table-cell office:value-type="float" office:value="1701385" calcext:value-type="float">
            <text:p>1701385</text:p>
          </table:table-cell>
          <table:table-cell table:formula="of:=MIN([.A1141:.J1141])" office:value-type="float" office:value="1616038" calcext:value-type="float">
            <text:p>1616038</text:p>
          </table:table-cell>
        </table:table-row>
        <table:table-row table:style-name="ro1">
          <table:table-cell office:value-type="float" office:value="1685017" calcext:value-type="float">
            <text:p>1685017</text:p>
          </table:table-cell>
          <table:table-cell office:value-type="float" office:value="1631821" calcext:value-type="float">
            <text:p>1631821</text:p>
          </table:table-cell>
          <table:table-cell office:value-type="float" office:value="1644097" calcext:value-type="float">
            <text:p>1644097</text:p>
          </table:table-cell>
          <table:table-cell office:value-type="float" office:value="1683556" calcext:value-type="float">
            <text:p>1683556</text:p>
          </table:table-cell>
          <table:table-cell office:value-type="float" office:value="1825022" calcext:value-type="float">
            <text:p>1825022</text:p>
          </table:table-cell>
          <table:table-cell office:value-type="float" office:value="1796962" calcext:value-type="float">
            <text:p>1796962</text:p>
          </table:table-cell>
          <table:table-cell office:value-type="float" office:value="2029328" calcext:value-type="float">
            <text:p>2029328</text:p>
          </table:table-cell>
          <table:table-cell office:value-type="float" office:value="1739382" calcext:value-type="float">
            <text:p>1739382</text:p>
          </table:table-cell>
          <table:table-cell office:value-type="float" office:value="1710738" calcext:value-type="float">
            <text:p>1710738</text:p>
          </table:table-cell>
          <table:table-cell office:value-type="float" office:value="1706646" calcext:value-type="float">
            <text:p>1706646</text:p>
          </table:table-cell>
          <table:table-cell table:formula="of:=MIN([.A1142:.J1142])" office:value-type="float" office:value="1631821" calcext:value-type="float">
            <text:p>1631821</text:p>
          </table:table-cell>
        </table:table-row>
        <table:table-row table:style-name="ro1">
          <table:table-cell office:value-type="float" office:value="1590901" calcext:value-type="float">
            <text:p>1590901</text:p>
          </table:table-cell>
          <table:table-cell office:value-type="float" office:value="1566643" calcext:value-type="float">
            <text:p>1566643</text:p>
          </table:table-cell>
          <table:table-cell office:value-type="float" office:value="1527476" calcext:value-type="float">
            <text:p>1527476</text:p>
          </table:table-cell>
          <table:table-cell office:value-type="float" office:value="1542967" calcext:value-type="float">
            <text:p>1542967</text:p>
          </table:table-cell>
          <table:table-cell office:value-type="float" office:value="1679464" calcext:value-type="float">
            <text:p>1679464</text:p>
          </table:table-cell>
          <table:table-cell office:value-type="float" office:value="1748443" calcext:value-type="float">
            <text:p>1748443</text:p>
          </table:table-cell>
          <table:table-cell office:value-type="float" office:value="2025528" calcext:value-type="float">
            <text:p>2025528</text:p>
          </table:table-cell>
          <table:table-cell office:value-type="float" office:value="1606686" calcext:value-type="float">
            <text:p>1606686</text:p>
          </table:table-cell>
          <table:table-cell office:value-type="float" office:value="1670403" calcext:value-type="float">
            <text:p>1670403</text:p>
          </table:table-cell>
          <table:table-cell office:value-type="float" office:value="1657835" calcext:value-type="float">
            <text:p>1657835</text:p>
          </table:table-cell>
          <table:table-cell table:formula="of:=MIN([.A1143:.J1143])" office:value-type="float" office:value="1527476" calcext:value-type="float">
            <text:p>1527476</text:p>
          </table:table-cell>
        </table:table-row>
        <table:table-row table:style-name="ro1">
          <table:table-cell office:value-type="float" office:value="1549982" calcext:value-type="float">
            <text:p>1549982</text:p>
          </table:table-cell>
          <table:table-cell office:value-type="float" office:value="2181900" calcext:value-type="float">
            <text:p>2181900</text:p>
          </table:table-cell>
          <table:table-cell office:value-type="float" office:value="1532737" calcext:value-type="float">
            <text:p>1532737</text:p>
          </table:table-cell>
          <table:table-cell office:value-type="float" office:value="1508770" calcext:value-type="float">
            <text:p>1508770</text:p>
          </table:table-cell>
          <table:table-cell office:value-type="float" office:value="1619838" calcext:value-type="float">
            <text:p>1619838</text:p>
          </table:table-cell>
          <table:table-cell office:value-type="float" office:value="1694078" calcext:value-type="float">
            <text:p>1694078</text:p>
          </table:table-cell>
          <table:table-cell office:value-type="float" office:value="1723891" calcext:value-type="float">
            <text:p>1723891</text:p>
          </table:table-cell>
          <table:table-cell office:value-type="float" office:value="1591778" calcext:value-type="float">
            <text:p>1591778</text:p>
          </table:table-cell>
          <table:table-cell office:value-type="float" office:value="1740843" calcext:value-type="float">
            <text:p>1740843</text:p>
          </table:table-cell>
          <table:table-cell office:value-type="float" office:value="1696124" calcext:value-type="float">
            <text:p>1696124</text:p>
          </table:table-cell>
          <table:table-cell table:formula="of:=MIN([.A1144:.J1144])" office:value-type="float" office:value="1508770" calcext:value-type="float">
            <text:p>1508770</text:p>
          </table:table-cell>
        </table:table-row>
        <table:table-row table:style-name="ro1">
          <table:table-cell office:value-type="float" office:value="2237434" calcext:value-type="float">
            <text:p>2237434</text:p>
          </table:table-cell>
          <table:table-cell office:value-type="float" office:value="1671864" calcext:value-type="float">
            <text:p>1671864</text:p>
          </table:table-cell>
          <table:table-cell office:value-type="float" office:value="1611069" calcext:value-type="float">
            <text:p>1611069</text:p>
          </table:table-cell>
          <table:table-cell office:value-type="float" office:value="1795208" calcext:value-type="float">
            <text:p>1795208</text:p>
          </table:table-cell>
          <table:table-cell office:value-type="float" office:value="1882017" calcext:value-type="float">
            <text:p>1882017</text:p>
          </table:table-cell>
          <table:table-cell office:value-type="float" office:value="1694663" calcext:value-type="float">
            <text:p>1694663</text:p>
          </table:table-cell>
          <table:table-cell office:value-type="float" office:value="1708692" calcext:value-type="float">
            <text:p>1708692</text:p>
          </table:table-cell>
          <table:table-cell office:value-type="float" office:value="2491721" calcext:value-type="float">
            <text:p>2491721</text:p>
          </table:table-cell>
          <table:table-cell office:value-type="float" office:value="1618084" calcext:value-type="float">
            <text:p>1618084</text:p>
          </table:table-cell>
          <table:table-cell office:value-type="float" office:value="2466585" calcext:value-type="float">
            <text:p>2466585</text:p>
          </table:table-cell>
          <table:table-cell table:formula="of:=MIN([.A1145:.J1145])" office:value-type="float" office:value="1611069" calcext:value-type="float">
            <text:p>1611069</text:p>
          </table:table-cell>
        </table:table-row>
        <table:table-row table:style-name="ro1">
          <table:table-cell office:value-type="float" office:value="1711323" calcext:value-type="float">
            <text:p>1711323</text:p>
          </table:table-cell>
          <table:table-cell office:value-type="float" office:value="1603178" calcext:value-type="float">
            <text:p>1603178</text:p>
          </table:table-cell>
          <table:table-cell office:value-type="float" office:value="2484414" calcext:value-type="float">
            <text:p>2484414</text:p>
          </table:table-cell>
          <table:table-cell office:value-type="float" office:value="2174008" calcext:value-type="float">
            <text:p>2174008</text:p>
          </table:table-cell>
          <table:table-cell office:value-type="float" office:value="1947488" calcext:value-type="float">
            <text:p>1947488</text:p>
          </table:table-cell>
          <table:table-cell office:value-type="float" office:value="2327749" calcext:value-type="float">
            <text:p>2327749</text:p>
          </table:table-cell>
          <table:table-cell office:value-type="float" office:value="1617792" calcext:value-type="float">
            <text:p>1617792</text:p>
          </table:table-cell>
          <table:table-cell office:value-type="float" office:value="1711030" calcext:value-type="float">
            <text:p>1711030</text:p>
          </table:table-cell>
          <table:table-cell office:value-type="float" office:value="1587687" calcext:value-type="float">
            <text:p>1587687</text:p>
          </table:table-cell>
          <table:table-cell office:value-type="float" office:value="1677710" calcext:value-type="float">
            <text:p>1677710</text:p>
          </table:table-cell>
          <table:table-cell table:formula="of:=MIN([.A1146:.J1146])" office:value-type="float" office:value="1587687" calcext:value-type="float">
            <text:p>1587687</text:p>
          </table:table-cell>
        </table:table-row>
        <table:table-row table:style-name="ro1">
          <table:table-cell office:value-type="float" office:value="1649359" calcext:value-type="float">
            <text:p>1649359</text:p>
          </table:table-cell>
          <table:table-cell office:value-type="float" office:value="1593532" calcext:value-type="float">
            <text:p>1593532</text:p>
          </table:table-cell>
          <table:table-cell office:value-type="float" office:value="1725352" calcext:value-type="float">
            <text:p>1725352</text:p>
          </table:table-cell>
          <table:table-cell office:value-type="float" office:value="1830867" calcext:value-type="float">
            <text:p>1830867</text:p>
          </table:table-cell>
          <table:table-cell office:value-type="float" office:value="1626268" calcext:value-type="float">
            <text:p>1626268</text:p>
          </table:table-cell>
          <table:table-cell office:value-type="float" office:value="1816252" calcext:value-type="float">
            <text:p>1816252</text:p>
          </table:table-cell>
          <table:table-cell office:value-type="float" office:value="1589441" calcext:value-type="float">
            <text:p>1589441</text:p>
          </table:table-cell>
          <table:table-cell office:value-type="float" office:value="1696416" calcext:value-type="float">
            <text:p>1696416</text:p>
          </table:table-cell>
          <table:table-cell office:value-type="float" office:value="2265785" calcext:value-type="float">
            <text:p>2265785</text:p>
          </table:table-cell>
          <table:table-cell office:value-type="float" office:value="1598209" calcext:value-type="float">
            <text:p>1598209</text:p>
          </table:table-cell>
          <table:table-cell table:formula="of:=MIN([.A1147:.J1147])" office:value-type="float" office:value="1589441" calcext:value-type="float">
            <text:p>1589441</text:p>
          </table:table-cell>
        </table:table-row>
        <table:table-row table:style-name="ro1">
          <table:table-cell office:value-type="float" office:value="1731490" calcext:value-type="float">
            <text:p>1731490</text:p>
          </table:table-cell>
          <table:table-cell office:value-type="float" office:value="1851034" calcext:value-type="float">
            <text:p>1851034</text:p>
          </table:table-cell>
          <table:table-cell office:value-type="float" office:value="1729737" calcext:value-type="float">
            <text:p>1729737</text:p>
          </table:table-cell>
          <table:table-cell office:value-type="float" office:value="1792285" calcext:value-type="float">
            <text:p>1792285</text:p>
          </table:table-cell>
          <table:table-cell office:value-type="float" office:value="1706061" calcext:value-type="float">
            <text:p>1706061</text:p>
          </table:table-cell>
          <table:table-cell office:value-type="float" office:value="1927028" calcext:value-type="float">
            <text:p>1927028</text:p>
          </table:table-cell>
          <table:table-cell office:value-type="float" office:value="2433557" calcext:value-type="float">
            <text:p>2433557</text:p>
          </table:table-cell>
          <table:table-cell office:value-type="float" office:value="1699924" calcext:value-type="float">
            <text:p>1699924</text:p>
          </table:table-cell>
          <table:table-cell office:value-type="float" office:value="1869157" calcext:value-type="float">
            <text:p>1869157</text:p>
          </table:table-cell>
          <table:table-cell office:value-type="float" office:value="1701970" calcext:value-type="float">
            <text:p>1701970</text:p>
          </table:table-cell>
          <table:table-cell table:formula="of:=MIN([.A1148:.J1148])" office:value-type="float" office:value="1699924" calcext:value-type="float">
            <text:p>1699924</text:p>
          </table:table-cell>
        </table:table-row>
        <table:table-row table:style-name="ro1">
          <table:table-cell office:value-type="float" office:value="1786148" calcext:value-type="float">
            <text:p>1786148</text:p>
          </table:table-cell>
          <table:table-cell office:value-type="float" office:value="2236265" calcext:value-type="float">
            <text:p>2236265</text:p>
          </table:table-cell>
          <table:table-cell office:value-type="float" office:value="1593533" calcext:value-type="float">
            <text:p>1593533</text:p>
          </table:table-cell>
          <table:table-cell office:value-type="float" office:value="1628607" calcext:value-type="float">
            <text:p>1628607</text:p>
          </table:table-cell>
          <table:table-cell office:value-type="float" office:value="1639129" calcext:value-type="float">
            <text:p>1639129</text:p>
          </table:table-cell>
          <table:table-cell office:value-type="float" office:value="1762180" calcext:value-type="float">
            <text:p>1762180</text:p>
          </table:table-cell>
          <table:table-cell office:value-type="float" office:value="1675956" calcext:value-type="float">
            <text:p>1675956</text:p>
          </table:table-cell>
          <table:table-cell office:value-type="float" office:value="1609316" calcext:value-type="float">
            <text:p>1609316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1556705" calcext:value-type="float">
            <text:p>1556705</text:p>
          </table:table-cell>
          <table:table-cell table:formula="of:=MIN([.A1149:.J1149])" office:value-type="float" office:value="1556705" calcext:value-type="float">
            <text:p>1556705</text:p>
          </table:table-cell>
        </table:table-row>
        <table:table-row table:style-name="ro1">
          <table:table-cell office:value-type="float" office:value="2350841" calcext:value-type="float">
            <text:p>2350841</text:p>
          </table:table-cell>
          <table:table-cell office:value-type="float" office:value="1704600" calcext:value-type="float">
            <text:p>1704600</text:p>
          </table:table-cell>
          <table:table-cell office:value-type="float" office:value="1556705" calcext:value-type="float">
            <text:p>1556705</text:p>
          </table:table-cell>
          <table:table-cell office:value-type="float" office:value="1593240" calcext:value-type="float">
            <text:p>1593240</text:p>
          </table:table-cell>
          <table:table-cell office:value-type="float" office:value="1723306" calcext:value-type="float">
            <text:p>1723306</text:p>
          </table:table-cell>
          <table:table-cell office:value-type="float" office:value="1772410" calcext:value-type="float">
            <text:p>1772410</text:p>
          </table:table-cell>
          <table:table-cell office:value-type="float" office:value="1623345" calcext:value-type="float">
            <text:p>1623345</text:p>
          </table:table-cell>
          <table:table-cell office:value-type="float" office:value="2703335" calcext:value-type="float">
            <text:p>2703335</text:p>
          </table:table-cell>
          <table:table-cell office:value-type="float" office:value="1599670" calcext:value-type="float">
            <text:p>1599670</text:p>
          </table:table-cell>
          <table:table-cell office:value-type="float" office:value="1562258" calcext:value-type="float">
            <text:p>1562258</text:p>
          </table:table-cell>
          <table:table-cell table:formula="of:=MIN([.A1150:.J1150])" office:value-type="float" office:value="1556705" calcext:value-type="float">
            <text:p>1556705</text:p>
          </table:table-cell>
        </table:table-row>
        <table:table-row table:style-name="ro1">
          <table:table-cell office:value-type="float" office:value="1722137" calcext:value-type="float">
            <text:p>1722137</text:p>
          </table:table-cell>
          <table:table-cell office:value-type="float" office:value="1625975" calcext:value-type="float">
            <text:p>1625975</text:p>
          </table:table-cell>
          <table:table-cell office:value-type="float" office:value="2128119" calcext:value-type="float">
            <text:p>2128119</text:p>
          </table:table-cell>
          <table:table-cell office:value-type="float" office:value="2272509" calcext:value-type="float">
            <text:p>2272509</text:p>
          </table:table-cell>
          <table:table-cell office:value-type="float" office:value="2306705" calcext:value-type="float">
            <text:p>2306705</text:p>
          </table:table-cell>
          <table:table-cell office:value-type="float" office:value="2732563" calcext:value-type="float">
            <text:p>2732563</text:p>
          </table:table-cell>
          <table:table-cell office:value-type="float" office:value="1565180" calcext:value-type="float">
            <text:p>1565180</text:p>
          </table:table-cell>
          <table:table-cell office:value-type="float" office:value="1715999" calcext:value-type="float">
            <text:p>1715999</text:p>
          </table:table-cell>
          <table:table-cell office:value-type="float" office:value="1564596" calcext:value-type="float">
            <text:p>1564596</text:p>
          </table:table-cell>
          <table:table-cell office:value-type="float" office:value="2480907" calcext:value-type="float">
            <text:p>2480907</text:p>
          </table:table-cell>
          <table:table-cell table:formula="of:=MIN([.A1151:.J1151])" office:value-type="float" office:value="1564596" calcext:value-type="float">
            <text:p>1564596</text:p>
          </table:table-cell>
        </table:table-row>
        <table:table-row table:style-name="ro1">
          <table:table-cell office:value-type="float" office:value="1699339" calcext:value-type="float">
            <text:p>1699339</text:p>
          </table:table-cell>
          <table:table-cell office:value-type="float" office:value="1635329" calcext:value-type="float">
            <text:p>1635329</text:p>
          </table:table-cell>
          <table:table-cell office:value-type="float" office:value="1739382" calcext:value-type="float">
            <text:p>1739382</text:p>
          </table:table-cell>
          <table:table-cell office:value-type="float" office:value="1743474" calcext:value-type="float">
            <text:p>1743474</text:p>
          </table:table-cell>
          <table:table-cell office:value-type="float" office:value="1764810" calcext:value-type="float">
            <text:p>1764810</text:p>
          </table:table-cell>
          <table:table-cell office:value-type="float" office:value="1895462" calcext:value-type="float">
            <text:p>1895462</text:p>
          </table:table-cell>
          <table:table-cell office:value-type="float" office:value="1578041" calcext:value-type="float">
            <text:p>1578041</text:p>
          </table:table-cell>
          <table:table-cell office:value-type="float" office:value="1691448" calcext:value-type="float">
            <text:p>1691448</text:p>
          </table:table-cell>
          <table:table-cell office:value-type="float" office:value="2222527" calcext:value-type="float">
            <text:p>2222527</text:p>
          </table:table-cell>
          <table:table-cell office:value-type="float" office:value="1732659" calcext:value-type="float">
            <text:p>1732659</text:p>
          </table:table-cell>
          <table:table-cell table:formula="of:=MIN([.A1152:.J1152])" office:value-type="float" office:value="1578041" calcext:value-type="float">
            <text:p>1578041</text:p>
          </table:table-cell>
        </table:table-row>
        <table:table-row table:style-name="ro1">
          <table:table-cell office:value-type="float" office:value="1662219" calcext:value-type="float">
            <text:p>1662219</text:p>
          </table:table-cell>
          <table:table-cell office:value-type="float" office:value="1533907" calcext:value-type="float">
            <text:p>1533907</text:p>
          </table:table-cell>
          <table:table-cell office:value-type="float" office:value="1608731" calcext:value-type="float">
            <text:p>1608731</text:p>
          </table:table-cell>
          <table:table-cell office:value-type="float" office:value="1594993" calcext:value-type="float">
            <text:p>1594993</text:p>
          </table:table-cell>
          <table:table-cell office:value-type="float" office:value="1613115" calcext:value-type="float">
            <text:p>1613115</text:p>
          </table:table-cell>
          <table:table-cell office:value-type="float" office:value="1682094" calcext:value-type="float">
            <text:p>1682094</text:p>
          </table:table-cell>
          <table:table-cell office:value-type="float" office:value="1535952" calcext:value-type="float">
            <text:p>1535952</text:p>
          </table:table-cell>
          <table:table-cell office:value-type="float" office:value="1591194" calcext:value-type="float">
            <text:p>1591194</text:p>
          </table:table-cell>
          <table:table-cell office:value-type="float" office:value="1906568" calcext:value-type="float">
            <text:p>1906568</text:p>
          </table:table-cell>
          <table:table-cell office:value-type="float" office:value="1755165" calcext:value-type="float">
            <text:p>1755165</text:p>
          </table:table-cell>
          <table:table-cell table:formula="of:=MIN([.A1153:.J1153])" office:value-type="float" office:value="1533907" calcext:value-type="float">
            <text:p>1533907</text:p>
          </table:table-cell>
        </table:table-row>
        <table:table-row table:style-name="ro1">
          <table:table-cell office:value-type="float" office:value="1578334" calcext:value-type="float">
            <text:p>1578334</text:p>
          </table:table-cell>
          <table:table-cell office:value-type="float" office:value="1516662" calcext:value-type="float">
            <text:p>1516662</text:p>
          </table:table-cell>
          <table:table-cell office:value-type="float" office:value="1549982" calcext:value-type="float">
            <text:p>1549982</text:p>
          </table:table-cell>
          <table:table-cell office:value-type="float" office:value="1571611" calcext:value-type="float">
            <text:p>1571611</text:p>
          </table:table-cell>
          <table:table-cell office:value-type="float" office:value="1553490" calcext:value-type="float">
            <text:p>1553490</text:p>
          </table:table-cell>
          <table:table-cell office:value-type="float" office:value="1602594" calcext:value-type="float">
            <text:p>1602594</text:p>
          </table:table-cell>
          <table:table-cell office:value-type="float" office:value="2518027" calcext:value-type="float">
            <text:p>2518027</text:p>
          </table:table-cell>
          <table:table-cell office:value-type="float" office:value="1554367" calcext:value-type="float">
            <text:p>1554367</text:p>
          </table:table-cell>
          <table:table-cell office:value-type="float" office:value="1672157" calcext:value-type="float">
            <text:p>1672157</text:p>
          </table:table-cell>
          <table:table-cell office:value-type="float" office:value="1666896" calcext:value-type="float">
            <text:p>1666896</text:p>
          </table:table-cell>
          <table:table-cell table:formula="of:=MIN([.A1154:.J1154])" office:value-type="float" office:value="1516662" calcext:value-type="float">
            <text:p>1516662</text:p>
          </table:table-cell>
        </table:table-row>
        <table:table-row table:style-name="ro1">
          <table:table-cell office:value-type="float" office:value="1555535" calcext:value-type="float">
            <text:p>1555535</text:p>
          </table:table-cell>
          <table:table-cell office:value-type="float" office:value="2207036" calcext:value-type="float">
            <text:p>2207036</text:p>
          </table:table-cell>
          <table:table-cell office:value-type="float" office:value="1660758" calcext:value-type="float">
            <text:p>1660758</text:p>
          </table:table-cell>
          <table:table-cell office:value-type="float" office:value="1697878" calcext:value-type="float">
            <text:p>1697878</text:p>
          </table:table-cell>
          <table:table-cell office:value-type="float" office:value="1517831" calcext:value-type="float">
            <text:p>1517831</text:p>
          </table:table-cell>
          <table:table-cell office:value-type="float" office:value="1562258" calcext:value-type="float">
            <text:p>1562258</text:p>
          </table:table-cell>
          <table:table-cell office:value-type="float" office:value="1780594" calcext:value-type="float">
            <text:p>1780594</text:p>
          </table:table-cell>
          <table:table-cell office:value-type="float" office:value="2188330" calcext:value-type="float">
            <text:p>2188330</text:p>
          </table:table-cell>
          <table:table-cell office:value-type="float" office:value="1616038" calcext:value-type="float">
            <text:p>1616038</text:p>
          </table:table-cell>
          <table:table-cell office:value-type="float" office:value="1583887" calcext:value-type="float">
            <text:p>1583887</text:p>
          </table:table-cell>
          <table:table-cell table:formula="of:=MIN([.A1155:.J1155])" office:value-type="float" office:value="1517831" calcext:value-type="float">
            <text:p>1517831</text:p>
          </table:table-cell>
        </table:table-row>
        <table:table-row table:style-name="ro1">
          <table:table-cell office:value-type="float" office:value="2333303" calcext:value-type="float">
            <text:p>2333303</text:p>
          </table:table-cell>
          <table:table-cell office:value-type="float" office:value="1683263" calcext:value-type="float">
            <text:p>1683263</text:p>
          </table:table-cell>
          <table:table-cell office:value-type="float" office:value="1851911" calcext:value-type="float">
            <text:p>1851911</text:p>
          </table:table-cell>
          <table:table-cell office:value-type="float" office:value="1675664" calcext:value-type="float">
            <text:p>1675664</text:p>
          </table:table-cell>
          <table:table-cell office:value-type="float" office:value="1518416" calcext:value-type="float">
            <text:p>1518416</text:p>
          </table:table-cell>
          <table:table-cell office:value-type="float" office:value="2256433" calcext:value-type="float">
            <text:p>2256433</text:p>
          </table:table-cell>
          <table:table-cell office:value-type="float" office:value="1664849" calcext:value-type="float">
            <text:p>1664849</text:p>
          </table:table-cell>
          <table:table-cell office:value-type="float" office:value="1661927" calcext:value-type="float">
            <text:p>1661927</text:p>
          </table:table-cell>
          <table:table-cell office:value-type="float" office:value="1594117" calcext:value-type="float">
            <text:p>1594117</text:p>
          </table:table-cell>
          <table:table-cell office:value-type="float" office:value="2420404" calcext:value-type="float">
            <text:p>2420404</text:p>
          </table:table-cell>
          <table:table-cell table:formula="of:=MIN([.A1156:.J1156])" office:value-type="float" office:value="1518416" calcext:value-type="float">
            <text:p>1518416</text:p>
          </table:table-cell>
        </table:table-row>
        <table:table-row table:style-name="ro1">
          <table:table-cell office:value-type="float" office:value="1821513" calcext:value-type="float">
            <text:p>1821513</text:p>
          </table:table-cell>
          <table:table-cell office:value-type="float" office:value="1978470" calcext:value-type="float">
            <text:p>1978470</text:p>
          </table:table-cell>
          <table:table-cell office:value-type="float" office:value="2238019" calcext:value-type="float">
            <text:p>2238019</text:p>
          </table:table-cell>
          <table:table-cell office:value-type="float" office:value="2239480" calcext:value-type="float">
            <text:p>2239480</text:p>
          </table:table-cell>
          <table:table-cell office:value-type="float" office:value="2190376" calcext:value-type="float">
            <text:p>2190376</text:p>
          </table:table-cell>
          <table:table-cell office:value-type="float" office:value="1708400" calcext:value-type="float">
            <text:p>1708400</text:p>
          </table:table-cell>
          <table:table-cell office:value-type="float" office:value="1760718" calcext:value-type="float">
            <text:p>1760718</text:p>
          </table:table-cell>
          <table:table-cell office:value-type="float" office:value="1603470" calcext:value-type="float">
            <text:p>1603470</text:p>
          </table:table-cell>
          <table:table-cell office:value-type="float" office:value="1555243" calcext:value-type="float">
            <text:p>1555243</text:p>
          </table:table-cell>
          <table:table-cell office:value-type="float" office:value="1675372" calcext:value-type="float">
            <text:p>1675372</text:p>
          </table:table-cell>
          <table:table-cell table:formula="of:=MIN([.A1157:.J1157])" office:value-type="float" office:value="1555243" calcext:value-type="float">
            <text:p>1555243</text:p>
          </table:table-cell>
        </table:table-row>
        <table:table-row table:style-name="ro1">
          <table:table-cell office:value-type="float" office:value="1825606" calcext:value-type="float">
            <text:p>1825606</text:p>
          </table:table-cell>
          <table:table-cell office:value-type="float" office:value="1743474" calcext:value-type="float">
            <text:p>1743474</text:p>
          </table:table-cell>
          <table:table-cell office:value-type="float" office:value="1695247" calcext:value-type="float">
            <text:p>1695247</text:p>
          </table:table-cell>
          <table:table-cell office:value-type="float" office:value="1671865" calcext:value-type="float">
            <text:p>1671865</text:p>
          </table:table-cell>
          <table:table-cell office:value-type="float" office:value="1712200" calcext:value-type="float">
            <text:p>1712200</text:p>
          </table:table-cell>
          <table:table-cell office:value-type="float" office:value="1642344" calcext:value-type="float">
            <text:p>1642344</text:p>
          </table:table-cell>
          <table:table-cell office:value-type="float" office:value="1644098" calcext:value-type="float">
            <text:p>1644098</text:p>
          </table:table-cell>
          <table:table-cell office:value-type="float" office:value="1575703" calcext:value-type="float">
            <text:p>1575703</text:p>
          </table:table-cell>
          <table:table-cell office:value-type="float" office:value="2279815" calcext:value-type="float">
            <text:p>2279815</text:p>
          </table:table-cell>
          <table:table-cell office:value-type="float" office:value="1899554" calcext:value-type="float">
            <text:p>1899554</text:p>
          </table:table-cell>
          <table:table-cell table:formula="of:=MIN([.A1158:.J1158])" office:value-type="float" office:value="1575703" calcext:value-type="float">
            <text:p>1575703</text:p>
          </table:table-cell>
        </table:table-row>
        <table:table-row table:style-name="ro1">
          <table:table-cell office:value-type="float" office:value="1683264" calcext:value-type="float">
            <text:p>1683264</text:p>
          </table:table-cell>
          <table:table-cell office:value-type="float" office:value="1658127" calcext:value-type="float">
            <text:p>1658127</text:p>
          </table:table-cell>
          <table:table-cell office:value-type="float" office:value="1633868" calcext:value-type="float">
            <text:p>1633868</text:p>
          </table:table-cell>
          <table:table-cell office:value-type="float" office:value="1601717" calcext:value-type="float">
            <text:p>1601717</text:p>
          </table:table-cell>
          <table:table-cell office:value-type="float" office:value="1796669" calcext:value-type="float">
            <text:p>1796669</text:p>
          </table:table-cell>
          <table:table-cell office:value-type="float" office:value="1643221" calcext:value-type="float">
            <text:p>1643221</text:p>
          </table:table-cell>
          <table:table-cell office:value-type="float" office:value="2268124" calcext:value-type="float">
            <text:p>2268124</text:p>
          </table:table-cell>
          <table:table-cell office:value-type="float" office:value="1608439" calcext:value-type="float">
            <text:p>1608439</text:p>
          </table:table-cell>
          <table:table-cell office:value-type="float" office:value="1697586" calcext:value-type="float">
            <text:p>1697586</text:p>
          </table:table-cell>
          <table:table-cell office:value-type="float" office:value="1655497" calcext:value-type="float">
            <text:p>1655497</text:p>
          </table:table-cell>
          <table:table-cell table:formula="of:=MIN([.A1159:.J1159])" office:value-type="float" office:value="1601717" calcext:value-type="float">
            <text:p>1601717</text:p>
          </table:table-cell>
        </table:table-row>
        <table:table-row table:style-name="ro1">
          <table:table-cell office:value-type="float" office:value="1631822" calcext:value-type="float">
            <text:p>1631822</text:p>
          </table:table-cell>
          <table:table-cell office:value-type="float" office:value="1632991" calcext:value-type="float">
            <text:p>1632991</text:p>
          </table:table-cell>
          <table:table-cell office:value-type="float" office:value="1568688" calcext:value-type="float">
            <text:p>1568688</text:p>
          </table:table-cell>
          <table:table-cell office:value-type="float" office:value="1557289" calcext:value-type="float">
            <text:p>1557289</text:p>
          </table:table-cell>
          <table:table-cell office:value-type="float" office:value="1808361" calcext:value-type="float">
            <text:p>1808361</text:p>
          </table:table-cell>
          <table:table-cell office:value-type="float" office:value="1680340" calcext:value-type="float">
            <text:p>1680340</text:p>
          </table:table-cell>
          <table:table-cell office:value-type="float" office:value="1682679" calcext:value-type="float">
            <text:p>1682679</text:p>
          </table:table-cell>
          <table:table-cell office:value-type="float" office:value="1750489" calcext:value-type="float">
            <text:p>1750489</text:p>
          </table:table-cell>
          <table:table-cell office:value-type="float" office:value="1622176" calcext:value-type="float">
            <text:p>1622176</text:p>
          </table:table-cell>
          <table:table-cell office:value-type="float" office:value="1597332" calcext:value-type="float">
            <text:p>1597332</text:p>
          </table:table-cell>
          <table:table-cell table:formula="of:=MIN([.A1160:.J1160])" office:value-type="float" office:value="1557289" calcext:value-type="float">
            <text:p>1557289</text:p>
          </table:table-cell>
        </table:table-row>
        <table:table-row table:style-name="ro1">
          <table:table-cell office:value-type="float" office:value="2056803" calcext:value-type="float">
            <text:p>2056803</text:p>
          </table:table-cell>
          <table:table-cell office:value-type="float" office:value="2216389" calcext:value-type="float">
            <text:p>2216389</text:p>
          </table:table-cell>
          <table:table-cell office:value-type="float" office:value="1571904" calcext:value-type="float">
            <text:p>1571904</text:p>
          </table:table-cell>
          <table:table-cell office:value-type="float" office:value="1520169" calcext:value-type="float">
            <text:p>1520169</text:p>
          </table:table-cell>
          <table:table-cell office:value-type="float" office:value="1664557" calcext:value-type="float">
            <text:p>1664557</text:p>
          </table:table-cell>
          <table:table-cell office:value-type="float" office:value="1757503" calcext:value-type="float">
            <text:p>1757503</text:p>
          </table:table-cell>
          <table:table-cell office:value-type="float" office:value="1613700" calcext:value-type="float">
            <text:p>1613700</text:p>
          </table:table-cell>
          <table:table-cell office:value-type="float" office:value="2417481" calcext:value-type="float">
            <text:p>2417481</text:p>
          </table:table-cell>
          <table:table-cell office:value-type="float" office:value="1572488" calcext:value-type="float">
            <text:p>1572488</text:p>
          </table:table-cell>
          <table:table-cell office:value-type="float" office:value="1565765" calcext:value-type="float">
            <text:p>1565765</text:p>
          </table:table-cell>
          <table:table-cell table:formula="of:=MIN([.A1161:.J1161])" office:value-type="float" office:value="1520169" calcext:value-type="float">
            <text:p>1520169</text:p>
          </table:table-cell>
        </table:table-row>
        <table:table-row table:style-name="ro1">
          <table:table-cell office:value-type="float" office:value="1873833" calcext:value-type="float">
            <text:p>1873833</text:p>
          </table:table-cell>
          <table:table-cell office:value-type="float" office:value="1713369" calcext:value-type="float">
            <text:p>1713369</text:p>
          </table:table-cell>
          <table:table-cell office:value-type="float" office:value="1597916" calcext:value-type="float">
            <text:p>1597916</text:p>
          </table:table-cell>
          <table:table-cell office:value-type="float" office:value="1622176" calcext:value-type="float">
            <text:p>1622176</text:p>
          </table:table-cell>
          <table:table-cell office:value-type="float" office:value="1884940" calcext:value-type="float">
            <text:p>1884940</text:p>
          </table:table-cell>
          <table:table-cell office:value-type="float" office:value="2426249" calcext:value-type="float">
            <text:p>2426249</text:p>
          </table:table-cell>
          <table:table-cell office:value-type="float" office:value="1613700" calcext:value-type="float">
            <text:p>1613700</text:p>
          </table:table-cell>
          <table:table-cell office:value-type="float" office:value="1767441" calcext:value-type="float">
            <text:p>1767441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2878412" calcext:value-type="float">
            <text:p>2878412</text:p>
          </table:table-cell>
          <table:table-cell table:formula="of:=MIN([.A1162:.J1162])" office:value-type="float" office:value="1597916" calcext:value-type="float">
            <text:p>1597916</text:p>
          </table:table-cell>
        </table:table-row>
        <table:table-row table:style-name="ro1">
          <table:table-cell office:value-type="float" office:value="1795209" calcext:value-type="float">
            <text:p>1795209</text:p>
          </table:table-cell>
          <table:table-cell office:value-type="float" office:value="1608731" calcext:value-type="float">
            <text:p>1608731</text:p>
          </table:table-cell>
          <table:table-cell office:value-type="float" office:value="2203529" calcext:value-type="float">
            <text:p>2203529</text:p>
          </table:table-cell>
          <table:table-cell office:value-type="float" office:value="2328919" calcext:value-type="float">
            <text:p>2328919</text:p>
          </table:table-cell>
          <table:table-cell office:value-type="float" office:value="2036050" calcext:value-type="float">
            <text:p>2036050</text:p>
          </table:table-cell>
          <table:table-cell office:value-type="float" office:value="1776502" calcext:value-type="float">
            <text:p>1776502</text:p>
          </table:table-cell>
          <table:table-cell office:value-type="float" office:value="1641760" calcext:value-type="float">
            <text:p>1641760</text:p>
          </table:table-cell>
          <table:table-cell office:value-type="float" office:value="1795793" calcext:value-type="float">
            <text:p>1795793</text:p>
          </table:table-cell>
          <table:table-cell office:value-type="float" office:value="1729444" calcext:value-type="float">
            <text:p>1729444</text:p>
          </table:table-cell>
          <table:table-cell office:value-type="float" office:value="1701093" calcext:value-type="float">
            <text:p>1701093</text:p>
          </table:table-cell>
          <table:table-cell table:formula="of:=MIN([.A1163:.J1163])" office:value-type="float" office:value="1608731" calcext:value-type="float">
            <text:p>1608731</text:p>
          </table:table-cell>
        </table:table-row>
        <table:table-row table:style-name="ro1">
          <table:table-cell office:value-type="float" office:value="2137473" calcext:value-type="float">
            <text:p>2137473</text:p>
          </table:table-cell>
          <table:table-cell office:value-type="float" office:value="1554074" calcext:value-type="float">
            <text:p>1554074</text:p>
          </table:table-cell>
          <table:table-cell office:value-type="float" office:value="1686478" calcext:value-type="float">
            <text:p>1686478</text:p>
          </table:table-cell>
          <table:table-cell office:value-type="float" office:value="1680341" calcext:value-type="float">
            <text:p>1680341</text:p>
          </table:table-cell>
          <table:table-cell office:value-type="float" office:value="1617500" calcext:value-type="float">
            <text:p>1617500</text:p>
          </table:table-cell>
          <table:table-cell office:value-type="float" office:value="1653158" calcext:value-type="float">
            <text:p>1653158</text:p>
          </table:table-cell>
          <table:table-cell office:value-type="float" office:value="1776210" calcext:value-type="float">
            <text:p>1776210</text:p>
          </table:table-cell>
          <table:table-cell office:value-type="float" office:value="1673911" calcext:value-type="float">
            <text:p>1673911</text:p>
          </table:table-cell>
          <table:table-cell office:value-type="float" office:value="2326288" calcext:value-type="float">
            <text:p>2326288</text:p>
          </table:table-cell>
          <table:table-cell office:value-type="float" office:value="1625391" calcext:value-type="float">
            <text:p>1625391</text:p>
          </table:table-cell>
          <table:table-cell table:formula="of:=MIN([.A1164:.J1164])" office:value-type="float" office:value="1554074" calcext:value-type="float">
            <text:p>1554074</text:p>
          </table:table-cell>
        </table:table-row>
        <table:table-row table:style-name="ro1">
          <table:table-cell office:value-type="float" office:value="1938720" calcext:value-type="float">
            <text:p>1938720</text:p>
          </table:table-cell>
          <table:table-cell office:value-type="float" office:value="1527184" calcext:value-type="float">
            <text:p>1527184</text:p>
          </table:table-cell>
          <table:table-cell office:value-type="float" office:value="1781178" calcext:value-type="float">
            <text:p>1781178</text:p>
          </table:table-cell>
          <table:table-cell office:value-type="float" office:value="1911245" calcext:value-type="float">
            <text:p>1911245</text:p>
          </table:table-cell>
          <table:table-cell office:value-type="float" office:value="1584471" calcext:value-type="float">
            <text:p>1584471</text:p>
          </table:table-cell>
          <table:table-cell office:value-type="float" office:value="1593532" calcext:value-type="float">
            <text:p>1593532</text:p>
          </table:table-cell>
          <table:table-cell office:value-type="float" office:value="2365454" calcext:value-type="float">
            <text:p>2365454</text:p>
          </table:table-cell>
          <table:table-cell office:value-type="float" office:value="1613992" calcext:value-type="float">
            <text:p>1613992</text:p>
          </table:table-cell>
          <table:table-cell office:value-type="float" office:value="1731198" calcext:value-type="float">
            <text:p>1731198</text:p>
          </table:table-cell>
          <table:table-cell office:value-type="float" office:value="1568104" calcext:value-type="float">
            <text:p>1568104</text:p>
          </table:table-cell>
          <table:table-cell table:formula="of:=MIN([.A1165:.J1165])" office:value-type="float" office:value="1527184" calcext:value-type="float">
            <text:p>1527184</text:p>
          </table:table-cell>
        </table:table-row>
        <table:table-row table:style-name="ro1">
          <table:table-cell office:value-type="float" office:value="2896535" calcext:value-type="float">
            <text:p>2896535</text:p>
          </table:table-cell>
          <table:table-cell office:value-type="float" office:value="1990454" calcext:value-type="float">
            <text:p>1990454</text:p>
          </table:table-cell>
          <table:table-cell office:value-type="float" office:value="1671572" calcext:value-type="float">
            <text:p>1671572</text:p>
          </table:table-cell>
          <table:table-cell office:value-type="float" office:value="1851326" calcext:value-type="float">
            <text:p>1851326</text:p>
          </table:table-cell>
          <table:table-cell office:value-type="float" office:value="1535660" calcext:value-type="float">
            <text:p>1535660</text:p>
          </table:table-cell>
          <table:table-cell office:value-type="float" office:value="1566350" calcext:value-type="float">
            <text:p>1566350</text:p>
          </table:table-cell>
          <table:table-cell office:value-type="float" office:value="1685309" calcext:value-type="float">
            <text:p>1685309</text:p>
          </table:table-cell>
          <table:table-cell office:value-type="float" office:value="2041896" calcext:value-type="float">
            <text:p>2041896</text:p>
          </table:table-cell>
          <table:table-cell office:value-type="float" office:value="1622468" calcext:value-type="float">
            <text:p>1622468</text:p>
          </table:table-cell>
          <table:table-cell office:value-type="float" office:value="1532445" calcext:value-type="float">
            <text:p>1532445</text:p>
          </table:table-cell>
          <table:table-cell table:formula="of:=MIN([.A1166:.J1166])" office:value-type="float" office:value="1532445" calcext:value-type="float">
            <text:p>1532445</text:p>
          </table:table-cell>
        </table:table-row>
        <table:table-row table:style-name="ro1">
          <table:table-cell office:value-type="float" office:value="2521242" calcext:value-type="float">
            <text:p>2521242</text:p>
          </table:table-cell>
          <table:table-cell office:value-type="float" office:value="2415143" calcext:value-type="float">
            <text:p>2415143</text:p>
          </table:table-cell>
          <table:table-cell office:value-type="float" office:value="1602301" calcext:value-type="float">
            <text:p>1602301</text:p>
          </table:table-cell>
          <table:table-cell office:value-type="float" office:value="1679757" calcext:value-type="float">
            <text:p>1679757</text:p>
          </table:table-cell>
          <table:table-cell office:value-type="float" office:value="1549690" calcext:value-type="float">
            <text:p>1549690</text:p>
          </table:table-cell>
          <table:table-cell office:value-type="float" office:value="1569273" calcext:value-type="float">
            <text:p>1569273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1780009" calcext:value-type="float">
            <text:p>1780009</text:p>
          </table:table-cell>
          <table:table-cell office:value-type="float" office:value="1775040" calcext:value-type="float">
            <text:p>1775040</text:p>
          </table:table-cell>
          <table:table-cell office:value-type="float" office:value="2459862" calcext:value-type="float">
            <text:p>2459862</text:p>
          </table:table-cell>
          <table:table-cell table:formula="of:=MIN([.A1167:.J1167])" office:value-type="float" office:value="1549690" calcext:value-type="float">
            <text:p>1549690</text:p>
          </table:table-cell>
        </table:table-row>
        <table:table-row table:style-name="ro1">
          <table:table-cell office:value-type="float" office:value="2188623" calcext:value-type="float">
            <text:p>2188623</text:p>
          </table:table-cell>
          <table:table-cell office:value-type="float" office:value="1745521" calcext:value-type="float">
            <text:p>1745521</text:p>
          </table:table-cell>
          <table:table-cell office:value-type="float" office:value="1935212" calcext:value-type="float">
            <text:p>1935212</text:p>
          </table:table-cell>
          <table:table-cell office:value-type="float" office:value="2423619" calcext:value-type="float">
            <text:p>2423619</text:p>
          </table:table-cell>
          <table:table-cell office:value-type="float" office:value="1611654" calcext:value-type="float">
            <text:p>1611654</text:p>
          </table:table-cell>
          <table:table-cell office:value-type="float" office:value="2260232" calcext:value-type="float">
            <text:p>2260232</text:p>
          </table:table-cell>
          <table:table-cell office:value-type="float" office:value="1564012" calcext:value-type="float">
            <text:p>1564012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1642636" calcext:value-type="float">
            <text:p>1642636</text:p>
          </table:table-cell>
          <table:table-cell office:value-type="float" office:value="1681802" calcext:value-type="float">
            <text:p>1681802</text:p>
          </table:table-cell>
          <table:table-cell table:formula="of:=MIN([.A1168:.J1168])" office:value-type="float" office:value="1564012" calcext:value-type="float">
            <text:p>1564012</text:p>
          </table:table-cell>
        </table:table-row>
        <table:table-row table:style-name="ro1">
          <table:table-cell office:value-type="float" office:value="2242403" calcext:value-type="float">
            <text:p>2242403</text:p>
          </table:table-cell>
          <table:table-cell office:value-type="float" office:value="1637959" calcext:value-type="float">
            <text:p>1637959</text:p>
          </table:table-cell>
          <table:table-cell office:value-type="float" office:value="1874125" calcext:value-type="float">
            <text:p>1874125</text:p>
          </table:table-cell>
          <table:table-cell office:value-type="float" office:value="1686771" calcext:value-type="float">
            <text:p>1686771</text:p>
          </table:table-cell>
          <table:table-cell office:value-type="float" office:value="2562454" calcext:value-type="float">
            <text:p>2562454</text:p>
          </table:table-cell>
          <table:table-cell office:value-type="float" office:value="1725645" calcext:value-type="float">
            <text:p>1725645</text:p>
          </table:table-cell>
          <table:table-cell office:value-type="float" office:value="1556997" calcext:value-type="float">
            <text:p>1556997</text:p>
          </table:table-cell>
          <table:table-cell office:value-type="float" office:value="1750488" calcext:value-type="float">
            <text:p>1750488</text:p>
          </table:table-cell>
          <table:table-cell office:value-type="float" office:value="2233050" calcext:value-type="float">
            <text:p>2233050</text:p>
          </table:table-cell>
          <table:table-cell office:value-type="float" office:value="1614284" calcext:value-type="float">
            <text:p>1614284</text:p>
          </table:table-cell>
          <table:table-cell table:formula="of:=MIN([.A1169:.J1169])" office:value-type="float" office:value="1556997" calcext:value-type="float">
            <text:p>1556997</text:p>
          </table:table-cell>
        </table:table-row>
        <table:table-row table:style-name="ro1">
          <table:table-cell office:value-type="float" office:value="2868475" calcext:value-type="float">
            <text:p>2868475</text:p>
          </table:table-cell>
          <table:table-cell office:value-type="float" office:value="1581256" calcext:value-type="float">
            <text:p>1581256</text:p>
          </table:table-cell>
          <table:table-cell office:value-type="float" office:value="1621884" calcext:value-type="float">
            <text:p>1621884</text:p>
          </table:table-cell>
          <table:table-cell office:value-type="float" office:value="1605808" calcext:value-type="float">
            <text:p>1605808</text:p>
          </table:table-cell>
          <table:table-cell office:value-type="float" office:value="1714830" calcext:value-type="float">
            <text:p>1714830</text:p>
          </table:table-cell>
          <table:table-cell office:value-type="float" office:value="1768026" calcext:value-type="float">
            <text:p>1768026</text:p>
          </table:table-cell>
          <table:table-cell office:value-type="float" office:value="1564011" calcext:value-type="float">
            <text:p>1564011</text:p>
          </table:table-cell>
          <table:table-cell office:value-type="float" office:value="1620422" calcext:value-type="float">
            <text:p>1620422</text:p>
          </table:table-cell>
          <table:table-cell office:value-type="float" office:value="1699923" calcext:value-type="float">
            <text:p>1699923</text:p>
          </table:table-cell>
          <table:table-cell office:value-type="float" office:value="1558750" calcext:value-type="float">
            <text:p>1558750</text:p>
          </table:table-cell>
          <table:table-cell table:formula="of:=MIN([.A1170:.J1170])" office:value-type="float" office:value="1558750" calcext:value-type="float">
            <text:p>1558750</text:p>
          </table:table-cell>
        </table:table-row>
        <table:table-row table:style-name="ro1">
          <table:table-cell office:value-type="float" office:value="2276307" calcext:value-type="float">
            <text:p>2276307</text:p>
          </table:table-cell>
          <table:table-cell office:value-type="float" office:value="1554366" calcext:value-type="float">
            <text:p>1554366</text:p>
          </table:table-cell>
          <table:table-cell office:value-type="float" office:value="1577749" calcext:value-type="float">
            <text:p>1577749</text:p>
          </table:table-cell>
          <table:table-cell office:value-type="float" office:value="1629484" calcext:value-type="float">
            <text:p>1629484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1651989" calcext:value-type="float">
            <text:p>1651989</text:p>
          </table:table-cell>
          <table:table-cell office:value-type="float" office:value="2375684" calcext:value-type="float">
            <text:p>2375684</text:p>
          </table:table-cell>
          <table:table-cell office:value-type="float" office:value="1596455" calcext:value-type="float">
            <text:p>1596455</text:p>
          </table:table-cell>
          <table:table-cell office:value-type="float" office:value="1701969" calcext:value-type="float">
            <text:p>1701969</text:p>
          </table:table-cell>
          <table:table-cell office:value-type="float" office:value="1679171" calcext:value-type="float">
            <text:p>1679171</text:p>
          </table:table-cell>
          <table:table-cell table:formula="of:=MIN([.A1171:.J1171])" office:value-type="float" office:value="1554366" calcext:value-type="float">
            <text:p>1554366</text:p>
          </table:table-cell>
        </table:table-row>
        <table:table-row table:style-name="ro1">
          <table:table-cell office:value-type="float" office:value="2057679" calcext:value-type="float">
            <text:p>2057679</text:p>
          </table:table-cell>
          <table:table-cell office:value-type="float" office:value="2226620" calcext:value-type="float">
            <text:p>2226620</text:p>
          </table:table-cell>
          <table:table-cell office:value-type="float" office:value="1663388" calcext:value-type="float">
            <text:p>1663388</text:p>
          </table:table-cell>
          <table:table-cell office:value-type="float" office:value="1635329" calcext:value-type="float">
            <text:p>1635329</text:p>
          </table:table-cell>
          <table:table-cell office:value-type="float" office:value="1655496" calcext:value-type="float">
            <text:p>1655496</text:p>
          </table:table-cell>
          <table:table-cell office:value-type="float" office:value="1631530" calcext:value-type="float">
            <text:p>1631530</text:p>
          </table:table-cell>
          <table:table-cell office:value-type="float" office:value="1778548" calcext:value-type="float">
            <text:p>1778548</text:p>
          </table:table-cell>
          <table:table-cell office:value-type="float" office:value="2269293" calcext:value-type="float">
            <text:p>2269293</text:p>
          </table:table-cell>
          <table:table-cell office:value-type="float" office:value="1766856" calcext:value-type="float">
            <text:p>1766856</text:p>
          </table:table-cell>
          <table:table-cell office:value-type="float" office:value="1966486" calcext:value-type="float">
            <text:p>1966486</text:p>
          </table:table-cell>
          <table:table-cell table:formula="of:=MIN([.A1172:.J1172])" office:value-type="float" office:value="1631530" calcext:value-type="float">
            <text:p>1631530</text:p>
          </table:table-cell>
        </table:table-row>
        <table:table-row table:style-name="ro1">
          <table:table-cell office:value-type="float" office:value="1835251" calcext:value-type="float">
            <text:p>1835251</text:p>
          </table:table-cell>
          <table:table-cell office:value-type="float" office:value="1628314" calcext:value-type="float">
            <text:p>1628314</text:p>
          </table:table-cell>
          <table:table-cell office:value-type="float" office:value="1545014" calcext:value-type="float">
            <text:p>1545014</text:p>
          </table:table-cell>
          <table:table-cell office:value-type="float" office:value="1552612" calcext:value-type="float">
            <text:p>1552612</text:p>
          </table:table-cell>
          <table:table-cell office:value-type="float" office:value="1555535" calcext:value-type="float">
            <text:p>1555535</text:p>
          </table:table-cell>
          <table:table-cell office:value-type="float" office:value="2190084" calcext:value-type="float">
            <text:p>2190084</text:p>
          </table:table-cell>
          <table:table-cell office:value-type="float" office:value="1756043" calcext:value-type="float">
            <text:p>1756043</text:p>
          </table:table-cell>
          <table:table-cell office:value-type="float" office:value="1687356" calcext:value-type="float">
            <text:p>1687356</text:p>
          </table:table-cell>
          <table:table-cell office:value-type="float" office:value="1605223" calcext:value-type="float">
            <text:p>1605223</text:p>
          </table:table-cell>
          <table:table-cell office:value-type="float" office:value="2570345" calcext:value-type="float">
            <text:p>2570345</text:p>
          </table:table-cell>
          <table:table-cell table:formula="of:=MIN([.A1173:.J1173])" office:value-type="float" office:value="1545014" calcext:value-type="float">
            <text:p>1545014</text:p>
          </table:table-cell>
        </table:table-row>
        <table:table-row table:style-name="ro1">
          <table:table-cell office:value-type="float" office:value="1777963" calcext:value-type="float">
            <text:p>1777963</text:p>
          </table:table-cell>
          <table:table-cell office:value-type="float" office:value="1620131" calcext:value-type="float">
            <text:p>1620131</text:p>
          </table:table-cell>
          <table:table-cell office:value-type="float" office:value="2636109" calcext:value-type="float">
            <text:p>2636109</text:p>
          </table:table-cell>
          <table:table-cell office:value-type="float" office:value="2870814" calcext:value-type="float">
            <text:p>2870814</text:p>
          </table:table-cell>
          <table:table-cell office:value-type="float" office:value="2249710" calcext:value-type="float">
            <text:p>2249710</text:p>
          </table:table-cell>
          <table:table-cell office:value-type="float" office:value="1715999" calcext:value-type="float">
            <text:p>1715999</text:p>
          </table:table-cell>
          <table:table-cell office:value-type="float" office:value="1645559" calcext:value-type="float">
            <text:p>1645559</text:p>
          </table:table-cell>
          <table:table-cell office:value-type="float" office:value="1613992" calcext:value-type="float">
            <text:p>1613992</text:p>
          </table:table-cell>
          <table:table-cell office:value-type="float" office:value="1563427" calcext:value-type="float">
            <text:p>1563427</text:p>
          </table:table-cell>
          <table:table-cell office:value-type="float" office:value="1678002" calcext:value-type="float">
            <text:p>1678002</text:p>
          </table:table-cell>
          <table:table-cell table:formula="of:=MIN([.A1174:.J1174])" office:value-type="float" office:value="1563427" calcext:value-type="float">
            <text:p>1563427</text:p>
          </table:table-cell>
        </table:table-row>
        <table:table-row table:style-name="ro1">
          <table:table-cell office:value-type="float" office:value="2288876" calcext:value-type="float">
            <text:p>2288876</text:p>
          </table:table-cell>
          <table:table-cell office:value-type="float" office:value="1542383" calcext:value-type="float">
            <text:p>1542383</text:p>
          </table:table-cell>
          <table:table-cell office:value-type="float" office:value="1844604" calcext:value-type="float">
            <text:p>1844604</text:p>
          </table:table-cell>
          <table:table-cell office:value-type="float" office:value="1727690" calcext:value-type="float">
            <text:p>1727690</text:p>
          </table:table-cell>
          <table:table-cell office:value-type="float" office:value="1667773" calcext:value-type="float">
            <text:p>1667773</text:p>
          </table:table-cell>
          <table:table-cell office:value-type="float" office:value="1617792" calcext:value-type="float">
            <text:p>1617792</text:p>
          </table:table-cell>
          <table:table-cell office:value-type="float" office:value="1582134" calcext:value-type="float">
            <text:p>1582134</text:p>
          </table:table-cell>
          <table:table-cell office:value-type="float" office:value="1568103" calcext:value-type="float">
            <text:p>1568103</text:p>
          </table:table-cell>
          <table:table-cell office:value-type="float" office:value="2221358" calcext:value-type="float">
            <text:p>2221358</text:p>
          </table:table-cell>
          <table:table-cell office:value-type="float" office:value="1601424" calcext:value-type="float">
            <text:p>1601424</text:p>
          </table:table-cell>
          <table:table-cell table:formula="of:=MIN([.A1175:.J1175])" office:value-type="float" office:value="1542383" calcext:value-type="float">
            <text:p>1542383</text:p>
          </table:table-cell>
        </table:table-row>
        <table:table-row table:style-name="ro1">
          <table:table-cell office:value-type="float" office:value="1702846" calcext:value-type="float">
            <text:p>1702846</text:p>
          </table:table-cell>
          <table:table-cell office:value-type="float" office:value="1984024" calcext:value-type="float">
            <text:p>1984024</text:p>
          </table:table-cell>
          <table:table-cell office:value-type="float" office:value="1724768" calcext:value-type="float">
            <text:p>1724768</text:p>
          </table:table-cell>
          <table:table-cell office:value-type="float" office:value="1644975" calcext:value-type="float">
            <text:p>1644975</text:p>
          </table:table-cell>
          <table:table-cell office:value-type="float" office:value="1620715" calcext:value-type="float">
            <text:p>1620715</text:p>
          </table:table-cell>
          <table:table-cell office:value-type="float" office:value="1576580" calcext:value-type="float">
            <text:p>1576580</text:p>
          </table:table-cell>
          <table:table-cell office:value-type="float" office:value="2473892" calcext:value-type="float">
            <text:p>2473892</text:p>
          </table:table-cell>
          <table:table-cell office:value-type="float" office:value="1540337" calcext:value-type="float">
            <text:p>1540337</text:p>
          </table:table-cell>
          <table:table-cell office:value-type="float" office:value="1639421" calcext:value-type="float">
            <text:p>1639421</text:p>
          </table:table-cell>
          <table:table-cell office:value-type="float" office:value="1729737" calcext:value-type="float">
            <text:p>1729737</text:p>
          </table:table-cell>
          <table:table-cell table:formula="of:=MIN([.A1176:.J1176])" office:value-type="float" office:value="1540337" calcext:value-type="float">
            <text:p>1540337</text:p>
          </table:table-cell>
        </table:table-row>
        <table:table-row table:style-name="ro1">
          <table:table-cell office:value-type="float" office:value="1626853" calcext:value-type="float">
            <text:p>1626853</text:p>
          </table:table-cell>
          <table:table-cell office:value-type="float" office:value="1796669" calcext:value-type="float">
            <text:p>1796669</text:p>
          </table:table-cell>
          <table:table-cell office:value-type="float" office:value="1643220" calcext:value-type="float">
            <text:p>1643220</text:p>
          </table:table-cell>
          <table:table-cell office:value-type="float" office:value="1599086" calcext:value-type="float">
            <text:p>1599086</text:p>
          </table:table-cell>
          <table:table-cell office:value-type="float" office:value="1609316" calcext:value-type="float">
            <text:p>1609316</text:p>
          </table:table-cell>
          <table:table-cell office:value-type="float" office:value="1542383" calcext:value-type="float">
            <text:p>1542383</text:p>
          </table:table-cell>
          <table:table-cell office:value-type="float" office:value="1739382" calcext:value-type="float">
            <text:p>1739382</text:p>
          </table:table-cell>
          <table:table-cell office:value-type="float" office:value="1528645" calcext:value-type="float">
            <text:p>1528645</text:p>
          </table:table-cell>
          <table:table-cell office:value-type="float" office:value="1582718" calcext:value-type="float">
            <text:p>1582718</text:p>
          </table:table-cell>
          <table:table-cell office:value-type="float" office:value="1670988" calcext:value-type="float">
            <text:p>1670988</text:p>
          </table:table-cell>
          <table:table-cell table:formula="of:=MIN([.A1177:.J1177])" office:value-type="float" office:value="1528645" calcext:value-type="float">
            <text:p>1528645</text:p>
          </table:table-cell>
        </table:table-row>
        <table:table-row table:style-name="ro1">
          <table:table-cell office:value-type="float" office:value="1598793" calcext:value-type="float">
            <text:p>1598793</text:p>
          </table:table-cell>
          <table:table-cell office:value-type="float" office:value="2078432" calcext:value-type="float">
            <text:p>2078432</text:p>
          </table:table-cell>
          <table:table-cell office:value-type="float" office:value="1591487" calcext:value-type="float">
            <text:p>1591487</text:p>
          </table:table-cell>
          <table:table-cell office:value-type="float" office:value="1558166" calcext:value-type="float">
            <text:p>1558166</text:p>
          </table:table-cell>
          <table:table-cell office:value-type="float" office:value="1760719" calcext:value-type="float">
            <text:p>1760719</text:p>
          </table:table-cell>
          <table:table-cell office:value-type="float" office:value="1537414" calcext:value-type="float">
            <text:p>1537414</text:p>
          </table:table-cell>
          <table:table-cell office:value-type="float" office:value="1680341" calcext:value-type="float">
            <text:p>1680341</text:p>
          </table:table-cell>
          <table:table-cell office:value-type="float" office:value="2413973" calcext:value-type="float">
            <text:p>2413973</text:p>
          </table:table-cell>
          <table:table-cell office:value-type="float" office:value="1572196" calcext:value-type="float">
            <text:p>1572196</text:p>
          </table:table-cell>
          <table:table-cell office:value-type="float" office:value="2582914" calcext:value-type="float">
            <text:p>2582914</text:p>
          </table:table-cell>
          <table:table-cell table:formula="of:=MIN([.A1178:.J1178])" office:value-type="float" office:value="1537414" calcext:value-type="float">
            <text:p>1537414</text:p>
          </table:table-cell>
        </table:table-row>
        <table:table-row table:style-name="ro1">
          <table:table-cell office:value-type="float" office:value="1557874" calcext:value-type="float">
            <text:p>1557874</text:p>
          </table:table-cell>
          <table:table-cell office:value-type="float" office:value="1668357" calcext:value-type="float">
            <text:p>1668357</text:p>
          </table:table-cell>
          <table:table-cell office:value-type="float" office:value="1573657" calcext:value-type="float">
            <text:p>1573657</text:p>
          </table:table-cell>
          <table:table-cell office:value-type="float" office:value="2257310" calcext:value-type="float">
            <text:p>2257310</text:p>
          </table:table-cell>
          <table:table-cell office:value-type="float" office:value="1825898" calcext:value-type="float">
            <text:p>1825898</text:p>
          </table:table-cell>
          <table:table-cell office:value-type="float" office:value="2490844" calcext:value-type="float">
            <text:p>2490844</text:p>
          </table:table-cell>
          <table:table-cell office:value-type="float" office:value="1634159" calcext:value-type="float">
            <text:p>1634159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1535076" calcext:value-type="float">
            <text:p>1535076</text:p>
          </table:table-cell>
          <table:table-cell office:value-type="float" office:value="1784686" calcext:value-type="float">
            <text:p>1784686</text:p>
          </table:table-cell>
          <table:table-cell table:formula="of:=MIN([.A1179:.J1179])" office:value-type="float" office:value="1535076" calcext:value-type="float">
            <text:p>1535076</text:p>
          </table:table-cell>
        </table:table-row>
        <table:table-row table:style-name="ro1">
          <table:table-cell office:value-type="float" office:value="1541505" calcext:value-type="float">
            <text:p>1541505</text:p>
          </table:table-cell>
          <table:table-cell office:value-type="float" office:value="1609608" calcext:value-type="float">
            <text:p>1609608</text:p>
          </table:table-cell>
          <table:table-cell office:value-type="float" office:value="2236265" calcext:value-type="float">
            <text:p>2236265</text:p>
          </table:table-cell>
          <table:table-cell office:value-type="float" office:value="1690863" calcext:value-type="float">
            <text:p>1690863</text:p>
          </table:table-cell>
          <table:table-cell office:value-type="float" office:value="2366915" calcext:value-type="float">
            <text:p>2366915</text:p>
          </table:table-cell>
          <table:table-cell office:value-type="float" office:value="1851619" calcext:value-type="float">
            <text:p>1851619</text:p>
          </table:table-cell>
          <table:table-cell office:value-type="float" office:value="1562551" calcext:value-type="float">
            <text:p>1562551</text:p>
          </table:table-cell>
          <table:table-cell office:value-type="float" office:value="1687063" calcext:value-type="float">
            <text:p>1687063</text:p>
          </table:table-cell>
          <table:table-cell office:value-type="float" office:value="1544136" calcext:value-type="float">
            <text:p>1544136</text:p>
          </table:table-cell>
          <table:table-cell office:value-type="float" office:value="1868864" calcext:value-type="float">
            <text:p>1868864</text:p>
          </table:table-cell>
          <table:table-cell table:formula="of:=MIN([.A1180:.J1180])" office:value-type="float" office:value="1541505" calcext:value-type="float">
            <text:p>1541505</text:p>
          </table:table-cell>
        </table:table-row>
        <table:table-row table:style-name="ro1">
          <table:table-cell office:value-type="float" office:value="2296183" calcext:value-type="float">
            <text:p>2296183</text:p>
          </table:table-cell>
          <table:table-cell office:value-type="float" office:value="1559043" calcext:value-type="float">
            <text:p>1559043</text:p>
          </table:table-cell>
          <table:table-cell office:value-type="float" office:value="1678587" calcext:value-type="float">
            <text:p>1678587</text:p>
          </table:table-cell>
          <table:table-cell office:value-type="float" office:value="1600547" calcext:value-type="float">
            <text:p>1600547</text:p>
          </table:table-cell>
          <table:table-cell office:value-type="float" office:value="1708692" calcext:value-type="float">
            <text:p>1708692</text:p>
          </table:table-cell>
          <table:table-cell office:value-type="float" office:value="1815961" calcext:value-type="float">
            <text:p>1815961</text:p>
          </table:table-cell>
          <table:table-cell office:value-type="float" office:value="1540629" calcext:value-type="float">
            <text:p>1540629</text:p>
          </table:table-cell>
          <table:table-cell office:value-type="float" office:value="1649651" calcext:value-type="float">
            <text:p>1649651</text:p>
          </table:table-cell>
          <table:table-cell office:value-type="float" office:value="2433848" calcext:value-type="float">
            <text:p>2433848</text:p>
          </table:table-cell>
          <table:table-cell office:value-type="float" office:value="1681802" calcext:value-type="float">
            <text:p>1681802</text:p>
          </table:table-cell>
          <table:table-cell table:formula="of:=MIN([.A1181:.J1181])" office:value-type="float" office:value="1540629" calcext:value-type="float">
            <text:p>1540629</text:p>
          </table:table-cell>
        </table:table-row>
        <table:table-row table:style-name="ro1">
          <table:table-cell office:value-type="float" office:value="1758965" calcext:value-type="float">
            <text:p>1758965</text:p>
          </table:table-cell>
          <table:table-cell office:value-type="float" office:value="1581841" calcext:value-type="float">
            <text:p>1581841</text:p>
          </table:table-cell>
          <table:table-cell office:value-type="float" office:value="1664265" calcext:value-type="float">
            <text:p>1664265</text:p>
          </table:table-cell>
          <table:table-cell office:value-type="float" office:value="1605224" calcext:value-type="float">
            <text:p>1605224</text:p>
          </table:table-cell>
          <table:table-cell office:value-type="float" office:value="1695248" calcext:value-type="float">
            <text:p>1695248</text:p>
          </table:table-cell>
          <table:table-cell office:value-type="float" office:value="1745520" calcext:value-type="float">
            <text:p>1745520</text:p>
          </table:table-cell>
          <table:table-cell office:value-type="float" office:value="2697782" calcext:value-type="float">
            <text:p>2697782</text:p>
          </table:table-cell>
          <table:table-cell office:value-type="float" office:value="1849281" calcext:value-type="float">
            <text:p>1849281</text:p>
          </table:table-cell>
          <table:table-cell office:value-type="float" office:value="1925567" calcext:value-type="float">
            <text:p>1925567</text:p>
          </table:table-cell>
          <table:table-cell office:value-type="float" office:value="1661927" calcext:value-type="float">
            <text:p>1661927</text:p>
          </table:table-cell>
          <table:table-cell table:formula="of:=MIN([.A1182:.J1182])" office:value-type="float" office:value="1581841" calcext:value-type="float">
            <text:p>1581841</text:p>
          </table:table-cell>
        </table:table-row>
        <table:table-row table:style-name="ro1">
          <table:table-cell office:value-type="float" office:value="1789363" calcext:value-type="float">
            <text:p>1789363</text:p>
          </table:table-cell>
          <table:table-cell office:value-type="float" office:value="1875587" calcext:value-type="float">
            <text:p>1875587</text:p>
          </table:table-cell>
          <table:table-cell office:value-type="float" office:value="1614577" calcext:value-type="float">
            <text:p>1614577</text:p>
          </table:table-cell>
          <table:table-cell office:value-type="float" office:value="1675372" calcext:value-type="float">
            <text:p>1675372</text:p>
          </table:table-cell>
          <table:table-cell office:value-type="float" office:value="1570442" calcext:value-type="float">
            <text:p>1570442</text:p>
          </table:table-cell>
          <table:table-cell office:value-type="float" office:value="1623930" calcext:value-type="float">
            <text:p>1623930</text:p>
          </table:table-cell>
          <table:table-cell office:value-type="float" office:value="1729152" calcext:value-type="float">
            <text:p>1729152</text:p>
          </table:table-cell>
          <table:table-cell office:value-type="float" office:value="2027282" calcext:value-type="float">
            <text:p>2027282</text:p>
          </table:table-cell>
          <table:table-cell office:value-type="float" office:value="1660465" calcext:value-type="float">
            <text:p>1660465</text:p>
          </table:table-cell>
          <table:table-cell office:value-type="float" office:value="2471845" calcext:value-type="float">
            <text:p>2471845</text:p>
          </table:table-cell>
          <table:table-cell table:formula="of:=MIN([.A1183:.J1183])" office:value-type="float" office:value="1570442" calcext:value-type="float">
            <text:p>1570442</text:p>
          </table:table-cell>
        </table:table-row>
        <table:table-row table:style-name="ro1">
          <table:table-cell office:value-type="float" office:value="1665727" calcext:value-type="float">
            <text:p>1665727</text:p>
          </table:table-cell>
          <table:table-cell office:value-type="float" office:value="1865941" calcext:value-type="float">
            <text:p>1865941</text:p>
          </table:table-cell>
          <table:table-cell office:value-type="float" office:value="1727983" calcext:value-type="float">
            <text:p>1727983</text:p>
          </table:table-cell>
          <table:table-cell office:value-type="float" office:value="1864771" calcext:value-type="float">
            <text:p>1864771</text:p>
          </table:table-cell>
          <table:table-cell office:value-type="float" office:value="1535076" calcext:value-type="float">
            <text:p>1535076</text:p>
          </table:table-cell>
          <table:table-cell office:value-type="float" office:value="1615162" calcext:value-type="float">
            <text:p>1615162</text:p>
          </table:table-cell>
          <table:table-cell office:value-type="float" office:value="1638836" calcext:value-type="float">
            <text:p>1638836</text:p>
          </table:table-cell>
          <table:table-cell office:value-type="float" office:value="1935212" calcext:value-type="float">
            <text:p>1935212</text:p>
          </table:table-cell>
          <table:table-cell office:value-type="float" office:value="1602594" calcext:value-type="float">
            <text:p>1602594</text:p>
          </table:table-cell>
          <table:table-cell office:value-type="float" office:value="1643805" calcext:value-type="float">
            <text:p>1643805</text:p>
          </table:table-cell>
          <table:table-cell table:formula="of:=MIN([.A1184:.J1184])" office:value-type="float" office:value="1535076" calcext:value-type="float">
            <text:p>1535076</text:p>
          </table:table-cell>
        </table:table-row>
        <table:table-row table:style-name="ro1">
          <table:table-cell office:value-type="float" office:value="1594702" calcext:value-type="float">
            <text:p>1594702</text:p>
          </table:table-cell>
          <table:table-cell office:value-type="float" office:value="1667481" calcext:value-type="float">
            <text:p>1667481</text:p>
          </table:table-cell>
          <table:table-cell office:value-type="float" office:value="2360778" calcext:value-type="float">
            <text:p>2360778</text:p>
          </table:table-cell>
          <table:table-cell office:value-type="float" office:value="2415435" calcext:value-type="float">
            <text:p>2415435</text:p>
          </table:table-cell>
          <table:table-cell office:value-type="float" office:value="2309628" calcext:value-type="float">
            <text:p>2309628</text:p>
          </table:table-cell>
          <table:table-cell office:value-type="float" office:value="2383869" calcext:value-type="float">
            <text:p>2383869</text:p>
          </table:table-cell>
          <table:table-cell office:value-type="float" office:value="1589732" calcext:value-type="float">
            <text:p>1589732</text:p>
          </table:table-cell>
          <table:table-cell office:value-type="float" office:value="1641174" calcext:value-type="float">
            <text:p>1641174</text:p>
          </table:table-cell>
          <table:table-cell office:value-type="float" office:value="1578626" calcext:value-type="float">
            <text:p>1578626</text:p>
          </table:table-cell>
          <table:table-cell office:value-type="float" office:value="1581549" calcext:value-type="float">
            <text:p>1581549</text:p>
          </table:table-cell>
          <table:table-cell table:formula="of:=MIN([.A1185:.J1185])" office:value-type="float" office:value="1578626" calcext:value-type="float">
            <text:p>1578626</text:p>
          </table:table-cell>
        </table:table-row>
        <table:table-row table:style-name="ro1">
          <table:table-cell office:value-type="float" office:value="1604347" calcext:value-type="float">
            <text:p>1604347</text:p>
          </table:table-cell>
          <table:table-cell office:value-type="float" office:value="1750197" calcext:value-type="float">
            <text:p>1750197</text:p>
          </table:table-cell>
          <table:table-cell office:value-type="float" office:value="1688817" calcext:value-type="float">
            <text:p>1688817</text:p>
          </table:table-cell>
          <table:table-cell office:value-type="float" office:value="1695832" calcext:value-type="float">
            <text:p>1695832</text:p>
          </table:table-cell>
          <table:table-cell office:value-type="float" office:value="1732659" calcext:value-type="float">
            <text:p>1732659</text:p>
          </table:table-cell>
          <table:table-cell office:value-type="float" office:value="1647897" calcext:value-type="float">
            <text:p>1647897</text:p>
          </table:table-cell>
          <table:table-cell office:value-type="float" office:value="1572780" calcext:value-type="float">
            <text:p>1572780</text:p>
          </table:table-cell>
          <table:table-cell office:value-type="float" office:value="1585056" calcext:value-type="float">
            <text:p>1585056</text:p>
          </table:table-cell>
          <table:table-cell office:value-type="float" office:value="2508088" calcext:value-type="float">
            <text:p>2508088</text:p>
          </table:table-cell>
          <table:table-cell office:value-type="float" office:value="1534784" calcext:value-type="float">
            <text:p>1534784</text:p>
          </table:table-cell>
          <table:table-cell table:formula="of:=MIN([.A1186:.J1186])" office:value-type="float" office:value="1534784" calcext:value-type="float">
            <text:p>1534784</text:p>
          </table:table-cell>
        </table:table-row>
        <table:table-row table:style-name="ro1">
          <table:table-cell office:value-type="float" office:value="2254971" calcext:value-type="float">
            <text:p>2254971</text:p>
          </table:table-cell>
          <table:table-cell office:value-type="float" office:value="1637668" calcext:value-type="float">
            <text:p>1637668</text:p>
          </table:table-cell>
          <table:table-cell office:value-type="float" office:value="1609024" calcext:value-type="float">
            <text:p>1609024</text:p>
          </table:table-cell>
          <table:table-cell office:value-type="float" office:value="1618376" calcext:value-type="float">
            <text:p>1618376</text:p>
          </table:table-cell>
          <table:table-cell office:value-type="float" office:value="1823852" calcext:value-type="float">
            <text:p>1823852</text:p>
          </table:table-cell>
          <table:table-cell office:value-type="float" office:value="1580672" calcext:value-type="float">
            <text:p>1580672</text:p>
          </table:table-cell>
          <table:table-cell office:value-type="float" office:value="1925859" calcext:value-type="float">
            <text:p>1925859</text:p>
          </table:table-cell>
          <table:table-cell office:value-type="float" office:value="1609608" calcext:value-type="float">
            <text:p>1609608</text:p>
          </table:table-cell>
          <table:table-cell office:value-type="float" office:value="1910660" calcext:value-type="float">
            <text:p>1910660</text:p>
          </table:table-cell>
          <table:table-cell office:value-type="float" office:value="1526891" calcext:value-type="float">
            <text:p>1526891</text:p>
          </table:table-cell>
          <table:table-cell table:formula="of:=MIN([.A1187:.J1187])" office:value-type="float" office:value="1526891" calcext:value-type="float">
            <text:p>1526891</text:p>
          </table:table-cell>
        </table:table-row>
        <table:table-row table:style-name="ro1">
          <table:table-cell office:value-type="float" office:value="1688525" calcext:value-type="float">
            <text:p>1688525</text:p>
          </table:table-cell>
          <table:table-cell office:value-type="float" office:value="1588856" calcext:value-type="float">
            <text:p>1588856</text:p>
          </table:table-cell>
          <table:table-cell office:value-type="float" office:value="1575119" calcext:value-type="float">
            <text:p>1575119</text:p>
          </table:table-cell>
          <table:table-cell office:value-type="float" office:value="1585349" calcext:value-type="float">
            <text:p>1585349</text:p>
          </table:table-cell>
          <table:table-cell office:value-type="float" office:value="1663973" calcext:value-type="float">
            <text:p>1663973</text:p>
          </table:table-cell>
          <table:table-cell office:value-type="float" office:value="1684432" calcext:value-type="float">
            <text:p>1684432</text:p>
          </table:table-cell>
          <table:table-cell office:value-type="float" office:value="2032250" calcext:value-type="float">
            <text:p>2032250</text:p>
          </table:table-cell>
          <table:table-cell office:value-type="float" office:value="1724768" calcext:value-type="float">
            <text:p>1724768</text:p>
          </table:table-cell>
          <table:table-cell office:value-type="float" office:value="1719214" calcext:value-type="float">
            <text:p>1719214</text:p>
          </table:table-cell>
          <table:table-cell office:value-type="float" office:value="1557289" calcext:value-type="float">
            <text:p>1557289</text:p>
          </table:table-cell>
          <table:table-cell table:formula="of:=MIN([.A1188:.J1188])" office:value-type="float" office:value="1557289" calcext:value-type="float">
            <text:p>1557289</text:p>
          </table:table-cell>
        </table:table-row>
        <table:table-row table:style-name="ro1">
          <table:table-cell office:value-type="float" office:value="1605516" calcext:value-type="float">
            <text:p>1605516</text:p>
          </table:table-cell>
          <table:table-cell office:value-type="float" office:value="2229542" calcext:value-type="float">
            <text:p>2229542</text:p>
          </table:table-cell>
          <table:table-cell office:value-type="float" office:value="1538583" calcext:value-type="float">
            <text:p>1538583</text:p>
          </table:table-cell>
          <table:table-cell office:value-type="float" office:value="1554951" calcext:value-type="float">
            <text:p>1554951</text:p>
          </table:table-cell>
          <table:table-cell office:value-type="float" office:value="1608438" calcext:value-type="float">
            <text:p>1608438</text:p>
          </table:table-cell>
          <table:table-cell office:value-type="float" office:value="1733828" calcext:value-type="float">
            <text:p>1733828</text:p>
          </table:table-cell>
          <table:table-cell office:value-type="float" office:value="1647897" calcext:value-type="float">
            <text:p>1647897</text:p>
          </table:table-cell>
          <table:table-cell office:value-type="float" office:value="2248249" calcext:value-type="float">
            <text:p>2248249</text:p>
          </table:table-cell>
          <table:table-cell office:value-type="float" office:value="1618961" calcext:value-type="float">
            <text:p>1618961</text:p>
          </table:table-cell>
          <table:table-cell office:value-type="float" office:value="2720872" calcext:value-type="float">
            <text:p>2720872</text:p>
          </table:table-cell>
          <table:table-cell table:formula="of:=MIN([.A1189:.J1189])" office:value-type="float" office:value="1538583" calcext:value-type="float">
            <text:p>1538583</text:p>
          </table:table-cell>
        </table:table-row>
        <table:table-row table:style-name="ro1">
          <table:table-cell office:value-type="float" office:value="1562842" calcext:value-type="float">
            <text:p>1562842</text:p>
          </table:table-cell>
          <table:table-cell office:value-type="float" office:value="1676541" calcext:value-type="float">
            <text:p>1676541</text:p>
          </table:table-cell>
          <table:table-cell office:value-type="float" office:value="1549982" calcext:value-type="float">
            <text:p>1549982</text:p>
          </table:table-cell>
          <table:table-cell office:value-type="float" office:value="1858341" calcext:value-type="float">
            <text:p>1858341</text:p>
          </table:table-cell>
          <table:table-cell office:value-type="float" office:value="1889324" calcext:value-type="float">
            <text:p>1889324</text:p>
          </table:table-cell>
          <table:table-cell office:value-type="float" office:value="2336226" calcext:value-type="float">
            <text:p>2336226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695247" calcext:value-type="float">
            <text:p>1695247</text:p>
          </table:table-cell>
          <table:table-cell office:value-type="float" office:value="1875295" calcext:value-type="float">
            <text:p>1875295</text:p>
          </table:table-cell>
          <table:table-cell office:value-type="float" office:value="1760719" calcext:value-type="float">
            <text:p>1760719</text:p>
          </table:table-cell>
          <table:table-cell table:formula="of:=MIN([.A1190:.J1190])" office:value-type="float" office:value="1549982" calcext:value-type="float">
            <text:p>1549982</text:p>
          </table:table-cell>
        </table:table-row>
        <table:table-row table:style-name="ro1">
          <table:table-cell office:value-type="float" office:value="1649066" calcext:value-type="float">
            <text:p>1649066</text:p>
          </table:table-cell>
          <table:table-cell office:value-type="float" office:value="1612238" calcext:value-type="float">
            <text:p>1612238</text:p>
          </table:table-cell>
          <table:table-cell office:value-type="float" office:value="2236557" calcext:value-type="float">
            <text:p>2236557</text:p>
          </table:table-cell>
          <table:table-cell office:value-type="float" office:value="2003315" calcext:value-type="float">
            <text:p>2003315</text:p>
          </table:table-cell>
          <table:table-cell office:value-type="float" office:value="1954211" calcext:value-type="float">
            <text:p>1954211</text:p>
          </table:table-cell>
          <table:table-cell office:value-type="float" office:value="1661927" calcext:value-type="float">
            <text:p>1661927</text:p>
          </table:table-cell>
          <table:table-cell office:value-type="float" office:value="1616623" calcext:value-type="float">
            <text:p>1616623</text:p>
          </table:table-cell>
          <table:table-cell office:value-type="float" office:value="1637667" calcext:value-type="float">
            <text:p>1637667</text:p>
          </table:table-cell>
          <table:table-cell office:value-type="float" office:value="1775625" calcext:value-type="float">
            <text:p>1775625</text:p>
          </table:table-cell>
          <table:table-cell office:value-type="float" office:value="1649651" calcext:value-type="float">
            <text:p>1649651</text:p>
          </table:table-cell>
          <table:table-cell table:formula="of:=MIN([.A1191:.J1191])" office:value-type="float" office:value="1612238" calcext:value-type="float">
            <text:p>1612238</text:p>
          </table:table-cell>
        </table:table-row>
        <table:table-row table:style-name="ro1">
          <table:table-cell office:value-type="float" office:value="2562454" calcext:value-type="float">
            <text:p>2562454</text:p>
          </table:table-cell>
          <table:table-cell office:value-type="float" office:value="1590609" calcext:value-type="float">
            <text:p>1590609</text:p>
          </table:table-cell>
          <table:table-cell office:value-type="float" office:value="1702554" calcext:value-type="float">
            <text:p>1702554</text:p>
          </table:table-cell>
          <table:table-cell office:value-type="float" office:value="1807777" calcext:value-type="float">
            <text:p>1807777</text:p>
          </table:table-cell>
          <table:table-cell office:value-type="float" office:value="1666895" calcext:value-type="float">
            <text:p>1666895</text:p>
          </table:table-cell>
          <table:table-cell office:value-type="float" office:value="1641467" calcext:value-type="float">
            <text:p>1641467</text:p>
          </table:table-cell>
          <table:table-cell office:value-type="float" office:value="1772117" calcext:value-type="float">
            <text:p>1772117</text:p>
          </table:table-cell>
          <table:table-cell office:value-type="float" office:value="1651112" calcext:value-type="float">
            <text:p>1651112</text:p>
          </table:table-cell>
          <table:table-cell office:value-type="float" office:value="2536441" calcext:value-type="float">
            <text:p>2536441</text:p>
          </table:table-cell>
          <table:table-cell office:value-type="float" office:value="1640882" calcext:value-type="float">
            <text:p>1640882</text:p>
          </table:table-cell>
          <table:table-cell table:formula="of:=MIN([.A1192:.J1192])" office:value-type="float" office:value="1590609" calcext:value-type="float">
            <text:p>1590609</text:p>
          </table:table-cell>
        </table:table-row>
        <table:table-row table:style-name="ro1">
          <table:table-cell office:value-type="float" office:value="1799885" calcext:value-type="float">
            <text:p>1799885</text:p>
          </table:table-cell>
          <table:table-cell office:value-type="float" office:value="1521338" calcext:value-type="float">
            <text:p>1521338</text:p>
          </table:table-cell>
          <table:table-cell office:value-type="float" office:value="1783809" calcext:value-type="float">
            <text:p>1783809</text:p>
          </table:table-cell>
          <table:table-cell office:value-type="float" office:value="1697585" calcext:value-type="float">
            <text:p>1697585</text:p>
          </table:table-cell>
          <table:table-cell office:value-type="float" office:value="1572488" calcext:value-type="float">
            <text:p>1572488</text:p>
          </table:table-cell>
          <table:table-cell office:value-type="float" office:value="1564889" calcext:value-type="float">
            <text:p>1564889</text:p>
          </table:table-cell>
          <table:table-cell office:value-type="float" office:value="2444371" calcext:value-type="float">
            <text:p>2444371</text:p>
          </table:table-cell>
          <table:table-cell office:value-type="float" office:value="1545306" calcext:value-type="float">
            <text:p>1545306</text:p>
          </table:table-cell>
          <table:table-cell office:value-type="float" office:value="1644682" calcext:value-type="float">
            <text:p>1644682</text:p>
          </table:table-cell>
          <table:table-cell office:value-type="float" office:value="1606100" calcext:value-type="float">
            <text:p>1606100</text:p>
          </table:table-cell>
          <table:table-cell table:formula="of:=MIN([.A1193:.J1193])" office:value-type="float" office:value="1521338" calcext:value-type="float">
            <text:p>1521338</text:p>
          </table:table-cell>
        </table:table-row>
        <table:table-row table:style-name="ro1">
          <table:table-cell office:value-type="float" office:value="1680633" calcext:value-type="float">
            <text:p>1680633</text:p>
          </table:table-cell>
          <table:table-cell office:value-type="float" office:value="1498248" calcext:value-type="float">
            <text:p>1498248</text:p>
          </table:table-cell>
          <table:table-cell office:value-type="float" office:value="1792578" calcext:value-type="float">
            <text:p>1792578</text:p>
          </table:table-cell>
          <table:table-cell office:value-type="float" office:value="1596163" calcext:value-type="float">
            <text:p>1596163</text:p>
          </table:table-cell>
          <table:table-cell office:value-type="float" office:value="1611946" calcext:value-type="float">
            <text:p>1611946</text:p>
          </table:table-cell>
          <table:table-cell office:value-type="float" office:value="1529522" calcext:value-type="float">
            <text:p>1529522</text:p>
          </table:table-cell>
          <table:table-cell office:value-type="float" office:value="1689694" calcext:value-type="float">
            <text:p>1689694</text:p>
          </table:table-cell>
          <table:table-cell office:value-type="float" office:value="1527477" calcext:value-type="float">
            <text:p>1527477</text:p>
          </table:table-cell>
          <table:table-cell office:value-type="float" office:value="1592655" calcext:value-type="float">
            <text:p>1592655</text:p>
          </table:table-cell>
          <table:table-cell office:value-type="float" office:value="2573561" calcext:value-type="float">
            <text:p>2573561</text:p>
          </table:table-cell>
          <table:table-cell table:formula="of:=MIN([.A1194:.J1194])" office:value-type="float" office:value="1498248" calcext:value-type="float">
            <text:p>1498248</text:p>
          </table:table-cell>
        </table:table-row>
        <table:table-row table:style-name="ro1">
          <table:table-cell office:value-type="float" office:value="1626268" calcext:value-type="float">
            <text:p>1626268</text:p>
          </table:table-cell>
          <table:table-cell office:value-type="float" office:value="2562746" calcext:value-type="float">
            <text:p>2562746</text:p>
          </table:table-cell>
          <table:table-cell office:value-type="float" office:value="1635621" calcext:value-type="float">
            <text:p>1635621</text:p>
          </table:table-cell>
          <table:table-cell office:value-type="float" office:value="1543844" calcext:value-type="float">
            <text:p>1543844</text:p>
          </table:table-cell>
          <table:table-cell office:value-type="float" office:value="1554951" calcext:value-type="float">
            <text:p>1554951</text:p>
          </table:table-cell>
          <table:table-cell office:value-type="float" office:value="1864772" calcext:value-type="float">
            <text:p>1864772</text:p>
          </table:table-cell>
          <table:table-cell office:value-type="float" office:value="1739967" calcext:value-type="float">
            <text:p>1739967</text:p>
          </table:table-cell>
          <table:table-cell office:value-type="float" office:value="2207621" calcext:value-type="float">
            <text:p>2207621</text:p>
          </table:table-cell>
          <table:table-cell office:value-type="float" office:value="1543551" calcext:value-type="float">
            <text:p>1543551</text:p>
          </table:table-cell>
          <table:table-cell office:value-type="float" office:value="1760719" calcext:value-type="float">
            <text:p>1760719</text:p>
          </table:table-cell>
          <table:table-cell table:formula="of:=MIN([.A1195:.J1195])" office:value-type="float" office:value="1543551" calcext:value-type="float">
            <text:p>1543551</text:p>
          </table:table-cell>
        </table:table-row>
        <table:table-row table:style-name="ro1">
          <table:table-cell office:value-type="float" office:value="1574826" calcext:value-type="float">
            <text:p>1574826</text:p>
          </table:table-cell>
          <table:table-cell office:value-type="float" office:value="1798716" calcext:value-type="float">
            <text:p>1798716</text:p>
          </table:table-cell>
          <table:table-cell office:value-type="float" office:value="2213467" calcext:value-type="float">
            <text:p>2213467</text:p>
          </table:table-cell>
          <table:table-cell office:value-type="float" office:value="2225158" calcext:value-type="float">
            <text:p>2225158</text:p>
          </table:table-cell>
          <table:table-cell office:value-type="float" office:value="2241233" calcext:value-type="float">
            <text:p>2241233</text:p>
          </table:table-cell>
          <table:table-cell office:value-type="float" office:value="2070247" calcext:value-type="float">
            <text:p>2070247</text:p>
          </table:table-cell>
          <table:table-cell office:value-type="float" office:value="1638837" calcext:value-type="float">
            <text:p>1638837</text:p>
          </table:table-cell>
          <table:table-cell office:value-type="float" office:value="1667188" calcext:value-type="float">
            <text:p>1667188</text:p>
          </table:table-cell>
          <table:table-cell office:value-type="float" office:value="1532152" calcext:value-type="float">
            <text:p>1532152</text:p>
          </table:table-cell>
          <table:table-cell office:value-type="float" office:value="1647021" calcext:value-type="float">
            <text:p>1647021</text:p>
          </table:table-cell>
          <table:table-cell table:formula="of:=MIN([.A1196:.J1196])" office:value-type="float" office:value="1532152" calcext:value-type="float">
            <text:p>1532152</text:p>
          </table:table-cell>
        </table:table-row>
        <table:table-row table:style-name="ro1">
          <table:table-cell office:value-type="float" office:value="1549397" calcext:value-type="float">
            <text:p>1549397</text:p>
          </table:table-cell>
          <table:table-cell office:value-type="float" office:value="1690863" calcext:value-type="float">
            <text:p>1690863</text:p>
          </table:table-cell>
          <table:table-cell office:value-type="float" office:value="1732075" calcext:value-type="float">
            <text:p>1732075</text:p>
          </table:table-cell>
          <table:table-cell office:value-type="float" office:value="1677418" calcext:value-type="float">
            <text:p>1677418</text:p>
          </table:table-cell>
          <table:table-cell office:value-type="float" office:value="1928198" calcext:value-type="float">
            <text:p>1928198</text:p>
          </table:table-cell>
          <table:table-cell office:value-type="float" office:value="1680633" calcext:value-type="float">
            <text:p>1680633</text:p>
          </table:table-cell>
          <table:table-cell office:value-type="float" office:value="1598209" calcext:value-type="float">
            <text:p>1598209</text:p>
          </table:table-cell>
          <table:table-cell office:value-type="float" office:value="1746104" calcext:value-type="float">
            <text:p>1746104</text:p>
          </table:table-cell>
          <table:table-cell office:value-type="float" office:value="2333304" calcext:value-type="float">
            <text:p>2333304</text:p>
          </table:table-cell>
          <table:table-cell office:value-type="float" office:value="1600255" calcext:value-type="float">
            <text:p>1600255</text:p>
          </table:table-cell>
          <table:table-cell table:formula="of:=MIN([.A1197:.J1197])" office:value-type="float" office:value="1549397" calcext:value-type="float">
            <text:p>1549397</text:p>
          </table:table-cell>
        </table:table-row>
        <table:table-row table:style-name="ro1">
          <table:table-cell office:value-type="float" office:value="2243280" calcext:value-type="float">
            <text:p>2243280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1637375" calcext:value-type="float">
            <text:p>1637375</text:p>
          </table:table-cell>
          <table:table-cell office:value-type="float" office:value="1666019" calcext:value-type="float">
            <text:p>1666019</text:p>
          </table:table-cell>
          <table:table-cell office:value-type="float" office:value="1822975" calcext:value-type="float">
            <text:p>1822975</text:p>
          </table:table-cell>
          <table:table-cell office:value-type="float" office:value="1758380" calcext:value-type="float">
            <text:p>1758380</text:p>
          </table:table-cell>
          <table:table-cell office:value-type="float" office:value="2260232" calcext:value-type="float">
            <text:p>2260232</text:p>
          </table:table-cell>
          <table:table-cell office:value-type="float" office:value="1722722" calcext:value-type="float">
            <text:p>1722722</text:p>
          </table:table-cell>
          <table:table-cell office:value-type="float" office:value="1694078" calcext:value-type="float">
            <text:p>1694078</text:p>
          </table:table-cell>
          <table:table-cell office:value-type="float" office:value="1696416" calcext:value-type="float">
            <text:p>1696416</text:p>
          </table:table-cell>
          <table:table-cell table:formula="of:=MIN([.A1198:.J1198])" office:value-type="float" office:value="1637375" calcext:value-type="float">
            <text:p>1637375</text:p>
          </table:table-cell>
        </table:table-row>
        <table:table-row table:style-name="ro1">
          <table:table-cell office:value-type="float" office:value="1670111" calcext:value-type="float">
            <text:p>1670111</text:p>
          </table:table-cell>
          <table:table-cell office:value-type="float" office:value="1602301" calcext:value-type="float">
            <text:p>1602301</text:p>
          </table:table-cell>
          <table:table-cell office:value-type="float" office:value="1577457" calcext:value-type="float">
            <text:p>1577457</text:p>
          </table:table-cell>
          <table:table-cell office:value-type="float" office:value="1594117" calcext:value-type="float">
            <text:p>1594117</text:p>
          </table:table-cell>
          <table:table-cell office:value-type="float" office:value="1689694" calcext:value-type="float">
            <text:p>1689694</text:p>
          </table:table-cell>
          <table:table-cell office:value-type="float" office:value="1654035" calcext:value-type="float">
            <text:p>1654035</text:p>
          </table:table-cell>
          <table:table-cell office:value-type="float" office:value="1719214" calcext:value-type="float">
            <text:p>1719214</text:p>
          </table:table-cell>
          <table:table-cell office:value-type="float" office:value="1629483" calcext:value-type="float">
            <text:p>1629483</text:p>
          </table:table-cell>
          <table:table-cell office:value-type="float" office:value="1711030" calcext:value-type="float">
            <text:p>1711030</text:p>
          </table:table-cell>
          <table:table-cell office:value-type="float" office:value="2452263" calcext:value-type="float">
            <text:p>2452263</text:p>
          </table:table-cell>
          <table:table-cell table:formula="of:=MIN([.A1199:.J1199])" office:value-type="float" office:value="1577457" calcext:value-type="float">
            <text:p>1577457</text:p>
          </table:table-cell>
        </table:table-row>
        <table:table-row table:style-name="ro1">
          <table:table-cell office:value-type="float" office:value="1597917" calcext:value-type="float">
            <text:p>1597917</text:p>
          </table:table-cell>
          <table:table-cell office:value-type="float" office:value="1602301" calcext:value-type="float">
            <text:p>1602301</text:p>
          </table:table-cell>
          <table:table-cell office:value-type="float" office:value="1548228" calcext:value-type="float">
            <text:p>1548228</text:p>
          </table:table-cell>
          <table:table-cell office:value-type="float" office:value="1562551" calcext:value-type="float">
            <text:p>1562551</text:p>
          </table:table-cell>
          <table:table-cell office:value-type="float" office:value="1623637" calcext:value-type="float">
            <text:p>1623637</text:p>
          </table:table-cell>
          <table:table-cell office:value-type="float" office:value="1638251" calcext:value-type="float">
            <text:p>1638251</text:p>
          </table:table-cell>
          <table:table-cell office:value-type="float" office:value="1732367" calcext:value-type="float">
            <text:p>1732367</text:p>
          </table:table-cell>
          <table:table-cell office:value-type="float" office:value="1571319" calcext:value-type="float">
            <text:p>1571319</text:p>
          </table:table-cell>
          <table:table-cell office:value-type="float" office:value="1751950" calcext:value-type="float">
            <text:p>1751950</text:p>
          </table:table-cell>
          <table:table-cell office:value-type="float" office:value="1808653" calcext:value-type="float">
            <text:p>1808653</text:p>
          </table:table-cell>
          <table:table-cell table:formula="of:=MIN([.A1200:.J1200])" office:value-type="float" office:value="1548228" calcext:value-type="float">
            <text:p>1548228</text:p>
          </table:table-cell>
        </table:table-row>
        <table:table-row table:style-name="ro1">
          <table:table-cell office:value-type="float" office:value="1574241" calcext:value-type="float">
            <text:p>1574241</text:p>
          </table:table-cell>
          <table:table-cell office:value-type="float" office:value="2233634" calcext:value-type="float">
            <text:p>2233634</text:p>
          </table:table-cell>
          <table:table-cell office:value-type="float" office:value="1536537" calcext:value-type="float">
            <text:p>1536537</text:p>
          </table:table-cell>
          <table:table-cell office:value-type="float" office:value="1532445" calcext:value-type="float">
            <text:p>1532445</text:p>
          </table:table-cell>
          <table:table-cell office:value-type="float" office:value="1625975" calcext:value-type="float">
            <text:p>1625975</text:p>
          </table:table-cell>
          <table:table-cell office:value-type="float" office:value="2490845" calcext:value-type="float">
            <text:p>2490845</text:p>
          </table:table-cell>
          <table:table-cell office:value-type="float" office:value="1707231" calcext:value-type="float">
            <text:p>1707231</text:p>
          </table:table-cell>
          <table:table-cell office:value-type="float" office:value="2504289" calcext:value-type="float">
            <text:p>2504289</text:p>
          </table:table-cell>
          <table:table-cell office:value-type="float" office:value="1656958" calcext:value-type="float">
            <text:p>1656958</text:p>
          </table:table-cell>
          <table:table-cell office:value-type="float" office:value="1657250" calcext:value-type="float">
            <text:p>1657250</text:p>
          </table:table-cell>
          <table:table-cell table:formula="of:=MIN([.A1201:.J1201])" office:value-type="float" office:value="1532445" calcext:value-type="float">
            <text:p>1532445</text:p>
          </table:table-cell>
        </table:table-row>
        <table:table-row table:style-name="ro1">
          <table:table-cell office:value-type="float" office:value="1806315" calcext:value-type="float">
            <text:p>1806315</text:p>
          </table:table-cell>
          <table:table-cell office:value-type="float" office:value="1808361" calcext:value-type="float">
            <text:p>1808361</text:p>
          </table:table-cell>
          <table:table-cell office:value-type="float" office:value="2311090" calcext:value-type="float">
            <text:p>2311090</text:p>
          </table:table-cell>
          <table:table-cell office:value-type="float" office:value="2634356" calcext:value-type="float">
            <text:p>2634356</text:p>
          </table:table-cell>
          <table:table-cell office:value-type="float" office:value="2282445" calcext:value-type="float">
            <text:p>2282445</text:p>
          </table:table-cell>
          <table:table-cell office:value-type="float" office:value="1787025" calcext:value-type="float">
            <text:p>1787025</text:p>
          </table:table-cell>
          <table:table-cell office:value-type="float" office:value="1659296" calcext:value-type="float">
            <text:p>1659296</text:p>
          </table:table-cell>
          <table:table-cell office:value-type="float" office:value="1788193" calcext:value-type="float">
            <text:p>1788193</text:p>
          </table:table-cell>
          <table:table-cell office:value-type="float" office:value="1659296" calcext:value-type="float">
            <text:p>1659296</text:p>
          </table:table-cell>
          <table:table-cell office:value-type="float" office:value="1637082" calcext:value-type="float">
            <text:p>1637082</text:p>
          </table:table-cell>
          <table:table-cell table:formula="of:=MIN([.A1202:.J1202])" office:value-type="float" office:value="1637082" calcext:value-type="float">
            <text:p>1637082</text:p>
          </table:table-cell>
        </table:table-row>
        <table:table-row table:style-name="ro1">
          <table:table-cell office:value-type="float" office:value="1691739" calcext:value-type="float">
            <text:p>1691739</text:p>
          </table:table-cell>
          <table:table-cell office:value-type="float" office:value="1794624" calcext:value-type="float">
            <text:p>1794624</text:p>
          </table:table-cell>
          <table:table-cell office:value-type="float" office:value="1858342" calcext:value-type="float">
            <text:p>1858342</text:p>
          </table:table-cell>
          <table:table-cell office:value-type="float" office:value="1872079" calcext:value-type="float">
            <text:p>1872079</text:p>
          </table:table-cell>
          <table:table-cell office:value-type="float" office:value="1637082" calcext:value-type="float">
            <text:p>1637082</text:p>
          </table:table-cell>
          <table:table-cell office:value-type="float" office:value="1672157" calcext:value-type="float">
            <text:p>1672157</text:p>
          </table:table-cell>
          <table:table-cell office:value-type="float" office:value="1585349" calcext:value-type="float">
            <text:p>1585349</text:p>
          </table:table-cell>
          <table:table-cell office:value-type="float" office:value="1660758" calcext:value-type="float">
            <text:p>1660758</text:p>
          </table:table-cell>
          <table:table-cell office:value-type="float" office:value="2314597" calcext:value-type="float">
            <text:p>2314597</text:p>
          </table:table-cell>
          <table:table-cell office:value-type="float" office:value="1553490" calcext:value-type="float">
            <text:p>1553490</text:p>
          </table:table-cell>
          <table:table-cell table:formula="of:=MIN([.A1203:.J1203])" office:value-type="float" office:value="1553490" calcext:value-type="float">
            <text:p>1553490</text:p>
          </table:table-cell>
        </table:table-row>
        <table:table-row table:style-name="ro1">
          <table:table-cell office:value-type="float" office:value="2281569" calcext:value-type="float">
            <text:p>2281569</text:p>
          </table:table-cell>
          <table:table-cell office:value-type="float" office:value="1841389" calcext:value-type="float">
            <text:p>1841389</text:p>
          </table:table-cell>
          <table:table-cell office:value-type="float" office:value="1686771" calcext:value-type="float">
            <text:p>1686771</text:p>
          </table:table-cell>
          <table:table-cell office:value-type="float" office:value="1744351" calcext:value-type="float">
            <text:p>1744351</text:p>
          </table:table-cell>
          <table:table-cell office:value-type="float" office:value="1582718" calcext:value-type="float">
            <text:p>1582718</text:p>
          </table:table-cell>
          <table:table-cell office:value-type="float" office:value="1625392" calcext:value-type="float">
            <text:p>1625392</text:p>
          </table:table-cell>
          <table:table-cell office:value-type="float" office:value="2293260" calcext:value-type="float">
            <text:p>2293260</text:p>
          </table:table-cell>
          <table:table-cell office:value-type="float" office:value="1601424" calcext:value-type="float">
            <text:p>1601424</text:p>
          </table:table-cell>
          <table:table-cell office:value-type="float" office:value="1853080" calcext:value-type="float">
            <text:p>1853080</text:p>
          </table:table-cell>
          <table:table-cell office:value-type="float" office:value="1521046" calcext:value-type="float">
            <text:p>1521046</text:p>
          </table:table-cell>
          <table:table-cell table:formula="of:=MIN([.A1204:.J1204])" office:value-type="float" office:value="1521046" calcext:value-type="float">
            <text:p>1521046</text:p>
          </table:table-cell>
        </table:table-row>
        <table:table-row table:style-name="ro1">
          <table:table-cell office:value-type="float" office:value="1651697" calcext:value-type="float">
            <text:p>1651697</text:p>
          </table:table-cell>
          <table:table-cell office:value-type="float" office:value="1894293" calcext:value-type="float">
            <text:p>1894293</text:p>
          </table:table-cell>
          <table:table-cell office:value-type="float" office:value="1651989" calcext:value-type="float">
            <text:p>1651989</text:p>
          </table:table-cell>
          <table:table-cell office:value-type="float" office:value="1629191" calcext:value-type="float">
            <text:p>1629191</text:p>
          </table:table-cell>
          <table:table-cell office:value-type="float" office:value="1542675" calcext:value-type="float">
            <text:p>1542675</text:p>
          </table:table-cell>
          <table:table-cell office:value-type="float" office:value="1561966" calcext:value-type="float">
            <text:p>1561966</text:p>
          </table:table-cell>
          <table:table-cell office:value-type="float" office:value="1628606" calcext:value-type="float">
            <text:p>1628606</text:p>
          </table:table-cell>
          <table:table-cell office:value-type="float" office:value="1562258" calcext:value-type="float">
            <text:p>1562258</text:p>
          </table:table-cell>
          <table:table-cell office:value-type="float" office:value="1656373" calcext:value-type="float">
            <text:p>1656373</text:p>
          </table:table-cell>
          <table:table-cell office:value-type="float" office:value="2312259" calcext:value-type="float">
            <text:p>2312259</text:p>
          </table:table-cell>
          <table:table-cell table:formula="of:=MIN([.A1205:.J1205])" office:value-type="float" office:value="1542675" calcext:value-type="float">
            <text:p>1542675</text:p>
          </table:table-cell>
        </table:table-row>
        <table:table-row table:style-name="ro1">
          <table:table-cell office:value-type="float" office:value="1597917" calcext:value-type="float">
            <text:p>1597917</text:p>
          </table:table-cell>
          <table:table-cell office:value-type="float" office:value="2406666" calcext:value-type="float">
            <text:p>2406666</text:p>
          </table:table-cell>
          <table:table-cell office:value-type="float" office:value="1584764" calcext:value-type="float">
            <text:p>1584764</text:p>
          </table:table-cell>
          <table:table-cell office:value-type="float" office:value="1591194" calcext:value-type="float">
            <text:p>1591194</text:p>
          </table:table-cell>
          <table:table-cell office:value-type="float" office:value="1724475" calcext:value-type="float">
            <text:p>1724475</text:p>
          </table:table-cell>
          <table:table-cell office:value-type="float" office:value="1556412" calcext:value-type="float">
            <text:p>1556412</text:p>
          </table:table-cell>
          <table:table-cell office:value-type="float" office:value="1604639" calcext:value-type="float">
            <text:p>1604639</text:p>
          </table:table-cell>
          <table:table-cell office:value-type="float" office:value="2365162" calcext:value-type="float">
            <text:p>2365162</text:p>
          </table:table-cell>
          <table:table-cell office:value-type="float" office:value="1594994" calcext:value-type="float">
            <text:p>1594994</text:p>
          </table:table-cell>
          <table:table-cell office:value-type="float" office:value="1672156" calcext:value-type="float">
            <text:p>1672156</text:p>
          </table:table-cell>
          <table:table-cell table:formula="of:=MIN([.A1206:.J1206])" office:value-type="float" office:value="1556412" calcext:value-type="float">
            <text:p>1556412</text:p>
          </table:table-cell>
        </table:table-row>
        <table:table-row table:style-name="ro1">
          <table:table-cell office:value-type="float" office:value="1554658" calcext:value-type="float">
            <text:p>1554658</text:p>
          </table:table-cell>
          <table:table-cell office:value-type="float" office:value="1764226" calcext:value-type="float">
            <text:p>1764226</text:p>
          </table:table-cell>
          <table:table-cell office:value-type="float" office:value="1562551" calcext:value-type="float">
            <text:p>1562551</text:p>
          </table:table-cell>
          <table:table-cell office:value-type="float" office:value="2164363" calcext:value-type="float">
            <text:p>2164363</text:p>
          </table:table-cell>
          <table:table-cell office:value-type="float" office:value="1826190" calcext:value-type="float">
            <text:p>1826190</text:p>
          </table:table-cell>
          <table:table-cell office:value-type="float" office:value="2601912" calcext:value-type="float">
            <text:p>2601912</text:p>
          </table:table-cell>
          <table:table-cell office:value-type="float" office:value="1574534" calcext:value-type="float">
            <text:p>1574534</text:p>
          </table:table-cell>
          <table:table-cell office:value-type="float" office:value="1767442" calcext:value-type="float">
            <text:p>1767442</text:p>
          </table:table-cell>
          <table:table-cell office:value-type="float" office:value="1556413" calcext:value-type="float">
            <text:p>1556413</text:p>
          </table:table-cell>
          <table:table-cell office:value-type="float" office:value="1655789" calcext:value-type="float">
            <text:p>1655789</text:p>
          </table:table-cell>
          <table:table-cell table:formula="of:=MIN([.A1207:.J1207])" office:value-type="float" office:value="1554658" calcext:value-type="float">
            <text:p>1554658</text:p>
          </table:table-cell>
        </table:table-row>
        <table:table-row table:style-name="ro1">
          <table:table-cell office:value-type="float" office:value="1529814" calcext:value-type="float">
            <text:p>1529814</text:p>
          </table:table-cell>
          <table:table-cell office:value-type="float" office:value="1638836" calcext:value-type="float">
            <text:p>1638836</text:p>
          </table:table-cell>
          <table:table-cell office:value-type="float" office:value="2269293" calcext:value-type="float">
            <text:p>2269293</text:p>
          </table:table-cell>
          <table:table-cell office:value-type="float" office:value="1737921" calcext:value-type="float">
            <text:p>1737921</text:p>
          </table:table-cell>
          <table:table-cell office:value-type="float" office:value="2261401" calcext:value-type="float">
            <text:p>2261401</text:p>
          </table:table-cell>
          <table:table-cell office:value-type="float" office:value="1745520" calcext:value-type="float">
            <text:p>1745520</text:p>
          </table:table-cell>
          <table:table-cell office:value-type="float" office:value="1543844" calcext:value-type="float">
            <text:p>1543844</text:p>
          </table:table-cell>
          <table:table-cell office:value-type="float" office:value="1661050" calcext:value-type="float">
            <text:p>1661050</text:p>
          </table:table-cell>
          <table:table-cell office:value-type="float" office:value="2266371" calcext:value-type="float">
            <text:p>2266371</text:p>
          </table:table-cell>
          <table:table-cell office:value-type="float" office:value="1752827" calcext:value-type="float">
            <text:p>1752827</text:p>
          </table:table-cell>
          <table:table-cell table:formula="of:=MIN([.A1208:.J1208])" office:value-type="float" office:value="1529814" calcext:value-type="float">
            <text:p>1529814</text:p>
          </table:table-cell>
        </table:table-row>
        <table:table-row table:style-name="ro1">
          <table:table-cell office:value-type="float" office:value="1664265" calcext:value-type="float">
            <text:p>1664265</text:p>
          </table:table-cell>
          <table:table-cell office:value-type="float" office:value="1585348" calcext:value-type="float">
            <text:p>1585348</text:p>
          </table:table-cell>
          <table:table-cell office:value-type="float" office:value="1754873" calcext:value-type="float">
            <text:p>1754873</text:p>
          </table:table-cell>
          <table:table-cell office:value-type="float" office:value="1630652" calcext:value-type="float">
            <text:p>1630652</text:p>
          </table:table-cell>
          <table:table-cell office:value-type="float" office:value="1755166" calcext:value-type="float">
            <text:p>1755166</text:p>
          </table:table-cell>
          <table:table-cell office:value-type="float" office:value="1674495" calcext:value-type="float">
            <text:p>1674495</text:p>
          </table:table-cell>
          <table:table-cell office:value-type="float" office:value="1545890" calcext:value-type="float">
            <text:p>1545890</text:p>
          </table:table-cell>
          <table:table-cell office:value-type="float" office:value="1633575" calcext:value-type="float">
            <text:p>1633575</text:p>
          </table:table-cell>
          <table:table-cell office:value-type="float" office:value="1837005" calcext:value-type="float">
            <text:p>1837005</text:p>
          </table:table-cell>
          <table:table-cell office:value-type="float" office:value="1670403" calcext:value-type="float">
            <text:p>1670403</text:p>
          </table:table-cell>
          <table:table-cell table:formula="of:=MIN([.A1209:.J1209])" office:value-type="float" office:value="1545890" calcext:value-type="float">
            <text:p>1545890</text:p>
          </table:table-cell>
        </table:table-row>
        <table:table-row table:style-name="ro1">
          <table:table-cell office:value-type="float" office:value="2438525" calcext:value-type="float">
            <text:p>2438525</text:p>
          </table:table-cell>
          <table:table-cell office:value-type="float" office:value="1551151" calcext:value-type="float">
            <text:p>1551151</text:p>
          </table:table-cell>
          <table:table-cell office:value-type="float" office:value="1645851" calcext:value-type="float">
            <text:p>1645851</text:p>
          </table:table-cell>
          <table:table-cell office:value-type="float" office:value="1592948" calcext:value-type="float">
            <text:p>1592948</text:p>
          </table:table-cell>
          <table:table-cell office:value-type="float" office:value="1662804" calcext:value-type="float">
            <text:p>1662804</text:p>
          </table:table-cell>
          <table:table-cell office:value-type="float" office:value="1594117" calcext:value-type="float">
            <text:p>1594117</text:p>
          </table:table-cell>
          <table:table-cell office:value-type="float" office:value="2744547" calcext:value-type="float">
            <text:p>2744547</text:p>
          </table:table-cell>
          <table:table-cell office:value-type="float" office:value="1574827" calcext:value-type="float">
            <text:p>1574827</text:p>
          </table:table-cell>
          <table:table-cell office:value-type="float" office:value="1685309" calcext:value-type="float">
            <text:p>1685309</text:p>
          </table:table-cell>
          <table:table-cell office:value-type="float" office:value="1619838" calcext:value-type="float">
            <text:p>1619838</text:p>
          </table:table-cell>
          <table:table-cell table:formula="of:=MIN([.A1210:.J1210])" office:value-type="float" office:value="1551151" calcext:value-type="float">
            <text:p>1551151</text:p>
          </table:table-cell>
        </table:table-row>
        <table:table-row table:style-name="ro1">
          <table:table-cell office:value-type="float" office:value="1863019" calcext:value-type="float">
            <text:p>1863019</text:p>
          </table:table-cell>
          <table:table-cell office:value-type="float" office:value="1581549" calcext:value-type="float">
            <text:p>1581549</text:p>
          </table:table-cell>
          <table:table-cell office:value-type="float" office:value="1573657" calcext:value-type="float">
            <text:p>1573657</text:p>
          </table:table-cell>
          <table:table-cell office:value-type="float" office:value="1691156" calcext:value-type="float">
            <text:p>1691156</text:p>
          </table:table-cell>
          <table:table-cell office:value-type="float" office:value="1603762" calcext:value-type="float">
            <text:p>1603762</text:p>
          </table:table-cell>
          <table:table-cell office:value-type="float" office:value="1592948" calcext:value-type="float">
            <text:p>1592948</text:p>
          </table:table-cell>
          <table:table-cell office:value-type="float" office:value="1918845" calcext:value-type="float">
            <text:p>1918845</text:p>
          </table:table-cell>
          <table:table-cell office:value-type="float" office:value="1858049" calcext:value-type="float">
            <text:p>1858049</text:p>
          </table:table-cell>
          <table:table-cell office:value-type="float" office:value="1623638" calcext:value-type="float">
            <text:p>1623638</text:p>
          </table:table-cell>
          <table:table-cell office:value-type="float" office:value="2359024" calcext:value-type="float">
            <text:p>2359024</text:p>
          </table:table-cell>
          <table:table-cell table:formula="of:=MIN([.A1211:.J1211])" office:value-type="float" office:value="1573657" calcext:value-type="float">
            <text:p>1573657</text:p>
          </table:table-cell>
        </table:table-row>
        <table:table-row table:style-name="ro1">
          <table:table-cell office:value-type="float" office:value="1862726" calcext:value-type="float">
            <text:p>1862726</text:p>
          </table:table-cell>
          <table:table-cell office:value-type="float" office:value="2373930" calcext:value-type="float">
            <text:p>2373930</text:p>
          </table:table-cell>
          <table:table-cell office:value-type="float" office:value="2101814" calcext:value-type="float">
            <text:p>2101814</text:p>
          </table:table-cell>
          <table:table-cell office:value-type="float" office:value="2178978" calcext:value-type="float">
            <text:p>2178978</text:p>
          </table:table-cell>
          <table:table-cell office:value-type="float" office:value="1726522" calcext:value-type="float">
            <text:p>1726522</text:p>
          </table:table-cell>
          <table:table-cell office:value-type="float" office:value="2373638" calcext:value-type="float">
            <text:p>2373638</text:p>
          </table:table-cell>
          <table:table-cell office:value-type="float" office:value="1898969" calcext:value-type="float">
            <text:p>1898969</text:p>
          </table:table-cell>
          <table:table-cell office:value-type="float" office:value="2149164" calcext:value-type="float">
            <text:p>2149164</text:p>
          </table:table-cell>
          <table:table-cell office:value-type="float" office:value="1727399" calcext:value-type="float">
            <text:p>1727399</text:p>
          </table:table-cell>
          <table:table-cell office:value-type="float" office:value="1834082" calcext:value-type="float">
            <text:p>1834082</text:p>
          </table:table-cell>
          <table:table-cell table:formula="of:=MIN([.A1212:.J1212])" office:value-type="float" office:value="1726522" calcext:value-type="float">
            <text:p>1726522</text:p>
          </table:table-cell>
        </table:table-row>
        <table:table-row table:style-name="ro1">
          <table:table-cell office:value-type="float" office:value="1627145" calcext:value-type="float">
            <text:p>1627145</text:p>
          </table:table-cell>
          <table:table-cell office:value-type="float" office:value="2101522" calcext:value-type="float">
            <text:p>2101522</text:p>
          </table:table-cell>
          <table:table-cell office:value-type="float" office:value="2378315" calcext:value-type="float">
            <text:p>2378315</text:p>
          </table:table-cell>
          <table:table-cell office:value-type="float" office:value="2023482" calcext:value-type="float">
            <text:p>2023482</text:p>
          </table:table-cell>
          <table:table-cell office:value-type="float" office:value="2226328" calcext:value-type="float">
            <text:p>2226328</text:p>
          </table:table-cell>
          <table:table-cell office:value-type="float" office:value="1667480" calcext:value-type="float">
            <text:p>1667480</text:p>
          </table:table-cell>
          <table:table-cell office:value-type="float" office:value="1692909" calcext:value-type="float">
            <text:p>1692909</text:p>
          </table:table-cell>
          <table:table-cell office:value-type="float" office:value="1626561" calcext:value-type="float">
            <text:p>1626561</text:p>
          </table:table-cell>
          <table:table-cell office:value-type="float" office:value="1572195" calcext:value-type="float">
            <text:p>1572195</text:p>
          </table:table-cell>
          <table:table-cell office:value-type="float" office:value="1795208" calcext:value-type="float">
            <text:p>1795208</text:p>
          </table:table-cell>
          <table:table-cell table:formula="of:=MIN([.A1213:.J1213])" office:value-type="float" office:value="1572195" calcext:value-type="float">
            <text:p>1572195</text:p>
          </table:table-cell>
        </table:table-row>
        <table:table-row table:style-name="ro1">
          <table:table-cell office:value-type="float" office:value="2133673" calcext:value-type="float">
            <text:p>2133673</text:p>
          </table:table-cell>
          <table:table-cell office:value-type="float" office:value="1719507" calcext:value-type="float">
            <text:p>1719507</text:p>
          </table:table-cell>
          <table:table-cell office:value-type="float" office:value="1709569" calcext:value-type="float">
            <text:p>1709569</text:p>
          </table:table-cell>
          <table:table-cell office:value-type="float" office:value="1633575" calcext:value-type="float">
            <text:p>1633575</text:p>
          </table:table-cell>
          <table:table-cell office:value-type="float" office:value="1663388" calcext:value-type="float">
            <text:p>1663388</text:p>
          </table:table-cell>
          <table:table-cell office:value-type="float" office:value="1609900" calcext:value-type="float">
            <text:p>1609900</text:p>
          </table:table-cell>
          <table:table-cell office:value-type="float" office:value="1628898" calcext:value-type="float">
            <text:p>1628898</text:p>
          </table:table-cell>
          <table:table-cell office:value-type="float" office:value="1560212" calcext:value-type="float">
            <text:p>1560212</text:p>
          </table:table-cell>
          <table:table-cell office:value-type="float" office:value="2309044" calcext:value-type="float">
            <text:p>2309044</text:p>
          </table:table-cell>
          <table:table-cell office:value-type="float" office:value="1610192" calcext:value-type="float">
            <text:p>1610192</text:p>
          </table:table-cell>
          <table:table-cell table:formula="of:=MIN([.A1214:.J1214])" office:value-type="float" office:value="1560212" calcext:value-type="float">
            <text:p>1560212</text:p>
          </table:table-cell>
        </table:table-row>
        <table:table-row table:style-name="ro1">
          <table:table-cell office:value-type="float" office:value="1768611" calcext:value-type="float">
            <text:p>1768611</text:p>
          </table:table-cell>
          <table:table-cell office:value-type="float" office:value="1640590" calcext:value-type="float">
            <text:p>1640590</text:p>
          </table:table-cell>
          <table:table-cell office:value-type="float" office:value="1621884" calcext:value-type="float">
            <text:p>1621884</text:p>
          </table:table-cell>
          <table:table-cell office:value-type="float" office:value="1558750" calcext:value-type="float">
            <text:p>1558750</text:p>
          </table:table-cell>
          <table:table-cell office:value-type="float" office:value="1785563" calcext:value-type="float">
            <text:p>1785563</text:p>
          </table:table-cell>
          <table:table-cell office:value-type="float" office:value="1563427" calcext:value-type="float">
            <text:p>1563427</text:p>
          </table:table-cell>
          <table:table-cell office:value-type="float" office:value="2466877" calcext:value-type="float">
            <text:p>2466877</text:p>
          </table:table-cell>
          <table:table-cell office:value-type="float" office:value="1536829" calcext:value-type="float">
            <text:p>1536829</text:p>
          </table:table-cell>
          <table:table-cell office:value-type="float" office:value="1659296" calcext:value-type="float">
            <text:p>1659296</text:p>
          </table:table-cell>
          <table:table-cell office:value-type="float" office:value="1558750" calcext:value-type="float">
            <text:p>1558750</text:p>
          </table:table-cell>
          <table:table-cell table:formula="of:=MIN([.A1215:.J1215])" office:value-type="float" office:value="1536829" calcext:value-type="float">
            <text:p>1536829</text:p>
          </table:table-cell>
        </table:table-row>
        <table:table-row table:style-name="ro1">
          <table:table-cell office:value-type="float" office:value="1616622" calcext:value-type="float">
            <text:p>1616622</text:p>
          </table:table-cell>
          <table:table-cell office:value-type="float" office:value="1619545" calcext:value-type="float">
            <text:p>1619545</text:p>
          </table:table-cell>
          <table:table-cell office:value-type="float" office:value="1564889" calcext:value-type="float">
            <text:p>1564889</text:p>
          </table:table-cell>
          <table:table-cell office:value-type="float" office:value="1568981" calcext:value-type="float">
            <text:p>1568981</text:p>
          </table:table-cell>
          <table:table-cell office:value-type="float" office:value="1712492" calcext:value-type="float">
            <text:p>1712492</text:p>
          </table:table-cell>
          <table:table-cell office:value-type="float" office:value="1646143" calcext:value-type="float">
            <text:p>1646143</text:p>
          </table:table-cell>
          <table:table-cell office:value-type="float" office:value="1685602" calcext:value-type="float">
            <text:p>1685602</text:p>
          </table:table-cell>
          <table:table-cell office:value-type="float" office:value="1739382" calcext:value-type="float">
            <text:p>1739382</text:p>
          </table:table-cell>
          <table:table-cell office:value-type="float" office:value="1583010" calcext:value-type="float">
            <text:p>1583010</text:p>
          </table:table-cell>
          <table:table-cell office:value-type="float" office:value="2464538" calcext:value-type="float">
            <text:p>2464538</text:p>
          </table:table-cell>
          <table:table-cell table:formula="of:=MIN([.A1216:.J1216])" office:value-type="float" office:value="1564889" calcext:value-type="float">
            <text:p>1564889</text:p>
          </table:table-cell>
        </table:table-row>
        <table:table-row table:style-name="ro1">
          <table:table-cell office:value-type="float" office:value="1574826" calcext:value-type="float">
            <text:p>1574826</text:p>
          </table:table-cell>
          <table:table-cell office:value-type="float" office:value="2133674" calcext:value-type="float">
            <text:p>2133674</text:p>
          </table:table-cell>
          <table:table-cell office:value-type="float" office:value="1535952" calcext:value-type="float">
            <text:p>1535952</text:p>
          </table:table-cell>
          <table:table-cell office:value-type="float" office:value="2074632" calcext:value-type="float">
            <text:p>2074632</text:p>
          </table:table-cell>
          <table:table-cell office:value-type="float" office:value="1853081" calcext:value-type="float">
            <text:p>1853081</text:p>
          </table:table-cell>
          <table:table-cell office:value-type="float" office:value="1720676" calcext:value-type="float">
            <text:p>1720676</text:p>
          </table:table-cell>
          <table:table-cell office:value-type="float" office:value="1610485" calcext:value-type="float">
            <text:p>1610485</text:p>
          </table:table-cell>
          <table:table-cell office:value-type="float" office:value="2397898" calcext:value-type="float">
            <text:p>2397898</text:p>
          </table:table-cell>
          <table:table-cell office:value-type="float" office:value="1591486" calcext:value-type="float">
            <text:p>1591486</text:p>
          </table:table-cell>
          <table:table-cell office:value-type="float" office:value="1886108" calcext:value-type="float">
            <text:p>1886108</text:p>
          </table:table-cell>
          <table:table-cell table:formula="of:=MIN([.A1217:.J1217])" office:value-type="float" office:value="1535952" calcext:value-type="float">
            <text:p>1535952</text:p>
          </table:table-cell>
        </table:table-row>
        <table:table-row table:style-name="ro1">
          <table:table-cell office:value-type="float" office:value="1554951" calcext:value-type="float">
            <text:p>1554951</text:p>
          </table:table-cell>
          <table:table-cell office:value-type="float" office:value="1658712" calcext:value-type="float">
            <text:p>1658712</text:p>
          </table:table-cell>
          <table:table-cell office:value-type="float" office:value="1547936" calcext:value-type="float">
            <text:p>1547936</text:p>
          </table:table-cell>
          <table:table-cell office:value-type="float" office:value="2622079" calcext:value-type="float">
            <text:p>2622079</text:p>
          </table:table-cell>
          <table:table-cell office:value-type="float" office:value="1713369" calcext:value-type="float">
            <text:p>1713369</text:p>
          </table:table-cell>
          <table:table-cell office:value-type="float" office:value="2394975" calcext:value-type="float">
            <text:p>2394975</text:p>
          </table:table-cell>
          <table:table-cell office:value-type="float" office:value="1570734" calcext:value-type="float">
            <text:p>1570734</text:p>
          </table:table-cell>
          <table:table-cell office:value-type="float" office:value="1767441" calcext:value-type="float">
            <text:p>1767441</text:p>
          </table:table-cell>
          <table:table-cell office:value-type="float" office:value="1677418" calcext:value-type="float">
            <text:p>1677418</text:p>
          </table:table-cell>
          <table:table-cell office:value-type="float" office:value="1697293" calcext:value-type="float">
            <text:p>1697293</text:p>
          </table:table-cell>
          <table:table-cell table:formula="of:=MIN([.A1218:.J1218])" office:value-type="float" office:value="1547936" calcext:value-type="float">
            <text:p>1547936</text:p>
          </table:table-cell>
        </table:table-row>
        <table:table-row table:style-name="ro1">
          <table:table-cell office:value-type="float" office:value="1550566" calcext:value-type="float">
            <text:p>1550566</text:p>
          </table:table-cell>
          <table:table-cell office:value-type="float" office:value="1614285" calcext:value-type="float">
            <text:p>1614285</text:p>
          </table:table-cell>
          <table:table-cell office:value-type="float" office:value="2256432" calcext:value-type="float">
            <text:p>2256432</text:p>
          </table:table-cell>
          <table:table-cell office:value-type="float" office:value="1789655" calcext:value-type="float">
            <text:p>1789655</text:p>
          </table:table-cell>
          <table:table-cell office:value-type="float" office:value="2358732" calcext:value-type="float">
            <text:p>2358732</text:p>
          </table:table-cell>
          <table:table-cell office:value-type="float" office:value="1953626" calcext:value-type="float">
            <text:p>1953626</text:p>
          </table:table-cell>
          <table:table-cell office:value-type="float" office:value="1749612" calcext:value-type="float">
            <text:p>1749612</text:p>
          </table:table-cell>
          <table:table-cell office:value-type="float" office:value="1701969" calcext:value-type="float">
            <text:p>1701969</text:p>
          </table:table-cell>
          <table:table-cell office:value-type="float" office:value="2257309" calcext:value-type="float">
            <text:p>2257309</text:p>
          </table:table-cell>
          <table:table-cell office:value-type="float" office:value="1628899" calcext:value-type="float">
            <text:p>1628899</text:p>
          </table:table-cell>
          <table:table-cell table:formula="of:=MIN([.A1219:.J1219])" office:value-type="float" office:value="1550566" calcext:value-type="float">
            <text:p>1550566</text:p>
          </table:table-cell>
        </table:table-row>
        <table:table-row table:style-name="ro1">
          <table:table-cell office:value-type="float" office:value="2048618" calcext:value-type="float">
            <text:p>2048618</text:p>
          </table:table-cell>
          <table:table-cell office:value-type="float" office:value="1547936" calcext:value-type="float">
            <text:p>1547936</text:p>
          </table:table-cell>
          <table:table-cell office:value-type="float" office:value="1690571" calcext:value-type="float">
            <text:p>1690571</text:p>
          </table:table-cell>
          <table:table-cell office:value-type="float" office:value="1948658" calcext:value-type="float">
            <text:p>1948658</text:p>
          </table:table-cell>
          <table:table-cell office:value-type="float" office:value="1679464" calcext:value-type="float">
            <text:p>1679464</text:p>
          </table:table-cell>
          <table:table-cell office:value-type="float" office:value="1678002" calcext:value-type="float">
            <text:p>1678002</text:p>
          </table:table-cell>
          <table:table-cell office:value-type="float" office:value="1984024" calcext:value-type="float">
            <text:p>1984024</text:p>
          </table:table-cell>
          <table:table-cell office:value-type="float" office:value="1768611" calcext:value-type="float">
            <text:p>1768611</text:p>
          </table:table-cell>
          <table:table-cell office:value-type="float" office:value="1775917" calcext:value-type="float">
            <text:p>1775917</text:p>
          </table:table-cell>
          <table:table-cell office:value-type="float" office:value="1570442" calcext:value-type="float">
            <text:p>1570442</text:p>
          </table:table-cell>
          <table:table-cell table:formula="of:=MIN([.A1220:.J1220])" office:value-type="float" office:value="1547936" calcext:value-type="float">
            <text:p>1547936</text:p>
          </table:table-cell>
        </table:table-row>
        <table:table-row table:style-name="ro1">
          <table:table-cell office:value-type="float" office:value="1992500" calcext:value-type="float">
            <text:p>1992500</text:p>
          </table:table-cell>
          <table:table-cell office:value-type="float" office:value="1528353" calcext:value-type="float">
            <text:p>1528353</text:p>
          </table:table-cell>
          <table:table-cell office:value-type="float" office:value="1776794" calcext:value-type="float">
            <text:p>1776794</text:p>
          </table:table-cell>
          <table:table-cell office:value-type="float" office:value="1838174" calcext:value-type="float">
            <text:p>1838174</text:p>
          </table:table-cell>
          <table:table-cell office:value-type="float" office:value="1618668" calcext:value-type="float">
            <text:p>1618668</text:p>
          </table:table-cell>
          <table:table-cell office:value-type="float" office:value="1641760" calcext:value-type="float">
            <text:p>1641760</text:p>
          </table:table-cell>
          <table:table-cell office:value-type="float" office:value="2067909" calcext:value-type="float">
            <text:p>2067909</text:p>
          </table:table-cell>
          <table:table-cell office:value-type="float" office:value="1631530" calcext:value-type="float">
            <text:p>1631530</text:p>
          </table:table-cell>
          <table:table-cell office:value-type="float" office:value="1633867" calcext:value-type="float">
            <text:p>1633867</text:p>
          </table:table-cell>
          <table:table-cell office:value-type="float" office:value="1551151" calcext:value-type="float">
            <text:p>1551151</text:p>
          </table:table-cell>
          <table:table-cell table:formula="of:=MIN([.A1221:.J1221])" office:value-type="float" office:value="1528353" calcext:value-type="float">
            <text:p>1528353</text:p>
          </table:table-cell>
        </table:table-row>
        <table:table-row table:style-name="ro1">
          <table:table-cell office:value-type="float" office:value="1764518" calcext:value-type="float">
            <text:p>1764518</text:p>
          </table:table-cell>
          <table:table-cell office:value-type="float" office:value="1570734" calcext:value-type="float">
            <text:p>1570734</text:p>
          </table:table-cell>
          <table:table-cell office:value-type="float" office:value="1752242" calcext:value-type="float">
            <text:p>1752242</text:p>
          </table:table-cell>
          <table:table-cell office:value-type="float" office:value="1790532" calcext:value-type="float">
            <text:p>1790532</text:p>
          </table:table-cell>
          <table:table-cell office:value-type="float" office:value="1613116" calcext:value-type="float">
            <text:p>1613116</text:p>
          </table:table-cell>
          <table:table-cell office:value-type="float" office:value="1665434" calcext:value-type="float">
            <text:p>1665434</text:p>
          </table:table-cell>
          <table:table-cell office:value-type="float" office:value="1694370" calcext:value-type="float">
            <text:p>1694370</text:p>
          </table:table-cell>
          <table:table-cell office:value-type="float" office:value="1660758" calcext:value-type="float">
            <text:p>1660758</text:p>
          </table:table-cell>
          <table:table-cell office:value-type="float" office:value="1675956" calcext:value-type="float">
            <text:p>1675956</text:p>
          </table:table-cell>
          <table:table-cell office:value-type="float" office:value="2489968" calcext:value-type="float">
            <text:p>2489968</text:p>
          </table:table-cell>
          <table:table-cell table:formula="of:=MIN([.A1222:.J1222])" office:value-type="float" office:value="1570734" calcext:value-type="float">
            <text:p>1570734</text:p>
          </table:table-cell>
        </table:table-row>
        <table:table-row table:style-name="ro1">
          <table:table-cell office:value-type="float" office:value="1658127" calcext:value-type="float">
            <text:p>1658127</text:p>
          </table:table-cell>
          <table:table-cell office:value-type="float" office:value="2433849" calcext:value-type="float">
            <text:p>2433849</text:p>
          </table:table-cell>
          <table:table-cell office:value-type="float" office:value="1607854" calcext:value-type="float">
            <text:p>1607854</text:p>
          </table:table-cell>
          <table:table-cell office:value-type="float" office:value="2275723" calcext:value-type="float">
            <text:p>2275723</text:p>
          </table:table-cell>
          <table:table-cell office:value-type="float" office:value="1554074" calcext:value-type="float">
            <text:p>1554074</text:p>
          </table:table-cell>
          <table:table-cell office:value-type="float" office:value="2211421" calcext:value-type="float">
            <text:p>2211421</text:p>
          </table:table-cell>
          <table:table-cell office:value-type="float" office:value="1640298" calcext:value-type="float">
            <text:p>1640298</text:p>
          </table:table-cell>
          <table:table-cell office:value-type="float" office:value="2200022" calcext:value-type="float">
            <text:p>2200022</text:p>
          </table:table-cell>
          <table:table-cell office:value-type="float" office:value="1682971" calcext:value-type="float">
            <text:p>1682971</text:p>
          </table:table-cell>
          <table:table-cell office:value-type="float" office:value="1654035" calcext:value-type="float">
            <text:p>1654035</text:p>
          </table:table-cell>
          <table:table-cell table:formula="of:=MIN([.A1223:.J1223])" office:value-type="float" office:value="1554074" calcext:value-type="float">
            <text:p>1554074</text:p>
          </table:table-cell>
        </table:table-row>
        <table:table-row table:style-name="ro1">
          <table:table-cell office:value-type="float" office:value="1595286" calcext:value-type="float">
            <text:p>1595286</text:p>
          </table:table-cell>
          <table:table-cell office:value-type="float" office:value="1762765" calcext:value-type="float">
            <text:p>1762765</text:p>
          </table:table-cell>
          <table:table-cell office:value-type="float" office:value="1562843" calcext:value-type="float">
            <text:p>1562843</text:p>
          </table:table-cell>
          <table:table-cell office:value-type="float" office:value="1691447" calcext:value-type="float">
            <text:p>1691447</text:p>
          </table:table-cell>
          <table:table-cell office:value-type="float" office:value="2518319" calcext:value-type="float">
            <text:p>2518319</text:p>
          </table:table-cell>
          <table:table-cell office:value-type="float" office:value="1729152" calcext:value-type="float">
            <text:p>1729152</text:p>
          </table:table-cell>
          <table:table-cell office:value-type="float" office:value="1565473" calcext:value-type="float">
            <text:p>1565473</text:p>
          </table:table-cell>
          <table:table-cell office:value-type="float" office:value="1618961" calcext:value-type="float">
            <text:p>1618961</text:p>
          </table:table-cell>
          <table:table-cell office:value-type="float" office:value="1595578" calcext:value-type="float">
            <text:p>1595578</text:p>
          </table:table-cell>
          <table:table-cell office:value-type="float" office:value="1580671" calcext:value-type="float">
            <text:p>1580671</text:p>
          </table:table-cell>
          <table:table-cell table:formula="of:=MIN([.A1224:.J1224])" office:value-type="float" office:value="1562843" calcext:value-type="float">
            <text:p>1562843</text:p>
          </table:table-cell>
        </table:table-row>
        <table:table-row table:style-name="ro1">
          <table:table-cell office:value-type="float" office:value="1580088" calcext:value-type="float">
            <text:p>1580088</text:p>
          </table:table-cell>
          <table:table-cell office:value-type="float" office:value="1653451" calcext:value-type="float">
            <text:p>1653451</text:p>
          </table:table-cell>
          <table:table-cell office:value-type="float" office:value="2203237" calcext:value-type="float">
            <text:p>2203237</text:p>
          </table:table-cell>
          <table:table-cell office:value-type="float" office:value="1616623" calcext:value-type="float">
            <text:p>1616623</text:p>
          </table:table-cell>
          <table:table-cell office:value-type="float" office:value="1822975" calcext:value-type="float">
            <text:p>1822975</text:p>
          </table:table-cell>
          <table:table-cell office:value-type="float" office:value="1717753" calcext:value-type="float">
            <text:p>1717753</text:p>
          </table:table-cell>
          <table:table-cell office:value-type="float" office:value="1527476" calcext:value-type="float">
            <text:p>1527476</text:p>
          </table:table-cell>
          <table:table-cell office:value-type="float" office:value="1797839" calcext:value-type="float">
            <text:p>1797839</text:p>
          </table:table-cell>
          <table:table-cell office:value-type="float" office:value="2215220" calcext:value-type="float">
            <text:p>2215220</text:p>
          </table:table-cell>
          <table:table-cell office:value-type="float" office:value="1546767" calcext:value-type="float">
            <text:p>1546767</text:p>
          </table:table-cell>
          <table:table-cell table:formula="of:=MIN([.A1225:.J1225])" office:value-type="float" office:value="1527476" calcext:value-type="float">
            <text:p>1527476</text:p>
          </table:table-cell>
        </table:table-row>
        <table:table-row table:style-name="ro1">
          <table:table-cell office:value-type="float" office:value="2272800" calcext:value-type="float">
            <text:p>2272800</text:p>
          </table:table-cell>
          <table:table-cell office:value-type="float" office:value="1579795" calcext:value-type="float">
            <text:p>1579795</text:p>
          </table:table-cell>
          <table:table-cell office:value-type="float" office:value="1635913" calcext:value-type="float">
            <text:p>1635913</text:p>
          </table:table-cell>
          <table:table-cell office:value-type="float" office:value="1578918" calcext:value-type="float">
            <text:p>1578918</text:p>
          </table:table-cell>
          <table:table-cell office:value-type="float" office:value="1686186" calcext:value-type="float">
            <text:p>1686186</text:p>
          </table:table-cell>
          <table:table-cell office:value-type="float" office:value="1714538" calcext:value-type="float">
            <text:p>1714538</text:p>
          </table:table-cell>
          <table:table-cell office:value-type="float" office:value="2157056" calcext:value-type="float">
            <text:p>2157056</text:p>
          </table:table-cell>
          <table:table-cell office:value-type="float" office:value="1648482" calcext:value-type="float">
            <text:p>1648482</text:p>
          </table:table-cell>
          <table:table-cell office:value-type="float" office:value="1672449" calcext:value-type="float">
            <text:p>1672449</text:p>
          </table:table-cell>
          <table:table-cell office:value-type="float" office:value="1644682" calcext:value-type="float">
            <text:p>1644682</text:p>
          </table:table-cell>
          <table:table-cell table:formula="of:=MIN([.A1226:.J1226])" office:value-type="float" office:value="1578918" calcext:value-type="float">
            <text:p>1578918</text:p>
          </table:table-cell>
        </table:table-row>
        <table:table-row table:style-name="ro1">
          <table:table-cell office:value-type="float" office:value="1673910" calcext:value-type="float">
            <text:p>1673910</text:p>
          </table:table-cell>
          <table:table-cell office:value-type="float" office:value="1544136" calcext:value-type="float">
            <text:p>1544136</text:p>
          </table:table-cell>
          <table:table-cell office:value-type="float" office:value="1583303" calcext:value-type="float">
            <text:p>1583303</text:p>
          </table:table-cell>
          <table:table-cell office:value-type="float" office:value="1525430" calcext:value-type="float">
            <text:p>1525430</text:p>
          </table:table-cell>
          <table:table-cell office:value-type="float" office:value="1616915" calcext:value-type="float">
            <text:p>1616915</text:p>
          </table:table-cell>
          <table:table-cell office:value-type="float" office:value="1610778" calcext:value-type="float">
            <text:p>1610778</text:p>
          </table:table-cell>
          <table:table-cell office:value-type="float" office:value="1668649" calcext:value-type="float">
            <text:p>1668649</text:p>
          </table:table-cell>
          <table:table-cell office:value-type="float" office:value="1605808" calcext:value-type="float">
            <text:p>1605808</text:p>
          </table:table-cell>
          <table:table-cell office:value-type="float" office:value="1681510" calcext:value-type="float">
            <text:p>1681510</text:p>
          </table:table-cell>
          <table:table-cell office:value-type="float" office:value="2246787" calcext:value-type="float">
            <text:p>2246787</text:p>
          </table:table-cell>
          <table:table-cell table:formula="of:=MIN([.A1227:.J1227])" office:value-type="float" office:value="1525430" calcext:value-type="float">
            <text:p>1525430</text:p>
          </table:table-cell>
        </table:table-row>
        <table:table-row table:style-name="ro1">
          <table:table-cell office:value-type="float" office:value="1770364" calcext:value-type="float">
            <text:p>1770364</text:p>
          </table:table-cell>
          <table:table-cell office:value-type="float" office:value="2178685" calcext:value-type="float">
            <text:p>2178685</text:p>
          </table:table-cell>
          <table:table-cell office:value-type="float" office:value="1542091" calcext:value-type="float">
            <text:p>1542091</text:p>
          </table:table-cell>
          <table:table-cell office:value-type="float" office:value="1541213" calcext:value-type="float">
            <text:p>1541213</text:p>
          </table:table-cell>
          <table:table-cell office:value-type="float" office:value="1599086" calcext:value-type="float">
            <text:p>1599086</text:p>
          </table:table-cell>
          <table:table-cell office:value-type="float" office:value="1564596" calcext:value-type="float">
            <text:p>1564596</text:p>
          </table:table-cell>
          <table:table-cell office:value-type="float" office:value="1708985" calcext:value-type="float">
            <text:p>1708985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1713076" calcext:value-type="float">
            <text:p>1713076</text:p>
          </table:table-cell>
          <table:table-cell office:value-type="float" office:value="2143026" calcext:value-type="float">
            <text:p>2143026</text:p>
          </table:table-cell>
          <table:table-cell table:formula="of:=MIN([.A1228:.J1228])" office:value-type="float" office:value="1541213" calcext:value-type="float">
            <text:p>1541213</text:p>
          </table:table-cell>
        </table:table-row>
        <table:table-row table:style-name="ro1">
          <table:table-cell office:value-type="float" office:value="1701970" calcext:value-type="float">
            <text:p>1701970</text:p>
          </table:table-cell>
          <table:table-cell office:value-type="float" office:value="1711907" calcext:value-type="float">
            <text:p>1711907</text:p>
          </table:table-cell>
          <table:table-cell office:value-type="float" office:value="1542090" calcext:value-type="float">
            <text:p>1542090</text:p>
          </table:table-cell>
          <table:table-cell office:value-type="float" office:value="2539363" calcext:value-type="float">
            <text:p>2539363</text:p>
          </table:table-cell>
          <table:table-cell office:value-type="float" office:value="1582425" calcext:value-type="float">
            <text:p>1582425</text:p>
          </table:table-cell>
          <table:table-cell office:value-type="float" office:value="2377145" calcext:value-type="float">
            <text:p>2377145</text:p>
          </table:table-cell>
          <table:table-cell office:value-type="float" office:value="1754581" calcext:value-type="float">
            <text:p>1754581</text:p>
          </table:table-cell>
          <table:table-cell office:value-type="float" office:value="1860972" calcext:value-type="float">
            <text:p>1860972</text:p>
          </table:table-cell>
          <table:table-cell office:value-type="float" office:value="1611654" calcext:value-type="float">
            <text:p>1611654</text:p>
          </table:table-cell>
          <table:table-cell office:value-type="float" office:value="1689401" calcext:value-type="float">
            <text:p>1689401</text:p>
          </table:table-cell>
          <table:table-cell table:formula="of:=MIN([.A1229:.J1229])" office:value-type="float" office:value="1542090" calcext:value-type="float">
            <text:p>1542090</text:p>
          </table:table-cell>
        </table:table-row>
        <table:table-row table:style-name="ro1">
          <table:table-cell office:value-type="float" office:value="1803100" calcext:value-type="float">
            <text:p>1803100</text:p>
          </table:table-cell>
          <table:table-cell office:value-type="float" office:value="1628022" calcext:value-type="float">
            <text:p>1628022</text:p>
          </table:table-cell>
          <table:table-cell office:value-type="float" office:value="1526015" calcext:value-type="float">
            <text:p>1526015</text:p>
          </table:table-cell>
          <table:table-cell office:value-type="float" office:value="1795208" calcext:value-type="float">
            <text:p>1795208</text:p>
          </table:table-cell>
          <table:table-cell office:value-type="float" office:value="2415435" calcext:value-type="float">
            <text:p>2415435</text:p>
          </table:table-cell>
          <table:table-cell office:value-type="float" office:value="1716584" calcext:value-type="float">
            <text:p>1716584</text:p>
          </table:table-cell>
          <table:table-cell office:value-type="float" office:value="1629191" calcext:value-type="float">
            <text:p>1629191</text:p>
          </table:table-cell>
          <table:table-cell office:value-type="float" office:value="1639128" calcext:value-type="float">
            <text:p>1639128</text:p>
          </table:table-cell>
          <table:table-cell office:value-type="float" office:value="1596748" calcext:value-type="float">
            <text:p>1596748</text:p>
          </table:table-cell>
          <table:table-cell office:value-type="float" office:value="1697001" calcext:value-type="float">
            <text:p>1697001</text:p>
          </table:table-cell>
          <table:table-cell table:formula="of:=MIN([.A1230:.J1230])" office:value-type="float" office:value="1526015" calcext:value-type="float">
            <text:p>1526015</text:p>
          </table:table-cell>
        </table:table-row>
        <table:table-row table:style-name="ro1">
          <table:table-cell office:value-type="float" office:value="1990455" calcext:value-type="float">
            <text:p>1990455</text:p>
          </table:table-cell>
          <table:table-cell office:value-type="float" office:value="1668064" calcext:value-type="float">
            <text:p>1668064</text:p>
          </table:table-cell>
          <table:table-cell office:value-type="float" office:value="2893904" calcext:value-type="float">
            <text:p>2893904</text:p>
          </table:table-cell>
          <table:table-cell office:value-type="float" office:value="1692616" calcext:value-type="float">
            <text:p>1692616</text:p>
          </table:table-cell>
          <table:table-cell office:value-type="float" office:value="1654620" calcext:value-type="float">
            <text:p>1654620</text:p>
          </table:table-cell>
          <table:table-cell office:value-type="float" office:value="1626853" calcext:value-type="float">
            <text:p>1626853</text:p>
          </table:table-cell>
          <table:table-cell office:value-type="float" office:value="1573073" calcext:value-type="float">
            <text:p>1573073</text:p>
          </table:table-cell>
          <table:table-cell office:value-type="float" office:value="1593824" calcext:value-type="float">
            <text:p>1593824</text:p>
          </table:table-cell>
          <table:table-cell office:value-type="float" office:value="2264032" calcext:value-type="float">
            <text:p>2264032</text:p>
          </table:table-cell>
          <table:table-cell office:value-type="float" office:value="1646144" calcext:value-type="float">
            <text:p>1646144</text:p>
          </table:table-cell>
          <table:table-cell table:formula="of:=MIN([.A1231:.J1231])" office:value-type="float" office:value="1573073" calcext:value-type="float">
            <text:p>1573073</text:p>
          </table:table-cell>
        </table:table-row>
        <table:table-row table:style-name="ro1">
          <table:table-cell office:value-type="float" office:value="1984609" calcext:value-type="float">
            <text:p>1984609</text:p>
          </table:table-cell>
          <table:table-cell office:value-type="float" office:value="1878217" calcext:value-type="float">
            <text:p>1878217</text:p>
          </table:table-cell>
          <table:table-cell office:value-type="float" office:value="1881140" calcext:value-type="float">
            <text:p>1881140</text:p>
          </table:table-cell>
          <table:table-cell office:value-type="float" office:value="1663681" calcext:value-type="float">
            <text:p>1663681</text:p>
          </table:table-cell>
          <table:table-cell office:value-type="float" office:value="1654035" calcext:value-type="float">
            <text:p>1654035</text:p>
          </table:table-cell>
          <table:table-cell office:value-type="float" office:value="1609316" calcext:value-type="float">
            <text:p>1609316</text:p>
          </table:table-cell>
          <table:table-cell office:value-type="float" office:value="2610388" calcext:value-type="float">
            <text:p>2610388</text:p>
          </table:table-cell>
          <table:table-cell office:value-type="float" office:value="1626560" calcext:value-type="float">
            <text:p>1626560</text:p>
          </table:table-cell>
          <table:table-cell office:value-type="float" office:value="1706938" calcext:value-type="float">
            <text:p>1706938</text:p>
          </table:table-cell>
          <table:table-cell office:value-type="float" office:value="1654327" calcext:value-type="float">
            <text:p>1654327</text:p>
          </table:table-cell>
          <table:table-cell table:formula="of:=MIN([.A1232:.J1232])" office:value-type="float" office:value="1609316" calcext:value-type="float">
            <text:p>1609316</text:p>
          </table:table-cell>
        </table:table-row>
        <table:table-row table:style-name="ro1">
          <table:table-cell office:value-type="float" office:value="1665434" calcext:value-type="float">
            <text:p>1665434</text:p>
          </table:table-cell>
          <table:table-cell office:value-type="float" office:value="1706646" calcext:value-type="float">
            <text:p>1706646</text:p>
          </table:table-cell>
          <table:table-cell office:value-type="float" office:value="1683556" calcext:value-type="float">
            <text:p>1683556</text:p>
          </table:table-cell>
          <table:table-cell office:value-type="float" office:value="1561381" calcext:value-type="float">
            <text:p>1561381</text:p>
          </table:table-cell>
          <table:table-cell office:value-type="float" office:value="1567811" calcext:value-type="float">
            <text:p>1567811</text:p>
          </table:table-cell>
          <table:table-cell office:value-type="float" office:value="1538875" calcext:value-type="float">
            <text:p>1538875</text:p>
          </table:table-cell>
          <table:table-cell office:value-type="float" office:value="1727691" calcext:value-type="float">
            <text:p>1727691</text:p>
          </table:table-cell>
          <table:table-cell office:value-type="float" office:value="1558751" calcext:value-type="float">
            <text:p>1558751</text:p>
          </table:table-cell>
          <table:table-cell office:value-type="float" office:value="1577749" calcext:value-type="float">
            <text:p>1577749</text:p>
          </table:table-cell>
          <table:table-cell office:value-type="float" office:value="2430049" calcext:value-type="float">
            <text:p>2430049</text:p>
          </table:table-cell>
          <table:table-cell table:formula="of:=MIN([.A1233:.J1233])" office:value-type="float" office:value="1538875" calcext:value-type="float">
            <text:p>1538875</text:p>
          </table:table-cell>
        </table:table-row>
        <table:table-row table:style-name="ro1">
          <table:table-cell office:value-type="float" office:value="1591194" calcext:value-type="float">
            <text:p>1591194</text:p>
          </table:table-cell>
          <table:table-cell office:value-type="float" office:value="2342364" calcext:value-type="float">
            <text:p>2342364</text:p>
          </table:table-cell>
          <table:table-cell office:value-type="float" office:value="1607562" calcext:value-type="float">
            <text:p>1607562</text:p>
          </table:table-cell>
          <table:table-cell office:value-type="float" office:value="1865941" calcext:value-type="float">
            <text:p>1865941</text:p>
          </table:table-cell>
          <table:table-cell office:value-type="float" office:value="1718338" calcext:value-type="float">
            <text:p>1718338</text:p>
          </table:table-cell>
          <table:table-cell office:value-type="float" office:value="1538875" calcext:value-type="float">
            <text:p>1538875</text:p>
          </table:table-cell>
          <table:table-cell office:value-type="float" office:value="1647897" calcext:value-type="float">
            <text:p>1647897</text:p>
          </table:table-cell>
          <table:table-cell office:value-type="float" office:value="2326288" calcext:value-type="float">
            <text:p>2326288</text:p>
          </table:table-cell>
          <table:table-cell office:value-type="float" office:value="1535075" calcext:value-type="float">
            <text:p>1535075</text:p>
          </table:table-cell>
          <table:table-cell office:value-type="float" office:value="1659881" calcext:value-type="float">
            <text:p>1659881</text:p>
          </table:table-cell>
          <table:table-cell table:formula="of:=MIN([.A1234:.J1234])" office:value-type="float" office:value="1535075" calcext:value-type="float">
            <text:p>1535075</text:p>
          </table:table-cell>
        </table:table-row>
        <table:table-row table:style-name="ro1">
          <table:table-cell office:value-type="float" office:value="1558750" calcext:value-type="float">
            <text:p>1558750</text:p>
          </table:table-cell>
          <table:table-cell office:value-type="float" office:value="1686479" calcext:value-type="float">
            <text:p>1686479</text:p>
          </table:table-cell>
          <table:table-cell office:value-type="float" office:value="1576872" calcext:value-type="float">
            <text:p>1576872</text:p>
          </table:table-cell>
          <table:table-cell office:value-type="float" office:value="2017929" calcext:value-type="float">
            <text:p>2017929</text:p>
          </table:table-cell>
          <table:table-cell office:value-type="float" office:value="2420988" calcext:value-type="float">
            <text:p>2420988</text:p>
          </table:table-cell>
          <table:table-cell office:value-type="float" office:value="2906180" calcext:value-type="float">
            <text:p>2906180</text:p>
          </table:table-cell>
          <table:table-cell office:value-type="float" office:value="1587394" calcext:value-type="float">
            <text:p>1587394</text:p>
          </table:table-cell>
          <table:table-cell office:value-type="float" office:value="1878801" calcext:value-type="float">
            <text:p>1878801</text:p>
          </table:table-cell>
          <table:table-cell office:value-type="float" office:value="1519000" calcext:value-type="float">
            <text:p>1519000</text:p>
          </table:table-cell>
          <table:table-cell office:value-type="float" office:value="1793455" calcext:value-type="float">
            <text:p>1793455</text:p>
          </table:table-cell>
          <table:table-cell table:formula="of:=MIN([.A1235:.J1235])" office:value-type="float" office:value="1519000" calcext:value-type="float">
            <text:p>1519000</text:p>
          </table:table-cell>
        </table:table-row>
        <table:table-row table:style-name="ro1">
          <table:table-cell office:value-type="float" office:value="1539167" calcext:value-type="float">
            <text:p>1539167</text:p>
          </table:table-cell>
          <table:table-cell office:value-type="float" office:value="1608439" calcext:value-type="float">
            <text:p>1608439</text:p>
          </table:table-cell>
          <table:table-cell office:value-type="float" office:value="2220481" calcext:value-type="float">
            <text:p>2220481</text:p>
          </table:table-cell>
          <table:table-cell office:value-type="float" office:value="1613407" calcext:value-type="float">
            <text:p>1613407</text:p>
          </table:table-cell>
          <table:table-cell office:value-type="float" office:value="1903646" calcext:value-type="float">
            <text:p>1903646</text:p>
          </table:table-cell>
          <table:table-cell office:value-type="float" office:value="1862141" calcext:value-type="float">
            <text:p>1862141</text:p>
          </table:table-cell>
          <table:table-cell office:value-type="float" office:value="1558458" calcext:value-type="float">
            <text:p>1558458</text:p>
          </table:table-cell>
          <table:table-cell office:value-type="float" office:value="1705185" calcext:value-type="float">
            <text:p>1705185</text:p>
          </table:table-cell>
          <table:table-cell office:value-type="float" office:value="1516954" calcext:value-type="float">
            <text:p>1516954</text:p>
          </table:table-cell>
          <table:table-cell office:value-type="float" office:value="1652281" calcext:value-type="float">
            <text:p>1652281</text:p>
          </table:table-cell>
          <table:table-cell table:formula="of:=MIN([.A1236:.J1236])" office:value-type="float" office:value="1516954" calcext:value-type="float">
            <text:p>1516954</text:p>
          </table:table-cell>
        </table:table-row>
        <table:table-row table:style-name="ro1">
          <table:table-cell office:value-type="float" office:value="2138642" calcext:value-type="float">
            <text:p>2138642</text:p>
          </table:table-cell>
          <table:table-cell office:value-type="float" office:value="1555827" calcext:value-type="float">
            <text:p>1555827</text:p>
          </table:table-cell>
          <table:table-cell office:value-type="float" office:value="1670695" calcext:value-type="float">
            <text:p>1670695</text:p>
          </table:table-cell>
          <table:table-cell office:value-type="float" office:value="1562842" calcext:value-type="float">
            <text:p>1562842</text:p>
          </table:table-cell>
          <table:table-cell office:value-type="float" office:value="1692032" calcext:value-type="float">
            <text:p>1692032</text:p>
          </table:table-cell>
          <table:table-cell office:value-type="float" office:value="1753120" calcext:value-type="float">
            <text:p>1753120</text:p>
          </table:table-cell>
          <table:table-cell office:value-type="float" office:value="1969994" calcext:value-type="float">
            <text:p>1969994</text:p>
          </table:table-cell>
          <table:table-cell office:value-type="float" office:value="1626853" calcext:value-type="float">
            <text:p>1626853</text:p>
          </table:table-cell>
          <table:table-cell office:value-type="float" office:value="2518903" calcext:value-type="float">
            <text:p>2518903</text:p>
          </table:table-cell>
          <table:table-cell office:value-type="float" office:value="1591779" calcext:value-type="float">
            <text:p>1591779</text:p>
          </table:table-cell>
          <table:table-cell table:formula="of:=MIN([.A1237:.J1237])" office:value-type="float" office:value="1555827" calcext:value-type="float">
            <text:p>1555827</text:p>
          </table:table-cell>
        </table:table-row>
        <table:table-row table:style-name="ro1">
          <table:table-cell office:value-type="float" office:value="1785271" calcext:value-type="float">
            <text:p>1785271</text:p>
          </table:table-cell>
          <table:table-cell office:value-type="float" office:value="1566350" calcext:value-type="float">
            <text:p>1566350</text:p>
          </table:table-cell>
          <table:table-cell office:value-type="float" office:value="1643806" calcext:value-type="float">
            <text:p>1643806</text:p>
          </table:table-cell>
          <table:table-cell office:value-type="float" office:value="1558751" calcext:value-type="float">
            <text:p>1558751</text:p>
          </table:table-cell>
          <table:table-cell office:value-type="float" office:value="1624514" calcext:value-type="float">
            <text:p>1624514</text:p>
          </table:table-cell>
          <table:table-cell office:value-type="float" office:value="1687648" calcext:value-type="float">
            <text:p>1687648</text:p>
          </table:table-cell>
          <table:table-cell office:value-type="float" office:value="2281862" calcext:value-type="float">
            <text:p>2281862</text:p>
          </table:table-cell>
          <table:table-cell office:value-type="float" office:value="1672157" calcext:value-type="float">
            <text:p>1672157</text:p>
          </table:table-cell>
          <table:table-cell office:value-type="float" office:value="1776502" calcext:value-type="float">
            <text:p>1776502</text:p>
          </table:table-cell>
          <table:table-cell office:value-type="float" office:value="1963272" calcext:value-type="float">
            <text:p>1963272</text:p>
          </table:table-cell>
          <table:table-cell table:formula="of:=MIN([.A1238:.J1238])" office:value-type="float" office:value="1558751" calcext:value-type="float">
            <text:p>1558751</text:p>
          </table:table-cell>
        </table:table-row>
        <table:table-row table:style-name="ro1">
          <table:table-cell office:value-type="float" office:value="1764810" calcext:value-type="float">
            <text:p>1764810</text:p>
          </table:table-cell>
          <table:table-cell office:value-type="float" office:value="1604639" calcext:value-type="float">
            <text:p>1604639</text:p>
          </table:table-cell>
          <table:table-cell office:value-type="float" office:value="1568104" calcext:value-type="float">
            <text:p>1568104</text:p>
          </table:table-cell>
          <table:table-cell office:value-type="float" office:value="2061187" calcext:value-type="float">
            <text:p>2061187</text:p>
          </table:table-cell>
          <table:table-cell office:value-type="float" office:value="1574241" calcext:value-type="float">
            <text:p>1574241</text:p>
          </table:table-cell>
          <table:table-cell office:value-type="float" office:value="1621007" calcext:value-type="float">
            <text:p>1621007</text:p>
          </table:table-cell>
          <table:table-cell office:value-type="float" office:value="1724476" calcext:value-type="float">
            <text:p>1724476</text:p>
          </table:table-cell>
          <table:table-cell office:value-type="float" office:value="1740551" calcext:value-type="float">
            <text:p>1740551</text:p>
          </table:table-cell>
          <table:table-cell office:value-type="float" office:value="1683555" calcext:value-type="float">
            <text:p>1683555</text:p>
          </table:table-cell>
          <table:table-cell office:value-type="float" office:value="2088370" calcext:value-type="float">
            <text:p>2088370</text:p>
          </table:table-cell>
          <table:table-cell table:formula="of:=MIN([.A1239:.J1239])" office:value-type="float" office:value="1568104" calcext:value-type="float">
            <text:p>1568104</text:p>
          </table:table-cell>
        </table:table-row>
        <table:table-row table:style-name="ro1">
          <table:table-cell office:value-type="float" office:value="1735290" calcext:value-type="float">
            <text:p>1735290</text:p>
          </table:table-cell>
          <table:table-cell office:value-type="float" office:value="2192422" calcext:value-type="float">
            <text:p>2192422</text:p>
          </table:table-cell>
          <table:table-cell office:value-type="float" office:value="1720968" calcext:value-type="float">
            <text:p>1720968</text:p>
          </table:table-cell>
          <table:table-cell office:value-type="float" office:value="2430633" calcext:value-type="float">
            <text:p>2430633</text:p>
          </table:table-cell>
          <table:table-cell office:value-type="float" office:value="1551443" calcext:value-type="float">
            <text:p>1551443</text:p>
          </table:table-cell>
          <table:table-cell office:value-type="float" office:value="2314304" calcext:value-type="float">
            <text:p>2314304</text:p>
          </table:table-cell>
          <table:table-cell office:value-type="float" office:value="1652866" calcext:value-type="float">
            <text:p>1652866</text:p>
          </table:table-cell>
          <table:table-cell office:value-type="float" office:value="2372469" calcext:value-type="float">
            <text:p>2372469</text:p>
          </table:table-cell>
          <table:table-cell office:value-type="float" office:value="1607270" calcext:value-type="float">
            <text:p>1607270</text:p>
          </table:table-cell>
          <table:table-cell office:value-type="float" office:value="1652866" calcext:value-type="float">
            <text:p>1652866</text:p>
          </table:table-cell>
          <table:table-cell table:formula="of:=MIN([.A1240:.J1240])" office:value-type="float" office:value="1551443" calcext:value-type="float">
            <text:p>1551443</text:p>
          </table:table-cell>
        </table:table-row>
        <table:table-row table:style-name="ro1">
          <table:table-cell office:value-type="float" office:value="1638544" calcext:value-type="float">
            <text:p>1638544</text:p>
          </table:table-cell>
          <table:table-cell office:value-type="float" office:value="1659297" calcext:value-type="float">
            <text:p>1659297</text:p>
          </table:table-cell>
          <table:table-cell office:value-type="float" office:value="1765103" calcext:value-type="float">
            <text:p>1765103</text:p>
          </table:table-cell>
          <table:table-cell office:value-type="float" office:value="1722722" calcext:value-type="float">
            <text:p>1722722</text:p>
          </table:table-cell>
          <table:table-cell office:value-type="float" office:value="2269293" calcext:value-type="float">
            <text:p>2269293</text:p>
          </table:table-cell>
          <table:table-cell office:value-type="float" office:value="1679464" calcext:value-type="float">
            <text:p>1679464</text:p>
          </table:table-cell>
          <table:table-cell office:value-type="float" office:value="1600255" calcext:value-type="float">
            <text:p>1600255</text:p>
          </table:table-cell>
          <table:table-cell office:value-type="float" office:value="1685894" calcext:value-type="float">
            <text:p>1685894</text:p>
          </table:table-cell>
          <table:table-cell office:value-type="float" office:value="1559043" calcext:value-type="float">
            <text:p>1559043</text:p>
          </table:table-cell>
          <table:table-cell office:value-type="float" office:value="1576580" calcext:value-type="float">
            <text:p>1576580</text:p>
          </table:table-cell>
          <table:table-cell table:formula="of:=MIN([.A1241:.J1241])" office:value-type="float" office:value="1559043" calcext:value-type="float">
            <text:p>1559043</text:p>
          </table:table-cell>
        </table:table-row>
        <table:table-row table:style-name="ro1">
          <table:table-cell office:value-type="float" office:value="1628314" calcext:value-type="float">
            <text:p>1628314</text:p>
          </table:table-cell>
          <table:table-cell office:value-type="float" office:value="1805146" calcext:value-type="float">
            <text:p>1805146</text:p>
          </table:table-cell>
          <table:table-cell office:value-type="float" office:value="2350840" calcext:value-type="float">
            <text:p>2350840</text:p>
          </table:table-cell>
          <table:table-cell office:value-type="float" office:value="1703431" calcext:value-type="float">
            <text:p>1703431</text:p>
          </table:table-cell>
          <table:table-cell office:value-type="float" office:value="1734414" calcext:value-type="float">
            <text:p>1734414</text:p>
          </table:table-cell>
          <table:table-cell office:value-type="float" office:value="1671572" calcext:value-type="float">
            <text:p>1671572</text:p>
          </table:table-cell>
          <table:table-cell office:value-type="float" office:value="1654912" calcext:value-type="float">
            <text:p>1654912</text:p>
          </table:table-cell>
          <table:table-cell office:value-type="float" office:value="1657250" calcext:value-type="float">
            <text:p>1657250</text:p>
          </table:table-cell>
          <table:table-cell office:value-type="float" office:value="2472431" calcext:value-type="float">
            <text:p>2472431</text:p>
          </table:table-cell>
          <table:table-cell office:value-type="float" office:value="1590609" calcext:value-type="float">
            <text:p>1590609</text:p>
          </table:table-cell>
          <table:table-cell table:formula="of:=MIN([.A1242:.J1242])" office:value-type="float" office:value="1590609" calcext:value-type="float">
            <text:p>1590609</text:p>
          </table:table-cell>
        </table:table-row>
        <table:table-row table:style-name="ro1">
          <table:table-cell office:value-type="float" office:value="2193591" calcext:value-type="float">
            <text:p>2193591</text:p>
          </table:table-cell>
          <table:table-cell office:value-type="float" office:value="1635037" calcext:value-type="float">
            <text:p>1635037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1577164" calcext:value-type="float">
            <text:p>1577164</text:p>
          </table:table-cell>
          <table:table-cell office:value-type="float" office:value="1780009" calcext:value-type="float">
            <text:p>1780009</text:p>
          </table:table-cell>
          <table:table-cell office:value-type="float" office:value="1587686" calcext:value-type="float">
            <text:p>1587686</text:p>
          </table:table-cell>
          <table:table-cell office:value-type="float" office:value="2270462" calcext:value-type="float">
            <text:p>2270462</text:p>
          </table:table-cell>
          <table:table-cell office:value-type="float" office:value="1573949" calcext:value-type="float">
            <text:p>1573949</text:p>
          </table:table-cell>
          <table:table-cell office:value-type="float" office:value="1735875" calcext:value-type="float">
            <text:p>1735875</text:p>
          </table:table-cell>
          <table:table-cell office:value-type="float" office:value="1521046" calcext:value-type="float">
            <text:p>1521046</text:p>
          </table:table-cell>
          <table:table-cell table:formula="of:=MIN([.A1243:.J1243])" office:value-type="float" office:value="1521046" calcext:value-type="float">
            <text:p>1521046</text:p>
          </table:table-cell>
        </table:table-row>
        <table:table-row table:style-name="ro1">
          <table:table-cell office:value-type="float" office:value="1653159" calcext:value-type="float">
            <text:p>1653159</text:p>
          </table:table-cell>
          <table:table-cell office:value-type="float" office:value="1644097" calcext:value-type="float">
            <text:p>1644097</text:p>
          </table:table-cell>
          <table:table-cell office:value-type="float" office:value="1599378" calcext:value-type="float">
            <text:p>1599378</text:p>
          </table:table-cell>
          <table:table-cell office:value-type="float" office:value="1562258" calcext:value-type="float">
            <text:p>1562258</text:p>
          </table:table-cell>
          <table:table-cell office:value-type="float" office:value="1630360" calcext:value-type="float">
            <text:p>1630360</text:p>
          </table:table-cell>
          <table:table-cell office:value-type="float" office:value="1743181" calcext:value-type="float">
            <text:p>1743181</text:p>
          </table:table-cell>
          <table:table-cell office:value-type="float" office:value="1659296" calcext:value-type="float">
            <text:p>1659296</text:p>
          </table:table-cell>
          <table:table-cell office:value-type="float" office:value="1752827" calcext:value-type="float">
            <text:p>1752827</text:p>
          </table:table-cell>
          <table:table-cell office:value-type="float" office:value="1652282" calcext:value-type="float">
            <text:p>1652282</text:p>
          </table:table-cell>
          <table:table-cell office:value-type="float" office:value="2502536" calcext:value-type="float">
            <text:p>2502536</text:p>
          </table:table-cell>
          <table:table-cell table:formula="of:=MIN([.A1244:.J1244])" office:value-type="float" office:value="1562258" calcext:value-type="float">
            <text:p>1562258</text:p>
          </table:table-cell>
        </table:table-row>
        <table:table-row table:style-name="ro1">
          <table:table-cell office:value-type="float" office:value="1597917" calcext:value-type="float">
            <text:p>1597917</text:p>
          </table:table-cell>
          <table:table-cell office:value-type="float" office:value="2202945" calcext:value-type="float">
            <text:p>2202945</text:p>
          </table:table-cell>
          <table:table-cell office:value-type="float" office:value="1554659" calcext:value-type="float">
            <text:p>1554659</text:p>
          </table:table-cell>
          <table:table-cell office:value-type="float" office:value="1531275" calcext:value-type="float">
            <text:p>1531275</text:p>
          </table:table-cell>
          <table:table-cell office:value-type="float" office:value="1568104" calcext:value-type="float">
            <text:p>1568104</text:p>
          </table:table-cell>
          <table:table-cell office:value-type="float" office:value="1658127" calcext:value-type="float">
            <text:p>1658127</text:p>
          </table:table-cell>
          <table:table-cell office:value-type="float" office:value="1602593" calcext:value-type="float">
            <text:p>1602593</text:p>
          </table:table-cell>
          <table:table-cell office:value-type="float" office:value="2321320" calcext:value-type="float">
            <text:p>2321320</text:p>
          </table:table-cell>
          <table:table-cell office:value-type="float" office:value="1584763" calcext:value-type="float">
            <text:p>1584763</text:p>
          </table:table-cell>
          <table:table-cell office:value-type="float" office:value="1839343" calcext:value-type="float">
            <text:p>1839343</text:p>
          </table:table-cell>
          <table:table-cell table:formula="of:=MIN([.A1245:.J1245])" office:value-type="float" office:value="1531275" calcext:value-type="float">
            <text:p>1531275</text:p>
          </table:table-cell>
        </table:table-row>
        <table:table-row table:style-name="ro1">
          <table:table-cell office:value-type="float" office:value="1541798" calcext:value-type="float">
            <text:p>1541798</text:p>
          </table:table-cell>
          <table:table-cell office:value-type="float" office:value="1683264" calcext:value-type="float">
            <text:p>1683264</text:p>
          </table:table-cell>
          <table:table-cell office:value-type="float" office:value="1525430" calcext:value-type="float">
            <text:p>1525430</text:p>
          </table:table-cell>
          <table:table-cell office:value-type="float" office:value="2249710" calcext:value-type="float">
            <text:p>2249710</text:p>
          </table:table-cell>
          <table:table-cell office:value-type="float" office:value="1567519" calcext:value-type="float">
            <text:p>1567519</text:p>
          </table:table-cell>
          <table:table-cell office:value-type="float" office:value="2323366" calcext:value-type="float">
            <text:p>2323366</text:p>
          </table:table-cell>
          <table:table-cell office:value-type="float" office:value="1585349" calcext:value-type="float">
            <text:p>1585349</text:p>
          </table:table-cell>
          <table:table-cell office:value-type="float" office:value="1697585" calcext:value-type="float">
            <text:p>1697585</text:p>
          </table:table-cell>
          <table:table-cell office:value-type="float" office:value="1629483" calcext:value-type="float">
            <text:p>1629483</text:p>
          </table:table-cell>
          <table:table-cell office:value-type="float" office:value="1739089" calcext:value-type="float">
            <text:p>1739089</text:p>
          </table:table-cell>
          <table:table-cell table:formula="of:=MIN([.A1246:.J1246])" office:value-type="float" office:value="1525430" calcext:value-type="float">
            <text:p>1525430</text:p>
          </table:table-cell>
        </table:table-row>
        <table:table-row table:style-name="ro1">
          <table:table-cell office:value-type="float" office:value="1697586" calcext:value-type="float">
            <text:p>1697586</text:p>
          </table:table-cell>
          <table:table-cell office:value-type="float" office:value="1607562" calcext:value-type="float">
            <text:p>1607562</text:p>
          </table:table-cell>
          <table:table-cell office:value-type="float" office:value="1582426" calcext:value-type="float">
            <text:p>1582426</text:p>
          </table:table-cell>
          <table:table-cell office:value-type="float" office:value="1680925" calcext:value-type="float">
            <text:p>1680925</text:p>
          </table:table-cell>
          <table:table-cell office:value-type="float" office:value="2327750" calcext:value-type="float">
            <text:p>2327750</text:p>
          </table:table-cell>
          <table:table-cell office:value-type="float" office:value="1652574" calcext:value-type="float">
            <text:p>1652574</text:p>
          </table:table-cell>
          <table:table-cell office:value-type="float" office:value="1698462" calcext:value-type="float">
            <text:p>1698462</text:p>
          </table:table-cell>
          <table:table-cell office:value-type="float" office:value="1636790" calcext:value-type="float">
            <text:p>1636790</text:p>
          </table:table-cell>
          <table:table-cell office:value-type="float" office:value="1701677" calcext:value-type="float">
            <text:p>1701677</text:p>
          </table:table-cell>
          <table:table-cell office:value-type="float" office:value="1648774" calcext:value-type="float">
            <text:p>1648774</text:p>
          </table:table-cell>
          <table:table-cell table:formula="of:=MIN([.A1247:.J1247])" office:value-type="float" office:value="1582426" calcext:value-type="float">
            <text:p>1582426</text:p>
          </table:table-cell>
        </table:table-row>
        <table:table-row table:style-name="ro1">
          <table:table-cell office:value-type="float" office:value="1662219" calcext:value-type="float">
            <text:p>1662219</text:p>
          </table:table-cell>
          <table:table-cell office:value-type="float" office:value="1563134" calcext:value-type="float">
            <text:p>1563134</text:p>
          </table:table-cell>
          <table:table-cell office:value-type="float" office:value="2195929" calcext:value-type="float">
            <text:p>2195929</text:p>
          </table:table-cell>
          <table:table-cell office:value-type="float" office:value="1790531" calcext:value-type="float">
            <text:p>1790531</text:p>
          </table:table-cell>
          <table:table-cell office:value-type="float" office:value="1637083" calcext:value-type="float">
            <text:p>1637083</text:p>
          </table:table-cell>
          <table:table-cell office:value-type="float" office:value="1587979" calcext:value-type="float">
            <text:p>1587979</text:p>
          </table:table-cell>
          <table:table-cell office:value-type="float" office:value="1726229" calcext:value-type="float">
            <text:p>1726229</text:p>
          </table:table-cell>
          <table:table-cell office:value-type="float" office:value="1607269" calcext:value-type="float">
            <text:p>1607269</text:p>
          </table:table-cell>
          <table:table-cell office:value-type="float" office:value="2513934" calcext:value-type="float">
            <text:p>2513934</text:p>
          </table:table-cell>
          <table:table-cell office:value-type="float" office:value="1583010" calcext:value-type="float">
            <text:p>1583010</text:p>
          </table:table-cell>
          <table:table-cell table:formula="of:=MIN([.A1248:.J1248])" office:value-type="float" office:value="1563134" calcext:value-type="float">
            <text:p>1563134</text:p>
          </table:table-cell>
        </table:table-row>
        <table:table-row table:style-name="ro1">
          <table:table-cell office:value-type="float" office:value="2673521" calcext:value-type="float">
            <text:p>2673521</text:p>
          </table:table-cell>
          <table:table-cell office:value-type="float" office:value="1541506" calcext:value-type="float">
            <text:p>1541506</text:p>
          </table:table-cell>
          <table:table-cell office:value-type="float" office:value="2030497" calcext:value-type="float">
            <text:p>2030497</text:p>
          </table:table-cell>
          <table:table-cell office:value-type="float" office:value="1681510" calcext:value-type="float">
            <text:p>1681510</text:p>
          </table:table-cell>
          <table:table-cell office:value-type="float" office:value="1664850" calcext:value-type="float">
            <text:p>1664850</text:p>
          </table:table-cell>
          <table:table-cell office:value-type="float" office:value="1557290" calcext:value-type="float">
            <text:p>1557290</text:p>
          </table:table-cell>
          <table:table-cell office:value-type="float" office:value="2302905" calcext:value-type="float">
            <text:p>2302905</text:p>
          </table:table-cell>
          <table:table-cell office:value-type="float" office:value="1572780" calcext:value-type="float">
            <text:p>1572780</text:p>
          </table:table-cell>
          <table:table-cell office:value-type="float" office:value="1683556" calcext:value-type="float">
            <text:p>1683556</text:p>
          </table:table-cell>
          <table:table-cell office:value-type="float" office:value="1655789" calcext:value-type="float">
            <text:p>1655789</text:p>
          </table:table-cell>
          <table:table-cell table:formula="of:=MIN([.A1249:.J1249])" office:value-type="float" office:value="1541506" calcext:value-type="float">
            <text:p>1541506</text:p>
          </table:table-cell>
        </table:table-row>
        <table:table-row table:style-name="ro1">
          <table:table-cell office:value-type="float" office:value="1742890" calcext:value-type="float">
            <text:p>1742890</text:p>
          </table:table-cell>
          <table:table-cell office:value-type="float" office:value="1518416" calcext:value-type="float">
            <text:p>1518416</text:p>
          </table:table-cell>
          <table:table-cell office:value-type="float" office:value="1753996" calcext:value-type="float">
            <text:p>1753996</text:p>
          </table:table-cell>
          <table:table-cell office:value-type="float" office:value="1595578" calcext:value-type="float">
            <text:p>1595578</text:p>
          </table:table-cell>
          <table:table-cell office:value-type="float" office:value="1567227" calcext:value-type="float">
            <text:p>1567227</text:p>
          </table:table-cell>
          <table:table-cell office:value-type="float" office:value="1566934" calcext:value-type="float">
            <text:p>1566934</text:p>
          </table:table-cell>
          <table:table-cell office:value-type="float" office:value="1742012" calcext:value-type="float">
            <text:p>1742012</text:p>
          </table:table-cell>
          <table:table-cell office:value-type="float" office:value="1549982" calcext:value-type="float">
            <text:p>1549982</text:p>
          </table:table-cell>
          <table:table-cell office:value-type="float" office:value="1602593" calcext:value-type="float">
            <text:p>1602593</text:p>
          </table:table-cell>
          <table:table-cell office:value-type="float" office:value="2640786" calcext:value-type="float">
            <text:p>2640786</text:p>
          </table:table-cell>
          <table:table-cell table:formula="of:=MIN([.A1250:.J1250])" office:value-type="float" office:value="1518416" calcext:value-type="float">
            <text:p>1518416</text:p>
          </table:table-cell>
        </table:table-row>
        <table:table-row table:style-name="ro1">
          <table:table-cell office:value-type="float" office:value="1636498" calcext:value-type="float">
            <text:p>1636498</text:p>
          </table:table-cell>
          <table:table-cell office:value-type="float" office:value="2581452" calcext:value-type="float">
            <text:p>2581452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1813038" calcext:value-type="float">
            <text:p>1813038</text:p>
          </table:table-cell>
          <table:table-cell office:value-type="float" office:value="1550274" calcext:value-type="float">
            <text:p>1550274</text:p>
          </table:table-cell>
          <table:table-cell office:value-type="float" office:value="2306705" calcext:value-type="float">
            <text:p>2306705</text:p>
          </table:table-cell>
          <table:table-cell office:value-type="float" office:value="1700216" calcext:value-type="float">
            <text:p>1700216</text:p>
          </table:table-cell>
          <table:table-cell office:value-type="float" office:value="2754777" calcext:value-type="float">
            <text:p>2754777</text:p>
          </table:table-cell>
          <table:table-cell office:value-type="float" office:value="1556120" calcext:value-type="float">
            <text:p>1556120</text:p>
          </table:table-cell>
          <table:table-cell office:value-type="float" office:value="1701678" calcext:value-type="float">
            <text:p>1701678</text:p>
          </table:table-cell>
          <table:table-cell table:formula="of:=MIN([.A1251:.J1251])" office:value-type="float" office:value="1550274" calcext:value-type="float">
            <text:p>1550274</text:p>
          </table:table-cell>
        </table:table-row>
        <table:table-row table:style-name="ro1">
          <table:table-cell office:value-type="float" office:value="1641759" calcext:value-type="float">
            <text:p>1641759</text:p>
          </table:table-cell>
          <table:table-cell office:value-type="float" office:value="1911537" calcext:value-type="float">
            <text:p>1911537</text:p>
          </table:table-cell>
          <table:table-cell office:value-type="float" office:value="1958011" calcext:value-type="float">
            <text:p>1958011</text:p>
          </table:table-cell>
          <table:table-cell office:value-type="float" office:value="2164948" calcext:value-type="float">
            <text:p>2164948</text:p>
          </table:table-cell>
          <table:table-cell office:value-type="float" office:value="2466585" calcext:value-type="float">
            <text:p>2466585</text:p>
          </table:table-cell>
          <table:table-cell office:value-type="float" office:value="1757211" calcext:value-type="float">
            <text:p>1757211</text:p>
          </table:table-cell>
          <table:table-cell office:value-type="float" office:value="1683263" calcext:value-type="float">
            <text:p>1683263</text:p>
          </table:table-cell>
          <table:table-cell office:value-type="float" office:value="2814403" calcext:value-type="float">
            <text:p>2814403</text:p>
          </table:table-cell>
          <table:table-cell office:value-type="float" office:value="1647605" calcext:value-type="float">
            <text:p>1647605</text:p>
          </table:table-cell>
          <table:table-cell office:value-type="float" office:value="1701678" calcext:value-type="float">
            <text:p>1701678</text:p>
          </table:table-cell>
          <table:table-cell table:formula="of:=MIN([.A1252:.J1252])" office:value-type="float" office:value="1641759" calcext:value-type="float">
            <text:p>1641759</text:p>
          </table:table-cell>
        </table:table-row>
        <table:table-row table:style-name="ro1">
          <table:table-cell office:value-type="float" office:value="1568980" calcext:value-type="float">
            <text:p>1568980</text:p>
          </table:table-cell>
          <table:table-cell office:value-type="float" office:value="1757504" calcext:value-type="float">
            <text:p>1757504</text:p>
          </table:table-cell>
          <table:table-cell office:value-type="float" office:value="2026990" calcext:value-type="float">
            <text:p>2026990</text:p>
          </table:table-cell>
          <table:table-cell office:value-type="float" office:value="1620130" calcext:value-type="float">
            <text:p>1620130</text:p>
          </table:table-cell>
          <table:table-cell office:value-type="float" office:value="1830867" calcext:value-type="float">
            <text:p>1830867</text:p>
          </table:table-cell>
          <table:table-cell office:value-type="float" office:value="1709570" calcext:value-type="float">
            <text:p>1709570</text:p>
          </table:table-cell>
          <table:table-cell office:value-type="float" office:value="1565765" calcext:value-type="float">
            <text:p>1565765</text:p>
          </table:table-cell>
          <table:table-cell office:value-type="float" office:value="2126366" calcext:value-type="float">
            <text:p>2126366</text:p>
          </table:table-cell>
          <table:table-cell office:value-type="float" office:value="1573950" calcext:value-type="float">
            <text:p>1573950</text:p>
          </table:table-cell>
          <table:table-cell office:value-type="float" office:value="1636206" calcext:value-type="float">
            <text:p>1636206</text:p>
          </table:table-cell>
          <table:table-cell table:formula="of:=MIN([.A1253:.J1253])" office:value-type="float" office:value="1565765" calcext:value-type="float">
            <text:p>1565765</text:p>
          </table:table-cell>
        </table:table-row>
        <table:table-row table:style-name="ro1">
          <table:table-cell office:value-type="float" office:value="2220189" calcext:value-type="float">
            <text:p>2220189</text:p>
          </table:table-cell>
          <table:table-cell office:value-type="float" office:value="1664558" calcext:value-type="float">
            <text:p>1664558</text:p>
          </table:table-cell>
          <table:table-cell office:value-type="float" office:value="1618084" calcext:value-type="float">
            <text:p>1618084</text:p>
          </table:table-cell>
          <table:table-cell office:value-type="float" office:value="1559919" calcext:value-type="float">
            <text:p>1559919</text:p>
          </table:table-cell>
          <table:table-cell office:value-type="float" office:value="1717168" calcext:value-type="float">
            <text:p>1717168</text:p>
          </table:table-cell>
          <table:table-cell office:value-type="float" office:value="1698462" calcext:value-type="float">
            <text:p>1698462</text:p>
          </table:table-cell>
          <table:table-cell office:value-type="float" office:value="2198561" calcext:value-type="float">
            <text:p>2198561</text:p>
          </table:table-cell>
          <table:table-cell office:value-type="float" office:value="1896339" calcext:value-type="float">
            <text:p>1896339</text:p>
          </table:table-cell>
          <table:table-cell office:value-type="float" office:value="2292384" calcext:value-type="float">
            <text:p>2292384</text:p>
          </table:table-cell>
          <table:table-cell office:value-type="float" office:value="1706938" calcext:value-type="float">
            <text:p>1706938</text:p>
          </table:table-cell>
          <table:table-cell table:formula="of:=MIN([.A1254:.J1254])" office:value-type="float" office:value="1559919" calcext:value-type="float">
            <text:p>1559919</text:p>
          </table:table-cell>
        </table:table-row>
        <table:table-row table:style-name="ro1">
          <table:table-cell office:value-type="float" office:value="1694955" calcext:value-type="float">
            <text:p>1694955</text:p>
          </table:table-cell>
          <table:table-cell office:value-type="float" office:value="1585641" calcext:value-type="float">
            <text:p>1585641</text:p>
          </table:table-cell>
          <table:table-cell office:value-type="float" office:value="1613700" calcext:value-type="float">
            <text:p>1613700</text:p>
          </table:table-cell>
          <table:table-cell office:value-type="float" office:value="1526891" calcext:value-type="float">
            <text:p>1526891</text:p>
          </table:table-cell>
          <table:table-cell office:value-type="float" office:value="1690863" calcext:value-type="float">
            <text:p>1690863</text:p>
          </table:table-cell>
          <table:table-cell office:value-type="float" office:value="1621592" calcext:value-type="float">
            <text:p>1621592</text:p>
          </table:table-cell>
          <table:table-cell office:value-type="float" office:value="1665142" calcext:value-type="float">
            <text:p>1665142</text:p>
          </table:table-cell>
          <table:table-cell office:value-type="float" office:value="2680536" calcext:value-type="float">
            <text:p>2680536</text:p>
          </table:table-cell>
          <table:table-cell office:value-type="float" office:value="1640298" calcext:value-type="float">
            <text:p>1640298</text:p>
          </table:table-cell>
          <table:table-cell office:value-type="float" office:value="2367792" calcext:value-type="float">
            <text:p>2367792</text:p>
          </table:table-cell>
          <table:table-cell table:formula="of:=MIN([.A1255:.J1255])" office:value-type="float" office:value="1526891" calcext:value-type="float">
            <text:p>1526891</text:p>
          </table:table-cell>
        </table:table-row>
        <table:table-row table:style-name="ro1">
          <table:table-cell office:value-type="float" office:value="1616915" calcext:value-type="float">
            <text:p>1616915</text:p>
          </table:table-cell>
          <table:table-cell office:value-type="float" office:value="1587102" calcext:value-type="float">
            <text:p>1587102</text:p>
          </table:table-cell>
          <table:table-cell office:value-type="float" office:value="1536829" calcext:value-type="float">
            <text:p>1536829</text:p>
          </table:table-cell>
          <table:table-cell office:value-type="float" office:value="1510231" calcext:value-type="float">
            <text:p>1510231</text:p>
          </table:table-cell>
          <table:table-cell office:value-type="float" office:value="1606392" calcext:value-type="float">
            <text:p>1606392</text:p>
          </table:table-cell>
          <table:table-cell office:value-type="float" office:value="1759550" calcext:value-type="float">
            <text:p>1759550</text:p>
          </table:table-cell>
          <table:table-cell office:value-type="float" office:value="1728275" calcext:value-type="float">
            <text:p>1728275</text:p>
          </table:table-cell>
          <table:table-cell office:value-type="float" office:value="1891662" calcext:value-type="float">
            <text:p>1891662</text:p>
          </table:table-cell>
          <table:table-cell office:value-type="float" office:value="1754873" calcext:value-type="float">
            <text:p>1754873</text:p>
          </table:table-cell>
          <table:table-cell office:value-type="float" office:value="1716877" calcext:value-type="float">
            <text:p>1716877</text:p>
          </table:table-cell>
          <table:table-cell table:formula="of:=MIN([.A1256:.J1256])" office:value-type="float" office:value="1510231" calcext:value-type="float">
            <text:p>1510231</text:p>
          </table:table-cell>
        </table:table-row>
        <table:table-row table:style-name="ro1">
          <table:table-cell office:value-type="float" office:value="1563427" calcext:value-type="float">
            <text:p>1563427</text:p>
          </table:table-cell>
          <table:table-cell office:value-type="float" office:value="2487629" calcext:value-type="float">
            <text:p>2487629</text:p>
          </table:table-cell>
          <table:table-cell office:value-type="float" office:value="1519877" calcext:value-type="float">
            <text:p>1519877</text:p>
          </table:table-cell>
          <table:table-cell office:value-type="float" office:value="2016175" calcext:value-type="float">
            <text:p>2016175</text:p>
          </table:table-cell>
          <table:table-cell office:value-type="float" office:value="1826482" calcext:value-type="float">
            <text:p>1826482</text:p>
          </table:table-cell>
          <table:table-cell office:value-type="float" office:value="2461031" calcext:value-type="float">
            <text:p>2461031</text:p>
          </table:table-cell>
          <table:table-cell office:value-type="float" office:value="1674787" calcext:value-type="float">
            <text:p>1674787</text:p>
          </table:table-cell>
          <table:table-cell office:value-type="float" office:value="1715707" calcext:value-type="float">
            <text:p>1715707</text:p>
          </table:table-cell>
          <table:table-cell office:value-type="float" office:value="1661926" calcext:value-type="float">
            <text:p>1661926</text:p>
          </table:table-cell>
          <table:table-cell office:value-type="float" office:value="1618084" calcext:value-type="float">
            <text:p>1618084</text:p>
          </table:table-cell>
          <table:table-cell table:formula="of:=MIN([.A1257:.J1257])" office:value-type="float" office:value="1519877" calcext:value-type="float">
            <text:p>1519877</text:p>
          </table:table-cell>
        </table:table-row>
        <table:table-row table:style-name="ro1">
          <table:table-cell office:value-type="float" office:value="1676249" calcext:value-type="float">
            <text:p>1676249</text:p>
          </table:table-cell>
          <table:table-cell office:value-type="float" office:value="1663681" calcext:value-type="float">
            <text:p>1663681</text:p>
          </table:table-cell>
          <table:table-cell office:value-type="float" office:value="1867403" calcext:value-type="float">
            <text:p>1867403</text:p>
          </table:table-cell>
          <table:table-cell office:value-type="float" office:value="2353179" calcext:value-type="float">
            <text:p>2353179</text:p>
          </table:table-cell>
          <table:table-cell office:value-type="float" office:value="2040142" calcext:value-type="float">
            <text:p>2040142</text:p>
          </table:table-cell>
          <table:table-cell office:value-type="float" office:value="1704600" calcext:value-type="float">
            <text:p>1704600</text:p>
          </table:table-cell>
          <table:table-cell office:value-type="float" office:value="1614869" calcext:value-type="float">
            <text:p>1614869</text:p>
          </table:table-cell>
          <table:table-cell office:value-type="float" office:value="1655205" calcext:value-type="float">
            <text:p>1655205</text:p>
          </table:table-cell>
          <table:table-cell office:value-type="float" office:value="1606392" calcext:value-type="float">
            <text:p>1606392</text:p>
          </table:table-cell>
          <table:table-cell office:value-type="float" office:value="1575119" calcext:value-type="float">
            <text:p>1575119</text:p>
          </table:table-cell>
          <table:table-cell table:formula="of:=MIN([.A1258:.J1258])" office:value-type="float" office:value="1575119" calcext:value-type="float">
            <text:p>1575119</text:p>
          </table:table-cell>
        </table:table-row>
        <table:table-row table:style-name="ro1">
          <table:table-cell office:value-type="float" office:value="1740843" calcext:value-type="float">
            <text:p>1740843</text:p>
          </table:table-cell>
          <table:table-cell office:value-type="float" office:value="1603178" calcext:value-type="float">
            <text:p>1603178</text:p>
          </table:table-cell>
          <table:table-cell office:value-type="float" office:value="2184531" calcext:value-type="float">
            <text:p>2184531</text:p>
          </table:table-cell>
          <table:table-cell office:value-type="float" office:value="1764811" calcext:value-type="float">
            <text:p>1764811</text:p>
          </table:table-cell>
          <table:table-cell office:value-type="float" office:value="1635914" calcext:value-type="float">
            <text:p>1635914</text:p>
          </table:table-cell>
          <table:table-cell office:value-type="float" office:value="1638544" calcext:value-type="float">
            <text:p>1638544</text:p>
          </table:table-cell>
          <table:table-cell office:value-type="float" office:value="1592656" calcext:value-type="float">
            <text:p>1592656</text:p>
          </table:table-cell>
          <table:table-cell office:value-type="float" office:value="1645559" calcext:value-type="float">
            <text:p>1645559</text:p>
          </table:table-cell>
          <table:table-cell office:value-type="float" office:value="2673229" calcext:value-type="float">
            <text:p>2673229</text:p>
          </table:table-cell>
          <table:table-cell office:value-type="float" office:value="1554951" calcext:value-type="float">
            <text:p>1554951</text:p>
          </table:table-cell>
          <table:table-cell table:formula="of:=MIN([.A1259:.J1259])" office:value-type="float" office:value="1554951" calcext:value-type="float">
            <text:p>1554951</text:p>
          </table:table-cell>
        </table:table-row>
        <table:table-row table:style-name="ro1">
          <table:table-cell office:value-type="float" office:value="2325411" calcext:value-type="float">
            <text:p>2325411</text:p>
          </table:table-cell>
          <table:table-cell office:value-type="float" office:value="1620130" calcext:value-type="float">
            <text:p>1620130</text:p>
          </table:table-cell>
          <table:table-cell office:value-type="float" office:value="1728567" calcext:value-type="float">
            <text:p>1728567</text:p>
          </table:table-cell>
          <table:table-cell office:value-type="float" office:value="1662219" calcext:value-type="float">
            <text:p>1662219</text:p>
          </table:table-cell>
          <table:table-cell office:value-type="float" office:value="1577457" calcext:value-type="float">
            <text:p>1577457</text:p>
          </table:table-cell>
          <table:table-cell office:value-type="float" office:value="1582133" calcext:value-type="float">
            <text:p>1582133</text:p>
          </table:table-cell>
          <table:table-cell office:value-type="float" office:value="2363701" calcext:value-type="float">
            <text:p>2363701</text:p>
          </table:table-cell>
          <table:table-cell office:value-type="float" office:value="1642636" calcext:value-type="float">
            <text:p>1642636</text:p>
          </table:table-cell>
          <table:table-cell office:value-type="float" office:value="2239480" calcext:value-type="float">
            <text:p>2239480</text:p>
          </table:table-cell>
          <table:table-cell office:value-type="float" office:value="1551444" calcext:value-type="float">
            <text:p>1551444</text:p>
          </table:table-cell>
          <table:table-cell table:formula="of:=MIN([.A1260:.J1260])" office:value-type="float" office:value="1551444" calcext:value-type="float">
            <text:p>1551444</text:p>
          </table:table-cell>
        </table:table-row>
        <table:table-row table:style-name="ro1">
          <table:table-cell office:value-type="float" office:value="1700508" calcext:value-type="float">
            <text:p>1700508</text:p>
          </table:table-cell>
          <table:table-cell office:value-type="float" office:value="1742890" calcext:value-type="float">
            <text:p>1742890</text:p>
          </table:table-cell>
          <table:table-cell office:value-type="float" office:value="1651697" calcext:value-type="float">
            <text:p>1651697</text:p>
          </table:table-cell>
          <table:table-cell office:value-type="float" office:value="1600840" calcext:value-type="float">
            <text:p>1600840</text:p>
          </table:table-cell>
          <table:table-cell office:value-type="float" office:value="1554951" calcext:value-type="float">
            <text:p>1554951</text:p>
          </table:table-cell>
          <table:table-cell office:value-type="float" office:value="1555828" calcext:value-type="float">
            <text:p>1555828</text:p>
          </table:table-cell>
          <table:table-cell office:value-type="float" office:value="1962687" calcext:value-type="float">
            <text:p>1962687</text:p>
          </table:table-cell>
          <table:table-cell office:value-type="float" office:value="2695151" calcext:value-type="float">
            <text:p>2695151</text:p>
          </table:table-cell>
          <table:table-cell office:value-type="float" office:value="1920305" calcext:value-type="float">
            <text:p>1920305</text:p>
          </table:table-cell>
          <table:table-cell office:value-type="float" office:value="2454601" calcext:value-type="float">
            <text:p>2454601</text:p>
          </table:table-cell>
          <table:table-cell table:formula="of:=MIN([.A1261:.J1261])" office:value-type="float" office:value="1554951" calcext:value-type="float">
            <text:p>1554951</text:p>
          </table:table-cell>
        </table:table-row>
        <table:table-row table:style-name="ro1">
          <table:table-cell office:value-type="float" office:value="1696709" calcext:value-type="float">
            <text:p>1696709</text:p>
          </table:table-cell>
          <table:table-cell office:value-type="float" office:value="2292676" calcext:value-type="float">
            <text:p>2292676</text:p>
          </table:table-cell>
          <table:table-cell office:value-type="float" office:value="1631237" calcext:value-type="float">
            <text:p>1631237</text:p>
          </table:table-cell>
          <table:table-cell office:value-type="float" office:value="1640590" calcext:value-type="float">
            <text:p>1640590</text:p>
          </table:table-cell>
          <table:table-cell office:value-type="float" office:value="1804269" calcext:value-type="float">
            <text:p>1804269</text:p>
          </table:table-cell>
          <table:table-cell office:value-type="float" office:value="2449047" calcext:value-type="float">
            <text:p>2449047</text:p>
          </table:table-cell>
          <table:table-cell office:value-type="float" office:value="1887862" calcext:value-type="float">
            <text:p>1887862</text:p>
          </table:table-cell>
          <table:table-cell office:value-type="float" office:value="1765688" calcext:value-type="float">
            <text:p>1765688</text:p>
          </table:table-cell>
          <table:table-cell office:value-type="float" office:value="1785271" calcext:value-type="float">
            <text:p>1785271</text:p>
          </table:table-cell>
          <table:table-cell office:value-type="float" office:value="1751950" calcext:value-type="float">
            <text:p>1751950</text:p>
          </table:table-cell>
          <table:table-cell table:formula="of:=MIN([.A1262:.J1262])" office:value-type="float" office:value="1631237" calcext:value-type="float">
            <text:p>1631237</text:p>
          </table:table-cell>
        </table:table-row>
        <table:table-row table:style-name="ro1">
          <table:table-cell office:value-type="float" office:value="1562258" calcext:value-type="float">
            <text:p>1562258</text:p>
          </table:table-cell>
          <table:table-cell office:value-type="float" office:value="1676249" calcext:value-type="float">
            <text:p>1676249</text:p>
          </table:table-cell>
          <table:table-cell office:value-type="float" office:value="1543844" calcext:value-type="float">
            <text:p>1543844</text:p>
          </table:table-cell>
          <table:table-cell office:value-type="float" office:value="2314305" calcext:value-type="float">
            <text:p>2314305</text:p>
          </table:table-cell>
          <table:table-cell office:value-type="float" office:value="2441448" calcext:value-type="float">
            <text:p>2441448</text:p>
          </table:table-cell>
          <table:table-cell office:value-type="float" office:value="1974963" calcext:value-type="float">
            <text:p>1974963</text:p>
          </table:table-cell>
          <table:table-cell office:value-type="float" office:value="1769195" calcext:value-type="float">
            <text:p>1769195</text:p>
          </table:table-cell>
          <table:table-cell office:value-type="float" office:value="1616331" calcext:value-type="float">
            <text:p>1616331</text:p>
          </table:table-cell>
          <table:table-cell office:value-type="float" office:value="1643805" calcext:value-type="float">
            <text:p>1643805</text:p>
          </table:table-cell>
          <table:table-cell office:value-type="float" office:value="1774749" calcext:value-type="float">
            <text:p>1774749</text:p>
          </table:table-cell>
          <table:table-cell table:formula="of:=MIN([.A1263:.J1263])" office:value-type="float" office:value="1543844" calcext:value-type="float">
            <text:p>1543844</text:p>
          </table:table-cell>
        </table:table-row>
        <table:table-row table:style-name="ro1">
          <table:table-cell office:value-type="float" office:value="1533906" calcext:value-type="float">
            <text:p>1533906</text:p>
          </table:table-cell>
          <table:table-cell office:value-type="float" office:value="1618084" calcext:value-type="float">
            <text:p>1618084</text:p>
          </table:table-cell>
          <table:table-cell office:value-type="float" office:value="2221358" calcext:value-type="float">
            <text:p>2221358</text:p>
          </table:table-cell>
          <table:table-cell office:value-type="float" office:value="1649944" calcext:value-type="float">
            <text:p>1649944</text:p>
          </table:table-cell>
          <table:table-cell office:value-type="float" office:value="1720968" calcext:value-type="float">
            <text:p>1720968</text:p>
          </table:table-cell>
          <table:table-cell office:value-type="float" office:value="1707230" calcext:value-type="float">
            <text:p>1707230</text:p>
          </table:table-cell>
          <table:table-cell office:value-type="float" office:value="1769195" calcext:value-type="float">
            <text:p>1769195</text:p>
          </table:table-cell>
          <table:table-cell office:value-type="float" office:value="1566642" calcext:value-type="float">
            <text:p>1566642</text:p>
          </table:table-cell>
          <table:table-cell office:value-type="float" office:value="2577360" calcext:value-type="float">
            <text:p>2577360</text:p>
          </table:table-cell>
          <table:table-cell office:value-type="float" office:value="1662511" calcext:value-type="float">
            <text:p>1662511</text:p>
          </table:table-cell>
          <table:table-cell table:formula="of:=MIN([.A1264:.J1264])" office:value-type="float" office:value="1533906" calcext:value-type="float">
            <text:p>1533906</text:p>
          </table:table-cell>
        </table:table-row>
        <table:table-row table:style-name="ro1">
          <table:table-cell office:value-type="float" office:value="1527476" calcext:value-type="float">
            <text:p>1527476</text:p>
          </table:table-cell>
          <table:table-cell office:value-type="float" office:value="1559335" calcext:value-type="float">
            <text:p>1559335</text:p>
          </table:table-cell>
          <table:table-cell office:value-type="float" office:value="1663680" calcext:value-type="float">
            <text:p>1663680</text:p>
          </table:table-cell>
          <table:table-cell office:value-type="float" office:value="1570442" calcext:value-type="float">
            <text:p>1570442</text:p>
          </table:table-cell>
          <table:table-cell office:value-type="float" office:value="1664265" calcext:value-type="float">
            <text:p>1664265</text:p>
          </table:table-cell>
          <table:table-cell office:value-type="float" office:value="1612823" calcext:value-type="float">
            <text:p>1612823</text:p>
          </table:table-cell>
          <table:table-cell office:value-type="float" office:value="2459570" calcext:value-type="float">
            <text:p>2459570</text:p>
          </table:table-cell>
          <table:table-cell office:value-type="float" office:value="1543845" calcext:value-type="float">
            <text:p>1543845</text:p>
          </table:table-cell>
          <table:table-cell office:value-type="float" office:value="1775917" calcext:value-type="float">
            <text:p>1775917</text:p>
          </table:table-cell>
          <table:table-cell office:value-type="float" office:value="1590024" calcext:value-type="float">
            <text:p>1590024</text:p>
          </table:table-cell>
          <table:table-cell table:formula="of:=MIN([.A1265:.J1265])" office:value-type="float" office:value="1527476" calcext:value-type="float">
            <text:p>1527476</text:p>
          </table:table-cell>
        </table:table-row>
        <table:table-row table:style-name="ro1">
          <table:table-cell office:value-type="float" office:value="2238018" calcext:value-type="float">
            <text:p>2238018</text:p>
          </table:table-cell>
          <table:table-cell office:value-type="float" office:value="1542675" calcext:value-type="float">
            <text:p>1542675</text:p>
          </table:table-cell>
          <table:table-cell office:value-type="float" office:value="1620422" calcext:value-type="float">
            <text:p>1620422</text:p>
          </table:table-cell>
          <table:table-cell office:value-type="float" office:value="1561673" calcext:value-type="float">
            <text:p>1561673</text:p>
          </table:table-cell>
          <table:table-cell office:value-type="float" office:value="1582426" calcext:value-type="float">
            <text:p>1582426</text:p>
          </table:table-cell>
          <table:table-cell office:value-type="float" office:value="1567227" calcext:value-type="float">
            <text:p>1567227</text:p>
          </table:table-cell>
          <table:table-cell office:value-type="float" office:value="1796378" calcext:value-type="float">
            <text:p>1796378</text:p>
          </table:table-cell>
          <table:table-cell office:value-type="float" office:value="2177223" calcext:value-type="float">
            <text:p>2177223</text:p>
          </table:table-cell>
          <table:table-cell office:value-type="float" office:value="1689986" calcext:value-type="float">
            <text:p>1689986</text:p>
          </table:table-cell>
          <table:table-cell office:value-type="float" office:value="2306705" calcext:value-type="float">
            <text:p>2306705</text:p>
          </table:table-cell>
          <table:table-cell table:formula="of:=MIN([.A1266:.J1266])" office:value-type="float" office:value="1542675" calcext:value-type="float">
            <text:p>1542675</text:p>
          </table:table-cell>
        </table:table-row>
        <table:table-row table:style-name="ro1">
          <table:table-cell office:value-type="float" office:value="1908030" calcext:value-type="float">
            <text:p>1908030</text:p>
          </table:table-cell>
          <table:table-cell office:value-type="float" office:value="1546475" calcext:value-type="float">
            <text:p>1546475</text:p>
          </table:table-cell>
          <table:table-cell office:value-type="float" office:value="1578626" calcext:value-type="float">
            <text:p>1578626</text:p>
          </table:table-cell>
          <table:table-cell office:value-type="float" office:value="1779133" calcext:value-type="float">
            <text:p>1779133</text:p>
          </table:table-cell>
          <table:table-cell office:value-type="float" office:value="1561089" calcext:value-type="float">
            <text:p>1561089</text:p>
          </table:table-cell>
          <table:table-cell office:value-type="float" office:value="1577749" calcext:value-type="float">
            <text:p>1577749</text:p>
          </table:table-cell>
          <table:table-cell office:value-type="float" office:value="1676833" calcext:value-type="float">
            <text:p>1676833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2158517" calcext:value-type="float">
            <text:p>2158517</text:p>
          </table:table-cell>
          <table:table-cell office:value-type="float" office:value="1861849" calcext:value-type="float">
            <text:p>1861849</text:p>
          </table:table-cell>
          <table:table-cell table:formula="of:=MIN([.A1267:.J1267])" office:value-type="float" office:value="1546475" calcext:value-type="float">
            <text:p>1546475</text:p>
          </table:table-cell>
        </table:table-row>
        <table:table-row table:style-name="ro1">
          <table:table-cell office:value-type="float" office:value="1753996" calcext:value-type="float">
            <text:p>1753996</text:p>
          </table:table-cell>
          <table:table-cell office:value-type="float" office:value="2233342" calcext:value-type="float">
            <text:p>2233342</text:p>
          </table:table-cell>
          <table:table-cell office:value-type="float" office:value="1667188" calcext:value-type="float">
            <text:p>1667188</text:p>
          </table:table-cell>
          <table:table-cell office:value-type="float" office:value="1983147" calcext:value-type="float">
            <text:p>1983147</text:p>
          </table:table-cell>
          <table:table-cell office:value-type="float" office:value="1545598" calcext:value-type="float">
            <text:p>1545598</text:p>
          </table:table-cell>
          <table:table-cell office:value-type="float" office:value="2635525" calcext:value-type="float">
            <text:p>2635525</text:p>
          </table:table-cell>
          <table:table-cell office:value-type="float" office:value="1641467" calcext:value-type="float">
            <text:p>1641467</text:p>
          </table:table-cell>
          <table:table-cell office:value-type="float" office:value="1660174" calcext:value-type="float">
            <text:p>1660174</text:p>
          </table:table-cell>
          <table:table-cell office:value-type="float" office:value="1786147" calcext:value-type="float">
            <text:p>1786147</text:p>
          </table:table-cell>
          <table:table-cell office:value-type="float" office:value="1868864" calcext:value-type="float">
            <text:p>1868864</text:p>
          </table:table-cell>
          <table:table-cell table:formula="of:=MIN([.A1268:.J1268])" office:value-type="float" office:value="1545598" calcext:value-type="float">
            <text:p>1545598</text:p>
          </table:table-cell>
        </table:table-row>
        <table:table-row table:style-name="ro1">
          <table:table-cell office:value-type="float" office:value="1687063" calcext:value-type="float">
            <text:p>1687063</text:p>
          </table:table-cell>
          <table:table-cell office:value-type="float" office:value="1754581" calcext:value-type="float">
            <text:p>1754581</text:p>
          </table:table-cell>
          <table:table-cell office:value-type="float" office:value="1894585" calcext:value-type="float">
            <text:p>1894585</text:p>
          </table:table-cell>
          <table:table-cell office:value-type="float" office:value="2041312" calcext:value-type="float">
            <text:p>2041312</text:p>
          </table:table-cell>
          <table:table-cell office:value-type="float" office:value="2239188" calcext:value-type="float">
            <text:p>2239188</text:p>
          </table:table-cell>
          <table:table-cell office:value-type="float" office:value="1783517" calcext:value-type="float">
            <text:p>1783517</text:p>
          </table:table-cell>
          <table:table-cell office:value-type="float" office:value="1704016" calcext:value-type="float">
            <text:p>1704016</text:p>
          </table:table-cell>
          <table:table-cell office:value-type="float" office:value="1611946" calcext:value-type="float">
            <text:p>1611946</text:p>
          </table:table-cell>
          <table:table-cell office:value-type="float" office:value="2411635" calcext:value-type="float">
            <text:p>2411635</text:p>
          </table:table-cell>
          <table:table-cell office:value-type="float" office:value="1689693" calcext:value-type="float">
            <text:p>1689693</text:p>
          </table:table-cell>
          <table:table-cell table:formula="of:=MIN([.A1269:.J1269])" office:value-type="float" office:value="1611946" calcext:value-type="float">
            <text:p>1611946</text:p>
          </table:table-cell>
        </table:table-row>
        <table:table-row table:style-name="ro1">
          <table:table-cell office:value-type="float" office:value="1608146" calcext:value-type="float">
            <text:p>1608146</text:p>
          </table:table-cell>
          <table:table-cell office:value-type="float" office:value="2017051" calcext:value-type="float">
            <text:p>2017051</text:p>
          </table:table-cell>
          <table:table-cell office:value-type="float" office:value="2522411" calcext:value-type="float">
            <text:p>2522411</text:p>
          </table:table-cell>
          <table:table-cell office:value-type="float" office:value="1647020" calcext:value-type="float">
            <text:p>1647020</text:p>
          </table:table-cell>
          <table:table-cell office:value-type="float" office:value="1663973" calcext:value-type="float">
            <text:p>1663973</text:p>
          </table:table-cell>
          <table:table-cell office:value-type="float" office:value="1678295" calcext:value-type="float">
            <text:p>1678295</text:p>
          </table:table-cell>
          <table:table-cell office:value-type="float" office:value="2351132" calcext:value-type="float">
            <text:p>2351132</text:p>
          </table:table-cell>
          <table:table-cell office:value-type="float" office:value="1649651" calcext:value-type="float">
            <text:p>1649651</text:p>
          </table:table-cell>
          <table:table-cell office:value-type="float" office:value="1780302" calcext:value-type="float">
            <text:p>1780302</text:p>
          </table:table-cell>
          <table:table-cell office:value-type="float" office:value="1628898" calcext:value-type="float">
            <text:p>1628898</text:p>
          </table:table-cell>
          <table:table-cell table:formula="of:=MIN([.A1270:.J1270])" office:value-type="float" office:value="1608146" calcext:value-type="float">
            <text:p>1608146</text:p>
          </table:table-cell>
        </table:table-row>
        <table:table-row table:style-name="ro1">
          <table:table-cell office:value-type="float" office:value="2292967" calcext:value-type="float">
            <text:p>2292967</text:p>
          </table:table-cell>
          <table:table-cell office:value-type="float" office:value="1687356" calcext:value-type="float">
            <text:p>1687356</text:p>
          </table:table-cell>
          <table:table-cell office:value-type="float" office:value="1680340" calcext:value-type="float">
            <text:p>1680340</text:p>
          </table:table-cell>
          <table:table-cell office:value-type="float" office:value="1576288" calcext:value-type="float">
            <text:p>1576288</text:p>
          </table:table-cell>
          <table:table-cell office:value-type="float" office:value="1744351" calcext:value-type="float">
            <text:p>1744351</text:p>
          </table:table-cell>
          <table:table-cell office:value-type="float" office:value="1640298" calcext:value-type="float">
            <text:p>1640298</text:p>
          </table:table-cell>
          <table:table-cell office:value-type="float" office:value="1704601" calcext:value-type="float">
            <text:p>1704601</text:p>
          </table:table-cell>
          <table:table-cell office:value-type="float" office:value="1831160" calcext:value-type="float">
            <text:p>1831160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2351717" calcext:value-type="float">
            <text:p>2351717</text:p>
          </table:table-cell>
          <table:table-cell table:formula="of:=MIN([.A1271:.J1271])" office:value-type="float" office:value="1576288" calcext:value-type="float">
            <text:p>1576288</text:p>
          </table:table-cell>
        </table:table-row>
        <table:table-row table:style-name="ro1">
          <table:table-cell office:value-type="float" office:value="1724183" calcext:value-type="float">
            <text:p>1724183</text:p>
          </table:table-cell>
          <table:table-cell office:value-type="float" office:value="1722722" calcext:value-type="float">
            <text:p>1722722</text:p>
          </table:table-cell>
          <table:table-cell office:value-type="float" office:value="1654620" calcext:value-type="float">
            <text:p>1654620</text:p>
          </table:table-cell>
          <table:table-cell office:value-type="float" office:value="1590025" calcext:value-type="float">
            <text:p>1590025</text:p>
          </table:table-cell>
          <table:table-cell office:value-type="float" office:value="1789655" calcext:value-type="float">
            <text:p>1789655</text:p>
          </table:table-cell>
          <table:table-cell office:value-type="float" office:value="1863018" calcext:value-type="float">
            <text:p>1863018</text:p>
          </table:table-cell>
          <table:table-cell office:value-type="float" office:value="1675372" calcext:value-type="float">
            <text:p>1675372</text:p>
          </table:table-cell>
          <table:table-cell office:value-type="float" office:value="2466585" calcext:value-type="float">
            <text:p>2466585</text:p>
          </table:table-cell>
          <table:table-cell office:value-type="float" office:value="1731491" calcext:value-type="float">
            <text:p>1731491</text:p>
          </table:table-cell>
          <table:table-cell office:value-type="float" office:value="1927613" calcext:value-type="float">
            <text:p>1927613</text:p>
          </table:table-cell>
          <table:table-cell table:formula="of:=MIN([.A1272:.J1272])" office:value-type="float" office:value="1590025" calcext:value-type="float">
            <text:p>1590025</text:p>
          </table:table-cell>
        </table:table-row>
        <table:table-row table:style-name="ro1">
          <table:table-cell office:value-type="float" office:value="1585933" calcext:value-type="float">
            <text:p>1585933</text:p>
          </table:table-cell>
          <table:table-cell office:value-type="float" office:value="1808361" calcext:value-type="float">
            <text:p>1808361</text:p>
          </table:table-cell>
          <table:table-cell office:value-type="float" office:value="1549690" calcext:value-type="float">
            <text:p>1549690</text:p>
          </table:table-cell>
          <table:table-cell office:value-type="float" office:value="1523384" calcext:value-type="float">
            <text:p>1523384</text:p>
          </table:table-cell>
          <table:table-cell office:value-type="float" office:value="1698462" calcext:value-type="float">
            <text:p>1698462</text:p>
          </table:table-cell>
          <table:table-cell office:value-type="float" office:value="2468630" calcext:value-type="float">
            <text:p>2468630</text:p>
          </table:table-cell>
          <table:table-cell office:value-type="float" office:value="1561673" calcext:value-type="float">
            <text:p>1561673</text:p>
          </table:table-cell>
          <table:table-cell office:value-type="float" office:value="1701970" calcext:value-type="float">
            <text:p>1701970</text:p>
          </table:table-cell>
          <table:table-cell office:value-type="float" office:value="1754873" calcext:value-type="float">
            <text:p>1754873</text:p>
          </table:table-cell>
          <table:table-cell office:value-type="float" office:value="1685894" calcext:value-type="float">
            <text:p>1685894</text:p>
          </table:table-cell>
          <table:table-cell table:formula="of:=MIN([.A1273:.J1273])" office:value-type="float" office:value="1523384" calcext:value-type="float">
            <text:p>1523384</text:p>
          </table:table-cell>
        </table:table-row>
        <table:table-row table:style-name="ro1">
          <table:table-cell office:value-type="float" office:value="1548813" calcext:value-type="float">
            <text:p>1548813</text:p>
          </table:table-cell>
          <table:table-cell office:value-type="float" office:value="2005945" calcext:value-type="float">
            <text:p>2005945</text:p>
          </table:table-cell>
          <table:table-cell office:value-type="float" office:value="1535661" calcext:value-type="float">
            <text:p>1535661</text:p>
          </table:table-cell>
          <table:table-cell office:value-type="float" office:value="2369547" calcext:value-type="float">
            <text:p>2369547</text:p>
          </table:table-cell>
          <table:table-cell office:value-type="float" office:value="1872955" calcext:value-type="float">
            <text:p>1872955</text:p>
          </table:table-cell>
          <table:table-cell office:value-type="float" office:value="1811868" calcext:value-type="float">
            <text:p>1811868</text:p>
          </table:table-cell>
          <table:table-cell office:value-type="float" office:value="1595578" calcext:value-type="float">
            <text:p>1595578</text:p>
          </table:table-cell>
          <table:table-cell office:value-type="float" office:value="1791409" calcext:value-type="float">
            <text:p>1791409</text:p>
          </table:table-cell>
          <table:table-cell office:value-type="float" office:value="2105614" calcext:value-type="float">
            <text:p>2105614</text:p>
          </table:table-cell>
          <table:table-cell office:value-type="float" office:value="1624515" calcext:value-type="float">
            <text:p>1624515</text:p>
          </table:table-cell>
          <table:table-cell table:formula="of:=MIN([.A1274:.J1274])" office:value-type="float" office:value="1535661" calcext:value-type="float">
            <text:p>1535661</text:p>
          </table:table-cell>
        </table:table-row>
        <table:table-row table:style-name="ro1">
          <table:table-cell office:value-type="float" office:value="1538291" calcext:value-type="float">
            <text:p>1538291</text:p>
          </table:table-cell>
          <table:table-cell office:value-type="float" office:value="1619838" calcext:value-type="float">
            <text:p>1619838</text:p>
          </table:table-cell>
          <table:table-cell office:value-type="float" office:value="2100937" calcext:value-type="float">
            <text:p>2100937</text:p>
          </table:table-cell>
          <table:table-cell office:value-type="float" office:value="1688525" calcext:value-type="float">
            <text:p>1688525</text:p>
          </table:table-cell>
          <table:table-cell office:value-type="float" office:value="2193007" calcext:value-type="float">
            <text:p>2193007</text:p>
          </table:table-cell>
          <table:table-cell office:value-type="float" office:value="1668942" calcext:value-type="float">
            <text:p>1668942</text:p>
          </table:table-cell>
          <table:table-cell office:value-type="float" office:value="1754580" calcext:value-type="float">
            <text:p>1754580</text:p>
          </table:table-cell>
          <table:table-cell office:value-type="float" office:value="1627437" calcext:value-type="float">
            <text:p>1627437</text:p>
          </table:table-cell>
          <table:table-cell office:value-type="float" office:value="2060018" calcext:value-type="float">
            <text:p>2060018</text:p>
          </table:table-cell>
          <table:table-cell office:value-type="float" office:value="1565766" calcext:value-type="float">
            <text:p>1565766</text:p>
          </table:table-cell>
          <table:table-cell table:formula="of:=MIN([.A1275:.J1275])" office:value-type="float" office:value="1538291" calcext:value-type="float">
            <text:p>1538291</text:p>
          </table:table-cell>
        </table:table-row>
        <table:table-row table:style-name="ro1">
          <table:table-cell office:value-type="float" office:value="1656081" calcext:value-type="float">
            <text:p>1656081</text:p>
          </table:table-cell>
          <table:table-cell office:value-type="float" office:value="1656958" calcext:value-type="float">
            <text:p>1656958</text:p>
          </table:table-cell>
          <table:table-cell office:value-type="float" office:value="1942812" calcext:value-type="float">
            <text:p>1942812</text:p>
          </table:table-cell>
          <table:table-cell office:value-type="float" office:value="1967364" calcext:value-type="float">
            <text:p>1967364</text:p>
          </table:table-cell>
          <table:table-cell office:value-type="float" office:value="1739675" calcext:value-type="float">
            <text:p>1739675</text:p>
          </table:table-cell>
          <table:table-cell office:value-type="float" office:value="1708692" calcext:value-type="float">
            <text:p>1708692</text:p>
          </table:table-cell>
          <table:table-cell office:value-type="float" office:value="2518027" calcext:value-type="float">
            <text:p>2518027</text:p>
          </table:table-cell>
          <table:table-cell office:value-type="float" office:value="1699047" calcext:value-type="float">
            <text:p>1699047</text:p>
          </table:table-cell>
          <table:table-cell office:value-type="float" office:value="1813914" calcext:value-type="float">
            <text:p>1813914</text:p>
          </table:table-cell>
          <table:table-cell office:value-type="float" office:value="1630944" calcext:value-type="float">
            <text:p>1630944</text:p>
          </table:table-cell>
          <table:table-cell table:formula="of:=MIN([.A1276:.J1276])" office:value-type="float" office:value="1630944" calcext:value-type="float">
            <text:p>1630944</text:p>
          </table:table-cell>
        </table:table-row>
        <table:table-row table:style-name="ro1">
          <table:table-cell office:value-type="float" office:value="2453432" calcext:value-type="float">
            <text:p>2453432</text:p>
          </table:table-cell>
          <table:table-cell office:value-type="float" office:value="1541214" calcext:value-type="float">
            <text:p>1541214</text:p>
          </table:table-cell>
          <table:table-cell office:value-type="float" office:value="1719799" calcext:value-type="float">
            <text:p>1719799</text:p>
          </table:table-cell>
          <table:table-cell office:value-type="float" office:value="1765980" calcext:value-type="float">
            <text:p>1765980</text:p>
          </table:table-cell>
          <table:table-cell office:value-type="float" office:value="1575411" calcext:value-type="float">
            <text:p>1575411</text:p>
          </table:table-cell>
          <table:table-cell office:value-type="float" office:value="1562257" calcext:value-type="float">
            <text:p>1562257</text:p>
          </table:table-cell>
          <table:table-cell office:value-type="float" office:value="1675080" calcext:value-type="float">
            <text:p>1675080</text:p>
          </table:table-cell>
          <table:table-cell office:value-type="float" office:value="2404620" calcext:value-type="float">
            <text:p>2404620</text:p>
          </table:table-cell>
          <table:table-cell office:value-type="float" office:value="1799885" calcext:value-type="float">
            <text:p>1799885</text:p>
          </table:table-cell>
          <table:table-cell office:value-type="float" office:value="2365454" calcext:value-type="float">
            <text:p>2365454</text:p>
          </table:table-cell>
          <table:table-cell table:formula="of:=MIN([.A1277:.J1277])" office:value-type="float" office:value="1541214" calcext:value-type="float">
            <text:p>1541214</text:p>
          </table:table-cell>
        </table:table-row>
        <table:table-row table:style-name="ro1">
          <table:table-cell office:value-type="float" office:value="1745520" calcext:value-type="float">
            <text:p>1745520</text:p>
          </table:table-cell>
          <table:table-cell office:value-type="float" office:value="1534491" calcext:value-type="float">
            <text:p>1534491</text:p>
          </table:table-cell>
          <table:table-cell office:value-type="float" office:value="1782932" calcext:value-type="float">
            <text:p>1782932</text:p>
          </table:table-cell>
          <table:table-cell office:value-type="float" office:value="1656665" calcext:value-type="float">
            <text:p>1656665</text:p>
          </table:table-cell>
          <table:table-cell office:value-type="float" office:value="1543552" calcext:value-type="float">
            <text:p>1543552</text:p>
          </table:table-cell>
          <table:table-cell office:value-type="float" office:value="1595870" calcext:value-type="float">
            <text:p>1595870</text:p>
          </table:table-cell>
          <table:table-cell office:value-type="float" office:value="1610192" calcext:value-type="float">
            <text:p>1610192</text:p>
          </table:table-cell>
          <table:table-cell office:value-type="float" office:value="1690570" calcext:value-type="float">
            <text:p>1690570</text:p>
          </table:table-cell>
          <table:table-cell office:value-type="float" office:value="1729737" calcext:value-type="float">
            <text:p>1729737</text:p>
          </table:table-cell>
          <table:table-cell office:value-type="float" office:value="1679172" calcext:value-type="float">
            <text:p>1679172</text:p>
          </table:table-cell>
          <table:table-cell table:formula="of:=MIN([.A1278:.J1278])" office:value-type="float" office:value="1534491" calcext:value-type="float">
            <text:p>1534491</text:p>
          </table:table-cell>
        </table:table-row>
        <table:table-row table:style-name="ro1">
          <table:table-cell office:value-type="float" office:value="1672157" calcext:value-type="float">
            <text:p>1672157</text:p>
          </table:table-cell>
          <table:table-cell office:value-type="float" office:value="1835252" calcext:value-type="float">
            <text:p>1835252</text:p>
          </table:table-cell>
          <table:table-cell office:value-type="float" office:value="1656666" calcext:value-type="float">
            <text:p>1656666</text:p>
          </table:table-cell>
          <table:table-cell office:value-type="float" office:value="2269293" calcext:value-type="float">
            <text:p>2269293</text:p>
          </table:table-cell>
          <table:table-cell office:value-type="float" office:value="1551736" calcext:value-type="float">
            <text:p>1551736</text:p>
          </table:table-cell>
          <table:table-cell office:value-type="float" office:value="2386207" calcext:value-type="float">
            <text:p>2386207</text:p>
          </table:table-cell>
          <table:table-cell office:value-type="float" office:value="1581256" calcext:value-type="float">
            <text:p>1581256</text:p>
          </table:table-cell>
          <table:table-cell office:value-type="float" office:value="1775625" calcext:value-type="float">
            <text:p>1775625</text:p>
          </table:table-cell>
          <table:table-cell office:value-type="float" office:value="2324243" calcext:value-type="float">
            <text:p>2324243</text:p>
          </table:table-cell>
          <table:table-cell office:value-type="float" office:value="1653743" calcext:value-type="float">
            <text:p>1653743</text:p>
          </table:table-cell>
          <table:table-cell table:formula="of:=MIN([.A1279:.J1279])" office:value-type="float" office:value="1551736" calcext:value-type="float">
            <text:p>1551736</text:p>
          </table:table-cell>
        </table:table-row>
        <table:table-row table:style-name="ro1">
          <table:table-cell office:value-type="float" office:value="1650235" calcext:value-type="float">
            <text:p>1650235</text:p>
          </table:table-cell>
          <table:table-cell office:value-type="float" office:value="2414266" calcext:value-type="float">
            <text:p>2414266</text:p>
          </table:table-cell>
          <table:table-cell office:value-type="float" office:value="1592071" calcext:value-type="float">
            <text:p>1592071</text:p>
          </table:table-cell>
          <table:table-cell office:value-type="float" office:value="1701093" calcext:value-type="float">
            <text:p>1701093</text:p>
          </table:table-cell>
          <table:table-cell office:value-type="float" office:value="2521827" calcext:value-type="float">
            <text:p>2521827</text:p>
          </table:table-cell>
          <table:table-cell office:value-type="float" office:value="1699923" calcext:value-type="float">
            <text:p>1699923</text:p>
          </table:table-cell>
          <table:table-cell office:value-type="float" office:value="1535952" calcext:value-type="float">
            <text:p>1535952</text:p>
          </table:table-cell>
          <table:table-cell office:value-type="float" office:value="1656666" calcext:value-type="float">
            <text:p>1656666</text:p>
          </table:table-cell>
          <table:table-cell office:value-type="float" office:value="1804854" calcext:value-type="float">
            <text:p>1804854</text:p>
          </table:table-cell>
          <table:table-cell office:value-type="float" office:value="1607269" calcext:value-type="float">
            <text:p>1607269</text:p>
          </table:table-cell>
          <table:table-cell table:formula="of:=MIN([.A1280:.J1280])" office:value-type="float" office:value="1535952" calcext:value-type="float">
            <text:p>1535952</text:p>
          </table:table-cell>
        </table:table-row>
        <table:table-row table:style-name="ro1">
          <table:table-cell office:value-type="float" office:value="1669234" calcext:value-type="float">
            <text:p>1669234</text:p>
          </table:table-cell>
          <table:table-cell office:value-type="float" office:value="1739674" calcext:value-type="float">
            <text:p>1739674</text:p>
          </table:table-cell>
          <table:table-cell office:value-type="float" office:value="2205575" calcext:value-type="float">
            <text:p>2205575</text:p>
          </table:table-cell>
          <table:table-cell office:value-type="float" office:value="1611947" calcext:value-type="float">
            <text:p>1611947</text:p>
          </table:table-cell>
          <table:table-cell office:value-type="float" office:value="1900430" calcext:value-type="float">
            <text:p>1900430</text:p>
          </table:table-cell>
          <table:table-cell office:value-type="float" office:value="1734413" calcext:value-type="float">
            <text:p>1734413</text:p>
          </table:table-cell>
          <table:table-cell office:value-type="float" office:value="1560797" calcext:value-type="float">
            <text:p>1560797</text:p>
          </table:table-cell>
          <table:table-cell office:value-type="float" office:value="1606393" calcext:value-type="float">
            <text:p>1606393</text:p>
          </table:table-cell>
          <table:table-cell office:value-type="float" office:value="1695540" calcext:value-type="float">
            <text:p>1695540</text:p>
          </table:table-cell>
          <table:table-cell office:value-type="float" office:value="1630068" calcext:value-type="float">
            <text:p>1630068</text:p>
          </table:table-cell>
          <table:table-cell table:formula="of:=MIN([.A1281:.J1281])" office:value-type="float" office:value="1560797" calcext:value-type="float">
            <text:p>1560797</text:p>
          </table:table-cell>
        </table:table-row>
        <table:table-row table:style-name="ro1">
          <table:table-cell office:value-type="float" office:value="2508966" calcext:value-type="float">
            <text:p>2508966</text:p>
          </table:table-cell>
          <table:table-cell office:value-type="float" office:value="1689401" calcext:value-type="float">
            <text:p>1689401</text:p>
          </table:table-cell>
          <table:table-cell office:value-type="float" office:value="1701385" calcext:value-type="float">
            <text:p>1701385</text:p>
          </table:table-cell>
          <table:table-cell office:value-type="float" office:value="1614577" calcext:value-type="float">
            <text:p>1614577</text:p>
          </table:table-cell>
          <table:table-cell office:value-type="float" office:value="1755750" calcext:value-type="float">
            <text:p>1755750</text:p>
          </table:table-cell>
          <table:table-cell office:value-type="float" office:value="1677710" calcext:value-type="float">
            <text:p>1677710</text:p>
          </table:table-cell>
          <table:table-cell office:value-type="float" office:value="2446125" calcext:value-type="float">
            <text:p>2446125</text:p>
          </table:table-cell>
          <table:table-cell office:value-type="float" office:value="2315766" calcext:value-type="float">
            <text:p>2315766</text:p>
          </table:table-cell>
          <table:table-cell office:value-type="float" office:value="1898092" calcext:value-type="float">
            <text:p>1898092</text:p>
          </table:table-cell>
          <table:table-cell office:value-type="float" office:value="2568299" calcext:value-type="float">
            <text:p>2568299</text:p>
          </table:table-cell>
          <table:table-cell table:formula="of:=MIN([.A1282:.J1282])" office:value-type="float" office:value="1614577" calcext:value-type="float">
            <text:p>1614577</text:p>
          </table:table-cell>
        </table:table-row>
        <table:table-row table:style-name="ro1">
          <table:table-cell office:value-type="float" office:value="1905400" calcext:value-type="float">
            <text:p>1905400</text:p>
          </table:table-cell>
          <table:table-cell office:value-type="float" office:value="1576872" calcext:value-type="float">
            <text:p>1576872</text:p>
          </table:table-cell>
          <table:table-cell office:value-type="float" office:value="1592364" calcext:value-type="float">
            <text:p>1592364</text:p>
          </table:table-cell>
          <table:table-cell office:value-type="float" office:value="1524845" calcext:value-type="float">
            <text:p>1524845</text:p>
          </table:table-cell>
          <table:table-cell office:value-type="float" office:value="1606101" calcext:value-type="float">
            <text:p>1606101</text:p>
          </table:table-cell>
          <table:table-cell office:value-type="float" office:value="1563135" calcext:value-type="float">
            <text:p>1563135</text:p>
          </table:table-cell>
          <table:table-cell office:value-type="float" office:value="1642928" calcext:value-type="float">
            <text:p>1642928</text:p>
          </table:table-cell>
          <table:table-cell office:value-type="float" office:value="1689693" calcext:value-type="float">
            <text:p>1689693</text:p>
          </table:table-cell>
          <table:table-cell office:value-type="float" office:value="1675372" calcext:value-type="float">
            <text:p>1675372</text:p>
          </table:table-cell>
          <table:table-cell office:value-type="float" office:value="1796085" calcext:value-type="float">
            <text:p>1796085</text:p>
          </table:table-cell>
          <table:table-cell table:formula="of:=MIN([.A1283:.J1283])" office:value-type="float" office:value="1524845" calcext:value-type="float">
            <text:p>1524845</text:p>
          </table:table-cell>
        </table:table-row>
        <table:table-row table:style-name="ro1">
          <table:table-cell office:value-type="float" office:value="1799008" calcext:value-type="float">
            <text:p>1799008</text:p>
          </table:table-cell>
          <table:table-cell office:value-type="float" office:value="1817714" calcext:value-type="float">
            <text:p>1817714</text:p>
          </table:table-cell>
          <table:table-cell office:value-type="float" office:value="1564596" calcext:value-type="float">
            <text:p>1564596</text:p>
          </table:table-cell>
          <table:table-cell office:value-type="float" office:value="1529230" calcext:value-type="float">
            <text:p>1529230</text:p>
          </table:table-cell>
          <table:table-cell office:value-type="float" office:value="1556120" calcext:value-type="float">
            <text:p>1556120</text:p>
          </table:table-cell>
          <table:table-cell office:value-type="float" office:value="2351132" calcext:value-type="float">
            <text:p>2351132</text:p>
          </table:table-cell>
          <table:table-cell office:value-type="float" office:value="1761303" calcext:value-type="float">
            <text:p>1761303</text:p>
          </table:table-cell>
          <table:table-cell office:value-type="float" office:value="1619546" calcext:value-type="float">
            <text:p>1619546</text:p>
          </table:table-cell>
          <table:table-cell office:value-type="float" office:value="1657542" calcext:value-type="float">
            <text:p>1657542</text:p>
          </table:table-cell>
          <table:table-cell office:value-type="float" office:value="1654912" calcext:value-type="float">
            <text:p>1654912</text:p>
          </table:table-cell>
          <table:table-cell table:formula="of:=MIN([.A1284:.J1284])" office:value-type="float" office:value="1529230" calcext:value-type="float">
            <text:p>1529230</text:p>
          </table:table-cell>
        </table:table-row>
        <table:table-row table:style-name="ro1">
          <table:table-cell office:value-type="float" office:value="1923521" calcext:value-type="float">
            <text:p>1923521</text:p>
          </table:table-cell>
          <table:table-cell office:value-type="float" office:value="2038389" calcext:value-type="float">
            <text:p>2038389</text:p>
          </table:table-cell>
          <table:table-cell office:value-type="float" office:value="1547352" calcext:value-type="float">
            <text:p>1547352</text:p>
          </table:table-cell>
          <table:table-cell office:value-type="float" office:value="2425957" calcext:value-type="float">
            <text:p>2425957</text:p>
          </table:table-cell>
          <table:table-cell office:value-type="float" office:value="1555244" calcext:value-type="float">
            <text:p>1555244</text:p>
          </table:table-cell>
          <table:table-cell office:value-type="float" office:value="1694955" calcext:value-type="float">
            <text:p>1694955</text:p>
          </table:table-cell>
          <table:table-cell office:value-type="float" office:value="1654620" calcext:value-type="float">
            <text:p>1654620</text:p>
          </table:table-cell>
          <table:table-cell office:value-type="float" office:value="1624222" calcext:value-type="float">
            <text:p>1624222</text:p>
          </table:table-cell>
          <table:table-cell office:value-type="float" office:value="2366915" calcext:value-type="float">
            <text:p>2366915</text:p>
          </table:table-cell>
          <table:table-cell office:value-type="float" office:value="1599671" calcext:value-type="float">
            <text:p>1599671</text:p>
          </table:table-cell>
          <table:table-cell table:formula="of:=MIN([.A1285:.J1285])" office:value-type="float" office:value="1547352" calcext:value-type="float">
            <text:p>1547352</text:p>
          </table:table-cell>
        </table:table-row>
        <table:table-row table:style-name="ro1">
          <table:table-cell office:value-type="float" office:value="1928783" calcext:value-type="float">
            <text:p>1928783</text:p>
          </table:table-cell>
          <table:table-cell office:value-type="float" office:value="1625976" calcext:value-type="float">
            <text:p>1625976</text:p>
          </table:table-cell>
          <table:table-cell office:value-type="float" office:value="1538291" calcext:value-type="float">
            <text:p>1538291</text:p>
          </table:table-cell>
          <table:table-cell office:value-type="float" office:value="1834374" calcext:value-type="float">
            <text:p>1834374</text:p>
          </table:table-cell>
          <table:table-cell office:value-type="float" office:value="2333596" calcext:value-type="float">
            <text:p>2333596</text:p>
          </table:table-cell>
          <table:table-cell office:value-type="float" office:value="1621591" calcext:value-type="float">
            <text:p>1621591</text:p>
          </table:table-cell>
          <table:table-cell office:value-type="float" office:value="1666603" calcext:value-type="float">
            <text:p>1666603</text:p>
          </table:table-cell>
          <table:table-cell office:value-type="float" office:value="1573365" calcext:value-type="float">
            <text:p>1573365</text:p>
          </table:table-cell>
          <table:table-cell office:value-type="float" office:value="1726814" calcext:value-type="float">
            <text:p>1726814</text:p>
          </table:table-cell>
          <table:table-cell office:value-type="float" office:value="1711616" calcext:value-type="float">
            <text:p>1711616</text:p>
          </table:table-cell>
          <table:table-cell table:formula="of:=MIN([.A1286:.J1286])" office:value-type="float" office:value="1538291" calcext:value-type="float">
            <text:p>1538291</text:p>
          </table:table-cell>
        </table:table-row>
        <table:table-row table:style-name="ro1">
          <table:table-cell office:value-type="float" office:value="2505458" calcext:value-type="float">
            <text:p>2505458</text:p>
          </table:table-cell>
          <table:table-cell office:value-type="float" office:value="1578918" calcext:value-type="float">
            <text:p>1578918</text:p>
          </table:table-cell>
          <table:table-cell office:value-type="float" office:value="2569469" calcext:value-type="float">
            <text:p>2569469</text:p>
          </table:table-cell>
          <table:table-cell office:value-type="float" office:value="1687355" calcext:value-type="float">
            <text:p>1687355</text:p>
          </table:table-cell>
          <table:table-cell office:value-type="float" office:value="1645851" calcext:value-type="float">
            <text:p>1645851</text:p>
          </table:table-cell>
          <table:table-cell office:value-type="float" office:value="1564011" calcext:value-type="float">
            <text:p>1564011</text:p>
          </table:table-cell>
          <table:table-cell office:value-type="float" office:value="2489967" calcext:value-type="float">
            <text:p>2489967</text:p>
          </table:table-cell>
          <table:table-cell office:value-type="float" office:value="1563720" calcext:value-type="float">
            <text:p>1563720</text:p>
          </table:table-cell>
          <table:table-cell office:value-type="float" office:value="1622469" calcext:value-type="float">
            <text:p>1622469</text:p>
          </table:table-cell>
          <table:table-cell office:value-type="float" office:value="1600547" calcext:value-type="float">
            <text:p>1600547</text:p>
          </table:table-cell>
          <table:table-cell table:formula="of:=MIN([.A1287:.J1287])" office:value-type="float" office:value="1563720" calcext:value-type="float">
            <text:p>1563720</text:p>
          </table:table-cell>
        </table:table-row>
        <table:table-row table:style-name="ro1">
          <table:table-cell office:value-type="float" office:value="1846943" calcext:value-type="float">
            <text:p>1846943</text:p>
          </table:table-cell>
          <table:table-cell office:value-type="float" office:value="1804561" calcext:value-type="float">
            <text:p>1804561</text:p>
          </table:table-cell>
          <table:table-cell office:value-type="float" office:value="1881140" calcext:value-type="float">
            <text:p>1881140</text:p>
          </table:table-cell>
          <table:table-cell office:value-type="float" office:value="1620715" calcext:value-type="float">
            <text:p>1620715</text:p>
          </table:table-cell>
          <table:table-cell office:value-type="float" office:value="1591194" calcext:value-type="float">
            <text:p>1591194</text:p>
          </table:table-cell>
          <table:table-cell office:value-type="float" office:value="1555827" calcext:value-type="float">
            <text:p>1555827</text:p>
          </table:table-cell>
          <table:table-cell office:value-type="float" office:value="1756334" calcext:value-type="float">
            <text:p>1756334</text:p>
          </table:table-cell>
          <table:table-cell office:value-type="float" office:value="2262863" calcext:value-type="float">
            <text:p>2262863</text:p>
          </table:table-cell>
          <table:table-cell office:value-type="float" office:value="1717754" calcext:value-type="float">
            <text:p>1717754</text:p>
          </table:table-cell>
          <table:table-cell office:value-type="float" office:value="2463954" calcext:value-type="float">
            <text:p>2463954</text:p>
          </table:table-cell>
          <table:table-cell table:formula="of:=MIN([.A1288:.J1288])" office:value-type="float" office:value="1555827" calcext:value-type="float">
            <text:p>1555827</text:p>
          </table:table-cell>
        </table:table-row>
        <table:table-row table:style-name="ro1">
          <table:table-cell office:value-type="float" office:value="1759257" calcext:value-type="float">
            <text:p>1759257</text:p>
          </table:table-cell>
          <table:table-cell office:value-type="float" office:value="1772995" calcext:value-type="float">
            <text:p>1772995</text:p>
          </table:table-cell>
          <table:table-cell office:value-type="float" office:value="1708108" calcext:value-type="float">
            <text:p>1708108</text:p>
          </table:table-cell>
          <table:table-cell office:value-type="float" office:value="1611070" calcext:value-type="float">
            <text:p>1611070</text:p>
          </table:table-cell>
          <table:table-cell office:value-type="float" office:value="1610778" calcext:value-type="float">
            <text:p>1610778</text:p>
          </table:table-cell>
          <table:table-cell office:value-type="float" office:value="1538583" calcext:value-type="float">
            <text:p>1538583</text:p>
          </table:table-cell>
          <table:table-cell office:value-type="float" office:value="1680633" calcext:value-type="float">
            <text:p>1680633</text:p>
          </table:table-cell>
          <table:table-cell office:value-type="float" office:value="1874710" calcext:value-type="float">
            <text:p>1874710</text:p>
          </table:table-cell>
          <table:table-cell office:value-type="float" office:value="1812161" calcext:value-type="float">
            <text:p>1812161</text:p>
          </table:table-cell>
          <table:table-cell office:value-type="float" office:value="1692617" calcext:value-type="float">
            <text:p>1692617</text:p>
          </table:table-cell>
          <table:table-cell table:formula="of:=MIN([.A1289:.J1289])" office:value-type="float" office:value="1538583" calcext:value-type="float">
            <text:p>1538583</text:p>
          </table:table-cell>
        </table:table-row>
        <table:table-row table:style-name="ro1">
          <table:table-cell office:value-type="float" office:value="1694370" calcext:value-type="float">
            <text:p>1694370</text:p>
          </table:table-cell>
          <table:table-cell office:value-type="float" office:value="2302906" calcext:value-type="float">
            <text:p>2302906</text:p>
          </table:table-cell>
          <table:table-cell office:value-type="float" office:value="1669526" calcext:value-type="float">
            <text:p>1669526</text:p>
          </table:table-cell>
          <table:table-cell office:value-type="float" office:value="1659589" calcext:value-type="float">
            <text:p>1659589</text:p>
          </table:table-cell>
          <table:table-cell office:value-type="float" office:value="1751073" calcext:value-type="float">
            <text:p>1751073</text:p>
          </table:table-cell>
          <table:table-cell office:value-type="float" office:value="2445540" calcext:value-type="float">
            <text:p>2445540</text:p>
          </table:table-cell>
          <table:table-cell office:value-type="float" office:value="1596163" calcext:value-type="float">
            <text:p>1596163</text:p>
          </table:table-cell>
          <table:table-cell office:value-type="float" office:value="1708692" calcext:value-type="float">
            <text:p>1708692</text:p>
          </table:table-cell>
          <table:table-cell office:value-type="float" office:value="2648385" calcext:value-type="float">
            <text:p>2648385</text:p>
          </table:table-cell>
          <table:table-cell office:value-type="float" office:value="1721261" calcext:value-type="float">
            <text:p>1721261</text:p>
          </table:table-cell>
          <table:table-cell table:formula="of:=MIN([.A1290:.J1290])" office:value-type="float" office:value="1596163" calcext:value-type="float">
            <text:p>1596163</text:p>
          </table:table-cell>
        </table:table-row>
        <table:table-row table:style-name="ro1">
          <table:table-cell office:value-type="float" office:value="1635329" calcext:value-type="float">
            <text:p>1635329</text:p>
          </table:table-cell>
          <table:table-cell office:value-type="float" office:value="1693201" calcext:value-type="float">
            <text:p>1693201</text:p>
          </table:table-cell>
          <table:table-cell office:value-type="float" office:value="1598209" calcext:value-type="float">
            <text:p>1598209</text:p>
          </table:table-cell>
          <table:table-cell office:value-type="float" office:value="2271631" calcext:value-type="float">
            <text:p>2271631</text:p>
          </table:table-cell>
          <table:table-cell office:value-type="float" office:value="2713564" calcext:value-type="float">
            <text:p>2713564</text:p>
          </table:table-cell>
          <table:table-cell office:value-type="float" office:value="1806608" calcext:value-type="float">
            <text:p>1806608</text:p>
          </table:table-cell>
          <table:table-cell office:value-type="float" office:value="1554366" calcext:value-type="float">
            <text:p>1554366</text:p>
          </table:table-cell>
          <table:table-cell office:value-type="float" office:value="1641759" calcext:value-type="float">
            <text:p>1641759</text:p>
          </table:table-cell>
          <table:table-cell office:value-type="float" office:value="2101522" calcext:value-type="float">
            <text:p>2101522</text:p>
          </table:table-cell>
          <table:table-cell office:value-type="float" office:value="1680340" calcext:value-type="float">
            <text:p>1680340</text:p>
          </table:table-cell>
          <table:table-cell table:formula="of:=MIN([.A1291:.J1291])" office:value-type="float" office:value="1554366" calcext:value-type="float">
            <text:p>1554366</text:p>
          </table:table-cell>
        </table:table-row>
        <table:table-row table:style-name="ro1">
          <table:table-cell office:value-type="float" office:value="1941935" calcext:value-type="float">
            <text:p>1941935</text:p>
          </table:table-cell>
          <table:table-cell office:value-type="float" office:value="1670111" calcext:value-type="float">
            <text:p>1670111</text:p>
          </table:table-cell>
          <table:table-cell office:value-type="float" office:value="2237142" calcext:value-type="float">
            <text:p>2237142</text:p>
          </table:table-cell>
          <table:table-cell office:value-type="float" office:value="1690863" calcext:value-type="float">
            <text:p>1690863</text:p>
          </table:table-cell>
          <table:table-cell office:value-type="float" office:value="1832328" calcext:value-type="float">
            <text:p>1832328</text:p>
          </table:table-cell>
          <table:table-cell office:value-type="float" office:value="1740552" calcext:value-type="float">
            <text:p>1740552</text:p>
          </table:table-cell>
          <table:table-cell office:value-type="float" office:value="1597917" calcext:value-type="float">
            <text:p>1597917</text:p>
          </table:table-cell>
          <table:table-cell office:value-type="float" office:value="1909783" calcext:value-type="float">
            <text:p>1909783</text:p>
          </table:table-cell>
          <table:table-cell office:value-type="float" office:value="1929659" calcext:value-type="float">
            <text:p>1929659</text:p>
          </table:table-cell>
          <table:table-cell office:value-type="float" office:value="1654912" calcext:value-type="float">
            <text:p>1654912</text:p>
          </table:table-cell>
          <table:table-cell table:formula="of:=MIN([.A1292:.J1292])" office:value-type="float" office:value="1597917" calcext:value-type="float">
            <text:p>1597917</text:p>
          </table:table-cell>
        </table:table-row>
        <table:table-row table:style-name="ro1">
          <table:table-cell office:value-type="float" office:value="2030790" calcext:value-type="float">
            <text:p>2030790</text:p>
          </table:table-cell>
          <table:table-cell office:value-type="float" office:value="1565765" calcext:value-type="float">
            <text:p>1565765</text:p>
          </table:table-cell>
          <table:table-cell office:value-type="float" office:value="1742013" calcext:value-type="float">
            <text:p>1742013</text:p>
          </table:table-cell>
          <table:table-cell office:value-type="float" office:value="1594117" calcext:value-type="float">
            <text:p>1594117</text:p>
          </table:table-cell>
          <table:table-cell office:value-type="float" office:value="1671864" calcext:value-type="float">
            <text:p>1671864</text:p>
          </table:table-cell>
          <table:table-cell office:value-type="float" office:value="1778548" calcext:value-type="float">
            <text:p>1778548</text:p>
          </table:table-cell>
          <table:table-cell office:value-type="float" office:value="2515396" calcext:value-type="float">
            <text:p>2515396</text:p>
          </table:table-cell>
          <table:table-cell office:value-type="float" office:value="1909784" calcext:value-type="float">
            <text:p>1909784</text:p>
          </table:table-cell>
          <table:table-cell office:value-type="float" office:value="1850742" calcext:value-type="float">
            <text:p>1850742</text:p>
          </table:table-cell>
          <table:table-cell office:value-type="float" office:value="1692909" calcext:value-type="float">
            <text:p>1692909</text:p>
          </table:table-cell>
          <table:table-cell table:formula="of:=MIN([.A1293:.J1293])" office:value-type="float" office:value="1565765" calcext:value-type="float">
            <text:p>1565765</text:p>
          </table:table-cell>
        </table:table-row>
        <table:table-row table:style-name="ro1">
          <table:table-cell office:value-type="float" office:value="1689986" calcext:value-type="float">
            <text:p>1689986</text:p>
          </table:table-cell>
          <table:table-cell office:value-type="float" office:value="1520462" calcext:value-type="float">
            <text:p>1520462</text:p>
          </table:table-cell>
          <table:table-cell office:value-type="float" office:value="1626561" calcext:value-type="float">
            <text:p>1626561</text:p>
          </table:table-cell>
          <table:table-cell office:value-type="float" office:value="1583010" calcext:value-type="float">
            <text:p>1583010</text:p>
          </table:table-cell>
          <table:table-cell office:value-type="float" office:value="1613700" calcext:value-type="float">
            <text:p>1613700</text:p>
          </table:table-cell>
          <table:table-cell office:value-type="float" office:value="1649067" calcext:value-type="float">
            <text:p>1649067</text:p>
          </table:table-cell>
          <table:table-cell office:value-type="float" office:value="1729444" calcext:value-type="float">
            <text:p>1729444</text:p>
          </table:table-cell>
          <table:table-cell office:value-type="float" office:value="2084569" calcext:value-type="float">
            <text:p>2084569</text:p>
          </table:table-cell>
          <table:table-cell office:value-type="float" office:value="1934920" calcext:value-type="float">
            <text:p>1934920</text:p>
          </table:table-cell>
          <table:table-cell office:value-type="float" office:value="2448463" calcext:value-type="float">
            <text:p>2448463</text:p>
          </table:table-cell>
          <table:table-cell table:formula="of:=MIN([.A1294:.J1294])" office:value-type="float" office:value="1520462" calcext:value-type="float">
            <text:p>1520462</text:p>
          </table:table-cell>
        </table:table-row>
        <table:table-row table:style-name="ro1">
          <table:table-cell office:value-type="float" office:value="1753704" calcext:value-type="float">
            <text:p>1753704</text:p>
          </table:table-cell>
          <table:table-cell office:value-type="float" office:value="1556412" calcext:value-type="float">
            <text:p>1556412</text:p>
          </table:table-cell>
          <table:table-cell office:value-type="float" office:value="1581256" calcext:value-type="float">
            <text:p>1581256</text:p>
          </table:table-cell>
          <table:table-cell office:value-type="float" office:value="1759550" calcext:value-type="float">
            <text:p>1759550</text:p>
          </table:table-cell>
          <table:table-cell office:value-type="float" office:value="1560504" calcext:value-type="float">
            <text:p>1560504</text:p>
          </table:table-cell>
          <table:table-cell office:value-type="float" office:value="2169332" calcext:value-type="float">
            <text:p>2169332</text:p>
          </table:table-cell>
          <table:table-cell office:value-type="float" office:value="1665142" calcext:value-type="float">
            <text:p>1665142</text:p>
          </table:table-cell>
          <table:table-cell office:value-type="float" office:value="1652866" calcext:value-type="float">
            <text:p>1652866</text:p>
          </table:table-cell>
          <table:table-cell office:value-type="float" office:value="2656861" calcext:value-type="float">
            <text:p>2656861</text:p>
          </table:table-cell>
          <table:table-cell office:value-type="float" office:value="1633868" calcext:value-type="float">
            <text:p>1633868</text:p>
          </table:table-cell>
          <table:table-cell table:formula="of:=MIN([.A1295:.J1295])" office:value-type="float" office:value="1556412" calcext:value-type="float">
            <text:p>1556412</text:p>
          </table:table-cell>
        </table:table-row>
        <table:table-row table:style-name="ro1">
          <table:table-cell office:value-type="float" office:value="1644974" calcext:value-type="float">
            <text:p>1644974</text:p>
          </table:table-cell>
          <table:table-cell office:value-type="float" office:value="2208790" calcext:value-type="float">
            <text:p>2208790</text:p>
          </table:table-cell>
          <table:table-cell office:value-type="float" office:value="1639128" calcext:value-type="float">
            <text:p>1639128</text:p>
          </table:table-cell>
          <table:table-cell office:value-type="float" office:value="2475061" calcext:value-type="float">
            <text:p>2475061</text:p>
          </table:table-cell>
          <table:table-cell office:value-type="float" office:value="1549398" calcext:value-type="float">
            <text:p>1549398</text:p>
          </table:table-cell>
          <table:table-cell office:value-type="float" office:value="1710739" calcext:value-type="float">
            <text:p>1710739</text:p>
          </table:table-cell>
          <table:table-cell office:value-type="float" office:value="1578334" calcext:value-type="float">
            <text:p>1578334</text:p>
          </table:table-cell>
          <table:table-cell office:value-type="float" office:value="1584471" calcext:value-type="float">
            <text:p>1584471</text:p>
          </table:table-cell>
          <table:table-cell office:value-type="float" office:value="1766272" calcext:value-type="float">
            <text:p>1766272</text:p>
          </table:table-cell>
          <table:table-cell office:value-type="float" office:value="1602009" calcext:value-type="float">
            <text:p>1602009</text:p>
          </table:table-cell>
          <table:table-cell table:formula="of:=MIN([.A1296:.J1296])" office:value-type="float" office:value="1549398" calcext:value-type="float">
            <text:p>1549398</text:p>
          </table:table-cell>
        </table:table-row>
        <table:table-row table:style-name="ro1">
          <table:table-cell office:value-type="float" office:value="1597040" calcext:value-type="float">
            <text:p>1597040</text:p>
          </table:table-cell>
          <table:table-cell office:value-type="float" office:value="1652866" calcext:value-type="float">
            <text:p>1652866</text:p>
          </table:table-cell>
          <table:table-cell office:value-type="float" office:value="1727106" calcext:value-type="float">
            <text:p>1727106</text:p>
          </table:table-cell>
          <table:table-cell office:value-type="float" office:value="1737921" calcext:value-type="float">
            <text:p>1737921</text:p>
          </table:table-cell>
          <table:table-cell office:value-type="float" office:value="2367793" calcext:value-type="float">
            <text:p>2367793</text:p>
          </table:table-cell>
          <table:table-cell office:value-type="float" office:value="1645267" calcext:value-type="float">
            <text:p>1645267</text:p>
          </table:table-cell>
          <table:table-cell office:value-type="float" office:value="1553489" calcext:value-type="float">
            <text:p>1553489</text:p>
          </table:table-cell>
          <table:table-cell office:value-type="float" office:value="1545305" calcext:value-type="float">
            <text:p>1545305</text:p>
          </table:table-cell>
          <table:table-cell office:value-type="float" office:value="1663973" calcext:value-type="float">
            <text:p>1663973</text:p>
          </table:table-cell>
          <table:table-cell office:value-type="float" office:value="1585933" calcext:value-type="float">
            <text:p>1585933</text:p>
          </table:table-cell>
          <table:table-cell table:formula="of:=MIN([.A1297:.J1297])" office:value-type="float" office:value="1545305" calcext:value-type="float">
            <text:p>1545305</text:p>
          </table:table-cell>
        </table:table-row>
        <table:table-row table:style-name="ro1">
          <table:table-cell office:value-type="float" office:value="2206452" calcext:value-type="float">
            <text:p>2206452</text:p>
          </table:table-cell>
          <table:table-cell office:value-type="float" office:value="1731198" calcext:value-type="float">
            <text:p>1731198</text:p>
          </table:table-cell>
          <table:table-cell office:value-type="float" office:value="2306706" calcext:value-type="float">
            <text:p>2306706</text:p>
          </table:table-cell>
          <table:table-cell office:value-type="float" office:value="1650527" calcext:value-type="float">
            <text:p>1650527</text:p>
          </table:table-cell>
          <table:table-cell office:value-type="float" office:value="1706939" calcext:value-type="float">
            <text:p>1706939</text:p>
          </table:table-cell>
          <table:table-cell office:value-type="float" office:value="1597917" calcext:value-type="float">
            <text:p>1597917</text:p>
          </table:table-cell>
          <table:table-cell office:value-type="float" office:value="2112629" calcext:value-type="float">
            <text:p>2112629</text:p>
          </table:table-cell>
          <table:table-cell office:value-type="float" office:value="1730029" calcext:value-type="float">
            <text:p>1730029</text:p>
          </table:table-cell>
          <table:table-cell office:value-type="float" office:value="1620423" calcext:value-type="float">
            <text:p>1620423</text:p>
          </table:table-cell>
          <table:table-cell office:value-type="float" office:value="1555243" calcext:value-type="float">
            <text:p>1555243</text:p>
          </table:table-cell>
          <table:table-cell table:formula="of:=MIN([.A1298:.J1298])" office:value-type="float" office:value="1555243" calcext:value-type="float">
            <text:p>1555243</text:p>
          </table:table-cell>
        </table:table-row>
        <table:table-row table:style-name="ro1">
          <table:table-cell office:value-type="float" office:value="1688524" calcext:value-type="float">
            <text:p>1688524</text:p>
          </table:table-cell>
          <table:table-cell office:value-type="float" office:value="1725352" calcext:value-type="float">
            <text:p>1725352</text:p>
          </table:table-cell>
          <table:table-cell office:value-type="float" office:value="1687063" calcext:value-type="float">
            <text:p>1687063</text:p>
          </table:table-cell>
          <table:table-cell office:value-type="float" office:value="1611362" calcext:value-type="float">
            <text:p>1611362</text:p>
          </table:table-cell>
          <table:table-cell office:value-type="float" office:value="1809823" calcext:value-type="float">
            <text:p>1809823</text:p>
          </table:table-cell>
          <table:table-cell office:value-type="float" office:value="1692325" calcext:value-type="float">
            <text:p>1692325</text:p>
          </table:table-cell>
          <table:table-cell office:value-type="float" office:value="1860680" calcext:value-type="float">
            <text:p>1860680</text:p>
          </table:table-cell>
          <table:table-cell office:value-type="float" office:value="2313720" calcext:value-type="float">
            <text:p>2313720</text:p>
          </table:table-cell>
          <table:table-cell office:value-type="float" office:value="1775625" calcext:value-type="float">
            <text:p>1775625</text:p>
          </table:table-cell>
          <table:table-cell office:value-type="float" office:value="2361947" calcext:value-type="float">
            <text:p>2361947</text:p>
          </table:table-cell>
          <table:table-cell table:formula="of:=MIN([.A1299:.J1299])" office:value-type="float" office:value="1611362" calcext:value-type="float">
            <text:p>1611362</text:p>
          </table:table-cell>
        </table:table-row>
        <table:table-row table:style-name="ro1">
          <table:table-cell office:value-type="float" office:value="1620131" calcext:value-type="float">
            <text:p>1620131</text:p>
          </table:table-cell>
          <table:table-cell office:value-type="float" office:value="1601132" calcext:value-type="float">
            <text:p>1601132</text:p>
          </table:table-cell>
          <table:table-cell office:value-type="float" office:value="1613992" calcext:value-type="float">
            <text:p>1613992</text:p>
          </table:table-cell>
          <table:table-cell office:value-type="float" office:value="1552905" calcext:value-type="float">
            <text:p>1552905</text:p>
          </table:table-cell>
          <table:table-cell office:value-type="float" office:value="1640006" calcext:value-type="float">
            <text:p>1640006</text:p>
          </table:table-cell>
          <table:table-cell office:value-type="float" office:value="1726229" calcext:value-type="float">
            <text:p>1726229</text:p>
          </table:table-cell>
          <table:table-cell office:value-type="float" office:value="1650528" calcext:value-type="float">
            <text:p>1650528</text:p>
          </table:table-cell>
          <table:table-cell office:value-type="float" office:value="1697586" calcext:value-type="float">
            <text:p>1697586</text:p>
          </table:table-cell>
          <table:table-cell office:value-type="float" office:value="2414851" calcext:value-type="float">
            <text:p>2414851</text:p>
          </table:table-cell>
          <table:table-cell office:value-type="float" office:value="1891662" calcext:value-type="float">
            <text:p>1891662</text:p>
          </table:table-cell>
          <table:table-cell table:formula="of:=MIN([.A1300:.J1300])" office:value-type="float" office:value="1552905" calcext:value-type="float">
            <text:p>1552905</text:p>
          </table:table-cell>
        </table:table-row>
        <table:table-row table:style-name="ro1">
          <table:table-cell office:value-type="float" office:value="1561089" calcext:value-type="float">
            <text:p>1561089</text:p>
          </table:table-cell>
          <table:table-cell office:value-type="float" office:value="1599670" calcext:value-type="float">
            <text:p>1599670</text:p>
          </table:table-cell>
          <table:table-cell office:value-type="float" office:value="1561674" calcext:value-type="float">
            <text:p>1561674</text:p>
          </table:table-cell>
          <table:table-cell office:value-type="float" office:value="1522215" calcext:value-type="float">
            <text:p>1522215</text:p>
          </table:table-cell>
          <table:table-cell office:value-type="float" office:value="1582718" calcext:value-type="float">
            <text:p>1582718</text:p>
          </table:table-cell>
          <table:table-cell office:value-type="float" office:value="2310798" calcext:value-type="float">
            <text:p>2310798</text:p>
          </table:table-cell>
          <table:table-cell office:value-type="float" office:value="1586518" calcext:value-type="float">
            <text:p>1586518</text:p>
          </table:table-cell>
          <table:table-cell office:value-type="float" office:value="1626853" calcext:value-type="float">
            <text:p>1626853</text:p>
          </table:table-cell>
          <table:table-cell office:value-type="float" office:value="1759550" calcext:value-type="float">
            <text:p>1759550</text:p>
          </table:table-cell>
          <table:table-cell office:value-type="float" office:value="1718338" calcext:value-type="float">
            <text:p>1718338</text:p>
          </table:table-cell>
          <table:table-cell table:formula="of:=MIN([.A1301:.J1301])" office:value-type="float" office:value="1522215" calcext:value-type="float">
            <text:p>1522215</text:p>
          </table:table-cell>
        </table:table-row>
        <table:table-row table:style-name="ro1">
          <table:table-cell office:value-type="float" office:value="1688525" calcext:value-type="float">
            <text:p>1688525</text:p>
          </table:table-cell>
          <table:table-cell office:value-type="float" office:value="2316935" calcext:value-type="float">
            <text:p>2316935</text:p>
          </table:table-cell>
          <table:table-cell office:value-type="float" office:value="1579503" calcext:value-type="float">
            <text:p>1579503</text:p>
          </table:table-cell>
          <table:table-cell office:value-type="float" office:value="2277769" calcext:value-type="float">
            <text:p>2277769</text:p>
          </table:table-cell>
          <table:table-cell office:value-type="float" office:value="1884648" calcext:value-type="float">
            <text:p>1884648</text:p>
          </table:table-cell>
          <table:table-cell office:value-type="float" office:value="1718337" calcext:value-type="float">
            <text:p>1718337</text:p>
          </table:table-cell>
          <table:table-cell office:value-type="float" office:value="1645267" calcext:value-type="float">
            <text:p>1645267</text:p>
          </table:table-cell>
          <table:table-cell office:value-type="float" office:value="1650527" calcext:value-type="float">
            <text:p>1650527</text:p>
          </table:table-cell>
          <table:table-cell office:value-type="float" office:value="1709277" calcext:value-type="float">
            <text:p>1709277</text:p>
          </table:table-cell>
          <table:table-cell office:value-type="float" office:value="1680925" calcext:value-type="float">
            <text:p>1680925</text:p>
          </table:table-cell>
          <table:table-cell table:formula="of:=MIN([.A1302:.J1302])" office:value-type="float" office:value="1579503" calcext:value-type="float">
            <text:p>1579503</text:p>
          </table:table-cell>
        </table:table-row>
        <table:table-row table:style-name="ro1">
          <table:table-cell office:value-type="float" office:value="1670695" calcext:value-type="float">
            <text:p>1670695</text:p>
          </table:table-cell>
          <table:table-cell office:value-type="float" office:value="1654912" calcext:value-type="float">
            <text:p>1654912</text:p>
          </table:table-cell>
          <table:table-cell office:value-type="float" office:value="1572488" calcext:value-type="float">
            <text:p>1572488</text:p>
          </table:table-cell>
          <table:table-cell office:value-type="float" office:value="1694078" calcext:value-type="float">
            <text:p>1694078</text:p>
          </table:table-cell>
          <table:table-cell office:value-type="float" office:value="2018221" calcext:value-type="float">
            <text:p>2018221</text:p>
          </table:table-cell>
          <table:table-cell office:value-type="float" office:value="1602886" calcext:value-type="float">
            <text:p>1602886</text:p>
          </table:table-cell>
          <table:table-cell office:value-type="float" office:value="1744936" calcext:value-type="float">
            <text:p>1744936</text:p>
          </table:table-cell>
          <table:table-cell office:value-type="float" office:value="1563427" calcext:value-type="float">
            <text:p>1563427</text:p>
          </table:table-cell>
          <table:table-cell office:value-type="float" office:value="1579795" calcext:value-type="float">
            <text:p>1579795</text:p>
          </table:table-cell>
          <table:table-cell office:value-type="float" office:value="1566935" calcext:value-type="float">
            <text:p>1566935</text:p>
          </table:table-cell>
          <table:table-cell table:formula="of:=MIN([.A1303:.J1303])" office:value-type="float" office:value="1563427" calcext:value-type="float">
            <text:p>1563427</text:p>
          </table:table-cell>
        </table:table-row>
        <table:table-row table:style-name="ro1">
          <table:table-cell office:value-type="float" office:value="2591389" calcext:value-type="float">
            <text:p>2591389</text:p>
          </table:table-cell>
          <table:table-cell office:value-type="float" office:value="1616039" calcext:value-type="float">
            <text:p>1616039</text:p>
          </table:table-cell>
          <table:table-cell office:value-type="float" office:value="2455186" calcext:value-type="float">
            <text:p>2455186</text:p>
          </table:table-cell>
          <table:table-cell office:value-type="float" office:value="1731490" calcext:value-type="float">
            <text:p>1731490</text:p>
          </table:table-cell>
          <table:table-cell office:value-type="float" office:value="1599378" calcext:value-type="float">
            <text:p>1599378</text:p>
          </table:table-cell>
          <table:table-cell office:value-type="float" office:value="1580380" calcext:value-type="float">
            <text:p>1580380</text:p>
          </table:table-cell>
          <table:table-cell office:value-type="float" office:value="2314597" calcext:value-type="float">
            <text:p>2314597</text:p>
          </table:table-cell>
          <table:table-cell office:value-type="float" office:value="1544721" calcext:value-type="float">
            <text:p>1544721</text:p>
          </table:table-cell>
          <table:table-cell office:value-type="float" office:value="1555827" calcext:value-type="float">
            <text:p>1555827</text:p>
          </table:table-cell>
          <table:table-cell office:value-type="float" office:value="1567227" calcext:value-type="float">
            <text:p>1567227</text:p>
          </table:table-cell>
          <table:table-cell table:formula="of:=MIN([.A1304:.J1304])" office:value-type="float" office:value="1544721" calcext:value-type="float">
            <text:p>1544721</text:p>
          </table:table-cell>
        </table:table-row>
        <table:table-row table:style-name="ro1">
          <table:table-cell office:value-type="float" office:value="1731198" calcext:value-type="float">
            <text:p>1731198</text:p>
          </table:table-cell>
          <table:table-cell office:value-type="float" office:value="1560212" calcext:value-type="float">
            <text:p>1560212</text:p>
          </table:table-cell>
          <table:table-cell office:value-type="float" office:value="1707523" calcext:value-type="float">
            <text:p>1707523</text:p>
          </table:table-cell>
          <table:table-cell office:value-type="float" office:value="1698170" calcext:value-type="float">
            <text:p>1698170</text:p>
          </table:table-cell>
          <table:table-cell office:value-type="float" office:value="1554659" calcext:value-type="float">
            <text:p>1554659</text:p>
          </table:table-cell>
          <table:table-cell office:value-type="float" office:value="1534491" calcext:value-type="float">
            <text:p>1534491</text:p>
          </table:table-cell>
          <table:table-cell office:value-type="float" office:value="1662804" calcext:value-type="float">
            <text:p>1662804</text:p>
          </table:table-cell>
          <table:table-cell office:value-type="float" office:value="2190669" calcext:value-type="float">
            <text:p>2190669</text:p>
          </table:table-cell>
          <table:table-cell office:value-type="float" office:value="1547351" calcext:value-type="float">
            <text:p>1547351</text:p>
          </table:table-cell>
          <table:table-cell office:value-type="float" office:value="2592852" calcext:value-type="float">
            <text:p>2592852</text:p>
          </table:table-cell>
          <table:table-cell table:formula="of:=MIN([.A1305:.J1305])" office:value-type="float" office:value="1534491" calcext:value-type="float">
            <text:p>1534491</text:p>
          </table:table-cell>
        </table:table-row>
        <table:table-row table:style-name="ro1">
          <table:table-cell office:value-type="float" office:value="1640882" calcext:value-type="float">
            <text:p>1640882</text:p>
          </table:table-cell>
          <table:table-cell office:value-type="float" office:value="1531568" calcext:value-type="float">
            <text:p>1531568</text:p>
          </table:table-cell>
          <table:table-cell office:value-type="float" office:value="1815668" calcext:value-type="float">
            <text:p>1815668</text:p>
          </table:table-cell>
          <table:table-cell office:value-type="float" office:value="1604055" calcext:value-type="float">
            <text:p>1604055</text:p>
          </table:table-cell>
          <table:table-cell office:value-type="float" office:value="1511985" calcext:value-type="float">
            <text:p>1511985</text:p>
          </table:table-cell>
          <table:table-cell office:value-type="float" office:value="1532152" calcext:value-type="float">
            <text:p>1532152</text:p>
          </table:table-cell>
          <table:table-cell office:value-type="float" office:value="1911537" calcext:value-type="float">
            <text:p>1911537</text:p>
          </table:table-cell>
          <table:table-cell office:value-type="float" office:value="1671572" calcext:value-type="float">
            <text:p>1671572</text:p>
          </table:table-cell>
          <table:table-cell office:value-type="float" office:value="2215805" calcext:value-type="float">
            <text:p>2215805</text:p>
          </table:table-cell>
          <table:table-cell office:value-type="float" office:value="1730321" calcext:value-type="float">
            <text:p>1730321</text:p>
          </table:table-cell>
          <table:table-cell table:formula="of:=MIN([.A1306:.J1306])" office:value-type="float" office:value="1511985" calcext:value-type="float">
            <text:p>1511985</text:p>
          </table:table-cell>
        </table:table-row>
        <table:table-row table:style-name="ro1">
          <table:table-cell office:value-type="float" office:value="1592070" calcext:value-type="float">
            <text:p>1592070</text:p>
          </table:table-cell>
          <table:table-cell office:value-type="float" office:value="1677710" calcext:value-type="float">
            <text:p>1677710</text:p>
          </table:table-cell>
          <table:table-cell office:value-type="float" office:value="1690863" calcext:value-type="float">
            <text:p>1690863</text:p>
          </table:table-cell>
          <table:table-cell office:value-type="float" office:value="1580672" calcext:value-type="float">
            <text:p>1580672</text:p>
          </table:table-cell>
          <table:table-cell office:value-type="float" office:value="1537706" calcext:value-type="float">
            <text:p>1537706</text:p>
          </table:table-cell>
          <table:table-cell office:value-type="float" office:value="2301736" calcext:value-type="float">
            <text:p>2301736</text:p>
          </table:table-cell>
          <table:table-cell office:value-type="float" office:value="1646728" calcext:value-type="float">
            <text:p>1646728</text:p>
          </table:table-cell>
          <table:table-cell office:value-type="float" office:value="1671865" calcext:value-type="float">
            <text:p>1671865</text:p>
          </table:table-cell>
          <table:table-cell office:value-type="float" office:value="1651696" calcext:value-type="float">
            <text:p>1651696</text:p>
          </table:table-cell>
          <table:table-cell office:value-type="float" office:value="1635329" calcext:value-type="float">
            <text:p>1635329</text:p>
          </table:table-cell>
          <table:table-cell table:formula="of:=MIN([.A1307:.J1307])" office:value-type="float" office:value="1537706" calcext:value-type="float">
            <text:p>1537706</text:p>
          </table:table-cell>
        </table:table-row>
        <table:table-row table:style-name="ro1">
          <table:table-cell office:value-type="float" office:value="1553197" calcext:value-type="float">
            <text:p>1553197</text:p>
          </table:table-cell>
          <table:table-cell office:value-type="float" office:value="2687843" calcext:value-type="float">
            <text:p>2687843</text:p>
          </table:table-cell>
          <table:table-cell office:value-type="float" office:value="1628314" calcext:value-type="float">
            <text:p>1628314</text:p>
          </table:table-cell>
          <table:table-cell office:value-type="float" office:value="2359024" calcext:value-type="float">
            <text:p>2359024</text:p>
          </table:table-cell>
          <table:table-cell office:value-type="float" office:value="1881432" calcext:value-type="float">
            <text:p>1881432</text:p>
          </table:table-cell>
          <table:table-cell office:value-type="float" office:value="1684725" calcext:value-type="float">
            <text:p>1684725</text:p>
          </table:table-cell>
          <table:table-cell office:value-type="float" office:value="1621300" calcext:value-type="float">
            <text:p>1621300</text:p>
          </table:table-cell>
          <table:table-cell office:value-type="float" office:value="1726814" calcext:value-type="float">
            <text:p>1726814</text:p>
          </table:table-cell>
          <table:table-cell office:value-type="float" office:value="1651405" calcext:value-type="float">
            <text:p>1651405</text:p>
          </table:table-cell>
          <table:table-cell office:value-type="float" office:value="1600548" calcext:value-type="float">
            <text:p>1600548</text:p>
          </table:table-cell>
          <table:table-cell table:formula="of:=MIN([.A1308:.J1308])" office:value-type="float" office:value="1553197" calcext:value-type="float">
            <text:p>1553197</text:p>
          </table:table-cell>
        </table:table-row>
        <table:table-row table:style-name="ro1">
          <table:table-cell office:value-type="float" office:value="1790824" calcext:value-type="float">
            <text:p>1790824</text:p>
          </table:table-cell>
          <table:table-cell office:value-type="float" office:value="1763934" calcext:value-type="float">
            <text:p>1763934</text:p>
          </table:table-cell>
          <table:table-cell office:value-type="float" office:value="2246787" calcext:value-type="float">
            <text:p>2246787</text:p>
          </table:table-cell>
          <table:table-cell office:value-type="float" office:value="1661343" calcext:value-type="float">
            <text:p>1661343</text:p>
          </table:table-cell>
          <table:table-cell office:value-type="float" office:value="2439402" calcext:value-type="float">
            <text:p>2439402</text:p>
          </table:table-cell>
          <table:table-cell office:value-type="float" office:value="1822683" calcext:value-type="float">
            <text:p>1822683</text:p>
          </table:table-cell>
          <table:table-cell office:value-type="float" office:value="1586225" calcext:value-type="float">
            <text:p>1586225</text:p>
          </table:table-cell>
          <table:table-cell office:value-type="float" office:value="1639713" calcext:value-type="float">
            <text:p>1639713</text:p>
          </table:table-cell>
          <table:table-cell office:value-type="float" office:value="1779717" calcext:value-type="float">
            <text:p>1779717</text:p>
          </table:table-cell>
          <table:table-cell office:value-type="float" office:value="1754873" calcext:value-type="float">
            <text:p>1754873</text:p>
          </table:table-cell>
          <table:table-cell table:formula="of:=MIN([.A1309:.J1309])" office:value-type="float" office:value="1586225" calcext:value-type="float">
            <text:p>1586225</text:p>
          </table:table-cell>
        </table:table-row>
        <table:table-row table:style-name="ro1">
          <table:table-cell office:value-type="float" office:value="2007991" calcext:value-type="float">
            <text:p>2007991</text:p>
          </table:table-cell>
          <table:table-cell office:value-type="float" office:value="1656666" calcext:value-type="float">
            <text:p>1656666</text:p>
          </table:table-cell>
          <table:table-cell office:value-type="float" office:value="1670111" calcext:value-type="float">
            <text:p>1670111</text:p>
          </table:table-cell>
          <table:table-cell office:value-type="float" office:value="1637959" calcext:value-type="float">
            <text:p>1637959</text:p>
          </table:table-cell>
          <table:table-cell office:value-type="float" office:value="1787317" calcext:value-type="float">
            <text:p>1787317</text:p>
          </table:table-cell>
          <table:table-cell office:value-type="float" office:value="1682386" calcext:value-type="float">
            <text:p>1682386</text:p>
          </table:table-cell>
          <table:table-cell office:value-type="float" office:value="2352301" calcext:value-type="float">
            <text:p>2352301</text:p>
          </table:table-cell>
          <table:table-cell office:value-type="float" office:value="1578626" calcext:value-type="float">
            <text:p>1578626</text:p>
          </table:table-cell>
          <table:table-cell office:value-type="float" office:value="1685017" calcext:value-type="float">
            <text:p>1685017</text:p>
          </table:table-cell>
          <table:table-cell office:value-type="float" office:value="2390883" calcext:value-type="float">
            <text:p>2390883</text:p>
          </table:table-cell>
          <table:table-cell table:formula="of:=MIN([.A1310:.J1310])" office:value-type="float" office:value="1578626" calcext:value-type="float">
            <text:p>1578626</text:p>
          </table:table-cell>
        </table:table-row>
        <table:table-row table:style-name="ro1">
          <table:table-cell office:value-type="float" office:value="1627438" calcext:value-type="float">
            <text:p>1627438</text:p>
          </table:table-cell>
          <table:table-cell office:value-type="float" office:value="1601716" calcext:value-type="float">
            <text:p>1601716</text:p>
          </table:table-cell>
          <table:table-cell office:value-type="float" office:value="1635621" calcext:value-type="float">
            <text:p>1635621</text:p>
          </table:table-cell>
          <table:table-cell office:value-type="float" office:value="1564011" calcext:value-type="float">
            <text:p>1564011</text:p>
          </table:table-cell>
          <table:table-cell office:value-type="float" office:value="1682387" calcext:value-type="float">
            <text:p>1682387</text:p>
          </table:table-cell>
          <table:table-cell office:value-type="float" office:value="1772410" calcext:value-type="float">
            <text:p>1772410</text:p>
          </table:table-cell>
          <table:table-cell office:value-type="float" office:value="1700216" calcext:value-type="float">
            <text:p>1700216</text:p>
          </table:table-cell>
          <table:table-cell office:value-type="float" office:value="2446125" calcext:value-type="float">
            <text:p>2446125</text:p>
          </table:table-cell>
          <table:table-cell office:value-type="float" office:value="1966487" calcext:value-type="float">
            <text:p>1966487</text:p>
          </table:table-cell>
          <table:table-cell office:value-type="float" office:value="1726230" calcext:value-type="float">
            <text:p>1726230</text:p>
          </table:table-cell>
          <table:table-cell table:formula="of:=MIN([.A1311:.J1311])" office:value-type="float" office:value="1564011" calcext:value-type="float">
            <text:p>1564011</text:p>
          </table:table-cell>
        </table:table-row>
        <table:table-row table:style-name="ro1">
          <table:table-cell office:value-type="float" office:value="1674203" calcext:value-type="float">
            <text:p>1674203</text:p>
          </table:table-cell>
          <table:table-cell office:value-type="float" office:value="1620422" calcext:value-type="float">
            <text:p>1620422</text:p>
          </table:table-cell>
          <table:table-cell office:value-type="float" office:value="1637375" calcext:value-type="float">
            <text:p>1637375</text:p>
          </table:table-cell>
          <table:table-cell office:value-type="float" office:value="1599671" calcext:value-type="float">
            <text:p>1599671</text:p>
          </table:table-cell>
          <table:table-cell office:value-type="float" office:value="1656665" calcext:value-type="float">
            <text:p>1656665</text:p>
          </table:table-cell>
          <table:table-cell office:value-type="float" office:value="2287122" calcext:value-type="float">
            <text:p>2287122</text:p>
          </table:table-cell>
          <table:table-cell office:value-type="float" office:value="1802808" calcext:value-type="float">
            <text:p>1802808</text:p>
          </table:table-cell>
          <table:table-cell office:value-type="float" office:value="1915044" calcext:value-type="float">
            <text:p>1915044</text:p>
          </table:table-cell>
          <table:table-cell office:value-type="float" office:value="2180731" calcext:value-type="float">
            <text:p>2180731</text:p>
          </table:table-cell>
          <table:table-cell office:value-type="float" office:value="1701093" calcext:value-type="float">
            <text:p>1701093</text:p>
          </table:table-cell>
          <table:table-cell table:formula="of:=MIN([.A1312:.J1312])" office:value-type="float" office:value="1599671" calcext:value-type="float">
            <text:p>1599671</text:p>
          </table:table-cell>
        </table:table-row>
        <table:table-row table:style-name="ro1">
          <table:table-cell office:value-type="float" office:value="1589732" calcext:value-type="float">
            <text:p>1589732</text:p>
          </table:table-cell>
          <table:table-cell office:value-type="float" office:value="2244157" calcext:value-type="float">
            <text:p>2244157</text:p>
          </table:table-cell>
          <table:table-cell office:value-type="float" office:value="1530106" calcext:value-type="float">
            <text:p>1530106</text:p>
          </table:table-cell>
          <table:table-cell office:value-type="float" office:value="1819175" calcext:value-type="float">
            <text:p>1819175</text:p>
          </table:table-cell>
          <table:table-cell office:value-type="float" office:value="1569272" calcext:value-type="float">
            <text:p>1569272</text:p>
          </table:table-cell>
          <table:table-cell office:value-type="float" office:value="1705185" calcext:value-type="float">
            <text:p>1705185</text:p>
          </table:table-cell>
          <table:table-cell office:value-type="float" office:value="1637959" calcext:value-type="float">
            <text:p>1637959</text:p>
          </table:table-cell>
          <table:table-cell office:value-type="float" office:value="1840805" calcext:value-type="float">
            <text:p>1840805</text:p>
          </table:table-cell>
          <table:table-cell office:value-type="float" office:value="1837297" calcext:value-type="float">
            <text:p>1837297</text:p>
          </table:table-cell>
          <table:table-cell office:value-type="float" office:value="1586226" calcext:value-type="float">
            <text:p>1586226</text:p>
          </table:table-cell>
          <table:table-cell table:formula="of:=MIN([.A1313:.J1313])" office:value-type="float" office:value="1530106" calcext:value-type="float">
            <text:p>1530106</text:p>
          </table:table-cell>
        </table:table-row>
        <table:table-row table:style-name="ro1">
          <table:table-cell office:value-type="float" office:value="1746982" calcext:value-type="float">
            <text:p>1746982</text:p>
          </table:table-cell>
          <table:table-cell office:value-type="float" office:value="1654035" calcext:value-type="float">
            <text:p>1654035</text:p>
          </table:table-cell>
          <table:table-cell office:value-type="float" office:value="1524845" calcext:value-type="float">
            <text:p>1524845</text:p>
          </table:table-cell>
          <table:table-cell office:value-type="float" office:value="2644586" calcext:value-type="float">
            <text:p>2644586</text:p>
          </table:table-cell>
          <table:table-cell office:value-type="float" office:value="2200313" calcext:value-type="float">
            <text:p>2200313</text:p>
          </table:table-cell>
          <table:table-cell office:value-type="float" office:value="1631822" calcext:value-type="float">
            <text:p>1631822</text:p>
          </table:table-cell>
          <table:table-cell office:value-type="float" office:value="1562843" calcext:value-type="float">
            <text:p>1562843</text:p>
          </table:table-cell>
          <table:table-cell office:value-type="float" office:value="1805439" calcext:value-type="float">
            <text:p>1805439</text:p>
          </table:table-cell>
          <table:table-cell office:value-type="float" office:value="1646436" calcext:value-type="float">
            <text:p>1646436</text:p>
          </table:table-cell>
          <table:table-cell office:value-type="float" office:value="1540045" calcext:value-type="float">
            <text:p>1540045</text:p>
          </table:table-cell>
          <table:table-cell table:formula="of:=MIN([.A1314:.J1314])" office:value-type="float" office:value="1524845" calcext:value-type="float">
            <text:p>1524845</text:p>
          </table:table-cell>
        </table:table-row>
        <table:table-row table:style-name="ro1">
          <table:table-cell office:value-type="float" office:value="2303198" calcext:value-type="float">
            <text:p>2303198</text:p>
          </table:table-cell>
          <table:table-cell office:value-type="float" office:value="1595286" calcext:value-type="float">
            <text:p>1595286</text:p>
          </table:table-cell>
          <table:table-cell office:value-type="float" office:value="2342656" calcext:value-type="float">
            <text:p>2342656</text:p>
          </table:table-cell>
          <table:table-cell office:value-type="float" office:value="1735875" calcext:value-type="float">
            <text:p>1735875</text:p>
          </table:table-cell>
          <table:table-cell office:value-type="float" office:value="1641467" calcext:value-type="float">
            <text:p>1641467</text:p>
          </table:table-cell>
          <table:table-cell office:value-type="float" office:value="1606393" calcext:value-type="float">
            <text:p>1606393</text:p>
          </table:table-cell>
          <table:table-cell office:value-type="float" office:value="2196222" calcext:value-type="float">
            <text:p>2196222</text:p>
          </table:table-cell>
          <table:table-cell office:value-type="float" office:value="1749028" calcext:value-type="float">
            <text:p>1749028</text:p>
          </table:table-cell>
          <table:table-cell office:value-type="float" office:value="1604347" calcext:value-type="float">
            <text:p>1604347</text:p>
          </table:table-cell>
          <table:table-cell office:value-type="float" office:value="1558166" calcext:value-type="float">
            <text:p>1558166</text:p>
          </table:table-cell>
          <table:table-cell table:formula="of:=MIN([.A1315:.J1315])" office:value-type="float" office:value="1558166" calcext:value-type="float">
            <text:p>1558166</text:p>
          </table:table-cell>
        </table:table-row>
        <table:table-row table:style-name="ro1">
          <table:table-cell office:value-type="float" office:value="1704016" calcext:value-type="float">
            <text:p>1704016</text:p>
          </table:table-cell>
          <table:table-cell office:value-type="float" office:value="1541798" calcext:value-type="float">
            <text:p>1541798</text:p>
          </table:table-cell>
          <table:table-cell office:value-type="float" office:value="1815669" calcext:value-type="float">
            <text:p>1815669</text:p>
          </table:table-cell>
          <table:table-cell office:value-type="float" office:value="1637960" calcext:value-type="float">
            <text:p>1637960</text:p>
          </table:table-cell>
          <table:table-cell office:value-type="float" office:value="1590025" calcext:value-type="float">
            <text:p>1590025</text:p>
          </table:table-cell>
          <table:table-cell office:value-type="float" office:value="1561088" calcext:value-type="float">
            <text:p>1561088</text:p>
          </table:table-cell>
          <table:table-cell office:value-type="float" office:value="1665142" calcext:value-type="float">
            <text:p>1665142</text:p>
          </table:table-cell>
          <table:table-cell office:value-type="float" office:value="2770268" calcext:value-type="float">
            <text:p>2770268</text:p>
          </table:table-cell>
          <table:table-cell office:value-type="float" office:value="1555535" calcext:value-type="float">
            <text:p>1555535</text:p>
          </table:table-cell>
          <table:table-cell office:value-type="float" office:value="2518904" calcext:value-type="float">
            <text:p>2518904</text:p>
          </table:table-cell>
          <table:table-cell table:formula="of:=MIN([.A1316:.J1316])" office:value-type="float" office:value="1541798" calcext:value-type="float">
            <text:p>1541798</text:p>
          </table:table-cell>
        </table:table-row>
        <table:table-row table:style-name="ro1">
          <table:table-cell office:value-type="float" office:value="1631237" calcext:value-type="float">
            <text:p>1631237</text:p>
          </table:table-cell>
          <table:table-cell office:value-type="float" office:value="1684433" calcext:value-type="float">
            <text:p>1684433</text:p>
          </table:table-cell>
          <table:table-cell office:value-type="float" office:value="1675372" calcext:value-type="float">
            <text:p>1675372</text:p>
          </table:table-cell>
          <table:table-cell office:value-type="float" office:value="1586226" calcext:value-type="float">
            <text:p>1586226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1541798" calcext:value-type="float">
            <text:p>1541798</text:p>
          </table:table-cell>
          <table:table-cell office:value-type="float" office:value="1614869" calcext:value-type="float">
            <text:p>1614869</text:p>
          </table:table-cell>
          <table:table-cell office:value-type="float" office:value="2439402" calcext:value-type="float">
            <text:p>2439402</text:p>
          </table:table-cell>
          <table:table-cell office:value-type="float" office:value="2380945" calcext:value-type="float">
            <text:p>2380945</text:p>
          </table:table-cell>
          <table:table-cell office:value-type="float" office:value="1707231" calcext:value-type="float">
            <text:p>1707231</text:p>
          </table:table-cell>
          <table:table-cell table:formula="of:=MIN([.A1317:.J1317])" office:value-type="float" office:value="1541798" calcext:value-type="float">
            <text:p>1541798</text:p>
          </table:table-cell>
        </table:table-row>
        <table:table-row table:style-name="ro1">
          <table:table-cell office:value-type="float" office:value="1579210" calcext:value-type="float">
            <text:p>1579210</text:p>
          </table:table-cell>
          <table:table-cell office:value-type="float" office:value="1699340" calcext:value-type="float">
            <text:p>1699340</text:p>
          </table:table-cell>
          <table:table-cell office:value-type="float" office:value="1610777" calcext:value-type="float">
            <text:p>1610777</text:p>
          </table:table-cell>
          <table:table-cell office:value-type="float" office:value="1565765" calcext:value-type="float">
            <text:p>1565765</text:p>
          </table:table-cell>
          <table:table-cell office:value-type="float" office:value="1768318" calcext:value-type="float">
            <text:p>1768318</text:p>
          </table:table-cell>
          <table:table-cell office:value-type="float" office:value="2572684" calcext:value-type="float">
            <text:p>2572684</text:p>
          </table:table-cell>
          <table:table-cell office:value-type="float" office:value="1581256" calcext:value-type="float">
            <text:p>1581256</text:p>
          </table:table-cell>
          <table:table-cell office:value-type="float" office:value="1804269" calcext:value-type="float">
            <text:p>1804269</text:p>
          </table:table-cell>
          <table:table-cell office:value-type="float" office:value="1826775" calcext:value-type="float">
            <text:p>1826775</text:p>
          </table:table-cell>
          <table:table-cell office:value-type="float" office:value="1758088" calcext:value-type="float">
            <text:p>1758088</text:p>
          </table:table-cell>
          <table:table-cell table:formula="of:=MIN([.A1318:.J1318])" office:value-type="float" office:value="1565765" calcext:value-type="float">
            <text:p>1565765</text:p>
          </table:table-cell>
        </table:table-row>
        <table:table-row table:style-name="ro1">
          <table:table-cell office:value-type="float" office:value="1560212" calcext:value-type="float">
            <text:p>1560212</text:p>
          </table:table-cell>
          <table:table-cell office:value-type="float" office:value="2256140" calcext:value-type="float">
            <text:p>2256140</text:p>
          </table:table-cell>
          <table:table-cell office:value-type="float" office:value="1566057" calcext:value-type="float">
            <text:p>1566057</text:p>
          </table:table-cell>
          <table:table-cell office:value-type="float" office:value="2366039" calcext:value-type="float">
            <text:p>2366039</text:p>
          </table:table-cell>
          <table:table-cell office:value-type="float" office:value="2320443" calcext:value-type="float">
            <text:p>2320443</text:p>
          </table:table-cell>
          <table:table-cell office:value-type="float" office:value="1799885" calcext:value-type="float">
            <text:p>1799885</text:p>
          </table:table-cell>
          <table:table-cell office:value-type="float" office:value="1564012" calcext:value-type="float">
            <text:p>1564012</text:p>
          </table:table-cell>
          <table:table-cell office:value-type="float" office:value="1719214" calcext:value-type="float">
            <text:p>1719214</text:p>
          </table:table-cell>
          <table:table-cell office:value-type="float" office:value="1728276" calcext:value-type="float">
            <text:p>1728276</text:p>
          </table:table-cell>
          <table:table-cell office:value-type="float" office:value="1708692" calcext:value-type="float">
            <text:p>1708692</text:p>
          </table:table-cell>
          <table:table-cell table:formula="of:=MIN([.A1319:.J1319])" office:value-type="float" office:value="1560212" calcext:value-type="float">
            <text:p>1560212</text:p>
          </table:table-cell>
        </table:table-row>
        <table:table-row table:style-name="ro1">
          <table:table-cell office:value-type="float" office:value="1533030" calcext:value-type="float">
            <text:p>1533030</text:p>
          </table:table-cell>
          <table:table-cell office:value-type="float" office:value="1669527" calcext:value-type="float">
            <text:p>1669527</text:p>
          </table:table-cell>
          <table:table-cell office:value-type="float" office:value="1541505" calcext:value-type="float">
            <text:p>1541505</text:p>
          </table:table-cell>
          <table:table-cell office:value-type="float" office:value="1680633" calcext:value-type="float">
            <text:p>1680633</text:p>
          </table:table-cell>
          <table:table-cell office:value-type="float" office:value="1701969" calcext:value-type="float">
            <text:p>1701969</text:p>
          </table:table-cell>
          <table:table-cell office:value-type="float" office:value="1692032" calcext:value-type="float">
            <text:p>1692032</text:p>
          </table:table-cell>
          <table:table-cell office:value-type="float" office:value="1544429" calcext:value-type="float">
            <text:p>1544429</text:p>
          </table:table-cell>
          <table:table-cell office:value-type="float" office:value="1664265" calcext:value-type="float">
            <text:p>1664265</text:p>
          </table:table-cell>
          <table:table-cell office:value-type="float" office:value="1686187" calcext:value-type="float">
            <text:p>1686187</text:p>
          </table:table-cell>
          <table:table-cell office:value-type="float" office:value="1620715" calcext:value-type="float">
            <text:p>1620715</text:p>
          </table:table-cell>
          <table:table-cell table:formula="of:=MIN([.A1320:.J1320])" office:value-type="float" office:value="1533030" calcext:value-type="float">
            <text:p>1533030</text:p>
          </table:table-cell>
        </table:table-row>
        <table:table-row table:style-name="ro1">
          <table:table-cell office:value-type="float" office:value="2150626" calcext:value-type="float">
            <text:p>2150626</text:p>
          </table:table-cell>
          <table:table-cell office:value-type="float" office:value="1620422" calcext:value-type="float">
            <text:p>1620422</text:p>
          </table:table-cell>
          <table:table-cell office:value-type="float" office:value="2285076" calcext:value-type="float">
            <text:p>2285076</text:p>
          </table:table-cell>
          <table:table-cell office:value-type="float" office:value="1605224" calcext:value-type="float">
            <text:p>1605224</text:p>
          </table:table-cell>
          <table:table-cell office:value-type="float" office:value="1623930" calcext:value-type="float">
            <text:p>1623930</text:p>
          </table:table-cell>
          <table:table-cell office:value-type="float" office:value="1608439" calcext:value-type="float">
            <text:p>1608439</text:p>
          </table:table-cell>
          <table:table-cell office:value-type="float" office:value="2436479" calcext:value-type="float">
            <text:p>2436479</text:p>
          </table:table-cell>
          <table:table-cell office:value-type="float" office:value="2229543" calcext:value-type="float">
            <text:p>2229543</text:p>
          </table:table-cell>
          <table:table-cell office:value-type="float" office:value="1617792" calcext:value-type="float">
            <text:p>1617792</text:p>
          </table:table-cell>
          <table:table-cell office:value-type="float" office:value="1592363" calcext:value-type="float">
            <text:p>1592363</text:p>
          </table:table-cell>
          <table:table-cell table:formula="of:=MIN([.A1321:.J1321])" office:value-type="float" office:value="1592363" calcext:value-type="float">
            <text:p>1592363</text:p>
          </table:table-cell>
        </table:table-row>
        <table:table-row table:style-name="ro1">
          <table:table-cell office:value-type="float" office:value="1898385" calcext:value-type="float">
            <text:p>1898385</text:p>
          </table:table-cell>
          <table:table-cell office:value-type="float" office:value="1607270" calcext:value-type="float">
            <text:p>1607270</text:p>
          </table:table-cell>
          <table:table-cell office:value-type="float" office:value="1771534" calcext:value-type="float">
            <text:p>1771534</text:p>
          </table:table-cell>
          <table:table-cell office:value-type="float" office:value="1616915" calcext:value-type="float">
            <text:p>1616915</text:p>
          </table:table-cell>
          <table:table-cell office:value-type="float" office:value="1626560" calcext:value-type="float">
            <text:p>1626560</text:p>
          </table:table-cell>
          <table:table-cell office:value-type="float" office:value="1620422" calcext:value-type="float">
            <text:p>1620422</text:p>
          </table:table-cell>
          <table:table-cell office:value-type="float" office:value="1929074" calcext:value-type="float">
            <text:p>1929074</text:p>
          </table:table-cell>
          <table:table-cell office:value-type="float" office:value="1709569" calcext:value-type="float">
            <text:p>1709569</text:p>
          </table:table-cell>
          <table:table-cell office:value-type="float" office:value="1941935" calcext:value-type="float">
            <text:p>1941935</text:p>
          </table:table-cell>
          <table:table-cell office:value-type="float" office:value="2581160" calcext:value-type="float">
            <text:p>2581160</text:p>
          </table:table-cell>
          <table:table-cell table:formula="of:=MIN([.A1322:.J1322])" office:value-type="float" office:value="1607270" calcext:value-type="float">
            <text:p>1607270</text:p>
          </table:table-cell>
        </table:table-row>
        <table:table-row table:style-name="ro1">
          <table:table-cell office:value-type="float" office:value="1858342" calcext:value-type="float">
            <text:p>1858342</text:p>
          </table:table-cell>
          <table:table-cell office:value-type="float" office:value="1527184" calcext:value-type="float">
            <text:p>1527184</text:p>
          </table:table-cell>
          <table:table-cell office:value-type="float" office:value="1634452" calcext:value-type="float">
            <text:p>1634452</text:p>
          </table:table-cell>
          <table:table-cell office:value-type="float" office:value="1741428" calcext:value-type="float">
            <text:p>1741428</text:p>
          </table:table-cell>
          <table:table-cell office:value-type="float" office:value="1529814" calcext:value-type="float">
            <text:p>1529814</text:p>
          </table:table-cell>
          <table:table-cell office:value-type="float" office:value="2233634" calcext:value-type="float">
            <text:p>2233634</text:p>
          </table:table-cell>
          <table:table-cell office:value-type="float" office:value="1692032" calcext:value-type="float">
            <text:p>1692032</text:p>
          </table:table-cell>
          <table:table-cell office:value-type="float" office:value="1620130" calcext:value-type="float">
            <text:p>1620130</text:p>
          </table:table-cell>
          <table:table-cell office:value-type="float" office:value="2057094" calcext:value-type="float">
            <text:p>2057094</text:p>
          </table:table-cell>
          <table:table-cell office:value-type="float" office:value="1787609" calcext:value-type="float">
            <text:p>1787609</text:p>
          </table:table-cell>
          <table:table-cell table:formula="of:=MIN([.A1323:.J1323])" office:value-type="float" office:value="1527184" calcext:value-type="float">
            <text:p>1527184</text:p>
          </table:table-cell>
        </table:table-row>
        <table:table-row table:style-name="ro1">
          <table:table-cell office:value-type="float" office:value="1678587" calcext:value-type="float">
            <text:p>1678587</text:p>
          </table:table-cell>
          <table:table-cell office:value-type="float" office:value="1539460" calcext:value-type="float">
            <text:p>1539460</text:p>
          </table:table-cell>
          <table:table-cell office:value-type="float" office:value="1836712" calcext:value-type="float">
            <text:p>1836712</text:p>
          </table:table-cell>
          <table:table-cell office:value-type="float" office:value="1917091" calcext:value-type="float">
            <text:p>1917091</text:p>
          </table:table-cell>
          <table:table-cell office:value-type="float" office:value="1542383" calcext:value-type="float">
            <text:p>1542383</text:p>
          </table:table-cell>
          <table:table-cell office:value-type="float" office:value="1678295" calcext:value-type="float">
            <text:p>1678295</text:p>
          </table:table-cell>
          <table:table-cell office:value-type="float" office:value="1848111" calcext:value-type="float">
            <text:p>1848111</text:p>
          </table:table-cell>
          <table:table-cell office:value-type="float" office:value="1543552" calcext:value-type="float">
            <text:p>1543552</text:p>
          </table:table-cell>
          <table:table-cell office:value-type="float" office:value="1652282" calcext:value-type="float">
            <text:p>1652282</text:p>
          </table:table-cell>
          <table:table-cell office:value-type="float" office:value="1643221" calcext:value-type="float">
            <text:p>1643221</text:p>
          </table:table-cell>
          <table:table-cell table:formula="of:=MIN([.A1324:.J1324])" office:value-type="float" office:value="1539460" calcext:value-type="float">
            <text:p>1539460</text:p>
          </table:table-cell>
        </table:table-row>
        <table:table-row table:style-name="ro1">
          <table:table-cell office:value-type="float" office:value="1615453" calcext:value-type="float">
            <text:p>1615453</text:p>
          </table:table-cell>
          <table:table-cell office:value-type="float" office:value="2182485" calcext:value-type="float">
            <text:p>2182485</text:p>
          </table:table-cell>
          <table:table-cell office:value-type="float" office:value="1894292" calcext:value-type="float">
            <text:p>1894292</text:p>
          </table:table-cell>
          <table:table-cell office:value-type="float" office:value="2034296" calcext:value-type="float">
            <text:p>2034296</text:p>
          </table:table-cell>
          <table:table-cell office:value-type="float" office:value="2192422" calcext:value-type="float">
            <text:p>2192422</text:p>
          </table:table-cell>
          <table:table-cell office:value-type="float" office:value="1620423" calcext:value-type="float">
            <text:p>1620423</text:p>
          </table:table-cell>
          <table:table-cell office:value-type="float" office:value="1784393" calcext:value-type="float">
            <text:p>1784393</text:p>
          </table:table-cell>
          <table:table-cell office:value-type="float" office:value="1668065" calcext:value-type="float">
            <text:p>1668065</text:p>
          </table:table-cell>
          <table:table-cell office:value-type="float" office:value="1679171" calcext:value-type="float">
            <text:p>1679171</text:p>
          </table:table-cell>
          <table:table-cell office:value-type="float" office:value="1579211" calcext:value-type="float">
            <text:p>1579211</text:p>
          </table:table-cell>
          <table:table-cell table:formula="of:=MIN([.A1325:.J1325])" office:value-type="float" office:value="1579211" calcext:value-type="float">
            <text:p>1579211</text:p>
          </table:table-cell>
        </table:table-row>
        <table:table-row table:style-name="ro1">
          <table:table-cell office:value-type="float" office:value="1613700" calcext:value-type="float">
            <text:p>1613700</text:p>
          </table:table-cell>
          <table:table-cell office:value-type="float" office:value="1882309" calcext:value-type="float">
            <text:p>1882309</text:p>
          </table:table-cell>
          <table:table-cell office:value-type="float" office:value="2457232" calcext:value-type="float">
            <text:p>2457232</text:p>
          </table:table-cell>
          <table:table-cell office:value-type="float" office:value="1629483" calcext:value-type="float">
            <text:p>1629483</text:p>
          </table:table-cell>
          <table:table-cell office:value-type="float" office:value="1692032" calcext:value-type="float">
            <text:p>1692032</text:p>
          </table:table-cell>
          <table:table-cell office:value-type="float" office:value="1579795" calcext:value-type="float">
            <text:p>1579795</text:p>
          </table:table-cell>
          <table:table-cell office:value-type="float" office:value="2341195" calcext:value-type="float">
            <text:p>2341195</text:p>
          </table:table-cell>
          <table:table-cell office:value-type="float" office:value="1726814" calcext:value-type="float">
            <text:p>1726814</text:p>
          </table:table-cell>
          <table:table-cell office:value-type="float" office:value="1597916" calcext:value-type="float">
            <text:p>1597916</text:p>
          </table:table-cell>
          <table:table-cell office:value-type="float" office:value="1578626" calcext:value-type="float">
            <text:p>1578626</text:p>
          </table:table-cell>
          <table:table-cell table:formula="of:=MIN([.A1326:.J1326])" office:value-type="float" office:value="1578626" calcext:value-type="float">
            <text:p>1578626</text:p>
          </table:table-cell>
        </table:table-row>
        <table:table-row table:style-name="ro1">
          <table:table-cell office:value-type="float" office:value="2265493" calcext:value-type="float">
            <text:p>2265493</text:p>
          </table:table-cell>
          <table:table-cell office:value-type="float" office:value="1720968" calcext:value-type="float">
            <text:p>1720968</text:p>
          </table:table-cell>
          <table:table-cell office:value-type="float" office:value="1704600" calcext:value-type="float">
            <text:p>1704600</text:p>
          </table:table-cell>
          <table:table-cell office:value-type="float" office:value="1595286" calcext:value-type="float">
            <text:p>1595286</text:p>
          </table:table-cell>
          <table:table-cell office:value-type="float" office:value="1686771" calcext:value-type="float">
            <text:p>1686771</text:p>
          </table:table-cell>
          <table:table-cell office:value-type="float" office:value="1552320" calcext:value-type="float">
            <text:p>1552320</text:p>
          </table:table-cell>
          <table:table-cell office:value-type="float" office:value="1731491" calcext:value-type="float">
            <text:p>1731491</text:p>
          </table:table-cell>
          <table:table-cell office:value-type="float" office:value="2202653" calcext:value-type="float">
            <text:p>2202653</text:p>
          </table:table-cell>
          <table:table-cell office:value-type="float" office:value="1822683" calcext:value-type="float">
            <text:p>1822683</text:p>
          </table:table-cell>
          <table:table-cell office:value-type="float" office:value="2593728" calcext:value-type="float">
            <text:p>2593728</text:p>
          </table:table-cell>
          <table:table-cell table:formula="of:=MIN([.A1327:.J1327])" office:value-type="float" office:value="1552320" calcext:value-type="float">
            <text:p>1552320</text:p>
          </table:table-cell>
        </table:table-row>
        <table:table-row table:style-name="ro1">
          <table:table-cell office:value-type="float" office:value="1679756" calcext:value-type="float">
            <text:p>1679756</text:p>
          </table:table-cell>
          <table:table-cell office:value-type="float" office:value="1639129" calcext:value-type="float">
            <text:p>1639129</text:p>
          </table:table-cell>
          <table:table-cell office:value-type="float" office:value="1649651" calcext:value-type="float">
            <text:p>1649651</text:p>
          </table:table-cell>
          <table:table-cell office:value-type="float" office:value="1584471" calcext:value-type="float">
            <text:p>1584471</text:p>
          </table:table-cell>
          <table:table-cell office:value-type="float" office:value="1725060" calcext:value-type="float">
            <text:p>1725060</text:p>
          </table:table-cell>
          <table:table-cell office:value-type="float" office:value="1793747" calcext:value-type="float">
            <text:p>1793747</text:p>
          </table:table-cell>
          <table:table-cell office:value-type="float" office:value="1645851" calcext:value-type="float">
            <text:p>1645851</text:p>
          </table:table-cell>
          <table:table-cell office:value-type="float" office:value="1676833" calcext:value-type="float">
            <text:p>1676833</text:p>
          </table:table-cell>
          <table:table-cell office:value-type="float" office:value="2515688" calcext:value-type="float">
            <text:p>2515688</text:p>
          </table:table-cell>
          <table:table-cell office:value-type="float" office:value="1726814" calcext:value-type="float">
            <text:p>1726814</text:p>
          </table:table-cell>
          <table:table-cell table:formula="of:=MIN([.A1328:.J1328])" office:value-type="float" office:value="1584471" calcext:value-type="float">
            <text:p>1584471</text:p>
          </table:table-cell>
        </table:table-row>
        <table:table-row table:style-name="ro1">
          <table:table-cell office:value-type="float" office:value="1621592" calcext:value-type="float">
            <text:p>1621592</text:p>
          </table:table-cell>
          <table:table-cell office:value-type="float" office:value="1584179" calcext:value-type="float">
            <text:p>1584179</text:p>
          </table:table-cell>
          <table:table-cell office:value-type="float" office:value="1703432" calcext:value-type="float">
            <text:p>1703432</text:p>
          </table:table-cell>
          <table:table-cell office:value-type="float" office:value="1552320" calcext:value-type="float">
            <text:p>1552320</text:p>
          </table:table-cell>
          <table:table-cell office:value-type="float" office:value="1703723" calcext:value-type="float">
            <text:p>1703723</text:p>
          </table:table-cell>
          <table:table-cell office:value-type="float" office:value="2344702" calcext:value-type="float">
            <text:p>2344702</text:p>
          </table:table-cell>
          <table:table-cell office:value-type="float" office:value="1594701" calcext:value-type="float">
            <text:p>1594701</text:p>
          </table:table-cell>
          <table:table-cell office:value-type="float" office:value="1817130" calcext:value-type="float">
            <text:p>1817130</text:p>
          </table:table-cell>
          <table:table-cell office:value-type="float" office:value="1777087" calcext:value-type="float">
            <text:p>1777087</text:p>
          </table:table-cell>
          <table:table-cell office:value-type="float" office:value="1663972" calcext:value-type="float">
            <text:p>1663972</text:p>
          </table:table-cell>
          <table:table-cell table:formula="of:=MIN([.A1329:.J1329])" office:value-type="float" office:value="1552320" calcext:value-type="float">
            <text:p>1552320</text:p>
          </table:table-cell>
        </table:table-row>
        <table:table-row table:style-name="ro1">
          <table:table-cell office:value-type="float" office:value="1559627" calcext:value-type="float">
            <text:p>1559627</text:p>
          </table:table-cell>
          <table:table-cell office:value-type="float" office:value="2143318" calcext:value-type="float">
            <text:p>2143318</text:p>
          </table:table-cell>
          <table:table-cell office:value-type="float" office:value="1730906" calcext:value-type="float">
            <text:p>1730906</text:p>
          </table:table-cell>
          <table:table-cell office:value-type="float" office:value="2172547" calcext:value-type="float">
            <text:p>2172547</text:p>
          </table:table-cell>
          <table:table-cell office:value-type="float" office:value="2008284" calcext:value-type="float">
            <text:p>2008284</text:p>
          </table:table-cell>
          <table:table-cell office:value-type="float" office:value="1848988" calcext:value-type="float">
            <text:p>1848988</text:p>
          </table:table-cell>
          <table:table-cell office:value-type="float" office:value="1676541" calcext:value-type="float">
            <text:p>1676541</text:p>
          </table:table-cell>
          <table:table-cell office:value-type="float" office:value="1701677" calcext:value-type="float">
            <text:p>1701677</text:p>
          </table:table-cell>
          <table:table-cell office:value-type="float" office:value="1677126" calcext:value-type="float">
            <text:p>1677126</text:p>
          </table:table-cell>
          <table:table-cell office:value-type="float" office:value="1585933" calcext:value-type="float">
            <text:p>1585933</text:p>
          </table:table-cell>
          <table:table-cell table:formula="of:=MIN([.A1330:.J1330])" office:value-type="float" office:value="1559627" calcext:value-type="float">
            <text:p>1559627</text:p>
          </table:table-cell>
        </table:table-row>
        <table:table-row table:style-name="ro1">
          <table:table-cell office:value-type="float" office:value="1559920" calcext:value-type="float">
            <text:p>1559920</text:p>
          </table:table-cell>
          <table:table-cell office:value-type="float" office:value="1719507" calcext:value-type="float">
            <text:p>1719507</text:p>
          </table:table-cell>
          <table:table-cell office:value-type="float" office:value="2604543" calcext:value-type="float">
            <text:p>2604543</text:p>
          </table:table-cell>
          <table:table-cell office:value-type="float" office:value="1777964" calcext:value-type="float">
            <text:p>1777964</text:p>
          </table:table-cell>
          <table:table-cell office:value-type="float" office:value="2178100" calcext:value-type="float">
            <text:p>2178100</text:p>
          </table:table-cell>
          <table:table-cell office:value-type="float" office:value="1685017" calcext:value-type="float">
            <text:p>1685017</text:p>
          </table:table-cell>
          <table:table-cell office:value-type="float" office:value="1936673" calcext:value-type="float">
            <text:p>1936673</text:p>
          </table:table-cell>
          <table:table-cell office:value-type="float" office:value="1624514" calcext:value-type="float">
            <text:p>1624514</text:p>
          </table:table-cell>
          <table:table-cell office:value-type="float" office:value="1653158" calcext:value-type="float">
            <text:p>1653158</text:p>
          </table:table-cell>
          <table:table-cell office:value-type="float" office:value="1624515" calcext:value-type="float">
            <text:p>1624515</text:p>
          </table:table-cell>
          <table:table-cell table:formula="of:=MIN([.A1331:.J1331])" office:value-type="float" office:value="1559920" calcext:value-type="float">
            <text:p>1559920</text:p>
          </table:table-cell>
        </table:table-row>
        <table:table-row table:style-name="ro1">
          <table:table-cell office:value-type="float" office:value="1918844" calcext:value-type="float">
            <text:p>1918844</text:p>
          </table:table-cell>
          <table:table-cell office:value-type="float" office:value="1666604" calcext:value-type="float">
            <text:p>1666604</text:p>
          </table:table-cell>
          <table:table-cell office:value-type="float" office:value="1922936" calcext:value-type="float">
            <text:p>1922936</text:p>
          </table:table-cell>
          <table:table-cell office:value-type="float" office:value="2051834" calcext:value-type="float">
            <text:p>2051834</text:p>
          </table:table-cell>
          <table:table-cell office:value-type="float" office:value="1803100" calcext:value-type="float">
            <text:p>1803100</text:p>
          </table:table-cell>
          <table:table-cell office:value-type="float" office:value="1663972" calcext:value-type="float">
            <text:p>1663972</text:p>
          </table:table-cell>
          <table:table-cell office:value-type="float" office:value="2210543" calcext:value-type="float">
            <text:p>2210543</text:p>
          </table:table-cell>
          <table:table-cell office:value-type="float" office:value="2255264" calcext:value-type="float">
            <text:p>2255264</text:p>
          </table:table-cell>
          <table:table-cell office:value-type="float" office:value="1810699" calcext:value-type="float">
            <text:p>1810699</text:p>
          </table:table-cell>
          <table:table-cell office:value-type="float" office:value="2459862" calcext:value-type="float">
            <text:p>2459862</text:p>
          </table:table-cell>
          <table:table-cell table:formula="of:=MIN([.A1332:.J1332])" office:value-type="float" office:value="1663972" calcext:value-type="float">
            <text:p>1663972</text:p>
          </table:table-cell>
        </table:table-row>
        <table:table-row table:style-name="ro1">
          <table:table-cell office:value-type="float" office:value="2169040" calcext:value-type="float">
            <text:p>2169040</text:p>
          </table:table-cell>
          <table:table-cell office:value-type="float" office:value="1553782" calcext:value-type="float">
            <text:p>1553782</text:p>
          </table:table-cell>
          <table:table-cell office:value-type="float" office:value="1998053" calcext:value-type="float">
            <text:p>1998053</text:p>
          </table:table-cell>
          <table:table-cell office:value-type="float" office:value="1887570" calcext:value-type="float">
            <text:p>1887570</text:p>
          </table:table-cell>
          <table:table-cell office:value-type="float" office:value="1638544" calcext:value-type="float">
            <text:p>1638544</text:p>
          </table:table-cell>
          <table:table-cell office:value-type="float" office:value="1560504" calcext:value-type="float">
            <text:p>1560504</text:p>
          </table:table-cell>
          <table:table-cell office:value-type="float" office:value="1646144" calcext:value-type="float">
            <text:p>1646144</text:p>
          </table:table-cell>
          <table:table-cell office:value-type="float" office:value="1652866" calcext:value-type="float">
            <text:p>1652866</text:p>
          </table:table-cell>
          <table:table-cell office:value-type="float" office:value="2108244" calcext:value-type="float">
            <text:p>2108244</text:p>
          </table:table-cell>
          <table:table-cell office:value-type="float" office:value="1701678" calcext:value-type="float">
            <text:p>1701678</text:p>
          </table:table-cell>
          <table:table-cell table:formula="of:=MIN([.A1333:.J1333])" office:value-type="float" office:value="1553782" calcext:value-type="float">
            <text:p>1553782</text:p>
          </table:table-cell>
        </table:table-row>
        <table:table-row table:style-name="ro1">
          <table:table-cell office:value-type="float" office:value="1695539" calcext:value-type="float">
            <text:p>1695539</text:p>
          </table:table-cell>
          <table:table-cell office:value-type="float" office:value="1537414" calcext:value-type="float">
            <text:p>1537414</text:p>
          </table:table-cell>
          <table:table-cell office:value-type="float" office:value="1878217" calcext:value-type="float">
            <text:p>1878217</text:p>
          </table:table-cell>
          <table:table-cell office:value-type="float" office:value="1667480" calcext:value-type="float">
            <text:p>1667480</text:p>
          </table:table-cell>
          <table:table-cell office:value-type="float" office:value="1568104" calcext:value-type="float">
            <text:p>1568104</text:p>
          </table:table-cell>
          <table:table-cell office:value-type="float" office:value="1575118" calcext:value-type="float">
            <text:p>1575118</text:p>
          </table:table-cell>
          <table:table-cell office:value-type="float" office:value="1562258" calcext:value-type="float">
            <text:p>1562258</text:p>
          </table:table-cell>
          <table:table-cell office:value-type="float" office:value="1717461" calcext:value-type="float">
            <text:p>1717461</text:p>
          </table:table-cell>
          <table:table-cell office:value-type="float" office:value="1773872" calcext:value-type="float">
            <text:p>1773872</text:p>
          </table:table-cell>
          <table:table-cell office:value-type="float" office:value="1624807" calcext:value-type="float">
            <text:p>1624807</text:p>
          </table:table-cell>
          <table:table-cell table:formula="of:=MIN([.A1334:.J1334])" office:value-type="float" office:value="1537414" calcext:value-type="float">
            <text:p>1537414</text:p>
          </table:table-cell>
        </table:table-row>
        <table:table-row table:style-name="ro1">
          <table:table-cell office:value-type="float" office:value="1611361" calcext:value-type="float">
            <text:p>1611361</text:p>
          </table:table-cell>
          <table:table-cell office:value-type="float" office:value="1521339" calcext:value-type="float">
            <text:p>1521339</text:p>
          </table:table-cell>
          <table:table-cell office:value-type="float" office:value="1654912" calcext:value-type="float">
            <text:p>1654912</text:p>
          </table:table-cell>
          <table:table-cell office:value-type="float" office:value="1627145" calcext:value-type="float">
            <text:p>1627145</text:p>
          </table:table-cell>
          <table:table-cell office:value-type="float" office:value="1549397" calcext:value-type="float">
            <text:p>1549397</text:p>
          </table:table-cell>
          <table:table-cell office:value-type="float" office:value="2193592" calcext:value-type="float">
            <text:p>2193592</text:p>
          </table:table-cell>
          <table:table-cell office:value-type="float" office:value="1521630" calcext:value-type="float">
            <text:p>1521630</text:p>
          </table:table-cell>
          <table:table-cell office:value-type="float" office:value="1671864" calcext:value-type="float">
            <text:p>1671864</text:p>
          </table:table-cell>
          <table:table-cell office:value-type="float" office:value="1636205" calcext:value-type="float">
            <text:p>1636205</text:p>
          </table:table-cell>
          <table:table-cell office:value-type="float" office:value="1576873" calcext:value-type="float">
            <text:p>1576873</text:p>
          </table:table-cell>
          <table:table-cell table:formula="of:=MIN([.A1335:.J1335])" office:value-type="float" office:value="1521339" calcext:value-type="float">
            <text:p>1521339</text:p>
          </table:table-cell>
        </table:table-row>
        <table:table-row table:style-name="ro1">
          <table:table-cell office:value-type="float" office:value="1564596" calcext:value-type="float">
            <text:p>1564596</text:p>
          </table:table-cell>
          <table:table-cell office:value-type="float" office:value="2252633" calcext:value-type="float">
            <text:p>2252633</text:p>
          </table:table-cell>
          <table:table-cell office:value-type="float" office:value="2213759" calcext:value-type="float">
            <text:p>2213759</text:p>
          </table:table-cell>
          <table:table-cell office:value-type="float" office:value="2290045" calcext:value-type="float">
            <text:p>2290045</text:p>
          </table:table-cell>
          <table:table-cell office:value-type="float" office:value="2304075" calcext:value-type="float">
            <text:p>2304075</text:p>
          </table:table-cell>
          <table:table-cell office:value-type="float" office:value="1639421" calcext:value-type="float">
            <text:p>1639421</text:p>
          </table:table-cell>
          <table:table-cell office:value-type="float" office:value="1546182" calcext:value-type="float">
            <text:p>1546182</text:p>
          </table:table-cell>
          <table:table-cell office:value-type="float" office:value="1595871" calcext:value-type="float">
            <text:p>1595871</text:p>
          </table:table-cell>
          <table:table-cell office:value-type="float" office:value="1775333" calcext:value-type="float">
            <text:p>1775333</text:p>
          </table:table-cell>
          <table:table-cell office:value-type="float" office:value="1576872" calcext:value-type="float">
            <text:p>1576872</text:p>
          </table:table-cell>
          <table:table-cell table:formula="of:=MIN([.A1336:.J1336])" office:value-type="float" office:value="1546182" calcext:value-type="float">
            <text:p>1546182</text:p>
          </table:table-cell>
        </table:table-row>
        <table:table-row table:style-name="ro1">
          <table:table-cell office:value-type="float" office:value="1555828" calcext:value-type="float">
            <text:p>1555828</text:p>
          </table:table-cell>
          <table:table-cell office:value-type="float" office:value="1884648" calcext:value-type="float">
            <text:p>1884648</text:p>
          </table:table-cell>
          <table:table-cell office:value-type="float" office:value="1661342" calcext:value-type="float">
            <text:p>1661342</text:p>
          </table:table-cell>
          <table:table-cell office:value-type="float" office:value="1671280" calcext:value-type="float">
            <text:p>1671280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1841096" calcext:value-type="float">
            <text:p>1841096</text:p>
          </table:table-cell>
          <table:table-cell office:value-type="float" office:value="1886986" calcext:value-type="float">
            <text:p>1886986</text:p>
          </table:table-cell>
          <table:table-cell office:value-type="float" office:value="1567519" calcext:value-type="float">
            <text:p>1567519</text:p>
          </table:table-cell>
          <table:table-cell office:value-type="float" office:value="1672742" calcext:value-type="float">
            <text:p>1672742</text:p>
          </table:table-cell>
          <table:table-cell office:value-type="float" office:value="1771533" calcext:value-type="float">
            <text:p>1771533</text:p>
          </table:table-cell>
          <table:table-cell table:formula="of:=MIN([.A1337:.J1337])" office:value-type="float" office:value="1555828" calcext:value-type="float">
            <text:p>1555828</text:p>
          </table:table-cell>
        </table:table-row>
        <table:table-row table:style-name="ro1">
          <table:table-cell office:value-type="float" office:value="2197391" calcext:value-type="float">
            <text:p>2197391</text:p>
          </table:table-cell>
          <table:table-cell office:value-type="float" office:value="1720384" calcext:value-type="float">
            <text:p>1720384</text:p>
          </table:table-cell>
          <table:table-cell office:value-type="float" office:value="1619254" calcext:value-type="float">
            <text:p>1619254</text:p>
          </table:table-cell>
          <table:table-cell office:value-type="float" office:value="1626560" calcext:value-type="float">
            <text:p>1626560</text:p>
          </table:table-cell>
          <table:table-cell office:value-type="float" office:value="1699046" calcext:value-type="float">
            <text:p>1699046</text:p>
          </table:table-cell>
          <table:table-cell office:value-type="float" office:value="1691448" calcext:value-type="float">
            <text:p>1691448</text:p>
          </table:table-cell>
          <table:table-cell office:value-type="float" office:value="2033712" calcext:value-type="float">
            <text:p>2033712</text:p>
          </table:table-cell>
          <table:table-cell office:value-type="float" office:value="2231588" calcext:value-type="float">
            <text:p>2231588</text:p>
          </table:table-cell>
          <table:table-cell office:value-type="float" office:value="1617208" calcext:value-type="float">
            <text:p>1617208</text:p>
          </table:table-cell>
          <table:table-cell office:value-type="float" office:value="2531472" calcext:value-type="float">
            <text:p>2531472</text:p>
          </table:table-cell>
          <table:table-cell table:formula="of:=MIN([.A1338:.J1338])" office:value-type="float" office:value="1617208" calcext:value-type="float">
            <text:p>1617208</text:p>
          </table:table-cell>
        </table:table-row>
        <table:table-row table:style-name="ro1">
          <table:table-cell office:value-type="float" office:value="1761011" calcext:value-type="float">
            <text:p>1761011</text:p>
          </table:table-cell>
          <table:table-cell office:value-type="float" office:value="1645852" calcext:value-type="float">
            <text:p>1645852</text:p>
          </table:table-cell>
          <table:table-cell office:value-type="float" office:value="1571904" calcext:value-type="float">
            <text:p>1571904</text:p>
          </table:table-cell>
          <table:table-cell office:value-type="float" office:value="1563135" calcext:value-type="float">
            <text:p>1563135</text:p>
          </table:table-cell>
          <table:table-cell office:value-type="float" office:value="1639421" calcext:value-type="float">
            <text:p>1639421</text:p>
          </table:table-cell>
          <table:table-cell office:value-type="float" office:value="1630653" calcext:value-type="float">
            <text:p>1630653</text:p>
          </table:table-cell>
          <table:table-cell office:value-type="float" office:value="1650528" calcext:value-type="float">
            <text:p>1650528</text:p>
          </table:table-cell>
          <table:table-cell office:value-type="float" office:value="1709861" calcext:value-type="float">
            <text:p>1709861</text:p>
          </table:table-cell>
          <table:table-cell office:value-type="float" office:value="2268709" calcext:value-type="float">
            <text:p>2268709</text:p>
          </table:table-cell>
          <table:table-cell office:value-type="float" office:value="1709277" calcext:value-type="float">
            <text:p>1709277</text:p>
          </table:table-cell>
          <table:table-cell table:formula="of:=MIN([.A1339:.J1339])" office:value-type="float" office:value="1563135" calcext:value-type="float">
            <text:p>1563135</text:p>
          </table:table-cell>
        </table:table-row>
        <table:table-row table:style-name="ro1">
          <table:table-cell office:value-type="float" office:value="1730613" calcext:value-type="float">
            <text:p>1730613</text:p>
          </table:table-cell>
          <table:table-cell office:value-type="float" office:value="1692324" calcext:value-type="float">
            <text:p>1692324</text:p>
          </table:table-cell>
          <table:table-cell office:value-type="float" office:value="1643513" calcext:value-type="float">
            <text:p>1643513</text:p>
          </table:table-cell>
          <table:table-cell office:value-type="float" office:value="1637960" calcext:value-type="float">
            <text:p>1637960</text:p>
          </table:table-cell>
          <table:table-cell office:value-type="float" office:value="1681218" calcext:value-type="float">
            <text:p>1681218</text:p>
          </table:table-cell>
          <table:table-cell office:value-type="float" office:value="2325119" calcext:value-type="float">
            <text:p>2325119</text:p>
          </table:table-cell>
          <table:table-cell office:value-type="float" office:value="1825606" calcext:value-type="float">
            <text:p>1825606</text:p>
          </table:table-cell>
          <table:table-cell office:value-type="float" office:value="1692032" calcext:value-type="float">
            <text:p>1692032</text:p>
          </table:table-cell>
          <table:table-cell office:value-type="float" office:value="1766857" calcext:value-type="float">
            <text:p>1766857</text:p>
          </table:table-cell>
          <table:table-cell office:value-type="float" office:value="1722429" calcext:value-type="float">
            <text:p>1722429</text:p>
          </table:table-cell>
          <table:table-cell table:formula="of:=MIN([.A1340:.J1340])" office:value-type="float" office:value="1637960" calcext:value-type="float">
            <text:p>1637960</text:p>
          </table:table-cell>
        </table:table-row>
        <table:table-row table:style-name="ro1">
          <table:table-cell office:value-type="float" office:value="1766564" calcext:value-type="float">
            <text:p>1766564</text:p>
          </table:table-cell>
          <table:table-cell office:value-type="float" office:value="2188623" calcext:value-type="float">
            <text:p>2188623</text:p>
          </table:table-cell>
          <table:table-cell office:value-type="float" office:value="1553781" calcext:value-type="float">
            <text:p>1553781</text:p>
          </table:table-cell>
          <table:table-cell office:value-type="float" office:value="2242402" calcext:value-type="float">
            <text:p>2242402</text:p>
          </table:table-cell>
          <table:table-cell office:value-type="float" office:value="1561089" calcext:value-type="float">
            <text:p>1561089</text:p>
          </table:table-cell>
          <table:table-cell office:value-type="float" office:value="1722722" calcext:value-type="float">
            <text:p>1722722</text:p>
          </table:table-cell>
          <table:table-cell office:value-type="float" office:value="1659004" calcext:value-type="float">
            <text:p>1659004</text:p>
          </table:table-cell>
          <table:table-cell office:value-type="float" office:value="1547059" calcext:value-type="float">
            <text:p>1547059</text:p>
          </table:table-cell>
          <table:table-cell office:value-type="float" office:value="1647605" calcext:value-type="float">
            <text:p>1647605</text:p>
          </table:table-cell>
          <table:table-cell office:value-type="float" office:value="1692032" calcext:value-type="float">
            <text:p>1692032</text:p>
          </table:table-cell>
          <table:table-cell table:formula="of:=MIN([.A1341:.J1341])" office:value-type="float" office:value="1547059" calcext:value-type="float">
            <text:p>1547059</text:p>
          </table:table-cell>
        </table:table-row>
        <table:table-row table:style-name="ro1">
          <table:table-cell office:value-type="float" office:value="1846358" calcext:value-type="float">
            <text:p>1846358</text:p>
          </table:table-cell>
          <table:table-cell office:value-type="float" office:value="1726229" calcext:value-type="float">
            <text:p>1726229</text:p>
          </table:table-cell>
          <table:table-cell office:value-type="float" office:value="2631432" calcext:value-type="float">
            <text:p>2631432</text:p>
          </table:table-cell>
          <table:table-cell office:value-type="float" office:value="2064402" calcext:value-type="float">
            <text:p>2064402</text:p>
          </table:table-cell>
          <table:table-cell office:value-type="float" office:value="2389714" calcext:value-type="float">
            <text:p>2389714</text:p>
          </table:table-cell>
          <table:table-cell office:value-type="float" office:value="1734121" calcext:value-type="float">
            <text:p>1734121</text:p>
          </table:table-cell>
          <table:table-cell office:value-type="float" office:value="1640590" calcext:value-type="float">
            <text:p>1640590</text:p>
          </table:table-cell>
          <table:table-cell office:value-type="float" office:value="1586225" calcext:value-type="float">
            <text:p>1586225</text:p>
          </table:table-cell>
          <table:table-cell office:value-type="float" office:value="1765396" calcext:value-type="float">
            <text:p>1765396</text:p>
          </table:table-cell>
          <table:table-cell office:value-type="float" office:value="1717753" calcext:value-type="float">
            <text:p>1717753</text:p>
          </table:table-cell>
          <table:table-cell table:formula="of:=MIN([.A1342:.J1342])" office:value-type="float" office:value="1586225" calcext:value-type="float">
            <text:p>1586225</text:p>
          </table:table-cell>
        </table:table-row>
        <table:table-row table:style-name="ro1">
          <table:table-cell office:value-type="float" office:value="2223696" calcext:value-type="float">
            <text:p>2223696</text:p>
          </table:table-cell>
          <table:table-cell office:value-type="float" office:value="1611654" calcext:value-type="float">
            <text:p>1611654</text:p>
          </table:table-cell>
          <table:table-cell office:value-type="float" office:value="1985485" calcext:value-type="float">
            <text:p>1985485</text:p>
          </table:table-cell>
          <table:table-cell office:value-type="float" office:value="1706354" calcext:value-type="float">
            <text:p>1706354</text:p>
          </table:table-cell>
          <table:table-cell office:value-type="float" office:value="1689401" calcext:value-type="float">
            <text:p>1689401</text:p>
          </table:table-cell>
          <table:table-cell office:value-type="float" office:value="1601132" calcext:value-type="float">
            <text:p>1601132</text:p>
          </table:table-cell>
          <table:table-cell office:value-type="float" office:value="2671476" calcext:value-type="float">
            <text:p>2671476</text:p>
          </table:table-cell>
          <table:table-cell office:value-type="float" office:value="2443201" calcext:value-type="float">
            <text:p>2443201</text:p>
          </table:table-cell>
          <table:table-cell office:value-type="float" office:value="1869156" calcext:value-type="float">
            <text:p>1869156</text:p>
          </table:table-cell>
          <table:table-cell office:value-type="float" office:value="2372761" calcext:value-type="float">
            <text:p>2372761</text:p>
          </table:table-cell>
          <table:table-cell table:formula="of:=MIN([.A1343:.J1343])" office:value-type="float" office:value="1601132" calcext:value-type="float">
            <text:p>1601132</text:p>
          </table:table-cell>
        </table:table-row>
        <table:table-row table:style-name="ro1">
          <table:table-cell office:value-type="float" office:value="1699339" calcext:value-type="float">
            <text:p>1699339</text:p>
          </table:table-cell>
          <table:table-cell office:value-type="float" office:value="1560212" calcext:value-type="float">
            <text:p>1560212</text:p>
          </table:table-cell>
          <table:table-cell office:value-type="float" office:value="1715707" calcext:value-type="float">
            <text:p>1715707</text:p>
          </table:table-cell>
          <table:table-cell office:value-type="float" office:value="1614577" calcext:value-type="float">
            <text:p>1614577</text:p>
          </table:table-cell>
          <table:table-cell office:value-type="float" office:value="1594117" calcext:value-type="float">
            <text:p>1594117</text:p>
          </table:table-cell>
          <table:table-cell office:value-type="float" office:value="1549690" calcext:value-type="float">
            <text:p>1549690</text:p>
          </table:table-cell>
          <table:table-cell office:value-type="float" office:value="1764226" calcext:value-type="float">
            <text:p>1764226</text:p>
          </table:table-cell>
          <table:table-cell office:value-type="float" office:value="1876464" calcext:value-type="float">
            <text:p>1876464</text:p>
          </table:table-cell>
          <table:table-cell office:value-type="float" office:value="1998930" calcext:value-type="float">
            <text:p>1998930</text:p>
          </table:table-cell>
          <table:table-cell office:value-type="float" office:value="1657835" calcext:value-type="float">
            <text:p>1657835</text:p>
          </table:table-cell>
          <table:table-cell table:formula="of:=MIN([.A1344:.J1344])" office:value-type="float" office:value="1549690" calcext:value-type="float">
            <text:p>1549690</text:p>
          </table:table-cell>
        </table:table-row>
        <table:table-row table:style-name="ro1">
          <table:table-cell office:value-type="float" office:value="1630068" calcext:value-type="float">
            <text:p>1630068</text:p>
          </table:table-cell>
          <table:table-cell office:value-type="float" office:value="1757212" calcext:value-type="float">
            <text:p>1757212</text:p>
          </table:table-cell>
          <table:table-cell office:value-type="float" office:value="1642051" calcext:value-type="float">
            <text:p>1642051</text:p>
          </table:table-cell>
          <table:table-cell office:value-type="float" office:value="1569273" calcext:value-type="float">
            <text:p>1569273</text:p>
          </table:table-cell>
          <table:table-cell office:value-type="float" office:value="1549690" calcext:value-type="float">
            <text:p>1549690</text:p>
          </table:table-cell>
          <table:table-cell office:value-type="float" office:value="1527768" calcext:value-type="float">
            <text:p>1527768</text:p>
          </table:table-cell>
          <table:table-cell office:value-type="float" office:value="1694955" calcext:value-type="float">
            <text:p>1694955</text:p>
          </table:table-cell>
          <table:table-cell office:value-type="float" office:value="1710153" calcext:value-type="float">
            <text:p>1710153</text:p>
          </table:table-cell>
          <table:table-cell office:value-type="float" office:value="2165824" calcext:value-type="float">
            <text:p>2165824</text:p>
          </table:table-cell>
          <table:table-cell office:value-type="float" office:value="1661635" calcext:value-type="float">
            <text:p>1661635</text:p>
          </table:table-cell>
          <table:table-cell table:formula="of:=MIN([.A1345:.J1345])" office:value-type="float" office:value="1527768" calcext:value-type="float">
            <text:p>1527768</text:p>
          </table:table-cell>
        </table:table-row>
        <table:table-row table:style-name="ro1">
          <table:table-cell office:value-type="float" office:value="1594409" calcext:value-type="float">
            <text:p>1594409</text:p>
          </table:table-cell>
          <table:table-cell office:value-type="float" office:value="1789363" calcext:value-type="float">
            <text:p>1789363</text:p>
          </table:table-cell>
          <table:table-cell office:value-type="float" office:value="1606977" calcext:value-type="float">
            <text:p>1606977</text:p>
          </table:table-cell>
          <table:table-cell office:value-type="float" office:value="1540629" calcext:value-type="float">
            <text:p>1540629</text:p>
          </table:table-cell>
          <table:table-cell office:value-type="float" office:value="1686478" calcext:value-type="float">
            <text:p>1686478</text:p>
          </table:table-cell>
          <table:table-cell office:value-type="float" office:value="2374222" calcext:value-type="float">
            <text:p>2374222</text:p>
          </table:table-cell>
          <table:table-cell office:value-type="float" office:value="1625976" calcext:value-type="float">
            <text:p>1625976</text:p>
          </table:table-cell>
          <table:table-cell office:value-type="float" office:value="1631237" calcext:value-type="float">
            <text:p>1631237</text:p>
          </table:table-cell>
          <table:table-cell office:value-type="float" office:value="1736751" calcext:value-type="float">
            <text:p>1736751</text:p>
          </table:table-cell>
          <table:table-cell office:value-type="float" office:value="1727107" calcext:value-type="float">
            <text:p>1727107</text:p>
          </table:table-cell>
          <table:table-cell table:formula="of:=MIN([.A1346:.J1346])" office:value-type="float" office:value="1540629" calcext:value-type="float">
            <text:p>1540629</text:p>
          </table:table-cell>
        </table:table-row>
        <table:table-row table:style-name="ro1">
          <table:table-cell office:value-type="float" office:value="1556412" calcext:value-type="float">
            <text:p>1556412</text:p>
          </table:table-cell>
          <table:table-cell office:value-type="float" office:value="2272508" calcext:value-type="float">
            <text:p>2272508</text:p>
          </table:table-cell>
          <table:table-cell office:value-type="float" office:value="2166994" calcext:value-type="float">
            <text:p>2166994</text:p>
          </table:table-cell>
          <table:table-cell office:value-type="float" office:value="2305244" calcext:value-type="float">
            <text:p>2305244</text:p>
          </table:table-cell>
          <table:table-cell office:value-type="float" office:value="2106491" calcext:value-type="float">
            <text:p>2106491</text:p>
          </table:table-cell>
          <table:table-cell office:value-type="float" office:value="1821806" calcext:value-type="float">
            <text:p>1821806</text:p>
          </table:table-cell>
          <table:table-cell office:value-type="float" office:value="1568104" calcext:value-type="float">
            <text:p>1568104</text:p>
          </table:table-cell>
          <table:table-cell office:value-type="float" office:value="1667480" calcext:value-type="float">
            <text:p>1667480</text:p>
          </table:table-cell>
          <table:table-cell office:value-type="float" office:value="1650528" calcext:value-type="float">
            <text:p>1650528</text:p>
          </table:table-cell>
          <table:table-cell office:value-type="float" office:value="1626560" calcext:value-type="float">
            <text:p>1626560</text:p>
          </table:table-cell>
          <table:table-cell table:formula="of:=MIN([.A1347:.J1347])" office:value-type="float" office:value="1556412" calcext:value-type="float">
            <text:p>1556412</text:p>
          </table:table-cell>
        </table:table-row>
        <table:table-row table:style-name="ro1">
          <table:table-cell office:value-type="float" office:value="1537121" calcext:value-type="float">
            <text:p>1537121</text:p>
          </table:table-cell>
          <table:table-cell office:value-type="float" office:value="1698462" calcext:value-type="float">
            <text:p>1698462</text:p>
          </table:table-cell>
          <table:table-cell office:value-type="float" office:value="1736752" calcext:value-type="float">
            <text:p>1736752</text:p>
          </table:table-cell>
          <table:table-cell office:value-type="float" office:value="1660465" calcext:value-type="float">
            <text:p>1660465</text:p>
          </table:table-cell>
          <table:table-cell office:value-type="float" office:value="2004483" calcext:value-type="float">
            <text:p>2004483</text:p>
          </table:table-cell>
          <table:table-cell office:value-type="float" office:value="1736459" calcext:value-type="float">
            <text:p>1736459</text:p>
          </table:table-cell>
          <table:table-cell office:value-type="float" office:value="1906276" calcext:value-type="float">
            <text:p>1906276</text:p>
          </table:table-cell>
          <table:table-cell office:value-type="float" office:value="1998345" calcext:value-type="float">
            <text:p>1998345</text:p>
          </table:table-cell>
          <table:table-cell office:value-type="float" office:value="1613992" calcext:value-type="float">
            <text:p>1613992</text:p>
          </table:table-cell>
          <table:table-cell office:value-type="float" office:value="1597040" calcext:value-type="float">
            <text:p>1597040</text:p>
          </table:table-cell>
          <table:table-cell table:formula="of:=MIN([.A1348:.J1348])" office:value-type="float" office:value="1537121" calcext:value-type="float">
            <text:p>1537121</text:p>
          </table:table-cell>
        </table:table-row>
        <table:table-row table:style-name="ro1">
          <table:table-cell office:value-type="float" office:value="2263155" calcext:value-type="float">
            <text:p>2263155</text:p>
          </table:table-cell>
          <table:table-cell office:value-type="float" office:value="1637959" calcext:value-type="float">
            <text:p>1637959</text:p>
          </table:table-cell>
          <table:table-cell office:value-type="float" office:value="1634452" calcext:value-type="float">
            <text:p>1634452</text:p>
          </table:table-cell>
          <table:table-cell office:value-type="float" office:value="1609608" calcext:value-type="float">
            <text:p>1609608</text:p>
          </table:table-cell>
          <table:table-cell office:value-type="float" office:value="1689986" calcext:value-type="float">
            <text:p>1689986</text:p>
          </table:table-cell>
          <table:table-cell office:value-type="float" office:value="1706354" calcext:value-type="float">
            <text:p>1706354</text:p>
          </table:table-cell>
          <table:table-cell office:value-type="float" office:value="2318689" calcext:value-type="float">
            <text:p>2318689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1819175" calcext:value-type="float">
            <text:p>1819175</text:p>
          </table:table-cell>
          <table:table-cell office:value-type="float" office:value="2426834" calcext:value-type="float">
            <text:p>2426834</text:p>
          </table:table-cell>
          <table:table-cell table:formula="of:=MIN([.A1349:.J1349])" office:value-type="float" office:value="1609608" calcext:value-type="float">
            <text:p>1609608</text:p>
          </table:table-cell>
        </table:table-row>
        <table:table-row table:style-name="ro1">
          <table:table-cell office:value-type="float" office:value="1686186" calcext:value-type="float">
            <text:p>1686186</text:p>
          </table:table-cell>
          <table:table-cell office:value-type="float" office:value="1575118" calcext:value-type="float">
            <text:p>1575118</text:p>
          </table:table-cell>
          <table:table-cell office:value-type="float" office:value="1578919" calcext:value-type="float">
            <text:p>1578919</text:p>
          </table:table-cell>
          <table:table-cell office:value-type="float" office:value="1554367" calcext:value-type="float">
            <text:p>1554367</text:p>
          </table:table-cell>
          <table:table-cell office:value-type="float" office:value="1621592" calcext:value-type="float">
            <text:p>1621592</text:p>
          </table:table-cell>
          <table:table-cell office:value-type="float" office:value="1647897" calcext:value-type="float">
            <text:p>1647897</text:p>
          </table:table-cell>
          <table:table-cell office:value-type="float" office:value="1730906" calcext:value-type="float">
            <text:p>1730906</text:p>
          </table:table-cell>
          <table:table-cell office:value-type="float" office:value="1678587" calcext:value-type="float">
            <text:p>1678587</text:p>
          </table:table-cell>
          <table:table-cell office:value-type="float" office:value="2366038" calcext:value-type="float">
            <text:p>2366038</text:p>
          </table:table-cell>
          <table:table-cell office:value-type="float" office:value="1674787" calcext:value-type="float">
            <text:p>1674787</text:p>
          </table:table-cell>
          <table:table-cell table:formula="of:=MIN([.A1350:.J1350])" office:value-type="float" office:value="1554367" calcext:value-type="float">
            <text:p>1554367</text:p>
          </table:table-cell>
        </table:table-row>
        <table:table-row table:style-name="ro1">
          <table:table-cell office:value-type="float" office:value="1716291" calcext:value-type="float">
            <text:p>1716291</text:p>
          </table:table-cell>
          <table:table-cell office:value-type="float" office:value="1536830" calcext:value-type="float">
            <text:p>1536830</text:p>
          </table:table-cell>
          <table:table-cell office:value-type="float" office:value="1573657" calcext:value-type="float">
            <text:p>1573657</text:p>
          </table:table-cell>
          <table:table-cell office:value-type="float" office:value="1657250" calcext:value-type="float">
            <text:p>1657250</text:p>
          </table:table-cell>
          <table:table-cell office:value-type="float" office:value="1565473" calcext:value-type="float">
            <text:p>1565473</text:p>
          </table:table-cell>
          <table:table-cell office:value-type="float" office:value="1821807" calcext:value-type="float">
            <text:p>1821807</text:p>
          </table:table-cell>
          <table:table-cell office:value-type="float" office:value="1640883" calcext:value-type="float">
            <text:p>1640883</text:p>
          </table:table-cell>
          <table:table-cell office:value-type="float" office:value="1616915" calcext:value-type="float">
            <text:p>1616915</text:p>
          </table:table-cell>
          <table:table-cell office:value-type="float" office:value="1720092" calcext:value-type="float">
            <text:p>1720092</text:p>
          </table:table-cell>
          <table:table-cell office:value-type="float" office:value="1598501" calcext:value-type="float">
            <text:p>1598501</text:p>
          </table:table-cell>
          <table:table-cell table:formula="of:=MIN([.A1351:.J1351])" office:value-type="float" office:value="1536830" calcext:value-type="float">
            <text:p>1536830</text:p>
          </table:table-cell>
        </table:table-row>
        <table:table-row table:style-name="ro1">
          <table:table-cell office:value-type="float" office:value="1774164" calcext:value-type="float">
            <text:p>1774164</text:p>
          </table:table-cell>
          <table:table-cell office:value-type="float" office:value="1594409" calcext:value-type="float">
            <text:p>1594409</text:p>
          </table:table-cell>
          <table:table-cell office:value-type="float" office:value="1807484" calcext:value-type="float">
            <text:p>1807484</text:p>
          </table:table-cell>
          <table:table-cell office:value-type="float" office:value="1844019" calcext:value-type="float">
            <text:p>1844019</text:p>
          </table:table-cell>
          <table:table-cell office:value-type="float" office:value="1591486" calcext:value-type="float">
            <text:p>1591486</text:p>
          </table:table-cell>
          <table:table-cell office:value-type="float" office:value="2150918" calcext:value-type="float">
            <text:p>2150918</text:p>
          </table:table-cell>
          <table:table-cell office:value-type="float" office:value="1632406" calcext:value-type="float">
            <text:p>1632406</text:p>
          </table:table-cell>
          <table:table-cell office:value-type="float" office:value="1617500" calcext:value-type="float">
            <text:p>1617500</text:p>
          </table:table-cell>
          <table:table-cell office:value-type="float" office:value="1674203" calcext:value-type="float">
            <text:p>1674203</text:p>
          </table:table-cell>
          <table:table-cell office:value-type="float" office:value="1598793" calcext:value-type="float">
            <text:p>1598793</text:p>
          </table:table-cell>
          <table:table-cell table:formula="of:=MIN([.A1352:.J1352])" office:value-type="float" office:value="1591486" calcext:value-type="float">
            <text:p>1591486</text:p>
          </table:table-cell>
        </table:table-row>
        <table:table-row table:style-name="ro1">
          <table:table-cell office:value-type="float" office:value="1595579" calcext:value-type="float">
            <text:p>1595579</text:p>
          </table:table-cell>
          <table:table-cell office:value-type="float" office:value="2166409" calcext:value-type="float">
            <text:p>2166409</text:p>
          </table:table-cell>
          <table:table-cell office:value-type="float" office:value="2321904" calcext:value-type="float">
            <text:p>2321904</text:p>
          </table:table-cell>
          <table:table-cell office:value-type="float" office:value="2281861" calcext:value-type="float">
            <text:p>2281861</text:p>
          </table:table-cell>
          <table:table-cell office:value-type="float" office:value="2454893" calcext:value-type="float">
            <text:p>2454893</text:p>
          </table:table-cell>
          <table:table-cell office:value-type="float" office:value="1618669" calcext:value-type="float">
            <text:p>1618669</text:p>
          </table:table-cell>
          <table:table-cell office:value-type="float" office:value="1538583" calcext:value-type="float">
            <text:p>1538583</text:p>
          </table:table-cell>
          <table:table-cell office:value-type="float" office:value="1730029" calcext:value-type="float">
            <text:p>1730029</text:p>
          </table:table-cell>
          <table:table-cell office:value-type="float" office:value="1572780" calcext:value-type="float">
            <text:p>1572780</text:p>
          </table:table-cell>
          <table:table-cell office:value-type="float" office:value="1513447" calcext:value-type="float">
            <text:p>1513447</text:p>
          </table:table-cell>
          <table:table-cell table:formula="of:=MIN([.A1353:.J1353])" office:value-type="float" office:value="1513447" calcext:value-type="float">
            <text:p>1513447</text:p>
          </table:table-cell>
        </table:table-row>
        <table:table-row table:style-name="ro1">
          <table:table-cell office:value-type="float" office:value="1558750" calcext:value-type="float">
            <text:p>1558750</text:p>
          </table:table-cell>
          <table:table-cell office:value-type="float" office:value="1637083" calcext:value-type="float">
            <text:p>1637083</text:p>
          </table:table-cell>
          <table:table-cell office:value-type="float" office:value="1706354" calcext:value-type="float">
            <text:p>1706354</text:p>
          </table:table-cell>
          <table:table-cell office:value-type="float" office:value="1661343" calcext:value-type="float">
            <text:p>1661343</text:p>
          </table:table-cell>
          <table:table-cell office:value-type="float" office:value="1731490" calcext:value-type="float">
            <text:p>1731490</text:p>
          </table:table-cell>
          <table:table-cell office:value-type="float" office:value="1561088" calcext:value-type="float">
            <text:p>1561088</text:p>
          </table:table-cell>
          <table:table-cell office:value-type="float" office:value="2310505" calcext:value-type="float">
            <text:p>2310505</text:p>
          </table:table-cell>
          <table:table-cell office:value-type="float" office:value="2317812" calcext:value-type="float">
            <text:p>2317812</text:p>
          </table:table-cell>
          <table:table-cell office:value-type="float" office:value="1637375" calcext:value-type="float">
            <text:p>1637375</text:p>
          </table:table-cell>
          <table:table-cell office:value-type="float" office:value="1544136" calcext:value-type="float">
            <text:p>1544136</text:p>
          </table:table-cell>
          <table:table-cell table:formula="of:=MIN([.A1354:.J1354])" office:value-type="float" office:value="1544136" calcext:value-type="float">
            <text:p>1544136</text:p>
          </table:table-cell>
        </table:table-row>
        <table:table-row table:style-name="ro1">
          <table:table-cell office:value-type="float" office:value="2198853" calcext:value-type="float">
            <text:p>2198853</text:p>
          </table:table-cell>
          <table:table-cell office:value-type="float" office:value="1725936" calcext:value-type="float">
            <text:p>1725936</text:p>
          </table:table-cell>
          <table:table-cell office:value-type="float" office:value="1629190" calcext:value-type="float">
            <text:p>1629190</text:p>
          </table:table-cell>
          <table:table-cell office:value-type="float" office:value="1588856" calcext:value-type="float">
            <text:p>1588856</text:p>
          </table:table-cell>
          <table:table-cell office:value-type="float" office:value="1784978" calcext:value-type="float">
            <text:p>1784978</text:p>
          </table:table-cell>
          <table:table-cell office:value-type="float" office:value="1554950" calcext:value-type="float">
            <text:p>1554950</text:p>
          </table:table-cell>
          <table:table-cell office:value-type="float" office:value="1695540" calcext:value-type="float">
            <text:p>1695540</text:p>
          </table:table-cell>
          <table:table-cell office:value-type="float" office:value="1843436" calcext:value-type="float">
            <text:p>1843436</text:p>
          </table:table-cell>
          <table:table-cell office:value-type="float" office:value="2042772" calcext:value-type="float">
            <text:p>2042772</text:p>
          </table:table-cell>
          <table:table-cell office:value-type="float" office:value="2477400" calcext:value-type="float">
            <text:p>2477400</text:p>
          </table:table-cell>
          <table:table-cell table:formula="of:=MIN([.A1355:.J1355])" office:value-type="float" office:value="1554950" calcext:value-type="float">
            <text:p>1554950</text:p>
          </table:table-cell>
        </table:table-row>
        <table:table-row table:style-name="ro1">
          <table:table-cell office:value-type="float" office:value="1670111" calcext:value-type="float">
            <text:p>1670111</text:p>
          </table:table-cell>
          <table:table-cell office:value-type="float" office:value="1694078" calcext:value-type="float">
            <text:p>1694078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42091" calcext:value-type="float">
            <text:p>1542091</text:p>
          </table:table-cell>
          <table:table-cell office:value-type="float" office:value="1651697" calcext:value-type="float">
            <text:p>1651697</text:p>
          </table:table-cell>
          <table:table-cell office:value-type="float" office:value="1765688" calcext:value-type="float">
            <text:p>1765688</text:p>
          </table:table-cell>
          <table:table-cell office:value-type="float" office:value="1629776" calcext:value-type="float">
            <text:p>1629776</text:p>
          </table:table-cell>
          <table:table-cell office:value-type="float" office:value="1829406" calcext:value-type="float">
            <text:p>1829406</text:p>
          </table:table-cell>
          <table:table-cell office:value-type="float" office:value="2079601" calcext:value-type="float">
            <text:p>2079601</text:p>
          </table:table-cell>
          <table:table-cell office:value-type="float" office:value="1731198" calcext:value-type="float">
            <text:p>1731198</text:p>
          </table:table-cell>
          <table:table-cell table:formula="of:=MIN([.A1356:.J1356])" office:value-type="float" office:value="1542091" calcext:value-type="float">
            <text:p>1542091</text:p>
          </table:table-cell>
        </table:table-row>
        <table:table-row table:style-name="ro1">
          <table:table-cell office:value-type="float" office:value="1591779" calcext:value-type="float">
            <text:p>1591779</text:p>
          </table:table-cell>
          <table:table-cell office:value-type="float" office:value="1598501" calcext:value-type="float">
            <text:p>1598501</text:p>
          </table:table-cell>
          <table:table-cell office:value-type="float" office:value="1542967" calcext:value-type="float">
            <text:p>1542967</text:p>
          </table:table-cell>
          <table:table-cell office:value-type="float" office:value="1592363" calcext:value-type="float">
            <text:p>1592363</text:p>
          </table:table-cell>
          <table:table-cell office:value-type="float" office:value="1599378" calcext:value-type="float">
            <text:p>1599378</text:p>
          </table:table-cell>
          <table:table-cell office:value-type="float" office:value="2302906" calcext:value-type="float">
            <text:p>2302906</text:p>
          </table:table-cell>
          <table:table-cell office:value-type="float" office:value="1560504" calcext:value-type="float">
            <text:p>1560504</text:p>
          </table:table-cell>
          <table:table-cell office:value-type="float" office:value="1913875" calcext:value-type="float">
            <text:p>1913875</text:p>
          </table:table-cell>
          <table:table-cell office:value-type="float" office:value="1663680" calcext:value-type="float">
            <text:p>1663680</text:p>
          </table:table-cell>
          <table:table-cell office:value-type="float" office:value="1652866" calcext:value-type="float">
            <text:p>1652866</text:p>
          </table:table-cell>
          <table:table-cell table:formula="of:=MIN([.A1357:.J1357])" office:value-type="float" office:value="1542967" calcext:value-type="float">
            <text:p>1542967</text:p>
          </table:table-cell>
        </table:table-row>
        <table:table-row table:style-name="ro1">
          <table:table-cell office:value-type="float" office:value="1552028" calcext:value-type="float">
            <text:p>1552028</text:p>
          </table:table-cell>
          <table:table-cell office:value-type="float" office:value="1776502" calcext:value-type="float">
            <text:p>1776502</text:p>
          </table:table-cell>
          <table:table-cell office:value-type="float" office:value="1541214" calcext:value-type="float">
            <text:p>1541214</text:p>
          </table:table-cell>
          <table:table-cell office:value-type="float" office:value="2271631" calcext:value-type="float">
            <text:p>2271631</text:p>
          </table:table-cell>
          <table:table-cell office:value-type="float" office:value="1594994" calcext:value-type="float">
            <text:p>1594994</text:p>
          </table:table-cell>
          <table:table-cell office:value-type="float" office:value="1697585" calcext:value-type="float">
            <text:p>1697585</text:p>
          </table:table-cell>
          <table:table-cell office:value-type="float" office:value="1627145" calcext:value-type="float">
            <text:p>1627145</text:p>
          </table:table-cell>
          <table:table-cell office:value-type="float" office:value="1791993" calcext:value-type="float">
            <text:p>1791993</text:p>
          </table:table-cell>
          <table:table-cell office:value-type="float" office:value="1625391" calcext:value-type="float">
            <text:p>1625391</text:p>
          </table:table-cell>
          <table:table-cell office:value-type="float" office:value="1587687" calcext:value-type="float">
            <text:p>1587687</text:p>
          </table:table-cell>
          <table:table-cell table:formula="of:=MIN([.A1358:.J1358])" office:value-type="float" office:value="1541214" calcext:value-type="float">
            <text:p>1541214</text:p>
          </table:table-cell>
        </table:table-row>
        <table:table-row table:style-name="ro1">
          <table:table-cell office:value-type="float" office:value="1716583" calcext:value-type="float">
            <text:p>1716583</text:p>
          </table:table-cell>
          <table:table-cell office:value-type="float" office:value="2111752" calcext:value-type="float">
            <text:p>2111752</text:p>
          </table:table-cell>
          <table:table-cell office:value-type="float" office:value="2222235" calcext:value-type="float">
            <text:p>2222235</text:p>
          </table:table-cell>
          <table:table-cell office:value-type="float" office:value="1666311" calcext:value-type="float">
            <text:p>1666311</text:p>
          </table:table-cell>
          <table:table-cell office:value-type="float" office:value="2239480" calcext:value-type="float">
            <text:p>2239480</text:p>
          </table:table-cell>
          <table:table-cell office:value-type="float" office:value="1656374" calcext:value-type="float">
            <text:p>1656374</text:p>
          </table:table-cell>
          <table:table-cell office:value-type="float" office:value="1749320" calcext:value-type="float">
            <text:p>1749320</text:p>
          </table:table-cell>
          <table:table-cell office:value-type="float" office:value="2225450" calcext:value-type="float">
            <text:p>2225450</text:p>
          </table:table-cell>
          <table:table-cell office:value-type="float" office:value="1568689" calcext:value-type="float">
            <text:p>1568689</text:p>
          </table:table-cell>
          <table:table-cell office:value-type="float" office:value="1592948" calcext:value-type="float">
            <text:p>1592948</text:p>
          </table:table-cell>
          <table:table-cell table:formula="of:=MIN([.A1359:.J1359])" office:value-type="float" office:value="1568689" calcext:value-type="float">
            <text:p>1568689</text:p>
          </table:table-cell>
        </table:table-row>
        <table:table-row table:style-name="ro1">
          <table:table-cell office:value-type="float" office:value="1670695" calcext:value-type="float">
            <text:p>1670695</text:p>
          </table:table-cell>
          <table:table-cell office:value-type="float" office:value="1704016" calcext:value-type="float">
            <text:p>1704016</text:p>
          </table:table-cell>
          <table:table-cell office:value-type="float" office:value="1666311" calcext:value-type="float">
            <text:p>1666311</text:p>
          </table:table-cell>
          <table:table-cell office:value-type="float" office:value="1732367" calcext:value-type="float">
            <text:p>1732367</text:p>
          </table:table-cell>
          <table:table-cell office:value-type="float" office:value="1640590" calcext:value-type="float">
            <text:p>1640590</text:p>
          </table:table-cell>
          <table:table-cell office:value-type="float" office:value="1643513" calcext:value-type="float">
            <text:p>1643513</text:p>
          </table:table-cell>
          <table:table-cell office:value-type="float" office:value="2367208" calcext:value-type="float">
            <text:p>2367208</text:p>
          </table:table-cell>
          <table:table-cell office:value-type="float" office:value="1832036" calcext:value-type="float">
            <text:p>1832036</text:p>
          </table:table-cell>
          <table:table-cell office:value-type="float" office:value="1577457" calcext:value-type="float">
            <text:p>1577457</text:p>
          </table:table-cell>
          <table:table-cell office:value-type="float" office:value="2729641" calcext:value-type="float">
            <text:p>2729641</text:p>
          </table:table-cell>
          <table:table-cell table:formula="of:=MIN([.A1360:.J1360])" office:value-type="float" office:value="1577457" calcext:value-type="float">
            <text:p>1577457</text:p>
          </table:table-cell>
        </table:table-row>
        <table:table-row table:style-name="ro1">
          <table:table-cell office:value-type="float" office:value="2606297" calcext:value-type="float">
            <text:p>2606297</text:p>
          </table:table-cell>
          <table:table-cell office:value-type="float" office:value="1598209" calcext:value-type="float">
            <text:p>1598209</text:p>
          </table:table-cell>
          <table:table-cell office:value-type="float" office:value="1807485" calcext:value-type="float">
            <text:p>1807485</text:p>
          </table:table-cell>
          <table:table-cell office:value-type="float" office:value="1691155" calcext:value-type="float">
            <text:p>1691155</text:p>
          </table:table-cell>
          <table:table-cell office:value-type="float" office:value="1572488" calcext:value-type="float">
            <text:p>1572488</text:p>
          </table:table-cell>
          <table:table-cell office:value-type="float" office:value="1582425" calcext:value-type="float">
            <text:p>1582425</text:p>
          </table:table-cell>
          <table:table-cell office:value-type="float" office:value="1737044" calcext:value-type="float">
            <text:p>1737044</text:p>
          </table:table-cell>
          <table:table-cell office:value-type="float" office:value="1737043" calcext:value-type="float">
            <text:p>1737043</text:p>
          </table:table-cell>
          <table:table-cell office:value-type="float" office:value="2204991" calcext:value-type="float">
            <text:p>2204991</text:p>
          </table:table-cell>
          <table:table-cell office:value-type="float" office:value="1787316" calcext:value-type="float">
            <text:p>1787316</text:p>
          </table:table-cell>
          <table:table-cell table:formula="of:=MIN([.A1361:.J1361])" office:value-type="float" office:value="1572488" calcext:value-type="float">
            <text:p>1572488</text:p>
          </table:table-cell>
        </table:table-row>
        <table:table-row table:style-name="ro1">
          <table:table-cell office:value-type="float" office:value="1759257" calcext:value-type="float">
            <text:p>1759257</text:p>
          </table:table-cell>
          <table:table-cell office:value-type="float" office:value="1609023" calcext:value-type="float">
            <text:p>1609023</text:p>
          </table:table-cell>
          <table:table-cell office:value-type="float" office:value="1863311" calcext:value-type="float">
            <text:p>1863311</text:p>
          </table:table-cell>
          <table:table-cell office:value-type="float" office:value="1665142" calcext:value-type="float">
            <text:p>1665142</text:p>
          </table:table-cell>
          <table:table-cell office:value-type="float" office:value="1606100" calcext:value-type="float">
            <text:p>1606100</text:p>
          </table:table-cell>
          <table:table-cell office:value-type="float" office:value="1625976" calcext:value-type="float">
            <text:p>1625976</text:p>
          </table:table-cell>
          <table:table-cell office:value-type="float" office:value="1780009" calcext:value-type="float">
            <text:p>1780009</text:p>
          </table:table-cell>
          <table:table-cell office:value-type="float" office:value="1877048" calcext:value-type="float">
            <text:p>1877048</text:p>
          </table:table-cell>
          <table:table-cell office:value-type="float" office:value="1772703" calcext:value-type="float">
            <text:p>1772703</text:p>
          </table:table-cell>
          <table:table-cell office:value-type="float" office:value="1712784" calcext:value-type="float">
            <text:p>1712784</text:p>
          </table:table-cell>
          <table:table-cell table:formula="of:=MIN([.A1362:.J1362])" office:value-type="float" office:value="1606100" calcext:value-type="float">
            <text:p>1606100</text:p>
          </table:table-cell>
        </table:table-row>
        <table:table-row table:style-name="ro1">
          <table:table-cell office:value-type="float" office:value="1642052" calcext:value-type="float">
            <text:p>1642052</text:p>
          </table:table-cell>
          <table:table-cell office:value-type="float" office:value="1531568" calcext:value-type="float">
            <text:p>1531568</text:p>
          </table:table-cell>
          <table:table-cell office:value-type="float" office:value="1657835" calcext:value-type="float">
            <text:p>1657835</text:p>
          </table:table-cell>
          <table:table-cell office:value-type="float" office:value="1834666" calcext:value-type="float">
            <text:p>1834666</text:p>
          </table:table-cell>
          <table:table-cell office:value-type="float" office:value="1540044" calcext:value-type="float">
            <text:p>1540044</text:p>
          </table:table-cell>
          <table:table-cell office:value-type="float" office:value="2321320" calcext:value-type="float">
            <text:p>2321320</text:p>
          </table:table-cell>
          <table:table-cell office:value-type="float" office:value="1619253" calcext:value-type="float">
            <text:p>1619253</text:p>
          </table:table-cell>
          <table:table-cell table:number-columns-repeated="2" office:value-type="float" office:value="1680925" calcext:value-type="float">
            <text:p>1680925</text:p>
          </table:table-cell>
          <table:table-cell office:value-type="float" office:value="1619253" calcext:value-type="float">
            <text:p>1619253</text:p>
          </table:table-cell>
          <table:table-cell table:formula="of:=MIN([.A1363:.J1363])" office:value-type="float" office:value="1531568" calcext:value-type="float">
            <text:p>1531568</text:p>
          </table:table-cell>
        </table:table-row>
        <table:table-row table:style-name="ro1">
          <table:table-cell office:value-type="float" office:value="1584179" calcext:value-type="float">
            <text:p>1584179</text:p>
          </table:table-cell>
          <table:table-cell office:value-type="float" office:value="2038681" calcext:value-type="float">
            <text:p>2038681</text:p>
          </table:table-cell>
          <table:table-cell office:value-type="float" office:value="1907738" calcext:value-type="float">
            <text:p>1907738</text:p>
          </table:table-cell>
          <table:table-cell office:value-type="float" office:value="2118767" calcext:value-type="float">
            <text:p>2118767</text:p>
          </table:table-cell>
          <table:table-cell office:value-type="float" office:value="1550859" calcext:value-type="float">
            <text:p>1550859</text:p>
          </table:table-cell>
          <table:table-cell office:value-type="float" office:value="1663096" calcext:value-type="float">
            <text:p>1663096</text:p>
          </table:table-cell>
          <table:table-cell office:value-type="float" office:value="1571904" calcext:value-type="float">
            <text:p>1571904</text:p>
          </table:table-cell>
          <table:table-cell office:value-type="float" office:value="1598793" calcext:value-type="float">
            <text:p>1598793</text:p>
          </table:table-cell>
          <table:table-cell office:value-type="float" office:value="1757504" calcext:value-type="float">
            <text:p>1757504</text:p>
          </table:table-cell>
          <table:table-cell office:value-type="float" office:value="1687356" calcext:value-type="float">
            <text:p>1687356</text:p>
          </table:table-cell>
          <table:table-cell table:formula="of:=MIN([.A1364:.J1364])" office:value-type="float" office:value="1550859" calcext:value-type="float">
            <text:p>1550859</text:p>
          </table:table-cell>
        </table:table-row>
        <table:table-row table:style-name="ro1">
          <table:table-cell office:value-type="float" office:value="1567227" calcext:value-type="float">
            <text:p>1567227</text:p>
          </table:table-cell>
          <table:table-cell office:value-type="float" office:value="2416311" calcext:value-type="float">
            <text:p>2416311</text:p>
          </table:table-cell>
          <table:table-cell office:value-type="float" office:value="1917676" calcext:value-type="float">
            <text:p>1917676</text:p>
          </table:table-cell>
          <table:table-cell office:value-type="float" office:value="1621592" calcext:value-type="float">
            <text:p>1621592</text:p>
          </table:table-cell>
          <table:table-cell office:value-type="float" office:value="2583791" calcext:value-type="float">
            <text:p>2583791</text:p>
          </table:table-cell>
          <table:table-cell office:value-type="float" office:value="1730614" calcext:value-type="float">
            <text:p>1730614</text:p>
          </table:table-cell>
          <table:table-cell office:value-type="float" office:value="1921767" calcext:value-type="float">
            <text:p>1921767</text:p>
          </table:table-cell>
          <table:table-cell office:value-type="float" office:value="2275723" calcext:value-type="float">
            <text:p>2275723</text:p>
          </table:table-cell>
          <table:table-cell office:value-type="float" office:value="1650528" calcext:value-type="float">
            <text:p>1650528</text:p>
          </table:table-cell>
          <table:table-cell office:value-type="float" office:value="2576483" calcext:value-type="float">
            <text:p>2576483</text:p>
          </table:table-cell>
          <table:table-cell table:formula="of:=MIN([.A1365:.J1365])" office:value-type="float" office:value="1567227" calcext:value-type="float">
            <text:p>1567227</text:p>
          </table:table-cell>
        </table:table-row>
        <table:table-row table:style-name="ro1">
          <table:table-cell office:value-type="float" office:value="2191253" calcext:value-type="float">
            <text:p>2191253</text:p>
          </table:table-cell>
          <table:table-cell office:value-type="float" office:value="1712200" calcext:value-type="float">
            <text:p>1712200</text:p>
          </table:table-cell>
          <table:table-cell office:value-type="float" office:value="1609316" calcext:value-type="float">
            <text:p>1609316</text:p>
          </table:table-cell>
          <table:table-cell office:value-type="float" office:value="1590317" calcext:value-type="float">
            <text:p>1590317</text:p>
          </table:table-cell>
          <table:table-cell office:value-type="float" office:value="1822683" calcext:value-type="float">
            <text:p>1822683</text:p>
          </table:table-cell>
          <table:table-cell office:value-type="float" office:value="1674495" calcext:value-type="float">
            <text:p>1674495</text:p>
          </table:table-cell>
          <table:table-cell office:value-type="float" office:value="1942228" calcext:value-type="float">
            <text:p>1942228</text:p>
          </table:table-cell>
          <table:table-cell office:value-type="float" office:value="1812161" calcext:value-type="float">
            <text:p>1812161</text:p>
          </table:table-cell>
          <table:table-cell office:value-type="float" office:value="1618377" calcext:value-type="float">
            <text:p>1618377</text:p>
          </table:table-cell>
          <table:table-cell office:value-type="float" office:value="1735583" calcext:value-type="float">
            <text:p>1735583</text:p>
          </table:table-cell>
          <table:table-cell table:formula="of:=MIN([.A1366:.J1366])" office:value-type="float" office:value="1590317" calcext:value-type="float">
            <text:p>1590317</text:p>
          </table:table-cell>
        </table:table-row>
        <table:table-row table:style-name="ro1">
          <table:table-cell office:value-type="float" office:value="1666603" calcext:value-type="float">
            <text:p>1666603</text:p>
          </table:table-cell>
          <table:table-cell office:value-type="float" office:value="1630653" calcext:value-type="float">
            <text:p>1630653</text:p>
          </table:table-cell>
          <table:table-cell office:value-type="float" office:value="1552321" calcext:value-type="float">
            <text:p>1552321</text:p>
          </table:table-cell>
          <table:table-cell office:value-type="float" office:value="1554074" calcext:value-type="float">
            <text:p>1554074</text:p>
          </table:table-cell>
          <table:table-cell office:value-type="float" office:value="1716291" calcext:value-type="float">
            <text:p>1716291</text:p>
          </table:table-cell>
          <table:table-cell office:value-type="float" office:value="1605808" calcext:value-type="float">
            <text:p>1605808</text:p>
          </table:table-cell>
          <table:table-cell office:value-type="float" office:value="1689986" calcext:value-type="float">
            <text:p>1689986</text:p>
          </table:table-cell>
          <table:table-cell office:value-type="float" office:value="1778840" calcext:value-type="float">
            <text:p>1778840</text:p>
          </table:table-cell>
          <table:table-cell office:value-type="float" office:value="2497566" calcext:value-type="float">
            <text:p>2497566</text:p>
          </table:table-cell>
          <table:table-cell office:value-type="float" office:value="1667480" calcext:value-type="float">
            <text:p>1667480</text:p>
          </table:table-cell>
          <table:table-cell table:formula="of:=MIN([.A1367:.J1367])" office:value-type="float" office:value="1552321" calcext:value-type="float">
            <text:p>1552321</text:p>
          </table:table-cell>
        </table:table-row>
        <table:table-row table:style-name="ro1">
          <table:table-cell office:value-type="float" office:value="1596455" calcext:value-type="float">
            <text:p>1596455</text:p>
          </table:table-cell>
          <table:table-cell office:value-type="float" office:value="1590317" calcext:value-type="float">
            <text:p>1590317</text:p>
          </table:table-cell>
          <table:table-cell office:value-type="float" office:value="1556120" calcext:value-type="float">
            <text:p>1556120</text:p>
          </table:table-cell>
          <table:table-cell office:value-type="float" office:value="1601131" calcext:value-type="float">
            <text:p>1601131</text:p>
          </table:table-cell>
          <table:table-cell office:value-type="float" office:value="1654620" calcext:value-type="float">
            <text:p>1654620</text:p>
          </table:table-cell>
          <table:table-cell office:value-type="float" office:value="2021144" calcext:value-type="float">
            <text:p>2021144</text:p>
          </table:table-cell>
          <table:table-cell office:value-type="float" office:value="1713953" calcext:value-type="float">
            <text:p>1713953</text:p>
          </table:table-cell>
          <table:table-cell office:value-type="float" office:value="1748151" calcext:value-type="float">
            <text:p>1748151</text:p>
          </table:table-cell>
          <table:table-cell office:value-type="float" office:value="1826483" calcext:value-type="float">
            <text:p>1826483</text:p>
          </table:table-cell>
          <table:table-cell office:value-type="float" office:value="1604639" calcext:value-type="float">
            <text:p>1604639</text:p>
          </table:table-cell>
          <table:table-cell table:formula="of:=MIN([.A1368:.J1368])" office:value-type="float" office:value="1556120" calcext:value-type="float">
            <text:p>1556120</text:p>
          </table:table-cell>
        </table:table-row>
        <table:table-row table:style-name="ro1">
          <table:table-cell office:value-type="float" office:value="1555536" calcext:value-type="float">
            <text:p>1555536</text:p>
          </table:table-cell>
          <table:table-cell office:value-type="float" office:value="1583594" calcext:value-type="float">
            <text:p>1583594</text:p>
          </table:table-cell>
          <table:table-cell office:value-type="float" office:value="1622761" calcext:value-type="float">
            <text:p>1622761</text:p>
          </table:table-cell>
          <table:table-cell office:value-type="float" office:value="2396729" calcext:value-type="float">
            <text:p>2396729</text:p>
          </table:table-cell>
          <table:table-cell office:value-type="float" office:value="1590025" calcext:value-type="float">
            <text:p>1590025</text:p>
          </table:table-cell>
          <table:table-cell office:value-type="float" office:value="2060602" calcext:value-type="float">
            <text:p>2060602</text:p>
          </table:table-cell>
          <table:table-cell office:value-type="float" office:value="1611069" calcext:value-type="float">
            <text:p>1611069</text:p>
          </table:table-cell>
          <table:table-cell office:value-type="float" office:value="1648189" calcext:value-type="float">
            <text:p>1648189</text:p>
          </table:table-cell>
          <table:table-cell office:value-type="float" office:value="1725937" calcext:value-type="float">
            <text:p>1725937</text:p>
          </table:table-cell>
          <table:table-cell office:value-type="float" office:value="1572196" calcext:value-type="float">
            <text:p>1572196</text:p>
          </table:table-cell>
          <table:table-cell table:formula="of:=MIN([.A1369:.J1369])" office:value-type="float" office:value="1555536" calcext:value-type="float">
            <text:p>1555536</text:p>
          </table:table-cell>
        </table:table-row>
        <table:table-row table:style-name="ro1">
          <table:table-cell office:value-type="float" office:value="1678002" calcext:value-type="float">
            <text:p>1678002</text:p>
          </table:table-cell>
          <table:table-cell office:value-type="float" office:value="2235972" calcext:value-type="float">
            <text:p>2235972</text:p>
          </table:table-cell>
          <table:table-cell office:value-type="float" office:value="2155010" calcext:value-type="float">
            <text:p>2155010</text:p>
          </table:table-cell>
          <table:table-cell office:value-type="float" office:value="2416019" calcext:value-type="float">
            <text:p>2416019</text:p>
          </table:table-cell>
          <table:table-cell office:value-type="float" office:value="2232173" calcext:value-type="float">
            <text:p>2232173</text:p>
          </table:table-cell>
          <table:table-cell office:value-type="float" office:value="1666604" calcext:value-type="float">
            <text:p>1666604</text:p>
          </table:table-cell>
          <table:table-cell office:value-type="float" office:value="1573072" calcext:value-type="float">
            <text:p>1573072</text:p>
          </table:table-cell>
          <table:table-cell office:value-type="float" office:value="2169624" calcext:value-type="float">
            <text:p>2169624</text:p>
          </table:table-cell>
          <table:table-cell office:value-type="float" office:value="1657835" calcext:value-type="float">
            <text:p>1657835</text:p>
          </table:table-cell>
          <table:table-cell office:value-type="float" office:value="1550566" calcext:value-type="float">
            <text:p>1550566</text:p>
          </table:table-cell>
          <table:table-cell table:formula="of:=MIN([.A1370:.J1370])" office:value-type="float" office:value="1550566" calcext:value-type="float">
            <text:p>1550566</text:p>
          </table:table-cell>
        </table:table-row>
        <table:table-row table:style-name="ro1">
          <table:table-cell office:value-type="float" office:value="1720969" calcext:value-type="float">
            <text:p>1720969</text:p>
          </table:table-cell>
          <table:table-cell office:value-type="float" office:value="1649943" calcext:value-type="float">
            <text:p>1649943</text:p>
          </table:table-cell>
          <table:table-cell office:value-type="float" office:value="1988992" calcext:value-type="float">
            <text:p>1988992</text:p>
          </table:table-cell>
          <table:table-cell office:value-type="float" office:value="1871787" calcext:value-type="float">
            <text:p>1871787</text:p>
          </table:table-cell>
          <table:table-cell office:value-type="float" office:value="1656666" calcext:value-type="float">
            <text:p>1656666</text:p>
          </table:table-cell>
          <table:table-cell office:value-type="float" office:value="1620423" calcext:value-type="float">
            <text:p>1620423</text:p>
          </table:table-cell>
          <table:table-cell office:value-type="float" office:value="2249126" calcext:value-type="float">
            <text:p>2249126</text:p>
          </table:table-cell>
          <table:table-cell office:value-type="float" office:value="2161733" calcext:value-type="float">
            <text:p>2161733</text:p>
          </table:table-cell>
          <table:table-cell office:value-type="float" office:value="1610192" calcext:value-type="float">
            <text:p>1610192</text:p>
          </table:table-cell>
          <table:table-cell office:value-type="float" office:value="2527964" calcext:value-type="float">
            <text:p>2527964</text:p>
          </table:table-cell>
          <table:table-cell table:formula="of:=MIN([.A1371:.J1371])" office:value-type="float" office:value="1610192" calcext:value-type="float">
            <text:p>1610192</text:p>
          </table:table-cell>
        </table:table-row>
        <table:table-row table:style-name="ro1">
          <table:table-cell office:value-type="float" office:value="2382407" calcext:value-type="float">
            <text:p>2382407</text:p>
          </table:table-cell>
          <table:table-cell office:value-type="float" office:value="1660465" calcext:value-type="float">
            <text:p>1660465</text:p>
          </table:table-cell>
          <table:table-cell office:value-type="float" office:value="1776795" calcext:value-type="float">
            <text:p>1776795</text:p>
          </table:table-cell>
          <table:table-cell office:value-type="float" office:value="1799300" calcext:value-type="float">
            <text:p>1799300</text:p>
          </table:table-cell>
          <table:table-cell office:value-type="float" office:value="1675664" calcext:value-type="float">
            <text:p>1675664</text:p>
          </table:table-cell>
          <table:table-cell office:value-type="float" office:value="1620130" calcext:value-type="float">
            <text:p>1620130</text:p>
          </table:table-cell>
          <table:table-cell office:value-type="float" office:value="1731198" calcext:value-type="float">
            <text:p>1731198</text:p>
          </table:table-cell>
          <table:table-cell office:value-type="float" office:value="2062356" calcext:value-type="float">
            <text:p>2062356</text:p>
          </table:table-cell>
          <table:table-cell office:value-type="float" office:value="2573268" calcext:value-type="float">
            <text:p>2573268</text:p>
          </table:table-cell>
          <table:table-cell office:value-type="float" office:value="1730029" calcext:value-type="float">
            <text:p>1730029</text:p>
          </table:table-cell>
          <table:table-cell table:formula="of:=MIN([.A1372:.J1372])" office:value-type="float" office:value="1620130" calcext:value-type="float">
            <text:p>1620130</text:p>
          </table:table-cell>
        </table:table-row>
        <table:table-row table:style-name="ro1">
          <table:table-cell office:value-type="float" office:value="1752535" calcext:value-type="float">
            <text:p>1752535</text:p>
          </table:table-cell>
          <table:table-cell office:value-type="float" office:value="1557874" calcext:value-type="float">
            <text:p>1557874</text:p>
          </table:table-cell>
          <table:table-cell office:value-type="float" office:value="1620130" calcext:value-type="float">
            <text:p>1620130</text:p>
          </table:table-cell>
          <table:table-cell office:value-type="float" office:value="1668941" calcext:value-type="float">
            <text:p>1668941</text:p>
          </table:table-cell>
          <table:table-cell office:value-type="float" office:value="1618961" calcext:value-type="float">
            <text:p>1618961</text:p>
          </table:table-cell>
          <table:table-cell office:value-type="float" office:value="1534199" calcext:value-type="float">
            <text:p>1534199</text:p>
          </table:table-cell>
          <table:table-cell office:value-type="float" office:value="1618084" calcext:value-type="float">
            <text:p>1618084</text:p>
          </table:table-cell>
          <table:table-cell office:value-type="float" office:value="1762472" calcext:value-type="float">
            <text:p>1762472</text:p>
          </table:table-cell>
          <table:table-cell office:value-type="float" office:value="1838758" calcext:value-type="float">
            <text:p>1838758</text:p>
          </table:table-cell>
          <table:table-cell office:value-type="float" office:value="1703139" calcext:value-type="float">
            <text:p>1703139</text:p>
          </table:table-cell>
          <table:table-cell table:formula="of:=MIN([.A1373:.J1373])" office:value-type="float" office:value="1534199" calcext:value-type="float">
            <text:p>1534199</text:p>
          </table:table-cell>
        </table:table-row>
        <table:table-row table:style-name="ro1">
          <table:table-cell office:value-type="float" office:value="1629191" calcext:value-type="float">
            <text:p>1629191</text:p>
          </table:table-cell>
          <table:table-cell office:value-type="float" office:value="1718045" calcext:value-type="float">
            <text:p>1718045</text:p>
          </table:table-cell>
          <table:table-cell office:value-type="float" office:value="1576580" calcext:value-type="float">
            <text:p>1576580</text:p>
          </table:table-cell>
          <table:table-cell office:value-type="float" office:value="2395267" calcext:value-type="float">
            <text:p>2395267</text:p>
          </table:table-cell>
          <table:table-cell office:value-type="float" office:value="1698463" calcext:value-type="float">
            <text:p>1698463</text:p>
          </table:table-cell>
          <table:table-cell office:value-type="float" office:value="2469800" calcext:value-type="float">
            <text:p>2469800</text:p>
          </table:table-cell>
          <table:table-cell office:value-type="float" office:value="1566350" calcext:value-type="float">
            <text:p>1566350</text:p>
          </table:table-cell>
          <table:table-cell office:value-type="float" office:value="1664557" calcext:value-type="float">
            <text:p>1664557</text:p>
          </table:table-cell>
          <table:table-cell office:value-type="float" office:value="1684140" calcext:value-type="float">
            <text:p>1684140</text:p>
          </table:table-cell>
          <table:table-cell office:value-type="float" office:value="1732952" calcext:value-type="float">
            <text:p>1732952</text:p>
          </table:table-cell>
          <table:table-cell table:formula="of:=MIN([.A1374:.J1374])" office:value-type="float" office:value="1566350" calcext:value-type="float">
            <text:p>1566350</text:p>
          </table:table-cell>
        </table:table-row>
        <table:table-row table:style-name="ro1">
          <table:table-cell office:value-type="float" office:value="1564596" calcext:value-type="float">
            <text:p>1564596</text:p>
          </table:table-cell>
          <table:table-cell office:value-type="float" office:value="1948073" calcext:value-type="float">
            <text:p>1948073</text:p>
          </table:table-cell>
          <table:table-cell office:value-type="float" office:value="1558458" calcext:value-type="float">
            <text:p>1558458</text:p>
          </table:table-cell>
          <table:table-cell office:value-type="float" office:value="1794916" calcext:value-type="float">
            <text:p>1794916</text:p>
          </table:table-cell>
          <table:table-cell office:value-type="float" office:value="1672742" calcext:value-type="float">
            <text:p>1672742</text:p>
          </table:table-cell>
          <table:table-cell office:value-type="float" office:value="1840804" calcext:value-type="float">
            <text:p>1840804</text:p>
          </table:table-cell>
          <table:table-cell office:value-type="float" office:value="1526307" calcext:value-type="float">
            <text:p>1526307</text:p>
          </table:table-cell>
          <table:table-cell office:value-type="float" office:value="1866233" calcext:value-type="float">
            <text:p>1866233</text:p>
          </table:table-cell>
          <table:table-cell office:value-type="float" office:value="1637960" calcext:value-type="float">
            <text:p>1637960</text:p>
          </table:table-cell>
          <table:table-cell office:value-type="float" office:value="1666018" calcext:value-type="float">
            <text:p>1666018</text:p>
          </table:table-cell>
          <table:table-cell table:formula="of:=MIN([.A1375:.J1375])" office:value-type="float" office:value="1526307" calcext:value-type="float">
            <text:p>1526307</text:p>
          </table:table-cell>
        </table:table-row>
        <table:table-row table:style-name="ro1">
          <table:table-cell office:value-type="float" office:value="1540044" calcext:value-type="float">
            <text:p>1540044</text:p>
          </table:table-cell>
          <table:table-cell office:value-type="float" office:value="2047449" calcext:value-type="float">
            <text:p>2047449</text:p>
          </table:table-cell>
          <table:table-cell office:value-type="float" office:value="2280400" calcext:value-type="float">
            <text:p>2280400</text:p>
          </table:table-cell>
          <table:table-cell office:value-type="float" office:value="1701678" calcext:value-type="float">
            <text:p>1701678</text:p>
          </table:table-cell>
          <table:table-cell office:value-type="float" office:value="2330380" calcext:value-type="float">
            <text:p>2330380</text:p>
          </table:table-cell>
          <table:table-cell office:value-type="float" office:value="1694662" calcext:value-type="float">
            <text:p>1694662</text:p>
          </table:table-cell>
          <table:table-cell office:value-type="float" office:value="1527769" calcext:value-type="float">
            <text:p>1527769</text:p>
          </table:table-cell>
          <table:table-cell office:value-type="float" office:value="2017637" calcext:value-type="float">
            <text:p>2017637</text:p>
          </table:table-cell>
          <table:table-cell office:value-type="float" office:value="1576287" calcext:value-type="float">
            <text:p>1576287</text:p>
          </table:table-cell>
          <table:table-cell office:value-type="float" office:value="2077847" calcext:value-type="float">
            <text:p>2077847</text:p>
          </table:table-cell>
          <table:table-cell table:formula="of:=MIN([.A1376:.J1376])" office:value-type="float" office:value="1527769" calcext:value-type="float">
            <text:p>1527769</text:p>
          </table:table-cell>
        </table:table-row>
        <table:table-row table:style-name="ro1">
          <table:table-cell office:value-type="float" office:value="1553782" calcext:value-type="float">
            <text:p>1553782</text:p>
          </table:table-cell>
          <table:table-cell office:value-type="float" office:value="1648189" calcext:value-type="float">
            <text:p>1648189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1661634" calcext:value-type="float">
            <text:p>1661634</text:p>
          </table:table-cell>
          <table:table-cell office:value-type="float" office:value="1649067" calcext:value-type="float">
            <text:p>1649067</text:p>
          </table:table-cell>
          <table:table-cell office:value-type="float" office:value="1651404" calcext:value-type="float">
            <text:p>1651404</text:p>
          </table:table-cell>
          <table:table-cell office:value-type="float" office:value="2507212" calcext:value-type="float">
            <text:p>2507212</text:p>
          </table:table-cell>
          <table:table-cell office:value-type="float" office:value="1721552" calcext:value-type="float">
            <text:p>1721552</text:p>
          </table:table-cell>
          <table:table-cell office:value-type="float" office:value="1587979" calcext:value-type="float">
            <text:p>1587979</text:p>
          </table:table-cell>
          <table:table-cell office:value-type="float" office:value="2096261" calcext:value-type="float">
            <text:p>2096261</text:p>
          </table:table-cell>
          <table:table-cell table:formula="of:=MIN([.A1377:.J1377])" office:value-type="float" office:value="1553782" calcext:value-type="float">
            <text:p>1553782</text:p>
          </table:table-cell>
        </table:table-row>
        <table:table-row table:style-name="ro1">
          <table:table-cell office:value-type="float" office:value="2172840" calcext:value-type="float">
            <text:p>2172840</text:p>
          </table:table-cell>
          <table:table-cell office:value-type="float" office:value="1598208" calcext:value-type="float">
            <text:p>1598208</text:p>
          </table:table-cell>
          <table:table-cell office:value-type="float" office:value="1640297" calcext:value-type="float">
            <text:p>1640297</text:p>
          </table:table-cell>
          <table:table-cell office:value-type="float" office:value="1796085" calcext:value-type="float">
            <text:p>1796085</text:p>
          </table:table-cell>
          <table:table-cell office:value-type="float" office:value="1594701" calcext:value-type="float">
            <text:p>1594701</text:p>
          </table:table-cell>
          <table:table-cell office:value-type="float" office:value="1645266" calcext:value-type="float">
            <text:p>1645266</text:p>
          </table:table-cell>
          <table:table-cell office:value-type="float" office:value="1848111" calcext:value-type="float">
            <text:p>1848111</text:p>
          </table:table-cell>
          <table:table-cell office:value-type="float" office:value="1654912" calcext:value-type="float">
            <text:p>1654912</text:p>
          </table:table-cell>
          <table:table-cell office:value-type="float" office:value="2523580" calcext:value-type="float">
            <text:p>2523580</text:p>
          </table:table-cell>
          <table:table-cell office:value-type="float" office:value="1816837" calcext:value-type="float">
            <text:p>1816837</text:p>
          </table:table-cell>
          <table:table-cell table:formula="of:=MIN([.A1378:.J1378])" office:value-type="float" office:value="1594701" calcext:value-type="float">
            <text:p>1594701</text:p>
          </table:table-cell>
        </table:table-row>
        <table:table-row table:style-name="ro1">
          <table:table-cell office:value-type="float" office:value="1938719" calcext:value-type="float">
            <text:p>1938719</text:p>
          </table:table-cell>
          <table:table-cell office:value-type="float" office:value="1554074" calcext:value-type="float">
            <text:p>1554074</text:p>
          </table:table-cell>
          <table:table-cell office:value-type="float" office:value="1569273" calcext:value-type="float">
            <text:p>1569273</text:p>
          </table:table-cell>
          <table:table-cell office:value-type="float" office:value="1876464" calcext:value-type="float">
            <text:p>1876464</text:p>
          </table:table-cell>
          <table:table-cell office:value-type="float" office:value="1571027" calcext:value-type="float">
            <text:p>1571027</text:p>
          </table:table-cell>
          <table:table-cell office:value-type="float" office:value="1611362" calcext:value-type="float">
            <text:p>1611362</text:p>
          </table:table-cell>
          <table:table-cell office:value-type="float" office:value="1705770" calcext:value-type="float">
            <text:p>1705770</text:p>
          </table:table-cell>
          <table:table-cell office:value-type="float" office:value="1670988" calcext:value-type="float">
            <text:p>1670988</text:p>
          </table:table-cell>
          <table:table-cell office:value-type="float" office:value="1674787" calcext:value-type="float">
            <text:p>1674787</text:p>
          </table:table-cell>
          <table:table-cell office:value-type="float" office:value="1670403" calcext:value-type="float">
            <text:p>1670403</text:p>
          </table:table-cell>
          <table:table-cell table:formula="of:=MIN([.A1379:.J1379])" office:value-type="float" office:value="1554074" calcext:value-type="float">
            <text:p>1554074</text:p>
          </table:table-cell>
        </table:table-row>
        <table:table-row table:style-name="ro1">
          <table:table-cell office:value-type="float" office:value="1780594" calcext:value-type="float">
            <text:p>1780594</text:p>
          </table:table-cell>
          <table:table-cell office:value-type="float" office:value="1533030" calcext:value-type="float">
            <text:p>1533030</text:p>
          </table:table-cell>
          <table:table-cell office:value-type="float" office:value="1947489" calcext:value-type="float">
            <text:p>1947489</text:p>
          </table:table-cell>
          <table:table-cell office:value-type="float" office:value="2572976" calcext:value-type="float">
            <text:p>2572976</text:p>
          </table:table-cell>
          <table:table-cell office:value-type="float" office:value="1534491" calcext:value-type="float">
            <text:p>1534491</text:p>
          </table:table-cell>
          <table:table-cell office:value-type="float" office:value="2302906" calcext:value-type="float">
            <text:p>2302906</text:p>
          </table:table-cell>
          <table:table-cell office:value-type="float" office:value="1730321" calcext:value-type="float">
            <text:p>1730321</text:p>
          </table:table-cell>
          <table:table-cell office:value-type="float" office:value="1793162" calcext:value-type="float">
            <text:p>1793162</text:p>
          </table:table-cell>
          <table:table-cell office:value-type="float" office:value="1609607" calcext:value-type="float">
            <text:p>1609607</text:p>
          </table:table-cell>
          <table:table-cell office:value-type="float" office:value="1604639" calcext:value-type="float">
            <text:p>1604639</text:p>
          </table:table-cell>
          <table:table-cell table:formula="of:=MIN([.A1380:.J1380])" office:value-type="float" office:value="1533030" calcext:value-type="float">
            <text:p>1533030</text:p>
          </table:table-cell>
        </table:table-row>
        <table:table-row table:style-name="ro1">
          <table:table-cell office:value-type="float" office:value="1661049" calcext:value-type="float">
            <text:p>1661049</text:p>
          </table:table-cell>
          <table:table-cell office:value-type="float" office:value="1886986" calcext:value-type="float">
            <text:p>1886986</text:p>
          </table:table-cell>
          <table:table-cell office:value-type="float" office:value="2559531" calcext:value-type="float">
            <text:p>2559531</text:p>
          </table:table-cell>
          <table:table-cell office:value-type="float" office:value="1711031" calcext:value-type="float">
            <text:p>1711031</text:p>
          </table:table-cell>
          <table:table-cell office:value-type="float" office:value="1571611" calcext:value-type="float">
            <text:p>1571611</text:p>
          </table:table-cell>
          <table:table-cell office:value-type="float" office:value="1660465" calcext:value-type="float">
            <text:p>1660465</text:p>
          </table:table-cell>
          <table:table-cell office:value-type="float" office:value="1712785" calcext:value-type="float">
            <text:p>1712785</text:p>
          </table:table-cell>
          <table:table-cell office:value-type="float" office:value="2964345" calcext:value-type="float">
            <text:p>2964345</text:p>
          </table:table-cell>
          <table:table-cell office:value-type="float" office:value="1561089" calcext:value-type="float">
            <text:p>1561089</text:p>
          </table:table-cell>
          <table:table-cell office:value-type="float" office:value="1560504" calcext:value-type="float">
            <text:p>1560504</text:p>
          </table:table-cell>
          <table:table-cell table:formula="of:=MIN([.A1381:.J1381])" office:value-type="float" office:value="1560504" calcext:value-type="float">
            <text:p>1560504</text:p>
          </table:table-cell>
        </table:table-row>
        <table:table-row table:style-name="ro1">
          <table:table-cell office:value-type="float" office:value="1657835" calcext:value-type="float">
            <text:p>1657835</text:p>
          </table:table-cell>
          <table:table-cell office:value-type="float" office:value="2062064" calcext:value-type="float">
            <text:p>2062064</text:p>
          </table:table-cell>
          <table:table-cell office:value-type="float" office:value="1814207" calcext:value-type="float">
            <text:p>1814207</text:p>
          </table:table-cell>
          <table:table-cell office:value-type="float" office:value="1692617" calcext:value-type="float">
            <text:p>1692617</text:p>
          </table:table-cell>
          <table:table-cell office:value-type="float" office:value="2317812" calcext:value-type="float">
            <text:p>2317812</text:p>
          </table:table-cell>
          <table:table-cell office:value-type="float" office:value="1689109" calcext:value-type="float">
            <text:p>1689109</text:p>
          </table:table-cell>
          <table:table-cell office:value-type="float" office:value="2299398" calcext:value-type="float">
            <text:p>2299398</text:p>
          </table:table-cell>
          <table:table-cell office:value-type="float" office:value="1839343" calcext:value-type="float">
            <text:p>1839343</text:p>
          </table:table-cell>
          <table:table-cell office:value-type="float" office:value="1762472" calcext:value-type="float">
            <text:p>1762472</text:p>
          </table:table-cell>
          <table:table-cell office:value-type="float" office:value="2652477" calcext:value-type="float">
            <text:p>2652477</text:p>
          </table:table-cell>
          <table:table-cell table:formula="of:=MIN([.A1382:.J1382])" office:value-type="float" office:value="1657835" calcext:value-type="float">
            <text:p>1657835</text:p>
          </table:table-cell>
        </table:table-row>
        <table:table-row table:style-name="ro1">
          <table:table-cell office:value-type="float" office:value="2207329" calcext:value-type="float">
            <text:p>2207329</text:p>
          </table:table-cell>
          <table:table-cell office:value-type="float" office:value="1840220" calcext:value-type="float">
            <text:p>1840220</text:p>
          </table:table-cell>
          <table:table-cell office:value-type="float" office:value="1643513" calcext:value-type="float">
            <text:p>1643513</text:p>
          </table:table-cell>
          <table:table-cell office:value-type="float" office:value="1604931" calcext:value-type="float">
            <text:p>1604931</text:p>
          </table:table-cell>
          <table:table-cell office:value-type="float" office:value="1649943" calcext:value-type="float">
            <text:p>1649943</text:p>
          </table:table-cell>
          <table:table-cell office:value-type="float" office:value="1675080" calcext:value-type="float">
            <text:p>1675080</text:p>
          </table:table-cell>
          <table:table-cell office:value-type="float" office:value="1677418" calcext:value-type="float">
            <text:p>1677418</text:p>
          </table:table-cell>
          <table:table-cell office:value-type="float" office:value="1955672" calcext:value-type="float">
            <text:p>1955672</text:p>
          </table:table-cell>
          <table:table-cell office:value-type="float" office:value="2436479" calcext:value-type="float">
            <text:p>2436479</text:p>
          </table:table-cell>
          <table:table-cell office:value-type="float" office:value="1779133" calcext:value-type="float">
            <text:p>1779133</text:p>
          </table:table-cell>
          <table:table-cell table:formula="of:=MIN([.A1383:.J1383])" office:value-type="float" office:value="1604931" calcext:value-type="float">
            <text:p>1604931</text:p>
          </table:table-cell>
        </table:table-row>
        <table:table-row table:style-name="ro1">
          <table:table-cell office:value-type="float" office:value="1705769" calcext:value-type="float">
            <text:p>1705769</text:p>
          </table:table-cell>
          <table:table-cell office:value-type="float" office:value="1699340" calcext:value-type="float">
            <text:p>1699340</text:p>
          </table:table-cell>
          <table:table-cell office:value-type="float" office:value="1582425" calcext:value-type="float">
            <text:p>1582425</text:p>
          </table:table-cell>
          <table:table-cell office:value-type="float" office:value="1609608" calcext:value-type="float">
            <text:p>1609608</text:p>
          </table:table-cell>
          <table:table-cell office:value-type="float" office:value="1748735" calcext:value-type="float">
            <text:p>1748735</text:p>
          </table:table-cell>
          <table:table-cell office:value-type="float" office:value="1947488" calcext:value-type="float">
            <text:p>1947488</text:p>
          </table:table-cell>
          <table:table-cell office:value-type="float" office:value="1634745" calcext:value-type="float">
            <text:p>1634745</text:p>
          </table:table-cell>
          <table:table-cell office:value-type="float" office:value="1705769" calcext:value-type="float">
            <text:p>1705769</text:p>
          </table:table-cell>
          <table:table-cell office:value-type="float" office:value="1722722" calcext:value-type="float">
            <text:p>1722722</text:p>
          </table:table-cell>
          <table:table-cell office:value-type="float" office:value="1662804" calcext:value-type="float">
            <text:p>1662804</text:p>
          </table:table-cell>
          <table:table-cell table:formula="of:=MIN([.A1384:.J1384])" office:value-type="float" office:value="1582425" calcext:value-type="float">
            <text:p>1582425</text:p>
          </table:table-cell>
        </table:table-row>
        <table:table-row table:style-name="ro1">
          <table:table-cell office:value-type="float" office:value="1613407" calcext:value-type="float">
            <text:p>1613407</text:p>
          </table:table-cell>
          <table:table-cell office:value-type="float" office:value="1611946" calcext:value-type="float">
            <text:p>1611946</text:p>
          </table:table-cell>
          <table:table-cell office:value-type="float" office:value="1535368" calcext:value-type="float">
            <text:p>1535368</text:p>
          </table:table-cell>
          <table:table-cell office:value-type="float" office:value="2583790" calcext:value-type="float">
            <text:p>2583790</text:p>
          </table:table-cell>
          <table:table-cell office:value-type="float" office:value="1770656" calcext:value-type="float">
            <text:p>1770656</text:p>
          </table:table-cell>
          <table:table-cell office:value-type="float" office:value="2978081" calcext:value-type="float">
            <text:p>2978081</text:p>
          </table:table-cell>
          <table:table-cell office:value-type="float" office:value="1575703" calcext:value-type="float">
            <text:p>1575703</text:p>
          </table:table-cell>
          <table:table-cell office:value-type="float" office:value="1699631" calcext:value-type="float">
            <text:p>1699631</text:p>
          </table:table-cell>
          <table:table-cell office:value-type="float" office:value="1641759" calcext:value-type="float">
            <text:p>1641759</text:p>
          </table:table-cell>
          <table:table-cell office:value-type="float" office:value="1593825" calcext:value-type="float">
            <text:p>1593825</text:p>
          </table:table-cell>
          <table:table-cell table:formula="of:=MIN([.A1385:.J1385])" office:value-type="float" office:value="1535368" calcext:value-type="float">
            <text:p>1535368</text:p>
          </table:table-cell>
        </table:table-row>
        <table:table-row table:style-name="ro1">
          <table:table-cell office:value-type="float" office:value="1560796" calcext:value-type="float">
            <text:p>1560796</text:p>
          </table:table-cell>
          <table:table-cell office:value-type="float" office:value="1579503" calcext:value-type="float">
            <text:p>1579503</text:p>
          </table:table-cell>
          <table:table-cell office:value-type="float" office:value="1557289" calcext:value-type="float">
            <text:p>1557289</text:p>
          </table:table-cell>
          <table:table-cell office:value-type="float" office:value="1742305" calcext:value-type="float">
            <text:p>1742305</text:p>
          </table:table-cell>
          <table:table-cell office:value-type="float" office:value="1656081" calcext:value-type="float">
            <text:p>1656081</text:p>
          </table:table-cell>
          <table:table-cell office:value-type="float" office:value="2132797" calcext:value-type="float">
            <text:p>2132797</text:p>
          </table:table-cell>
          <table:table-cell office:value-type="float" office:value="1655496" calcext:value-type="float">
            <text:p>1655496</text:p>
          </table:table-cell>
          <table:table-cell office:value-type="float" office:value="2515981" calcext:value-type="float">
            <text:p>2515981</text:p>
          </table:table-cell>
          <table:table-cell office:value-type="float" office:value="1785563" calcext:value-type="float">
            <text:p>1785563</text:p>
          </table:table-cell>
          <table:table-cell office:value-type="float" office:value="1553197" calcext:value-type="float">
            <text:p>1553197</text:p>
          </table:table-cell>
          <table:table-cell table:formula="of:=MIN([.A1386:.J1386])" office:value-type="float" office:value="1553197" calcext:value-type="float">
            <text:p>1553197</text:p>
          </table:table-cell>
        </table:table-row>
        <table:table-row table:style-name="ro1">
          <table:table-cell office:value-type="float" office:value="1528645" calcext:value-type="float">
            <text:p>1528645</text:p>
          </table:table-cell>
          <table:table-cell office:value-type="float" office:value="2170793" calcext:value-type="float">
            <text:p>2170793</text:p>
          </table:table-cell>
          <table:table-cell office:value-type="float" office:value="2245618" calcext:value-type="float">
            <text:p>2245618</text:p>
          </table:table-cell>
          <table:table-cell office:value-type="float" office:value="1844897" calcext:value-type="float">
            <text:p>1844897</text:p>
          </table:table-cell>
          <table:table-cell office:value-type="float" office:value="2289753" calcext:value-type="float">
            <text:p>2289753</text:p>
          </table:table-cell>
          <table:table-cell office:value-type="float" office:value="1794039" calcext:value-type="float">
            <text:p>1794039</text:p>
          </table:table-cell>
          <table:table-cell office:value-type="float" office:value="1950996" calcext:value-type="float">
            <text:p>1950996</text:p>
          </table:table-cell>
          <table:table-cell office:value-type="float" office:value="1764226" calcext:value-type="float">
            <text:p>1764226</text:p>
          </table:table-cell>
          <table:table-cell office:value-type="float" office:value="1720968" calcext:value-type="float">
            <text:p>1720968</text:p>
          </table:table-cell>
          <table:table-cell office:value-type="float" office:value="1561674" calcext:value-type="float">
            <text:p>1561674</text:p>
          </table:table-cell>
          <table:table-cell table:formula="of:=MIN([.A1387:.J1387])" office:value-type="float" office:value="1528645" calcext:value-type="float">
            <text:p>1528645</text:p>
          </table:table-cell>
        </table:table-row>
        <table:table-row table:style-name="ro1">
          <table:table-cell office:value-type="float" office:value="1551736" calcext:value-type="float">
            <text:p>1551736</text:p>
          </table:table-cell>
          <table:table-cell office:value-type="float" office:value="1681217" calcext:value-type="float">
            <text:p>1681217</text:p>
          </table:table-cell>
          <table:table-cell office:value-type="float" office:value="1744350" calcext:value-type="float">
            <text:p>1744350</text:p>
          </table:table-cell>
          <table:table-cell office:value-type="float" office:value="1820929" calcext:value-type="float">
            <text:p>1820929</text:p>
          </table:table-cell>
          <table:table-cell office:value-type="float" office:value="1679172" calcext:value-type="float">
            <text:p>1679172</text:p>
          </table:table-cell>
          <table:table-cell office:value-type="float" office:value="1762472" calcext:value-type="float">
            <text:p>1762472</text:p>
          </table:table-cell>
          <table:table-cell office:value-type="float" office:value="2153257" calcext:value-type="float">
            <text:p>2153257</text:p>
          </table:table-cell>
          <table:table-cell office:value-type="float" office:value="1909784" calcext:value-type="float">
            <text:p>1909784</text:p>
          </table:table-cell>
          <table:table-cell office:value-type="float" office:value="1675956" calcext:value-type="float">
            <text:p>1675956</text:p>
          </table:table-cell>
          <table:table-cell office:value-type="float" office:value="2338565" calcext:value-type="float">
            <text:p>2338565</text:p>
          </table:table-cell>
          <table:table-cell table:formula="of:=MIN([.A1388:.J1388])" office:value-type="float" office:value="1551736" calcext:value-type="float">
            <text:p>1551736</text:p>
          </table:table-cell>
        </table:table-row>
        <table:table-row table:style-name="ro1">
          <table:table-cell office:value-type="float" office:value="2299398" calcext:value-type="float">
            <text:p>2299398</text:p>
          </table:table-cell>
          <table:table-cell office:value-type="float" office:value="1620130" calcext:value-type="float">
            <text:p>1620130</text:p>
          </table:table-cell>
          <table:table-cell office:value-type="float" office:value="1770949" calcext:value-type="float">
            <text:p>1770949</text:p>
          </table:table-cell>
          <table:table-cell office:value-type="float" office:value="1787316" calcext:value-type="float">
            <text:p>1787316</text:p>
          </table:table-cell>
          <table:table-cell office:value-type="float" office:value="1644098" calcext:value-type="float">
            <text:p>1644098</text:p>
          </table:table-cell>
          <table:table-cell office:value-type="float" office:value="3162220" calcext:value-type="float">
            <text:p>3162220</text:p>
          </table:table-cell>
          <table:table-cell office:value-type="float" office:value="1661342" calcext:value-type="float">
            <text:p>1661342</text:p>
          </table:table-cell>
          <table:table-cell office:value-type="float" office:value="1710154" calcext:value-type="float">
            <text:p>1710154</text:p>
          </table:table-cell>
          <table:table-cell office:value-type="float" office:value="2273678" calcext:value-type="float">
            <text:p>2273678</text:p>
          </table:table-cell>
          <table:table-cell office:value-type="float" office:value="1688817" calcext:value-type="float">
            <text:p>1688817</text:p>
          </table:table-cell>
          <table:table-cell table:formula="of:=MIN([.A1389:.J1389])" office:value-type="float" office:value="1620130" calcext:value-type="float">
            <text:p>1620130</text:p>
          </table:table-cell>
        </table:table-row>
        <table:table-row table:style-name="ro1">
          <table:table-cell office:value-type="float" office:value="1836421" calcext:value-type="float">
            <text:p>1836421</text:p>
          </table:table-cell>
          <table:table-cell office:value-type="float" office:value="1553782" calcext:value-type="float">
            <text:p>1553782</text:p>
          </table:table-cell>
          <table:table-cell office:value-type="float" office:value="1769487" calcext:value-type="float">
            <text:p>1769487</text:p>
          </table:table-cell>
          <table:table-cell office:value-type="float" office:value="2342072" calcext:value-type="float">
            <text:p>2342072</text:p>
          </table:table-cell>
          <table:table-cell office:value-type="float" office:value="1585349" calcext:value-type="float">
            <text:p>1585349</text:p>
          </table:table-cell>
          <table:table-cell office:value-type="float" office:value="2818495" calcext:value-type="float">
            <text:p>2818495</text:p>
          </table:table-cell>
          <table:table-cell office:value-type="float" office:value="1578626" calcext:value-type="float">
            <text:p>1578626</text:p>
          </table:table-cell>
          <table:table-cell office:value-type="float" office:value="1694078" calcext:value-type="float">
            <text:p>1694078</text:p>
          </table:table-cell>
          <table:table-cell office:value-type="float" office:value="1662803" calcext:value-type="float">
            <text:p>1662803</text:p>
          </table:table-cell>
          <table:table-cell office:value-type="float" office:value="1605516" calcext:value-type="float">
            <text:p>1605516</text:p>
          </table:table-cell>
          <table:table-cell table:formula="of:=MIN([.A1390:.J1390])" office:value-type="float" office:value="1553782" calcext:value-type="float">
            <text:p>1553782</text:p>
          </table:table-cell>
        </table:table-row>
        <table:table-row table:style-name="ro1">
          <table:table-cell office:value-type="float" office:value="1682679" calcext:value-type="float">
            <text:p>1682679</text:p>
          </table:table-cell>
          <table:table-cell office:value-type="float" office:value="1524554" calcext:value-type="float">
            <text:p>1524554</text:p>
          </table:table-cell>
          <table:table-cell office:value-type="float" office:value="1644682" calcext:value-type="float">
            <text:p>1644682</text:p>
          </table:table-cell>
          <table:table-cell office:value-type="float" office:value="1714831" calcext:value-type="float">
            <text:p>1714831</text:p>
          </table:table-cell>
          <table:table-cell office:value-type="float" office:value="1546182" calcext:value-type="float">
            <text:p>1546182</text:p>
          </table:table-cell>
          <table:table-cell office:value-type="float" office:value="2345579" calcext:value-type="float">
            <text:p>2345579</text:p>
          </table:table-cell>
          <table:table-cell office:value-type="float" office:value="1596163" calcext:value-type="float">
            <text:p>1596163</text:p>
          </table:table-cell>
          <table:table-cell office:value-type="float" office:value="2548424" calcext:value-type="float">
            <text:p>2548424</text:p>
          </table:table-cell>
          <table:table-cell office:value-type="float" office:value="1889032" calcext:value-type="float">
            <text:p>1889032</text:p>
          </table:table-cell>
          <table:table-cell office:value-type="float" office:value="1559335" calcext:value-type="float">
            <text:p>1559335</text:p>
          </table:table-cell>
          <table:table-cell table:formula="of:=MIN([.A1391:.J1391])" office:value-type="float" office:value="1524554" calcext:value-type="float">
            <text:p>1524554</text:p>
          </table:table-cell>
        </table:table-row>
        <table:table-row table:style-name="ro1">
          <table:table-cell office:value-type="float" office:value="1657543" calcext:value-type="float">
            <text:p>1657543</text:p>
          </table:table-cell>
          <table:table-cell office:value-type="float" office:value="1574242" calcext:value-type="float">
            <text:p>1574242</text:p>
          </table:table-cell>
          <table:table-cell office:value-type="float" office:value="1669233" calcext:value-type="float">
            <text:p>1669233</text:p>
          </table:table-cell>
          <table:table-cell office:value-type="float" office:value="1681217" calcext:value-type="float">
            <text:p>1681217</text:p>
          </table:table-cell>
          <table:table-cell office:value-type="float" office:value="1596456" calcext:value-type="float">
            <text:p>1596456</text:p>
          </table:table-cell>
          <table:table-cell office:value-type="float" office:value="1914168" calcext:value-type="float">
            <text:p>1914168</text:p>
          </table:table-cell>
          <table:table-cell office:value-type="float" office:value="1603178" calcext:value-type="float">
            <text:p>1603178</text:p>
          </table:table-cell>
          <table:table-cell office:value-type="float" office:value="1934043" calcext:value-type="float">
            <text:p>1934043</text:p>
          </table:table-cell>
          <table:table-cell office:value-type="float" office:value="1809823" calcext:value-type="float">
            <text:p>1809823</text:p>
          </table:table-cell>
          <table:table-cell office:value-type="float" office:value="1777087" calcext:value-type="float">
            <text:p>1777087</text:p>
          </table:table-cell>
          <table:table-cell table:formula="of:=MIN([.A1392:.J1392])" office:value-type="float" office:value="1574242" calcext:value-type="float">
            <text:p>1574242</text:p>
          </table:table-cell>
        </table:table-row>
        <table:table-row table:style-name="ro1">
          <table:table-cell office:value-type="float" office:value="1567812" calcext:value-type="float">
            <text:p>1567812</text:p>
          </table:table-cell>
          <table:table-cell office:value-type="float" office:value="2490260" calcext:value-type="float">
            <text:p>2490260</text:p>
          </table:table-cell>
          <table:table-cell office:value-type="float" office:value="2272508" calcext:value-type="float">
            <text:p>2272508</text:p>
          </table:table-cell>
          <table:table-cell office:value-type="float" office:value="1578333" calcext:value-type="float">
            <text:p>1578333</text:p>
          </table:table-cell>
          <table:table-cell office:value-type="float" office:value="2666214" calcext:value-type="float">
            <text:p>2666214</text:p>
          </table:table-cell>
          <table:table-cell office:value-type="float" office:value="2610973" calcext:value-type="float">
            <text:p>2610973</text:p>
          </table:table-cell>
          <table:table-cell office:value-type="float" office:value="2150918" calcext:value-type="float">
            <text:p>2150918</text:p>
          </table:table-cell>
          <table:table-cell office:value-type="float" office:value="1826483" calcext:value-type="float">
            <text:p>1826483</text:p>
          </table:table-cell>
          <table:table-cell office:value-type="float" office:value="1656081" calcext:value-type="float">
            <text:p>1656081</text:p>
          </table:table-cell>
          <table:table-cell office:value-type="float" office:value="2462200" calcext:value-type="float">
            <text:p>2462200</text:p>
          </table:table-cell>
          <table:table-cell table:formula="of:=MIN([.A1393:.J1393])" office:value-type="float" office:value="1567812" calcext:value-type="float">
            <text:p>1567812</text:p>
          </table:table-cell>
        </table:table-row>
        <table:table-row table:style-name="ro1">
          <table:table-cell office:value-type="float" office:value="1549690" calcext:value-type="float">
            <text:p>1549690</text:p>
          </table:table-cell>
          <table:table-cell office:value-type="float" office:value="1783224" calcext:value-type="float">
            <text:p>1783224</text:p>
          </table:table-cell>
          <table:table-cell office:value-type="float" office:value="1616622" calcext:value-type="float">
            <text:p>1616622</text:p>
          </table:table-cell>
          <table:table-cell office:value-type="float" office:value="1533029" calcext:value-type="float">
            <text:p>1533029</text:p>
          </table:table-cell>
          <table:table-cell office:value-type="float" office:value="1742305" calcext:value-type="float">
            <text:p>1742305</text:p>
          </table:table-cell>
          <table:table-cell office:value-type="float" office:value="1740843" calcext:value-type="float">
            <text:p>1740843</text:p>
          </table:table-cell>
          <table:table-cell office:value-type="float" office:value="1674203" calcext:value-type="float">
            <text:p>1674203</text:p>
          </table:table-cell>
          <table:table-cell office:value-type="float" office:value="1697878" calcext:value-type="float">
            <text:p>1697878</text:p>
          </table:table-cell>
          <table:table-cell office:value-type="float" office:value="2273677" calcext:value-type="float">
            <text:p>2273677</text:p>
          </table:table-cell>
          <table:table-cell office:value-type="float" office:value="1738797" calcext:value-type="float">
            <text:p>1738797</text:p>
          </table:table-cell>
          <table:table-cell table:formula="of:=MIN([.A1394:.J1394])" office:value-type="float" office:value="1533029" calcext:value-type="float">
            <text:p>1533029</text:p>
          </table:table-cell>
        </table:table-row>
        <table:table-row table:style-name="ro1">
          <table:table-cell office:value-type="float" office:value="2261401" calcext:value-type="float">
            <text:p>2261401</text:p>
          </table:table-cell>
          <table:table-cell office:value-type="float" office:value="1702554" calcext:value-type="float">
            <text:p>1702554</text:p>
          </table:table-cell>
          <table:table-cell office:value-type="float" office:value="1580964" calcext:value-type="float">
            <text:p>1580964</text:p>
          </table:table-cell>
          <table:table-cell office:value-type="float" office:value="1523969" calcext:value-type="float">
            <text:p>1523969</text:p>
          </table:table-cell>
          <table:table-cell office:value-type="float" office:value="1666311" calcext:value-type="float">
            <text:p>1666311</text:p>
          </table:table-cell>
          <table:table-cell office:value-type="float" office:value="1671572" calcext:value-type="float">
            <text:p>1671572</text:p>
          </table:table-cell>
          <table:table-cell office:value-type="float" office:value="1622177" calcext:value-type="float">
            <text:p>1622177</text:p>
          </table:table-cell>
          <table:table-cell office:value-type="float" office:value="1658419" calcext:value-type="float">
            <text:p>1658419</text:p>
          </table:table-cell>
          <table:table-cell office:value-type="float" office:value="1688817" calcext:value-type="float">
            <text:p>1688817</text:p>
          </table:table-cell>
          <table:table-cell office:value-type="float" office:value="1661927" calcext:value-type="float">
            <text:p>1661927</text:p>
          </table:table-cell>
          <table:table-cell table:formula="of:=MIN([.A1395:.J1395])" office:value-type="float" office:value="1523969" calcext:value-type="float">
            <text:p>1523969</text:p>
          </table:table-cell>
        </table:table-row>
        <table:table-row table:style-name="ro1">
          <table:table-cell office:value-type="float" office:value="1667188" calcext:value-type="float">
            <text:p>1667188</text:p>
          </table:table-cell>
          <table:table-cell office:value-type="float" office:value="1602301" calcext:value-type="float">
            <text:p>1602301</text:p>
          </table:table-cell>
          <table:table-cell office:value-type="float" office:value="1529230" calcext:value-type="float">
            <text:p>1529230</text:p>
          </table:table-cell>
          <table:table-cell office:value-type="float" office:value="2528841" calcext:value-type="float">
            <text:p>2528841</text:p>
          </table:table-cell>
          <table:table-cell office:value-type="float" office:value="1589440" calcext:value-type="float">
            <text:p>1589440</text:p>
          </table:table-cell>
          <table:table-cell office:value-type="float" office:value="1661049" calcext:value-type="float">
            <text:p>1661049</text:p>
          </table:table-cell>
          <table:table-cell office:value-type="float" office:value="1749905" calcext:value-type="float">
            <text:p>1749905</text:p>
          </table:table-cell>
          <table:table-cell office:value-type="float" office:value="2041020" calcext:value-type="float">
            <text:p>2041020</text:p>
          </table:table-cell>
          <table:table-cell office:value-type="float" office:value="1622468" calcext:value-type="float">
            <text:p>1622468</text:p>
          </table:table-cell>
          <table:table-cell office:value-type="float" office:value="1628899" calcext:value-type="float">
            <text:p>1628899</text:p>
          </table:table-cell>
          <table:table-cell table:formula="of:=MIN([.A1396:.J1396])" office:value-type="float" office:value="1529230" calcext:value-type="float">
            <text:p>1529230</text:p>
          </table:table-cell>
        </table:table-row>
        <table:table-row table:style-name="ro1">
          <table:table-cell office:value-type="float" office:value="1733829" calcext:value-type="float">
            <text:p>1733829</text:p>
          </table:table-cell>
          <table:table-cell office:value-type="float" office:value="1564596" calcext:value-type="float">
            <text:p>1564596</text:p>
          </table:table-cell>
          <table:table-cell office:value-type="float" office:value="1509939" calcext:value-type="float">
            <text:p>1509939</text:p>
          </table:table-cell>
          <table:table-cell office:value-type="float" office:value="1786439" calcext:value-type="float">
            <text:p>1786439</text:p>
          </table:table-cell>
          <table:table-cell office:value-type="float" office:value="1554367" calcext:value-type="float">
            <text:p>1554367</text:p>
          </table:table-cell>
          <table:table-cell office:value-type="float" office:value="1572488" calcext:value-type="float">
            <text:p>1572488</text:p>
          </table:table-cell>
          <table:table-cell office:value-type="float" office:value="1670403" calcext:value-type="float">
            <text:p>1670403</text:p>
          </table:table-cell>
          <table:table-cell office:value-type="float" office:value="2708304" calcext:value-type="float">
            <text:p>2708304</text:p>
          </table:table-cell>
          <table:table-cell office:value-type="float" office:value="1627437" calcext:value-type="float">
            <text:p>1627437</text:p>
          </table:table-cell>
          <table:table-cell office:value-type="float" office:value="1711322" calcext:value-type="float">
            <text:p>1711322</text:p>
          </table:table-cell>
          <table:table-cell table:formula="of:=MIN([.A1397:.J1397])" office:value-type="float" office:value="1509939" calcext:value-type="float">
            <text:p>1509939</text:p>
          </table:table-cell>
        </table:table-row>
        <table:table-row table:style-name="ro1">
          <table:table-cell office:value-type="float" office:value="1937258" calcext:value-type="float">
            <text:p>1937258</text:p>
          </table:table-cell>
          <table:table-cell office:value-type="float" office:value="1577165" calcext:value-type="float">
            <text:p>1577165</text:p>
          </table:table-cell>
          <table:table-cell office:value-type="float" office:value="2449632" calcext:value-type="float">
            <text:p>2449632</text:p>
          </table:table-cell>
          <table:table-cell office:value-type="float" office:value="1687355" calcext:value-type="float">
            <text:p>1687355</text:p>
          </table:table-cell>
          <table:table-cell office:value-type="float" office:value="2359316" calcext:value-type="float">
            <text:p>2359316</text:p>
          </table:table-cell>
          <table:table-cell office:value-type="float" office:value="1545013" calcext:value-type="float">
            <text:p>1545013</text:p>
          </table:table-cell>
          <table:table-cell office:value-type="float" office:value="1602301" calcext:value-type="float">
            <text:p>1602301</text:p>
          </table:table-cell>
          <table:table-cell office:value-type="float" office:value="2364870" calcext:value-type="float">
            <text:p>2364870</text:p>
          </table:table-cell>
          <table:table-cell office:value-type="float" office:value="1579795" calcext:value-type="float">
            <text:p>1579795</text:p>
          </table:table-cell>
          <table:table-cell office:value-type="float" office:value="2411928" calcext:value-type="float">
            <text:p>2411928</text:p>
          </table:table-cell>
          <table:table-cell table:formula="of:=MIN([.A1398:.J1398])" office:value-type="float" office:value="1545013" calcext:value-type="float">
            <text:p>1545013</text:p>
          </table:table-cell>
        </table:table-row>
        <table:table-row table:style-name="ro1">
          <table:table-cell office:value-type="float" office:value="1764519" calcext:value-type="float">
            <text:p>1764519</text:p>
          </table:table-cell>
          <table:table-cell office:value-type="float" office:value="2260817" calcext:value-type="float">
            <text:p>2260817</text:p>
          </table:table-cell>
          <table:table-cell office:value-type="float" office:value="1956549" calcext:value-type="float">
            <text:p>1956549</text:p>
          </table:table-cell>
          <table:table-cell office:value-type="float" office:value="1610777" calcext:value-type="float">
            <text:p>1610777</text:p>
          </table:table-cell>
          <table:table-cell office:value-type="float" office:value="1706354" calcext:value-type="float">
            <text:p>1706354</text:p>
          </table:table-cell>
          <table:table-cell office:value-type="float" office:value="2380069" calcext:value-type="float">
            <text:p>2380069</text:p>
          </table:table-cell>
          <table:table-cell office:value-type="float" office:value="2491429" calcext:value-type="float">
            <text:p>2491429</text:p>
          </table:table-cell>
          <table:table-cell office:value-type="float" office:value="2377146" calcext:value-type="float">
            <text:p>2377146</text:p>
          </table:table-cell>
          <table:table-cell office:value-type="float" office:value="1578626" calcext:value-type="float">
            <text:p>1578626</text:p>
          </table:table-cell>
          <table:table-cell office:value-type="float" office:value="1737921" calcext:value-type="float">
            <text:p>1737921</text:p>
          </table:table-cell>
          <table:table-cell table:formula="of:=MIN([.A1399:.J1399])" office:value-type="float" office:value="1578626" calcext:value-type="float">
            <text:p>1578626</text:p>
          </table:table-cell>
        </table:table-row>
        <table:table-row table:style-name="ro1">
          <table:table-cell office:value-type="float" office:value="2255263" calcext:value-type="float">
            <text:p>2255263</text:p>
          </table:table-cell>
          <table:table-cell office:value-type="float" office:value="1633283" calcext:value-type="float">
            <text:p>1633283</text:p>
          </table:table-cell>
          <table:table-cell office:value-type="float" office:value="1722138" calcext:value-type="float">
            <text:p>1722138</text:p>
          </table:table-cell>
          <table:table-cell office:value-type="float" office:value="1563719" calcext:value-type="float">
            <text:p>1563719</text:p>
          </table:table-cell>
          <table:table-cell office:value-type="float" office:value="1632406" calcext:value-type="float">
            <text:p>1632406</text:p>
          </table:table-cell>
          <table:table-cell office:value-type="float" office:value="1846065" calcext:value-type="float">
            <text:p>1846065</text:p>
          </table:table-cell>
          <table:table-cell office:value-type="float" office:value="1745520" calcext:value-type="float">
            <text:p>1745520</text:p>
          </table:table-cell>
          <table:table-cell office:value-type="float" office:value="3063720" calcext:value-type="float">
            <text:p>3063720</text:p>
          </table:table-cell>
          <table:table-cell office:value-type="float" office:value="2477983" calcext:value-type="float">
            <text:p>2477983</text:p>
          </table:table-cell>
          <table:table-cell office:value-type="float" office:value="1661927" calcext:value-type="float">
            <text:p>1661927</text:p>
          </table:table-cell>
          <table:table-cell table:formula="of:=MIN([.A1400:.J1400])" office:value-type="float" office:value="1563719" calcext:value-type="float">
            <text:p>1563719</text:p>
          </table:table-cell>
        </table:table-row>
        <table:table-row table:style-name="ro1">
          <table:table-cell office:value-type="float" office:value="1799592" calcext:value-type="float">
            <text:p>1799592</text:p>
          </table:table-cell>
          <table:table-cell office:value-type="float" office:value="1571611" calcext:value-type="float">
            <text:p>1571611</text:p>
          </table:table-cell>
          <table:table-cell office:value-type="float" office:value="1636206" calcext:value-type="float">
            <text:p>1636206</text:p>
          </table:table-cell>
          <table:table-cell office:value-type="float" office:value="1568688" calcext:value-type="float">
            <text:p>1568688</text:p>
          </table:table-cell>
          <table:table-cell office:value-type="float" office:value="1568980" calcext:value-type="float">
            <text:p>1568980</text:p>
          </table:table-cell>
          <table:table-cell office:value-type="float" office:value="1717168" calcext:value-type="float">
            <text:p>1717168</text:p>
          </table:table-cell>
          <table:table-cell office:value-type="float" office:value="1663096" calcext:value-type="float">
            <text:p>1663096</text:p>
          </table:table-cell>
          <table:table-cell office:value-type="float" office:value="1880556" calcext:value-type="float">
            <text:p>1880556</text:p>
          </table:table-cell>
          <table:table-cell office:value-type="float" office:value="1827945" calcext:value-type="float">
            <text:p>1827945</text:p>
          </table:table-cell>
          <table:table-cell office:value-type="float" office:value="1766273" calcext:value-type="float">
            <text:p>1766273</text:p>
          </table:table-cell>
          <table:table-cell table:formula="of:=MIN([.A1401:.J1401])" office:value-type="float" office:value="1568688" calcext:value-type="float">
            <text:p>1568688</text:p>
          </table:table-cell>
        </table:table-row>
        <table:table-row table:style-name="ro1">
          <table:table-cell office:value-type="float" office:value="1743474" calcext:value-type="float">
            <text:p>1743474</text:p>
          </table:table-cell>
          <table:table-cell office:value-type="float" office:value="1903938" calcext:value-type="float">
            <text:p>1903938</text:p>
          </table:table-cell>
          <table:table-cell office:value-type="float" office:value="1655789" calcext:value-type="float">
            <text:p>1655789</text:p>
          </table:table-cell>
          <table:table-cell office:value-type="float" office:value="2433849" calcext:value-type="float">
            <text:p>2433849</text:p>
          </table:table-cell>
          <table:table-cell office:value-type="float" office:value="1682971" calcext:value-type="float">
            <text:p>1682971</text:p>
          </table:table-cell>
          <table:table-cell office:value-type="float" office:value="1808069" calcext:value-type="float">
            <text:p>1808069</text:p>
          </table:table-cell>
          <table:table-cell office:value-type="float" office:value="1635621" calcext:value-type="float">
            <text:p>1635621</text:p>
          </table:table-cell>
          <table:table-cell office:value-type="float" office:value="1844897" calcext:value-type="float">
            <text:p>1844897</text:p>
          </table:table-cell>
          <table:table-cell office:value-type="float" office:value="1736751" calcext:value-type="float">
            <text:p>1736751</text:p>
          </table:table-cell>
          <table:table-cell office:value-type="float" office:value="1696708" calcext:value-type="float">
            <text:p>1696708</text:p>
          </table:table-cell>
          <table:table-cell table:formula="of:=MIN([.A1402:.J1402])" office:value-type="float" office:value="1635621" calcext:value-type="float">
            <text:p>1635621</text:p>
          </table:table-cell>
        </table:table-row>
        <table:table-row table:style-name="ro1">
          <table:table-cell office:value-type="float" office:value="1624514" calcext:value-type="float">
            <text:p>1624514</text:p>
          </table:table-cell>
          <table:table-cell office:value-type="float" office:value="1793747" calcext:value-type="float">
            <text:p>1793747</text:p>
          </table:table-cell>
          <table:table-cell office:value-type="float" office:value="1587979" calcext:value-type="float">
            <text:p>1587979</text:p>
          </table:table-cell>
          <table:table-cell office:value-type="float" office:value="1632406" calcext:value-type="float">
            <text:p>1632406</text:p>
          </table:table-cell>
          <table:table-cell office:value-type="float" office:value="1836420" calcext:value-type="float">
            <text:p>1836420</text:p>
          </table:table-cell>
          <table:table-cell office:value-type="float" office:value="1635329" calcext:value-type="float">
            <text:p>1635329</text:p>
          </table:table-cell>
          <table:table-cell office:value-type="float" office:value="1553198" calcext:value-type="float">
            <text:p>1553198</text:p>
          </table:table-cell>
          <table:table-cell office:value-type="float" office:value="1596748" calcext:value-type="float">
            <text:p>1596748</text:p>
          </table:table-cell>
          <table:table-cell office:value-type="float" office:value="1598501" calcext:value-type="float">
            <text:p>1598501</text:p>
          </table:table-cell>
          <table:table-cell office:value-type="float" office:value="1594701" calcext:value-type="float">
            <text:p>1594701</text:p>
          </table:table-cell>
          <table:table-cell table:formula="of:=MIN([.A1403:.J1403])" office:value-type="float" office:value="1553198" calcext:value-type="float">
            <text:p>1553198</text:p>
          </table:table-cell>
        </table:table-row>
        <table:table-row table:style-name="ro1">
          <table:table-cell office:value-type="float" office:value="1705769" calcext:value-type="float">
            <text:p>1705769</text:p>
          </table:table-cell>
          <table:table-cell office:value-type="float" office:value="2382406" calcext:value-type="float">
            <text:p>2382406</text:p>
          </table:table-cell>
          <table:table-cell office:value-type="float" office:value="2398774" calcext:value-type="float">
            <text:p>2398774</text:p>
          </table:table-cell>
          <table:table-cell office:value-type="float" office:value="1652574" calcext:value-type="float">
            <text:p>1652574</text:p>
          </table:table-cell>
          <table:table-cell office:value-type="float" office:value="2615649" calcext:value-type="float">
            <text:p>2615649</text:p>
          </table:table-cell>
          <table:table-cell office:value-type="float" office:value="2272801" calcext:value-type="float">
            <text:p>2272801</text:p>
          </table:table-cell>
          <table:table-cell office:value-type="float" office:value="1657835" calcext:value-type="float">
            <text:p>1657835</text:p>
          </table:table-cell>
          <table:table-cell office:value-type="float" office:value="1782933" calcext:value-type="float">
            <text:p>1782933</text:p>
          </table:table-cell>
          <table:table-cell office:value-type="float" office:value="1680049" calcext:value-type="float">
            <text:p>1680049</text:p>
          </table:table-cell>
          <table:table-cell office:value-type="float" office:value="2534979" calcext:value-type="float">
            <text:p>2534979</text:p>
          </table:table-cell>
          <table:table-cell table:formula="of:=MIN([.A1404:.J1404])" office:value-type="float" office:value="1652574" calcext:value-type="float">
            <text:p>1652574</text:p>
          </table:table-cell>
        </table:table-row>
        <table:table-row table:style-name="ro1">
          <table:table-cell office:value-type="float" office:value="2299691" calcext:value-type="float">
            <text:p>2299691</text:p>
          </table:table-cell>
          <table:table-cell office:value-type="float" office:value="1670695" calcext:value-type="float">
            <text:p>1670695</text:p>
          </table:table-cell>
          <table:table-cell office:value-type="float" office:value="1617792" calcext:value-type="float">
            <text:p>1617792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721553" calcext:value-type="float">
            <text:p>1721553</text:p>
          </table:table-cell>
          <table:table-cell office:value-type="float" office:value="1716292" calcext:value-type="float">
            <text:p>1716292</text:p>
          </table:table-cell>
          <table:table-cell office:value-type="float" office:value="2857076" calcext:value-type="float">
            <text:p>2857076</text:p>
          </table:table-cell>
          <table:table-cell office:value-type="float" office:value="1739090" calcext:value-type="float">
            <text:p>1739090</text:p>
          </table:table-cell>
          <table:table-cell office:value-type="float" office:value="2657154" calcext:value-type="float">
            <text:p>2657154</text:p>
          </table:table-cell>
          <table:table-cell office:value-type="float" office:value="1667773" calcext:value-type="float">
            <text:p>1667773</text:p>
          </table:table-cell>
          <table:table-cell table:formula="of:=MIN([.A1405:.J1405])" office:value-type="float" office:value="1567812" calcext:value-type="float">
            <text:p>1567812</text:p>
          </table:table-cell>
        </table:table-row>
        <table:table-row table:style-name="ro1">
          <table:table-cell office:value-type="float" office:value="1889909" calcext:value-type="float">
            <text:p>1889909</text:p>
          </table:table-cell>
          <table:table-cell office:value-type="float" office:value="1606393" calcext:value-type="float">
            <text:p>1606393</text:p>
          </table:table-cell>
          <table:table-cell office:value-type="float" office:value="1593825" calcext:value-type="float">
            <text:p>1593825</text:p>
          </table:table-cell>
          <table:table-cell office:value-type="float" office:value="1777964" calcext:value-type="float">
            <text:p>1777964</text:p>
          </table:table-cell>
          <table:table-cell office:value-type="float" office:value="1719507" calcext:value-type="float">
            <text:p>1719507</text:p>
          </table:table-cell>
          <table:table-cell office:value-type="float" office:value="1627437" calcext:value-type="float">
            <text:p>1627437</text:p>
          </table:table-cell>
          <table:table-cell office:value-type="float" office:value="1714246" calcext:value-type="float">
            <text:p>1714246</text:p>
          </table:table-cell>
          <table:table-cell office:value-type="float" office:value="2318689" calcext:value-type="float">
            <text:p>2318689</text:p>
          </table:table-cell>
          <table:table-cell office:value-type="float" office:value="1766564" calcext:value-type="float">
            <text:p>1766564</text:p>
          </table:table-cell>
          <table:table-cell office:value-type="float" office:value="1693786" calcext:value-type="float">
            <text:p>1693786</text:p>
          </table:table-cell>
          <table:table-cell table:formula="of:=MIN([.A1406:.J1406])" office:value-type="float" office:value="1593825" calcext:value-type="float">
            <text:p>1593825</text:p>
          </table:table-cell>
        </table:table-row>
        <table:table-row table:style-name="ro1">
          <table:table-cell office:value-type="float" office:value="1852496" calcext:value-type="float">
            <text:p>1852496</text:p>
          </table:table-cell>
          <table:table-cell office:value-type="float" office:value="1561966" calcext:value-type="float">
            <text:p>1561966</text:p>
          </table:table-cell>
          <table:table-cell office:value-type="float" office:value="1599086" calcext:value-type="float">
            <text:p>1599086</text:p>
          </table:table-cell>
          <table:table-cell office:value-type="float" office:value="2574730" calcext:value-type="float">
            <text:p>2574730</text:p>
          </table:table-cell>
          <table:table-cell office:value-type="float" office:value="1645267" calcext:value-type="float">
            <text:p>1645267</text:p>
          </table:table-cell>
          <table:table-cell office:value-type="float" office:value="1587687" calcext:value-type="float">
            <text:p>1587687</text:p>
          </table:table-cell>
          <table:table-cell office:value-type="float" office:value="1670695" calcext:value-type="float">
            <text:p>1670695</text:p>
          </table:table-cell>
          <table:table-cell office:value-type="float" office:value="1665141" calcext:value-type="float">
            <text:p>1665141</text:p>
          </table:table-cell>
          <table:table-cell office:value-type="float" office:value="1668649" calcext:value-type="float">
            <text:p>1668649</text:p>
          </table:table-cell>
          <table:table-cell office:value-type="float" office:value="1564303" calcext:value-type="float">
            <text:p>1564303</text:p>
          </table:table-cell>
          <table:table-cell table:formula="of:=MIN([.A1407:.J1407])" office:value-type="float" office:value="1561966" calcext:value-type="float">
            <text:p>1561966</text:p>
          </table:table-cell>
        </table:table-row>
        <table:table-row table:style-name="ro1">
          <table:table-cell office:value-type="float" office:value="1935504" calcext:value-type="float">
            <text:p>1935504</text:p>
          </table:table-cell>
          <table:table-cell office:value-type="float" office:value="1549397" calcext:value-type="float">
            <text:p>1549397</text:p>
          </table:table-cell>
          <table:table-cell office:value-type="float" office:value="1732075" calcext:value-type="float">
            <text:p>1732075</text:p>
          </table:table-cell>
          <table:table-cell office:value-type="float" office:value="1746689" calcext:value-type="float">
            <text:p>1746689</text:p>
          </table:table-cell>
          <table:table-cell office:value-type="float" office:value="1603470" calcext:value-type="float">
            <text:p>1603470</text:p>
          </table:table-cell>
          <table:table-cell office:value-type="float" office:value="1563720" calcext:value-type="float">
            <text:p>1563720</text:p>
          </table:table-cell>
          <table:table-cell office:value-type="float" office:value="1642636" calcext:value-type="float">
            <text:p>1642636</text:p>
          </table:table-cell>
          <table:table-cell office:value-type="float" office:value="1628899" calcext:value-type="float">
            <text:p>1628899</text:p>
          </table:table-cell>
          <table:table-cell office:value-type="float" office:value="1640882" calcext:value-type="float">
            <text:p>1640882</text:p>
          </table:table-cell>
          <table:table-cell office:value-type="float" office:value="1544721" calcext:value-type="float">
            <text:p>1544721</text:p>
          </table:table-cell>
          <table:table-cell table:formula="of:=MIN([.A1408:.J1408])" office:value-type="float" office:value="1544721" calcext:value-type="float">
            <text:p>1544721</text:p>
          </table:table-cell>
        </table:table-row>
        <table:table-row table:style-name="ro1">
          <table:table-cell office:value-type="float" office:value="1910953" calcext:value-type="float">
            <text:p>1910953</text:p>
          </table:table-cell>
          <table:table-cell office:value-type="float" office:value="1804561" calcext:value-type="float">
            <text:p>1804561</text:p>
          </table:table-cell>
          <table:table-cell office:value-type="float" office:value="2365162" calcext:value-type="float">
            <text:p>2365162</text:p>
          </table:table-cell>
          <table:table-cell office:value-type="float" office:value="1682094" calcext:value-type="float">
            <text:p>1682094</text:p>
          </table:table-cell>
          <table:table-cell office:value-type="float" office:value="2361947" calcext:value-type="float">
            <text:p>2361947</text:p>
          </table:table-cell>
          <table:table-cell office:value-type="float" office:value="1807191" calcext:value-type="float">
            <text:p>1807191</text:p>
          </table:table-cell>
          <table:table-cell office:value-type="float" office:value="1582425" calcext:value-type="float">
            <text:p>1582425</text:p>
          </table:table-cell>
          <table:table-cell office:value-type="float" office:value="1587102" calcext:value-type="float">
            <text:p>1587102</text:p>
          </table:table-cell>
          <table:table-cell office:value-type="float" office:value="1700216" calcext:value-type="float">
            <text:p>1700216</text:p>
          </table:table-cell>
          <table:table-cell office:value-type="float" office:value="2011206" calcext:value-type="float">
            <text:p>2011206</text:p>
          </table:table-cell>
          <table:table-cell table:formula="of:=MIN([.A1409:.J1409])" office:value-type="float" office:value="1582425" calcext:value-type="float">
            <text:p>1582425</text:p>
          </table:table-cell>
        </table:table-row>
        <table:table-row table:style-name="ro1">
          <table:table-cell office:value-type="float" office:value="2574145" calcext:value-type="float">
            <text:p>2574145</text:p>
          </table:table-cell>
          <table:table-cell office:value-type="float" office:value="2124905" calcext:value-type="float">
            <text:p>2124905</text:p>
          </table:table-cell>
          <table:table-cell office:value-type="float" office:value="1712200" calcext:value-type="float">
            <text:p>1712200</text:p>
          </table:table-cell>
          <table:table-cell office:value-type="float" office:value="1591778" calcext:value-type="float">
            <text:p>1591778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2370716" calcext:value-type="float">
            <text:p>2370716</text:p>
          </table:table-cell>
          <table:table-cell office:value-type="float" office:value="2375100" calcext:value-type="float">
            <text:p>2375100</text:p>
          </table:table-cell>
          <table:table-cell office:value-type="float" office:value="1564012" calcext:value-type="float">
            <text:p>1564012</text:p>
          </table:table-cell>
          <table:table-cell office:value-type="float" office:value="2042189" calcext:value-type="float">
            <text:p>2042189</text:p>
          </table:table-cell>
          <table:table-cell office:value-type="float" office:value="2254679" calcext:value-type="float">
            <text:p>2254679</text:p>
          </table:table-cell>
          <table:table-cell table:formula="of:=MIN([.A1410:.J1410])" office:value-type="float" office:value="1564012" calcext:value-type="float">
            <text:p>1564012</text:p>
          </table:table-cell>
        </table:table-row>
        <table:table-row table:style-name="ro1">
          <table:table-cell office:value-type="float" office:value="2494644" calcext:value-type="float">
            <text:p>2494644</text:p>
          </table:table-cell>
          <table:table-cell office:value-type="float" office:value="1665726" calcext:value-type="float">
            <text:p>1665726</text:p>
          </table:table-cell>
          <table:table-cell office:value-type="float" office:value="1637082" calcext:value-type="float">
            <text:p>1637082</text:p>
          </table:table-cell>
          <table:table-cell office:value-type="float" office:value="1544136" calcext:value-type="float">
            <text:p>1544136</text:p>
          </table:table-cell>
          <table:table-cell office:value-type="float" office:value="1737628" calcext:value-type="float">
            <text:p>1737628</text:p>
          </table:table-cell>
          <table:table-cell office:value-type="float" office:value="1705770" calcext:value-type="float">
            <text:p>1705770</text:p>
          </table:table-cell>
          <table:table-cell office:value-type="float" office:value="1684725" calcext:value-type="float">
            <text:p>1684725</text:p>
          </table:table-cell>
          <table:table-cell office:value-type="float" office:value="1927613" calcext:value-type="float">
            <text:p>1927613</text:p>
          </table:table-cell>
          <table:table-cell office:value-type="float" office:value="2061479" calcext:value-type="float">
            <text:p>2061479</text:p>
          </table:table-cell>
          <table:table-cell office:value-type="float" office:value="1757796" calcext:value-type="float">
            <text:p>1757796</text:p>
          </table:table-cell>
          <table:table-cell table:formula="of:=MIN([.A1411:.J1411])" office:value-type="float" office:value="1544136" calcext:value-type="float">
            <text:p>1544136</text:p>
          </table:table-cell>
        </table:table-row>
        <table:table-row table:style-name="ro1">
          <table:table-cell office:value-type="float" office:value="2413681" calcext:value-type="float">
            <text:p>2413681</text:p>
          </table:table-cell>
          <table:table-cell office:value-type="float" office:value="1801930" calcext:value-type="float">
            <text:p>1801930</text:p>
          </table:table-cell>
          <table:table-cell office:value-type="float" office:value="1637667" calcext:value-type="float">
            <text:p>1637667</text:p>
          </table:table-cell>
          <table:table-cell office:value-type="float" office:value="1644975" calcext:value-type="float">
            <text:p>1644975</text:p>
          </table:table-cell>
          <table:table-cell office:value-type="float" office:value="1752535" calcext:value-type="float">
            <text:p>1752535</text:p>
          </table:table-cell>
          <table:table-cell office:value-type="float" office:value="1681802" calcext:value-type="float">
            <text:p>1681802</text:p>
          </table:table-cell>
          <table:table-cell office:value-type="float" office:value="1672156" calcext:value-type="float">
            <text:p>1672156</text:p>
          </table:table-cell>
          <table:table-cell office:value-type="float" office:value="2138642" calcext:value-type="float">
            <text:p>2138642</text:p>
          </table:table-cell>
          <table:table-cell office:value-type="float" office:value="1711615" calcext:value-type="float">
            <text:p>1711615</text:p>
          </table:table-cell>
          <table:table-cell office:value-type="float" office:value="1705769" calcext:value-type="float">
            <text:p>1705769</text:p>
          </table:table-cell>
          <table:table-cell table:formula="of:=MIN([.A1412:.J1412])" office:value-type="float" office:value="1637667" calcext:value-type="float">
            <text:p>1637667</text:p>
          </table:table-cell>
        </table:table-row>
        <table:table-row table:style-name="ro1">
          <table:table-cell office:value-type="float" office:value="2258186" calcext:value-type="float">
            <text:p>2258186</text:p>
          </table:table-cell>
          <table:table-cell office:value-type="float" office:value="1656666" calcext:value-type="float">
            <text:p>1656666</text:p>
          </table:table-cell>
          <table:table-cell office:value-type="float" office:value="1531276" calcext:value-type="float">
            <text:p>1531276</text:p>
          </table:table-cell>
          <table:table-cell office:value-type="float" office:value="2316643" calcext:value-type="float">
            <text:p>2316643</text:p>
          </table:table-cell>
          <table:table-cell office:value-type="float" office:value="1594117" calcext:value-type="float">
            <text:p>1594117</text:p>
          </table:table-cell>
          <table:table-cell office:value-type="float" office:value="1555535" calcext:value-type="float">
            <text:p>1555535</text:p>
          </table:table-cell>
          <table:table-cell office:value-type="float" office:value="1579503" calcext:value-type="float">
            <text:p>1579503</text:p>
          </table:table-cell>
          <table:table-cell office:value-type="float" office:value="1701385" calcext:value-type="float">
            <text:p>1701385</text:p>
          </table:table-cell>
          <table:table-cell office:value-type="float" office:value="1599378" calcext:value-type="float">
            <text:p>1599378</text:p>
          </table:table-cell>
          <table:table-cell office:value-type="float" office:value="1570441" calcext:value-type="float">
            <text:p>1570441</text:p>
          </table:table-cell>
          <table:table-cell table:formula="of:=MIN([.A1413:.J1413])" office:value-type="float" office:value="1531276" calcext:value-type="float">
            <text:p>1531276</text:p>
          </table:table-cell>
        </table:table-row>
        <table:table-row table:style-name="ro1">
          <table:table-cell office:value-type="float" office:value="3172450" calcext:value-type="float">
            <text:p>3172450</text:p>
          </table:table-cell>
          <table:table-cell office:value-type="float" office:value="1580672" calcext:value-type="float">
            <text:p>1580672</text:p>
          </table:table-cell>
          <table:table-cell office:value-type="float" office:value="1538876" calcext:value-type="float">
            <text:p>1538876</text:p>
          </table:table-cell>
          <table:table-cell office:value-type="float" office:value="1679172" calcext:value-type="float">
            <text:p>1679172</text:p>
          </table:table-cell>
          <table:table-cell office:value-type="float" office:value="1577457" calcext:value-type="float">
            <text:p>1577457</text:p>
          </table:table-cell>
          <table:table-cell office:value-type="float" office:value="1537706" calcext:value-type="float">
            <text:p>1537706</text:p>
          </table:table-cell>
          <table:table-cell office:value-type="float" office:value="1616915" calcext:value-type="float">
            <text:p>1616915</text:p>
          </table:table-cell>
          <table:table-cell office:value-type="float" office:value="1777087" calcext:value-type="float">
            <text:p>1777087</text:p>
          </table:table-cell>
          <table:table-cell office:value-type="float" office:value="1558166" calcext:value-type="float">
            <text:p>1558166</text:p>
          </table:table-cell>
          <table:table-cell office:value-type="float" office:value="1533906" calcext:value-type="float">
            <text:p>1533906</text:p>
          </table:table-cell>
          <table:table-cell table:formula="of:=MIN([.A1414:.J1414])" office:value-type="float" office:value="1533906" calcext:value-type="float">
            <text:p>1533906</text:p>
          </table:table-cell>
        </table:table-row>
        <table:table-row table:style-name="ro1">
          <table:table-cell office:value-type="float" office:value="2336226" calcext:value-type="float">
            <text:p>2336226</text:p>
          </table:table-cell>
          <table:table-cell office:value-type="float" office:value="2279523" calcext:value-type="float">
            <text:p>2279523</text:p>
          </table:table-cell>
          <table:table-cell office:value-type="float" office:value="2182777" calcext:value-type="float">
            <text:p>2182777</text:p>
          </table:table-cell>
          <table:table-cell office:value-type="float" office:value="1779425" calcext:value-type="float">
            <text:p>1779425</text:p>
          </table:table-cell>
          <table:table-cell office:value-type="float" office:value="2277477" calcext:value-type="float">
            <text:p>2277477</text:p>
          </table:table-cell>
          <table:table-cell office:value-type="float" office:value="1536245" calcext:value-type="float">
            <text:p>1536245</text:p>
          </table:table-cell>
          <table:table-cell office:value-type="float" office:value="1796085" calcext:value-type="float">
            <text:p>1796085</text:p>
          </table:table-cell>
          <table:table-cell office:value-type="float" office:value="1654912" calcext:value-type="float">
            <text:p>1654912</text:p>
          </table:table-cell>
          <table:table-cell office:value-type="float" office:value="1577457" calcext:value-type="float">
            <text:p>1577457</text:p>
          </table:table-cell>
          <table:table-cell office:value-type="float" office:value="2609804" calcext:value-type="float">
            <text:p>2609804</text:p>
          </table:table-cell>
          <table:table-cell table:formula="of:=MIN([.A1415:.J1415])" office:value-type="float" office:value="1536245" calcext:value-type="float">
            <text:p>1536245</text:p>
          </table:table-cell>
        </table:table-row>
        <table:table-row table:style-name="ro1">
          <table:table-cell office:value-type="float" office:value="1861557" calcext:value-type="float">
            <text:p>1861557</text:p>
          </table:table-cell>
          <table:table-cell office:value-type="float" office:value="1651113" calcext:value-type="float">
            <text:p>1651113</text:p>
          </table:table-cell>
          <table:table-cell office:value-type="float" office:value="1679756" calcext:value-type="float">
            <text:p>1679756</text:p>
          </table:table-cell>
          <table:table-cell office:value-type="float" office:value="1625099" calcext:value-type="float">
            <text:p>1625099</text:p>
          </table:table-cell>
          <table:table-cell office:value-type="float" office:value="1624807" calcext:value-type="float">
            <text:p>1624807</text:p>
          </table:table-cell>
          <table:table-cell office:value-type="float" office:value="2277477" calcext:value-type="float">
            <text:p>2277477</text:p>
          </table:table-cell>
          <table:table-cell office:value-type="float" office:value="2387668" calcext:value-type="float">
            <text:p>2387668</text:p>
          </table:table-cell>
          <table:table-cell office:value-type="float" office:value="1588856" calcext:value-type="float">
            <text:p>1588856</text:p>
          </table:table-cell>
          <table:table-cell office:value-type="float" office:value="2203529" calcext:value-type="float">
            <text:p>2203529</text:p>
          </table:table-cell>
          <table:table-cell office:value-type="float" office:value="1753997" calcext:value-type="float">
            <text:p>1753997</text:p>
          </table:table-cell>
          <table:table-cell table:formula="of:=MIN([.A1416:.J1416])" office:value-type="float" office:value="1588856" calcext:value-type="float">
            <text:p>1588856</text:p>
          </table:table-cell>
        </table:table-row>
        <table:table-row table:style-name="ro1">
          <table:table-cell office:value-type="float" office:value="1715999" calcext:value-type="float">
            <text:p>1715999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1921767" calcext:value-type="float">
            <text:p>1921767</text:p>
          </table:table-cell>
          <table:table-cell office:value-type="float" office:value="1576872" calcext:value-type="float">
            <text:p>1576872</text:p>
          </table:table-cell>
          <table:table-cell office:value-type="float" office:value="1578042" calcext:value-type="float">
            <text:p>1578042</text:p>
          </table:table-cell>
          <table:table-cell office:value-type="float" office:value="1674787" calcext:value-type="float">
            <text:p>1674787</text:p>
          </table:table-cell>
          <table:table-cell office:value-type="float" office:value="1758965" calcext:value-type="float">
            <text:p>1758965</text:p>
          </table:table-cell>
          <table:table-cell office:value-type="float" office:value="2301737" calcext:value-type="float">
            <text:p>2301737</text:p>
          </table:table-cell>
          <table:table-cell office:value-type="float" office:value="1681803" calcext:value-type="float">
            <text:p>1681803</text:p>
          </table:table-cell>
          <table:table-cell office:value-type="float" office:value="1658711" calcext:value-type="float">
            <text:p>1658711</text:p>
          </table:table-cell>
          <table:table-cell table:formula="of:=MIN([.A1417:.J1417])" office:value-type="float" office:value="1576872" calcext:value-type="float">
            <text:p>1576872</text:p>
          </table:table-cell>
        </table:table-row>
        <table:table-row table:style-name="ro1">
          <table:table-cell office:value-type="float" office:value="1657542" calcext:value-type="float">
            <text:p>1657542</text:p>
          </table:table-cell>
          <table:table-cell office:value-type="float" office:value="1563719" calcext:value-type="float">
            <text:p>1563719</text:p>
          </table:table-cell>
          <table:table-cell office:value-type="float" office:value="1808946" calcext:value-type="float">
            <text:p>1808946</text:p>
          </table:table-cell>
          <table:table-cell office:value-type="float" office:value="1583887" calcext:value-type="float">
            <text:p>1583887</text:p>
          </table:table-cell>
          <table:table-cell office:value-type="float" office:value="1546474" calcext:value-type="float">
            <text:p>1546474</text:p>
          </table:table-cell>
          <table:table-cell office:value-type="float" office:value="1718630" calcext:value-type="float">
            <text:p>1718630</text:p>
          </table:table-cell>
          <table:table-cell office:value-type="float" office:value="1714830" calcext:value-type="float">
            <text:p>1714830</text:p>
          </table:table-cell>
          <table:table-cell office:value-type="float" office:value="1789655" calcext:value-type="float">
            <text:p>1789655</text:p>
          </table:table-cell>
          <table:table-cell office:value-type="float" office:value="1659296" calcext:value-type="float">
            <text:p>1659296</text:p>
          </table:table-cell>
          <table:table-cell office:value-type="float" office:value="1596455" calcext:value-type="float">
            <text:p>1596455</text:p>
          </table:table-cell>
          <table:table-cell table:formula="of:=MIN([.A1418:.J1418])" office:value-type="float" office:value="1546474" calcext:value-type="float">
            <text:p>1546474</text:p>
          </table:table-cell>
        </table:table-row>
        <table:table-row table:style-name="ro1">
          <table:table-cell office:value-type="float" office:value="2681413" calcext:value-type="float">
            <text:p>2681413</text:p>
          </table:table-cell>
          <table:table-cell office:value-type="float" office:value="1540337" calcext:value-type="float">
            <text:p>1540337</text:p>
          </table:table-cell>
          <table:table-cell office:value-type="float" office:value="1660173" calcext:value-type="float">
            <text:p>1660173</text:p>
          </table:table-cell>
          <table:table-cell office:value-type="float" office:value="2293845" calcext:value-type="float">
            <text:p>2293845</text:p>
          </table:table-cell>
          <table:table-cell office:value-type="float" office:value="1544428" calcext:value-type="float">
            <text:p>1544428</text:p>
          </table:table-cell>
          <table:table-cell office:value-type="float" office:value="1726814" calcext:value-type="float">
            <text:p>1726814</text:p>
          </table:table-cell>
          <table:table-cell office:value-type="float" office:value="1684724" calcext:value-type="float">
            <text:p>1684724</text:p>
          </table:table-cell>
          <table:table-cell office:value-type="float" office:value="1684141" calcext:value-type="float">
            <text:p>1684141</text:p>
          </table:table-cell>
          <table:table-cell office:value-type="float" office:value="1796085" calcext:value-type="float">
            <text:p>1796085</text:p>
          </table:table-cell>
          <table:table-cell office:value-type="float" office:value="1667188" calcext:value-type="float">
            <text:p>1667188</text:p>
          </table:table-cell>
          <table:table-cell table:formula="of:=MIN([.A1419:.J1419])" office:value-type="float" office:value="1540337" calcext:value-type="float">
            <text:p>1540337</text:p>
          </table:table-cell>
        </table:table-row>
        <table:table-row table:style-name="ro1">
          <table:table-cell office:value-type="float" office:value="1828237" calcext:value-type="float">
            <text:p>1828237</text:p>
          </table:table-cell>
          <table:table-cell office:value-type="float" office:value="1526892" calcext:value-type="float">
            <text:p>1526892</text:p>
          </table:table-cell>
          <table:table-cell office:value-type="float" office:value="2282738" calcext:value-type="float">
            <text:p>2282738</text:p>
          </table:table-cell>
          <table:table-cell office:value-type="float" office:value="1659297" calcext:value-type="float">
            <text:p>1659297</text:p>
          </table:table-cell>
          <table:table-cell office:value-type="float" office:value="1562258" calcext:value-type="float">
            <text:p>1562258</text:p>
          </table:table-cell>
          <table:table-cell office:value-type="float" office:value="1736751" calcext:value-type="float">
            <text:p>1736751</text:p>
          </table:table-cell>
          <table:table-cell office:value-type="float" office:value="1604346" calcext:value-type="float">
            <text:p>1604346</text:p>
          </table:table-cell>
          <table:table-cell office:value-type="float" office:value="1604347" calcext:value-type="float">
            <text:p>1604347</text:p>
          </table:table-cell>
          <table:table-cell office:value-type="float" office:value="1682679" calcext:value-type="float">
            <text:p>1682679</text:p>
          </table:table-cell>
          <table:table-cell office:value-type="float" office:value="2300568" calcext:value-type="float">
            <text:p>2300568</text:p>
          </table:table-cell>
          <table:table-cell table:formula="of:=MIN([.A1420:.J1420])" office:value-type="float" office:value="1526892" calcext:value-type="float">
            <text:p>1526892</text:p>
          </table:table-cell>
        </table:table-row>
        <table:table-row table:style-name="ro1">
          <table:table-cell office:value-type="float" office:value="1772703" calcext:value-type="float">
            <text:p>1772703</text:p>
          </table:table-cell>
          <table:table-cell office:value-type="float" office:value="2966098" calcext:value-type="float">
            <text:p>2966098</text:p>
          </table:table-cell>
          <table:table-cell office:value-type="float" office:value="1806315" calcext:value-type="float">
            <text:p>1806315</text:p>
          </table:table-cell>
          <table:table-cell office:value-type="float" office:value="1580380" calcext:value-type="float">
            <text:p>1580380</text:p>
          </table:table-cell>
          <table:table-cell office:value-type="float" office:value="2556024" calcext:value-type="float">
            <text:p>2556024</text:p>
          </table:table-cell>
          <table:table-cell office:value-type="float" office:value="2218728" calcext:value-type="float">
            <text:p>2218728</text:p>
          </table:table-cell>
          <table:table-cell office:value-type="float" office:value="2250294" calcext:value-type="float">
            <text:p>2250294</text:p>
          </table:table-cell>
          <table:table-cell office:value-type="float" office:value="1571903" calcext:value-type="float">
            <text:p>1571903</text:p>
          </table:table-cell>
          <table:table-cell office:value-type="float" office:value="1653450" calcext:value-type="float">
            <text:p>1653450</text:p>
          </table:table-cell>
          <table:table-cell office:value-type="float" office:value="1851619" calcext:value-type="float">
            <text:p>1851619</text:p>
          </table:table-cell>
          <table:table-cell table:formula="of:=MIN([.A1421:.J1421])" office:value-type="float" office:value="1571903" calcext:value-type="float">
            <text:p>1571903</text:p>
          </table:table-cell>
        </table:table-row>
        <table:table-row table:style-name="ro1">
          <table:table-cell office:value-type="float" office:value="1873833" calcext:value-type="float">
            <text:p>1873833</text:p>
          </table:table-cell>
          <table:table-cell office:value-type="float" office:value="1834082" calcext:value-type="float">
            <text:p>1834082</text:p>
          </table:table-cell>
          <table:table-cell office:value-type="float" office:value="1682094" calcext:value-type="float">
            <text:p>1682094</text:p>
          </table:table-cell>
          <table:table-cell office:value-type="float" office:value="1599670" calcext:value-type="float">
            <text:p>1599670</text:p>
          </table:table-cell>
          <table:table-cell office:value-type="float" office:value="1816252" calcext:value-type="float">
            <text:p>1816252</text:p>
          </table:table-cell>
          <table:table-cell office:value-type="float" office:value="1841974" calcext:value-type="float">
            <text:p>1841974</text:p>
          </table:table-cell>
          <table:table-cell office:value-type="float" office:value="1711908" calcext:value-type="float">
            <text:p>1711908</text:p>
          </table:table-cell>
          <table:table-cell office:value-type="float" office:value="2373638" calcext:value-type="float">
            <text:p>2373638</text:p>
          </table:table-cell>
          <table:table-cell office:value-type="float" office:value="2482076" calcext:value-type="float">
            <text:p>2482076</text:p>
          </table:table-cell>
          <table:table-cell office:value-type="float" office:value="1737337" calcext:value-type="float">
            <text:p>1737337</text:p>
          </table:table-cell>
          <table:table-cell table:formula="of:=MIN([.A1422:.J1422])" office:value-type="float" office:value="1599670" calcext:value-type="float">
            <text:p>1599670</text:p>
          </table:table-cell>
        </table:table-row>
        <table:table-row table:style-name="ro1">
          <table:table-cell office:value-type="float" office:value="1879970" calcext:value-type="float">
            <text:p>1879970</text:p>
          </table:table-cell>
          <table:table-cell office:value-type="float" office:value="1676541" calcext:value-type="float">
            <text:p>1676541</text:p>
          </table:table-cell>
          <table:table-cell office:value-type="float" office:value="1569565" calcext:value-type="float">
            <text:p>1569565</text:p>
          </table:table-cell>
          <table:table-cell office:value-type="float" office:value="1520169" calcext:value-type="float">
            <text:p>1520169</text:p>
          </table:table-cell>
          <table:table-cell office:value-type="float" office:value="1777671" calcext:value-type="float">
            <text:p>1777671</text:p>
          </table:table-cell>
          <table:table-cell office:value-type="float" office:value="1624807" calcext:value-type="float">
            <text:p>1624807</text:p>
          </table:table-cell>
          <table:table-cell office:value-type="float" office:value="1709277" calcext:value-type="float">
            <text:p>1709277</text:p>
          </table:table-cell>
          <table:table-cell office:value-type="float" office:value="1915629" calcext:value-type="float">
            <text:p>1915629</text:p>
          </table:table-cell>
          <table:table-cell office:value-type="float" office:value="1956549" calcext:value-type="float">
            <text:p>1956549</text:p>
          </table:table-cell>
          <table:table-cell office:value-type="float" office:value="1588271" calcext:value-type="float">
            <text:p>1588271</text:p>
          </table:table-cell>
          <table:table-cell table:formula="of:=MIN([.A1423:.J1423])" office:value-type="float" office:value="1520169" calcext:value-type="float">
            <text:p>1520169</text:p>
          </table:table-cell>
        </table:table-row>
        <table:table-row table:style-name="ro1">
          <table:table-cell office:value-type="float" office:value="2864091" calcext:value-type="float">
            <text:p>2864091</text:p>
          </table:table-cell>
          <table:table-cell office:value-type="float" office:value="1592947" calcext:value-type="float">
            <text:p>1592947</text:p>
          </table:table-cell>
          <table:table-cell office:value-type="float" office:value="1531861" calcext:value-type="float">
            <text:p>1531861</text:p>
          </table:table-cell>
          <table:table-cell office:value-type="float" office:value="2330088" calcext:value-type="float">
            <text:p>2330088</text:p>
          </table:table-cell>
          <table:table-cell office:value-type="float" office:value="1631529" calcext:value-type="float">
            <text:p>1631529</text:p>
          </table:table-cell>
          <table:table-cell office:value-type="float" office:value="1589441" calcext:value-type="float">
            <text:p>1589441</text:p>
          </table:table-cell>
          <table:table-cell office:value-type="float" office:value="1711615" calcext:value-type="float">
            <text:p>1711615</text:p>
          </table:table-cell>
          <table:table-cell office:value-type="float" office:value="1693493" calcext:value-type="float">
            <text:p>1693493</text:p>
          </table:table-cell>
          <table:table-cell office:value-type="float" office:value="1891370" calcext:value-type="float">
            <text:p>1891370</text:p>
          </table:table-cell>
          <table:table-cell office:value-type="float" office:value="1558750" calcext:value-type="float">
            <text:p>1558750</text:p>
          </table:table-cell>
          <table:table-cell table:formula="of:=MIN([.A1424:.J1424])" office:value-type="float" office:value="1531861" calcext:value-type="float">
            <text:p>1531861</text:p>
          </table:table-cell>
        </table:table-row>
        <table:table-row table:style-name="ro1">
          <table:table-cell office:value-type="float" office:value="1773287" calcext:value-type="float">
            <text:p>1773287</text:p>
          </table:table-cell>
          <table:table-cell office:value-type="float" office:value="1555535" calcext:value-type="float">
            <text:p>1555535</text:p>
          </table:table-cell>
          <table:table-cell office:value-type="float" office:value="1556413" calcext:value-type="float">
            <text:p>1556413</text:p>
          </table:table-cell>
          <table:table-cell office:value-type="float" office:value="1798424" calcext:value-type="float">
            <text:p>1798424</text:p>
          </table:table-cell>
          <table:table-cell office:value-type="float" office:value="1594994" calcext:value-type="float">
            <text:p>1594994</text:p>
          </table:table-cell>
          <table:table-cell office:value-type="float" office:value="1565473" calcext:value-type="float">
            <text:p>1565473</text:p>
          </table:table-cell>
          <table:table-cell office:value-type="float" office:value="1596163" calcext:value-type="float">
            <text:p>1596163</text:p>
          </table:table-cell>
          <table:table-cell office:value-type="float" office:value="1612823" calcext:value-type="float">
            <text:p>1612823</text:p>
          </table:table-cell>
          <table:table-cell office:value-type="float" office:value="1714538" calcext:value-type="float">
            <text:p>1714538</text:p>
          </table:table-cell>
          <table:table-cell office:value-type="float" office:value="1526891" calcext:value-type="float">
            <text:p>1526891</text:p>
          </table:table-cell>
          <table:table-cell table:formula="of:=MIN([.A1425:.J1425])" office:value-type="float" office:value="1526891" calcext:value-type="float">
            <text:p>1526891</text:p>
          </table:table-cell>
        </table:table-row>
        <table:table-row table:style-name="ro1">
          <table:table-cell office:value-type="float" office:value="1713076" calcext:value-type="float">
            <text:p>1713076</text:p>
          </table:table-cell>
          <table:table-cell office:value-type="float" office:value="2429173" calcext:value-type="float">
            <text:p>2429173</text:p>
          </table:table-cell>
          <table:table-cell office:value-type="float" office:value="2249710" calcext:value-type="float">
            <text:p>2249710</text:p>
          </table:table-cell>
          <table:table-cell office:value-type="float" office:value="1777671" calcext:value-type="float">
            <text:p>1777671</text:p>
          </table:table-cell>
          <table:table-cell office:value-type="float" office:value="2364577" calcext:value-type="float">
            <text:p>2364577</text:p>
          </table:table-cell>
          <table:table-cell office:value-type="float" office:value="1547936" calcext:value-type="float">
            <text:p>1547936</text:p>
          </table:table-cell>
          <table:table-cell office:value-type="float" office:value="1550859" calcext:value-type="float">
            <text:p>1550859</text:p>
          </table:table-cell>
          <table:table-cell office:value-type="float" office:value="1572780" calcext:value-type="float">
            <text:p>1572780</text:p>
          </table:table-cell>
          <table:table-cell office:value-type="float" office:value="1599085" calcext:value-type="float">
            <text:p>1599085</text:p>
          </table:table-cell>
          <table:table-cell office:value-type="float" office:value="2437064" calcext:value-type="float">
            <text:p>2437064</text:p>
          </table:table-cell>
          <table:table-cell table:formula="of:=MIN([.A1426:.J1426])" office:value-type="float" office:value="1547936" calcext:value-type="float">
            <text:p>1547936</text:p>
          </table:table-cell>
        </table:table-row>
        <table:table-row table:style-name="ro1">
          <table:table-cell office:value-type="float" office:value="1672449" calcext:value-type="float">
            <text:p>1672449</text:p>
          </table:table-cell>
          <table:table-cell office:value-type="float" office:value="1685017" calcext:value-type="float">
            <text:p>1685017</text:p>
          </table:table-cell>
          <table:table-cell office:value-type="float" office:value="1874125" calcext:value-type="float">
            <text:p>1874125</text:p>
          </table:table-cell>
          <table:table-cell office:value-type="float" office:value="1665435" calcext:value-type="float">
            <text:p>1665435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2385037" calcext:value-type="float">
            <text:p>2385037</text:p>
          </table:table-cell>
          <table:table-cell office:value-type="float" office:value="2324535" calcext:value-type="float">
            <text:p>2324535</text:p>
          </table:table-cell>
          <table:table-cell office:value-type="float" office:value="1601424" calcext:value-type="float">
            <text:p>1601424</text:p>
          </table:table-cell>
          <table:table-cell office:value-type="float" office:value="2361947" calcext:value-type="float">
            <text:p>2361947</text:p>
          </table:table-cell>
          <table:table-cell office:value-type="float" office:value="1702555" calcext:value-type="float">
            <text:p>1702555</text:p>
          </table:table-cell>
          <table:table-cell table:formula="of:=MIN([.A1427:.J1427])" office:value-type="float" office:value="1601424" calcext:value-type="float">
            <text:p>1601424</text:p>
          </table:table-cell>
        </table:table-row>
        <table:table-row table:style-name="ro1">
          <table:table-cell office:value-type="float" office:value="1623638" calcext:value-type="float">
            <text:p>1623638</text:p>
          </table:table-cell>
          <table:table-cell office:value-type="float" office:value="1617499" calcext:value-type="float">
            <text:p>1617499</text:p>
          </table:table-cell>
          <table:table-cell office:value-type="float" office:value="1700509" calcext:value-type="float">
            <text:p>1700509</text:p>
          </table:table-cell>
          <table:table-cell office:value-type="float" office:value="1621884" calcext:value-type="float">
            <text:p>1621884</text:p>
          </table:table-cell>
          <table:table-cell office:value-type="float" office:value="1634452" calcext:value-type="float">
            <text:p>1634452</text:p>
          </table:table-cell>
          <table:table-cell office:value-type="float" office:value="1861557" calcext:value-type="float">
            <text:p>1861557</text:p>
          </table:table-cell>
          <table:table-cell office:value-type="float" office:value="1668649" calcext:value-type="float">
            <text:p>1668649</text:p>
          </table:table-cell>
          <table:table-cell office:value-type="float" office:value="2411635" calcext:value-type="float">
            <text:p>2411635</text:p>
          </table:table-cell>
          <table:table-cell office:value-type="float" office:value="1836421" calcext:value-type="float">
            <text:p>1836421</text:p>
          </table:table-cell>
          <table:table-cell office:value-type="float" office:value="1675664" calcext:value-type="float">
            <text:p>1675664</text:p>
          </table:table-cell>
          <table:table-cell table:formula="of:=MIN([.A1428:.J1428])" office:value-type="float" office:value="1617499" calcext:value-type="float">
            <text:p>1617499</text:p>
          </table:table-cell>
        </table:table-row>
        <table:table-row table:style-name="ro1">
          <table:table-cell office:value-type="float" office:value="2470969" calcext:value-type="float">
            <text:p>2470969</text:p>
          </table:table-cell>
          <table:table-cell office:value-type="float" office:value="1596162" calcext:value-type="float">
            <text:p>1596162</text:p>
          </table:table-cell>
          <table:table-cell office:value-type="float" office:value="1634744" calcext:value-type="float">
            <text:p>1634744</text:p>
          </table:table-cell>
          <table:table-cell office:value-type="float" office:value="1963564" calcext:value-type="float">
            <text:p>1963564</text:p>
          </table:table-cell>
          <table:table-cell office:value-type="float" office:value="1583595" calcext:value-type="float">
            <text:p>1583595</text:p>
          </table:table-cell>
          <table:table-cell office:value-type="float" office:value="1709569" calcext:value-type="float">
            <text:p>1709569</text:p>
          </table:table-cell>
          <table:table-cell office:value-type="float" office:value="1617499" calcext:value-type="float">
            <text:p>1617499</text:p>
          </table:table-cell>
          <table:table-cell office:value-type="float" office:value="1671280" calcext:value-type="float">
            <text:p>1671280</text:p>
          </table:table-cell>
          <table:table-cell office:value-type="float" office:value="1700801" calcext:value-type="float">
            <text:p>1700801</text:p>
          </table:table-cell>
          <table:table-cell office:value-type="float" office:value="1853372" calcext:value-type="float">
            <text:p>1853372</text:p>
          </table:table-cell>
          <table:table-cell table:formula="of:=MIN([.A1429:.J1429])" office:value-type="float" office:value="1583595" calcext:value-type="float">
            <text:p>1583595</text:p>
          </table:table-cell>
        </table:table-row>
        <table:table-row table:style-name="ro1">
          <table:table-cell office:value-type="float" office:value="2290630" calcext:value-type="float">
            <text:p>2290630</text:p>
          </table:table-cell>
          <table:table-cell office:value-type="float" office:value="1623638" calcext:value-type="float">
            <text:p>1623638</text:p>
          </table:table-cell>
          <table:table-cell office:value-type="float" office:value="1564304" calcext:value-type="float">
            <text:p>1564304</text:p>
          </table:table-cell>
          <table:table-cell office:value-type="float" office:value="1957718" calcext:value-type="float">
            <text:p>1957718</text:p>
          </table:table-cell>
          <table:table-cell office:value-type="float" office:value="1714538" calcext:value-type="float">
            <text:p>1714538</text:p>
          </table:table-cell>
          <table:table-cell office:value-type="float" office:value="1638252" calcext:value-type="float">
            <text:p>1638252</text:p>
          </table:table-cell>
          <table:table-cell office:value-type="float" office:value="1657250" calcext:value-type="float">
            <text:p>1657250</text:p>
          </table:table-cell>
          <table:table-cell office:value-type="float" office:value="1580380" calcext:value-type="float">
            <text:p>1580380</text:p>
          </table:table-cell>
          <table:table-cell office:value-type="float" office:value="1707231" calcext:value-type="float">
            <text:p>1707231</text:p>
          </table:table-cell>
          <table:table-cell office:value-type="float" office:value="1778256" calcext:value-type="float">
            <text:p>1778256</text:p>
          </table:table-cell>
          <table:table-cell table:formula="of:=MIN([.A1430:.J1430])" office:value-type="float" office:value="1564304" calcext:value-type="float">
            <text:p>1564304</text:p>
          </table:table-cell>
        </table:table-row>
        <table:table-row table:style-name="ro1">
          <table:table-cell office:value-type="float" office:value="1968240" calcext:value-type="float">
            <text:p>1968240</text:p>
          </table:table-cell>
          <table:table-cell office:value-type="float" office:value="1783225" calcext:value-type="float">
            <text:p>1783225</text:p>
          </table:table-cell>
          <table:table-cell office:value-type="float" office:value="1560504" calcext:value-type="float">
            <text:p>1560504</text:p>
          </table:table-cell>
          <table:table-cell office:value-type="float" office:value="1680633" calcext:value-type="float">
            <text:p>1680633</text:p>
          </table:table-cell>
          <table:table-cell office:value-type="float" office:value="1735290" calcext:value-type="float">
            <text:p>1735290</text:p>
          </table:table-cell>
          <table:table-cell office:value-type="float" office:value="1571318" calcext:value-type="float">
            <text:p>1571318</text:p>
          </table:table-cell>
          <table:table-cell office:value-type="float" office:value="1549690" calcext:value-type="float">
            <text:p>1549690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636498" calcext:value-type="float">
            <text:p>1636498</text:p>
          </table:table-cell>
          <table:table-cell office:value-type="float" office:value="2001560" calcext:value-type="float">
            <text:p>2001560</text:p>
          </table:table-cell>
          <table:table-cell table:formula="of:=MIN([.A1431:.J1431])" office:value-type="float" office:value="1549690" calcext:value-type="float">
            <text:p>1549690</text:p>
          </table:table-cell>
        </table:table-row>
        <table:table-row table:style-name="ro1">
          <table:table-cell office:value-type="float" office:value="1876463" calcext:value-type="float">
            <text:p>1876463</text:p>
          </table:table-cell>
          <table:table-cell office:value-type="float" office:value="2397605" calcext:value-type="float">
            <text:p>2397605</text:p>
          </table:table-cell>
          <table:table-cell office:value-type="float" office:value="2312259" calcext:value-type="float">
            <text:p>2312259</text:p>
          </table:table-cell>
          <table:table-cell office:value-type="float" office:value="1641467" calcext:value-type="float">
            <text:p>1641467</text:p>
          </table:table-cell>
          <table:table-cell office:value-type="float" office:value="2391760" calcext:value-type="float">
            <text:p>2391760</text:p>
          </table:table-cell>
          <table:table-cell office:value-type="float" office:value="1626560" calcext:value-type="float">
            <text:p>1626560</text:p>
          </table:table-cell>
          <table:table-cell office:value-type="float" office:value="1592363" calcext:value-type="float">
            <text:p>1592363</text:p>
          </table:table-cell>
          <table:table-cell office:value-type="float" office:value="1689986" calcext:value-type="float">
            <text:p>1689986</text:p>
          </table:table-cell>
          <table:table-cell office:value-type="float" office:value="1991915" calcext:value-type="float">
            <text:p>1991915</text:p>
          </table:table-cell>
          <table:table-cell office:value-type="float" office:value="2178977" calcext:value-type="float">
            <text:p>2178977</text:p>
          </table:table-cell>
          <table:table-cell table:formula="of:=MIN([.A1432:.J1432])" office:value-type="float" office:value="1592363" calcext:value-type="float">
            <text:p>1592363</text:p>
          </table:table-cell>
        </table:table-row>
        <table:table-row table:style-name="ro1">
          <table:table-cell office:value-type="float" office:value="1693494" calcext:value-type="float">
            <text:p>1693494</text:p>
          </table:table-cell>
          <table:table-cell office:value-type="float" office:value="1855126" calcext:value-type="float">
            <text:p>1855126</text:p>
          </table:table-cell>
          <table:table-cell office:value-type="float" office:value="1658712" calcext:value-type="float">
            <text:p>1658712</text:p>
          </table:table-cell>
          <table:table-cell office:value-type="float" office:value="1556120" calcext:value-type="float">
            <text:p>1556120</text:p>
          </table:table-cell>
          <table:table-cell office:value-type="float" office:value="1647021" calcext:value-type="float">
            <text:p>1647021</text:p>
          </table:table-cell>
          <table:table-cell office:value-type="float" office:value="2172547" calcext:value-type="float">
            <text:p>2172547</text:p>
          </table:table-cell>
          <table:table-cell office:value-type="float" office:value="2585252" calcext:value-type="float">
            <text:p>2585252</text:p>
          </table:table-cell>
          <table:table-cell office:value-type="float" office:value="2409589" calcext:value-type="float">
            <text:p>2409589</text:p>
          </table:table-cell>
          <table:table-cell office:value-type="float" office:value="2062649" calcext:value-type="float">
            <text:p>2062649</text:p>
          </table:table-cell>
          <table:table-cell office:value-type="float" office:value="1867402" calcext:value-type="float">
            <text:p>1867402</text:p>
          </table:table-cell>
          <table:table-cell table:formula="of:=MIN([.A1433:.J1433])" office:value-type="float" office:value="1556120" calcext:value-type="float">
            <text:p>1556120</text:p>
          </table:table-cell>
        </table:table-row>
        <table:table-row table:style-name="ro1">
          <table:table-cell office:value-type="float" office:value="2281569" calcext:value-type="float">
            <text:p>2281569</text:p>
          </table:table-cell>
          <table:table-cell office:value-type="float" office:value="1789947" calcext:value-type="float">
            <text:p>1789947</text:p>
          </table:table-cell>
          <table:table-cell office:value-type="float" office:value="1590317" calcext:value-type="float">
            <text:p>1590317</text:p>
          </table:table-cell>
          <table:table-cell office:value-type="float" office:value="1789947" calcext:value-type="float">
            <text:p>1789947</text:p>
          </table:table-cell>
          <table:table-cell office:value-type="float" office:value="1597624" calcext:value-type="float">
            <text:p>1597624</text:p>
          </table:table-cell>
          <table:table-cell office:value-type="float" office:value="1661342" calcext:value-type="float">
            <text:p>1661342</text:p>
          </table:table-cell>
          <table:table-cell office:value-type="float" office:value="1760134" calcext:value-type="float">
            <text:p>1760134</text:p>
          </table:table-cell>
          <table:table-cell office:value-type="float" office:value="1813622" calcext:value-type="float">
            <text:p>1813622</text:p>
          </table:table-cell>
          <table:table-cell office:value-type="float" office:value="1637959" calcext:value-type="float">
            <text:p>1637959</text:p>
          </table:table-cell>
          <table:table-cell office:value-type="float" office:value="1688525" calcext:value-type="float">
            <text:p>1688525</text:p>
          </table:table-cell>
          <table:table-cell table:formula="of:=MIN([.A1434:.J1434])" office:value-type="float" office:value="1590317" calcext:value-type="float">
            <text:p>1590317</text:p>
          </table:table-cell>
        </table:table-row>
        <table:table-row table:style-name="ro1">
          <table:table-cell office:value-type="float" office:value="1686478" calcext:value-type="float">
            <text:p>1686478</text:p>
          </table:table-cell>
          <table:table-cell office:value-type="float" office:value="1627437" calcext:value-type="float">
            <text:p>1627437</text:p>
          </table:table-cell>
          <table:table-cell office:value-type="float" office:value="1548813" calcext:value-type="float">
            <text:p>1548813</text:p>
          </table:table-cell>
          <table:table-cell office:value-type="float" office:value="2334180" calcext:value-type="float">
            <text:p>2334180</text:p>
          </table:table-cell>
          <table:table-cell office:value-type="float" office:value="1544428" calcext:value-type="float">
            <text:p>1544428</text:p>
          </table:table-cell>
          <table:table-cell office:value-type="float" office:value="1588564" calcext:value-type="float">
            <text:p>1588564</text:p>
          </table:table-cell>
          <table:table-cell office:value-type="float" office:value="1640882" calcext:value-type="float">
            <text:p>1640882</text:p>
          </table:table-cell>
          <table:table-cell office:value-type="float" office:value="1659880" calcext:value-type="float">
            <text:p>1659880</text:p>
          </table:table-cell>
          <table:table-cell office:value-type="float" office:value="1576580" calcext:value-type="float">
            <text:p>1576580</text:p>
          </table:table-cell>
          <table:table-cell office:value-type="float" office:value="1762473" calcext:value-type="float">
            <text:p>1762473</text:p>
          </table:table-cell>
          <table:table-cell table:formula="of:=MIN([.A1435:.J1435])" office:value-type="float" office:value="1544428" calcext:value-type="float">
            <text:p>1544428</text:p>
          </table:table-cell>
        </table:table-row>
        <table:table-row table:style-name="ro1">
          <table:table-cell office:value-type="float" office:value="1648189" calcext:value-type="float">
            <text:p>1648189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1693202" calcext:value-type="float">
            <text:p>1693202</text:p>
          </table:table-cell>
          <table:table-cell office:value-type="float" office:value="1686479" calcext:value-type="float">
            <text:p>1686479</text:p>
          </table:table-cell>
          <table:table-cell office:value-type="float" office:value="1533907" calcext:value-type="float">
            <text:p>1533907</text:p>
          </table:table-cell>
          <table:table-cell office:value-type="float" office:value="1583303" calcext:value-type="float">
            <text:p>1583303</text:p>
          </table:table-cell>
          <table:table-cell office:value-type="float" office:value="1732659" calcext:value-type="float">
            <text:p>1732659</text:p>
          </table:table-cell>
          <table:table-cell office:value-type="float" office:value="1746397" calcext:value-type="float">
            <text:p>1746397</text:p>
          </table:table-cell>
          <table:table-cell office:value-type="float" office:value="1561674" calcext:value-type="float">
            <text:p>1561674</text:p>
          </table:table-cell>
          <table:table-cell office:value-type="float" office:value="1576287" calcext:value-type="float">
            <text:p>1576287</text:p>
          </table:table-cell>
          <table:table-cell table:formula="of:=MIN([.A1436:.J1436])" office:value-type="float" office:value="1533907" calcext:value-type="float">
            <text:p>1533907</text:p>
          </table:table-cell>
        </table:table-row>
        <table:table-row table:style-name="ro1">
          <table:table-cell office:value-type="float" office:value="1580379" calcext:value-type="float">
            <text:p>1580379</text:p>
          </table:table-cell>
          <table:table-cell office:value-type="float" office:value="2352886" calcext:value-type="float">
            <text:p>2352886</text:p>
          </table:table-cell>
          <table:table-cell office:value-type="float" office:value="1919721" calcext:value-type="float">
            <text:p>1919721</text:p>
          </table:table-cell>
          <table:table-cell office:value-type="float" office:value="1629775" calcext:value-type="float">
            <text:p>1629775</text:p>
          </table:table-cell>
          <table:table-cell office:value-type="float" office:value="2122566" calcext:value-type="float">
            <text:p>2122566</text:p>
          </table:table-cell>
          <table:table-cell office:value-type="float" office:value="1676833" calcext:value-type="float">
            <text:p>1676833</text:p>
          </table:table-cell>
          <table:table-cell office:value-type="float" office:value="1635914" calcext:value-type="float">
            <text:p>1635914</text:p>
          </table:table-cell>
          <table:table-cell office:value-type="float" office:value="1635329" calcext:value-type="float">
            <text:p>1635329</text:p>
          </table:table-cell>
          <table:table-cell office:value-type="float" office:value="1716292" calcext:value-type="float">
            <text:p>1716292</text:p>
          </table:table-cell>
          <table:table-cell office:value-type="float" office:value="2678783" calcext:value-type="float">
            <text:p>2678783</text:p>
          </table:table-cell>
          <table:table-cell table:formula="of:=MIN([.A1437:.J1437])" office:value-type="float" office:value="1580379" calcext:value-type="float">
            <text:p>1580379</text:p>
          </table:table-cell>
        </table:table-row>
        <table:table-row table:style-name="ro1">
          <table:table-cell office:value-type="float" office:value="1550567" calcext:value-type="float">
            <text:p>1550567</text:p>
          </table:table-cell>
          <table:table-cell office:value-type="float" office:value="2034881" calcext:value-type="float">
            <text:p>2034881</text:p>
          </table:table-cell>
          <table:table-cell office:value-type="float" office:value="2286246" calcext:value-type="float">
            <text:p>2286246</text:p>
          </table:table-cell>
          <table:table-cell office:value-type="float" office:value="1575995" calcext:value-type="float">
            <text:p>1575995</text:p>
          </table:table-cell>
          <table:table-cell office:value-type="float" office:value="1788193" calcext:value-type="float">
            <text:p>1788193</text:p>
          </table:table-cell>
          <table:table-cell office:value-type="float" office:value="1770949" calcext:value-type="float">
            <text:p>1770949</text:p>
          </table:table-cell>
          <table:table-cell office:value-type="float" office:value="2323658" calcext:value-type="float">
            <text:p>2323658</text:p>
          </table:table-cell>
          <table:table-cell office:value-type="float" office:value="1601424" calcext:value-type="float">
            <text:p>1601424</text:p>
          </table:table-cell>
          <table:table-cell office:value-type="float" office:value="2400236" calcext:value-type="float">
            <text:p>2400236</text:p>
          </table:table-cell>
          <table:table-cell office:value-type="float" office:value="1787609" calcext:value-type="float">
            <text:p>1787609</text:p>
          </table:table-cell>
          <table:table-cell table:formula="of:=MIN([.A1438:.J1438])" office:value-type="float" office:value="1550567" calcext:value-type="float">
            <text:p>1550567</text:p>
          </table:table-cell>
        </table:table-row>
        <table:table-row table:style-name="ro1">
          <table:table-cell office:value-type="float" office:value="1551151" calcext:value-type="float">
            <text:p>1551151</text:p>
          </table:table-cell>
          <table:table-cell office:value-type="float" office:value="1922352" calcext:value-type="float">
            <text:p>1922352</text:p>
          </table:table-cell>
          <table:table-cell office:value-type="float" office:value="1681510" calcext:value-type="float">
            <text:p>1681510</text:p>
          </table:table-cell>
          <table:table-cell office:value-type="float" office:value="1548812" calcext:value-type="float">
            <text:p>1548812</text:p>
          </table:table-cell>
          <table:table-cell office:value-type="float" office:value="1678003" calcext:value-type="float">
            <text:p>1678003</text:p>
          </table:table-cell>
          <table:table-cell office:value-type="float" office:value="2429756" calcext:value-type="float">
            <text:p>2429756</text:p>
          </table:table-cell>
          <table:table-cell office:value-type="float" office:value="1694078" calcext:value-type="float">
            <text:p>1694078</text:p>
          </table:table-cell>
          <table:table-cell office:value-type="float" office:value="2260232" calcext:value-type="float">
            <text:p>2260232</text:p>
          </table:table-cell>
          <table:table-cell office:value-type="float" office:value="1734706" calcext:value-type="float">
            <text:p>1734706</text:p>
          </table:table-cell>
          <table:table-cell office:value-type="float" office:value="1684724" calcext:value-type="float">
            <text:p>1684724</text:p>
          </table:table-cell>
          <table:table-cell table:formula="of:=MIN([.A1439:.J1439])" office:value-type="float" office:value="1548812" calcext:value-type="float">
            <text:p>1548812</text:p>
          </table:table-cell>
        </table:table-row>
        <table:table-row table:style-name="ro1">
          <table:table-cell office:value-type="float" office:value="2433557" calcext:value-type="float">
            <text:p>2433557</text:p>
          </table:table-cell>
          <table:table-cell office:value-type="float" office:value="1725060" calcext:value-type="float">
            <text:p>1725060</text:p>
          </table:table-cell>
          <table:table-cell office:value-type="float" office:value="1602301" calcext:value-type="float">
            <text:p>1602301</text:p>
          </table:table-cell>
          <table:table-cell office:value-type="float" office:value="1526015" calcext:value-type="float">
            <text:p>1526015</text:p>
          </table:table-cell>
          <table:table-cell office:value-type="float" office:value="1785270" calcext:value-type="float">
            <text:p>1785270</text:p>
          </table:table-cell>
          <table:table-cell office:value-type="float" office:value="1801346" calcext:value-type="float">
            <text:p>1801346</text:p>
          </table:table-cell>
          <table:table-cell office:value-type="float" office:value="1609608" calcext:value-type="float">
            <text:p>1609608</text:p>
          </table:table-cell>
          <table:table-cell office:value-type="float" office:value="1649943" calcext:value-type="float">
            <text:p>1649943</text:p>
          </table:table-cell>
          <table:table-cell office:value-type="float" office:value="1656666" calcext:value-type="float">
            <text:p>1656666</text:p>
          </table:table-cell>
          <table:table-cell office:value-type="float" office:value="1605516" calcext:value-type="float">
            <text:p>1605516</text:p>
          </table:table-cell>
          <table:table-cell table:formula="of:=MIN([.A1440:.J1440])" office:value-type="float" office:value="1526015" calcext:value-type="float">
            <text:p>1526015</text:p>
          </table:table-cell>
        </table:table-row>
        <table:table-row table:style-name="ro1">
          <table:table-cell office:value-type="float" office:value="1960057" calcext:value-type="float">
            <text:p>1960057</text:p>
          </table:table-cell>
          <table:table-cell office:value-type="float" office:value="1666604" calcext:value-type="float">
            <text:p>1666604</text:p>
          </table:table-cell>
          <table:table-cell office:value-type="float" office:value="1558750" calcext:value-type="float">
            <text:p>1558750</text:p>
          </table:table-cell>
          <table:table-cell office:value-type="float" office:value="2340902" calcext:value-type="float">
            <text:p>2340902</text:p>
          </table:table-cell>
          <table:table-cell office:value-type="float" office:value="1787024" calcext:value-type="float">
            <text:p>1787024</text:p>
          </table:table-cell>
          <table:table-cell office:value-type="float" office:value="1670403" calcext:value-type="float">
            <text:p>1670403</text:p>
          </table:table-cell>
          <table:table-cell office:value-type="float" office:value="1568396" calcext:value-type="float">
            <text:p>1568396</text:p>
          </table:table-cell>
          <table:table-cell office:value-type="float" office:value="1729737" calcext:value-type="float">
            <text:p>1729737</text:p>
          </table:table-cell>
          <table:table-cell office:value-type="float" office:value="1764518" calcext:value-type="float">
            <text:p>1764518</text:p>
          </table:table-cell>
          <table:table-cell office:value-type="float" office:value="1574534" calcext:value-type="float">
            <text:p>1574534</text:p>
          </table:table-cell>
          <table:table-cell table:formula="of:=MIN([.A1441:.J1441])" office:value-type="float" office:value="1558750" calcext:value-type="float">
            <text:p>1558750</text:p>
          </table:table-cell>
        </table:table-row>
        <table:table-row table:style-name="ro1">
          <table:table-cell office:value-type="float" office:value="1797254" calcext:value-type="float">
            <text:p>1797254</text:p>
          </table:table-cell>
          <table:table-cell office:value-type="float" office:value="2318981" calcext:value-type="float">
            <text:p>2318981</text:p>
          </table:table-cell>
          <table:table-cell office:value-type="float" office:value="1581841" calcext:value-type="float">
            <text:p>1581841</text:p>
          </table:table-cell>
          <table:table-cell office:value-type="float" office:value="1725060" calcext:value-type="float">
            <text:p>1725060</text:p>
          </table:table-cell>
          <table:table-cell office:value-type="float" office:value="1704893" calcext:value-type="float">
            <text:p>1704893</text:p>
          </table:table-cell>
          <table:table-cell office:value-type="float" office:value="1647605" calcext:value-type="float">
            <text:p>1647605</text:p>
          </table:table-cell>
          <table:table-cell office:value-type="float" office:value="1772118" calcext:value-type="float">
            <text:p>1772118</text:p>
          </table:table-cell>
          <table:table-cell office:value-type="float" office:value="1782933" calcext:value-type="float">
            <text:p>1782933</text:p>
          </table:table-cell>
          <table:table-cell office:value-type="float" office:value="1715708" calcext:value-type="float">
            <text:p>1715708</text:p>
          </table:table-cell>
          <table:table-cell office:value-type="float" office:value="2402867" calcext:value-type="float">
            <text:p>2402867</text:p>
          </table:table-cell>
          <table:table-cell table:formula="of:=MIN([.A1442:.J1442])" office:value-type="float" office:value="1581841" calcext:value-type="float">
            <text:p>1581841</text:p>
          </table:table-cell>
        </table:table-row>
        <table:table-row table:style-name="ro1">
          <table:table-cell office:value-type="float" office:value="1653451" calcext:value-type="float">
            <text:p>1653451</text:p>
          </table:table-cell>
          <table:table-cell office:value-type="float" office:value="1748151" calcext:value-type="float">
            <text:p>1748151</text:p>
          </table:table-cell>
          <table:table-cell office:value-type="float" office:value="1860972" calcext:value-type="float">
            <text:p>1860972</text:p>
          </table:table-cell>
          <table:table-cell office:value-type="float" office:value="1742013" calcext:value-type="float">
            <text:p>1742013</text:p>
          </table:table-cell>
          <table:table-cell office:value-type="float" office:value="2253802" calcext:value-type="float">
            <text:p>2253802</text:p>
          </table:table-cell>
          <table:table-cell office:value-type="float" office:value="1552905" calcext:value-type="float">
            <text:p>1552905</text:p>
          </table:table-cell>
          <table:table-cell office:value-type="float" office:value="2368670" calcext:value-type="float">
            <text:p>2368670</text:p>
          </table:table-cell>
          <table:table-cell office:value-type="float" office:value="1613992" calcext:value-type="float">
            <text:p>1613992</text:p>
          </table:table-cell>
          <table:table-cell office:value-type="float" office:value="1623053" calcext:value-type="float">
            <text:p>1623053</text:p>
          </table:table-cell>
          <table:table-cell office:value-type="float" office:value="1711615" calcext:value-type="float">
            <text:p>1711615</text:p>
          </table:table-cell>
          <table:table-cell table:formula="of:=MIN([.A1443:.J1443])" office:value-type="float" office:value="1552905" calcext:value-type="float">
            <text:p>1552905</text:p>
          </table:table-cell>
        </table:table-row>
        <table:table-row table:style-name="ro1">
          <table:table-cell office:value-type="float" office:value="1600255" calcext:value-type="float">
            <text:p>1600255</text:p>
          </table:table-cell>
          <table:table-cell office:value-type="float" office:value="1635622" calcext:value-type="float">
            <text:p>1635622</text:p>
          </table:table-cell>
          <table:table-cell office:value-type="float" office:value="2021728" calcext:value-type="float">
            <text:p>2021728</text:p>
          </table:table-cell>
          <table:table-cell office:value-type="float" office:value="1716291" calcext:value-type="float">
            <text:p>1716291</text:p>
          </table:table-cell>
          <table:table-cell office:value-type="float" office:value="1652281" calcext:value-type="float">
            <text:p>1652281</text:p>
          </table:table-cell>
          <table:table-cell office:value-type="float" office:value="2500782" calcext:value-type="float">
            <text:p>2500782</text:p>
          </table:table-cell>
          <table:table-cell office:value-type="float" office:value="1730029" calcext:value-type="float">
            <text:p>1730029</text:p>
          </table:table-cell>
          <table:table-cell office:value-type="float" office:value="1653451" calcext:value-type="float">
            <text:p>1653451</text:p>
          </table:table-cell>
          <table:table-cell office:value-type="float" office:value="2294430" calcext:value-type="float">
            <text:p>2294430</text:p>
          </table:table-cell>
          <table:table-cell office:value-type="float" office:value="1636498" calcext:value-type="float">
            <text:p>1636498</text:p>
          </table:table-cell>
          <table:table-cell table:formula="of:=MIN([.A1444:.J1444])" office:value-type="float" office:value="1600255" calcext:value-type="float">
            <text:p>1600255</text:p>
          </table:table-cell>
        </table:table-row>
        <table:table-row table:style-name="ro1">
          <table:table-cell office:value-type="float" office:value="1613408" calcext:value-type="float">
            <text:p>1613408</text:p>
          </table:table-cell>
          <table:table-cell office:value-type="float" office:value="1601717" calcext:value-type="float">
            <text:p>1601717</text:p>
          </table:table-cell>
          <table:table-cell office:value-type="float" office:value="1689986" calcext:value-type="float">
            <text:p>1689986</text:p>
          </table:table-cell>
          <table:table-cell office:value-type="float" office:value="1749320" calcext:value-type="float">
            <text:p>1749320</text:p>
          </table:table-cell>
          <table:table-cell office:value-type="float" office:value="1580671" calcext:value-type="float">
            <text:p>1580671</text:p>
          </table:table-cell>
          <table:table-cell office:value-type="float" office:value="1902477" calcext:value-type="float">
            <text:p>1902477</text:p>
          </table:table-cell>
          <table:table-cell office:value-type="float" office:value="1631821" calcext:value-type="float">
            <text:p>1631821</text:p>
          </table:table-cell>
          <table:table-cell office:value-type="float" office:value="2878120" calcext:value-type="float">
            <text:p>2878120</text:p>
          </table:table-cell>
          <table:table-cell office:value-type="float" office:value="1638545" calcext:value-type="float">
            <text:p>1638545</text:p>
          </table:table-cell>
          <table:table-cell office:value-type="float" office:value="1589148" calcext:value-type="float">
            <text:p>1589148</text:p>
          </table:table-cell>
          <table:table-cell table:formula="of:=MIN([.A1445:.J1445])" office:value-type="float" office:value="1580671" calcext:value-type="float">
            <text:p>1580671</text:p>
          </table:table-cell>
        </table:table-row>
        <table:table-row table:style-name="ro1">
          <table:table-cell office:value-type="float" office:value="2178393" calcext:value-type="float">
            <text:p>2178393</text:p>
          </table:table-cell>
          <table:table-cell office:value-type="float" office:value="1534783" calcext:value-type="float">
            <text:p>1534783</text:p>
          </table:table-cell>
          <table:table-cell office:value-type="float" office:value="1765103" calcext:value-type="float">
            <text:p>1765103</text:p>
          </table:table-cell>
          <table:table-cell office:value-type="float" office:value="1974671" calcext:value-type="float">
            <text:p>1974671</text:p>
          </table:table-cell>
          <table:table-cell office:value-type="float" office:value="1559627" calcext:value-type="float">
            <text:p>1559627</text:p>
          </table:table-cell>
          <table:table-cell office:value-type="float" office:value="1839636" calcext:value-type="float">
            <text:p>1839636</text:p>
          </table:table-cell>
          <table:table-cell office:value-type="float" office:value="1591194" calcext:value-type="float">
            <text:p>1591194</text:p>
          </table:table-cell>
          <table:table-cell office:value-type="float" office:value="1754873" calcext:value-type="float">
            <text:p>1754873</text:p>
          </table:table-cell>
          <table:table-cell office:value-type="float" office:value="1738797" calcext:value-type="float">
            <text:p>1738797</text:p>
          </table:table-cell>
          <table:table-cell office:value-type="float" office:value="1578041" calcext:value-type="float">
            <text:p>1578041</text:p>
          </table:table-cell>
          <table:table-cell table:formula="of:=MIN([.A1446:.J1446])" office:value-type="float" office:value="1534783" calcext:value-type="float">
            <text:p>1534783</text:p>
          </table:table-cell>
        </table:table-row>
        <table:table-row table:style-name="ro1">
          <table:table-cell office:value-type="float" office:value="1710446" calcext:value-type="float">
            <text:p>1710446</text:p>
          </table:table-cell>
          <table:table-cell office:value-type="float" office:value="1518416" calcext:value-type="float">
            <text:p>1518416</text:p>
          </table:table-cell>
          <table:table-cell office:value-type="float" office:value="1662511" calcext:value-type="float">
            <text:p>1662511</text:p>
          </table:table-cell>
          <table:table-cell office:value-type="float" office:value="2399944" calcext:value-type="float">
            <text:p>2399944</text:p>
          </table:table-cell>
          <table:table-cell office:value-type="float" office:value="1531860" calcext:value-type="float">
            <text:p>1531860</text:p>
          </table:table-cell>
          <table:table-cell office:value-type="float" office:value="1714538" calcext:value-type="float">
            <text:p>1714538</text:p>
          </table:table-cell>
          <table:table-cell office:value-type="float" office:value="1536537" calcext:value-type="float">
            <text:p>1536537</text:p>
          </table:table-cell>
          <table:table-cell office:value-type="float" office:value="1665726" calcext:value-type="float">
            <text:p>1665726</text:p>
          </table:table-cell>
          <table:table-cell office:value-type="float" office:value="1653158" calcext:value-type="float">
            <text:p>1653158</text:p>
          </table:table-cell>
          <table:table-cell office:value-type="float" office:value="1754873" calcext:value-type="float">
            <text:p>1754873</text:p>
          </table:table-cell>
          <table:table-cell table:formula="of:=MIN([.A1447:.J1447])" office:value-type="float" office:value="1518416" calcext:value-type="float">
            <text:p>1518416</text:p>
          </table:table-cell>
        </table:table-row>
        <table:table-row table:style-name="ro1">
          <table:table-cell office:value-type="float" office:value="1873541" calcext:value-type="float">
            <text:p>1873541</text:p>
          </table:table-cell>
          <table:table-cell office:value-type="float" office:value="2269878" calcext:value-type="float">
            <text:p>2269878</text:p>
          </table:table-cell>
          <table:table-cell office:value-type="float" office:value="1594993" calcext:value-type="float">
            <text:p>1594993</text:p>
          </table:table-cell>
          <table:table-cell office:value-type="float" office:value="1914753" calcext:value-type="float">
            <text:p>1914753</text:p>
          </table:table-cell>
          <table:table-cell office:value-type="float" office:value="1544429" calcext:value-type="float">
            <text:p>1544429</text:p>
          </table:table-cell>
          <table:table-cell office:value-type="float" office:value="1626268" calcext:value-type="float">
            <text:p>1626268</text:p>
          </table:table-cell>
          <table:table-cell office:value-type="float" office:value="1541505" calcext:value-type="float">
            <text:p>1541505</text:p>
          </table:table-cell>
          <table:table-cell office:value-type="float" office:value="1677418" calcext:value-type="float">
            <text:p>1677418</text:p>
          </table:table-cell>
          <table:table-cell office:value-type="float" office:value="1605808" calcext:value-type="float">
            <text:p>1605808</text:p>
          </table:table-cell>
          <table:table-cell office:value-type="float" office:value="2406959" calcext:value-type="float">
            <text:p>2406959</text:p>
          </table:table-cell>
          <table:table-cell table:formula="of:=MIN([.A1448:.J1448])" office:value-type="float" office:value="1541505" calcext:value-type="float">
            <text:p>1541505</text:p>
          </table:table-cell>
        </table:table-row>
        <table:table-row table:style-name="ro1">
          <table:table-cell office:value-type="float" office:value="1894877" calcext:value-type="float">
            <text:p>1894877</text:p>
          </table:table-cell>
          <table:table-cell office:value-type="float" office:value="1900723" calcext:value-type="float">
            <text:p>1900723</text:p>
          </table:table-cell>
          <table:table-cell office:value-type="float" office:value="2234219" calcext:value-type="float">
            <text:p>2234219</text:p>
          </table:table-cell>
          <table:table-cell office:value-type="float" office:value="1810407" calcext:value-type="float">
            <text:p>1810407</text:p>
          </table:table-cell>
          <table:table-cell office:value-type="float" office:value="2466293" calcext:value-type="float">
            <text:p>2466293</text:p>
          </table:table-cell>
          <table:table-cell office:value-type="float" office:value="2255556" calcext:value-type="float">
            <text:p>2255556</text:p>
          </table:table-cell>
          <table:table-cell office:value-type="float" office:value="2242988" calcext:value-type="float">
            <text:p>2242988</text:p>
          </table:table-cell>
          <table:table-cell office:value-type="float" office:value="1729152" calcext:value-type="float">
            <text:p>1729152</text:p>
          </table:table-cell>
          <table:table-cell office:value-type="float" office:value="2306705" calcext:value-type="float">
            <text:p>2306705</text:p>
          </table:table-cell>
          <table:table-cell office:value-type="float" office:value="1791993" calcext:value-type="float">
            <text:p>1791993</text:p>
          </table:table-cell>
          <table:table-cell table:formula="of:=MIN([.A1449:.J1449])" office:value-type="float" office:value="1729152" calcext:value-type="float">
            <text:p>1729152</text:p>
          </table:table-cell>
        </table:table-row>
        <table:table-row table:style-name="ro1">
          <table:table-cell office:value-type="float" office:value="1832036" calcext:value-type="float">
            <text:p>1832036</text:p>
          </table:table-cell>
          <table:table-cell office:value-type="float" office:value="1703723" calcext:value-type="float">
            <text:p>1703723</text:p>
          </table:table-cell>
          <table:table-cell office:value-type="float" office:value="1685310" calcext:value-type="float">
            <text:p>1685310</text:p>
          </table:table-cell>
          <table:table-cell office:value-type="float" office:value="1773579" calcext:value-type="float">
            <text:p>1773579</text:p>
          </table:table-cell>
          <table:table-cell office:value-type="float" office:value="1761888" calcext:value-type="float">
            <text:p>1761888</text:p>
          </table:table-cell>
          <table:table-cell office:value-type="float" office:value="1790824" calcext:value-type="float">
            <text:p>1790824</text:p>
          </table:table-cell>
          <table:table-cell office:value-type="float" office:value="1675371" calcext:value-type="float">
            <text:p>1675371</text:p>
          </table:table-cell>
          <table:table-cell office:value-type="float" office:value="3230031" calcext:value-type="float">
            <text:p>3230031</text:p>
          </table:table-cell>
          <table:table-cell office:value-type="float" office:value="1708984" calcext:value-type="float">
            <text:p>1708984</text:p>
          </table:table-cell>
          <table:table-cell office:value-type="float" office:value="1666311" calcext:value-type="float">
            <text:p>1666311</text:p>
          </table:table-cell>
          <table:table-cell table:formula="of:=MIN([.A1450:.J1450])" office:value-type="float" office:value="1666311" calcext:value-type="float">
            <text:p>1666311</text:p>
          </table:table-cell>
        </table:table-row>
        <table:table-row table:style-name="ro1">
          <table:table-cell office:value-type="float" office:value="2269878" calcext:value-type="float">
            <text:p>2269878</text:p>
          </table:table-cell>
          <table:table-cell office:value-type="float" office:value="1625099" calcext:value-type="float">
            <text:p>1625099</text:p>
          </table:table-cell>
          <table:table-cell office:value-type="float" office:value="1641467" calcext:value-type="float">
            <text:p>1641467</text:p>
          </table:table-cell>
          <table:table-cell office:value-type="float" office:value="1794624" calcext:value-type="float">
            <text:p>1794624</text:p>
          </table:table-cell>
          <table:table-cell office:value-type="float" office:value="1666895" calcext:value-type="float">
            <text:p>1666895</text:p>
          </table:table-cell>
          <table:table-cell office:value-type="float" office:value="1653450" calcext:value-type="float">
            <text:p>1653450</text:p>
          </table:table-cell>
          <table:table-cell office:value-type="float" office:value="1647020" calcext:value-type="float">
            <text:p>1647020</text:p>
          </table:table-cell>
          <table:table-cell office:value-type="float" office:value="1971164" calcext:value-type="float">
            <text:p>1971164</text:p>
          </table:table-cell>
          <table:table-cell office:value-type="float" office:value="1627438" calcext:value-type="float">
            <text:p>1627438</text:p>
          </table:table-cell>
          <table:table-cell office:value-type="float" office:value="1593240" calcext:value-type="float">
            <text:p>1593240</text:p>
          </table:table-cell>
          <table:table-cell table:formula="of:=MIN([.A1451:.J1451])" office:value-type="float" office:value="1593240" calcext:value-type="float">
            <text:p>1593240</text:p>
          </table:table-cell>
        </table:table-row>
        <table:table-row table:style-name="ro1">
          <table:table-cell office:value-type="float" office:value="1729737" calcext:value-type="float">
            <text:p>1729737</text:p>
          </table:table-cell>
          <table:table-cell office:value-type="float" office:value="1618376" calcext:value-type="float">
            <text:p>1618376</text:p>
          </table:table-cell>
          <table:table-cell office:value-type="float" office:value="1620715" calcext:value-type="float">
            <text:p>1620715</text:p>
          </table:table-cell>
          <table:table-cell office:value-type="float" office:value="2799203" calcext:value-type="float">
            <text:p>2799203</text:p>
          </table:table-cell>
          <table:table-cell office:value-type="float" office:value="1645559" calcext:value-type="float">
            <text:p>1645559</text:p>
          </table:table-cell>
          <table:table-cell office:value-type="float" office:value="1663096" calcext:value-type="float">
            <text:p>1663096</text:p>
          </table:table-cell>
          <table:table-cell office:value-type="float" office:value="1818298" calcext:value-type="float">
            <text:p>1818298</text:p>
          </table:table-cell>
          <table:table-cell office:value-type="float" office:value="1861265" calcext:value-type="float">
            <text:p>1861265</text:p>
          </table:table-cell>
          <table:table-cell office:value-type="float" office:value="1616623" calcext:value-type="float">
            <text:p>1616623</text:p>
          </table:table-cell>
          <table:table-cell office:value-type="float" office:value="1794039" calcext:value-type="float">
            <text:p>1794039</text:p>
          </table:table-cell>
          <table:table-cell table:formula="of:=MIN([.A1452:.J1452])" office:value-type="float" office:value="1616623" calcext:value-type="float">
            <text:p>1616623</text:p>
          </table:table-cell>
        </table:table-row>
        <table:table-row table:style-name="ro1">
          <table:table-cell office:value-type="float" office:value="1608731" calcext:value-type="float">
            <text:p>1608731</text:p>
          </table:table-cell>
          <table:table-cell office:value-type="float" office:value="1542967" calcext:value-type="float">
            <text:p>1542967</text:p>
          </table:table-cell>
          <table:table-cell office:value-type="float" office:value="1521923" calcext:value-type="float">
            <text:p>1521923</text:p>
          </table:table-cell>
          <table:table-cell office:value-type="float" office:value="1699631" calcext:value-type="float">
            <text:p>1699631</text:p>
          </table:table-cell>
          <table:table-cell office:value-type="float" office:value="1583010" calcext:value-type="float">
            <text:p>1583010</text:p>
          </table:table-cell>
          <table:table-cell office:value-type="float" office:value="1585348" calcext:value-type="float">
            <text:p>1585348</text:p>
          </table:table-cell>
          <table:table-cell office:value-type="float" office:value="1643221" calcext:value-type="float">
            <text:p>1643221</text:p>
          </table:table-cell>
          <table:table-cell office:value-type="float" office:value="1937259" calcext:value-type="float">
            <text:p>1937259</text:p>
          </table:table-cell>
          <table:table-cell office:value-type="float" office:value="1554366" calcext:value-type="float">
            <text:p>1554366</text:p>
          </table:table-cell>
          <table:table-cell office:value-type="float" office:value="2377438" calcext:value-type="float">
            <text:p>2377438</text:p>
          </table:table-cell>
          <table:table-cell table:formula="of:=MIN([.A1453:.J1453])" office:value-type="float" office:value="1521923" calcext:value-type="float">
            <text:p>1521923</text:p>
          </table:table-cell>
        </table:table-row>
        <table:table-row table:style-name="ro1">
          <table:table-cell office:value-type="float" office:value="1564596" calcext:value-type="float">
            <text:p>1564596</text:p>
          </table:table-cell>
          <table:table-cell office:value-type="float" office:value="2163193" calcext:value-type="float">
            <text:p>2163193</text:p>
          </table:table-cell>
          <table:table-cell office:value-type="float" office:value="1515200" calcext:value-type="float">
            <text:p>1515200</text:p>
          </table:table-cell>
          <table:table-cell office:value-type="float" office:value="1607270" calcext:value-type="float">
            <text:p>1607270</text:p>
          </table:table-cell>
          <table:table-cell office:value-type="float" office:value="1894877" calcext:value-type="float">
            <text:p>1894877</text:p>
          </table:table-cell>
          <table:table-cell office:value-type="float" office:value="1573365" calcext:value-type="float">
            <text:p>1573365</text:p>
          </table:table-cell>
          <table:table-cell office:value-type="float" office:value="1608146" calcext:value-type="float">
            <text:p>1608146</text:p>
          </table:table-cell>
          <table:table-cell office:value-type="float" office:value="2872859" calcext:value-type="float">
            <text:p>2872859</text:p>
          </table:table-cell>
          <table:table-cell office:value-type="float" office:value="1547059" calcext:value-type="float">
            <text:p>1547059</text:p>
          </table:table-cell>
          <table:table-cell office:value-type="float" office:value="1686186" calcext:value-type="float">
            <text:p>1686186</text:p>
          </table:table-cell>
          <table:table-cell table:formula="of:=MIN([.A1454:.J1454])" office:value-type="float" office:value="1515200" calcext:value-type="float">
            <text:p>1515200</text:p>
          </table:table-cell>
        </table:table-row>
        <table:table-row table:style-name="ro1">
          <table:table-cell office:value-type="float" office:value="1535660" calcext:value-type="float">
            <text:p>1535660</text:p>
          </table:table-cell>
          <table:table-cell office:value-type="float" office:value="1647313" calcext:value-type="float">
            <text:p>1647313</text:p>
          </table:table-cell>
          <table:table-cell office:value-type="float" office:value="2739286" calcext:value-type="float">
            <text:p>2739286</text:p>
          </table:table-cell>
          <table:table-cell office:value-type="float" office:value="1559335" calcext:value-type="float">
            <text:p>1559335</text:p>
          </table:table-cell>
          <table:table-cell office:value-type="float" office:value="1997177" calcext:value-type="float">
            <text:p>1997177</text:p>
          </table:table-cell>
          <table:table-cell office:value-type="float" office:value="2297937" calcext:value-type="float">
            <text:p>2297937</text:p>
          </table:table-cell>
          <table:table-cell office:value-type="float" office:value="2527088" calcext:value-type="float">
            <text:p>2527088</text:p>
          </table:table-cell>
          <table:table-cell office:value-type="float" office:value="2121397" calcext:value-type="float">
            <text:p>2121397</text:p>
          </table:table-cell>
          <table:table-cell office:value-type="float" office:value="2461616" calcext:value-type="float">
            <text:p>2461616</text:p>
          </table:table-cell>
          <table:table-cell office:value-type="float" office:value="1652281" calcext:value-type="float">
            <text:p>1652281</text:p>
          </table:table-cell>
          <table:table-cell table:formula="of:=MIN([.A1455:.J1455])" office:value-type="float" office:value="1535660" calcext:value-type="float">
            <text:p>1535660</text:p>
          </table:table-cell>
        </table:table-row>
        <table:table-row table:style-name="ro1">
          <table:table-cell office:value-type="float" office:value="1542968" calcext:value-type="float">
            <text:p>1542968</text:p>
          </table:table-cell>
          <table:table-cell office:value-type="float" office:value="1596163" calcext:value-type="float">
            <text:p>1596163</text:p>
          </table:table-cell>
          <table:table-cell office:value-type="float" office:value="1819175" calcext:value-type="float">
            <text:p>1819175</text:p>
          </table:table-cell>
          <table:table-cell office:value-type="float" office:value="1524846" calcext:value-type="float">
            <text:p>1524846</text:p>
          </table:table-cell>
          <table:table-cell office:value-type="float" office:value="1647312" calcext:value-type="float">
            <text:p>1647312</text:p>
          </table:table-cell>
          <table:table-cell office:value-type="float" office:value="1785271" calcext:value-type="float">
            <text:p>1785271</text:p>
          </table:table-cell>
          <table:table-cell office:value-type="float" office:value="1709569" calcext:value-type="float">
            <text:p>1709569</text:p>
          </table:table-cell>
          <table:table-cell office:value-type="float" office:value="1824729" calcext:value-type="float">
            <text:p>1824729</text:p>
          </table:table-cell>
          <table:table-cell office:value-type="float" office:value="1840220" calcext:value-type="float">
            <text:p>1840220</text:p>
          </table:table-cell>
          <table:table-cell office:value-type="float" office:value="1734121" calcext:value-type="float">
            <text:p>1734121</text:p>
          </table:table-cell>
          <table:table-cell table:formula="of:=MIN([.A1456:.J1456])" office:value-type="float" office:value="1524846" calcext:value-type="float">
            <text:p>1524846</text:p>
          </table:table-cell>
        </table:table-row>
        <table:table-row table:style-name="ro1">
          <table:table-cell office:value-type="float" office:value="2257309" calcext:value-type="float">
            <text:p>2257309</text:p>
          </table:table-cell>
          <table:table-cell office:value-type="float" office:value="1733828" calcext:value-type="float">
            <text:p>1733828</text:p>
          </table:table-cell>
          <table:table-cell office:value-type="float" office:value="1694663" calcext:value-type="float">
            <text:p>1694663</text:p>
          </table:table-cell>
          <table:table-cell office:value-type="float" office:value="2444663" calcext:value-type="float">
            <text:p>2444663</text:p>
          </table:table-cell>
          <table:table-cell office:value-type="float" office:value="1574533" calcext:value-type="float">
            <text:p>1574533</text:p>
          </table:table-cell>
          <table:table-cell office:value-type="float" office:value="1725937" calcext:value-type="float">
            <text:p>1725937</text:p>
          </table:table-cell>
          <table:table-cell office:value-type="float" office:value="1633283" calcext:value-type="float">
            <text:p>1633283</text:p>
          </table:table-cell>
          <table:table-cell office:value-type="float" office:value="1834666" calcext:value-type="float">
            <text:p>1834666</text:p>
          </table:table-cell>
          <table:table-cell office:value-type="float" office:value="1682971" calcext:value-type="float">
            <text:p>1682971</text:p>
          </table:table-cell>
          <table:table-cell office:value-type="float" office:value="1627437" calcext:value-type="float">
            <text:p>1627437</text:p>
          </table:table-cell>
          <table:table-cell table:formula="of:=MIN([.A1457:.J1457])" office:value-type="float" office:value="1574533" calcext:value-type="float">
            <text:p>1574533</text:p>
          </table:table-cell>
        </table:table-row>
        <table:table-row table:style-name="ro1">
          <table:table-cell office:value-type="float" office:value="1814499" calcext:value-type="float">
            <text:p>1814499</text:p>
          </table:table-cell>
          <table:table-cell office:value-type="float" office:value="1808946" calcext:value-type="float">
            <text:p>1808946</text:p>
          </table:table-cell>
          <table:table-cell office:value-type="float" office:value="1630945" calcext:value-type="float">
            <text:p>1630945</text:p>
          </table:table-cell>
          <table:table-cell office:value-type="float" office:value="1655789" calcext:value-type="float">
            <text:p>1655789</text:p>
          </table:table-cell>
          <table:table-cell office:value-type="float" office:value="1593240" calcext:value-type="float">
            <text:p>1593240</text:p>
          </table:table-cell>
          <table:table-cell office:value-type="float" office:value="1703431" calcext:value-type="float">
            <text:p>1703431</text:p>
          </table:table-cell>
          <table:table-cell office:value-type="float" office:value="1591194" calcext:value-type="float">
            <text:p>1591194</text:p>
          </table:table-cell>
          <table:table-cell office:value-type="float" office:value="2037220" calcext:value-type="float">
            <text:p>2037220</text:p>
          </table:table-cell>
          <table:table-cell office:value-type="float" office:value="1664265" calcext:value-type="float">
            <text:p>1664265</text:p>
          </table:table-cell>
          <table:table-cell office:value-type="float" office:value="1611361" calcext:value-type="float">
            <text:p>1611361</text:p>
          </table:table-cell>
          <table:table-cell table:formula="of:=MIN([.A1458:.J1458])" office:value-type="float" office:value="1591194" calcext:value-type="float">
            <text:p>1591194</text:p>
          </table:table-cell>
        </table:table-row>
        <table:table-row table:style-name="ro1">
          <table:table-cell office:value-type="float" office:value="1848404" calcext:value-type="float">
            <text:p>1848404</text:p>
          </table:table-cell>
          <table:table-cell office:value-type="float" office:value="1916506" calcext:value-type="float">
            <text:p>1916506</text:p>
          </table:table-cell>
          <table:table-cell office:value-type="float" office:value="1644097" calcext:value-type="float">
            <text:p>1644097</text:p>
          </table:table-cell>
          <table:table-cell office:value-type="float" office:value="1630360" calcext:value-type="float">
            <text:p>1630360</text:p>
          </table:table-cell>
          <table:table-cell office:value-type="float" office:value="1773579" calcext:value-type="float">
            <text:p>1773579</text:p>
          </table:table-cell>
          <table:table-cell office:value-type="float" office:value="1644097" calcext:value-type="float">
            <text:p>1644097</text:p>
          </table:table-cell>
          <table:table-cell office:value-type="float" office:value="1568396" calcext:value-type="float">
            <text:p>1568396</text:p>
          </table:table-cell>
          <table:table-cell office:value-type="float" office:value="2618865" calcext:value-type="float">
            <text:p>2618865</text:p>
          </table:table-cell>
          <table:table-cell office:value-type="float" office:value="1630945" calcext:value-type="float">
            <text:p>1630945</text:p>
          </table:table-cell>
          <table:table-cell office:value-type="float" office:value="2455770" calcext:value-type="float">
            <text:p>2455770</text:p>
          </table:table-cell>
          <table:table-cell table:formula="of:=MIN([.A1459:.J1459])" office:value-type="float" office:value="1568396" calcext:value-type="float">
            <text:p>1568396</text:p>
          </table:table-cell>
        </table:table-row>
        <table:table-row table:style-name="ro1">
          <table:table-cell office:value-type="float" office:value="1686186" calcext:value-type="float">
            <text:p>1686186</text:p>
          </table:table-cell>
          <table:table-cell office:value-type="float" office:value="2070540" calcext:value-type="float">
            <text:p>2070540</text:p>
          </table:table-cell>
          <table:table-cell office:value-type="float" office:value="2293553" calcext:value-type="float">
            <text:p>2293553</text:p>
          </table:table-cell>
          <table:table-cell office:value-type="float" office:value="1547644" calcext:value-type="float">
            <text:p>1547644</text:p>
          </table:table-cell>
          <table:table-cell office:value-type="float" office:value="2466292" calcext:value-type="float">
            <text:p>2466292</text:p>
          </table:table-cell>
          <table:table-cell office:value-type="float" office:value="2282153" calcext:value-type="float">
            <text:p>2282153</text:p>
          </table:table-cell>
          <table:table-cell office:value-type="float" office:value="1920598" calcext:value-type="float">
            <text:p>1920598</text:p>
          </table:table-cell>
          <table:table-cell office:value-type="float" office:value="1822976" calcext:value-type="float">
            <text:p>1822976</text:p>
          </table:table-cell>
          <table:table-cell office:value-type="float" office:value="2411343" calcext:value-type="float">
            <text:p>2411343</text:p>
          </table:table-cell>
          <table:table-cell office:value-type="float" office:value="1653451" calcext:value-type="float">
            <text:p>1653451</text:p>
          </table:table-cell>
          <table:table-cell table:formula="of:=MIN([.A1460:.J1460])" office:value-type="float" office:value="1547644" calcext:value-type="float">
            <text:p>1547644</text:p>
          </table:table-cell>
        </table:table-row>
        <table:table-row table:style-name="ro1">
          <table:table-cell office:value-type="float" office:value="1619837" calcext:value-type="float">
            <text:p>1619837</text:p>
          </table:table-cell>
          <table:table-cell office:value-type="float" office:value="1643805" calcext:value-type="float">
            <text:p>1643805</text:p>
          </table:table-cell>
          <table:table-cell office:value-type="float" office:value="1676834" calcext:value-type="float">
            <text:p>1676834</text:p>
          </table:table-cell>
          <table:table-cell office:value-type="float" office:value="1687648" calcext:value-type="float">
            <text:p>1687648</text:p>
          </table:table-cell>
          <table:table-cell office:value-type="float" office:value="1779717" calcext:value-type="float">
            <text:p>1779717</text:p>
          </table:table-cell>
          <table:table-cell office:value-type="float" office:value="1694955" calcext:value-type="float">
            <text:p>1694955</text:p>
          </table:table-cell>
          <table:table-cell office:value-type="float" office:value="2166409" calcext:value-type="float">
            <text:p>2166409</text:p>
          </table:table-cell>
          <table:table-cell office:value-type="float" office:value="1854250" calcext:value-type="float">
            <text:p>1854250</text:p>
          </table:table-cell>
          <table:table-cell office:value-type="float" office:value="1802515" calcext:value-type="float">
            <text:p>1802515</text:p>
          </table:table-cell>
          <table:table-cell office:value-type="float" office:value="1578041" calcext:value-type="float">
            <text:p>1578041</text:p>
          </table:table-cell>
          <table:table-cell table:formula="of:=MIN([.A1461:.J1461])" office:value-type="float" office:value="1578041" calcext:value-type="float">
            <text:p>1578041</text:p>
          </table:table-cell>
        </table:table-row>
        <table:table-row table:style-name="ro1">
          <table:table-cell office:value-type="float" office:value="2341779" calcext:value-type="float">
            <text:p>2341779</text:p>
          </table:table-cell>
          <table:table-cell office:value-type="float" office:value="1643221" calcext:value-type="float">
            <text:p>1643221</text:p>
          </table:table-cell>
          <table:table-cell office:value-type="float" office:value="1668357" calcext:value-type="float">
            <text:p>1668357</text:p>
          </table:table-cell>
          <table:table-cell office:value-type="float" office:value="3005849" calcext:value-type="float">
            <text:p>3005849</text:p>
          </table:table-cell>
          <table:table-cell office:value-type="float" office:value="1730029" calcext:value-type="float">
            <text:p>1730029</text:p>
          </table:table-cell>
          <table:table-cell office:value-type="float" office:value="1684432" calcext:value-type="float">
            <text:p>1684432</text:p>
          </table:table-cell>
          <table:table-cell office:value-type="float" office:value="1776502" calcext:value-type="float">
            <text:p>1776502</text:p>
          </table:table-cell>
          <table:table-cell office:value-type="float" office:value="1775041" calcext:value-type="float">
            <text:p>1775041</text:p>
          </table:table-cell>
          <table:table-cell office:value-type="float" office:value="1720092" calcext:value-type="float">
            <text:p>1720092</text:p>
          </table:table-cell>
          <table:table-cell office:value-type="float" office:value="1607854" calcext:value-type="float">
            <text:p>1607854</text:p>
          </table:table-cell>
          <table:table-cell table:formula="of:=MIN([.A1462:.J1462])" office:value-type="float" office:value="1607854" calcext:value-type="float">
            <text:p>1607854</text:p>
          </table:table-cell>
        </table:table-row>
        <table:table-row table:style-name="ro1">
          <table:table-cell office:value-type="float" office:value="1735582" calcext:value-type="float">
            <text:p>1735582</text:p>
          </table:table-cell>
          <table:table-cell office:value-type="float" office:value="1660174" calcext:value-type="float">
            <text:p>1660174</text:p>
          </table:table-cell>
          <table:table-cell office:value-type="float" office:value="1554367" calcext:value-type="float">
            <text:p>1554367</text:p>
          </table:table-cell>
          <table:table-cell office:value-type="float" office:value="1756626" calcext:value-type="float">
            <text:p>1756626</text:p>
          </table:table-cell>
          <table:table-cell office:value-type="float" office:value="1615454" calcext:value-type="float">
            <text:p>1615454</text:p>
          </table:table-cell>
          <table:table-cell office:value-type="float" office:value="1573949" calcext:value-type="float">
            <text:p>1573949</text:p>
          </table:table-cell>
          <table:table-cell office:value-type="float" office:value="1645851" calcext:value-type="float">
            <text:p>1645851</text:p>
          </table:table-cell>
          <table:table-cell office:value-type="float" office:value="1660758" calcext:value-type="float">
            <text:p>1660758</text:p>
          </table:table-cell>
          <table:table-cell office:value-type="float" office:value="1587687" calcext:value-type="float">
            <text:p>1587687</text:p>
          </table:table-cell>
          <table:table-cell office:value-type="float" office:value="1514031" calcext:value-type="float">
            <text:p>1514031</text:p>
          </table:table-cell>
          <table:table-cell table:formula="of:=MIN([.A1463:.J1463])" office:value-type="float" office:value="1514031" calcext:value-type="float">
            <text:p>1514031</text:p>
          </table:table-cell>
        </table:table-row>
        <table:table-row table:style-name="ro1">
          <table:table-cell office:value-type="float" office:value="1647897" calcext:value-type="float">
            <text:p>1647897</text:p>
          </table:table-cell>
          <table:table-cell office:value-type="float" office:value="1597332" calcext:value-type="float">
            <text:p>1597332</text:p>
          </table:table-cell>
          <table:table-cell office:value-type="float" office:value="1629776" calcext:value-type="float">
            <text:p>1629776</text:p>
          </table:table-cell>
          <table:table-cell office:value-type="float" office:value="1659881" calcext:value-type="float">
            <text:p>1659881</text:p>
          </table:table-cell>
          <table:table-cell office:value-type="float" office:value="1564304" calcext:value-type="float">
            <text:p>1564304</text:p>
          </table:table-cell>
          <table:table-cell office:value-type="float" office:value="1561673" calcext:value-type="float">
            <text:p>1561673</text:p>
          </table:table-cell>
          <table:table-cell office:value-type="float" office:value="1594117" calcext:value-type="float">
            <text:p>1594117</text:p>
          </table:table-cell>
          <table:table-cell office:value-type="float" office:value="2467462" calcext:value-type="float">
            <text:p>2467462</text:p>
          </table:table-cell>
          <table:table-cell office:value-type="float" office:value="1566935" calcext:value-type="float">
            <text:p>1566935</text:p>
          </table:table-cell>
          <table:table-cell office:value-type="float" office:value="2246203" calcext:value-type="float">
            <text:p>2246203</text:p>
          </table:table-cell>
          <table:table-cell table:formula="of:=MIN([.A1464:.J1464])" office:value-type="float" office:value="1561673" calcext:value-type="float">
            <text:p>1561673</text:p>
          </table:table-cell>
        </table:table-row>
        <table:table-row table:style-name="ro1">
          <table:table-cell office:value-type="float" office:value="1575703" calcext:value-type="float">
            <text:p>1575703</text:p>
          </table:table-cell>
          <table:table-cell office:value-type="float" office:value="2203237" calcext:value-type="float">
            <text:p>2203237</text:p>
          </table:table-cell>
          <table:table-cell office:value-type="float" office:value="1923521" calcext:value-type="float">
            <text:p>1923521</text:p>
          </table:table-cell>
          <table:table-cell office:value-type="float" office:value="1592948" calcext:value-type="float">
            <text:p>1592948</text:p>
          </table:table-cell>
          <table:table-cell office:value-type="float" office:value="1548229" calcext:value-type="float">
            <text:p>1548229</text:p>
          </table:table-cell>
          <table:table-cell office:value-type="float" office:value="1746104" calcext:value-type="float">
            <text:p>1746104</text:p>
          </table:table-cell>
          <table:table-cell office:value-type="float" office:value="1546183" calcext:value-type="float">
            <text:p>1546183</text:p>
          </table:table-cell>
          <table:table-cell office:value-type="float" office:value="2017344" calcext:value-type="float">
            <text:p>2017344</text:p>
          </table:table-cell>
          <table:table-cell office:value-type="float" office:value="1744351" calcext:value-type="float">
            <text:p>1744351</text:p>
          </table:table-cell>
          <table:table-cell office:value-type="float" office:value="1931412" calcext:value-type="float">
            <text:p>1931412</text:p>
          </table:table-cell>
          <table:table-cell table:formula="of:=MIN([.A1465:.J1465])" office:value-type="float" office:value="1546183" calcext:value-type="float">
            <text:p>1546183</text:p>
          </table:table-cell>
        </table:table-row>
        <table:table-row table:style-name="ro1">
          <table:table-cell office:value-type="float" office:value="1552612" calcext:value-type="float">
            <text:p>1552612</text:p>
          </table:table-cell>
          <table:table-cell office:value-type="float" office:value="1746982" calcext:value-type="float">
            <text:p>1746982</text:p>
          </table:table-cell>
          <table:table-cell office:value-type="float" office:value="2152087" calcext:value-type="float">
            <text:p>2152087</text:p>
          </table:table-cell>
          <table:table-cell office:value-type="float" office:value="1549398" calcext:value-type="float">
            <text:p>1549398</text:p>
          </table:table-cell>
          <table:table-cell office:value-type="float" office:value="2203237" calcext:value-type="float">
            <text:p>2203237</text:p>
          </table:table-cell>
          <table:table-cell office:value-type="float" office:value="2349671" calcext:value-type="float">
            <text:p>2349671</text:p>
          </table:table-cell>
          <table:table-cell office:value-type="float" office:value="2300859" calcext:value-type="float">
            <text:p>2300859</text:p>
          </table:table-cell>
          <table:table-cell office:value-type="float" office:value="1902477" calcext:value-type="float">
            <text:p>1902477</text:p>
          </table:table-cell>
          <table:table-cell office:value-type="float" office:value="2529718" calcext:value-type="float">
            <text:p>2529718</text:p>
          </table:table-cell>
          <table:table-cell office:value-type="float" office:value="1730321" calcext:value-type="float">
            <text:p>1730321</text:p>
          </table:table-cell>
          <table:table-cell table:formula="of:=MIN([.A1466:.J1466])" office:value-type="float" office:value="1549398" calcext:value-type="float">
            <text:p>1549398</text:p>
          </table:table-cell>
        </table:table-row>
        <table:table-row table:style-name="ro1">
          <table:table-cell office:value-type="float" office:value="1818884" calcext:value-type="float">
            <text:p>1818884</text:p>
          </table:table-cell>
          <table:table-cell office:value-type="float" office:value="1772118" calcext:value-type="float">
            <text:p>1772118</text:p>
          </table:table-cell>
          <table:table-cell office:value-type="float" office:value="1650528" calcext:value-type="float">
            <text:p>1650528</text:p>
          </table:table-cell>
          <table:table-cell office:value-type="float" office:value="1524553" calcext:value-type="float">
            <text:p>1524553</text:p>
          </table:table-cell>
          <table:table-cell office:value-type="float" office:value="1685310" calcext:value-type="float">
            <text:p>1685310</text:p>
          </table:table-cell>
          <table:table-cell office:value-type="float" office:value="1687064" calcext:value-type="float">
            <text:p>1687064</text:p>
          </table:table-cell>
          <table:table-cell office:value-type="float" office:value="1699923" calcext:value-type="float">
            <text:p>1699923</text:p>
          </table:table-cell>
          <table:table-cell office:value-type="float" office:value="1909784" calcext:value-type="float">
            <text:p>1909784</text:p>
          </table:table-cell>
          <table:table-cell office:value-type="float" office:value="1727399" calcext:value-type="float">
            <text:p>1727399</text:p>
          </table:table-cell>
          <table:table-cell office:value-type="float" office:value="1666604" calcext:value-type="float">
            <text:p>1666604</text:p>
          </table:table-cell>
          <table:table-cell table:formula="of:=MIN([.A1467:.J1467])" office:value-type="float" office:value="1524553" calcext:value-type="float">
            <text:p>1524553</text:p>
          </table:table-cell>
        </table:table-row>
        <table:table-row table:style-name="ro1">
          <table:table-cell office:value-type="float" office:value="2975451" calcext:value-type="float">
            <text:p>2975451</text:p>
          </table:table-cell>
          <table:table-cell office:value-type="float" office:value="1877632" calcext:value-type="float">
            <text:p>1877632</text:p>
          </table:table-cell>
          <table:table-cell office:value-type="float" office:value="1685310" calcext:value-type="float">
            <text:p>1685310</text:p>
          </table:table-cell>
          <table:table-cell office:value-type="float" office:value="2464246" calcext:value-type="float">
            <text:p>2464246</text:p>
          </table:table-cell>
          <table:table-cell office:value-type="float" office:value="1878509" calcext:value-type="float">
            <text:p>1878509</text:p>
          </table:table-cell>
          <table:table-cell office:value-type="float" office:value="1710738" calcext:value-type="float">
            <text:p>1710738</text:p>
          </table:table-cell>
          <table:table-cell office:value-type="float" office:value="1712200" calcext:value-type="float">
            <text:p>1712200</text:p>
          </table:table-cell>
          <table:table-cell office:value-type="float" office:value="1871786" calcext:value-type="float">
            <text:p>1871786</text:p>
          </table:table-cell>
          <table:table-cell office:value-type="float" office:value="1761596" calcext:value-type="float">
            <text:p>1761596</text:p>
          </table:table-cell>
          <table:table-cell office:value-type="float" office:value="1734413" calcext:value-type="float">
            <text:p>1734413</text:p>
          </table:table-cell>
          <table:table-cell table:formula="of:=MIN([.A1468:.J1468])" office:value-type="float" office:value="1685310" calcext:value-type="float">
            <text:p>1685310</text:p>
          </table:table-cell>
        </table:table-row>
        <table:table-row table:style-name="ro1">
          <table:table-cell office:value-type="float" office:value="1845773" calcext:value-type="float">
            <text:p>1845773</text:p>
          </table:table-cell>
          <table:table-cell office:value-type="float" office:value="1649358" calcext:value-type="float">
            <text:p>1649358</text:p>
          </table:table-cell>
          <table:table-cell office:value-type="float" office:value="1560797" calcext:value-type="float">
            <text:p>1560797</text:p>
          </table:table-cell>
          <table:table-cell office:value-type="float" office:value="1682678" calcext:value-type="float">
            <text:p>1682678</text:p>
          </table:table-cell>
          <table:table-cell office:value-type="float" office:value="1644975" calcext:value-type="float">
            <text:p>1644975</text:p>
          </table:table-cell>
          <table:table-cell office:value-type="float" office:value="1580672" calcext:value-type="float">
            <text:p>1580672</text:p>
          </table:table-cell>
          <table:table-cell office:value-type="float" office:value="1568103" calcext:value-type="float">
            <text:p>1568103</text:p>
          </table:table-cell>
          <table:table-cell office:value-type="float" office:value="2385914" calcext:value-type="float">
            <text:p>2385914</text:p>
          </table:table-cell>
          <table:table-cell office:value-type="float" office:value="1595286" calcext:value-type="float">
            <text:p>1595286</text:p>
          </table:table-cell>
          <table:table-cell office:value-type="float" office:value="1594116" calcext:value-type="float">
            <text:p>1594116</text:p>
          </table:table-cell>
          <table:table-cell table:formula="of:=MIN([.A1469:.J1469])" office:value-type="float" office:value="1560797" calcext:value-type="float">
            <text:p>1560797</text:p>
          </table:table-cell>
        </table:table-row>
        <table:table-row table:style-name="ro1">
          <table:table-cell office:value-type="float" office:value="1707523" calcext:value-type="float">
            <text:p>1707523</text:p>
          </table:table-cell>
          <table:table-cell office:value-type="float" office:value="1611362" calcext:value-type="float">
            <text:p>1611362</text:p>
          </table:table-cell>
          <table:table-cell office:value-type="float" office:value="1522215" calcext:value-type="float">
            <text:p>1522215</text:p>
          </table:table-cell>
          <table:table-cell office:value-type="float" office:value="1849573" calcext:value-type="float">
            <text:p>1849573</text:p>
          </table:table-cell>
          <table:table-cell office:value-type="float" office:value="1586517" calcext:value-type="float">
            <text:p>1586517</text:p>
          </table:table-cell>
          <table:table-cell office:value-type="float" office:value="1553490" calcext:value-type="float">
            <text:p>1553490</text:p>
          </table:table-cell>
          <table:table-cell office:value-type="float" office:value="1602008" calcext:value-type="float">
            <text:p>1602008</text:p>
          </table:table-cell>
          <table:table-cell office:value-type="float" office:value="1925567" calcext:value-type="float">
            <text:p>1925567</text:p>
          </table:table-cell>
          <table:table-cell office:value-type="float" office:value="1575995" calcext:value-type="float">
            <text:p>1575995</text:p>
          </table:table-cell>
          <table:table-cell office:value-type="float" office:value="2685797" calcext:value-type="float">
            <text:p>2685797</text:p>
          </table:table-cell>
          <table:table-cell table:formula="of:=MIN([.A1470:.J1470])" office:value-type="float" office:value="1522215" calcext:value-type="float">
            <text:p>1522215</text:p>
          </table:table-cell>
        </table:table-row>
        <table:table-row table:style-name="ro1">
          <table:table-cell office:value-type="float" office:value="1647897" calcext:value-type="float">
            <text:p>1647897</text:p>
          </table:table-cell>
          <table:table-cell office:value-type="float" office:value="2305536" calcext:value-type="float">
            <text:p>2305536</text:p>
          </table:table-cell>
          <table:table-cell office:value-type="float" office:value="2057387" calcext:value-type="float">
            <text:p>2057387</text:p>
          </table:table-cell>
          <table:table-cell office:value-type="float" office:value="1669526" calcext:value-type="float">
            <text:p>1669526</text:p>
          </table:table-cell>
          <table:table-cell office:value-type="float" office:value="2184822" calcext:value-type="float">
            <text:p>2184822</text:p>
          </table:table-cell>
          <table:table-cell office:value-type="float" office:value="1561673" calcext:value-type="float">
            <text:p>1561673</text:p>
          </table:table-cell>
          <table:table-cell office:value-type="float" office:value="1763641" calcext:value-type="float">
            <text:p>1763641</text:p>
          </table:table-cell>
          <table:table-cell office:value-type="float" office:value="1715415" calcext:value-type="float">
            <text:p>1715415</text:p>
          </table:table-cell>
          <table:table-cell office:value-type="float" office:value="1584179" calcext:value-type="float">
            <text:p>1584179</text:p>
          </table:table-cell>
          <table:table-cell office:value-type="float" office:value="1743474" calcext:value-type="float">
            <text:p>1743474</text:p>
          </table:table-cell>
          <table:table-cell table:formula="of:=MIN([.A1471:.J1471])" office:value-type="float" office:value="1561673" calcext:value-type="float">
            <text:p>1561673</text:p>
          </table:table-cell>
        </table:table-row>
        <table:table-row table:style-name="ro1">
          <table:table-cell office:value-type="float" office:value="1995715" calcext:value-type="float">
            <text:p>1995715</text:p>
          </table:table-cell>
          <table:table-cell office:value-type="float" office:value="1703431" calcext:value-type="float">
            <text:p>1703431</text:p>
          </table:table-cell>
          <table:table-cell office:value-type="float" office:value="1832620" calcext:value-type="float">
            <text:p>1832620</text:p>
          </table:table-cell>
          <table:table-cell office:value-type="float" office:value="1656374" calcext:value-type="float">
            <text:p>1656374</text:p>
          </table:table-cell>
          <table:table-cell office:value-type="float" office:value="1702846" calcext:value-type="float">
            <text:p>1702846</text:p>
          </table:table-cell>
          <table:table-cell office:value-type="float" office:value="2356394" calcext:value-type="float">
            <text:p>2356394</text:p>
          </table:table-cell>
          <table:table-cell office:value-type="float" office:value="2393806" calcext:value-type="float">
            <text:p>2393806</text:p>
          </table:table-cell>
          <table:table-cell office:value-type="float" office:value="1685602" calcext:value-type="float">
            <text:p>1685602</text:p>
          </table:table-cell>
          <table:table-cell office:value-type="float" office:value="2310505" calcext:value-type="float">
            <text:p>2310505</text:p>
          </table:table-cell>
          <table:table-cell office:value-type="float" office:value="1686771" calcext:value-type="float">
            <text:p>1686771</text:p>
          </table:table-cell>
          <table:table-cell table:formula="of:=MIN([.A1472:.J1472])" office:value-type="float" office:value="1656374" calcext:value-type="float">
            <text:p>1656374</text:p>
          </table:table-cell>
        </table:table-row>
        <table:table-row table:style-name="ro1">
          <table:table-cell office:value-type="float" office:value="1962395" calcext:value-type="float">
            <text:p>1962395</text:p>
          </table:table-cell>
          <table:table-cell office:value-type="float" office:value="1583303" calcext:value-type="float">
            <text:p>1583303</text:p>
          </table:table-cell>
          <table:table-cell office:value-type="float" office:value="1673618" calcext:value-type="float">
            <text:p>1673618</text:p>
          </table:table-cell>
          <table:table-cell office:value-type="float" office:value="1583887" calcext:value-type="float">
            <text:p>1583887</text:p>
          </table:table-cell>
          <table:table-cell office:value-type="float" office:value="1576287" calcext:value-type="float">
            <text:p>1576287</text:p>
          </table:table-cell>
          <table:table-cell office:value-type="float" office:value="1642928" calcext:value-type="float">
            <text:p>1642928</text:p>
          </table:table-cell>
          <table:table-cell office:value-type="float" office:value="1737628" calcext:value-type="float">
            <text:p>1737628</text:p>
          </table:table-cell>
          <table:table-cell office:value-type="float" office:value="1711615" calcext:value-type="float">
            <text:p>1711615</text:p>
          </table:table-cell>
          <table:table-cell office:value-type="float" office:value="1631237" calcext:value-type="float">
            <text:p>1631237</text:p>
          </table:table-cell>
          <table:table-cell office:value-type="float" office:value="1707231" calcext:value-type="float">
            <text:p>1707231</text:p>
          </table:table-cell>
          <table:table-cell table:formula="of:=MIN([.A1473:.J1473])" office:value-type="float" office:value="1576287" calcext:value-type="float">
            <text:p>1576287</text:p>
          </table:table-cell>
        </table:table-row>
        <table:table-row table:style-name="ro1">
          <table:table-cell office:value-type="float" office:value="1616623" calcext:value-type="float">
            <text:p>1616623</text:p>
          </table:table-cell>
          <table:table-cell office:value-type="float" office:value="1558166" calcext:value-type="float">
            <text:p>1558166</text:p>
          </table:table-cell>
          <table:table-cell office:value-type="float" office:value="1937551" calcext:value-type="float">
            <text:p>1937551</text:p>
          </table:table-cell>
          <table:table-cell office:value-type="float" office:value="2354640" calcext:value-type="float">
            <text:p>2354640</text:p>
          </table:table-cell>
          <table:table-cell office:value-type="float" office:value="1579210" calcext:value-type="float">
            <text:p>1579210</text:p>
          </table:table-cell>
          <table:table-cell office:value-type="float" office:value="1694078" calcext:value-type="float">
            <text:p>1694078</text:p>
          </table:table-cell>
          <table:table-cell office:value-type="float" office:value="1701677" calcext:value-type="float">
            <text:p>1701677</text:p>
          </table:table-cell>
          <table:table-cell office:value-type="float" office:value="2232173" calcext:value-type="float">
            <text:p>2232173</text:p>
          </table:table-cell>
          <table:table-cell office:value-type="float" office:value="1742890" calcext:value-type="float">
            <text:p>1742890</text:p>
          </table:table-cell>
          <table:table-cell office:value-type="float" office:value="1758381" calcext:value-type="float">
            <text:p>1758381</text:p>
          </table:table-cell>
          <table:table-cell table:formula="of:=MIN([.A1474:.J1474])" office:value-type="float" office:value="1558166" calcext:value-type="float">
            <text:p>1558166</text:p>
          </table:table-cell>
        </table:table-row>
        <table:table-row table:style-name="ro1">
          <table:table-cell office:value-type="float" office:value="1651989" calcext:value-type="float">
            <text:p>1651989</text:p>
          </table:table-cell>
          <table:table-cell office:value-type="float" office:value="1529815" calcext:value-type="float">
            <text:p>1529815</text:p>
          </table:table-cell>
          <table:table-cell office:value-type="float" office:value="1679463" calcext:value-type="float">
            <text:p>1679463</text:p>
          </table:table-cell>
          <table:table-cell office:value-type="float" office:value="1644682" calcext:value-type="float">
            <text:p>1644682</text:p>
          </table:table-cell>
          <table:table-cell office:value-type="float" office:value="1556705" calcext:value-type="float">
            <text:p>1556705</text:p>
          </table:table-cell>
          <table:table-cell office:value-type="float" office:value="1685309" calcext:value-type="float">
            <text:p>1685309</text:p>
          </table:table-cell>
          <table:table-cell office:value-type="float" office:value="1608731" calcext:value-type="float">
            <text:p>1608731</text:p>
          </table:table-cell>
          <table:table-cell office:value-type="float" office:value="2214052" calcext:value-type="float">
            <text:p>2214052</text:p>
          </table:table-cell>
          <table:table-cell office:value-type="float" office:value="1745812" calcext:value-type="float">
            <text:p>1745812</text:p>
          </table:table-cell>
          <table:table-cell office:value-type="float" office:value="2408420" calcext:value-type="float">
            <text:p>2408420</text:p>
          </table:table-cell>
          <table:table-cell table:formula="of:=MIN([.A1475:.J1475])" office:value-type="float" office:value="1529815" calcext:value-type="float">
            <text:p>1529815</text:p>
          </table:table-cell>
        </table:table-row>
        <table:table-row table:style-name="ro1">
          <table:table-cell office:value-type="float" office:value="1673034" calcext:value-type="float">
            <text:p>1673034</text:p>
          </table:table-cell>
          <table:table-cell office:value-type="float" office:value="2620911" calcext:value-type="float">
            <text:p>2620911</text:p>
          </table:table-cell>
          <table:table-cell office:value-type="float" office:value="1643513" calcext:value-type="float">
            <text:p>1643513</text:p>
          </table:table-cell>
          <table:table-cell office:value-type="float" office:value="1580672" calcext:value-type="float">
            <text:p>1580672</text:p>
          </table:table-cell>
          <table:table-cell office:value-type="float" office:value="1571904" calcext:value-type="float">
            <text:p>1571904</text:p>
          </table:table-cell>
          <table:table-cell office:value-type="float" office:value="1625392" calcext:value-type="float">
            <text:p>1625392</text:p>
          </table:table-cell>
          <table:table-cell office:value-type="float" office:value="1595871" calcext:value-type="float">
            <text:p>1595871</text:p>
          </table:table-cell>
          <table:table-cell office:value-type="float" office:value="1915921" calcext:value-type="float">
            <text:p>1915921</text:p>
          </table:table-cell>
          <table:table-cell office:value-type="float" office:value="1635329" calcext:value-type="float">
            <text:p>1635329</text:p>
          </table:table-cell>
          <table:table-cell office:value-type="float" office:value="1720091" calcext:value-type="float">
            <text:p>1720091</text:p>
          </table:table-cell>
          <table:table-cell table:formula="of:=MIN([.A1476:.J1476])" office:value-type="float" office:value="1571904" calcext:value-type="float">
            <text:p>1571904</text:p>
          </table:table-cell>
        </table:table-row>
        <table:table-row table:style-name="ro1">
          <table:table-cell office:value-type="float" office:value="1819468" calcext:value-type="float">
            <text:p>1819468</text:p>
          </table:table-cell>
          <table:table-cell office:value-type="float" office:value="1999807" calcext:value-type="float">
            <text:p>1999807</text:p>
          </table:table-cell>
          <table:table-cell office:value-type="float" office:value="2480906" calcext:value-type="float">
            <text:p>2480906</text:p>
          </table:table-cell>
          <table:table-cell office:value-type="float" office:value="1522508" calcext:value-type="float">
            <text:p>1522508</text:p>
          </table:table-cell>
          <table:table-cell office:value-type="float" office:value="2346748" calcext:value-type="float">
            <text:p>2346748</text:p>
          </table:table-cell>
          <table:table-cell office:value-type="float" office:value="2335349" calcext:value-type="float">
            <text:p>2335349</text:p>
          </table:table-cell>
          <table:table-cell office:value-type="float" office:value="2225742" calcext:value-type="float">
            <text:p>2225742</text:p>
          </table:table-cell>
          <table:table-cell office:value-type="float" office:value="1773872" calcext:value-type="float">
            <text:p>1773872</text:p>
          </table:table-cell>
          <table:table-cell office:value-type="float" office:value="2284784" calcext:value-type="float">
            <text:p>2284784</text:p>
          </table:table-cell>
          <table:table-cell office:value-type="float" office:value="1648482" calcext:value-type="float">
            <text:p>1648482</text:p>
          </table:table-cell>
          <table:table-cell table:formula="of:=MIN([.A1477:.J1477])" office:value-type="float" office:value="1522508" calcext:value-type="float">
            <text:p>1522508</text:p>
          </table:table-cell>
        </table:table-row>
        <table:table-row table:style-name="ro1">
          <table:table-cell office:value-type="float" office:value="2374807" calcext:value-type="float">
            <text:p>2374807</text:p>
          </table:table-cell>
          <table:table-cell office:value-type="float" office:value="1719506" calcext:value-type="float">
            <text:p>1719506</text:p>
          </table:table-cell>
          <table:table-cell office:value-type="float" office:value="1667188" calcext:value-type="float">
            <text:p>1667188</text:p>
          </table:table-cell>
          <table:table-cell office:value-type="float" office:value="1533614" calcext:value-type="float">
            <text:p>1533614</text:p>
          </table:table-cell>
          <table:table-cell office:value-type="float" office:value="1804269" calcext:value-type="float">
            <text:p>1804269</text:p>
          </table:table-cell>
          <table:table-cell office:value-type="float" office:value="1740551" calcext:value-type="float">
            <text:p>1740551</text:p>
          </table:table-cell>
          <table:table-cell office:value-type="float" office:value="1687356" calcext:value-type="float">
            <text:p>1687356</text:p>
          </table:table-cell>
          <table:table-cell office:value-type="float" office:value="2357855" calcext:value-type="float">
            <text:p>2357855</text:p>
          </table:table-cell>
          <table:table-cell office:value-type="float" office:value="1715707" calcext:value-type="float">
            <text:p>1715707</text:p>
          </table:table-cell>
          <table:table-cell office:value-type="float" office:value="1601132" calcext:value-type="float">
            <text:p>1601132</text:p>
          </table:table-cell>
          <table:table-cell table:formula="of:=MIN([.A1478:.J1478])" office:value-type="float" office:value="1533614" calcext:value-type="float">
            <text:p>1533614</text:p>
          </table:table-cell>
        </table:table-row>
        <table:table-row table:style-name="ro1">
          <table:table-cell office:value-type="float" office:value="1748150" calcext:value-type="float">
            <text:p>1748150</text:p>
          </table:table-cell>
          <table:table-cell office:value-type="float" office:value="1712784" calcext:value-type="float">
            <text:p>1712784</text:p>
          </table:table-cell>
          <table:table-cell office:value-type="float" office:value="1624222" calcext:value-type="float">
            <text:p>1624222</text:p>
          </table:table-cell>
          <table:table-cell office:value-type="float" office:value="2395268" calcext:value-type="float">
            <text:p>2395268</text:p>
          </table:table-cell>
          <table:table-cell office:value-type="float" office:value="1774456" calcext:value-type="float">
            <text:p>1774456</text:p>
          </table:table-cell>
          <table:table-cell office:value-type="float" office:value="1657835" calcext:value-type="float">
            <text:p>1657835</text:p>
          </table:table-cell>
          <table:table-cell office:value-type="float" office:value="1683556" calcext:value-type="float">
            <text:p>1683556</text:p>
          </table:table-cell>
          <table:table-cell office:value-type="float" office:value="3105225" calcext:value-type="float">
            <text:p>3105225</text:p>
          </table:table-cell>
          <table:table-cell office:value-type="float" office:value="1798131" calcext:value-type="float">
            <text:p>1798131</text:p>
          </table:table-cell>
          <table:table-cell office:value-type="float" office:value="1556997" calcext:value-type="float">
            <text:p>1556997</text:p>
          </table:table-cell>
          <table:table-cell table:formula="of:=MIN([.A1479:.J1479])" office:value-type="float" office:value="1556997" calcext:value-type="float">
            <text:p>1556997</text:p>
          </table:table-cell>
        </table:table-row>
        <table:table-row table:style-name="ro1">
          <table:table-cell office:value-type="float" office:value="1656665" calcext:value-type="float">
            <text:p>1656665</text:p>
          </table:table-cell>
          <table:table-cell office:value-type="float" office:value="1603762" calcext:value-type="float">
            <text:p>1603762</text:p>
          </table:table-cell>
          <table:table-cell office:value-type="float" office:value="1556997" calcext:value-type="float">
            <text:p>1556997</text:p>
          </table:table-cell>
          <table:table-cell office:value-type="float" office:value="1891078" calcext:value-type="float">
            <text:p>1891078</text:p>
          </table:table-cell>
          <table:table-cell office:value-type="float" office:value="1687064" calcext:value-type="float">
            <text:p>1687064</text:p>
          </table:table-cell>
          <table:table-cell office:value-type="float" office:value="1630945" calcext:value-type="float">
            <text:p>1630945</text:p>
          </table:table-cell>
          <table:table-cell office:value-type="float" office:value="1734413" calcext:value-type="float">
            <text:p>1734413</text:p>
          </table:table-cell>
          <table:table-cell office:value-type="float" office:value="2767637" calcext:value-type="float">
            <text:p>2767637</text:p>
          </table:table-cell>
          <table:table-cell office:value-type="float" office:value="1676541" calcext:value-type="float">
            <text:p>1676541</text:p>
          </table:table-cell>
          <table:table-cell office:value-type="float" office:value="1535660" calcext:value-type="float">
            <text:p>1535660</text:p>
          </table:table-cell>
          <table:table-cell table:formula="of:=MIN([.A1480:.J1480])" office:value-type="float" office:value="1535660" calcext:value-type="float">
            <text:p>1535660</text:p>
          </table:table-cell>
        </table:table-row>
        <table:table-row table:style-name="ro1">
          <table:table-cell office:value-type="float" office:value="1592948" calcext:value-type="float">
            <text:p>1592948</text:p>
          </table:table-cell>
          <table:table-cell office:value-type="float" office:value="1573950" calcext:value-type="float">
            <text:p>1573950</text:p>
          </table:table-cell>
          <table:table-cell office:value-type="float" office:value="1551736" calcext:value-type="float">
            <text:p>1551736</text:p>
          </table:table-cell>
          <table:table-cell office:value-type="float" office:value="1768026" calcext:value-type="float">
            <text:p>1768026</text:p>
          </table:table-cell>
          <table:table-cell office:value-type="float" office:value="1641175" calcext:value-type="float">
            <text:p>1641175</text:p>
          </table:table-cell>
          <table:table-cell office:value-type="float" office:value="1586810" calcext:value-type="float">
            <text:p>1586810</text:p>
          </table:table-cell>
          <table:table-cell office:value-type="float" office:value="1624807" calcext:value-type="float">
            <text:p>1624807</text:p>
          </table:table-cell>
          <table:table-cell office:value-type="float" office:value="2334764" calcext:value-type="float">
            <text:p>2334764</text:p>
          </table:table-cell>
          <table:table-cell office:value-type="float" office:value="1615746" calcext:value-type="float">
            <text:p>1615746</text:p>
          </table:table-cell>
          <table:table-cell office:value-type="float" office:value="2375100" calcext:value-type="float">
            <text:p>2375100</text:p>
          </table:table-cell>
          <table:table-cell table:formula="of:=MIN([.A1481:.J1481])" office:value-type="float" office:value="1551736" calcext:value-type="float">
            <text:p>1551736</text:p>
          </table:table-cell>
        </table:table-row>
        <table:table-row table:style-name="ro1">
          <table:table-cell office:value-type="float" office:value="1614869" calcext:value-type="float">
            <text:p>1614869</text:p>
          </table:table-cell>
          <table:table-cell office:value-type="float" office:value="2299398" calcext:value-type="float">
            <text:p>2299398</text:p>
          </table:table-cell>
          <table:table-cell office:value-type="float" office:value="1632406" calcext:value-type="float">
            <text:p>1632406</text:p>
          </table:table-cell>
          <table:table-cell office:value-type="float" office:value="1701969" calcext:value-type="float">
            <text:p>1701969</text:p>
          </table:table-cell>
          <table:table-cell office:value-type="float" office:value="2260232" calcext:value-type="float">
            <text:p>2260232</text:p>
          </table:table-cell>
          <table:table-cell office:value-type="float" office:value="1637960" calcext:value-type="float">
            <text:p>1637960</text:p>
          </table:table-cell>
          <table:table-cell office:value-type="float" office:value="1618961" calcext:value-type="float">
            <text:p>1618961</text:p>
          </table:table-cell>
          <table:table-cell office:value-type="float" office:value="3220093" calcext:value-type="float">
            <text:p>3220093</text:p>
          </table:table-cell>
          <table:table-cell office:value-type="float" office:value="1652282" calcext:value-type="float">
            <text:p>1652282</text:p>
          </table:table-cell>
          <table:table-cell office:value-type="float" office:value="1733828" calcext:value-type="float">
            <text:p>1733828</text:p>
          </table:table-cell>
          <table:table-cell table:formula="of:=MIN([.A1482:.J1482])" office:value-type="float" office:value="1614869" calcext:value-type="float">
            <text:p>1614869</text:p>
          </table:table-cell>
        </table:table-row>
        <table:table-row table:style-name="ro1">
          <table:table-cell office:value-type="float" office:value="1544429" calcext:value-type="float">
            <text:p>1544429</text:p>
          </table:table-cell>
          <table:table-cell office:value-type="float" office:value="1638544" calcext:value-type="float">
            <text:p>1638544</text:p>
          </table:table-cell>
          <table:table-cell office:value-type="float" office:value="2702165" calcext:value-type="float">
            <text:p>2702165</text:p>
          </table:table-cell>
          <table:table-cell office:value-type="float" office:value="1628899" calcext:value-type="float">
            <text:p>1628899</text:p>
          </table:table-cell>
          <table:table-cell office:value-type="float" office:value="1688524" calcext:value-type="float">
            <text:p>1688524</text:p>
          </table:table-cell>
          <table:table-cell office:value-type="float" office:value="2447879" calcext:value-type="float">
            <text:p>2447879</text:p>
          </table:table-cell>
          <table:table-cell office:value-type="float" office:value="2201483" calcext:value-type="float">
            <text:p>2201483</text:p>
          </table:table-cell>
          <table:table-cell office:value-type="float" office:value="2658323" calcext:value-type="float">
            <text:p>2658323</text:p>
          </table:table-cell>
          <table:table-cell office:value-type="float" office:value="2518903" calcext:value-type="float">
            <text:p>2518903</text:p>
          </table:table-cell>
          <table:table-cell office:value-type="float" office:value="1664265" calcext:value-type="float">
            <text:p>1664265</text:p>
          </table:table-cell>
          <table:table-cell table:formula="of:=MIN([.A1483:.J1483])" office:value-type="float" office:value="1544429" calcext:value-type="float">
            <text:p>1544429</text:p>
          </table:table-cell>
        </table:table-row>
        <table:table-row table:style-name="ro1">
          <table:table-cell office:value-type="float" office:value="2418650" calcext:value-type="float">
            <text:p>2418650</text:p>
          </table:table-cell>
          <table:table-cell office:value-type="float" office:value="1574534" calcext:value-type="float">
            <text:p>1574534</text:p>
          </table:table-cell>
          <table:table-cell office:value-type="float" office:value="1894585" calcext:value-type="float">
            <text:p>1894585</text:p>
          </table:table-cell>
          <table:table-cell office:value-type="float" office:value="2416896" calcext:value-type="float">
            <text:p>2416896</text:p>
          </table:table-cell>
          <table:table-cell office:value-type="float" office:value="1601132" calcext:value-type="float">
            <text:p>1601132</text:p>
          </table:table-cell>
          <table:table-cell office:value-type="float" office:value="1777963" calcext:value-type="float">
            <text:p>1777963</text:p>
          </table:table-cell>
          <table:table-cell office:value-type="float" office:value="1647898" calcext:value-type="float">
            <text:p>1647898</text:p>
          </table:table-cell>
          <table:table-cell office:value-type="float" office:value="2113213" calcext:value-type="float">
            <text:p>2113213</text:p>
          </table:table-cell>
          <table:table-cell office:value-type="float" office:value="1855419" calcext:value-type="float">
            <text:p>1855419</text:p>
          </table:table-cell>
          <table:table-cell office:value-type="float" office:value="1699339" calcext:value-type="float">
            <text:p>1699339</text:p>
          </table:table-cell>
          <table:table-cell table:formula="of:=MIN([.A1484:.J1484])" office:value-type="float" office:value="1574534" calcext:value-type="float">
            <text:p>1574534</text:p>
          </table:table-cell>
        </table:table-row>
        <table:table-row table:style-name="ro1">
          <table:table-cell office:value-type="float" office:value="1861849" calcext:value-type="float">
            <text:p>1861849</text:p>
          </table:table-cell>
          <table:table-cell office:value-type="float" office:value="1581549" calcext:value-type="float">
            <text:p>1581549</text:p>
          </table:table-cell>
          <table:table-cell office:value-type="float" office:value="1847235" calcext:value-type="float">
            <text:p>1847235</text:p>
          </table:table-cell>
          <table:table-cell office:value-type="float" office:value="1674202" calcext:value-type="float">
            <text:p>1674202</text:p>
          </table:table-cell>
          <table:table-cell office:value-type="float" office:value="1565766" calcext:value-type="float">
            <text:p>1565766</text:p>
          </table:table-cell>
          <table:table-cell office:value-type="float" office:value="1658419" calcext:value-type="float">
            <text:p>1658419</text:p>
          </table:table-cell>
          <table:table-cell office:value-type="float" office:value="1678587" calcext:value-type="float">
            <text:p>1678587</text:p>
          </table:table-cell>
          <table:table-cell office:value-type="float" office:value="1790824" calcext:value-type="float">
            <text:p>1790824</text:p>
          </table:table-cell>
          <table:table-cell office:value-type="float" office:value="2781959" calcext:value-type="float">
            <text:p>2781959</text:p>
          </table:table-cell>
          <table:table-cell office:value-type="float" office:value="1614577" calcext:value-type="float">
            <text:p>1614577</text:p>
          </table:table-cell>
          <table:table-cell table:formula="of:=MIN([.A1485:.J1485])" office:value-type="float" office:value="1565766" calcext:value-type="float">
            <text:p>1565766</text:p>
          </table:table-cell>
        </table:table-row>
        <table:table-row table:style-name="ro1">
          <table:table-cell office:value-type="float" office:value="1822099" calcext:value-type="float">
            <text:p>1822099</text:p>
          </table:table-cell>
          <table:table-cell office:value-type="float" office:value="1715415" calcext:value-type="float">
            <text:p>1715415</text:p>
          </table:table-cell>
          <table:table-cell office:value-type="float" office:value="1702555" calcext:value-type="float">
            <text:p>1702555</text:p>
          </table:table-cell>
          <table:table-cell office:value-type="float" office:value="1618084" calcext:value-type="float">
            <text:p>1618084</text:p>
          </table:table-cell>
          <table:table-cell office:value-type="float" office:value="1526015" calcext:value-type="float">
            <text:p>1526015</text:p>
          </table:table-cell>
          <table:table-cell office:value-type="float" office:value="1588564" calcext:value-type="float">
            <text:p>1588564</text:p>
          </table:table-cell>
          <table:table-cell office:value-type="float" office:value="2790143" calcext:value-type="float">
            <text:p>2790143</text:p>
          </table:table-cell>
          <table:table-cell office:value-type="float" office:value="1738798" calcext:value-type="float">
            <text:p>1738798</text:p>
          </table:table-cell>
          <table:table-cell office:value-type="float" office:value="2208206" calcext:value-type="float">
            <text:p>2208206</text:p>
          </table:table-cell>
          <table:table-cell office:value-type="float" office:value="2062356" calcext:value-type="float">
            <text:p>2062356</text:p>
          </table:table-cell>
          <table:table-cell table:formula="of:=MIN([.A1486:.J1486])" office:value-type="float" office:value="1526015" calcext:value-type="float">
            <text:p>1526015</text:p>
          </table:table-cell>
        </table:table-row>
        <table:table-row table:style-name="ro1">
          <table:table-cell office:value-type="float" office:value="1670696" calcext:value-type="float">
            <text:p>1670696</text:p>
          </table:table-cell>
          <table:table-cell office:value-type="float" office:value="1889616" calcext:value-type="float">
            <text:p>1889616</text:p>
          </table:table-cell>
          <table:table-cell office:value-type="float" office:value="1671864" calcext:value-type="float">
            <text:p>1671864</text:p>
          </table:table-cell>
          <table:table-cell office:value-type="float" office:value="1551736" calcext:value-type="float">
            <text:p>1551736</text:p>
          </table:table-cell>
          <table:table-cell office:value-type="float" office:value="1746397" calcext:value-type="float">
            <text:p>1746397</text:p>
          </table:table-cell>
          <table:table-cell office:value-type="float" office:value="1553490" calcext:value-type="float">
            <text:p>1553490</text:p>
          </table:table-cell>
          <table:table-cell office:value-type="float" office:value="2235680" calcext:value-type="float">
            <text:p>2235680</text:p>
          </table:table-cell>
          <table:table-cell office:value-type="float" office:value="2413973" calcext:value-type="float">
            <text:p>2413973</text:p>
          </table:table-cell>
          <table:table-cell office:value-type="float" office:value="2601328" calcext:value-type="float">
            <text:p>2601328</text:p>
          </table:table-cell>
          <table:table-cell office:value-type="float" office:value="2007991" calcext:value-type="float">
            <text:p>2007991</text:p>
          </table:table-cell>
          <table:table-cell table:formula="of:=MIN([.A1487:.J1487])" office:value-type="float" office:value="1551736" calcext:value-type="float">
            <text:p>1551736</text:p>
          </table:table-cell>
        </table:table-row>
        <table:table-row table:style-name="ro1">
          <table:table-cell office:value-type="float" office:value="1611946" calcext:value-type="float">
            <text:p>1611946</text:p>
          </table:table-cell>
          <table:table-cell office:value-type="float" office:value="2076386" calcext:value-type="float">
            <text:p>2076386</text:p>
          </table:table-cell>
          <table:table-cell office:value-type="float" office:value="2788389" calcext:value-type="float">
            <text:p>2788389</text:p>
          </table:table-cell>
          <table:table-cell office:value-type="float" office:value="1552320" calcext:value-type="float">
            <text:p>1552320</text:p>
          </table:table-cell>
          <table:table-cell office:value-type="float" office:value="2269877" calcext:value-type="float">
            <text:p>2269877</text:p>
          </table:table-cell>
          <table:table-cell office:value-type="float" office:value="1586518" calcext:value-type="float">
            <text:p>1586518</text:p>
          </table:table-cell>
          <table:table-cell office:value-type="float" office:value="3009064" calcext:value-type="float">
            <text:p>3009064</text:p>
          </table:table-cell>
          <table:table-cell office:value-type="float" office:value="1693493" calcext:value-type="float">
            <text:p>1693493</text:p>
          </table:table-cell>
          <table:table-cell office:value-type="float" office:value="1815668" calcext:value-type="float">
            <text:p>1815668</text:p>
          </table:table-cell>
          <table:table-cell office:value-type="float" office:value="1757504" calcext:value-type="float">
            <text:p>1757504</text:p>
          </table:table-cell>
          <table:table-cell table:formula="of:=MIN([.A1488:.J1488])" office:value-type="float" office:value="1552320" calcext:value-type="float">
            <text:p>1552320</text:p>
          </table:table-cell>
        </table:table-row>
        <table:table-row table:style-name="ro1">
          <table:table-cell office:value-type="float" office:value="2354348" calcext:value-type="float">
            <text:p>2354348</text:p>
          </table:table-cell>
          <table:table-cell office:value-type="float" office:value="1669234" calcext:value-type="float">
            <text:p>1669234</text:p>
          </table:table-cell>
          <table:table-cell office:value-type="float" office:value="2422742" calcext:value-type="float">
            <text:p>2422742</text:p>
          </table:table-cell>
          <table:table-cell office:value-type="float" office:value="1807484" calcext:value-type="float">
            <text:p>1807484</text:p>
          </table:table-cell>
          <table:table-cell office:value-type="float" office:value="1708107" calcext:value-type="float">
            <text:p>1708107</text:p>
          </table:table-cell>
          <table:table-cell office:value-type="float" office:value="2207037" calcext:value-type="float">
            <text:p>2207037</text:p>
          </table:table-cell>
          <table:table-cell office:value-type="float" office:value="1742305" calcext:value-type="float">
            <text:p>1742305</text:p>
          </table:table-cell>
          <table:table-cell office:value-type="float" office:value="1730905" calcext:value-type="float">
            <text:p>1730905</text:p>
          </table:table-cell>
          <table:table-cell office:value-type="float" office:value="1759258" calcext:value-type="float">
            <text:p>1759258</text:p>
          </table:table-cell>
          <table:table-cell office:value-type="float" office:value="1689109" calcext:value-type="float">
            <text:p>1689109</text:p>
          </table:table-cell>
          <table:table-cell table:formula="of:=MIN([.A1489:.J1489])" office:value-type="float" office:value="1669234" calcext:value-type="float">
            <text:p>1669234</text:p>
          </table:table-cell>
        </table:table-row>
        <table:table-row table:style-name="ro1">
          <table:table-cell office:value-type="float" office:value="1703724" calcext:value-type="float">
            <text:p>1703724</text:p>
          </table:table-cell>
          <table:table-cell office:value-type="float" office:value="1582426" calcext:value-type="float">
            <text:p>1582426</text:p>
          </table:table-cell>
          <table:table-cell office:value-type="float" office:value="2105321" calcext:value-type="float">
            <text:p>2105321</text:p>
          </table:table-cell>
          <table:table-cell office:value-type="float" office:value="2494644" calcext:value-type="float">
            <text:p>2494644</text:p>
          </table:table-cell>
          <table:table-cell office:value-type="float" office:value="1647897" calcext:value-type="float">
            <text:p>1647897</text:p>
          </table:table-cell>
          <table:table-cell office:value-type="float" office:value="1633867" calcext:value-type="float">
            <text:p>1633867</text:p>
          </table:table-cell>
          <table:table-cell office:value-type="float" office:value="1637082" calcext:value-type="float">
            <text:p>1637082</text:p>
          </table:table-cell>
          <table:table-cell office:value-type="float" office:value="1780302" calcext:value-type="float">
            <text:p>1780302</text:p>
          </table:table-cell>
          <table:table-cell office:value-type="float" office:value="1702555" calcext:value-type="float">
            <text:p>1702555</text:p>
          </table:table-cell>
          <table:table-cell office:value-type="float" office:value="1607270" calcext:value-type="float">
            <text:p>1607270</text:p>
          </table:table-cell>
          <table:table-cell table:formula="of:=MIN([.A1490:.J1490])" office:value-type="float" office:value="1582426" calcext:value-type="float">
            <text:p>1582426</text:p>
          </table:table-cell>
        </table:table-row>
        <table:table-row table:style-name="ro1">
          <table:table-cell office:value-type="float" office:value="1653743" calcext:value-type="float">
            <text:p>1653743</text:p>
          </table:table-cell>
          <table:table-cell office:value-type="float" office:value="1559920" calcext:value-type="float">
            <text:p>1559920</text:p>
          </table:table-cell>
          <table:table-cell office:value-type="float" office:value="1958011" calcext:value-type="float">
            <text:p>1958011</text:p>
          </table:table-cell>
          <table:table-cell office:value-type="float" office:value="1712492" calcext:value-type="float">
            <text:p>1712492</text:p>
          </table:table-cell>
          <table:table-cell office:value-type="float" office:value="1594702" calcext:value-type="float">
            <text:p>1594702</text:p>
          </table:table-cell>
          <table:table-cell office:value-type="float" office:value="1584179" calcext:value-type="float">
            <text:p>1584179</text:p>
          </table:table-cell>
          <table:table-cell office:value-type="float" office:value="1717460" calcext:value-type="float">
            <text:p>1717460</text:p>
          </table:table-cell>
          <table:table-cell office:value-type="float" office:value="1678295" calcext:value-type="float">
            <text:p>1678295</text:p>
          </table:table-cell>
          <table:table-cell office:value-type="float" office:value="1980809" calcext:value-type="float">
            <text:p>1980809</text:p>
          </table:table-cell>
          <table:table-cell office:value-type="float" office:value="1571026" calcext:value-type="float">
            <text:p>1571026</text:p>
          </table:table-cell>
          <table:table-cell table:formula="of:=MIN([.A1491:.J1491])" office:value-type="float" office:value="1559920" calcext:value-type="float">
            <text:p>1559920</text:p>
          </table:table-cell>
        </table:table-row>
        <table:table-row table:style-name="ro1">
          <table:table-cell office:value-type="float" office:value="1657250" calcext:value-type="float">
            <text:p>1657250</text:p>
          </table:table-cell>
          <table:table-cell office:value-type="float" office:value="1579795" calcext:value-type="float">
            <text:p>1579795</text:p>
          </table:table-cell>
          <table:table-cell office:value-type="float" office:value="2427711" calcext:value-type="float">
            <text:p>2427711</text:p>
          </table:table-cell>
          <table:table-cell office:value-type="float" office:value="1683263" calcext:value-type="float">
            <text:p>1683263</text:p>
          </table:table-cell>
          <table:table-cell office:value-type="float" office:value="1602885" calcext:value-type="float">
            <text:p>1602885</text:p>
          </table:table-cell>
          <table:table-cell office:value-type="float" office:value="1653743" calcext:value-type="float">
            <text:p>1653743</text:p>
          </table:table-cell>
          <table:table-cell office:value-type="float" office:value="1711323" calcext:value-type="float">
            <text:p>1711323</text:p>
          </table:table-cell>
          <table:table-cell office:value-type="float" office:value="1681217" calcext:value-type="float">
            <text:p>1681217</text:p>
          </table:table-cell>
          <table:table-cell office:value-type="float" office:value="2651016" calcext:value-type="float">
            <text:p>2651016</text:p>
          </table:table-cell>
          <table:table-cell office:value-type="float" office:value="2624126" calcext:value-type="float">
            <text:p>2624126</text:p>
          </table:table-cell>
          <table:table-cell table:formula="of:=MIN([.A1492:.J1492])" office:value-type="float" office:value="1579795" calcext:value-type="float">
            <text:p>1579795</text:p>
          </table:table-cell>
        </table:table-row>
        <table:table-row table:style-name="ro1">
          <table:table-cell office:value-type="float" office:value="1663096" calcext:value-type="float">
            <text:p>1663096</text:p>
          </table:table-cell>
          <table:table-cell office:value-type="float" office:value="1850158" calcext:value-type="float">
            <text:p>1850158</text:p>
          </table:table-cell>
          <table:table-cell office:value-type="float" office:value="1720676" calcext:value-type="float">
            <text:p>1720676</text:p>
          </table:table-cell>
          <table:table-cell office:value-type="float" office:value="1549398" calcext:value-type="float">
            <text:p>1549398</text:p>
          </table:table-cell>
          <table:table-cell office:value-type="float" office:value="1516954" calcext:value-type="float">
            <text:p>1516954</text:p>
          </table:table-cell>
          <table:table-cell office:value-type="float" office:value="1746689" calcext:value-type="float">
            <text:p>1746689</text:p>
          </table:table-cell>
          <table:table-cell office:value-type="float" office:value="2481491" calcext:value-type="float">
            <text:p>2481491</text:p>
          </table:table-cell>
          <table:table-cell office:value-type="float" office:value="2265201" calcext:value-type="float">
            <text:p>2265201</text:p>
          </table:table-cell>
          <table:table-cell office:value-type="float" office:value="1837005" calcext:value-type="float">
            <text:p>1837005</text:p>
          </table:table-cell>
          <table:table-cell office:value-type="float" office:value="1823560" calcext:value-type="float">
            <text:p>1823560</text:p>
          </table:table-cell>
          <table:table-cell table:formula="of:=MIN([.A1493:.J1493])" office:value-type="float" office:value="1516954" calcext:value-type="float">
            <text:p>1516954</text:p>
          </table:table-cell>
        </table:table-row>
        <table:table-row table:style-name="ro1">
          <table:table-cell office:value-type="float" office:value="1657834" calcext:value-type="float">
            <text:p>1657834</text:p>
          </table:table-cell>
          <table:table-cell office:value-type="float" office:value="2059141" calcext:value-type="float">
            <text:p>2059141</text:p>
          </table:table-cell>
          <table:table-cell office:value-type="float" office:value="1656373" calcext:value-type="float">
            <text:p>1656373</text:p>
          </table:table-cell>
          <table:table-cell office:value-type="float" office:value="1520169" calcext:value-type="float">
            <text:p>1520169</text:p>
          </table:table-cell>
          <table:table-cell office:value-type="float" office:value="2156179" calcext:value-type="float">
            <text:p>2156179</text:p>
          </table:table-cell>
          <table:table-cell office:value-type="float" office:value="2289168" calcext:value-type="float">
            <text:p>2289168</text:p>
          </table:table-cell>
          <table:table-cell office:value-type="float" office:value="1668065" calcext:value-type="float">
            <text:p>1668065</text:p>
          </table:table-cell>
          <table:table-cell office:value-type="float" office:value="1649943" calcext:value-type="float">
            <text:p>1649943</text:p>
          </table:table-cell>
          <table:table-cell office:value-type="float" office:value="1767441" calcext:value-type="float">
            <text:p>1767441</text:p>
          </table:table-cell>
          <table:table-cell office:value-type="float" office:value="1666896" calcext:value-type="float">
            <text:p>1666896</text:p>
          </table:table-cell>
          <table:table-cell table:formula="of:=MIN([.A1494:.J1494])" office:value-type="float" office:value="1520169" calcext:value-type="float">
            <text:p>1520169</text:p>
          </table:table-cell>
        </table:table-row>
        <table:table-row table:style-name="ro1">
          <table:table-cell office:value-type="float" office:value="2482076" calcext:value-type="float">
            <text:p>2482076</text:p>
          </table:table-cell>
          <table:table-cell office:value-type="float" office:value="1810114" calcext:value-type="float">
            <text:p>1810114</text:p>
          </table:table-cell>
          <table:table-cell office:value-type="float" office:value="1577749" calcext:value-type="float">
            <text:p>1577749</text:p>
          </table:table-cell>
          <table:table-cell office:value-type="float" office:value="1523384" calcext:value-type="float">
            <text:p>1523384</text:p>
          </table:table-cell>
          <table:table-cell office:value-type="float" office:value="1667188" calcext:value-type="float">
            <text:p>1667188</text:p>
          </table:table-cell>
          <table:table-cell office:value-type="float" office:value="1957426" calcext:value-type="float">
            <text:p>1957426</text:p>
          </table:table-cell>
          <table:table-cell office:value-type="float" office:value="1605223" calcext:value-type="float">
            <text:p>1605223</text:p>
          </table:table-cell>
          <table:table-cell office:value-type="float" office:value="1588563" calcext:value-type="float">
            <text:p>1588563</text:p>
          </table:table-cell>
          <table:table-cell office:value-type="float" office:value="1889616" calcext:value-type="float">
            <text:p>1889616</text:p>
          </table:table-cell>
          <table:table-cell office:value-type="float" office:value="1610777" calcext:value-type="float">
            <text:p>1610777</text:p>
          </table:table-cell>
          <table:table-cell table:formula="of:=MIN([.A1495:.J1495])" office:value-type="float" office:value="1523384" calcext:value-type="float">
            <text:p>1523384</text:p>
          </table:table-cell>
        </table:table-row>
        <table:table-row table:style-name="ro1">
          <table:table-cell office:value-type="float" office:value="1785856" calcext:value-type="float">
            <text:p>1785856</text:p>
          </table:table-cell>
          <table:table-cell office:value-type="float" office:value="1691155" calcext:value-type="float">
            <text:p>1691155</text:p>
          </table:table-cell>
          <table:table-cell office:value-type="float" office:value="1542090" calcext:value-type="float">
            <text:p>1542090</text:p>
          </table:table-cell>
          <table:table-cell office:value-type="float" office:value="2314889" calcext:value-type="float">
            <text:p>2314889</text:p>
          </table:table-cell>
          <table:table-cell office:value-type="float" office:value="1666604" calcext:value-type="float">
            <text:p>1666604</text:p>
          </table:table-cell>
          <table:table-cell office:value-type="float" office:value="1723014" calcext:value-type="float">
            <text:p>1723014</text:p>
          </table:table-cell>
          <table:table-cell office:value-type="float" office:value="1543844" calcext:value-type="float">
            <text:p>1543844</text:p>
          </table:table-cell>
          <table:table-cell office:value-type="float" office:value="1559628" calcext:value-type="float">
            <text:p>1559628</text:p>
          </table:table-cell>
          <table:table-cell office:value-type="float" office:value="1828529" calcext:value-type="float">
            <text:p>1828529</text:p>
          </table:table-cell>
          <table:table-cell office:value-type="float" office:value="1549690" calcext:value-type="float">
            <text:p>1549690</text:p>
          </table:table-cell>
          <table:table-cell table:formula="of:=MIN([.A1496:.J1496])" office:value-type="float" office:value="1542090" calcext:value-type="float">
            <text:p>1542090</text:p>
          </table:table-cell>
        </table:table-row>
        <table:table-row table:style-name="ro1">
          <table:table-cell office:value-type="float" office:value="1693201" calcext:value-type="float">
            <text:p>1693201</text:p>
          </table:table-cell>
          <table:table-cell office:value-type="float" office:value="1620422" calcext:value-type="float">
            <text:p>1620422</text:p>
          </table:table-cell>
          <table:table-cell office:value-type="float" office:value="1523968" calcext:value-type="float">
            <text:p>1523968</text:p>
          </table:table-cell>
          <table:table-cell office:value-type="float" office:value="1626852" calcext:value-type="float">
            <text:p>1626852</text:p>
          </table:table-cell>
          <table:table-cell office:value-type="float" office:value="1725937" calcext:value-type="float">
            <text:p>1725937</text:p>
          </table:table-cell>
          <table:table-cell office:value-type="float" office:value="1676249" calcext:value-type="float">
            <text:p>1676249</text:p>
          </table:table-cell>
          <table:table-cell office:value-type="float" office:value="1732075" calcext:value-type="float">
            <text:p>1732075</text:p>
          </table:table-cell>
          <table:table-cell office:value-type="float" office:value="1541798" calcext:value-type="float">
            <text:p>1541798</text:p>
          </table:table-cell>
          <table:table-cell office:value-type="float" office:value="2465707" calcext:value-type="float">
            <text:p>2465707</text:p>
          </table:table-cell>
          <table:table-cell office:value-type="float" office:value="1564304" calcext:value-type="float">
            <text:p>1564304</text:p>
          </table:table-cell>
          <table:table-cell table:formula="of:=MIN([.A1497:.J1497])" office:value-type="float" office:value="1523968" calcext:value-type="float">
            <text:p>1523968</text:p>
          </table:table-cell>
        </table:table-row>
        <table:table-row table:style-name="ro1">
          <table:table-cell office:value-type="float" office:value="1627437" calcext:value-type="float">
            <text:p>1627437</text:p>
          </table:table-cell>
          <table:table-cell office:value-type="float" office:value="1893124" calcext:value-type="float">
            <text:p>1893124</text:p>
          </table:table-cell>
          <table:table-cell office:value-type="float" office:value="2287707" calcext:value-type="float">
            <text:p>2287707</text:p>
          </table:table-cell>
          <table:table-cell office:value-type="float" office:value="1716876" calcext:value-type="float">
            <text:p>1716876</text:p>
          </table:table-cell>
          <table:table-cell office:value-type="float" office:value="1785563" calcext:value-type="float">
            <text:p>1785563</text:p>
          </table:table-cell>
          <table:table-cell office:value-type="float" office:value="1614285" calcext:value-type="float">
            <text:p>1614285</text:p>
          </table:table-cell>
          <table:table-cell office:value-type="float" office:value="2291214" calcext:value-type="float">
            <text:p>2291214</text:p>
          </table:table-cell>
          <table:table-cell office:value-type="float" office:value="1564596" calcext:value-type="float">
            <text:p>1564596</text:p>
          </table:table-cell>
          <table:table-cell office:value-type="float" office:value="1872079" calcext:value-type="float">
            <text:p>1872079</text:p>
          </table:table-cell>
          <table:table-cell office:value-type="float" office:value="2459278" calcext:value-type="float">
            <text:p>2459278</text:p>
          </table:table-cell>
          <table:table-cell table:formula="of:=MIN([.A1498:.J1498])" office:value-type="float" office:value="1564596" calcext:value-type="float">
            <text:p>1564596</text:p>
          </table:table-cell>
        </table:table-row>
        <table:table-row table:style-name="ro1">
          <table:table-cell office:value-type="float" office:value="1599086" calcext:value-type="float">
            <text:p>1599086</text:p>
          </table:table-cell>
          <table:table-cell office:value-type="float" office:value="1984024" calcext:value-type="float">
            <text:p>1984024</text:p>
          </table:table-cell>
          <table:table-cell office:value-type="float" office:value="1689694" calcext:value-type="float">
            <text:p>1689694</text:p>
          </table:table-cell>
          <table:table-cell office:value-type="float" office:value="1885816" calcext:value-type="float">
            <text:p>1885816</text:p>
          </table:table-cell>
          <table:table-cell office:value-type="float" office:value="1702846" calcext:value-type="float">
            <text:p>1702846</text:p>
          </table:table-cell>
          <table:table-cell office:value-type="float" office:value="1596455" calcext:value-type="float">
            <text:p>1596455</text:p>
          </table:table-cell>
          <table:table-cell office:value-type="float" office:value="1815376" calcext:value-type="float">
            <text:p>1815376</text:p>
          </table:table-cell>
          <table:table-cell office:value-type="float" office:value="2404036" calcext:value-type="float">
            <text:p>2404036</text:p>
          </table:table-cell>
          <table:table-cell office:value-type="float" office:value="1902768" calcext:value-type="float">
            <text:p>1902768</text:p>
          </table:table-cell>
          <table:table-cell office:value-type="float" office:value="1664850" calcext:value-type="float">
            <text:p>1664850</text:p>
          </table:table-cell>
          <table:table-cell table:formula="of:=MIN([.A1499:.J1499])" office:value-type="float" office:value="1596455" calcext:value-type="float">
            <text:p>1596455</text:p>
          </table:table-cell>
        </table:table-row>
        <table:table-row table:style-name="ro1">
          <table:table-cell office:value-type="float" office:value="2120521" calcext:value-type="float">
            <text:p>2120521</text:p>
          </table:table-cell>
          <table:table-cell office:value-type="float" office:value="1634160" calcext:value-type="float">
            <text:p>1634160</text:p>
          </table:table-cell>
          <table:table-cell office:value-type="float" office:value="1887570" calcext:value-type="float">
            <text:p>1887570</text:p>
          </table:table-cell>
          <table:table-cell office:value-type="float" office:value="1672156" calcext:value-type="float">
            <text:p>1672156</text:p>
          </table:table-cell>
          <table:table-cell office:value-type="float" office:value="2294722" calcext:value-type="float">
            <text:p>2294722</text:p>
          </table:table-cell>
          <table:table-cell office:value-type="float" office:value="2284491" calcext:value-type="float">
            <text:p>2284491</text:p>
          </table:table-cell>
          <table:table-cell office:value-type="float" office:value="1651696" calcext:value-type="float">
            <text:p>1651696</text:p>
          </table:table-cell>
          <table:table-cell office:value-type="float" office:value="1755165" calcext:value-type="float">
            <text:p>1755165</text:p>
          </table:table-cell>
          <table:table-cell office:value-type="float" office:value="1847528" calcext:value-type="float">
            <text:p>1847528</text:p>
          </table:table-cell>
          <table:table-cell office:value-type="float" office:value="1610778" calcext:value-type="float">
            <text:p>1610778</text:p>
          </table:table-cell>
          <table:table-cell table:formula="of:=MIN([.A1500:.J1500])" office:value-type="float" office:value="1610778" calcext:value-type="float">
            <text:p>1610778</text:p>
          </table:table-cell>
        </table:table-row>
        <table:table-row table:style-name="ro1">
          <table:table-cell office:value-type="float" office:value="1789363" calcext:value-type="float">
            <text:p>1789363</text:p>
          </table:table-cell>
          <table:table-cell office:value-type="float" office:value="1574241" calcext:value-type="float">
            <text:p>1574241</text:p>
          </table:table-cell>
          <table:table-cell office:value-type="float" office:value="1843727" calcext:value-type="float">
            <text:p>1843727</text:p>
          </table:table-cell>
          <table:table-cell office:value-type="float" office:value="2294722" calcext:value-type="float">
            <text:p>2294722</text:p>
          </table:table-cell>
          <table:table-cell office:value-type="float" office:value="1649066" calcext:value-type="float">
            <text:p>1649066</text:p>
          </table:table-cell>
          <table:table-cell office:value-type="float" office:value="1669526" calcext:value-type="float">
            <text:p>1669526</text:p>
          </table:table-cell>
          <table:table-cell office:value-type="float" office:value="1589440" calcext:value-type="float">
            <text:p>1589440</text:p>
          </table:table-cell>
          <table:table-cell office:value-type="float" office:value="1651989" calcext:value-type="float">
            <text:p>1651989</text:p>
          </table:table-cell>
          <table:table-cell office:value-type="float" office:value="1749905" calcext:value-type="float">
            <text:p>1749905</text:p>
          </table:table-cell>
          <table:table-cell office:value-type="float" office:value="1555828" calcext:value-type="float">
            <text:p>1555828</text:p>
          </table:table-cell>
          <table:table-cell table:formula="of:=MIN([.A1501:.J1501])" office:value-type="float" office:value="1555828" calcext:value-type="float">
            <text:p>1555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 style:data-style-name="N2" text:time-value="23:33:04.6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2:27:55.819000000</meta:creation-date>
    <dc:date>2019-04-26T00:06:44.370000000</dc:date>
    <meta:editing-duration>P1DT8M19S</meta:editing-duration>
    <meta:editing-cycles>4</meta:editing-cycles>
    <meta:generator>LibreOffice/5.1.1.3$Windows_x86 LibreOffice_project/89f508ef3ecebd2cfb8e1def0f0ba9a803b88a6d</meta:generator>
    <meta:document-statistic meta:table-count="1" meta:cell-count="165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766cm" svg:height="9.005cm" xlink:href=".." xlink:type="simple" chart:class="chart:line" chart:style-name="ch1">
        <chart:title svg:x="9.476cm" svg:y="0.316cm" chart:style-name="ch2">
          <text:p>Train update time over one full set of wait, accelerate, constant speed, decelerate, stop, wait</text:p>
        </chart:title>
        <chart:plot-area chart:style-name="ch3" table:cell-range-address="Sheet1.K3:Sheet1.K1000" svg:x="0.735cm" svg:y="1.275cm" svg:width="35.296cm" svg:height="7.55cm">
          <chartooo:coordinate-region svg:x="2.653cm" svg:y="1.396cm" svg:width="33.378cm" svg:height="6.4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3:Sheet1.K1000" chart:class="chart:line">
            <chart:data-point chart:repeated="9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73833">
                <text:p>1873833</text:p>
                <draw:g>
                  <svg:desc>Sheet1.K3:Sheet1.K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2079">
                <text:p>1872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1007">
                <text:p>1621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1217">
                <text:p>1681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4534">
                <text:p>1574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2780">
                <text:p>15727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4035">
                <text:p>1654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1549">
                <text:p>1581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3450">
                <text:p>1653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8103">
                <text:p>1568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9335">
                <text:p>1559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7624">
                <text:p>1597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7456">
                <text:p>1577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4659">
                <text:p>15546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65181">
                <text:p>1565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95578">
                <text:p>1595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3116">
                <text:p>1613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5808">
                <text:p>1605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4410">
                <text:p>15944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82679">
                <text:p>1682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8271">
                <text:p>15882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18377">
                <text:p>1618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8252">
                <text:p>1638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9608">
                <text:p>1609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7250">
                <text:p>1657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0130">
                <text:p>16201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4764">
                <text:p>15847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5162">
                <text:p>1615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8856">
                <text:p>1588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4744">
                <text:p>1634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4888">
                <text:p>1564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91195">
                <text:p>1591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4827">
                <text:p>1574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7644">
                <text:p>1547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2905">
                <text:p>1552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91778">
                <text:p>1591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1716">
                <text:p>1601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6143">
                <text:p>1646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8731">
                <text:p>1608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2199">
                <text:p>1712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7040">
                <text:p>15970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64012">
                <text:p>1564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8271">
                <text:p>158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4534">
                <text:p>1574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98501">
                <text:p>1598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20715">
                <text:p>1620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1007">
                <text:p>1621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7269">
                <text:p>16072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14285">
                <text:p>1614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7480">
                <text:p>16674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14869">
                <text:p>16148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7164">
                <text:p>1577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25392">
                <text:p>16253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80964">
                <text:p>1580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66642">
                <text:p>1566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0173">
                <text:p>16601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2343">
                <text:p>16423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1615">
                <text:p>1711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93532">
                <text:p>1593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11907">
                <text:p>17119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28606">
                <text:p>16286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0006">
                <text:p>1640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12823">
                <text:p>16128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93824">
                <text:p>1593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92656">
                <text:p>1592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6018">
                <text:p>1666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97624">
                <text:p>1597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0087">
                <text:p>15800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69565">
                <text:p>1569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2344">
                <text:p>1642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85641">
                <text:p>1585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37375">
                <text:p>1637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7562">
                <text:p>16075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6288">
                <text:p>15762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8396">
                <text:p>1568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37667">
                <text:p>1637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6978">
                <text:p>1606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6934">
                <text:p>15669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4659">
                <text:p>15546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1717">
                <text:p>16017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9607">
                <text:p>16096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98">
                <text:p>1640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92947">
                <text:p>15929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91486">
                <text:p>1591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9211">
                <text:p>15792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92655">
                <text:p>1592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72780">
                <text:p>15727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9042">
                <text:p>15590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57873">
                <text:p>1557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12823">
                <text:p>16128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03178">
                <text:p>16031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18377">
                <text:p>16183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91486">
                <text:p>15914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02886">
                <text:p>16028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68396">
                <text:p>1568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4951">
                <text:p>15549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72488">
                <text:p>15724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6642">
                <text:p>1566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98501">
                <text:p>15985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2636">
                <text:p>16426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70442">
                <text:p>15704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88816">
                <text:p>1688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95286">
                <text:p>15952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9919">
                <text:p>15599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4074">
                <text:p>15540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6705">
                <text:p>1556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5119">
                <text:p>15751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3178">
                <text:p>16031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82426">
                <text:p>15824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3053">
                <text:p>16230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3259">
                <text:p>1543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29191">
                <text:p>16291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27145">
                <text:p>1627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32114">
                <text:p>1632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4054">
                <text:p>16040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9795">
                <text:p>1579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81256">
                <text:p>15812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87979">
                <text:p>15879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9795">
                <text:p>15797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32113">
                <text:p>16321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43552">
                <text:p>154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63096">
                <text:p>16630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75995">
                <text:p>1575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02301">
                <text:p>16023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16330">
                <text:p>16163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80964">
                <text:p>1580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64596">
                <text:p>15645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51736">
                <text:p>15517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6412">
                <text:p>15564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16331">
                <text:p>16163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69857">
                <text:p>15698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6182">
                <text:p>1546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25684">
                <text:p>16256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06685">
                <text:p>16066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75118">
                <text:p>15751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62842">
                <text:p>15628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1026">
                <text:p>15710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8521">
                <text:p>15485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7164">
                <text:p>1577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04932">
                <text:p>16049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35952">
                <text:p>15359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35952">
                <text:p>15359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61966">
                <text:p>15619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51697">
                <text:p>16516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4702">
                <text:p>1594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2780">
                <text:p>15727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3072">
                <text:p>1573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06978">
                <text:p>16069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6872">
                <text:p>15768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23638">
                <text:p>1623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2321">
                <text:p>15523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1736">
                <text:p>15517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8813">
                <text:p>15488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68357">
                <text:p>16683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2991">
                <text:p>1632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3825">
                <text:p>15938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1611">
                <text:p>15716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5683">
                <text:p>16256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6685">
                <text:p>16066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71280">
                <text:p>16712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0318">
                <text:p>15903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84764">
                <text:p>15847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60797">
                <text:p>15607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9588">
                <text:p>16595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04893">
                <text:p>17048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0297">
                <text:p>16402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14285">
                <text:p>16142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60505">
                <text:p>1560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70442">
                <text:p>15704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8377">
                <text:p>16183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52905">
                <text:p>15529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34491">
                <text:p>15344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24846">
                <text:p>15248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07270">
                <text:p>16072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30068">
                <text:p>16300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820020">
                <text:p>688200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18907">
                <text:p>70189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25679">
                <text:p>174256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9410">
                <text:p>179094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578155">
                <text:p>185781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791327">
                <text:p>177913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544639">
                <text:p>175446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767944">
                <text:p>177679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755376">
                <text:p>177553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825816">
                <text:p>178258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85949">
                <text:p>180859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981312">
                <text:p>179813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67010">
                <text:p>186670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951209">
                <text:p>209512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515314">
                <text:p>18515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79716">
                <text:p>205797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04771">
                <text:p>178047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786162">
                <text:p>167861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526810">
                <text:p>175268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843841">
                <text:p>188438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692731">
                <text:p>186927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528271">
                <text:p>175282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477706">
                <text:p>174777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18823">
                <text:p>200188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14185">
                <text:p>19914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406682">
                <text:p>174066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470984">
                <text:p>174709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360696">
                <text:p>183606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430940">
                <text:p>174309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599588">
                <text:p>175995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852806">
                <text:p>198528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615471">
                <text:p>196154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207831">
                <text:p>182078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571628">
                <text:p>195716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983161">
                <text:p>169831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74299">
                <text:p>209742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686108">
                <text:p>206861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238229">
                <text:p>182382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351246">
                <text:p>193512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415060">
                <text:p>184150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931626">
                <text:p>209316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778177">
                <text:p>207781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261808">
                <text:p>192618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335559">
                <text:p>183355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637296">
                <text:p>206372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596765">
                <text:p>19596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654345">
                <text:p>196543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847445">
                <text:p>178474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310426">
                <text:p>213104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440586">
                <text:p>174405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942241">
                <text:p>169422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581763">
                <text:p>205817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900060">
                <text:p>209000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700915">
                <text:p>187009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985403">
                <text:p>179854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817734">
                <text:p>228177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408631">
                <text:p>184086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722348">
                <text:p>177223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531100">
                <text:p>21531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794153">
                <text:p>187941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166911">
                <text:p>181669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643630">
                <text:p>216436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709391">
                <text:p>187093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890414">
                <text:p>208904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340043">
                <text:p>203400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937957">
                <text:p>189379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514145">
                <text:p>185141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855729">
                <text:p>198557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757910">
                <text:p>187579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747683">
                <text:p>217476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624920">
                <text:p>186249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766486">
                <text:p>207664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323968">
                <text:p>203239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229168">
                <text:p>182291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970988">
                <text:p>219709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457734">
                <text:p>184577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976249">
                <text:p>219762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253427">
                <text:p>182534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691465">
                <text:p>196914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426656">
                <text:p>194266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904151">
                <text:p>209041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221376">
                <text:p>20221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693215">
                <text:p>166932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731315">
                <text:p>217313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270673">
                <text:p>182706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216214">
                <text:p>222162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447115">
                <text:p>19447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428705">
                <text:p>224287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576597">
                <text:p>195765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214461">
                <text:p>222144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933768">
                <text:p>199337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310330">
                <text:p>223103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695557">
                <text:p>196955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407368">
                <text:p>224073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017169">
                <text:p>220171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815200">
                <text:p>218152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819585">
                <text:p>218195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749729">
                <text:p>217497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635738">
                <text:p>216357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692634">
                <text:p>196926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893728">
                <text:p>228937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276421">
                <text:p>192764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892267">
                <text:p>228922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042013">
                <text:p>220420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902009">
                <text:p>219020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554679">
                <text:p>225546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705787">
                <text:p>197057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123853">
                <text:p>221238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556628">
                <text:p>235566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497097">
                <text:p>194970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844332">
                <text:p>228443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888563">
                <text:p>218885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360603">
                <text:p>223606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622196">
                <text:p>226221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724396">
                <text:p>207243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800587">
                <text:p>218005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176367">
                <text:p>231763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959297">
                <text:p>219592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724496">
                <text:p>227244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607582">
                <text:p>226075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240182">
                <text:p>222401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863039">
                <text:p>228630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263468">
                <text:p>232634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510252">
                <text:p>225102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487650">
                <text:p>234876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747198">
                <text:p>237471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613820">
                <text:p>246138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827672">
                <text:p>228276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893436">
                <text:p>228934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2217383">
                <text:p>222173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638956">
                <text:p>246389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315784">
                <text:p>203157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555948">
                <text:p>245559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783830">
                <text:p>2278383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251095">
                <text:p>242510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704913">
                <text:p>227049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261129">
                <text:p>232611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490865">
                <text:p>234908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939813">
                <text:p>239398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687668">
                <text:p>226876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083128">
                <text:p>230831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956765">
                <text:p>239567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171302">
                <text:p>241713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984533">
                <text:p>239845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47354">
                <text:p>248473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336147">
                <text:p>213361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221671">
                <text:p>232216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190592">
                <text:p>241905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621807">
                <text:p>236218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898893">
                <text:p>238988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630772">
                <text:p>24630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521651">
                <text:p>225216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689033">
                <text:p>236890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253334">
                <text:p>222533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645387">
                <text:p>246453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157856">
                <text:p>241578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815592">
                <text:p>238155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799808">
                <text:p>237998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925395">
                <text:p>249253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985701">
                <text:p>239857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502264">
                <text:p>235022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464168">
                <text:p>214641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052146">
                <text:p>230521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258987">
                <text:p>242589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790652">
                <text:p>247906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940689">
                <text:p>239406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730053">
                <text:p>257300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046788">
                <text:p>240467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786852">
                <text:p>247868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009084">
                <text:p>240090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663020">
                <text:p>236630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850373">
                <text:p>238503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502460">
                <text:p>2450246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935429">
                <text:p>239354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732195">
                <text:p>247321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625607">
                <text:p>236256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839755">
                <text:p>248397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88604">
                <text:p>232886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981513">
                <text:p>249815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667308">
                <text:p>246673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908734">
                <text:p>249087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085858">
                <text:p>250858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640321">
                <text:p>256403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143146">
                <text:p>251431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141100">
                <text:p>25141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164190">
                <text:p>2516419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529642">
                <text:p>245296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185235">
                <text:p>251852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249245">
                <text:p>252492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388665">
                <text:p>253886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600763">
                <text:p>236007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776718">
                <text:p>237767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250122">
                <text:p>252501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698094">
                <text:p>236980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127947">
                <text:p>251279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994081">
                <text:p>249940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548836">
                <text:p>255488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887398">
                <text:p>248873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252168">
                <text:p>252521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720699">
                <text:p>257206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040358">
                <text:p>240403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894412">
                <text:p>248944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007526">
                <text:p>250075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274285">
                <text:p>262742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171790">
                <text:p>2517179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267367">
                <text:p>252673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433384">
                <text:p>254333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315302">
                <text:p>253153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223524">
                <text:p>252235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676369">
                <text:p>246763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945758">
                <text:p>259457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455306">
                <text:p>254553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160391">
                <text:p>251603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449167">
                <text:p>254491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234534">
                <text:p>262345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101837">
                <text:p>261018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453260">
                <text:p>254532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368497">
                <text:p>253684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671984">
                <text:p>246719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725572">
                <text:p>267255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080209">
                <text:p>260802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655227">
                <text:p>256552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748174">
                <text:p>257481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6339464">
                <text:p>263394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834982">
                <text:p>258349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052050">
                <text:p>240520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423447">
                <text:p>254234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205891">
                <text:p>262058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860411">
                <text:p>258604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468166">
                <text:p>254681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300298">
                <text:p>263002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779741">
                <text:p>257797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496810">
                <text:p>254968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368985">
                <text:p>263689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298057">
                <text:p>252980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628630">
                <text:p>2562863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157371">
                <text:p>261573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891393">
                <text:p>258913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514639">
                <text:p>255146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837517">
                <text:p>268375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405521">
                <text:p>264055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475862">
                <text:p>244758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953260">
                <text:p>269532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664776">
                <text:p>266647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933189">
                <text:p>259331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943323">
                <text:p>269433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033443">
                <text:p>260334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903280">
                <text:p>269032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439134">
                <text:p>264391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130870">
                <text:p>251308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113140">
                <text:p>271131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41881">
                <text:p>261418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911269">
                <text:p>259112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138862">
                <text:p>271388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145096">
                <text:p>261450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640809">
                <text:p>266408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6982197">
                <text:p>269821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101446">
                <text:p>241014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955015">
                <text:p>269550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291823">
                <text:p>26291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757820">
                <text:p>257578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033931">
                <text:p>270339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806827">
                <text:p>268068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941570">
                <text:p>2694157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454624">
                <text:p>264546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539191">
                <text:p>255391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348721">
                <text:p>273487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125805">
                <text:p>261258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991842">
                <text:p>269918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079916">
                <text:p>260799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845796">
                <text:p>258457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040947">
                <text:p>270409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691959">
                <text:p>266919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624635">
                <text:p>246246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500513">
                <text:p>265005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012983">
                <text:p>260129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242330">
                <text:p>2724233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371616">
                <text:p>263716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931144">
                <text:p>259311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915264">
                <text:p>269152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188061">
                <text:p>261880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393049">
                <text:p>253930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324461">
                <text:p>273244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850181">
                <text:p>258501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725279">
                <text:p>267252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672669">
                <text:p>266726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058580">
                <text:p>260585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891882">
                <text:p>268918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982586">
                <text:p>259825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392853">
                <text:p>243928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425688">
                <text:p>264256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480053">
                <text:p>264800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910003">
                <text:p>269100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125805">
                <text:p>261258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364016">
                <text:p>263640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186211">
                <text:p>271862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902792">
                <text:p>259027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166432">
                <text:p>261664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521557">
                <text:p>265215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008599">
                <text:p>260085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809749">
                <text:p>268097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040946">
                <text:p>270409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927928">
                <text:p>259279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064622">
                <text:p>270646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380676">
                <text:p>263806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671011">
                <text:p>256710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942543">
                <text:p>259425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241257">
                <text:p>262412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778671">
                <text:p>277786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285392">
                <text:p>262853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079331">
                <text:p>260793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398701">
                <text:p>273987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471577">
                <text:p>264715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514250">
                <text:p>2651425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722064">
                <text:p>267220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333619">
                <text:p>263336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036269">
                <text:p>270362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183093">
                <text:p>261830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205794">
                <text:p>272057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084593">
                <text:p>260845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971186">
                <text:p>259711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235800">
                <text:p>252358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893147">
                <text:p>258931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001584">
                <text:p>260015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871129">
                <text:p>268711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385645">
                <text:p>263856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534126">
                <text:p>265341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6366062">
                <text:p>2636606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6238918">
                <text:p>262389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6314328">
                <text:p>263143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6695174">
                <text:p>266951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072901">
                <text:p>2607290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362751">
                <text:p>273627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6556340">
                <text:p>2655634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6564523">
                <text:p>265645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090050">
                <text:p>2709005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393244">
                <text:p>263932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572219">
                <text:p>255722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389249">
                <text:p>253892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6189815">
                <text:p>261898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6921110">
                <text:p>2692111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314036">
                <text:p>263140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604274">
                <text:p>266042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482976">
                <text:p>264829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011229">
                <text:p>260112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951896">
                <text:p>259518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948389">
                <text:p>259483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869960">
                <text:p>268699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237749">
                <text:p>262377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969141">
                <text:p>2596914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7279742">
                <text:p>2727974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01467">
                <text:p>263014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250025">
                <text:p>262500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198973">
                <text:p>251989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677734">
                <text:p>256777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729371">
                <text:p>267293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063160">
                <text:p>2706316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700239">
                <text:p>257002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7033931">
                <text:p>270339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529837">
                <text:p>255298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112652">
                <text:p>261126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217290">
                <text:p>2621729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106806">
                <text:p>261068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867037">
                <text:p>268670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022044">
                <text:p>260220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366939">
                <text:p>263669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622980">
                <text:p>266229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005969">
                <text:p>260059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319785">
                <text:p>273197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3970795">
                <text:p>239707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887594">
                <text:p>258875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12770">
                <text:p>2731277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488237">
                <text:p>264882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779449">
                <text:p>257794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388179">
                <text:p>273881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827675">
                <text:p>258276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265128">
                <text:p>272651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831767">
                <text:p>258317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6260256">
                <text:p>262602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778767">
                <text:p>267787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362263">
                <text:p>263622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982294">
                <text:p>259822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413023">
                <text:p>274130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770972">
                <text:p>257709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758600">
                <text:p>267586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609728">
                <text:p>246097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989308">
                <text:p>259893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6967291">
                <text:p>269672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858073">
                <text:p>258580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034612">
                <text:p>260346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715926">
                <text:p>267159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974695">
                <text:p>259746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875805">
                <text:p>268758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739990">
                <text:p>2573999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6121128">
                <text:p>261211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098526">
                <text:p>270985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067348">
                <text:p>260673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380873">
                <text:p>273808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485899">
                <text:p>264858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916530">
                <text:p>2591653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953553">
                <text:p>269535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4569685">
                <text:p>245696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629118">
                <text:p>266291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109048">
                <text:p>271090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148895">
                <text:p>261488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289680">
                <text:p>272896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827871">
                <text:p>268278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158249">
                <text:p>261582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763180">
                <text:p>277631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802343">
                <text:p>248023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6134574">
                <text:p>261345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517953">
                <text:p>275179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118497">
                <text:p>261184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6743109">
                <text:p>267431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6953261">
                <text:p>2695326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6218751">
                <text:p>262187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161367">
                <text:p>271613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079232">
                <text:p>240792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455697">
                <text:p>274556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820660">
                <text:p>2582066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6055072">
                <text:p>260550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6984242">
                <text:p>269842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594044">
                <text:p>265940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518340">
                <text:p>235183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566470">
                <text:p>2456647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2960662">
                <text:p>229606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3689910">
                <text:p>2368991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282955">
                <text:p>242829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3475081">
                <text:p>234750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3562766">
                <text:p>235627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048251">
                <text:p>240482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3817346">
                <text:p>238173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3541430">
                <text:p>2354143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3982486">
                <text:p>239824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3990378">
                <text:p>239903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3370444">
                <text:p>233704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3718846">
                <text:p>237188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3998562">
                <text:p>239985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3786656">
                <text:p>237866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498464">
                <text:p>234984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3817346">
                <text:p>238173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3522139">
                <text:p>235221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3567151">
                <text:p>235671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3981317">
                <text:p>239813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3444391">
                <text:p>234443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3437961">
                <text:p>234379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083616">
                <text:p>240836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3489988">
                <text:p>234899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3895678">
                <text:p>238956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419741">
                <text:p>2141974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3428901">
                <text:p>234289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3406687">
                <text:p>234066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012299">
                <text:p>240122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395580">
                <text:p>2339558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556044">
                <text:p>235560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3281005">
                <text:p>232810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3667112">
                <text:p>236671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459491">
                <text:p>214594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924223">
                <text:p>219242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3090143">
                <text:p>230901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3403472">
                <text:p>234034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3453160">
                <text:p>2345316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3386811">
                <text:p>233868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3322217">
                <text:p>233222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205595">
                <text:p>232055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751679">
                <text:p>227516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3190981">
                <text:p>231909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2223814">
                <text:p>222238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3058284">
                <text:p>230582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2217676">
                <text:p>222176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3102127">
                <text:p>231021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441565">
                <text:p>224415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3311987">
                <text:p>2331198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771066">
                <text:p>2177106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3109434">
                <text:p>231094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369760">
                <text:p>2136976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850274">
                <text:p>218502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007035">
                <text:p>210070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461244">
                <text:p>214612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953062">
                <text:p>229530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3364013">
                <text:p>233640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452184">
                <text:p>214521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082544">
                <text:p>230825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663994">
                <text:p>226639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279932">
                <text:p>222799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228879">
                <text:p>2122887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561790">
                <text:p>2156179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648210">
                <text:p>2264821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625704">
                <text:p>226257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042012">
                <text:p>220420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913992">
                <text:p>219139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287335">
                <text:p>212873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3310818">
                <text:p>233108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971865">
                <text:p>219718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3033441">
                <text:p>230334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078937">
                <text:p>210789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376775">
                <text:p>213767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406295">
                <text:p>214062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3035194">
                <text:p>230351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223618">
                <text:p>212236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438154">
                <text:p>214381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990863">
                <text:p>219908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737161">
                <text:p>2173716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098520">
                <text:p>2109852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467871">
                <text:p>224678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634569">
                <text:p>216345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525836">
                <text:p>185258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676950">
                <text:p>2167695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605341">
                <text:p>216053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214849">
                <text:p>212148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427243">
                <text:p>224272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233555">
                <text:p>212335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127456">
                <text:p>211274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360114">
                <text:p>21360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781000">
                <text:p>187810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705009">
                <text:p>217050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309841">
                <text:p>2130984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073676">
                <text:p>210736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123852">
                <text:p>221238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395186">
                <text:p>183951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010446">
                <text:p>220104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700427">
                <text:p>177004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081178">
                <text:p>220811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233260">
                <text:p>1823326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182309">
                <text:p>221823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135640">
                <text:p>2113564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215823">
                <text:p>202158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993006">
                <text:p>2099300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839653">
                <text:p>198396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485209">
                <text:p>184852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569974">
                <text:p>215699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111086">
                <text:p>181110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030906">
                <text:p>220309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871705">
                <text:p>178717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674027">
                <text:p>216740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156097">
                <text:p>181560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982288">
                <text:p>199822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496219">
                <text:p>194962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601245">
                <text:p>186012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801463">
                <text:p>218014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143821">
                <text:p>181438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328352">
                <text:p>203283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941952">
                <text:p>199419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814125">
                <text:p>178141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088679">
                <text:p>200886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953156">
                <text:p>189531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829616">
                <text:p>178296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900740">
                <text:p>1990074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879208">
                <text:p>188792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646647">
                <text:p>1764664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314127">
                <text:p>193141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388659">
                <text:p>193886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523010">
                <text:p>175230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507031">
                <text:p>165070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319487">
                <text:p>213194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422757">
                <text:p>1742275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786358">
                <text:p>1778635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611668">
                <text:p>1661166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051755">
                <text:p>210517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478679">
                <text:p>1647867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544347">
                <text:p>1754434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452958">
                <text:p>1645295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446531">
                <text:p>1944653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256839">
                <text:p>192568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603484">
                <text:p>166034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577375">
                <text:p>175773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901907">
                <text:p>169019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689708">
                <text:p>166897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668667">
                <text:p>196686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161846">
                <text:p>191618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552334">
                <text:p>165523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571042">
                <text:p>165710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672367">
                <text:p>176723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589747">
                <text:p>1658974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690001">
                <text:p>166900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827374">
                <text:p>1682737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194874">
                <text:p>1919487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362058">
                <text:p>163620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203643">
                <text:p>192036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570456">
                <text:p>165704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803114">
                <text:p>168031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564903">
                <text:p>165649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592378">
                <text:p>165923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505569">
                <text:p>1650556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678309">
                <text:p>166783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509077">
                <text:p>1650907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634759">
                <text:p>166347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544735">
                <text:p>165447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714261">
                <text:p>167142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550288">
                <text:p>1655028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182499">
                <text:p>171824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675968">
                <text:p>136759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715134">
                <text:p>137151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227019">
                <text:p>132270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732964">
                <text:p>1373296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297954">
                <text:p>202979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10779434">
                <text:p>31077943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02282">
                <text:p>24022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328919">
                <text:p>23289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310505">
                <text:p>23105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188622">
                <text:p>21886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68202">
                <text:p>20682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20267">
                <text:p>202026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114675">
                <text:p>21146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00606">
                <text:p>22006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70501">
                <text:p>21705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18182">
                <text:p>21181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85154">
                <text:p>208515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84861">
                <text:p>20848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25061">
                <text:p>17250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19644">
                <text:p>21196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50041">
                <text:p>21500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96806">
                <text:p>219680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13759">
                <text:p>221375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96806">
                <text:p>21968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88662">
                <text:p>20886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68455">
                <text:p>21684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55848">
                <text:p>22558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152379">
                <text:p>215237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69370">
                <text:p>206937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62064">
                <text:p>20620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146241">
                <text:p>21462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29289">
                <text:p>21292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59140">
                <text:p>205914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29581">
                <text:p>212958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88778">
                <text:p>178877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73462">
                <text:p>207346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43942">
                <text:p>204394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14129">
                <text:p>20141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62356">
                <text:p>206235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48327">
                <text:p>204832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83108">
                <text:p>20831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70248">
                <text:p>20702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60895">
                <text:p>20608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20774">
                <text:p>22207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108245">
                <text:p>21082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134257">
                <text:p>21342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101522">
                <text:p>210152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184823">
                <text:p>21848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141565">
                <text:p>214156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151211">
                <text:p>21512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13369">
                <text:p>171336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54464">
                <text:p>20544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16175">
                <text:p>20161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20813">
                <text:p>21208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81062">
                <text:p>208106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40103">
                <text:p>21401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01815">
                <text:p>21018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16428">
                <text:p>21164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05614">
                <text:p>21056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99437">
                <text:p>21994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90084">
                <text:p>219008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11421">
                <text:p>22114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199729">
                <text:p>219972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95053">
                <text:p>21950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05322">
                <text:p>210532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03276">
                <text:p>21032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97586">
                <text:p>16975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62063">
                <text:p>20620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25782">
                <text:p>212578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112629">
                <text:p>21126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129289">
                <text:p>21292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49788">
                <text:p>20497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32699">
                <text:p>16326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62219">
                <text:p>16622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85056">
                <text:p>15850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45267">
                <text:p>16452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93825">
                <text:p>15938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66349">
                <text:p>156634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19253">
                <text:p>16192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04347">
                <text:p>16043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96748">
                <text:p>15967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89441">
                <text:p>15894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86517">
                <text:p>15865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39128">
                <text:p>16391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80672">
                <text:p>15806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70150">
                <text:p>15701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11946">
                <text:p>16119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01424">
                <text:p>16014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66643">
                <text:p>15666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89441">
                <text:p>158944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78918">
                <text:p>157891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13408">
                <text:p>16134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90317">
                <text:p>15903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21591">
                <text:p>16215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90902">
                <text:p>15909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35621">
                <text:p>16356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04347">
                <text:p>160434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23053">
                <text:p>16230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94117">
                <text:p>15941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84179">
                <text:p>158417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93533">
                <text:p>15935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76288">
                <text:p>15762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23345">
                <text:p>162334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35622">
                <text:p>163562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56120">
                <text:p>15561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04931">
                <text:p>16049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39421">
                <text:p>16394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35621">
                <text:p>16356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14869">
                <text:p>161486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94701">
                <text:p>15947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93532">
                <text:p>15935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08147">
                <text:p>160814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25976">
                <text:p>16259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08693">
                <text:p>17086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46436">
                <text:p>16464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00839">
                <text:p>16008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84179">
                <text:p>158417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60796">
                <text:p>156079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1611">
                <text:p>15716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97624">
                <text:p>15976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86810">
                <text:p>15868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25684">
                <text:p>162568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90610">
                <text:p>159061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4561">
                <text:p>180456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78879">
                <text:p>16788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1972683">
                <text:p>6197268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41681">
                <text:p>184168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69818">
                <text:p>166981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22176">
                <text:p>16221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82134">
                <text:p>15821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32445">
                <text:p>15324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95325">
                <text:p>14953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68396">
                <text:p>15683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01132">
                <text:p>160113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20462">
                <text:p>15204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84179">
                <text:p>15841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44137">
                <text:p>154413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24261">
                <text:p>15242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36537">
                <text:p>15365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37414">
                <text:p>15374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37414">
                <text:p>15374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36829">
                <text:p>15368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23384">
                <text:p>152338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92363">
                <text:p>15923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13116">
                <text:p>16131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94117">
                <text:p>15941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63134">
                <text:p>15631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16661">
                <text:p>15166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38291">
                <text:p>15382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53489">
                <text:p>15534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73950">
                <text:p>157395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45890">
                <text:p>154589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16661">
                <text:p>151666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21300">
                <text:p>16213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26599">
                <text:p>152659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60796">
                <text:p>15607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51736">
                <text:p>15517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62258">
                <text:p>15622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49690">
                <text:p>154969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35952">
                <text:p>15359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36537">
                <text:p>15365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86517">
                <text:p>15865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56997">
                <text:p>155699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45559">
                <text:p>16455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72488">
                <text:p>157248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48520">
                <text:p>154852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60796">
                <text:p>15607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37706">
                <text:p>153770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37121">
                <text:p>15371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53782">
                <text:p>155378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52905">
                <text:p>15529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33030">
                <text:p>153303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37083">
                <text:p>16370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33867">
                <text:p>16338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68980">
                <text:p>156898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34199">
                <text:p>153419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21631">
                <text:p>152163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20754">
                <text:p>15207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66934">
                <text:p>15669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40045">
                <text:p>154004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62551">
                <text:p>156255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28938">
                <text:p>152893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2195">
                <text:p>15721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37959">
                <text:p>16379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81256">
                <text:p>158125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84180">
                <text:p>158418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40921">
                <text:p>15409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34452">
                <text:p>16344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35660">
                <text:p>153566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20461">
                <text:p>152046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78333">
                <text:p>15783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605516">
                <text:p>16055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54951">
                <text:p>155495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94702">
                <text:p>159470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53489">
                <text:p>15534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67519">
                <text:p>15675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32737">
                <text:p>15327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30106">
                <text:p>153010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29814">
                <text:p>15298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28645">
                <text:p>15286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74203">
                <text:p>167420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12238">
                <text:p>161223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61089">
                <text:p>156108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89440">
                <text:p>158944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26891">
                <text:p>15268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26014">
                <text:p>15260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26015">
                <text:p>15260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31861">
                <text:p>15318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48520">
                <text:p>154852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39460">
                <text:p>153946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06977">
                <text:p>160697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75995">
                <text:p>157599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70150">
                <text:p>157015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14869">
                <text:p>16148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33321">
                <text:p>15333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32737">
                <text:p>15327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27476">
                <text:p>15274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65473">
                <text:p>156547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49106">
                <text:p>15491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98793">
                <text:p>159879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61966">
                <text:p>156196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31276">
                <text:p>15312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72488">
                <text:p>15724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96163">
                <text:p>159616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21922">
                <text:p>15219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24846">
                <text:p>152484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22215">
                <text:p>15222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02925">
                <text:p>15029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59919">
                <text:p>15599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34452">
                <text:p>16344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92656">
                <text:p>15926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46474">
                <text:p>1546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766cm" svg:height="9.005cm" xlink:href=".." xlink:type="simple" chart:class="chart:line" chart:style-name="ch1">
        <chart:title svg:x="9.423cm" svg:y="0.316cm" chart:style-name="ch2">
          <text:p>Train update time over one full set of wait, accelerate, constant speed, decelerate, stop, wait</text:p>
        </chart:title>
        <chart:subtitle svg:x="17.413cm" svg:y="1.275cm" chart:style-name="ch3">
          <text:p>Zoomed in</text:p>
        </chart:subtitle>
        <chart:plot-area chart:style-name="ch4" table:cell-range-address="Sheet1.K3:Sheet1.K1000" svg:x="0.735cm" svg:y="2.138cm" svg:width="35.296cm" svg:height="6.687cm">
          <chartooo:coordinate-region svg:x="2.468cm" svg:y="2.259cm" svg:width="33.563cm" svg:height="5.56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K3:Sheet1.K1000" chart:class="chart:line">
            <chart:data-point chart:repeated="9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73833">
                <text:p>1873833</text:p>
                <draw:g>
                  <svg:desc>Sheet1.K3:Sheet1.K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2079">
                <text:p>1872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1007">
                <text:p>1621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1217">
                <text:p>1681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4534">
                <text:p>1574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2780">
                <text:p>15727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4035">
                <text:p>1654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1549">
                <text:p>1581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3450">
                <text:p>1653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8103">
                <text:p>1568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9335">
                <text:p>1559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7624">
                <text:p>1597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7456">
                <text:p>1577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4659">
                <text:p>15546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65181">
                <text:p>1565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95578">
                <text:p>1595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3116">
                <text:p>1613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5808">
                <text:p>1605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4410">
                <text:p>15944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82679">
                <text:p>1682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8271">
                <text:p>15882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18377">
                <text:p>1618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8252">
                <text:p>1638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9608">
                <text:p>1609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7250">
                <text:p>1657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0130">
                <text:p>16201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4764">
                <text:p>15847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5162">
                <text:p>1615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8856">
                <text:p>1588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4744">
                <text:p>1634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4888">
                <text:p>1564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91195">
                <text:p>1591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4827">
                <text:p>1574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7644">
                <text:p>1547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2905">
                <text:p>1552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91778">
                <text:p>1591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1716">
                <text:p>1601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6143">
                <text:p>1646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8731">
                <text:p>1608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2199">
                <text:p>1712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7040">
                <text:p>15970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64012">
                <text:p>1564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8271">
                <text:p>158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4534">
                <text:p>1574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98501">
                <text:p>1598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20715">
                <text:p>1620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1007">
                <text:p>1621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7269">
                <text:p>16072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14285">
                <text:p>1614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7480">
                <text:p>16674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14869">
                <text:p>16148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7164">
                <text:p>1577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25392">
                <text:p>16253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80964">
                <text:p>1580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66642">
                <text:p>1566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0173">
                <text:p>16601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2343">
                <text:p>16423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1615">
                <text:p>1711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93532">
                <text:p>1593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11907">
                <text:p>17119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28606">
                <text:p>16286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0006">
                <text:p>1640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12823">
                <text:p>16128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93824">
                <text:p>1593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92656">
                <text:p>1592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6018">
                <text:p>1666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97624">
                <text:p>1597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0087">
                <text:p>15800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69565">
                <text:p>1569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2344">
                <text:p>1642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85641">
                <text:p>1585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37375">
                <text:p>1637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7562">
                <text:p>16075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6288">
                <text:p>15762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8396">
                <text:p>1568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37667">
                <text:p>1637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6978">
                <text:p>1606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6934">
                <text:p>15669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4659">
                <text:p>15546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1717">
                <text:p>16017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9607">
                <text:p>16096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98">
                <text:p>1640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92947">
                <text:p>15929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91486">
                <text:p>1591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9211">
                <text:p>15792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92655">
                <text:p>1592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72780">
                <text:p>15727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9042">
                <text:p>15590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57873">
                <text:p>1557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12823">
                <text:p>16128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03178">
                <text:p>16031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18377">
                <text:p>16183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91486">
                <text:p>15914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02886">
                <text:p>16028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68396">
                <text:p>1568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4951">
                <text:p>15549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72488">
                <text:p>15724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6642">
                <text:p>1566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98501">
                <text:p>15985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2636">
                <text:p>16426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70442">
                <text:p>15704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88816">
                <text:p>1688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95286">
                <text:p>15952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9919">
                <text:p>15599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4074">
                <text:p>15540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6705">
                <text:p>1556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5119">
                <text:p>15751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3178">
                <text:p>16031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82426">
                <text:p>15824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3053">
                <text:p>16230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3259">
                <text:p>1543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29191">
                <text:p>16291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27145">
                <text:p>1627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32114">
                <text:p>1632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4054">
                <text:p>16040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9795">
                <text:p>1579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81256">
                <text:p>15812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87979">
                <text:p>15879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9795">
                <text:p>15797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32113">
                <text:p>16321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43552">
                <text:p>154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63096">
                <text:p>16630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75995">
                <text:p>1575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02301">
                <text:p>16023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16330">
                <text:p>16163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80964">
                <text:p>1580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64596">
                <text:p>15645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51736">
                <text:p>15517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6412">
                <text:p>15564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16331">
                <text:p>16163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69857">
                <text:p>15698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6182">
                <text:p>1546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25684">
                <text:p>16256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06685">
                <text:p>16066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75118">
                <text:p>15751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62842">
                <text:p>15628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1026">
                <text:p>15710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8521">
                <text:p>15485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7164">
                <text:p>1577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04932">
                <text:p>16049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35952">
                <text:p>15359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35952">
                <text:p>15359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61966">
                <text:p>15619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51697">
                <text:p>16516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4702">
                <text:p>1594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2780">
                <text:p>15727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3072">
                <text:p>1573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06978">
                <text:p>16069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6872">
                <text:p>15768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23638">
                <text:p>1623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2321">
                <text:p>15523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1736">
                <text:p>15517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8813">
                <text:p>15488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68357">
                <text:p>16683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2991">
                <text:p>1632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3825">
                <text:p>15938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1611">
                <text:p>15716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5683">
                <text:p>16256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6685">
                <text:p>16066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71280">
                <text:p>16712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0318">
                <text:p>15903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84764">
                <text:p>15847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60797">
                <text:p>15607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9588">
                <text:p>16595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04893">
                <text:p>17048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0297">
                <text:p>16402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14285">
                <text:p>16142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60505">
                <text:p>1560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70442">
                <text:p>15704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8377">
                <text:p>16183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52905">
                <text:p>15529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34491">
                <text:p>15344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24846">
                <text:p>15248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07270">
                <text:p>16072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30068">
                <text:p>16300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820020">
                <text:p>688200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18907">
                <text:p>70189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25679">
                <text:p>174256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9410">
                <text:p>179094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578155">
                <text:p>185781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791327">
                <text:p>177913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544639">
                <text:p>175446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767944">
                <text:p>177679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755376">
                <text:p>177553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825816">
                <text:p>178258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85949">
                <text:p>180859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981312">
                <text:p>179813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67010">
                <text:p>186670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951209">
                <text:p>209512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515314">
                <text:p>18515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79716">
                <text:p>205797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04771">
                <text:p>178047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786162">
                <text:p>167861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526810">
                <text:p>175268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843841">
                <text:p>188438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692731">
                <text:p>186927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528271">
                <text:p>175282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477706">
                <text:p>174777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18823">
                <text:p>200188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14185">
                <text:p>19914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406682">
                <text:p>174066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470984">
                <text:p>174709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360696">
                <text:p>183606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430940">
                <text:p>174309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599588">
                <text:p>175995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852806">
                <text:p>198528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615471">
                <text:p>196154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207831">
                <text:p>182078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571628">
                <text:p>195716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983161">
                <text:p>169831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74299">
                <text:p>209742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686108">
                <text:p>206861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238229">
                <text:p>182382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351246">
                <text:p>193512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415060">
                <text:p>184150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931626">
                <text:p>209316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778177">
                <text:p>207781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261808">
                <text:p>192618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335559">
                <text:p>183355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637296">
                <text:p>206372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596765">
                <text:p>19596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654345">
                <text:p>196543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847445">
                <text:p>178474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310426">
                <text:p>213104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440586">
                <text:p>174405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942241">
                <text:p>169422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581763">
                <text:p>205817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900060">
                <text:p>209000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700915">
                <text:p>187009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985403">
                <text:p>179854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817734">
                <text:p>228177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408631">
                <text:p>184086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722348">
                <text:p>177223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531100">
                <text:p>21531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794153">
                <text:p>187941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166911">
                <text:p>181669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643630">
                <text:p>216436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709391">
                <text:p>187093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890414">
                <text:p>208904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340043">
                <text:p>203400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937957">
                <text:p>189379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514145">
                <text:p>185141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855729">
                <text:p>198557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757910">
                <text:p>187579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747683">
                <text:p>217476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624920">
                <text:p>186249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766486">
                <text:p>207664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323968">
                <text:p>203239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229168">
                <text:p>182291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970988">
                <text:p>219709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457734">
                <text:p>184577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976249">
                <text:p>219762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253427">
                <text:p>182534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691465">
                <text:p>196914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426656">
                <text:p>194266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904151">
                <text:p>209041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221376">
                <text:p>20221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693215">
                <text:p>166932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731315">
                <text:p>217313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270673">
                <text:p>182706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216214">
                <text:p>222162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447115">
                <text:p>19447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428705">
                <text:p>224287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576597">
                <text:p>195765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214461">
                <text:p>222144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933768">
                <text:p>199337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310330">
                <text:p>223103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695557">
                <text:p>196955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407368">
                <text:p>224073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017169">
                <text:p>220171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815200">
                <text:p>218152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819585">
                <text:p>218195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749729">
                <text:p>217497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635738">
                <text:p>216357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692634">
                <text:p>196926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893728">
                <text:p>228937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276421">
                <text:p>192764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892267">
                <text:p>228922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042013">
                <text:p>220420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902009">
                <text:p>219020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554679">
                <text:p>225546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705787">
                <text:p>197057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123853">
                <text:p>221238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556628">
                <text:p>235566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497097">
                <text:p>194970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844332">
                <text:p>228443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888563">
                <text:p>218885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360603">
                <text:p>223606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622196">
                <text:p>226221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724396">
                <text:p>207243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800587">
                <text:p>218005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176367">
                <text:p>231763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959297">
                <text:p>219592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724496">
                <text:p>227244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607582">
                <text:p>226075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240182">
                <text:p>222401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863039">
                <text:p>228630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263468">
                <text:p>232634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510252">
                <text:p>225102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487650">
                <text:p>234876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747198">
                <text:p>237471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613820">
                <text:p>246138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827672">
                <text:p>228276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893436">
                <text:p>228934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2217383">
                <text:p>222173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638956">
                <text:p>246389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315784">
                <text:p>203157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555948">
                <text:p>245559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783830">
                <text:p>2278383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251095">
                <text:p>242510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704913">
                <text:p>227049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261129">
                <text:p>232611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490865">
                <text:p>234908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939813">
                <text:p>239398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687668">
                <text:p>226876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083128">
                <text:p>230831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956765">
                <text:p>239567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171302">
                <text:p>241713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984533">
                <text:p>239845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47354">
                <text:p>248473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336147">
                <text:p>213361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221671">
                <text:p>232216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190592">
                <text:p>241905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621807">
                <text:p>236218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898893">
                <text:p>238988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630772">
                <text:p>24630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521651">
                <text:p>225216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689033">
                <text:p>236890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253334">
                <text:p>222533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645387">
                <text:p>246453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157856">
                <text:p>241578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815592">
                <text:p>238155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799808">
                <text:p>237998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925395">
                <text:p>249253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985701">
                <text:p>239857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502264">
                <text:p>235022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464168">
                <text:p>214641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052146">
                <text:p>230521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258987">
                <text:p>242589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790652">
                <text:p>247906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940689">
                <text:p>239406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730053">
                <text:p>257300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046788">
                <text:p>240467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786852">
                <text:p>247868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009084">
                <text:p>240090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663020">
                <text:p>236630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850373">
                <text:p>238503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502460">
                <text:p>2450246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935429">
                <text:p>239354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732195">
                <text:p>247321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625607">
                <text:p>236256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839755">
                <text:p>248397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88604">
                <text:p>232886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981513">
                <text:p>249815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667308">
                <text:p>246673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908734">
                <text:p>249087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085858">
                <text:p>250858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640321">
                <text:p>256403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143146">
                <text:p>251431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141100">
                <text:p>25141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164190">
                <text:p>2516419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529642">
                <text:p>245296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185235">
                <text:p>251852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249245">
                <text:p>252492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388665">
                <text:p>253886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600763">
                <text:p>236007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776718">
                <text:p>237767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250122">
                <text:p>252501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698094">
                <text:p>236980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127947">
                <text:p>251279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994081">
                <text:p>249940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548836">
                <text:p>255488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887398">
                <text:p>248873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252168">
                <text:p>252521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720699">
                <text:p>257206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040358">
                <text:p>240403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894412">
                <text:p>248944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007526">
                <text:p>250075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274285">
                <text:p>262742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171790">
                <text:p>2517179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267367">
                <text:p>252673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433384">
                <text:p>254333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315302">
                <text:p>253153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223524">
                <text:p>252235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676369">
                <text:p>246763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945758">
                <text:p>259457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455306">
                <text:p>254553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160391">
                <text:p>251603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449167">
                <text:p>254491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234534">
                <text:p>262345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101837">
                <text:p>261018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453260">
                <text:p>254532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368497">
                <text:p>253684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671984">
                <text:p>246719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725572">
                <text:p>267255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080209">
                <text:p>260802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655227">
                <text:p>256552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748174">
                <text:p>257481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6339464">
                <text:p>263394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834982">
                <text:p>258349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052050">
                <text:p>240520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423447">
                <text:p>254234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205891">
                <text:p>262058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860411">
                <text:p>258604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468166">
                <text:p>254681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300298">
                <text:p>263002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779741">
                <text:p>257797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496810">
                <text:p>254968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368985">
                <text:p>263689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298057">
                <text:p>252980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628630">
                <text:p>2562863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157371">
                <text:p>261573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891393">
                <text:p>258913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514639">
                <text:p>255146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837517">
                <text:p>268375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405521">
                <text:p>264055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475862">
                <text:p>244758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953260">
                <text:p>269532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664776">
                <text:p>266647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933189">
                <text:p>259331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943323">
                <text:p>269433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033443">
                <text:p>260334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903280">
                <text:p>269032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439134">
                <text:p>264391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130870">
                <text:p>251308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113140">
                <text:p>271131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41881">
                <text:p>261418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911269">
                <text:p>259112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138862">
                <text:p>271388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145096">
                <text:p>261450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640809">
                <text:p>266408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6982197">
                <text:p>269821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101446">
                <text:p>241014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955015">
                <text:p>269550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291823">
                <text:p>26291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757820">
                <text:p>257578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033931">
                <text:p>270339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806827">
                <text:p>268068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941570">
                <text:p>2694157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454624">
                <text:p>264546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539191">
                <text:p>255391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348721">
                <text:p>273487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125805">
                <text:p>261258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991842">
                <text:p>269918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079916">
                <text:p>260799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845796">
                <text:p>258457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040947">
                <text:p>270409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691959">
                <text:p>266919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624635">
                <text:p>246246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500513">
                <text:p>265005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012983">
                <text:p>260129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242330">
                <text:p>2724233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371616">
                <text:p>263716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931144">
                <text:p>259311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915264">
                <text:p>269152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188061">
                <text:p>261880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393049">
                <text:p>253930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324461">
                <text:p>273244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850181">
                <text:p>258501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725279">
                <text:p>267252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672669">
                <text:p>266726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058580">
                <text:p>260585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891882">
                <text:p>268918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982586">
                <text:p>259825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392853">
                <text:p>243928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425688">
                <text:p>264256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480053">
                <text:p>264800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910003">
                <text:p>269100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125805">
                <text:p>261258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364016">
                <text:p>263640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186211">
                <text:p>271862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902792">
                <text:p>259027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166432">
                <text:p>261664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521557">
                <text:p>265215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008599">
                <text:p>260085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809749">
                <text:p>268097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040946">
                <text:p>270409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927928">
                <text:p>259279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064622">
                <text:p>270646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380676">
                <text:p>263806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671011">
                <text:p>256710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942543">
                <text:p>259425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241257">
                <text:p>262412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778671">
                <text:p>277786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285392">
                <text:p>262853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079331">
                <text:p>260793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398701">
                <text:p>273987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471577">
                <text:p>264715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514250">
                <text:p>2651425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722064">
                <text:p>267220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333619">
                <text:p>263336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036269">
                <text:p>270362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183093">
                <text:p>261830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205794">
                <text:p>272057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084593">
                <text:p>260845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971186">
                <text:p>259711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235800">
                <text:p>252358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893147">
                <text:p>258931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001584">
                <text:p>260015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871129">
                <text:p>268711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385645">
                <text:p>263856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534126">
                <text:p>265341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6366062">
                <text:p>2636606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6238918">
                <text:p>262389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6314328">
                <text:p>263143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6695174">
                <text:p>266951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072901">
                <text:p>2607290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362751">
                <text:p>273627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6556340">
                <text:p>2655634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6564523">
                <text:p>265645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090050">
                <text:p>2709005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393244">
                <text:p>263932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572219">
                <text:p>255722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389249">
                <text:p>253892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6189815">
                <text:p>261898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6921110">
                <text:p>2692111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314036">
                <text:p>263140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604274">
                <text:p>266042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482976">
                <text:p>264829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011229">
                <text:p>260112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951896">
                <text:p>259518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948389">
                <text:p>259483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869960">
                <text:p>268699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237749">
                <text:p>262377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969141">
                <text:p>2596914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7279742">
                <text:p>2727974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01467">
                <text:p>263014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250025">
                <text:p>262500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198973">
                <text:p>251989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677734">
                <text:p>256777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729371">
                <text:p>267293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063160">
                <text:p>2706316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700239">
                <text:p>257002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7033931">
                <text:p>270339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529837">
                <text:p>255298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112652">
                <text:p>261126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217290">
                <text:p>2621729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106806">
                <text:p>261068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867037">
                <text:p>268670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022044">
                <text:p>260220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366939">
                <text:p>263669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622980">
                <text:p>266229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005969">
                <text:p>260059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319785">
                <text:p>273197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3970795">
                <text:p>239707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887594">
                <text:p>258875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12770">
                <text:p>2731277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488237">
                <text:p>264882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779449">
                <text:p>257794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388179">
                <text:p>273881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827675">
                <text:p>258276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265128">
                <text:p>272651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831767">
                <text:p>258317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6260256">
                <text:p>262602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778767">
                <text:p>267787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362263">
                <text:p>263622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982294">
                <text:p>259822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413023">
                <text:p>274130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770972">
                <text:p>257709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758600">
                <text:p>267586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609728">
                <text:p>246097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989308">
                <text:p>259893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6967291">
                <text:p>269672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858073">
                <text:p>258580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034612">
                <text:p>260346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715926">
                <text:p>267159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974695">
                <text:p>259746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875805">
                <text:p>268758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739990">
                <text:p>2573999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6121128">
                <text:p>261211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098526">
                <text:p>270985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067348">
                <text:p>260673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380873">
                <text:p>273808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485899">
                <text:p>264858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916530">
                <text:p>2591653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953553">
                <text:p>269535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4569685">
                <text:p>245696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629118">
                <text:p>266291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109048">
                <text:p>271090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148895">
                <text:p>261488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289680">
                <text:p>272896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827871">
                <text:p>268278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158249">
                <text:p>261582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763180">
                <text:p>277631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802343">
                <text:p>248023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6134574">
                <text:p>261345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517953">
                <text:p>275179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118497">
                <text:p>261184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6743109">
                <text:p>267431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6953261">
                <text:p>2695326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6218751">
                <text:p>262187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161367">
                <text:p>271613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079232">
                <text:p>240792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455697">
                <text:p>274556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820660">
                <text:p>2582066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6055072">
                <text:p>260550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6984242">
                <text:p>269842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594044">
                <text:p>265940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518340">
                <text:p>235183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566470">
                <text:p>2456647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2960662">
                <text:p>229606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3689910">
                <text:p>2368991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282955">
                <text:p>242829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3475081">
                <text:p>234750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3562766">
                <text:p>235627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048251">
                <text:p>240482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3817346">
                <text:p>238173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3541430">
                <text:p>2354143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3982486">
                <text:p>239824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3990378">
                <text:p>239903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3370444">
                <text:p>233704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3718846">
                <text:p>237188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3998562">
                <text:p>239985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3786656">
                <text:p>237866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498464">
                <text:p>234984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3817346">
                <text:p>238173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3522139">
                <text:p>235221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3567151">
                <text:p>235671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3981317">
                <text:p>239813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3444391">
                <text:p>234443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3437961">
                <text:p>234379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083616">
                <text:p>240836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3489988">
                <text:p>234899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3895678">
                <text:p>238956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419741">
                <text:p>2141974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3428901">
                <text:p>234289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3406687">
                <text:p>234066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012299">
                <text:p>240122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395580">
                <text:p>2339558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556044">
                <text:p>235560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3281005">
                <text:p>232810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3667112">
                <text:p>236671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459491">
                <text:p>214594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924223">
                <text:p>219242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3090143">
                <text:p>230901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3403472">
                <text:p>234034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3453160">
                <text:p>2345316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3386811">
                <text:p>233868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3322217">
                <text:p>233222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205595">
                <text:p>232055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751679">
                <text:p>227516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3190981">
                <text:p>231909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2223814">
                <text:p>222238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3058284">
                <text:p>230582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2217676">
                <text:p>222176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3102127">
                <text:p>231021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441565">
                <text:p>224415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3311987">
                <text:p>2331198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771066">
                <text:p>2177106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3109434">
                <text:p>231094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369760">
                <text:p>2136976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850274">
                <text:p>218502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007035">
                <text:p>210070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461244">
                <text:p>214612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953062">
                <text:p>229530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3364013">
                <text:p>233640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452184">
                <text:p>214521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082544">
                <text:p>230825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663994">
                <text:p>226639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279932">
                <text:p>222799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228879">
                <text:p>2122887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561790">
                <text:p>2156179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648210">
                <text:p>2264821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625704">
                <text:p>226257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042012">
                <text:p>220420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913992">
                <text:p>219139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287335">
                <text:p>212873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3310818">
                <text:p>233108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971865">
                <text:p>219718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3033441">
                <text:p>230334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078937">
                <text:p>210789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376775">
                <text:p>213767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406295">
                <text:p>214062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3035194">
                <text:p>230351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223618">
                <text:p>212236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438154">
                <text:p>214381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990863">
                <text:p>219908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737161">
                <text:p>2173716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098520">
                <text:p>2109852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467871">
                <text:p>224678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634569">
                <text:p>216345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525836">
                <text:p>185258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676950">
                <text:p>2167695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605341">
                <text:p>216053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214849">
                <text:p>212148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427243">
                <text:p>224272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233555">
                <text:p>212335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127456">
                <text:p>211274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360114">
                <text:p>21360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781000">
                <text:p>187810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705009">
                <text:p>217050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309841">
                <text:p>2130984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073676">
                <text:p>210736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123852">
                <text:p>221238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395186">
                <text:p>183951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010446">
                <text:p>220104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700427">
                <text:p>177004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081178">
                <text:p>220811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233260">
                <text:p>1823326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182309">
                <text:p>221823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135640">
                <text:p>2113564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215823">
                <text:p>202158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993006">
                <text:p>2099300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839653">
                <text:p>198396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485209">
                <text:p>184852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569974">
                <text:p>215699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111086">
                <text:p>181110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030906">
                <text:p>220309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871705">
                <text:p>178717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674027">
                <text:p>216740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156097">
                <text:p>181560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982288">
                <text:p>199822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496219">
                <text:p>194962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601245">
                <text:p>186012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801463">
                <text:p>218014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143821">
                <text:p>181438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328352">
                <text:p>203283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941952">
                <text:p>199419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814125">
                <text:p>178141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088679">
                <text:p>200886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953156">
                <text:p>189531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829616">
                <text:p>178296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900740">
                <text:p>1990074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879208">
                <text:p>188792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646647">
                <text:p>1764664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314127">
                <text:p>193141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388659">
                <text:p>193886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523010">
                <text:p>175230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507031">
                <text:p>165070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319487">
                <text:p>213194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422757">
                <text:p>1742275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786358">
                <text:p>1778635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611668">
                <text:p>1661166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051755">
                <text:p>210517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478679">
                <text:p>1647867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544347">
                <text:p>1754434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452958">
                <text:p>1645295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446531">
                <text:p>1944653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256839">
                <text:p>192568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603484">
                <text:p>166034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577375">
                <text:p>175773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901907">
                <text:p>169019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689708">
                <text:p>166897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668667">
                <text:p>196686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161846">
                <text:p>191618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552334">
                <text:p>165523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571042">
                <text:p>165710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672367">
                <text:p>176723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589747">
                <text:p>1658974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690001">
                <text:p>166900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827374">
                <text:p>1682737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194874">
                <text:p>1919487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362058">
                <text:p>163620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203643">
                <text:p>192036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570456">
                <text:p>165704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803114">
                <text:p>168031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564903">
                <text:p>165649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592378">
                <text:p>165923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505569">
                <text:p>1650556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678309">
                <text:p>166783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509077">
                <text:p>1650907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634759">
                <text:p>166347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544735">
                <text:p>165447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714261">
                <text:p>167142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550288">
                <text:p>1655028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182499">
                <text:p>171824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675968">
                <text:p>136759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715134">
                <text:p>137151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227019">
                <text:p>132270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732964">
                <text:p>1373296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297954">
                <text:p>202979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10779434">
                <text:p>31077943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02282">
                <text:p>24022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328919">
                <text:p>23289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310505">
                <text:p>23105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188622">
                <text:p>21886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68202">
                <text:p>20682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20267">
                <text:p>202026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114675">
                <text:p>21146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00606">
                <text:p>22006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70501">
                <text:p>21705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18182">
                <text:p>21181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85154">
                <text:p>208515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84861">
                <text:p>20848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25061">
                <text:p>17250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19644">
                <text:p>21196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50041">
                <text:p>21500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96806">
                <text:p>219680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13759">
                <text:p>221375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96806">
                <text:p>21968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88662">
                <text:p>20886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68455">
                <text:p>21684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55848">
                <text:p>22558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152379">
                <text:p>215237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69370">
                <text:p>206937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62064">
                <text:p>20620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146241">
                <text:p>21462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29289">
                <text:p>21292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59140">
                <text:p>205914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29581">
                <text:p>212958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88778">
                <text:p>178877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73462">
                <text:p>207346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43942">
                <text:p>204394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14129">
                <text:p>20141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62356">
                <text:p>206235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48327">
                <text:p>204832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83108">
                <text:p>20831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70248">
                <text:p>20702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60895">
                <text:p>20608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20774">
                <text:p>22207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108245">
                <text:p>21082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134257">
                <text:p>21342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101522">
                <text:p>210152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184823">
                <text:p>21848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141565">
                <text:p>214156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151211">
                <text:p>21512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13369">
                <text:p>171336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54464">
                <text:p>20544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16175">
                <text:p>20161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20813">
                <text:p>21208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81062">
                <text:p>208106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40103">
                <text:p>21401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01815">
                <text:p>21018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16428">
                <text:p>21164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05614">
                <text:p>21056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99437">
                <text:p>21994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90084">
                <text:p>219008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11421">
                <text:p>22114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199729">
                <text:p>219972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95053">
                <text:p>21950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05322">
                <text:p>210532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03276">
                <text:p>21032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97586">
                <text:p>16975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62063">
                <text:p>20620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25782">
                <text:p>212578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112629">
                <text:p>21126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129289">
                <text:p>21292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49788">
                <text:p>20497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32699">
                <text:p>16326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62219">
                <text:p>16622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85056">
                <text:p>15850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45267">
                <text:p>16452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93825">
                <text:p>15938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66349">
                <text:p>156634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19253">
                <text:p>16192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04347">
                <text:p>16043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96748">
                <text:p>15967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89441">
                <text:p>15894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86517">
                <text:p>15865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39128">
                <text:p>16391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80672">
                <text:p>15806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70150">
                <text:p>15701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11946">
                <text:p>16119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01424">
                <text:p>16014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66643">
                <text:p>15666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89441">
                <text:p>158944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78918">
                <text:p>157891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13408">
                <text:p>16134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90317">
                <text:p>15903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21591">
                <text:p>16215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90902">
                <text:p>15909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35621">
                <text:p>16356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04347">
                <text:p>160434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23053">
                <text:p>16230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94117">
                <text:p>15941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84179">
                <text:p>158417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93533">
                <text:p>15935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76288">
                <text:p>15762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23345">
                <text:p>162334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35622">
                <text:p>163562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56120">
                <text:p>15561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04931">
                <text:p>16049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39421">
                <text:p>16394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35621">
                <text:p>16356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14869">
                <text:p>161486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94701">
                <text:p>15947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93532">
                <text:p>15935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08147">
                <text:p>160814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25976">
                <text:p>16259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08693">
                <text:p>17086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46436">
                <text:p>16464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00839">
                <text:p>16008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84179">
                <text:p>158417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60796">
                <text:p>156079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1611">
                <text:p>15716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97624">
                <text:p>15976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86810">
                <text:p>15868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25684">
                <text:p>162568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90610">
                <text:p>159061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4561">
                <text:p>180456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78879">
                <text:p>16788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1972683">
                <text:p>6197268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41681">
                <text:p>184168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69818">
                <text:p>166981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22176">
                <text:p>16221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82134">
                <text:p>15821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32445">
                <text:p>15324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95325">
                <text:p>14953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68396">
                <text:p>15683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01132">
                <text:p>160113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20462">
                <text:p>15204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84179">
                <text:p>15841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44137">
                <text:p>154413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24261">
                <text:p>15242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36537">
                <text:p>15365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37414">
                <text:p>15374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37414">
                <text:p>15374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36829">
                <text:p>15368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23384">
                <text:p>152338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92363">
                <text:p>15923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13116">
                <text:p>16131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94117">
                <text:p>15941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63134">
                <text:p>15631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16661">
                <text:p>15166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38291">
                <text:p>15382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53489">
                <text:p>15534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73950">
                <text:p>157395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45890">
                <text:p>154589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16661">
                <text:p>151666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21300">
                <text:p>16213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26599">
                <text:p>152659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60796">
                <text:p>15607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51736">
                <text:p>15517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62258">
                <text:p>15622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49690">
                <text:p>154969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35952">
                <text:p>15359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36537">
                <text:p>15365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86517">
                <text:p>15865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56997">
                <text:p>155699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45559">
                <text:p>16455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72488">
                <text:p>157248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48520">
                <text:p>154852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60796">
                <text:p>15607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37706">
                <text:p>153770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37121">
                <text:p>15371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53782">
                <text:p>155378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52905">
                <text:p>15529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33030">
                <text:p>153303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37083">
                <text:p>16370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33867">
                <text:p>16338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68980">
                <text:p>156898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34199">
                <text:p>153419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21631">
                <text:p>152163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20754">
                <text:p>15207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66934">
                <text:p>15669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40045">
                <text:p>154004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62551">
                <text:p>156255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28938">
                <text:p>152893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2195">
                <text:p>15721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37959">
                <text:p>16379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81256">
                <text:p>158125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84180">
                <text:p>158418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40921">
                <text:p>15409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34452">
                <text:p>16344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35660">
                <text:p>153566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20461">
                <text:p>152046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78333">
                <text:p>15783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605516">
                <text:p>16055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54951">
                <text:p>155495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94702">
                <text:p>159470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53489">
                <text:p>15534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67519">
                <text:p>15675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32737">
                <text:p>15327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30106">
                <text:p>153010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29814">
                <text:p>15298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28645">
                <text:p>15286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74203">
                <text:p>167420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12238">
                <text:p>161223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61089">
                <text:p>156108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89440">
                <text:p>158944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26891">
                <text:p>15268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26014">
                <text:p>15260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26015">
                <text:p>15260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31861">
                <text:p>15318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48520">
                <text:p>154852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39460">
                <text:p>153946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06977">
                <text:p>160697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75995">
                <text:p>157599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70150">
                <text:p>157015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14869">
                <text:p>16148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33321">
                <text:p>15333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32737">
                <text:p>15327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27476">
                <text:p>15274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65473">
                <text:p>156547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49106">
                <text:p>15491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98793">
                <text:p>159879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61966">
                <text:p>156196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31276">
                <text:p>15312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72488">
                <text:p>15724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96163">
                <text:p>159616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21922">
                <text:p>15219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24846">
                <text:p>152484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22215">
                <text:p>15222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02925">
                <text:p>15029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59919">
                <text:p>15599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34452">
                <text:p>16344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92656">
                <text:p>15926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46474">
                <text:p>1546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